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14.97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554cm" fo:break-before="auto" style:use-optimal-row-height="false"/>
    </style:style>
    <style:style style:name="ro3" style:family="table-row">
      <style:table-row-properties style:row-height="2.053cm" fo:break-before="auto" style:use-optimal-row-height="false"/>
    </style:style>
    <style:style style:name="ro4" style:family="table-row">
      <style:table-row-properties style:row-height="1.711cm" fo:break-before="auto" style:use-optimal-row-height="false"/>
    </style:style>
    <style:style style:name="ro5" style:family="table-row">
      <style:table-row-properties style:row-height="3.07cm" fo:break-before="auto" style:use-optimal-row-height="false"/>
    </style:style>
    <style:style style:name="ro6" style:family="table-row">
      <style:table-row-properties style:row-height="55.102cm" fo:break-before="auto" style:use-optimal-row-height="false"/>
    </style:style>
    <style:style style:name="ro7" style:family="table-row">
      <style:table-row-properties style:row-height="26.091cm" fo:break-before="auto" style:use-optimal-row-height="false"/>
    </style:style>
    <style:style style:name="ro8" style:family="table-row">
      <style:table-row-properties style:row-height="12.103cm" fo:break-before="auto" style:use-optimal-row-height="false"/>
    </style:style>
    <style:style style:name="ro9" style:family="table-row">
      <style:table-row-properties style:row-height="44.143cm" fo:break-before="auto" style:use-optimal-row-height="false"/>
    </style:style>
    <style:style style:name="ro10" style:family="table-row">
      <style:table-row-properties style:row-height="57.632cm" fo:break-before="auto" style:use-optimal-row-height="false"/>
    </style:style>
    <style:style style:name="ro11" style:family="table-row">
      <style:table-row-properties style:row-height="58.632cm" fo:break-before="auto" style:use-optimal-row-height="false"/>
    </style:style>
    <style:style style:name="ro12" style:family="table-row">
      <style:table-row-properties style:row-height="65.135cm" fo:break-before="auto" style:use-optimal-row-height="false"/>
    </style:style>
    <style:style style:name="ro13" style:family="table-row">
      <style:table-row-properties style:row-height="7.146cm" fo:break-before="auto" style:use-optimal-row-height="false"/>
    </style:style>
    <style:style style:name="ro14" style:family="table-row">
      <style:table-row-properties style:row-height="52.211cm" fo:break-before="auto" style:use-optimal-row-height="false"/>
    </style:style>
    <style:style style:name="ro15" style:family="table-row">
      <style:table-row-properties style:row-height="17.746cm" fo:break-before="auto" style:use-optimal-row-height="false"/>
    </style:style>
    <style:style style:name="ro16" style:family="table-row">
      <style:table-row-properties style:row-height="61.105cm" fo:break-before="auto" style:use-optimal-row-height="false"/>
    </style:style>
    <style:style style:name="ro17" style:family="table-row">
      <style:table-row-properties style:row-height="30.094cm" fo:break-before="auto" style:use-optimal-row-height="false"/>
    </style:style>
    <style:style style:name="ro18" style:family="table-row">
      <style:table-row-properties style:row-height="8.084cm" fo:break-before="auto" style:use-optimal-row-height="false"/>
    </style:style>
    <style:style style:name="ro19" style:family="table-row">
      <style:table-row-properties style:row-height="26.592cm" fo:break-before="auto" style:use-optimal-row-height="false"/>
    </style:style>
    <style:style style:name="ro20" style:family="table-row">
      <style:table-row-properties style:row-height="33.61cm" fo:break-before="auto" style:use-optimal-row-height="false"/>
    </style:style>
    <style:style style:name="ro21" style:family="table-row">
      <style:table-row-properties style:row-height="11.116cm" fo:break-before="auto" style:use-optimal-row-height="false"/>
    </style:style>
    <style:style style:name="ro22" style:family="table-row">
      <style:table-row-properties style:row-height="34.096cm" fo:break-before="auto" style:use-optimal-row-height="false"/>
    </style:style>
    <style:style style:name="ro23" style:family="table-row">
      <style:table-row-properties style:row-height="10.086cm" fo:break-before="auto" style:use-optimal-row-height="false"/>
    </style:style>
    <style:style style:name="ro24" style:family="table-row">
      <style:table-row-properties style:row-height="5.583cm" fo:break-before="auto" style:use-optimal-row-height="false"/>
    </style:style>
    <style:style style:name="ro25" style:family="table-row">
      <style:table-row-properties style:row-height="36.112cm" fo:break-before="auto" style:use-optimal-row-height="false"/>
    </style:style>
    <style:style style:name="ro26" style:family="table-row">
      <style:table-row-properties style:row-height="14.621cm" fo:break-before="auto" style:use-optimal-row-height="false"/>
    </style:style>
    <style:style style:name="ro27" style:family="table-row">
      <style:table-row-properties style:row-height="5.145cm" fo:break-before="auto" style:use-optimal-row-height="false"/>
    </style:style>
    <style:style style:name="ro28" style:family="table-row">
      <style:table-row-properties style:row-height="31.109cm" fo:break-before="auto" style:use-optimal-row-height="false"/>
    </style:style>
    <style:style style:name="ro29" style:family="table-row">
      <style:table-row-properties style:row-height="31.169cm" fo:break-before="auto" style:use-optimal-row-height="false"/>
    </style:style>
    <style:style style:name="ro30" style:family="table-row">
      <style:table-row-properties style:row-height="18.637cm" fo:break-before="auto" style:use-optimal-row-height="false"/>
    </style:style>
    <style:style style:name="ro31" style:family="table-row">
      <style:table-row-properties style:row-height="2.143cm" fo:break-before="auto" style:use-optimal-row-height="false"/>
    </style:style>
    <style:style style:name="ro32" style:family="table-row">
      <style:table-row-properties style:row-height="1.03cm" fo:break-before="auto" style:use-optimal-row-height="false"/>
    </style:style>
    <style:style style:name="ro3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2.01pt solid #000000" fo:wrap-option="wrap" fo:border-left="0.06pt solid #000000" style:direction="ltr" fo:border-right="0.06pt solid #000000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fo:border="0.06pt solid #000000" style:direction="ltr" style:vertical-align="middle"/>
      <style:text-properties fo:font-size="12pt" style:font-size-asian="12pt" style:font-size-complex="12pt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1022" table:default-cell-style-name="ce6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Tweet</text:p>
          </table:table-cell>
          <table:table-cell table:style-name="ce5" table:number-columns-repeated="1022"/>
        </table:table-row>
        <table:table-row table:style-name="ro2">
          <table:table-cell office:value-type="float" office:value="-3.99" calcext:value-type="float">
            <text:p>-3.99</text:p>
          </table:table-cell>
          <table:table-cell office:value-type="string" calcext:value-type="string">
            <text:p>I just love working for 6.5 hours without a break or anything. Especially when I'm on my period and have awful cramps. #NOT</text:p>
          </table:table-cell>
          <table:table-cell table:number-columns-repeated="1022"/>
        </table:table-row>
        <table:table-row table:style-name="ro2">
          <table:table-cell office:value-type="float" office:value="-3.92" calcext:value-type="float">
            <text:p>-3.92</text:p>
          </table:table-cell>
          <table:table-cell office:value-type="string" calcext:value-type="string">
            <text:p>The happy song does not invoke good feelings. It's actually quite extremely annoying. #irony</text:p>
          </table:table-cell>
          <table:table-cell table:number-columns-repeated="1022"/>
        </table:table-row>
        <table:table-row table:style-name="ro2">
          <table:table-cell office:value-type="float" office:value="-2.22" calcext:value-type="float">
            <text:p>-2.22</text:p>
          </table:table-cell>
          <table:table-cell office:value-type="string" calcext:value-type="string">
            <text:p>Having to run to the train first thing in the morning is a great way to start the day #not</text:p>
          </table:table-cell>
          <table:table-cell table:number-columns-repeated="1022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string" calcext:value-type="string">
            <text:p>@OmniJerBear haha should have had #sarcasm at the end</text:p>
          </table:table-cell>
          <table:table-cell table:number-columns-repeated="1022"/>
        </table:table-row>
        <table:table-row table:style-name="ro2">
          <table:table-cell office:value-type="float" office:value="-1.27" calcext:value-type="float">
            <text:p>-1.27</text:p>
          </table:table-cell>
          <table:table-cell office:value-type="string" calcext:value-type="string">
            <text:p>Really excited for these last few days of school and everything that is going to be due! #sarcasm</text:p>
          </table:table-cell>
          <table:table-cell table:number-columns-repeated="1022"/>
        </table:table-row>
        <table:table-row table:style-name="ro2">
          <table:table-cell office:value-type="float" office:value="-1.09" calcext:value-type="float">
            <text:p>-1.09</text:p>
          </table:table-cell>
          <table:table-cell office:value-type="string" calcext:value-type="string">
            <text:p>RT @Winkerbell_: The American National Spelling Bee, where winners are always Indians.</text:p>
          </table:table-cell>
          <table:table-cell table:number-columns-repeated="1022"/>
        </table:table-row>
        <table:table-row table:style-name="ro2">
          <table:table-cell office:value-type="float" office:value="-0.7" calcext:value-type="float">
            <text:p>-0.7</text:p>
          </table:table-cell>
          <table:table-cell office:value-type="string" calcext:value-type="string">
            <text:p>@YouknowRilynn #not a creep-You never reply. Sounds like a productive day!- have a Great Fun Day Sunday!-no guilt trip-I chirp about it al!</text:p>
          </table:table-cell>
          <table:table-cell table:number-columns-repeated="1022"/>
        </table:table-row>
        <table:table-row table:style-name="ro1">
          <table:table-cell office:value-type="float" office:value="-2.02" calcext:value-type="float">
            <text:p>-2.02</text:p>
          </table:table-cell>
          <table:table-cell office:value-type="string" calcext:value-type="string">
            <text:p>I love how my mom says she can count on Rion more than me. #not #jealous</text:p>
          </table:table-cell>
          <table:table-cell table:number-columns-repeated="1022"/>
        </table:table-row>
        <table:table-row table:style-name="ro2">
          <table:table-cell office:value-type="float" office:value="-2.46" calcext:value-type="float">
            <text:p>-2.46</text:p>
          </table:table-cell>
          <table:table-cell office:value-type="string" calcext:value-type="string">
            <text:p>My sister won't tell me where she hid my food. She's fueling my anorexia. #bestsisteraward #not </text:p>
          </table:table-cell>
          <table:table-cell table:number-columns-repeated="1022"/>
        </table:table-row>
        <table:table-row table:style-name="ro1">
          <table:table-cell office:value-type="float" office:value="-3.51" calcext:value-type="float">
            <text:p>-3.51</text:p>
          </table:table-cell>
          <table:table-cell office:value-type="string" calcext:value-type="string">
            <text:p>Just noted that there's a big 'C' above @piersmorgan on #BBCQT #irony</text:p>
          </table:table-cell>
          <table:table-cell table:number-columns-repeated="1022"/>
        </table:table-row>
        <table:table-row table:style-name="ro2">
          <table:table-cell office:value-type="float" office:value="-0.94" calcext:value-type="float">
            <text:p>-0.94</text:p>
          </table:table-cell>
          <table:table-cell office:value-type="string" calcext:value-type="string">
            <text:p>Hmm... #imaginethat Its a truck race w #kybu n the field&amp;he wins it. #surprisesurprise #not! Hes singlehandedly makin me less&amp;less a fan.</text:p>
          </table:table-cell>
          <table:table-cell table:number-columns-repeated="1022"/>
        </table:table-row>
        <table:table-row table:style-name="ro2">
          <table:table-cell office:value-type="float" office:value="-3.61" calcext:value-type="float">
            <text:p>-3.61</text:p>
          </table:table-cell>
          <table:table-cell office:value-type="string" calcext:value-type="string">
            <text:p>Question, why must people SUCK at doing the tasks they are assigned? Do they assume I enjoy going back and correcting everything? #Not </text:p>
          </table:table-cell>
          <table:table-cell table:number-columns-repeated="1022"/>
        </table:table-row>
        <table:table-row table:style-name="ro2">
          <table:table-cell office:value-type="float" office:value="-3.19" calcext:value-type="float">
            <text:p>-3.19</text:p>
          </table:table-cell>
          <table:table-cell office:value-type="string" calcext:value-type="string">
            <text:p>Literally, I'm about to offer up my first born child just to the stress gods. #breakingdown #gradschool #finals #happybirthday #not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t was so nice of my dad to come to my graduation party. #not</text:p>
          </table:table-cell>
          <table:table-cell table:number-columns-repeated="1022"/>
        </table:table-row>
        <table:table-row table:style-name="ro1">
          <table:table-cell office:value-type="float" office:value="-2.87" calcext:value-type="float">
            <text:p>-2.87</text:p>
          </table:table-cell>
          <table:table-cell office:value-type="string" calcext:value-type="string">
            <text:p>Omg guys almost at 6k tweets #blessed #sarcasm</text:p>
          </table:table-cell>
          <table:table-cell table:number-columns-repeated="1022"/>
        </table:table-row>
        <table:table-row table:style-name="ro2">
          <table:table-cell office:value-type="float" office:value="2.52" calcext:value-type="float">
            <text:p>2.52</text:p>
          </table:table-cell>
          <table:table-cell office:value-type="string" calcext:value-type="string">
            <text:p>“@JMeilanixo: Yes we did! We just got picked up for 2 more seasons of #PrettyLittleLiars! Season 6 and 7, here we come!” Literally how</text:p>
          </table:table-cell>
          <table:table-cell table:number-columns-repeated="1022"/>
        </table:table-row>
        <table:table-row table:style-name="ro2">
          <table:table-cell office:value-type="float" office:value="-2.45" calcext:value-type="float">
            <text:p>-2.45</text:p>
          </table:table-cell>
          <table:table-cell office:value-type="string" calcext:value-type="string">
            <text:p>@zznate here's the irony. I ripped out my lawn a while back and put in rocks. That's how much I care. #not</text:p>
          </table:table-cell>
          <table:table-cell table:number-columns-repeated="1022"/>
        </table:table-row>
        <table:table-row table:style-name="ro2">
          <table:table-cell office:value-type="float" office:value="-2.3" calcext:value-type="float">
            <text:p>-2.3</text:p>
          </table:table-cell>
          <table:table-cell office:value-type="string" calcext:value-type="string">
            <text:p>@Gooner_Oozy Mint, orange &amp; ginger and a whole lot of other detoxifying nutrients. Went down a treat #not lol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American office is holding us back from a mad night out in walsham.. Wooo! @AndrewJBreeds #sarcasm #walsham #kack #Americanoffice #awesome</text:p>
          </table:table-cell>
          <table:table-cell table:number-columns-repeated="102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string" calcext:value-type="string">
            <text:p>Oh the #irony a #tree fell on a #leaf .... instagram.com/p/ooeF2Phj-Y/</text:p>
          </table:table-cell>
          <table:table-cell table:number-columns-repeated="1022"/>
        </table:table-row>
        <table:table-row table:style-name="ro1">
          <table:table-cell office:value-type="float" office:value="-1.82" calcext:value-type="float">
            <text:p>-1.82</text:p>
          </table:table-cell>
          <table:table-cell office:value-type="string" calcext:value-type="string">
            <text:p>You're like oxygen , cuz I can't live without you #not</text:p>
          </table:table-cell>
          <table:table-cell table:number-columns-repeated="1022"/>
        </table:table-row>
        <table:table-row table:style-name="ro1">
          <table:table-cell office:value-type="float" office:value="-3.54" calcext:value-type="float">
            <text:p>-3.54</text:p>
          </table:table-cell>
          <table:table-cell office:value-type="string" calcext:value-type="string">
            <text:p>my sister is the biggest snitch I've ever met #youre #not #my #mother</text:p>
          </table:table-cell>
          <table:table-cell table:number-columns-repeated="1022"/>
        </table:table-row>
        <table:table-row table:style-name="ro2">
          <table:table-cell office:value-type="float" office:value="-2.79" calcext:value-type="float">
            <text:p>-2.79</text:p>
          </table:table-cell>
          <table:table-cell office:value-type="string" calcext:value-type="string">
            <text:p>When I have headphones in and I'm staring intently at my laptop it means I want to talk about why you're going to Minneapolis. #not #megabus</text:p>
          </table:table-cell>
          <table:table-cell table:number-columns-repeated="1022"/>
        </table:table-row>
        <table:table-row table:style-name="ro1">
          <table:table-cell office:value-type="float" office:value="-2.81" calcext:value-type="float">
            <text:p>-2.81</text:p>
          </table:table-cell>
          <table:table-cell office:value-type="string" calcext:value-type="string">
            <text:p>Waking up extremely angry is my favourite way to start the day #not</text:p>
          </table:table-cell>
          <table:table-cell table:number-columns-repeated="1022"/>
        </table:table-row>
        <table:table-row table:style-name="ro2">
          <table:table-cell office:value-type="float" office:value="-1.36" calcext:value-type="float">
            <text:p>-1.36</text:p>
          </table:table-cell>
          <table:table-cell office:value-type="string" calcext:value-type="string">
            <text:p>#tbt grumpy poster on set disapproving of our movie making shenanigans #irony #onset… instagram.com/p/omC0vVlCwk/</text:p>
          </table:table-cell>
          <table:table-cell table:number-columns-repeated="1022"/>
        </table:table-row>
        <table:table-row table:style-name="ro1">
          <table:table-cell office:value-type="float" office:value="-3.03" calcext:value-type="float">
            <text:p>-3.03</text:p>
          </table:table-cell>
          <table:table-cell office:value-type="string" calcext:value-type="string">
            <text:p>s/o to the table of 10 that came in at 9:50 #not</text:p>
          </table:table-cell>
          <table:table-cell table:number-columns-repeated="1022"/>
        </table:table-row>
        <table:table-row table:style-name="ro2">
          <table:table-cell office:value-type="float" office:value="-2.58" calcext:value-type="float">
            <text:p>-2.58</text:p>
          </table:table-cell>
          <table:table-cell office:value-type="string" calcext:value-type="string">
            <text:p>I love how twitter tells me when I follow someone \nLike Oh I didn't know I clicked the follow button for this person\n#sarcasm #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//Always nice to come back onto clash of clans to see this... #Sarcasm pic.twitter.com/HhP3n3TdDq</text:p>
          </table:table-cell>
          <table:table-cell table:number-columns-repeated="1022"/>
        </table:table-row>
        <table:table-row table:style-name="ro2">
          <table:table-cell office:value-type="float" office:value="-3.44" calcext:value-type="float">
            <text:p>-3.44</text:p>
          </table:table-cell>
          <table:table-cell office:value-type="string" calcext:value-type="string">
            <text:p>Why is it, that keeping something 'safe' is so dangerous!? I can never find anything again. #irony</text:p>
          </table:table-cell>
          <table:table-cell table:number-columns-repeated="1022"/>
        </table:table-row>
        <table:table-row table:style-name="ro3">
          <table:table-cell office:value-type="float" office:value="-1.67" calcext:value-type="float">
            <text:p>-1.67</text:p>
          </table:table-cell>
          <table:table-cell office:value-type="string" calcext:value-type="string">
            <text:p>Ticket leaders in order @gordonkeith @NotJackKemp @MikeSirois @SportsSturm @badkaratemovie @corbydavidson cause my opinion matters #not</text:p>
          </table:table-cell>
          <table:table-cell table:number-columns-repeated="1022"/>
        </table:table-row>
        <table:table-row table:style-name="ro1">
          <table:table-cell office:value-type="float" office:value="-2.87" calcext:value-type="float">
            <text:p>-2.87</text:p>
          </table:table-cell>
          <table:table-cell office:value-type="string" calcext:value-type="string">
            <text:p>Oh how I just love not talking to my boyfriend for 2 days.... #not </text:p>
          </table:table-cell>
          <table:table-cell table:number-columns-repeated="1022"/>
        </table:table-row>
        <table:table-row table:style-name="ro2">
          <table:table-cell office:value-type="float" office:value="-1.91" calcext:value-type="float">
            <text:p>-1.91</text:p>
          </table:table-cell>
          <table:table-cell office:value-type="string" calcext:value-type="string">
            <text:p>@oreillyfactor Bill says he's an independent and not a republican but tonight he said he's not conservative? What does leave? Moderate? #Not</text:p>
          </table:table-cell>
          <table:table-cell table:number-columns-repeated="1022"/>
        </table:table-row>
        <table:table-row table:style-name="ro2">
          <table:table-cell office:value-type="float" office:value="-2.83" calcext:value-type="float">
            <text:p>-2.83</text:p>
          </table:table-cell>
          <table:table-cell office:value-type="string" calcext:value-type="string">
            <text:p>I love when I'm ready to go to sleep but can't because I can clearly hear my neighbors music from inside my house! #NOT</text:p>
          </table:table-cell>
          <table:table-cell table:number-columns-repeated="1022"/>
        </table:table-row>
        <table:table-row table:style-name="ro2">
          <table:table-cell office:value-type="float" office:value="0.26" calcext:value-type="float">
            <text:p>0.26</text:p>
          </table:table-cell>
          <table:table-cell office:value-type="string" calcext:value-type="string">
            <text:p>@MarissaSomero yet you're doing the same thing in every picture. #irony #jk I'm picking on you, you love me </text:p>
          </table:table-cell>
          <table:table-cell table:number-columns-repeated="1022"/>
        </table:table-row>
        <table:table-row table:style-name="ro1">
          <table:table-cell office:value-type="float" office:value="-2.15" calcext:value-type="float">
            <text:p>-2.15</text:p>
          </table:table-cell>
          <table:table-cell office:value-type="string" calcext:value-type="string">
            <text:p>S/O to whoever helped get me soaking wet at field day today #not</text:p>
          </table:table-cell>
          <table:table-cell table:number-columns-repeated="1022"/>
        </table:table-row>
        <table:table-row table:style-name="ro2">
          <table:table-cell office:value-type="float" office:value="-2.6" calcext:value-type="float">
            <text:p>-2.6</text:p>
          </table:table-cell>
          <table:table-cell office:value-type="string" calcext:value-type="string">
            <text:p>Niggas b lyk "we too young to be having a baby"... bi@ches b lyk "but you're man enough to get me pregnant...#Irony</text:p>
          </table:table-cell>
          <table:table-cell table:number-columns-repeated="1022"/>
        </table:table-row>
        <table:table-row table:style-name="ro2">
          <table:table-cell office:value-type="float" office:value="-1.83" calcext:value-type="float">
            <text:p>-1.83</text:p>
          </table:table-cell>
          <table:table-cell office:value-type="string" calcext:value-type="string">
            <text:p>@UpparNeeche And as a defender of your beliefs, you have quite the colourful vocabulary. Way to spread peace and love #sarcasm</text:p>
          </table:table-cell>
          <table:table-cell table:number-columns-repeated="1022"/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string" calcext:value-type="string">
            <text:p>burned my neck while curling my hair... looks real cute :')) #not</text:p>
          </table:table-cell>
          <table:table-cell table:number-columns-repeated="1022"/>
        </table:table-row>
        <table:table-row table:style-name="ro2">
          <table:table-cell office:value-type="float" office:value="-2.85" calcext:value-type="float">
            <text:p>-2.85</text:p>
          </table:table-cell>
          <table:table-cell office:value-type="string" calcext:value-type="string">
            <text:p>this is what we are pinning our World Cup hope on, it must be filling every English fan with real hope. #not #pisspoor #wontgetoutthegroups</text:p>
          </table:table-cell>
          <table:table-cell table:number-columns-repeated="1022"/>
        </table:table-row>
        <table:table-row table:style-name="ro2">
          <table:table-cell office:value-type="float" office:value="-1.83" calcext:value-type="float">
            <text:p>-1.83</text:p>
          </table:table-cell>
          <table:table-cell office:value-type="string" calcext:value-type="string">
            <text:p>It's totally fine to blare music in the house when I have school in the morning... #sarcasm 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@leerandyjr @tngstreet @BearlyDoug @MarkRogersTV @hwsport @ESPN_Future wait....where is Bama?? #sarcasm</text:p>
          </table:table-cell>
          <table:table-cell table:number-columns-repeated="1022"/>
        </table:table-row>
        <table:table-row table:style-name="ro1">
          <table:table-cell office:value-type="float" office:value="-1.27" calcext:value-type="float">
            <text:p>-1.27</text:p>
          </table:table-cell>
          <table:table-cell office:value-type="string" calcext:value-type="string">
            <text:p>thank you so much for your help guys, you're all so kind #not</text:p>
          </table:table-cell>
          <table:table-cell table:number-columns-repeated="1022"/>
        </table:table-row>
        <table:table-row table:style-name="ro4">
          <table:table-cell office:value-type="float" office:value="0.15" calcext:value-type="float">
            <text:p>0.15</text:p>
          </table:table-cell>
          <table:table-cell office:value-type="string" calcext:value-type="string">
            <text:p>Human beings are emotional creatures, so to speak.--- 「人間はいわば感情に左右される生き物である」</text:p>
          </table:table-cell>
          <table:table-cell table:number-columns-repeated="1022"/>
        </table:table-row>
        <table:table-row table:style-name="ro2">
          <table:table-cell office:value-type="float" office:value="1.18" calcext:value-type="float">
            <text:p>1.18</text:p>
          </table:table-cell>
          <table:table-cell office:value-type="string" calcext:value-type="string">
            <text:p>@gangstasillas I'm so excited right now and I literally can't wait ugh I'm still waiting for my la décima shirt but whatevs</text:p>
          </table:table-cell>
          <table:table-cell table:number-columns-repeated="1022"/>
        </table:table-row>
        <table:table-row table:style-name="ro2">
          <table:table-cell office:value-type="float" office:value="-2.44" calcext:value-type="float">
            <text:p>-2.44</text:p>
          </table:table-cell>
          <table:table-cell office:value-type="string" calcext:value-type="string">
            <text:p>@bazzerooney85 @JordQUAD shit joke joke day judging by these jokes. #irony</text:p>
          </table:table-cell>
          <table:table-cell table:number-columns-repeated="1022"/>
        </table:table-row>
        <table:table-row table:style-name="ro2">
          <table:table-cell office:value-type="float" office:value="-2.58" calcext:value-type="float">
            <text:p>-2.58</text:p>
          </table:table-cell>
          <table:table-cell office:value-type="string" calcext:value-type="string">
            <text:p>Big Brother Canada needs more cymbal sound effects. As a TV watcher, I'm too stupid to tell when a scene is suspenseful on my own. #sarcasm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RT @j_dizzy69: I love delivering to the heart of kenmore....#Sarcasm #FrancosProbs</text:p>
          </table:table-cell>
          <table:table-cell table:number-columns-repeated="1022"/>
        </table:table-row>
        <table:table-row table:style-name="ro1">
          <table:table-cell office:value-type="float" office:value="-1.45" calcext:value-type="float">
            <text:p>-1.45</text:p>
          </table:table-cell>
          <table:table-cell office:value-type="string" calcext:value-type="string">
            <text:p>#50FactsAboutMe I do ballet for almost two years know #not #Interesting</text:p>
          </table:table-cell>
          <table:table-cell table:number-columns-repeated="1022"/>
        </table:table-row>
        <table:table-row table:style-name="ro2">
          <table:table-cell office:value-type="float" office:value="-0.98" calcext:value-type="float">
            <text:p>-0.98</text:p>
          </table:table-cell>
          <table:table-cell office:value-type="string" calcext:value-type="string">
            <text:p>#US #NSA seeks Twitter sarcasm detector - but are completely flummoxed by #Irony bbc.co.uk/news/technolog…</text:p>
          </table:table-cell>
          <table:table-cell table:number-columns-repeated="1022"/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string" calcext:value-type="string">
            <text:p>What an exciting summer this has been and will be #not</text:p>
          </table:table-cell>
          <table:table-cell table:number-columns-repeated="1022"/>
        </table:table-row>
        <table:table-row table:style-name="ro2">
          <table:table-cell office:value-type="float" office:value="-2.47" calcext:value-type="float">
            <text:p>-2.47</text:p>
          </table:table-cell>
          <table:table-cell office:value-type="string" calcext:value-type="string">
            <text:p>@Marcus_Cooper So take it you have stayed off the alcohol this weekend then marcus haha #NOT</text:p>
          </table:table-cell>
          <table:table-cell table:number-columns-repeated="1022"/>
        </table:table-row>
        <table:table-row table:style-name="ro2">
          <table:table-cell office:value-type="float" office:value="-2.82" calcext:value-type="float">
            <text:p>-2.82</text:p>
          </table:table-cell>
          <table:table-cell office:value-type="string" calcext:value-type="string">
            <text:p>My favourite part of the summer is when guys can roll down their windows and yell at me #not</text:p>
          </table:table-cell>
          <table:table-cell table:number-columns-repeated="1022"/>
        </table:table-row>
        <table:table-row table:style-name="ro2">
          <table:table-cell office:value-type="float" office:value="2.11" calcext:value-type="float">
            <text:p>2.11</text:p>
          </table:table-cell>
          <table:table-cell office:value-type="string" calcext:value-type="string">
            <text:p>RT @FlatBuddhaBelly: Sin City got beat out by Amish Country #momentum #marriageequality get it together #Nevada #irony http://t.co/4sH6jnaX…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Thank God he shaved me for that "aero dynamic" advantage!!! #Sarcasm @Caplinger88</text:p>
          </table:table-cell>
          <table:table-cell table:number-columns-repeated="1022"/>
        </table:table-row>
        <table:table-row table:style-name="ro2">
          <table:table-cell office:value-type="float" office:value="-0.95" calcext:value-type="float">
            <text:p>-0.95</text:p>
          </table:table-cell>
          <table:table-cell office:value-type="string" calcext:value-type="string">
            <text:p>PAT GOOD, the Austrian lead is now cut down to 49-7 with less than 2 minutes remaining. This could still be interesting #not #fec14</text:p>
          </table:table-cell>
          <table:table-cell table:number-columns-repeated="1022"/>
        </table:table-row>
        <table:table-row table:style-name="ro2">
          <table:table-cell office:value-type="float" office:value="-0.89" calcext:value-type="float">
            <text:p>-0.89</text:p>
          </table:table-cell>
          <table:table-cell office:value-type="string" calcext:value-type="string">
            <text:p>“@dkatzmaier: Spotted on the CNET giveaway counter. #irony twitpic.com/e50140”. HAHAHA!! But nobody's taken it tho??</text:p>
          </table:table-cell>
          <table:table-cell table:number-columns-repeated="1022"/>
        </table:table-row>
        <table:table-row table:style-name="ro2">
          <table:table-cell office:value-type="float" office:value="-2.46" calcext:value-type="float">
            <text:p>-2.46</text:p>
          </table:table-cell>
          <table:table-cell office:value-type="string" calcext:value-type="string">
            <text:p>Wen u send a text n it says READ but they haven't replied back........ #the #present #time #lol #not #that #angry BUT STILL ANOYING</text:p>
          </table:table-cell>
          <table:table-cell table:number-columns-repeated="1022"/>
        </table:table-row>
        <table:table-row table:style-name="ro2">
          <table:table-cell office:value-type="float" office:value="3.19" calcext:value-type="float">
            <text:p>3.19</text:p>
          </table:table-cell>
          <table:table-cell office:value-type="string" calcext:value-type="string">
            <text:p>Literally this little girl waiting next to me at the salon is showing me Despicable Me 2 on her iPad and its adorable</text:p>
          </table:table-cell>
          <table:table-cell table:number-columns-repeated="1022"/>
        </table:table-row>
        <table:table-row table:style-name="ro2">
          <table:table-cell office:value-type="float" office:value="-1.18" calcext:value-type="float">
            <text:p>-1.18</text:p>
          </table:table-cell>
          <table:table-cell office:value-type="string" calcext:value-type="string">
            <text:p>#WCHS Announcements Party tonight..Whoop Whoop. Two partys in one weekend. #Ifeelcool #Not</text:p>
          </table:table-cell>
          <table:table-cell table:number-columns-repeated="1022"/>
        </table:table-row>
        <table:table-row table:style-name="ro2">
          <table:table-cell office:value-type="float" office:value="-2.56" calcext:value-type="float">
            <text:p>-2.56</text:p>
          </table:table-cell>
          <table:table-cell office:value-type="string" calcext:value-type="string">
            <text:p>RT @TheTweetOfGod: A racist NBA owner makes about as much sense as a homophobic theater producer.</text:p>
          </table:table-cell>
          <table:table-cell table:number-columns-repeated="1022"/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string" calcext:value-type="string">
            <text:p>@nicshields LOL. i need a filling so bad but i also need to eat. #irony</text:p>
          </table:table-cell>
          <table:table-cell table:number-columns-repeated="1022"/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string" calcext:value-type="string">
            <text:p>@boxingbill4 There's still some great posters on there, but you've got threads like that one jostling with 'Watt talks nonsense' ones #Irony</text:p>
          </table:table-cell>
          <table:table-cell table:number-columns-repeated="1022"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string" calcext:value-type="string">
            <text:p>i'm just going to start tagging all the sho posts with #not my bias</text:p>
          </table:table-cell>
          <table:table-cell table:number-columns-repeated="1022"/>
        </table:table-row>
        <table:table-row table:style-name="ro2">
          <table:table-cell office:value-type="float" office:value="-0.58" calcext:value-type="float">
            <text:p>-0.58</text:p>
          </table:table-cell>
          <table:table-cell office:value-type="string" calcext:value-type="string">
            <text:p>And they say you can never have too much #YeahRight ?? pic.twitter.com/Y1f3fZlvLg</text:p>
          </table:table-cell>
          <table:table-cell table:number-columns-repeated="1022"/>
        </table:table-row>
        <table:table-row table:style-name="ro2">
          <table:table-cell office:value-type="float" office:value="-0.46" calcext:value-type="float">
            <text:p>-0.46</text:p>
          </table:table-cell>
          <table:table-cell office:value-type="string" calcext:value-type="string">
            <text:p>@ItsJustMeMia Actually, the Study of the Therapeutic Effects of Intercessory Prayer in 2006 says it can get you dead. #irony @ThatSandiGirl</text:p>
          </table:table-cell>
          <table:table-cell table:number-columns-repeated="1022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string" calcext:value-type="string">
            <text:p>Gotta love getting stung in the back by a bee.. Adds to my awesome day #not</text:p>
          </table:table-cell>
          <table:table-cell table:number-columns-repeated="1022"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string" calcext:value-type="string">
            <text:p>The best part of the Knoxville airport is the tiny planes #not</text:p>
          </table:table-cell>
          <table:table-cell table:number-columns-repeated="1022"/>
        </table:table-row>
        <table:table-row table:style-name="ro1">
          <table:table-cell office:value-type="float" office:value="-1.27" calcext:value-type="float">
            <text:p>-1.27</text:p>
          </table:table-cell>
          <table:table-cell office:value-type="string" calcext:value-type="string">
            <text:p>Good thing glitter is really easy to get off. #Sarcasm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“@erikaekengren: From 50 to 100 degrees in less than a week #kansas” #cantwait #sarcasm</text:p>
          </table:table-cell>
          <table:table-cell table:number-columns-repeated="1022"/>
        </table:table-row>
        <table:table-row table:style-name="ro2">
          <table:table-cell office:value-type="float" office:value="-1.78" calcext:value-type="float">
            <text:p>-1.78</text:p>
          </table:table-cell>
          <table:table-cell office:value-type="string" calcext:value-type="string">
            <text:p>@IsnogleJacob What did we do in English? Was mrs.king as entertaining as usual #sarcasm</text:p>
          </table:table-cell>
          <table:table-cell table:number-columns-repeated="1022"/>
        </table:table-row>
        <table:table-row table:style-name="ro2">
          <table:table-cell office:value-type="float" office:value="0.56" calcext:value-type="float">
            <text:p>0.56</text:p>
          </table:table-cell>
          <table:table-cell office:value-type="string" calcext:value-type="string">
            <text:p>RT @lillian_muli: We ignore those who want us, want those who ignore us, love those who hurt us, and hurt those who love us. #irony #fact</text:p>
          </table:table-cell>
          <table:table-cell table:number-columns-repeated="1022"/>
        </table:table-row>
        <table:table-row table:style-name="ro2">
          <table:table-cell office:value-type="float" office:value="-2.31" calcext:value-type="float">
            <text:p>-2.31</text:p>
          </table:table-cell>
          <table:table-cell office:value-type="string" calcext:value-type="string">
            <text:p>Coool, thanks for the great dinner mom.. #not #nothingilike #imactuallyhungry</text:p>
          </table:table-cell>
          <table:table-cell table:number-columns-repeated="1022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string" calcext:value-type="string">
            <text:p>@kaiya_n i literally have no idea how but I suppose it's a good thing!! 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not even jealous of anyone who's off today for the bank holiday #sarcasm #LuckyPunks</text:p>
          </table:table-cell>
          <table:table-cell table:number-columns-repeated="1022"/>
        </table:table-row>
        <table:table-row table:style-name="ro1">
          <table:table-cell office:value-type="float" office:value="-2.51" calcext:value-type="float">
            <text:p>-2.51</text:p>
          </table:table-cell>
          <table:table-cell office:value-type="string" calcext:value-type="string">
            <text:p>I love just sitting in a house all by myself.. #not #someonesaveme</text:p>
          </table:table-cell>
          <table:table-cell table:number-columns-repeated="1022"/>
        </table:table-row>
        <table:table-row table:style-name="ro1">
          <table:table-cell office:value-type="float" office:value="-2.77" calcext:value-type="float">
            <text:p>-2.77</text:p>
          </table:table-cell>
          <table:table-cell office:value-type="string" calcext:value-type="string">
            <text:p>But I work 8:30-4 today. Thank you for that half an hour reprieve? #not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Just heard the funniest joke: "May the fourth be with you." #sarcasm #itsnotthatfunny #stfu</text:p>
          </table:table-cell>
          <table:table-cell table:number-columns-repeated="1022"/>
        </table:table-row>
        <table:table-row table:style-name="ro3">
          <table:table-cell office:value-type="float" office:value="-2.95" calcext:value-type="float">
            <text:p>-2.95</text:p>
          </table:table-cell>
          <table:table-cell office:value-type="string" calcext:value-type="string">
            <text:p>RT @reevo3000: Signing News. @Braehead_Clan sign brit D-man Zach Sullivan @ZachSully11 for the coming season. Damn these new EIHL rules! #S…</text:p>
          </table:table-cell>
          <table:table-cell table:number-columns-repeated="1022"/>
        </table:table-row>
        <table:table-row table:style-name="ro2">
          <table:table-cell office:value-type="float" office:value="-3.43" calcext:value-type="float">
            <text:p>-3.43</text:p>
          </table:table-cell>
          <table:table-cell office:value-type="string" calcext:value-type="string">
            <text:p>@TahirulQadri flanked by Chaudhry biradran from PML-Q lambasts PML-N's "family based"politics. #Irony</text:p>
          </table:table-cell>
          <table:table-cell table:number-columns-repeated="1022"/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string" calcext:value-type="string">
            <text:p>I promise you're real cool if you drink alcohol in high school:))) #not</text:p>
          </table:table-cell>
          <table:table-cell table:number-columns-repeated="1022"/>
        </table:table-row>
        <table:table-row table:style-name="ro1">
          <table:table-cell office:value-type="float" office:value="-2.67" calcext:value-type="float">
            <text:p>-2.67</text:p>
          </table:table-cell>
          <table:table-cell office:value-type="string" calcext:value-type="string">
            <text:p>@technolandy @brynmw Good one. #sarcasm #bcedchat</text:p>
          </table:table-cell>
          <table:table-cell table:number-columns-repeated="1022"/>
        </table:table-row>
        <table:table-row table:style-name="ro2">
          <table:table-cell office:value-type="float" office:value="-2.49" calcext:value-type="float">
            <text:p>-2.49</text:p>
          </table:table-cell>
          <table:table-cell office:value-type="string" calcext:value-type="string">
            <text:p>“@AllKnowA: We all know someone we want but can never get” wow... This isn't the story of my life #sarcasm</text:p>
          </table:table-cell>
          <table:table-cell table:number-columns-repeated="1022"/>
        </table:table-row>
        <table:table-row table:style-name="ro2">
          <table:table-cell office:value-type="float" office:value="-2.15" calcext:value-type="float">
            <text:p>-2.15</text:p>
          </table:table-cell>
          <table:table-cell office:value-type="string" calcext:value-type="string">
            <text:p>Lol at guys thinking I'm dumb. don't ask me out while you're literally sitting there, hanging out with another girl. GOOD BYE.</text:p>
          </table:table-cell>
          <table:table-cell table:number-columns-repeated="1022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string" calcext:value-type="string">
            <text:p>@dancer_kaykay that's crazy because i was literally juss about to text you &amp;&amp; tell you i miss you Lets go swimming on a good day !</text:p>
          </table:table-cell>
          <table:table-cell table:number-columns-repeated="1022"/>
        </table:table-row>
        <table:table-row table:style-name="ro2">
          <table:table-cell office:value-type="float" office:value="-2.06" calcext:value-type="float">
            <text:p>-2.06</text:p>
          </table:table-cell>
          <table:table-cell office:value-type="string" calcext:value-type="string">
            <text:p>My ex said I was a bad boyfriend because I had trust issues. Her next boyfriend cheated on her now she has trust issues. #irony</text:p>
          </table:table-cell>
          <table:table-cell table:number-columns-repeated="1022"/>
        </table:table-row>
        <table:table-row table:style-name="ro2">
          <table:table-cell office:value-type="float" office:value="-2.66" calcext:value-type="float">
            <text:p>-2.66</text:p>
          </table:table-cell>
          <table:table-cell office:value-type="string" calcext:value-type="string">
            <text:p>@daniprowse so why have you only just followed me on twitter. #badfriend #slut #loveyoureally #not</text:p>
          </table:table-cell>
          <table:table-cell table:number-columns-repeated="1022"/>
        </table:table-row>
        <table:table-row table:style-name="ro1">
          <table:table-cell office:value-type="float" office:value="-1.69" calcext:value-type="float">
            <text:p>-1.69</text:p>
          </table:table-cell>
          <table:table-cell office:value-type="string" calcext:value-type="string">
            <text:p>Can't wait to go catch some lobsters tomorrow! #not #worksucks</text:p>
          </table:table-cell>
          <table:table-cell table:number-columns-repeated="1022"/>
        </table:table-row>
        <table:table-row table:style-name="ro1">
          <table:table-cell office:value-type="float" office:value="-2.56" calcext:value-type="float">
            <text:p>-2.56</text:p>
          </table:table-cell>
          <table:table-cell office:value-type="string" calcext:value-type="string">
            <text:p>Well that was just a great way to be woken up... #not</text:p>
          </table:table-cell>
          <table:table-cell table:number-columns-repeated="102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No, i haven't gained weight.. Your eyes just got fat #sarcastweet</text:p>
          </table:table-cell>
          <table:table-cell table:number-columns-repeated="1022"/>
        </table:table-row>
        <table:table-row table:style-name="ro2">
          <table:table-cell office:value-type="float" office:value="-3.41" calcext:value-type="float">
            <text:p>-3.41</text:p>
          </table:table-cell>
          <table:table-cell office:value-type="string" calcext:value-type="string">
            <text:p>Thanks, Sundial, for arranging to have no hot water on the day of my end-of-year exam. Extremely convenient. #not</text:p>
          </table:table-cell>
          <table:table-cell table:number-columns-repeated="1022"/>
        </table:table-row>
        <table:table-row table:style-name="ro2">
          <table:table-cell office:value-type="float" office:value="-2.76" calcext:value-type="float">
            <text:p>-2.76</text:p>
          </table:table-cell>
          <table:table-cell office:value-type="string" calcext:value-type="string">
            <text:p>@cugs101 @JamesJohnsonCHR what would suggust Australian intervention? Because clearly it has worked in the past #not</text:p>
          </table:table-cell>
          <table:table-cell table:number-columns-repeated="1022"/>
        </table:table-row>
        <table:table-row table:style-name="ro1">
          <table:table-cell office:value-type="float" office:value="-2.19" calcext:value-type="float">
            <text:p>-2.19</text:p>
          </table:table-cell>
          <table:table-cell office:value-type="string" calcext:value-type="string">
            <text:p>I've had a perfectly wonderful evening. This wasn't it. #sarcasm</text:p>
          </table:table-cell>
          <table:table-cell table:number-columns-repeated="1022"/>
        </table:table-row>
        <table:table-row table:style-name="ro1">
          <table:table-cell office:value-type="float" office:value="-2.86" calcext:value-type="float">
            <text:p>-2.86</text:p>
          </table:table-cell>
          <table:table-cell office:value-type="string" calcext:value-type="string">
            <text:p>Falling asleep to girls screaming at each other #onlyinkzoo #sarcasm</text:p>
          </table:table-cell>
          <table:table-cell table:number-columns-repeated="1022"/>
        </table:table-row>
        <table:table-row table:style-name="ro1">
          <table:table-cell office:value-type="float" office:value="-2.12" calcext:value-type="float">
            <text:p>-2.12</text:p>
          </table:table-cell>
          <table:table-cell office:value-type="string" calcext:value-type="string">
            <text:p>Today was the most productive day ever! #Sarcasm hahah @xDianaaaa</text:p>
          </table:table-cell>
          <table:table-cell table:number-columns-repeated="1022"/>
        </table:table-row>
        <table:table-row table:style-name="ro2">
          <table:table-cell office:value-type="float" office:value="-3.79" calcext:value-type="float">
            <text:p>-3.79</text:p>
          </table:table-cell>
          <table:table-cell office:value-type="string" calcext:value-type="string">
            <text:p>I thought these were suppose to be soft curlers to sleep on not fucking rocks.... Good night sleep ahead I can already tell #not</text:p>
          </table:table-cell>
          <table:table-cell table:number-columns-repeated="1022"/>
        </table:table-row>
        <table:table-row table:style-name="ro2">
          <table:table-cell office:value-type="float" office:value="-3.32" calcext:value-type="float">
            <text:p>-3.32</text:p>
          </table:table-cell>
          <table:table-cell office:value-type="string" calcext:value-type="string">
            <text:p>Just saw woman drag her child that clearly doesn't know how to walk yet #parenting done right! #not</text:p>
          </table:table-cell>
          <table:table-cell table:number-columns-repeated="1022"/>
        </table:table-row>
        <table:table-row table:style-name="ro2">
          <table:table-cell office:value-type="float" office:value="-1.98" calcext:value-type="float">
            <text:p>-1.98</text:p>
          </table:table-cell>
          <table:table-cell office:value-type="string" calcext:value-type="string">
            <text:p>RT @okpants: Good thing it's easy to make a living as an artist in CLE as it is, these art shows are like christmas bonuses for CEO's. #SAR…</text:p>
          </table:table-cell>
          <table:table-cell table:number-columns-repeated="1022"/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string" calcext:value-type="string">
            <text:p>Don't even know where to start for packing. #thanksforhelpmom #not 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And now I can say that I have been to New Castle, Indiana. Bucket List shortened. #sarcasm</text:p>
          </table:table-cell>
          <table:table-cell table:number-columns-repeated="1022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string" calcext:value-type="string">
            <text:p>I literally love Stephen A smith haha he's hilarious</text:p>
          </table:table-cell>
          <table:table-cell table:number-columns-repeated="1022"/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string" calcext:value-type="string">
            <text:p>thank you for making my birthday FACKING awsome no really #sarcasm</text:p>
          </table:table-cell>
          <table:table-cell table:number-columns-repeated="1022"/>
        </table:table-row>
        <table:table-row table:style-name="ro2">
          <table:table-cell office:value-type="float" office:value="-2.54" calcext:value-type="float">
            <text:p>-2.54</text:p>
          </table:table-cell>
          <table:table-cell office:value-type="string" calcext:value-type="string">
            <text:p>Michelle Obama is having lunch next door to my office. It's had zero affect on traffic or one's ability to cross the street. #sarcasm</text:p>
          </table:table-cell>
          <table:table-cell table:number-columns-repeated="1022"/>
        </table:table-row>
        <table:table-row table:style-name="ro2">
          <table:table-cell office:value-type="float" office:value="-2.06" calcext:value-type="float">
            <text:p>-2.06</text:p>
          </table:table-cell>
          <table:table-cell office:value-type="string" calcext:value-type="string">
            <text:p>#Irony : Intolerance, violence and hatred~ Which no religion teaches us. Yet, they are practised like a religion everywhere.</text:p>
          </table:table-cell>
          <table:table-cell table:number-columns-repeated="1022"/>
        </table:table-row>
        <table:table-row table:style-name="ro2">
          <table:table-cell office:value-type="float" office:value="-2.35" calcext:value-type="float">
            <text:p>-2.35</text:p>
          </table:table-cell>
          <table:table-cell office:value-type="string" calcext:value-type="string">
            <text:p>@EmmSueee way to text me the other day and then never respond. That's pretty cool #NOT</text:p>
          </table:table-cell>
          <table:table-cell table:number-columns-repeated="1022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string" calcext:value-type="string">
            <text:p>I can really see the effort you put in to change..... #not</text:p>
          </table:table-cell>
          <table:table-cell table:number-columns-repeated="1022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string" calcext:value-type="string">
            <text:p>Definitely on the road to recovery now other than some difficulty sleeping. Should be back in the saddle so to speak soon enough.</text:p>
          </table:table-cell>
          <table:table-cell table:number-columns-repeated="1022"/>
        </table:table-row>
        <table:table-row table:style-name="ro1">
          <table:table-cell office:value-type="float" office:value="-2.32" calcext:value-type="float">
            <text:p>-2.32</text:p>
          </table:table-cell>
          <table:table-cell office:value-type="string" calcext:value-type="string">
            <text:p>Posting pictures of you flipping of the camera is super classy #not</text:p>
          </table:table-cell>
          <table:table-cell table:number-columns-repeated="1022"/>
        </table:table-row>
        <table:table-row table:style-name="ro2">
          <table:table-cell office:value-type="float" office:value="-3.07" calcext:value-type="float">
            <text:p>-3.07</text:p>
          </table:table-cell>
          <table:table-cell office:value-type="string" calcext:value-type="string">
            <text:p>Immature: when you follow someone and then unfollow them 5 minutes later. Aren't you cool! #NOT #jokes</text:p>
          </table:table-cell>
          <table:table-cell table:number-columns-repeated="1022"/>
        </table:table-row>
        <table:table-row table:style-name="ro2">
          <table:table-cell office:value-type="float" office:value="-0.37" calcext:value-type="float">
            <text:p>-0.37</text:p>
          </table:table-cell>
          <table:table-cell office:value-type="string" calcext:value-type="string">
            <text:p>Opera in English is, in the main, just about as sensible as baseball in Italian. - Henry Louis Mencken</text:p>
          </table:table-cell>
          <table:table-cell table:number-columns-repeated="1022"/>
        </table:table-row>
        <table:table-row table:style-name="ro2">
          <table:table-cell office:value-type="float" office:value="-1.3" calcext:value-type="float">
            <text:p>-1.3</text:p>
          </table:table-cell>
          <table:table-cell office:value-type="string" calcext:value-type="string">
            <text:p>@Pacers Hibbert no points. No rebounds. But three fouls. Thanks for showing up big fella. #sarcasm</text:p>
          </table:table-cell>
          <table:table-cell table:number-columns-repeated="1022"/>
        </table:table-row>
        <table:table-row table:style-name="ro2">
          <table:table-cell office:value-type="float" office:value="-2.15" calcext:value-type="float">
            <text:p>-2.15</text:p>
          </table:table-cell>
          <table:table-cell office:value-type="string" calcext:value-type="string">
            <text:p>“@MercedesAMGF1: Put your hands together for the pole man! It's pic.twitter.com/SzV3eQ7snn” #Englishthoroughbredtransport #irony</text:p>
          </table:table-cell>
          <table:table-cell table:number-columns-repeated="1022"/>
        </table:table-row>
        <table:table-row table:style-name="ro2">
          <table:table-cell office:value-type="float" office:value="-0.97" calcext:value-type="float">
            <text:p>-0.97</text:p>
          </table:table-cell>
          <table:table-cell office:value-type="string" calcext:value-type="string">
            <text:p>@Chuy0131 hahaha oh so that's what it is! I completely believe you!!! #not #hishairislongenoughtocurlthough</text:p>
          </table:table-cell>
          <table:table-cell table:number-columns-repeated="1022"/>
        </table:table-row>
        <table:table-row table:style-name="ro1">
          <table:table-cell office:value-type="float" office:value="-2.18" calcext:value-type="float">
            <text:p>-2.18</text:p>
          </table:table-cell>
          <table:table-cell office:value-type="string" calcext:value-type="string">
            <text:p>Did you hear that massive cheer for Danny Welbeck? #not</text:p>
          </table:table-cell>
          <table:table-cell table:number-columns-repeated="1022"/>
        </table:table-row>
        <table:table-row table:style-name="ro2">
          <table:table-cell office:value-type="float" office:value="-2.24" calcext:value-type="float">
            <text:p>-2.24</text:p>
          </table:table-cell>
          <table:table-cell office:value-type="string" calcext:value-type="string">
            <text:p>Morning! How would you like to hear a proverbial song about crippling anxieties? weareshades.bandcamp.com/track/the-hors…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My ankle seriously is injured and hurting.. thanks girl from Northside! #sarcasm</text:p>
          </table:table-cell>
          <table:table-cell table:number-columns-repeated="1022"/>
        </table:table-row>
        <table:table-row table:style-name="ro2">
          <table:table-cell office:value-type="float" office:value="-0.74" calcext:value-type="float">
            <text:p>-0.74</text:p>
          </table:table-cell>
          <table:table-cell office:value-type="string" calcext:value-type="string">
            <text:p>@Don_Norcross well it's not exactly like we can count on strikeout king plantier... Biggest uppercut in the 20th century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Somebody take me to the concert too nuh so we could hug up n slow dance lol #not</text:p>
          </table:table-cell>
          <table:table-cell table:number-columns-repeated="1022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string" calcext:value-type="string">
            <text:p>Can't wait for Benfica next week. #FCPorto #Sarcasm</text:p>
          </table:table-cell>
          <table:table-cell table:number-columns-repeated="1022"/>
        </table:table-row>
        <table:table-row table:style-name="ro2">
          <table:table-cell office:value-type="float" office:value="-3.28" calcext:value-type="float">
            <text:p>-3.28</text:p>
          </table:table-cell>
          <table:table-cell office:value-type="string" calcext:value-type="string">
            <text:p>Aaron Hernandez killed 2 guys over a spilled drink? Today's show topic: what's the dumbest thing you've ever killed someone for? #sarcasm</text:p>
          </table:table-cell>
          <table:table-cell table:number-columns-repeated="1022"/>
        </table:table-row>
        <table:table-row table:style-name="ro2">
          <table:table-cell office:value-type="float" office:value="-1.95" calcext:value-type="float">
            <text:p>-1.95</text:p>
          </table:table-cell>
          <table:table-cell office:value-type="string" calcext:value-type="string">
            <text:p>@Derek91662871 @TateVeley_97 @CaidenCowger you tweeted me over 15 times. Your really making me rethink my ideas with blind arguments #not</text:p>
          </table:table-cell>
          <table:table-cell table:number-columns-repeated="1022"/>
        </table:table-row>
        <table:table-row table:style-name="ro1">
          <table:table-cell office:value-type="float" office:value="-2.92" calcext:value-type="float">
            <text:p>-2.92</text:p>
          </table:table-cell>
          <table:table-cell office:value-type="string" calcext:value-type="string">
            <text:p>RT @Tylerw23: Oh how love when people don't respond #not</text:p>
          </table:table-cell>
          <table:table-cell table:number-columns-repeated="1022"/>
        </table:table-row>
        <table:table-row table:style-name="ro2">
          <table:table-cell office:value-type="float" office:value="-2.41" calcext:value-type="float">
            <text:p>-2.41</text:p>
          </table:table-cell>
          <table:table-cell office:value-type="string" calcext:value-type="string">
            <text:p>So I'm out of school and expecting to work more and I now have a week off? Really? #thanksLynn #not</text:p>
          </table:table-cell>
          <table:table-cell table:number-columns-repeated="1022"/>
        </table:table-row>
        <table:table-row table:style-name="ro2">
          <table:table-cell office:value-type="float" office:value="-2.96" calcext:value-type="float">
            <text:p>-2.96</text:p>
          </table:table-cell>
          <table:table-cell office:value-type="string" calcext:value-type="string">
            <text:p>@jamesholland700 oh jeez. That's a cracker #NOT lol is this after I fell in the mud? #SheFellOver #taxi</text:p>
          </table:table-cell>
          <table:table-cell table:number-columns-repeated="1022"/>
        </table:table-row>
        <table:table-row table:style-name="ro1">
          <table:table-cell office:value-type="float" office:value="-1.95" calcext:value-type="float">
            <text:p>-1.95</text:p>
          </table:table-cell>
          <table:table-cell office:value-type="string" calcext:value-type="string">
            <text:p>He has a secret ladies and gentlemen. Well isn't that a surprise? #Not!</text:p>
          </table:table-cell>
          <table:table-cell table:number-columns-repeated="1022"/>
        </table:table-row>
        <table:table-row table:style-name="ro2">
          <table:table-cell office:value-type="float" office:value="-2.85" calcext:value-type="float">
            <text:p>-2.85</text:p>
          </table:table-cell>
          <table:table-cell office:value-type="string" calcext:value-type="string">
            <text:p>@OtakuDante @Treyarch no offense to you hon, but does it really matter, Ghost for esports is about as shit as a hooker with morals. #js</text:p>
          </table:table-cell>
          <table:table-cell table:number-columns-repeated="1022"/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string" calcext:value-type="string">
            <text:p>Oh do I love seeing your name on my time line... #NOT</text:p>
          </table:table-cell>
          <table:table-cell table:number-columns-repeated="1022"/>
        </table:table-row>
        <table:table-row table:style-name="ro1">
          <table:table-cell office:value-type="float" office:value="-1.67" calcext:value-type="float">
            <text:p>-1.67</text:p>
          </table:table-cell>
          <table:table-cell office:value-type="string" calcext:value-type="string">
            <text:p>7 mins into the game and #NYR are 0-2 on the PP. #awesome #sarcasm</text:p>
          </table:table-cell>
          <table:table-cell table:number-columns-repeated="1022"/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string" calcext:value-type="string">
            <text:p>Nothing needs improvement. Nothing at all. The world is perfect. Iced coffee tastes great! #sarcasm</text:p>
          </table:table-cell>
          <table:table-cell table:number-columns-repeated="1022"/>
        </table:table-row>
        <table:table-row table:style-name="ro2">
          <table:table-cell office:value-type="float" office:value="-0.17" calcext:value-type="float">
            <text:p>-0.17</text:p>
          </table:table-cell>
          <table:table-cell office:value-type="string" calcext:value-type="string">
            <text:p>Pour a little crown in this Dixie cup so we can get this party started... #not on my way to work #grownupproblems #workflow</text:p>
          </table:table-cell>
          <table:table-cell table:number-columns-repeated="102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string" calcext:value-type="string">
            <text:p>I found my phone it was in my ourse pocket why am I so dumb#not really lol</text:p>
          </table:table-cell>
          <table:table-cell table:number-columns-repeated="1022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string" calcext:value-type="string">
            <text:p>2 players playing against LeBron get fined for flopping #irony</text:p>
          </table:table-cell>
          <table:table-cell table:number-columns-repeated="1022"/>
        </table:table-row>
        <table:table-row table:style-name="ro2">
          <table:table-cell office:value-type="float" office:value="-1.31" calcext:value-type="float">
            <text:p>-1.31</text:p>
          </table:table-cell>
          <table:table-cell office:value-type="string" calcext:value-type="string">
            <text:p>eating black beans and rice for breakfast because it's my last day of high school and I don't give a hoot #Not #The #Word #I #Said #Mentally</text:p>
          </table:table-cell>
          <table:table-cell table:number-columns-repeated="1022"/>
        </table:table-row>
        <table:table-row table:style-name="ro2">
          <table:table-cell office:value-type="float" office:value="-2.4" calcext:value-type="float">
            <text:p>-2.4</text:p>
          </table:table-cell>
          <table:table-cell office:value-type="string" calcext:value-type="string">
            <text:p>Like let's get drunk daily and be total DBags! What a great way to live my life. #sarcasm #whatashame</text:p>
          </table:table-cell>
          <table:table-cell table:number-columns-repeated="1022"/>
        </table:table-row>
        <table:table-row table:style-name="ro2">
          <table:table-cell office:value-type="float" office:value="-2.41" calcext:value-type="float">
            <text:p>-2.41</text:p>
          </table:table-cell>
          <table:table-cell office:value-type="string" calcext:value-type="string">
            <text:p>Love seeing snapchat stories of parties In my living room when we are out of town.... #not</text:p>
          </table:table-cell>
          <table:table-cell table:number-columns-repeated="1022"/>
        </table:table-row>
        <table:table-row table:style-name="ro2">
          <table:table-cell office:value-type="float" office:value="-2.52" calcext:value-type="float">
            <text:p>-2.52</text:p>
          </table:table-cell>
          <table:table-cell office:value-type="string" calcext:value-type="string">
            <text:p>.@Dougiejam @BrisbaneAirport \nNah mate. They’re a sponsor. Organised it just for you. Have a good flight! [#Sarcasm] #GoRoar #OrangeSunday4</text:p>
          </table:table-cell>
          <table:table-cell table:number-columns-repeated="1022"/>
        </table:table-row>
        <table:table-row table:style-name="ro2">
          <table:table-cell office:value-type="float" office:value="-2.43" calcext:value-type="float">
            <text:p>-2.43</text:p>
          </table:table-cell>
          <table:table-cell office:value-type="string" calcext:value-type="string">
            <text:p>Doughnut at the Wire comparing All Tomorrow’s Parties with concentration camps. That’s the way to beat the Tories next year #not #ffs</text:p>
          </table:table-cell>
          <table:table-cell table:number-columns-repeated="1022"/>
        </table:table-row>
        <table:table-row table:style-name="ro2">
          <table:table-cell office:value-type="float" office:value="-2.85" calcext:value-type="float">
            <text:p>-2.85</text:p>
          </table:table-cell>
          <table:table-cell office:value-type="string" calcext:value-type="string">
            <text:p>gonna end up getting Carpal Tunnel Syndrome, from masturbating too much #not</text:p>
          </table:table-cell>
          <table:table-cell table:number-columns-repeated="1022"/>
        </table:table-row>
        <table:table-row table:style-name="ro1">
          <table:table-cell office:value-type="float" office:value="-2.07" calcext:value-type="float">
            <text:p>-2.07</text:p>
          </table:table-cell>
          <table:table-cell office:value-type="string" calcext:value-type="string">
            <text:p>It was great talking to you I'm really happy your here for me... #SARCASM</text:p>
          </table:table-cell>
          <table:table-cell table:number-columns-repeated="1022"/>
        </table:table-row>
        <table:table-row table:style-name="ro2">
          <table:table-cell office:value-type="float" office:value="-2.52" calcext:value-type="float">
            <text:p>-2.52</text:p>
          </table:table-cell>
          <table:table-cell office:value-type="string" calcext:value-type="string">
            <text:p>Dad is giving me pointers on how to grill when he burns almost everything he grills #Irony</text:p>
          </table:table-cell>
          <table:table-cell table:number-columns-repeated="1022"/>
        </table:table-row>
        <table:table-row table:style-name="ro2">
          <table:table-cell office:value-type="float" office:value="-2.2" calcext:value-type="float">
            <text:p>-2.2</text:p>
          </table:table-cell>
          <table:table-cell office:value-type="string" calcext:value-type="string">
            <text:p>@Kathleen_Wynne saying you want federal support, then attacking the feds... it'll totally work out well! #sarcasm #CdnPoli</text:p>
          </table:table-cell>
          <table:table-cell table:number-columns-repeated="1022"/>
        </table:table-row>
        <table:table-row table:style-name="ro2">
          <table:table-cell office:value-type="float" office:value="-2.86" calcext:value-type="float">
            <text:p>-2.86</text:p>
          </table:table-cell>
          <table:table-cell office:value-type="string" calcext:value-type="string">
            <text:p>I hate it when twitter psychs me out saying I have like 5 favorites but then in reality I only have 4. #thanksfortheegoboost #not</text:p>
          </table:table-cell>
          <table:table-cell table:number-columns-repeated="1022"/>
        </table:table-row>
        <table:table-row table:style-name="ro1">
          <table:table-cell office:value-type="float" office:value="-2.73" calcext:value-type="float">
            <text:p>-2.73</text:p>
          </table:table-cell>
          <table:table-cell office:value-type="string" calcext:value-type="string">
            <text:p>Well today's going to be exciting and filled with human contact #not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Oh no I'm missing a show with Gary Barlow in it. I'm absolutely gutted. #Sarcasm</text:p>
          </table:table-cell>
          <table:table-cell table:number-columns-repeated="1022"/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string" calcext:value-type="string">
            <text:p>Can't wait for everyone to say me and my sister look like twins tomorrow #not</text:p>
          </table:table-cell>
          <table:table-cell table:number-columns-repeated="1022"/>
        </table:table-row>
        <table:table-row table:style-name="ro2">
          <table:table-cell office:value-type="float" office:value="-2.96" calcext:value-type="float">
            <text:p>-2.96</text:p>
          </table:table-cell>
          <table:table-cell office:value-type="string" calcext:value-type="string">
            <text:p>Wait... The @Pacers fans are leaving early? I thought they had the best fans? #sarcasm</text:p>
          </table:table-cell>
          <table:table-cell table:number-columns-repeated="1022"/>
        </table:table-row>
        <table:table-row table:style-name="ro2">
          <table:table-cell office:value-type="float" office:value="-1.14" calcext:value-type="float">
            <text:p>-1.14</text:p>
          </table:table-cell>
          <table:table-cell office:value-type="string" calcext:value-type="string">
            <text:p>I've never subtweeted anyone... Unlike SOME other people... #irony #justkidding #subtweet</text:p>
          </table:table-cell>
          <table:table-cell table:number-columns-repeated="1022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string" calcext:value-type="string">
            <text:p>#truestory #funny #life #sarcasm #totallyme instagram.com/p/ojCvnWuo42/</text:p>
          </table:table-cell>
          <table:table-cell table:number-columns-repeated="1022"/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string" calcext:value-type="string">
            <text:p>RT @SarahMoudy: I don't even need to be at a family gathering for a distant relative to ask me if I have a boyfriend #irony</text:p>
          </table:table-cell>
          <table:table-cell table:number-columns-repeated="1022"/>
        </table:table-row>
        <table:table-row table:style-name="ro1">
          <table:table-cell office:value-type="float" office:value="-3.77" calcext:value-type="float">
            <text:p>-3.77</text:p>
          </table:table-cell>
          <table:table-cell office:value-type="string" calcext:value-type="string">
            <text:p>RT @Daniellanglois0: Love getting treated like shit for no reason... #not</text:p>
          </table:table-cell>
          <table:table-cell table:number-columns-repeated="1022"/>
        </table:table-row>
        <table:table-row table:style-name="ro2">
          <table:table-cell office:value-type="float" office:value="-2.72" calcext:value-type="float">
            <text:p>-2.72</text:p>
          </table:table-cell>
          <table:table-cell office:value-type="string" calcext:value-type="string">
            <text:p>Fun fact of the day: No one knows who invented the fire hydrant because its patent was destroyed in a fire. #irony</text:p>
          </table:table-cell>
          <table:table-cell table:number-columns-repeated="1022"/>
        </table:table-row>
        <table:table-row table:style-name="ro2">
          <table:table-cell office:value-type="float" office:value="-3.31" calcext:value-type="float">
            <text:p>-3.31</text:p>
          </table:table-cell>
          <table:table-cell office:value-type="string" calcext:value-type="string">
            <text:p>lockdowns at Dana, break-in robberies at Tesoro. wow Orange County is such a nice safe place #not</text:p>
          </table:table-cell>
          <table:table-cell table:number-columns-repeated="1022"/>
        </table:table-row>
        <table:table-row table:style-name="ro1">
          <table:table-cell office:value-type="float" office:value="-3.95" calcext:value-type="float">
            <text:p>-3.95</text:p>
          </table:table-cell>
          <table:table-cell office:value-type="string" calcext:value-type="string">
            <text:p>Such a warm fuzzy feeling when I come home #not #yesitssarcasm #fuckthat</text:p>
          </table:table-cell>
          <table:table-cell table:number-columns-repeated="1022"/>
        </table:table-row>
        <table:table-row table:style-name="ro2">
          <table:table-cell office:value-type="float" office:value="-0.9" calcext:value-type="float">
            <text:p>-0.9</text:p>
          </table:table-cell>
          <table:table-cell office:value-type="string" calcext:value-type="string">
            <text:p>@GabeDeArmond too bad Kim Anderson will not be able to recruit the really good players. Too bad we have to settle on D-2 players #sarcasm</text:p>
          </table:table-cell>
          <table:table-cell table:number-columns-repeated="1022"/>
        </table:table-row>
        <table:table-row table:style-name="ro2">
          <table:table-cell office:value-type="float" office:value="-1.09" calcext:value-type="float">
            <text:p>-1.09</text:p>
          </table:table-cell>
          <table:table-cell office:value-type="string" calcext:value-type="string">
            <text:p>Watching the boxing on TV with the OH. Cameraman spotted Zara Phillips in the crowd. She looks delighted to be on the big screens. #not</text:p>
          </table:table-cell>
          <table:table-cell table:number-columns-repeated="1022"/>
        </table:table-row>
        <table:table-row table:style-name="ro1">
          <table:table-cell office:value-type="float" office:value="-3.51" calcext:value-type="float">
            <text:p>-3.51</text:p>
          </table:table-cell>
          <table:table-cell office:value-type="string" calcext:value-type="string">
            <text:p>Kim making fun of Khloe doing a sexy photo shoot for her husband. #irony</text:p>
          </table:table-cell>
          <table:table-cell table:number-columns-repeated="1022"/>
        </table:table-row>
        <table:table-row table:style-name="ro2">
          <table:table-cell office:value-type="float" office:value="-2.1" calcext:value-type="float">
            <text:p>-2.1</text:p>
          </table:table-cell>
          <table:table-cell office:value-type="string" calcext:value-type="string">
            <text:p>No better way to celebrate cinco de mayo than with a Spanish final #sarcasm #therearebetterways</text:p>
          </table:table-cell>
          <table:table-cell table:number-columns-repeated="1022"/>
        </table:table-row>
        <table:table-row table:style-name="ro1">
          <table:table-cell office:value-type="float" office:value="-3.55" calcext:value-type="float">
            <text:p>-3.55</text:p>
          </table:table-cell>
          <table:table-cell office:value-type="string" calcext:value-type="string">
            <text:p>I just love it when I speak to folk and they totally ignore me!!! #Sarcasm!</text:p>
          </table:table-cell>
          <table:table-cell table:number-columns-repeated="1022"/>
        </table:table-row>
        <table:table-row table:style-name="ro2">
          <table:table-cell office:value-type="float" office:value="-1.16" calcext:value-type="float">
            <text:p>-1.16</text:p>
          </table:table-cell>
          <table:table-cell office:value-type="string" calcext:value-type="string">
            <text:p>@charlyavenell I do, massively, just wish he could have wanked Groves before now #radio #not #easy X</text:p>
          </table:table-cell>
          <table:table-cell table:number-columns-repeated="1022"/>
        </table:table-row>
        <table:table-row table:style-name="ro5">
          <table:table-cell office:value-type="float" office:value="-0.86" calcext:value-type="float">
            <text:p>-0.86</text:p>
          </table:table-cell>
          <table:table-cell office:value-type="string" calcext:value-type="string">
            <text:p>@SoapSmackTalk: I missed a whole bunch this week. #not #DAYS" I can confirm this is very true. Zzzzzzz</text:p>
            <text:p>472148479780061184519637478701948930-3.35“@gracieminor15: S/O to @mikey_painter15 for coming to XC practice today.... #not” you didn't come yesterday so I don't wanna hear it </text:p>
            <text:p>472266294310354945519637508162740224-2.82Maybe I should take pics with my titties falling out. Then Maybe people will like me for who I am. #not #thatscute</text:p>
            <text:p>465140329042444289519637537468334082-.19Not into cycling but when in Rome so to speak #giroditalia2014 campl.us/rdiW</text:p>
            <text:p>471687420375601152519637567155630080-1.30The clear answer to all of these pitcher injuries is just to ban baseball. Amazed no one has thought of it. #sarcasm</text:p>
            <text:p>472937241736937472519637597140688896-1.86Coming home to an empty house was just what I needed tonight . #not</text:p>
            <text:p>472221338354995200519637626744078338-1.95It was my rest day today so back to the work out in the morning, work, &amp; school...oh my Friday gon be poppin #NOT</text:p>
            <text:p>472145298387910656519637656053903362-2.18So when I actually decide to start studying bio I can't #ohwell #sucks #not really</text:p>
            <text:p>463379805095075841519637685363691520-2.49What a beauitful day to go inside and work #sarcasm</text:p>
            <text:p>474403801202323456519637714602188802-2.05Its like yesterday I was telling my mom the please let me go to the movies, now I just want her to let me stay home #irony</text:p>
            <text:p>472092621297713154519637743790329857-2.67Spending my last day of high school trying to do a quarter's worth of missed worked #goodstudent #not</text:p>
            <text:p>463355946329440257519637773003669504-2.86I love finding things out from other people. #sarcasm</text:p>
            <text:p>474735381972529152519637802674184192-.56Finding out they put the wrong "your" on the top 10 award is so ironic, its “you're" not “your" #imnottop10 #irony</text:p>
            <text:p>472540613372829696519637832424382466-2.55Going hard af tonight after making a big 5 bucks at work tonight #MakingTheBigBucks #Not</text:p>
            <text:p>474597542139666432519637861918728193-1.30Stress eating in the front porch of the Wellness Centre. #irony instagram.com/p/o3r1sxHAm-/</text:p>
            <text:p>463271454344110081519637891253694464-.77Love watching news stories about plane issues while waiting at the airport #sarcasm</text:p>
            <text:p>472474130865197056519637920655736832-2.82Uuuuuuuugh I hate when woman on TV shows wake up first thing in the morning in full makeup. #iwokeupthisway #NOT</text:p>
            <text:p>471701167932977153519637949990699014-3.41@DR1Dreamer I guess that's related to the Jordan/Ben mystery. That will make it more interesting #sarcasm.</text:p>
            <text:p>333108822015107073519637979334070272-2.94In tropical tourism destinations, fatal snake bites are not considered a good marketing tool. Though there are... bit.ly/10BXCBY</text:p>
            <text:p>472208538396540928519638008622903296-2.85Don't worry dad, I'm a slave and I pick up the house just so you can make it a mess again. #not </text:p>
            <text:p>472347047124013056519638037852983296-2.08@Amscreen_Simon @Lord_Sugar @CocaCola not very clever in my book will buy something else instead. #Not made of money</text:p>
            <text:p>472936696523542528519638067250880516-2.90Here comes another Scott Brooks gem of a play call #not</text:p>
            <text:p>472581258703564800519638096703287297-2.48Never give up on a play kids. Said Chris Iannetta. #Not</text:p>
            <text:p>464958562796830720519638126172446721-2.79Hello hot and almost humid weather, hello break out zone on my nose. My face goes from dry to oily like that. So frustrating.</text:p>
            <text:p>463042127166193664519638155515797504-2.12RT @JozefKnazko: I'm so pleased to work with #Android API. Its consistency and intuitiveness is unbelievable. Thank you Google! #sarcasm</text:p>
            <text:p>472619694088663040519638184733315075-1.82Whataburger has never seen a better looking group of girls #not</text:p>
            <text:p>472470216191254531519638214156361730-3.67Love it when I pay for my hair and makeup and the have to go home &amp; fix it bc it looks like a dying of a disease #not #stressful #at #all</text:p>
            <text:p>472949116067393538519638243596193792-1.90The day I get off my cruise, Titanic is on. I wish I was on it. #not #carnival4life</text:p>
            <text:p>472888959983706112519638272977276929-2.47sun burnt lips are probably in my top three fav things to get #not</text:p>
            <text:p>472555538849751040519638302387752960-2.69#rubberband #not #working \nI'm numb to the world again. Let's see if I can make it without pain........ #numb #can't #feel #a #thing</text:p>
            <text:p>472944708738887680519638331869495296-2.03How do I spend Saturday night? Watching lifetime. #swag #not</text:p>
            <text:p>472129423811284992519638363758796801-1.92I Bet Everybody Want The MIAMI HEAT To Win The NBA Championship... #Not Happening This Year</text:p>
            <text:p>472405568511279104519638393274105857-1.80What a beautiful day to sit out by the pool #not</text:p>
            <text:p>472486646802567168519638421828956160-3.03I just love when my mom makes everything about her #not</text:p>
            <text:p>464285619381080064519638451277135872-3.44im sick and tired of these love movies making people have these beliefs for love being so perfect and great. literally its all bullshit</text:p>
            <text:p>472170656121892864519638480645664769-2.08RT @DaTechGuyblog: How may owners of sports teams are thinking " $2 Billion! Quick somebody tape me being a racist ass" #nba #irony #ster…</text:p>
            <text:p>463018848917401600519638510009982976-.90#sarcasm #sarcastictweet #SarcasmMuch #humour #FunFact #funniespicture #funniestbadgirls #relatable #fact #factonly pic.twitter.com/ule86At6QA</text:p>
            <text:p>472377102889914368519638546240393217-.22It would be hilarious if Donald Sterling donated the 1.9 billion profit from Clippers sale to feed starving children in Africa #Irony</text:p>
            <text:p>472200565859307521519638575722156033-2.81Can't wait to get this lecture when I get home #not #leavemealone #fml</text:p>
            <text:p>463320693049147393519638605099069440-2.65I love when teachers purposefully try to lower the class average. #sarcasm</text:p>
            <text:p>472225702972882944519638634631139330-3.33Had so much fun at the Duke Drian concert with @B_Frosty95 #Not #HeSucks</text:p>
            <text:p>463576135775690752519638664414892033-2.58Proud to be an Aussie #sarcasm #refugees thevine.com.au/life/news/10-t…</text:p>
            <text:p>472115409777602560519638694114766850-3.00@lil_fresher91 Hmmmm.....Maybe I should become a small person for a week. Take double the amount of steps :D #ProblemSolved #NOT</text:p>
            <text:p>463101591709839360519638723495878657-2.7820 minutes until Lady Gaga, I can't believe it's really happening #sarcasm #itwasfree flip.it/aeJxQ</text:p>
            <text:p>472139766184833026519638752004550657.03Oh dear, Sympathy For The Devil is on, means I'll have to take a break. #Bummer. #Not.</text:p>
            <text:p>472439652029194241519638781217882113-2.77Well the first day of summer has been real #not</text:p>
            <text:p>472533201332994048519638810783522816-2.86Walked past a little girl today no older than 7 singing Madonna - Like A Virgin.. Obvs a very appropriate song for her to be singing #Not</text:p>
            <text:p>472198445843759106519638840173019138-.71@limitlessbieber HAPPY BIRTHDAY! aND SHE THOUGHT WE WOULD FORGET.... #NOT :o)</text:p>
            <text:p>472674280862666752519638869382164480-2.03Probably should have gotten a photo with my mentor yesterday ! Lol #Not</text:p>
            <text:p>463425274860675072519638898746466304-3.49Gotta love the Tri-cities. Soooo many cuties. NOT! #sarcasm</text:p>
            <text:p>475054728242819074519638928639266817-3.67@playersingreen Yeah I agree. They're trying to rape us, so to speak. They want to take pretty much all of our assets</text:p>
            <text:p>463333389530300416519638958083280896-.99Its my shirt anyways. I can do whatever i want #LOL #SGVINES #RoyalSWEK #sarcasm #PostYourDrafts vine.co/v/M6qL0gb5bAJ</text:p>
            <text:p>472162374506790912519638987414048768-2.00To EVERY Uncle &amp; Unty's House's BUT My Mother ALREADY RANG Dem #NOT To Let Me In...So That Night I Slept In Da ONLY Safe Place I Knew...</text:p>
            <text:p>472161279834988545519639016623185922-1.71So excited to get out at 1 tomorrow and then go work 1:30-6 #NOT</text:p>
            <text:p>463082270333485058519639046088187904-2.64#sarcasm??"@IAM_Kaytie: It's #PaulWalker week!!! Living Life Fast &amp; Furious! LOL!!</text:p>
          </table:table-cell>
          <table:table-cell table:number-columns-repeated="1022"/>
        </table:table-row>
        <table:table-row table:style-name="ro2">
          <table:table-cell office:value-type="float" office:value="-2.55" calcext:value-type="float">
            <text:p>-2.55</text:p>
          </table:table-cell>
          <table:table-cell office:value-type="string" calcext:value-type="string">
            <text:p>Should be going to sleep since @kariiroquee and I have to be up at 5am for training.. #weareexcited #not #notamorningperson</text:p>
          </table:table-cell>
          <table:table-cell table:number-columns-repeated="1022"/>
        </table:table-row>
        <table:table-row table:style-name="ro2">
          <table:table-cell office:value-type="float" office:value="-3.04" calcext:value-type="float">
            <text:p>-3.04</text:p>
          </table:table-cell>
          <table:table-cell office:value-type="string" calcext:value-type="string">
            <text:p>And now we enter the stay up all night listening to sad music mood... great, I absolutely love these kinds of nights... #sarcasm</text:p>
          </table:table-cell>
          <table:table-cell table:number-columns-repeated="1022"/>
        </table:table-row>
        <table:table-row table:style-name="ro1">
          <table:table-cell office:value-type="float" office:value="-2.52" calcext:value-type="float">
            <text:p>-2.52</text:p>
          </table:table-cell>
          <table:table-cell office:value-type="string" calcext:value-type="string">
            <text:p>Ready for another joyous day of studying...#sarcasm</text:p>
          </table:table-cell>
          <table:table-cell table:number-columns-repeated="1022"/>
        </table:table-row>
        <table:table-row table:style-name="ro2">
          <table:table-cell office:value-type="float" office:value="-3.34" calcext:value-type="float">
            <text:p>-3.34</text:p>
          </table:table-cell>
          <table:table-cell office:value-type="string" calcext:value-type="string">
            <text:p>got to the subway and realized I left my jacket at work... with my metrocard and keys in the pocket. #winning #not #ineedwine</text:p>
          </table:table-cell>
          <table:table-cell table:number-columns-repeated="1022"/>
        </table:table-row>
        <table:table-row table:style-name="ro2">
          <table:table-cell office:value-type="float" office:value="-1.06" calcext:value-type="float">
            <text:p>-1.06</text:p>
          </table:table-cell>
          <table:table-cell office:value-type="string" calcext:value-type="string">
            <text:p>No one knows who invented the fire hydrant because the patent burned in a fire. #FunFact #irony</text:p>
          </table:table-cell>
          <table:table-cell table:number-columns-repeated="1022"/>
        </table:table-row>
        <table:table-row table:style-name="ro2">
          <table:table-cell office:value-type="float" office:value="-2.53" calcext:value-type="float">
            <text:p>-2.53</text:p>
          </table:table-cell>
          <table:table-cell office:value-type="string" calcext:value-type="string">
            <text:p>i mean hey lets spend 40 bucks to get drunk in a parking lot with a bunch of wanna be hicks ... #not</text:p>
          </table:table-cell>
          <table:table-cell table:number-columns-repeated="1022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string" calcext:value-type="string">
            <text:p>Gotta love it when people don't show up to work! #not</text:p>
          </table:table-cell>
          <table:table-cell table:number-columns-repeated="1022"/>
        </table:table-row>
        <table:table-row table:style-name="ro2">
          <table:table-cell office:value-type="float" office:value="-2.55" calcext:value-type="float">
            <text:p>-2.55</text:p>
          </table:table-cell>
          <table:table-cell office:value-type="string" calcext:value-type="string">
            <text:p>@EmmaSamms1 @I_GregoryPorter @cheltfestivals @rockthecotswolds sorry slow on the #sarcasm today!</text:p>
          </table:table-cell>
          <table:table-cell table:number-columns-repeated="1022"/>
        </table:table-row>
        <table:table-row table:style-name="ro2">
          <table:table-cell office:value-type="float" office:value="-2.08" calcext:value-type="float">
            <text:p>-2.08</text:p>
          </table:table-cell>
          <table:table-cell office:value-type="string" calcext:value-type="string">
            <text:p>$9.20 for a meal at McDonalds when I could pay $8.50 for a sushi roll meal. Guess I know where to take my business.. #imlovinit #sarcasm</text:p>
          </table:table-cell>
          <table:table-cell table:number-columns-repeated="1022"/>
        </table:table-row>
        <table:table-row table:style-name="ro2">
          <table:table-cell office:value-type="float" office:value="-1.83" calcext:value-type="float">
            <text:p>-1.83</text:p>
          </table:table-cell>
          <table:table-cell office:value-type="string" calcext:value-type="string">
            <text:p>It difficult to find a sweet shop in #gurgaon I can find hundreds of wine shop #irony</text:p>
          </table:table-cell>
          <table:table-cell table:number-columns-repeated="1022"/>
        </table:table-row>
        <table:table-row table:style-name="ro2">
          <table:table-cell office:value-type="float" office:value="-3.95" calcext:value-type="float">
            <text:p>-3.95</text:p>
          </table:table-cell>
          <table:table-cell office:value-type="string" calcext:value-type="string">
            <text:p>Just happened for real. Mom tells daughter to watch where she is going as her eyes are glued to her iPhone. Both walking. #irony #applestore</text:p>
          </table:table-cell>
          <table:table-cell table:number-columns-repeated="1022"/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string" calcext:value-type="string">
            <text:p>I wish my mom and I can just have a good relationship.#not #happy</text:p>
          </table:table-cell>
          <table:table-cell table:number-columns-repeated="1022"/>
        </table:table-row>
        <table:table-row table:style-name="ro2">
          <table:table-cell office:value-type="float" office:value="-2.06" calcext:value-type="float">
            <text:p>-2.06</text:p>
          </table:table-cell>
          <table:table-cell office:value-type="string" calcext:value-type="string">
            <text:p>I took a vacation from life #anything u want from me i will be glad #not to help u \nوجك</text:p>
          </table:table-cell>
          <table:table-cell table:number-columns-repeated="1022"/>
        </table:table-row>
        <table:table-row table:style-name="ro2">
          <table:table-cell office:value-type="float" office:value="-2.56" calcext:value-type="float">
            <text:p>-2.56</text:p>
          </table:table-cell>
          <table:table-cell office:value-type="string" calcext:value-type="string">
            <text:p>Hey @LAKings remember when you thought you had the series? #not@NHLBlackhawks #BecauseItsTheCup #hawkswin</text:p>
          </table:table-cell>
          <table:table-cell table:number-columns-repeated="1022"/>
        </table:table-row>
        <table:table-row table:style-name="ro3">
          <table:table-cell office:value-type="float" office:value="-2.31" calcext:value-type="float">
            <text:p>-2.31</text:p>
          </table:table-cell>
          <table:table-cell office:value-type="string" calcext:value-type="string">
            <text:p>RT @JerryPopowicz: @RealCrimea @Anopov @sequoia2001 Russian friends, North Korea, Syria, Cuba. Many Russians emigrate there - great living …</text:p>
          </table:table-cell>
          <table:table-cell table:number-columns-repeated="1022"/>
        </table:table-row>
        <table:table-row table:style-name="ro1">
          <table:table-cell office:value-type="float" office:value="-3.09" calcext:value-type="float">
            <text:p>-3.09</text:p>
          </table:table-cell>
          <table:table-cell office:value-type="string" calcext:value-type="string">
            <text:p>A lot of young people I met tonight are about as dumb as dirt</text:p>
          </table:table-cell>
          <table:table-cell table:number-columns-repeated="1022"/>
        </table:table-row>
        <table:table-row table:style-name="ro2">
          <table:table-cell office:value-type="float" office:value="3.05" calcext:value-type="float">
            <text:p>3.05</text:p>
          </table:table-cell>
          <table:table-cell office:value-type="string" calcext:value-type="string">
            <text:p>How nana still looks pretty after her surgery is beyond me. Literally she's a little trooper.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@sortius &amp; @NBNCo already 1 month behind on 11 Cabinets for #FTTN trial b/c of power issues #didntseethatcoming #not #NBN @TurnbullMalcolm</text:p>
          </table:table-cell>
          <table:table-cell table:number-columns-repeated="1022"/>
        </table:table-row>
        <table:table-row table:style-name="ro1">
          <table:table-cell office:value-type="float" office:value="-2.06" calcext:value-type="float">
            <text:p>-2.06</text:p>
          </table:table-cell>
          <table:table-cell office:value-type="string" calcext:value-type="string">
            <text:p>I’m in shape. Unfortunately, it’s the wrong one.</text:p>
          </table:table-cell>
          <table:table-cell table:number-columns-repeated="1022"/>
        </table:table-row>
        <table:table-row table:style-name="ro1">
          <table:table-cell office:value-type="float" office:value="-1.31" calcext:value-type="float">
            <text:p>-1.31</text:p>
          </table:table-cell>
          <table:table-cell office:value-type="string" calcext:value-type="string">
            <text:p>Aww wasn't that cute #Sarcasm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New generation may eat less food but definitely consume more data plans .. #irony</text:p>
          </table:table-cell>
          <table:table-cell table:number-columns-repeated="1022"/>
        </table:table-row>
        <table:table-row table:style-name="ro1">
          <table:table-cell office:value-type="float" office:value="-1.65" calcext:value-type="float">
            <text:p>-1.65</text:p>
          </table:table-cell>
          <table:table-cell office:value-type="string" calcext:value-type="string">
            <text:p>Great job Supreme Court #sarcasm</text:p>
          </table:table-cell>
          <table:table-cell table:number-columns-repeated="1022"/>
        </table:table-row>
        <table:table-row table:style-name="ro1">
          <table:table-cell office:value-type="float" office:value="-3.79" calcext:value-type="float">
            <text:p>-3.79</text:p>
          </table:table-cell>
          <table:table-cell office:value-type="string" calcext:value-type="string">
            <text:p>When a bitch says it's a honour to text her!!#NOT</text:p>
          </table:table-cell>
          <table:table-cell table:number-columns-repeated="1022"/>
        </table:table-row>
        <table:table-row table:style-name="ro2">
          <table:table-cell office:value-type="float" office:value="-2.73" calcext:value-type="float">
            <text:p>-2.73</text:p>
          </table:table-cell>
          <table:table-cell office:value-type="string" calcext:value-type="string">
            <text:p>@mmarzarotto the only thing I'll ever remember about you, great first and last impression #not</text:p>
          </table:table-cell>
          <table:table-cell table:number-columns-repeated="1022"/>
        </table:table-row>
        <table:table-row table:style-name="ro2">
          <table:table-cell office:value-type="float" office:value="-2.51" calcext:value-type="float">
            <text:p>-2.51</text:p>
          </table:table-cell>
          <table:table-cell office:value-type="string" calcext:value-type="string">
            <text:p>@hahaKLASyo hey I'm glad we've Hun out a lot this summer! It's been a blast ... #not</text:p>
          </table:table-cell>
          <table:table-cell table:number-columns-repeated="1022"/>
        </table:table-row>
        <table:table-row table:style-name="ro2">
          <table:table-cell office:value-type="float" office:value="-2.58" calcext:value-type="float">
            <text:p>-2.58</text:p>
          </table:table-cell>
          <table:table-cell office:value-type="string" calcext:value-type="string">
            <text:p>#Irony: When video of terrorists turning over a captive American soldier to American Special Forces becomes propaganda for the terrorists.</text:p>
          </table:table-cell>
          <table:table-cell table:number-columns-repeated="1022"/>
        </table:table-row>
        <table:table-row table:style-name="ro2">
          <table:table-cell office:value-type="float" office:value="-2.46" calcext:value-type="float">
            <text:p>-2.46</text:p>
          </table:table-cell>
          <table:table-cell office:value-type="string" calcext:value-type="string">
            <text:p>Subject of e-mail: What Men REALLY Notice the First Time You Have Sex\nOMG, that's exactly what I wanted to know!!! #NOT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Quote of the day. #Quote #InstaDay #Sarcasm #WayOfLife #Speak #Grey #Gray #Monday #NextTime #Summer… instagram.com/p/nnIKjjlvEz/</text:p>
          </table:table-cell>
          <table:table-cell table:number-columns-repeated="1022"/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string" calcext:value-type="string">
            <text:p>I missed voting due to work. But I was behind the Austrian entry all the way, so to speak. I might enter next year. Who knows?</text:p>
          </table:table-cell>
          <table:table-cell table:number-columns-repeated="1022"/>
        </table:table-row>
        <table:table-row table:style-name="ro1">
          <table:table-cell office:value-type="float" office:value="-2.21" calcext:value-type="float">
            <text:p>-2.21</text:p>
          </table:table-cell>
          <table:table-cell office:value-type="string" calcext:value-type="string">
            <text:p>I just saw a vemma BMW... I bet the kid driving is a millionaire by now. #not</text:p>
          </table:table-cell>
          <table:table-cell table:number-columns-repeated="1022"/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string" calcext:value-type="string">
            <text:p>RT @tyjohn47: @loudmouth_usa @hhagars Oh yeah, for sure! #sarcasm ;)</text:p>
          </table:table-cell>
          <table:table-cell table:number-columns-repeated="1022"/>
        </table:table-row>
        <table:table-row table:style-name="ro2">
          <table:table-cell office:value-type="float" office:value="-2.44" calcext:value-type="float">
            <text:p>-2.44</text:p>
          </table:table-cell>
          <table:table-cell office:value-type="string" calcext:value-type="string">
            <text:p>On the Raptors bandwagon? #Toronto #NBA #RAPTORS #loss #fans #humour #sarcasm vine.co/v/M6aMQdKKZFI</text:p>
          </table:table-cell>
          <table:table-cell table:number-columns-repeated="1022"/>
        </table:table-row>
        <table:table-row table:style-name="ro2">
          <table:table-cell office:value-type="float" office:value="-2.51" calcext:value-type="float">
            <text:p>-2.51</text:p>
          </table:table-cell>
          <table:table-cell office:value-type="string" calcext:value-type="string">
            <text:p>Well that was the sunniest most beautiful track meet ever!! #sarcasmatitsbest #sarcastictweet #rain </text:p>
          </table:table-cell>
          <table:table-cell table:number-columns-repeated="1022"/>
        </table:table-row>
        <table:table-row table:style-name="ro2">
          <table:table-cell office:value-type="float" office:value="0.59" calcext:value-type="float">
            <text:p>0.59</text:p>
          </table:table-cell>
          <table:table-cell office:value-type="string" calcext:value-type="string">
            <text:p>Had a few drinks and laying here wide awake. Have work in 6 hours and have to be up in 5. #not #bothered #last #shift </text:p>
          </table:table-cell>
          <table:table-cell table:number-columns-repeated="1022"/>
        </table:table-row>
        <table:table-row table:style-name="ro2">
          <table:table-cell office:value-type="float" office:value="-2.11" calcext:value-type="float">
            <text:p>-2.11</text:p>
          </table:table-cell>
          <table:table-cell office:value-type="string" calcext:value-type="string">
            <text:p>@jamesbruhn haha yeah.. that would have been a tough one to explain #safedriver #not</text:p>
          </table:table-cell>
          <table:table-cell table:number-columns-repeated="1022"/>
        </table:table-row>
        <table:table-row table:style-name="ro2">
          <table:table-cell office:value-type="float" office:value="-2.07" calcext:value-type="float">
            <text:p>-2.07</text:p>
          </table:table-cell>
          <table:table-cell office:value-type="string" calcext:value-type="string">
            <text:p>As I sit here at nothing but noodles, I just realized that I ordered everything but noodles.#irony #potstickers #lettucewraps</text:p>
          </table:table-cell>
          <table:table-cell table:number-columns-repeated="1022"/>
        </table:table-row>
        <table:table-row table:style-name="ro2">
          <table:table-cell office:value-type="float" office:value="-1.69" calcext:value-type="float">
            <text:p>-1.69</text:p>
          </table:table-cell>
          <table:table-cell office:value-type="string" calcext:value-type="string">
            <text:p>it's nights like these that I wish I didn't have to be in Burlington for work by 7:30 #letsgetcray #not</text:p>
          </table:table-cell>
          <table:table-cell table:number-columns-repeated="1022"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string" calcext:value-type="string">
            <text:p>Lol #so #cool #and #me #irony #are #funny ....... pic.twitter.com/9DstfgRRxQ</text:p>
          </table:table-cell>
          <table:table-cell table:number-columns-repeated="1022"/>
        </table:table-row>
        <table:table-row table:style-name="ro1">
          <table:table-cell office:value-type="float" office:value="-2.69" calcext:value-type="float">
            <text:p>-2.69</text:p>
          </table:table-cell>
          <table:table-cell office:value-type="string" calcext:value-type="string">
            <text:p>So excited to do some more yard work on this lovely morning #not </text:p>
          </table:table-cell>
          <table:table-cell table:number-columns-repeated="1022"/>
        </table:table-row>
        <table:table-row table:style-name="ro2">
          <table:table-cell office:value-type="float" office:value="-2.67" calcext:value-type="float">
            <text:p>-2.67</text:p>
          </table:table-cell>
          <table:table-cell office:value-type="string" calcext:value-type="string">
            <text:p>Most of you folks hate lawyers and investment bankers, yet you continue to hire them. #irony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Girls dont want a good guy, so they date bad boys and when they dumped,they say all guys are same! #Irony</text:p>
          </table:table-cell>
          <table:table-cell table:number-columns-repeated="1022"/>
        </table:table-row>
        <table:table-row table:style-name="ro2">
          <table:table-cell office:value-type="float" office:value="-0.98" calcext:value-type="float">
            <text:p>-0.98</text:p>
          </table:table-cell>
          <table:table-cell office:value-type="string" calcext:value-type="string">
            <text:p>@thesaurin @ravishanker_ some people say these chains are hygiene, that's when #irony dies again.</text:p>
          </table:table-cell>
          <table:table-cell table:number-columns-repeated="1022"/>
        </table:table-row>
        <table:table-row table:style-name="ro2">
          <table:table-cell office:value-type="float" office:value="-0.41" calcext:value-type="float">
            <text:p>-0.41</text:p>
          </table:table-cell>
          <table:table-cell office:value-type="string" calcext:value-type="string">
            <text:p>@danisnotonfire DAN I AM LITERALLY IN THE CINEMA WAITING TO WATCH A FILM</text:p>
          </table:table-cell>
          <table:table-cell table:number-columns-repeated="1022"/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string" calcext:value-type="string">
            <text:p>Donald Sterling be like I'm not racist I'm negrophobic #yeahright</text:p>
          </table:table-cell>
          <table:table-cell table:number-columns-repeated="1022"/>
        </table:table-row>
        <table:table-row table:style-name="ro2">
          <table:table-cell office:value-type="float" office:value="-1.91" calcext:value-type="float">
            <text:p>-1.91</text:p>
          </table:table-cell>
          <table:table-cell office:value-type="string" calcext:value-type="string">
            <text:p>No amount of money can get me to go see the fault in the stars.... low key scarred ima cry lol #not</text:p>
          </table:table-cell>
          <table:table-cell table:number-columns-repeated="1022"/>
        </table:table-row>
        <table:table-row table:style-name="ro2">
          <table:table-cell office:value-type="float" office:value="1.19" calcext:value-type="float">
            <text:p>1.19</text:p>
          </table:table-cell>
          <table:table-cell office:value-type="string" calcext:value-type="string">
            <text:p>#Not one more. God bless all victims of violence. After santa Barbara after newtown after every last one. Not one more god bless</text:p>
          </table:table-cell>
          <table:table-cell table:number-columns-repeated="1022"/>
        </table:table-row>
        <table:table-row table:style-name="ro1">
          <table:table-cell office:value-type="float" office:value="-2.34" calcext:value-type="float">
            <text:p>-2.34</text:p>
          </table:table-cell>
          <table:table-cell office:value-type="string" calcext:value-type="string">
            <text:p>COOL!!!! I got pulled over!!!!\n\n#sarcasm</text:p>
          </table:table-cell>
          <table:table-cell table:number-columns-repeated="102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Haven't talked to Ian in over a week so that's fun. #not</text:p>
          </table:table-cell>
          <table:table-cell table:number-columns-repeated="1022"/>
        </table:table-row>
        <table:table-row table:style-name="ro2">
          <table:table-cell office:value-type="float" office:value="-2.83" calcext:value-type="float">
            <text:p>-2.83</text:p>
          </table:table-cell>
          <table:table-cell office:value-type="string" calcext:value-type="string">
            <text:p>Yes I know I'm fat. Yes I know I look funny running on the treadmill. Thanks for laughing at me in the gym while you two get drunk #not</text:p>
          </table:table-cell>
          <table:table-cell table:number-columns-repeated="1022"/>
        </table:table-row>
        <table:table-row table:style-name="ro2">
          <table:table-cell office:value-type="float" office:value="-1.71" calcext:value-type="float">
            <text:p>-1.71</text:p>
          </table:table-cell>
          <table:table-cell office:value-type="string" calcext:value-type="string">
            <text:p>I the amounts of busy work teachers give us when they leave. #Sarcasm #ItsFourthQuarter</text:p>
          </table:table-cell>
          <table:table-cell table:number-columns-repeated="1022"/>
        </table:table-row>
        <table:table-row table:style-name="ro1">
          <table:table-cell office:value-type="float" office:value="-1.91" calcext:value-type="float">
            <text:p>-1.91</text:p>
          </table:table-cell>
          <table:table-cell office:value-type="string" calcext:value-type="string">
            <text:p>Its great to know that my stalking days are behind me #NOT </text:p>
          </table:table-cell>
          <table:table-cell table:number-columns-repeated="1022"/>
        </table:table-row>
        <table:table-row table:style-name="ro2">
          <table:table-cell office:value-type="float" office:value="-1.94" calcext:value-type="float">
            <text:p>-1.94</text:p>
          </table:table-cell>
          <table:table-cell office:value-type="string" calcext:value-type="string">
            <text:p>I just love sleeping in my California King alone.. #Not I just love going to sleep upset.. #SaidNoOneEver </text:p>
          </table:table-cell>
          <table:table-cell table:number-columns-repeated="1022"/>
        </table:table-row>
        <table:table-row table:style-name="ro1">
          <table:table-cell office:value-type="float" office:value="-2.88" calcext:value-type="float">
            <text:p>-2.88</text:p>
          </table:table-cell>
          <table:table-cell office:value-type="string" calcext:value-type="string">
            <text:p>Isn't it AMAZING? :)))))) #sarcasm instagram.com/p/nl6UCJAdts/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If you do something nice for somebody (pay it forward), but don’t brag about it on social media, did it really even happen? #sarcasm</text:p>
          </table:table-cell>
          <table:table-cell table:number-columns-repeated="1022"/>
        </table:table-row>
        <table:table-row table:style-name="ro1">
          <table:table-cell office:value-type="float" office:value="-2.18" calcext:value-type="float">
            <text:p>-2.18</text:p>
          </table:table-cell>
          <table:table-cell office:value-type="string" calcext:value-type="string">
            <text:p>Went out to $cafe to work on bluetooth-enabling the @Keyboardio Model 01</text:p>
          </table:table-cell>
          <table:table-cell table:number-columns-repeated="1022"/>
        </table:table-row>
        <table:table-row table:style-name="ro1">
          <table:table-cell office:value-type="float" office:value="-2.93" calcext:value-type="float">
            <text:p>-2.93</text:p>
          </table:table-cell>
          <table:table-cell office:value-type="string" calcext:value-type="string">
            <text:p>@PurpSippin thinks he should be a singer #noway #sarcasm</text:p>
          </table:table-cell>
          <table:table-cell table:number-columns-repeated="1022"/>
        </table:table-row>
        <table:table-row table:style-name="ro2">
          <table:table-cell office:value-type="float" office:value="-2.08" calcext:value-type="float">
            <text:p>-2.08</text:p>
          </table:table-cell>
          <table:table-cell office:value-type="string" calcext:value-type="string">
            <text:p>Because drinking milk from a farm animal is way less weird. #sarcasm pic.twitter.com/l8rr7fT1UQ</text:p>
          </table:table-cell>
          <table:table-cell table:number-columns-repeated="1022"/>
        </table:table-row>
        <table:table-row table:style-name="ro1">
          <table:table-cell office:value-type="float" office:value="-1.36" calcext:value-type="float">
            <text:p>-1.36</text:p>
          </table:table-cell>
          <table:table-cell office:value-type="string" calcext:value-type="string">
            <text:p>When summer comes and California starts burning, try to act surprised.</text:p>
          </table:table-cell>
          <table:table-cell table:number-columns-repeated="1022"/>
        </table:table-row>
        <table:table-row table:style-name="ro2">
          <table:table-cell office:value-type="float" office:value="-2.61" calcext:value-type="float">
            <text:p>-2.61</text:p>
          </table:table-cell>
          <table:table-cell office:value-type="string" calcext:value-type="string">
            <text:p>@Battlefield I'm on xbox. Literally can't go a night with out it freezing a good 5 times. All th people I play with too this happens</text:p>
          </table:table-cell>
          <table:table-cell table:number-columns-repeated="1022"/>
        </table:table-row>
        <table:table-row table:style-name="ro2">
          <table:table-cell office:value-type="float" office:value="-3.81" calcext:value-type="float">
            <text:p>-3.81</text:p>
          </table:table-cell>
          <table:table-cell office:value-type="string" calcext:value-type="string">
            <text:p>I love my job so much that I like to spend all Saturday there. #DQ #DQSwag #sarcasm #ihatemylife instagram.com/p/nR4lkeDc8I/</text:p>
          </table:table-cell>
          <table:table-cell table:number-columns-repeated="1022"/>
        </table:table-row>
        <table:table-row table:style-name="ro1">
          <table:table-cell office:value-type="float" office:value="-2.88" calcext:value-type="float">
            <text:p>-2.88</text:p>
          </table:table-cell>
          <table:table-cell office:value-type="string" calcext:value-type="string">
            <text:p>RT @FitCodes: I may not drink, but I always carry a 6 pack. #irony</text:p>
          </table:table-cell>
          <table:table-cell table:number-columns-repeated="1022"/>
        </table:table-row>
        <table:table-row table:style-name="ro1">
          <table:table-cell office:value-type="float" office:value="-2.31" calcext:value-type="float">
            <text:p>-2.31</text:p>
          </table:table-cell>
          <table:table-cell office:value-type="string" calcext:value-type="string">
            <text:p>This roller coaster of emotions is just SO awesome today. #not</text:p>
          </table:table-cell>
          <table:table-cell table:number-columns-repeated="1022"/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string" calcext:value-type="string">
            <text:p>Today's going really well for me. #sarcasm</text:p>
          </table:table-cell>
          <table:table-cell table:number-columns-repeated="1022"/>
        </table:table-row>
        <table:table-row table:style-name="ro2">
          <table:table-cell office:value-type="float" office:value="-1.57" calcext:value-type="float">
            <text:p>-1.57</text:p>
          </table:table-cell>
          <table:table-cell office:value-type="string" calcext:value-type="string">
            <text:p>Speakers,chairs,printers laptops haha his gonna gonna be so happy when he gets home #NOT</text:p>
          </table:table-cell>
          <table:table-cell table:number-columns-repeated="1022"/>
        </table:table-row>
        <table:table-row table:style-name="ro2">
          <table:table-cell office:value-type="float" office:value="-0.74" calcext:value-type="float">
            <text:p>-0.74</text:p>
          </table:table-cell>
          <table:table-cell office:value-type="string" calcext:value-type="string">
            <text:p>Finding my old iPod after not listening to it for 4 years..found so many #wobblers #not</text:p>
          </table:table-cell>
          <table:table-cell table:number-columns-repeated="1022"/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string" calcext:value-type="string">
            <text:p>@MikeHudema pipeline are the safest way to leak oil #cdnpoli #sarcasm</text:p>
          </table:table-cell>
          <table:table-cell table:number-columns-repeated="1022"/>
        </table:table-row>
        <table:table-row table:style-name="ro1">
          <table:table-cell office:value-type="float" office:value="-3.05" calcext:value-type="float">
            <text:p>-3.05</text:p>
          </table:table-cell>
          <table:table-cell office:value-type="string" calcext:value-type="string">
            <text:p>TED Talk lesson: the secret to happiness is low expectations. #irony</text:p>
          </table:table-cell>
          <table:table-cell table:number-columns-repeated="1022"/>
        </table:table-row>
        <table:table-row table:style-name="ro2">
          <table:table-cell office:value-type="float" office:value="-2.63" calcext:value-type="float">
            <text:p>-2.63</text:p>
          </table:table-cell>
          <table:table-cell office:value-type="string" calcext:value-type="string">
            <text:p>Can't wait to see all of your dumb pictures from you vacay posted all over fb #not</text:p>
          </table:table-cell>
          <table:table-cell table:number-columns-repeated="1022"/>
        </table:table-row>
        <table:table-row table:style-name="ro2">
          <table:table-cell office:value-type="float" office:value="-0.95" calcext:value-type="float">
            <text:p>-0.95</text:p>
          </table:table-cell>
          <table:table-cell office:value-type="string" calcext:value-type="string">
            <text:p>.@SenatorBoxer I use my vote to elect #gunsense candidates. #MomsVote #NotOneMore #Not#UniteBlue</text:p>
          </table:table-cell>
          <table:table-cell table:number-columns-repeated="1022"/>
        </table:table-row>
        <table:table-row table:style-name="ro2">
          <table:table-cell office:value-type="float" office:value="-0.83" calcext:value-type="float">
            <text:p>-0.83</text:p>
          </table:table-cell>
          <table:table-cell office:value-type="string" calcext:value-type="string">
            <text:p>Teachers be like\n"Oh, there's only a month of school left? Better make 'em do a project for each class." #SoGrateful #sarcasm #gayyyy</text:p>
          </table:table-cell>
          <table:table-cell table:number-columns-repeated="1022"/>
        </table:table-row>
        <table:table-row table:style-name="ro2">
          <table:table-cell office:value-type="float" office:value="-2.85" calcext:value-type="float">
            <text:p>-2.85</text:p>
          </table:table-cell>
          <table:table-cell office:value-type="string" calcext:value-type="string">
            <text:p>@ncampos84 @_Marcene @SPCAErieCounty THIS will increase the swag factor of the bachelor pad... #NOT</text:p>
          </table:table-cell>
          <table:table-cell table:number-columns-repeated="1022"/>
        </table:table-row>
        <table:table-row table:style-name="ro2">
          <table:table-cell office:value-type="float" office:value="-2.32" calcext:value-type="float">
            <text:p>-2.32</text:p>
          </table:table-cell>
          <table:table-cell office:value-type="string" calcext:value-type="string">
            <text:p>I get to many quad feeds and I always hitmarker the 5 or just don't go on #not usable clips</text:p>
          </table:table-cell>
          <table:table-cell table:number-columns-repeated="1022"/>
        </table:table-row>
        <table:table-row table:style-name="ro2">
          <table:table-cell office:value-type="float" office:value="-0.54" calcext:value-type="float">
            <text:p>-0.54</text:p>
          </table:table-cell>
          <table:table-cell office:value-type="string" calcext:value-type="string">
            <text:p>Hahaha ...nah thou #Not I. RT @LeosWeAre: #Leo : Here's my number. Text me only; I ignore my calls.</text:p>
          </table:table-cell>
          <table:table-cell table:number-columns-repeated="1022"/>
        </table:table-row>
        <table:table-row table:style-name="ro1">
          <table:table-cell office:value-type="float" office:value="-2.81" calcext:value-type="float">
            <text:p>-2.81</text:p>
          </table:table-cell>
          <table:table-cell office:value-type="string" calcext:value-type="string">
            <text:p>I bus drivers that take their job sooooo seriously. #not it's one seat god damn</text:p>
          </table:table-cell>
          <table:table-cell table:number-columns-repeated="1022"/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string" calcext:value-type="string">
            <text:p>Literally thought I did bad on Vesce's last quiz but apparently I did good bc I got an 88 </text:p>
          </table:table-cell>
          <table:table-cell table:number-columns-repeated="1022"/>
        </table:table-row>
        <table:table-row table:style-name="ro2">
          <table:table-cell office:value-type="float" office:value="-2.98" calcext:value-type="float">
            <text:p>-2.98</text:p>
          </table:table-cell>
          <table:table-cell office:value-type="string" calcext:value-type="string">
            <text:p>It's quite ironic how angry 'Pharell - happy' now makes me due to its gross overplayed ness #Not #Happy</text:p>
          </table:table-cell>
          <table:table-cell table:number-columns-repeated="1022"/>
        </table:table-row>
        <table:table-row table:style-name="ro2">
          <table:table-cell office:value-type="float" office:value="-1.17" calcext:value-type="float">
            <text:p>-1.17</text:p>
          </table:table-cell>
          <table:table-cell office:value-type="string" calcext:value-type="string">
            <text:p>@I_Am_Wholockedd well they got a point, after all Doctor Who started with a young, hot stud #sarcasm pic.twitter.com/LvMyWeEa9x</text:p>
          </table:table-cell>
          <table:table-cell table:number-columns-repeated="1022"/>
        </table:table-row>
        <table:table-row table:style-name="ro2">
          <table:table-cell office:value-type="float" office:value="0.26" calcext:value-type="float">
            <text:p>0.26</text:p>
          </table:table-cell>
          <table:table-cell office:value-type="string" calcext:value-type="string">
            <text:p>Male #Combee do #not #evolve. \n♛ www.monstermmorpg. com ➞\ndimercuric \n♚ follow @MonsterMMORPG ✷\n #banaby</text:p>
          </table:table-cell>
          <table:table-cell table:number-columns-repeated="1022"/>
        </table:table-row>
        <table:table-row table:style-name="ro2">
          <table:table-cell office:value-type="float" office:value="-2.65" calcext:value-type="float">
            <text:p>-2.65</text:p>
          </table:table-cell>
          <table:table-cell office:value-type="string" calcext:value-type="string">
            <text:p>I hate how when some lads get girlfriends then ditch all of there friends. #Indirectrweet #Lelfegets #friendsforever #bffs #loveyouall #not</text:p>
          </table:table-cell>
          <table:table-cell table:number-columns-repeated="1022"/>
        </table:table-row>
        <table:table-row table:style-name="ro1">
          <table:table-cell office:value-type="float" office:value="-2.36" calcext:value-type="float">
            <text:p>-2.36</text:p>
          </table:table-cell>
          <table:table-cell office:value-type="string" calcext:value-type="string">
            <text:p>It's Sad THat you don't get me but #Not Sorry #Not Sorry.</text:p>
          </table:table-cell>
          <table:table-cell table:number-columns-repeated="1022"/>
        </table:table-row>
        <table:table-row table:style-name="ro1">
          <table:table-cell office:value-type="float" office:value="-2.05" calcext:value-type="float">
            <text:p>-2.05</text:p>
          </table:table-cell>
          <table:table-cell office:value-type="string" calcext:value-type="string">
            <text:p>I love getting news like this during finals week #sarcasm #killyourself</text:p>
          </table:table-cell>
          <table:table-cell table:number-columns-repeated="1022"/>
        </table:table-row>
        <table:table-row table:style-name="ro2">
          <table:table-cell office:value-type="float" office:value="-3.47" calcext:value-type="float">
            <text:p>-3.47</text:p>
          </table:table-cell>
          <table:table-cell office:value-type="string" calcext:value-type="string">
            <text:p>When the guy yelling at you from his SUV that you're going to get run over on your bike is the closest car to you #irony</text:p>
          </table:table-cell>
          <table:table-cell table:number-columns-repeated="1022"/>
        </table:table-row>
        <table:table-row table:style-name="ro2">
          <table:table-cell office:value-type="float" office:value="-1.84" calcext:value-type="float">
            <text:p>-1.84</text:p>
          </table:table-cell>
          <table:table-cell office:value-type="string" calcext:value-type="string">
            <text:p>Wow my put putting skills are just so good. I could probably win a championship with my skills.... #not</text:p>
          </table:table-cell>
          <table:table-cell table:number-columns-repeated="1022"/>
        </table:table-row>
        <table:table-row table:style-name="ro2">
          <table:table-cell office:value-type="float" office:value="-2.98" calcext:value-type="float">
            <text:p>-2.98</text:p>
          </table:table-cell>
          <table:table-cell office:value-type="string" calcext:value-type="string">
            <text:p>just killed a spider with an old children's book called the very busy spider #irony</text:p>
          </table:table-cell>
          <table:table-cell table:number-columns-repeated="1022"/>
        </table:table-row>
        <table:table-row table:style-name="ro1">
          <table:table-cell office:value-type="float" office:value="-2.29" calcext:value-type="float">
            <text:p>-2.29</text:p>
          </table:table-cell>
          <table:table-cell office:value-type="string" calcext:value-type="string">
            <text:p>why do tickets i want always go on presale when i have school #not #cool #!!!</text:p>
          </table:table-cell>
          <table:table-cell table:number-columns-repeated="1022"/>
        </table:table-row>
        <table:table-row table:style-name="ro2">
          <table:table-cell office:value-type="float" office:value="-1.13" calcext:value-type="float">
            <text:p>-1.13</text:p>
          </table:table-cell>
          <table:table-cell office:value-type="string" calcext:value-type="string">
            <text:p>Because there's nothing more metal than listening to Metallica while coloring a pic of Goofy eating an ice cream come on the beach #not</text:p>
          </table:table-cell>
          <table:table-cell table:number-columns-repeated="1022"/>
        </table:table-row>
        <table:table-row table:style-name="ro2">
          <table:table-cell office:value-type="float" office:value="-1.24" calcext:value-type="float">
            <text:p>-1.24</text:p>
          </table:table-cell>
          <table:table-cell office:value-type="string" calcext:value-type="string">
            <text:p>Poor @adamlevine has acne and ADHD. Will the horror ever end? Can he get a break? #Sarcasm</text:p>
          </table:table-cell>
          <table:table-cell table:number-columns-repeated="1022"/>
        </table:table-row>
        <table:table-row table:style-name="ro2">
          <table:table-cell office:value-type="float" office:value="-1.79" calcext:value-type="float">
            <text:p>-1.79</text:p>
          </table:table-cell>
          <table:table-cell office:value-type="string" calcext:value-type="string">
            <text:p>I feel really bad for all those poor students having to work part time while at uni, must be SO difficult #sarcasm #manup</text:p>
          </table:table-cell>
          <table:table-cell table:number-columns-repeated="1022"/>
        </table:table-row>
        <table:table-row table:style-name="ro1">
          <table:table-cell office:value-type="float" office:value="-1.98" calcext:value-type="float">
            <text:p>-1.98</text:p>
          </table:table-cell>
          <table:table-cell office:value-type="string" calcext:value-type="string">
            <text:p>Attempted to kill but saved its like I'm too nice #not</text:p>
          </table:table-cell>
          <table:table-cell table:number-columns-repeated="1022"/>
        </table:table-row>
        <table:table-row table:style-name="ro2">
          <table:table-cell office:value-type="float" office:value="-1.27" calcext:value-type="float">
            <text:p>-1.27</text:p>
          </table:table-cell>
          <table:table-cell office:value-type="string" calcext:value-type="string">
            <text:p>Procrastinated on doing a practice ACT so I had to wake up and do it at 5:30. So it's been a pretty great Sunday so far. #NOT #classic</text:p>
          </table:table-cell>
          <table:table-cell table:number-columns-repeated="1022"/>
        </table:table-row>
        <table:table-row table:style-name="ro1">
          <table:table-cell office:value-type="float" office:value="-0.83" calcext:value-type="float">
            <text:p>-0.83</text:p>
          </table:table-cell>
          <table:table-cell office:value-type="string" calcext:value-type="string">
            <text:p>In India, IPL is a Necessity. But Health and Education are Luxuries. \n\n#Irony</text:p>
          </table:table-cell>
          <table:table-cell table:number-columns-repeated="1022"/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string" calcext:value-type="string">
            <text:p>Long awkward car rides are my favorite things ever. #not</text:p>
          </table:table-cell>
          <table:table-cell table:number-columns-repeated="1022"/>
        </table:table-row>
        <table:table-row table:style-name="ro2">
          <table:table-cell office:value-type="float" office:value="-2.28" calcext:value-type="float">
            <text:p>-2.28</text:p>
          </table:table-cell>
          <table:table-cell office:value-type="string" calcext:value-type="string">
            <text:p>This is one way to increase the number of characters in a tweet... #parasites #irony #screenshot #screenwriting pic.twitter.com/IIkS4tf0mV</text:p>
          </table:table-cell>
          <table:table-cell table:number-columns-repeated="1022"/>
        </table:table-row>
        <table:table-row table:style-name="ro2">
          <table:table-cell office:value-type="float" office:value="-1.78" calcext:value-type="float">
            <text:p>-1.78</text:p>
          </table:table-cell>
          <table:table-cell office:value-type="string" calcext:value-type="string">
            <text:p>Christian Sschools website exults in Pyne's commitment to federal funding, but can't spell 'ongoing' bit.ly/1gRkyq1 #irony #gonski</text:p>
          </table:table-cell>
          <table:table-cell table:number-columns-repeated="1022"/>
        </table:table-row>
        <table:table-row table:style-name="ro2">
          <table:table-cell office:value-type="float" office:value="-1.28" calcext:value-type="float">
            <text:p>-1.28</text:p>
          </table:table-cell>
          <table:table-cell office:value-type="string" calcext:value-type="string">
            <text:p>I can't wait another second till @TheFaultMovie comes out but there making me wait 6 days... #not#happy#peopl</text:p>
          </table:table-cell>
          <table:table-cell table:number-columns-repeated="1022"/>
        </table:table-row>
        <table:table-row table:style-name="ro2">
          <table:table-cell office:value-type="float" office:value="-3.13" calcext:value-type="float">
            <text:p>-3.13</text:p>
          </table:table-cell>
          <table:table-cell office:value-type="string" calcext:value-type="string">
            <text:p>In the Midwest umbrella needed for rain. In #Bakersfield, CA need it for sun. #sunburn #irony #rookies ow.ly/i/5K3cx</text:p>
          </table:table-cell>
          <table:table-cell table:number-columns-repeated="1022"/>
        </table:table-row>
        <table:table-row table:style-name="ro2">
          <table:table-cell office:value-type="float" office:value="-2.78" calcext:value-type="float">
            <text:p>-2.78</text:p>
          </table:table-cell>
          <table:table-cell office:value-type="string" calcext:value-type="string">
            <text:p>@examinercom Carla Hay's article on Cher Lloyd's new album has lots of wrong information,she's being biased. Great work #NOT</text:p>
          </table:table-cell>
          <table:table-cell table:number-columns-repeated="1022"/>
        </table:table-row>
        <table:table-row table:style-name="ro2">
          <table:table-cell office:value-type="float" office:value="-2.89" calcext:value-type="float">
            <text:p>-2.89</text:p>
          </table:table-cell>
          <table:table-cell office:value-type="string" calcext:value-type="string">
            <text:p>Have to do a project, fill out two packets for finals, and actually study for 3 finals. Wooo fun weekend planned. #not</text:p>
          </table:table-cell>
          <table:table-cell table:number-columns-repeated="1022"/>
        </table:table-row>
        <table:table-row table:style-name="ro6">
          <table:table-cell office:value-type="float" office:value="-2.76" calcext:value-type="float">
            <text:p>-2.76</text:p>
          </table:table-cell>
          <table:table-cell office:value-type="string" calcext:value-type="string">
            <text:p>@septmbrsveryown: Treat deez girls like u don't want em swear dey all on you #irony lol " nahhh</text:p>
            <text:p>472376895880044544519678467273543682-3.47Tata Docomo thanks for no internet at T3.#fail Flight delayed. A/C conked. God I love summer in Delhi. #not</text:p>
            <text:p>463517275568365568519678496767877121-2.08@nwb_37 you know what else is rad? Neville Chamberlain. #sarcasm</text:p>
            <text:p>472132550027399168519678526241255425-.22Best note change he's ever decided to , watching this over and over again! #amazing #perfect #not #change @Harry_Styles</text:p>
            <text:p>472082389230182400519678555609763840-2.14Writing a paper on bird songs while listening to birds sing in my yard #irony</text:p>
            <text:p>472700951527047168519678585041190914-2.00Going to work on a beautiful saturday is the best thing ever. #not Taking all my books and notebooks to pass the time #thestruggle</text:p>
            <text:p>463137137974870017519678614481014784-1.98Customers who come in when the "Open" sign is off are my favorite. \n#sarcasm #retailproblems #moviestopproblems</text:p>
            <text:p>463309817730199552519678644097011712-2.00You are so funny. Hahahahaha! #sarcasm</text:p>
            <text:p>464110440575152128519678673717170176-1.86So maybe it'll magically fix itself while I'm gone. #yeahright</text:p>
            <text:p>472212279161659392519678703203139586-2.03I love when keeton rolls over and I think he wants to cuddle and he farts on me... #sohot #not @KeetonWoods</text:p>
            <text:p>472937527117352960519678732701683712-3.49These girls working this bar...smh...I bet their mothers are proud #NOT #hoes</text:p>
            <text:p>463058857741529088519678762166677504-2.33I like late responds on texts, #sarcasm.</text:p>
            <text:p>476416382742319104519678791728115712-.25@JacobWhitesides literally been waiting all day for you to tweet.</text:p>
            <text:p>472111023122812929519678821310537728-3.16@lindsaycenari @QueenEeish @ashBO4yuh @PBandJenelley_1 he's a fabulous person to have another kid w/ #not</text:p>
            <text:p>463455877807079426519678850817466368-1.24Well Kendrick is off to a great start. #Phillies #sarcasm</text:p>
            <text:p>476468847198097409519678880743829504-1.57I wish I had a good singing voice. I literally don't have talents, besides being real good at watching Netflix.</text:p>
            <text:p>463429402983153667519678910246551554-2.49Data input is better than peanut butter! #sarcasm</text:p>
            <text:p>463443367545028608519678940198088705-3.03@nowtvhelp slow streaming and slow customer service! Wow you do get spoiled for you money! #sarcasm</text:p>
            <text:p>474259351251582976519678969784696833-3.49“@NancyWonderful: pic.twitter.com/cTVwpdZzjz BOYCOTT #Target because u allow #GUNS”</text:p>
            <text:p>472161842983227392519678999203573760-3.50yayyyy out of a job for a while #NOT im hella pissed niggas startin fires and shit</text:p>
            <text:p>460278091227467776519679028601438208-2.55Oh cool. I didn't just sneeze 9 times in a row and pull a back muscle. #sarcasm</text:p>
            <text:p>460285055210770432519679058162880513-2.53The world TOTALLY needs more Ben Stiller movies… #sarcasm</text:p>
            <text:p>472469154805460992519679087787261952-2.95Those days when things you usually find funny are just really fucking annoying. #everythingisawesome #NOT</text:p>
            <text:p>472564078120931329519679117411627008-1.64this Pacers and Heat game sure is a close one.... #not</text:p>
            <text:p>472090259665481729519679146868219904-1.63So pumped for this 1 and a half hour flight #not </text:p>
            <text:p>464955757130031104519679176379342849-2.08@artsyTrish @normwilner l'm afraid I'm cynical, don't that it will ultimately change him. I don't think this is the proverbial rock bottom.</text:p>
            <text:p>463297203667488769519679205949194240-2.86Gonna have to do some rearranging in my room, fun stuff #sarcasm</text:p>
            <text:p>474221888743669761519679235690987521-.89@EllexxxPharrell v true. altho i was clumsily using the medium of #irony to call you selfish .. again. [it's my new hobby!] #HaterInTraining</text:p>
            <text:p>475488958311186433519679265114046464-1.11@roquesullivan That is next on the list, but they said they can analyze his poop. Waiting for a "sample" so to speak.</text:p>
            <text:p>463095017129521152519679295195594752-.90You guys make me feel so special. #sarcasm</text:p>
            <text:p>472337847220207616519679324648001537-3.34Knee pains are wonderful things to wake up to. #NOT</text:p>
            <text:p>472880919645544448519679354024898562-1.54"@dazelleyvette: @ShoulderPadGal hey there.... I am now great with Twitter yet. Getting there" R u sure? Lol! ;-) #Not</text:p>
            <text:p>472365525788393472519679383473098752-.98 going to the hockey hall of fame #sorryPhoenix&amp;Sage #not haha</text:p>
            <text:p>472453052994433024519679413110046720-2.54My hoe twin deleted her twitter account. Everyone start talking crap about her #not</text:p>
            <text:p>472343097096286208519679442726027265-1.98Those schools doctored the photo for violations of showing too much skin but they pass out condoms like it was candy #irony @foxandfriends</text:p>
            <text:p>472891082498637824519679472186826754-1.72Who wants to run errands &amp; get coffee with Nyrene? #rhetoricalquestion #kindof #not</text:p>
            <text:p>472598382104424449519679501572116481-2.4948 hours mystery before bed, fantastic way to put me to sleep... #not</text:p>
            <text:p>472590616577048577519679531020349440-2.69Guess I'll just lay here til my cramps subside enough to let me fall asleep #thankyoumothernature #not</text:p>
            <text:p>473471633894539265519679560405630976-2.60First day and last day of work at two diff jobs today. #irony</text:p>
            <text:p>473520061488324608519679589774151681-3.05Architect tells #Albemarle ARB his preliminary 3D model is not really set "we did it in sketch up and it came together quickly". #irony</text:p>
            <text:p>463512398444253185519679619260092416-2.65Thunder defense. Impressive. #sarcasm #havesomepride #gutcheck</text:p>
            <text:p>472359554265518080519679648653791232-3.19he da type of nigga dats gone go hang wit niggas dat stay callin him bitches n soft af ctfu dats 300 #NOT</text:p>
            <text:p>472372204584185856519679678269751297-2.61@DrBassemYoussef always praised the Coup &amp; spoke ill of #Morsi. Now the Coup Regime shut down his show. LOL! #Irony </text:p>
            <text:p>472814899136327681519679708183552002-2.22btchs be mad af at old sht , LIG it , LET IT GO #sorry #but #not #sorry </text:p>
            <text:p>462994930961350656519679737669513216-1.66It's said that #sarcasm is the lowest form of #wit. To that I say "No, really? Hey, somebody give this person a #Nobel #peace #prize!</text:p>
          </table:table-cell>
          <table:table-cell table:number-columns-repeated="1022"/>
        </table:table-row>
        <table:table-row table:style-name="ro1">
          <table:table-cell office:value-type="float" office:value="-2.52" calcext:value-type="float">
            <text:p>-2.52</text:p>
          </table:table-cell>
          <table:table-cell office:value-type="string" calcext:value-type="string">
            <text:p>Wow thanks. You're being such a great sport :) #sarcasm -_-</text:p>
          </table:table-cell>
          <table:table-cell table:number-columns-repeated="1022"/>
        </table:table-row>
        <table:table-row table:style-name="ro1">
          <table:table-cell office:value-type="float" office:value="-2.99" calcext:value-type="float">
            <text:p>-2.99</text:p>
          </table:table-cell>
          <table:table-cell office:value-type="string" calcext:value-type="string">
            <text:p>You're about as useful as a poopy flavored lollipop</text:p>
          </table:table-cell>
          <table:table-cell table:number-columns-repeated="1022"/>
        </table:table-row>
        <table:table-row table:style-name="ro2">
          <table:table-cell office:value-type="float" office:value="-2.6" calcext:value-type="float">
            <text:p>-2.6</text:p>
          </table:table-cell>
          <table:table-cell office:value-type="string" calcext:value-type="string">
            <text:p>@digitalyn Maybe he had a hidden agenda against the misogynists with a manifesto and videos like that... maybe it was all fake! #not</text:p>
          </table:table-cell>
          <table:table-cell table:number-columns-repeated="1022"/>
        </table:table-row>
        <table:table-row table:style-name="ro2">
          <table:table-cell office:value-type="float" office:value="-1.34" calcext:value-type="float">
            <text:p>-1.34</text:p>
          </table:table-cell>
          <table:table-cell office:value-type="string" calcext:value-type="string">
            <text:p>#NP Everything Has Changed -- Taylor Swift &amp; Ed Sheeran.\n#sunshineandabs #Olicity #Imokay #not</text:p>
          </table:table-cell>
          <table:table-cell table:number-columns-repeated="1022"/>
        </table:table-row>
        <table:table-row table:style-name="ro1">
          <table:table-cell office:value-type="float" office:value="-3.62" calcext:value-type="float">
            <text:p>-3.62</text:p>
          </table:table-cell>
          <table:table-cell office:value-type="string" calcext:value-type="string">
            <text:p>Get treated like a right c**t all the time #not#taking#it#anymore </text:p>
          </table:table-cell>
          <table:table-cell table:number-columns-repeated="1022"/>
        </table:table-row>
        <table:table-row table:style-name="ro2">
          <table:table-cell office:value-type="float" office:value="-2.55" calcext:value-type="float">
            <text:p>-2.55</text:p>
          </table:table-cell>
          <table:table-cell office:value-type="string" calcext:value-type="string">
            <text:p>When people with the most "LIKES" on Facebook tells you "LIKE's doesn't mean anything" #Ironic #sarcasm #sarcastic</text:p>
          </table:table-cell>
          <table:table-cell table:number-columns-repeated="1022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string" calcext:value-type="string">
            <text:p>@sha_quiet sounds fun. #sarcasm Enjoy</text:p>
          </table:table-cell>
          <table:table-cell table:number-columns-repeated="1022"/>
        </table:table-row>
        <table:table-row table:style-name="ro2">
          <table:table-cell office:value-type="float" office:value="-3.32" calcext:value-type="float">
            <text:p>-3.32</text:p>
          </table:table-cell>
          <table:table-cell office:value-type="string" calcext:value-type="string">
            <text:p>@sportingnews I am sure a pissed off ex is a good person to talk to . #NOT #WOMENSCORNED</text:p>
          </table:table-cell>
          <table:table-cell table:number-columns-repeated="1022"/>
        </table:table-row>
        <table:table-row table:style-name="ro2">
          <table:table-cell office:value-type="float" office:value="-0.99" calcext:value-type="float">
            <text:p>-0.99</text:p>
          </table:table-cell>
          <table:table-cell office:value-type="string" calcext:value-type="string">
            <text:p>#sarcasm in my last tweet Happy #CincoDeDrinko #CincoDeMayo !! Says a non drinker ha ha</text:p>
          </table:table-cell>
          <table:table-cell table:number-columns-repeated="1022"/>
        </table:table-row>
        <table:table-row table:style-name="ro2">
          <table:table-cell office:value-type="float" office:value="-2.59" calcext:value-type="float">
            <text:p>-2.59</text:p>
          </table:table-cell>
          <table:table-cell office:value-type="string" calcext:value-type="string">
            <text:p>Oh, fabulous, the throwback Time Lord @FunkyLambert just followed me. Oh, happy day. #Sarcasm</text:p>
          </table:table-cell>
          <table:table-cell table:number-columns-repeated="1022"/>
        </table:table-row>
        <table:table-row table:style-name="ro2">
          <table:table-cell office:value-type="float" office:value="-1.47" calcext:value-type="float">
            <text:p>-1.47</text:p>
          </table:table-cell>
          <table:table-cell office:value-type="string" calcext:value-type="string">
            <text:p>@S1monEvans oooo they must be clever criminals then #not hope the cars ok!</text:p>
          </table:table-cell>
          <table:table-cell table:number-columns-repeated="1022"/>
        </table:table-row>
        <table:table-row table:style-name="ro2">
          <table:table-cell office:value-type="float" office:value="-1.15" calcext:value-type="float">
            <text:p>-1.15</text:p>
          </table:table-cell>
          <table:table-cell office:value-type="string" calcext:value-type="string">
            <text:p>@SpursNationSA hilarious, love this creative city! Pfft Oklahoma lol wearing their colored shirts accordingly lol #not up in here!</text:p>
          </table:table-cell>
          <table:table-cell table:number-columns-repeated="1022"/>
        </table:table-row>
        <table:table-row table:style-name="ro2">
          <table:table-cell office:value-type="float" office:value="-2.82" calcext:value-type="float">
            <text:p>-2.82</text:p>
          </table:table-cell>
          <table:table-cell office:value-type="string" calcext:value-type="string">
            <text:p>So upset...girls shoulda had their senior night game tonight....leave the field and not even 10 min. later, sun starts come out #not happy</text:p>
          </table:table-cell>
          <table:table-cell table:number-columns-repeated="1022"/>
        </table:table-row>
        <table:table-row table:style-name="ro2">
          <table:table-cell office:value-type="float" office:value="-2.8" calcext:value-type="float">
            <text:p>-2.8</text:p>
          </table:table-cell>
          <table:table-cell office:value-type="string" calcext:value-type="string">
            <text:p>Thank you to the few that danced at prom, you really put yourself on the line #sarcasm</text:p>
          </table:table-cell>
          <table:table-cell table:number-columns-repeated="1022"/>
        </table:table-row>
        <table:table-row table:style-name="ro1">
          <table:table-cell office:value-type="float" office:value="-2.73" calcext:value-type="float">
            <text:p>-2.73</text:p>
          </table:table-cell>
          <table:table-cell office:value-type="string" calcext:value-type="string">
            <text:p>I'm playing a video game AND I'm a girl am I special yet? #sarcasm</text:p>
          </table:table-cell>
          <table:table-cell table:number-columns-repeated="1022"/>
        </table:table-row>
        <table:table-row table:style-name="ro2">
          <table:table-cell office:value-type="float" office:value="-2.74" calcext:value-type="float">
            <text:p>-2.74</text:p>
          </table:table-cell>
          <table:table-cell office:value-type="string" calcext:value-type="string">
            <text:p>Reconciling church accounts is the highlight of my week #NOT #likefingernailsonachalkboard</text:p>
          </table:table-cell>
          <table:table-cell table:number-columns-repeated="1022"/>
        </table:table-row>
        <table:table-row table:style-name="ro1">
          <table:table-cell office:value-type="float" office:value="-3.03" calcext:value-type="float">
            <text:p>-3.03</text:p>
          </table:table-cell>
          <table:table-cell office:value-type="string" calcext:value-type="string">
            <text:p>Worked 7-7 today now I get to wake up and do it again at 8! #Stoked #Not</text:p>
          </table:table-cell>
          <table:table-cell table:number-columns-repeated="1022"/>
        </table:table-row>
        <table:table-row table:style-name="ro1">
          <table:table-cell office:value-type="float" office:value="-1.51" calcext:value-type="float">
            <text:p>-1.51</text:p>
          </table:table-cell>
          <table:table-cell office:value-type="string" calcext:value-type="string">
            <text:p>Happy birthday to the straightest guy I know @IsaacRSmith #sarcasm</text:p>
          </table:table-cell>
          <table:table-cell table:number-columns-repeated="1022"/>
        </table:table-row>
        <table:table-row table:style-name="ro2">
          <table:table-cell office:value-type="float" office:value="-3.14" calcext:value-type="float">
            <text:p>-3.14</text:p>
          </table:table-cell>
          <table:table-cell office:value-type="string" calcext:value-type="string">
            <text:p>#Irony indeed!!! RT @TimReidBBC: FM:"My message to President Obama is 'Yes we can'.</text:p>
          </table:table-cell>
          <table:table-cell table:number-columns-repeated="1022"/>
        </table:table-row>
        <table:table-row table:style-name="ro2">
          <table:table-cell office:value-type="float" office:value="-1.97" calcext:value-type="float">
            <text:p>-1.97</text:p>
          </table:table-cell>
          <table:table-cell office:value-type="string" calcext:value-type="string">
            <text:p>We gunna win prem an champs league wiv lambert !! #not #joke #signpropaplayerz</text:p>
          </table:table-cell>
          <table:table-cell table:number-columns-repeated="1022"/>
        </table:table-row>
        <table:table-row table:style-name="ro1">
          <table:table-cell office:value-type="float" office:value="-0.87" calcext:value-type="float">
            <text:p>-0.87</text:p>
          </table:table-cell>
          <table:table-cell office:value-type="string" calcext:value-type="string">
            <text:p>Congrats on being together for a whole 60 days. #truelove #not</text:p>
          </table:table-cell>
          <table:table-cell table:number-columns-repeated="1022"/>
        </table:table-row>
        <table:table-row table:style-name="ro2">
          <table:table-cell office:value-type="float" office:value="-2.51" calcext:value-type="float">
            <text:p>-2.51</text:p>
          </table:table-cell>
          <table:table-cell office:value-type="string" calcext:value-type="string">
            <text:p>we #Dont , &amp; ( I Stress ) , We - Do - #Not Nigga Block @Nigga_Block followers unless the Follow then #Unfollow @luciieslmtt , &lt;------------</text:p>
          </table:table-cell>
          <table:table-cell table:number-columns-repeated="1022"/>
        </table:table-row>
        <table:table-row table:style-name="ro1">
          <table:table-cell office:value-type="float" office:value="-2.65" calcext:value-type="float">
            <text:p>-2.65</text:p>
          </table:table-cell>
          <table:table-cell office:value-type="string" calcext:value-type="string">
            <text:p>Wanna know something? I hate studying for exams. #shocker #not</text:p>
          </table:table-cell>
          <table:table-cell table:number-columns-repeated="1022"/>
        </table:table-row>
        <table:table-row table:style-name="ro2">
          <table:table-cell office:value-type="float" office:value="2.31" calcext:value-type="float">
            <text:p>2.31</text:p>
          </table:table-cell>
          <table:table-cell office:value-type="string" calcext:value-type="string">
            <text:p>“@BestProAdvice: pic.twitter.com/5juLvOYX59” but more so from a book rejecting material possessions and wealth #irony</text:p>
          </table:table-cell>
          <table:table-cell table:number-columns-repeated="1022"/>
        </table:table-row>
        <table:table-row table:style-name="ro2">
          <table:table-cell office:value-type="float" office:value="-0.05" calcext:value-type="float">
            <text:p>-0.05</text:p>
          </table:table-cell>
          <table:table-cell office:value-type="string" calcext:value-type="string">
            <text:p>So to speak RT @iD4RO: I will pay good money for the Paul Wells toilet video. Somebody leak it to me.</text:p>
          </table:table-cell>
          <table:table-cell table:number-columns-repeated="1022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string" calcext:value-type="string">
            <text:p>Good Dick Or Good pussy Will Literally Make Mfs Go Crazy </text:p>
          </table:table-cell>
          <table:table-cell table:number-columns-repeated="1022"/>
        </table:table-row>
        <table:table-row table:style-name="ro2">
          <table:table-cell office:value-type="float" office:value="-2.53" calcext:value-type="float">
            <text:p>-2.53</text:p>
          </table:table-cell>
          <table:table-cell office:value-type="string" calcext:value-type="string">
            <text:p>@Roberto_Cavalli #you are an art thief#not a fashion designer#take off just logo#sufi rights#</text:p>
          </table:table-cell>
          <table:table-cell table:number-columns-repeated="1022"/>
        </table:table-row>
        <table:table-row table:style-name="ro1">
          <table:table-cell office:value-type="float" office:value="-2.23" calcext:value-type="float">
            <text:p>-2.23</text:p>
          </table:table-cell>
          <table:table-cell office:value-type="string" calcext:value-type="string">
            <text:p>Love being awake at this time on my day off.. #NOT!</text:p>
          </table:table-cell>
          <table:table-cell table:number-columns-repeated="1022"/>
        </table:table-row>
        <table:table-row table:style-name="ro2">
          <table:table-cell office:value-type="float" office:value="-1.9" calcext:value-type="float">
            <text:p>-1.9</text:p>
          </table:table-cell>
          <table:table-cell office:value-type="string" calcext:value-type="string">
            <text:p>@kickboxer39 @tysesrc @Brady13A @johnpompom well ive rode at your granny pace for last 3 year #not a race a piss up.</text:p>
          </table:table-cell>
          <table:table-cell table:number-columns-repeated="1022"/>
        </table:table-row>
        <table:table-row table:style-name="ro1">
          <table:table-cell office:value-type="float" office:value="-2.31" calcext:value-type="float">
            <text:p>-2.31</text:p>
          </table:table-cell>
          <table:table-cell office:value-type="string" calcext:value-type="string">
            <text:p>when did the brewers resign jeff supan? #sarcasm #brewers</text:p>
          </table:table-cell>
          <table:table-cell table:number-columns-repeated="1022"/>
        </table:table-row>
        <table:table-row table:style-name="ro2">
          <table:table-cell office:value-type="float" office:value="-2.88" calcext:value-type="float">
            <text:p>-2.88</text:p>
          </table:table-cell>
          <table:table-cell office:value-type="string" calcext:value-type="string">
            <text:p>I wish North Little Rock had bike trails for cyclists to ride. They are having to ride on the highway and slow down traffic. #sarcasm</text:p>
          </table:table-cell>
          <table:table-cell table:number-columns-repeated="1022"/>
        </table:table-row>
        <table:table-row table:style-name="ro1">
          <table:table-cell office:value-type="float" office:value="-2.88" calcext:value-type="float">
            <text:p>-2.88</text:p>
          </table:table-cell>
          <table:table-cell office:value-type="string" calcext:value-type="string">
            <text:p>Wow dontcha love when guys are jerks around their friends #NOT</text:p>
          </table:table-cell>
          <table:table-cell table:number-columns-repeated="1022"/>
        </table:table-row>
        <table:table-row table:style-name="ro1">
          <table:table-cell office:value-type="float" office:value="-3.18" calcext:value-type="float">
            <text:p>-3.18</text:p>
          </table:table-cell>
          <table:table-cell office:value-type="string" calcext:value-type="string">
            <text:p>Can't sleep and have to wake up in 5 hours. Two great combinations #not</text:p>
          </table:table-cell>
          <table:table-cell table:number-columns-repeated="1022"/>
        </table:table-row>
        <table:table-row table:style-name="ro2">
          <table:table-cell office:value-type="float" office:value="-3.14" calcext:value-type="float">
            <text:p>-3.14</text:p>
          </table:table-cell>
          <table:table-cell office:value-type="string" calcext:value-type="string">
            <text:p>Oh? I said something to you that everybody's been thinking but too chicken shit to say for a while now? I'm sooo sorry... #not</text:p>
          </table:table-cell>
          <table:table-cell table:number-columns-repeated="1022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string" calcext:value-type="string">
            <text:p>Yep, they even showed that ad in the breaks in the movie. #irony</text:p>
          </table:table-cell>
          <table:table-cell table:number-columns-repeated="1022"/>
        </table:table-row>
        <table:table-row table:style-name="ro2">
          <table:table-cell office:value-type="float" office:value="-2.08" calcext:value-type="float">
            <text:p>-2.08</text:p>
          </table:table-cell>
          <table:table-cell office:value-type="string" calcext:value-type="string">
            <text:p>HA. Too long since we've seen global affairs in wrestling storylines. Been waiting ever since the Middle East cooled off. #sarcasm</text:p>
          </table:table-cell>
          <table:table-cell table:number-columns-repeated="1022"/>
        </table:table-row>
        <table:table-row table:style-name="ro2">
          <table:table-cell office:value-type="float" office:value="-2.57" calcext:value-type="float">
            <text:p>-2.57</text:p>
          </table:table-cell>
          <table:table-cell office:value-type="string" calcext:value-type="string">
            <text:p>But who had the bright idea of doing a leg/butt workout the day before my longest run? Oh, it was me, what a good idea #NOT #OUCH #DOMS</text:p>
          </table:table-cell>
          <table:table-cell table:number-columns-repeated="1022"/>
        </table:table-row>
        <table:table-row table:style-name="ro7">
          <table:table-cell office:value-type="float" office:value="-2.44" calcext:value-type="float">
            <text:p>-2.44</text:p>
          </table:table-cell>
          <table:table-cell office:value-type="string" calcext:value-type="string">
            <text:p>You go gurl" #seeiknewit #lol #sarcasm</text:p>
            <text:p>472062558154022912519680888003510274-2.76@brAVERREY @supshelbss #mystudentsareawesome #irony pic.twitter.com/a0dgm9TaJ1</text:p>
            <text:p>472593349791453184519680917581754369-2.88When you finally fall asleep and get woken up 30 mins later by your parents WW3 level argument. It's been a while, I kind of missed it #not</text:p>
            <text:p>472421630103126016519680946249822208-2.21Yes. This Ravi Shastri is neutral. Zero bias comes through when he is doing commentary. #Not</text:p>
            <text:p>463122549577351168519680975966453760-2.33This guy smoking his e-cig in the library is sooooo cool. #not #sarcasm</text:p>
            <text:p>464067305329004544519681005427228672-4.22lmao don't talk to me about age difference if your bf cheats on you &amp;amp; treats you horribly, you're not exactly a model relationship fuckf</text:p>
            <text:p>463035817108054016519681034871246850-3.75Thank God for commercials! #sarcasm &gt;:/</text:p>
            <text:p>472050064119312384519681064449490946-1.83Obama starts up $5 billion counter terrorism fund, but wants to support Syrian rebels, many who are terrorists #irony tinyurl.com/mw4snmf</text:p>
            <text:p>472811039893905408519681093973204993-2.49My grad party's gonna be great. #not . Thanks everyone for canceling </text:p>
            <text:p>463198220198236160519681123828236288-2.38Highlight of my night last night waiting for this pos to get running so we could leave the woods #sarcasm pic.twitter.com/FT0fLPCSP4</text:p>
            <text:p>463444549734371329519681153570045953-3.77"You look better with some weight put on" okay mom, thanks for making me feel soooo much better about gaining weight #Sarcasm</text:p>
            <text:p>463545976251486208519681183307669504-2.56We didnt talk today. IM SHOCKED. #sarcasm</text:p>
            <text:p>472970176229806080519681212713934850-1.04My head says go to the gym. My heart says food.#not in the mood to work out</text:p>
            <text:p>472973385962889216519681242300559360-2.01well good thing my key board is completely functional right now #not</text:p>
            <text:p>4721029897258270725196812717026222101.75Kendrick made "bitch don't kill my vibe", "poetic justice" and "swimming pools" all radio hits yet still lyrical as shit. #Not easily done</text:p>
            <text:p>472410257721786368519681300324564992-2.40At Nevada jail for 3 hrs? Check bail money? Check as in me having no more money whoohoo!! #not</text:p>
            <text:p>472964665413500929519681328816463872-2.82I just love cars that don't go in reverse #not #mybodyhurts</text:p>
            <text:p>472093016283299840519681358382108672-2.37Going to cross fit when I can't even turn my head left... this should be fun #not</text:p>
            <text:p>472254124155625472519681387742232577-1.29I swear Heriberto always gives me the cutest nicknames lol #not </text:p>
            <text:p>474084890540261376519681417333051394-2.33"@goal_intl: Fabregas should come back to Arsenal, says Cazorla dlvr.it/5snN0X" Santi doing a Xavi #Irony @i_shaikh82 @simonalbert4</text:p>
            <text:p>472162645140066304519681447058108416-2.98I love making a huge meal for these people and then have them eat barely any of it... #Not #EatYourVeggies</text:p>
            <text:p>474797977501179904519681476711809024-3.44Am I the only one who thinks #EdSheeran is better looking as a #muppet then in real life? #irony #life #fun</text:p>
            <text:p>472034377204240384519681505199546368-1.34@ema_sava almost as good as girls that wear "GEEK" t-shirts yet fail NVQ level 2 Hair and Beauty... #hair #beauty #geek #irony</text:p>
            <text:p>463025089949081600519681534698082304-2.88@ashleybrian You want to come to a work conference? It's a blast. #sarcasm</text:p>
            <text:p>463072229882740736519681564431495168-3.52My favorite part of going to the movies is having some douche yelling across the theater to his friend before the movie starts. #sarcasm</text:p>
            <text:p>472357975068536833519681593980370947-1.81RT @the_con52rad: @Brenden_McWilli and hes the name sake of my truck #irony</text:p>
            <text:p>474356840441344001519681622514208770-2.31Eric Church singing a song about NOT selling out? #irony #CMTawards</text:p>
            <text:p>472198393180065793519681652075679745-1.38@halle_nicole I'm no girl by any means, but my grandparents seemed to love my pic. They even hung it on the mantle... #not</text:p>
            <text:p>472203043606638593519681681561645056-3.92It's cool that I've almost broken my neck three times this week #not</text:p>
            <text:p>472442793399705600519681711043395584-1.81Super excited about this taking this conference call on my break #not #carniprobs</text:p>
            <text:p>473889494308245504519681740609052674-3.55I love the spoilers(non)alert like "discover what happens with XxX in this week new episode (SpoliersAlert)".It's GoT! #Irony #GameOfThrones</text:p>
            <text:p>463085040910737408519681770074017792-2.87I get to do a UDS for work!! #sarcasm Someone's been skimming narcs. I pray they get caught &amp; get the help they need.#recovery is possible ♡</text:p>
            <text:p>472046524630073344519681799442530305-3.26@LH_Writes As a middle grade author, I totally identify with this advice #notreally #sarcastictweet (no I don't)</text:p>
            <text:p>472295004690718720519681829142405120-3.29I seriously wonder if he act like fuckhead everywhere. #teacher #school #mathrocks #not</text:p>
            <text:p>472105381540675585519681858565468161.15I went from 155lbs back down to 126lbs within 5 months. How did I do it?? I went to culinary school... #makesperfectsense #not</text:p>
            <text:p>464962954333798401519681888202399744-1.54Consumerism is used to control the populace in the same way that the proverbial carrot is used to control the proverbial horse.</text:p>
            <text:p>472345512260431872519681918007119872-2.59Aw you poor unfortunate soul, I'm praying for you #Not</text:p>
            <text:p>472122461233102848519681947438575616-.77@XMenMovies So what are the chances of me being extra in the next xmen movie. #not bad idea</text:p>
            <text:p>472898591422296064519681976899366915-1.61#Irony: not reading the fine print on the #ReadingRainbow @kickstarter disclaimer.</text:p>
            <text:p>472193377539457024519682006406279169-2.51@JohnMeadows I totally love the idea of driving in the country in the dark. #not</text:p>
            <text:p>463177012362743808519682035913211907-1.86You make me feel great about myself. #sarcasm</text:p>
            <text:p>463248502316101632519682065428537344-2.49@moneyaware woohoo! All my wishes have come true! #irresponsiblelending #sarcasm pic.twitter.com/gw4fAuoyoV</text:p>
            <text:p>472344038419759105519682095145156609-2.00Do people get joy from complaining about things with such little significance? Take a step back, breathe, and re-evaluate your life. #irony</text:p>
            <text:p>476486298866552832519682124622749696-.02@Nathanaelboone ya know.. I'm pretty sure the literally is one. haha</text:p>
            <text:p>472198873276878848519682154037399552-.58It's time to get this party started now that it's summer break #not</text:p>
            <text:p>472747524466298880519682183447838720-2.57It didn't work the first 100 times, it makes so much sense to try it again! #Not</text:p>
            <text:p>463478249603870721519682212891877380-.58@doseofdanni *valley-girl voice* wait, so did you, like, do it with luke? #sarcasm lmao</text:p>
            <text:p>463492385780293633519682242440732673-.56RT @alyssakent334: Well... Today seems like it has been fantastic for everyone. #sarcasm</text:p>
            <text:p>472029542937538560519682271888949248.51I love how my PINK water bottle doesn't actually have any pink on it whatsoever #irony pic.twitter.com/eIpNXbsNcH</text:p>
            <text:p>472930133603790849519682301311987712-1.56You know you're old when your at a wedding and you only know the kids bop version of the songs they're playing #not therealwords</text:p>
            <text:p>463423364539768832519682330818928643-1.06What is this shit, can't even win the title. #RodgersOut! #sarcasm #YNWA!</text:p>
            <text:p>472410231386169344519682360170647553-3.00The best thing in the world is changing your #RelationshipStatus to #single. #Sarcasm</text:p>
            <text:p>476448053545955328519682389669187585-1.25@goldenGAZE yeah I was distraught when I realised the sub unit was only a fackn April fools (I was literally waiting for news to drop hahah)</text:p>
            <text:p>463466241613910016519682419150974976-2.33@burke_bends they're great aren't they? #sarcasm</text:p>
            <text:p>472838133353291776519682448594964480-1.27@LewisOdell @leeodell5 @skudlooking didn't think he would be going, you too km the piss to much last year #not seenyoufor10yearsfriend</text:p>
            <text:p>463433751515889665519682478173208576-1.50Hopefully the @DetroitLionsNFL can trade all of there draft picks to move up and draft another wide receiver.#sarcasm</text:p>
            <text:p>465325122413293568519682507663368193-3.19RT @TheeJesseHelton: "A Million Ways To Die In The West" looks about as appealing as dysentery. Don't know how folks still find Seth McFarl…</text:p>
            <text:p>472385407632805888519682537115746304-1.85@Morning_Joe GOP thought leaders manipulate science for profit - no wonder not welcome where science is revered #irony</text:p>
            <text:p>473030805800103936519682566580731904.87Nice phone call from my mam. Get up and get thro #painting #yey #not - but it will look good tho </text:p>
            <text:p>472619238528921602519682595949248513-3.04Literally everyone is out partying and I'm at home enjoying life #not</text:p>
            <text:p>463062235456098304519682625347133441-2.70Haha omg i wonder who it is! #sarcasm</text:p>
            <text:p>476473354132922368519682654828900352-.75I swear it better be good cuz it's literally killing me. If you know, you know.</text:p>
            <text:p>463500414957002752519682684516188161-2.60What a great start to the week. #sarcasm</text:p>
            <text:p>472825508263366656519682713905688579-3.23Proper fed up and feeling sorry for myself so I've put myself to bed #myliferocks #not</text:p>
            <text:p>472503353302589440519682743261622272-2.37And to follow up the pizza tweet my abs are coming along nicely #not</text:p>
            <text:p>472486131842707456519682772844027906-2.66One thing I thoroughly enjoyed at the game was the incessant need to fill every break in play with music. #NotReally #Sarcasm #PainInArse</text:p>
            <text:p>472631695984705536519682802187382786-.28Bout To Watch Haunted house 2 while I'm snacking #not sleepy #big chillin</text:p>
            <text:p>472417900876558337519682831547506689-2.63I'm staying in to watch the football over the speedway tonight #NOT #nothanks #borin </text:p>
            <text:p>472480937213960192519682860903452676-2.60Can't wait to finish these exams and enjoy all that Falcarragh has to offer #Not</text:p>
            <text:p>463020505877200896519682890511052800-2.50@Carla59132964 @ARROWwriters And the ratings rose because of it. #sarcasm</text:p>
            <text:p>463034208815161344519682920080883712-2.51Excited about Million Dollar Arm. Just can't wait for all the stereotypes to ruin life one more time, cause Slumdog wasn't enough. #sarcasm</text:p>
            <text:p>476468233554235393519682949503926274.75@Nashgrier I'VE BEEN LITERALLY WAITING FOREVER FOR YOU TO DO A FOLLOWUNG SPREE</text:p>
            <text:p>473160861901926400519682978947940352-2.85I just love that the people in my house don't believe in modern medicine. #Not</text:p>
            <text:p>473102241441013762519683008354193409-3.02#FIFA? #Qatar2022 bid? Bent as a big bent thing bent by Bender the bending robot? Nooo! Impossible! #not</text:p>
            <text:p>473271284730589184519683037823385600-2.95RT @diapertech: #irony: wearing #diapers, pour a coffee in my lap. Looks like i peed myself. #abdl #diaperlover</text:p>
            <text:p>464302265591791616519683067531640833-3.58I literally wasted a whole year on you focused on you when all along all you wanted was him... I feel dumb asf cause of you...</text:p>
            <text:p>463341710525734912519683096912728066-2.29Yay Mexican Independence Day! Cinco de Mayo! #sarcasm</text:p>
            <text:p>111900485040078848519683126289649665-2.21I hate those unrealistic movies where women are friends.</text:p>
            <text:p>474316930745397248519683155641380864-2.58Nice to hear old carrier bags got a mention in the queens speech today #irony</text:p>
            <text:p>463565099869818880519683185056022528-3.49Hurray for finding out what I am allergic to finally #sarcasm </text:p>
            <text:p>463519483143802880519683214525231104-2.56Wendy Just brought me dinner&amp; it's almost midnight. #youragreatperson #sarcasm</text:p>
            <text:p>472459786672685058519683243990200320-2.64@EastCheshire @ClrMichaelJones remember labour and tories both lied about promises of a referendum all hot air makes him sound good. #NOT</text:p>
            <text:p>472038044787539968519683273878818816.20RT @Stumpieeeee: Breakin legs so to speak. @raevans22 danjon97 @ccraddock15 instagram.com/p/ole1Rou5VM/</text:p>
            <text:p>4741549126923264005196833032808816642.14@SellaTheChemist @lewis_dartnell Yes, I didn't think it looked like your office. Looking good for Sunday @cheltfestivals Pumped, so to speak</text:p>
            <text:p>472779996403343360519683332825550848-2.27Almost all day its a same damn day 2 me#not happy#said#hoping for a mirracle</text:p>
            <text:p>476485132627345408519683362231832576-2.20Literally my entire body hurts pretty sure cheer tryouts were harder than basketball tryouts </text:p>
            <text:p>472329818361835520519683391893946368-1.98RT @6packworkouts: @SknnyME all generalisations are false; but this too is generalisation #irony pic.twitter.com/nCGXkAYyE8</text:p>
            <text:p>473115109686902784519683420499107840-.08I pray every night for forgiveness of my sins known and unknown #not perfect but I do know JESUS</text:p>
            <text:p>465391649204346880519683449955708928-2.37RT @yusha123 Pub lunch in the swann inn in crewkerne.. feel about as welcome as a fart in a sauna. FART ROBOT APPROVES.</text:p>
            <text:p>472738261752770561519683479613616129-3.09Aww I love it when he retweets half naked girls #not</text:p>
            <text:p>463076252018950144519683509120548865-2.15Glad to see the #DallasMavs showed up to play today. #sarcasm</text:p>
            <text:p>472901286258810881519683538673598465-2.21Perfect Saturday Night: watching out dated electronic charting for my next clinical site... #not</text:p>
            <text:p>476423935546757120519683568209907712.52@H_mcBlackie I'm good question I'm not sure we literally just got here and I had to drive</text:p>
            <text:p>463054633523761153519683597670690818-2.87RT @_dylancliffe: Love getting invited out everywhere #sarcasm #whatfriends #cunts</text:p>
            <text:p>472163082224275456519683627399921664-2.87“@IamEvilTebow: Donald Sterling sells team for $2 Billion &amp; is officially "nigga rich" #Irony”</text:p>
            <text:p>472947345500274688519683656760053762-2.32Yes! I'm so glad it's another Heat vs. Spurs Finals! #not #cantwaitfornextseason</text:p>
            <text:p>465390980514852864519683686472486914.31@Ssssmmmileeeey You I’m not worried cuz we’ve had piss-takes before ;) @JanetteMattey Ah, Jan, Jan… still testing waters so to speak haha ?</text:p>
            <text:p>472163484810371073519683715971039232-3.18These gas prices are so awesome, specially with my gas guzzler. #not</text:p>
            <text:p>463444151149670400519683745456996354-3.99Been spattered twice with liquid fertilizer, must b my lucky day! #sarcasm</text:p>
            <text:p>473812287677947904519683774104076288-2.58I think it's funny that #directtv has an ad on how to watch ad-free tv with the Hopper. #irony #ironic</text:p>
            <text:p>472511324392812544519683803724259330-2.34Oh. So I'm forced to take the new Twitter settings. Great. #not</text:p>
            <text:p>4724794372507648005196838331137679361.54When your #Not #Afraid to except who you are, others #WILL #EXCEPT #YOU @MASTERCHEFonFOX #liveyourtruth</text:p>
            <text:p>463126050629619714519683863002361857-1.98@KennySeaman I'm SOOOOOO offended by this tweet! ;) #sarcasm</text:p>
            <text:p>463501793817665536519683892526067712-2.63Tomorrow will be exactly like Sunday.. homework homework homework!! #sarcasm #whydoesmylifesuck</text:p>
            <text:p>475364335926005760519683922460815360-1.98What if the girls saying follow the mc insta end up on their ? #irony</text:p>
            <text:p>474194029757079553519683952164872193-2.49@gerrymcculloch1 Ah so i was'nt the only one to notice the wee woman in the £1million hat telling us we're all in this together ? #Irony</text:p>
            <text:p>463392148889407488519683981738917889-2.36RT @EunyDoll8: music on, studying for finals, and drinking caffeine to stay awake is fuuun... -__- #sarcasm</text:p>
            <text:p>472120307315400705519684011354890240-2.44Smh its hot AF shower flow again I hate sweating ugh sooooo #Not kute</text:p>
            <text:p>472948758951370752519684041000235009-3.18So glad you'd rather read a book than acknowledge your own kid #not</text:p>
            <text:p>472031809455153153519684070616227840-3.49RT @MGharivand: Those who seem the happiest are normally the ones that hurt the most. #irony</text:p>
            <text:p>460246351448522752519684100068634625-2.00Oh damn,why didn't anyone remind their was a #nascar race on tonight, nothing better then watching cars go round &amp; round over &amp;over #sarcasm</text:p>
            <text:p>472773280303435777519684129432940545-2.62Really love when ppl decide they wanna be late for their shift or just don't show up... #not</text:p>
            <text:p>473426862887018496519684159745187840-2.64Getting a copy of lady gagas roses because you think she's different and you want to be different does not make you different #irony</text:p>
            <text:p>474880225738625024519684189155631105-1.92Newspaper having extra page for celebrating World Environment Day.</text:p>
            <text:p>463112830829350912519684218729660419-2.38#ExtremeRules Rusev vs R-Truth &amp; Xavier Woods. I wonder how this match will go? Hmm. #sarcasm #RusevCrush #RusevLegacy</text:p>
            <text:p>472987443210121217519684247259320320-2.11When your parents just WONT stop talking so you just scroll through ur twitter feed! :) #bestmoments #not</text:p>
            <text:p>472214074009219072519684276657197056-1.81RT @ConfessChico: "Why do the senior shirts say stay classy when most of our girls are ratchet #irony</text:p>
          </table:table-cell>
          <table:table-cell table:number-columns-repeated="1022"/>
        </table:table-row>
        <table:table-row table:style-name="ro2">
          <table:table-cell office:value-type="float" office:value="-3.04" calcext:value-type="float">
            <text:p>-3.04</text:p>
          </table:table-cell>
          <table:table-cell office:value-type="string" calcext:value-type="string">
            <text:p>Wow, you didn't even seem like you cared. Thanks for being the greatest. #Not</text:p>
          </table:table-cell>
          <table:table-cell table:number-columns-repeated="1022"/>
        </table:table-row>
        <table:table-row table:style-name="ro1">
          <table:table-cell office:value-type="float" office:value="-2.75" calcext:value-type="float">
            <text:p>-2.75</text:p>
          </table:table-cell>
          <table:table-cell office:value-type="string" calcext:value-type="string">
            <text:p>@King_David_773 Ah the joys of love and marriage #sarcasm</text:p>
          </table:table-cell>
          <table:table-cell table:number-columns-repeated="1022"/>
        </table:table-row>
        <table:table-row table:style-name="ro2">
          <table:table-cell office:value-type="float" office:value="-3.71" calcext:value-type="float">
            <text:p>-3.71</text:p>
          </table:table-cell>
          <table:table-cell office:value-type="string" calcext:value-type="string">
            <text:p>Monogamy is about as appealing as a glass of poison served next to a shit sandwich.</text:p>
          </table:table-cell>
          <table:table-cell table:number-columns-repeated="1022"/>
        </table:table-row>
        <table:table-row table:style-name="ro1">
          <table:table-cell office:value-type="float" office:value="-2.46" calcext:value-type="float">
            <text:p>-2.46</text:p>
          </table:table-cell>
          <table:table-cell office:value-type="string" calcext:value-type="string">
            <text:p>So glad the #Habs traded Ryan McDonagh for Scott Gomez. #not</text:p>
          </table:table-cell>
          <table:table-cell table:number-columns-repeated="1022"/>
        </table:table-row>
        <table:table-row table:style-name="ro2">
          <table:table-cell office:value-type="float" office:value="-0.87" calcext:value-type="float">
            <text:p>-0.87</text:p>
          </table:table-cell>
          <table:table-cell office:value-type="string" calcext:value-type="string">
            <text:p>Love what you do, and u'll Neva wrk a day in ur life! #true or #not , cos sum times it feels like wrk......like rite now! #sigh</text:p>
          </table:table-cell>
          <table:table-cell table:number-columns-repeated="1022"/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string" calcext:value-type="string">
            <text:p>@AdamCarriker94 @WWE come on! Spirit squad! #sarcasm</text:p>
          </table:table-cell>
          <table:table-cell table:number-columns-repeated="1022"/>
        </table:table-row>
        <table:table-row table:style-name="ro1">
          <table:table-cell office:value-type="float" office:value="-1.66" calcext:value-type="float">
            <text:p>-1.66</text:p>
          </table:table-cell>
          <table:table-cell office:value-type="string" calcext:value-type="string">
            <text:p>I enjoy getting ready to end up staying home.\n#Sarcasm</text:p>
          </table:table-cell>
          <table:table-cell table:number-columns-repeated="1022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string" calcext:value-type="string">
            <text:p>I'm glad I have friends to do things with on weekends..... #NOT</text:p>
          </table:table-cell>
          <table:table-cell table:number-columns-repeated="1022"/>
        </table:table-row>
        <table:table-row table:style-name="ro2">
          <table:table-cell office:value-type="float" office:value="-0.91" calcext:value-type="float">
            <text:p>-0.91</text:p>
          </table:table-cell>
          <table:table-cell office:value-type="string" calcext:value-type="string">
            <text:p>@SWaqarA But they're not exactly engaging in global jihad. As opposed to Al-Qaeda which declared an emergency back in late 90's.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Gonna see if we can re fuckup my shoulder today cause I want more surgery #not</text:p>
          </table:table-cell>
          <table:table-cell table:number-columns-repeated="1022"/>
        </table:table-row>
        <table:table-row table:style-name="ro1">
          <table:table-cell office:value-type="float" office:value="-3.18" calcext:value-type="float">
            <text:p>-3.18</text:p>
          </table:table-cell>
          <table:table-cell office:value-type="string" calcext:value-type="string">
            <text:p>Honestly our healthcare is going down the drain. #thanksobama #not</text:p>
          </table:table-cell>
          <table:table-cell table:number-columns-repeated="1022"/>
        </table:table-row>
        <table:table-row table:style-name="ro1">
          <table:table-cell office:value-type="float" office:value="-1.82" calcext:value-type="float">
            <text:p>-1.82</text:p>
          </table:table-cell>
          <table:table-cell office:value-type="string" calcext:value-type="string">
            <text:p>Oh you can't get dinner? Guess that means you hate me now #not </text:p>
          </table:table-cell>
          <table:table-cell table:number-columns-repeated="1022"/>
        </table:table-row>
        <table:table-row table:style-name="ro2">
          <table:table-cell office:value-type="float" office:value="-3.17" calcext:value-type="float">
            <text:p>-3.17</text:p>
          </table:table-cell>
          <table:table-cell office:value-type="string" calcext:value-type="string">
            <text:p>Thanks refs 4 making sure you dont go unnoticed in ANY game this year! #sarcasm #drugtesttherefs #ihaventseenhookinglikethatsinceiwasinvegas</text:p>
          </table:table-cell>
          <table:table-cell table:number-columns-repeated="1022"/>
        </table:table-row>
        <table:table-row table:style-name="ro2">
          <table:table-cell office:value-type="float" office:value="-2.05" calcext:value-type="float">
            <text:p>-2.05</text:p>
          </table:table-cell>
          <table:table-cell office:value-type="string" calcext:value-type="string">
            <text:p>RT @joewilsontv: The reality show I keep pitching about people gaining their dignity continues to be rejected. I guess I don't get this gen…</text:p>
          </table:table-cell>
          <table:table-cell table:number-columns-repeated="1022"/>
        </table:table-row>
        <table:table-row table:style-name="ro2">
          <table:table-cell office:value-type="float" office:value="-2.89" calcext:value-type="float">
            <text:p>-2.89</text:p>
          </table:table-cell>
          <table:table-cell office:value-type="string" calcext:value-type="string">
            <text:p>Literally an awful time to get sick. Acute upper respiratory infection. #sweet #not</text:p>
          </table:table-cell>
          <table:table-cell table:number-columns-repeated="1022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string" calcext:value-type="string">
            <text:p>Cool. I mean it was no big deal anyways. #sarcasm</text:p>
          </table:table-cell>
          <table:table-cell table:number-columns-repeated="1022"/>
        </table:table-row>
        <table:table-row table:style-name="ro2">
          <table:table-cell office:value-type="float" office:value="-2.82" calcext:value-type="float">
            <text:p>-2.82</text:p>
          </table:table-cell>
          <table:table-cell office:value-type="string" calcext:value-type="string">
            <text:p>bc smoking weed and working a minimum wage job the rest of your life sounds good #lol #Not</text:p>
          </table:table-cell>
          <table:table-cell table:number-columns-repeated="1022"/>
        </table:table-row>
        <table:table-row table:style-name="ro1">
          <table:table-cell office:value-type="float" office:value="-1.93" calcext:value-type="float">
            <text:p>-1.93</text:p>
          </table:table-cell>
          <table:table-cell office:value-type="string" calcext:value-type="string">
            <text:p>Ivans future is so bright guys #sarcasm</text:p>
          </table:table-cell>
          <table:table-cell table:number-columns-repeated="1022"/>
        </table:table-row>
        <table:table-row table:style-name="ro2">
          <table:table-cell office:value-type="float" office:value="-2.29" calcext:value-type="float">
            <text:p>-2.29</text:p>
          </table:table-cell>
          <table:table-cell office:value-type="string" calcext:value-type="string">
            <text:p>good luck 49ers signing all those players to new contracts. #not #yourtimeisticking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just wondering... wouldn't a preso on profound brevity be better as a firestarter... not a 30min keynote? #irony @Joe__McCormack #bma14</text:p>
          </table:table-cell>
          <table:table-cell table:number-columns-repeated="1022"/>
        </table:table-row>
        <table:table-row table:style-name="ro2">
          <table:table-cell office:value-type="float" office:value="-2.37" calcext:value-type="float">
            <text:p>-2.37</text:p>
          </table:table-cell>
          <table:table-cell office:value-type="string" calcext:value-type="string">
            <text:p>RT @RealSambo: Yeah, its for sure super dope that you're 20 something fuccin with a girl in high school #sarcasm #lames #getalife</text:p>
          </table:table-cell>
          <table:table-cell table:number-columns-repeated="1022"/>
        </table:table-row>
        <table:table-row table:style-name="ro1">
          <table:table-cell office:value-type="float" office:value="-2.53" calcext:value-type="float">
            <text:p>-2.53</text:p>
          </table:table-cell>
          <table:table-cell office:value-type="string" calcext:value-type="string">
            <text:p>Soo glad my best friend has checked on me lately #sarcasm</text:p>
          </table:table-cell>
          <table:table-cell table:number-columns-repeated="102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Bada bing, bada boom - Caroline shows her intelligence - again. #NOT</text:p>
          </table:table-cell>
          <table:table-cell table:number-columns-repeated="1022"/>
        </table:table-row>
        <table:table-row table:style-name="ro1">
          <table:table-cell office:value-type="float" office:value="-3.74" calcext:value-type="float">
            <text:p>-3.74</text:p>
          </table:table-cell>
          <table:table-cell office:value-type="string" calcext:value-type="string">
            <text:p>There goes doing a stream fucking internet company #not happy</text:p>
          </table:table-cell>
          <table:table-cell table:number-columns-repeated="1022"/>
        </table:table-row>
        <table:table-row table:style-name="ro1">
          <table:table-cell office:value-type="float" office:value="-1.29" calcext:value-type="float">
            <text:p>-1.29</text:p>
          </table:table-cell>
          <table:table-cell office:value-type="string" calcext:value-type="string">
            <text:p>#English #profanity #sarcasm #&amp;real #shit pic.twitter.com/aZCbVA9LtX</text:p>
          </table:table-cell>
          <table:table-cell table:number-columns-repeated="1022"/>
        </table:table-row>
        <table:table-row table:style-name="ro2">
          <table:table-cell office:value-type="float" office:value="-2.97" calcext:value-type="float">
            <text:p>-2.97</text:p>
          </table:table-cell>
          <table:table-cell office:value-type="string" calcext:value-type="string">
            <text:p>Ah yes, monthly meeting at 08:30. I'm shivering with excitement to the prospect of being able the change the world for a better place #Not</text:p>
          </table:table-cell>
          <table:table-cell table:number-columns-repeated="1022"/>
        </table:table-row>
        <table:table-row table:style-name="ro2">
          <table:table-cell office:value-type="float" office:value="-3.51" calcext:value-type="float">
            <text:p>-3.51</text:p>
          </table:table-cell>
          <table:table-cell office:value-type="string" calcext:value-type="string">
            <text:p>OMG.. They FINALLY called a penalty.. This should be breaking news.. #sarcasm</text:p>
          </table:table-cell>
          <table:table-cell table:number-columns-repeated="1022"/>
        </table:table-row>
        <table:table-row table:style-name="ro2">
          <table:table-cell office:value-type="float" office:value="-3.09" calcext:value-type="float">
            <text:p>-3.09</text:p>
          </table:table-cell>
          <table:table-cell office:value-type="string" calcext:value-type="string">
            <text:p>Obama to honor his Nobel Peace prize; will close down 1000 + US military occupation bases worldwide; return home, downsize for peace. #NOT</text:p>
          </table:table-cell>
          <table:table-cell table:number-columns-repeated="1022"/>
        </table:table-row>
        <table:table-row table:style-name="ro2">
          <table:table-cell office:value-type="float" office:value="-2.51" calcext:value-type="float">
            <text:p>-2.51</text:p>
          </table:table-cell>
          <table:table-cell office:value-type="string" calcext:value-type="string">
            <text:p>Ah yeahhhh that's what I wanna hear Justin Bieber, and YG together #haaaaaaaa #NOT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wow I really love being the only high schooler on a bus full of extremely ANNOYING middle schoolers #not </text:p>
          </table:table-cell>
          <table:table-cell table:number-columns-repeated="1022"/>
        </table:table-row>
        <table:table-row table:style-name="ro1">
          <table:table-cell office:value-type="float" office:value="-1.37" calcext:value-type="float">
            <text:p>-1.37</text:p>
          </table:table-cell>
          <table:table-cell office:value-type="string" calcext:value-type="string">
            <text:p>So many people wearing bucket hats it's scary. #stilysh #not</text:p>
          </table:table-cell>
          <table:table-cell table:number-columns-repeated="1022"/>
        </table:table-row>
        <table:table-row table:style-name="ro2">
          <table:table-cell office:value-type="float" office:value="-2.15" calcext:value-type="float">
            <text:p>-2.15</text:p>
          </table:table-cell>
          <table:table-cell office:value-type="string" calcext:value-type="string">
            <text:p>@VanCanucks hey just so you know the coach you fired last year is in the Stanley Cup final.#irony #WTF</text:p>
          </table:table-cell>
          <table:table-cell table:number-columns-repeated="1022"/>
        </table:table-row>
        <table:table-row table:style-name="ro1">
          <table:table-cell office:value-type="float" office:value="-2.17" calcext:value-type="float">
            <text:p>-2.17</text:p>
          </table:table-cell>
          <table:table-cell office:value-type="string" calcext:value-type="string">
            <text:p>HAPPY FIRST DAY OF HURRICANE SEASON, EVERYBODY! #sarcasm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Bitches be jel of my blue camo poncho #swag #hipster #sarcasm #yolo #ootd #blue #eyes instagram.com/p/nnaJz1E6Pb/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I've got like a 1/5 of my thank yous done and it's been a week and four days since my party. You could say I'm on top of it. #NOT #HelpMe</text:p>
          </table:table-cell>
          <table:table-cell table:number-columns-repeated="1022"/>
        </table:table-row>
        <table:table-row table:style-name="ro2">
          <table:table-cell office:value-type="float" office:value="-3.3" calcext:value-type="float">
            <text:p>-3.3</text:p>
          </table:table-cell>
          <table:table-cell office:value-type="string" calcext:value-type="string">
            <text:p>@karlwillmott @TigerPortsmouth happened to me aswell, I gave him a £50 and he said it was a £5! Never mind lucky I'm loaded #Not</text:p>
          </table:table-cell>
          <table:table-cell table:number-columns-repeated="1022"/>
        </table:table-row>
        <table:table-row table:style-name="ro2">
          <table:table-cell office:value-type="float" office:value="-2.55" calcext:value-type="float">
            <text:p>-2.55</text:p>
          </table:table-cell>
          <table:table-cell office:value-type="string" calcext:value-type="string">
            <text:p>RT @sarahhewitt_x: @chrissielm141 better not put the other count down on #leeevans #itsasurprise #not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So I get to play chauffeur today to my sister because my parents have to stay home for the fridge delivery #great #not</text:p>
          </table:table-cell>
          <table:table-cell table:number-columns-repeated="1022"/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string" calcext:value-type="string">
            <text:p>Thank you Lake Murval, for the atrocious head cold. #not</text:p>
          </table:table-cell>
          <table:table-cell table:number-columns-repeated="1022"/>
        </table:table-row>
        <table:table-row table:style-name="ro2">
          <table:table-cell office:value-type="float" office:value="-3.29" calcext:value-type="float">
            <text:p>-3.29</text:p>
          </table:table-cell>
          <table:table-cell office:value-type="string" calcext:value-type="string">
            <text:p>I just looove waking up at 3:30 a.m. for no reason. It's probably close to being the best thing ever. #not</text:p>
          </table:table-cell>
          <table:table-cell table:number-columns-repeated="1022"/>
        </table:table-row>
        <table:table-row table:style-name="ro2">
          <table:table-cell office:value-type="float" office:value="0.92" calcext:value-type="float">
            <text:p>0.92</text:p>
          </table:table-cell>
          <table:table-cell office:value-type="string" calcext:value-type="string">
            <text:p>@GAUAHAR_KHAN lol! Old tweet! But ur bf is also a tv actor..n even i wanted him to win n so did u..#irony</text:p>
          </table:table-cell>
          <table:table-cell table:number-columns-repeated="1022"/>
        </table:table-row>
        <table:table-row table:style-name="ro2">
          <table:table-cell office:value-type="float" office:value="-2.35" calcext:value-type="float">
            <text:p>-2.35</text:p>
          </table:table-cell>
          <table:table-cell office:value-type="string" calcext:value-type="string">
            <text:p>Surprise! Surprise! #NOT - dare you have a different view than a right winger like @SydMcLeod &amp; 8 outs out of 10 you end up being unfollowed</text:p>
          </table:table-cell>
          <table:table-cell table:number-columns-repeated="1022"/>
        </table:table-row>
        <table:table-row table:style-name="ro1">
          <table:table-cell office:value-type="float" office:value="-2.53" calcext:value-type="float">
            <text:p>-2.53</text:p>
          </table:table-cell>
          <table:table-cell office:value-type="string" calcext:value-type="string">
            <text:p>Mitrada que bachataaaa lmaoo #sarcasm instagram.com/p/nlTbW_Ir-8/</text:p>
          </table:table-cell>
          <table:table-cell table:number-columns-repeated="1022"/>
        </table:table-row>
        <table:table-row table:style-name="ro2">
          <table:table-cell office:value-type="float" office:value="-2.44" calcext:value-type="float">
            <text:p>-2.44</text:p>
          </table:table-cell>
          <table:table-cell office:value-type="string" calcext:value-type="string">
            <text:p>Always love seeing naked old guys in the gym locker room! #highlightofmyday #not</text:p>
          </table:table-cell>
          <table:table-cell table:number-columns-repeated="1022"/>
        </table:table-row>
        <table:table-row table:style-name="ro2">
          <table:table-cell office:value-type="float" office:value="-1.37" calcext:value-type="float">
            <text:p>-1.37</text:p>
          </table:table-cell>
          <table:table-cell office:value-type="string" calcext:value-type="string">
            <text:p>friendscaps's video i.instagram.com/p/nlZCcBuGJP/#… #condom #joey #chandler #sarcasm #awesome #hilarious #lol #friends #friendstheshow</text:p>
          </table:table-cell>
          <table:table-cell table:number-columns-repeated="1022"/>
        </table:table-row>
        <table:table-row table:style-name="ro2">
          <table:table-cell office:value-type="float" office:value="-0.34" calcext:value-type="float">
            <text:p>-0.34</text:p>
          </table:table-cell>
          <table:table-cell office:value-type="string" calcext:value-type="string">
            <text:p>Sarah's going to do my hair then I'm coming home &amp; going to sleep for an while sense I have to work tonight :/ #happyfriday #not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Aint nothing like being single(^_^). However it aint nothing like being in a relationship and filling single(-_-). #sarcasm #at #its #best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Love when my brother parks behind me then gets picked up by his friend and takes his keys with him so I'm blocked and stranded home #Not</text:p>
          </table:table-cell>
          <table:table-cell table:number-columns-repeated="1022"/>
        </table:table-row>
        <table:table-row table:style-name="ro1">
          <table:table-cell office:value-type="float" office:value="-3.36" calcext:value-type="float">
            <text:p>-3.36</text:p>
          </table:table-cell>
          <table:table-cell office:value-type="string" calcext:value-type="string">
            <text:p>I love how #oomf takes her time replying it's amazing\n#sarcasm</text:p>
          </table:table-cell>
          <table:table-cell table:number-columns-repeated="1022"/>
        </table:table-row>
        <table:table-row table:style-name="ro1">
          <table:table-cell office:value-type="float" office:value="-3.66" calcext:value-type="float">
            <text:p>-3.66</text:p>
          </table:table-cell>
          <table:table-cell office:value-type="string" calcext:value-type="string">
            <text:p>Can't even get a fucken text back. Shows you really care. #not</text:p>
          </table:table-cell>
          <table:table-cell table:number-columns-repeated="1022"/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string" calcext:value-type="string">
            <text:p>Also, good thing I have senior pics to give to people #not #thanksmom</text:p>
          </table:table-cell>
          <table:table-cell table:number-columns-repeated="1022"/>
        </table:table-row>
        <table:table-row table:style-name="ro2">
          <table:table-cell office:value-type="float" office:value="-2.05" calcext:value-type="float">
            <text:p>-2.05</text:p>
          </table:table-cell>
          <table:table-cell office:value-type="string" calcext:value-type="string">
            <text:p>@Happytosnap yeh I can hear that &amp; made me laugh. Though I know he'd only like that knowing he would then look the better of the duo! #NOT</text:p>
          </table:table-cell>
          <table:table-cell table:number-columns-repeated="1022"/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string" calcext:value-type="string">
            <text:p>Man, what a productive day! #sarcasm #lazyday</text:p>
          </table:table-cell>
          <table:table-cell table:number-columns-repeated="1022"/>
        </table:table-row>
        <table:table-row table:style-name="ro1">
          <table:table-cell office:value-type="float" office:value="-2.06" calcext:value-type="float">
            <text:p>-2.06</text:p>
          </table:table-cell>
          <table:table-cell office:value-type="string" calcext:value-type="string">
            <text:p>I swear Katie Rae is the sweetest person ever. #not</text:p>
          </table:table-cell>
          <table:table-cell table:number-columns-repeated="102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string" calcext:value-type="string">
            <text:p>Just saw a guy throw a cigarette on the lawn of the Environmental Protection Agency building. #irony</text:p>
          </table:table-cell>
          <table:table-cell table:number-columns-repeated="1022"/>
        </table:table-row>
        <table:table-row table:style-name="ro2">
          <table:table-cell office:value-type="float" office:value="-0.23" calcext:value-type="float">
            <text:p>-0.23</text:p>
          </table:table-cell>
          <table:table-cell office:value-type="string" calcext:value-type="string">
            <text:p>In other news : when someone says u are looking well talking about my weightloss I never know quite how to feel is it a #compliment or #not</text:p>
          </table:table-cell>
          <table:table-cell table:number-columns-repeated="1022"/>
        </table:table-row>
        <table:table-row table:style-name="ro2">
          <table:table-cell office:value-type="float" office:value="-1.78" calcext:value-type="float">
            <text:p>-1.78</text:p>
          </table:table-cell>
          <table:table-cell office:value-type="string" calcext:value-type="string">
            <text:p>RT @emilykflynn23: just wondering... wouldn't a preso on profound brevity be better as a firestarter... not a 30min keynote? #irony @Joe__…</text:p>
          </table:table-cell>
          <table:table-cell table:number-columns-repeated="1022"/>
        </table:table-row>
        <table:table-row table:style-name="ro1">
          <table:table-cell office:value-type="float" office:value="-3.24" calcext:value-type="float">
            <text:p>-3.24</text:p>
          </table:table-cell>
          <table:table-cell office:value-type="string" calcext:value-type="string">
            <text:p>I love it when I get stung by a wasp first thing in the morning. #not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@acinitiates @assassinscreed and later the Templars are rounded up by the church. And burned at the stake. #irony #history</text:p>
          </table:table-cell>
          <table:table-cell table:number-columns-repeated="1022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string" calcext:value-type="string">
            <text:p>I love when I'm on the phone with bran and she's literally cussing and yelling at cars on the interstate #everyday</text:p>
          </table:table-cell>
          <table:table-cell table:number-columns-repeated="1022"/>
        </table:table-row>
        <table:table-row table:style-name="ro2">
          <table:table-cell office:value-type="float" office:value="-1.8" calcext:value-type="float">
            <text:p>-1.8</text:p>
          </table:table-cell>
          <table:table-cell office:value-type="string" calcext:value-type="string">
            <text:p>I'm embarrassed for the Thunder. Least we look organized and well coached. #sarcasm</text:p>
          </table:table-cell>
          <table:table-cell table:number-columns-repeated="1022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string" calcext:value-type="string">
            <text:p>my phone has literally been stuck at 87% for the past hour is that good or bad</text:p>
          </table:table-cell>
          <table:table-cell table:number-columns-repeated="1022"/>
        </table:table-row>
        <table:table-row table:style-name="ro2">
          <table:table-cell office:value-type="float" office:value="-3.27" calcext:value-type="float">
            <text:p>-3.27</text:p>
          </table:table-cell>
          <table:table-cell office:value-type="string" calcext:value-type="string">
            <text:p>I cat called two construction workers on the street. I took that shit and flipped it #irony</text:p>
          </table:table-cell>
          <table:table-cell table:number-columns-repeated="1022"/>
        </table:table-row>
        <table:table-row table:style-name="ro2">
          <table:table-cell office:value-type="float" office:value="-2.19" calcext:value-type="float">
            <text:p>-2.19</text:p>
          </table:table-cell>
          <table:table-cell office:value-type="string" calcext:value-type="string">
            <text:p>@mandalally he isn't... Hahahahahahahahaha candy just knows how much I liked him #not</text:p>
          </table:table-cell>
          <table:table-cell table:number-columns-repeated="1022"/>
        </table:table-row>
        <table:table-row table:style-name="ro2">
          <table:table-cell office:value-type="float" office:value="1.57" calcext:value-type="float">
            <text:p>1.57</text:p>
          </table:table-cell>
          <table:table-cell office:value-type="string" calcext:value-type="string">
            <text:p>Literally obsessed with @ArianaGrande song, #problem she sings so beautiful idk man I think I love her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Here's some hints on who our guest might be: #Beard, #tabletop, siracha and peanut butter, #sarcasm, #British!</text:p>
          </table:table-cell>
          <table:table-cell table:number-columns-repeated="1022"/>
        </table:table-row>
        <table:table-row table:style-name="ro2">
          <table:table-cell office:value-type="float" office:value="-2.02" calcext:value-type="float">
            <text:p>-2.02</text:p>
          </table:table-cell>
          <table:table-cell office:value-type="string" calcext:value-type="string">
            <text:p>Asking people if @MattJackson13 @NickJacksonYB had a ***** match is about as redundant as asking people if the sky is blue these days.</text:p>
          </table:table-cell>
          <table:table-cell table:number-columns-repeated="1022"/>
        </table:table-row>
        <table:table-row table:style-name="ro2">
          <table:table-cell office:value-type="float" office:value="-2.56" calcext:value-type="float">
            <text:p>-2.56</text:p>
          </table:table-cell>
          <table:table-cell office:value-type="string" calcext:value-type="string">
            <text:p>This is wrong. "@I_ortegga: Davido works like he's been broke all of his life while Wizkid works like he's been rich from birth . #Irony"</text:p>
          </table:table-cell>
          <table:table-cell table:number-columns-repeated="1022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string" calcext:value-type="string">
            <text:p>@PortableShua didn't answer my question. I feel the love #not</text:p>
          </table:table-cell>
          <table:table-cell table:number-columns-repeated="1022"/>
        </table:table-row>
        <table:table-row table:style-name="ro1">
          <table:table-cell office:value-type="float" office:value="-3.69" calcext:value-type="float">
            <text:p>-3.69</text:p>
          </table:table-cell>
          <table:table-cell office:value-type="string" calcext:value-type="string">
            <text:p>You are about as on the ball today as a dead seal.</text:p>
          </table:table-cell>
          <table:table-cell table:number-columns-repeated="1022"/>
        </table:table-row>
        <table:table-row table:style-name="ro1">
          <table:table-cell office:value-type="float" office:value="-2.31" calcext:value-type="float">
            <text:p>-2.31</text:p>
          </table:table-cell>
          <table:table-cell office:value-type="string" calcext:value-type="string">
            <text:p>RT @loverankat: “@bipashafever: RK-DP fans are so cute” #sarcasm </text:p>
          </table:table-cell>
          <table:table-cell table:number-columns-repeated="1022"/>
        </table:table-row>
        <table:table-row table:style-name="ro2">
          <table:table-cell office:value-type="float" office:value="-1.51" calcext:value-type="float">
            <text:p>-1.51</text:p>
          </table:table-cell>
          <table:table-cell office:value-type="string" calcext:value-type="string">
            <text:p>RT @bendechrai: @TonyAbbottMHR but saying one thing before, and *doing* a different one afterwards is fine, eh? The #irony, it burns! @vanb…</text:p>
          </table:table-cell>
          <table:table-cell table:number-columns-repeated="1022"/>
        </table:table-row>
        <table:table-row table:style-name="ro1">
          <table:table-cell office:value-type="float" office:value="-3.01" calcext:value-type="float">
            <text:p>-3.01</text:p>
          </table:table-cell>
          <table:table-cell office:value-type="string" calcext:value-type="string">
            <text:p>Turned all the white washing pink my mums gunna love me #NOT</text:p>
          </table:table-cell>
          <table:table-cell table:number-columns-repeated="1022"/>
        </table:table-row>
        <table:table-row table:style-name="ro2">
          <table:table-cell office:value-type="float" office:value="-1.88" calcext:value-type="float">
            <text:p>-1.88</text:p>
          </table:table-cell>
          <table:table-cell office:value-type="string" calcext:value-type="string">
            <text:p>@UncleChaps You seem butthurt that people are offended by the word butthurt #irony</text:p>
          </table:table-cell>
          <table:table-cell table:number-columns-repeated="1022"/>
        </table:table-row>
        <table:table-row table:style-name="ro2">
          <table:table-cell office:value-type="float" office:value="-2.57" calcext:value-type="float">
            <text:p>-2.57</text:p>
          </table:table-cell>
          <table:table-cell office:value-type="string" calcext:value-type="string">
            <text:p>The place I'm getting my Chinese takeout from has a big screen tv with a Bruce Lee movie on... #irony #ithinknot</text:p>
          </table:table-cell>
          <table:table-cell table:number-columns-repeated="1022"/>
        </table:table-row>
        <table:table-row table:style-name="ro2">
          <table:table-cell office:value-type="float" office:value="-1.18" calcext:value-type="float">
            <text:p>-1.18</text:p>
          </table:table-cell>
          <table:table-cell office:value-type="string" calcext:value-type="string">
            <text:p>Hey, how do you know is someone is vegetarian? Oh, don't worry, they'll tell you @robkohal #Vegetarian #not</text:p>
          </table:table-cell>
          <table:table-cell table:number-columns-repeated="1022"/>
        </table:table-row>
        <table:table-row table:style-name="ro2">
          <table:table-cell office:value-type="float" office:value="0.93" calcext:value-type="float">
            <text:p>0.93</text:p>
          </table:table-cell>
          <table:table-cell office:value-type="string" calcext:value-type="string">
            <text:p>@KeithDeuces Interesting prediction. I just want guys who can play. Hopefully Carter regains form so to speak</text:p>
          </table:table-cell>
          <table:table-cell table:number-columns-repeated="1022"/>
        </table:table-row>
        <table:table-row table:style-name="ro1">
          <table:table-cell office:value-type="float" office:value="-3.44" calcext:value-type="float">
            <text:p>-3.44</text:p>
          </table:table-cell>
          <table:table-cell office:value-type="string" calcext:value-type="string">
            <text:p>What a great start to my week. #Sarcasm</text:p>
          </table:table-cell>
          <table:table-cell table:number-columns-repeated="102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Cleaning room than work.. Perfect way I wanna spend my summer #not</text:p>
          </table:table-cell>
          <table:table-cell table:number-columns-repeated="1022"/>
        </table:table-row>
        <table:table-row table:style-name="ro2">
          <table:table-cell office:value-type="float" office:value="-3.45" calcext:value-type="float">
            <text:p>-3.45</text:p>
          </table:table-cell>
          <table:table-cell office:value-type="string" calcext:value-type="string">
            <text:p>Stephenson looks good right now really shutting Lebron down #not stop blowing in his ear and maybe try and play some D u little bitch!</text:p>
          </table:table-cell>
          <table:table-cell table:number-columns-repeated="1022"/>
        </table:table-row>
        <table:table-row table:style-name="ro2">
          <table:table-cell office:value-type="float" office:value="-3.15" calcext:value-type="float">
            <text:p>-3.15</text:p>
          </table:table-cell>
          <table:table-cell office:value-type="string" calcext:value-type="string">
            <text:p>@bomani_jones ppl get paid to write garbage like that? Literally wish I can get those 3 minutes back I spent on reading that.</text:p>
          </table:table-cell>
          <table:table-cell table:number-columns-repeated="1022"/>
        </table:table-row>
        <table:table-row table:style-name="ro1">
          <table:table-cell office:value-type="float" office:value="-1.94" calcext:value-type="float">
            <text:p>-1.94</text:p>
          </table:table-cell>
          <table:table-cell office:value-type="string" calcext:value-type="string">
            <text:p>Corey and I are he best at using the workout stuff xD #not</text:p>
          </table:table-cell>
          <table:table-cell table:number-columns-repeated="1022"/>
        </table:table-row>
        <table:table-row table:style-name="ro2">
          <table:table-cell office:value-type="float" office:value="-2.98" calcext:value-type="float">
            <text:p>-2.98</text:p>
          </table:table-cell>
          <table:table-cell office:value-type="string" calcext:value-type="string">
            <text:p>After that text, I ordered a fkin pizza. #done #bitches #ihopeyourehappy #not #bitter</text:p>
          </table:table-cell>
          <table:table-cell table:number-columns-repeated="1022"/>
        </table:table-row>
        <table:table-row table:style-name="ro1">
          <table:table-cell office:value-type="float" office:value="-2.68" calcext:value-type="float">
            <text:p>-2.68</text:p>
          </table:table-cell>
          <table:table-cell office:value-type="string" calcext:value-type="string">
            <text:p>Don't you love it when everyone bails on you</text:p>
          </table:table-cell>
          <table:table-cell table:number-columns-repeated="1022"/>
        </table:table-row>
        <table:table-row table:style-name="ro1">
          <table:table-cell office:value-type="float" office:value="-3.11" calcext:value-type="float">
            <text:p>-3.11</text:p>
          </table:table-cell>
          <table:table-cell office:value-type="string" calcext:value-type="string">
            <text:p>Yeah sure I'll buy food so you can eat it #right #not #impoortoo</text:p>
          </table:table-cell>
          <table:table-cell table:number-columns-repeated="1022"/>
        </table:table-row>
        <table:table-row table:style-name="ro1">
          <table:table-cell office:value-type="float" office:value="-2.52" calcext:value-type="float">
            <text:p>-2.52</text:p>
          </table:table-cell>
          <table:table-cell office:value-type="string" calcext:value-type="string">
            <text:p>So my landlord says no noise after ten. Like what? Are we kids?. #yeahright</text:p>
          </table:table-cell>
          <table:table-cell table:number-columns-repeated="1022"/>
        </table:table-row>
        <table:table-row table:style-name="ro2">
          <table:table-cell office:value-type="float" office:value="-2.28" calcext:value-type="float">
            <text:p>-2.28</text:p>
          </table:table-cell>
          <table:table-cell office:value-type="string" calcext:value-type="string">
            <text:p>Waiting for the slow drive to copy the Mac profile information to the new fast SSD. #Irony</text:p>
          </table:table-cell>
          <table:table-cell table:number-columns-repeated="1022"/>
        </table:table-row>
        <table:table-row table:style-name="ro2">
          <table:table-cell office:value-type="float" office:value="-2.22" calcext:value-type="float">
            <text:p>-2.22</text:p>
          </table:table-cell>
          <table:table-cell office:value-type="string" calcext:value-type="string">
            <text:p>RT @NK975: The #Phillies 7-9 hitters today should be a tall order for Gio. #Sarcasm</text:p>
          </table:table-cell>
          <table:table-cell table:number-columns-repeated="1022"/>
        </table:table-row>
        <table:table-row table:style-name="ro1">
          <table:table-cell office:value-type="float" office:value="-3.19" calcext:value-type="float">
            <text:p>-3.19</text:p>
          </table:table-cell>
          <table:table-cell office:value-type="string" calcext:value-type="string">
            <text:p>Yay! dead sick just before my SAGE testing... YEA! #sarcasm</text:p>
          </table:table-cell>
          <table:table-cell table:number-columns-repeated="1022"/>
        </table:table-row>
        <table:table-row table:style-name="ro2">
          <table:table-cell office:value-type="float" office:value="-2.08" calcext:value-type="float">
            <text:p>-2.08</text:p>
          </table:table-cell>
          <table:table-cell office:value-type="string" calcext:value-type="string">
            <text:p>@PunkIsAChamp I know you aren't I'm joking you're much better than me. #NOT</text:p>
          </table:table-cell>
          <table:table-cell table:number-columns-repeated="1022"/>
        </table:table-row>
        <table:table-row table:style-name="ro3">
          <table:table-cell office:value-type="float" office:value="-2.53" calcext:value-type="float">
            <text:p>-2.53</text:p>
          </table:table-cell>
          <table:table-cell office:value-type="string" calcext:value-type="string">
            <text:p>RT @ehilyx: Why do some of my messages TAKE FOREVER TO SEND. I LOVE LIVING IN THE ESTATES WHERE THERE'S NO SIGNAL #sarcasm #somuchsarcasm</text:p>
          </table:table-cell>
          <table:table-cell table:number-columns-repeated="1022"/>
        </table:table-row>
        <table:table-row table:style-name="ro2">
          <table:table-cell office:value-type="float" office:value="-3.46" calcext:value-type="float">
            <text:p>-3.46</text:p>
          </table:table-cell>
          <table:table-cell office:value-type="string" calcext:value-type="string">
            <text:p>Fell asleep at 3am, woke up at 4am confused as fuck &amp; soaked in sweat, and I have to be up by 5am. #WellRested #Not</text:p>
          </table:table-cell>
          <table:table-cell table:number-columns-repeated="1022"/>
        </table:table-row>
        <table:table-row table:style-name="ro2">
          <table:table-cell office:value-type="float" office:value="-2.49" calcext:value-type="float">
            <text:p>-2.49</text:p>
          </table:table-cell>
          <table:table-cell office:value-type="string" calcext:value-type="string">
            <text:p>OK jerry good idea to bring all of Mexico to Arlington on a Saturday to play soccer... #NOT </text:p>
          </table:table-cell>
          <table:table-cell table:number-columns-repeated="1022"/>
        </table:table-row>
        <table:table-row table:style-name="ro2">
          <table:table-cell office:value-type="float" office:value="-2.55" calcext:value-type="float">
            <text:p>-2.55</text:p>
          </table:table-cell>
          <table:table-cell office:value-type="string" calcext:value-type="string">
            <text:p>@CopaCavanna why, so he fan go wreck some more cars trying to get back on the lead lap? #sarcasm</text:p>
          </table:table-cell>
          <table:table-cell table:number-columns-repeated="1022"/>
        </table:table-row>
        <table:table-row table:style-name="ro1">
          <table:table-cell office:value-type="float" office:value="-1.26" calcext:value-type="float">
            <text:p>-1.26</text:p>
          </table:table-cell>
          <table:table-cell office:value-type="string" calcext:value-type="string">
            <text:p>I don't care what people say, but Mazda Miata's are #NOT meant for men</text:p>
          </table:table-cell>
          <table:table-cell table:number-columns-repeated="1022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string" calcext:value-type="string">
            <text:p>@ynotds @tonybmorton @G21elaine @G21_Geelong you don't fix traffic congestion by encouraging more driving #irony</text:p>
          </table:table-cell>
          <table:table-cell table:number-columns-repeated="1022"/>
        </table:table-row>
        <table:table-row table:style-name="ro2">
          <table:table-cell office:value-type="float" office:value="-2.71" calcext:value-type="float">
            <text:p>-2.71</text:p>
          </table:table-cell>
          <table:table-cell office:value-type="string" calcext:value-type="string">
            <text:p>my mom just told me to become a nun and my brother told me to be amish #whatagreatfamily #not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This is the #YesAllWomen comic the New York Times wouldn’t publish salon.com/2014/06/03/thi… via @Salon #MRAs #irony #satire #comics #lol</text:p>
          </table:table-cell>
          <table:table-cell table:number-columns-repeated="1022"/>
        </table:table-row>
        <table:table-row table:style-name="ro2">
          <table:table-cell office:value-type="float" office:value="-0.34" calcext:value-type="float">
            <text:p>-0.34</text:p>
          </table:table-cell>
          <table:table-cell office:value-type="string" calcext:value-type="string">
            <text:p>We're just trying to have a good time man, I didn't know we couldn't love each other and get a long #why #so #much #hate #love #not #hate</text:p>
          </table:table-cell>
          <table:table-cell table:number-columns-repeated="1022"/>
        </table:table-row>
        <table:table-row table:style-name="ro1">
          <table:table-cell office:value-type="float" office:value="-1.12" calcext:value-type="float">
            <text:p>-1.12</text:p>
          </table:table-cell>
          <table:table-cell office:value-type="string" calcext:value-type="string">
            <text:p>@sarahlipp11 already preparing my campaign for next year #not </text:p>
          </table:table-cell>
          <table:table-cell table:number-columns-repeated="1022"/>
        </table:table-row>
        <table:table-row table:style-name="ro2">
          <table:table-cell office:value-type="float" office:value="-0.64" calcext:value-type="float">
            <text:p>-0.64</text:p>
          </table:table-cell>
          <table:table-cell office:value-type="string" calcext:value-type="string">
            <text:p>If hostels in Europe are like they are in the film Hostel, then next month is going to be awesome. #not #putsomeclotheson #toofriendly</text:p>
          </table:table-cell>
          <table:table-cell table:number-columns-repeated="1022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string" calcext:value-type="string">
            <text:p>Today has been so eventful that I'm still in my glasses #not #bored</text:p>
          </table:table-cell>
          <table:table-cell table:number-columns-repeated="1022"/>
        </table:table-row>
        <table:table-row table:style-name="ro2">
          <table:table-cell office:value-type="float" office:value="-2.28" calcext:value-type="float">
            <text:p>-2.28</text:p>
          </table:table-cell>
          <table:table-cell office:value-type="string" calcext:value-type="string">
            <text:p>Watching the 4400 with the mother lol plus got a head cold I'm just having a wonderful night. Lol #sarcasm</text:p>
          </table:table-cell>
          <table:table-cell table:number-columns-repeated="1022"/>
        </table:table-row>
        <table:table-row table:style-name="ro2">
          <table:table-cell office:value-type="float" office:value="-2.12" calcext:value-type="float">
            <text:p>-2.12</text:p>
          </table:table-cell>
          <table:table-cell office:value-type="string" calcext:value-type="string">
            <text:p>“@arabhaddad: Our senior prank was live lol” mine was dope. We all parked our cars like idiots. It was awesome #sarcasm</text:p>
          </table:table-cell>
          <table:table-cell table:number-columns-repeated="1022"/>
        </table:table-row>
        <table:table-row table:style-name="ro2">
          <table:table-cell office:value-type="float" office:value="-0.02" calcext:value-type="float">
            <text:p>-0.02</text:p>
          </table:table-cell>
          <table:table-cell office:value-type="string" calcext:value-type="string">
            <text:p>don't understand why we look literally the same on boths sides of the face yet favor one side over the other as a 'good side' lolz</text:p>
          </table:table-cell>
          <table:table-cell table:number-columns-repeated="1022"/>
        </table:table-row>
        <table:table-row table:style-name="ro2">
          <table:table-cell office:value-type="float" office:value="2.57" calcext:value-type="float">
            <text:p>2.57</text:p>
          </table:table-cell>
          <table:table-cell office:value-type="string" calcext:value-type="string">
            <text:p>@TanyaEklund I had a feeling you would like this one! Amazing what can be done with existing structures that have good bones (so to speak).</text:p>
          </table:table-cell>
          <table:table-cell table:number-columns-repeated="1022"/>
        </table:table-row>
        <table:table-row table:style-name="ro2">
          <table:table-cell office:value-type="float" office:value="-2.95" calcext:value-type="float">
            <text:p>-2.95</text:p>
          </table:table-cell>
          <table:table-cell office:value-type="string" calcext:value-type="string">
            <text:p>No better way to spend my Saturday birthday then at work #sarcasm #happybirthdaytome #anotheryearclosertodeath</text:p>
          </table:table-cell>
          <table:table-cell table:number-columns-repeated="1022"/>
        </table:table-row>
        <table:table-row table:style-name="ro2">
          <table:table-cell office:value-type="float" office:value="-1.3" calcext:value-type="float">
            <text:p>-1.3</text:p>
          </table:table-cell>
          <table:table-cell office:value-type="string" calcext:value-type="string">
            <text:p>This was in my fortune cookie #irony #storyofmylife pic.twitter.com/QIBkzmPWPf</text:p>
          </table:table-cell>
          <table:table-cell table:number-columns-repeated="1022"/>
        </table:table-row>
        <table:table-row table:style-name="ro1">
          <table:table-cell office:value-type="float" office:value="-2.55" calcext:value-type="float">
            <text:p>-2.55</text:p>
          </table:table-cell>
          <table:table-cell office:value-type="string" calcext:value-type="string">
            <text:p>I love sitting at home doing absolutely nothing #not</text:p>
          </table:table-cell>
          <table:table-cell table:number-columns-repeated="1022"/>
        </table:table-row>
        <table:table-row table:style-name="ro2">
          <table:table-cell office:value-type="float" office:value="-2.68" calcext:value-type="float">
            <text:p>-2.68</text:p>
          </table:table-cell>
          <table:table-cell office:value-type="string" calcext:value-type="string">
            <text:p>Oh god, so many adds on Fresh from guys. #BoysLoveMe #Not x3 #ImAnUglyAssBitch</text:p>
          </table:table-cell>
          <table:table-cell table:number-columns-repeated="1022"/>
        </table:table-row>
        <table:table-row table:style-name="ro2">
          <table:table-cell office:value-type="float" office:value="1.47" calcext:value-type="float">
            <text:p>1.47</text:p>
          </table:table-cell>
          <table:table-cell office:value-type="string" calcext:value-type="string">
            <text:p>RT @Em_Kat44: Sex so good that you develop amnesia for a week because they literally fucked your brains out</text:p>
          </table:table-cell>
          <table:table-cell table:number-columns-repeated="1022"/>
        </table:table-row>
        <table:table-row table:style-name="ro2">
          <table:table-cell office:value-type="float" office:value="-2.39" calcext:value-type="float">
            <text:p>-2.39</text:p>
          </table:table-cell>
          <table:table-cell office:value-type="string" calcext:value-type="string">
            <text:p>I wish people liked spending their Friday nights on Netflix like me #no #life #sorry #not #sorry</text:p>
          </table:table-cell>
          <table:table-cell table:number-columns-repeated="1022"/>
        </table:table-row>
        <table:table-row table:style-name="ro2">
          <table:table-cell office:value-type="float" office:value="-3.92" calcext:value-type="float">
            <text:p>-3.92</text:p>
          </table:table-cell>
          <table:table-cell office:value-type="string" calcext:value-type="string">
            <text:p>parent too.. #not bitch you're fat anyway, go lose some weight nobody wants to be around you like that. Unless they're trash like yourself</text:p>
          </table:table-cell>
          <table:table-cell table:number-columns-repeated="1022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string" calcext:value-type="string">
            <text:p>My manager literally didn't even acknowledge the fact that I completely missed my shift last night... Good to know I can get away wit it</text:p>
          </table:table-cell>
          <table:table-cell table:number-columns-repeated="1022"/>
        </table:table-row>
        <table:table-row table:style-name="ro2">
          <table:table-cell office:value-type="float" office:value="-2.61" calcext:value-type="float">
            <text:p>-2.61</text:p>
          </table:table-cell>
          <table:table-cell office:value-type="string" calcext:value-type="string">
            <text:p>Joe Nathan finna blow this game for the Tigers and give the A's another walk-off. Thanks! #NOT</text:p>
          </table:table-cell>
          <table:table-cell table:number-columns-repeated="1022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string" calcext:value-type="string">
            <text:p>@SSJWHB #FakeboxingFan @nate_bukaty #FakeSoccerFan #sarcasm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@cmclymer I don't know, I've tweeted about it like six times sooooooo #sarcasm</text:p>
          </table:table-cell>
          <table:table-cell table:number-columns-repeated="1022"/>
        </table:table-row>
        <table:table-row table:style-name="ro1">
          <table:table-cell office:value-type="float" office:value="-3.45" calcext:value-type="float">
            <text:p>-3.45</text:p>
          </table:table-cell>
          <table:table-cell office:value-type="string" calcext:value-type="string">
            <text:p>@a_kundman88 @FOXSports #sarcasm on the green flag lap count</text:p>
          </table:table-cell>
          <table:table-cell table:number-columns-repeated="1022"/>
        </table:table-row>
        <table:table-row table:style-name="ro2">
          <table:table-cell office:value-type="float" office:value="-3.94" calcext:value-type="float">
            <text:p>-3.94</text:p>
          </table:table-cell>
          <table:table-cell office:value-type="string" calcext:value-type="string">
            <text:p>You must feel cool talking shit and spreading fake ass rumors wow you really are the big person... #Not #FakeAssBitches</text:p>
          </table:table-cell>
          <table:table-cell table:number-columns-repeated="1022"/>
        </table:table-row>
        <table:table-row table:style-name="ro1">
          <table:table-cell office:value-type="float" office:value="-3.05" calcext:value-type="float">
            <text:p>-3.05</text:p>
          </table:table-cell>
          <table:table-cell office:value-type="string" calcext:value-type="string">
            <text:p>Wish I could repeat last night over and over again #sarcasm</text:p>
          </table:table-cell>
          <table:table-cell table:number-columns-repeated="102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string" calcext:value-type="string">
            <text:p>Happy birthday @jordanmaltese hope it's great! jv glax forever #not </text:p>
          </table:table-cell>
          <table:table-cell table:number-columns-repeated="1022"/>
        </table:table-row>
        <table:table-row table:style-name="ro2">
          <table:table-cell office:value-type="float" office:value="-0.74" calcext:value-type="float">
            <text:p>-0.74</text:p>
          </table:table-cell>
          <table:table-cell office:value-type="string" calcext:value-type="string">
            <text:p>RT @dailypotatonews: #DailyPotatoFact #101 - at close range, a potato gun does more damage than a hellfire missile #sarcasm #funny ~http://…</text:p>
          </table:table-cell>
          <table:table-cell table:number-columns-repeated="1022"/>
        </table:table-row>
        <table:table-row table:style-name="ro2">
          <table:table-cell office:value-type="float" office:value="-2.59" calcext:value-type="float">
            <text:p>-2.59</text:p>
          </table:table-cell>
          <table:table-cell office:value-type="string" calcext:value-type="string">
            <text:p>I love watching cops drive around holding their phone up to their face. #not #YouBetterRecognize</text:p>
          </table:table-cell>
          <table:table-cell table:number-columns-repeated="1022"/>
        </table:table-row>
        <table:table-row table:style-name="ro2">
          <table:table-cell office:value-type="float" office:value="-2.2" calcext:value-type="float">
            <text:p>-2.2</text:p>
          </table:table-cell>
          <table:table-cell office:value-type="string" calcext:value-type="string">
            <text:p>Modi changes the prime minster of India from mute to unmute state . Just like cellular #irony</text:p>
          </table:table-cell>
          <table:table-cell table:number-columns-repeated="1022"/>
        </table:table-row>
        <table:table-row table:style-name="ro1">
          <table:table-cell office:value-type="float" office:value="-2.88" calcext:value-type="float">
            <text:p>-2.88</text:p>
          </table:table-cell>
          <table:table-cell office:value-type="string" calcext:value-type="string">
            <text:p>I'm so glad my wrist got hurt the day before districts #not</text:p>
          </table:table-cell>
          <table:table-cell table:number-columns-repeated="1022"/>
        </table:table-row>
        <table:table-row table:style-name="ro2">
          <table:table-cell office:value-type="float" office:value="-2.77" calcext:value-type="float">
            <text:p>-2.77</text:p>
          </table:table-cell>
          <table:table-cell office:value-type="string" calcext:value-type="string">
            <text:p>I have a girlfriend. I'm taken and so are you. I love you like I love my family but that'd be like being in love with my sister. #NOT</text:p>
          </table:table-cell>
          <table:table-cell table:number-columns-repeated="1022"/>
        </table:table-row>
        <table:table-row table:style-name="ro1">
          <table:table-cell office:value-type="float" office:value="-3.18" calcext:value-type="float">
            <text:p>-3.18</text:p>
          </table:table-cell>
          <table:table-cell office:value-type="string" calcext:value-type="string">
            <text:p>8 hours standing up, entertaining rude customers is definitely the dream. #not</text:p>
          </table:table-cell>
          <table:table-cell table:number-columns-repeated="1022"/>
        </table:table-row>
        <table:table-row table:style-name="ro2">
          <table:table-cell office:value-type="float" office:value="-2.72" calcext:value-type="float">
            <text:p>-2.72</text:p>
          </table:table-cell>
          <table:table-cell office:value-type="string" calcext:value-type="string">
            <text:p>@Bolts709 @RinglessRivers Did I miss something cause I don't get it. That will really get everyone to sign up! #Not</text:p>
          </table:table-cell>
          <table:table-cell table:number-columns-repeated="1022"/>
        </table:table-row>
        <table:table-row table:style-name="ro2">
          <table:table-cell office:value-type="float" office:value="-1.98" calcext:value-type="float">
            <text:p>-1.98</text:p>
          </table:table-cell>
          <table:table-cell office:value-type="string" calcext:value-type="string">
            <text:p>Y is it when a woman sees a man in speedos/briefs they freak out but on any occasion they near enough wear a belt for a skirt #not fair</text:p>
          </table:table-cell>
          <table:table-cell table:number-columns-repeated="1022"/>
        </table:table-row>
        <table:table-row table:style-name="ro1">
          <table:table-cell office:value-type="float" office:value="-2.92" calcext:value-type="float">
            <text:p>-2.92</text:p>
          </table:table-cell>
          <table:table-cell office:value-type="string" calcext:value-type="string">
            <text:p>I think hating people is my favorite hobby #not sorry</text:p>
          </table:table-cell>
          <table:table-cell table:number-columns-repeated="1022"/>
        </table:table-row>
        <table:table-row table:style-name="ro8">
          <table:table-cell office:value-type="float" office:value="-2.21" calcext:value-type="float">
            <text:p>-2.21</text:p>
          </table:table-cell>
          <table:table-cell office:value-type="string" calcext:value-type="string">
            <text:p>I haven't been drinking I've just been with people who have"- @Scarlett_Amber1 age 17 ..Explains the smell of alcohol #not #hearditallnow</text:p>
            <text:p>472420759844171776519724632656445441-2.85I am so excited for the more hours and my class to start! #happysummer #sarcastictweet</text:p>
            <text:p>472946021220114432519724662020784128-1.94Disney is really confusing me these days. It was always the fairy tale of a prince and true love and now it's just not. #princecharming #not</text:p>
            <text:p>476429971016417280519724691515117568-2.02@zthebarber23 yull find a good girl in shaa Allah. Not a hoe. These good girls gon bad literally smh</text:p>
            <text:p>472405194337452032519724721076572160-3.27@gpard Or somewhere is the deep South, like Jackson. "Welcome fans to another season of Jackson, Mississippi Yankees baseball!". #Irony</text:p>
            <text:p>472132694441476097519724750457696256-2.64#pti celebrating victory of a seat won by them in the very system they want to change. The #irony! #pindibhatian #PMLN #Pakistan #Election</text:p>
            <text:p>463037926449111041519724779868143616-2.50You know what's awesome, funny, and original? Saying #MayThe4thBeWithYou #sarcasm</text:p>
            <text:p>473078770962685952519724809400238080-2.12RT @PrecariousFac: Sunday morning #irony MT @AdjunctHR: #Adjunct faculty jobs for ppl who want PT work as a prof parttimeprofessor.com</text:p>
            <text:p>463388664933138432519724838877810688-1.16@freakyducky cool #Sarcasm how is it going? except for really busy and demanding I guess?</text:p>
            <text:p>463048327890608128519724868426670080-3.75Thank you American Airlines for breaking my carry on in valet, that makes everything SO much easier for this trip! #sarcasm</text:p>
            <text:p>463066807775944704519724897803591680-2.12Bryzgalov with cat-like reflexes on that stop of Patrick Kane. #sarcasm</text:p>
            <text:p>472768578140110848519724927763496960-2.03@BrattyD_ like there's usually only ONE ride that's working well, two on a good day, and personally it's just not my kinda crowd so to speak</text:p>
            <text:p>473077577075421184519724957173944320-2.22German Weather-Cycle: Sun. Partly Cloudy, Mostly Cloudy, Rain, More Rain, A Lot More Rain, Rain Rain Rain. Repeat. #immamissit #not</text:p>
            <text:p>471696209262813184519724986701864961-2.56RT @xcqueen_14: who did this #sarcasm pic.twitter.com/5UxF39KY6o</text:p>
            <text:p>472999641303486464519725015327977472-2.68I like that being drunk makes me nostalgic as fuck. #NOT</text:p>
            <text:p>472086444668760064519725044688105473-2.33When I craved for your love you ignored and now when I have decided to move on you want to love me like never before. #toolate #irony</text:p>
            <text:p>472820813859528704519725074094358528-2.85Though I appreciate there being antibiotics for strep throat, find it rude how large those pills are. I mean... #irony</text:p>
            <text:p>472079978285121536519725103538384896-.57I listen to the freakonomics podcast so much that I never have time for @WTFpod @marcmaron #sponsor #irony #jk</text:p>
            <text:p>473088691104387072519725133032722432-2.00I hope to one day have enough money to destroy sports equipment in front of of others, just cos' I can. #not</text:p>
            <text:p>472587325231214593519725162514505730-2.59“@mseedik: Getting stocked by black guys #help #awesome #not” sorry </text:p>
            <text:p>472099062289039361519725191908163584-2.36@kirstiee23 as they're fighting, Roar came in the radio #irony #lmao</text:p>
            <text:p>472051692771753984519725221310242816.39@geoffreydgraham Thx, Geoff. Good to know you're still looking for opps to set me straight. So to speak.</text:p>
            <text:p>472075499158913025519725251295338497.43Lovatt's not even showing up to chew me out about poor attendance. #irony</text:p>
            <text:p>463506740949295105519725280689016832-.90@HuffingtonPost Thank you fracking! #sarcasm</text:p>
            <text:p>472459201818931200519725310095265794-1.89i feel like you can only say that with pride if you didn't go through with it #irony</text:p>
            <text:p>472029151751593987519725339488952320-2.13If you like that sorta thing... #sarcasm RT @TheHappyGnomeMN: Founders KBS now on tap @TheHappyGnomeMN \n#craftbeer</text:p>
            <text:p>472788153603203073519725368891015169-2.421St day of summer &amp; i had to wake up early to help unload a food truck. FUN #not</text:p>
            <text:p>460261955458957312519725398343446528-2.58The perks of working downtown during fiesta. #yeahright #sarcasm #toomuchtraffic</text:p>
            <text:p>474540194834546689519725427984592896-3.03Selling @krispykreme to support the #30HRFamine! #Seehunger #Seedonuts #pre #doughnutday #irony #gobigorgohome pic.twitter.com/s8VGYAd2R1</text:p>
            <text:p>473051230042722304519725457453752320-2.24waking up to lightning and thunder, how lovely! #not #iwanttosleep</text:p>
            <text:p>472529940059934720519725487044575232-3.09Yeah I can't wait to have nobody to talk to.. Gonna be so relaxing.. #NOT #DAMMIT</text:p>
            <text:p>472563529674149889519725516488589312-.68High school musical and koolaid sounds like fun #not #partyhard</text:p>
            <text:p>472391950780608512519725544976297987-3.74Ur bragging about the 5 men u slept with this week alone? Lol at least ur happy being a dick hungry slut. #beproud #not</text:p>
            <text:p>463512750476390400519725574357393411-.88RT @Cipriano2015: Hope you're having fun #lolnotreally #sarcasm</text:p>
            <text:p>472966158514016256519725604195680256-2.32Really excited to wake up in 4 hours and drive all the way to Northern Alabama #Not</text:p>
            <text:p>472118697406906369519725632893112320-1.76@ALEXandra_Platt Did you know Alex that you could hire Mashtan to dance at weddings, birthdays, festivals, etc #BetterThanVirsky #Not #Drunk</text:p>
            <text:p>464433825490034688519725662446174208-2.55Because it's my birthday, my friends feel the need to go like/share all of my old Facebook pictures #thanks #NOT</text:p>
            <text:p>472724840772681729519725691881811968-4.11If I wasn't in a shit mood before, I am now. #do #not #talk #to #me</text:p>
            <text:p>463414036646752256519725721334214656-3.7718 credits next semester, Oh, I cannot wait. \n#sarcasm</text:p>
            <text:p>472243380257587200519725750774013952-2.14#newsflash if you're in the club poppin bottles #ultimatevodka bottles, you're #NOT #poppinbottles #getyourlife</text:p>
            <text:p>472561617746812928519725780255789057-3.05Looks like Lebron has the last laugh.... As he winked at Lance and blew out the Pacers hopes. @Espngreeny @espngolic #NBAPlayoffs #irony</text:p>
            <text:p>472393695057047554519725809628479491-2.15Keep telling the class how some bar tender offered you tequila shots!!!! You definitely look like you could pass for 21!! #not</text:p>
            <text:p>472618390104715264519725839110262785-2.58Sorry if you get annoyed of my story.. But these singing auditions are killing me #not</text:p>
            <text:p>473016101543350272519725868608794624-3.12I sleep in 40 min intervals makes perfect sense #not</text:p>
            <text:p>472822395271532545519725898023448578-3.59Mom hid my keys and all the house keys under her pillow so I can't sneak out #pissed #not #funny</text:p>
            <text:p>472052328741101568519725927480057857-.76@_sjs Interesting twist on that. Walk a mile in the other shoes, so to speak.</text:p>
            <text:p>472906776091054080519725956915662848-1.44I love waking up from a hot dragging nap to caffeine withdrawal. #not </text:p>
            <text:p>472796207681523713519725985550184448-.93Thanks for not laughing at my driving boy. #not </text:p>
            <text:p>472443863362437120519726014973227008-2.50Just landed at Dnepropetrovsk airport - poss only airport in Europe without trolleys. Handy when traveling alone with kit. #Not</text:p>
            <text:p>473480122830290944519726044408868864-.56RT @MSHS_Stories: We always say that MSHS isn't a good school but when we graduate, we all miss MSHS #irony</text:p>
            <text:p>472702229007577089519726074226167808-2.45Edinburgh gets a cool looking tram system, Leeds gets the trolleybus, happy days. #sarcasm</text:p>
            <text:p>472256488136638464519726104018300928-2.49Friend shared a story about a trans child and I don't know if it was in support or an admonishment. Now I'm being super judgy. #irony</text:p>
            <text:p>472826847517241344519726133516832770-2.82Fuck wee Gail's got the gbx oan &amp; is fu o the swally. Am in fur a swell night the night #not</text:p>
            <text:p>473100910835826688519726162969260032-3.16Renfrew's giving out free mirrors. But it has a positive message! #irony pic.twitter.com/KGTB5OhHwe</text:p>
            <text:p>472771643425976320519726192690073601-3.78NHS feel it's ok to spend 5k on a nose job for a vain prick like @sambarton16 but not the treatment of a girl with cancer. Bravo NHS!! #not</text:p>
            <text:p>463099883457499136519726221177782273-2.31Studying for final on a Sunday is so much fun. #sarcasm</text:p>
            <text:p>472372270653272064519726250739257346-1.51Off the @Athenaeum to talk about this year's Christmas decoration install. #not all ready...</text:p>
            <text:p>463330123576778752519726280149696512-3.49"@9GAG: Remember, Love thyself 9gag.com/gag/ajrGeKG pic.twitter.com/6yIrlrKyBD" | This fairy tale looks 'based on a true story' #sarcasm :-P</text:p>
            <text:p>464057533678616576519726309706985472-2.32My macro professor seems to think that the U.S. is going to be able to pay off the $17 trillion debt at some point. #yeahright</text:p>
            <text:p>472853712298180608519726339260030976-3.00cause following half the sophomore class that goes to another school definitely means you're apart of their group #not</text:p>
            <text:p>463486215774564352519726368704061443-2.40RT @vonSlaich: @dcwomenkicknass it's because it's easier for people to understand a talking raccoon then a female character. #sarcasm</text:p>
            <text:p>472031553376489473519726398215163907-3.01Of course, my favorite way to start the day is to have shit hit the fan.. #not #grumblebunny</text:p>
            <text:p>472241607404969985519726426862260224-1.82"@Mulero03_: @Wells_Sydney01 haha oh god " \nCause you know @Dat_Boy_Cinco Has the best photography skills in the world. #not</text:p>
            <text:p>472561958567157761519726456314679297-2.26Wow the Pacers are putting up quite a fight! Never seen a team play with such a sense of urgency! #NOT</text:p>
            <text:p>472517611180556288519726485838364672-1.57I really want to prepare a financial statement this weekend #not</text:p>
            <text:p>472975752737333248519726515257217024-2.16So it is raining. And I can't stay in bed. Jippy! Sooooo happy. #sarcastictweet</text:p>
            <text:p>472269703617196032519726543719763969-3.19@AnishUKIP @uaf @hopenothate Absolutely! Said this all along. They're the true fascists. Trying to silence us through fear. #irony</text:p>
            <text:p>472402980960882690519726573465767938-2.90another day living the dream! #not omw to work </text:p>
            <text:p>463524887315759104519726632441888769-1.88We're running out of time, I hope CP3 can stop Westbrook soon. #sarcasm #IStillLoveRussButComeOn @LAClippers</text:p>
            <text:p>463326777423982592519726661852348417-1.50RT @Farnzazz155: Twitter solves everything #sarcasm</text:p>
            <text:p>471700801837363200519726691308957696-.36It's cool. I'll just spend the day staring at my wall. #sarcasm</text:p>
            <text:p>472574208070127617519726720878792704-1.71I'm going to get naked on stage at graduation #not #scared</text:p>
            <text:p>472771338776891393519726749488132096-1.48Upon realising that #India is a 'Union' and not a 'Confederation', #Kashmiris gave up their dream of Azaadi. #not #katju #bobai</text:p>
            <text:p>472888511444828160519726779074752512-2.19RT @Isaac_MA_: I keep writing 'deportation' instead of 'deprivation'. What a laugh. I love psychology on a Saturday night #not #itsucks #he…</text:p>
            <text:p>476483846125674497519726808481013760-1.73@ChelseaNicole74 @E_Jordan98 @hmcleann you guys literally laid on the horn and set the alarm off for a good 5 minutes...</text:p>
            <text:p>463513391974580224519726837987942400-.78My favorite thing about @PTobacco is how he always falls asleep on me without telling me goodnight. #bestboyfriend #sarcasm #jkbutnotjk</text:p>
            <text:p>460321988561473536519726867469697024-3.93. Plans bailed. . Nothing to drink. . Almost got sexually assaulted. My night couldn't have gone better. #sarcasm</text:p>
            <text:p>472123464208633856519726896003547136-1.86Death sauce.....feel alive #monkeybar #blairs #chilli #sauce #death #funny #irony #pub #club #delhi #nightout #... pic.twitter.com/A0kD0HcGVZ</text:p>
            <text:p>472756941413158912519726925745360898-1.87Friends who mek me feel lyk am number 10 on thr list#not interested</text:p>
            <text:p>476488784867909632519726955424276481-.82@MsDaaavis or her eyes, and body &amp; she literally looked like she was going to explode. they had to pretty much yank my sister out of my mom.</text:p>
            <text:p>463118287996715008519726984813752320-2.08RT @James_Ryder: @TomHallam93 you forgot to put #sarcasm</text:p>
            <text:p>473967966371844096519727014249381889-2.87RT @frankyw: Haha @timhudak: "just because you say it 100,000 times doesn't make it true" #irony #millionjobslie #onpoli</text:p>
            <text:p>460195136870182912519727043680813056-3.00It's just so funny when you take a picture draw a penis is someone's mouth. So funny. #sarcasm</text:p>
            <text:p>463145835421650944519727073447796738-2.19Dear @CocaCola-\nThanks for putting a flame retardant in our kids sports drinks. To this day none of my kids have caught on fire.\n#sarcasm</text:p>
            <text:p>463040824222425089519727102921166849-2.66@EMURLYCLUR #sarcasm just because if the tattoo. Of there was no tattoo it would be aight.</text:p>
            <text:p>472947970732609537519727132549709824-2.23So OKC fell thanks to an errant decision/shot by Westbrook? Color me SHOCKED! #Not</text:p>
            <text:p>472406642513154050519727161935028224-1.84of course my cute barista is at Starbucks when grace and I are too hot to handle #not</text:p>
            <text:p>473116077124509696519727190431121410-2.56Reading the #church hashtag on Sundays is itself indisputable proof that we are just apes who can talk #irony #evolution</text:p>
            <text:p>473115409169018880519727219854176256-1.402 times in less than 2 weeks go brittany #not</text:p>
            <text:p>476491761574227970519727248316719105-.46my body literally can't decide if it wants to feel good or not</text:p>
            <text:p>472241647103647744519727277697794049-2.61but tomorrow's my last day with the blackberry #mixedfeelings #not</text:p>
            <text:p>464647089365192705519727307020177409-2.67Literally have to constantly say fuck you over and over through out the day just to get through the day.</text:p>
            <text:p>4731998465185710085197273364264509441.51Throat seems to be cleared up, just in time for Sunday AFTERNOON... #irony</text:p>
            <text:p>463381526080524288519727365820141568-2.59@OOZIPrez @downthedrive I've only expected about 20 commits by now... TT is falling behind here #Sarcasm</text:p>
            <text:p>463048242482405376519727394400129024-2.33That'd be one hell of a damn workout! #sarcasm #truestory #factoflife #becauseican #igetithonestly… instagram.com/p/nln01Bjn02/</text:p>
            <text:p>472167983423713280519727423772848128-1.14Doesn't Luke Bryan sing that rain is a good thing song?? Ha ha ha #irony</text:p>
            <text:p>472083674347753472519727453367848960.51.@pmharper is saying we have to focus on needs of mothers and children in developing nations after he cut CAN aid money to them. #irony</text:p>
            <text:p>4763974657895383045197274820401152004.46@ABCFpll literally cant wait until Pretty Little Liars Season 5 premieres today!!</text:p>
            <text:p>465345990682480640519727511614132224-2.38RT @mattchew_brown: Don't you love it when your power goes off and on 5 times in 10 minutes. I know I really appreciate it!</text:p>
            <text:p>472608548019789824519727540965875712-2.98Love when I drop my phone on my face while laying in bed...#NOT</text:p>
            <text:p>472999166386655232519727570313428992-2.98Nice pink shirt. #hahaaa #not Good try. Maybe another time. Last week was a gift. Don't mistake my kindness for weakness.</text:p>
            <text:p>472044354660347904519727599832924160-.91i think its safe to say that @justinbieber loves latinas! #iHaveaChance #NOT #iwish :(</text:p>
            <text:p>472508336168902656519727629339881472-1.70Typical Friday night spent at the gym. You know I live the crazy life, ha. #not</text:p>
            <text:p>472188791709761536519727658758717440-3.02Thanks guy I hate from tryouts for making my nose bleed, really appreciate it #not</text:p>
            <text:p>472937547862011904519727688139812865-2.70You're really good at using people, you should be proud #not</text:p>
            <text:p>472565247031906304519727717508325376-2.74Leading goal scorer in playoffs. All alone 2 feet in front of net. Nice D boys. #not #Blackhawks</text:p>
            <text:p>472178675819884544519727747199823873-2.47I love having to write a 2 page biography on a president. Its the perfect way to spend my night! #not</text:p>
            <text:p>463483125814022144519727776635437058-2.00@OG_Namertag yaaaaah and my name is OG Bobby Johnson #sarcasm #WhoBelievesByrneKids</text:p>
            <text:p>448274231462068224519727806096211968-1.80I was in the living room congratulating myself, when my wife walked in.</text:p>
            <text:p>472666671979962368519727835447959552.81@Mcfarlmo #Not yet, but I'll jumping on board sometime today</text:p>
            <text:p>463509575484702720519727864002797572-1.98@jdamis he probably knew the second the police were involved, but innocent until proven guilty, right? #sarcasm</text:p>
            <text:p>472766122304225280519727893463580672-1.73Looking forward to all the analysis tonight from the many boxing experts' that I follow \n#not </text:p>
            <text:p>472395011053465600519727922865639424-2.81NBA owner makes racial comments, enrages the country, and makes a profit of $1.988 billion by being forced to sell the team. #irony</text:p>
            <text:p>463274990352490497519727952259321857-1.30I love waking up super early! #sarcasm #sarcasm #sarcasm #sarcasm #sarcasm</text:p>
            <text:p>472203372117127169519727981669801984-2.53Yet again a beautiful piece of officiating #sarcasm</text:p>
            <text:p>472431719459479552519728011025735681-1.61Can't wait to find out how GREAT I did on that chemistry exam #not</text:p>
            <text:p>472476770944712704519728040390057985-2.23Feeling the love in the air at the McKee household #not</text:p>
            <text:p>463475094837542914519728069787910145-.38Roy Hibbert looks like he was a great all-star selection #sarcasm</text:p>
            <text:p>472157387302789122519728099332608001-2.01Oh how I love finding out dirt on my little brother.. #NOT</text:p>
            <text:p>472431780470198272519728128789184512-1.20.@Burke4WI: Opposed to money from special interests groups... unless her names on the check. #Irony or #Hypocrisy? wisgop.org/2014/05/mary-b…</text:p>
            <text:p>471688963850514434519728158216425472-2.15If tonight doesn't happen I'm gonna be really happy. #sarcasm</text:p>
            <text:p>472983993437020160519728187635298306-1.80Well. That just helped me self esteem so much. #not</text:p>
            <text:p>472845735772569600519728216982818816-2.40@Tyson_Fury you'll never have a crowd like that to watch you #guttedforya #not</text:p>
            <text:p>465339500315832321519728246481379328-2.40RT @RafaelCasal: a bad rappers' opinion on music matters about as much to me a vegans opinion on steak.</text:p>
            <text:p>465120609353990144519728275845697536-.86“Write to please just one person. If you open a window and make love to the world, so to speak, your story will get pneumonia.” - Vonnegut</text:p>
            <text:p>472538812963250177519728305210007552-2.00RT @bj_stansfield: So the Integrity Commission want us to break an election promise. Hmm. #irony #politas @tombaxter @AnnahFromberg</text:p>
            <text:p>472597192507944960519728334549155840-3.24I Want Sleep... Stupid Brain! Never Been So Tired.. Can't Believe I've Not Even Had A Full Hours Sleep Allll Night!! \n#Tired #Not Happy!!</text:p>
            <text:p>472712019758821376519728363045257217-3.06Nice to see the gypes fucking off from Harraby this morning. Who's paying for that clean up @CarlisleCC? Also, good job @Cumbriapolice! #not</text:p>
            <text:p>472377239074394112519728392510267395-1.43S/O to @kbirdmooners for shocking the world and Skaar and being on time today! #ifyouareontimeyouarelate #not</text:p>
            <text:p>472362964440612864519728421887164417-2.34Ok the binge of angry tweets are over #sorry #not #sorry</text:p>
            <text:p>463142735185465344519728451507339264-2.00Shout out to @Miachiggins for giving me the best advice ever... #whydidntithinkofthat #sarcasm</text:p>
            <text:p>463044162972295168519728480892641281-3.49so much fun #sarcasm pic.twitter.com/3OnclKsXKc</text:p>
            <text:p>463534081326985216519728510600892416-3.49@RebeccaGunset @EganEvelyn oh my gosh the name is so unique #sarcasm</text:p>
            <text:p>474759225856372737519728540007141377-4.11The Heat didn't lose to the Spurs, the Heat lost to the heat #irony</text:p>
            <text:p>463115412168003586519728569409228800-2.81Wow Haley you're such a badass, I wish I were as great as you #sarcasm pic.twitter.com/jVQYz0n10G</text:p>
            <text:p>472906265723953152519728598970691585-2.39@300Tajuan you haven't texted me so...what a great BFFL you are #not #byequavo</text:p>
            <text:p>472472832606474240519728627554873345-2.87Roy Hodgson is a tactical genius, got England buzzing here. #not</text:p>
            <text:p>472387967018102784519728656940142592-.82Thrilled to be going to LTF training instead of Luke Bryan today... #not</text:p>
            <text:p>472323434517889024519728686388375553-2.38@VodafoneUK I opted in to a £10 freebee for 500mb of data yesterday, but it's taken £1 of my credit and not given me my data #not impressed</text:p>
            <text:p>472393439527460864519728715832365056-2.46@madisonf__ yeah I'm happy that your leaving , &amp; I'll still be here till 3:15 #sarcasm</text:p>
            <text:p>472812797303468033519728745326718976-2.69I appreciate the people who post a billion selfies back to back. #not.</text:p>
            <text:p>463513977461669888519728774712004610-2.52This business test tmrw is gonna be great! ? #sarcasm #yeahright #notready</text:p>
            <text:p>472529889724088320519728804315414528-2.94My bf forgot to come pick me up from work #BestBoyfranAwardGoesTo #BRACKEN #Not</text:p>
            <text:p>472261267642916864519728833058963456-2.23Doin' the dishes at 2:00 in the morning #livingthedream #not</text:p>
            <text:p>472751751116775425519728862419120129-2.81@TPPatriots oh Hillary,with your warm &amp; nurturing nature,you'll make the best grandma ever! #NOT #RedNationRising</text:p>
            <text:p>463531367918469120519728891796017152-2.78gotta love when you burp and get a second taste of dinner #sarcasm</text:p>
            <text:p>472674645595152384519728921235828736-3.72Love how someone has been trying to use my card in Korea #NOT #Thieves</text:p>
            <text:p>464422997625798656519728949748699136-3.45I had forgotten how much fun it is to have a team pick apart every little detail and bug on a product you worked on for many months. #not</text:p>
            <text:p>463330736482045952519728979700240384-1.66And my filling fell out today... :) Just like I dreamed it would happen. So, what's next? #Sarcasm</text:p>
            <text:p>472029754707566592519729009244905472-2.30There's nothing I love more than driving a solid 35 in a 55 zone. What a time to be alive. #not #drivefaster</text:p>
            <text:p>476472663313887234519729038768615424-.56@Nashgrier #followmenash I've been waiting 40million years XD not literally but it feels like it #followmenash</text:p>
            <text:p>463605121809924096519729068569161728-2.08RT @bhagarty13: almost 5 hrs after MLB The Show 14 was supposed to start DL'ing. I have zero percent dl'ed. @PlayStation you guys are aweso…</text:p>
            <text:p>472564708554178560519729098050904064-2.43Get yo life if you can't ever relax &amp;&amp; be goofey just fa the hell of it. I can't vibe wit someone who always serious n shh!\n#NOT.i.</text:p>
            <text:p>472043165369647104519729127717208065-3.95RT @MaddOrWaat: #Irony is when literate youth in India are part of Community\Caste groups on FB.And they speak about Politicians being Comm…</text:p>
            <text:p>463488416743972864519729157136064513-2.33Me: *gasps, replies in disgust* I wouldn't wipe my ass with a $20.\nCashier busts out laughing.\n#Sarcasm #PassItOn</text:p>
            <text:p>472074073174847488519729186521370624-.96Saw a panhandler with a sign that read "struggling need work" right next to a sign that stated: "NOW HIRING: ALL SHIFTS</text:p>
          </table:table-cell>
          <table:table-cell table:number-columns-repeated="1022"/>
        </table:table-row>
        <table:table-row table:style-name="ro1">
          <table:table-cell office:value-type="float" office:value="-2.81" calcext:value-type="float">
            <text:p>-2.81</text:p>
          </table:table-cell>
          <table:table-cell office:value-type="string" calcext:value-type="string">
            <text:p>Love going to bed angry. #not should be used to it by now though!</text:p>
          </table:table-cell>
          <table:table-cell table:number-columns-repeated="1022"/>
        </table:table-row>
        <table:table-row table:style-name="ro2">
          <table:table-cell office:value-type="float" office:value="-2.71" calcext:value-type="float">
            <text:p>-2.71</text:p>
          </table:table-cell>
          <table:table-cell office:value-type="string" calcext:value-type="string">
            <text:p>2 hours after he should be home, and no minutes on his phone. Nah, I'm not worried. #yeahright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My dad just told me he doesn't think I could play soccer #thanks #greatsupport #not</text:p>
          </table:table-cell>
          <table:table-cell table:number-columns-repeated="1022"/>
        </table:table-row>
        <table:table-row table:style-name="ro2">
          <table:table-cell office:value-type="float" office:value="-1.79" calcext:value-type="float">
            <text:p>-1.79</text:p>
          </table:table-cell>
          <table:table-cell office:value-type="string" calcext:value-type="string">
            <text:p>@VH1 what happened to @leannrimes show videos?? She tweeted them &amp; now links are broken! Don't tell me the show was cancelled! #sarcasm</text:p>
          </table:table-cell>
          <table:table-cell table:number-columns-repeated="1022"/>
        </table:table-row>
        <table:table-row table:style-name="ro2">
          <table:table-cell office:value-type="float" office:value="-2.78" calcext:value-type="float">
            <text:p>-2.78</text:p>
          </table:table-cell>
          <table:table-cell office:value-type="string" calcext:value-type="string">
            <text:p>Why am I peeling like a snake, 2 weeks after getting burnt?! #moisturiser #not #working #paininthearse</text:p>
          </table:table-cell>
          <table:table-cell table:number-columns-repeated="1022"/>
        </table:table-row>
        <table:table-row table:style-name="ro2">
          <table:table-cell office:value-type="float" office:value="-2.63" calcext:value-type="float">
            <text:p>-2.63</text:p>
          </table:table-cell>
          <table:table-cell office:value-type="string" calcext:value-type="string">
            <text:p>@Sierra_Drive I love seeing Kendall work in his own band but he didn't promote btr 24/7 like this. #irony</text:p>
          </table:table-cell>
          <table:table-cell table:number-columns-repeated="1022"/>
        </table:table-row>
        <table:table-row table:style-name="ro2">
          <table:table-cell office:value-type="float" office:value="-2.67" calcext:value-type="float">
            <text:p>-2.67</text:p>
          </table:table-cell>
          <table:table-cell office:value-type="string" calcext:value-type="string">
            <text:p>I have to wait an extra month to get my braces off and it just so happens that I'll get them off on my birthday.. #yayyy #coool #not</text:p>
          </table:table-cell>
          <table:table-cell table:number-columns-repeated="1022"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string" calcext:value-type="string">
            <text:p>Life is literally going so good atm, couldn't be happier </text:p>
          </table:table-cell>
          <table:table-cell table:number-columns-repeated="1022"/>
        </table:table-row>
        <table:table-row table:style-name="ro2">
          <table:table-cell office:value-type="float" office:value="-2.2" calcext:value-type="float">
            <text:p>-2.2</text:p>
          </table:table-cell>
          <table:table-cell office:value-type="string" calcext:value-type="string">
            <text:p>We have so much offensive zone time....I don't get how are we losing... #Sarcasm</text:p>
          </table:table-cell>
          <table:table-cell table:number-columns-repeated="1022"/>
        </table:table-row>
        <table:table-row table:style-name="ro1">
          <table:table-cell office:value-type="float" office:value="-2.22" calcext:value-type="float">
            <text:p>-2.22</text:p>
          </table:table-cell>
          <table:table-cell office:value-type="string" calcext:value-type="string">
            <text:p>Nothing beats reading Hamlet while taking an ice bath?? #lololol #yeahright</text:p>
          </table:table-cell>
          <table:table-cell table:number-columns-repeated="1022"/>
        </table:table-row>
        <table:table-row table:style-name="ro1">
          <table:table-cell office:value-type="float" office:value="-3.87" calcext:value-type="float">
            <text:p>-3.87</text:p>
          </table:table-cell>
          <table:table-cell office:value-type="string" calcext:value-type="string">
            <text:p>Getting kicked in my sternum is always a great feeling. #NOT</text:p>
          </table:table-cell>
          <table:table-cell table:number-columns-repeated="1022"/>
        </table:table-row>
        <table:table-row table:style-name="ro2">
          <table:table-cell office:value-type="float" office:value="-2.35" calcext:value-type="float">
            <text:p>-2.35</text:p>
          </table:table-cell>
          <table:table-cell office:value-type="string" calcext:value-type="string">
            <text:p>Btw, thank you to all the amazing people who showed up this weekend. #sarcasm go fuck yourself.</text:p>
          </table:table-cell>
          <table:table-cell table:number-columns-repeated="1022"/>
        </table:table-row>
        <table:table-row table:style-name="ro2">
          <table:table-cell office:value-type="float" office:value="-2.27" calcext:value-type="float">
            <text:p>-2.27</text:p>
          </table:table-cell>
          <table:table-cell office:value-type="string" calcext:value-type="string">
            <text:p>How am I #NOT allowed into #America cuz of my #firearms #offenses but yet america have the #biggest firearms market in the #World huhhhh</text:p>
          </table:table-cell>
          <table:table-cell table:number-columns-repeated="1022"/>
        </table:table-row>
        <table:table-row table:style-name="ro2">
          <table:table-cell office:value-type="float" office:value="-1.86" calcext:value-type="float">
            <text:p>-1.86</text:p>
          </table:table-cell>
          <table:table-cell office:value-type="string" calcext:value-type="string">
            <text:p>It's only 4:23am and I wake up out of a dead sleep hungry..... Who does that!!!! #problems #togetup or #not</text:p>
          </table:table-cell>
          <table:table-cell table:number-columns-repeated="1022"/>
        </table:table-row>
        <table:table-row table:style-name="ro1">
          <table:table-cell office:value-type="float" office:value="-3.05" calcext:value-type="float">
            <text:p>-3.05</text:p>
          </table:table-cell>
          <table:table-cell office:value-type="string" calcext:value-type="string">
            <text:p>Shows how respectful &amp; classy Boston's players are. #not eject them all.</text:p>
          </table:table-cell>
          <table:table-cell table:number-columns-repeated="1022"/>
        </table:table-row>
        <table:table-row table:style-name="ro2">
          <table:table-cell office:value-type="float" office:value="-1.05" calcext:value-type="float">
            <text:p>-1.05</text:p>
          </table:table-cell>
          <table:table-cell office:value-type="string" calcext:value-type="string">
            <text:p>When u allow people to control u and/or ur emotions, u then become a puppet &amp; they will pull ur strings whenever they like..... #not #here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The librarians are gossiping and they are the loudest motherfuckers in this bitch. #irony</text:p>
          </table:table-cell>
          <table:table-cell table:number-columns-repeated="1022"/>
        </table:table-row>
        <table:table-row table:style-name="ro1">
          <table:table-cell office:value-type="float" office:value="-3.07" calcext:value-type="float">
            <text:p>-3.07</text:p>
          </table:table-cell>
          <table:table-cell office:value-type="string" calcext:value-type="string">
            <text:p>@whataboutPinar islam the peace for the people... #not iTS a baberian pedo.</text:p>
          </table:table-cell>
          <table:table-cell table:number-columns-repeated="1022"/>
        </table:table-row>
        <table:table-row table:style-name="ro2">
          <table:table-cell office:value-type="float" office:value="-2.66" calcext:value-type="float">
            <text:p>-2.66</text:p>
          </table:table-cell>
          <table:table-cell office:value-type="string" calcext:value-type="string">
            <text:p>Glad that the home team didn't get a chance because homeplate ump wanted to go home. Great that the officials influence the outcome #Sarcasm</text:p>
          </table:table-cell>
          <table:table-cell table:number-columns-repeated="1022"/>
        </table:table-row>
        <table:table-row table:style-name="ro2">
          <table:table-cell office:value-type="float" office:value="-1.41" calcext:value-type="float">
            <text:p>-1.41</text:p>
          </table:table-cell>
          <table:table-cell office:value-type="string" calcext:value-type="string">
            <text:p>Maybe her reason is that if the guy gets arrested she won't be able to feed the baby #not all woman r independent</text:p>
          </table:table-cell>
          <table:table-cell table:number-columns-repeated="1022"/>
        </table:table-row>
        <table:table-row table:style-name="ro2">
          <table:table-cell office:value-type="float" office:value="2.18" calcext:value-type="float">
            <text:p>2.18</text:p>
          </table:table-cell>
          <table:table-cell office:value-type="string" calcext:value-type="string">
            <text:p>GOOD GIRLS IS MY JAM LITERALLY JUMPING ON MY BED SCREAMING THE LYRICS @5SOS</text:p>
          </table:table-cell>
          <table:table-cell table:number-columns-repeated="1022"/>
        </table:table-row>
        <table:table-row table:style-name="ro2">
          <table:table-cell office:value-type="float" office:value="-2.56" calcext:value-type="float">
            <text:p>-2.56</text:p>
          </table:table-cell>
          <table:table-cell office:value-type="string" calcext:value-type="string">
            <text:p>I would wake up with a ridiculous migraine and throw up. #YesILoveMigraine #Sarcasm</text:p>
          </table:table-cell>
          <table:table-cell table:number-columns-repeated="1022"/>
        </table:table-row>
        <table:table-row table:style-name="ro1">
          <table:table-cell office:value-type="float" office:value="-3.13" calcext:value-type="float">
            <text:p>-3.13</text:p>
          </table:table-cell>
          <table:table-cell office:value-type="string" calcext:value-type="string">
            <text:p>Well that was completely shocking. #sarcasm #fuckyourefs</text:p>
          </table:table-cell>
          <table:table-cell table:number-columns-repeated="1022"/>
        </table:table-row>
        <table:table-row table:style-name="ro2">
          <table:table-cell office:value-type="float" office:value="-2.4" calcext:value-type="float">
            <text:p>-2.4</text:p>
          </table:table-cell>
          <table:table-cell office:value-type="string" calcext:value-type="string">
            <text:p>Watching forgetting Sarah Marshall for the billionth time outta help me get an \nA+ for sure #sarcasm</text:p>
          </table:table-cell>
          <table:table-cell table:number-columns-repeated="1022"/>
        </table:table-row>
        <table:table-row table:style-name="ro2">
          <table:table-cell office:value-type="float" office:value="-1.94" calcext:value-type="float">
            <text:p>-1.94</text:p>
          </table:table-cell>
          <table:table-cell office:value-type="string" calcext:value-type="string">
            <text:p>@_foreverkylie_ 10 chips ahoy cookies later for me &amp;amp; I still consider my diet right on track #not</text:p>
          </table:table-cell>
          <table:table-cell table:number-columns-repeated="1022"/>
        </table:table-row>
        <table:table-row table:style-name="ro2">
          <table:table-cell office:value-type="float" office:value="-3.18" calcext:value-type="float">
            <text:p>-3.18</text:p>
          </table:table-cell>
          <table:table-cell office:value-type="string" calcext:value-type="string">
            <text:p>My phone just froze from all the texts I'm getting... #not phones dryer than the sun</text:p>
          </table:table-cell>
          <table:table-cell table:number-columns-repeated="1022"/>
        </table:table-row>
        <table:table-row table:style-name="ro2">
          <table:table-cell office:value-type="float" office:value="-1.82" calcext:value-type="float">
            <text:p>-1.82</text:p>
          </table:table-cell>
          <table:table-cell office:value-type="string" calcext:value-type="string">
            <text:p>@ZachcFisher sorry about the point buddy #bomberetiquette #not go bombers!</text:p>
          </table:table-cell>
          <table:table-cell table:number-columns-repeated="1022"/>
        </table:table-row>
        <table:table-row table:style-name="ro2">
          <table:table-cell office:value-type="float" office:value="-2.88" calcext:value-type="float">
            <text:p>-2.88</text:p>
          </table:table-cell>
          <table:table-cell office:value-type="string" calcext:value-type="string">
            <text:p>I lovvee cleaning up a year's worth of someone else's bathroom filth.. #not #ew #moving #NeilOwesMeSOoManyGelatos</text:p>
          </table:table-cell>
          <table:table-cell table:number-columns-repeated="1022"/>
        </table:table-row>
        <table:table-row table:style-name="ro2">
          <table:table-cell office:value-type="float" office:value="-1.9" calcext:value-type="float">
            <text:p>-1.9</text:p>
          </table:table-cell>
          <table:table-cell office:value-type="string" calcext:value-type="string">
            <text:p>Jacob only likes people w magcon accounts or like Jacob accounts lol I feel the love #not</text:p>
          </table:table-cell>
          <table:table-cell table:number-columns-repeated="1022"/>
        </table:table-row>
        <table:table-row table:style-name="ro2">
          <table:table-cell office:value-type="float" office:value="-2.83" calcext:value-type="float">
            <text:p>-2.83</text:p>
          </table:table-cell>
          <table:table-cell office:value-type="string" calcext:value-type="string">
            <text:p>@Tyson_Fury Yeah big lumbering slow heavyweights are much more entertaining than fast, powerful, skillfull and classy super middles. #not</text:p>
          </table:table-cell>
          <table:table-cell table:number-columns-repeated="1022"/>
        </table:table-row>
        <table:table-row table:style-name="ro2">
          <table:table-cell office:value-type="float" office:value="-1.57" calcext:value-type="float">
            <text:p>-1.57</text:p>
          </table:table-cell>
          <table:table-cell office:value-type="string" calcext:value-type="string">
            <text:p>@SeaportAlliance Seeing those shipping containers at the beautiful port site would be awesome. #Sarcasm - #NoToContainers, #Yes2ThePort</text:p>
          </table:table-cell>
          <table:table-cell table:number-columns-repeated="1022"/>
        </table:table-row>
        <table:table-row table:style-name="ro2">
          <table:table-cell office:value-type="float" office:value="3.46" calcext:value-type="float">
            <text:p>3.46</text:p>
          </table:table-cell>
          <table:table-cell office:value-type="string" calcext:value-type="string">
            <text:p>Tonight's Pretty Little Liars episode will literally kill me! I am just so ready &amp; excited. #HappyPLLDay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Enjoying the fact tonight's episode of Angry Britain is already causing serious 'anger' on Twitter. #irony</text:p>
          </table:table-cell>
          <table:table-cell table:number-columns-repeated="1022"/>
        </table:table-row>
        <table:table-row table:style-name="ro1">
          <table:table-cell office:value-type="float" office:value="-1.89" calcext:value-type="float">
            <text:p>-1.89</text:p>
          </table:table-cell>
          <table:table-cell office:value-type="string" calcext:value-type="string">
            <text:p>No More.. Procrastinating.. No Sleep.. Bad o.O #NeverAgain .. #YeahRight :)</text:p>
          </table:table-cell>
          <table:table-cell table:number-columns-repeated="1022"/>
        </table:table-row>
        <table:table-row table:style-name="ro2">
          <table:table-cell office:value-type="float" office:value="-3.83" calcext:value-type="float">
            <text:p>-3.83</text:p>
          </table:table-cell>
          <table:table-cell office:value-type="string" calcext:value-type="string">
            <text:p>Throwing up at 3:43 in the morning is just where I saw myself when I crawled into bad last night. #not</text:p>
          </table:table-cell>
          <table:table-cell table:number-columns-repeated="1022"/>
        </table:table-row>
        <table:table-row table:style-name="ro1">
          <table:table-cell office:value-type="float" office:value="-2.96" calcext:value-type="float">
            <text:p>-2.96</text:p>
          </table:table-cell>
          <table:table-cell office:value-type="string" calcext:value-type="string">
            <text:p>#wakingup to some food wisdom .#India #irony instagram.com/p/osljEErD2S/</text:p>
          </table:table-cell>
          <table:table-cell table:number-columns-repeated="1022"/>
        </table:table-row>
        <table:table-row table:style-name="ro3">
          <table:table-cell office:value-type="float" office:value="-1.85" calcext:value-type="float">
            <text:p>-1.85</text:p>
          </table:table-cell>
          <table:table-cell office:value-type="string" calcext:value-type="string">
            <text:p>.@GlennMoore7 I mean why would anyone want to help that particular charity if it was not for their own gain?!#sarcasm independent.co.uk/sport/football…</text:p>
          </table:table-cell>
          <table:table-cell table:number-columns-repeated="1022"/>
        </table:table-row>
        <table:table-row table:style-name="ro2">
          <table:table-cell office:value-type="float" office:value="-1.84" calcext:value-type="float">
            <text:p>-1.84</text:p>
          </table:table-cell>
          <table:table-cell office:value-type="string" calcext:value-type="string">
            <text:p>Seeking intimacy with only those you want to have community with.... #MakesSense #not</text:p>
          </table:table-cell>
          <table:table-cell table:number-columns-repeated="1022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string" calcext:value-type="string">
            <text:p>@Bigfunkz I've been doing my ting for 7 years and I've got loads to learn. I haven't mastered it. The proof is in the pudding so to speak</text:p>
          </table:table-cell>
          <table:table-cell table:number-columns-repeated="1022"/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string" calcext:value-type="string">
            <text:p>Looks like we have to listen to Brian and Grant tonight. Can't wait... #sarcasm</text:p>
          </table:table-cell>
          <table:table-cell table:number-columns-repeated="1022"/>
        </table:table-row>
        <table:table-row table:style-name="ro2">
          <table:table-cell office:value-type="float" office:value="-0.13" calcext:value-type="float">
            <text:p>-0.13</text:p>
          </table:table-cell>
          <table:table-cell office:value-type="string" calcext:value-type="string">
            <text:p>I would like to thank my father for signing me up for a race on the first weekend of summer #ha #ha #not</text:p>
          </table:table-cell>
          <table:table-cell table:number-columns-repeated="1022"/>
        </table:table-row>
        <table:table-row table:style-name="ro1">
          <table:table-cell office:value-type="float" office:value="-3.27" calcext:value-type="float">
            <text:p>-3.27</text:p>
          </table:table-cell>
          <table:table-cell office:value-type="string" calcext:value-type="string">
            <text:p>I love being ignored :) #sarcasm</text:p>
          </table:table-cell>
          <table:table-cell table:number-columns-repeated="1022"/>
        </table:table-row>
        <table:table-row table:style-name="ro2">
          <table:table-cell office:value-type="float" office:value="-2.07" calcext:value-type="float">
            <text:p>-2.07</text:p>
          </table:table-cell>
          <table:table-cell office:value-type="string" calcext:value-type="string">
            <text:p>@_SidB @poetdreaming lolololol!! :P #turnaround xD :D yes!!! I did it, I'm so cool!! #not :P</text:p>
          </table:table-cell>
          <table:table-cell table:number-columns-repeated="1022"/>
        </table:table-row>
        <table:table-row table:style-name="ro2">
          <table:table-cell office:value-type="float" office:value="-0.42" calcext:value-type="float">
            <text:p>-0.42</text:p>
          </table:table-cell>
          <table:table-cell office:value-type="string" calcext:value-type="string">
            <text:p>RT @DilonDickerson: That's about as likely as Hannah Grant not being hungover on a Saturday</text:p>
          </table:table-cell>
          <table:table-cell table:number-columns-repeated="1022"/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string" calcext:value-type="string">
            <text:p>always at a secret location catch me slippin ? #NOT</text:p>
          </table:table-cell>
          <table:table-cell table:number-columns-repeated="1022"/>
        </table:table-row>
        <table:table-row table:style-name="ro1">
          <table:table-cell office:value-type="float" office:value="-1.78" calcext:value-type="float">
            <text:p>-1.78</text:p>
          </table:table-cell>
          <table:table-cell office:value-type="string" calcext:value-type="string">
            <text:p>#not to return / continue to roll / buggery cable</text:p>
          </table:table-cell>
          <table:table-cell table:number-columns-repeated="1022"/>
        </table:table-row>
        <table:table-row table:style-name="ro1">
          <table:table-cell office:value-type="float" office:value="-1.29" calcext:value-type="float">
            <text:p>-1.29</text:p>
          </table:table-cell>
          <table:table-cell office:value-type="string" calcext:value-type="string">
            <text:p>//gotta love all of the death hoaxes. #Sarcasm.</text:p>
          </table:table-cell>
          <table:table-cell table:number-columns-repeated="1022"/>
        </table:table-row>
        <table:table-row table:style-name="ro2">
          <table:table-cell office:value-type="float" office:value="-2.67" calcext:value-type="float">
            <text:p>-2.67</text:p>
          </table:table-cell>
          <table:table-cell office:value-type="string" calcext:value-type="string">
            <text:p>Just got an email from someone that said their email was "nunya@bidness.com." You're so clever. #not</text:p>
          </table:table-cell>
          <table:table-cell table:number-columns-repeated="1022"/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string" calcext:value-type="string">
            <text:p>@BryanStars yep @AshleyPurdy @JinxxBVB @ccbvb not gonna lie, though it's calmed down so to speak</text:p>
          </table:table-cell>
          <table:table-cell table:number-columns-repeated="1022"/>
        </table:table-row>
        <table:table-row table:style-name="ro2">
          <table:table-cell office:value-type="float" office:value="-2.88" calcext:value-type="float">
            <text:p>-2.88</text:p>
          </table:table-cell>
          <table:table-cell office:value-type="string" calcext:value-type="string">
            <text:p>Did you know I loved being told how awful of a person I am??... Because your really good at telling me on a daily basis. #sarcasm</text:p>
          </table:table-cell>
          <table:table-cell table:number-columns-repeated="1022"/>
        </table:table-row>
        <table:table-row table:style-name="ro1">
          <table:table-cell office:value-type="float" office:value="-2.54" calcext:value-type="float">
            <text:p>-2.54</text:p>
          </table:table-cell>
          <table:table-cell office:value-type="string" calcext:value-type="string">
            <text:p>Lololol this day just keeps getting better an better. #not</text:p>
          </table:table-cell>
          <table:table-cell table:number-columns-repeated="1022"/>
        </table:table-row>
        <table:table-row table:style-name="ro1">
          <table:table-cell office:value-type="float" office:value="-2.85" calcext:value-type="float">
            <text:p>-2.85</text:p>
          </table:table-cell>
          <table:table-cell office:value-type="string" calcext:value-type="string">
            <text:p>I made a Friend !! #sarcasm pic.twitter.com/aVEQXedozn</text:p>
          </table:table-cell>
          <table:table-cell table:number-columns-repeated="1022"/>
        </table:table-row>
        <table:table-row table:style-name="ro2">
          <table:table-cell office:value-type="float" office:value="-1.8" calcext:value-type="float">
            <text:p>-1.8</text:p>
          </table:table-cell>
          <table:table-cell office:value-type="string" calcext:value-type="string">
            <text:p>Anyone saying that the Thunder need to get rid of Westbrook... Yeah it's bad to have 2 of the best players in the league #not</text:p>
          </table:table-cell>
          <table:table-cell table:number-columns-repeated="1022"/>
        </table:table-row>
        <table:table-row table:style-name="ro2">
          <table:table-cell office:value-type="float" office:value="-2.15" calcext:value-type="float">
            <text:p>-2.15</text:p>
          </table:table-cell>
          <table:table-cell office:value-type="string" calcext:value-type="string">
            <text:p>@jemelehill the over/under on the LAC/OKC game is 225. Any chance that may happen. #sarcasm</text:p>
          </table:table-cell>
          <table:table-cell table:number-columns-repeated="1022"/>
        </table:table-row>
        <table:table-row table:style-name="ro2">
          <table:table-cell office:value-type="float" office:value="-1.54" calcext:value-type="float">
            <text:p>-1.54</text:p>
          </table:table-cell>
          <table:table-cell office:value-type="string" calcext:value-type="string">
            <text:p>@DanielHarris my only counter to that is at the expense of a lawrence or wilson is not exactly progressive for the club.</text:p>
          </table:table-cell>
          <table:table-cell table:number-columns-repeated="1022"/>
        </table:table-row>
        <table:table-row table:style-name="ro1">
          <table:table-cell office:value-type="float" office:value="-2.55" calcext:value-type="float">
            <text:p>-2.55</text:p>
          </table:table-cell>
          <table:table-cell office:value-type="string" calcext:value-type="string">
            <text:p>What a fantastic evening this turned out to be #not</text:p>
          </table:table-cell>
          <table:table-cell table:number-columns-repeated="1022"/>
        </table:table-row>
        <table:table-row table:style-name="ro1">
          <table:table-cell office:value-type="float" office:value="-2.41" calcext:value-type="float">
            <text:p>-2.41</text:p>
          </table:table-cell>
          <table:table-cell office:value-type="string" calcext:value-type="string">
            <text:p>Great coaching Scotty! #Sarcasm</text:p>
          </table:table-cell>
          <table:table-cell table:number-columns-repeated="1022"/>
        </table:table-row>
        <table:table-row table:style-name="ro1">
          <table:table-cell office:value-type="float" office:value="-2.02" calcext:value-type="float">
            <text:p>-2.02</text:p>
          </table:table-cell>
          <table:table-cell office:value-type="string" calcext:value-type="string">
            <text:p>Everybody say byeeeeee to the unfollowers lol you'll be missed #sike #NOT</text:p>
          </table:table-cell>
          <table:table-cell table:number-columns-repeated="1022"/>
        </table:table-row>
        <table:table-row table:style-name="ro2">
          <table:table-cell office:value-type="float" office:value="-1.39" calcext:value-type="float">
            <text:p>-1.39</text:p>
          </table:table-cell>
          <table:table-cell office:value-type="string" calcext:value-type="string">
            <text:p>@Paulstyler what a dilemma I have eh! Hahahahahahha cuz it's the end of the world isn't it! #not I need to #manup and do my own makeup!</text:p>
          </table:table-cell>
          <table:table-cell table:number-columns-repeated="1022"/>
        </table:table-row>
        <table:table-row table:style-name="ro1">
          <table:table-cell office:value-type="float" office:value="-1.36" calcext:value-type="float">
            <text:p>-1.36</text:p>
          </table:table-cell>
          <table:table-cell office:value-type="string" calcext:value-type="string">
            <text:p>This is a page in my work instructions #irony pic.twitter.com/Za3GRVAHzA</text:p>
          </table:table-cell>
          <table:table-cell table:number-columns-repeated="1022"/>
        </table:table-row>
        <table:table-row table:style-name="ro2">
          <table:table-cell office:value-type="float" office:value="-2.22" calcext:value-type="float">
            <text:p>-2.22</text:p>
          </table:table-cell>
          <table:table-cell office:value-type="string" calcext:value-type="string">
            <text:p>According to Tyler I'm a 9 but not quite a 10 because you have to look like Cary Underwood to be a 10 #sweetboyfriend #not </text:p>
          </table:table-cell>
          <table:table-cell table:number-columns-repeated="1022"/>
        </table:table-row>
        <table:table-row table:style-name="ro2">
          <table:table-cell office:value-type="float" office:value="-1.17" calcext:value-type="float">
            <text:p>-1.17</text:p>
          </table:table-cell>
          <table:table-cell office:value-type="string" calcext:value-type="string">
            <text:p>So the @CIA is now on #Twitter and they don't even follow @BarackObama #irony</text:p>
          </table:table-cell>
          <table:table-cell table:number-columns-repeated="1022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string" calcext:value-type="string">
            <text:p>wellllp this day just keeps on getting better and bettter #lol #sarcasm</text:p>
          </table:table-cell>
          <table:table-cell table:number-columns-repeated="1022"/>
        </table:table-row>
        <table:table-row table:style-name="ro2">
          <table:table-cell office:value-type="float" office:value="-1.76" calcext:value-type="float">
            <text:p>-1.76</text:p>
          </table:table-cell>
          <table:table-cell office:value-type="string" calcext:value-type="string">
            <text:p>@ESPN_FirstTake @sergeibaka9 @okcthunder #Not only that #Serge Ibaka is a key player, he's a monster as well.</text:p>
          </table:table-cell>
          <table:table-cell table:number-columns-repeated="1022"/>
        </table:table-row>
        <table:table-row table:style-name="ro2">
          <table:table-cell office:value-type="float" office:value="-2.34" calcext:value-type="float">
            <text:p>-2.34</text:p>
          </table:table-cell>
          <table:table-cell office:value-type="string" calcext:value-type="string">
            <text:p>Champions capitalize on errors and we worked our butts off to earn that trophy #waytobeclassy #not</text:p>
          </table:table-cell>
          <table:table-cell table:number-columns-repeated="1022"/>
        </table:table-row>
        <table:table-row table:style-name="ro2">
          <table:table-cell office:value-type="float" office:value="-2.31" calcext:value-type="float">
            <text:p>-2.31</text:p>
          </table:table-cell>
          <table:table-cell office:value-type="string" calcext:value-type="string">
            <text:p>I had a wet dream about you last night....in the dream a bus ran you over and I pissed myself laughing. #sarcasm</text:p>
          </table:table-cell>
          <table:table-cell table:number-columns-repeated="1022"/>
        </table:table-row>
        <table:table-row table:style-name="ro1">
          <table:table-cell office:value-type="float" office:value="-3.74" calcext:value-type="float">
            <text:p>-3.74</text:p>
          </table:table-cell>
          <table:table-cell office:value-type="string" calcext:value-type="string">
            <text:p>So excited to get my wisdom teeth out tomorrow!! #not</text:p>
          </table:table-cell>
          <table:table-cell table:number-columns-repeated="1022"/>
        </table:table-row>
        <table:table-row table:style-name="ro2">
          <table:table-cell office:value-type="float" office:value="-1.81" calcext:value-type="float">
            <text:p>-1.81</text:p>
          </table:table-cell>
          <table:table-cell office:value-type="string" calcext:value-type="string">
            <text:p>gonna have so much fun going to see Miranda on my own or not at all lol yay #not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Don't you just love it when you're not even worth a response to somebody?\n#sarcasm</text:p>
          </table:table-cell>
          <table:table-cell table:number-columns-repeated="1022"/>
        </table:table-row>
        <table:table-row table:style-name="ro2">
          <table:table-cell office:value-type="float" office:value="-1.75" calcext:value-type="float">
            <text:p>-1.75</text:p>
          </table:table-cell>
          <table:table-cell office:value-type="string" calcext:value-type="string">
            <text:p>@florallungs you aren't meant to be senpai. You're too wrong. Even just now. #im #imouto #not #oneechan</text:p>
          </table:table-cell>
          <table:table-cell table:number-columns-repeated="1022"/>
        </table:table-row>
        <table:table-row table:style-name="ro2">
          <table:table-cell office:value-type="float" office:value="-1.31" calcext:value-type="float">
            <text:p>-1.31</text:p>
          </table:table-cell>
          <table:table-cell office:value-type="string" calcext:value-type="string">
            <text:p>@Jon_White99 @Ralph_E_Fresh @godless_mom How unreasonable of you, sheesh #irony</text:p>
          </table:table-cell>
          <table:table-cell table:number-columns-repeated="1022"/>
        </table:table-row>
        <table:table-row table:style-name="ro2">
          <table:table-cell office:value-type="float" office:value="-2.63" calcext:value-type="float">
            <text:p>-2.63</text:p>
          </table:table-cell>
          <table:table-cell office:value-type="string" calcext:value-type="string">
            <text:p>#sarcasm is my #favorite I think I'm a little too good at it tho pic.twitter.com/Gi9kCB32Aw</text:p>
          </table:table-cell>
          <table:table-cell table:number-columns-repeated="1022"/>
        </table:table-row>
        <table:table-row table:style-name="ro1">
          <table:table-cell office:value-type="float" office:value="-2.42" calcext:value-type="float">
            <text:p>-2.42</text:p>
          </table:table-cell>
          <table:table-cell office:value-type="string" calcext:value-type="string">
            <text:p>What a great day to spend at the SCSU library #not</text:p>
          </table:table-cell>
          <table:table-cell table:number-columns-repeated="1022"/>
        </table:table-row>
        <table:table-row table:style-name="ro2">
          <table:table-cell office:value-type="float" office:value="-2.19" calcext:value-type="float">
            <text:p>-2.19</text:p>
          </table:table-cell>
          <table:table-cell office:value-type="string" calcext:value-type="string">
            <text:p>Maybe they'll make flights more comfortable now #yeahright RT @latimes: Airline profits soar to $12.7 billion lat.ms/1okz5tE</text:p>
          </table:table-cell>
          <table:table-cell table:number-columns-repeated="1022"/>
        </table:table-row>
        <table:table-row table:style-name="ro1">
          <table:table-cell office:value-type="float" office:value="-2.57" calcext:value-type="float">
            <text:p>-2.57</text:p>
          </table:table-cell>
          <table:table-cell office:value-type="string" calcext:value-type="string">
            <text:p>@inCOHEErent I was literally JUST looking online for one #irony</text:p>
          </table:table-cell>
          <table:table-cell table:number-columns-repeated="1022"/>
        </table:table-row>
        <table:table-row table:style-name="ro2">
          <table:table-cell office:value-type="float" office:value="-2.81" calcext:value-type="float">
            <text:p>-2.81</text:p>
          </table:table-cell>
          <table:table-cell office:value-type="string" calcext:value-type="string">
            <text:p>@Smokahontas503 Hey there! Thanks :) Those were actually growing in Oregon #irony lol. How's your day going?</text:p>
          </table:table-cell>
          <table:table-cell table:number-columns-repeated="1022"/>
        </table:table-row>
        <table:table-row table:style-name="ro2">
          <table:table-cell office:value-type="float" office:value="-3.18" calcext:value-type="float">
            <text:p>-3.18</text:p>
          </table:table-cell>
          <table:table-cell office:value-type="string" calcext:value-type="string">
            <text:p>It's so cool when you turn too quick on your heel and almost pop your knee out of place. #Sarcasm #ItsNeverCool</text:p>
          </table:table-cell>
          <table:table-cell table:number-columns-repeated="102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I love letting someone in just for them to fuck you over #not</text:p>
          </table:table-cell>
          <table:table-cell table:number-columns-repeated="1022"/>
        </table:table-row>
        <table:table-row table:style-name="ro2">
          <table:table-cell office:value-type="float" office:value="-1.55" calcext:value-type="float">
            <text:p>-1.55</text:p>
          </table:table-cell>
          <table:table-cell office:value-type="string" calcext:value-type="string">
            <text:p>@Jessie_babiie hey, yeah. You prob don't remember me, but thanks for that text. Lol.. #not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RT @LaMonicaBuzz: Who should be next $TGT CEO? @davidgoldmancnn points out that Ron Johnson is a free agent. And he used to work for $TGT! …</text:p>
          </table:table-cell>
          <table:table-cell table:number-columns-repeated="1022"/>
        </table:table-row>
        <table:table-row table:style-name="ro1">
          <table:table-cell office:value-type="float" office:value="-1.91" calcext:value-type="float">
            <text:p>-1.91</text:p>
          </table:table-cell>
          <table:table-cell office:value-type="string" calcext:value-type="string">
            <text:p>Wish me luck on my midterm, I'm freaking OUT! #so#not#ready</text:p>
          </table:table-cell>
          <table:table-cell table:number-columns-repeated="1022"/>
        </table:table-row>
        <table:table-row table:style-name="ro1">
          <table:table-cell office:value-type="float" office:value="-1.88" calcext:value-type="float">
            <text:p>-1.88</text:p>
          </table:table-cell>
          <table:table-cell office:value-type="string" calcext:value-type="string">
            <text:p>@TSBible @LadHumour Clearly an advertisement #irony #unsubscribed</text:p>
          </table:table-cell>
          <table:table-cell table:number-columns-repeated="102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Best part of cycling two days in a row in rain is riding in wet shoes #NOT!!!</text:p>
          </table:table-cell>
          <table:table-cell table:number-columns-repeated="1022"/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string" calcext:value-type="string">
            <text:p>Off to work yaaaaaaay #Sarcasm</text:p>
          </table:table-cell>
          <table:table-cell table:number-columns-repeated="1022"/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string" calcext:value-type="string">
            <text:p>Mass shootings stopped by civilians in the past 30 years....0.\n#NotOneMore #not\n#NoWayNRA</text:p>
          </table:table-cell>
          <table:table-cell table:number-columns-repeated="1022"/>
        </table:table-row>
        <table:table-row table:style-name="ro1">
          <table:table-cell office:value-type="float" office:value="-2.86" calcext:value-type="float">
            <text:p>-2.86</text:p>
          </table:table-cell>
          <table:table-cell office:value-type="string" calcext:value-type="string">
            <text:p>Not much relief in my managers voice after telling him I failed #sarcasm :-(</text:p>
          </table:table-cell>
          <table:table-cell table:number-columns-repeated="1022"/>
        </table:table-row>
        <table:table-row table:style-name="ro2">
          <table:table-cell office:value-type="float" office:value="-2.63" calcext:value-type="float">
            <text:p>-2.63</text:p>
          </table:table-cell>
          <table:table-cell office:value-type="string" calcext:value-type="string">
            <text:p>i fckn luv when reb doesn't even ask me if i can go or want to go to places with her, she just tells me:-) #sarcasm pic.twitter.com/msIe4bOw4r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RT @atticusfinch71: @YYHalwai well at least you r honest about ur prejudice! @WhirlingDervesh\n#sarcasm</text:p>
          </table:table-cell>
          <table:table-cell table:number-columns-repeated="1022"/>
        </table:table-row>
        <table:table-row table:style-name="ro1">
          <table:table-cell office:value-type="float" office:value="-1.71" calcext:value-type="float">
            <text:p>-1.71</text:p>
          </table:table-cell>
          <table:table-cell office:value-type="string" calcext:value-type="string">
            <text:p>I love when people take hours to reply with a one word text. #not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Well\nTht was exactly how I wanted to start my morning (#sarcasm #notatall)\nIf you hire me to do a job- don't prevent me from doing said jo</text:p>
          </table:table-cell>
          <table:table-cell table:number-columns-repeated="1022"/>
        </table:table-row>
        <table:table-row table:style-name="ro2">
          <table:table-cell office:value-type="float" office:value="-3.49" calcext:value-type="float">
            <text:p>-3.49</text:p>
          </table:table-cell>
          <table:table-cell office:value-type="string" calcext:value-type="string">
            <text:p>RT @s0mdork: @CubsDen what is renteria doing having rizzo ground out to 1st like that.. #sarcasm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#all is there any way to protect against URL scheme injections in #iOS? #not finding conclusive answers #mobilesecurity #owasp</text:p>
          </table:table-cell>
          <table:table-cell table:number-columns-repeated="1022"/>
        </table:table-row>
        <table:table-row table:style-name="ro3">
          <table:table-cell office:value-type="float" office:value="-2.64" calcext:value-type="float">
            <text:p>-2.64</text:p>
          </table:table-cell>
          <table:table-cell office:value-type="string" calcext:value-type="string">
            <text:p>Great time to live in the Bay Area and make some serious tech dollars. #sarcasm #postproduction #editing #arsepuppets pic.twitter.com/zI23CXk4YA</text:p>
          </table:table-cell>
          <table:table-cell table:number-columns-repeated="1022"/>
        </table:table-row>
        <table:table-row table:style-name="ro2">
          <table:table-cell office:value-type="float" office:value="-2.78" calcext:value-type="float">
            <text:p>-2.78</text:p>
          </table:table-cell>
          <table:table-cell office:value-type="string" calcext:value-type="string">
            <text:p>My wife turned the heat on this morning. THE HEAT! I forgot we were having a blizzard outside. #sarcasm</text:p>
          </table:table-cell>
          <table:table-cell table:number-columns-repeated="1022"/>
        </table:table-row>
        <table:table-row table:style-name="ro2">
          <table:table-cell office:value-type="float" office:value="-2.26" calcext:value-type="float">
            <text:p>-2.26</text:p>
          </table:table-cell>
          <table:table-cell office:value-type="string" calcext:value-type="string">
            <text:p>@farahnshah wow cmon you dont even have a pattern are you even trying choose a prefix and stick with it #wow #not #even #trying #inexcusable</text:p>
          </table:table-cell>
          <table:table-cell table:number-columns-repeated="1022"/>
        </table:table-row>
        <table:table-row table:style-name="ro2">
          <table:table-cell office:value-type="float" office:value="-3.15" calcext:value-type="float">
            <text:p>-3.15</text:p>
          </table:table-cell>
          <table:table-cell office:value-type="string" calcext:value-type="string">
            <text:p>yeah going out and getting steaming the night before an 8am start and 9 hour shift is a fucking excellent idea #not #roughasabadger</text:p>
          </table:table-cell>
          <table:table-cell table:number-columns-repeated="1022"/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string" calcext:value-type="string">
            <text:p>Sigmund Freud~ Whoever loves becomes humble. Those who love have so to speak pawned a part of their narcissism.</text:p>
          </table:table-cell>
          <table:table-cell table:number-columns-repeated="1022"/>
        </table:table-row>
        <table:table-row table:style-name="ro1">
          <table:table-cell office:value-type="float" office:value="-1.78" calcext:value-type="float">
            <text:p>-1.78</text:p>
          </table:table-cell>
          <table:table-cell office:value-type="string" calcext:value-type="string">
            <text:p>Just saw a fat lady yell at her tired dog to go get the ball. #irony</text:p>
          </table:table-cell>
          <table:table-cell table:number-columns-repeated="1022"/>
        </table:table-row>
        <table:table-row table:style-name="ro2">
          <table:table-cell office:value-type="float" office:value="-2.72" calcext:value-type="float">
            <text:p>-2.72</text:p>
          </table:table-cell>
          <table:table-cell office:value-type="string" calcext:value-type="string">
            <text:p>I'm not sure if this night can get any better! #sarcasm this week would make a good FML post. Like straight happy to wtf in 2 days. FML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“@Pretty_Icia88: I love when someone else plans my day without my knowledge...it always makes me smile #sarcasm” Lolol</text:p>
          </table:table-cell>
          <table:table-cell table:number-columns-repeated="1022"/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string" calcext:value-type="string">
            <text:p>yeahh really needed to see 15 pictures on Instagram about the rangers #not</text:p>
          </table:table-cell>
          <table:table-cell table:number-columns-repeated="1022"/>
        </table:table-row>
        <table:table-row table:style-name="ro2">
          <table:table-cell office:value-type="float" office:value="-1.8" calcext:value-type="float">
            <text:p>-1.8</text:p>
          </table:table-cell>
          <table:table-cell office:value-type="string" calcext:value-type="string">
            <text:p>Whenever you've been so upset you don't eat all day. #greatestfeelingever #sarcasm</text:p>
          </table:table-cell>
          <table:table-cell table:number-columns-repeated="1022"/>
        </table:table-row>
        <table:table-row table:style-name="ro1">
          <table:table-cell office:value-type="float" office:value="-2.75" calcext:value-type="float">
            <text:p>-2.75</text:p>
          </table:table-cell>
          <table:table-cell office:value-type="string" calcext:value-type="string">
            <text:p>It's crazy how much NBA/NFL experts "know" #sarcasm</text:p>
          </table:table-cell>
          <table:table-cell table:number-columns-repeated="1022"/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string" calcext:value-type="string">
            <text:p>This is a fantastic start to the week #sarcasm #help</text:p>
          </table:table-cell>
          <table:table-cell table:number-columns-repeated="1022"/>
        </table:table-row>
        <table:table-row table:style-name="ro1">
          <table:table-cell office:value-type="float" office:value="-2.23" calcext:value-type="float">
            <text:p>-2.23</text:p>
          </table:table-cell>
          <table:table-cell office:value-type="string" calcext:value-type="string">
            <text:p>@KeenanAnderson thanks Keenan, so glad you came and watched #not</text:p>
          </table:table-cell>
          <table:table-cell table:number-columns-repeated="1022"/>
        </table:table-row>
        <table:table-row table:style-name="ro2">
          <table:table-cell office:value-type="float" office:value="-2.81" calcext:value-type="float">
            <text:p>-2.81</text:p>
          </table:table-cell>
          <table:table-cell office:value-type="string" calcext:value-type="string">
            <text:p>OK jerry good idea to bring all of Mexico to Arlington on a Saturday and cause a traffic jam... #NOT </text:p>
          </table:table-cell>
          <table:table-cell table:number-columns-repeated="1022"/>
        </table:table-row>
        <table:table-row table:style-name="ro2">
          <table:table-cell office:value-type="float" office:value="-3.37" calcext:value-type="float">
            <text:p>-3.37</text:p>
          </table:table-cell>
          <table:table-cell office:value-type="string" calcext:value-type="string">
            <text:p>Being sick and having a fever on the last weekend for me to get schoolwork done is great. #not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My mom probably won't put me in her will as long as I support Courtney Love #sorrynotsorry #not #ever</text:p>
          </table:table-cell>
          <table:table-cell table:number-columns-repeated="1022"/>
        </table:table-row>
        <table:table-row table:style-name="ro2">
          <table:table-cell office:value-type="float" office:value="-1.48" calcext:value-type="float">
            <text:p>-1.48</text:p>
          </table:table-cell>
          <table:table-cell office:value-type="string" calcext:value-type="string">
            <text:p>Had a couple casuals lastnight got on the bike #notagood#idea#im#not#ronniemac</text:p>
          </table:table-cell>
          <table:table-cell table:number-columns-repeated="1022"/>
        </table:table-row>
        <table:table-row table:style-name="ro2">
          <table:table-cell office:value-type="float" office:value="-2.74" calcext:value-type="float">
            <text:p>-2.74</text:p>
          </table:table-cell>
          <table:table-cell office:value-type="string" calcext:value-type="string">
            <text:p>Taking my 120lb St. Bernard to the vet .... Did I mention she is dog aggressive and likes to attack other animals. This should be fun #not</text:p>
          </table:table-cell>
          <table:table-cell table:number-columns-repeated="1022"/>
        </table:table-row>
        <table:table-row table:style-name="ro2">
          <table:table-cell office:value-type="float" office:value="-3.14" calcext:value-type="float">
            <text:p>-3.14</text:p>
          </table:table-cell>
          <table:table-cell office:value-type="string" calcext:value-type="string">
            <text:p>Mf dont understand I don't give advancements you ain't got the bread I feel bad for you #NOT!!!</text:p>
          </table:table-cell>
          <table:table-cell table:number-columns-repeated="1022"/>
        </table:table-row>
        <table:table-row table:style-name="ro2">
          <table:table-cell office:value-type="float" office:value="-2.62" calcext:value-type="float">
            <text:p>-2.62</text:p>
          </table:table-cell>
          <table:table-cell office:value-type="string" calcext:value-type="string">
            <text:p>I think im a funny piece of shit. When I'm really not #funny #shit #think #not #foreveralone</text:p>
          </table:table-cell>
          <table:table-cell table:number-columns-repeated="1022"/>
        </table:table-row>
        <table:table-row table:style-name="ro2">
          <table:table-cell office:value-type="float" office:value="-2.1" calcext:value-type="float">
            <text:p>-2.1</text:p>
          </table:table-cell>
          <table:table-cell office:value-type="string" calcext:value-type="string">
            <text:p>Sigh. This excellent bullpen management is the highlight of the year. #Cubs #sarcasm</text:p>
          </table:table-cell>
          <table:table-cell table:number-columns-repeated="1022"/>
        </table:table-row>
        <table:table-row table:style-name="ro2">
          <table:table-cell office:value-type="float" office:value="-2.5" calcext:value-type="float">
            <text:p>-2.5</text:p>
          </table:table-cell>
          <table:table-cell office:value-type="string" calcext:value-type="string">
            <text:p>i once had a PRican girl not date me bc Im Hispanic. Im now engaged to another PRican girl who says Im the only white boy shes had. #irony</text:p>
          </table:table-cell>
          <table:table-cell table:number-columns-repeated="1022"/>
        </table:table-row>
        <table:table-row table:style-name="ro2">
          <table:table-cell office:value-type="float" office:value="-1.92" calcext:value-type="float">
            <text:p>-1.92</text:p>
          </table:table-cell>
          <table:table-cell office:value-type="string" calcext:value-type="string">
            <text:p>Let´s have a moment of silence for all those who are stuck in traffic on thei way to the gym to ride a stationary bicycle #irony</text:p>
          </table:table-cell>
          <table:table-cell table:number-columns-repeated="1022"/>
        </table:table-row>
        <table:table-row table:style-name="ro2">
          <table:table-cell office:value-type="float" office:value="-2.84" calcext:value-type="float">
            <text:p>-2.84</text:p>
          </table:table-cell>
          <table:table-cell office:value-type="string" calcext:value-type="string">
            <text:p>Looking forward to being spammed to death by 'digital agencies' offering courses on How To Use Google's 'Right To Be Forgotten' Form... #not</text:p>
          </table:table-cell>
          <table:table-cell table:number-columns-repeated="1022"/>
        </table:table-row>
        <table:table-row table:style-name="ro2">
          <table:table-cell office:value-type="float" office:value="-2.25" calcext:value-type="float">
            <text:p>-2.25</text:p>
          </table:table-cell>
          <table:table-cell office:value-type="string" calcext:value-type="string">
            <text:p>It's great having a conversation with some one and out of nowhere bam! They don't text back #not #theydead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Screaming and shouting! YAY! Now we have effective change for education...! #Sarcasm #qanda</text:p>
          </table:table-cell>
          <table:table-cell table:number-columns-repeated="1022"/>
        </table:table-row>
        <table:table-row table:style-name="ro2">
          <table:table-cell office:value-type="float" office:value="-1.73" calcext:value-type="float">
            <text:p>-1.73</text:p>
          </table:table-cell>
          <table:table-cell office:value-type="string" calcext:value-type="string">
            <text:p>@ConnorNovarro twitch is unresponsive and I literally have been waiting for this</text:p>
          </table:table-cell>
          <table:table-cell table:number-columns-repeated="1022"/>
        </table:table-row>
        <table:table-row table:style-name="ro2">
          <table:table-cell office:value-type="float" office:value="-1.42" calcext:value-type="float">
            <text:p>-1.42</text:p>
          </table:table-cell>
          <table:table-cell office:value-type="string" calcext:value-type="string">
            <text:p>I hope the #Spurs and #Mavericks shoot even more 3s in the 4th qtr. So exciting. #Not #Sarcasm #WaitingForHockey</text:p>
          </table:table-cell>
          <table:table-cell table:number-columns-repeated="1022"/>
        </table:table-row>
        <table:table-row table:style-name="ro1">
          <table:table-cell office:value-type="float" office:value="-1.46" calcext:value-type="float">
            <text:p>-1.46</text:p>
          </table:table-cell>
          <table:table-cell office:value-type="string" calcext:value-type="string">
            <text:p>Groves doing his rubix cube has paid off lol #not</text:p>
          </table:table-cell>
          <table:table-cell table:number-columns-repeated="1022"/>
        </table:table-row>
        <table:table-row table:style-name="ro1">
          <table:table-cell office:value-type="float" office:value="-2.73" calcext:value-type="float">
            <text:p>-2.73</text:p>
          </table:table-cell>
          <table:table-cell office:value-type="string" calcext:value-type="string">
            <text:p>I am so angry! But mostly just disappointed. #ugh #priorities #hesgotem #not</text:p>
          </table:table-cell>
          <table:table-cell table:number-columns-repeated="1022"/>
        </table:table-row>
        <table:table-row table:style-name="ro1">
          <table:table-cell office:value-type="float" office:value="-2.94" calcext:value-type="float">
            <text:p>-2.94</text:p>
          </table:table-cell>
          <table:table-cell office:value-type="string" calcext:value-type="string">
            <text:p>@nick_tojza oh my god nick this is so funny! i am dying....#NOT</text:p>
          </table:table-cell>
          <table:table-cell table:number-columns-repeated="102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string" calcext:value-type="string">
            <text:p>I just hope that you stop expecting too much people.</text:p>
          </table:table-cell>
          <table:table-cell table:number-columns-repeated="1022"/>
        </table:table-row>
        <table:table-row table:style-name="ro2">
          <table:table-cell office:value-type="float" office:value="-2.1" calcext:value-type="float">
            <text:p>-2.1</text:p>
          </table:table-cell>
          <table:table-cell office:value-type="string" calcext:value-type="string">
            <text:p>Am I the only one seeing the #irony? Article about #phising. Send all info about yourself to read more. I giggled. pic.twitter.com/4SO8yeBsSz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Listening to "been there done that" and I pass all the right people. #lol #irony #seeyaBYE</text:p>
          </table:table-cell>
          <table:table-cell table:number-columns-repeated="1022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string" calcext:value-type="string">
            <text:p>Based on everyone's tweets it seems like prom sucked last night #sarcasm</text:p>
          </table:table-cell>
          <table:table-cell table:number-columns-repeated="1022"/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string" calcext:value-type="string">
            <text:p>Lost my Dictator DVD and now my life is rubbish #not #even #exaggerating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Took 3 e-mails + password reset to execute simple registration at @customermgmtIQ site They gave me 39 char user ID! #irony #CEX</text:p>
          </table:table-cell>
          <table:table-cell table:number-columns-repeated="1022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string" calcext:value-type="string">
            <text:p>I hate doctors. But whats my job in the army? Oh yeah. Im a medic. #Irony</text:p>
          </table:table-cell>
          <table:table-cell table:number-columns-repeated="1022"/>
        </table:table-row>
        <table:table-row table:style-name="ro2">
          <table:table-cell office:value-type="float" office:value="-1.61" calcext:value-type="float">
            <text:p>-1.61</text:p>
          </table:table-cell>
          <table:table-cell office:value-type="string" calcext:value-type="string">
            <text:p>@jimgall47 @lufcstats Cas bias ? Is that like the rhinos bias shown on sky? #irony</text:p>
          </table:table-cell>
          <table:table-cell table:number-columns-repeated="1022"/>
        </table:table-row>
        <table:table-row table:style-name="ro2">
          <table:table-cell office:value-type="float" office:value="-2.94" calcext:value-type="float">
            <text:p>-2.94</text:p>
          </table:table-cell>
          <table:table-cell office:value-type="string" calcext:value-type="string">
            <text:p>Every once in awhile i get lucky and can go visit my mom or go to the doctors office or the store. #yay #not</text:p>
          </table:table-cell>
          <table:table-cell table:number-columns-repeated="1022"/>
        </table:table-row>
        <table:table-row table:style-name="ro1">
          <table:table-cell office:value-type="float" office:value="-2.59" calcext:value-type="float">
            <text:p>-2.59</text:p>
          </table:table-cell>
          <table:table-cell office:value-type="string" calcext:value-type="string">
            <text:p>Cast on tomorrow YAY #sarcasm took the docs long enough</text:p>
          </table:table-cell>
          <table:table-cell table:number-columns-repeated="1022"/>
        </table:table-row>
        <table:table-row table:style-name="ro2">
          <table:table-cell office:value-type="float" office:value="-2.37" calcext:value-type="float">
            <text:p>-2.37</text:p>
          </table:table-cell>
          <table:table-cell office:value-type="string" calcext:value-type="string">
            <text:p>This math project is some kinda fun right now. #sarcasm #geometryproject #torture</text:p>
          </table:table-cell>
          <table:table-cell table:number-columns-repeated="1022"/>
        </table:table-row>
        <table:table-row table:style-name="ro2">
          <table:table-cell office:value-type="float" office:value="-2.73" calcext:value-type="float">
            <text:p>-2.73</text:p>
          </table:table-cell>
          <table:table-cell office:value-type="string" calcext:value-type="string">
            <text:p>Everytime we to jogging, we see pcti school boys and they always gotta shout out the bus #not-flattered</text:p>
          </table:table-cell>
          <table:table-cell table:number-columns-repeated="1022"/>
        </table:table-row>
        <table:table-row table:style-name="ro2">
          <table:table-cell office:value-type="float" office:value="-2.06" calcext:value-type="float">
            <text:p>-2.06</text:p>
          </table:table-cell>
          <table:table-cell office:value-type="string" calcext:value-type="string">
            <text:p>someone please create another #drake quotation poster using those #rihanna pics as the background. #irony</text:p>
          </table:table-cell>
          <table:table-cell table:number-columns-repeated="1022"/>
        </table:table-row>
        <table:table-row table:style-name="ro2">
          <table:table-cell office:value-type="float" office:value="-2.83" calcext:value-type="float">
            <text:p>-2.83</text:p>
          </table:table-cell>
          <table:table-cell office:value-type="string" calcext:value-type="string">
            <text:p>RT @1bitchywaitress: It is my hearts desire to stand here and listen to you decide on you want to eat. #not #serverlife #waitressproblems</text:p>
          </table:table-cell>
          <table:table-cell table:number-columns-repeated="1022"/>
        </table:table-row>
        <table:table-row table:style-name="ro1">
          <table:table-cell office:value-type="float" office:value="-2.07" calcext:value-type="float">
            <text:p>-2.07</text:p>
          </table:table-cell>
          <table:table-cell office:value-type="string" calcext:value-type="string">
            <text:p>Yes @BuckSexton do not mock mother gaia. #sarcasm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@MorningExp the amazing part I could never get my head around these places exist in the south\nMI, ILL, NY, MN, yes but FLA, GA? #not</text:p>
          </table:table-cell>
          <table:table-cell table:number-columns-repeated="1022"/>
        </table:table-row>
        <table:table-row table:style-name="ro2">
          <table:table-cell office:value-type="float" office:value="-1.45" calcext:value-type="float">
            <text:p>-1.45</text:p>
          </table:table-cell>
          <table:table-cell office:value-type="string" calcext:value-type="string">
            <text:p>Two years of going in and out the arts building and I still don't know when to push and when to pull the door. #achievements #not</text:p>
          </table:table-cell>
          <table:table-cell table:number-columns-repeated="1022"/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string" calcext:value-type="string">
            <text:p>No one saw my picture? I'm So surprised! #sarcasm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We are strong together. That makes me strong alone. So for me to be strong alone, be strong with me &lt;3 #paradox or #irony?</text:p>
          </table:table-cell>
          <table:table-cell table:number-columns-repeated="1022"/>
        </table:table-row>
        <table:table-row table:style-name="ro1">
          <table:table-cell office:value-type="float" office:value="-3.49" calcext:value-type="float">
            <text:p>-3.49</text:p>
          </table:table-cell>
          <table:table-cell office:value-type="string" calcext:value-type="string">
            <text:p>Sarcasm shirt. #sarcasm #true instagram.com/p/noG-2anPks/</text:p>
          </table:table-cell>
          <table:table-cell table:number-columns-repeated="1022"/>
        </table:table-row>
        <table:table-row table:style-name="ro2">
          <table:table-cell office:value-type="float" office:value="-3.77" calcext:value-type="float">
            <text:p>-3.77</text:p>
          </table:table-cell>
          <table:table-cell office:value-type="string" calcext:value-type="string">
            <text:p>RT @SBPortraits: I listen to the freakonomics podcast so much that I never have time for @WTFpod @marcmaron #sponsor #irony #jk</text:p>
          </table:table-cell>
          <table:table-cell table:number-columns-repeated="1022"/>
        </table:table-row>
        <table:table-row table:style-name="ro1">
          <table:table-cell office:value-type="float" office:value="-2.62" calcext:value-type="float">
            <text:p>-2.62</text:p>
          </table:table-cell>
          <table:table-cell office:value-type="string" calcext:value-type="string">
            <text:p>Wow the interview was going well until the family portion thanks Clark #not</text:p>
          </table:table-cell>
          <table:table-cell table:number-columns-repeated="1022"/>
        </table:table-row>
        <table:table-row table:style-name="ro2">
          <table:table-cell office:value-type="float" office:value="-3.83" calcext:value-type="float">
            <text:p>-3.83</text:p>
          </table:table-cell>
          <table:table-cell office:value-type="string" calcext:value-type="string">
            <text:p>Don't you just love when you don't get invited to one of your top friends birthday parties #not</text:p>
          </table:table-cell>
          <table:table-cell table:number-columns-repeated="1022"/>
        </table:table-row>
        <table:table-row table:style-name="ro2">
          <table:table-cell office:value-type="float" office:value="0.17" calcext:value-type="float">
            <text:p>0.17</text:p>
          </table:table-cell>
          <table:table-cell office:value-type="string" calcext:value-type="string">
            <text:p>@rockwiz38 Thank you very much for the 182 Supercoach points :) #win#lions#carlton#not#united</text:p>
          </table:table-cell>
          <table:table-cell table:number-columns-repeated="1022"/>
        </table:table-row>
        <table:table-row table:style-name="ro2">
          <table:table-cell office:value-type="float" office:value="-1.99" calcext:value-type="float">
            <text:p>-1.99</text:p>
          </table:table-cell>
          <table:table-cell office:value-type="string" calcext:value-type="string">
            <text:p>#StevenGerrard to quit @LFC after #brendanrodgers forgets to put a bow on Stevie G's present. #NOT\nHappy Birthday #StevieG</text:p>
          </table:table-cell>
          <table:table-cell table:number-columns-repeated="1022"/>
        </table:table-row>
        <table:table-row table:style-name="ro2">
          <table:table-cell office:value-type="float" office:value="-2.81" calcext:value-type="float">
            <text:p>-2.81</text:p>
          </table:table-cell>
          <table:table-cell office:value-type="string" calcext:value-type="string">
            <text:p>Thank you @spotify for making adding to tracks to my starred playlist so easy. #sarcasm</text:p>
          </table:table-cell>
          <table:table-cell table:number-columns-repeated="1022"/>
        </table:table-row>
        <table:table-row table:style-name="ro2">
          <table:table-cell office:value-type="float" office:value="-3.05" calcext:value-type="float">
            <text:p>-3.05</text:p>
          </table:table-cell>
          <table:table-cell office:value-type="string" calcext:value-type="string">
            <text:p>It's sad that certain fag ninjas needa tell girls utter lies just to get on their good side, female ass ninjas lol smh #butwecool.. #NOT </text:p>
          </table:table-cell>
          <table:table-cell table:number-columns-repeated="1022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string" calcext:value-type="string">
            <text:p>PUT \nIN\nJULYAN\nSTONE\n#sarcasm</text:p>
          </table:table-cell>
          <table:table-cell table:number-columns-repeated="1022"/>
        </table:table-row>
        <table:table-row table:style-name="ro1">
          <table:table-cell office:value-type="float" office:value="-2.33" calcext:value-type="float">
            <text:p>-2.33</text:p>
          </table:table-cell>
          <table:table-cell office:value-type="string" calcext:value-type="string">
            <text:p>What a sad moment...doing my last current event for Virmani's class. #not</text:p>
          </table:table-cell>
          <table:table-cell table:number-columns-repeated="1022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string" calcext:value-type="string">
            <text:p>I Havent Talked To My BAEEEEEEE None YESTERDAY ! #Not Coool</text:p>
          </table:table-cell>
          <table:table-cell table:number-columns-repeated="1022"/>
        </table:table-row>
        <table:table-row table:style-name="ro2">
          <table:table-cell office:value-type="float" office:value="-3.85" calcext:value-type="float">
            <text:p>-3.85</text:p>
          </table:table-cell>
          <table:table-cell office:value-type="string" calcext:value-type="string">
            <text:p>Me; I think you should go out &amp; get a job\nBrother; I think you should shut the fuck up #siblinglove #not</text:p>
          </table:table-cell>
          <table:table-cell table:number-columns-repeated="1022"/>
        </table:table-row>
        <table:table-row table:style-name="ro2">
          <table:table-cell office:value-type="float" office:value="-2.37" calcext:value-type="float">
            <text:p>-2.37</text:p>
          </table:table-cell>
          <table:table-cell office:value-type="string" calcext:value-type="string">
            <text:p>Thing's I'm Good At (But Shouldn't Be) - my new post is up! #blog #blogger #random #personal #sarcasm #me ow.ly/wtp95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Randy Coburn is not as good as Andrew Bartlett and randy needs some deodorant #not so blessed</text:p>
          </table:table-cell>
          <table:table-cell table:number-columns-repeated="1022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string" calcext:value-type="string">
            <text:p>Yummmm baby drool all over me. Love it! #sarcasm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I hate those people that just ruin your life and bring down your really chill vibe. #not #a #subtweet #about #brendAn</text:p>
          </table:table-cell>
          <table:table-cell table:number-columns-repeated="1022"/>
        </table:table-row>
        <table:table-row table:style-name="ro2">
          <table:table-cell office:value-type="float" office:value="-0.24" calcext:value-type="float">
            <text:p>-0.24</text:p>
          </table:table-cell>
          <table:table-cell office:value-type="string" calcext:value-type="string">
            <text:p>Drunk Brittany and Mr. Rat: Episode 2 shar.es/V7krI #humor #sarcasm #politicallyincorrect</text:p>
          </table:table-cell>
          <table:table-cell table:number-columns-repeated="1022"/>
        </table:table-row>
        <table:table-row table:style-name="ro3">
          <table:table-cell office:value-type="float" office:value="2.05" calcext:value-type="float">
            <text:p>2.05</text:p>
          </table:table-cell>
          <table:table-cell office:value-type="string" calcext:value-type="string">
            <text:p>RT @JulianCooper: #Irony at its finest @sleafordmods #mustseelive #lexington #100club #roundhouse I shall air this on @saturday7til9am #swe…</text:p>
          </table:table-cell>
          <table:table-cell table:number-columns-repeated="1022"/>
        </table:table-row>
        <table:table-row table:style-name="ro2">
          <table:table-cell office:value-type="float" office:value="-2.51" calcext:value-type="float">
            <text:p>-2.51</text:p>
          </table:table-cell>
          <table:table-cell office:value-type="string" calcext:value-type="string">
            <text:p>BET is big on race equality...\n\nWait for it\n\nBut it's a channel specifically made for race inequality, they only promote one race. #Iron</text:p>
          </table:table-cell>
          <table:table-cell table:number-columns-repeated="1022"/>
        </table:table-row>
        <table:table-row table:style-name="ro2">
          <table:table-cell office:value-type="float" office:value="-1.91" calcext:value-type="float">
            <text:p>-1.91</text:p>
          </table:table-cell>
          <table:table-cell office:value-type="string" calcext:value-type="string">
            <text:p>LOL Pilates at 8:00am tomorrow morning. God I'm going to feel so well rested and refreshed #not</text:p>
          </table:table-cell>
          <table:table-cell table:number-columns-repeated="1022"/>
        </table:table-row>
        <table:table-row table:style-name="ro2">
          <table:table-cell office:value-type="float" office:value="-0.35" calcext:value-type="float">
            <text:p>-0.35</text:p>
          </table:table-cell>
          <table:table-cell office:value-type="string" calcext:value-type="string">
            <text:p>@ange_mitch Yeah send it over to me. ..I just love ironing #Not\nDid you remember my stick of rock? Lol</text:p>
          </table:table-cell>
          <table:table-cell table:number-columns-repeated="1022"/>
        </table:table-row>
        <table:table-row table:style-name="ro2">
          <table:table-cell office:value-type="float" office:value="-2.41" calcext:value-type="float">
            <text:p>-2.41</text:p>
          </table:table-cell>
          <table:table-cell office:value-type="string" calcext:value-type="string">
            <text:p>I have the weekend off work and don't get paid till next week! Hate being skint so this weekend will be a waste and boring #woopwoop #not</text:p>
          </table:table-cell>
          <table:table-cell table:number-columns-repeated="1022"/>
        </table:table-row>
        <table:table-row table:style-name="ro1">
          <table:table-cell office:value-type="float" office:value="-2.43" calcext:value-type="float">
            <text:p>-2.43</text:p>
          </table:table-cell>
          <table:table-cell office:value-type="string" calcext:value-type="string">
            <text:p>Home sweet home... for not even a whole day... how relaxing #not</text:p>
          </table:table-cell>
          <table:table-cell table:number-columns-repeated="1022"/>
        </table:table-row>
        <table:table-row table:style-name="ro2">
          <table:table-cell office:value-type="float" office:value="-2.53" calcext:value-type="float">
            <text:p>-2.53</text:p>
          </table:table-cell>
          <table:table-cell office:value-type="string" calcext:value-type="string">
            <text:p>Made up a chemistry test already today, now I have an in car. This is definitely how I want to spend my Friday night. #Not #HelpMe</text:p>
          </table:table-cell>
          <table:table-cell table:number-columns-repeated="1022"/>
        </table:table-row>
        <table:table-row table:style-name="ro2">
          <table:table-cell office:value-type="float" office:value="-2.48" calcext:value-type="float">
            <text:p>-2.48</text:p>
          </table:table-cell>
          <table:table-cell office:value-type="string" calcext:value-type="string">
            <text:p>I just want some sushi and sex. What kind of world is this that I cant have both?!\n#not #At #the #same #time</text:p>
          </table:table-cell>
          <table:table-cell table:number-columns-repeated="1022"/>
        </table:table-row>
        <table:table-row table:style-name="ro2">
          <table:table-cell office:value-type="float" office:value="-1.27" calcext:value-type="float">
            <text:p>-1.27</text:p>
          </table:table-cell>
          <table:table-cell office:value-type="string" calcext:value-type="string">
            <text:p>@calmlashton_ @TheTasteofMCR good you literally scared the poop outta me</text:p>
          </table:table-cell>
          <table:table-cell table:number-columns-repeated="1022"/>
        </table:table-row>
        <table:table-row table:style-name="ro1">
          <table:table-cell office:value-type="float" office:value="-2.79" calcext:value-type="float">
            <text:p>-2.79</text:p>
          </table:table-cell>
          <table:table-cell office:value-type="string" calcext:value-type="string">
            <text:p>Don't you love it when your bf is being a butt hole for no reason?</text:p>
          </table:table-cell>
          <table:table-cell table:number-columns-repeated="1022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string" calcext:value-type="string">
            <text:p>“@JacobMitchell08: Great day for baseball #not” do good, I love you! </text:p>
          </table:table-cell>
          <table:table-cell table:number-columns-repeated="1022"/>
        </table:table-row>
        <table:table-row table:style-name="ro2">
          <table:table-cell office:value-type="float" office:value="-2.15" calcext:value-type="float">
            <text:p>-2.15</text:p>
          </table:table-cell>
          <table:table-cell office:value-type="string" calcext:value-type="string">
            <text:p>RT @CamWAHM: @samspicexxx if you didn't put that #sarcasm tag there we would have some pissed off people hahaha</text:p>
          </table:table-cell>
          <table:table-cell table:number-columns-repeated="1022"/>
        </table:table-row>
        <table:table-row table:style-name="ro1">
          <table:table-cell office:value-type="float" office:value="-2.22" calcext:value-type="float">
            <text:p>-2.22</text:p>
          </table:table-cell>
          <table:table-cell office:value-type="string" calcext:value-type="string">
            <text:p>#NYR definitely brought their C game tonight. Way to go boys. #sarcasm</text:p>
          </table:table-cell>
          <table:table-cell table:number-columns-repeated="1022"/>
        </table:table-row>
        <table:table-row table:style-name="ro2">
          <table:table-cell office:value-type="float" office:value="-2.68" calcext:value-type="float">
            <text:p>-2.68</text:p>
          </table:table-cell>
          <table:table-cell office:value-type="string" calcext:value-type="string">
            <text:p>Wouldn't it be funny if your mistake meant that I couldn't afford to go back to school next semester? Haha. So. Funny. #not #icanteven</text:p>
          </table:table-cell>
          <table:table-cell table:number-columns-repeated="1022"/>
        </table:table-row>
        <table:table-row table:style-name="ro2">
          <table:table-cell office:value-type="float" office:value="-2.91" calcext:value-type="float">
            <text:p>-2.91</text:p>
          </table:table-cell>
          <table:table-cell office:value-type="string" calcext:value-type="string">
            <text:p>Not only can't Chris Young hit but now he also can't catch a pop fly. #wortheverypenny #not</text:p>
          </table:table-cell>
          <table:table-cell table:number-columns-repeated="1022"/>
        </table:table-row>
        <table:table-row table:style-name="ro1">
          <table:table-cell office:value-type="float" office:value="-1.73" calcext:value-type="float">
            <text:p>-1.73</text:p>
          </table:table-cell>
          <table:table-cell office:value-type="string" calcext:value-type="string">
            <text:p>Can't wait for the 12 hour drive to Florida tomorrow... #not</text:p>
          </table:table-cell>
          <table:table-cell table:number-columns-repeated="1022"/>
        </table:table-row>
        <table:table-row table:style-name="ro2">
          <table:table-cell office:value-type="float" office:value="1.74" calcext:value-type="float">
            <text:p>1.74</text:p>
          </table:table-cell>
          <table:table-cell office:value-type="string" calcext:value-type="string">
            <text:p>“@UberFacts: In England, a failed suicide attempt used to be illegal and was punishable by death.” #irony</text:p>
          </table:table-cell>
          <table:table-cell table:number-columns-repeated="1022"/>
        </table:table-row>
        <table:table-row table:style-name="ro1">
          <table:table-cell office:value-type="float" office:value="-1.62" calcext:value-type="float">
            <text:p>-1.62</text:p>
          </table:table-cell>
          <table:table-cell office:value-type="string" calcext:value-type="string">
            <text:p>@kristinKGS and I had thee best seats ever on the bus ride to the Well.. #not</text:p>
          </table:table-cell>
          <table:table-cell table:number-columns-repeated="1022"/>
        </table:table-row>
        <table:table-row table:style-name="ro2">
          <table:table-cell office:value-type="float" office:value="-2.06" calcext:value-type="float">
            <text:p>-2.06</text:p>
          </table:table-cell>
          <table:table-cell office:value-type="string" calcext:value-type="string">
            <text:p>oh wow im so sorry for posting a photo that shows my shoulder and my legs wow im so ashamed of myself #not</text:p>
          </table:table-cell>
          <table:table-cell table:number-columns-repeated="1022"/>
        </table:table-row>
        <table:table-row table:style-name="ro2">
          <table:table-cell office:value-type="float" office:value="-2.84" calcext:value-type="float">
            <text:p>-2.84</text:p>
          </table:table-cell>
          <table:table-cell office:value-type="string" calcext:value-type="string">
            <text:p>I super-dee-duper love it when I flub up my Access file so badly I need to start over. #not</text:p>
          </table:table-cell>
          <table:table-cell table:number-columns-repeated="1022"/>
        </table:table-row>
        <table:table-row table:style-name="ro1">
          <table:table-cell office:value-type="float" office:value="-3.13" calcext:value-type="float">
            <text:p>-3.13</text:p>
          </table:table-cell>
          <table:table-cell office:value-type="string" calcext:value-type="string">
            <text:p>Let's stay up all night and do make up work. That'll be fun. #not</text:p>
          </table:table-cell>
          <table:table-cell table:number-columns-repeated="1022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string" calcext:value-type="string">
            <text:p>Nathan is so slick with the pine tar on his hat #not</text:p>
          </table:table-cell>
          <table:table-cell table:number-columns-repeated="1022"/>
        </table:table-row>
        <table:table-row table:style-name="ro2">
          <table:table-cell office:value-type="float" office:value="-1.73" calcext:value-type="float">
            <text:p>-1.73</text:p>
          </table:table-cell>
          <table:table-cell office:value-type="string" calcext:value-type="string">
            <text:p>guess what? @jacebland14 is ignoring me once again. luv him so much. #not</text:p>
          </table:table-cell>
          <table:table-cell table:number-columns-repeated="1022"/>
        </table:table-row>
        <table:table-row table:style-name="ro1">
          <table:table-cell office:value-type="float" office:value="-1.27" calcext:value-type="float">
            <text:p>-1.27</text:p>
          </table:table-cell>
          <table:table-cell office:value-type="string" calcext:value-type="string">
            <text:p>Wish I was going to see one direction tonight #not</text:p>
          </table:table-cell>
          <table:table-cell table:number-columns-repeated="1022"/>
        </table:table-row>
        <table:table-row table:style-name="ro2">
          <table:table-cell office:value-type="float" office:value="-2.51" calcext:value-type="float">
            <text:p>-2.51</text:p>
          </table:table-cell>
          <table:table-cell office:value-type="string" calcext:value-type="string">
            <text:p>@ThisIsGMC thanks for the response #sarcasm what happen to the CEO saying that all social media channels are open &amp; ready to help?</text:p>
          </table:table-cell>
          <table:table-cell table:number-columns-repeated="102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string" calcext:value-type="string">
            <text:p>Epic freakouts are the best!!! #sarcasm</text:p>
          </table:table-cell>
          <table:table-cell table:number-columns-repeated="1022"/>
        </table:table-row>
        <table:table-row table:style-name="ro2">
          <table:table-cell office:value-type="float" office:value="-2.52" calcext:value-type="float">
            <text:p>-2.52</text:p>
          </table:table-cell>
          <table:table-cell office:value-type="string" calcext:value-type="string">
            <text:p>I love that the refs put their whistles away when the thunder have the ball. #sarcasm</text:p>
          </table:table-cell>
          <table:table-cell table:number-columns-repeated="1022"/>
        </table:table-row>
        <table:table-row table:style-name="ro1">
          <table:table-cell office:value-type="float" office:value="-2.38" calcext:value-type="float">
            <text:p>-2.38</text:p>
          </table:table-cell>
          <table:table-cell office:value-type="string" calcext:value-type="string">
            <text:p>Why must I work why can't I be a bum and do nothing with my life???? #not</text:p>
          </table:table-cell>
          <table:table-cell table:number-columns-repeated="1022"/>
        </table:table-row>
        <table:table-row table:style-name="ro2">
          <table:table-cell office:value-type="float" office:value="-2.83" calcext:value-type="float">
            <text:p>-2.83</text:p>
          </table:table-cell>
          <table:table-cell office:value-type="string" calcext:value-type="string">
            <text:p>@FunnyFootballll @indykaila omg this is sooooo funny, I am totally rolf'ing... #NOT</text:p>
          </table:table-cell>
          <table:table-cell table:number-columns-repeated="1022"/>
        </table:table-row>
        <table:table-row table:style-name="ro1">
          <table:table-cell office:value-type="float" office:value="-1.67" calcext:value-type="float">
            <text:p>-1.67</text:p>
          </table:table-cell>
          <table:table-cell office:value-type="string" calcext:value-type="string">
            <text:p>people at my job think they are some comedians!! #Not</text:p>
          </table:table-cell>
          <table:table-cell table:number-columns-repeated="1022"/>
        </table:table-row>
        <table:table-row table:style-name="ro2">
          <table:table-cell office:value-type="float" office:value="-1.93" calcext:value-type="float">
            <text:p>-1.93</text:p>
          </table:table-cell>
          <table:table-cell office:value-type="string" calcext:value-type="string">
            <text:p>Poem of the day: Think about it drunk, think about it high, think about it too much imma cry #not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Don't assume you can walk into the New York Times and get a job cleaning toilets. You have to work as a features editor first.</text:p>
          </table:table-cell>
          <table:table-cell table:number-columns-repeated="1022"/>
        </table:table-row>
        <table:table-row table:style-name="ro1">
          <table:table-cell office:value-type="float" office:value="-3.87" calcext:value-type="float">
            <text:p>-3.87</text:p>
          </table:table-cell>
          <table:table-cell office:value-type="string" calcext:value-type="string">
            <text:p>Hey @Buck nice call on the game tonite, real unbiased analysis. #NOT</text:p>
          </table:table-cell>
          <table:table-cell table:number-columns-repeated="1022"/>
        </table:table-row>
        <table:table-row table:style-name="ro2">
          <table:table-cell office:value-type="float" office:value="-2.78" calcext:value-type="float">
            <text:p>-2.78</text:p>
          </table:table-cell>
          <table:table-cell office:value-type="string" calcext:value-type="string">
            <text:p>I finally found someone and my mom isn't letting it happen. Putting her own happiness before mine, parenting done right #not</text:p>
          </table:table-cell>
          <table:table-cell table:number-columns-repeated="1022"/>
        </table:table-row>
        <table:table-row table:style-name="ro2">
          <table:table-cell office:value-type="float" office:value="-3.16" calcext:value-type="float">
            <text:p>-3.16</text:p>
          </table:table-cell>
          <table:table-cell office:value-type="string" calcext:value-type="string">
            <text:p>@TurthJustice Palestine is a colonialist name for a region in the levant. There has yet to be a true Palestine. Israel exists. #irony</text:p>
          </table:table-cell>
          <table:table-cell table:number-columns-repeated="1022"/>
        </table:table-row>
        <table:table-row table:style-name="ro1">
          <table:table-cell office:value-type="float" office:value="-3.58" calcext:value-type="float">
            <text:p>-3.58</text:p>
          </table:table-cell>
          <table:table-cell office:value-type="string" calcext:value-type="string">
            <text:p>@TomKludt Well thats because nothing happened of course! #sarcasm</text:p>
          </table:table-cell>
          <table:table-cell table:number-columns-repeated="1022"/>
        </table:table-row>
        <table:table-row table:style-name="ro2">
          <table:table-cell office:value-type="float" office:value="-2.52" calcext:value-type="float">
            <text:p>-2.52</text:p>
          </table:table-cell>
          <table:table-cell office:value-type="string" calcext:value-type="string">
            <text:p>Why am I wasting my time when I could be studying super exciting U.S. History?! #sarcasm</text:p>
          </table:table-cell>
          <table:table-cell table:number-columns-repeated="1022"/>
        </table:table-row>
        <table:table-row table:style-name="ro9">
          <table:table-cell office:value-type="float" office:value="-2.78" calcext:value-type="float">
            <text:p>-2.78</text:p>
          </table:table-cell>
          <table:table-cell office:value-type="string" calcext:value-type="string">
            <text:p>I'm thirsty like I'm dyin' bruh." Ah, yes. I can see how you being thirsty means I should let you have a second Red Bull for free. #sarcasm</text:p>
            <text:p>472756121074012162519758416839839744-2.46@MSAU great... So network traffic back and fourth all day accessing cloud data?! ...sounds awesomly quick #NOT</text:p>
            <text:p>472471435605458944519758446283866112-1.80I'm in a real great mood for it being Friday. #not</text:p>
            <text:p>472440520988708864519758475786600448-2.78@WhereIsJayTW U really kill us, and yet we thank u for it! #irony #CutenessOverdose Thx 4 the #BonusPic #WhereIsJay :)</text:p>
            <text:p>473295967320420352519758504379154433-1.15BPD squad car just rolled down my street and used a MEGAPHONE to tell my neighbors that they better turn down their music. #irony</text:p>
            <text:p>476474316662784000519758533798010880-2.84Not being able to find anything good to eat in my fridge literally Pisses me off #hungry</text:p>
            <text:p>472216743881220098519758563170721793-1.41The amount of questions I'm getting on ask is ridiculous. #not</text:p>
            <text:p>472187857973829632519758591704592384-2.65Yay for my ONE shift at Hollister next week. #not #fml #broke</text:p>
            <text:p>472107392667095040519758621098254336-2.74I just love when I'm sitting outside doing my homework and its all peaceful and then the sprinklers turn on and get everything wet #No</text:p>
            <text:p>460243443684761600519758650538082304-2.78No more black people at a basketball game? Did he mean the players too? #nba #laclippers #mandingobasketball #sarcasm</text:p>
            <text:p>472440980944470016519758680007266306-.74I may make the best grilled cheeses known to man. #HousewifeMaterial #Not</text:p>
            <text:p>472114170755039233519758709367386112-3.90Had a wonderful day at school #not HATE SCHOOL CANT WAIT TO BE DONE!!!!</text:p>
            <text:p>476491853802385408519758738786250752-.46I think it's hilarious that people are like "taken by the best " and they've been together for like literally 1 day </text:p>
            <text:p>472158711155134464519758768179933184-2.12I am so sorry I get irritated by your stupidity #not \nstop being stupid, problem solved.</text:p>
            <text:p>472748552888659968519758797678473216-2.82Waking up in my bed not knowing how I got there is always a good feeling #not</text:p>
            <text:p>473583382899982336519758827197984769-2.03@Moffy66 @kanebe67 @RealBlokes My sense of humour? Intelligence? (which I had to look up the spelling of #irony) but alas no.. It's my ass!</text:p>
            <text:p>465488137113075713519758856621015040-3.22Don't you love it when your tutor tells you the wrong things....thought they were supposed to help you! #frustrated #generalstudiesneedstogo</text:p>
            <text:p>472954587478253568519758886069211136-2.12Being the only girl at the party who isn't drunk. Cool. #not </text:p>
            <text:p>465350508224344065519758915597520896.53@Dahls1 that's what i thought, but take it as the best part of my growth apart from the education. broadening my horizon, so to speak</text:p>
            <text:p>471701439048204289519758945259237376-2.43It is exciting\nTo receive preopened mail!\nWay to stay classy.\n#haiku\n\nGood job, New Jersey! \n#sarcasm… instagram.com/p/ojG1_Sw8mB/</text:p>
            <text:p>472477552695472128519758973784702978-1.65RT @tannergators23: I forgot there was a flickr Super Bowl... #not</text:p>
            <text:p>4764452273270292485197590032455065603.21omg Rosa plays Lynn and Marlene is played by Suki like literally they're so pretty</text:p>
            <text:p>472626485879402496519759032752435203-2.63S/O to @reijo33 who said he'd stay awake until I got home and didnt.  #YoureTheBest #Not</text:p>
            <text:p>472255621257891842519759062205210624.396 hours of Cowboy Bebop And 1 hour of Inyuasha on Adult Swim ! #not #sleepy</text:p>
            <text:p>463056253154238464519759091774681088-2.06Today just keeps getting better!!! #sarcasm</text:p>
            <text:p>472181479707922432519759121273221120-2.85grounded the first weekend of summer... but yeah my life is so great #not</text:p>
            <text:p>473063878281424896519759149899345921-2.51I am hoping PMA is going to carry me through this colour run on this hangover. #brighteyedandbushytailed #not</text:p>
            <text:p>472239575117488128519759179439820801-1.83My dog comes into my room to get a drink from his water bowl then leaves...thanks bud though we were friends #mansbestfriend #not</text:p>
            <text:p>472531486382755840519759208992894976-2.88I love being by myself every weekend it's the best thing in the world! #sarcastictweet</text:p>
            <text:p>472095697530281984519759238470434816-2.17Is this really what britains got talent has come too? Gutted I haven't watched the whole series... #not</text:p>
            <text:p>463062077540552705519759267918671872-2.08Yay i totally spend my day how i wanted to, all alone and doing fuckalll :)))) #sarcasm</text:p>
            <text:p>463401081418964992519759297350094848-2.88Crying babies in an audition waiting room just add to the gloriousness that is the commercial audition. #sarcasm</text:p>
            <text:p>473025845666521089519759326802493441-2.25@jood88 at the silly childish name calling thing. Oh how I'll miss that come the 19th of September! #not</text:p>
            <text:p>472394516444766210519759356200382464-3.20Crapped car rides for 6 hours are always the best... #not </text:p>
            <text:p>465342871176900608519759385589870592-1.64@LongtimeBru it's disconcerting, just seems like everything was done 'on the fly' so to speak. PP always our achilles.</text:p>
            <text:p>463147441987272704519759414929027072-2.19This feud must continue... #ExtremeRules #sarcasm</text:p>
            <text:p>463420151455432705519759444456923137-2.42Thank you @BuzzFeed for covering the issue that TRULY MATTER. buzzfeed.com/mjs538/a-rihan… #sarcasm #incaseyoucanttell</text:p>
            <text:p>474842236396773377519759473863184384-2.22Hollande: "We admire US for their preservation of liberty…" #irony #NSA</text:p>
            <text:p>463092750674444288519759502413811712-2.33@kelsodadancer but how else will we get girls to have some damn self respect??? #sarcasm</text:p>
            <text:p>472147935329669122519759531862020098-2.29@shadow_abyss Boy am I sure glad #Roxy, #Rotunda, and the sirPP squad exposed your REAL intentions izzy. I feel safer already....#not :o)</text:p>
            <text:p>472173546459136002519759561368936448-2.07@VioletDoll i bet he had grand illusions of scoring a chick like you, #irony</text:p>
            <text:p>474098107723304960519759590766821376-3.21@Cormac86 a tweet about the English exam where you misspell the word leaving #irony</text:p>
            <text:p>472082059473584130519759620500635648-.57The terrorist who declared creation of #Pakistan the biggest mistake in da history of mankind z begging for nadra card #MQM #karachi #irony</text:p>
            <text:p>472138148861210624519759650023936001-2.24Why do people always bring delicious food to share at the office - at 3pm I have no will power. #not-fair #temptations</text:p>
            <text:p>472828981440708608519759679447003136-.60@bleusharque @happyloner It's all about freedumb don't cha know! #sarcastictweet</text:p>
            <text:p>473171389776928769519759708811321345-2.64my bag is still packed from last friday #loadsofworkhasbeendone #not</text:p>
            <text:p>472214244419575809519759738255319040-2.28“@Buchinator_: Be sure you get in all those sunset instagrams before the sun explodes in 4.5 billion years.” Look at your next tweet #irony</text:p>
            <text:p>471697471492485121519759767665778690.18A particular of Dehradun, a particular uni of Delhi! Lovely #sarcasm by Arnab! @timesnow</text:p>
            <text:p>464151183238508544519759796988174336-1.61Now that I blew off some steam I can enjoy my day at work ... #ha #yeahright</text:p>
            <text:p>472203604213121024519759826717380608-1.54Beater burns are going to look unreal with my strapless dress ... #not</text:p>
            <text:p>472121625895120898519759856190763008-2.30Falling off a bridge, yells yellow. Twas not intentional. #twas #not #intentional #realtalk</text:p>
            <text:p>472945797672480768519759885622202369-1.55@KingJames - T Duncan just said "We have 4 more to win and We will do it this time". #NOT. Let that fuel your fire. GO HEAT!</text:p>
            <text:p>473743066071703552519759915162669056-3.43@GulfNewsTabloid Wonder why she decided to cover her head though! #Irony</text:p>
            <text:p>460321752569352192519759945068072961-2.07Just saw Motd, loved the effort from the players #sarcasm really struggling to see the effort paul lambert, care to highlight an example!?!</text:p>
            <text:p>472134021023948800519759974453370880-.77If a stranger asks if there outfit makes them look fat do you tell them it does ? Cause I lied #looksfine #not</text:p>
            <text:p>463323859736088576519760003813494784-2.06@md_1010xl @TexansVoice @clownejd @HoustonTexans @1010XL Oh, shocker. #Sarcasm</text:p>
            <text:p>463412347009527808519760033236537344-1.30This is what's needed when #sarcasm just isn't enough pic.twitter.com/pjHji3MHzz</text:p>
            <text:p>472396090185367552519760063096160256-3.34Sitting thinking here that I just ruined my career over a boy...how fucking pathetic #not #worth #it</text:p>
            <text:p>472133197497511936519760092703358979-2.42Gotta love when people take something that isn't about them and makes it all about them. #not #dramaticbitch</text:p>
            <text:p>463013358388539392519760122210316289-2.63@BettinaVLA @GOP @TheDemocrats @BarackObama \n\nGheesh... Repubs as swift to action on #IRS probe as they are on #Benghazi \n\n#sarcasm</text:p>
            <text:p>472690898925809664519760151633334272-3.56feckin boiler has packed in this morning. good start to the wk end!!! #not</text:p>
            <text:p>472532129952567298519760181006049281-2.63I love every rude ass person that comes into PO. #not</text:p>
            <text:p>476459605514395648519760210613637120-1.85Waiting for an ebay seller to shit your items is literally the most anxious event ever.</text:p>
            <text:p>471694998983815169519760240045072386-2.15RT @dailypotatonews: Breaking News!! Courtney Stodden initiates global peace talks wp.me/p4nebw-Kc #sarcasm #funny #news #TheOnion h…</text:p>
            <text:p>472343066515230720519760269560410114-3.31I love getting two hours of sleep and then going to work #not</text:p>
            <text:p>472851954457010177519760298945687552-1.56When the only texts you get are from your dental office to tell you to make an appointment.. #ForeverAlone #dentists #iFeelTheLove #not</text:p>
            <text:p>472953519058595840519760328314195968-.74@AndySmart88 @LauraSloan i know its great! Thinking about moving there when i go back to england #not</text:p>
            <text:p>472903627569262592519760356864843776-1.72I expect my future boyfriend to give me foot or back massages! #justkidding #not</text:p>
            <text:p>472361692202942465519760386317225984-2.89#NotOneMore idiot that doesn't know a thing about guns to take away our rights. #not the guns fault</text:p>
            <text:p>472139798820683776519760415845138435-1.30RT @mari_maxmillion: It's ironic that I'm at a bonfire two days after my house burns down.... #bonfire #marshmallow #irony</text:p>
            <text:p>463497195325784064519760445255598080-3.55My sense of humor has a select audience-Obv. no one in that group is on #twitter #sarcasm #amazing #Sarcastictweet pic.twitter.com/mwOrF6h81b</text:p>
            <text:p>472573430878187521519760474875777024-2.58@ESPNNBA and Roy Hibbert supposedly should have won DPOY.... #Not</text:p>
            <text:p>472082410243239936519760504386883584-3.26Another lovely evening of losing money by working at milanos. #lovemyjob #NOT</text:p>
            <text:p>472846205605937153519760533109481472-3.33I've got poison ivy and now a broke back, you can say working for Kyle has been a lot of fun #not</text:p>
            <text:p>472984565787942913519760562557702144-1.43@Coincyde @AA_RadioUK Do I have to be Sober To :Listen, Because I am #Not</text:p>
            <text:p>463433731273805824519760591972360193-2.81Home Work + Text = Im Happy #Sarcasm</text:p>
            <text:p>475768768979685376519760621328277505-3.19Remember when you wanted something SO bad and talked about it 24/7? Now it's here and you hate it? #irony #selfishbitch</text:p>
            <text:p>472234167573684224519760650713571329-2.06lol @christen_mac for RTing my last tweet bc she's perfectly skinny #irony</text:p>
            <text:p>463386558557876224519760680103059456-1.78@jhallam10 thank you, we were all so so concerned!!!! #Sarcasm</text:p>
            <text:p>472643198662504448519760709513523200.86Love to find pics of me! (not my pic) So delicious .. #delicious #not #so #healthy #but #good #yum #yummy #food #dessert #foodporn #tb</text:p>
            <text:p>473118152658669568519760738894618624-3.00There's nothing like waking up to cats having sex or cats fighting in the middle of the night. Ugh. #not #fuckingcats #ihatethem #tothecore</text:p>
            <text:p>472167381922369536519760768246358016.00Too hard to differentiate between "III" and "Ill" on BYU's map for BFA in Illustration bc they used a sans-serif #irony</text:p>
            <text:p>460265242732556289519760797715558401-2.50My favorite time of the semester... #finals #sarcasm #AllNighter #sleepysleepy instagram.com/p/nR2Q6fHWGj/</text:p>
            <text:p>472069119786098688519760827294154752-1.64Some hs girl asked me if i wanted to go to prom with her.....lol, it hurts to look so god damn young. #NOT</text:p>
            <text:p>4721627925358960645197608569433088002.67RT @IamEvilTebow: Donald Sterling sells team for $2 Billion &amp; is officially "nigga rich" #Irony</text:p>
            <text:p>474504720698966018519760886336978944-1.85...and so, as luck would have it, the elixir for everlasting life would be developed the day AFTER their expiration #irony</text:p>
            <text:p>472339717678460929519760915801985024-2.67Ok now to start revision for the 3 exams next week !! #solookingforwardtothat #not #exams uni</text:p>
            <text:p>472878656118063105519760945258590208-3.17Loosing everyone is the best feeling in the world . #not</text:p>
            <text:p>472855463122710530519760974899724288-2.32didna realise how much stuff i need to learn for pe well mondays gan to go great #not</text:p>
            <text:p>472638788527595520519761003341295617-.88its 2 am on a Friday and not one booty call? Definitely have to step up my game! lol #wtf #nolove #kidding #or #not</text:p>
            <text:p>471686252618477568519761034257522688-2.12Sure, fine, I give up. You're right. Feminism is about crushing men and taking over. We are the ones with actual privilege. #sarcasm #fuck</text:p>
            <text:p>472757147613556738519761063638618112-2.72Special #OneDirection timetable on @MCRMetrolink Lots of trams going to East Didsbury none coming in the #otherdirection #irony</text:p>
            <text:p>473111416829145088519761093120364544-2.86When you come home and try so hard to see your sisters and all they do is give you constant attitude. #WelcomeHome #not</text:p>
            <text:p>472847841468366848519761122446950401-3.00Oh its so great to be living at home again..... #NOT</text:p>
            <text:p>460288874082603008519761151882567680-2.51How about I give you a drum... and you Beat It! #sarcasm</text:p>
            <text:p>472174943791501312519761181259493377-2.37I'm probably the only person who calls best buy &amp; waits to speak to @omrES9 . This man should be awarded employee of the month. #not</text:p>
            <text:p>472193254759227395519761213937307648-3.43Standing at the #frontrow of the #schoolbus is like the feeling of filming #Titanic but #not so #romantic . Actually it's #scary ! #wthomg ?</text:p>
            <text:p>472029964146339840519761243381313536-3.95Those who seem the happiest are normally the ones that hurt the most. #irony</text:p>
            <text:p>472124663603425280519761272829530112-1.50RT @LakeBass: @PnPCBC UNFUCKINGBELIEVABLE coming from Herr #Harpercrite!!! #irony #cpc #idiot #cdnpoli #pnpcbc</text:p>
            <text:p>463550967745892353519761302181269504-2.58Oh good night. Good night indeed. #sarcasm</text:p>
            <text:p>475005498224566272519761331512045570-2.63ESPN: a tv station where a majority of the anchors have never played a sport in their lives #irony</text:p>
            <text:p>463104829318246400519761360914087936-3.52@RobRossi_Trib wait, we didn't scratch him?! #sarcasm</text:p>
            <text:p>472086293162110976519761390601396224.76Sign at the repair shop my car is in. Can you spot the mistake? #irony #jacksonville @ American… instagram.com/p/ol12taofLZ/</text:p>
            <text:p>472875615478382592519761419999256577.77#Not feeling sleepy @ alll # watching a movie, lol</text:p>
            <text:p>476492213174562816519761449405534209-2.88@jadeftharry THEY'RE SO ANNOYING SINCE IM LITERALLY ALWAYS YELLING ON TWITTER I BLOCKED THEM</text:p>
            <text:p>472936359339253762519761478845362176-1.21I love drinking at night with no radio, no lights, and in a storm.. #not</text:p>
            <text:p>472201778017370112519761508260007936-2.42y'all gonna unfollow me in a week anyway #not #loyal</text:p>
            <text:p>463094185025761280519761537762725890-3.13I love how mature you are #sarcasm</text:p>
            <text:p>472191318073298944519761567160598528-3.01Gonna have a nice looking eye tomorrow #not #blackeye </text:p>
            <text:p>472757099513282560519761596713689090-2.76Am i the only person not even slightly interested in groves and froch having a fight ? #not #bothered</text:p>
            <text:p>463507643244765184519761626082197504-2.54Axford is as horrible at baseball as his facial hair is at not being awful. #RollTribe #Sarcasm</text:p>
            <text:p>472080631552163840519761656172134401-3.71Ugh got strip throat.. cannt even talk that much... #greatsummer #not</text:p>
            <text:p>472624981029842945519761684819218432-1.64Nothing more fun than a guys night in paps garage.... #not</text:p>
            <text:p>4652976402852986885197617142380666881.28@RyanAWilcox @jcbivins good q. It’s really an exercise and a lens you may find useful. One must still walk the dog, so to speak.</text:p>
            <text:p>472300424981413888519761743619190786-1.63I do.. Buh ma block button doesn't allow me RT @clarelea101: Nobody likes being bombarded with txt #not</text:p>
            <text:p>475838091001749504519761773272899584-3.65Apparently, @WWMMMD and I were in Florence on the same day of the #KimyeWedding. #Irony</text:p>
            <text:p>473148409369886720519761802763042816-2.21I'm happy for Guy Scott that he doesn't get sleepless nights from Kwacha depreciation. #Sarcasm</text:p>
            <text:p>472212038106636290519761831246589953-3.15I love after I run and I go to laugh and I cough up my lungs instead. It's a blast. #not</text:p>
            <text:p>472151386533421056519761860673802240-3.18@danahope1972 you sure do know how to make a gal feel special. #not </text:p>
            <text:p>472136733409415169519761890151370752-2.50S/O to @mikey_painter15 for coming to XC practice today.... #not</text:p>
            <text:p>463446497640849408519761919658688512-1.50@Harps1981 he's just what we desperately need...a CM. #sarcasm</text:p>
            <text:p>463557292554592256519761948267671552-2.10That was a good talk whole 5 minutes #sarcasm</text:p>
            <text:p>471694168067039232519761977720070144-2.51@OutnumberedFNC #OneLuckyGuy Tell me how reading Outdoor Life &amp; Field &amp; Stream makes men disrespect women @JedediahBila #sarcasm</text:p>
            <text:p>4720954509635092485197620071137361921.90RT @benphillips76: The FT got its sums wrong in attack on Piketty's data! @chrisgiles_ admits "an error in the FT’s spreadsheet" #irony htt…</text:p>
            <text:p>472053400964567040519762036461289472-3.21The fact that I can hardly see out of my left eye makes this week so much better. #Not</text:p>
            <text:p>463017802740535296519762065922469888-3.10RT @psychodaizymae: @Carla59132964 @AJKreisberg It's based on a comic. DC has already paid a small price for it,comic sales dropped. #sarc…</text:p>
            <text:p>475783330902724608519762095487725568-3.36@johnathan_murad I just don't find the need to tweet, and now cuz of u my one and only tweet is about not tweeting #irony #FirstTweet</text:p>
            <text:p>463508959022694401519762125061754880-2.78Parents say that I'm great with my money!!! #sarcasm merp</text:p>
            <text:p>472059376950202368519762154514173953-3.03Well shit.. The day I actually have plans and I have to stay longer!? What kinda crap is that.. Thanks for the heads up.. #NOT</text:p>
            <text:p>475029096049954816519762183945613312-.56RT @gcslug: Donated to lung cancer research when buying a pack of cigarettes. #irony</text:p>
            <text:p>472088314116599808519762213822005248-2.60I love playing a game of 20 questions with my parents every time I walk in the door. #not</text:p>
            <text:p>460257723150372864519762243345321984-2.97Obama goes to Malaysia to "strengthen an ally" because they're going to be a really big help when Russia attacks...#sarcasm #SisterPatriots</text:p>
            <text:p>4764201722246717445197622729906749442.33RT @Katherine_Heff: Literally the day I've been waiting for six months now. The Victoria Secret Semi-Annual Sale </text:p>
            <text:p>472555225870381056519762302413709312-2.20Never found that stupid #moth last night. I bet it will show up as soon as I put my vacuum cleaner away. #irony #ihatemoths</text:p>
            <text:p>473094943813414912519762331228590080-3.02Don't get it twisted - _ - I do not like u #not at all</text:p>
            <text:p>463097919424720896519762360618086400-1.16This cold could not have chosen a better time to occur #sarcasm #sick</text:p>
            <text:p>472173912500224000519762389969797120-3.02Looks like there may be two hospital trips today wow so excited #not</text:p>
            <text:p>472492085036457984519762419631939584-2.27I get to go to counselor training tomorrow at 9 yay #not</text:p>
            <text:p>472629870544310272519762449151426560-3.18Was good till it lasted .. #NOT .. Hey #Pacers .. Pls pit a real team on the floor next time around unlike these bunch of floppin cry babies</text:p>
            <text:p>473117466256609281519762478545129472-.21@Nationalistweet @RajaSinghBJP @nanditathhakur #Not sure which breed you are interested out of 36 Pure Ongole Bull is even quoted Rs.25 Lakh</text:p>
            <text:p>463332131863658496519762508026875905-.74May 28th could use more releases. #sarcasm</text:p>
            <text:p>4725740205931397125197625374629027841.96Harper - "it's a tragedy when ppl start to go off on their own theories &amp; not listen to the scientific evidence" #cdnpoli #canada #irony</text:p>
            <text:p>463135590234742784519762567036555264-2.37Loving sneezing #sarcasm I hate allergies</text:p>
            <text:p>4730217168272261135197625963966627851.57So gorgeous outside today! :) Having breakfast on the balcony.. Bf decided we were having hot dogs! #healthyliving #not</text:p>
            <text:p>472112567025143808519762625802952704-2.97@Sarahsman4ever oh gee just put me out like that on social media #bestboyfriendever #not </text:p>
            <text:p>472566513409720320519762655284711425-2.88Bet Pacer's wishes they would've kept Danny Granger! #smartmoveGM #NOT</text:p>
            <text:p>473019909929467904519762684783243264-2.75Such a lovely day outside... and I'm stuck inside revising for my exam tomorrow #thisisthelife #not</text:p>
            <text:p>472928397148966912519762714218864641-2.86I #hate being ignored and #not invited to anything I'm just so ticked off with @DailyVlogWolf right not</text:p>
            <text:p>472258885911609344519762743784525824-2.19The cabal of the rich and powerful at #Bilderberg2014 actually have a topic called "Does privacy exist" #irony theguardian.com/world/2014/may…</text:p>
            <text:p>472554143882555392519762774637813762-2.73Real glad my mom lets me be with my boyfriend on his graduation night. #not</text:p>
            <text:p>463379814255063040519762804190892033-3.19My day was made 1000x better when my stalker said "have mercy" and "oh my..." as I walked past him today #sarcasm #goaway</text:p>
            <text:p>472105715856076800519762833592946689-.58I can be tacky and clingy #not physically clingy tho</text:p>
            <text:p>472290166837895169519762863078912000.31Happy Friday! Anyone see us on Channel 4 this week? French Collection, 1.40 pm. Been on twice now, good fun #tvstars #not</text:p>
            <text:p>463320513306456064519762892845895681-1.03I am absolutely in love with the fact that my landlord decides to do work on the house when finals week is upon me. #Sarcasm #UWW #DLK</text:p>
            <text:p>472081785430753281519762921304231936-.71RT @arielarbisser: @LadyJayeMusic has some balls and it makes me so excited to make music with them!!! #nofear #iamwoman #irony</text:p>
            <text:p>472829283686027264519762950777622532-2.64Your supposed to be trying, lol. obviously you don't care enough too. #lovemylife #not</text:p>
            <text:p>463038061824475136519762980171309057-2.36@achathyksahihai ty ty ty sooo much lol :P how can I ever repay u #Sarcasm :P</text:p>
            <text:p>472951375031046144519763009581768704-3.18I've helped so many people move. Thanks for returning the favor. #Not</text:p>
            <text:p>474536958803206144519763038996414465-.65@mattheworbit Brevity is good for now until I sit down at the end and try to put everything in orde, so to speak.</text:p>
            <text:p>472547468769390592519763068532695041-3.22Because ignoring me is going to get you soooo far. #not</text:p>
            <text:p>472508902941421568519763098002288640-4.11Social media is the perfect place to air your dirty laundry about your daughters dead beat dad #Not #Classy</text:p>
            <text:p>472088813783621632519763127689162752-1.27“@_abbygoldsberry: I'm so excited to spend my first night of summer working #not ” yay, we work together baee </text:p>
            <text:p>473878080273268737519763157275795456-.78Mark Zuckerberg has gone anti-social. #irony fb.me/2xQHSvlVm</text:p>
            <text:p>472179420271104002519763186820870144-3.50When your boyfriend likes photos of his ex's best friend... #thatscool #not #fuckyourself</text:p>
            <text:p>463445410581708801519763216507756544-2.14I'm sure that decision won't turn out poorly at all!! #sarcasm #yougogirl</text:p>
            <text:p>472094533329907712519763245872070657-2.29Gotta leave for work at 4am tomorrow, oh how i love early starts #NOT</text:p>
            <text:p>463486233159946240519763275446104065-1.79RT @stineee_23: You're so mature. #sarcasm</text:p>
            <text:p>4720828866704343045197633048984985603.60"@Slimm_Shvdy: No more drama from now on, I promise\nTo focus solely on handling my responsibilities as a father" #Not Afraid</text:p>
            <text:p>472422687114276864519763334258647040-1.61So the music today is actually pretty quality so far, hopefully it stays that way #Not #LifeguardProbs</text:p>
            <text:p>473071760037138432519763363643916288-2.86Apparently my body doesn't know the definition of sleeping in anymore. Thanks guy. I love waking up early on my weekend pass. #not</text:p>
            <text:p>472158004809183232519763393041809408-2.76Can't wait for this 2 hour webinar for work... And all I recieve is a $10 Starbucks giftcard.... #sarcastic #notworthit</text:p>
            <text:p>4739828592380682245197634224690544642.29Make your emails safe from NSA Snoops bit.ly/1h6lJ50 “It’s important the govt not overstep,” said @Google Security Chief. #Irony</text:p>
            <text:p>472175698594250752519763452034686978-2.19@underscoreflash Also, it's kind of akin to a derogatory slur. Like...slut. Or bitch. Or bossy. #irony</text:p>
            <text:p>463536170945613826519763481570967553-2.24An ERA under 1 and on the plus side of his K/BB Ratio. No, you guys are right. Machi sucks. DFA his ass. #sarcasm #SFGiants</text:p>
            <text:p>463123580348153856519763510956281856-2.33RT @Mikeizzy15: Being taken advantage of is cool #sarcasm</text:p>
            <text:p>472629887333715968519763540438040576-1.70@edovino i didn't even hear it, got told afterward. of course my response had i been involved would absolutely have been that #not</text:p>
            <text:p>472373476981223426519763569915600896-1.22did u no wed is actuly the beyelzebobos pot that he sels to miners, say no to drungs kidz #pot #not #penist</text:p>
            <text:p>472530162534600704519763598428471297-2.07Powered flight is no joke. Spent more time studying to learn to fly this plane already than I did studying all last semester. #TopGun #Not</text:p>
            <text:p>463180311137099776519763627897667584-1.89@LaibaKh59661281: I was not unhappy either :P :D thanks anyway ;) #sarcasm #ThingsILearntFromSheldon</text:p>
            <text:p>472164394353577984519763656658006016-2.22That first mosquito bite of the year, guess I'm just too sweet #Painful #sarcasm</text:p>
            <text:p>472547062278791168519763686026534912-1.78$VRNG always nice to see those patents and secret mictosoft patents in action #NOT #WHATSTHEPLAN</text:p>
            <text:p>472353051416621056519763715449569280-2.50RT @MrArchitect16: "@Hirahm: #Irony LOOOOOL pic.twitter.com/PDedFTAcj0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People are so happy tonight. It's like every1 is out besides me.. Wow life's great I guess. #NOT ☹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Like omg, you're so cool for bringing vodka in a water bottle to school. #Sarcasm</text:p>
          </table:table-cell>
          <table:table-cell table:number-columns-repeated="1022"/>
        </table:table-row>
        <table:table-row table:style-name="ro2">
          <table:table-cell office:value-type="float" office:value="-3.04" calcext:value-type="float">
            <text:p>-3.04</text:p>
          </table:table-cell>
          <table:table-cell office:value-type="string" calcext:value-type="string">
            <text:p>I literally feel like I just broke my fingers. what a good way to end the school day</text:p>
          </table:table-cell>
          <table:table-cell table:number-columns-repeated="1022"/>
        </table:table-row>
        <table:table-row table:style-name="ro2">
          <table:table-cell office:value-type="float" office:value="-1.83" calcext:value-type="float">
            <text:p>-1.83</text:p>
          </table:table-cell>
          <table:table-cell office:value-type="string" calcext:value-type="string">
            <text:p>Wish tomorrow would hurry so I can go to work.. At least I'll have some to do #happybdaytome #sarcasm #whatever</text:p>
          </table:table-cell>
          <table:table-cell table:number-columns-repeated="1022"/>
        </table:table-row>
        <table:table-row table:style-name="ro2">
          <table:table-cell office:value-type="float" office:value="2.34" calcext:value-type="float">
            <text:p>2.34</text:p>
          </table:table-cell>
          <table:table-cell office:value-type="string" calcext:value-type="string">
            <text:p>“@victoriarowell: Remember the gifted DIVA singer, Phyllis Hyman. #Not in Vain”I loooove her</text:p>
          </table:table-cell>
          <table:table-cell table:number-columns-repeated="1022"/>
        </table:table-row>
        <table:table-row table:style-name="ro2">
          <table:table-cell office:value-type="float" office:value="-3.62" calcext:value-type="float">
            <text:p>-3.62</text:p>
          </table:table-cell>
          <table:table-cell office:value-type="string" calcext:value-type="string">
            <text:p>Been at work since 8 this morning and just now heading home! It's been a long ass day. Yay for getting to repeat it all again tomorrow! #NOT</text:p>
          </table:table-cell>
          <table:table-cell table:number-columns-repeated="1022"/>
        </table:table-row>
        <table:table-row table:style-name="ro2">
          <table:table-cell office:value-type="float" office:value="-3.26" calcext:value-type="float">
            <text:p>-3.26</text:p>
          </table:table-cell>
          <table:table-cell office:value-type="string" calcext:value-type="string">
            <text:p>@XxMariapink lol, I have 24 exams in a month! And a history and business exam this Monday, English language on Tues #fun #not</text:p>
          </table:table-cell>
          <table:table-cell table:number-columns-repeated="1022"/>
        </table:table-row>
        <table:table-row table:style-name="ro2">
          <table:table-cell office:value-type="float" office:value="-2.1" calcext:value-type="float">
            <text:p>-2.1</text:p>
          </table:table-cell>
          <table:table-cell office:value-type="string" calcext:value-type="string">
            <text:p>Got new phone battery. \n*Superglues it to phone*\nNow, if I lose anything, it's everything!!! #Sarcasm</text:p>
          </table:table-cell>
          <table:table-cell table:number-columns-repeated="1022"/>
        </table:table-row>
        <table:table-row table:style-name="ro2">
          <table:table-cell office:value-type="float" office:value="1.87" calcext:value-type="float">
            <text:p>1.87</text:p>
          </table:table-cell>
          <table:table-cell office:value-type="string" calcext:value-type="string">
            <text:p>I find it amusing that the employees of the 'tobacco hut' step outside to smoke. #irony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I love those people that post quotes by Nicki Minaj or Lil Wayne #sarcasm #sarcastictweet #quotes</text:p>
          </table:table-cell>
          <table:table-cell table:number-columns-repeated="1022"/>
        </table:table-row>
        <table:table-row table:style-name="ro2">
          <table:table-cell office:value-type="float" office:value="-2.52" calcext:value-type="float">
            <text:p>-2.52</text:p>
          </table:table-cell>
          <table:table-cell office:value-type="string" calcext:value-type="string">
            <text:p>@hfxgov @monochromegod @checkraiseNS @chronicleherald not an issue in other cities with #winter #sidewalks and propper gear\n#worldclass\n#n</text:p>
          </table:table-cell>
          <table:table-cell table:number-columns-repeated="1022"/>
        </table:table-row>
        <table:table-row table:style-name="ro1">
          <table:table-cell office:value-type="float" office:value="-2.46" calcext:value-type="float">
            <text:p>-2.46</text:p>
          </table:table-cell>
          <table:table-cell office:value-type="string" calcext:value-type="string">
            <text:p>I miss @ronrichwalls brushing his teeth for half an hour #not haha</text:p>
          </table:table-cell>
          <table:table-cell table:number-columns-repeated="1022"/>
        </table:table-row>
        <table:table-row table:style-name="ro2">
          <table:table-cell office:value-type="float" office:value="-3.44" calcext:value-type="float">
            <text:p>-3.44</text:p>
          </table:table-cell>
          <table:table-cell office:value-type="string" calcext:value-type="string">
            <text:p>So excited to work until 10 tonight and then come home and study for my finals. #not </text:p>
          </table:table-cell>
          <table:table-cell table:number-columns-repeated="1022"/>
        </table:table-row>
        <table:table-row table:style-name="ro2">
          <table:table-cell office:value-type="float" office:value="-0.29" calcext:value-type="float">
            <text:p>-0.29</text:p>
          </table:table-cell>
          <table:table-cell office:value-type="string" calcext:value-type="string">
            <text:p>FACT: If everyone on earth flushed the toilet at the same time, the earth will go through a wormhole. #science #not science</text:p>
          </table:table-cell>
          <table:table-cell table:number-columns-repeated="1022"/>
        </table:table-row>
        <table:table-row table:style-name="ro1">
          <table:table-cell office:value-type="float" office:value="-2.81" calcext:value-type="float">
            <text:p>-2.81</text:p>
          </table:table-cell>
          <table:table-cell office:value-type="string" calcext:value-type="string">
            <text:p>@carstensm yeah, I'm sure people will be hiring like crazy! #not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Seeing my tweets from lastnight. Sorry about the mom jokes , that was completely out of line...... #not she was out of line</text:p>
          </table:table-cell>
          <table:table-cell table:number-columns-repeated="1022"/>
        </table:table-row>
        <table:table-row table:style-name="ro2">
          <table:table-cell office:value-type="float" office:value="-2.56" calcext:value-type="float">
            <text:p>-2.56</text:p>
          </table:table-cell>
          <table:table-cell office:value-type="string" calcext:value-type="string">
            <text:p>ha ha ha never again am I asking others for help. like oh man you were a big help. I appreciate it like yaaaaas. #sarcasm</text:p>
          </table:table-cell>
          <table:table-cell table:number-columns-repeated="1022"/>
        </table:table-row>
        <table:table-row table:style-name="ro2">
          <table:table-cell office:value-type="float" office:value="-1.6" calcext:value-type="float">
            <text:p>-1.6</text:p>
          </table:table-cell>
          <table:table-cell office:value-type="string" calcext:value-type="string">
            <text:p>Based on my experience y'all, im sure the NC Dem Party will have their stuff together to take on ole Thommy Boy #SIke #YeahRight</text:p>
          </table:table-cell>
          <table:table-cell table:number-columns-repeated="1022"/>
        </table:table-row>
        <table:table-row table:style-name="ro2">
          <table:table-cell office:value-type="float" office:value="1.31" calcext:value-type="float">
            <text:p>1.31</text:p>
          </table:table-cell>
          <table:table-cell office:value-type="string" calcext:value-type="string">
            <text:p>#Xbox360 USB controller works perfectly in #Fedora out of the box; can't get DirectInput games under Win7 to see it at all. #Irony</text:p>
          </table:table-cell>
          <table:table-cell table:number-columns-repeated="1022"/>
        </table:table-row>
        <table:table-row table:style-name="ro2">
          <table:table-cell office:value-type="float" office:value="-2.74" calcext:value-type="float">
            <text:p>-2.74</text:p>
          </table:table-cell>
          <table:table-cell office:value-type="string" calcext:value-type="string">
            <text:p>I love drugs, you can literally throw them in anywhere; homeless? drugs! unemployed? drugs! teenager? drugs!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RT @OSSTF27: @PnPCBC #cdnpoli #pnpcbc Wow, that's quite a statement given Harper's view of scientists #irony</text:p>
          </table:table-cell>
          <table:table-cell table:number-columns-repeated="1022"/>
        </table:table-row>
        <table:table-row table:style-name="ro1">
          <table:table-cell office:value-type="float" office:value="-2.87" calcext:value-type="float">
            <text:p>-2.87</text:p>
          </table:table-cell>
          <table:table-cell office:value-type="string" calcext:value-type="string">
            <text:p>Yes, please critique every single player. I want to hear... #not</text:p>
          </table:table-cell>
          <table:table-cell table:number-columns-repeated="1022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string" calcext:value-type="string">
            <text:p>But, But we are racist #sarcasm @RushetteNY</text:p>
          </table:table-cell>
          <table:table-cell table:number-columns-repeated="1022"/>
        </table:table-row>
        <table:table-row table:style-name="ro2">
          <table:table-cell office:value-type="float" office:value="-3.17" calcext:value-type="float">
            <text:p>-3.17</text:p>
          </table:table-cell>
          <table:table-cell office:value-type="string" calcext:value-type="string">
            <text:p>Your not going to date me just because of something you heard wow your great #not #jerk #sorrynotsorry</text:p>
          </table:table-cell>
          <table:table-cell table:number-columns-repeated="1022"/>
        </table:table-row>
        <table:table-row table:style-name="ro1">
          <table:table-cell office:value-type="float" office:value="-2.33" calcext:value-type="float">
            <text:p>-2.33</text:p>
          </table:table-cell>
          <table:table-cell office:value-type="string" calcext:value-type="string">
            <text:p>What a night amazing night the best!! #sarcasm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always when I c #kerber I think she could be a twin sister of #AndyMurray \nsame lame game, pleasant mien &amp; positive bodylanguage #NOT :p</text:p>
          </table:table-cell>
          <table:table-cell table:number-columns-repeated="1022"/>
        </table:table-row>
        <table:table-row table:style-name="ro1">
          <table:table-cell office:value-type="float" office:value="-2.08" calcext:value-type="float">
            <text:p>-2.08</text:p>
          </table:table-cell>
          <table:table-cell office:value-type="string" calcext:value-type="string">
            <text:p>If i posted a selfie cam would call me ugly perks of being on his tl #not</text:p>
          </table:table-cell>
          <table:table-cell table:number-columns-repeated="1022"/>
        </table:table-row>
        <table:table-row table:style-name="ro1">
          <table:table-cell office:value-type="float" office:value="-0.61" calcext:value-type="float">
            <text:p>-0.61</text:p>
          </table:table-cell>
          <table:table-cell office:value-type="string" calcext:value-type="string">
            <text:p>Bored, hungry, and stuck on a bus for 7 hours. Girl can't complain #sarcasm</text:p>
          </table:table-cell>
          <table:table-cell table:number-columns-repeated="1022"/>
        </table:table-row>
        <table:table-row table:style-name="ro1">
          <table:table-cell office:value-type="float" office:value="-3.36" calcext:value-type="float">
            <text:p>-3.36</text:p>
          </table:table-cell>
          <table:table-cell office:value-type="string" calcext:value-type="string">
            <text:p>I feel stupid cause I thought you actually cared #not</text:p>
          </table:table-cell>
          <table:table-cell table:number-columns-repeated="1022"/>
        </table:table-row>
        <table:table-row table:style-name="ro1">
          <table:table-cell office:value-type="float" office:value="-3.16" calcext:value-type="float">
            <text:p>-3.16</text:p>
          </table:table-cell>
          <table:table-cell office:value-type="string" calcext:value-type="string">
            <text:p>With bri sprained ankle it should be fun helping her around...#sarcasm</text:p>
          </table:table-cell>
          <table:table-cell table:number-columns-repeated="1022"/>
        </table:table-row>
        <table:table-row table:style-name="ro2">
          <table:table-cell office:value-type="float" office:value="-2.74" calcext:value-type="float">
            <text:p>-2.74</text:p>
          </table:table-cell>
          <table:table-cell office:value-type="string" calcext:value-type="string">
            <text:p>@27KHV @TanyaLangridge1 @GrahamWP_UK Yes...and Russia is a democratic State. #not #ZombieBrainWashed</text:p>
          </table:table-cell>
          <table:table-cell table:number-columns-repeated="1022"/>
        </table:table-row>
        <table:table-row table:style-name="ro2">
          <table:table-cell office:value-type="float" office:value="-2.31" calcext:value-type="float">
            <text:p>-2.31</text:p>
          </table:table-cell>
          <table:table-cell office:value-type="string" calcext:value-type="string">
            <text:p>@KindlyMyers flagging you down just to compliment your smile while starring at your chest.. #malebartendershavefeelingstoo #not</text:p>
          </table:table-cell>
          <table:table-cell table:number-columns-repeated="1022"/>
        </table:table-row>
        <table:table-row table:style-name="ro1">
          <table:table-cell office:value-type="float" office:value="-2.74" calcext:value-type="float">
            <text:p>-2.74</text:p>
          </table:table-cell>
          <table:table-cell office:value-type="string" calcext:value-type="string">
            <text:p>Getting ignored makes me feel 10× better. Ha. #sarcasm</text:p>
          </table:table-cell>
          <table:table-cell table:number-columns-repeated="1022"/>
        </table:table-row>
        <table:table-row table:style-name="ro2">
          <table:table-cell office:value-type="float" office:value="-2.19" calcext:value-type="float">
            <text:p>-2.19</text:p>
          </table:table-cell>
          <table:table-cell office:value-type="string" calcext:value-type="string">
            <text:p>Exhaustion is an understatement at this point. Evacuating your attraction at the end of an already tiring week is just super cool. #Sarcasm</text:p>
          </table:table-cell>
          <table:table-cell table:number-columns-repeated="1022"/>
        </table:table-row>
        <table:table-row table:style-name="ro1">
          <table:table-cell office:value-type="float" office:value="-1.49" calcext:value-type="float">
            <text:p>-1.49</text:p>
          </table:table-cell>
          <table:table-cell office:value-type="string" calcext:value-type="string">
            <text:p>I really glad you care that I leave for school in a week... #NOT</text:p>
          </table:table-cell>
          <table:table-cell table:number-columns-repeated="1022"/>
        </table:table-row>
        <table:table-row table:style-name="ro2">
          <table:table-cell office:value-type="float" office:value="-3.61" calcext:value-type="float">
            <text:p>-3.61</text:p>
          </table:table-cell>
          <table:table-cell office:value-type="string" calcext:value-type="string">
            <text:p>S/O to @Tommywizkid10 for getting back on Twitter... As if he already didn't judge me enough, now he follows me on here! #yayyy #Not</text:p>
          </table:table-cell>
          <table:table-cell table:number-columns-repeated="1022"/>
        </table:table-row>
        <table:table-row table:style-name="ro2">
          <table:table-cell office:value-type="float" office:value="-1.36" calcext:value-type="float">
            <text:p>-1.36</text:p>
          </table:table-cell>
          <table:table-cell office:value-type="string" calcext:value-type="string">
            <text:p>This family on @FamilyFeud has the last name LeBron and they're from Miami. I think @KingJames would like that. #irony</text:p>
          </table:table-cell>
          <table:table-cell table:number-columns-repeated="1022"/>
        </table:table-row>
        <table:table-row table:style-name="ro2">
          <table:table-cell office:value-type="float" office:value="-3.32" calcext:value-type="float">
            <text:p>-3.32</text:p>
          </table:table-cell>
          <table:table-cell office:value-type="string" calcext:value-type="string">
            <text:p>@KarenNSports is a bandwagon fan everyone she hates the angels and @KoleCalhoun with all her passion she also hates the @ducks #sarcasm</text:p>
          </table:table-cell>
          <table:table-cell table:number-columns-repeated="1022"/>
        </table:table-row>
        <table:table-row table:style-name="ro2">
          <table:table-cell office:value-type="float" office:value="-2.51" calcext:value-type="float">
            <text:p>-2.51</text:p>
          </table:table-cell>
          <table:table-cell office:value-type="string" calcext:value-type="string">
            <text:p>@Braves Why is BJ still in the line-up? Must have been outstanding at-bats and play in the field. #not.</text:p>
          </table:table-cell>
          <table:table-cell table:number-columns-repeated="1022"/>
        </table:table-row>
        <table:table-row table:style-name="ro2">
          <table:table-cell office:value-type="float" office:value="-1.14" calcext:value-type="float">
            <text:p>-1.14</text:p>
          </table:table-cell>
          <table:table-cell office:value-type="string" calcext:value-type="string">
            <text:p>Wanna know what I did on my crazy Saturday night? Came to Meijers with my mom, TWICE! I know, I'm an animal. #not</text:p>
          </table:table-cell>
          <table:table-cell table:number-columns-repeated="1022"/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string" calcext:value-type="string">
            <text:p>I'm being so productive right now. #Not #Sarcasm </text:p>
          </table:table-cell>
          <table:table-cell table:number-columns-repeated="1022"/>
        </table:table-row>
        <table:table-row table:style-name="ro2">
          <table:table-cell office:value-type="float" office:value="-2.19" calcext:value-type="float">
            <text:p>-2.19</text:p>
          </table:table-cell>
          <table:table-cell office:value-type="string" calcext:value-type="string">
            <text:p>Just getting some sun in this glorious Spring weather! #sarcasm cass219 instagram.com/p/nmG4JGGUFw/</text:p>
          </table:table-cell>
          <table:table-cell table:number-columns-repeated="1022"/>
        </table:table-row>
        <table:table-row table:style-name="ro2">
          <table:table-cell office:value-type="float" office:value="-2.15" calcext:value-type="float">
            <text:p>-2.15</text:p>
          </table:table-cell>
          <table:table-cell office:value-type="string" calcext:value-type="string">
            <text:p>“@UberFacts: Women are more likely to have nightmares while men are more likely to dream about sex.” Well, isn't that awesome... #sarcasm</text:p>
          </table:table-cell>
          <table:table-cell table:number-columns-repeated="1022"/>
        </table:table-row>
        <table:table-row table:style-name="ro2">
          <table:table-cell office:value-type="float" office:value="-0.38" calcext:value-type="float">
            <text:p>-0.38</text:p>
          </table:table-cell>
          <table:table-cell office:value-type="string" calcext:value-type="string">
            <text:p>Porygon2 #are #not #found in the \n➮ www.monstermmorpg. com \nwild. wardlike \n✸ follow @MonsterMMORPG ✪\n #psychokinetic</text:p>
          </table:table-cell>
          <table:table-cell table:number-columns-repeated="1022"/>
        </table:table-row>
        <table:table-row table:style-name="ro2">
          <table:table-cell office:value-type="float" office:value="-3.04" calcext:value-type="float">
            <text:p>-3.04</text:p>
          </table:table-cell>
          <table:table-cell office:value-type="string" calcext:value-type="string">
            <text:p>You give every other girl your attention except your girlfriend #realmanstatus #not #tool</text:p>
          </table:table-cell>
          <table:table-cell table:number-columns-repeated="1022"/>
        </table:table-row>
        <table:table-row table:style-name="ro1">
          <table:table-cell office:value-type="float" office:value="-1.92" calcext:value-type="float">
            <text:p>-1.92</text:p>
          </table:table-cell>
          <table:table-cell office:value-type="string" calcext:value-type="string">
            <text:p>I guess it's cool if it rains the last day I'm at the beach #NOT #rainraingoaway </text:p>
          </table:table-cell>
          <table:table-cell table:number-columns-repeated="1022"/>
        </table:table-row>
        <table:table-row table:style-name="ro2">
          <table:table-cell office:value-type="float" office:value="-1.88" calcext:value-type="float">
            <text:p>-1.88</text:p>
          </table:table-cell>
          <table:table-cell office:value-type="string" calcext:value-type="string">
            <text:p>Hmmm ... so maybe scuba diving wasn't the best answer to give as to why I'm still awake .... #sarcasm</text:p>
          </table:table-cell>
          <table:table-cell table:number-columns-repeated="1022"/>
        </table:table-row>
        <table:table-row table:style-name="ro1">
          <table:table-cell office:value-type="float" office:value="-0.67" calcext:value-type="float">
            <text:p>-0.67</text:p>
          </table:table-cell>
          <table:table-cell office:value-type="string" calcext:value-type="string">
            <text:p>What a shame I'm not at work today #sarcasm</text:p>
          </table:table-cell>
          <table:table-cell table:number-columns-repeated="1022"/>
        </table:table-row>
        <table:table-row table:style-name="ro1">
          <table:table-cell office:value-type="float" office:value="-1.79" calcext:value-type="float">
            <text:p>-1.79</text:p>
          </table:table-cell>
          <table:table-cell office:value-type="string" calcext:value-type="string">
            <text:p>my week from hell has already started on a great note #sarcasm</text:p>
          </table:table-cell>
          <table:table-cell table:number-columns-repeated="1022"/>
        </table:table-row>
        <table:table-row table:style-name="ro2">
          <table:table-cell office:value-type="float" office:value="-2.39" calcext:value-type="float">
            <text:p>-2.39</text:p>
          </table:table-cell>
          <table:table-cell office:value-type="string" calcext:value-type="string">
            <text:p>English people commenting on Brazil's squad like they know what they are talking about ??? #yeahright</text:p>
          </table:table-cell>
          <table:table-cell table:number-columns-repeated="1022"/>
        </table:table-row>
        <table:table-row table:style-name="ro2">
          <table:table-cell office:value-type="float" office:value="-2.63" calcext:value-type="float">
            <text:p>-2.63</text:p>
          </table:table-cell>
          <table:table-cell office:value-type="string" calcext:value-type="string">
            <text:p>Kind of concerning that so many people are telling me to "kill it" on my test tomorrow when I'm supposed to try and keep them alive #Irony</text:p>
          </table:table-cell>
          <table:table-cell table:number-columns-repeated="1022"/>
        </table:table-row>
        <table:table-row table:style-name="ro1">
          <table:table-cell office:value-type="float" office:value="-1.97" calcext:value-type="float">
            <text:p>-1.97</text:p>
          </table:table-cell>
          <table:table-cell office:value-type="string" calcext:value-type="string">
            <text:p>Gotta love dreams that freak you the fuck out. #NOT</text:p>
          </table:table-cell>
          <table:table-cell table:number-columns-repeated="1022"/>
        </table:table-row>
        <table:table-row table:style-name="ro2">
          <table:table-cell office:value-type="float" office:value="-2.76" calcext:value-type="float">
            <text:p>-2.76</text:p>
          </table:table-cell>
          <table:table-cell office:value-type="string" calcext:value-type="string">
            <text:p>Don't you love when @AirTran loses your clubs not only once... But twice?... Yea me too.</text:p>
          </table:table-cell>
          <table:table-cell table:number-columns-repeated="1022"/>
        </table:table-row>
        <table:table-row table:style-name="ro1">
          <table:table-cell office:value-type="float" office:value="-2.85" calcext:value-type="float">
            <text:p>-2.85</text:p>
          </table:table-cell>
          <table:table-cell office:value-type="string" calcext:value-type="string">
            <text:p>Being ignored is my favorite thing ever #sarcasm</text:p>
          </table:table-cell>
          <table:table-cell table:number-columns-repeated="1022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string" calcext:value-type="string">
            <text:p>Thanks Mr. P for giving us two more exciting projects! #not </text:p>
          </table:table-cell>
          <table:table-cell table:number-columns-repeated="1022"/>
        </table:table-row>
        <table:table-row table:style-name="ro2">
          <table:table-cell office:value-type="float" office:value="-1.11" calcext:value-type="float">
            <text:p>-1.11</text:p>
          </table:table-cell>
          <table:table-cell office:value-type="string" calcext:value-type="string">
            <text:p>I think TFIOS is the only movie I would want for its ending to change. #NOT Gus, not the lovely amazing Gus</text:p>
          </table:table-cell>
          <table:table-cell table:number-columns-repeated="1022"/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string" calcext:value-type="string">
            <text:p>I love it when people ignore my snapchats and texts #not </text:p>
          </table:table-cell>
          <table:table-cell table:number-columns-repeated="1022"/>
        </table:table-row>
        <table:table-row table:style-name="ro2">
          <table:table-cell office:value-type="float" office:value="-2.49" calcext:value-type="float">
            <text:p>-2.49</text:p>
          </table:table-cell>
          <table:table-cell office:value-type="string" calcext:value-type="string">
            <text:p>Who cares what's she's cooked she's beautiful. #vomit #masterchefau #sarcasm</text:p>
          </table:table-cell>
          <table:table-cell table:number-columns-repeated="1022"/>
        </table:table-row>
        <table:table-row table:style-name="ro1">
          <table:table-cell office:value-type="float" office:value="-2.36" calcext:value-type="float">
            <text:p>-2.36</text:p>
          </table:table-cell>
          <table:table-cell office:value-type="string" calcext:value-type="string">
            <text:p>This chick is preggers &amp; about to have sex with a damn stranger #NOT</text:p>
          </table:table-cell>
          <table:table-cell table:number-columns-repeated="1022"/>
        </table:table-row>
        <table:table-row table:style-name="ro2">
          <table:table-cell office:value-type="float" office:value="-2.61" calcext:value-type="float">
            <text:p>-2.61</text:p>
          </table:table-cell>
          <table:table-cell office:value-type="string" calcext:value-type="string">
            <text:p>#irony fair play award goes to Chennai Super Kings . And then we say Srini is a fixer . #oxymoron</text:p>
          </table:table-cell>
          <table:table-cell table:number-columns-repeated="1022"/>
        </table:table-row>
        <table:table-row table:style-name="ro1">
          <table:table-cell office:value-type="float" office:value="-1.95" calcext:value-type="float">
            <text:p>-1.95</text:p>
          </table:table-cell>
          <table:table-cell office:value-type="string" calcext:value-type="string">
            <text:p>Training these nurses is fun. I should be a teacher. #Not</text:p>
          </table:table-cell>
          <table:table-cell table:number-columns-repeated="1022"/>
        </table:table-row>
        <table:table-row table:style-name="ro2">
          <table:table-cell office:value-type="float" office:value="-2.4" calcext:value-type="float">
            <text:p>-2.4</text:p>
          </table:table-cell>
          <table:table-cell office:value-type="string" calcext:value-type="string">
            <text:p>As always, I love how Google pretends it doesn't have my phone number. #Not</text:p>
          </table:table-cell>
          <table:table-cell table:number-columns-repeated="1022"/>
        </table:table-row>
        <table:table-row table:style-name="ro2">
          <table:table-cell office:value-type="float" office:value="3.81" calcext:value-type="float">
            <text:p>3.81</text:p>
          </table:table-cell>
          <table:table-cell office:value-type="string" calcext:value-type="string">
            <text:p>Just watched our lasts performance at worlds and literally started crying cause we did so good and see the coaches jumping up and down</text:p>
          </table:table-cell>
          <table:table-cell table:number-columns-repeated="1022"/>
        </table:table-row>
        <table:table-row table:style-name="ro2">
          <table:table-cell office:value-type="float" office:value="-3.06" calcext:value-type="float">
            <text:p>-3.06</text:p>
          </table:table-cell>
          <table:table-cell office:value-type="string" calcext:value-type="string">
            <text:p>I love work me, especially after a bank holiday weekend, especially on a low carb cut, oh god, it makes me so Happy #sarcasm </text:p>
          </table:table-cell>
          <table:table-cell table:number-columns-repeated="1022"/>
        </table:table-row>
        <table:table-row table:style-name="ro2">
          <table:table-cell office:value-type="float" office:value="-2.61" calcext:value-type="float">
            <text:p>-2.61</text:p>
          </table:table-cell>
          <table:table-cell office:value-type="string" calcext:value-type="string">
            <text:p>YOU GO! #California! This guy @RealDeanCain is CERTAINLY the next actor you should offer the world!? twitter.com/rollcall/statu… #sarcasm</text:p>
          </table:table-cell>
          <table:table-cell table:number-columns-repeated="1022"/>
        </table:table-row>
        <table:table-row table:style-name="ro2">
          <table:table-cell office:value-type="float" office:value="4.27" calcext:value-type="float">
            <text:p>4.27</text:p>
          </table:table-cell>
          <table:table-cell office:value-type="string" calcext:value-type="string">
            <text:p>I have such a good group of friends...literally couldn't have asked for better people too come out of school with</text:p>
          </table:table-cell>
          <table:table-cell table:number-columns-repeated="1022"/>
        </table:table-row>
        <table:table-row table:style-name="ro2">
          <table:table-cell office:value-type="float" office:value="-1.85" calcext:value-type="float">
            <text:p>-1.85</text:p>
          </table:table-cell>
          <table:table-cell office:value-type="string" calcext:value-type="string">
            <text:p>@SwellsyBHA I wondered how long before the pics were published\n#not\n#a\n#defender\n#insight\n#rubbish</text:p>
          </table:table-cell>
          <table:table-cell table:number-columns-repeated="1022"/>
        </table:table-row>
        <table:table-row table:style-name="ro2">
          <table:table-cell office:value-type="float" office:value="0.77" calcext:value-type="float">
            <text:p>0.77</text:p>
          </table:table-cell>
          <table:table-cell office:value-type="string" calcext:value-type="string">
            <text:p>#Telangana, with Muslim and Dalit majority, has just one minority minister. The cabinet is dominated by Reddys and Raos #irony @ibnlive</text:p>
          </table:table-cell>
          <table:table-cell table:number-columns-repeated="1022"/>
        </table:table-row>
        <table:table-row table:style-name="ro2">
          <table:table-cell office:value-type="float" office:value="-2.59" calcext:value-type="float">
            <text:p>-2.59</text:p>
          </table:table-cell>
          <table:table-cell office:value-type="string" calcext:value-type="string">
            <text:p>@backhandtoedrag that penguin looks like it is thoroughly enjoying that hug #not</text:p>
          </table:table-cell>
          <table:table-cell table:number-columns-repeated="1022"/>
        </table:table-row>
        <table:table-row table:style-name="ro2">
          <table:table-cell office:value-type="float" office:value="-2.37" calcext:value-type="float">
            <text:p>-2.37</text:p>
          </table:table-cell>
          <table:table-cell office:value-type="string" calcext:value-type="string">
            <text:p>Sometimes I think life was better for a lot of people when I was depressed. #sorryImstronger #not</text:p>
          </table:table-cell>
          <table:table-cell table:number-columns-repeated="1022"/>
        </table:table-row>
        <table:table-row table:style-name="ro1">
          <table:table-cell office:value-type="float" office:value="-3.61" calcext:value-type="float">
            <text:p>-3.61</text:p>
          </table:table-cell>
          <table:table-cell office:value-type="string" calcext:value-type="string">
            <text:p>Fcking love how supportive you are of my accomplishments #not</text:p>
          </table:table-cell>
          <table:table-cell table:number-columns-repeated="1022"/>
        </table:table-row>
        <table:table-row table:style-name="ro2">
          <table:table-cell office:value-type="float" office:value="-2.89" calcext:value-type="float">
            <text:p>-2.89</text:p>
          </table:table-cell>
          <table:table-cell office:value-type="string" calcext:value-type="string">
            <text:p>That one person that always lowers your moral every time you accomplish something good..,#not cool#pissed-_-</text:p>
          </table:table-cell>
          <table:table-cell table:number-columns-repeated="1022"/>
        </table:table-row>
        <table:table-row table:style-name="ro1">
          <table:table-cell office:value-type="float" office:value="-1.78" calcext:value-type="float">
            <text:p>-1.78</text:p>
          </table:table-cell>
          <table:table-cell office:value-type="string" calcext:value-type="string">
            <text:p>Here's to sleepin ? #Yeahright</text:p>
          </table:table-cell>
          <table:table-cell table:number-columns-repeated="1022"/>
        </table:table-row>
        <table:table-row table:style-name="ro1">
          <table:table-cell office:value-type="float" office:value="-2.26" calcext:value-type="float">
            <text:p>-2.26</text:p>
          </table:table-cell>
          <table:table-cell office:value-type="string" calcext:value-type="string">
            <text:p>really happy my senior picture is in the yearbook!!!!! #not</text:p>
          </table:table-cell>
          <table:table-cell table:number-columns-repeated="1022"/>
        </table:table-row>
        <table:table-row table:style-name="ro2">
          <table:table-cell office:value-type="float" office:value="-1.41" calcext:value-type="float">
            <text:p>-1.41</text:p>
          </table:table-cell>
          <table:table-cell office:value-type="string" calcext:value-type="string">
            <text:p>Sooo ended up having plaster i my mouth,nose,and eyes. Also scraping my skin off. So having a great day. \n#Sarcasm</text:p>
          </table:table-cell>
          <table:table-cell table:number-columns-repeated="1022"/>
        </table:table-row>
        <table:table-row table:style-name="ro2">
          <table:table-cell office:value-type="float" office:value="2.11" calcext:value-type="float">
            <text:p>2.11</text:p>
          </table:table-cell>
          <table:table-cell office:value-type="string" calcext:value-type="string">
            <text:p>RT @FightThePowers: Lots of Republican voters are suffering due to the inaction of the people they helped put a power. #Irony #RENEWUI</text:p>
          </table:table-cell>
          <table:table-cell table:number-columns-repeated="1022"/>
        </table:table-row>
        <table:table-row table:style-name="ro1">
          <table:table-cell office:value-type="float" office:value="-2.42" calcext:value-type="float">
            <text:p>-2.42</text:p>
          </table:table-cell>
          <table:table-cell office:value-type="string" calcext:value-type="string">
            <text:p>My nike elite tanline is really awesome and good looking #not</text:p>
          </table:table-cell>
          <table:table-cell table:number-columns-repeated="1022"/>
        </table:table-row>
        <table:table-row table:style-name="ro1">
          <table:table-cell office:value-type="float" office:value="-2.95" calcext:value-type="float">
            <text:p>-2.95</text:p>
          </table:table-cell>
          <table:table-cell office:value-type="string" calcext:value-type="string">
            <text:p>This is tweet number 50. \n#milestone #holymoly #sarcasm #hashtag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@BleacherNation but nice never seen such a definitive sac fly in my life #sarcasm</text:p>
          </table:table-cell>
          <table:table-cell table:number-columns-repeated="1022"/>
        </table:table-row>
        <table:table-row table:style-name="ro2">
          <table:table-cell office:value-type="float" office:value="-3.16" calcext:value-type="float">
            <text:p>-3.16</text:p>
          </table:table-cell>
          <table:table-cell office:value-type="string" calcext:value-type="string">
            <text:p>People who clap and make tons of noise just watching TV are my favorite type of people.... ? #yeahright #shutthefuckup</text:p>
          </table:table-cell>
          <table:table-cell table:number-columns-repeated="1022"/>
        </table:table-row>
        <table:table-row table:style-name="ro2">
          <table:table-cell office:value-type="float" office:value="3.89" calcext:value-type="float">
            <text:p>3.89</text:p>
          </table:table-cell>
          <table:table-cell office:value-type="string" calcext:value-type="string">
            <text:p>idk why tht vine is so funny to me. but, it's freaking hilarious! like, I'm literally in tears.</text:p>
          </table:table-cell>
          <table:table-cell table:number-columns-repeated="1022"/>
        </table:table-row>
        <table:table-row table:style-name="ro2">
          <table:table-cell office:value-type="float" office:value="-2.95" calcext:value-type="float">
            <text:p>-2.95</text:p>
          </table:table-cell>
          <table:table-cell office:value-type="string" calcext:value-type="string">
            <text:p>#Stiviano on tape saying black people are ‘crazy’ and ‘stupid’ nyp.st/1rw1VwB via @nypost #irony #idiocy #blackamerica #race</text:p>
          </table:table-cell>
          <table:table-cell table:number-columns-repeated="1022"/>
        </table:table-row>
        <table:table-row table:style-name="ro2">
          <table:table-cell office:value-type="float" office:value="-2.66" calcext:value-type="float">
            <text:p>-2.66</text:p>
          </table:table-cell>
          <table:table-cell office:value-type="string" calcext:value-type="string">
            <text:p>every mafia demon is hating me right now from drug trafficers to corrupt politician ,musicians #TheySaidTheyWasGod #Not</text:p>
          </table:table-cell>
          <table:table-cell table:number-columns-repeated="1022"/>
        </table:table-row>
        <table:table-row table:style-name="ro2">
          <table:table-cell office:value-type="float" office:value="-1.9" calcext:value-type="float">
            <text:p>-1.9</text:p>
          </table:table-cell>
          <table:table-cell office:value-type="string" calcext:value-type="string">
            <text:p>I'm knowing if I start cooking the whole house gon wake up thinking I'm doing something for them #not</text:p>
          </table:table-cell>
          <table:table-cell table:number-columns-repeated="1022"/>
        </table:table-row>
        <table:table-row table:style-name="ro2">
          <table:table-cell office:value-type="float" office:value="-2.71" calcext:value-type="float">
            <text:p>-2.71</text:p>
          </table:table-cell>
          <table:table-cell office:value-type="string" calcext:value-type="string">
            <text:p>Will @MiamiHEAT blame the heat for this loss? #irony #NBAFinals #TheStarters</text:p>
          </table:table-cell>
          <table:table-cell table:number-columns-repeated="1022"/>
        </table:table-row>
        <table:table-row table:style-name="ro2">
          <table:table-cell office:value-type="float" office:value="-1.85" calcext:value-type="float">
            <text:p>-1.85</text:p>
          </table:table-cell>
          <table:table-cell office:value-type="string" calcext:value-type="string">
            <text:p>Has anyone seen the Naperville Norths version of happy. It is amazing #sarcasm</text:p>
          </table:table-cell>
          <table:table-cell table:number-columns-repeated="1022"/>
        </table:table-row>
        <table:table-row table:style-name="ro2">
          <table:table-cell office:value-type="float" office:value="-1.22" calcext:value-type="float">
            <text:p>-1.22</text:p>
          </table:table-cell>
          <table:table-cell office:value-type="string" calcext:value-type="string">
            <text:p>What happened in October has literally nothing to do with why I walked away from that relationship </text:p>
          </table:table-cell>
          <table:table-cell table:number-columns-repeated="1022"/>
        </table:table-row>
        <table:table-row table:style-name="ro1">
          <table:table-cell office:value-type="float" office:value="-3.49" calcext:value-type="float">
            <text:p>-3.49</text:p>
          </table:table-cell>
          <table:table-cell office:value-type="string" calcext:value-type="string">
            <text:p>love punching myself in the dick..... so much fun... #NOT</text:p>
          </table:table-cell>
          <table:table-cell table:number-columns-repeated="1022"/>
        </table:table-row>
        <table:table-row table:style-name="ro1">
          <table:table-cell office:value-type="float" office:value="-2.52" calcext:value-type="float">
            <text:p>-2.52</text:p>
          </table:table-cell>
          <table:table-cell office:value-type="string" calcext:value-type="string">
            <text:p>I love when my dad criticizes my driving. Like your a perfect driver#not </text:p>
          </table:table-cell>
          <table:table-cell table:number-columns-repeated="1022"/>
        </table:table-row>
        <table:table-row table:style-name="ro1">
          <table:table-cell office:value-type="float" office:value="-2.88" calcext:value-type="float">
            <text:p>-2.88</text:p>
          </table:table-cell>
          <table:table-cell office:value-type="string" calcext:value-type="string">
            <text:p>I literally hate waiting at the orthodontist someone hep me</text:p>
          </table:table-cell>
          <table:table-cell table:number-columns-repeated="1022"/>
        </table:table-row>
        <table:table-row table:style-name="ro2">
          <table:table-cell office:value-type="float" office:value="-1.36" calcext:value-type="float">
            <text:p>-1.36</text:p>
          </table:table-cell>
          <table:table-cell office:value-type="string" calcext:value-type="string">
            <text:p>I just love having to go to the out of hours docs on a bank holiday and then having to travel to Cromer to get my prescription! #sarcasm</text:p>
          </table:table-cell>
          <table:table-cell table:number-columns-repeated="1022"/>
        </table:table-row>
        <table:table-row table:style-name="ro2">
          <table:table-cell office:value-type="float" office:value="-1.81" calcext:value-type="float">
            <text:p>-1.81</text:p>
          </table:table-cell>
          <table:table-cell office:value-type="string" calcext:value-type="string">
            <text:p>RT @sbartoo: We Don't Need No Education by Pink Floyd is on while Anna and I are skipping class on the last full day of school #irony</text:p>
          </table:table-cell>
          <table:table-cell table:number-columns-repeated="1022"/>
        </table:table-row>
        <table:table-row table:style-name="ro2">
          <table:table-cell office:value-type="float" office:value="-2.88" calcext:value-type="float">
            <text:p>-2.88</text:p>
          </table:table-cell>
          <table:table-cell office:value-type="string" calcext:value-type="string">
            <text:p>I hope you're happy with yourself and your excellent decisions. #sarcasm #gofyourself</text:p>
          </table:table-cell>
          <table:table-cell table:number-columns-repeated="1022"/>
        </table:table-row>
        <table:table-row table:style-name="ro2">
          <table:table-cell office:value-type="float" office:value="-0.95" calcext:value-type="float">
            <text:p>-0.95</text:p>
          </table:table-cell>
          <table:table-cell office:value-type="string" calcext:value-type="string">
            <text:p>No better way to spend a lovely Friday than by trying to break into my own house #not #actuallyitwasprettyfun</text:p>
          </table:table-cell>
          <table:table-cell table:number-columns-repeated="1022"/>
        </table:table-row>
        <table:table-row table:style-name="ro2">
          <table:table-cell office:value-type="float" office:value="-2.2" calcext:value-type="float">
            <text:p>-2.2</text:p>
          </table:table-cell>
          <table:table-cell office:value-type="string" calcext:value-type="string">
            <text:p>#NOT some new peeps hit me up though like seriously! Slide your ass into my DMs though. You yes you </text:p>
          </table:table-cell>
          <table:table-cell table:number-columns-repeated="1022"/>
        </table:table-row>
        <table:table-row table:style-name="ro2">
          <table:table-cell office:value-type="float" office:value="-3.26" calcext:value-type="float">
            <text:p>-3.26</text:p>
          </table:table-cell>
          <table:table-cell office:value-type="string" calcext:value-type="string">
            <text:p>Really love how 3 of my wisdom teeth are coming through at the same time #NOT #pain #ouchy</text:p>
          </table:table-cell>
          <table:table-cell table:number-columns-repeated="1022"/>
        </table:table-row>
        <table:table-row table:style-name="ro1">
          <table:table-cell office:value-type="float" office:value="-3.21" calcext:value-type="float">
            <text:p>-3.21</text:p>
          </table:table-cell>
          <table:table-cell office:value-type="string" calcext:value-type="string">
            <text:p>Mmmm I love taking cold showers in the morning. #not #brokenAC</text:p>
          </table:table-cell>
          <table:table-cell table:number-columns-repeated="1022"/>
        </table:table-row>
        <table:table-row table:style-name="ro2">
          <table:table-cell office:value-type="float" office:value="-1.51" calcext:value-type="float">
            <text:p>-1.51</text:p>
          </table:table-cell>
          <table:table-cell office:value-type="string" calcext:value-type="string">
            <text:p>Realised that I wrote my final accounting exam, but only opened my textbook twice for the entire semester #badass #not</text:p>
          </table:table-cell>
          <table:table-cell table:number-columns-repeated="1022"/>
        </table:table-row>
        <table:table-row table:style-name="ro2">
          <table:table-cell office:value-type="float" office:value="-2.85" calcext:value-type="float">
            <text:p>-2.85</text:p>
          </table:table-cell>
          <table:table-cell office:value-type="string" calcext:value-type="string">
            <text:p>.@drivetimerte Despite clerical child abuse, Magdalene laundries &amp; now #tuambabies @rte still pauses for Angelus #secularrepublic #irony</text:p>
          </table:table-cell>
          <table:table-cell table:number-columns-repeated="1022"/>
        </table:table-row>
        <table:table-row table:style-name="ro2">
          <table:table-cell office:value-type="float" office:value="-1.78" calcext:value-type="float">
            <text:p>-1.78</text:p>
          </table:table-cell>
          <table:table-cell office:value-type="string" calcext:value-type="string">
            <text:p>'uhuru was here' running in his father's feet. Mzee jomo was there when the deal was brewing. #not</text:p>
          </table:table-cell>
          <table:table-cell table:number-columns-repeated="1022"/>
        </table:table-row>
        <table:table-row table:style-name="ro1">
          <table:table-cell office:value-type="float" office:value="-2.21" calcext:value-type="float">
            <text:p>-2.21</text:p>
          </table:table-cell>
          <table:table-cell office:value-type="string" calcext:value-type="string">
            <text:p>Gosh I love sharing a bathroom with my brother #not</text:p>
          </table:table-cell>
          <table:table-cell table:number-columns-repeated="1022"/>
        </table:table-row>
        <table:table-row table:style-name="ro1">
          <table:table-cell office:value-type="float" office:value="-2.79" calcext:value-type="float">
            <text:p>-2.79</text:p>
          </table:table-cell>
          <table:table-cell office:value-type="string" calcext:value-type="string">
            <text:p>Love having a headache from sun up to sun down ... #not</text:p>
          </table:table-cell>
          <table:table-cell table:number-columns-repeated="1022"/>
        </table:table-row>
        <table:table-row table:style-name="ro3">
          <table:table-cell office:value-type="float" office:value="-1.3" calcext:value-type="float">
            <text:p>-1.3</text:p>
          </table:table-cell>
          <table:table-cell office:value-type="string" calcext:value-type="string">
            <text:p>RT @nelsonscomedy: Omg! @MyANC_ took down a @davidkau1 poster outside @MyCitiBus. What lengths will they go??!! #sarcasm #elections2014 htt…</text:p>
          </table:table-cell>
          <table:table-cell table:number-columns-repeated="1022"/>
        </table:table-row>
        <table:table-row table:style-name="ro2">
          <table:table-cell office:value-type="float" office:value="-2.77" calcext:value-type="float">
            <text:p>-2.77</text:p>
          </table:table-cell>
          <table:table-cell office:value-type="string" calcext:value-type="string">
            <text:p>Why yes, I enjoy wiping your sweat off the weight machines before I use them. #gympains #sarcasm #notreally #yuck</text:p>
          </table:table-cell>
          <table:table-cell table:number-columns-repeated="1022"/>
        </table:table-row>
        <table:table-row table:style-name="ro2">
          <table:table-cell office:value-type="float" office:value="-1.88" calcext:value-type="float">
            <text:p>-1.88</text:p>
          </table:table-cell>
          <table:table-cell office:value-type="string" calcext:value-type="string">
            <text:p>Going to be spending my day at a baby shower are cramps. So awesome #not</text:p>
          </table:table-cell>
          <table:table-cell table:number-columns-repeated="1022"/>
        </table:table-row>
        <table:table-row table:style-name="ro2">
          <table:table-cell office:value-type="float" office:value="-3.68" calcext:value-type="float">
            <text:p>-3.68</text:p>
          </table:table-cell>
          <table:table-cell office:value-type="string" calcext:value-type="string">
            <text:p>Bitches are kids take them behind closed doors see da baby in then #NOT ready for dick my yute !!!</text:p>
          </table:table-cell>
          <table:table-cell table:number-columns-repeated="1022"/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string" calcext:value-type="string">
            <text:p>The honor system .... Benefiting shady people since it was invented. #honorsystem #irony #truth</text:p>
          </table:table-cell>
          <table:table-cell table:number-columns-repeated="1022"/>
        </table:table-row>
        <table:table-row table:style-name="ro2">
          <table:table-cell office:value-type="float" office:value="-1.88" calcext:value-type="float">
            <text:p>-1.88</text:p>
          </table:table-cell>
          <table:table-cell office:value-type="string" calcext:value-type="string">
            <text:p>*Practice??? Fucking hell my English Degree was 3 years well spent... #sarcasm</text:p>
          </table:table-cell>
          <table:table-cell table:number-columns-repeated="1022"/>
        </table:table-row>
        <table:table-row table:style-name="ro2">
          <table:table-cell office:value-type="float" office:value="-2.05" calcext:value-type="float">
            <text:p>-2.05</text:p>
          </table:table-cell>
          <table:table-cell office:value-type="string" calcext:value-type="string">
            <text:p>@HoorayBeerz1 of course because perpetuating violence against others is always a justifiable solution to maintain peace #irony?</text:p>
          </table:table-cell>
          <table:table-cell table:number-columns-repeated="1022"/>
        </table:table-row>
        <table:table-row table:style-name="ro1">
          <table:table-cell office:value-type="float" office:value="-2.53" calcext:value-type="float">
            <text:p>-2.53</text:p>
          </table:table-cell>
          <table:table-cell office:value-type="string" calcext:value-type="string">
            <text:p>Boyfriend out of town.. Bestie at work :/ #myfridaynight&gt;&gt; #not</text:p>
          </table:table-cell>
          <table:table-cell table:number-columns-repeated="1022"/>
        </table:table-row>
        <table:table-row table:style-name="ro1">
          <table:table-cell office:value-type="float" office:value="-3.47" calcext:value-type="float">
            <text:p>-3.47</text:p>
          </table:table-cell>
          <table:table-cell office:value-type="string" calcext:value-type="string">
            <text:p>@bigmamavicky9 #sarcasm no one is happy to be here it's depressing </text:p>
          </table:table-cell>
          <table:table-cell table:number-columns-repeated="1022"/>
        </table:table-row>
        <table:table-row table:style-name="ro1">
          <table:table-cell office:value-type="float" office:value="-3.19" calcext:value-type="float">
            <text:p>-3.19</text:p>
          </table:table-cell>
          <table:table-cell office:value-type="string" calcext:value-type="string">
            <text:p>Not flushing the toilet after a deuce is okay right? #NOT</text:p>
          </table:table-cell>
          <table:table-cell table:number-columns-repeated="1022"/>
        </table:table-row>
        <table:table-row table:style-name="ro2">
          <table:table-cell office:value-type="float" office:value="-3.44" calcext:value-type="float">
            <text:p>-3.44</text:p>
          </table:table-cell>
          <table:table-cell office:value-type="string" calcext:value-type="string">
            <text:p>.@b_augustyn @ShootingYouTube They can also use handguns for sport in Northern Ireland. #irony pic.twitter.com/E93jEbwREV</text:p>
          </table:table-cell>
          <table:table-cell table:number-columns-repeated="1022"/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string" calcext:value-type="string">
            <text:p>@MobileCrafter @apple99er Ich wohne in NY. I live in NewYork :) I have a lot money #moneyboy I translatete in german. #not#spass#nichlustug</text:p>
          </table:table-cell>
          <table:table-cell table:number-columns-repeated="1022"/>
        </table:table-row>
        <table:table-row table:style-name="ro2">
          <table:table-cell office:value-type="float" office:value="-1.27" calcext:value-type="float">
            <text:p>-1.27</text:p>
          </table:table-cell>
          <table:table-cell office:value-type="string" calcext:value-type="string">
            <text:p>well me and drew are currently pulled over right now because manteno cops are fucking awesome #sarcasm</text:p>
          </table:table-cell>
          <table:table-cell table:number-columns-repeated="1022"/>
        </table:table-row>
        <table:table-row table:style-name="ro1">
          <table:table-cell office:value-type="float" office:value="-1.52" calcext:value-type="float">
            <text:p>-1.52</text:p>
          </table:table-cell>
          <table:table-cell office:value-type="string" calcext:value-type="string">
            <text:p>I care a lot, don't see you trying today #hideandseek #not</text:p>
          </table:table-cell>
          <table:table-cell table:number-columns-repeated="1022"/>
        </table:table-row>
        <table:table-row table:style-name="ro2">
          <table:table-cell office:value-type="float" office:value="-2.54" calcext:value-type="float">
            <text:p>-2.54</text:p>
          </table:table-cell>
          <table:table-cell office:value-type="string" calcext:value-type="string">
            <text:p>So...firing Vigneault last spring was a good idea... #Not #Rangers #Canucks #BadMove</text:p>
          </table:table-cell>
          <table:table-cell table:number-columns-repeated="1022"/>
        </table:table-row>
        <table:table-row table:style-name="ro2">
          <table:table-cell office:value-type="float" office:value="-3.36" calcext:value-type="float">
            <text:p>-3.36</text:p>
          </table:table-cell>
          <table:table-cell office:value-type="string" calcext:value-type="string">
            <text:p>I love when people spread stuff that isn't even true. And you called yourself a friend. #not</text:p>
          </table:table-cell>
          <table:table-cell table:number-columns-repeated="1022"/>
        </table:table-row>
        <table:table-row table:style-name="ro2">
          <table:table-cell office:value-type="float" office:value="-2.21" calcext:value-type="float">
            <text:p>-2.21</text:p>
          </table:table-cell>
          <table:table-cell office:value-type="string" calcext:value-type="string">
            <text:p>I'm gonna go out on a limb here and say I think Wisconsin Vision is sponsoring the game. Just a hunch. #sarcasm #MarliesLive</text:p>
          </table:table-cell>
          <table:table-cell table:number-columns-repeated="1022"/>
        </table:table-row>
        <table:table-row table:style-name="ro2">
          <table:table-cell office:value-type="float" office:value="-2.95" calcext:value-type="float">
            <text:p>-2.95</text:p>
          </table:table-cell>
          <table:table-cell office:value-type="string" calcext:value-type="string">
            <text:p>I just don't l think they're was enough crazy shit going on in last night's #24. NOT!! #irony</text:p>
          </table:table-cell>
          <table:table-cell table:number-columns-repeated="1022"/>
        </table:table-row>
        <table:table-row table:style-name="ro2">
          <table:table-cell office:value-type="float" office:value="-3.13" calcext:value-type="float">
            <text:p>-3.13</text:p>
          </table:table-cell>
          <table:table-cell office:value-type="string" calcext:value-type="string">
            <text:p>I used to be the nigha you crossed the street to avoid. Now I employ the same people who thought I might rob em #irony</text:p>
          </table:table-cell>
          <table:table-cell table:number-columns-repeated="1022"/>
        </table:table-row>
        <table:table-row table:style-name="ro2">
          <table:table-cell office:value-type="float" office:value="-1.28" calcext:value-type="float">
            <text:p>-1.28</text:p>
          </table:table-cell>
          <table:table-cell office:value-type="string" calcext:value-type="string">
            <text:p>RT @Trbergstrom: The likelihood of us winning the series after going down 3-0 to the Spurs, is about as good as me finding a pot of gold at…</text:p>
          </table:table-cell>
          <table:table-cell table:number-columns-repeated="1022"/>
        </table:table-row>
        <table:table-row table:style-name="ro2">
          <table:table-cell office:value-type="float" office:value="-2.06" calcext:value-type="float">
            <text:p>-2.06</text:p>
          </table:table-cell>
          <table:table-cell office:value-type="string" calcext:value-type="string">
            <text:p>Batista is ferocious looking with that nose ring and belly button tattoo! #WWE #ExtremeRules #sarcasm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The best way to end tobacco is to smoke &amp; finish it. #NoTobaccoDay. #Sarcasm</text:p>
          </table:table-cell>
          <table:table-cell table:number-columns-repeated="1022"/>
        </table:table-row>
        <table:table-row table:style-name="ro2">
          <table:table-cell office:value-type="float" office:value="-0.8" calcext:value-type="float">
            <text:p>-0.8</text:p>
          </table:table-cell>
          <table:table-cell office:value-type="string" calcext:value-type="string">
            <text:p>@benjamintoner well, don't you feel silly for getting that $40,000 education. #not #hilarious</text:p>
          </table:table-cell>
          <table:table-cell table:number-columns-repeated="1022"/>
        </table:table-row>
        <table:table-row table:style-name="ro2">
          <table:table-cell office:value-type="float" office:value="-0.56" calcext:value-type="float">
            <text:p>-0.56</text:p>
          </table:table-cell>
          <table:table-cell office:value-type="string" calcext:value-type="string">
            <text:p>Fun fact: EFF staff technologist @bcrypt now uses this NSA bag for her dirty laundry. #irony forbes.com/sites/kashmirh… pic.twitter.com/NssQeoPbqs</text:p>
          </table:table-cell>
          <table:table-cell table:number-columns-repeated="1022"/>
        </table:table-row>
        <table:table-row table:style-name="ro2">
          <table:table-cell office:value-type="float" office:value="-1.75" calcext:value-type="float">
            <text:p>-1.75</text:p>
          </table:table-cell>
          <table:table-cell office:value-type="string" calcext:value-type="string">
            <text:p>The original Godzilla is about as subtle about being an allegory to nuclear war as a brick to face.</text:p>
          </table:table-cell>
          <table:table-cell table:number-columns-repeated="1022"/>
        </table:table-row>
        <table:table-row table:style-name="ro2">
          <table:table-cell office:value-type="float" office:value="-0.76" calcext:value-type="float">
            <text:p>-0.76</text:p>
          </table:table-cell>
          <table:table-cell office:value-type="string" calcext:value-type="string">
            <text:p>My Mixtape dropping at the end of next year. Watch out for my DOPE rhymes #not #maybe</text:p>
          </table:table-cell>
          <table:table-cell table:number-columns-repeated="1022"/>
        </table:table-row>
        <table:table-row table:style-name="ro2">
          <table:table-cell office:value-type="float" office:value="-2.85" calcext:value-type="float">
            <text:p>-2.85</text:p>
          </table:table-cell>
          <table:table-cell office:value-type="string" calcext:value-type="string">
            <text:p>Preparing to preach on importance of praying"not as I will, but as you will..." Struggling w/fact that God isn't giving me my way. #irony</text:p>
          </table:table-cell>
          <table:table-cell table:number-columns-repeated="1022"/>
        </table:table-row>
        <table:table-row table:style-name="ro3">
          <table:table-cell office:value-type="float" office:value="-2.39" calcext:value-type="float">
            <text:p>-2.39</text:p>
          </table:table-cell>
          <table:table-cell office:value-type="string" calcext:value-type="string">
            <text:p>Why was our house made with a window in the shower #painters#painting#house#cant#take#shower#the#strugle#is#honestly#not#cool</text:p>
          </table:table-cell>
          <table:table-cell table:number-columns-repeated="1022"/>
        </table:table-row>
        <table:table-row table:style-name="ro2">
          <table:table-cell office:value-type="float" office:value="-1.24" calcext:value-type="float">
            <text:p>-1.24</text:p>
          </table:table-cell>
          <table:table-cell office:value-type="string" calcext:value-type="string">
            <text:p>@CIA We hear you're looking for sentiment analysis to detect sarcasm in Tweets. That'll be easy! #SLA2014 #irony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@RaniaKhalek "five men released were considered to be a high risk to launch attacks against the United States" #irony</text:p>
          </table:table-cell>
          <table:table-cell table:number-columns-repeated="1022"/>
        </table:table-row>
        <table:table-row table:style-name="ro2">
          <table:table-cell office:value-type="float" office:value="-1.13" calcext:value-type="float">
            <text:p>-1.13</text:p>
          </table:table-cell>
          <table:table-cell office:value-type="string" calcext:value-type="string">
            <text:p>Nothing greater, than receiving an 'it was great to see you' #message from someone, who went to an event you did #NOT attend yesterday. :)</text:p>
          </table:table-cell>
          <table:table-cell table:number-columns-repeated="1022"/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string" calcext:value-type="string">
            <text:p>There are parts of me that need to die. First on the list is #sarcasm</text:p>
          </table:table-cell>
          <table:table-cell table:number-columns-repeated="1022"/>
        </table:table-row>
        <table:table-row table:style-name="ro2">
          <table:table-cell office:value-type="float" office:value="-1.62" calcext:value-type="float">
            <text:p>-1.62</text:p>
          </table:table-cell>
          <table:table-cell office:value-type="string" calcext:value-type="string">
            <text:p>@JackWatson_ @Andrew_Heaton surely he is discussing selling Luis Suarez for 100mil to Real Madrid?? #Sarcasm #NotTruth LOL #IanAyre</text:p>
          </table:table-cell>
          <table:table-cell table:number-columns-repeated="1022"/>
        </table:table-row>
        <table:table-row table:style-name="ro2">
          <table:table-cell office:value-type="float" office:value="-2.2" calcext:value-type="float">
            <text:p>-2.2</text:p>
          </table:table-cell>
          <table:table-cell office:value-type="string" calcext:value-type="string">
            <text:p>Just turned off SNL...so bad. Charlize Theron is beautiful but about as funny as a ruptured spleen. Seth Myers come back!</text:p>
          </table:table-cell>
          <table:table-cell table:number-columns-repeated="1022"/>
        </table:table-row>
        <table:table-row table:style-name="ro2">
          <table:table-cell office:value-type="float" office:value="-2.78" calcext:value-type="float">
            <text:p>-2.78</text:p>
          </table:table-cell>
          <table:table-cell office:value-type="string" calcext:value-type="string">
            <text:p>RT @krustyjewballs: It's only Monday and I'm so overwhelmed with homework already.. I can tell this week is gonna be great #sarcasm</text:p>
          </table:table-cell>
          <table:table-cell table:number-columns-repeated="1022"/>
        </table:table-row>
        <table:table-row table:style-name="ro2">
          <table:table-cell office:value-type="float" office:value="4.4" calcext:value-type="float">
            <text:p>4.4</text:p>
          </table:table-cell>
          <table:table-cell office:value-type="string" calcext:value-type="string">
            <text:p>Jeremy is literally the best guy ever because he brings over ice cream &amp; didn't complain to watching pretty little liars with me. </text:p>
          </table:table-cell>
          <table:table-cell table:number-columns-repeated="1022"/>
        </table:table-row>
        <table:table-row table:style-name="ro2">
          <table:table-cell office:value-type="float" office:value="-2.88" calcext:value-type="float">
            <text:p>-2.88</text:p>
          </table:table-cell>
          <table:table-cell office:value-type="string" calcext:value-type="string">
            <text:p>Some moron just compared Cornwall to Zante. Yes because I hear the nightlife in Cornwall is immense. #sarcasm</text:p>
          </table:table-cell>
          <table:table-cell table:number-columns-repeated="1022"/>
        </table:table-row>
        <table:table-row table:style-name="ro2">
          <table:table-cell office:value-type="float" office:value="-3.3" calcext:value-type="float">
            <text:p>-3.3</text:p>
          </table:table-cell>
          <table:table-cell office:value-type="string" calcext:value-type="string">
            <text:p>Looks at TL, ehh *steven voice* We talking dating prices..again. Okay cool, sounds like fun #sarcasm</text:p>
          </table:table-cell>
          <table:table-cell table:number-columns-repeated="1022"/>
        </table:table-row>
        <table:table-row table:style-name="ro2">
          <table:table-cell office:value-type="float" office:value="-2.24" calcext:value-type="float">
            <text:p>-2.24</text:p>
          </table:table-cell>
          <table:table-cell office:value-type="string" calcext:value-type="string">
            <text:p>I wonder if anyone is watching my station tonight? #sarcasm #24isonFox25 #imwatchingsports</text:p>
          </table:table-cell>
          <table:table-cell table:number-columns-repeated="1022"/>
        </table:table-row>
        <table:table-row table:style-name="ro2">
          <table:table-cell office:value-type="float" office:value="-2.88" calcext:value-type="float">
            <text:p>-2.88</text:p>
          </table:table-cell>
          <table:table-cell office:value-type="string" calcext:value-type="string">
            <text:p>Who the fuc is Reggie Jackson... Didn't he play baseball in the 80s? #Sarcasm</text:p>
          </table:table-cell>
          <table:table-cell table:number-columns-repeated="1022"/>
        </table:table-row>
        <table:table-row table:style-name="ro2">
          <table:table-cell office:value-type="float" office:value="-2.96" calcext:value-type="float">
            <text:p>-2.96</text:p>
          </table:table-cell>
          <table:table-cell office:value-type="string" calcext:value-type="string">
            <text:p>Looking forward to Andy Townsend's commentary tonight @england #unpredictable #irony</text:p>
          </table:table-cell>
          <table:table-cell table:number-columns-repeated="1022"/>
        </table:table-row>
        <table:table-row table:style-name="ro2">
          <table:table-cell office:value-type="float" office:value="-2.34" calcext:value-type="float">
            <text:p>-2.34</text:p>
          </table:table-cell>
          <table:table-cell office:value-type="string" calcext:value-type="string">
            <text:p>When @kevinrivera236 thinks he's cool enough for me to stalk him #not #goodtrythough #yoursothotful</text:p>
          </table:table-cell>
          <table:table-cell table:number-columns-repeated="1022"/>
        </table:table-row>
        <table:table-row table:style-name="ro1">
          <table:table-cell office:value-type="float" office:value="-1.09" calcext:value-type="float">
            <text:p>-1.09</text:p>
          </table:table-cell>
          <table:table-cell office:value-type="string" calcext:value-type="string">
            <text:p>The combination of obese and bikini is so beautiful.</text:p>
          </table:table-cell>
          <table:table-cell table:number-columns-repeated="1022"/>
        </table:table-row>
        <table:table-row table:style-name="ro2">
          <table:table-cell office:value-type="float" office:value="-1.55" calcext:value-type="float">
            <text:p>-1.55</text:p>
          </table:table-cell>
          <table:table-cell office:value-type="string" calcext:value-type="string">
            <text:p>@nigerun_dayo JOSEPH NO. YOU'RE ABOUT AS STRAIGHT AS A RAINBOW.</text:p>
          </table:table-cell>
          <table:table-cell table:number-columns-repeated="1022"/>
        </table:table-row>
        <table:table-row table:style-name="ro2">
          <table:table-cell office:value-type="float" office:value="-3.03" calcext:value-type="float">
            <text:p>-3.03</text:p>
          </table:table-cell>
          <table:table-cell office:value-type="string" calcext:value-type="string">
            <text:p>the amount of schoolwork i have is so absurd i might just watch the WNBA instead. HAHAHHAHAHA #NOT</text:p>
          </table:table-cell>
          <table:table-cell table:number-columns-repeated="1022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string" calcext:value-type="string">
            <text:p>high school is the best four years of your life, they said.. #not</text:p>
          </table:table-cell>
          <table:table-cell table:number-columns-repeated="1022"/>
        </table:table-row>
        <table:table-row table:style-name="ro2">
          <table:table-cell office:value-type="float" office:value="-2.46" calcext:value-type="float">
            <text:p>-2.46</text:p>
          </table:table-cell>
          <table:table-cell office:value-type="string" calcext:value-type="string">
            <text:p>We'll see how quickly Cuomo fixes issues in deal he bargained at the #WFPconvention. He's great w/ follow through in election promises #not</text:p>
          </table:table-cell>
          <table:table-cell table:number-columns-repeated="1022"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string" calcext:value-type="string">
            <text:p>I just love my job so damn much. #sarcasm #iHateit</text:p>
          </table:table-cell>
          <table:table-cell table:number-columns-repeated="1022"/>
        </table:table-row>
        <table:table-row table:style-name="ro1">
          <table:table-cell office:value-type="float" office:value="-1.84" calcext:value-type="float">
            <text:p>-1.84</text:p>
          </table:table-cell>
          <table:table-cell office:value-type="string" calcext:value-type="string">
            <text:p>Now I am really motivated to fly to LA to see a game by that team. #not</text:p>
          </table:table-cell>
          <table:table-cell table:number-columns-repeated="1022"/>
        </table:table-row>
        <table:table-row table:style-name="ro2">
          <table:table-cell office:value-type="float" office:value="-0.55" calcext:value-type="float">
            <text:p>-0.55</text:p>
          </table:table-cell>
          <table:table-cell office:value-type="string" calcext:value-type="string">
            <text:p>RT @QuotenInstagram: New #quote : It's zayn javvad malik quote. Love ya... #zayn #malik #quote #smile #does #not #mean #that #someone... ht…</text:p>
          </table:table-cell>
          <table:table-cell table:number-columns-repeated="1022"/>
        </table:table-row>
        <table:table-row table:style-name="ro2">
          <table:table-cell office:value-type="float" office:value="-0.43" calcext:value-type="float">
            <text:p>-0.43</text:p>
          </table:table-cell>
          <table:table-cell office:value-type="string" calcext:value-type="string">
            <text:p>Reading Harry potter and drinking a beer... Be jealous #wildnight #not #antisocial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Oh good. Stomach flu. #sarcasm #SickAsADog #Chills #LyingInBedFreezing #NoteToSelf #SanitizeEverything</text:p>
          </table:table-cell>
          <table:table-cell table:number-columns-repeated="1022"/>
        </table:table-row>
        <table:table-row table:style-name="ro1">
          <table:table-cell office:value-type="float" office:value="-3.46" calcext:value-type="float">
            <text:p>-3.46</text:p>
          </table:table-cell>
          <table:table-cell office:value-type="string" calcext:value-type="string">
            <text:p>I love the feeling of having absolutely no friends #not</text:p>
          </table:table-cell>
          <table:table-cell table:number-columns-repeated="1022"/>
        </table:table-row>
        <table:table-row table:style-name="ro1">
          <table:table-cell office:value-type="float" office:value="-3.44" calcext:value-type="float">
            <text:p>-3.44</text:p>
          </table:table-cell>
          <table:table-cell office:value-type="string" calcext:value-type="string">
            <text:p>Photo: Lel #sayings #irony #err #lifeisabitch #lol tmblr.co/ZTDiNw1HVTt3K</text:p>
          </table:table-cell>
          <table:table-cell table:number-columns-repeated="1022"/>
        </table:table-row>
        <table:table-row table:style-name="ro1">
          <table:table-cell office:value-type="float" office:value="-2.71" calcext:value-type="float">
            <text:p>-2.71</text:p>
          </table:table-cell>
          <table:table-cell office:value-type="string" calcext:value-type="string">
            <text:p>Well at least the Easten Conference has more than three decent times... #not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My neighbours son just moved back in... Great! Loud annoying music and fights to start again ! Cannot wait ! #Sarcasm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@JimGamble_INEQE @ColeraineBC \nIs there a Drumcree situation at the Port?? #sarcasm</text:p>
          </table:table-cell>
          <table:table-cell table:number-columns-repeated="1022"/>
        </table:table-row>
        <table:table-row table:style-name="ro1">
          <table:table-cell office:value-type="float" office:value="-0.49" calcext:value-type="float">
            <text:p>-0.49</text:p>
          </table:table-cell>
          <table:table-cell office:value-type="string" calcext:value-type="string">
            <text:p>Why ask questions you can answer yourself?</text:p>
          </table:table-cell>
          <table:table-cell table:number-columns-repeated="1022"/>
        </table:table-row>
        <table:table-row table:style-name="ro1">
          <table:table-cell office:value-type="float" office:value="-2.64" calcext:value-type="float">
            <text:p>-2.64</text:p>
          </table:table-cell>
          <table:table-cell office:value-type="string" calcext:value-type="string">
            <text:p>Looking forward to an 8 hour work day tomorrow starting at 8:30...#not</text:p>
          </table:table-cell>
          <table:table-cell table:number-columns-repeated="1022"/>
        </table:table-row>
        <table:table-row table:style-name="ro2">
          <table:table-cell office:value-type="float" office:value="-0.66" calcext:value-type="float">
            <text:p>-0.66</text:p>
          </table:table-cell>
          <table:table-cell office:value-type="string" calcext:value-type="string">
            <text:p>Going out to the daycare again today...Like none of us have babysat in our lives so lets practice...#Sarcasm</text:p>
          </table:table-cell>
          <table:table-cell table:number-columns-repeated="1022"/>
        </table:table-row>
        <table:table-row table:style-name="ro2">
          <table:table-cell office:value-type="float" office:value="-3.05" calcext:value-type="float">
            <text:p>-3.05</text:p>
          </table:table-cell>
          <table:table-cell office:value-type="string" calcext:value-type="string">
            <text:p>The Amazing Spider-Man films are directed by Marc Webb. WEBB. Spider-Man. #AmazingSpiderman #AmazingSpiderman2 #irony</text:p>
          </table:table-cell>
          <table:table-cell table:number-columns-repeated="1022"/>
        </table:table-row>
        <table:table-row table:style-name="ro2">
          <table:table-cell office:value-type="float" office:value="-2.51" calcext:value-type="float">
            <text:p>-2.51</text:p>
          </table:table-cell>
          <table:table-cell office:value-type="string" calcext:value-type="string">
            <text:p>Anyone know where I could find a video of a girl getting hit with a shovel? Can't seem to find one anywhere... #sarcasm #everyonetweetedit</text:p>
          </table:table-cell>
          <table:table-cell table:number-columns-repeated="1022"/>
        </table:table-row>
        <table:table-row table:style-name="ro2">
          <table:table-cell office:value-type="float" office:value="-2.37" calcext:value-type="float">
            <text:p>-2.37</text:p>
          </table:table-cell>
          <table:table-cell office:value-type="string" calcext:value-type="string">
            <text:p>RT @jploenneke: I fired one of my clients today..she started at 5'11" 4 weeks ago and she is still at that height...it's like she doesn't e…</text:p>
          </table:table-cell>
          <table:table-cell table:number-columns-repeated="1022"/>
        </table:table-row>
        <table:table-row table:style-name="ro2">
          <table:table-cell office:value-type="float" office:value="-3.19" calcext:value-type="float">
            <text:p>-3.19</text:p>
          </table:table-cell>
          <table:table-cell office:value-type="string" calcext:value-type="string">
            <text:p>I disliked the fact that my Dad watered down his Tampico juice when I was younger now I do the same. #irony :)</text:p>
          </table:table-cell>
          <table:table-cell table:number-columns-repeated="1022"/>
        </table:table-row>
        <table:table-row table:style-name="ro1">
          <table:table-cell office:value-type="float" office:value="-2.88" calcext:value-type="float">
            <text:p>-2.88</text:p>
          </table:table-cell>
          <table:table-cell office:value-type="string" calcext:value-type="string">
            <text:p>such a beautiful day to be at sitting in my room and not at XTU #sarcasm</text:p>
          </table:table-cell>
          <table:table-cell table:number-columns-repeated="1022"/>
        </table:table-row>
        <table:table-row table:style-name="ro2">
          <table:table-cell office:value-type="float" office:value="-0.01" calcext:value-type="float">
            <text:p>-0.01</text:p>
          </table:table-cell>
          <table:table-cell office:value-type="string" calcext:value-type="string">
            <text:p>yo @ezra_marc have you ever thought about tweeting some hangover jokes? #not at the table #carlos !</text:p>
          </table:table-cell>
          <table:table-cell table:number-columns-repeated="1022"/>
        </table:table-row>
        <table:table-row table:style-name="ro2">
          <table:table-cell office:value-type="float" office:value="-2.36" calcext:value-type="float">
            <text:p>-2.36</text:p>
          </table:table-cell>
          <table:table-cell office:value-type="string" calcext:value-type="string">
            <text:p>Guess I'll just chill at home watch the Tigers and do homework...now that's a great night #Not</text:p>
          </table:table-cell>
          <table:table-cell table:number-columns-repeated="1022"/>
        </table:table-row>
        <table:table-row table:style-name="ro1">
          <table:table-cell office:value-type="float" office:value="-3.43" calcext:value-type="float">
            <text:p>-3.43</text:p>
          </table:table-cell>
          <table:table-cell office:value-type="string" calcext:value-type="string">
            <text:p>I love how pissed I get at you, it makes my days entertaining. #NOT #goaway</text:p>
          </table:table-cell>
          <table:table-cell table:number-columns-repeated="1022"/>
        </table:table-row>
        <table:table-row table:style-name="ro2">
          <table:table-cell office:value-type="float" office:value="-1.71" calcext:value-type="float">
            <text:p>-1.71</text:p>
          </table:table-cell>
          <table:table-cell office:value-type="string" calcext:value-type="string">
            <text:p>Roy Hibbert with another brilliant performance for Pacers tonight: 0 points, 0 rebounds, 1 assist, 2 blocks &amp; 5 fouls #sarcasm #AllSta</text:p>
          </table:table-cell>
          <table:table-cell table:number-columns-repeated="1022"/>
        </table:table-row>
        <table:table-row table:style-name="ro2">
          <table:table-cell office:value-type="float" office:value="-3.1" calcext:value-type="float">
            <text:p>-3.1</text:p>
          </table:table-cell>
          <table:table-cell office:value-type="string" calcext:value-type="string">
            <text:p>yes please continue to hit the rangers after the whistle blows, it's gonna get you really far in this series #Pens #Sarcasm</text:p>
          </table:table-cell>
          <table:table-cell table:number-columns-repeated="1022"/>
        </table:table-row>
        <table:table-row table:style-name="ro2">
          <table:table-cell office:value-type="float" office:value="-3.82" calcext:value-type="float">
            <text:p>-3.82</text:p>
          </table:table-cell>
          <table:table-cell office:value-type="string" calcext:value-type="string">
            <text:p>@abc27News In disbelief of the irresponsible, one-sided political reporting u r engaging in. Shameful #campaign4wolf #liberalmedia #not?</text:p>
          </table:table-cell>
          <table:table-cell table:number-columns-repeated="1022"/>
        </table:table-row>
        <table:table-row table:style-name="ro2">
          <table:table-cell office:value-type="float" office:value="-2.38" calcext:value-type="float">
            <text:p>-2.38</text:p>
          </table:table-cell>
          <table:table-cell office:value-type="string" calcext:value-type="string">
            <text:p>@thatcoolkidj YYYOOO THATS SSSSOOOO TRUE LMAO!!!! Niggas over here thinking doing chores is a job!!! #NOT</text:p>
          </table:table-cell>
          <table:table-cell table:number-columns-repeated="1022"/>
        </table:table-row>
        <table:table-row table:style-name="ro1">
          <table:table-cell office:value-type="float" office:value="-1.86" calcext:value-type="float">
            <text:p>-1.86</text:p>
          </table:table-cell>
          <table:table-cell office:value-type="string" calcext:value-type="string">
            <text:p>Such a confidence boost. Feel so good about myself #not </text:p>
          </table:table-cell>
          <table:table-cell table:number-columns-repeated="1022"/>
        </table:table-row>
        <table:table-row table:style-name="ro1">
          <table:table-cell office:value-type="float" office:value="-2.31" calcext:value-type="float">
            <text:p>-2.31</text:p>
          </table:table-cell>
          <table:table-cell office:value-type="string" calcext:value-type="string">
            <text:p>RT @PuestoLoco: Remember pissed off RWNJs when NoDocs Latinos</text:p>
          </table:table-cell>
          <table:table-cell table:number-columns-repeated="1022"/>
        </table:table-row>
        <table:table-row table:style-name="ro2">
          <table:table-cell office:value-type="float" office:value="1.31" calcext:value-type="float">
            <text:p>1.31</text:p>
          </table:table-cell>
          <table:table-cell office:value-type="string" calcext:value-type="string">
            <text:p>Listening to a podcast on mindfulness while eating a salad, Tweeting and Facebooking. #irony</text:p>
          </table:table-cell>
          <table:table-cell table:number-columns-repeated="1022"/>
        </table:table-row>
        <table:table-row table:style-name="ro2">
          <table:table-cell office:value-type="float" office:value="-2.34" calcext:value-type="float">
            <text:p>-2.34</text:p>
          </table:table-cell>
          <table:table-cell office:value-type="string" calcext:value-type="string">
            <text:p>@JoeBudden Truth has no place on social media. Ignorance or nothing lol. #sarcasm</text:p>
          </table:table-cell>
          <table:table-cell table:number-columns-repeated="1022"/>
        </table:table-row>
        <table:table-row table:style-name="ro2">
          <table:table-cell office:value-type="float" office:value="-3.23" calcext:value-type="float">
            <text:p>-3.23</text:p>
          </table:table-cell>
          <table:table-cell office:value-type="string" calcext:value-type="string">
            <text:p>now I know why I stopped listening to Sigur Ros #crying #can #not #handle #these #feelings #:-(</text:p>
          </table:table-cell>
          <table:table-cell table:number-columns-repeated="1022"/>
        </table:table-row>
        <table:table-row table:style-name="ro2">
          <table:table-cell office:value-type="float" office:value="-3.48" calcext:value-type="float">
            <text:p>-3.48</text:p>
          </table:table-cell>
          <table:table-cell office:value-type="string" calcext:value-type="string">
            <text:p>If today is prelude to what the next six weeks are gonna be like, I can't wait. #sarcasm #fml #badday</text:p>
          </table:table-cell>
          <table:table-cell table:number-columns-repeated="1022"/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string" calcext:value-type="string">
            <text:p>Why dont i have a little snack#not i want a big snack</text:p>
          </table:table-cell>
          <table:table-cell table:number-columns-repeated="1022"/>
        </table:table-row>
        <table:table-row table:style-name="ro2">
          <table:table-cell office:value-type="float" office:value="0.35" calcext:value-type="float">
            <text:p>0.35</text:p>
          </table:table-cell>
          <table:table-cell office:value-type="string" calcext:value-type="string">
            <text:p>@dunnhumby Phallic #logo, text translation "You're not a hit-and-run for us." Genius. #irony #design #oops pic.twitter.com/Vah2iK2gq1</text:p>
          </table:table-cell>
          <table:table-cell table:number-columns-repeated="1022"/>
        </table:table-row>
        <table:table-row table:style-name="ro1">
          <table:table-cell office:value-type="float" office:value="-2.23" calcext:value-type="float">
            <text:p>-2.23</text:p>
          </table:table-cell>
          <table:table-cell office:value-type="string" calcext:value-type="string">
            <text:p>Working a 8 hour shift. Yes, way to bring in the summer . #not</text:p>
          </table:table-cell>
          <table:table-cell table:number-columns-repeated="1022"/>
        </table:table-row>
        <table:table-row table:style-name="ro1">
          <table:table-cell office:value-type="float" office:value="-1.26" calcext:value-type="float">
            <text:p>-1.26</text:p>
          </table:table-cell>
          <table:table-cell office:value-type="string" calcext:value-type="string">
            <text:p>Just tried hemp milk for the first time. I'm sooooooo stoned. #not</text:p>
          </table:table-cell>
          <table:table-cell table:number-columns-repeated="1022"/>
        </table:table-row>
        <table:table-row table:style-name="ro2">
          <table:table-cell office:value-type="float" office:value="-2.18" calcext:value-type="float">
            <text:p>-2.18</text:p>
          </table:table-cell>
          <table:table-cell office:value-type="string" calcext:value-type="string">
            <text:p>ya Sierra. watch Insidious and then go home and sleep in your house by yourself. reeallyy smart. #not</text:p>
          </table:table-cell>
          <table:table-cell table:number-columns-repeated="1022"/>
        </table:table-row>
        <table:table-row table:style-name="ro2">
          <table:table-cell office:value-type="float" office:value="-2.12" calcext:value-type="float">
            <text:p>-2.12</text:p>
          </table:table-cell>
          <table:table-cell office:value-type="string" calcext:value-type="string">
            <text:p>@AJ_Jenkins1 @mikevukkdka @PaulZeise @S_Jenkins72 @KDPomp from u I guess that's aa compliment #sarcasm</text:p>
          </table:table-cell>
          <table:table-cell table:number-columns-repeated="1022"/>
        </table:table-row>
        <table:table-row table:style-name="ro2">
          <table:table-cell office:value-type="float" office:value="-3.51" calcext:value-type="float">
            <text:p>-3.51</text:p>
          </table:table-cell>
          <table:table-cell office:value-type="string" calcext:value-type="string">
            <text:p>@johna_ashley wait. Girls over exaggerate? And are dramatic...? NO!!! #sarcasm</text:p>
          </table:table-cell>
          <table:table-cell table:number-columns-repeated="1022"/>
        </table:table-row>
        <table:table-row table:style-name="ro2">
          <table:table-cell office:value-type="float" office:value="-2.6" calcext:value-type="float">
            <text:p>-2.6</text:p>
          </table:table-cell>
          <table:table-cell office:value-type="string" calcext:value-type="string">
            <text:p>Having to grit my teeth when a woman for her wedding wants pink and red balloons in a stack together. Yeah it will look nice #not</text:p>
          </table:table-cell>
          <table:table-cell table:number-columns-repeated="1022"/>
        </table:table-row>
        <table:table-row table:style-name="ro2">
          <table:table-cell office:value-type="float" office:value="-2.56" calcext:value-type="float">
            <text:p>-2.56</text:p>
          </table:table-cell>
          <table:table-cell office:value-type="string" calcext:value-type="string">
            <text:p>@FiveThirtyEight owner's blatant racism gave this sale highest profile (cf media mentions) ==&gt; many bidders ==&gt; an extra billion ==&gt; #irony</text:p>
          </table:table-cell>
          <table:table-cell table:number-columns-repeated="1022"/>
        </table:table-row>
        <table:table-row table:style-name="ro2">
          <table:table-cell office:value-type="float" office:value="-3.45" calcext:value-type="float">
            <text:p>-3.45</text:p>
          </table:table-cell>
          <table:table-cell office:value-type="string" calcext:value-type="string">
            <text:p>Both gabe &amp; I got shat on by birds this week. Aren't we just the LUCKIEST. #not</text:p>
          </table:table-cell>
          <table:table-cell table:number-columns-repeated="1022"/>
        </table:table-row>
        <table:table-row table:style-name="ro2">
          <table:table-cell office:value-type="float" office:value="-2.95" calcext:value-type="float">
            <text:p>-2.95</text:p>
          </table:table-cell>
          <table:table-cell office:value-type="string" calcext:value-type="string">
            <text:p>Had a dream where I oversleep and missed all my finals. What a great way to start the week. #sarcasm #finalsweek</text:p>
          </table:table-cell>
          <table:table-cell table:number-columns-repeated="1022"/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string" calcext:value-type="string">
            <text:p>no one here, I guess I should just go back to sleep, lol oyasumi #not</text:p>
          </table:table-cell>
          <table:table-cell table:number-columns-repeated="1022"/>
        </table:table-row>
        <table:table-row table:style-name="ro1">
          <table:table-cell office:value-type="float" office:value="-2.24" calcext:value-type="float">
            <text:p>-2.24</text:p>
          </table:table-cell>
          <table:table-cell office:value-type="string" calcext:value-type="string">
            <text:p>i cant wait to spend this beautiful day at work #sarcasm</text:p>
          </table:table-cell>
          <table:table-cell table:number-columns-repeated="1022"/>
        </table:table-row>
        <table:table-row table:style-name="ro2">
          <table:table-cell office:value-type="float" office:value="-2.55" calcext:value-type="float">
            <text:p>-2.55</text:p>
          </table:table-cell>
          <table:table-cell office:value-type="string" calcext:value-type="string">
            <text:p>I remember when I left my own party and didn't come back!! @bhauxwell96 #not cool #low blow</text:p>
          </table:table-cell>
          <table:table-cell table:number-columns-repeated="1022"/>
        </table:table-row>
        <table:table-row table:style-name="ro1">
          <table:table-cell office:value-type="float" office:value="-2.68" calcext:value-type="float">
            <text:p>-2.68</text:p>
          </table:table-cell>
          <table:table-cell office:value-type="string" calcext:value-type="string">
            <text:p>Well that was mature of you, now wasn't it? #not #growup</text:p>
          </table:table-cell>
          <table:table-cell table:number-columns-repeated="1022"/>
        </table:table-row>
        <table:table-row table:style-name="ro2">
          <table:table-cell office:value-type="float" office:value="-1.13" calcext:value-type="float">
            <text:p>-1.13</text:p>
          </table:table-cell>
          <table:table-cell office:value-type="string" calcext:value-type="string">
            <text:p>@saskboy @wikileaks @CIA I'm one of the good guys, so to speak. Wikileaks wants nothing to do with me. Wikiduds ignored me, not so the CIA.</text:p>
          </table:table-cell>
          <table:table-cell table:number-columns-repeated="1022"/>
        </table:table-row>
        <table:table-row table:style-name="ro2">
          <table:table-cell office:value-type="float" office:value="-1.78" calcext:value-type="float">
            <text:p>-1.78</text:p>
          </table:table-cell>
          <table:table-cell office:value-type="string" calcext:value-type="string">
            <text:p>@Red12Sumac @F1z1cs @InvisibleMoneyM you're saying 5 empty houses for every homeless in US is moral wrong. Why u hate freedom? #sarcasm</text:p>
          </table:table-cell>
          <table:table-cell table:number-columns-repeated="1022"/>
        </table:table-row>
        <table:table-row table:style-name="ro2">
          <table:table-cell office:value-type="float" office:value="-2.37" calcext:value-type="float">
            <text:p>-2.37</text:p>
          </table:table-cell>
          <table:table-cell office:value-type="string" calcext:value-type="string">
            <text:p>Cleaning bouncy houses out at 9am on my Saturday morning.. Exactly what I want to do! #NOT</text:p>
          </table:table-cell>
          <table:table-cell table:number-columns-repeated="1022"/>
        </table:table-row>
        <table:table-row table:style-name="ro2">
          <table:table-cell office:value-type="float" office:value="-2.29" calcext:value-type="float">
            <text:p>-2.29</text:p>
          </table:table-cell>
          <table:table-cell office:value-type="string" calcext:value-type="string">
            <text:p>On my way to Hazelhurst, GA with the family! So excited bout the 6 hour drive #not #wanttobetherealready</text:p>
          </table:table-cell>
          <table:table-cell table:number-columns-repeated="1022"/>
        </table:table-row>
        <table:table-row table:style-name="ro2">
          <table:table-cell office:value-type="float" office:value="-2.36" calcext:value-type="float">
            <text:p>-2.36</text:p>
          </table:table-cell>
          <table:table-cell office:value-type="string" calcext:value-type="string">
            <text:p>Of course the middle of the lane in the parking lot is the best place to have a conversation. One person in car, other standing. #sarcasm</text:p>
          </table:table-cell>
          <table:table-cell table:number-columns-repeated="1022"/>
        </table:table-row>
        <table:table-row table:style-name="ro2">
          <table:table-cell office:value-type="float" office:value="-2.95" calcext:value-type="float">
            <text:p>-2.95</text:p>
          </table:table-cell>
          <table:table-cell office:value-type="string" calcext:value-type="string">
            <text:p>Stuck behind a Sherwin Williams truck on my way home from work #Irony #CoverTheEarth</text:p>
          </table:table-cell>
          <table:table-cell table:number-columns-repeated="1022"/>
        </table:table-row>
        <table:table-row table:style-name="ro2">
          <table:table-cell office:value-type="float" office:value="-3.09" calcext:value-type="float">
            <text:p>-3.09</text:p>
          </table:table-cell>
          <table:table-cell office:value-type="string" calcext:value-type="string">
            <text:p>By the way, I hope that girl hit by the shovel is OK....That looked like it hurt...#sarcasm #shedeservedit</text:p>
          </table:table-cell>
          <table:table-cell table:number-columns-repeated="1022"/>
        </table:table-row>
        <table:table-row table:style-name="ro1">
          <table:table-cell office:value-type="float" office:value="-2.62" calcext:value-type="float">
            <text:p>-2.62</text:p>
          </table:table-cell>
          <table:table-cell office:value-type="string" calcext:value-type="string">
            <text:p>Can't wait for my sunburn to get sunburnt today #not</text:p>
          </table:table-cell>
          <table:table-cell table:number-columns-repeated="1022"/>
        </table:table-row>
        <table:table-row table:style-name="ro2">
          <table:table-cell office:value-type="float" office:value="-3.32" calcext:value-type="float">
            <text:p>-3.32</text:p>
          </table:table-cell>
          <table:table-cell office:value-type="string" calcext:value-type="string">
            <text:p>RT @michaelmuhney: LeBron plays for a team called "The Heat" and yet THE HEAT is the very thing that has immobilized him. #irony #NBAfinals</text:p>
          </table:table-cell>
          <table:table-cell table:number-columns-repeated="1022"/>
        </table:table-row>
        <table:table-row table:style-name="ro2">
          <table:table-cell office:value-type="float" office:value="-2.54" calcext:value-type="float">
            <text:p>-2.54</text:p>
          </table:table-cell>
          <table:table-cell office:value-type="string" calcext:value-type="string">
            <text:p>@secularbloke I like the #Sarcasm in your post! but the incident isn't religion related!\n\nJust barbaric people still living in the stone a</text:p>
          </table:table-cell>
          <table:table-cell table:number-columns-repeated="1022"/>
        </table:table-row>
        <table:table-row table:style-name="ro3">
          <table:table-cell office:value-type="float" office:value="-1.56" calcext:value-type="float">
            <text:p>-1.56</text:p>
          </table:table-cell>
          <table:table-cell office:value-type="string" calcext:value-type="string">
            <text:p>@Ohio_PT @PT4PTORG @ParsonsDPT @sanaz_armand @JessieTwinOSU//That $5 per retweet we agreed to will really come in handy! (#Sarcasm)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Change British spelling to American spelling or risk being hung as a spy for the Queen.</text:p>
          </table:table-cell>
          <table:table-cell table:number-columns-repeated="1022"/>
        </table:table-row>
        <table:table-row table:style-name="ro2">
          <table:table-cell office:value-type="float" office:value="3.35" calcext:value-type="float">
            <text:p>3.35</text:p>
          </table:table-cell>
          <table:table-cell office:value-type="string" calcext:value-type="string">
            <text:p>@SkyyV1: @oliviackcs @cub1fan1962 @7trekky....this has to be the proverbial cake topper #salivating http://t.co/x9wPpqNPTTOh my★★★★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@DreamingTall he thinks Scotland should vote no to independence. #irony #july4th</text:p>
          </table:table-cell>
          <table:table-cell table:number-columns-repeated="1022"/>
        </table:table-row>
        <table:table-row table:style-name="ro2">
          <table:table-cell office:value-type="float" office:value="-1.81" calcext:value-type="float">
            <text:p>-1.81</text:p>
          </table:table-cell>
          <table:table-cell office:value-type="string" calcext:value-type="string">
            <text:p>Going to bed early... Got a lot on my mind and not trying to be up in my feelings this weekend. #bed #early #sleepy #feelings #not</text:p>
          </table:table-cell>
          <table:table-cell table:number-columns-repeated="1022"/>
        </table:table-row>
        <table:table-row table:style-name="ro2">
          <table:table-cell office:value-type="float" office:value="-0.3" calcext:value-type="float">
            <text:p>-0.3</text:p>
          </table:table-cell>
          <table:table-cell office:value-type="string" calcext:value-type="string">
            <text:p>I realized the bicep thing today after seeing multiple bros literally hugging their own arms across their chest as a pretty girl walked by.</text:p>
          </table:table-cell>
          <table:table-cell table:number-columns-repeated="102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string" calcext:value-type="string">
            <text:p>If u want #God to bless u,follow me,if #not ignore!!.</text:p>
          </table:table-cell>
          <table:table-cell table:number-columns-repeated="1022"/>
        </table:table-row>
        <table:table-row table:style-name="ro1">
          <table:table-cell office:value-type="float" office:value="-2.86" calcext:value-type="float">
            <text:p>-2.86</text:p>
          </table:table-cell>
          <table:table-cell office:value-type="string" calcext:value-type="string">
            <text:p>Flight late. Just learned LGA closes at midnight! #TheCityNeverSleeps #Not</text:p>
          </table:table-cell>
          <table:table-cell table:number-columns-repeated="1022"/>
        </table:table-row>
        <table:table-row table:style-name="ro1">
          <table:table-cell office:value-type="float" office:value="-2.83" calcext:value-type="float">
            <text:p>-2.83</text:p>
          </table:table-cell>
          <table:table-cell office:value-type="string" calcext:value-type="string">
            <text:p>These nurses are bitching about us um what why I'm so nice #not</text:p>
          </table:table-cell>
          <table:table-cell table:number-columns-repeated="1022"/>
        </table:table-row>
        <table:table-row table:style-name="ro1">
          <table:table-cell office:value-type="float" office:value="-3.31" calcext:value-type="float">
            <text:p>-3.31</text:p>
          </table:table-cell>
          <table:table-cell office:value-type="string" calcext:value-type="string">
            <text:p>Love how you talk shit to your friends about me.... feelin the love... #not</text:p>
          </table:table-cell>
          <table:table-cell table:number-columns-repeated="102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string" calcext:value-type="string">
            <text:p>In class tonight. 445pm-930pm. #happyhappyjoyjoy #sarcasm</text:p>
          </table:table-cell>
          <table:table-cell table:number-columns-repeated="1022"/>
        </table:table-row>
        <table:table-row table:style-name="ro2">
          <table:table-cell office:value-type="float" office:value="-3.51" calcext:value-type="float">
            <text:p>-3.51</text:p>
          </table:table-cell>
          <table:table-cell office:value-type="string" calcext:value-type="string">
            <text:p>That moment when you are stuck behind an international harvester and then that song comes on! #loveit #irony</text:p>
          </table:table-cell>
          <table:table-cell table:number-columns-repeated="1022"/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string" calcext:value-type="string">
            <text:p>Wow my bug is the perfect car for moving #sarcasm</text:p>
          </table:table-cell>
          <table:table-cell table:number-columns-repeated="1022"/>
        </table:table-row>
        <table:table-row table:style-name="ro2">
          <table:table-cell office:value-type="float" office:value="-2.81" calcext:value-type="float">
            <text:p>-2.81</text:p>
          </table:table-cell>
          <table:table-cell office:value-type="string" calcext:value-type="string">
            <text:p>RT @purvilkamdar: Sehwag is smashing the balls on the fields and ppl are smashing dhoni on twitter. #Irony</text:p>
          </table:table-cell>
          <table:table-cell table:number-columns-repeated="1022"/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string" calcext:value-type="string">
            <text:p>RT @TylerBrown1982: On route to madchester to ave it big time! #irony</text:p>
          </table:table-cell>
          <table:table-cell table:number-columns-repeated="1022"/>
        </table:table-row>
        <table:table-row table:style-name="ro2">
          <table:table-cell office:value-type="float" office:value="-2.66" calcext:value-type="float">
            <text:p>-2.66</text:p>
          </table:table-cell>
          <table:table-cell office:value-type="string" calcext:value-type="string">
            <text:p>the middle of the parking lot at #HPplaza is the perf place to block the way, talk &amp;amp; move concrete, right? #NOT</text:p>
          </table:table-cell>
          <table:table-cell table:number-columns-repeated="1022"/>
        </table:table-row>
        <table:table-row table:style-name="ro2">
          <table:table-cell office:value-type="float" office:value="-3.33" calcext:value-type="float">
            <text:p>-3.33</text:p>
          </table:table-cell>
          <table:table-cell office:value-type="string" calcext:value-type="string">
            <text:p>How did you know it makes me so happy and feel so wanted and respected when you don't respond to me? #sarcasm #dick</text:p>
          </table:table-cell>
          <table:table-cell table:number-columns-repeated="1022"/>
        </table:table-row>
        <table:table-row table:style-name="ro2">
          <table:table-cell office:value-type="float" office:value="-2.77" calcext:value-type="float">
            <text:p>-2.77</text:p>
          </table:table-cell>
          <table:table-cell office:value-type="string" calcext:value-type="string">
            <text:p>RT @danisaur3: I really hope they played Gold Digger at Kim and Kanye's reception #irony</text:p>
          </table:table-cell>
          <table:table-cell table:number-columns-repeated="1022"/>
        </table:table-row>
        <table:table-row table:style-name="ro2">
          <table:table-cell office:value-type="float" office:value="-3.19" calcext:value-type="float">
            <text:p>-3.19</text:p>
          </table:table-cell>
          <table:table-cell office:value-type="string" calcext:value-type="string">
            <text:p>Thanks to the 07:21 11A service in Bearwood not turning up. I'm now going to be late for work. Can always rely on @nxwestmidlands. #Not</text:p>
          </table:table-cell>
          <table:table-cell table:number-columns-repeated="1022"/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string" calcext:value-type="string">
            <text:p>You made this the best birthday ever for me!! #not</text:p>
          </table:table-cell>
          <table:table-cell table:number-columns-repeated="1022"/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string" calcext:value-type="string">
            <text:p>I'm doing my homework ... YAY!!! #Sarcasm</text:p>
          </table:table-cell>
          <table:table-cell table:number-columns-repeated="1022"/>
        </table:table-row>
        <table:table-row table:style-name="ro1">
          <table:table-cell office:value-type="float" office:value="-2.04" calcext:value-type="float">
            <text:p>-2.04</text:p>
          </table:table-cell>
          <table:table-cell office:value-type="string" calcext:value-type="string">
            <text:p>Wow sitting at Danny's waiting for my car is so fun #not</text:p>
          </table:table-cell>
          <table:table-cell table:number-columns-repeated="1022"/>
        </table:table-row>
        <table:table-row table:style-name="ro1">
          <table:table-cell office:value-type="float" office:value="-3.49" calcext:value-type="float">
            <text:p>-3.49</text:p>
          </table:table-cell>
          <table:table-cell office:value-type="string" calcext:value-type="string">
            <text:p>24” display is small. #webdesign #firstworldproblems #sarcasm</text:p>
          </table:table-cell>
          <table:table-cell table:number-columns-repeated="1022"/>
        </table:table-row>
        <table:table-row table:style-name="ro2">
          <table:table-cell office:value-type="float" office:value="-2.8" calcext:value-type="float">
            <text:p>-2.8</text:p>
          </table:table-cell>
          <table:table-cell office:value-type="string" calcext:value-type="string">
            <text:p>Love when the dog decides it doesn't wanna come in the house and it starts down pouring #k #not</text:p>
          </table:table-cell>
          <table:table-cell table:number-columns-repeated="1022"/>
        </table:table-row>
        <table:table-row table:style-name="ro2">
          <table:table-cell office:value-type="float" office:value="3.82" calcext:value-type="float">
            <text:p>3.82</text:p>
          </table:table-cell>
          <table:table-cell office:value-type="string" calcext:value-type="string">
            <text:p>RT @luvthickchickz: Girls always Turn Down the Niqqaz with good Intentions #irony</text:p>
          </table:table-cell>
          <table:table-cell table:number-columns-repeated="1022"/>
        </table:table-row>
        <table:table-row table:style-name="ro2">
          <table:table-cell office:value-type="float" office:value="-3.65" calcext:value-type="float">
            <text:p>-3.65</text:p>
          </table:table-cell>
          <table:table-cell office:value-type="string" calcext:value-type="string">
            <text:p>Well my 250 dollar okleys are now at the bottom of the lake# greatdamnday#not</text:p>
          </table:table-cell>
          <table:table-cell table:number-columns-repeated="1022"/>
        </table:table-row>
        <table:table-row table:style-name="ro2">
          <table:table-cell office:value-type="float" office:value="-2.5" calcext:value-type="float">
            <text:p>-2.5</text:p>
          </table:table-cell>
          <table:table-cell office:value-type="string" calcext:value-type="string">
            <text:p>#grammar. #irony in a username RT @PailyAnchors: @ABCFpll @eonline how shocking, paily shippers not stop complaining because you're jealous</text:p>
          </table:table-cell>
          <table:table-cell table:number-columns-repeated="1022"/>
        </table:table-row>
        <table:table-row table:style-name="ro2">
          <table:table-cell office:value-type="float" office:value="-3.1" calcext:value-type="float">
            <text:p>-3.1</text:p>
          </table:table-cell>
          <table:table-cell office:value-type="string" calcext:value-type="string">
            <text:p>@DebbieSchlussel calls Maya Angelou a talentless hack in a rambling piece with a number of grammatical errors. #irony</text:p>
          </table:table-cell>
          <table:table-cell table:number-columns-repeated="1022"/>
        </table:table-row>
        <table:table-row table:style-name="ro2">
          <table:table-cell office:value-type="float" office:value="-1.78" calcext:value-type="float">
            <text:p>-1.78</text:p>
          </table:table-cell>
          <table:table-cell office:value-type="string" calcext:value-type="string">
            <text:p>RT @SkepticalPet: #Jesus is the main advocate for eternal condemnation to Hell in the Bible.\n\nGreat guy though. #sarcasm</text:p>
          </table:table-cell>
          <table:table-cell table:number-columns-repeated="1022"/>
        </table:table-row>
        <table:table-row table:style-name="ro2">
          <table:table-cell office:value-type="float" office:value="1.75" calcext:value-type="float">
            <text:p>1.75</text:p>
          </table:table-cell>
          <table:table-cell office:value-type="string" calcext:value-type="string">
            <text:p>I just watched "Maid in Manhattan" the other day &amp; today I'm in the kitchen at the Hilton speaking Spanish w/ Latina employees #irony :)</text:p>
          </table:table-cell>
          <table:table-cell table:number-columns-repeated="1022"/>
        </table:table-row>
        <table:table-row table:style-name="ro2">
          <table:table-cell office:value-type="float" office:value="-3.15" calcext:value-type="float">
            <text:p>-3.15</text:p>
          </table:table-cell>
          <table:table-cell office:value-type="string" calcext:value-type="string">
            <text:p>@davgate @g_xcon arggggh we used to these books that i meant to equip Bitches instead they make more hoes #not threatened</text:p>
          </table:table-cell>
          <table:table-cell table:number-columns-repeated="1022"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string" calcext:value-type="string">
            <text:p>@j4k3bugg HURRY UP N FINISH IT MAN ITS SO GOOD and I'm literally in love with poussay</text:p>
          </table:table-cell>
          <table:table-cell table:number-columns-repeated="1022"/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string" calcext:value-type="string">
            <text:p>Wow fergie replaced ronaldo with Valencia... #genius #mufc #sarcasm</text:p>
          </table:table-cell>
          <table:table-cell table:number-columns-repeated="1022"/>
        </table:table-row>
        <table:table-row table:style-name="ro2">
          <table:table-cell office:value-type="float" office:value="-1.78" calcext:value-type="float">
            <text:p>-1.78</text:p>
          </table:table-cell>
          <table:table-cell office:value-type="string" calcext:value-type="string">
            <text:p>RT @mchastain81: Let’s choose a day with NO humidity, high temps &amp; high winds to do a controlled burn. SO SMART! #sarcasm #okwx</text:p>
          </table:table-cell>
          <table:table-cell table:number-columns-repeated="1022"/>
        </table:table-row>
        <table:table-row table:style-name="ro1">
          <table:table-cell office:value-type="float" office:value="-2.12" calcext:value-type="float">
            <text:p>-2.12</text:p>
          </table:table-cell>
          <table:table-cell office:value-type="string" calcext:value-type="string">
            <text:p>@harley_hobbs ok come take out my stitches and stere strips let's go #not</text:p>
          </table:table-cell>
          <table:table-cell table:number-columns-repeated="1022"/>
        </table:table-row>
        <table:table-row table:style-name="ro2">
          <table:table-cell office:value-type="float" office:value="-2.91" calcext:value-type="float">
            <text:p>-2.91</text:p>
          </table:table-cell>
          <table:table-cell office:value-type="string" calcext:value-type="string">
            <text:p>I love getting pulled over at four in the morning for literally nothing and then sitting for twenty minutes just to receive a warning. #not</text:p>
          </table:table-cell>
          <table:table-cell table:number-columns-repeated="1022"/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string" calcext:value-type="string">
            <text:p>Wow so excited to work a 12 hour shift and close today. #not #killmenow</text:p>
          </table:table-cell>
          <table:table-cell table:number-columns-repeated="1022"/>
        </table:table-row>
        <table:table-row table:style-name="ro2">
          <table:table-cell office:value-type="float" office:value="-2.05" calcext:value-type="float">
            <text:p>-2.05</text:p>
          </table:table-cell>
          <table:table-cell office:value-type="string" calcext:value-type="string">
            <text:p>Teaching Chantelle to make pasta cos I'm too rough and drunk to make it myself should be fun #not </text:p>
          </table:table-cell>
          <table:table-cell table:number-columns-repeated="1022"/>
        </table:table-row>
        <table:table-row table:style-name="ro1">
          <table:table-cell office:value-type="float" office:value="-2.88" calcext:value-type="float">
            <text:p>-2.88</text:p>
          </table:table-cell>
          <table:table-cell office:value-type="string" calcext:value-type="string">
            <text:p>Saturday detention is gonna be so fm tomorrow :-) #not</text:p>
          </table:table-cell>
          <table:table-cell table:number-columns-repeated="1022"/>
        </table:table-row>
        <table:table-row table:style-name="ro1">
          <table:table-cell office:value-type="float" office:value="-3.18" calcext:value-type="float">
            <text:p>-3.18</text:p>
          </table:table-cell>
          <table:table-cell office:value-type="string" calcext:value-type="string">
            <text:p>@NottEPortent Wow, It happens awesomely in #India . #Shame, #Irony</text:p>
          </table:table-cell>
          <table:table-cell table:number-columns-repeated="1022"/>
        </table:table-row>
        <table:table-row table:style-name="ro2">
          <table:table-cell office:value-type="float" office:value="-2.32" calcext:value-type="float">
            <text:p>-2.32</text:p>
          </table:table-cell>
          <table:table-cell office:value-type="string" calcext:value-type="string">
            <text:p>Literally all the people that I'm surrounded by are pretty, the reason why I have low self esteem**</text:p>
          </table:table-cell>
          <table:table-cell table:number-columns-repeated="1022"/>
        </table:table-row>
        <table:table-row table:style-name="ro2">
          <table:table-cell office:value-type="float" office:value="-2.83" calcext:value-type="float">
            <text:p>-2.83</text:p>
          </table:table-cell>
          <table:table-cell office:value-type="string" calcext:value-type="string">
            <text:p>@BuffaloSally call it what you want lol there's some piercings I don't think anyone on earth looks good with, the septum is one. Sorry #not</text:p>
          </table:table-cell>
          <table:table-cell table:number-columns-repeated="1022"/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string" calcext:value-type="string">
            <text:p>RT @CasieCaiazzaa: Me and Mary have the best luck tg #sarcasm</text:p>
          </table:table-cell>
          <table:table-cell table:number-columns-repeated="1022"/>
        </table:table-row>
        <table:table-row table:style-name="ro2">
          <table:table-cell office:value-type="float" office:value="-3.47" calcext:value-type="float">
            <text:p>-3.47</text:p>
          </table:table-cell>
          <table:table-cell office:value-type="string" calcext:value-type="string">
            <text:p>Well, Chrissy, if Tony said it before the election, it must be true #qanda #sarcasm</text:p>
          </table:table-cell>
          <table:table-cell table:number-columns-repeated="1022"/>
        </table:table-row>
        <table:table-row table:style-name="ro2">
          <table:table-cell office:value-type="float" office:value="-2.91" calcext:value-type="float">
            <text:p>-2.91</text:p>
          </table:table-cell>
          <table:table-cell office:value-type="string" calcext:value-type="string">
            <text:p>Love waking up to maintenance and not being able to sleep in on my days off the past 3 days. #NOT @Monarch544</text:p>
          </table:table-cell>
          <table:table-cell table:number-columns-repeated="1022"/>
        </table:table-row>
        <table:table-row table:style-name="ro2">
          <table:table-cell office:value-type="float" office:value="-0.86" calcext:value-type="float">
            <text:p>-0.86</text:p>
          </table:table-cell>
          <table:table-cell office:value-type="string" calcext:value-type="string">
            <text:p>What is lecture? We do Facebook. #imahypocrite #irony pic.twitter.com/6qVPP4qkk7</text:p>
          </table:table-cell>
          <table:table-cell table:number-columns-repeated="1022"/>
        </table:table-row>
        <table:table-row table:style-name="ro2">
          <table:table-cell office:value-type="float" office:value="3.72" calcext:value-type="float">
            <text:p>3.72</text:p>
          </table:table-cell>
          <table:table-cell office:value-type="string" calcext:value-type="string">
            <text:p>@MahoganyLOX OMG your new vine is literally perfect your soo pretty can I please be you</text:p>
          </table:table-cell>
          <table:table-cell table:number-columns-repeated="1022"/>
        </table:table-row>
        <table:table-row table:style-name="ro1">
          <table:table-cell office:value-type="float" office:value="-3.43" calcext:value-type="float">
            <text:p>-3.43</text:p>
          </table:table-cell>
          <table:table-cell office:value-type="string" calcext:value-type="string">
            <text:p>Worst day of the year tomorrow. Naturally i can't wait. #Not</text:p>
          </table:table-cell>
          <table:table-cell table:number-columns-repeated="1022"/>
        </table:table-row>
        <table:table-row table:style-name="ro2">
          <table:table-cell office:value-type="float" office:value="-2.36" calcext:value-type="float">
            <text:p>-2.36</text:p>
          </table:table-cell>
          <table:table-cell office:value-type="string" calcext:value-type="string">
            <text:p>Can't wait for those French NHL referees call a fair and impartial game in Montreal tonight. #yeahright #sarcasm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@Gabe_John quite amusing. Connecting from the Silverlink, wouldn't mind @FirstCC just being 1 to 2 minutes late! #irony #delayed</text:p>
          </table:table-cell>
          <table:table-cell table:number-columns-repeated="1022"/>
        </table:table-row>
        <table:table-row table:style-name="ro10">
          <table:table-cell office:value-type="float" office:value="-0.57" calcext:value-type="float">
            <text:p>-0.57</text:p>
          </table:table-cell>
          <table:table-cell office:value-type="string" calcext:value-type="string">
            <text:p>homeless" guy outside wawa asking for change drinking a wawa coffee on his cell phone... #irony</text:p>
            <text:p>463488684411871232519778804298813440-2.72Thank you CWebb for the rant on camera men being too close, passionate words my brotha! #sarcasm</text:p>
            <text:p>472853287549816832519778833684115456-1.30that was the cherry on top of a perfect day. #not #needsometequila</text:p>
            <text:p>463257454261067776519778863220400129-3.86RT @ninadobrev: #Sarcasm whosay.com/l/Fco80EQ</text:p>
            <text:p>472334705941966848519778892689571840-2.50My stress ball is stressing me out because I keep losing it #irony</text:p>
            <text:p>462998689016188930519778922074886144-2.05Tonight some Aishwarya fans must be too happy because their favorite Sushmita Sen is on #CNWK ! \n#Sarcasm &amp; #Truth </text:p>
            <text:p>463414245045329920519778951510503425-2.66People say that laughter is the bestmedicine...your face must be curing the world! #sarcasm</text:p>
            <text:p>463595821695770624519778979973062656-2.02We only need villa or west hame to beat city. No biggy #sarcasm #YNWA</text:p>
            <text:p>463501559196688384519779008439795714-2.15I just found the girls twitter from the shovel fight and she is the classiest person I have ever seen. #Sarcasm</text:p>
            <text:p>472259671622180864519779037875421184-2.88@PVasiljevic @jasonbarnard86 @tabletopbot our resident power gamers' first game in 7th....daemons, there was a fuckkn surprise #not</text:p>
            <text:p>472072923667111936519779067273302016-2.28hiring Vinny Del Negro sounds like a great idea to keep Kevin Love around. #not #hireFredHoiberg @ISUMayor32</text:p>
            <text:p>463418336924024832519779095396483072-2.10@Bradams50, we owe you something for all you positive encouragement #sarcasm #stilllaughing</text:p>
            <text:p>472519509505347584519779122693046272-1.82Taking senior photos soon... somebody teach me how to pose #not #photogenic #help</text:p>
            <text:p>463340847371542528519779150589329408-2.10And so begins the wondrous adventure that is called "summer school"... #sarcasm #wasthisagoodidea?</text:p>
            <text:p>472450682436722688519779178523402240-3.72Well played @EASPORTSFIFA I just beat somebody 4-1 on #FUTWC and your servers fuck up at the end so I lose, Great update #Not</text:p>
            <text:p>472421920886255616519779206465863680-4.11you're such a cunt, I hope you're happy now #sarcasm</text:p>
            <text:p>472932853463154689519779235867533312-3.20Funny you call me a whore for talking to a girl and your hanging out with an alcoholic and he smokes. Yup real winner #not</text:p>
            <text:p>472479811647328259519779265441566720-.17@Witch_Hazel1981 @NicolaMoyle1976 *chuckles* I bet it was a horrible job looking through all those pictures of MrB #not</text:p>
            <text:p>471698891440525312519779295019794434-2.38My week just keeps getting better and better .... #Sarcasm</text:p>
            <text:p>472579945760563200519779324535119873-2.33@ryanfivey u missed the last whearhouse nite on Sunday make much beter then Vegas #not</text:p>
            <text:p>473117258206953474519779353907838977-2.03I mean they're such a prestigious nation in world football #not</text:p>
            <text:p>465094665575092224519779383360237568-2.42I love it how you preach vegetarianism as better than everyone, yet you get blocked on FB for being an online bully #irony</text:p>
            <text:p>463400357633486848519779412879757312-2.00So glad were friends. So glad we have hung out like we say we will. I'm so glad you actually care. #sarcasm</text:p>
            <text:p>463362708726104065519779441447141376-2.78RT @DoriZarcoLens: @PurpSippin thinks he should be a singer #noway #sarcasm</text:p>
            <text:p>472179170005766145519779470983458816-1.61Suddenly, a #fog covers #the \n www.monstermmorpg. com ⌘\n#area. free \n follow @MonsterMMORPG \n #not</text:p>
            <text:p>460271217812201473519779499563438080-2.25My favorite part of the trip is always the bus ride to the plane ride just to get on another bus.... #sarcasm #wantmybedandbf</text:p>
            <text:p>472964638150119424519779529070346241-3.16RT“@AcrossTheCourt_: LeBron fans using the same type of meme on KD that Kobe fans used to use on them. #Irony pic.twitter.com/g07gqgqcMo”</text:p>
            <text:p>472848588326707200519779558610829312-2.68Cant wait to see all these snapchat stories of people who think its cool to get drunk. #Not</text:p>
            <text:p>472761249873559553519779587987734528-.45Old skool r&amp;b blaring from the speakers, I'm that cool #haha #not</text:p>
            <text:p>472112336203821056519779617414983680-2.41@timylee the other 50% is the driving force of the economy #not</text:p>
            <text:p>472881339730259968519779646838026240-2.29Made $6 in an hour and a half! Woo I love restaurants in the summer #not</text:p>
            <text:p>463827383821168641519779675384446976-2.39Impregnated a virgin, became human, sacrificed himself to himself, to save us from himself #MakesSense #Yeahright #atheist</text:p>
            <text:p>463452264498495489519779704778129409-3.02I can tell this gonna be a great evening/night. #sarcasm</text:p>
            <text:p>474326295761780737519779734184411136-1.17I HAVE INTERNET AT HOME AGAIN. #joy #feelinghumanagain #irony</text:p>
            <text:p>463516585672839168519779763578077186-2.33RT @DHutch20: @BrocknDanny Such a great crowd though, and they're still loud and into this game!!! #Sarcasm #FrontRunners</text:p>
            <text:p>4764060880827842565197797924474757134.31I'm literally amazed by how good life is at this moment. Utterly liquid gold. Please let time pause.</text:p>
            <text:p>472867825414328321519779822042509312-2.58BJ looked pretty torn up about that strikeout. #not #getsomepassion</text:p>
            <text:p>472620887221739522519779851750739968-3.01I got people watching me on here that like to call me a retarted Roach...I'm so scared #NOT</text:p>
            <text:p>472219443339493376519779881412882435-1.31@md9290 @brya_crawley @cranck_21 @NathanGoodrich I love when u use my whole first name Megan #not its pooch </text:p>
            <text:p>460312855862976512519779911079174144-2.36Ending in love you. Love you too. #sarcasm</text:p>
            <text:p>4764636479971819525197799407580651554.31Everytime I see you I literally take a good look at you &amp; smile cause I know I made the best chose letting you into my life </text:p>
            <text:p>472935658038648832519779970281783296-2.33Gee, think the NBA/ officials want a game 7?! Let's just hand the Thunder this W! #pathetic #not surprised #NBAsucks</text:p>
            <text:p>472056092651175937519779998995992576-3.21@Political_fun I politely asked her if she genuinely thought all men, inc me, are rapists. She blocked me. Lovely person #not @LorrieHearts</text:p>
            <text:p>191202468112244740519780028603576320-2.48Oh, 10 hashtags in that tweet? You must be such a trend-setter.</text:p>
            <text:p>472716306165551104519780058123087872-2.72@bluu_demi lmao. I have to! He was trying &amp; then asking about my discount at work &amp; when we're going shopping. #not</text:p>
            <text:p>472916358951604224519780087671967745-2.36Advice: when you don't have your own friends, take someone else's! #not #hopoff </text:p>
            <text:p>474970224341819392519780117061451776-1.51'I'm not going to be scared into the sky is going to fall' (regarding water increase) Chris Smitherman #Irony #55krcmeltdown</text:p>
            <text:p>472740180949221377519780146400600064-1.87Glad to know you two are considered! #NOT Not going to sweat it!!</text:p>
            <text:p>472300587619340288519780175748157440.98RT @drinsomniac: We Spend Our Present Worrying about the Future &amp; when Future turns into Present,worrying continues!!</text:p>
            <text:p>472464453779591169519780205162807296-2.45@baby_shep the guy looks confused tho so prob doesn't know what life is about #not the guy4you</text:p>
            <text:p>463123722665463808519780234527113216-3.02RT @Addy_Clark: I'm SHOCKED that ESPN would mention the Cubs WS drought.\n#sarcasm</text:p>
            <text:p>472267696482967552519780290861219840-2.81“@UberFacts: Eating marshmallows can help soothe a sore throat.” #irony</text:p>
            <text:p>463518302829297664519780318816272384-2.54@shamrockjulie @bigbrothrgossip Oh, she's cute, I'd do her. #Sarcasm lol</text:p>
            <text:p>474213133657993216519780346804838400-1.50I wrote this to say that being wrong isn't a sin. Then I was told my "wrong" beliefs mean I'm not even a Xian. #irony wp.me/p3ncHv-fa</text:p>
            <text:p>472172203967270912519780374835376128.98Mingling with an Asda driver tonight #not awkward, they are apparently human!</text:p>
            <text:p>4764951813916139525197804043545067523.34@kathpettitt18 @YouTube everyone is literally living for this video tonight tooo good hahaha :')</text:p>
            <text:p>472623368135786496519780433806901248-3.02I got my girlfriend pregnant on my sterile uncle's pullout couch @boburnham #irony</text:p>
            <text:p>463429114624348160519780463208984577-2.08#I #hate #when #people #put #hashtags #on #every #word #of #their #tweet \n\n#Sarcasm</text:p>
            <text:p>472741541484986368519780493005303808-2.58I'm really glad that I know about the Brown Recluse, and that it lives in Louisiana.. \n#not</text:p>
            <text:p>463086524134076416519780522361253889-2.05Thanks god for this life full of smiles, of good friends, of love and of hapiness! #sarcasm</text:p>
            <text:p>463259599772983296519780552002392065-2.50This microwave has a pretty good beat to it... #icantdance #ButThatBeatDoe #sarcasm vine.co/v/Mrd2KljD0QW</text:p>
            <text:p>460273027444637696519780580477530112-3.00This weekend has been fucking fantastic. #sarcasm</text:p>
            <text:p>463041558615707648519780609984446466-1.88Imagine being a chelsea fan. All that defending and nothing to show for it. Shame #sarcasm</text:p>
            <text:p>472241499397042176519780639575244801-3.28Randy Rogers Band? Really? Just what I needed. #not #fml</text:p>
            <text:p>472114570841296897519780668931198976-2.06@ClaireFoster @DanJocelyn iv only just got in from riding so mine is pasta peas and cheese #domesticgoddess #not</text:p>
            <text:p>476470479377932288519780698320678913-3.22literally im so mad with my mom because she only sees my bad grades, and she never sees my good ones and this's making really sad</text:p>
            <text:p>472945399498407937519780727664025600-1.99I called a hoe and ugly by a girl I've never seen in my life... #ImSoHurt #NOT</text:p>
            <text:p>472407888564994048519780757154197505-3.95I just realised for these 3 years of drinking nobody has sent me to my doorstep before. #irony #strong or #foreveralone</text:p>
            <text:p>472947101450518528519780786547871744-.73Finished Season 5. You can say bye to my Grey's tweets cause I'm stopping here. #can #not #handle #cannot</text:p>
            <text:p>463503885790089216519780815945736192-2.78You know what's great? When author twitter accounts have nothing to do with writing, and everything to do with obsessive promoting. #sarcasm</text:p>
            <text:p>472936250463498240519780845473632256-1.46@Kennaa14 @Mr_Deyton @CrumleyJason15 who says #not you a lame and ain't got no fame!!!</text:p>
            <text:p>472830462214152192519780874871504896-2.22I have a garage sale going on right beside me &amp; 2 little girls on a scooter circling my place over &amp; over! #peaceful #not</text:p>
            <text:p>472450156504563712519780904479125505-.43@alex_hennn #damn!#not fair#hope u remember to laugh#never dull Hennessy Fam moment</text:p>
            <text:p>459728991989923840519780933365268480-1.61There was a certain level of smug in that lunch lady's eyes as I served her table today at my job. #irony</text:p>
            <text:p>472832520095285248519780962834448384-2.77I say Three Rivers 6 to google to show me show times for movies and it googled Bieber sex. #nice #not </text:p>
            <text:p>463375182368112640519780992601423874-2.33Just read a bio that said "MILF hunter" in it. Really?? So you prey on mothers. Hmm, taking that one in for all its glory.\n#sarcasm</text:p>
            <text:p>472398609665638400519781021168848896-3.79Father of of the year goes to David bierman! #not #screwyou #ifyoumessthisupiswear</text:p>
            <text:p>4764459828008755205197810506128629763.66“@girlposts: Pretty Little Liars comes on tonight aka my life starts again. ” @edenn_13 literally us</text:p>
            <text:p>463552860622319616519781080103006209-3.32Oh I just LOVE crazy drunk people who will not leave at the end of my shift. #sarcasm #serverlife</text:p>
            <text:p>472952030773121024519781109479915522-2.48Same two teams in the finals again. NBA is so competitive! #not</text:p>
            <text:p>474012581321920513519781137556975616-2.06RT @trayceecook: "@ninjanate13: The page committed to diversity is 2/3 white people #irony pic.twitter.com/Gq3u60QnXe" #OnlyAtHazen</text:p>
            <text:p>465304444909785088519781165621075968-.52In the meantime, there will be another (Cont)tl which will an extract - and only a small one - of an email 'going the rounds' so to speak.</text:p>
            <text:p>463136525702934528519781193588674560-2.38@LunaCee73 @Clio_the_Leo Wait a minute, hold the phone. Are you saying @BigBrotherCA MISLED PEOPLE?!? Now I've seen EVERYTHING! #Sarcasm</text:p>
            <text:p>4763993404123463685197812215437189121.86I CANT BREATHE LOOK AT HOW GOOD LINK LOOKS HHHHHHHHHHHHH literally throws up im buyin a wiiu</text:p>
            <text:p>463026190500913152519781249486184448-2.50Is there something going on with the NFL this week? I haven't been hearing much NFL news of late... #NFLDraft #sarcasm</text:p>
            <text:p>476494966437707776519781278879477761-1.68Waiting for a response after apologizing is literally the hardest thing</text:p>
            <text:p>463263225812090880519781308390572032-3.02RT @grahunt: The 17 worst things about living in Spain (With heavy #sarcasm) houses-for-sale-in-spain.net/lifestyle-in-s… #WABAS</text:p>
            <text:p>472044833016926208519781337872359424-1.28@clocooperr yeah cause you look like a house right now haha #not </text:p>
            <text:p>463489003635757056519781367412826112-1.16@tanya_plibersek @TracyShosh Nope, first there's policies that kick in 2035 and also the Packer Gyngell fight #priorities #sarcasm</text:p>
            <text:p>464647541909651456519781396101869568-3.28This guy literally bitched at me for asking him to move one seat over so my friends and I could sit together.............no words for people</text:p>
            <text:p>472769319542484992519781424296366080-1.79Once in a while one should disable all your social media, put your phone away and really talk and connect with people #Not SoSocialMedia</text:p>
            <text:p>472106391239675905519781452259790848-.41Those times when you have exactly the right number of characters in a tweet. Oh yes. Great Success! I am cool enough for Twitter! #nope #not</text:p>
            <text:p>472776999166291968519781480177102848-1.32We're selling Kingsley Boateng?!? But don't you remember that one goal he scored in preseason last year, he's a future star!!!! #Not</text:p>
            <text:p>472446985681653760519781508123725824-1.66Alexis and I picked the best day to go to the pool... #not</text:p>
            <text:p>474753772603080706519781536036823040-3.65RT @naveedmitha: LeBron plays for the Heat but can't handle the heat #irony #NBAFinals</text:p>
            <text:p>472422805074485248519781565505609728-2.42#Fraudster+Terrorist .@NilimDutta on the run 4rm #AssamPolice happily tweeting Shit abt a Patroit. #IRONY....</text:p>
            <text:p>472315122355273729519781594953809922-1.07@Kiidkamow #not to be rude but it would be better if it stays like that!</text:p>
            <text:p>472578318068236289519781624280391681-3.05Nothing against basketball but the heat have been in the finals 4 years in a row. Thats really fun and exciting for the nba..... #not</text:p>
            <text:p>463260644004098048519781653661483008-3.55But I'll tell you to go fuck yourself too #sarcasm instagram.com/p/nnIakwLtKK/</text:p>
            <text:p>463078013278511104519781683147460608-2.60RT @thejustinflynn: I don't play pokemon unless it's legit. Everything that's not done exactly as intended is wrong! #sarcasm #headinsand h…</text:p>
            <text:p>4721735897691095055197817111951769602.18Anyone up for a swim? I got my pool in the backyard inflated today! #SouthCountyProblems #NOT #Swimming</text:p>
            <text:p>4739587393434664985197817391418081282.99RT @RestlessNews: The IGNORANT FLEA on GOP's back....#LOLGOP #Veterans #WomensHealth #TeaParty #PJNET #Zombies #Irony #IRS #My2K http://t.c…</text:p>
            <text:p>474812612027613184519781767084249088-2.08Friend snapchats me sitting across from me. What has this world come to #irony</text:p>
            <text:p>476480664871915522519781795156725760.62@NrdLovnNetta No literally waiting BUT I know if he got single again and was like what's popping you complying </text:p>
            <text:p>463010996664426496519781823132737536-2.73RT @SteveJBridge: .@GlennMoore7 I mean why would anyone want to help that particular charity if it was not for their own gain?!#sarcasm htt…</text:p>
            <text:p>463074534506385408519781852521832450-2.06@AGem2myBB @Carla59132964 @mguggenheim Well if she is a minority character,there will be no reason for some 2 keep watching then.#sarcasm</text:p>
            <text:p>473819368128655360519781881936494592-1.25Just saw a man running to catch the train. He was carrying a stop sign. #irony #tuesday</text:p>
            <text:p>460242975336189952519781911380504576-2.22Took kobe 2 yrs to hear about trayvon martin. Maybe he didn't know about sterling then... #sarcasm</text:p>
            <text:p>472180953130209280519781939897589760-1.60@makrowz37 Katniss, I'm going to need you to warn me before you practice. I'll stay inside. #kidding #not</text:p>
            <text:p>4764133165760593925197819695303311372.30“@RickyPDillon: PRETTY LITTLE LIARS COMES BACK TONIGHT YES”\n\niM LITERALLY SCREAMING</text:p>
            <text:p>463101466635689984519781999075016705-3.45Basically... #lol #language #languages #bilingual #English #spanish #sarcasm #sarcastic #haha #funny instagram.com/p/nmAB26JcyD/</text:p>
            <text:p>473055233825050625519782027688542208-2.46@PaulaSlier_RT Russia, example of democracy to the world. #not #Russia #TerroristState #StateSponsorofTerrorism</text:p>
            <text:p>472790048065085440519782057078038528-3.02Dear NBC: I so love the fact you blacked out all the lovely #RolandGarros coverage just so you can have it. #Not</text:p>
            <text:p>472718177907273728519782086446551040-2.44@ITV Fearne and MCBusted. Tattoo Roulette what a great idea #not</text:p>
            <text:p>463500316731015168519782115869589505-2.07Oh a 2 man advantage? This will go really well. #sarcasm</text:p>
            <text:p>472443978277605376519782145640779776-3.37Because I really want to go to a staff meeting on my day off just to be bitched at. #not</text:p>
            <text:p>472498549616160768519782175135113216-2.07Laila Harre, leader of the Internet Party, can't do twitter #irony pic.twitter.com/dVCFUP4xio</text:p>
            <text:p>471681172196818944519782204658831360-2.33My diabetes doctor makes me feel fantastic about myself #sarcasm</text:p>
            <text:p>463407025880199168519782234199310336-2.00Oh how I miss the days of not having a cumulative exam....jk I'm a math major....that's all we have! #sarcasm #help</text:p>
            <text:p>472161605937938432519782263580397570-1.17@PrettyGirlBeMe remember 1 reason they didn't turn Damon human at s4 finale was bc they didn't want to neuter him so to speak. The human</text:p>
            <text:p>4723901742705623045197822921436160002.34Social media training while on social media. Wait, I probably shouldn't have tweeted that. #boring #irony</text:p>
            <text:p>465186521415688192519782321545674752-2.51RT @RugbyBanterPag3: Shit has hit the proverbial fan in France as Clermont have finally lost a home game after going 77 unbeaten thanks to …</text:p>
            <text:p>473075765668749312519782350993887232-2.86Up to nw I errh go furh netball tryouts. #Not intrested</text:p>
            <text:p>463283644195700736519782380509220864-2.95#sarcasm #much #anyone???? instagram.com/p/nnS398OnWh/</text:p>
            <text:p>463153131417653248519782409923858432-2.05RT @AriziArleta: Really hope people don't think I'm serious about that... #humor #sarcasm #lol #laughoutloud</text:p>
            <text:p>463321303974289408519782439393062915-2.88Gotta maintain law and order, right? Reuters: #Nigeria police arrest protest leader for abducted girls, news.yahoo.com/nigeria-police… #sarcasm</text:p>
            <text:p>463409362078142464519782468774162432.63Hey whoever used my office while I was gone this weekend... Thanks for cleaning up after yourself!! #sarcasm</text:p>
            <text:p>465404012410703872519782498121707521-3.35RT @Lambrettaman6: Eurovision is just about as ridiculous as the NAZIS in the EU!!! And WTF was Austria all about???</text:p>
            <text:p>472138064568283136519782527678963712-.58@bbcquestiontime @piersmorgan the original phone hacker complaining about non information #irony</text:p>
            <text:p>472974148470202368519782557148123136-2.78So today I woke up to this sound.. it was a real bayye3 ka3ek #irony</text:p>
            <text:p>472225133516443649519782586550198272-2.32@gabyglover1 students of today leaders of tomorrow sounds promising #not</text:p>
            <text:p>463578120662962176519782615931301888-2.87RT @cyatchmeifucan: @Drizzlyyy by the way that's one language I'm fluent in;) #sarcasm</text:p>
            <text:p>472638510982103040519782645316583427-1.27Yoooo and that was just my ego on meeeee I'm sorrrry #not</text:p>
            <text:p>4729136441799761925197826747857674241.70RT @NoahCollinss: Suicide Bombing Trainer Accidentally Blows Up His Entire Class. theuspatriot.com/2014/05/28/isl… #irony</text:p>
            <text:p>472644240325890048519782703269310465-2.57All my paychecks from here on out will go towards strictly shoes and watches #smartchoices #not</text:p>
            <text:p>472370115292319744519782732801404928-2.06#irony "@reason247: NSA Says It Can’t Find E-Mails Where Snowden Expressed Concerns About Controversial Surveillance Programs</text:p>
          </table:table-cell>
          <table:table-cell table:number-columns-repeated="1022"/>
        </table:table-row>
        <table:table-row table:style-name="ro2">
          <table:table-cell office:value-type="float" office:value="-2.9" calcext:value-type="float">
            <text:p>-2.9</text:p>
          </table:table-cell>
          <table:table-cell office:value-type="string" calcext:value-type="string">
            <text:p>I will never understand the desire to go out every night. I prefer staying in and doing everyone's laundry. #not</text:p>
          </table:table-cell>
          <table:table-cell table:number-columns-repeated="1022"/>
        </table:table-row>
        <table:table-row table:style-name="ro2">
          <table:table-cell office:value-type="float" office:value="0.77" calcext:value-type="float">
            <text:p>0.77</text:p>
          </table:table-cell>
          <table:table-cell office:value-type="string" calcext:value-type="string">
            <text:p>u built ur hip-hop "empire" w/ #rapmusic/now u can't #talk about anything that may upset ur "investors", #irony, #comedy, #tragedy #JayZ...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Did the LibDem spokesman just call the Greens 'wacky'? Good example of #irony ... @BBCr4today</text:p>
          </table:table-cell>
          <table:table-cell table:number-columns-repeated="1022"/>
        </table:table-row>
        <table:table-row table:style-name="ro2">
          <table:table-cell office:value-type="float" office:value="-2.05" calcext:value-type="float">
            <text:p>-2.05</text:p>
          </table:table-cell>
          <table:table-cell office:value-type="string" calcext:value-type="string">
            <text:p>I love when people drive me nuts and make me want to smack them upside the head. #sarcasm</text:p>
          </table:table-cell>
          <table:table-cell table:number-columns-repeated="1022"/>
        </table:table-row>
        <table:table-row table:style-name="ro2">
          <table:table-cell office:value-type="float" office:value="-2.9" calcext:value-type="float">
            <text:p>-2.9</text:p>
          </table:table-cell>
          <table:table-cell office:value-type="string" calcext:value-type="string">
            <text:p>Oh no, stepmonster. Don't take me to the DMV to figure everything out. Just give me the phone book and a house phone. #sarcasm #notokay </text:p>
          </table:table-cell>
          <table:table-cell table:number-columns-repeated="1022"/>
        </table:table-row>
        <table:table-row table:style-name="ro2">
          <table:table-cell office:value-type="float" office:value="1.18" calcext:value-type="float">
            <text:p>1.18</text:p>
          </table:table-cell>
          <table:table-cell office:value-type="string" calcext:value-type="string">
            <text:p>Back of the proverbial net!! @PaulBelfastMod @PaulCra51708869 @adrian121072 cheers cadel</text:p>
          </table:table-cell>
          <table:table-cell table:number-columns-repeated="1022"/>
        </table:table-row>
        <table:table-row table:style-name="ro2">
          <table:table-cell office:value-type="float" office:value="-2.76" calcext:value-type="float">
            <text:p>-2.76</text:p>
          </table:table-cell>
          <table:table-cell office:value-type="string" calcext:value-type="string">
            <text:p>I really love not having headphones it makes me so happy to sit in awkward silence on the bus #sarcasm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Don't you love when the landscapers are in the yard and no one told you so you're walking around in a towel with the windows open bc same</text:p>
          </table:table-cell>
          <table:table-cell table:number-columns-repeated="1022"/>
        </table:table-row>
        <table:table-row table:style-name="ro2">
          <table:table-cell office:value-type="float" office:value="-2.35" calcext:value-type="float">
            <text:p>-2.35</text:p>
          </table:table-cell>
          <table:table-cell office:value-type="string" calcext:value-type="string">
            <text:p>So Nole against Tsonga. Haha hello french crowd, I'm looking forward to you. #Not</text:p>
          </table:table-cell>
          <table:table-cell table:number-columns-repeated="1022"/>
        </table:table-row>
        <table:table-row table:style-name="ro1">
          <table:table-cell office:value-type="float" office:value="-2.41" calcext:value-type="float">
            <text:p>-2.41</text:p>
          </table:table-cell>
          <table:table-cell office:value-type="string" calcext:value-type="string">
            <text:p>This day is just going really really great! #not #please #get #better</text:p>
          </table:table-cell>
          <table:table-cell table:number-columns-repeated="1022"/>
        </table:table-row>
        <table:table-row table:style-name="ro11">
          <table:table-cell office:value-type="float" office:value="-0.46" calcext:value-type="float">
            <text:p>-0.46</text:p>
          </table:table-cell>
          <table:table-cell office:value-type="string" calcext:value-type="string">
            <text:p> My mind votes salad, my heart and stomach vote pizza. democracy is not good for the figure.#not in the favour of democracy ;)</text:p>
            <text:p>476483704135487488519783084481183744.60RT @PrettyTamar: @kgbixler if only you knew how accurate these tweets are haha literally my life.</text:p>
            <text:p>472186453498560513519783113837129730-.42It #has #not been seen \n➘ www.MonsterMMORPG. com \nsince. #mesomere \n☢ by #MonsterMMORPG ♬\n #porcupine</text:p>
            <text:p>4720461932171100175197831432266301441.74I hate the rules and tradition of the south. Life isnt,"black and white" so to speak. Closed mindedness will inevitably lead us to oblivion.</text:p>
            <text:p>472526864028667904519783172754534400-2.86I love buying food for myself and then my family eating all. #not</text:p>
            <text:p>472802708659793922519783202152382464-2.46Up early to do a 2 mile run and have mandatory fun day #great #not #sarcasm</text:p>
            <text:p>4732274687748669485197832315796357121.10If you don't wear a seatbelt, you'll end up in the back of an ambulance full of medics not wearing their seatbelts #irony</text:p>
            <text:p>472477896523911168519783261023633408-2.20RT @JIDF: #YesAllWomen = misogynist hashtag, generalizing all women, though most tweets using it are misandrist in nature. #irony</text:p>
            <text:p>472083592638504961519783290408951808-3.09Yay..another full day without me gf..I'm soooo excited. #NOT </text:p>
            <text:p>472348903086379008519783319886499841-.60Thanks for the RT, @daphnetrumps @KatM1221! But you guys know I totally wake up looking like that, right?! @anneDE barely did a thing! #not</text:p>
            <text:p>472733623607898112519783348470677504-2.98You know you've had a bad day when going to work costs you just over £100 #Not Fair</text:p>
            <text:p>460286257336049664519783377784692736-2.39I mean it's not like I want to hang out with friends or anything on the weekend I just love being bored at home the entire time #sarcasm</text:p>
            <text:p>476481616265891840519783407283236864-3.27And again I got no follow from you \nwhat a good day (literally CRIYING now my eyes out) #followmenash @Nashgrier</text:p>
            <text:p>472919330703699968519783436769193984-1.87Please keep banging on my $200 guitar that's in a specific tune for a song I'm learning... #not #sarcasm </text:p>
            <text:p>474236051423100928519783466229985280-2.81The 31 Greatest Moments In The History Of #Irony buzzfeed.com/robinedds/the-… via @robinedds @buzzfeed</text:p>
            <text:p>463239401192292352519783495824990208-2.63@anakay831 In protest of this travesty, I'm staging a strike. Feet up and doing nothing!except drink beer and watch b5!#freeAna#sarcasm</text:p>
            <text:p>471696857316724736519783525231230978-1.88RT @High_Im_Sadie: Gotta love it when your own mom puts you down and makes you cry \n#Sarcasm</text:p>
            <text:p>472997383211470848519783554763354112-2.38@shaziaimli what do you want to expose #not meaning to retweeted @please avoid *remember you are also</text:p>
            <text:p>472541647696166912519783584723259392-3.34and bye bye piggies. man it's been such a wonderful evening #not</text:p>
            <text:p>464604311650328576519783614163075073-3.59Can't wait to be up all night feeling like shit then running errands and working all day tomorrow, #not</text:p>
            <text:p>472917767704698880519783643518996482-.36@realDonaldTrump It don't pay much Mr Trump. Plz run for president ? Your a straight talker. #not afraid.</text:p>
            <text:p>471689151658872832519783673134989314-2.31The guy to the left is overrated because he wasn't drafted by his team. #sarcasm instagram.com/p/ojBQaCTZhI/</text:p>
            <text:p>472343241053175808519783702654484482-2.33So ready to spend my summer at school and work. #not</text:p>
            <text:p>472594288249798656519783732052385793-2.12Wow, the headache I have from that nap is gnarly. I do Friday so hard. #not #ok #lol</text:p>
            <text:p>463585851025281024519783760066523136-3.48already having a bad day then being told I'm just a judgmental sorority girl...thanks for that #ughhh #thanksalot #sarcasm</text:p>
            <text:p>473938642994339840519783788008984576-2.87@RonanFarrow I will give you 5 reasons why you are wrong... #irony</text:p>
            <text:p>472404586415026176519783815989170176-2.19mahama cannot even solve e energy crisis but he believes he can get rid of boko haram.#irony@JD mahama</text:p>
            <text:p>464434894182301696519783843344424960-2.06It's terrifying knowing I'll be getting uni offers based on these exam results and I literally know nothing</text:p>
            <text:p>463066634106580992519783871228162048-3.05YEP! Bryzgolov is definately the problem! #sarcasm #mnwild</text:p>
            <text:p>463040905520226304519783900558524416-3.03So happy to work this 1-9 shift...#bestshiftever #sarcasm</text:p>
            <text:p>472413620039864320519783929968988161-3.02Written on the wall next to the door in the boy's bathroom #irony pic.twitter.com/gApLWYH7a1</text:p>
            <text:p>472082474445832192519783959580782592-2.03*sees bird shit on windshield* without thinking, first thing out of my mouth: "ARE YOU SHITTING ME" #ilaughed2hard #unintentionalpun #irony</text:p>
            <text:p>472353755472887808519783988064288768-2.50At the doctor for the second time in 15 hours....#loveit #not</text:p>
            <text:p>472255220974497792519784017474777089-2.60did you know if your username is pussysmasher43 that a good 9/10 times you'll probably get some. #not</text:p>
            <text:p>472251771226566658519784047002669056-2.98My dad is practically auctioning off my grad ticket to the rest of the fam who's free to go instead :') #mostexciteddad #not</text:p>
            <text:p>473229408082202624519784076429901824-2.87Maybe there are some people Mexico wants that we can trade for Tahmooressi. #BringBackOurMarine #Irony</text:p>
            <text:p>471685155397332992519784105139924992-2.20RT @WashingtonPoint: Following huge success of overseeing of death of 301 miners, Erdogan claims his ‘miner painting’ today.\n—\n#Sarcasm\nh</text:p>
            <text:p>472232534760112128519784134583910400-2.79Nothin like hearing gunshots down the street to get your adrenaline pumping. Clearly odessa is a safe place. #not</text:p>
            <text:p>472738304417595392519784164099256322-1.75Went to bed cute woke up cute #not #headachesfordays #canthanganymore someone bring me advil #please</text:p>
            <text:p>472835110383808513519784193497124864-2.88I'm glad our friendship means so much to you. #not #overit</text:p>
            <text:p>463502173972598784519784222005796864-2.29Scott Brooks. That lineup. Genius. #Sarcasm</text:p>
            <text:p>4721289042922127365197842514917498883.68A little afternoon delight with Mr.Darling #wine #napa #irony instagram.com/p/omJO5SBYI0/</text:p>
            <text:p>473528446766034944519784280872845315-2.26I just noticed jay z produced 2k13 and put both nas and prodigy on the soundtrack when he dissed both in the same song #irony</text:p>
            <text:p>463359399583817728519784310295912449-2.07To all gringos celebrating Cinco de Mayo today - don't forget you're appropriating a Mexican holiday! #sarcasm</text:p>
            <text:p>4720578867185623065197843389765427201.60"@Amscreen_Simon: What irony #advertising pic.twitter.com/jmIPfB9Z2Y" make me think they did it on purpose #irony #tech</text:p>
            <text:p>463132542107779072519784368412172288-2.81@PedroIsCool But....who even does that...down here?....#sarcasm lolol</text:p>
            <text:p>460258144204365824519784398007173120-2.27I love baseball :))))))) #sarcasm</text:p>
            <text:p>463331926716465152519784427543470080-2.49Give me another dirty look please it really affects me #sarcasm</text:p>
            <text:p>472358549801422848519784456983293952-3.03Its a great start to the day when your screen cracks #not</text:p>
            <text:p>472058286498648065519784486355992577-2.83Man you can talk about someone and laugh at them behind their back? You're pretty cool! #not #juststop</text:p>
            <text:p>472045407510331393519784515787427841-2.21RT @clairecollevy: Glad we learned everything on that test!!!! #not </text:p>
            <text:p>472123090898792448519784545214668800-3.21So happy that I'm not going back to school in fall. #sarcasm</text:p>
            <text:p>463088839477968896519784574675456000-2.20“@MesutOzil1088: Thanks to all gunners for the great atmosphere at the emirates this season.” Lol, a bit awkward #Sarcasm #NoAtmosphere</text:p>
            <text:p>462971146380783617519784604236935169-2.36Being denied &gt;&gt;&gt;\nLove it \n#Sarcasm</text:p>
            <text:p>472238734491287552519784633693532160-2.53writing my essay and I when I realize that it's almost 1am. time flies when you're having fun!!!1!11!!!!1!!!! #not</text:p>
            <text:p>460260488304422912519784663275954177-2.50I love the fact you're not man of your words. So attractive. #sarcasm</text:p>
            <text:p>472440667118260225519784692707389440-2.02My primary school friend. I tend to his #grave as gently N neatly as when I used to plait his hair. #irony pic.twitter.com/UGVMcr8nw2</text:p>
            <text:p>472065842960560128519784722197536768-3.27Yeah.. throw a water balloon right at us when we are yelling not to. #thatsreallysmart ... #not !</text:p>
            <text:p>472835852209766400519784751620554752-2.80Yeah keep tweeting the same message as often as you can to as many people as you can, that's not annoying at all #not</text:p>
            <text:p>473062503338217472519784780989087744-3.00So,go away 4 a week &amp; come back 2 find Poch has gone to spuds,RL on way to Liverpool and most of the rest of the squad want out! Gr8 - #not</text:p>
            <text:p>463143561991438337519784810336624640-3.19And I have my hardest ap test at 8am in the morning....life just loves me #sarcasm #goodnight</text:p>
            <text:p>463487561646632961519784839738691584-1.13@GertieTheDino89 How exciting! I love Baltimore. I bet you are so happy to be back!! #sarcasm</text:p>
            <text:p>472737022034329600519784869132394496-2.72Tobias used my beloved tube map mug for coffee....when I told him to give it back he said no and licked it...what a sweet brother! #not</text:p>
            <text:p>463025598407798784519784898526064640-2.00I just love being ignored it the best ! #sarcasm</text:p>
            <text:p>465345822818050050519784927991037953-2.60RT @mattchew_brown: Don't you love it when you show up for baseball practice and nobody is there. I know I do. Guess practice was canceled.…</text:p>
            <text:p>4740482912570695685197849574560276493.15@johnniejae Also funny how they can be sooo damn insulting, and then when you point out that it's offensive, they get angry. #irony</text:p>
            <text:p>4720371983724134405197849868665077761.51.@KVAnderson @questlove Ironic given the phrase/imagery: "range and roam and shine a light into any corner of the culture." #metaphor</text:p>
            <text:p>472362330056314881519785016205668352-2.31@_HaileySchultz_ has the best Goodmorning messages #not #youregay</text:p>
            <text:p>474161147089010688519785045712584706-2.87Collaboration by MIA BAG with Viacom has led to a collection entirely inspired by the #mood and #irony of... fb.me/2avRbIyfr</text:p>
            <text:p>463454682741231616519785074041303040-2.28Skl today guys .. obviously its wat we've all been waiting for .. at last \nUmm #sarcasm</text:p>
            <text:p>472587154095632384519785102034079744-2.58plot twist: u actually texted me back &amp; like me back ::)) #not</text:p>
            <text:p>472248701503950848519785129984942080-2.88There's nothing better than being squeezed between too many people on the train in the morning... #not</text:p>
            <text:p>463014691116425216519785157998682112-2.78@Carla59132964 @CW_Arrow Yes,you better do what they tell you. Make the ratings drop even more.#sarcasm</text:p>
            <text:p>472788791770775552519785185932750848-2.15Hahaha ,asking money for our first date#setting a bad precedent#not a gud start at all.</text:p>
            <text:p>463062695445794816519785215439294466-2.13Move Stoner to forward and put him on the top line. He's a goal scorer and point producer. Under utilized. #SARCASM but nice setup!</text:p>
            <text:p>472650192756678657519785244858142720-2.39OH so it's ok for my bf to go to club's without me..... HMMMM THAT'S FREAKING COOL. #not #butreally</text:p>
            <text:p>475406222427193344519785274264412162-1.78@ArchAtheistMike @Monicks you realise that's a photo of a Christian library right? Trinity college. Love your ignorance &amp; stupidity. #irony</text:p>
            <text:p>472050482962505728519785302815023104.63Nice try @MailOnline ... I'm not falling for it. #propaganda also #irony pic.twitter.com/dU68ANjyCD</text:p>
            <text:p>472172535488864256519785332292599808-2.44RT @Sophh213: I rlly love when ppl name themselves.. #not</text:p>
            <text:p>460295472381718528519785360344481792-2.54I love it when you're getting home when everyone's in bed &amp; you are trying hard not to wake them yet everything you touch, breaks. #sarcasm</text:p>
            <text:p>472789705659265024519785388303724544-2.31“@dcwhite_15: Getting turnt at 12 on a Saturday #summer”#rebel #sweg #yolo #stfu #u #r #not #cool</text:p>
            <text:p>472247741784289280519785416241979392-2.19You'd think if you live next to the stadium and hockey arena things would be.....FUN! #NOT</text:p>
            <text:p>472495731811844096519785444192837632-2.77I am grateful the FGCU taught me first hand how you can be tight with someone one day and not speak to them again the next #Not</text:p>
            <text:p>463437908808957952519785472168837120-1.92And bring me to NY too please #sarcasm</text:p>
            <text:p>199269611869442048519785500102905856-1.44Oh, you’re 14 and quit smoking? How inspiring.</text:p>
            <text:p>472170894672936962519785528850649088-2.57Had off-campus mtg. On way back to office I was stuck behind a station wagon with "NO COAL" bumper sticker belching oily blue smoke #Irony</text:p>
            <text:p>472400254953062400519785556788924416-1.72I have the attention span of a fish #work #is #not #being #done</text:p>
            <text:p>472864974646542337519785584748142592-.61Put my first bet on and won the bet hahah best £1 spent lmao #ballin #not</text:p>
            <text:p>472841871459618816519785612736757760-1.69Time magazine reports that rollerblading is indeed cool and making a comeback #not</text:p>
            <text:p>473510277468942337519785640691773440-1.10Part three of the shoot takes place at the synergy building....... #irony</text:p>
            <text:p>475590938488623106519785668676161536-1.24RT @MaathMusleh: #Irony &amp; #Insult = long-time war criminal Perez a leader of Zionist mvmt that disrupted peace in the region is in Vatican …</text:p>
            <text:p>472037215884021761519785696580882432-2.72Wonder how many assistants are printing Mary Meeker's 165-slide presentation so their bosses can pretend they're digital? #irony</text:p>
            <text:p>476463998561681409519785724519133184-1.93My coach literally hates us for taking photos on her phone. Literally they're pretty much all of us </text:p>
            <text:p>463068248221556736519785752600006656-1.09I think the Mavs will win. #sarcasm</text:p>
            <text:p>473534958750146560519785780609556480-2.42When Dave first went missing he got his AARP mail that said "Drive With Confidence." Today he got one that said "WELCOME BACK!" #irony</text:p>
            <text:p>472083261729308672519785808572977152-2.02@RogerQuimbly I love the pic in media of fan burning her ticket in protest...wearing a Rolling Stones shirt! #irony</text:p>
            <text:p>472961253216751616519785836569956352-2.47What a great way to end my night.. Just perfect. #Not</text:p>
            <text:p>472697053341298689519785864508235776-1.60Love how my mom and step dad blew up my phone tho trying to get me to wake up at 6 and my phone was on silent sorry #not</text:p>
            <text:p>463433101130358785519785892471635968-2.37@CynthiaSmith20 don't you know,\nCynthia? Women are obviously unable to teach themselves, so they need male leadership. #sarcasm</text:p>
            <text:p>463409348778401793519785920569303040-1.88@chrissie1 yeah that makes a ton of sense :P #sarcasm</text:p>
            <text:p>472754397366071296519785948507549696-2.57That moment when your parents ruin your plans for the day! #thanks #not #notcool #terrible</text:p>
            <text:p>472035907214643200519785976517132288-3.00It's sad when I have to find a European stream in order to watch two Americans play. Thanks, Tennis Channel! #not</text:p>
            <text:p>464620641598324738519786004514111488-1.92The #BDS lemmings should be asking why do Arabs deny virtually every fact of Jewish life in #Israel before and after Biblical times.</text:p>
            <text:p>472938929163743232519786032490110976-1.16@9NewsMelb Coming off the back of a recent successful royal tour.\n#smartcall #not</text:p>
            <text:p>475695664652091393519786060994195457-3.04Yes! But now we have to wait it for cool down. Ha! #irony @ColleenKessler: @LJSkool_Jackie ugh! Hope it was save-able.</text:p>
            <text:p>472335978888450048519786090434023424-3.19@MarkGKirshner Ukrainians are famous for drunkenesss, wife beating and womanising. #not fighters #just saying</text:p>
            <text:p>472148364755476481519786205618380800-3.48@crowley_roisin @iBeJeehan now that hurt . Real bad. Love you too #not ;)</text:p>
            <text:p>472228012352471040519786233594384384-3.22I love when my twitter decides to refresh and scroll all the way to the top on its own... #not</text:p>
            <text:p>463110053147320320519786261549432832-2.44only +20 now, really calming down.\n\n#sarcasm</text:p>
            <text:p>476450452675260416519786289517039616-1.50I'm literally sitting here, on my phone like the rest of the people in this waiting room. Our generation.</text:p>
            <text:p>472820093706334208519786317409185793-1.36Wallah do #not shed #their \n www.monstermmorpg. com ❀\n#shell. propulsory \n❖ by #MonsterMMORPG ➮\n #magneton</text:p>
            <text:p>463102613391568896519786490294185984-1.78Me: can we get a yoga ball \nDad: sure whatever you want #sarcasm</text:p>
            <text:p>464661411617337344519786518240821248-2.75I'm literally on the phone to the nak and mums like shouting in my ear. nah I don't have a phone to the side of my face, I'm not busy.</text:p>
            <text:p>462967219882700800519786546195865600-3.49I can tell already today is going to be great... #sarcasm</text:p>
            <text:p>472817859555762176519786574113177600-1.95Drew everyone in my SAT class on the board #satready #not</text:p>
            <text:p>472465452237869056519786602022055936-2.06Almost crashed while looking at a billboard about keeping your eyes on the road #irony</text:p>
            <text:p>4722169070224711695197866300735488002.11It's weird let me be with a stage five clinger I'd be out...bt my girl on tht so I don't mind bein home. #irony</text:p>
            <text:p>472870076941471744519786657969893376-3.15Just fell down the steps going to be a great night #not let the night begin intil 12</text:p>
            <text:p>472941617410998272519786685916512256-1.90@mckaylaniicole wow I luv ur advice thx I'll take that into consideration :))) #not</text:p>
            <text:p>463019866472325122519786713913516032-2.59@teambabySmoak @Carla59132964 @mguggenheim @LynnMPuckett @AJKreisberg If they do,they know how many viewers they'd loose. #sarcasm</text:p>
            <text:p>463421930738290692519786742229254144-2.44The @MBTA is consistently inconsistent. 2 outbound trains. 2 outbound buses. 0 inbound. #ilovewaiting #sarcasm</text:p>
            <text:p>472232196300759041519787061201866752-1.46@Nate_Irish well i'm really happy that you won your bet. #sarcastictweet</text:p>
            <text:p>472457185830506496519787089165320192-2.78Always great when you're at the #dentist and this song comes on youtu.be/4dOsbsuhYGQ #mellencamp #irony #pain</text:p>
            <text:p>465535235632140288519787117132918784-2.58Don't you love listening to the same 40 second song 240 times? #ihatecompulsory</text:p>
            <text:p>463179829060202497519787145050210304-3.02Thank you for leaving me like this tonight. #sarcasm</text:p>
            <text:p>465035232341532672519787172984266752-2.12@lynladon I guess lawmakers found that proverbial hole in #Obamacare that allows them to exempt self?</text:p>
            <text:p>463384447778185217519787494892896256-2.31RT @KincheloeKailey: Could this day get any better? #sarcasm</text:p>
            <text:p>472725440230998016519787522831183872-2.64Really appreciate all the people who wanted to loan me their pumps. Yall are great! #Not #BackToWalmart</text:p>
            <text:p>463180962734436352519787550731669504-2.95If this semester has taught me anything, it's that my best work is done the night before. #sarcasm</text:p>
            <text:p>472396270959874048519787578686701569-2.91the strong young energy has never worked a day in his life,a politiko since highschool - VERY PROMISING #not @TheOliverStone @tsipras_eu</text:p>
            <text:p>463398634025795585519787606792736768-2.60@jordanbateman 19 year old DJ's used to do better reports of the education systems of foreign countries back in my day #sarcasm</text:p>
            <text:p>463298866876780544519788366553186304-2.45RT @benford__: So nice to walk down Yeovil town centre again. #sarcasm</text:p>
            <text:p>472668087213240320519788394462064640-2.16Awwwh last night harry was sicky sicky sick...SICK AS FUCK MAN HE LOOKED SO SEXAY #Punoftheday #not</text:p>
            <text:p>472588002686808065519788422425509888-2.59Ill never understand why niggas go to a fight and record they friends getting beat up \n#NOT#COOL #HELP #YOUR #FRIEND</text:p>
            <text:p>472468730727788544519788450342772736-.11The amount of fun this weekend is going to be off the charts! #not</text:p>
            <text:p>472093439593836544519788478293606400-3.95My favorite part of this @Scout_Willis topless photo in NYC is the red sign hanging behind her #irony pic.twitter.com/5z07lz6Mhw</text:p>
            <text:p>474227228566646784519788651723915265-2.85#irony - Getting screwed on your credit cards by @EquifaxCanadaCo credit protection sales people</text:p>
            <text:p>472029587195445249519788679687307264-2.08I remain amazed by the #irony of my continuing to misspell the word, "misspell.</text:p>
          </table:table-cell>
          <table:table-cell table:number-columns-repeated="1022"/>
        </table:table-row>
        <table:table-row table:style-name="ro2">
          <table:table-cell office:value-type="float" office:value="1.74" calcext:value-type="float">
            <text:p>1.74</text:p>
          </table:table-cell>
          <table:table-cell office:value-type="string" calcext:value-type="string">
            <text:p>World Cup is literally here\n4 years of wait is over @england good luck just saying haha</text:p>
          </table:table-cell>
          <table:table-cell table:number-columns-repeated="1022"/>
        </table:table-row>
        <table:table-row table:style-name="ro2">
          <table:table-cell office:value-type="float" office:value="-2.37" calcext:value-type="float">
            <text:p>-2.37</text:p>
          </table:table-cell>
          <table:table-cell office:value-type="string" calcext:value-type="string">
            <text:p>@RearAdBsBlog @renlavoietva The #montrealcanadiens complaining about not getting enough PPs? That's unusual. #sarcasm #TwiceasmuchasBruins</text:p>
          </table:table-cell>
          <table:table-cell table:number-columns-repeated="1022"/>
        </table:table-row>
        <table:table-row table:style-name="ro2">
          <table:table-cell office:value-type="float" office:value="-2.85" calcext:value-type="float">
            <text:p>-2.85</text:p>
          </table:table-cell>
          <table:table-cell office:value-type="string" calcext:value-type="string">
            <text:p>Exquisite #irony : the world's most secretive conference discussing whether privacy exists. #Bilderberg2014</text:p>
          </table:table-cell>
          <table:table-cell table:number-columns-repeated="1022"/>
        </table:table-row>
        <table:table-row table:style-name="ro3">
          <table:table-cell office:value-type="float" office:value="-2.88" calcext:value-type="float">
            <text:p>-2.88</text:p>
          </table:table-cell>
          <table:table-cell office:value-type="string" calcext:value-type="string">
            <text:p>I love how they felt that it was needed to add "Didn't actually happen" REALLY GODZILLA ISN'T REAL ??? #Sarcasm youtube.com/watch?v=QKpzU2…</text:p>
          </table:table-cell>
          <table:table-cell table:number-columns-repeated="1022"/>
        </table:table-row>
        <table:table-row table:style-name="ro1">
          <table:table-cell office:value-type="float" office:value="-1.66" calcext:value-type="float">
            <text:p>-1.66</text:p>
          </table:table-cell>
          <table:table-cell office:value-type="string" calcext:value-type="string">
            <text:p>I'm not going too lie, I'm a twitter junkie. #selfie #NOT</text:p>
          </table:table-cell>
          <table:table-cell table:number-columns-repeated="1022"/>
        </table:table-row>
        <table:table-row table:style-name="ro2">
          <table:table-cell office:value-type="float" office:value="-3.13" calcext:value-type="float">
            <text:p>-3.13</text:p>
          </table:table-cell>
          <table:table-cell office:value-type="string" calcext:value-type="string">
            <text:p>Kicking off #GASummit2014 - Tagline "Data In Action" dangerously close to "Data Inaction" #measure #sarcasm pic.twitter.com/cwRaRmJkl6</text:p>
          </table:table-cell>
          <table:table-cell table:number-columns-repeated="1022"/>
        </table:table-row>
        <table:table-row table:style-name="ro1">
          <table:table-cell office:value-type="float" office:value="-1.44" calcext:value-type="float">
            <text:p>-1.44</text:p>
          </table:table-cell>
          <table:table-cell office:value-type="string" calcext:value-type="string">
            <text:p>Oh Google, I love how you make things so complicated.. #not</text:p>
          </table:table-cell>
          <table:table-cell table:number-columns-repeated="1022"/>
        </table:table-row>
        <table:table-row table:style-name="ro1">
          <table:table-cell office:value-type="float" office:value="-1.52" calcext:value-type="float">
            <text:p>-1.52</text:p>
          </table:table-cell>
          <table:table-cell office:value-type="string" calcext:value-type="string">
            <text:p>Gotta love when people come up and tell you about others. #not</text:p>
          </table:table-cell>
          <table:table-cell table:number-columns-repeated="1022"/>
        </table:table-row>
        <table:table-row table:style-name="ro2">
          <table:table-cell office:value-type="float" office:value="-1.48" calcext:value-type="float">
            <text:p>-1.48</text:p>
          </table:table-cell>
          <table:table-cell office:value-type="string" calcext:value-type="string">
            <text:p>So, so happy to learn Sodexho is replacing Cedar Rapids Kernels as concessionaire at C.R. Ice Arena. #RiderTownUSA #Kernels #Sarcasm</text:p>
          </table:table-cell>
          <table:table-cell table:number-columns-repeated="1022"/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string" calcext:value-type="string">
            <text:p>CRT testing is so fun. #Sarcasm</text:p>
          </table:table-cell>
          <table:table-cell table:number-columns-repeated="1022"/>
        </table:table-row>
        <table:table-row table:style-name="ro2">
          <table:table-cell office:value-type="float" office:value="-0.36" calcext:value-type="float">
            <text:p>-0.36</text:p>
          </table:table-cell>
          <table:table-cell office:value-type="string" calcext:value-type="string">
            <text:p>Pyne's latest press release "Keeping our commitments: Funding a National School Chaplaincy Programme" bit.ly/1hEMSXD #irony</text:p>
          </table:table-cell>
          <table:table-cell table:number-columns-repeated="1022"/>
        </table:table-row>
        <table:table-row table:style-name="ro2">
          <table:table-cell office:value-type="float" office:value="-1.98" calcext:value-type="float">
            <text:p>-1.98</text:p>
          </table:table-cell>
          <table:table-cell office:value-type="string" calcext:value-type="string">
            <text:p>...at least I have small eyes #sarcasm #selfiesunday pic.twitter.com/K2LN6xWkvH</text:p>
          </table:table-cell>
          <table:table-cell table:number-columns-repeated="102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That's exactly what I needed to hear today.... That's just fantastic. #not</text:p>
          </table:table-cell>
          <table:table-cell table:number-columns-repeated="1022"/>
        </table:table-row>
        <table:table-row table:style-name="ro1">
          <table:table-cell office:value-type="float" office:value="-3.47" calcext:value-type="float">
            <text:p>-3.47</text:p>
          </table:table-cell>
          <table:table-cell office:value-type="string" calcext:value-type="string">
            <text:p>You know what's fun? Being tailgated by a semi. #Not</text:p>
          </table:table-cell>
          <table:table-cell table:number-columns-repeated="1022"/>
        </table:table-row>
        <table:table-row table:style-name="ro2">
          <table:table-cell office:value-type="float" office:value="1.97" calcext:value-type="float">
            <text:p>1.97</text:p>
          </table:table-cell>
          <table:table-cell office:value-type="string" calcext:value-type="string">
            <text:p>Congratulations @DB_Bahn, only 40 min late! Monday, it was 80 min... #irony</text:p>
          </table:table-cell>
          <table:table-cell table:number-columns-repeated="1022"/>
        </table:table-row>
        <table:table-row table:style-name="ro2">
          <table:table-cell office:value-type="float" office:value="-1.29" calcext:value-type="float">
            <text:p>-1.29</text:p>
          </table:table-cell>
          <table:table-cell office:value-type="string" calcext:value-type="string">
            <text:p>RT @MrStevens157: Guess im heading down to north carliner #dirty dirty #south #not NY</text:p>
          </table:table-cell>
          <table:table-cell table:number-columns-repeated="1022"/>
        </table:table-row>
        <table:table-row table:style-name="ro2">
          <table:table-cell office:value-type="float" office:value="-2.22" calcext:value-type="float">
            <text:p>-2.22</text:p>
          </table:table-cell>
          <table:table-cell office:value-type="string" calcext:value-type="string">
            <text:p>There is literally nowhere I'd rather spend this beautiful day than in the library #not #12days</text:p>
          </table:table-cell>
          <table:table-cell table:number-columns-repeated="1022"/>
        </table:table-row>
        <table:table-row table:style-name="ro1">
          <table:table-cell office:value-type="float" office:value="-1.69" calcext:value-type="float">
            <text:p>-1.69</text:p>
          </table:table-cell>
          <table:table-cell office:value-type="string" calcext:value-type="string">
            <text:p>thank you to my friends for saying good luck to me thank you thank you #not </text:p>
          </table:table-cell>
          <table:table-cell table:number-columns-repeated="1022"/>
        </table:table-row>
        <table:table-row table:style-name="ro1">
          <table:table-cell office:value-type="float" office:value="-1.99" calcext:value-type="float">
            <text:p>-1.99</text:p>
          </table:table-cell>
          <table:table-cell office:value-type="string" calcext:value-type="string">
            <text:p>This is a great way to start summer! #not #hospitalbound</text:p>
          </table:table-cell>
          <table:table-cell table:number-columns-repeated="1022"/>
        </table:table-row>
        <table:table-row table:style-name="ro2">
          <table:table-cell office:value-type="float" office:value="-2.52" calcext:value-type="float">
            <text:p>-2.52</text:p>
          </table:table-cell>
          <table:table-cell office:value-type="string" calcext:value-type="string">
            <text:p>You know you go to a caring school when all of your classmates are actively paying attention to your graduation speech #not</text:p>
          </table:table-cell>
          <table:table-cell table:number-columns-repeated="1022"/>
        </table:table-row>
        <table:table-row table:style-name="ro2">
          <table:table-cell office:value-type="float" office:value="-3.29" calcext:value-type="float">
            <text:p>-3.29</text:p>
          </table:table-cell>
          <table:table-cell office:value-type="string" calcext:value-type="string">
            <text:p>I have finally come in contact with the most irritating person ever! #lovely #NOT</text:p>
          </table:table-cell>
          <table:table-cell table:number-columns-repeated="1022"/>
        </table:table-row>
        <table:table-row table:style-name="ro1">
          <table:table-cell office:value-type="float" office:value="-2.95" calcext:value-type="float">
            <text:p>-2.95</text:p>
          </table:table-cell>
          <table:table-cell office:value-type="string" calcext:value-type="string">
            <text:p>What a great way to start out high school bball.... #not #stupidknee</text:p>
          </table:table-cell>
          <table:table-cell table:number-columns-repeated="1022"/>
        </table:table-row>
        <table:table-row table:style-name="ro1">
          <table:table-cell office:value-type="float" office:value="-2.04" calcext:value-type="float">
            <text:p>-2.04</text:p>
          </table:table-cell>
          <table:table-cell office:value-type="string" calcext:value-type="string">
            <text:p>I always pick the most convenient times to be hungry. #not</text:p>
          </table:table-cell>
          <table:table-cell table:number-columns-repeated="1022"/>
        </table:table-row>
        <table:table-row table:style-name="ro1">
          <table:table-cell office:value-type="float" office:value="-1.36" calcext:value-type="float">
            <text:p>-1.36</text:p>
          </table:table-cell>
          <table:table-cell office:value-type="string" calcext:value-type="string">
            <text:p>RT @stoicedwards: Chris brown sang don't judge BUT he's being judge</text:p>
          </table:table-cell>
          <table:table-cell table:number-columns-repeated="1022"/>
        </table:table-row>
        <table:table-row table:style-name="ro2">
          <table:table-cell office:value-type="float" office:value="-2.59" calcext:value-type="float">
            <text:p>-2.59</text:p>
          </table:table-cell>
          <table:table-cell office:value-type="string" calcext:value-type="string">
            <text:p>Girls make me laugh. Do you seriously enjoy that attention from douchebags that just want in your pants? #classy #not</text:p>
          </table:table-cell>
          <table:table-cell table:number-columns-repeated="1022"/>
        </table:table-row>
        <table:table-row table:style-name="ro2">
          <table:table-cell office:value-type="float" office:value="-2.25" calcext:value-type="float">
            <text:p>-2.25</text:p>
          </table:table-cell>
          <table:table-cell office:value-type="string" calcext:value-type="string">
            <text:p>When people constantly tweet about being drunk .. There just so cool #sarcasm</text:p>
          </table:table-cell>
          <table:table-cell table:number-columns-repeated="1022"/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string" calcext:value-type="string">
            <text:p>Yes, because cutting the grass is totally more important than homework. #sarcasm</text:p>
          </table:table-cell>
          <table:table-cell table:number-columns-repeated="102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I literally tell my mom everything and its pretty great</text:p>
          </table:table-cell>
          <table:table-cell table:number-columns-repeated="1022"/>
        </table:table-row>
        <table:table-row table:style-name="ro2">
          <table:table-cell office:value-type="float" office:value="-2.16" calcext:value-type="float">
            <text:p>-2.16</text:p>
          </table:table-cell>
          <table:table-cell office:value-type="string" calcext:value-type="string">
            <text:p>@SueAnnLevy Mayors junket to The Falls...such an important destination. Why only one train to and from per day??? #not an important issue???</text:p>
          </table:table-cell>
          <table:table-cell table:number-columns-repeated="1022"/>
        </table:table-row>
        <table:table-row table:style-name="ro2">
          <table:table-cell office:value-type="float" office:value="-2.22" calcext:value-type="float">
            <text:p>-2.22</text:p>
          </table:table-cell>
          <table:table-cell office:value-type="string" calcext:value-type="string">
            <text:p>Shout out to underage drinkers. Nice to see young people making wise choices. \n#sarcasm</text:p>
          </table:table-cell>
          <table:table-cell table:number-columns-repeated="1022"/>
        </table:table-row>
        <table:table-row table:style-name="ro2">
          <table:table-cell office:value-type="float" office:value="-1.62" calcext:value-type="float">
            <text:p>-1.62</text:p>
          </table:table-cell>
          <table:table-cell office:value-type="string" calcext:value-type="string">
            <text:p>Going in my bag with every intention of getting some fruit but then getting distracted when I find a chocolate bar #dietsgoingwell #not</text:p>
          </table:table-cell>
          <table:table-cell table:number-columns-repeated="1022"/>
        </table:table-row>
        <table:table-row table:style-name="ro2">
          <table:table-cell office:value-type="float" office:value="-3.21" calcext:value-type="float">
            <text:p>-3.21</text:p>
          </table:table-cell>
          <table:table-cell office:value-type="string" calcext:value-type="string">
            <text:p>Love when my 5 hour shift turns into a 7 hour shift with no choice on my part whatsoever :))))))))))) #not</text:p>
          </table:table-cell>
          <table:table-cell table:number-columns-repeated="1022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string" calcext:value-type="string">
            <text:p>I love now snapchat just assumed i wanted to updatemy phone.. #sarcasm</text:p>
          </table:table-cell>
          <table:table-cell table:number-columns-repeated="1022"/>
        </table:table-row>
        <table:table-row table:style-name="ro2">
          <table:table-cell office:value-type="float" office:value="-2.72" calcext:value-type="float">
            <text:p>-2.72</text:p>
          </table:table-cell>
          <table:table-cell office:value-type="string" calcext:value-type="string">
            <text:p>Having a cold and allergies during finals week is super fun! If you haven't tried it you should! #sarcasm</text:p>
          </table:table-cell>
          <table:table-cell table:number-columns-repeated="1022"/>
        </table:table-row>
        <table:table-row table:style-name="ro2">
          <table:table-cell office:value-type="float" office:value="-1.88" calcext:value-type="float">
            <text:p>-1.88</text:p>
          </table:table-cell>
          <table:table-cell office:value-type="string" calcext:value-type="string">
            <text:p>Hippopotomonstrosesquipedaliophobiais the fear of long words lol #irony much?</text:p>
          </table:table-cell>
          <table:table-cell table:number-columns-repeated="1022"/>
        </table:table-row>
        <table:table-row table:style-name="ro2">
          <table:table-cell office:value-type="float" office:value="-2.73" calcext:value-type="float">
            <text:p>-2.73</text:p>
          </table:table-cell>
          <table:table-cell office:value-type="string" calcext:value-type="string">
            <text:p>Act like Racist Ass, Collect 2 Billion dollars: #irony #nba #donaldsterling #laclippers #tcot #p2 #racism wp.me/p1sd9a-eEJ</text:p>
          </table:table-cell>
          <table:table-cell table:number-columns-repeated="1022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string" calcext:value-type="string">
            <text:p><text:s/>berry gud ha berry gud! your soo kewl! #sarcasm</text:p>
          </table:table-cell>
          <table:table-cell table:number-columns-repeated="1022"/>
        </table:table-row>
        <table:table-row table:style-name="ro2">
          <table:table-cell office:value-type="float" office:value="-2.1" calcext:value-type="float">
            <text:p>-2.1</text:p>
          </table:table-cell>
          <table:table-cell office:value-type="string" calcext:value-type="string">
            <text:p>Shoved out of the house an hour early for work when I only live 10min. #wonderful #not</text:p>
          </table:table-cell>
          <table:table-cell table:number-columns-repeated="1022"/>
        </table:table-row>
        <table:table-row table:style-name="ro2">
          <table:table-cell office:value-type="float" office:value="-0.42" calcext:value-type="float">
            <text:p>-0.42</text:p>
          </table:table-cell>
          <table:table-cell office:value-type="string" calcext:value-type="string">
            <text:p>So surprised more of an issue hasn't been made of former LNP minsters warning &amp; criticising current government. #chaos #auspol #sarcasm</text:p>
          </table:table-cell>
          <table:table-cell table:number-columns-repeated="1022"/>
        </table:table-row>
        <table:table-row table:style-name="ro2">
          <table:table-cell office:value-type="float" office:value="-1.9" calcext:value-type="float">
            <text:p>-1.9</text:p>
          </table:table-cell>
          <table:table-cell office:value-type="string" calcext:value-type="string">
            <text:p>@Marylilll @DeanMorphew4 Can I be part of this uncomplicated love triangle? Not my fault we had so much dirty sex! #not</text:p>
          </table:table-cell>
          <table:table-cell table:number-columns-repeated="1022"/>
        </table:table-row>
        <table:table-row table:style-name="ro2">
          <table:table-cell office:value-type="float" office:value="-2.35" calcext:value-type="float">
            <text:p>-2.35</text:p>
          </table:table-cell>
          <table:table-cell office:value-type="string" calcext:value-type="string">
            <text:p>Those things that just totally make your morning soo much better. Oh wait. #Not #ThanksNoThanks</text:p>
          </table:table-cell>
          <table:table-cell table:number-columns-repeated="1022"/>
        </table:table-row>
        <table:table-row table:style-name="ro2">
          <table:table-cell office:value-type="float" office:value="0.43" calcext:value-type="float">
            <text:p>0.43</text:p>
          </table:table-cell>
          <table:table-cell office:value-type="string" calcext:value-type="string">
            <text:p>@Grreyley -- with: it's how the makers are handling it, I think. I'd say more,but I know a few guys who are literally waiting to marathon it</text:p>
          </table:table-cell>
          <table:table-cell table:number-columns-repeated="1022"/>
        </table:table-row>
        <table:table-row table:style-name="ro1">
          <table:table-cell office:value-type="float" office:value="-2.53" calcext:value-type="float">
            <text:p>-2.53</text:p>
          </table:table-cell>
          <table:table-cell office:value-type="string" calcext:value-type="string">
            <text:p>Oh, you mean Qatar totally bought that World Cup bid? I'm so surprised!! #not</text:p>
          </table:table-cell>
          <table:table-cell table:number-columns-repeated="1022"/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string" calcext:value-type="string">
            <text:p>@Pornhub @siandeleere Except guilt can switch back on instantly at some points.. its a double edged sword.. so to speak haha</text:p>
          </table:table-cell>
          <table:table-cell table:number-columns-repeated="1022"/>
        </table:table-row>
        <table:table-row table:style-name="ro2">
          <table:table-cell office:value-type="float" office:value="-2.13" calcext:value-type="float">
            <text:p>-2.13</text:p>
          </table:table-cell>
          <table:table-cell office:value-type="string" calcext:value-type="string">
            <text:p>RT @fredwimpy: #Irony Libs worship nature but nowhere in nature do their policies exist. The strong survive, the weak perish #tcot http://t…</text:p>
          </table:table-cell>
          <table:table-cell table:number-columns-repeated="1022"/>
        </table:table-row>
        <table:table-row table:style-name="ro2">
          <table:table-cell office:value-type="float" office:value="-2.92" calcext:value-type="float">
            <text:p>-2.92</text:p>
          </table:table-cell>
          <table:table-cell office:value-type="string" calcext:value-type="string">
            <text:p>Once again we see #Melton Labour has about as much substance as one of Ed's empty gimmicks. Never an alternative, no ideas → just sit &amp; moan</text:p>
          </table:table-cell>
          <table:table-cell table:number-columns-repeated="1022"/>
        </table:table-row>
        <table:table-row table:style-name="ro2">
          <table:table-cell office:value-type="float" office:value="1.87" calcext:value-type="float">
            <text:p>1.87</text:p>
          </table:table-cell>
          <table:table-cell office:value-type="string" calcext:value-type="string">
            <text:p>@Sp0_0Ky_Gz lol it's literally a show about women in prison &amp; their drama. Pretty interesting actually.</text:p>
          </table:table-cell>
          <table:table-cell table:number-columns-repeated="1022"/>
        </table:table-row>
        <table:table-row table:style-name="ro2">
          <table:table-cell office:value-type="float" office:value="-1.74" calcext:value-type="float">
            <text:p>-1.74</text:p>
          </table:table-cell>
          <table:table-cell office:value-type="string" calcext:value-type="string">
            <text:p>@THERACISTDOCTOR don't worry, I'm sure Al and Jesse and the crew will be here in outrage!!! #NOT</text:p>
          </table:table-cell>
          <table:table-cell table:number-columns-repeated="1022"/>
        </table:table-row>
        <table:table-row table:style-name="ro2">
          <table:table-cell office:value-type="float" office:value="-1.87" calcext:value-type="float">
            <text:p>-1.87</text:p>
          </table:table-cell>
          <table:table-cell office:value-type="string" calcext:value-type="string">
            <text:p>Family's in the city for the day while I slave at work for the next 10 hours #lovemyjob #not</text:p>
          </table:table-cell>
          <table:table-cell table:number-columns-repeated="1022"/>
        </table:table-row>
        <table:table-row table:style-name="ro2">
          <table:table-cell office:value-type="float" office:value="-2.21" calcext:value-type="float">
            <text:p>-2.21</text:p>
          </table:table-cell>
          <table:table-cell office:value-type="string" calcext:value-type="string">
            <text:p>After a long day of work and then babysitting tonight..lucky for me I get to work again tomorrow! #wahoo #not </text:p>
          </table:table-cell>
          <table:table-cell table:number-columns-repeated="1022"/>
        </table:table-row>
        <table:table-row table:style-name="ro2">
          <table:table-cell office:value-type="float" office:value="-0.66" calcext:value-type="float">
            <text:p>-0.66</text:p>
          </table:table-cell>
          <table:table-cell office:value-type="string" calcext:value-type="string">
            <text:p>RT @mcdonald_a: oh road construction, how I've missed you. #sarcasm Getting you nowhere, fast! lol</text:p>
          </table:table-cell>
          <table:table-cell table:number-columns-repeated="1022"/>
        </table:table-row>
        <table:table-row table:style-name="ro1">
          <table:table-cell office:value-type="float" office:value="-2.43" calcext:value-type="float">
            <text:p>-2.43</text:p>
          </table:table-cell>
          <table:table-cell office:value-type="string" calcext:value-type="string">
            <text:p>Lol if that's what you're most excited about, you're gonna go far in life.. #not</text:p>
          </table:table-cell>
          <table:table-cell table:number-columns-repeated="1022"/>
        </table:table-row>
        <table:table-row table:style-name="ro1">
          <table:table-cell office:value-type="float" office:value="-1.91" calcext:value-type="float">
            <text:p>-1.91</text:p>
          </table:table-cell>
          <table:table-cell office:value-type="string" calcext:value-type="string">
            <text:p>RT @taylor_tot213: Being ignored is my favorite thing ever #sarcasm</text:p>
          </table:table-cell>
          <table:table-cell table:number-columns-repeated="1022"/>
        </table:table-row>
        <table:table-row table:style-name="ro1">
          <table:table-cell office:value-type="float" office:value="-2.96" calcext:value-type="float">
            <text:p>-2.96</text:p>
          </table:table-cell>
          <table:table-cell office:value-type="string" calcext:value-type="string">
            <text:p>@lyft I was JUST there last weekend and was hoping I could use lyft #irony</text:p>
          </table:table-cell>
          <table:table-cell table:number-columns-repeated="1022"/>
        </table:table-row>
        <table:table-row table:style-name="ro2">
          <table:table-cell office:value-type="float" office:value="-3.16" calcext:value-type="float">
            <text:p>-3.16</text:p>
          </table:table-cell>
          <table:table-cell office:value-type="string" calcext:value-type="string">
            <text:p>The inception-ation of URL shortening: srio.us/8p (bought to you using my own URL shortener for #irony)</text:p>
          </table:table-cell>
          <table:table-cell table:number-columns-repeated="1022"/>
        </table:table-row>
        <table:table-row table:style-name="ro1">
          <table:table-cell office:value-type="float" office:value="-2.45" calcext:value-type="float">
            <text:p>-2.45</text:p>
          </table:table-cell>
          <table:table-cell office:value-type="string" calcext:value-type="string">
            <text:p>I'm so glad I have friends that care #sarcasm</text:p>
          </table:table-cell>
          <table:table-cell table:number-columns-repeated="1022"/>
        </table:table-row>
        <table:table-row table:style-name="ro2">
          <table:table-cell office:value-type="float" office:value="3.41" calcext:value-type="float">
            <text:p>3.41</text:p>
          </table:table-cell>
          <table:table-cell office:value-type="string" calcext:value-type="string">
            <text:p>Hahahaha just watched this kid literally hop skip and jump over a spider at the pool. Hahaha most hilarious thing I've seen today.</text:p>
          </table:table-cell>
          <table:table-cell table:number-columns-repeated="1022"/>
        </table:table-row>
        <table:table-row table:style-name="ro2">
          <table:table-cell office:value-type="float" office:value="-1.88" calcext:value-type="float">
            <text:p>-1.88</text:p>
          </table:table-cell>
          <table:table-cell office:value-type="string" calcext:value-type="string">
            <text:p>After eating that much food and a mango as big as that, I'm just sorry for how long I'm gonna spend in the restroom #livinthelife #not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RT @CathSchoolProbs: Nothing warmer for the winter than my plaid skirt...#NOT #catholicschoolprobs</text:p>
          </table:table-cell>
          <table:table-cell table:number-columns-repeated="1022"/>
        </table:table-row>
        <table:table-row table:style-name="ro1">
          <table:table-cell office:value-type="float" office:value="-2.64" calcext:value-type="float">
            <text:p>-2.64</text:p>
          </table:table-cell>
          <table:table-cell office:value-type="string" calcext:value-type="string">
            <text:p>I just love sitting in the car and waiting #not</text:p>
          </table:table-cell>
          <table:table-cell table:number-columns-repeated="1022"/>
        </table:table-row>
        <table:table-row table:style-name="ro1">
          <table:table-cell office:value-type="float" office:value="-1.51" calcext:value-type="float">
            <text:p>-1.51</text:p>
          </table:table-cell>
          <table:table-cell office:value-type="string" calcext:value-type="string">
            <text:p>So thrilled about being up in 5 hours. #sarcasm</text:p>
          </table:table-cell>
          <table:table-cell table:number-columns-repeated="1022"/>
        </table:table-row>
        <table:table-row table:style-name="ro2">
          <table:table-cell office:value-type="float" office:value="-2.12" calcext:value-type="float">
            <text:p>-2.12</text:p>
          </table:table-cell>
          <table:table-cell office:value-type="string" calcext:value-type="string">
            <text:p>What a beautiful day. Good thing I'm stuck inside writing a 10 page final!  #sarcasm #bitterness… instagram.com/p/nlwrFOvPw3/</text:p>
          </table:table-cell>
          <table:table-cell table:number-columns-repeated="1022"/>
        </table:table-row>
        <table:table-row table:style-name="ro1">
          <table:table-cell office:value-type="float" office:value="-2.56" calcext:value-type="float">
            <text:p>-2.56</text:p>
          </table:table-cell>
          <table:table-cell office:value-type="string" calcext:value-type="string">
            <text:p>It's not like I had places to go or people to see #not </text:p>
          </table:table-cell>
          <table:table-cell table:number-columns-repeated="1022"/>
        </table:table-row>
        <table:table-row table:style-name="ro2">
          <table:table-cell office:value-type="float" office:value="-0.17" calcext:value-type="float">
            <text:p>-0.17</text:p>
          </table:table-cell>
          <table:table-cell office:value-type="string" calcext:value-type="string">
            <text:p>After asking staff at @WalmartCanada to call another store to confirm inventory they said: "It's hard to get thru you know." #irony</text:p>
          </table:table-cell>
          <table:table-cell table:number-columns-repeated="1022"/>
        </table:table-row>
        <table:table-row table:style-name="ro1">
          <table:table-cell office:value-type="float" office:value="-3.58" calcext:value-type="float">
            <text:p>-3.58</text:p>
          </table:table-cell>
          <table:table-cell office:value-type="string" calcext:value-type="string">
            <text:p>Nothing like a moldy cadaver to make your day #not</text:p>
          </table:table-cell>
          <table:table-cell table:number-columns-repeated="1022"/>
        </table:table-row>
        <table:table-row table:style-name="ro2">
          <table:table-cell office:value-type="float" office:value="-2.06" calcext:value-type="float">
            <text:p>-2.06</text:p>
          </table:table-cell>
          <table:table-cell office:value-type="string" calcext:value-type="string">
            <text:p>I feel so much more comfortable knowing garland police are watching over me on this fine night #not</text:p>
          </table:table-cell>
          <table:table-cell table:number-columns-repeated="1022"/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string" calcext:value-type="string">
            <text:p>#not #sarcasm #ijustwanttobeathomemakingtacos</text:p>
          </table:table-cell>
          <table:table-cell table:number-columns-repeated="1022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string" calcext:value-type="string">
            <text:p>@minnikan So many lessons#taught to me by life #not by individuals.</text:p>
          </table:table-cell>
          <table:table-cell table:number-columns-repeated="1022"/>
        </table:table-row>
        <table:table-row table:style-name="ro1">
          <table:table-cell office:value-type="float" office:value="-2.34" calcext:value-type="float">
            <text:p>-2.34</text:p>
          </table:table-cell>
          <table:table-cell office:value-type="string" calcext:value-type="string">
            <text:p>Gonna have dinner night to the light of candles lmao #not</text:p>
          </table:table-cell>
          <table:table-cell table:number-columns-repeated="1022"/>
        </table:table-row>
        <table:table-row table:style-name="ro2">
          <table:table-cell office:value-type="float" office:value="-2.06" calcext:value-type="float">
            <text:p>-2.06</text:p>
          </table:table-cell>
          <table:table-cell office:value-type="string" calcext:value-type="string">
            <text:p>The people that do open mic comedy at @IansMadison are so bad that it's actually really funny #Irony</text:p>
          </table:table-cell>
          <table:table-cell table:number-columns-repeated="1022"/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string" calcext:value-type="string">
            <text:p>It's gonna be a great night.... #sarcasm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@AnikaNoniRose #Irony Beside the message behind "Golddigger", Ray was phenomenal just listening to the Ray movie soundtracks!!</text:p>
          </table:table-cell>
          <table:table-cell table:number-columns-repeated="1022"/>
        </table:table-row>
        <table:table-row table:style-name="ro2">
          <table:table-cell office:value-type="float" office:value="-3.09" calcext:value-type="float">
            <text:p>-3.09</text:p>
          </table:table-cell>
          <table:table-cell office:value-type="string" calcext:value-type="string">
            <text:p>Why is it that women working at nedbank cape town, have to deal with continuous lewd and sexual remarks from male colleagues. #not savvy</text:p>
          </table:table-cell>
          <table:table-cell table:number-columns-repeated="1022"/>
        </table:table-row>
        <table:table-row table:style-name="ro2">
          <table:table-cell office:value-type="float" office:value="-1.16" calcext:value-type="float">
            <text:p>-1.16</text:p>
          </table:table-cell>
          <table:table-cell office:value-type="string" calcext:value-type="string">
            <text:p>Twitch will never load who's watching for me on any channel. It's pretty great. #not #laterman If you're watching, say hi so I know you are!</text:p>
          </table:table-cell>
          <table:table-cell table:number-columns-repeated="1022"/>
        </table:table-row>
        <table:table-row table:style-name="ro2">
          <table:table-cell office:value-type="float" office:value="-2.4" calcext:value-type="float">
            <text:p>-2.4</text:p>
          </table:table-cell>
          <table:table-cell office:value-type="string" calcext:value-type="string">
            <text:p>Ben thinks he's so tough now cause he drives a Harley Davidsonnnn #OoooOooImscurrred #Not</text:p>
          </table:table-cell>
          <table:table-cell table:number-columns-repeated="1022"/>
        </table:table-row>
        <table:table-row table:style-name="ro2">
          <table:table-cell office:value-type="float" office:value="-2.09" calcext:value-type="float">
            <text:p>-2.09</text:p>
          </table:table-cell>
          <table:table-cell office:value-type="string" calcext:value-type="string">
            <text:p>@MiroRonac @ZekeDemasio @joecho60 chipotle after that?haha and my head still hurts from the zoomerang.. Thanks for carrying me on guys #not</text:p>
          </table:table-cell>
          <table:table-cell table:number-columns-repeated="1022"/>
        </table:table-row>
        <table:table-row table:style-name="ro2">
          <table:table-cell office:value-type="float" office:value="-1.41" calcext:value-type="float">
            <text:p>-1.41</text:p>
          </table:table-cell>
          <table:table-cell office:value-type="string" calcext:value-type="string">
            <text:p>Wait, let me get this straight... You're telling me that Snowden was a SPY? #neversawthatcoming #not</text:p>
          </table:table-cell>
          <table:table-cell table:number-columns-repeated="1022"/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string" calcext:value-type="string">
            <text:p>@InkdMomof3 - totally agree!! Let's appreciate the man for his talents &amp; qualities &amp; leave his personal life alone. #not our business </text:p>
          </table:table-cell>
          <table:table-cell table:number-columns-repeated="1022"/>
        </table:table-row>
        <table:table-row table:style-name="ro2">
          <table:table-cell office:value-type="float" office:value="-2.76" calcext:value-type="float">
            <text:p>-2.76</text:p>
          </table:table-cell>
          <table:table-cell office:value-type="string" calcext:value-type="string">
            <text:p>Stoked about eating ramen for dinner because we have nothing else in our house. #not #backatcollege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Love when you're wide awake at 3 in the morning like I really wanted to think about everything going on #sarcasm</text:p>
          </table:table-cell>
          <table:table-cell table:number-columns-repeated="1022"/>
        </table:table-row>
        <table:table-row table:style-name="ro2">
          <table:table-cell office:value-type="float" office:value="-1.36" calcext:value-type="float">
            <text:p>-1.36</text:p>
          </table:table-cell>
          <table:table-cell office:value-type="string" calcext:value-type="string">
            <text:p>I may seem like the wrong choice to everyone else, but maybe I'm the right kind of wrong for you. #not #likeeveryother</text:p>
          </table:table-cell>
          <table:table-cell table:number-columns-repeated="1022"/>
        </table:table-row>
        <table:table-row table:style-name="ro1">
          <table:table-cell office:value-type="float" office:value="-2.59" calcext:value-type="float">
            <text:p>-2.59</text:p>
          </table:table-cell>
          <table:table-cell office:value-type="string" calcext:value-type="string">
            <text:p>Love all my supportive friends. #sarcasm</text:p>
          </table:table-cell>
          <table:table-cell table:number-columns-repeated="1022"/>
        </table:table-row>
        <table:table-row table:style-name="ro2">
          <table:table-cell office:value-type="float" office:value="-2.6" calcext:value-type="float">
            <text:p>-2.6</text:p>
          </table:table-cell>
          <table:table-cell office:value-type="string" calcext:value-type="string">
            <text:p>Gutted about the result tonight .. Hate losing nippers like that! At least we've got the 3 and half hour drive tomorrow to Brighton! #not!</text:p>
          </table:table-cell>
          <table:table-cell table:number-columns-repeated="1022"/>
        </table:table-row>
        <table:table-row table:style-name="ro1">
          <table:table-cell office:value-type="float" office:value="-3.51" calcext:value-type="float">
            <text:p>-3.51</text:p>
          </table:table-cell>
          <table:table-cell office:value-type="string" calcext:value-type="string">
            <text:p>I bloody hate abba! Good job theres an abba tribute at work now... #not</text:p>
          </table:table-cell>
          <table:table-cell table:number-columns-repeated="1022"/>
        </table:table-row>
        <table:table-row table:style-name="ro1">
          <table:table-cell office:value-type="float" office:value="-1.96" calcext:value-type="float">
            <text:p>-1.96</text:p>
          </table:table-cell>
          <table:table-cell office:value-type="string" calcext:value-type="string">
            <text:p>Glad I took the time to study Romeo and Juliet lastnight#not</text:p>
          </table:table-cell>
          <table:table-cell table:number-columns-repeated="1022"/>
        </table:table-row>
        <table:table-row table:style-name="ro2">
          <table:table-cell office:value-type="float" office:value="-1.88" calcext:value-type="float">
            <text:p>-1.88</text:p>
          </table:table-cell>
          <table:table-cell office:value-type="string" calcext:value-type="string">
            <text:p>@_Mz2Die4_: Oh yeah, I like him too... lol. #LakersCoach #sarcasm @Mz_Cocoa01 He's a quitter.</text:p>
          </table:table-cell>
          <table:table-cell table:number-columns-repeated="1022"/>
        </table:table-row>
        <table:table-row table:style-name="ro2">
          <table:table-cell office:value-type="float" office:value="1.54" calcext:value-type="float">
            <text:p>1.54</text:p>
          </table:table-cell>
          <table:table-cell office:value-type="string" calcext:value-type="string">
            <text:p>Thought of the day #Perform #under #passion #not #pressure by our own Vardhan Sir @OfficialSHQfc @8paramsingh @kripsuri @HarshitaGaur12 &lt;3</text:p>
          </table:table-cell>
          <table:table-cell table:number-columns-repeated="1022"/>
        </table:table-row>
        <table:table-row table:style-name="ro2">
          <table:table-cell office:value-type="float" office:value="-2.57" calcext:value-type="float">
            <text:p>-2.57</text:p>
          </table:table-cell>
          <table:table-cell office:value-type="string" calcext:value-type="string">
            <text:p>@MediacomSupport is having me fax my bank statement as proof of payment. #Irony #1990sService #FaxMachine #EcoBilling</text:p>
          </table:table-cell>
          <table:table-cell table:number-columns-repeated="1022"/>
        </table:table-row>
        <table:table-row table:style-name="ro1">
          <table:table-cell office:value-type="float" office:value="-2.69" calcext:value-type="float">
            <text:p>-2.69</text:p>
          </table:table-cell>
          <table:table-cell office:value-type="string" calcext:value-type="string">
            <text:p>What a good way for the seniors to spend their last day. #not</text:p>
          </table:table-cell>
          <table:table-cell table:number-columns-repeated="1022"/>
        </table:table-row>
        <table:table-row table:style-name="ro2">
          <table:table-cell office:value-type="float" office:value="-1.16" calcext:value-type="float">
            <text:p>-1.16</text:p>
          </table:table-cell>
          <table:table-cell office:value-type="string" calcext:value-type="string">
            <text:p>Distracted driving is cool because it's one of the main reasons for car accidents, am I right!? #sarcasm</text:p>
          </table:table-cell>
          <table:table-cell table:number-columns-repeated="1022"/>
        </table:table-row>
        <table:table-row table:style-name="ro2">
          <table:table-cell office:value-type="float" office:value="-2.25" calcext:value-type="float">
            <text:p>-2.25</text:p>
          </table:table-cell>
          <table:table-cell office:value-type="string" calcext:value-type="string">
            <text:p>@TheRedScare10 yeah because it really looks like she's trying to impress you #not</text:p>
          </table:table-cell>
          <table:table-cell table:number-columns-repeated="1022"/>
        </table:table-row>
        <table:table-row table:style-name="ro2">
          <table:table-cell office:value-type="float" office:value="-3.14" calcext:value-type="float">
            <text:p>-3.14</text:p>
          </table:table-cell>
          <table:table-cell office:value-type="string" calcext:value-type="string">
            <text:p>The only benefit to having a cold/sore throat is the sound of your own raspy voice. #FeelInvincible #Irony</text:p>
          </table:table-cell>
          <table:table-cell table:number-columns-repeated="1022"/>
        </table:table-row>
        <table:table-row table:style-name="ro2">
          <table:table-cell office:value-type="float" office:value="-0.69" calcext:value-type="float">
            <text:p>-0.69</text:p>
          </table:table-cell>
          <table:table-cell office:value-type="string" calcext:value-type="string">
            <text:p>@FallOutBoyyy_ \nI literally got death threats and everything I found it hilarious! </text:p>
          </table:table-cell>
          <table:table-cell table:number-columns-repeated="1022"/>
        </table:table-row>
        <table:table-row table:style-name="ro2">
          <table:table-cell office:value-type="float" office:value="-1.88" calcext:value-type="float">
            <text:p>-1.88</text:p>
          </table:table-cell>
          <table:table-cell office:value-type="string" calcext:value-type="string">
            <text:p>I love finding out that I'm "booked" for a wrestling show via FB posts and Tweets. #Sarcasm</text:p>
          </table:table-cell>
          <table:table-cell table:number-columns-repeated="1022"/>
        </table:table-row>
        <table:table-row table:style-name="ro1">
          <table:table-cell office:value-type="float" office:value="-2.14" calcext:value-type="float">
            <text:p>-2.14</text:p>
          </table:table-cell>
          <table:table-cell office:value-type="string" calcext:value-type="string">
            <text:p>FDU is going to be interesting this upcoming fall #Not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Keep sharing the "Look Up" video on......Social Media :P #socialmedia #lookup #sarcasm</text:p>
          </table:table-cell>
          <table:table-cell table:number-columns-repeated="1022"/>
        </table:table-row>
        <table:table-row table:style-name="ro2">
          <table:table-cell office:value-type="float" office:value="0.92" calcext:value-type="float">
            <text:p>0.92</text:p>
          </table:table-cell>
          <table:table-cell office:value-type="string" calcext:value-type="string">
            <text:p>I'm literally going to lay in my bed all day and catch up on all the pretty little liars I missed out on</text:p>
          </table:table-cell>
          <table:table-cell table:number-columns-repeated="1022"/>
        </table:table-row>
        <table:table-row table:style-name="ro2">
          <table:table-cell office:value-type="float" office:value="-2.24" calcext:value-type="float">
            <text:p>-2.24</text:p>
          </table:table-cell>
          <table:table-cell office:value-type="string" calcext:value-type="string">
            <text:p>Wow... im shocked. Heat and Spurs in the NBA finals. I cant believe it. Nobody saw that coming!! #Not #Rigged</text:p>
          </table:table-cell>
          <table:table-cell table:number-columns-repeated="1022"/>
        </table:table-row>
        <table:table-row table:style-name="ro2">
          <table:table-cell office:value-type="float" office:value="-1.83" calcext:value-type="float">
            <text:p>-1.83</text:p>
          </table:table-cell>
          <table:table-cell office:value-type="string" calcext:value-type="string">
            <text:p>@tenajtiger says its going to be a heady 13 degs here today sundress on it is then #not back in a fleece and the plants are all hiding</text:p>
          </table:table-cell>
          <table:table-cell table:number-columns-repeated="1022"/>
        </table:table-row>
        <table:table-row table:style-name="ro2">
          <table:table-cell office:value-type="float" office:value="-1.74" calcext:value-type="float">
            <text:p>-1.74</text:p>
          </table:table-cell>
          <table:table-cell office:value-type="string" calcext:value-type="string">
            <text:p>@ActlHumanBeings 2/2 ....the Tea Party would cease to exist as a political force virtually overnight.</text:p>
          </table:table-cell>
          <table:table-cell table:number-columns-repeated="1022"/>
        </table:table-row>
        <table:table-row table:style-name="ro2">
          <table:table-cell office:value-type="float" office:value="-3.19" calcext:value-type="float">
            <text:p>-3.19</text:p>
          </table:table-cell>
          <table:table-cell office:value-type="string" calcext:value-type="string">
            <text:p>Apparently wine and bad dreams make me hashtag both bitterly and creatively #nice #not</text:p>
          </table:table-cell>
          <table:table-cell table:number-columns-repeated="1022"/>
        </table:table-row>
        <table:table-row table:style-name="ro1">
          <table:table-cell office:value-type="float" office:value="-2.67" calcext:value-type="float">
            <text:p>-2.67</text:p>
          </table:table-cell>
          <table:table-cell office:value-type="string" calcext:value-type="string">
            <text:p>@msemilychau congrats you attend college #onlyatbu #sarcasm #oooooops</text:p>
          </table:table-cell>
          <table:table-cell table:number-columns-repeated="1022"/>
        </table:table-row>
        <table:table-row table:style-name="ro1">
          <table:table-cell office:value-type="float" office:value="-1.09" calcext:value-type="float">
            <text:p>-1.09</text:p>
          </table:table-cell>
          <table:table-cell office:value-type="string" calcext:value-type="string">
            <text:p>I really appreciate what you did. #sarcasm</text:p>
          </table:table-cell>
          <table:table-cell table:number-columns-repeated="1022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string" calcext:value-type="string">
            <text:p>It really impresses me how hard you try to be different #not</text:p>
          </table:table-cell>
          <table:table-cell table:number-columns-repeated="1022"/>
        </table:table-row>
        <table:table-row table:style-name="ro2">
          <table:table-cell office:value-type="float" office:value="-1.73" calcext:value-type="float">
            <text:p>-1.73</text:p>
          </table:table-cell>
          <table:table-cell office:value-type="string" calcext:value-type="string">
            <text:p>Moms giving beers to the guys installing our new TV #alwaysagoodideamom #not</text:p>
          </table:table-cell>
          <table:table-cell table:number-columns-repeated="1022"/>
        </table:table-row>
        <table:table-row table:style-name="ro2">
          <table:table-cell office:value-type="float" office:value="-1.29" calcext:value-type="float">
            <text:p>-1.29</text:p>
          </table:table-cell>
          <table:table-cell office:value-type="string" calcext:value-type="string">
            <text:p>I just passed a dead road-killed bear cub on the side of the highway. #irony #Brewers #fb</text:p>
          </table:table-cell>
          <table:table-cell table:number-columns-repeated="1022"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string" calcext:value-type="string">
            <text:p>Louise talking about diets is like me talking about having a proper job #Irony</text:p>
          </table:table-cell>
          <table:table-cell table:number-columns-repeated="1022"/>
        </table:table-row>
        <table:table-row table:style-name="ro1">
          <table:table-cell office:value-type="float" office:value="-3.61" calcext:value-type="float">
            <text:p>-3.61</text:p>
          </table:table-cell>
          <table:table-cell office:value-type="string" calcext:value-type="string">
            <text:p>I love being the only one doing shit at work. #not</text:p>
          </table:table-cell>
          <table:table-cell table:number-columns-repeated="1022"/>
        </table:table-row>
        <table:table-row table:style-name="ro2">
          <table:table-cell office:value-type="float" office:value="-2.7" calcext:value-type="float">
            <text:p>-2.7</text:p>
          </table:table-cell>
          <table:table-cell office:value-type="string" calcext:value-type="string">
            <text:p>Like literally every nightmare i have is me running away from somebody who's tryna kill me in the worst way..that must mean something right?</text:p>
          </table:table-cell>
          <table:table-cell table:number-columns-repeated="1022"/>
        </table:table-row>
        <table:table-row table:style-name="ro2">
          <table:table-cell office:value-type="float" office:value="-0.28" calcext:value-type="float">
            <text:p>-0.28</text:p>
          </table:table-cell>
          <table:table-cell office:value-type="string" calcext:value-type="string">
            <text:p>Breakin legs so to speak. @raevans22 danjon97 @ccraddock15 instagram.com/p/ole1Rou5VM/</text:p>
          </table:table-cell>
          <table:table-cell table:number-columns-repeated="1022"/>
        </table:table-row>
        <table:table-row table:style-name="ro3">
          <table:table-cell office:value-type="float" office:value="-2.03" calcext:value-type="float">
            <text:p>-2.03</text:p>
          </table:table-cell>
          <table:table-cell office:value-type="string" calcext:value-type="string">
            <text:p>New NHS chief suggests that businesses should financially reward employees for losing weight and adopting a healthy lifestyle #not@mysurgery</text:p>
          </table:table-cell>
          <table:table-cell table:number-columns-repeated="1022"/>
        </table:table-row>
        <table:table-row table:style-name="ro2">
          <table:table-cell office:value-type="float" office:value="-4.03" calcext:value-type="float">
            <text:p>-4.03</text:p>
          </table:table-cell>
          <table:table-cell office:value-type="string" calcext:value-type="string">
            <text:p>don't you love when you believe someone and they turn out to be a fucking fake hypocritical liar</text:p>
          </table:table-cell>
          <table:table-cell table:number-columns-repeated="1022"/>
        </table:table-row>
        <table:table-row table:style-name="ro2">
          <table:table-cell office:value-type="float" office:value="-0.45" calcext:value-type="float">
            <text:p>-0.45</text:p>
          </table:table-cell>
          <table:table-cell office:value-type="string" calcext:value-type="string">
            <text:p>RT @Hans_Tweets: Popping my @DesignByIKEA cherry so to speak tonight with @becc09, Kate &amp; @megjarema. </text:p>
          </table:table-cell>
          <table:table-cell table:number-columns-repeated="1022"/>
        </table:table-row>
        <table:table-row table:style-name="ro2">
          <table:table-cell office:value-type="float" office:value="-1.65" calcext:value-type="float">
            <text:p>-1.65</text:p>
          </table:table-cell>
          <table:table-cell office:value-type="string" calcext:value-type="string">
            <text:p>Doing en dehors and en dedans fermé's across the floor four times was super fun today #not</text:p>
          </table:table-cell>
          <table:table-cell table:number-columns-repeated="1022"/>
        </table:table-row>
        <table:table-row table:style-name="ro2">
          <table:table-cell office:value-type="float" office:value="-3.55" calcext:value-type="float">
            <text:p>-3.55</text:p>
          </table:table-cell>
          <table:table-cell office:value-type="string" calcext:value-type="string">
            <text:p>When the Fortune 500 co's profit is over $1trillion it's a sin. When the nations debt is over $1trillion , not so much. #irony</text:p>
          </table:table-cell>
          <table:table-cell table:number-columns-repeated="1022"/>
        </table:table-row>
        <table:table-row table:style-name="ro2">
          <table:table-cell office:value-type="float" office:value="-2.63" calcext:value-type="float">
            <text:p>-2.63</text:p>
          </table:table-cell>
          <table:table-cell office:value-type="string" calcext:value-type="string">
            <text:p>Wasn't on yesterday it was so hot yesterday #Florida #this #weather #is #not #cool !!!! \n#TOO #HOT !!!!!!!!</text:p>
          </table:table-cell>
          <table:table-cell table:number-columns-repeated="1022"/>
        </table:table-row>
        <table:table-row table:style-name="ro1">
          <table:table-cell office:value-type="float" office:value="-2.28" calcext:value-type="float">
            <text:p>-2.28</text:p>
          </table:table-cell>
          <table:table-cell office:value-type="string" calcext:value-type="string">
            <text:p>Spending the day with my family is such a blast. #Not</text:p>
          </table:table-cell>
          <table:table-cell table:number-columns-repeated="1022"/>
        </table:table-row>
        <table:table-row table:style-name="ro2">
          <table:table-cell office:value-type="float" office:value="-2.31" calcext:value-type="float">
            <text:p>-2.31</text:p>
          </table:table-cell>
          <table:table-cell office:value-type="string" calcext:value-type="string">
            <text:p>RT @AuBreBre_: Boyfriends taking me to see Godzilla #woo #totallywantedtoseethat #not</text:p>
          </table:table-cell>
          <table:table-cell table:number-columns-repeated="1022"/>
        </table:table-row>
        <table:table-row table:style-name="ro2">
          <table:table-cell office:value-type="float" office:value="3.44" calcext:value-type="float">
            <text:p>3.44</text:p>
          </table:table-cell>
          <table:table-cell office:value-type="string" calcext:value-type="string">
            <text:p>So @SouthwestAir wifi forces a frame on your browser - that makes it impossible to buy SWA tickets for minors. #Irony pic.twitter.com/0Yk9rUYJsA</text:p>
          </table:table-cell>
          <table:table-cell table:number-columns-repeated="1022"/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string" calcext:value-type="string">
            <text:p>So it was a little busy at work today #sarcasm #soobusy #CincoDeMayo</text:p>
          </table:table-cell>
          <table:table-cell table:number-columns-repeated="1022"/>
        </table:table-row>
        <table:table-row table:style-name="ro1">
          <table:table-cell office:value-type="float" office:value="-2.72" calcext:value-type="float">
            <text:p>-2.72</text:p>
          </table:table-cell>
          <table:table-cell office:value-type="string" calcext:value-type="string">
            <text:p>I don't even know if I can make it to midnight. So tired. #Birthday #Irony</text:p>
          </table:table-cell>
          <table:table-cell table:number-columns-repeated="1022"/>
        </table:table-row>
        <table:table-row table:style-name="ro1">
          <table:table-cell office:value-type="float" office:value="-1.73" calcext:value-type="float">
            <text:p>-1.73</text:p>
          </table:table-cell>
          <table:table-cell office:value-type="string" calcext:value-type="string">
            <text:p>I love how my cat lays on the blanket I want to sleep with #not</text:p>
          </table:table-cell>
          <table:table-cell table:number-columns-repeated="1022"/>
        </table:table-row>
        <table:table-row table:style-name="ro2">
          <table:table-cell office:value-type="float" office:value="-2.43" calcext:value-type="float">
            <text:p>-2.43</text:p>
          </table:table-cell>
          <table:table-cell office:value-type="string" calcext:value-type="string">
            <text:p>@WhatTheSach: @WHO you imposed ban on Pak, no offence, I can't afford traveling abroad either way #Pakistan #Sarcasm</text:p>
          </table:table-cell>
          <table:table-cell table:number-columns-repeated="1022"/>
        </table:table-row>
        <table:table-row table:style-name="ro2">
          <table:table-cell office:value-type="float" office:value="-2.12" calcext:value-type="float">
            <text:p>-2.12</text:p>
          </table:table-cell>
          <table:table-cell office:value-type="string" calcext:value-type="string">
            <text:p>Netizen commented positively on the male leads and commented negatively on the female leads.. Hmm, shocking. #not</text:p>
          </table:table-cell>
          <table:table-cell table:number-columns-repeated="1022"/>
        </table:table-row>
        <table:table-row table:style-name="ro2">
          <table:table-cell office:value-type="float" office:value="-2.68" calcext:value-type="float">
            <text:p>-2.68</text:p>
          </table:table-cell>
          <table:table-cell office:value-type="string" calcext:value-type="string">
            <text:p>“@kelslef22: There's nothing worse than hitting every red light on the way to school.” #IGetThatToo #Not #1Stoplight</text:p>
          </table:table-cell>
          <table:table-cell table:number-columns-repeated="1022"/>
        </table:table-row>
        <table:table-row table:style-name="ro2">
          <table:table-cell office:value-type="float" office:value="-3.62" calcext:value-type="float">
            <text:p>-3.62</text:p>
          </table:table-cell>
          <table:table-cell office:value-type="string" calcext:value-type="string">
            <text:p>Got to be disappointed AND told I'm a piece of shit all in five minutes. Totally awesome Friday night. #not</text:p>
          </table:table-cell>
          <table:table-cell table:number-columns-repeated="1022"/>
        </table:table-row>
        <table:table-row table:style-name="ro1">
          <table:table-cell office:value-type="float" office:value="-1.31" calcext:value-type="float">
            <text:p>-1.31</text:p>
          </table:table-cell>
          <table:table-cell office:value-type="string" calcext:value-type="string">
            <text:p>@nerinedorman You're a horror writer on Twitter:) #irony</text:p>
          </table:table-cell>
          <table:table-cell table:number-columns-repeated="1022"/>
        </table:table-row>
        <table:table-row table:style-name="ro1">
          <table:table-cell office:value-type="float" office:value="-1.61" calcext:value-type="float">
            <text:p>-1.61</text:p>
          </table:table-cell>
          <table:table-cell office:value-type="string" calcext:value-type="string">
            <text:p>Last Friday or Junior year has me all sentimental. #Not</text:p>
          </table:table-cell>
          <table:table-cell table:number-columns-repeated="1022"/>
        </table:table-row>
        <table:table-row table:style-name="ro2">
          <table:table-cell office:value-type="float" office:value="-1.2" calcext:value-type="float">
            <text:p>-1.2</text:p>
          </table:table-cell>
          <table:table-cell office:value-type="string" calcext:value-type="string">
            <text:p>I think I'm going to take a month or two vacation! \n#not\n#gladihavechoicestho</text:p>
          </table:table-cell>
          <table:table-cell table:number-columns-repeated="1022"/>
        </table:table-row>
        <table:table-row table:style-name="ro1">
          <table:table-cell office:value-type="float" office:value="-3.18" calcext:value-type="float">
            <text:p>-3.18</text:p>
          </table:table-cell>
          <table:table-cell office:value-type="string" calcext:value-type="string">
            <text:p>Mourniho I love you, you genius #sarcasm</text:p>
          </table:table-cell>
          <table:table-cell table:number-columns-repeated="1022"/>
        </table:table-row>
        <table:table-row table:style-name="ro12">
          <table:table-cell office:value-type="float" office:value="-0.56" calcext:value-type="float">
            <text:p>-0.56</text:p>
          </table:table-cell>
          <table:table-cell office:value-type="string" calcext:value-type="string">
            <text:p>school is cool" I say to all my friends as they sit in class &amp; I lie in my bed #sarcasm #beautyschooldropout</text:p>
            <text:p>472948921992753152519805613787062272-2.56@HAabdelrazzaq I don't see me being a terrorist like you either... #ross #not #abdelBOMB #Merica</text:p>
            <text:p>463388904066805760519805641792421888-2.26"OMG I am my gf's #mcm. What a surprise it's not as if this happens every week. Oh look everyone we are such a happy couple!" #sarcasm #barf</text:p>
            <text:p>472082769775190016519805669722308608.15Listening to the CEO of Facebook on TV talk about the importance of privacy on the internet #irony #marketing #hatezuckerberg</text:p>
            <text:p>472093809384632323519805697723490304-2.22✧✶❥✶✧ #BGT #BGMT \n @GotTalent from @pamuk58 \nOH PLEASE WHERE ARE THE ADVERTS !!!\nSO MANY BREAKS I JUST LOVE THEM !!! #not !!</text:p>
            <text:p>472864252819427329519805725636587520-3.77Do #NOT even have the #COURTESY to #ACTUALLY #TALK #WITH #ME #OVOCALLY? Only a mere, audio recording I can't even #UNSUBSCRIBE from?</text:p>
            <text:p>465379100551417856519805753553846273-3.08“For months we’ve been about as welcome in this town as a cold sore.”</text:p>
            <text:p>472558533268234240519805781886386176-2.41I love watching people have fun without me!! It makes me feel so warm and fuzzy inside #really #not #fun</text:p>
            <text:p>463453228802539520519805809837223936-2.58Because you couldn't go out before? Wow, I must have been so awful. Whatever... #sarcasm</text:p>
            <text:p>463064456444911616519805837779693569-2.53People are so classy!!! I just don't understand!!! #Sarcasm #CantDeal</text:p>
            <text:p>472228840165474305519805865688563712-3.60I like how people say one thing , but do another #NOT</text:p>
            <text:p>472026432403947520519805893643628544-2.88working like a donkey, feeling like an ass #not #a #good #day</text:p>
            <text:p>465403301853294594519805921556692993-2.00RT @OriginalPucho: @EmilyC_Daheim I'm tired so I make about as much sense as an elephant climbing a tree</text:p>
            <text:p>472216668119519232519805949612412928-2.16Summer is fun when you have your parents tell you to be quiet when you're staying up late watching movies by yourself...... #NOT</text:p>
            <text:p>472513770783539201519805977617784832-4.32Ok nail salon lady just burn my face off really it's okay #not #fuckingchink</text:p>
            <text:p>472965508334362624519806005681876992-2.61Sure drunk hitchhiker on dark country road, I'll pick you up. #not</text:p>
            <text:p>464307495976968192519806033657880576-2.68America is endless war, massive debt Virtually, all nations have succumbed to this tyranny, with two notable exceptions, Russia &amp;amp;China</text:p>
            <text:p>472879895123480576519806061617094656-2.91Life sucks, keep a condom in ur pants incase it fucks u. #life #bored #sarcasm #wisdom #meditation. #peace #happy #summer</text:p>
            <text:p>472775377702895616519806089618280449-2.00@clitoriste i'll burn it and send the video to you\n#not #even #kidding</text:p>
            <text:p>472106419802492928519806117669793792-1.88Says the BRAVES fan! HAHAHAHAHA #irony #RedskinsPride @Tee0hDoubleD</text:p>
            <text:p>472119529313931264519806145654165504-2.73Yearbook got my brothers last name wrong but me and my sisters right #not #related @KayneyRobear</text:p>
            <text:p>475390334675857408519806173655334912-1.29@CIA has almost a half million followers but is only following 25 ppl. #irony</text:p>
            <text:p>4764552818626478095198062017320345603.33@BettyWho is literally everything good in life and there is rarely a moment when her music is not playing in my house.</text:p>
            <text:p>4720759827873136645198062297206292481.42I always find it bizarre how the proclaimed "investors" spend more time watching the tick-by-tick action than the day-traders. #Funny #Irony</text:p>
            <text:p>465380017145663488519806257637888000-3.13Don't you love it when you try to hang with people but you pass out early as fuck like an old lady :/ ugh so frustrating</text:p>
            <text:p>472827903810756608519806285664239616-1.33ik nobody is watching it or promoting it rn ...\n#WatchProblemOnVEVO \n#ihateyou #jk #no #im #not</text:p>
            <text:p>472231730045517824519806313761878018-2.63Bad day at work was a perfect ending to a bad day. #Not #WasAGoodDayTillLater</text:p>
            <text:p>472061474249379841519806341683347456-3.09A little bit of #irony for today: I dye my hair red; #redheads don't get gray hair... </text:p>
            <text:p>463014665208217600519806369906831360-2.81...because calling people out is the way to reach out to them. #sarcasm</text:p>
            <text:p>472088742321467392519806397928972288-2.47S/o to @Asternburg1 for taking her coffee that I got her this morning out of my car and leaving her trash #stayawesome #not</text:p>
            <text:p>4764930237615513605198064259091947523.30I literally haven't laughed so hard in my life. That keek of kourt kardash &amp; her numb lip is hilarious omg. </text:p>
            <text:p>472833547732934656519806453881012225-2.43Nana expects me to clean the while house before my mom gets home. #yeahright #nothanks</text:p>
            <text:p>463297928543862784519806481945083904-2.10@Passenal1 twas a joke! #sarcasm</text:p>
            <text:p>464033714864160768519806509963046912-1.55I researched common Dutch phrases for my stay in Belgium and it literally looks like someone banged on the keyboard. pic.twitter.com/RChy8Yxvc1</text:p>
            <text:p>472970958785871872519806538173911040-1.16@SarahLars22 thanks Sarah! Hahah oh I know... We knew the dance and song so well #not</text:p>
            <text:p>472960698834644994519806566145753090-2.35@e_minney31 you follow me and then unfollow me......way to be mature! #not</text:p>
            <text:p>472106348037951489519806594549579776-.24If you yourself are struggling with alcohol or drugs dependency all I can tell you is that I just stopped cold fuckin turkey! LOL #NOT #EASY</text:p>
            <text:p>472577469803794433519806622521384960-2.19there's much fruit in rich man's shampoo then in poor man's meal... #irony</text:p>
            <text:p>472325274739437568519806650451247104-2.35God I love my job #not 1 way ticket that's what I'm saying :-)</text:p>
            <text:p>463353492405755904519806678582431744-2.06@diarmuid_brod it's so good to have u back hurling this year and being around the panel!! #sarcasm</text:p>
            <text:p>472079461610188800519806706537463809-.47His #father #has #not been \n➳ www.monstermmorpg. com ❆\nintroduced. canvases \n by #MonsterMMORPG ♼\n #online'</text:p>
            <text:p>472594165885599744519806734588993536-2.32My internet would crash on me right now. #GreatTiming #Not</text:p>
            <text:p>463020703248560128519806762573381632-2.81@Carla59132964 @AJKreisberg That's what they've been doing 2 some us with the felicity/olicity stuff. I have proof. ratings.#sarcasm</text:p>
            <text:p>472474787240230912519806790511648768-1.91@GaryLineker #not quiet impressed with the way England is playing yet # no spark... Jo Heart man if the match over all good result though</text:p>
            <text:p>472381657530793984519806818575712256-1.76@Believe_erinnn Hahahah oh yes! Cause you know I could get away with that having my grandparents living across the street from me. #NOT</text:p>
            <text:p>463241356123451392519806846589468672-2.05@m_espiritu the second comment gives me to much adoration and appreciation and hope for humanity. This is our future. #sarcasm</text:p>
            <text:p>463089835511910401519806874578063360-3.55I love how my day can go from totally awesome to totally awful in seconds #sarcasm</text:p>
            <text:p>472371323185156097519806902570868736-3.13@sonyxperia your latest system update has caused my Xperia z to crash as well as. Continually lose signal... #not impressed</text:p>
            <text:p>472028914005868544519806930664325120-3.18I love how my phone goes from 91% to 56% in a half hour. #not #iphoneProblems #iphone</text:p>
            <text:p>463052850877067264519806958606770176-2.58Another wreck....Who Knew? #Sarcasm #Aarons499 #NASCAR</text:p>
            <text:p>463991525966221312519806986696019968-2.91@Borislola maybe I will just start swearing and carrying on by insulting everybody to try to prove my point, because that's classy. #not</text:p>
            <text:p>472061811253338112519807014072221697-.25RT @NoManIsPerfekt: "People" love fake people</text:p>
            <text:p>4724195885344604165198070420314644481.51Nearly mown down in crosswalk by van emblazoned with "SAFETY SOLUTIONS!" #irony</text:p>
            <text:p>463043160021950465519807070007472129-1.50Also do we cut Hale since he loaded the bases this inning? He obviously sucks. #sarcasm</text:p>
            <text:p>472189144244822017519807097996066817-2.79Bye bye wanderlust fund.. Gotta love being insanely accident prone #NOT</text:p>
            <text:p>463119595847446528519807126043394049-2.58I'm hungry enough as it is. I do not need to see Chicago-style hot dogs from Wrigley on my TV. #kidding #sarcasm</text:p>
            <text:p>472140111808061440519807154090684416-2.23Posing with alcohol bottles makes you look soooooo cool girl #NOT</text:p>
            <text:p>472747472864161792519807181429174272-3.61Trying #not to be #fucked u #0need to #fuck others... \n#method</text:p>
            <text:p>463434256212299776519807209413545984-2.74Well Louise looks lovely #sarcasm</text:p>
            <text:p>472863773682712576519807237343428608-1.96@taraelanna all these Mindy tweets make me so excited to come home #not</text:p>
            <text:p>463151098929233920519807265315225600-1.80Really hope people don't think I'm serious about that... #humor #sarcasm #lol #laughoutloud</text:p>
            <text:p>472287550724268032519807293425483776-1.92A Spicy Ice Cream on a Hot Afternoon. #siliicecream #irony @ 1st Colonial Grill instagram.com/p/onRYD8xETy/</text:p>
            <text:p>471690846979756033519807321468596224-1.86Would like to offer a long, slow clap to @thameswater for the second day of traffic chaos in kingston. Bravo, BRA-VO indeed #sarcasm </text:p>
            <text:p>474756314460332032519807349494931456-2.81RT @rgreathouse86: LeBron can't take the Heat. #irony #NBAFinals</text:p>
            <text:p>4727042020836679685198073775506309123.38RT @blakaende1: #Irony Your teacher giving you a 30 minutes speech on time management.</text:p>
            <text:p>472369320786669570519807405501464576-.21Stay in and cut grass v go out and shop #DecisionsDecisions #not</text:p>
            <text:p>472706910605434880519807433515216896-3.07Man I just love how my body is stuck on an a strict 6AM time to wake up every morning so I can't sleep in ever! #NOT</text:p>
            <text:p>463042343562907648519807461520596992-2.74RT @PietroGagliar: Love it when plans come together #sarcasm</text:p>
            <text:p>463462567953043456519807489530150912-2.60@mrsjacreid @sarahschuler00 ...Well that sounds like Debs... #sarcasm</text:p>
            <text:p>472035453634641920519807517531324416-.96@JMessner00 So UNC must be out too huh? #irony</text:p>
            <text:p>472933683696246784519807545498947584-.30It #has #not been #seen \n www.monstermmorpg. com ❁\nsince. unbarricade \n♟ follow @MonsterMMORPG ✃\n #set</text:p>
            <text:p>473098702278914048519807573437202432-2.22home = waking up early to parentals talking about you.. Ooo fun. #not</text:p>
            <text:p>463382969819090945519807601392226304-2.86Really relieved to see the mock questions for CHIN310 make sense. Was almost worried they wouldn't be in English then. #sarcasm</text:p>
            <text:p>472401674532048896519807629317910528-1.81It's more arrogant to disagree with the "Moetzes Gedolei Hatorah" than it is to call yourselves "Moetzes Gedolei Hatorah" #irony</text:p>
            <text:p>472312771724734465519807657218412544-3.18Time for a one hr nap before I wakeup to continue studying again....oh how I love summer classes #not</text:p>
            <text:p>474918214397214720519807685110554625-1.17Some people keep a superb lawn but dirty, unkempt house. #Irony</text:p>
            <text:p>462994732810248192519807713132695552-.90RT @OlleeCarroll: I highly doubt anyone loves life as much as me right now #sarcasm #muchsad #manyfrown</text:p>
            <text:p>460314231963803648519807741058363392-2.07This night was terrific.. #sarcasm</text:p>
            <text:p>472374830558613504519807769034362882-2.81@B_britt4 the worst part is I was starting to actually like you #not #youremean</text:p>
            <text:p>463199636467892225519807796599353344-2.49@aallyysssaaaa it's the 5th of May! That only happens like once a year! #sarcasm</text:p>
            <text:p>472736637957730304519807824516612097-3.02Yes I love working outside in the pooring rain #NOT</text:p>
            <text:p>476466901540147202519807852484239360.31@taejaro - bc of a boy that thinks he's good at everything (he literally only ever gets As)</text:p>
            <text:p>473100401425002498519807880456069120-2.89Ya know it's gunna be a great day when both your knees are hurting this morning #not #fuck</text:p>
            <text:p>472588989593972736519807908394336256-2.75I hate cuz @KriziaPhillips always sends me videos over snapchat now and she's too loud #turndown #unintentionalrhyme #kinda #not</text:p>
            <text:p>463514975630557184519807936361938944-3.49@thEnafe94 there are many things he's doing right in life. #sarcasm</text:p>
            <text:p>472798673894916097519807964266643456-2.57Always good bumping in to ur ex in ur work place!! #NOT #awkward</text:p>
            <text:p>472345543705112577519807992271994880-3.04#Google to make available details requested to be deleted as part of 'right to forget' form #irony bbc.co.uk/news/technolog…</text:p>
            <text:p>463506697051729921519808020289978368-3.18What?!? An elite D like Doughty takes a penalty?!? #Sarcasm</text:p>
            <text:p>463535161791893504519808048047882240-1.37@isurvivalskills @atomiktiger Ahhh hahahaha! We got food .. How about water? So freaking dangerous! Must ban that too! #sarcasm warning!</text:p>
            <text:p>472199017858748416519808076069994496-2.20First step in the DIY instructions for fixing a broken iPhone power button is powering off the phone. #irony #fail m.imore.com/how-diy-repair…</text:p>
            <text:p>463531758374227968519808103953747968-2.30RT @AN20VOCI: What a night amazing night the best!! #sarcasm</text:p>
            <text:p>463161063421526016519808131929743360-1.98@nakos68 no its 'Murican motherfucker now shut up before i free the shit out of you! #sarcasm #jokes</text:p>
            <text:p>463320294237548544519808159922536448-3.36@JerizzaGale guess that's the type of friendship we have #sarcasm #insults still love you though </text:p>
            <text:p>473071427294613504519808187856613376-.56Feeling for you @bigrayoconnor have a mild hangover myself. Luckily I've had to take my 5yo to a party in a soft play place #tranquil #not</text:p>
            <text:p>463482725450522624519808215790669824-3.02It's fun to see my teacher searched for google by using bing..... #sarcasm #irony</text:p>
            <text:p>471700691753263104519808243791831040-2.86Just got an email from @eBay asking me to reset my password. I’m so glad they are on top of security. #sarcasm</text:p>
            <text:p>463235633587056640519808271793020928-3.02#Outrage How can Modi go to Rama's birthplace and campaign with a banner of Rama? Communal Bigot. #Sarcasm</text:p>
            <text:p>472984356387319808519808299903254528-3.55@Westonn1 you're the biggest dumbass I know.. Good luck at state next weekend dumbass... #not</text:p>
            <text:p>472883329956843520519808327233306624-2.53@RiaSaraf hahaha god i know, just love indirect tweets #billybigbollocks #not</text:p>
            <text:p>460234835425251328519808355179954176-3.02Thank you, table behind us, for keeping everyone updated about the fight we're all watching. You must know everything about #UFC. #sarcasm</text:p>
            <text:p>472286858605785088519808382543626240-2.36Never, never, EVER would I stay up this late. It's now 4 days of this and it's all thanks to @alyssaher. \n#SarcasticTweet\n#NotThankful</text:p>
            <text:p>472202900404711424519808410578329600-2.19Nothing better than watching the spelling bee on sports center #not</text:p>
            <text:p>463498748803694592519808438743089152-1.83Because we didn't see this coming. #RAW #Sarcasm</text:p>
            <text:p>463009794438082560519808466769416193-1.78Did you know that you can go to a party without having 100 second snapchat stort?\n#sarcasm</text:p>
            <text:p>472590420682498048519808494825115648-1.73@ShawnTHW classic 90s grunge. But... #not all up in the #GOTY convo.</text:p>
            <text:p>463145628072439808519808522868252672-1.37Nice work officiating tonight @bruggy27! #Sarcasm #NAHL</text:p>
            <text:p>472544915558522880519808550869430272-2.05I just love when people confess their love to me #Not #Taken</text:p>
            <text:p>472394387436367873519808578862211072-1.77Im sorry to everybody who has to watch me dance tonight #Not #DealWithIt</text:p>
            <text:p>472151917117050880519808606808854528-1.15Twitter . What a damn waste of time #goodbye #lasttweet #irony</text:p>
            <text:p>472857398575919104519808634717765632-1.50Big plans for the summer and I mean BIG. HUGE. MASSO. #not #lol #jk</text:p>
            <text:p>472636454372663296519808662706335746-2.97Had an hour an half sleep before rudely woken up by my mom. Again now i cant sleep today is gonna be so fun #NOT</text:p>
            <text:p>472203750372028416519808690803982337-2.49Just getting out of work and I have an exam to study for. Yaaaaaaayyyyyy #Not</text:p>
            <text:p>472058929372225537519808718826143744.93@justinbieber and the haters say u r a bad Idol. Mhm yeah. #not \nIlysm. Maybe, i will have a follow from u one day </text:p>
            <text:p>472078325687390208519808746814717952-1.24Irony is not missed here. #irony #hsph instagram.com/p/olyO0TtS2S/</text:p>
            <text:p>472800059281514496519808774794932224-2.19@ingramlaw I've also noticed that each overrun is larger than the previous month's. I'm sure it's all completely unexpected. #not</text:p>
            <text:p>463514323508539393519808802796101633-2.86...welp, lmaooo didn't see this coming #sarcasm #raw...</text:p>
            <text:p>463423660804407296519808830763696130-1.63I bet the only reason how 50% of the U.S Knows how 2 read is because of Twitter #sarcasm</text:p>
            <text:p>465395528792961026519808858722959360-2.85RT @shuhuann: i'm about as active as a paralyzed person right now </text:p>
            <text:p>472170471857729536519808886942224384-3.17don't you just love when your whole family fights over complete bullshit bc same #lol #not #growup</text:p>
            <text:p>463047737043595265519808914955980800-2.22RT @jploenneke: Why aren't you taller? it must be because your post workout supplementation isn't optimal...genetics don't matter #sarcasm</text:p>
            <text:p>472200156440313856519808942919413760-2.38Got a concussion and didnt make the team, what a good day #not</text:p>
            <text:p>472521026463862785519808970887024642-2.45Good play Arkansas. Give Liberty a run, but take out their best player #not</text:p>
            <text:p>472899768386351104519808999152422912-2.55@Jaketapper: We need more coverage on the way the republicans have trashed NC. Our state was once the darling of the south.#Not anymore!</text:p>
            <text:p>472207132905848832519809027120066560-1.17Yay, love seeing one of my bestfriends treated this way #not</text:p>
            <text:p>463519086048468993519809055045742592-2.91Reading about all these court cases surrounding women's bodies, and I just LOVE knowing that mostly men made these decisions. #sarcasm</text:p>
            <text:p>472390804485332993519809083021721600-2.01RT @emawiii: Heyyyy s/o to tokay for being soooo organized ya\n#not</text:p>
            <text:p>472932175617458177519809111429746688-1.30RT @wendmyoung: @georgediaz @jackaberlin #IRONY ...for some, that thing that you use, to get the wrinkles outta your clothes with.</text:p>
            <text:p>463380035811172352519809139368022016-2.19Feeling very appreciated today #TeacherAppreciationWeek #sarcasm. Luckily today is done &amp; tomorrow is a new day! #sschat #tlap #sstlap</text:p>
            <text:p>463603297904254976519809167297900544-2.13What a shame I'm going to miss assembly -_- #sarcasm</text:p>
            <text:p>465370216281952256519809195219382272-2.41My phone screen is just about as shattered as all my hopes and dreams.</text:p>
            <text:p>473592657995108352519809223182790656-2.85I called American Express and an Indian answered the phone #Murica#Irony</text:p>
            <text:p>463312872139788289519809251150417920-1.22@rc_kris @glennbeck @oliverdarcy #HilariousVideo had to be #sarcasm</text:p>
            <text:p>472193354696884224519809279264817152-2.89Knock down my walls ? I promise ill be quiet haha #Not</text:p>
            <text:p>463044921734086656519809307224051712-1.27Yum I love when dish pit water and food goes all over me and I get sent home to shower. #MyLife #Sarcasm #ServerLife</text:p>
            <text:p>4763977779292446735198093351791165442.16@sunflowers83 for pretty little liars? Literally I'm barely on episode one watching it on Netflix an it's pretty good.</text:p>
            <text:p>472639373159452672519809363108974592-2.97I'm 18! You want me to be his father?? #NOT #veryfunny</text:p>
            <text:p>463136675695063040519809391122718720-2.52George Washington: Okay british we are gonna "attack" new york. #sarcasm</text:p>
            <text:p>475378314400382982519809419048407040-2.64I think it funny how mon-tues everyone was so pumped for #projectschoolfession and now its here, &amp; some want nothin to do with it #irony</text:p>
            <text:p>463099147693076480519809447091519488-3.78I enjoy nothing more than a tension headache after me working all day #sarcasm</text:p>
            <text:p>4720714397643161625198094749920133121.74lol i tweeted about how tal sings better than adele today and then an adele fan account followed me #irony</text:p>
            <text:p>472497319100055553519809502863183873-2.16I just love it when people don't text me back #not</text:p>
            <text:p>463561766610300928519809531086659584-2.00And all this for a spanish exam....and sociology......oh yah it's going to be a long night. JOY! #sarcasm #ugh #letsdothis #prorastination</text:p>
            <text:p>472544069709594624519809559041671168-2.59@JMV1070 Glad Paul George told #ChrisHaggen that he was going to come out aggressive.#not</text:p>
            <text:p>460174044575186946519809587546169344-2.96It just keeps getting better and better! NAACP To Honor Noted Racist Donald Sterling (Again) deadspin.com/naacp-to-honor… #Irony</text:p>
            <text:p>217922066333179904519809615891300352-2.71Oh, life is not fair? I appreciate you texting me this, from your iPhone, while on vacation in Hawaii. You're so right.</text:p>
            <text:p>472303816818589696519809643917639680-2.49@BumbleCricket @NOstra4amas haha watch the door doesn't hit you on the way out!! #chickmagnet #not</text:p>
            <text:p>472256566339854336519809671910412288-2.43Dad bought 2 kayaks, but friends can't use the 2nd one, no one else in my family likes to kayak, and I can't go alone...makes sense. #not</text:p>
            <text:p>4724654306120212485198096999409295361.60Make a #declaration, “This difficulty is #not going to bury me. I refuse to live in #selfpity. I may be down, but it’s only #temporary</text:p>
          </table:table-cell>
          <table:table-cell table:number-columns-repeated="1022"/>
        </table:table-row>
        <table:table-row table:style-name="ro2">
          <table:table-cell office:value-type="float" office:value="-2.19" calcext:value-type="float">
            <text:p>-2.19</text:p>
          </table:table-cell>
          <table:table-cell office:value-type="string" calcext:value-type="string">
            <text:p>RT @gracieface83: Love not being able to sleep...Its my favourite.. #insomnialover #not #sos </text:p>
          </table:table-cell>
          <table:table-cell table:number-columns-repeated="1022"/>
        </table:table-row>
        <table:table-row table:style-name="ro1">
          <table:table-cell office:value-type="float" office:value="-3.13" calcext:value-type="float">
            <text:p>-3.13</text:p>
          </table:table-cell>
          <table:table-cell office:value-type="string" calcext:value-type="string">
            <text:p>i just love getting punched in the face by grown men #myfav #not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Mom "Hanna, you need to quit drinking so much..." As she walks out the door to buy cigarettes. #irony @MarcieHwk</text:p>
          </table:table-cell>
          <table:table-cell table:number-columns-repeated="1022"/>
        </table:table-row>
        <table:table-row table:style-name="ro2">
          <table:table-cell office:value-type="float" office:value="-2.66" calcext:value-type="float">
            <text:p>-2.66</text:p>
          </table:table-cell>
          <table:table-cell office:value-type="string" calcext:value-type="string">
            <text:p>And who would have thought feathers would make maternity wear? #sarcasm</text:p>
          </table:table-cell>
          <table:table-cell table:number-columns-repeated="1022"/>
        </table:table-row>
        <table:table-row table:style-name="ro2">
          <table:table-cell office:value-type="float" office:value="-2.66" calcext:value-type="float">
            <text:p>-2.66</text:p>
          </table:table-cell>
          <table:table-cell office:value-type="string" calcext:value-type="string">
            <text:p>I'll be in town for the carnival and festival. Yay. #Sarcasm What fun is it if you don't have any money because nobody pays you back?... :/</text:p>
          </table:table-cell>
          <table:table-cell table:number-columns-repeated="1022"/>
        </table:table-row>
        <table:table-row table:style-name="ro1">
          <table:table-cell office:value-type="float" office:value="-2.01" calcext:value-type="float">
            <text:p>-2.01</text:p>
          </table:table-cell>
          <table:table-cell office:value-type="string" calcext:value-type="string">
            <text:p>Sitting in bed watching my friends play candy crush. This is the life. #not</text:p>
          </table:table-cell>
          <table:table-cell table:number-columns-repeated="1022"/>
        </table:table-row>
        <table:table-row table:style-name="ro2">
          <table:table-cell office:value-type="float" office:value="-2.49" calcext:value-type="float">
            <text:p>-2.49</text:p>
          </table:table-cell>
          <table:table-cell office:value-type="string" calcext:value-type="string">
            <text:p>RT @Kris10fnKC: My sense of humor has a select audience-Obv. no one in that group is on #twitter #sarcasm #amazing #Sarcastictweet http://t…</text:p>
          </table:table-cell>
          <table:table-cell table:number-columns-repeated="1022"/>
        </table:table-row>
        <table:table-row table:style-name="ro2">
          <table:table-cell office:value-type="float" office:value="-2.7" calcext:value-type="float">
            <text:p>-2.7</text:p>
          </table:table-cell>
          <table:table-cell office:value-type="string" calcext:value-type="string">
            <text:p>I wish I had "Cinco De Mayo" off so I could go get hammer faced....... #ToBeAKidAgain .....#Sarcasm</text:p>
          </table:table-cell>
          <table:table-cell table:number-columns-repeated="1022"/>
        </table:table-row>
        <table:table-row table:style-name="ro2">
          <table:table-cell office:value-type="float" office:value="-1.6" calcext:value-type="float">
            <text:p>-1.6</text:p>
          </table:table-cell>
          <table:table-cell office:value-type="string" calcext:value-type="string">
            <text:p>@_aylesbury @olliffejames Maybe Ukip have a point. No more lawn fairies playing football! Might have to vote for them. #not</text:p>
          </table:table-cell>
          <table:table-cell table:number-columns-repeated="1022"/>
        </table:table-row>
        <table:table-row table:style-name="ro2">
          <table:table-cell office:value-type="float" office:value="-1.94" calcext:value-type="float">
            <text:p>-1.94</text:p>
          </table:table-cell>
          <table:table-cell office:value-type="string" calcext:value-type="string">
            <text:p>#Liberal &amp; #Conservative are #not dirty words; but sometimes they're used by #DirtyPeople.</text:p>
          </table:table-cell>
          <table:table-cell table:number-columns-repeated="1022"/>
        </table:table-row>
        <table:table-row table:style-name="ro2">
          <table:table-cell office:value-type="float" office:value="-2.11" calcext:value-type="float">
            <text:p>-2.11</text:p>
          </table:table-cell>
          <table:table-cell office:value-type="string" calcext:value-type="string">
            <text:p>#Tibet was #not 'liberated' by China but invaded &amp; illegally occupied #trueTibet</text:p>
          </table:table-cell>
          <table:table-cell table:number-columns-repeated="1022"/>
        </table:table-row>
        <table:table-row table:style-name="ro2">
          <table:table-cell office:value-type="float" office:value="-2.29" calcext:value-type="float">
            <text:p>-2.29</text:p>
          </table:table-cell>
          <table:table-cell office:value-type="string" calcext:value-type="string">
            <text:p>I totally love it when I walk around with deodorant marks on my shirt all day. #Not #StruggleBusLife</text:p>
          </table:table-cell>
          <table:table-cell table:number-columns-repeated="1022"/>
        </table:table-row>
        <table:table-row table:style-name="ro2">
          <table:table-cell office:value-type="float" office:value="-0.14" calcext:value-type="float">
            <text:p>-0.14</text:p>
          </table:table-cell>
          <table:table-cell office:value-type="string" calcext:value-type="string">
            <text:p>@ashleydeutsch He's only a little douchey #RightSwipe But I #PlayHardtoGet #Irony #Office #OhhGeez But then I get fired not you...</text:p>
          </table:table-cell>
          <table:table-cell table:number-columns-repeated="1022"/>
        </table:table-row>
        <table:table-row table:style-name="ro3">
          <table:table-cell office:value-type="float" office:value="-2.64" calcext:value-type="float">
            <text:p>-2.64</text:p>
          </table:table-cell>
          <table:table-cell office:value-type="string" calcext:value-type="string">
            <text:p>RT @weigeltw: Irony &amp; Boe! - London, United Kingdom. #irony #boe #london #graffiti #streetart instagram.com/p/opYV5dqqXL/ pic.twitter.com/VkMy8QraD1</text:p>
          </table:table-cell>
          <table:table-cell table:number-columns-repeated="1022"/>
        </table:table-row>
        <table:table-row table:style-name="ro1">
          <table:table-cell office:value-type="float" office:value="-2.43" calcext:value-type="float">
            <text:p>-2.43</text:p>
          </table:table-cell>
          <table:table-cell office:value-type="string" calcext:value-type="string">
            <text:p>RT @IceHuck: I'm about as confident as a wet turd.</text:p>
          </table:table-cell>
          <table:table-cell table:number-columns-repeated="1022"/>
        </table:table-row>
        <table:table-row table:style-name="ro2">
          <table:table-cell office:value-type="float" office:value="-2.72" calcext:value-type="float">
            <text:p>-2.72</text:p>
          </table:table-cell>
          <table:table-cell office:value-type="string" calcext:value-type="string">
            <text:p>@Dfyeant maybe that's why everyone kept askin if I was ok... because of the look of having a blast....lol #NOT</text:p>
          </table:table-cell>
          <table:table-cell table:number-columns-repeated="1022"/>
        </table:table-row>
        <table:table-row table:style-name="ro2">
          <table:table-cell office:value-type="float" office:value="-1.07" calcext:value-type="float">
            <text:p>-1.07</text:p>
          </table:table-cell>
          <table:table-cell office:value-type="string" calcext:value-type="string">
            <text:p>It's that time of the month to rep the bloods . #im #not #false #claiming #its #a #inside #joke #for #girls #so #nigga #chill</text:p>
          </table:table-cell>
          <table:table-cell table:number-columns-repeated="1022"/>
        </table:table-row>
        <table:table-row table:style-name="ro2">
          <table:table-cell office:value-type="float" office:value="-2.36" calcext:value-type="float">
            <text:p>-2.36</text:p>
          </table:table-cell>
          <table:table-cell office:value-type="string" calcext:value-type="string">
            <text:p>I so wanted a little lunch nap. Tried and tried but just wouldn't happen. #naptime #not</text:p>
          </table:table-cell>
          <table:table-cell table:number-columns-repeated="1022"/>
        </table:table-row>
        <table:table-row table:style-name="ro2">
          <table:table-cell office:value-type="float" office:value="-2.15" calcext:value-type="float">
            <text:p>-2.15</text:p>
          </table:table-cell>
          <table:table-cell office:value-type="string" calcext:value-type="string">
            <text:p>Some people need to grow up don't they ? #act #your #age #not #your #shoe #size</text:p>
          </table:table-cell>
          <table:table-cell table:number-columns-repeated="1022"/>
        </table:table-row>
        <table:table-row table:style-name="ro2">
          <table:table-cell office:value-type="float" office:value="-1.91" calcext:value-type="float">
            <text:p>-1.91</text:p>
          </table:table-cell>
          <table:table-cell office:value-type="string" calcext:value-type="string">
            <text:p>Me trying to flirt with a boy is like trying to remember a long lost art, because it literally hardly ever happens. like ever...</text:p>
          </table:table-cell>
          <table:table-cell table:number-columns-repeated="1022"/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string" calcext:value-type="string">
            <text:p>Work on a Sunday night absolutely love it! #sarcasm</text:p>
          </table:table-cell>
          <table:table-cell table:number-columns-repeated="1022"/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string" calcext:value-type="string">
            <text:p>If secularisation comes up on Tuesday there is a God #irony </text:p>
          </table:table-cell>
          <table:table-cell table:number-columns-repeated="1022"/>
        </table:table-row>
        <table:table-row table:style-name="ro2">
          <table:table-cell office:value-type="float" office:value="-2.53" calcext:value-type="float">
            <text:p>-2.53</text:p>
          </table:table-cell>
          <table:table-cell office:value-type="string" calcext:value-type="string">
            <text:p>@Anomaly100 @nileawhile @LIBERAL_CUNTOFF Sorry the #sarcasm asn't dripping off that tweet ;)</text:p>
          </table:table-cell>
          <table:table-cell table:number-columns-repeated="1022"/>
        </table:table-row>
        <table:table-row table:style-name="ro1">
          <table:table-cell office:value-type="float" office:value="-2.93" calcext:value-type="float">
            <text:p>-2.93</text:p>
          </table:table-cell>
          <table:table-cell office:value-type="string" calcext:value-type="string">
            <text:p>The #Phillies 7-9 hitters today should be a tall order for Gio. #Sarcasm</text:p>
          </table:table-cell>
          <table:table-cell table:number-columns-repeated="1022"/>
        </table:table-row>
        <table:table-row table:style-name="ro2">
          <table:table-cell office:value-type="float" office:value="-0.86" calcext:value-type="float">
            <text:p>-0.86</text:p>
          </table:table-cell>
          <table:table-cell office:value-type="string" calcext:value-type="string">
            <text:p>The word 'antibiotic' is derived from Greek words meaning 'against life'. #FunFact #NOT Good luck to those sitting the BIO exam on Monday :)</text:p>
          </table:table-cell>
          <table:table-cell table:number-columns-repeated="1022"/>
        </table:table-row>
        <table:table-row table:style-name="ro1">
          <table:table-cell office:value-type="float" office:value="-2.29" calcext:value-type="float">
            <text:p>-2.29</text:p>
          </table:table-cell>
          <table:table-cell office:value-type="string" calcext:value-type="string">
            <text:p>RT @JackieDee16: So...anybody know what the date is today?\n#Sarcasm</text:p>
          </table:table-cell>
          <table:table-cell table:number-columns-repeated="1022"/>
        </table:table-row>
        <table:table-row table:style-name="ro2">
          <table:table-cell office:value-type="float" office:value="-0.47" calcext:value-type="float">
            <text:p>-0.47</text:p>
          </table:table-cell>
          <table:table-cell office:value-type="string" calcext:value-type="string">
            <text:p>@IUQuarry I think the fact we're not exactly football powerhouse might have scared Carolina so they go for a WR from the nat'l champs.</text:p>
          </table:table-cell>
          <table:table-cell table:number-columns-repeated="1022"/>
        </table:table-row>
        <table:table-row table:style-name="ro1">
          <table:table-cell office:value-type="float" office:value="-2.29" calcext:value-type="float">
            <text:p>-2.29</text:p>
          </table:table-cell>
          <table:table-cell office:value-type="string" calcext:value-type="string">
            <text:p>Thinking about how i woke up without my baee or son next to mhe #not right</text:p>
          </table:table-cell>
          <table:table-cell table:number-columns-repeated="1022"/>
        </table:table-row>
        <table:table-row table:style-name="ro2">
          <table:table-cell office:value-type="float" office:value="0.31" calcext:value-type="float">
            <text:p>0.31</text:p>
          </table:table-cell>
          <table:table-cell office:value-type="string" calcext:value-type="string">
            <text:p>@aliholland73 Hee Hee! Cardiff is virtually deserted, not that I would know as I'm still tucked up in bed. #lovely</text:p>
          </table:table-cell>
          <table:table-cell table:number-columns-repeated="1022"/>
        </table:table-row>
        <table:table-row table:style-name="ro1">
          <table:table-cell office:value-type="float" office:value="-2.16" calcext:value-type="float">
            <text:p>-2.16</text:p>
          </table:table-cell>
          <table:table-cell office:value-type="string" calcext:value-type="string">
            <text:p>@EliseNadine92 how was the jolly dude? Bet your so glad to be home! #not</text:p>
          </table:table-cell>
          <table:table-cell table:number-columns-repeated="1022"/>
        </table:table-row>
        <table:table-row table:style-name="ro2">
          <table:table-cell office:value-type="float" office:value="-2.29" calcext:value-type="float">
            <text:p>-2.29</text:p>
          </table:table-cell>
          <table:table-cell office:value-type="string" calcext:value-type="string">
            <text:p>I mean I can't be too good when I very seriously and literally use the bitch clap.</text:p>
          </table:table-cell>
          <table:table-cell table:number-columns-repeated="1022"/>
        </table:table-row>
        <table:table-row table:style-name="ro2">
          <table:table-cell office:value-type="float" office:value="-2.3" calcext:value-type="float">
            <text:p>-2.3</text:p>
          </table:table-cell>
          <table:table-cell office:value-type="string" calcext:value-type="string">
            <text:p>RT @Ma3Route: As humble as a matatu driver asking to cut in front of you after overlapping #irony via @Wahedu</text:p>
          </table:table-cell>
          <table:table-cell table:number-columns-repeated="1022"/>
        </table:table-row>
        <table:table-row table:style-name="ro1">
          <table:table-cell office:value-type="float" office:value="-2.54" calcext:value-type="float">
            <text:p>-2.54</text:p>
          </table:table-cell>
          <table:table-cell office:value-type="string" calcext:value-type="string">
            <text:p>Oh look, the strip isn't there. I am so happy.... #sarcasm</text:p>
          </table:table-cell>
          <table:table-cell table:number-columns-repeated="1022"/>
        </table:table-row>
        <table:table-row table:style-name="ro2">
          <table:table-cell office:value-type="float" office:value="1.75" calcext:value-type="float">
            <text:p>1.75</text:p>
          </table:table-cell>
          <table:table-cell office:value-type="string" calcext:value-type="string">
            <text:p>@pyt10071989 ash it's literally non stop jokes it's that's good I need to watch it again like now haha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Haven't had cough since my bronchitis incident he he brings back such sweet memories #not</text:p>
          </table:table-cell>
          <table:table-cell table:number-columns-repeated="1022"/>
        </table:table-row>
        <table:table-row table:style-name="ro2">
          <table:table-cell office:value-type="float" office:value="-2.37" calcext:value-type="float">
            <text:p>-2.37</text:p>
          </table:table-cell>
          <table:table-cell office:value-type="string" calcext:value-type="string">
            <text:p>@WWEUniverse #RAW lets add a name to a character that has been known as one name for years. Great idea. #sarcasm #whowritesthis?</text:p>
          </table:table-cell>
          <table:table-cell table:number-columns-repeated="1022"/>
        </table:table-row>
        <table:table-row table:style-name="ro2">
          <table:table-cell office:value-type="float" office:value="-3.04" calcext:value-type="float">
            <text:p>-3.04</text:p>
          </table:table-cell>
          <table:table-cell office:value-type="string" calcext:value-type="string">
            <text:p>My head hurts, my throat's sore and I have a fever. Nice way to spend the weekend. #Not</text:p>
          </table:table-cell>
          <table:table-cell table:number-columns-repeated="1022"/>
        </table:table-row>
        <table:table-row table:style-name="ro2">
          <table:table-cell office:value-type="float" office:value="-2.6" calcext:value-type="float">
            <text:p>-2.6</text:p>
          </table:table-cell>
          <table:table-cell office:value-type="string" calcext:value-type="string">
            <text:p>@NiallHoranHasnt and the party was so much fun #not because it was in her house but she was outside with some people all the time</text:p>
          </table:table-cell>
          <table:table-cell table:number-columns-repeated="1022"/>
        </table:table-row>
        <table:table-row table:style-name="ro2">
          <table:table-cell office:value-type="float" office:value="-2.2" calcext:value-type="float">
            <text:p>-2.2</text:p>
          </table:table-cell>
          <table:table-cell office:value-type="string" calcext:value-type="string">
            <text:p>Modi came to power by bashing Gandhi dynasty, now they are talking his partnership with Pranav Mistry like Rajiv had with Pitroda #irony</text:p>
          </table:table-cell>
          <table:table-cell table:number-columns-repeated="1022"/>
        </table:table-row>
        <table:table-row table:style-name="ro2">
          <table:table-cell office:value-type="float" office:value="-1.67" calcext:value-type="float">
            <text:p>-1.67</text:p>
          </table:table-cell>
          <table:table-cell office:value-type="string" calcext:value-type="string">
            <text:p>Wow I love how allllll my roommates decide to leave the same weekend to go home and I'll be in my apartment alone.. #Not </text:p>
          </table:table-cell>
          <table:table-cell table:number-columns-repeated="1022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string" calcext:value-type="string">
            <text:p>Mortal Kombat X looks pretty sick! Literally and non-literally. #E32014</text:p>
          </table:table-cell>
          <table:table-cell table:number-columns-repeated="1022"/>
        </table:table-row>
        <table:table-row table:style-name="ro2">
          <table:table-cell office:value-type="float" office:value="-2.5" calcext:value-type="float">
            <text:p>-2.5</text:p>
          </table:table-cell>
          <table:table-cell office:value-type="string" calcext:value-type="string">
            <text:p>Okay well I'm pretty skewed for this final... thanks for not replying to my email #not</text:p>
          </table:table-cell>
          <table:table-cell table:number-columns-repeated="1022"/>
        </table:table-row>
        <table:table-row table:style-name="ro1">
          <table:table-cell office:value-type="float" office:value="-3.57" calcext:value-type="float">
            <text:p>-3.57</text:p>
          </table:table-cell>
          <table:table-cell office:value-type="string" calcext:value-type="string">
            <text:p>Cause i love when i break down right when I'm about to go to sleep. #not</text:p>
          </table:table-cell>
          <table:table-cell table:number-columns-repeated="1022"/>
        </table:table-row>
        <table:table-row table:style-name="ro2">
          <table:table-cell office:value-type="float" office:value="-2.96" calcext:value-type="float">
            <text:p>-2.96</text:p>
          </table:table-cell>
          <table:table-cell office:value-type="string" calcext:value-type="string">
            <text:p>RT @OhSamEdwards: School Busses: spend 13 years facilitating your trip to work.. and the rest of your life making you late for it #Irony #F…</text:p>
          </table:table-cell>
          <table:table-cell table:number-columns-repeated="1022"/>
        </table:table-row>
        <table:table-row table:style-name="ro2">
          <table:table-cell office:value-type="float" office:value="-2.63" calcext:value-type="float">
            <text:p>-2.63</text:p>
          </table:table-cell>
          <table:table-cell office:value-type="string" calcext:value-type="string">
            <text:p>@Mr_Hyde25 "you're achievements are unparalleled in this universe." @Josh_Sharpe #sarcasm</text:p>
          </table:table-cell>
          <table:table-cell table:number-columns-repeated="1022"/>
        </table:table-row>
        <table:table-row table:style-name="ro2">
          <table:table-cell office:value-type="float" office:value="0.15" calcext:value-type="float">
            <text:p>0.15</text:p>
          </table:table-cell>
          <table:table-cell office:value-type="string" calcext:value-type="string">
            <text:p>S/O to MaShawn Sims and Ja Iaintmadatcha Will for our weight loss bet...I won!!! $300!!! Drinks on me #NOT!!!\n#GiveMeMyMoney!!!</text:p>
          </table:table-cell>
          <table:table-cell table:number-columns-repeated="1022"/>
        </table:table-row>
        <table:table-row table:style-name="ro2">
          <table:table-cell office:value-type="float" office:value="-2.31" calcext:value-type="float">
            <text:p>-2.31</text:p>
          </table:table-cell>
          <table:table-cell office:value-type="string" calcext:value-type="string">
            <text:p>RT @kristajroq: Why are people posting their nightly prayers on FB?? I'm so confused.#sarcasm #annoyed #keepsomestuffprivate</text:p>
          </table:table-cell>
          <table:table-cell table:number-columns-repeated="1022"/>
        </table:table-row>
        <table:table-row table:style-name="ro1">
          <table:table-cell office:value-type="float" office:value="-2.44" calcext:value-type="float">
            <text:p>-2.44</text:p>
          </table:table-cell>
          <table:table-cell office:value-type="string" calcext:value-type="string">
            <text:p>@AllbrightNFL ...but did Mett steal crab legs? If not, no worries! #sarcasm</text:p>
          </table:table-cell>
          <table:table-cell table:number-columns-repeated="1022"/>
        </table:table-row>
        <table:table-row table:style-name="ro1">
          <table:table-cell office:value-type="float" office:value="-1.66" calcext:value-type="float">
            <text:p>-1.66</text:p>
          </table:table-cell>
          <table:table-cell office:value-type="string" calcext:value-type="string">
            <text:p>@RedGoldFaithful it's my first time, so to speak..I m going for the costumes!</text:p>
          </table:table-cell>
          <table:table-cell table:number-columns-repeated="1022"/>
        </table:table-row>
        <table:table-row table:style-name="ro2">
          <table:table-cell office:value-type="float" office:value="-2.38" calcext:value-type="float">
            <text:p>-2.38</text:p>
          </table:table-cell>
          <table:table-cell office:value-type="string" calcext:value-type="string">
            <text:p>@9smiler Spike was singing his praises at his book launch today. #not #shreddedhim</text:p>
          </table:table-cell>
          <table:table-cell table:number-columns-repeated="1022"/>
        </table:table-row>
        <table:table-row table:style-name="ro2">
          <table:table-cell office:value-type="float" office:value="-2.83" calcext:value-type="float">
            <text:p>-2.83</text:p>
          </table:table-cell>
          <table:table-cell office:value-type="string" calcext:value-type="string">
            <text:p>They said if I die tomorrow can they have my room to bring bitches over? Uhhh !?!? #Not Happening. \n .</text:p>
          </table:table-cell>
          <table:table-cell table:number-columns-repeated="1022"/>
        </table:table-row>
        <table:table-row table:style-name="ro1">
          <table:table-cell office:value-type="float" office:value="-2.27" calcext:value-type="float">
            <text:p>-2.27</text:p>
          </table:table-cell>
          <table:table-cell office:value-type="string" calcext:value-type="string">
            <text:p>Your gonna block me ooooooooohhhh I'm hurt #NOT </text:p>
          </table:table-cell>
          <table:table-cell table:number-columns-repeated="1022"/>
        </table:table-row>
        <table:table-row table:style-name="ro2">
          <table:table-cell office:value-type="float" office:value="-2.6" calcext:value-type="float">
            <text:p>-2.6</text:p>
          </table:table-cell>
          <table:table-cell office:value-type="string" calcext:value-type="string">
            <text:p>If there was a device that fit in the palm of my hand that let me talk to someone miles away, I'd definitely buy it #sarcasm #noonecalls</text:p>
          </table:table-cell>
          <table:table-cell table:number-columns-repeated="1022"/>
        </table:table-row>
        <table:table-row table:style-name="ro2">
          <table:table-cell office:value-type="float" office:value="-2.06" calcext:value-type="float">
            <text:p>-2.06</text:p>
          </table:table-cell>
          <table:table-cell office:value-type="string" calcext:value-type="string">
            <text:p>RT @GSwinburn: @tessa_York @AU55SEY @will60093 @FirstBusYork oh well -- international fairness conference by cyc tomorrow #irony #morevanit…</text:p>
          </table:table-cell>
          <table:table-cell table:number-columns-repeated="1022"/>
        </table:table-row>
        <table:table-row table:style-name="ro3">
          <table:table-cell office:value-type="float" office:value="-1.59" calcext:value-type="float">
            <text:p>-1.59</text:p>
          </table:table-cell>
          <table:table-cell office:value-type="string" calcext:value-type="string">
            <text:p>Q4 Comedy is not supposed to be mean. How can we keep humor from being mean in our classroom? #sarcasm #CAedchat pic.twitter.com/FsIQsoQ2Sj</text:p>
          </table:table-cell>
          <table:table-cell table:number-columns-repeated="1022"/>
        </table:table-row>
        <table:table-row table:style-name="ro2">
          <table:table-cell office:value-type="float" office:value="-3.58" calcext:value-type="float">
            <text:p>-3.58</text:p>
          </table:table-cell>
          <table:table-cell office:value-type="string" calcext:value-type="string">
            <text:p>Grammar #irony RT @vickiiaNnAmarie: @IAmDeterria lol u funny .but ur grammer is not correct either.its talking not taking.</text:p>
          </table:table-cell>
          <table:table-cell table:number-columns-repeated="1022"/>
        </table:table-row>
        <table:table-row table:style-name="ro1">
          <table:table-cell office:value-type="float" office:value="-3.48" calcext:value-type="float">
            <text:p>-3.48</text:p>
          </table:table-cell>
          <table:table-cell office:value-type="string" calcext:value-type="string">
            <text:p>@harrymason1234 ahhh gcse english #halycondays #sarcasm</text:p>
          </table:table-cell>
          <table:table-cell table:number-columns-repeated="1022"/>
        </table:table-row>
        <table:table-row table:style-name="ro2">
          <table:table-cell office:value-type="float" office:value="2.04" calcext:value-type="float">
            <text:p>2.04</text:p>
          </table:table-cell>
          <table:table-cell office:value-type="string" calcext:value-type="string">
            <text:p>@BrandonMRegan My best friend and I are gonna go pick up his copy soon... #Can #Not #Wait</text:p>
          </table:table-cell>
          <table:table-cell table:number-columns-repeated="1022"/>
        </table:table-row>
        <table:table-row table:style-name="ro2">
          <table:table-cell office:value-type="float" office:value="-2.98" calcext:value-type="float">
            <text:p>-2.98</text:p>
          </table:table-cell>
          <table:table-cell office:value-type="string" calcext:value-type="string">
            <text:p>HARDLY DID SHIT TODAY! #sundayfunday #sarcasm pic.twitter.com/dOcD8U7x6y</text:p>
          </table:table-cell>
          <table:table-cell table:number-columns-repeated="1022"/>
        </table:table-row>
        <table:table-row table:style-name="ro1">
          <table:table-cell office:value-type="float" office:value="-2.37" calcext:value-type="float">
            <text:p>-2.37</text:p>
          </table:table-cell>
          <table:table-cell office:value-type="string" calcext:value-type="string">
            <text:p>Well, 1st qtr goes to the refs. Nice job guys #sarcasm #pacers #lamesauce</text:p>
          </table:table-cell>
          <table:table-cell table:number-columns-repeated="1022"/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string" calcext:value-type="string">
            <text:p>Throat feels like and I'm working 15 hours today. Yiipppppeeee! #sarcasm</text:p>
          </table:table-cell>
          <table:table-cell table:number-columns-repeated="1022"/>
        </table:table-row>
        <table:table-row table:style-name="ro1">
          <table:table-cell office:value-type="float" office:value="-1.88" calcext:value-type="float">
            <text:p>-1.88</text:p>
          </table:table-cell>
          <table:table-cell office:value-type="string" calcext:value-type="string">
            <text:p>lol what a surprise! never expected that from you!! #not</text:p>
          </table:table-cell>
          <table:table-cell table:number-columns-repeated="1022"/>
        </table:table-row>
        <table:table-row table:style-name="ro1">
          <table:table-cell office:value-type="float" office:value="-2.11" calcext:value-type="float">
            <text:p>-2.11</text:p>
          </table:table-cell>
          <table:table-cell office:value-type="string" calcext:value-type="string">
            <text:p>I need 2 get my fat ass up outa bed &amp; exercise.. PFFFFF YAH OKAY #not</text:p>
          </table:table-cell>
          <table:table-cell table:number-columns-repeated="1022"/>
        </table:table-row>
        <table:table-row table:style-name="ro2">
          <table:table-cell office:value-type="float" office:value="-3.05" calcext:value-type="float">
            <text:p>-3.05</text:p>
          </table:table-cell>
          <table:table-cell office:value-type="string" calcext:value-type="string">
            <text:p>Feels like I keep getting punched in the jaw it's gonna be a funnn weekend #not</text:p>
          </table:table-cell>
          <table:table-cell table:number-columns-repeated="1022"/>
        </table:table-row>
        <table:table-row table:style-name="ro2">
          <table:table-cell office:value-type="float" office:value="-1.51" calcext:value-type="float">
            <text:p>-1.51</text:p>
          </table:table-cell>
          <table:table-cell office:value-type="string" calcext:value-type="string">
            <text:p>Customer just asked if he could "speak to a man" when the answer wasn't what he wanted to hear. So no #NotAllMen, but #YesAllWomen</text:p>
          </table:table-cell>
          <table:table-cell table:number-columns-repeated="1022"/>
        </table:table-row>
        <table:table-row table:style-name="ro2">
          <table:table-cell office:value-type="float" office:value="-2.45" calcext:value-type="float">
            <text:p>-2.45</text:p>
          </table:table-cell>
          <table:table-cell office:value-type="string" calcext:value-type="string">
            <text:p>Oh body clock. Thank you for waking me up at 6:08 on a Saturday morning. And #not</text:p>
          </table:table-cell>
          <table:table-cell table:number-columns-repeated="1022"/>
        </table:table-row>
        <table:table-row table:style-name="ro1">
          <table:table-cell office:value-type="float" office:value="-2.77" calcext:value-type="float">
            <text:p>-2.77</text:p>
          </table:table-cell>
          <table:table-cell office:value-type="string" calcext:value-type="string">
            <text:p>wow just had kagerou project spoiled that is #not #cool</text:p>
          </table:table-cell>
          <table:table-cell table:number-columns-repeated="1022"/>
        </table:table-row>
        <table:table-row table:style-name="ro1">
          <table:table-cell office:value-type="float" office:value="-3.07" calcext:value-type="float">
            <text:p>-3.07</text:p>
          </table:table-cell>
          <table:table-cell office:value-type="string" calcext:value-type="string">
            <text:p>Oh ur an high schooler!! You can cuss!! OMG ur so cool!! #sarcasm</text:p>
          </table:table-cell>
          <table:table-cell table:number-columns-repeated="1022"/>
        </table:table-row>
        <table:table-row table:style-name="ro2">
          <table:table-cell office:value-type="float" office:value="-1.54" calcext:value-type="float">
            <text:p>-1.54</text:p>
          </table:table-cell>
          <table:table-cell office:value-type="string" calcext:value-type="string">
            <text:p>RT @PaidTriot: “@LiberalMyopia: Hashtag should be #Arrogance or #Irony. Shannon might be mentally unfit. #2A</text:p>
          </table:table-cell>
          <table:table-cell table:number-columns-repeated="1022"/>
        </table:table-row>
        <table:table-row table:style-name="ro2">
          <table:table-cell office:value-type="float" office:value="-1.57" calcext:value-type="float">
            <text:p>-1.57</text:p>
          </table:table-cell>
          <table:table-cell office:value-type="string" calcext:value-type="string">
            <text:p>@Fit2R @chrisfroome @TeamSky #standard #not #crazytimes I guess we've all dropped a few places on strava today!!</text:p>
          </table:table-cell>
          <table:table-cell table:number-columns-repeated="1022"/>
        </table:table-row>
        <table:table-row table:style-name="ro2">
          <table:table-cell office:value-type="float" office:value="-2.88" calcext:value-type="float">
            <text:p>-2.88</text:p>
          </table:table-cell>
          <table:table-cell office:value-type="string" calcext:value-type="string">
            <text:p>If the @MiamiHEAT blame the "HEAT" at @Spurs AT&amp;T I'm gonna lose my mind. #irony #MIAvsSA #GoSpursGo</text:p>
          </table:table-cell>
          <table:table-cell table:number-columns-repeated="1022"/>
        </table:table-row>
        <table:table-row table:style-name="ro1">
          <table:table-cell office:value-type="float" office:value="-2.34" calcext:value-type="float">
            <text:p>-2.34</text:p>
          </table:table-cell>
          <table:table-cell office:value-type="string" calcext:value-type="string">
            <text:p>Music Theory Project on last day of school today ye #awesome #not</text:p>
          </table:table-cell>
          <table:table-cell table:number-columns-repeated="1022"/>
        </table:table-row>
        <table:table-row table:style-name="ro2">
          <table:table-cell office:value-type="float" office:value="-1.8" calcext:value-type="float">
            <text:p>-1.8</text:p>
          </table:table-cell>
          <table:table-cell office:value-type="string" calcext:value-type="string">
            <text:p>@frillseeker good thinking! I think we have to wait for a certain publication to get the exclusive before we all run panting to cover. #not</text:p>
          </table:table-cell>
          <table:table-cell table:number-columns-repeated="1022"/>
        </table:table-row>
        <table:table-row table:style-name="ro2">
          <table:table-cell office:value-type="float" office:value="-2.95" calcext:value-type="float">
            <text:p>-2.95</text:p>
          </table:table-cell>
          <table:table-cell office:value-type="string" calcext:value-type="string">
            <text:p>My mum said I'm not even close to being 20 :D And that my mentality is not even of a 19 year old. #flattered #sarcasm</text:p>
          </table:table-cell>
          <table:table-cell table:number-columns-repeated="1022"/>
        </table:table-row>
        <table:table-row table:style-name="ro2">
          <table:table-cell office:value-type="float" office:value="-1.65" calcext:value-type="float">
            <text:p>-1.65</text:p>
          </table:table-cell>
          <table:table-cell office:value-type="string" calcext:value-type="string">
            <text:p>I can be away from my phone for an hour and I won't hear from anybody I have such a social life #NOT</text:p>
          </table:table-cell>
          <table:table-cell table:number-columns-repeated="1022"/>
        </table:table-row>
        <table:table-row table:style-name="ro2">
          <table:table-cell office:value-type="float" office:value="-2.31" calcext:value-type="float">
            <text:p>-2.31</text:p>
          </table:table-cell>
          <table:table-cell office:value-type="string" calcext:value-type="string">
            <text:p>I've received the most spam in my life getting requests for consent to send messages under the pending #CASL. #irony</text:p>
          </table:table-cell>
          <table:table-cell table:number-columns-repeated="1022"/>
        </table:table-row>
        <table:table-row table:style-name="ro2">
          <table:table-cell office:value-type="float" office:value="1.53" calcext:value-type="float">
            <text:p>1.53</text:p>
          </table:table-cell>
          <table:table-cell office:value-type="string" calcext:value-type="string">
            <text:p>RT @quixem: Parker is thoroughly outplaying Lillard in the series. He's been baptized, so to speak. Interesting to see how he fares next ye…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I'm getting pretty tired. It's only 3:58 A.m! School is going to be awesome to sit through. #sarcasm #FML gn pic.twitter.com/0OBvBCCfwU</text:p>
          </table:table-cell>
          <table:table-cell table:number-columns-repeated="1022"/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string" calcext:value-type="string">
            <text:p>That ironman kicked some butt the DIs are so nice #not #SpitInYaFace</text:p>
          </table:table-cell>
          <table:table-cell table:number-columns-repeated="1022"/>
        </table:table-row>
        <table:table-row table:style-name="ro2">
          <table:table-cell office:value-type="float" office:value="-2.77" calcext:value-type="float">
            <text:p>-2.77</text:p>
          </table:table-cell>
          <table:table-cell office:value-type="string" calcext:value-type="string">
            <text:p>Makes me feel special to know your thinking of me though #NOT leave me alone </text:p>
          </table:table-cell>
          <table:table-cell table:number-columns-repeated="1022"/>
        </table:table-row>
        <table:table-row table:style-name="ro13">
          <table:table-cell office:value-type="float" office:value="-3.27" calcext:value-type="float">
            <text:p>-3.27</text:p>
          </table:table-cell>
          <table:table-cell office:value-type="string" calcext:value-type="string">
            <text:p>I can see someone like me being arrogant, but I'm not." #irony</text:p>
            <text:p>4722939618315468805198487524973117441.93So this is ironic: I'm cooking chicken stock while vigilantly guarding the chicken coop against our local bear. #countrylife #irony</text:p>
            <text:p>472410284733501440519848780456542208-2.58its annoying me how everything has happened at once ... and its nice ive had a lot of support from certain people #not</text:p>
            <text:p>471695581337776128519848808461893632-2.96Walking like I got a stick up my ass is always my favorite after legs day! #NOT #Sarcasm</text:p>
            <text:p>473090355319943168519848836471488516-1.33@CNBLUE_4 #protectbyourself&lt;&gt;#when youbgo iutsidebut this is in your mind&lt;&gt;#not controlled over&lt;&gt;#by tecnorogies</text:p>
            <text:p>472490431360417792519848864388751360-2.05@taylorphinney what cyclist would walk 8 mi? I'd get on a recumbent first #not</text:p>
            <text:p>463150436371791872519848892545110017-2.64Its nice to know we can all be mature.. #sarcasm</text:p>
            <text:p>472236315288039424519848920512737281-2.36@ImANerdyGinger okc took a tough loss tonight !! #Not good #spurs suck !!</text:p>
            <text:p>475725076848181248519848948560044032-1.92People who don't believe in evolution are literally as dumb as the monkeys they came from #irony</text:p>
            <text:p>472472133776715776519848976640925696-2.58RT @CAWilloughby: And yet, it's still called "rush" hour. ow.ly/i/5Kfpb #irony @MAI93thm @CommuterBoston</text:p>
            <text:p>4732295211274977325198490046211235841.96No you just got it. RT @Hebel1_2: “@baron_batch: Mismanagement if life is simply the mismanagement of words.” #irony</text:p>
            <text:p>464510074728087552519849032609693697-2.23The best part of the draft is seeing how many football experts there are on Facebook &amp;amp; twitter. Wow, y'all! So clever. #not</text:p>
            <text:p>472218826617401344519849060535390208.74Galatians 1:10 KJVA\nFor do I now #persuade #men, or #God? or do I #seek #to #please #men? for if I yet pleased men, I #should #not (1/2)</text:p>
            <text:p>4720372764871352325198490885281873921.93@Xandara I'm glad to hear that at least you're unpacked, so to speak. Keep on truckin', mama! &lt;3</text:p>
            <text:p>473115444476661760519849116776816640-2.33that pop tart tasted just like a farmers choice breakfast from bob evans #not</text:p>
            <text:p>472307201973821440519849144757006337-1.90I love randomly waking up in the middle of the night #not #justwannasleep</text:p>
            <text:p>475785629616586752519849172770754560-1.50RT @Vinnymigz: The definition of #irony.....mullets we're involved in this spectacle I guarantee pic.twitter.com/Mj8K9OMRCK</text:p>
            <text:p>472261160017096704519849200885170176-2.88"Bitch" is such a cute pet name for your girlfriend #loveit #not</text:p>
            <text:p>472211962495922177519849228831825920-1.99Can't wait to see all those tweets about pretty little lairs again... #NOT</text:p>
            <text:p>473528256633659392519849256799440896-2.05@muafckinDriaaa u tell me text u but u don't text back #irony of dat</text:p>
            <text:p>472166996461629440519849284771254272-2.47“@saam_rogers: Wow home alone so much fun #not” maybe if you had friends #NeverGonnaHappen</text:p>
            <text:p>463170865161465858519849313338667008-2.20Caleb was a lot of help with my Econ paper! #sarcasm </text:p>
            <text:p>472217336267952128519849341335646208-1.92Lets see how late my thoughts keep me up tonight #goodnight #not</text:p>
            <text:p>463133525248868352519849369374572544-2.60@TomOrr777 wow. Because clearly Native Americans were treated wonderfully by the US Govt. #sarcasm</text:p>
            <text:p>472402245305511937519849397291843585-.62#Canada's #maintenance #guidelines are advisory and #not a threshold #entitlement. It ranges for #amount and #duration #IAML #USA #NYC</text:p>
            <text:p>463497585777340416519849425494351872-2.87@EganNell @JaiminOk Sea world is cool not cruel #sarcasm but tbh it was kinda fun</text:p>
            <text:p>472448378920390656519849453587824640-3.57So my birthdays gonna suck. Yet again. Because of my selfish mom. Yay! Glad I took the day off. #NOT</text:p>
            <text:p>472429828428537856519849481505079297-2.87Oh how I just love sitting at the Secretary of State #not #nopatience</text:p>
            <text:p>472787571274047489519849509304942592-2.75@pileoftwit @nhdogmom they'll be happy to have weapons then...can blast their way out! #irony</text:p>
            <text:p>473087074740862976519849537335492608-.84@MaryamAkk itha a7d yabi na9ee7a yro7 7g Maryam she gives the best advice #not #jkjk #howisshemybestfriendlol</text:p>
            <text:p>465039392734584832519849565349236736-2.74The proverbial elephant in the room is way too suffocating.</text:p>
            <text:p>472120583048527873519849592729661440-1.59Not making this up: I just got a complaint about how we're technically backwards from a guy with a Juno email address. #irony</text:p>
            <text:p>472597394492624896519849620902780929-3.54the only way to get a hold of me is through DM. real happy my phone decided to break #not</text:p>
            <text:p>473409437705596928519849649033990145-2.22RT @CMundkar: Police ask fr verificatn of identity of Aam Admi tenants &amp; police commissioner gives flat to pimps to run sex racket. #Irony …</text:p>
            <text:p>463145317907443713519849676322131968-3.41Wow I love these groupies next to me #sarcasm</text:p>
            <text:p>472169795383988224519849704583331841-2.44I just read this article about how women should be recognized for their true beauty... Then I walk out of work and get whistled at. #Irony</text:p>
            <text:p>476415252121542656519849732748115970-2.16Could LITERALLY cry waiting to get my eyebrows threaded</text:p>
            <text:p>463542387151998978519849760904470528-2.72Just realized my birthdays in a month and I am in no way shape or form excited about turning 23... #yay #anotheryearolder #sarcasm</text:p>
            <text:p>472944425031991296519849788863705088-1.43Durant scoreless in OT while westbrook pops shots the whole time!!! #recipeforsuccess #not #failures</text:p>
            <text:p>472280110884986880519849817091350528-3.00I see you've grown more attractive since we last met... gravitationally speaking. #compliment #NOT</text:p>
            <text:p>463151858304180224519849845113511936-2.12@davidtedu and #sarcasm - I’m there! Kevin, 6th grade, central coast. #caedchat</text:p>
            <text:p>473042291708284928519849872443584512-2.41ALL these Filipinos on the Miami Heat's dick... I wonder why? #sarcasm #readingfacebookcomments #shitisprettyfunnyactually</text:p>
            <text:p>463390540684206080519849900411191296-2.00Yup like he did all season long #Sarcasm RT @JoshEberley: LeBron is going to do bad things to the Nets.</text:p>
            <text:p>472214971817152512519849928366252032-3.13I absolutely love hearing all about coworker outings that I wasn't invited to. #MyFave #NOT</text:p>
            <text:p>473021846015987712519849956354822144-2.84@srrohohyes Including starving kids in Africa? Way to go God! Count me in too. #not #atheism</text:p>
            <text:p>472343536428670976519849984385368064-2.91@LookandListenSA Wow, it's so easy to create an account on your website. Well done guys! #not</text:p>
            <text:p>472183027917787136519850012470435841-2.07“@_agrigento: #irony pic.twitter.com/IsMFCJyKz0” OH MY GOD </text:p>
            <text:p>463419925822861312519850040421285889-2.14It's nice to see that I'm the last one who's told anything. #sarcasm</text:p>
            <text:p>472554937399144449519850068401487872-1.81Oh, @Tanisha_DaDiva. Don't feel silly. Your reaction would have been totally fine at a REAL #SurprisePressConference! #not</text:p>
            <text:p>463021225208733697519850096444588032-2.12I love working on Sundays. #sarcasm I'm glad I got to go to praise and worship before I had to come in… instagram.com/p/nlbiiqIqoz/</text:p>
            <text:p>472927538927656961519850124491911168-1.50You are Governor of your Mind #Not me : Makv @makvg #makvquiz #askmakv #communication #algeria</text:p>
            <text:p>472413542499745793519850152476311553-2.29Yep riding your bike in the middle of the road w headphones in is a GREAT idea #can #you #not</text:p>
            <text:p>472848127800918016519850180485853184-2.07It's coming home, it's coming home, it's coming, football's coming home! #NOT</text:p>
            <text:p>463353868613480448519850208411533312-2.63Why do The Lord have to bless me with such a weird laugh?!? #ThankYouLord #sarcasm</text:p>
            <text:p>472541609629081600519850236362379264-2.22I love how psychology, sex and love, horny facts and all the other twitter accounts in the genre tweet the same things... #not</text:p>
            <text:p>473063607044169728519850264309006337-2.95Just want I wanted to hear this morning....3 hour delay! #not</text:p>
            <text:p>472142638721024000519850292276625408-.94It's a shame he did the four ladies (so to speak), I think #joeybarton has been good otherwise #BBCQT</text:p>
            <text:p>460262255469158400519850320223277056-1.99I love doing nothing.....all day. #sarcasm</text:p>
            <text:p>4653506188910264325198503481741230082.27@Please_See_Me as she went. “It is rather marvelous, I admit. Built as a home away from home, so to speak. Somewhere I could go, like Him, ~</text:p>
            <text:p>474312181627228160519850375533572096-.98Photo of #statues of #oldcameras taken with an #iPhone #digital #camera....#irony? instagram.com/p/o1qEnyvOEt/</text:p>
            <text:p>472052264996446208519850403677356032-1.27Today is a great day because I'm finally done with Spanish nice to know ya #Not</text:p>
            <text:p>472569283273187332519850431586258944-3.71ur rly dark ur rly dark and ur mean and ur dark and ur a fag and ur my uh ya. ur my bfffff. #not oh did i mention ur dark? HAHAHA FAG BYE</text:p>
            <text:p>473811258417106944519850459633549312-3.16@sciencetaco as a kid I spent my whole life waiting, and now I wonder for what exactly? And I'm still fucking waiting &amp; still no idea#irony</text:p>
            <text:p>463499383426650112519850487617961984-3.13RT @joelream: before I die, I want to go on a tour throwing eggs at all of the frank lloyd wright houses. #sarcasm #terriblepersonideas #…</text:p>
            <text:p>463506885572694016519850515560402946-2.44Yeah so tonight was wonderful #sarcasm</text:p>
            <text:p>474040151132213249519850543569981440-.56I eat nothin but chips and chocolate and then complain bc I'm fat and have pimples #whatislife #lolz #irony</text:p>
            <text:p>472748608836878337519850571558576128-2.26So excited for my tipshare from last night #not #soslow</text:p>
            <text:p>472277862750244864519850599454900224-3.55What a great day soo much great stuff happend to me today. #not #fucktoday #fuckthepolice and #fuckmyparents</text:p>
            <text:p>472236856784855040519850627464450048-.79@carrieadaniel lmao I just got this! Class rocked tonight!! :) #not</text:p>
            <text:p>474488234383540224519850655486595072-1.80Chai! She changed "DP" and all I could do was delete the contact. Such beauty! &lt; #Irony</text:p>
            <text:p>472836624557277184519850683810721792-3.62The support I get from my parents is just fantastic #not</text:p>
            <text:p>472580570544099328519850711807700993-.84All of a sudden were a big happy family #loveit #sarcasm</text:p>
            <text:p>472214508086513664519850739804672000-3.51"It's a tragedy when ppl start to go off on their own theories and not listen to the scientific evidence," said @pmharper on #CBC. #irony</text:p>
            <text:p>463122987789471744519850767755534336-.98triumphantly fought a faulty bill from two years ago #ohilovethis #sarcasm #notpayingyou #iwin #yarravalleywater #dodgynexttennants</text:p>
            <text:p>472482852211552259519850795895128064-1.69@MikeReadUK out 1st round there already got there big pay day holiday booked #not intrested</text:p>
            <text:p>463011229850533888519850823984361474-2.49I love when stores sign you up for emails and send you coupons right away, like, i just spent all my money and I'm eager to again #sarcasm</text:p>
            <text:p>474711082649804800519850852081999872-1.86walb.com/Global/story.a… Poker game among town leaders busted and all arrested. #irony #hypocrisy</text:p>
            <text:p>463399543217070080519850880137707520-2.87Yeah, threatening to punch somebody is a great way to convince people you're not violent. #sarcasm #DrPhil</text:p>
            <text:p>464017804455194624519850908180811776.95just a teaspoon full of clay helps the medicine go down? ok, not exactly what Mary Poppins would say, I just might be crazy enough to try it</text:p>
            <text:p>472587757374541824519850936152637440-2.57@princessisla529 You just seem to attract them all my dear!! #luckygirl #not</text:p>
            <text:p>463162353966522368519850964220919808-1.66@techiskwl I don't use sarcasm EVER either nor do I hand out papers #papercuts #sarcasm #caedchat</text:p>
            <text:p>472172022077095936519851020168753152-1.76Reading a book on why you shouldn't procrastinate to the kids I'm babysitting to put off studying #irony</text:p>
            <text:p>471787361336958976519851048211861504-3.15Don't yall just love when people brag about getting drunk, or got drunk the night before?\nI know I do! #sarcasm #dicktweet</text:p>
            <text:p>474660777413312512519851076200456192-.56@sb_67 further #irony: he just changed lanes twice without a turn signal.</text:p>
            <text:p>472867714735017984519851104121942016-3.41Safe to say I am furious and cannot speak to her , looked forward to it so much and missed the KO! #NotHappy</text:p>
            <text:p>472400333340422145519851132047609856-2.56A POSSIBLE #DOCUMENTARY ABOUT PEOPLE THAT OBTAIN SUCCESS OUT OF PHILADELPHIA- MOST NEVER MOVE BACK HERE... -#IRONY...?!?-99BG</text:p>
            <text:p>460307324003840002519851160023621632-2.62That awkward moment when the security guard that works for the hotel shows up 45 minutes late and smelling like pot #IFeelSoSafeNow #Sarcasm</text:p>
            <text:p>472068140382179329519851188221931521-2.22@Alonzos_Paisa looks pretty hot riding his bike shirtless down mill! #NOT</text:p>
            <text:p>472222525556920321519851216281821185-3.32Honestly It feels like my parents just think I'm not good enough for anything and I fail more than I succeed. #thx4thesupport #NOT</text:p>
            <text:p>475389493617623040519851244584968194-3.02England match abandoned due to thunder storm. Great timely advert!! #irony #EngvHon pic.twitter.com/gKthKxY0Fk</text:p>
            <text:p>472461713192013824519851272602939392-2.68@wbir they look like a bunch of scholars that are headed to Harvard. #NOT</text:p>
            <text:p>472894962359468033519851300537008128-1.32Woo! I have to be with my little brothers 8th grade buddies again tonight! Yay! So excited! #Not #Sarcasm</text:p>
            <text:p>474895507710423040519851328433307648-3.61My Bestfriend gone be a Seabee and for the next 2 years I'll be working with Seabees #irony</text:p>
            <text:p>472776016914841600519851356434468864-1.92Work gym badminton football beer night out! Looking forward to work tomorrow #not</text:p>
            <text:p>463161950332260352519851384636964864-1.25My last minute cook book isn't that bad.. #sarcasm</text:p>
            <text:p>463340212442001408519851412600410112-2.33can't find tweet re: prayer @ public mtgs., but the fact that atheists are "welcome" to lead a prayer made ME feel better. #sarcasm</text:p>
            <text:p>460230489618780160519851440639311872-2.92This is really what I wanted to come home to, let me tell ya. #sarcasm</text:p>
            <text:p>463120996724383744519851468682428416-1.37RT @GiannaDamon: S/o to yaccaaaaa you're the bæ #sarcasm #iactuallyhateyou</text:p>
            <text:p>463001914171748352519851496675233792-3.19AYYYY Today's #NEW Liquid Crystal is here and WE'RE STUCK WITH PUZZLES! #sarcasm lmao Check it out &amp; RT! youtu.be/NJDdTw_Vazc?a</text:p>
            <text:p>472448713311662083519851524831592448-2.59Love spending time with my boy #not #FIFA14 #boytime #bored </text:p>
            <text:p>4721826781174415365198515528243814401.43Whenever I follow a friend on social media that I know in real life, and they decide not to follow me back. #irony #gofuckyourself</text:p>
            <text:p>472957877351501824519851580745854977-2.47Yes Florida it was a great idea to shut down part of 95 #not #thanksforthedetour </text:p>
            <text:p>473163928663764994519851608742842368-2.04Don't fake orgasms ladies, its goin make your nigga think he mandingo in this bitch. #not</text:p>
            <text:p>463139874564870144519851636764999680-1.88@sarah_3437 lol a whole one person. I'm so proud of u. #congrats #sarcasm #itsnotthatlate</text:p>
            <text:p>472727902333595648519851664879398912-2.720/5, 0/4, 0/12\nI'm so happy, like really. I'm so grateful that I have none of my idols following me, it's great. #sarcasm</text:p>
            <text:p>472555373858021376519851692859604993-2.26Sooo shocked that the madden cover vote finals is between sherman and newton #NOT</text:p>
            <text:p>472226028530573312519851720781103104-2.99Ready to hit something. Maybe just run. I never run if I'm not really mad. #donewitheveryone #ifeelveryapprociated #not</text:p>
            <text:p>463063692738048000519851748748689408-2.72JVG now says Blazers will win title. #frontrunner #sarcasm</text:p>
            <text:p>472410793901031424519851776712146944-2.22At the park with Elle; some bloke has taken his 2 kids &amp; has got them sitting on the grass NEXT to the park playing on iPads #irony</text:p>
            <text:p>476422384094679041519851804755251200-2.22@360ShieldBash i literally haven't played SnR since the switch besides one game in a mosh lobby. good riddance to that game mode.</text:p>
            <text:p>472192350962196480519851833293287424-2.59I've got a final tomorrow and this is just exactly what I need. #not</text:p>
            <text:p>463362609656647680519851861252521984-2.05Is it time to start drinkin yet?? Lol rodeo team will begin when classes r over.. Cause everyone knows education comes first!! Haha #sarcasm</text:p>
            <text:p>4764940045118382085198518891656273922.52WHY ARE U SO PRETTY @missglamorazzi \nOMFG YES \nUR LITERALLY SO BEAUTIFUL\nWANNA BE MY MOM???\nILL PAY U</text:p>
            <text:p>472863258131447808519851917061943296-2.03Peace love tattoos that don't come off right away #not</text:p>
            <text:p>473117105768775680519851945222479872-2.38Dear #DaVincisDemons (#SpoilerAlert ) congrats on elevating the cliff hanger to the kill hanger. #not</text:p>
            <text:p>472903784839258114519851973156564992-1.98Other people being upset: going out and getting shit faced\nMe being upset: cookie dough, and Grey's #ihavealife #lmao #not</text:p>
            <text:p>4722726548343398405198520012667944972.35#Irony Secretive gathering of rich and powerful at #Bilderberg2014 actually has "Does privacy exist?" on its agenda theguardian.com/world/2014/may…</text:p>
            <text:p>460255162070618112519852029297319936-2.96So last night I got less than 4 hrs of sleep and tonight I have no bed to sleep in. Well I'm going to be so chipper tomorrow! #sarcasm ?</text:p>
            <text:p>463271417203945473519852057256538112.47Seven full days of working in a row... Now to work another seven in a row. My life is so fun #sarcasm</text:p>
            <text:p>472429049784958976519852085425471488-2.28@annacabianca @ReneeEmery5 @nalamommy @Carmen0653 #Please dont let her deter someone you enjoy to follow. #Not Laurel's fault.</text:p>
            <text:p>465396513183891456519852113766412288.28@redboardie I know as all the countries vote for their friends and neighbours so to speak we were lucky to finish so high up</text:p>
            <text:p>463275674653171712519852141264244737-1.30So ready to go to our nice lovely school. Where everyone likes me and we can all be ourselves #sarcasm</text:p>
            <text:p>472136857460178944519852169206702080-1.80#BBCQT #UKIP don't have that many skeletons in the cupboard, as they aren't old enough. #labour Bint shouting about house building.</text:p>
            <text:p>463444881994973184519852197216268288-2.95It's so natural and unstaged...... #partyhouse #sarcasm</text:p>
            <text:p>4746293623364157455198522252258222081.54The irony of posting about sunglasses when today is cloudy and 60s! theannabelleblog.com/2014/outfits/s… #sunny #irony</text:p>
            <text:p>472826907516350464519852253210214400-.13The crowd doing the wave in the background should make him feel a bit better. #not #mexecu</text:p>
            <text:p>472470237129244672519852281223999489-1.91@ThisGuardGuy omg...never do that...not even to barrow it...#not, but at least it's not a King sabre.</text:p>
            <text:p>472817265852043264519852309258723328-2.08I'm the oldest thing in #Revelstoke's wonderful #ModernBakery...there's your #Irony for the day.</text:p>
            <text:p>463521306642612224519852337238904833-4.14So much cultural appropriation today!!! That's so awesome... #sarcasm</text:p>
            <text:p>472053789474979841519852365252681728-3.05Still waiting 15 minutes past my appt time! Love doctors offices. #not</text:p>
            <text:p>463262155438321665519852393333530624-2.15@StephenAndAnne neigh shit! I wouldn't have known at all...#sarcasm</text:p>
            <text:p>463497910756605952519852421351493633-3.02@Judiiiixo THANKS FOR THE INVITE #sarcasm</text:p>
            <text:p>472447977400053760519852449277169664-2.64Good to know Skinny Cow brand now sells candy and frozen-treats. #not</text:p>
            <text:p>460239761915920384519852477148332032-3.04What America needs to move forward is a rich, mean old lady with a drinking problem,a cheating husband, and a trail of dead bodies #sarcasm</text:p>
            <text:p>473038141188997120519852505451491328-1.75RT @QuiltingMuriel: My doctor thinks I should cut down on salt. Yes, I need to make it to 100 while eating bland food. #Not #Duh #checkplea…</text:p>
            <text:p>472236074971176960519852533679128577-1.50Bathroom cleaned well today yet I c the 1st spider i ever in it 2nite. Is this #irony or did clean change habitat and force him to surface?</text:p>
            <text:p>472485255191228417519852561617416192.27#Tibet is #not a small #Himalayan #kingdom It's about three times the size of #Texas! #trueTibet</text:p>
            <text:p>472696559961133056519852589605990400-2.41RT @PhilipGoose: First Capital Connect, great train service #not #london</text:p>
            <text:p>472107587740004352519852617510703105-3.00Love how your best friend texts me more than you. #not</text:p>
            <text:p>4728454058318520325198526454615531522.09What's happening ? #not a lot but I like it !!!!!!!!£!</text:p>
            <text:p>472405978735185920519852673378828288-2.91Thanks for canceling plans without telling me....you are so cool. #not</text:p>
            <text:p>472461683806703616519852701346463745-3.08Going on 3 hours at the DMV... I am so happy right now! #sarcasm</text:p>
            <text:p>472900635319631872519852729385369600-.89#Yoganomics is #not affiliated with these #spam accounts: @mmantra1 @meditation1988 @yogajoy11 @yogaclass4u @yogaguru5 @yogadealz36</text:p>
            <text:p>472944550386728960519852757327806464-1.30When I use #not, you aren't sure whether I'm actually in support of #not jokes, or if my #not joke tirade is one big #not joke.</text:p>
            <text:p>472617530339516416519852785421279232-3.04Please tell me more about how you came to our country and now want us to change our traditions because they offend you. #NOT</text:p>
            <text:p>471684830217109504519852813418266625-3.21To all those people joking about it #sarcasm pic.twitter.com/8S7YPp5NXy</text:p>
            <text:p>472179707669016577519852841662697472-.17tyler &amp; i just played at every tennis court in moorpark. \n#pros \n#not</text:p>
            <text:p>474770028173475840519852869718388736-2.56...LMFAO #irony RT @kramdashian: literally cannot trust a single soul on the face of this planet why are people so annoying</text:p>
            <text:p>4720439609414123525198528983109468171.74@small_affair Same here, my company is about to cover it, but Fortuna decreed that I pull in some lagniappe to take off the edge so to speak</text:p>
            <text:p>472171476721098753519852926354096129-1.55@NBAonTNT @sergeibaka9 @spurs Charles was an excellent player. BUT when did he become an expert. He was an athletic player smart player #not</text:p>
            <text:p>472984253244780544519852954820837376-2.44Listening to my Friends Love Story which is Cute #Not SIGH !</text:p>
            <text:p>463007696065536000519852982725529601-2.58@whitneyltuttle @sargentcass Uffda. He sounds like a charming fellow. #sarcasm</text:p>
            <text:p>472197680228470784519853010693144576-2.50NC #Democrat @SenatorHagan forces #ObamaCare down our throats but now condemns the VA for inferior health care? #irony</text:p>
            <text:p>4721288141184901125198530389208227841.54Student receives perfect attendance award; misses last day of school. #irony</text:p>
            <text:p>472287932653789184519853066875863040-3.06I have rather woken up with really bad hayfever or a cold !! #Great !!! #Not !!!!</text:p>
            <text:p>472134704368738304519853094839283712-3.25Tired and just want to sleep .. All i get it agg! #not #happy.</text:p>
            <text:p>472227094077136897519853122794319872-2.76Why in the world would you ever drink paint? #yum #not</text:p>
            <text:p>4727631777602068495198531509758320643.41Name of the app says 'Secret', info says speak freely. #irony</text:p>
            <text:p>472566656515194882519853178922496000-3.24@megynkelly @FoxNews she takes responsibility in her book. #not a fan</text:p>
            <text:p>475770445904760833519853206919458816-2.12I was cycling earlier and nearly got hit by an ambulance. #irony</text:p>
            <text:p>472140299628998657519853235189063681-2.33Yeah I would love to pick the range by myself in the rain #not</text:p>
            <text:p>472889096416018433519853263102156800-1.57Happy Birthday to everyone in the world whose birthday it is today. #NOT #AsIfIGiveAShit #Hahaha #ATwistInTheStory #PrimeWit #Wit</text:p>
            <text:p>472752144588619776519853291212398592-3.02Wow what a beautiful day to.........finish my homework #not</text:p>
            <text:p>472734967941070848519853319150637057-1.20You know it's gonna be a good day at work when you get asked to do a bakery pull #not </text:p>
            <text:p>472381736408858624519853347151814656-3.07Back to class for me. Almost two hours of Shakespeare and Renaissance await me. Oh joy! #not</text:p>
            <text:p>465385443186737152519853375224283137-1.67@louistheroux about as subtle as a wrecking ball on a demo site lol</text:p>
            <text:p>473118662312722432519853403196100608-3.13Thank you man on the plane for coughing in my general direction and subsequently putting your ass in my face #not</text:p>
            <text:p>463099124255293440519853431088234496-3.16@BSURadioJim ok wait. Here we go. #sarcasm</text:p>
            <text:p>476396077713985537519853459076833281-.56@ImaniC__ ; Yeah I Mean We Was Just Good Cause I Was Literally Just With Him He A Weirdo</text:p>
            <text:p>472325117125885952519853487027654656-3.02'Time of your life' playing through the ceiling. #irony #lastexam #lastdayatuni #forever</text:p>
            <text:p>472519551943331840519853514940743680-.46#Importance of in knowing which #dots to #connect and which #not to </text:p>
            <text:p>476485650632704000519853542895796224-.34“@amandadawnlowe: Kaile and her mom are fighting but it's yelling compliments at each other and I'm really confused lmao” literally my life</text:p>
            <text:p>463516532572569600519853570813091840-2.63@BrocknDanny Such a great crowd though, and they're still loud and into this game!!! #Sarcasm #FrontRunners</text:p>
            <text:p>472263936080089088519853598751342592-1.19spenDING MONEY isntz a FUN GAMES. #NOT likes making it #BLASKOKNOWS</text:p>
            <text:p>472533644897439745519853626161119233-2.92I hate it when your trying to sleep and all you can hear is your neighbour's having sex #not impressed #tired #noheadphones</text:p>
            <text:p>472096870786166784519853654170697728-2.87Hahaha I love getting notified of awards through my own twitter account! #not #HowdTheyDoThat!? #HackedbyBJU</text:p>
            <text:p>4739578901856460825198536829096591362.60@pawpower Good luck! I hope you enjoy the fruits, or meats, of your labor so to speak! LOL!</text:p>
            <text:p>472090421766922240519853710982545408-1.99“@sarahm0138: So pumped for this 1 and a half hour flight #not ” why are we going?</text:p>
            <text:p>463538488181149696519853738975330305-1.94What a beautiful day to study calculus! #sarcasm</text:p>
            <text:p>476448547878223872519853767014244352-2.88Literally I've stayed in bed all morning. Didn't sleep good &amp; my body is still so achy </text:p>
            <text:p>472485393317638144519853794885394432-2.76What do I have to do on this fine Friday night? Absolutely NOTHING omg yay 4 me #not #nofriends :~)</text:p>
            <text:p>463404570438148097519853822836240385-2.31RT @theinsidestrait: “@caseykim12: MT “@DWStweets: A woman's health care decisions should be made by the government. Period. #Sarcasm! http…</text:p>
            <text:p>464102398362152960519853850782875648-1.79It's like we're all meant to be Zac Efrons #YeahRight</text:p>
            <text:p>472412810044248064519853878695952384-2.71Im sure Inzaghi was the missing piece of the jigzaw, well surely go on to win it all now #Not #FuckThisWorld</text:p>
            <text:p>472052832720662528519853906760044546-2.22I love how the day I decide to dress up for work it pours rain #not #mylife</text:p>
            <text:p>472825299919708160519853934845120513-1.17I would just like to congratulate myself on leaving all my revision until now. #not</text:p>
            <text:p>472437963075649537519853962905014272-3.02The play presentation button on the "Learn Grails" page grails.org/learn pops up a blank screen with no presentation. #irony</text:p>
            <text:p>472055861653676032519853990277029888-3.77Got anxious so my mother told me I would fail at life. Having fun at home! #not</text:p>
            <text:p>472128778877943808519854018265636864-2.99.@VWcanada it's super handy to have the battery under the drivers seat in the 2004 Touraeg. Great engineering. Really. I'm so pleased. #not</text:p>
            <text:p>4722381048549376005198540463255224322.16My buddy is drinking wine out of an Iron Man cup. #Irony #IRONy pic.twitter.com/16NshctIiA</text:p>
            <text:p>472380975704711168519854074339262464-3.00I hope kenny keeps kicking my seat i reaply enjoy it #not #h8you</text:p>
            <text:p>472445670326951936519854102243975168-1.54Just saw a car advertising insurance get pulled over for speeding #irony</text:p>
            <text:p>472437756656754690519854130303864832-1.78Feeling bad for those stuck in school today #not #suckit</text:p>
            <text:p>473055750257123328519854158263115777.00Dark #grass does #not rustle. \n™ www.monstermmorpg. com ➯\n#sedimented \n☸ by #MonsterMMORPG ❒\n #moves</text:p>
            <text:p>472080582856699904519854186247491585-1.76My camera battery died at the cemetery. #irony</text:p>
            <text:p>472777869564059648519854214202535936-1.59RT @UMG_Chris: @Facce17 @Bonafied4B A white person trying to tell a black person not to be close minded..... #irony</text:p>
            <text:p>463404275117613056519854242325336064-3.51@BretBaier @jengriffinfnc I'm shocked I tell you, SHOCKED! #sarcasm Prayers for their safe return.</text:p>
            <text:p>473072112354471936519854269928054784-1.69@JackFultonSmith oh my god! Did you go watch the boxing?! You've kept that quiet #not</text:p>
            <text:p>472200465564700672519854297908269056-2.17RT @MissStacy27: Sellout crowd tonight at the Angels/Mariners game... #not</text:p>
            <text:p>472402043584278528519854325905244160-2.55Must appreciate Ashwin for that well thought out plan. #NOT</text:p>
            <text:p>472317652187090944519854353885433856-2.95Seems legit. @bobbyosbornertx #tenor #irony #bluegrass #bobbyosborne #rockytop #osbornebrothers #country instagram.com/p/onfEFWIC_F/</text:p>
            <text:p>472185835795001344519854381802717184-2.56I how I suddenly have a million friends bc I'm involved in having a party #not #iminitforthenuggets</text:p>
            <text:p>472508817486655489519854409799729152-2.93Mums so pissed she can barely speak and ive got to try and find her in town... should be fun #not #deffshouldbeme</text:p>
            <text:p>472970215655874560519854437746348032-2.44I just love when my dog burps in my face. #not #stank</text:p>
            <text:p>472263345202941952519854465688817664-2.90Knitting needle in my foot was a nice end to my night.\n#not</text:p>
            <text:p>475994366780006400519854493639639041-1.61Former #college stars sue #NCAA over #money. Does anyone else but me see the #irony here?</text:p>
            <text:p>472905359774846977519854521632428032-2.76@Courtneyy_Ann24 oh yeah let me just do that one real quick, it'll sound really good acoustic. #not</text:p>
            <text:p>472803117504167936519854549595860992-2.37I'm so happy that Estrella doesn't offer Bio 202 over the summer!! #great #sarcastic</text:p>
            <text:p>460210612618805250519854577651564544-3.78yeah, thats not bigoted at all #sarcasm @RBRadioNetwork @Gumlegs @rclilly1225 @prepper1776</text:p>
            <text:p>475384991191670784519854605677887488-1.81Go to Miami to climatize. Match gets stopped for rain. #irony #EnglandVhonduras #DoUsProud</text:p>
            <text:p>463077280722747392519854633758777345-2.64@wesrucker247 @gberg88 just don't play as the Cubs and you will enjoy it more. #sarcasm</text:p>
            <text:p>476470734349664256519854661810257920.21RT @averylondon_: Lol. I be serious too"@ShamelessRager: Pretty sure @averylondon_ tweets something that makes me literally lol at least on…</text:p>
            <text:p>472080564372377600519854689819824128-2.41Demonstrating knockout at camp @A_Mulvihill10 is about to get out and decides to hit the next players shot #goodexample #not #LD @mstales1</text:p>
            <text:p>472422409254223872519854717804220416-3.34HOW UNPREDICTABLE GOSSIP GIRL. WHODVE KNOWN IT WAS YOU, DIDNT SEE THAT ONE COMING. #NOT. XOXO FUCK OFF THATS EASY GUESSABLE FROM SERIES 1</text:p>
            <text:p>464086523533856769519854745851527170-1.10Wealth is so concentrated that society is virtually unaware of its existence some people imagine that it belongs to mysterious entities #tru</text:p>
            <text:p>463415143951396864519854773760434177-2.63yay , i have to go to school an hour early tomorrow #sarcasm</text:p>
            <text:p>472205813688586240519854801652568064-2.47I love watching you play video games for fun. #not </text:p>
            <text:p>460202576500502528519854828932329472-2.56Parties were you dont know people are the best!!!! #Sarcasm</text:p>
            <text:p>472328842716008448519854856849616896-2.56Why did I decided to stay up until 6am?!? Well I geuss I'm doing nothing but sleeping today..... #yay #not :p</text:p>
            <text:p>471678348444573697519854884922093568-2.02RT @BeahBunnie: Ok our food was soooooo baaddddd we couldn't finish it #sarcasm #delish #kapowrocks #mouthgasmic @KapowNoodleBar http://t.c…</text:p>
            <text:p>472558466318745600519854912864530432-2.90"You're hair color is so pretty, I'm glad you stopped dying it and don't look like a rat anymore"-my mom\nShe gives the best compliments #no</text:p>
            <text:p>472229820508934145519854940802801665-2.07Procrastinating going to bed - because I'm too tired to do the bedtime ritual. #irony</text:p>
            <text:p>472485306252677120519854968837537792.38#Tibetan is #not the same as Chinese but a completely different &amp; unique #language #trueTibet</text:p>
            <text:p>472507795787370496519854996708675584-3.35Here's the truck I came out to Regina to drive! #NOT</text:p>
            <text:p>472643787496620032519855024735006720-1.31Sitting in pitch black with Pandora and my thoughts woohoo! #not</text:p>
            <text:p>472885093959467009519855052878790656.20@LaceUpBoxing retire on top he'll never get another night like tonight #who will #nobody #not even floyd</text:p>
            <text:p>472746701011562496519855080913534976-3.31The height of summer and I'm smothered with a cold #NiceWaaaan #Not</text:p>
            <text:p>4720473563815034885198551089901895681.74Cos they make us hate ourself and love they wealth.. @kanyewest #yourwords #irony #allfallsdown pic.twitter.com/nxzctvpiXf</text:p>
            <text:p>472095393082535936519855136949432320-3.11You know you're a good guy when you cuss and yell at the girl you're supposed to be nicest to #not</text:p>
            <text:p>463013230231973888519855164992552960-2.67Yea up the EZpass on the right #sosmart #sarcasm</text:p>
            <text:p>463569103803150336519855192960139264-2.24Not all of us have cargo pants to strut you know #justsaying #sarcasm</text:p>
            <text:p>399951701039255552519855220910989312-.45It's rude to be happy in an office.</text:p>
            <text:p>472524986234986496519855248878604289-3.19Oh he's loyal? Yeah that's why he looks at every girl that walks past. #not</text:p>
            <text:p>462999392572567553519855276800094208-3.75May the 4th be with you??? I just don't get it!!! #Sarcasm #ImNotANerd #Jokes</text:p>
            <text:p>194005156172546049519855304885153792-2.79Stop hating on Justin Bieber. She has feelings too.</text:p>
            <text:p>472189626715619329519855332915691520-3.18Love it when the bosses boss boss comes in! Makes my day! #NOT #GTFO</text:p>
            <text:p>463127147234615296519855360811991040-2.52My favorite part about road trips with Amy is her loud singing while she's wearing her headphones #sarcasm </text:p>
            <text:p>463548523573952512519855388788019200-2.66Gee I wonder why?? #sarcasm #dontignorethesigns #BeSmart #HoldYourselfToAHigherStandard instagram.com/p/npLU9smZ7z/</text:p>
            <text:p>473918136710746112519855416822730753-2.96There's a coder here who looks like an older @chelis714. He's called "the janitor" because he cleans up teammates coding disasters #irony</text:p>
            <text:p>472030439255719937519855444886847490.51#p2 Put a Fork in It, So to Speak [Talking Points Memo] bit.ly/1mKzsOp</text:p>
            <text:p>463290874453958656519855472908976128-.77@AnoodGhafrixo well that's obvious #sarcasm</text:p>
            <text:p>463129152720084992519855500918542336-2.15You know what really helps my recent abandonment issues ? When EVERYONE leaves suddenly and I'm alone. #sarcasm #foreveralone #depression</text:p>
            <text:p>4727821359052226585198555292217098263.13Pretty cool! Our music video for Call Me will be shown at Krakow Int. film festival today!! #callme #not #maybe</text:p>
            <text:p>476469485688598528519855557126414338.84I literally learned to back up for good a hour ago </text:p>
            <text:p>463501996914270208519855584976584704-2.00RT @crtx216: Real excited about this episode of the boondocks too. I DEFINITELY wanna see animated tv's only black family be slaves #Sarcasm</text:p>
            <text:p>463020548713242624519855613011300352-.24“@bipashafever: RK-DP fans are so cute” #sarcasm </text:p>
            <text:p>460240563682291712519855640945389568-1.39If Jeff Gordon wins this race it'll really be the cherry on top of my awesome day... #sarcasm #nascar #rainbowbaby #boo</text:p>
            <text:p>472912647835619329519855668904591360-2.17I love when my mom plans pretty much a grad party for me when I had already told her I just wanted a family dinner. #not</text:p>
            <text:p>4724808843196088335198556969770762242.29FOURTEEN DAYS TILL SUMMER #not that I'm counting or anything </text:p>
            <text:p>462999189191155713519855725053751296-1.65@Squawka Mourinho the mastermind. The greatest tactician. The best manager. #sarcasm #parkthebus</text:p>
            <text:p>473086092905025536519855753012989952-2.54I have such a way with words when im loose as fuck...#not #mess</text:p>
            <text:p>472185598779064320519855781127409664-.80@blamaria22 HOLD ON it's Jacob's turn and HE KNOWS IT!!!! #spellingbee #not</text:p>
            <text:p>472783637835165697519855809174724608-1.66RT @jlogix: Had a nightmare Durant went off for 60pts Harden shaved &amp; Westbrook actually passed the ball &amp; OKC won 3 str8 whew #NOT!</text:p>
            <text:p>472029369570185216519855837092016129-3.17Anti corruption, insider trading and trade compliance trading is a really worth while way to spend the afternoon.... #NOT</text:p>
            <text:p>463294575948214272519855865097363456-3.49RT @HyperBrendan: Well, Chrissy, if Tony said it before the election, it must be true #qanda #sarcasm</text:p>
            <text:p>472239484558249985519855893052416000-1.79I like how Wil told me he was coming down tomorrow.. #Not @Wilrodgers</text:p>
            <text:p>472714849990868992519855920965484544-2.55Guess it's a good time to move on and make new/better friends. Ya think you know someone... #bestfriends #not #betrayal</text:p>
            <text:p>4745240764350504965198559490169978881.74I'm a geologist for an oil company, my cousin a lawyer for an oil company, and his dad is partner with an environmental law practice. #irony</text:p>
            <text:p>472213912151019520519855977131429889-1.81Single and ready to mingle... Wait no one likes me lol! #wishfulthinking #not </text:p>
            <text:p>463287525969494016519856005111644160-2.64I love it when a teacher only teaches the side that their biased towards #sarcasm</text:p>
            <text:p>472954621523398656519856032500441088-2.75@JudgeJeanine ..Obama has ruined US now he's after our precious Veterans..#NOT IN MY HOUSE!!</text:p>
            <text:p>472460600430170112519856060463861760-.21RT @ResaBmn: Forget it, we're getting ice cream. #MatureThingToDo #Not #ButFoodIsAlwaysTheAnswer</text:p>
            <text:p>472571039679934465519856088553123840-3.02I just loooove when plans get cancelled the day before #not</text:p>
            <text:p>463103086463320064519856116512333824-1.36So.. This is mid-terms week!! Sleepless nights of studying #yayme #sarcastictweet #sarcasm</text:p>
            <text:p>4720317372715499535198561446309601284.07@Catwhoorg See, I was thinking it was more a #metaphor for #NetNeutrality</text:p>
            <text:p>463427876696907776519856172669886464-3.61Well Glen Johnson is going to Brazil.. That's wonderful news.. #sarcasm</text:p>
            <text:p>472661419494625280519856200733949953-1.79@Mattys123 terrific news #not Well I'll just have to hope they choose now to rectify that stat.</text:p>
            <text:p>4723750304294010915198562286722129922.99I remember 6 years ago me saying Hell No when someone told that I'm gonna become an engineer ,look where life has gotten me !!! #Irony</text:p>
            <text:p>460235115075862529519856256585330688-2.58I absolutely love doing essays. They just take up all my time. :) so much #sarcasm</text:p>
            <text:p>459885127959838720519856284657807360-2.35And of course the night I want to go to bed early, I'm wide awake....fell asleep by 11 every other night this week like a Gma tho ha! #irony</text:p>
            <text:p>472232364471353344519856312545722368-1.73@YungYellaBoy_ yeah you gotta get up for the gym #NOT #sike </text:p>
            <text:p>463505401833881600519856341100138496-1.50Yeah, no need to swing the bat there.. #sarcasm</text:p>
            <text:p>472927679956533248519856369147854848-2.32Just got poked and my butt cheek hurts I hate being anemic and missing you not helping #not happy bee right now </text:p>
            <text:p>472216686506950656519856397190987776-2.94time to go to work….. yayyyy for the 30 minute walk and then 3 buses!!! #not ugh hurry up 23rd june I want my licence already!!!</text:p>
            <text:p>472074952007757824519856424533647360-2.74A good use of our new standing desk. #irony pic.twitter.com/7fIGiQwChf</text:p>
            <text:p>463334825722515456519856452702601216-2.49Parents should accept sexing as new courtship? If an academic said it, it MUST be true!!! #sarcasm #sex #sexting thetimes.co.uk/tto/technology…</text:p>
            <text:p>472096470767009792519856480661807104-1.88Champions League and going for the prem again next year and we buy Lambert #logical #not</text:p>
            <text:p>473061796379521025519856508558118913-2.25ready to start 3 weeks of prac in a kindergarten classroom tomorrow #not</text:p>
            <text:p>475135710425788416519856536576086016.92RT @MichiYelin: “@adolftitlerr: I just insulted Michi for being deaf and she didn't hear me” ...you were on my deaf side #irony</text:p>
            <text:p>472701637903921153519856564510154752-2.57Also I'm currently in public with zero makeup on so I guess that's cool ?? #not</text:p>
            <text:p>472582936601317376519856592561651712-.83@AlliSpeed did you know that KFC brought back the double down. bet you wanna try that again #not</text:p>
            <text:p>472813091449630720519856620759945216-2.74I really wish I could say I was getting my license Monday. #not #gottawait #september</text:p>
            <text:p>472047483468906496519856648710799360-3.03nothing pisses me off more than brewed screwing up my coffee #do #not</text:p>
            <text:p>472125594034274305519856676686811137-.96so i destroy a bunch of #feminists on the internet 5 days ago. They never stopped attacking me cause they can't stand being wrong. #irony</text:p>
            <text:p>472334416770252801519856704784433153-1.11RT @taylor_ethan_m: And things jus keep on getting better #not</text:p>
            <text:p>463061535187673088519856732819161089-1.88RT @_DaleJrBeard_: Thank God he shaved me for that "aero dynamic" advantage!!! #Sarcasm @Caplinger88</text:p>
            <text:p>4764900516487741445198567611810734083.20Literally no one has more playoff experience than Derek Fisher. Pretty positive he is gonna make a great coach for the Knicks or any org.</text:p>
            <text:p>472083286705975296519856789224161281-3.35tried to go to the gym today and the car decides to break down. #justwonderful #NOT #Alhamdulilah</text:p>
            <text:p>472796107979096064519856817229545472-1.50@DarthMeerkat @brewer_lar So animal loving vegans don't take the time to understand the needs of their cat? #irony Cats NEED meat!</text:p>
            <text:p>472577516893663232519856845293633536-2.79Apparently my mom isn't going to let me take my car when I move to bountiful this weekend. I'm in a GREAT mood now. #not</text:p>
            <text:p>463514314499178497519856873231900672-2.44Didn't see that coming... #Sarcasm</text:p>
            <text:p>472960571487576064519856901207908352-1.88So looking forwards to the road trip tomorrow... #NOT! @Troy1996_15 #loveyouthough New boat hopefully </text:p>
            <text:p>472819688691736576519856929175527424-1.81That bellend in the sunglasses at ringside looks well #not</text:p>
            <text:p>463498944384106496519856957147320320-.88@teenagesleuth - So this means they will also approve of Muslim prayers at town council meetings in Dearborn Michigan, right? #sarcasm</text:p>
            <text:p>474846433699696641519856985186254848-3.10Coz its just amazing how organisations acknowldge the significance of youth in Climate Change issues but hardly invest in them. #irony</text:p>
            <text:p>463608361154408449519857013183217664-2.64RT @JackRiewoldt08: @Crows_Fan_Aaron @CMSean23 I'm taking the piss..... #sarcasm</text:p>
            <text:p>465530662145912832519857041255698432-1.45Don't you love get drunk texts at 2 in the morning? pic.twitter.com/rgS5vBnlaH</text:p>
            <text:p>473096861671518208519857069303033856-.25Lol you definitely couldn't tell I got 3 hours of sleep...#not </text:p>
            <text:p>463181117994958848519857097492934656-1.99I saw this on Facebook and I just thought this was a really sweet message #sarcasm . pic.twitter.com/ocEzZmGxK4</text:p>
            <text:p>474988816818655232519857125557022720-2.72I just saw a State Farm roadside assistance truck with hazards on broken down on the side of the northern state #irony</text:p>
            <text:p>472198850904883200519857153558204416-3.19Yea nice to know my own parents have my back. #not</text:p>
            <text:p>463452134953201664519857181571956737-2.67So it's suppose to be like 15 on Sunday. So skinny dipping at the lake? #yeahright</text:p>
            <text:p>473065013348139008519859778286137345-1.39@castigerman this is what they are reporting, fell off my chair #not</text:p>
            <text:p>463259875053957120519860392957202433-2.07@x_jazzym_x Yay for feminism!!!!! \n#sarcasm</text:p>
            <text:p>472962555787227136519862844985053184-2.69Sitting here getting picked on by my mom and boyfriend.... #LivingTheLife #Not #Bully #TheyGangUpOnMe #GettingDoubleTeamed</text:p>
            <text:p>472061499972648960519946345915105280-2.57@ajaugello1 yeah you're right you have the sickest flow on the team aj #not</text:p>
            <text:p>476441484129222656519946373459087360.89@smwalters6 it's literally so much lmao. And I pretty much curve this nigga once a week</text:p>
            <text:p>472272338005024768519946400852115456-2.40Nothing like having a panic attack out of nowhere #not</text:p>
            <text:p>473378650382155777519946428341571584-2.52RT @scattermoon: @quarridors @lingmops I ran late this morning because of reading this conversation on Twitter and looking it up. #irony</text:p>
            <text:p>460246783419883520519946455642304512-2.65I love when parents are responsible #Sarcasm #WatchYourDamnKids</text:p>
            <text:p>463367863210737664519946483131752448-2.20Love starting my Monday off with a nice phone call to the folks at Good2Go WSDOT. Their customer service levels know no bounds. #sarcasm</text:p>
            <text:p>472608304066486272519946510466052097-1.47#sarcasm ⁠“⁠If you find it hard to laugh at yourself, I would be happy to do it for you.⁠”⁠</text:p>
            <text:p>472923687285714945519946537997459456.29@Bethabney13 thanks for the invite to hang today. #not \nJK. But I miss yall. So much. Give my mom a hug for me. see u later this summe</text:p>
            <text:p>475392086226006017519946565394649088-2.05RT @charlie_h_mack: England match abandoned due to thunder storm. Great timely advert!! #irony #EngvHon pic.twitter.com/gKthKxY0Fk</text:p>
            <text:p>473095036788572161519946593471332352-1.16The sun is shining on Chiswick &amp; so are the LED's! Cc @theparallaxview @HounslowHways @LBofHounslow #efficiency #much #NOT</text:p>
            <text:p>4724118461680353285199466233892864003.82RT @CodeBread: I think its hilarious that certain folk on nat radio from FF/FG/L talk about SF policies destroying the country #lolz #irony…</text:p>
            <text:p>463128842454839297519946651545645058-2.37Yay for another women's match horribly placed in the PPV line-up! #sarcasm #ExtremeRules #WMRepeat</text:p>
            <text:p>472506752454651904519946707568984065-2.07The biggest thing happening in my life right now is my laptop updating. #winner #not #MBonMBonMB</text:p>
            <text:p>472175138625323008519946735557545984-.63Huge Jackman looked a little scronny in the newest X-men film. #not #DoesHeFitThroughDoors? #HughJackman</text:p>
            <text:p>476451325694476288519946763617439744-2.68How am I still not good enough for you? I'm literally a model compared to you</text:p>
            <text:p>4741382738208604175199467916521758732.69flipping thru the channels at 4:30am &amp; i stumble across a convicting episode of sid the science kid about why sleep is good for you. #irony</text:p>
            <text:p>460318153911054336519946819628175361-2.95Waking up at 3am for no reason! It's super fun! #sarcasm</text:p>
            <text:p>463010624415748096519946848380141570-.90@HPbasketball #raptors fans love that Joey Crawford is refereeing this game. #sarcasm</text:p>
            <text:p>460274604083515392519946876330995712-2.14Battling with your cousin is always a great way to end the day! #Sarcasm</text:p>
            <text:p>463008169388957697519946904504119296-1.92Wow bazooka gum has the best jokes #sarcasm</text:p>
            <text:p>463583260237647872519946932509478912-1.80Mine would say #prone to #sarcasm and #suddenoutbursts lol! What would.yours? instagram.com/p/npbH8JpGbn/</text:p>
            <text:p>471698136432672768519946960527454208-.47RT @Agrivisor: @tpolansek Is that why hog futures are collapsing today??? #sarcasm lol</text:p>
            <text:p>472774103913332737519946988486668288-1.79I love when guys whistle and piss makes me feel so comfortable #not</text:p>
            <text:p>472593809503969281519947016475275266-2.27My boyfriend likes to dress up in drag and take it in the butt. #kidding #not</text:p>
            <text:p>473078161345740801519947044539351040-2.14Texting because our 1 floor house is so big #not #jk</text:p>
            <text:p>473016508583776257519947072603422720-1.91I see Cameron's ultimatum to the rest of the EU over Junkers is proving to be a spectacular success #not</text:p>
            <text:p>473804847305609216519947100579446785-.79Frank Lampard, possibly the classiest player in @premierleague plays for the most classless manager in all of football #irony #BPL</text:p>
            <text:p>463398028469362688519947128517689345-1.78#cheersfortgeupdatesboys #isolation #sarcasm @MGR1980 @cmckopite1983 @DMC1709</text:p>
            <text:p>472814521300819970519947156468563968.49@jessicaburroug2 @Lwaldrop_13 @MaddieOB7 #Not what we had hoped for @FSU_Softball but so much to be #Proud of this season. Thank you</text:p>
            <text:p>472098600818724864519947184549408768-2.91How cold is it to blame people for their actions and not blame a gun?How cold is it to want people to have more mental health resources?#not</text:p>
            <text:p>472144637143306240519947212546379776.25“@BestOfTaurus: #Taurus: I have a huge heart that welcomes everyone.” #not</text:p>
            <text:p>472187433233436672519947240597880832-3.30This makes me feel soooo good about myself #not </text:p>
            <text:p>463473880259375105519947268607451136-2.72Oh good, the shield versus the Wyatt family. Cause I haven't seen that this year #Raw #sarcasm</text:p>
            <text:p>472799826141528064519947296587661313-2.09Great idea not to wear sun cream today #not #burnt</text:p>
            <text:p>472984075595419648519947324593020929-2.18You know you're a dj when you leave the tables for a couple mins #not</text:p>
            <text:p>472206074930819072519947352757764096-2.74Poor Canadians, atleast you still have .............. ? Something to cheer for #NOT #fuckthehabs</text:p>
            <text:p>463046003487035392519947380742193153-3.41@BWWings glad I came out to watch the Minny and blackhawks intermission... #Sarcasm #ChangeTheDamnChannel</text:p>
            <text:p>472358116634275840519947408676253697-2.69Surprise pt test after being home on leave for two weeks. #goarmy #NOT</text:p>
            <text:p>472214025905139712519947436618682369-2.38So I might be going to RoseWood for a little bit to sort out my head again and get me back to taking my meds properly etc #ThanksMum #Not</text:p>
            <text:p>472509799066660864519947464762466305-2.74Just got tricked into babysitting for 4 hours #yay #not</text:p>
            <text:p>472330211653320705519947492738478080-2.49Pay attention to these next two retweets. They're being done in order. #irony</text:p>
            <text:p>463340533008433152519947520848711680-2.78RT @rameshnswamy: dear @rahulpandita how did u come up with this brilliant conclusion? #sarcasm pic.twitter.com/LlZvLAtoVX</text:p>
            <text:p>472240813301186560519947548862464000-3.13Well after pitching 8 innings this drive to grand forks should be a breeze #Not #SoreAF #OldProbs</text:p>
            <text:p>472869741498228736519947577031413761-1.844 years at ferris and I finally get the invite to @huffa9299 s house #goodfriend #not #happybirthday</text:p>
            <text:p>472469651776368641519947605036781568.28STICKY FINGERS IS SELLING NACHOS NOW HAHAHAHAHAH!!!!!!!!!!!!!!!!!!! #not #your #average #candystore</text:p>
            <text:p>472474277556809728519947633335730178-1.71Isn't it the best when your hangover hits you at 1pm? #not #psych #owmyhead</text:p>
            <text:p>472235045735137280519947661257236481-2.99My sister makes fun of me for everything. #bffs #not</text:p>
            <text:p>472586733708509184519947689224859648-1.88Gauging my nose so my hoop can fit through again. Yeah that feels awesome. #Not #NoPainNoGain</text:p>
            <text:p>463074313059323904519947717205032960-1.65Love the staged Crosby jersey signing on NBC. It didn't look fake at all. #Sarcasm</text:p>
            <text:p>4721001272311848965199477451978342401.54RT @OWeingarten: @Gabe_John quite amusing. Connecting from the Silverlink, wouldn't mind @FirstCC just being 1 to 2 minutes late! #irony #d…</text:p>
            <text:p>475003086160031745519947773115121664-1.98We just got Top Shelf Brewing in at the packy, and I put it on the bottom shelf #Irony</text:p>
            <text:p>463568460300042240519947801242136576-1.80@OtherJohnII @otherjohnii @mc79hockey my oil missed out on Schneider, they won't on Kesler. 3rd overall and gagner. #sarcasm</text:p>
            <text:p>463190235073896448519947829402669057-3.18@KyleDHester according to Google but... #sarcasm</text:p>
            <text:p>472961219113263104519947857768751105-3.16Well that was a nice 13 hour day stuck in a black box room at school #not</text:p>
            <text:p>472813097212977152519947885958676480-2.00What a beautiful day to spend inside #sarcastictweet</text:p>
            <text:p>472489779972825089519947913926299649-2.00@lovelarah Funny? #Not :-( I wish I'm stucked in ....say 32:-)</text:p>
            <text:p>462998941442007043519947942149750785-3.45I just love working lunch rush. #sarcasm</text:p>
            <text:p>472557859373588480519947970180284417-.84@stephenasmith U were SO RIGHT.... Paul George is #NOT a SuperStar !</text:p>
            <text:p>463496918044127232519947998181466112-1.88“@SirFranksnBacon: Factoid: Tribe has scored 5 runs the last 26 innings!”but we got BROHIO though...! #sarcasm</text:p>
            <text:p>472197277747281922519948026241380353-2.44Cause it's smart to have black autograph pages in the yearbook.. #not</text:p>
            <text:p>472396030172860418519948054238351361-2.58Breakdowns at the beginning of the day really make me happy. #sarcasm</text:p>
            <text:p>464416341261176832519948082792775681-1.73I accidentally put my alarms on snooze this morning. I probably had about 20 alarms today. Yup I feel so refreshed! #not</text:p>
            <text:p>463150847321313280519948111058587648-2.87Yes Daniel Kane is the reason there's so much wrong with the world. #Sarcasm #ExtremeRules</text:p>
            <text:p>472942647376490497519948138967486464-3.10I like how you can talk about him when I'm right there #not #fuckyou</text:p>
            <text:p>476455694061670400519948166918332416-.44At 1630. We've literally spent the entire day at the dfac pretty much. Probably going to do some hard drinking tonight so I can....</text:p>
            <text:p>463053863848001537519948194965630976-3.02Monday tomorrow which means school.. I'm gonna have loads of fun #sarcasm </text:p>
            <text:p>463285271333588992519948222924464128-2.05Competitive higher education and more expensive HECS fees...\nThat's not going to drive the disadvantage away. #qanda #education #sarcasm</text:p>
            <text:p>472541554037768192519948250917658625-3.30I love it when @finnsonator random friend @little_dyl99 rapes my twitter during a movie #thanks #not #gtfo</text:p>
            <text:p>476493634679091200519948278834925569-.70I went an saw prisoners last night and I was literally yelling at jake gillynahlakhs</text:p>
            <text:p>472854097201471489519948306899030016-2.35@SparkleyTwinkle @defunckt nobody is a dick here, I will not have it. #not #have #it</text:p>
            <text:p>472095232058990592519948334912765952-3.84I love fighting with my sister in a foreign country #not</text:p>
            <text:p>472958305732923392519948362918133760-2.50Now that I've graduated high school I have sooo much Free Time...I am stuck doing chores during the week! Great start to summer #not</text:p>
            <text:p>472052481225424896519948391061921792-2.19Facebook product director furious at Facebook’s effect on news #irony via @voxdotcom ow.ly/xoeII</text:p>
            <text:p>472333674604949505519948419000180736-1.79Going to be such a good weekend without jord #NOT going to be so bored </text:p>
            <text:p>472850458759806976519948447034929152-2.75I absolutely love going to work when we're short staffed #not #onecottoncandyfrappachinoawayfromslappinahoe </text:p>
            <text:p>463490511957803008519948474872516610-3.51Shocked lol. It's playoff season and there's no hockey on @TSN_Sports #sarcasm</text:p>
            <text:p>463866530187329536519948502630428673-1.58My favourite mythical creatures are the happy girls in tampon commercials #YeahRight</text:p>
            <text:p>472829367047819264519948530715488257-3.25Bruhh b*tches be so miserable and want you to be right long wit em. #NOT </text:p>
            <text:p>472091655680438273519948558641168384-2.44The looks I get when I'm out with Ava #teenmom #not</text:p>
            <text:p>472479938365620224519948586478739456-3.05Thank you, dog, for drinking water so fast you vomit it up. I TOTALLY wanted to clean up dog vomit. #not</text:p>
            <text:p>4720545785363988505199486142953635841.94The body becomes a doorway, so to speak, into a deeper sense of aliveness underneath the fluctuating emotions and your thinking. [21]</text:p>
            <text:p>472740112636583939519948642288148480-1.39@matt_serna Athens bars. But the tuscarawas bars are still top notch #not</text:p>
            <text:p>471790541290491905519948670104797184-2.21@FRONZ1LLA w o w you just talk so cool like you don't care about your own success #winner #sarcasm</text:p>
            <text:p>474761192557531136519948698122723331-3.61@worddroppings @jen_hintz Nope. But those steroids you just avoided do. #irony</text:p>
            <text:p>463293590589153280519948726136496128-.90Heart to hearts before school are always great. #Sorry #That #Was #Sarcasm</text:p>
            <text:p>473013076267380738519948754028621824-3.00Going bed late, Getting up late... Dunno how am going to get up for college #Not feelingcollege</text:p>
            <text:p>4739685541700034585199487819962449941.46@stjepkoz i guess thats good for me just starting out. Uncorrupted so to speak :)</text:p>
            <text:p>472587912836816896519948810001580032-3.02Why is my dog barking this time of morning!!! Very close to having a dead dog!! #early #not #happy #dog #stupid #barking #im #tired</text:p>
            <text:p>472448110573010944519948838287990784-3.51@Trills_91 Dat bad? Past decade all I've been doing is working on staying awake + being present in the moment. Why haven't I noticed? #irony</text:p>
            <text:p>472389267126505472519948866607915009-2.57Oh that's cute that you duck tape your boobs together #NOT</text:p>
            <text:p>463042121079873536519948894554562561-3.04As i've said all year, Alex Avila is a great hitter. \n#sarcasm #tigers @tigers</text:p>
            <text:p>472869008652648449519948922530594816-2.29@RoyalReporter great! He needs an older person and #not another #blonde</text:p>
            <text:p>472567224713379840519948950519177216-3.55@RadioShack loved having 1 of your employees come in to where I work&amp; harass me while I'm working to shop at your store #NOT #Unprofessional</text:p>
            <text:p>472578280684789762519948978654576640-2.54Maybe if I had some help around here thanks for your great support #not</text:p>
            <text:p>472176536704266240519949006794149888-2.69It's fun to watch the #CLAVic14 conference controversy play out over twitter. Complex problem easily solved in 140 characters. #Not @CLA_web</text:p>
            <text:p>472424608722063360519949034765971456-2.74I'm not even going out drinking tonight, but still it was lovely of them to tell me. #Not</text:p>
            <text:p>4764509055971819525199490626874490881.70Literally gobsmacked that Michael has organised Father's Day and it's actually a good idea </text:p>
            <text:p>463084125143179264519949090860195840-1.35Being sick sure is fun.. #sarcasm</text:p>
            <text:p>472113308590673920519949118958235649-2.61@Juliet777777 @Alisha90uk really and on the NHS??? If it's in the star it must be true #NOT</text:p>
            <text:p>463153212321976320519949147055861760-3.00@CatieParkerxxx Tell me about it! Worked retail for a year - most people are so nice and fun! #sarcasm (the shit I've seen)</text:p>
            <text:p>472244251053412352519949175086403586-2.49@TweetLift_ You favorited that tweet about not favoriting. lol #Irony :)</text:p>
            <text:p>472943106405728256519949203284709378-2.57Thank You Russell. Very Much. You played so great in the fourth. #not #Stupid</text:p>
            <text:p>472059092568375296519949231507779584-1.99@jakelong73 I love the 'work appropriate' designation in this question. #irony</text:p>
            <text:p>474758659499913217519949259563859969-2.49Isn't Lebron a spokesperson for Gaterade? #irony #spursvsheat #HeatvsSpurs #nba</text:p>
            <text:p>472145960022577152519949287837671424-3.55Government justify tapping communications for the security of their nations, and yet a public enquiry and full disclosure is too much #irony</text:p>
            <text:p>474587951746523136519949315763355648-3.02Just seen a Cardiff fan mock the Villa over Senderos' statement that Villa are a "great club". Yes, a Cardiff fan. #irony</text:p>
            <text:p>472405949404033024519949343697436672-3.43The irony is waiting to happen #GKG #irony #LAPride i.instagram.com/p/omtbf2H_sl/</text:p>
            <text:p>472794365208059904519949371635666945-3.19I love still being treated like a child even though I'm 18 years old #not</text:p>
            <text:p>472054030018301952519949399645253632-1.60Going to attempt a PB 1.5 record tomorrow, that should be fun #not</text:p>
            <text:p>472104091997335552519949427667378177-2.43I don't get into Pagan customs so Kristianity I practice ((((#NOT))))!\nSeed of Shem right here, Hebrew of The Mosaic Law!!!!!!!\n~Avichayil</text:p>
            <text:p>472186849784778752519949455802785793-2.15“@TheRealJThome: @marysachs_ I love your background #not lol” \n...you just watch Jesse Thome..\npacers! &gt;&gt; #pacersvsthunder finals</text:p>
            <text:p>463309321070067712519949483803947008-.90Whoopey, I have a walk-in. Yay for Monday. #sarcasm</text:p>
            <text:p>472202209758035968519949511809323009-2.14@NHL @NYRangers @CanadiensMTL Thanks to the #Ref for winning the game for #NYR your the Greatest #Not...</text:p>
            <text:p>472129193942077440519949539793723392-2.23tbt to when I drove around with a rice sticker on my car... That lasted for like two days. #ilybrorice #not</text:p>
            <text:p>472462109825966080519949567782322176-2.19My dad is such a riveting person to converse with #not</text:p>
            <text:p>473612473145110529519949596068687873-1.66My husband just called someone an ignoramus. Then asked me if that is spelled with an e or an i. #irony #seriously</text:p>
            <text:p>4720993782794936335199496240446914562.38Only 1 more sleep until I take haiden to his first England match...\n#not sure who's more excited! — feeling excited</text:p>
            <text:p>465343848089419776519949652071030784-1.86Edith's about as mysterious as a bucket. Sometimes Downton Abbey shade is darker than anything else I've ever heard.</text:p>
            <text:p>476412269253763072519949680030281728.56@legsofdobrev Do u take medicines? I am good which it's very weird bc I was literally dying yesterday </text:p>
            <text:p>472659787813900288519949708140478464-2.26Back from shinny, still awake at 3am. Need to get up in a few hours to go work on cars. Would be a good day to end my spelunky streak. #not</text:p>
            <text:p>474744548993036288519949736124895232-2.72If the @MiamiHEAT blame the "HEAT" at @Spurs AT&amp;T Center I'm gonna lose my mind. #irony #MIAvsSA #GoSpursGo</text:p>
            <text:p>472777133530812416519949764138647552.63@The_Mad_Matter oh that's cute! I think that you have too very much swaggady daggady! #i #am #not #sober</text:p>
            <text:p>472213635864203265519949792030785537-1.91Oh all the jokes about VANEK being in Minnesota are so funny #not</text:p>
            <text:p>472443242794209281519949819935490048-2.58I told my mom that my ass looked good in the pants I'm wearing and she told me she's happy for me. #sarcasm</text:p>
            <text:p>472780381934997504519949848028917760-1.62“@TeamRunner4Life: When people take pictures of you running #SoAttractive #Not” @LouisBrunetti our CC running faces </text:p>
            <text:p>472342236655804418519949876021706752-2.85Watching @MTV there is someone featuring on a programme called mahogany but not a bit tough #irony</text:p>
            <text:p>472863125835120641519949904048033793-3.40Glad I can always count on you to make me feel better. #Not</text:p>
            <text:p>472456242682548224519949932065996802.14If I were to do a GENERAL(#not readings) twitter a&amp; a here next week, what day/ time works well for you?</text:p>
            <text:p>463597759690330112519949960067153920-1.86RT @hemmoecstasy: wow i didnt realize how hungry i was until my friend asked me if i had eaten anything yet tHANKS SO MUCH JAYPEE THANK U l…</text:p>
            <text:p>472820529741955072519949988340965376-1.62I talk too much. I have a lot of stories &amp; opinions. I guess I will try to be more basic.. #NOT</text:p>
            <text:p>472374944144564225519950016409268226-.39Be crazy. Be stupid. Be silly. Be weird. Be whatever. Because life is too short to be anything but happy.\n#sarcasm</text:p>
            <text:p>463418912546488320519950044406247424-2.72New shisha bar opening soon on the #CurryMile.. now that's novel! #sarcasm pic.twitter.com/qGJS7RA8VV</text:p>
            <text:p>463099497783242752519950072403230720-2.74Realizing how much you like him, but how much he might not like you best feeling in the world #sarcasm</text:p>
            <text:p>472190475194359808519950100542795776-2.58@marygeorgeharp so sad we are missing tomorrow but I guess class and writing a blog are more important. #not </text:p>
            <text:p>472426286322040832519950128590114816-2.31Doctor said I should get physiotherapy for my knee..clearly been playing too many sports #active #not #suchamong</text:p>
            <text:p>473003646498930689519950156528377856-2.17fml, all my comforts will be taken away tomorrow and my usual routine will be flipped upside #woohoo #not</text:p>
            <text:p>472864170535571456519950184495996928-1.64@chloe_clark_ haha see now I'm looking down Twitter I see the error of my ways #ifeellikeivemissedout #not</text:p>
            <text:p>463044733204312064519950212526514176-.79@BruceMiles2112 That there is national tv material #sarcasm</text:p>
            <text:p>4721850430589542415199502404647976974.07HAPPY BIRTHDAY BASIC , I LOVE U BAE . HAPPY 18 lets go clubbing soon #not SERIOUSLY WE ARE GOING OUT THIS WEEKEND I PAY</text:p>
            <text:p>474989465371287553519950268549857280-2.75Fiji water is the most expensive h2o in America, yet you can't drink the water when you're actually here... #irony</text:p>
            <text:p>473164748776013827519950296525852672-.03@Adamwalker41 it was not good m8, and thats been kind. You all need to put this wrong right so to speak. Keep the faith we will.</text:p>
            <text:p>463211645180084224519950324459909120-1.88Its always darkest before the dawn - no...is it really? #sarcasm</text:p>
            <text:p>472814055347216384519950352414945280-3.12Yay worked 10-4 and then working an event super happy #lying #not #tired</text:p>
            <text:p>464647737599086592519950380378378240-2.09@KaeyiDream I got my first phone a week before year 7. I still have it three years later. It's quite literally a brick. No Internet either</text:p>
            <text:p>463067425488240640519950408417292289-1.80@JamieLynn1721 I mean it's only like 4 months, right?? #notlongatall #sarcasm #willmissya</text:p>
            <text:p>473007221450604544519950436493979649-2.77Super excited to live with some totally random kid this summer!!!!! #not</text:p>
            <text:p>463436000120020994519950464495149056-.74RT @amandaharju: @girlposts @kalebholm now they just jump in cold water. #soentertaining #sarcasm</text:p>
            <text:p>471679372751933440519950492408217600-1.65@Polygon Damn and i was so keen! #sarcasm</text:p>
            <text:p>473966298959855617519950520925323264-1.50#irony : #shell #Moerdijk refinery on fire, while today its the Shell Safety Day pic.twitter.com/4ozJhDdLoq</text:p>
            <text:p>463013420225159168519950548964245505-2.02Dear Snow, I'm SO glad you're back this May. I REALLY missed you in the two weeks you were gone. #sarcasm #SaidNoOneEver #yegwx</text:p>
            <text:p>463472345685188608519950577095430144-1.79See all the friends I don't have? Lol #sarcasm pic.twitter.com/8H9QVYZXq8</text:p>
            <text:p>472248172400504832519950605146943488-2.67Why does it have to be so damn hard?! &gt;.&lt; #mathproblems #aptitude #test #mathmagic #wizard #not</text:p>
            <text:p>473935669211824128519950633122926593-2.15@JeffReedMO @upstateNYgolfer I'm pretty bitter to everyone. An equal-opportunity bitterness, so to speak.</text:p>
            <text:p>472031226186833920519950661115727872-1.14RT @AshishR151: The more attitude you show to people , the more they will run after you. Easy people are never sought after #facts #Irony</text:p>
            <text:p>472348564992307200519950689427263488-1.16#Irony | i love this fishing story: Two anglers skewered by a blue marlin off coast of Durban j.mp/1jA468i</text:p>
            <text:p>463587571029643264519950717495566336-2.20#mother #eCards #sarcasm instagram.com/p/npdFYHnnQR/</text:p>
            <text:p>472038827771834368519950745630937089-.43I can't believe I waited 20m for a bus only to have it be delayed by too many busses getting in each others way #Irony #MKTransport #Arriva</text:p>
            <text:p>463449908797001728519950773695037442-1.29“We are our choices.” ― Jean-Paul Sartre #sarcasm pinterest.com/pin/3418514279…</text:p>
            <text:p>463515929612017664519950801645862912-3.58Thank you Microsoft. I appreciate how effective and not spastic Microsoft word is. #sarcasm</text:p>
            <text:p>472944665424314368519950829806428161-2.72Excited for the same exact teams in the nba finals this year #not</text:p>
            <text:p>472386168466968576519950857757274112-.98Females do #not #have this \n⣿ www.monstermmorpg. com \n#mark. palingenesy \n☮ follow @MonsterMMORPG ✸\n #alikes</text:p>
            <text:p>473112754673696769519950885695524864-1.81@Roberto_Cavalli #you are a copy artist#not a fashion artist#TakeOffJustLogo #sufi rights#</text:p>
            <text:p>472339549193252864519950913587666944.22In libraries, do they put the #bible in the fiction or non-fiction section? #irony</text:p>
            <text:p>472944250531770368519950941546901506-1.47Thunder are going to be in big trouble without Derek Fisher next season. #Not</text:p>
            <text:p>472354118166519808519950969615183874-1.00You refuse to go the night market because you don't want to be perceived as cheap but you're asking me where to get cheap stuff #irony</text:p>
            <text:p>472417142227206144519950997767344128-3.49Spent my morning in the hospital. Just what I wanted. #not #fuckthehospital</text:p>
            <text:p>463457581512785920519951025957249024-3.02@NiallOfficial yeah, thanks for following, tweeting and DM'ing me dude, I really appreciate it. #Sarcasm</text:p>
            <text:p>472206223551791104519951053916499968-2.38The Jays and The Habs lost.. What a great night... #not</text:p>
            <text:p>122147560646393857519951081926045696-2.28There's a guy at your wife's office who possesses many of the qualities you lack.</text:p>
            <text:p>472814643883552768519951109948207104-1.20@archeroo @D_Dublu_racing He</text:p>
          </table:table-cell>
          <table:table-cell table:number-columns-repeated="1022"/>
        </table:table-row>
        <table:table-row table:style-name="ro2">
          <table:table-cell office:value-type="float" office:value="-2.31" calcext:value-type="float">
            <text:p>-2.31</text:p>
          </table:table-cell>
          <table:table-cell office:value-type="string" calcext:value-type="string">
            <text:p>Black guy on #BBCQT talking about why he voted ukip. Suppose that's a 1st an immigrant wanting no more immigrants #irony</text:p>
          </table:table-cell>
          <table:table-cell table:number-columns-repeated="1022"/>
        </table:table-row>
        <table:table-row table:style-name="ro2">
          <table:table-cell office:value-type="float" office:value="-2.81" calcext:value-type="float">
            <text:p>-2.81</text:p>
          </table:table-cell>
          <table:table-cell office:value-type="string" calcext:value-type="string">
            <text:p>Case presentation: 26 yo F accidentally shot in RLQ by her father who was teaching her gun safety. #Xanguin8 #irony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@thesportsgreek At least the @Mets scored more then the @NYRangers today, so they have that going for them #sarcasm</text:p>
          </table:table-cell>
          <table:table-cell table:number-columns-repeated="1022"/>
        </table:table-row>
        <table:table-row table:style-name="ro2">
          <table:table-cell office:value-type="float" office:value="-2.44" calcext:value-type="float">
            <text:p>-2.44</text:p>
          </table:table-cell>
          <table:table-cell office:value-type="string" calcext:value-type="string">
            <text:p>Since summer has started my sisters have come to say goodnight to my dogs every night and have not once said it to me. #feelingthelove #not</text:p>
          </table:table-cell>
          <table:table-cell table:number-columns-repeated="1022"/>
        </table:table-row>
        <table:table-row table:style-name="ro2">
          <table:table-cell office:value-type="float" office:value="-1.14" calcext:value-type="float">
            <text:p>-1.14</text:p>
          </table:table-cell>
          <table:table-cell office:value-type="string" calcext:value-type="string">
            <text:p>@DTsupra30 @melisslacour I completely believe that is a 100% sober thought. #not</text:p>
          </table:table-cell>
          <table:table-cell table:number-columns-repeated="1022"/>
        </table:table-row>
        <table:table-row table:style-name="ro1">
          <table:table-cell office:value-type="float" office:value="-3.06" calcext:value-type="float">
            <text:p>-3.06</text:p>
          </table:table-cell>
          <table:table-cell office:value-type="string" calcext:value-type="string">
            <text:p>I just love coming home at 1am and getting bitched at.. #Not</text:p>
          </table:table-cell>
          <table:table-cell table:number-columns-repeated="1022"/>
        </table:table-row>
        <table:table-row table:style-name="ro1">
          <table:table-cell office:value-type="float" office:value="-2.06" calcext:value-type="float">
            <text:p>-2.06</text:p>
          </table:table-cell>
          <table:table-cell office:value-type="string" calcext:value-type="string">
            <text:p>Loves waking up on my own every weekend! #Not #Sarcasm</text:p>
          </table:table-cell>
          <table:table-cell table:number-columns-repeated="1022"/>
        </table:table-row>
        <table:table-row table:style-name="ro2">
          <table:table-cell office:value-type="float" office:value="-3.49" calcext:value-type="float">
            <text:p>-3.49</text:p>
          </table:table-cell>
          <table:table-cell office:value-type="string" calcext:value-type="string">
            <text:p>Referencing essays. Such fun! #sarcasm. I think my brain is about to explode.</text:p>
          </table:table-cell>
          <table:table-cell table:number-columns-repeated="1022"/>
        </table:table-row>
        <table:table-row table:style-name="ro2">
          <table:table-cell office:value-type="float" office:value="-2.78" calcext:value-type="float">
            <text:p>-2.78</text:p>
          </table:table-cell>
          <table:table-cell office:value-type="string" calcext:value-type="string">
            <text:p>@FaceTheNation @GrahamBlog Glad you had him on so he can continue to perpetuate the lies of the @GOP. #sarcasm</text:p>
          </table:table-cell>
          <table:table-cell table:number-columns-repeated="1022"/>
        </table:table-row>
        <table:table-row table:style-name="ro2">
          <table:table-cell office:value-type="float" office:value="-3.19" calcext:value-type="float">
            <text:p>-3.19</text:p>
          </table:table-cell>
          <table:table-cell office:value-type="string" calcext:value-type="string">
            <text:p>Uncovering the science of #sarcasm or as Comic Book Guy would say: Best. Article. Ever. po.st/fNWkcv via @SmithsonianMag</text:p>
          </table:table-cell>
          <table:table-cell table:number-columns-repeated="1022"/>
        </table:table-row>
        <table:table-row table:style-name="ro2">
          <table:table-cell office:value-type="float" office:value="-2.22" calcext:value-type="float">
            <text:p>-2.22</text:p>
          </table:table-cell>
          <table:table-cell office:value-type="string" calcext:value-type="string">
            <text:p>Tweet Nr. 1500 - only took me a little over 5 years. wow I'm just someone with a lot of things to say #sarcasm #tweetnumber1500</text:p>
          </table:table-cell>
          <table:table-cell table:number-columns-repeated="1022"/>
        </table:table-row>
        <table:table-row table:style-name="ro1">
          <table:table-cell office:value-type="float" office:value="-1.76" calcext:value-type="float">
            <text:p>-1.76</text:p>
          </table:table-cell>
          <table:table-cell office:value-type="string" calcext:value-type="string">
            <text:p>I feel soooooo loved -.-\n#lying #sarcasm #no #I #don't</text:p>
          </table:table-cell>
          <table:table-cell table:number-columns-repeated="1022"/>
        </table:table-row>
        <table:table-row table:style-name="ro2">
          <table:table-cell office:value-type="float" office:value="-2.85" calcext:value-type="float">
            <text:p>-2.85</text:p>
          </table:table-cell>
          <table:table-cell office:value-type="string" calcext:value-type="string">
            <text:p>The kids nextdoor are even cuter screaming at the top of their lungs after their parents were partying loudly in their garden until 4am #not</text:p>
          </table:table-cell>
          <table:table-cell table:number-columns-repeated="102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Oooooo aggressive. #RAW #sarcasm</text:p>
          </table:table-cell>
          <table:table-cell table:number-columns-repeated="1022"/>
        </table:table-row>
        <table:table-row table:style-name="ro2">
          <table:table-cell office:value-type="float" office:value="-2.52" calcext:value-type="float">
            <text:p>-2.52</text:p>
          </table:table-cell>
          <table:table-cell office:value-type="string" calcext:value-type="string">
            <text:p>Having a doctor say you can't do any athletics for a week while the song happy plays is literally perfection #brilliantnews #sarcasm</text:p>
          </table:table-cell>
          <table:table-cell table:number-columns-repeated="1022"/>
        </table:table-row>
        <table:table-row table:style-name="ro2">
          <table:table-cell office:value-type="float" office:value="-3.42" calcext:value-type="float">
            <text:p>-3.42</text:p>
          </table:table-cell>
          <table:table-cell office:value-type="string" calcext:value-type="string">
            <text:p>Looking forward to getting my mouth injected today at the dentist today. #not #needlephobe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RT @Limmy_3: Basically the last 3 weeks of each semester is the kissing up to doctors time:) u knw for grades and stuff :) and my lips sure…</text:p>
          </table:table-cell>
          <table:table-cell table:number-columns-repeated="1022"/>
        </table:table-row>
        <table:table-row table:style-name="ro2">
          <table:table-cell office:value-type="float" office:value="-2.85" calcext:value-type="float">
            <text:p>-2.85</text:p>
          </table:table-cell>
          <table:table-cell office:value-type="string" calcext:value-type="string">
            <text:p>Sitting on a suitcase in a crowded terminal because my flights been delayed #sofun #yay #not #late</text:p>
          </table:table-cell>
          <table:table-cell table:number-columns-repeated="1022"/>
        </table:table-row>
        <table:table-row table:style-name="ro2">
          <table:table-cell office:value-type="float" office:value="-3.51" calcext:value-type="float">
            <text:p>-3.51</text:p>
          </table:table-cell>
          <table:table-cell office:value-type="string" calcext:value-type="string">
            <text:p>Just saw an ambulance made by Ford...not sure how I feel about that. #foundonroaddead #irony</text:p>
          </table:table-cell>
          <table:table-cell table:number-columns-repeated="1022"/>
        </table:table-row>
        <table:table-row table:style-name="ro2">
          <table:table-cell office:value-type="float" office:value="-2.72" calcext:value-type="float">
            <text:p>-2.72</text:p>
          </table:table-cell>
          <table:table-cell office:value-type="string" calcext:value-type="string">
            <text:p>funny thing, I come to work and my store is closed... nice to know they keep their employees up to date #not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@SamRoberts21 not that i would be ignorant enough to brand someone i dont know the views of ignorant #irony</text:p>
          </table:table-cell>
          <table:table-cell table:number-columns-repeated="1022"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string" calcext:value-type="string">
            <text:p>perfect way to wake up and start my day! #sarcasm</text:p>
          </table:table-cell>
          <table:table-cell table:number-columns-repeated="1022"/>
        </table:table-row>
        <table:table-row table:style-name="ro2">
          <table:table-cell office:value-type="float" office:value="-2.76" calcext:value-type="float">
            <text:p>-2.76</text:p>
          </table:table-cell>
          <table:table-cell office:value-type="string" calcext:value-type="string">
            <text:p>it's good when you literally revise a subject for like 4 hours straight but still can't answer anything at the end lol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There's much more to being a writer than writing, but that is the most important thing, of course. Twitter comes in second place. #not</text:p>
          </table:table-cell>
          <table:table-cell table:number-columns-repeated="1022"/>
        </table:table-row>
        <table:table-row table:style-name="ro1">
          <table:table-cell office:value-type="float" office:value="-1.22" calcext:value-type="float">
            <text:p>-1.22</text:p>
          </table:table-cell>
          <table:table-cell office:value-type="string" calcext:value-type="string">
            <text:p>Well that 2 hour shift was totally worth the drive to Appleton and back #Not</text:p>
          </table:table-cell>
          <table:table-cell table:number-columns-repeated="1022"/>
        </table:table-row>
        <table:table-row table:style-name="ro2">
          <table:table-cell office:value-type="float" office:value="-2.54" calcext:value-type="float">
            <text:p>-2.54</text:p>
          </table:table-cell>
          <table:table-cell office:value-type="string" calcext:value-type="string">
            <text:p>Okay don't wanna respond??? It's cool, just remember when u bored af and wanna hang out. #not #gonna #respond</text:p>
          </table:table-cell>
          <table:table-cell table:number-columns-repeated="1022"/>
        </table:table-row>
        <table:table-row table:style-name="ro1">
          <table:table-cell office:value-type="float" office:value="-2.08" calcext:value-type="float">
            <text:p>-2.08</text:p>
          </table:table-cell>
          <table:table-cell office:value-type="string" calcext:value-type="string">
            <text:p>Bet other teams are shitting themselves watching us now! #not</text:p>
          </table:table-cell>
          <table:table-cell table:number-columns-repeated="1022"/>
        </table:table-row>
        <table:table-row table:style-name="ro1">
          <table:table-cell office:value-type="float" office:value="-1.98" calcext:value-type="float">
            <text:p>-1.98</text:p>
          </table:table-cell>
          <table:table-cell office:value-type="string" calcext:value-type="string">
            <text:p>things are heating up in the Tony Jones fandom. #sarcasm</text:p>
          </table:table-cell>
          <table:table-cell table:number-columns-repeated="1022"/>
        </table:table-row>
        <table:table-row table:style-name="ro2">
          <table:table-cell office:value-type="float" office:value="-1.98" calcext:value-type="float">
            <text:p>-1.98</text:p>
          </table:table-cell>
          <table:table-cell office:value-type="string" calcext:value-type="string">
            <text:p>Wow I'm really upset I missed my philosophy class this morning #skipping #sarcasm</text:p>
          </table:table-cell>
          <table:table-cell table:number-columns-repeated="1022"/>
        </table:table-row>
        <table:table-row table:style-name="ro2">
          <table:table-cell office:value-type="float" office:value="-2.43" calcext:value-type="float">
            <text:p>-2.43</text:p>
          </table:table-cell>
          <table:table-cell office:value-type="string" calcext:value-type="string">
            <text:p>Oh, you and your ex are back together for the 10th time? I'm sure it will work out now.</text:p>
          </table:table-cell>
          <table:table-cell table:number-columns-repeated="1022"/>
        </table:table-row>
        <table:table-row table:style-name="ro2">
          <table:table-cell office:value-type="float" office:value="-1.43" calcext:value-type="float">
            <text:p>-1.43</text:p>
          </table:table-cell>
          <table:table-cell office:value-type="string" calcext:value-type="string">
            <text:p>Omg some people are so perfect and pretty I literally just hide after I see them.</text:p>
          </table:table-cell>
          <table:table-cell table:number-columns-repeated="1022"/>
        </table:table-row>
        <table:table-row table:style-name="ro2">
          <table:table-cell office:value-type="float" office:value="-3.18" calcext:value-type="float">
            <text:p>-3.18</text:p>
          </table:table-cell>
          <table:table-cell office:value-type="string" calcext:value-type="string">
            <text:p>RT @applesiderr: Today my kids have an assessment about trees and plants. #irony pic.twitter.com/6L78IKFBxk</text:p>
          </table:table-cell>
          <table:table-cell table:number-columns-repeated="1022"/>
        </table:table-row>
        <table:table-row table:style-name="ro2">
          <table:table-cell office:value-type="float" office:value="-3.49" calcext:value-type="float">
            <text:p>-3.49</text:p>
          </table:table-cell>
          <table:table-cell office:value-type="string" calcext:value-type="string">
            <text:p>There is an all woman coffee shop in #Hyderabad now. Hurrah for the development and segregation!! #sarcasm</text:p>
          </table:table-cell>
          <table:table-cell table:number-columns-repeated="1022"/>
        </table:table-row>
        <table:table-row table:style-name="ro2">
          <table:table-cell office:value-type="float" office:value="-2.95" calcext:value-type="float">
            <text:p>-2.95</text:p>
          </table:table-cell>
          <table:table-cell office:value-type="string" calcext:value-type="string">
            <text:p>random cuts and punctures in my hands from cutting and working with the glass #ohhowimissedthat #not</text:p>
          </table:table-cell>
          <table:table-cell table:number-columns-repeated="1022"/>
        </table:table-row>
        <table:table-row table:style-name="ro14">
          <table:table-cell office:value-type="float" office:value="-1.55" calcext:value-type="float">
            <text:p>-1.55</text:p>
          </table:table-cell>
          <table:table-cell office:value-type="string" calcext:value-type="string">
            <text:p>@EmmaSallyH: Goggles and fluffy handcuffs are always essential when travelling for a month..... @its_ali_p" packing is going so well. #not</text:p>
            <text:p>472851562423803904519991864641224704-1.18The Raven \nI remember when we all got caught for cheating on that. #goodtimes #not</text:p>
            <text:p>472169414297534464519991892776595456-1.81RT @Near_Chaos: Wow! @Wendy_Greuel's attack on @tedlieu's character appears to have backfired. #CA33 #CD33 #irony pic.twitter.com/EizqtsLo3d</text:p>
            <text:p>472326292906323968519991920786173953-2.72RT @janojorgensen: BWF - please change both scoring system and Thomas Cup format... Im bored with this Thomas Cup final #irony</text:p>
            <text:p>473137949941706752519991948946722817-2.07I move to end instant gratification. #PleaseLikeThis #JoinMe #Irony</text:p>
            <text:p>460237987784036352519991976889188353-2.55I just love taking the ambulance to the hospital...#sarcasm </text:p>
            <text:p>472627774835146752519992004944883712-2.66@ShortStopSwag16 now when i golf I'm going to be paranoid cause of you thanks#not</text:p>
            <text:p>472854795607224320519992032883118080-1.69Maybe I should go outside in my undies &amp; bra to tan lol #NOT</text:p>
            <text:p>4764707629296640005199920608591216651.00@MikeConn3 hilarious. I literally only studied dis and spailpin in the car this morning haha</text:p>
            <text:p>4764124377645096985199920888351334411.43Constantly refreshing YouTube waiting for @SUP3RFRUIT's new video to come out... Literally cannot deal #Hurry #Scomiche #Superfruit</text:p>
            <text:p>463021719004131328519992116756627456-2.95I really like the fact that my team wana be cool wit each other AFTER the season .. #Sarcasm</text:p>
            <text:p>472915459340505088519992144787144704-1.11why do others have to tweet about drugs #not cool</text:p>
            <text:p>472105615309828096519992172704456704-1.98I can live tweet my lunch break! #newphone #batterylife #irony</text:p>
            <text:p>463256771457335296519992200764329984-2.12Oh yes, Willy Wonka sells records. \n\nShe'll probably win the entire series.\n\n#TheVoiceAU #TheBackstoryAU #sarcasm</text:p>
            <text:p>4722080321062830085199922290045788161.96Today I heard people saying what's wrong with society. Hmmm, society asking society what's wrong with society. smh #irony</text:p>
            <text:p>476412444924207105519992256955424768.80Pouya &amp; bones are so fucking good like it literally makes no since why nobody put them on yet</text:p>
            <text:p>463458617933316096519992285048877056-.46Wow, great pic. #sarcasm RT @JulieNelsonKARE This guy. Up next with our forecast. #kare11 pic.twitter.com/NPGuqtdaoB</text:p>
            <text:p>472098940809379840519992313050062848-.64@kreepluv ah, yes... I would've totally guessed that from the one word you half sang... #not lol</text:p>
            <text:p>472581886343000065519992340979933184-.39I don't work tomorrow! It's going to be a lovely day!\n#not really</text:p>
            <text:p>472748090643197952519992369069195264-2.93I just love being sick when we have all this beautiful weather!... #not</text:p>
            <text:p>472740636664541184519992397032599553-2.14RT @ABCDEFGinger7: I LOVE walking behind people that are smoking #not</text:p>
            <text:p>4736750957647749125199924250128056323.30Tragedies befall some families like the Munde-Mahajan family. Other families urge people to be glad that tragedies don't befall them. #irony</text:p>
            <text:p>472152149938692096519992452925906946-.50Why is Geordie shore so wrong about geordies#not actually factual #classy</text:p>
            <text:p>472505223978553344519992481145167872-2.17Work after last night is gonna be so much fun #not #worthit #hopefully</text:p>
            <text:p>4764602273497210885199925090666700802.16''Yeah but you're good at history'' dad, I literally got the history award because Mr Whelan thinks I'm the bees knees</text:p>
            <text:p>473742094901600256519992537046859776.98Twitter, Facebook, YouTube, Skype.. Dude.. Do u have a life..? No, Send me the link..!! :P #irony #today</text:p>
            <text:p>472181268512538624519992565073199104-2.71@jhein @ChowNow yeah.. there's canada. and south america. and europe! and oh.. asia! but who cares because the US is the best! ;) #irony</text:p>
            <text:p>464964904886476801519992593191817217-2.93the cat being out of the proverbial bag is pretty awful</text:p>
            <text:p>475083398482911232519992621167837184-2.44I don't like when people post too many hashtags on their tweets. #annoying#bothersome#irony#hashtag#nofilter</text:p>
            <text:p>472296284204695552519992649093480448-2.62Oh the joy of my grandpas IV port not working this morning... \n#not #frustrated #tooearlyforthis</text:p>
            <text:p>463513167554174977519992677434400768-2.33@Steigerworld That's what baseball is all about! WOOOOO! #sarcasm #JustWatchTheGame</text:p>
            <text:p>472980378706116609519992705439760384-.98@Mattys123 @rodders05 Hawks get 8 day break and we get 6 day before the Hawks game, hmm that's fair #not</text:p>
            <text:p>463545021959249921519992733768110081-1.16"Sonia advised Modi to read history again to know about Congress' contribution in transforming India since Independence." so true #sarcasm</text:p>
            <text:p>472366362233679872519992761878323201-3.30Lightheaded, nauseous with shooting pains going down my left arm. Oh these post immunisation symptoms are fun #not</text:p>
            <text:p>473427606834905088519992789908873216-2.64RT @Mia_k96: Lol @ people who complain about people who are complaining #irony</text:p>
            <text:p>463454002248945664519992817322819585-3.02@gfallar Of course it isn't. Far be it for the Arizona Republic to be accurate. #sarcasm</text:p>
            <text:p>472577268288880641519992845344997376-1.38@RyanKelapire @RashadAlaiyan I stand corrected guess this means LBJ is the greatest of all time #NOT</text:p>
            <text:p>472152808678907904519992873346150400-1.80The reviews from this are so funny to me. Don't read if you have a sensitive stomach #irony themetapicture.com/why-you-should…</text:p>
            <text:p>472970409877716992519992901385068544-1.31Independent Scene in Ontario, Seems the Same as it was 10-20 Years Ago,\n#Not Much Has Changed.</text:p>
            <text:p>460813539071238144519992929356906496-1.19Green Party handing out leaflets at the station, vast majority of which are in the nearest bin or on the pavement. #irony</text:p>
            <text:p>472172797049860096519992957303545856-2.81I was just seeing who was gon be at the African American festival &amp; then saw @4everBrandy fb post saying she is #Irony She's 1 of my faves.</text:p>
            <text:p>472175976886329344519992985300520960-.61@DMarseKapr YES. and then they were whispering about how I looked annoyed that they were being assholes. #irony #INFJproblems</text:p>
            <text:p>472116211724324864519993013326856192-2.17@GotTalent that is the worst miming I have ever seen #live #Not</text:p>
            <text:p>472877757933051906519993041315434496-1.83@Unidadpopular_s german news did #not #show the people laying on the ground, beaten to #break #down, #bloody #heads, faces, feeds #euphemism</text:p>
            <text:p>472944408066031616519993069232730112-1.74Oh so excited for a rematch against the Spurs. #not #stillwinning</text:p>
            <text:p>472478808315269120519993097183576064-1.66@MagennisStevie he prob wil but then again it's England so who cares#not me lol</text:p>
            <text:p>460276021531385856519993125230899200-2.34My favorite assignments are the ones that make me answer the same question 5 times #sarcasm</text:p>
            <text:p>472942644482801664519993153320144897-2.87Also after looking for a job for almost two months, I get offered two at once. #irony</text:p>
            <text:p>472381619416731648519993181547819009-2.44Bekdache, the hand made #icecream from #damascus is now found in #beirut's #southern #suburbs / #irony instagram.com/p/on8J2CkfhP/</text:p>
            <text:p>472278466293792769519993209691570176-2.69Having a great time #Not getting #Dinner ready &amp; telling my 4year old to get back to the #Corner #InTrouble</text:p>
            <text:p>463127172220465153519993237617266690-2.00"The Shield can beat me but I have to be half a mile away from the ring" - overheard Triple H comment #sarcasm #ExtremeRules</text:p>
            <text:p>472428466491514880519993265693917185-2.88Yes! My @ComedyGuys #DD competition certification JUST arrived in the mail. Riding my bike to post office to mail it in #Irony #JustinCase</text:p>
            <text:p>472575935544557568519993293615403008-1.42Love how I get invited to go out with my brother and cousins. Lol #not</text:p>
            <text:p>472587070893211648519993321620779009-1.40#drunk #not affiliated with mickey #should i just delete fuck! #yolo</text:p>
            <text:p>463264416725610496519993349580013568-3.19These annoying home buyers want to purchase my listings before the sign actually goes up. How inconvenient. #sarcasm #grateful</text:p>
            <text:p>463000200827916288519993377505673217-2.30So.....Arsenal celebrate pre-qualifying for the Champs league - we've just confirmed actual qualification! Woohoo!! #3rdplacetrophy #sarcasm</text:p>
            <text:p>472145191550218240519993405141966848-2.76So @British_Airways the passengers are here and your crew aren't. #delayed #nicejob #not</text:p>
            <text:p>463317255980584961519993433147334656-1.51Callon is back, #sarcasm intact. Check out the #Allegiance sample on #bookbuzzr #mustread #fantasy #dragon- bit.ly/1f8gGLV</text:p>
            <text:p>472323991894786048519993461068824577-3.01Love it when my face randomly breaks out before big events #not</text:p>
            <text:p>472442518203027456519993489074163712-3.18Dear @LordRangeRover pay up! Respect &amp; Gratitude oh mr #secretservice #NOT</text:p>
            <text:p>472410569182810113519993517201162240-1.48Love days I actually do my hair then walk outside and it immediately frizzes up #not</text:p>
            <text:p>472422744983109632519993545231728640-2.85So a girl can't wear a simple maxi skirt, modest tank, and cardigan without getting a weeks worth of sexual harassment. Cool. #not</text:p>
            <text:p>472423017134702592519993573169975297-2.35I just love spending the first night of summer at a dance recital #not</text:p>
            <text:p>474951386678169600519993601158561793-2.19Today I was given feedback that I was insensitive. That was the only thing they told me, nothing positive... #irony</text:p>
            <text:p>472587666568253440519993629205868544-3.39I seriously love that I have to get f'in sick all the time. #not Ear infections sore throat and cold AGAIN!!!! Gah</text:p>
            <text:p>473114123346407425519993657211248640-2.39Awake when non of the west coast is awakened my favorite. #not</text:p>
            <text:p>474182635451723776519993685426319360-1.29yeah, this one exactly. #TFIOS #tfioscountdown #irony pic.twitter.com/vbcdzHTr1j</text:p>
            <text:p>472217414156185600519993713385541632-2.72Microsoft, the inventor of spell check..sponsoring the espn spelling bee #irony #isspellingasport?!</text:p>
            <text:p>476430408616538113519993741437054976.15Literally if any of the boys ever called me beautiful or pretty I'd die. Like, I'd be so much more confident.</text:p>
            <text:p>472994041349799936519993769442422784-2.58@louisareid I assume Gove is going to fund the cost of every school replacing all its texts. #not</text:p>
            <text:p>472424207708876800519993797577818112-1.65Makin the best of my last week with this phone #not</text:p>
            <text:p>465117737941860352519993825641902080-2.61#FoxNews and their cohorts are beating the proverbial #Benghazi dead horse pic.twitter.com/zesNA1Ffy7</text:p>
            <text:p>473778823071150080519993853613711361-.56@mensrightsrdt So hot that she needs to wear Daisy Dukes inside, wears Sweatshirt outside in interview? #irony</text:p>
            <text:p>472361932574691329519993881581334528-2.21So wish i stayed up till 4 this morning like everyone else on twitter! #not </text:p>
            <text:p>472415431765286912519993909758672896-4.25Get the fuck off of your high horse.\n#Your #not #the #shit</text:p>
            <text:p>472149120321212416519993937776607233-1.60Finals on the last week of school should be fun \n#not.</text:p>
            <text:p>463003147112165376519993965333213185-2.63What is with freshman girls and showing off their no no square #TheyNeedJesus #sarcasm for real who cares</text:p>
            <text:p>463335187896893441519993993271447552-4.11@aperkkk gives the best advice #sarcasm</text:p>
            <text:p>463051674538344450519994021222293504-3.02@nbcdays His secret is just as safe as Nicole's secret about Eric. Sure...it's safe [#sarcasm] rme...</text:p>
            <text:p>4723086824335155205199940492067102731.62@NellyWatts2013 getting close! The Boy asks daily, so I'll let him know. #not a day too soon</text:p>
            <text:p>471698099036246017519994077300142080-1.85RT @dailypotatonews: Our biggest achievement yet ~dailypotatonews.com ~facebook.com/dailypotatonews #sarcasm #funny #SarcasticTweet http://t.c…</text:p>
            <text:p>472077090633023488519994105401999360-2.99When I see my mom and first thing she says is lezbehonest you look gay as shit today. Um wow thanks mom so sweet #not</text:p>
            <text:p>472046157116350466519994133432520704-2.63I'm pretty sure I just started my period in class with sheer leggings on. A perfect way to start the morning. #Not</text:p>
            <text:p>463535549962145795519994161353990144-.56It's only Monday and I'm so overwhelmed with homework already.. I can tell this week is gonna be great #sarcasm</text:p>
            <text:p>474259420616994818519994189309026304-2.06@miklasz @dgoold Happy about this. Shows high standard of "self evaluation" of #BPIB like the Cardinals are doing...or are they...#Irony</text:p>
            <text:p>472841836118429696519994217243115520-2.44Oh how I've missed our family get together a #not</text:p>
            <text:p>476491659770068993519994244594155520-1.36I'm literally just laying in bed waiting for tomorrow so I can get this surgery over with.. Someone come make me do something...</text:p>
            <text:p>463000631335088129519994271995559936-3.43I unfollowed u,\nBut somehow u still in my TL \nLol :D\n#Sarcasm kinda day</text:p>
            <text:p>475416875019415552519994300080586752-2.31RT @wpbradley09: the group of white girls saying in a white girl tone "this is so white" #irony #livetweetTFIOS</text:p>
            <text:p>463118065715396609519994328102752256-1.51@rangersreport cracks me up every time #sarcasm</text:p>
            <text:p>472795487075332096519994357664198656-.85Froch 10th round knockout! Come on son. #FrochVsGroves2 #Froch #Cobra #Nottingham #not #London</text:p>
            <text:p>472855907014307840519994385724112896-3.25Yay let's all cheer someone getting knocked out. Great entertainment. #not #worstsport #dontgetit</text:p>
            <text:p>472791677434728448519994413708476417-1.64Shelby told me hi on the ferry. I'm so honored hahahahahaha #NOT</text:p>
            <text:p>463112655494868992519994441772597250-2.07RT @angelasorsa: Yum crosbys playoff mustache...... #sarcasm</text:p>
            <text:p>472715086650281984519994469924765696-1.01It's concerning when the ice in your cup of water sinks to the bottom #not #ice</text:p>
            <text:p>4721299315817308165199944980014366731.51@mmmhotbreakfast nice report from the dodo blimp. Congestion on the monash. Everyone's slowing to look at the bloody blimp!! #irony #der</text:p>
            <text:p>473078818119614465519994525952274433-2.57So much respect for people who wear weed on their clothes #not</text:p>
            <text:p>4721809775662284815199945539114967042.11Listening to @shanedawson's "F**K Up" while I burn myself by the curling iron every five seconds... #Irony </text:p>
            <text:p>472359175670882304519994581929439232-2.76Gweneth Paltrow Attention Whore complaining abt receiving attention This is all making sense now! #not</text:p>
            <text:p>472187349741219841519994610001936385-3.63Sprayed window cleaner in my face, got covered in chicken grease, and left my phone in my locker..great night at work #not</text:p>
            <text:p>472200048512892929519994638875521024-2.39@monishomi tonight I played loud music, did 10 miles above the speed limit, and came home when it was still dark out. #basicallyabadass #not</text:p>
            <text:p>472827358768951297519994666939588609-2.77Great way to start my Saturday with 2 broken ribs! #Not</text:p>
            <text:p>472910882226573312519994694919798784-3.33Cheers next door I really appreciate you swearing your head off in the early hours and waking me #Not</text:p>
            <text:p>463364724130734080519994722891628544-1.41Oh good just what #gh needs more cast members #sarcasm</text:p>
            <text:p>463243616136466432519994750855053312-1.30@Cavspc It would be much simpler. No need of those too well paid surgeons #sarcasm</text:p>
            <text:p>472165340546228224519994778654875648-2.13“@IamEvilTebow: Donald Sterling sells team for $2 Billion &amp; is officially "nigga rich" #Irony” </text:p>
            <text:p>472233202124603392519994806626713600-2.63Is there anything better than climbing into a bed with freshly changed sheets? #realtalk #imold #23goingon80 #hashtag #irony</text:p>
            <text:p>472334080580018177519994834699161600-2.74@FLOKSociety @nathanairplane Good to know we can count on your impartiality #not :(</text:p>
            <text:p>472859294359363584519994863102996481-2.58Really glad they made me come to work for 4 hours to stand here and watch all the customer in the store....#not</text:p>
            <text:p>472817469602553856519994891732930560-3.48shes's fucked the whole football team but yupp she is deff your girl #Not #Dirty</text:p>
            <text:p>463261253323202560519994919814189057-1.09@10TV I'm so glad such a terrible crime is getting the attention it deserves. #Sarcasm</text:p>
            <text:p>475719663041531904519994947966361601-1.20Can't be accused of fixing the Columbus Place World Cup Sweepstake #irony #NoHope [pic] — path.com/p/3oBF8L</text:p>
            <text:p>472450610004893697519994975938154496-2.02I'm wearing a nice yellow racer back tank, and crappy pink shorts that I made myself. ha, watch that become a thing. #MAYBE #not</text:p>
            <text:p>464661467568930816519995003914162177-3.00I hate when people think I'm subtweeting bc I literally tweet shit that goes with the music I'm listening to</text:p>
            <text:p>474362318395285507519995031927930880-1.20RT @iheartsthemall: @LampoLeadership when I try to hash tag #daveramsey it tries to auto correct it to adversary. #irony http://t.co/x2AjfF…</text:p>
            <text:p>463398201391718400519995059916505089-3.02I can't believe I forgot how great the 7:30 a.m. - 8 p.m. Sherwood shift is! It truly makes life worth living! #sarcasm or #nah</text:p>
            <text:p>463021768462983168519995087968022530-2.42Little one year old girl was crying and the mom said "stop crying!" Surprisingly she didn't stop. Parenting must be hard #sarcasm</text:p>
            <text:p>463150433993641984519995115893686272-2.63I writing English papers on Sunday nights..#yolo #sarcasm </text:p>
            <text:p>472576889975242752519995143785811968-3.30Man I wish I could lie to my best friend for 2 years #NOT #pissed</text:p>
            <text:p>472177964272988160519995171753435136-2.17Tried to nap all day with no success. Now, on my way to work, I could fall asleep in a second #irony #nocshiftproblens</text:p>
            <text:p>463244766109769728519995199704272896-3.00Yes! @Flash is dead! adidas.com/es/apps/fastor… #irony #sarcasm</text:p>
            <text:p>472239984234090496519995227143438336-2.60@SkyNews The insurance companies are the thieving, crook fraudsters #irony</text:p>
            <text:p>472817831894331392519995255203315712-2.49Imagine if Boruc saves a Rickie Lambert penalty..... :o #saintsfc #irony</text:p>
            <text:p>4720957742063411225199952832799825921.21Sir John A. Macdonald Prize goes to book that indicts Sir John of "managed famine" against aboriginals: cbc.ca/asithappens/fe… #irony</text:p>
            <text:p>472915664085082112519995311356669952-2.87"how to sing high notes?" #irony how bout you ask Bruce Dickinson?? :') pic.twitter.com/WLMVb24iYA</text:p>
            <text:p>4764457500463677445199953392949002241.96cutting a shitty toxic friend out of your life literally feels so good </text:p>
            <text:p>472785097457156096519995367329636352-2.25So now I've got to watch Boxing for the next 4/5 hours. #great #deadexcited #not on the other hand I hope #Groves kills that vile horrorbag</text:p>
            <text:p>472111453856862208519995395309846528-2.707 hours driving and landed in beautiful Sligo #sarcastic</text:p>
            <text:p>472889771774443520519995423252303872-3.00Nothing to do on a Saturday night, my life is so fun #Not #Bored</text:p>
            <text:p>473940052318228480519995451157004288-3.51#Irony Chinese Govt security lock down for Tienanmen Square anniversary</text:p>
            <text:p>465470334611640320519995479598563328-.24Don't you love it when just your presence ticks some people off? Gotta love that power!</text:p>
            <text:p>472118171944906752519995507704610817-2.49Because pointing out all the things that someone does wrong makes them feel great #not #shutup</text:p>
            <text:p>474318990668341249519995535701585920-3.47Only reason I've never seen red dawn till today in class was because I thought it was a chick flick , totally wrong #irony</text:p>
            <text:p>472091625066598400519995563635666944.93RT @NioX: #uplay #watchdogs #irony pic.twitter.com/jXZhoF79Vd</text:p>
            <text:p>472117654690738176519995591565512704-2.32"Babe I will sell you into slavery" - @isaac_ballas #bestboyfriendever #not</text:p>
            <text:p>472926658388054017519995619667374080-2.93@CrimsonFlavor @chelseagrunwald She canNOT help herself! It's like she thinks the more she repeats her dumb shit we'll eventually agree #NOT</text:p>
            <text:p>472515077837688832519995648016650240-3.08So my day of riding started with me walking the bike about a half mile back through the trails......that was awesome #not</text:p>
            <text:p>472605968266981376519995676084932609-2.4510 and half hour shift on hardly any sleep today #yey #excited #not #work</text:p>
            <text:p>472187683478183936519995704056770560-2.82@parismeilleur @Kathleen_Wynne @timhudak LOL that's great, #KathleenWynne preaching about honesty! This is the best #onpoli #campaign! #NOT</text:p>
            <text:p>472881095613358080519995732041166849-1.53Out for my friend @sammycates7 birthday with @Miss_Good89 and we love sketchers #not @rodstewart</text:p>
            <text:p>472155057740595200519995760101052418-2.189 times out of 10, fashion designers have the worst personal style. At least the one's I've come in contact with. #irony</text:p>
            <text:p>472545370258407424519995788114817024-2.49Why do you have me on snap chat if your not goona reply -.- #not#making#any#sense</text:p>
            <text:p>465398340231114753519995816325681153-3.48You're about as useful as a poopie flavored lollipop</text:p>
            <text:p>463341224678928384519995844331061248-2.33Its a very good job I'm not wanting to do any revision... #sarcasm #grumble</text:p>
            <text:p>472883214093385728519995873057439744-1.89@jamila_farah fingers crossed! (Haven't memorised any sociology yet so should be great) #not</text:p>
            <text:p>473034531617120257519995901100953600-1.64@FieryNatz Thanks babes xx it's not too bad, must be getting sensible in me old age Lol #not </text:p>
            <text:p>464041901734125568519995929110511616-.31Not exactly news, I know, but it's just never really occurred to me before, even though I'm no stranger to dipping veggies.</text:p>
            <text:p>463506931450413056519995957371744256-2.36@_Rinerceros omg really?!!! I hasn't noticed! #sarcasm</text:p>
            <text:p>472877318881284096519995985393889280-2.60Yay for having no life because my dad's so strict.. #not</text:p>
            <text:p>4720792025783500815199960134202163203.60MT @MatthewKeysLive: White House: NSA can't find Snowden e-mails re: surveillance legal concerns bit.ly/FeedLive2 &lt;#irony alert!</text:p>
            <text:p>472907396877410304519996041408835584-2.78It's awesome tryin to chill w someone for like 2 wks &amp; then when you finally do all they do is pick fights w you #NOT #WhyDoYouDoMeLikeThat?</text:p>
            <text:p>463519078766764032519996069632299008-2.12@CP3 missed that 3. He sucks! #sarcasm</text:p>
            <text:p>472957359594016768519996097608318976-2.75Can't wait to work my 9 hour shift tomorrow :) #not</text:p>
            <text:p>472937806726434817519996125651435520-2.85@SharpNCAA They attack then are even more angry when they don't make you as mad as they are lol Sorry I think for myself. #Not</text:p>
            <text:p>472141176863080450519996153686142976-1.92Ashley's parents said I looked like a drug dealer driving my uncles black Cadillac w/ tinted windows #not</text:p>
            <text:p>463373097799024640519996181716668416-1.65I didn't know animals were required to eat halal too #sarcasm</text:p>
            <text:p>473111638803898369519996209747197952-1.85&amp; you continue to believe him everytime.. We have such a great friendship #not</text:p>
            <text:p>472503700318355458519996237719035904-3.13Love it when I'm the one made out to be the asshole #thanksguys #not</text:p>
            <text:p>463158117963137024519996265787326464-3.02Great conditions for some rock fishing today... #sarcasm There are actually some people up there doing… instagram.com/p/nmZyqpB3DE/</text:p>
            <text:p>473132611473526784519996293775908866-2.00.@GhostDancer67 You complain that Muslims and atheists want to silence your son for being a baptist, and say that in the next breath?</text:p>
            <text:p>463428679516049409519996321114378242-3.61RT @Rockets_Fans_: Lin is the answer guys! #Lin2014 #GoLin #Linsanity #sarcasm pic.twitter.com/kPjtXrH9su</text:p>
            <text:p>472163409983991808519996349186838528-.96How may owners of sports teams are thinking " $2 Billion! Quick somebody tape me being a racist ass" #nba #irony #sterling</text:p>
            <text:p>465548459140198400519996377238351873-3.07Don't you love it when all of your footage gets erased and you have to re edit it all </text:p>
            <text:p>474765105612075008519996405222739969-2.19LeBron be like "Check, please". King James and the Heat can't take the Heat. #irony #cramps #beattheheat instagram.com/p/o44CZeRKLv/</text:p>
            <text:p>472498471543791617519996433463017473-2.86All i hear are Police Sirens (｡ŏ_ŏ)\nAnother Calm night in Scotland #Not</text:p>
            <text:p>463199780781707264519996461497741312-3.10Monday..heheheh..welcome..being waiting for u #sarcasm</text:p>
            <text:p>4749632575857254405199964896666746881.17@TawneyBomb combat has really good digestive protein. That's why I've stuck with them. But now I'm a #freeagent so to speak haha</text:p>
            <text:p>472236919771127808519996517663637504-2.66Right after I wrote that last tweet about my daughter she rolled over and sleep punched me in the face. lol #fml #irony #stilllovesher :) &lt;3</text:p>
            <text:p>472532714147827714519996545660649472-2.04Well, another weekend of sitting at home doing absolutely nothing. #yayme #not #soboring</text:p>
            <text:p>463097030362292225519996573603078144-2.07Hey! Since Brian Gibbons is in the lineup maybe he should play with Sid so Sid can score! #Sarcasm</text:p>
            <text:p>473515366833217536519996601621045248-3.65@tatianacarola says the person who's picture is a selfie #lol #irony</text:p>
            <text:p>472534435586650112519996629706096640-2.62@SirNotTomFarmer @Record_Sport @IainMcGill @AyrUnitedFC maybe, but I certainly know how clubs are run. It's always the boards fault #not</text:p>
            <text:p>463199902747463680519996657656922112-2.50@SultanAlQassemi Oh surely you can't be serious, Qatar has absolutely no control over al Jazeera....\n#sarcasm</text:p>
            <text:p>472844703281709056519996685553254400-1.87liam and sophia look always so happy together \n#not</text:p>
            <text:p>472505996514824192519996713420197888-2.06So glad I can't run that 5k that I paid for... #not</text:p>
            <text:p>472186716347191296519996741371064320-2.72I love when I have a fever for no reason... Cool #not</text:p>
            <text:p>472085489982660608519996769359626240-2.43The drumline performance in encore was insane! Thanks! #not #stoodtherefor50minutes</text:p>
            <text:p>472350219263172608519996797268553728-3.26Waking up with a sore throat with less than 24 hours until graduation is fantastic #not</text:p>
            <text:p>472421696268283904519996825399721984-2.69yeah google!!! “@CNBCDisruptors: Google's Motorola Mobility to close factory in Texas; factory currently has about 700 workers. $GOOG” #not</text:p>
            <text:p>473078109034409985519996853367373824-2.48I'm so glad my group of friends get invited to things #not</text:p>
            <text:p>472354245099139072519996881607598080-2.54Haven't ridden this week!! #not enough hours, #kidsonholiday, #knackered!!! :(</text:p>
            <text:p>472390247431802880519996909583622144-1.57@MoeMonga haaahaaa:p Moe , u jus wnt be able 2 pull it it 0ff like that guy #hotguy#NOT</text:p>
            <text:p>472533613653671937519996937484136448-3.40Way to top off a crappy Friday, got out to the car and I have a flat tire! #lucky#Not!</text:p>
            <text:p>472161144711680000519996964914880512-2.86#Egypt #irony @AFP: EU voices 'extreme concern' over Thai coup crackdowns u.afp.com/dAi via @Yahoo7 pic.twitter.com/tdyVqWrrtT”</text:p>
            <text:p>472416084327686144519996992890896384-3.04Anyone who puts 69 at the end of their name is skanky! #GuysAndGirls #WhatYouTrynaProve #Thug?! #NOT</text:p>
            <text:p>472059936483319808519997020984344576-.79Ember has #not erupted in \n➩ www.monstermmorpg. com ♺\nyears. #stupent \n➤ follow @MonsterMMORPG ♟\n #out</text:p>
            <text:p>472114729176297472519997049027432448-3.04Oh yay time to go to work. Who knows what drama I'm walking into today. #Soexcited #not</text:p>
            <text:p>474144824904654848519997076424646657-2.50@Mike7167 @TheRealArf @Saintsmadmomma @dansaints *you and you missed "learned" out #irony</text:p>
            <text:p>463505162825244672519997104480333824-3.05RT @RoseSee: And who would have thought feathers would make maternity wear? #sarcasm</text:p>
            <text:p>463512281545195520519997132515074048-2.81Well this was a fantastic day. #sarcasm</text:p>
            <text:p>472208318958944256519997160453320704-2.85@thaiice remember when you suggested Apple buy the Clippers instead of Beats? #irony</text:p>
            <text:p>472150526184796161519997188454502400-2.20She's okay with me getting a tattoo but not a nose piercing? Makes sense right.. #not</text:p>
            <text:p>463123165778948096519997216355004416-2.38Being taken advantage of is cool #sarcasm</text:p>
            <text:p>472083001028120576519997244721070080.96Final english lesson of the year?</text:p>
            <text:p>472890766541729792519997272688717825-2.27And to bed finally, all unpacked and raging party going on next door, great to be back! #Not </text:p>
            <text:p>472837633568026624519997301054402560-2.59I love working every Saturday and Sunday. It's really great. #not </text:p>
            <text:p>472518095660404736519997329282457601-2.43I love talking about hair at dinner. Because I can totally relate to that. #Not</text:p>
            <text:p>460246563684900865519997357296197632-2.25Who wants to help this lady pack?? #moving #packing #fun #sarcasm #yeg #yqr #home instagram.com/p/nRtxLkovc1/</text:p>
            <text:p>472751326636822528519997385247055872-2.08Super duper tired! All I want to do is cuddle up in my bed &amp; sleep for the remainder of the day. #YeahRight #NotGoingToHappenHere</text:p>
            <text:p>472198344786595843519997413160132608-2.06I have been at work since 8am and still going strong. #fml #ITneversleeps #ITlife #ilovemyjob #not</text:p>
            <text:p>463524640783355904519997441249402880-.66I'm just so excited for surgery I can't sleep!!! #sarcasm</text:p>
            <text:p>472811736253624321519997469258948608-1.89I needa play @VanessaSelbst heads up, I think I got her game down\n#not</text:p>
            <text:p>472456053796634624519997497453051905-3.37Bored as fuck, can see a really wild summer ahead #not</text:p>
            <text:p>472323045508788224519997525873668096-3.53@johnsonnr I know and I'd miss dragging his stinking ass around with me everywhere we go #not #nemoisfamily</text:p>
            <text:p>463468179130679296519997553300234240-4.11RT @tiffie_ann31: Screw soccer. I think it's obvious that I have a successful future in volleyball. #sarcasm</text:p>
            <text:p>472358954690154496519997581385277440-2.30@acashhh9 @Leela4444 @tweetIikeakid @MCiarrocchi Yeah, cuz my kid will need assistance in the attitude department. #not</text:p>
            <text:p>463363961916645379519997609591975936-3.32#Sarcasm fb.me/2jL6tius9</text:p>
            <text:p>472882793652162560519997637597343744-4.02I really hope your new found love of being a douche works out for you in life #not</text:p>
            <text:p>463155188983812097519997665514639360-3.27tomorrow is gonna be fun I already know it .#sarcasm</text:p>
            <text:p>463346933126295552519997693423550464-3.10Oh I'm so happy that I payed several hundred dollars for textbooks just to get $10 back from just one of them #sarcasm #collegelife</text:p>
            <text:p>4764497837924065285199977213785620491.90@Killstuh_ @Relating313 @MLGiRush @NuzzYPC gg relating is literally crying right now its hilarious</text:p>
            <text:p>463241224573296641519997749463621632-3.43No worries guys...it's only 2am, your loud obnoxious "music" isn't bothering anyone!\n#sarcasm\n#sleepy</text:p>
            <text:p>472279424130641920519997777452208128-2.69Pro Tip: build muscles fast by dragging around three suitcases of various sizes. Your biceps will thank you! #not #travel</text:p>
            <text:p>465386117496573952519997805465989121-3.07Fucking with a known player/cheater is about as stupid as sticking your hand in fire and expecting it not to burn. Let's be smart.</text:p>
            <text:p>463154381329014785519997832833826816-1.56I seem to be losing followers everyday, I'm clearly doing something very, very wrong. I do apologise sincerely... #sarcasm</text:p>
            <text:p>472106893607837696519997860826587136-1.31My mouth is bleeding. This is going to be a good choir concert. #Not</text:p>
            <text:p>472934078732193792519997888207028224-2.00all dressed up and my boo won't get here #lame #awesomeness #feelinglikeaqueen #not</text:p>
            <text:p>463120684546129920519997916107509760-2.20Isn't it cute when people call Candy Crush a game !?\n\n#sarcasm</text:p>
            <text:p>472155289550979072519997944138059776-.79@hrselovr101 She actually ended up with a Japanese Hawaiian, lol. Maybe I'll be the one to end up with a black guy. #irony #ProbablyNot</text:p>
            <text:p>463522088264171520519997972139241472-2.63.@HerrKorbes the intellectual: "One could argue that the Coors climbers resemble the working class in servitude of the bourgeoisie" #sarcasm</text:p>
            <text:p>472055657932152832519998000039751680-2.68Nothing better than an Uber driver who doesnt know how to get to LAX #not #firstworldproblems</text:p>
            <text:p>472702992597008384519998028175147008-2.66Jealousy at face value. Yet he still somehow pulls this look off . #irony #haterlife #complimentary… instagram.com/p/oqOTBxPGIt/</text:p>
            <text:p>463161206250172417519998056096604160-2.91Guess homework is optional. #Sarcasm #FuckYouInternet</text:p>
            <text:p>472773946686074880519998084030685188.49My best friend gets married today. Let us rejoice in the celebration of Man and Woman coming together to form one #BestManProblems #not</text:p>
            <text:p>474795454324961280519998111952142337-2.33Studying on my balcony, and it feels like the first days of winter #odd #irony</text:p>
            <text:p>475102518788124672519998139944947713-3.49Out w/ @TheAndrewR, discussing donuts &amp; Champaign politics. I go to the bathroom &amp; return to this @DonGerard #irony pic.twitter.com/oKuapB7zZk</text:p>
            <text:p>473875797703684097519998167904169984-2.44@jason_coats The name of the poem "Design" is ironic when you actually read it &amp; understand what the poet is writing about #vizpoem #irony</text:p>
            <text:p>4764420778539212805199981958675947523.25"One of my best friends has a pretty severe facial deformity and she is literally one of the coolest, most down to earth people ever</text:p>
          </table:table-cell>
          <table:table-cell table:number-columns-repeated="1022"/>
        </table:table-row>
        <table:table-row table:style-name="ro2">
          <table:table-cell office:value-type="float" office:value="0.38" calcext:value-type="float">
            <text:p>0.38</text:p>
          </table:table-cell>
          <table:table-cell office:value-type="string" calcext:value-type="string">
            <text:p>This summer is literally all basketball only got 4 more years to get good enough to go D1</text:p>
          </table:table-cell>
          <table:table-cell table:number-columns-repeated="102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Wow, hanging out in a parking lot blasting country music....you're cool. #not</text:p>
          </table:table-cell>
          <table:table-cell table:number-columns-repeated="1022"/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string" calcext:value-type="string">
            <text:p>Bf doesn't text back and nobody else does, perfect evening #irony</text:p>
          </table:table-cell>
          <table:table-cell table:number-columns-repeated="1022"/>
        </table:table-row>
        <table:table-row table:style-name="ro1">
          <table:table-cell office:value-type="float" office:value="-2.78" calcext:value-type="float">
            <text:p>-2.78</text:p>
          </table:table-cell>
          <table:table-cell office:value-type="string" calcext:value-type="string">
            <text:p>Nothing better than doing bogs in the morning &lt;3 haha #NOT</text:p>
          </table:table-cell>
          <table:table-cell table:number-columns-repeated="1022"/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string" calcext:value-type="string">
            <text:p>Iowa State wifi coming in clutch during finals week #sarcasm</text:p>
          </table:table-cell>
          <table:table-cell table:number-columns-repeated="1022"/>
        </table:table-row>
        <table:table-row table:style-name="ro2">
          <table:table-cell office:value-type="float" office:value="-2.59" calcext:value-type="float">
            <text:p>-2.59</text:p>
          </table:table-cell>
          <table:table-cell office:value-type="string" calcext:value-type="string">
            <text:p>I love how your asleep but still able to be on Facebook... I wish I had the ability to multitask like that #not</text:p>
          </table:table-cell>
          <table:table-cell table:number-columns-repeated="1022"/>
        </table:table-row>
        <table:table-row table:style-name="ro3">
          <table:table-cell office:value-type="float" office:value="-2.42" calcext:value-type="float">
            <text:p>-2.42</text:p>
          </table:table-cell>
          <table:table-cell office:value-type="string" calcext:value-type="string">
            <text:p>@AirCanada thanks so much for cracking my new heys carryon. #Sarcasm On your OVER BOOKED flight #AC1865 #Upset #disappointed #POWERHOLD</text:p>
          </table:table-cell>
          <table:table-cell table:number-columns-repeated="1022"/>
        </table:table-row>
        <table:table-row table:style-name="ro1">
          <table:table-cell office:value-type="float" office:value="-2.75" calcext:value-type="float">
            <text:p>-2.75</text:p>
          </table:table-cell>
          <table:table-cell office:value-type="string" calcext:value-type="string">
            <text:p>i love when i snapchat half a dozen ppl and none reply #not</text:p>
          </table:table-cell>
          <table:table-cell table:number-columns-repeated="1022"/>
        </table:table-row>
        <table:table-row table:style-name="ro2">
          <table:table-cell office:value-type="float" office:value="-3.48" calcext:value-type="float">
            <text:p>-3.48</text:p>
          </table:table-cell>
          <table:table-cell office:value-type="string" calcext:value-type="string">
            <text:p>I'll bet the people criticizing BYU for not playing Alabama (in Tuscaloosa) are the same complaining about BYU's home schedules. #irony</text:p>
          </table:table-cell>
          <table:table-cell table:number-columns-repeated="1022"/>
        </table:table-row>
        <table:table-row table:style-name="ro1">
          <table:table-cell office:value-type="float" office:value="-2.13" calcext:value-type="float">
            <text:p>-2.13</text:p>
          </table:table-cell>
          <table:table-cell office:value-type="string" calcext:value-type="string">
            <text:p>RT @pertassedvixen: #Sarcasm is a beautiful thing. See the #beauty in it.</text:p>
          </table:table-cell>
          <table:table-cell table:number-columns-repeated="1022"/>
        </table:table-row>
        <table:table-row table:style-name="ro1">
          <table:table-cell office:value-type="float" office:value="-2.48" calcext:value-type="float">
            <text:p>-2.48</text:p>
          </table:table-cell>
          <table:table-cell office:value-type="string" calcext:value-type="string">
            <text:p>We are such a positive nation when it comes to England playing! #not</text:p>
          </table:table-cell>
          <table:table-cell table:number-columns-repeated="1022"/>
        </table:table-row>
        <table:table-row table:style-name="ro2">
          <table:table-cell office:value-type="float" office:value="-2.35" calcext:value-type="float">
            <text:p>-2.35</text:p>
          </table:table-cell>
          <table:table-cell office:value-type="string" calcext:value-type="string">
            <text:p>“@Cows4Lyfe: Unnecessary hashtags annoy me” #sothisannoysyou #if #so #im #not #even #sorry</text:p>
          </table:table-cell>
          <table:table-cell table:number-columns-repeated="1022"/>
        </table:table-row>
        <table:table-row table:style-name="ro2">
          <table:table-cell office:value-type="float" office:value="1.74" calcext:value-type="float">
            <text:p>1.74</text:p>
          </table:table-cell>
          <table:table-cell office:value-type="string" calcext:value-type="string">
            <text:p>Not your grandma's #romcom: "The Future of Reproduction" - an intelligent article with a touch of tragic #irony buff.ly/1okb2KY</text:p>
          </table:table-cell>
          <table:table-cell table:number-columns-repeated="1022"/>
        </table:table-row>
        <table:table-row table:style-name="ro2">
          <table:table-cell office:value-type="float" office:value="-2.67" calcext:value-type="float">
            <text:p>-2.67</text:p>
          </table:table-cell>
          <table:table-cell office:value-type="string" calcext:value-type="string">
            <text:p>Boko Haram are such brave men. Weilding guns &amp; kidnapping little school girls. They are real fighters. #cowards #sarcasm #BringBackOurGirls</text:p>
          </table:table-cell>
          <table:table-cell table:number-columns-repeated="1022"/>
        </table:table-row>
        <table:table-row table:style-name="ro2">
          <table:table-cell office:value-type="float" office:value="-2.86" calcext:value-type="float">
            <text:p>-2.86</text:p>
          </table:table-cell>
          <table:table-cell office:value-type="string" calcext:value-type="string">
            <text:p>It's not half as gratifying as masking my true thoughts on life, love, success and relationships under carefully chosen words. #irony</text:p>
          </table:table-cell>
          <table:table-cell table:number-columns-repeated="1022"/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string" calcext:value-type="string">
            <text:p>@Angelaaa_xoxox yeah wrkin in the am maybe catch some zzzzz..... lmao #NOT</text:p>
          </table:table-cell>
          <table:table-cell table:number-columns-repeated="1022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string" calcext:value-type="string">
            <text:p>It's good to know that strict gun laws are helping protect people and keep the general public safe... #Irony pic.twitter.com/4x59qdeghK</text:p>
          </table:table-cell>
          <table:table-cell table:number-columns-repeated="1022"/>
        </table:table-row>
        <table:table-row table:style-name="ro2">
          <table:table-cell office:value-type="float" office:value="-1.48" calcext:value-type="float">
            <text:p>-1.48</text:p>
          </table:table-cell>
          <table:table-cell office:value-type="string" calcext:value-type="string">
            <text:p>@KateLPatrick no literally the text book must have been written by people on crack it's actually hilarious how little sense it makes</text:p>
          </table:table-cell>
          <table:table-cell table:number-columns-repeated="1022"/>
        </table:table-row>
        <table:table-row table:style-name="ro1">
          <table:table-cell office:value-type="float" office:value="-4.31" calcext:value-type="float">
            <text:p>-4.31</text:p>
          </table:table-cell>
          <table:table-cell office:value-type="string" calcext:value-type="string">
            <text:p>Lol I have some good friends . #sarcasm #fuckyou</text:p>
          </table:table-cell>
          <table:table-cell table:number-columns-repeated="1022"/>
        </table:table-row>
        <table:table-row table:style-name="ro2">
          <table:table-cell office:value-type="float" office:value="-1.45" calcext:value-type="float">
            <text:p>-1.45</text:p>
          </table:table-cell>
          <table:table-cell office:value-type="string" calcext:value-type="string">
            <text:p>#gh the Greek Yogurt product placement was soooo low key at the #nursesball #not everyone was hungry? #spoons</text:p>
          </table:table-cell>
          <table:table-cell table:number-columns-repeated="1022"/>
        </table:table-row>
        <table:table-row table:style-name="ro1">
          <table:table-cell office:value-type="float" office:value="-1.24" calcext:value-type="float">
            <text:p>-1.24</text:p>
          </table:table-cell>
          <table:table-cell office:value-type="string" calcext:value-type="string">
            <text:p>Wow I'm using twitter so frequently I can't believe it #irony</text:p>
          </table:table-cell>
          <table:table-cell table:number-columns-repeated="1022"/>
        </table:table-row>
        <table:table-row table:style-name="ro2">
          <table:table-cell office:value-type="float" office:value="-2.62" calcext:value-type="float">
            <text:p>-2.62</text:p>
          </table:table-cell>
          <table:table-cell office:value-type="string" calcext:value-type="string">
            <text:p>Yaaay! I bloody love waking up at 4:45 #not am considering making second cup of tea........</text:p>
          </table:table-cell>
          <table:table-cell table:number-columns-repeated="1022"/>
        </table:table-row>
        <table:table-row table:style-name="ro2">
          <table:table-cell office:value-type="float" office:value="-2.08" calcext:value-type="float">
            <text:p>-2.08</text:p>
          </table:table-cell>
          <table:table-cell office:value-type="string" calcext:value-type="string">
            <text:p>Getting moulds done at the dentist is definitely one of my favourite activities !#NOT #getmeoutofhere</text:p>
          </table:table-cell>
          <table:table-cell table:number-columns-repeated="1022"/>
        </table:table-row>
        <table:table-row table:style-name="ro2">
          <table:table-cell office:value-type="float" office:value="0.14" calcext:value-type="float">
            <text:p>0.14</text:p>
          </table:table-cell>
          <table:table-cell office:value-type="string" calcext:value-type="string">
            <text:p>RT @Emmyxxmas: Like let's get drunk daily and be total DBags! What a great way to live my life. #sarcasm #whatashame</text:p>
          </table:table-cell>
          <table:table-cell table:number-columns-repeated="1022"/>
        </table:table-row>
        <table:table-row table:style-name="ro2">
          <table:table-cell office:value-type="float" office:value="-0.36" calcext:value-type="float">
            <text:p>-0.36</text:p>
          </table:table-cell>
          <table:table-cell office:value-type="string" calcext:value-type="string">
            <text:p>You can't go out for a meal 2 weeks from now because you're moving 3 weeks from now. That logic is sound #sarcasm</text:p>
          </table:table-cell>
          <table:table-cell table:number-columns-repeated="1022"/>
        </table:table-row>
        <table:table-row table:style-name="ro2">
          <table:table-cell office:value-type="float" office:value="-2.37" calcext:value-type="float">
            <text:p>-2.37</text:p>
          </table:table-cell>
          <table:table-cell office:value-type="string" calcext:value-type="string">
            <text:p>@aguilarm04_ &amp; I are forever complaining about how fat we are , but we eat while we say that.... #irony </text:p>
          </table:table-cell>
          <table:table-cell table:number-columns-repeated="1022"/>
        </table:table-row>
        <table:table-row table:style-name="ro2">
          <table:table-cell office:value-type="float" office:value="-2.06" calcext:value-type="float">
            <text:p>-2.06</text:p>
          </table:table-cell>
          <table:table-cell office:value-type="string" calcext:value-type="string">
            <text:p>I think I'm going to be about as useful as a chocolate fire guard today. #Sleepy</text:p>
          </table:table-cell>
          <table:table-cell table:number-columns-repeated="1022"/>
        </table:table-row>
        <table:table-row table:style-name="ro2">
          <table:table-cell office:value-type="float" office:value="-1.32" calcext:value-type="float">
            <text:p>-1.32</text:p>
          </table:table-cell>
          <table:table-cell office:value-type="string" calcext:value-type="string">
            <text:p>@gimmebecky__ tell everyone follow us new music COMIN in 3 days #back #NOT #stoping</text:p>
          </table:table-cell>
          <table:table-cell table:number-columns-repeated="1022"/>
        </table:table-row>
        <table:table-row table:style-name="ro2">
          <table:table-cell office:value-type="float" office:value="-1.31" calcext:value-type="float">
            <text:p>-1.31</text:p>
          </table:table-cell>
          <table:table-cell office:value-type="string" calcext:value-type="string">
            <text:p>Just wondering Seth macfarlane on graham norton is the hair real #not sure myself !</text:p>
          </table:table-cell>
          <table:table-cell table:number-columns-repeated="1022"/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string" calcext:value-type="string">
            <text:p>Oh. 18 credits next semester. \nI can't wait. #sarcasm</text:p>
          </table:table-cell>
          <table:table-cell table:number-columns-repeated="1022"/>
        </table:table-row>
        <table:table-row table:style-name="ro2">
          <table:table-cell office:value-type="float" office:value="-1.26" calcext:value-type="float">
            <text:p>-1.26</text:p>
          </table:table-cell>
          <table:table-cell office:value-type="string" calcext:value-type="string">
            <text:p>I look in the mirror nd the mirror look at me saying u da shit yea u da shit,cause am feeling maself#not sexually</text:p>
          </table:table-cell>
          <table:table-cell table:number-columns-repeated="1022"/>
        </table:table-row>
        <table:table-row table:style-name="ro2">
          <table:table-cell office:value-type="float" office:value="-2.88" calcext:value-type="float">
            <text:p>-2.88</text:p>
          </table:table-cell>
          <table:table-cell office:value-type="string" calcext:value-type="string">
            <text:p>Oh your boyfriend whistles at you so you follow him? I forgot that you were a dog. #sarcasm #hesadouche</text:p>
          </table:table-cell>
          <table:table-cell table:number-columns-repeated="1022"/>
        </table:table-row>
        <table:table-row table:style-name="ro2">
          <table:table-cell office:value-type="float" office:value="-2.11" calcext:value-type="float">
            <text:p>-2.11</text:p>
          </table:table-cell>
          <table:table-cell office:value-type="string" calcext:value-type="string">
            <text:p>My parents may be heading to Zurich - but I'm having a nap soon. I win. #not #nolife #whatisthis</text:p>
          </table:table-cell>
          <table:table-cell table:number-columns-repeated="1022"/>
        </table:table-row>
        <table:table-row table:style-name="ro2">
          <table:table-cell office:value-type="float" office:value="-0.7" calcext:value-type="float">
            <text:p>-0.7</text:p>
          </table:table-cell>
          <table:table-cell office:value-type="string" calcext:value-type="string">
            <text:p>Ghettogeek, the way I teach is so unique \nI use the "originate to innovate" technique\nto express my consciousness in plain speak. #irony</text:p>
          </table:table-cell>
          <table:table-cell table:number-columns-repeated="1022"/>
        </table:table-row>
        <table:table-row table:style-name="ro1">
          <table:table-cell office:value-type="float" office:value="-3.43" calcext:value-type="float">
            <text:p>-3.43</text:p>
          </table:table-cell>
          <table:table-cell office:value-type="string" calcext:value-type="string">
            <text:p>I when coworkers don't show up for their shifts! ..... #not</text:p>
          </table:table-cell>
          <table:table-cell table:number-columns-repeated="1022"/>
        </table:table-row>
        <table:table-row table:style-name="ro2">
          <table:table-cell office:value-type="float" office:value="-3.95" calcext:value-type="float">
            <text:p>-3.95</text:p>
          </table:table-cell>
          <table:table-cell office:value-type="string" calcext:value-type="string">
            <text:p>Corruption over #Qatar2022 ? Really ? Who knew that @FIFAcom could be open to backhanders ? #irony #fatcats</text:p>
          </table:table-cell>
          <table:table-cell table:number-columns-repeated="1022"/>
        </table:table-row>
        <table:table-row table:style-name="ro2">
          <table:table-cell office:value-type="float" office:value="-1.48" calcext:value-type="float">
            <text:p>-1.48</text:p>
          </table:table-cell>
          <table:table-cell office:value-type="string" calcext:value-type="string">
            <text:p>@historyboy77 I remember when his wretched valet would turn up on virtually every Hitler documentary</text:p>
          </table:table-cell>
          <table:table-cell table:number-columns-repeated="1022"/>
        </table:table-row>
        <table:table-row table:style-name="ro2">
          <table:table-cell office:value-type="float" office:value="-2.3" calcext:value-type="float">
            <text:p>-2.3</text:p>
          </table:table-cell>
          <table:table-cell office:value-type="string" calcext:value-type="string">
            <text:p>Who finds the time to do 540 seconds worth off a sanpchat story? #wishiwasthere #not</text:p>
          </table:table-cell>
          <table:table-cell table:number-columns-repeated="1022"/>
        </table:table-row>
        <table:table-row table:style-name="ro2">
          <table:table-cell office:value-type="float" office:value="-3.09" calcext:value-type="float">
            <text:p>-3.09</text:p>
          </table:table-cell>
          <table:table-cell office:value-type="string" calcext:value-type="string">
            <text:p>I was gonna tweet about how I'm watching Colbert Report but then I realized I literally tweet about that almost every day #oops #irony</text:p>
          </table:table-cell>
          <table:table-cell table:number-columns-repeated="1022"/>
        </table:table-row>
        <table:table-row table:style-name="ro2">
          <table:table-cell office:value-type="float" office:value="-1.79" calcext:value-type="float">
            <text:p>-1.79</text:p>
          </table:table-cell>
          <table:table-cell office:value-type="string" calcext:value-type="string">
            <text:p>Actually slept the hole night wooh!!! Got the start of a cold though errr #one#thing#after#another#not#happy</text:p>
          </table:table-cell>
          <table:table-cell table:number-columns-repeated="1022"/>
        </table:table-row>
        <table:table-row table:style-name="ro2">
          <table:table-cell office:value-type="float" office:value="-2.76" calcext:value-type="float">
            <text:p>-2.76</text:p>
          </table:table-cell>
          <table:table-cell office:value-type="string" calcext:value-type="string">
            <text:p>wow! Some publishing company is claiming this original song of mine is owned by them... #yeahright fb.me/13jFuA06c</text:p>
          </table:table-cell>
          <table:table-cell table:number-columns-repeated="1022"/>
        </table:table-row>
        <table:table-row table:style-name="ro1">
          <table:table-cell office:value-type="float" office:value="-2.78" calcext:value-type="float">
            <text:p>-2.78</text:p>
          </table:table-cell>
          <table:table-cell office:value-type="string" calcext:value-type="string">
            <text:p>Well this camping trip has started out well #not</text:p>
          </table:table-cell>
          <table:table-cell table:number-columns-repeated="1022"/>
        </table:table-row>
        <table:table-row table:style-name="ro2">
          <table:table-cell office:value-type="float" office:value="-1.79" calcext:value-type="float">
            <text:p>-1.79</text:p>
          </table:table-cell>
          <table:table-cell office:value-type="string" calcext:value-type="string">
            <text:p>My neighbor has a sign saying "No Mexicans". Damn, I love Idaho?\n#Sarcasm #CincoDeMayo #EndRacism</text:p>
          </table:table-cell>
          <table:table-cell table:number-columns-repeated="1022"/>
        </table:table-row>
        <table:table-row table:style-name="ro1">
          <table:table-cell office:value-type="float" office:value="-3.63" calcext:value-type="float">
            <text:p>-3.63</text:p>
          </table:table-cell>
          <table:table-cell office:value-type="string" calcext:value-type="string">
            <text:p>Well well @heath____ not acting how a friend should act.. Surprising #not</text:p>
          </table:table-cell>
          <table:table-cell table:number-columns-repeated="1022"/>
        </table:table-row>
        <table:table-row table:style-name="ro2">
          <table:table-cell office:value-type="float" office:value="-3.05" calcext:value-type="float">
            <text:p>-3.05</text:p>
          </table:table-cell>
          <table:table-cell office:value-type="string" calcext:value-type="string">
            <text:p>'Tis Pity She's A Whore' 1954edition. Note women characters listed in separate bottom pg, below male servants #irony pic.twitter.com/D7LDpzty5I</text:p>
          </table:table-cell>
          <table:table-cell table:number-columns-repeated="1022"/>
        </table:table-row>
        <table:table-row table:style-name="ro1">
          <table:table-cell office:value-type="float" office:value="-2.29" calcext:value-type="float">
            <text:p>-2.29</text:p>
          </table:table-cell>
          <table:table-cell office:value-type="string" calcext:value-type="string">
            <text:p>Cage match with no blood - awesome #sarcasm #wweextremerules #wwe</text:p>
          </table:table-cell>
          <table:table-cell table:number-columns-repeated="1022"/>
        </table:table-row>
        <table:table-row table:style-name="ro15">
          <table:table-cell office:value-type="float" office:value="-3.19" calcext:value-type="float">
            <text:p>-3.19</text:p>
          </table:table-cell>
          <table:table-cell office:value-type="string" calcext:value-type="string">
            <text:p>Revenues are interesting, profits are also quite exciting" - top MENA regional investor. #loveit #sarcasm #ToThePoint</text:p>
            <text:p>472585707446611968519999542385987584-3.03Yessss. I'd love to here more about my crush's ex. #not </text:p>
            <text:p>472260395483156480519999569812549632-2.48Exam results websites in #India seem to have a clear sense of monetization. Just that what they really lack is simple web dev skills.#irony</text:p>
            <text:p>463514979162157056519999597822091265-2.60Combined with all the other things there are to love about my cat #sarcasm, he totally just farted at my face. In other news, I'm dying.</text:p>
            <text:p>472090990300250112519999626183974912-3.00Man, the service at the Iqaluit @cibc lacks service. One other thing I am happy about being back. #Not.</text:p>
            <text:p>472053756524113921519999654147416065-2.85Staring at so many grumpy faces right now has put me in the graduating mood. #not</text:p>
            <text:p>463439027270877185519999682282815488-2.58@peddoc63 @ibkarinc and we all thought those people are here to protect us enforce the law\n#sarcasm</text:p>
            <text:p>472145058972844034519999710355292160-4.21@IRSnews you sons of bitches hung up on me when I'm trying to get my money back. Thanks for helping me out, you fucking pricks. #Not</text:p>
            <text:p>472729838051401728519999738268352512-1.84@frankieleightye are you aware the way u have tweeted that actually looks like some1 was saying it to you seriously #not impressed!</text:p>
            <text:p>472343498457247745519999766248583169-1.07I think I hear Encore Beach Club calling my name. Pretty sure that's where this sexy body belongs #not</text:p>
            <text:p>463044976285601792519999794379776000-1.66Also, KG....what a classy individual as always....#Sarcasm</text:p>
            <text:p>472227319990341632519999821693071360-3.48@Kathryn7686,SO--#Texas is good for Business-UNTIL they burn to the ground? And Perry cut firefighters in #TX too #Irony @jessalanfields</text:p>
            <text:p>472400186007121920519999849778135041-3.65I love when I try to get toilet paper and it just keeps ripping off little pieces. #Not</text:p>
            <text:p>463383992809848832519999877934510080-2.93And let the night begin with doing a wing, three stair wells and then every floor in the school...I just love my life! #sarcasm</text:p>
            <text:p>463064744250052608519999905956626432-2.81Such a joy to be here on my day off. #sarcasm (@ Bohemian Hotel Rocks on the Roof - @kesslerhotels w/ 2 others) 4sq.com/1hq80QV</text:p>
            <text:p>463050322001547264519999933316091904-2.15Thanks for being real great friends. #sarcasm</text:p>
            <text:p>463062912894910464519999961224982529-2.14Oh hey! Is today May 4th? I never would have guessed #sarcasm #notafan</text:p>
            <text:p>472819801988288514519999989230358528-2.25When EX'S hit you up out the blue -nahhh nahhh #must #be #unhappy #not #my #problem</text:p>
            <text:p>463182327519404032520000017176989697-2.05@ArianaGrande if I get zero retweets will you answer me? #sarcasm #desperateThough</text:p>
            <text:p>464099246270996480520000045350150145-2.03Not EXACTLY how I would word it, but ya got a point, Joe “@joeyBADASS_: Mother Earth is dying and we continue to fuck her to death.”</text:p>
            <text:p>472142098641461248520000073443577856-1.17@Meagan_Baier you totally got me! I thought you were excited for it but then you hit me with the #not. Good one!</text:p>
            <text:p>463523651523215360520000101448970241-2.81@carl_hunterheim wow you must feel so privileged! She's super famous #Sarcasm</text:p>
            <text:p>472110435496640513520000129697607683-2.88@bethludlum Beth! Campus ministry is a ministry of PRESENCE! #bwcumc #irony</text:p>
            <text:p>463384698530455552520000157719728128-1.86RT @spencer_3_25: Guys these PARCC tests are just so productive and not prone to malfunction at all! #Sarcasm</text:p>
            <text:p>463028421321568256520000185863507968-3.77OMG you are so cool #Sarcasm</text:p>
            <text:p>463981176042962946520003446242435072-2.27Pussy Riot meets with U.S. Congressional leaders to press them on prison rape crisis america.aljazeera.com/opinions/2014/… #Not</text:p>
            <text:p>474646092236488704520005594338430976-2.31@O_J_Evans @CarlJLander @BSGTeam or the glass ceiling... I know I will spend everyone else's money first then worry about debt later #irony</text:p>
            <text:p>475288831953240064520007881685336064-2.86. NotGayDalek @papalputz Have you checked the @NOMupdate Hate March program? This group is the entertainment: @alexandfw #irony does a 360.</text:p>
            <text:p>474070223214379009520011717334421504-2.86#Irony I'm on @twitter's blog and clicked to follow the Twitter Engineering team via plugin...got this. twitpic.com/e5ept9</text:p>
            <text:p>4640335615661342725200117459479633923.97Literally the best day of my life... My favorite club in Vegas #lightnightclub #canyouseethelight pic.twitter.com/M7JrrfXHlz</text:p>
            <text:p>463375677501100032520014234923458560-3.02oh road construction, how I've missed you. #sarcasm Getting you nowhere, fast! lol</text:p>
            <text:p>465529355767017472520014486434877440-2.74Don't you love when your mom messes up Mother's Day in every way possible Thank you.... I'm so sorry I tried but that's not good enough</text:p>
            <text:p>472551106590306304520024478298804224-2.62Having strep sucks my throat hurts and i have a headache, on the bright side i get ice cream and pudding for supper!!! #BestSummerEver #not</text:p>
            <text:p>472161572111282177520027106760081408-.43How-to compete in the Christian race? Training, discipline, a plan and purpose. Know the direction that we are going! #JSSP #not-aimlessly</text:p>
            <text:p>472962268691709952520035014017171457-.77I'm off tomorrow Monday and Tuesday so everyone better ask me to hangout #not</text:p>
            <text:p>472035963167072257520036973827096576-3.13Home because mom is sick and didn't wake me up, I guess she figured I would just love to sit here all day #not</text:p>
            <text:p>463177003617644544520037001824055298-2.86Good to know I can trust my friends. #Sarcasm</text:p>
            <text:p>463067099196190720520037029875556352-1.80@easymmmkay @sunriseon7 probably should add smokers, drinkers and people with depression as well then? #sarcasm</text:p>
            <text:p>472374315019956225520037057889337345-2.37RT @mariegcphoto: Girl burning the 1D ticket in today's @MetroUK obv doesn't know about the Rolling Stones top she's wearing! #irony http:/…</text:p>
            <text:p>474651704584327169520037085840154624-2.72"A bit more smarter" Holy shit. #Fail #Irony double comparative = thick as fuck @bbuk Winston</text:p>
            <text:p>472925635430469633520037113937813504-2.21It's always a good idea to foul the player on a 3 point play at the end of a quarter. \n#NOT</text:p>
            <text:p>472092236805849088520037142068994049-3.12"@MiserableMadge: You lost your virginity at age 12? Society is coming to great things."#not</text:p>
            <text:p>472923223890604032520037170204409856-2.72exactly how I wanted to spend my Saturday, on a train for 12 hours #not</text:p>
            <text:p>463432820632092672520037198109085696-1.59"@Russdiculous_2: Really looking forward to helping the Louisville community" bout time you did something for Louisville!!! #sarcasm</text:p>
            <text:p>472671370694762496520037226185785344-1.25@heathpritchard I sense so much disappointment in your tweet Heathcliffe!! #not #ftc</text:p>
            <text:p>472126753792851968520037254195322881-2.20nights are passing days are burning..i am feeling the pain#why#not</text:p>
            <text:p>473086553397288960520037282431397888-2.84It's just so much fun sleeping in a house that is hotter than he'll and you sweat all night #not #sucks</text:p>
            <text:p>472157040098701312520037310419959809-2.29Respect putting out a picture of Tony Blair with blood on his hands - thats original #not</text:p>
            <text:p>474185400659894272520037338442117120-2.52@benbfaulkner want a giant cookie? I can drop it in on my way to the gym #irony pic.twitter.com/PG4WuoaJja</text:p>
            <text:p>472451073181900800520037366413950976-2.11Currently missing the times when I would wipe out a bottle of vodka in one night...... #Not #Classy #dont #care</text:p>
            <text:p>475560531211059200520037394343809024-2.57Someone on his profile writes have a decency to reply hi but doesn't reply to my hi. #irony #grindrwoes #gaysarehostiletotheirown</text:p>
            <text:p>474715879943315456520037422382723072-3.02If I would of stuck with designing clothes for 9 years instead of stupid ass music I would be rich now. #IRONY #WMJ</text:p>
            <text:p>460284649361506304520037450341957632-1.77It’s really quite lovely that my hair that grows like this: \ / #sarcasm</text:p>
            <text:p>472435452092223489520037478250864640-2.30Now I got 4 hours of running around the house and throwing 3/4 inch plywood onto the roof! #CanYouSayYeeYee #Not</text:p>
            <text:p>463475918325829632520037506302361601-1.41I love the fact now that I have a job my mom insists on me paying for everything. #sarcasm #screwyou</text:p>
            <text:p>472528741697335296520037534328688640-2.75Lucky is so cute when he digs his claws into the side of my face because he's begging for affection. #Not</text:p>
            <text:p>463374135653957632520037562384396289-2.33What a morning... I love it when people decide not to do their job...#sarcasm</text:p>
            <text:p>472123253792587777520037590440095745-1.78@coreyhayward11 I just miss you so much bae, I have to tweet at everythaaang #NOT</text:p>
            <text:p>472163475075366912520037618424483840-2.35And I just love how everyone's trying to see me #not</text:p>
            <text:p>472119056469069824520037646446637056-2.50@darthlankysfc @mattloudon1981 @EuropaLeague I've missed those 'last game of season survival' matches... #not</text:p>
            <text:p>463359430609108992520037674582032384-2.72Well today has been a SUPER day so far #sarcasm </text:p>
            <text:p>4758628795732459525200377026587156482.69@calamur #Irony One post to incite an entire city but a million of them don't cast a dent on burning issues that need our real attention.</text:p>
            <text:p>472214832025190400520037730815078400-2.83About time for bed. . I just love first shift.. #not</text:p>
            <text:p>472576136505860097520037758778474496-1.85I really wish I liked panic @ the disco an their music ... #not</text:p>
            <text:p>472359080368283649520037786725150720-2.24Figuring out what you want to do with the rest of your life at the end of first year uni is ideal #not</text:p>
            <text:p>472221476884840449520037814864711680-1.41Its like they're staring at me ...I will pick you up later you shouldnt have fallen out the window then #lazy #alittlebitguilty #not</text:p>
            <text:p>472351230929301505520037842878484481-2.06Well that was just a fantaaastic way to wake up #not</text:p>
            <text:p>472479992417640448520037870804144128-2.67Flight from Orlando to Vegas should be a fun one. #Not #LongFlight</text:p>
            <text:p>475693666678214656520037898989891584-2.64I wonder if @deanofcomedy realizes his article is the exact lame, gun control response he mentions. #irony thedailybeast.com/articles/2014/…</text:p>
            <text:p>472399352917663744520037927158820864-2.31A bee flew at my face in the parking lot &amp; now I'm pretty sure I just accidentally qualified for my black belt in Karate. #StayedCalm #Not</text:p>
            <text:p>472517831075323904520037955168403456-2.71Because seeing your ass hang out of your jeans is attractive. #not #boysareweird</text:p>
            <text:p>472376701549576192520037983635136512-1.08dunno why I'm dead nervous for my first drivin lesson when its on Monday lol #not #ready </text:p>
            <text:p>472801051817410560520038011594371072.20#重要\n#NIPPONESE99, #TAKE_UR_TIME_THINKING_TO_ACCEPT #1ST永遠楽園 OR #NOT #AT_LEAST,SPREAD MY CARDS AMONG U,U MUST REVERT &amp; #START PRAYING #NOW</text:p>
            <text:p>463495512050905089520038039536820224-.66@Rickstersays @TheObamaDiary @GustavMahlerJr Howd you know my nickname? #sarcasm</text:p>
            <text:p>460317720685195264520038067558948864-1.88After watching Saving Mr. Banks I can do a report on P.L Travers, right? #sarcasm #highfivingMyselfForFoolingYouForTwoSeconds</text:p>
            <text:p>472458870955470848520038095547531264-3.41My phone won't charge. So I have a "mobile" phone that has to stay plugged in. #irony</text:p>
            <text:p>463050036067459072520038123590651904-2.13Me and Mary have the best luck tg #sarcasm</text:p>
            <text:p>472226439841210368520038151478599680-.33@Scott_Claymore My husband just said "what celebrity is going to kill his wife this week?" #irony</text:p>
            <text:p>463319040492965888520038179462987776-2.00Awesome start to my Monday #sarcasm</text:p>
            <text:p>475659372312690688520038207384477696-2.36My mom called me to make sure I was going to church because it's God's day and then proceeded to curse me out #goodcatholic? #irony</text:p>
            <text:p>476484088623550464520038235322716160.92Lmao "@Just_Bongz: Hehehehehehe literally if you knew RT @Minah_Nice: Lmaooo Bongz is dicking u good neh? Hehe kumnandi @Shirley_Meso"</text:p>
            <text:p>463491447459954688520038263336488960-2.52Great call to bat Galvis second tonight. Need that high OBP at the top of the order. #sarcasm</text:p>
            <text:p>472801586956492800520038291270541312.35“New song on my SoundCloud w/ migosatl... #JustinBieberFoto #NoticiasHappy #Musica #JustinBieber #2014 #INSTAGRAM\n#JustinBieberFoto #Not...</text:p>
            <text:p>474690455570219008520038319259131905-2.10Kid in Venom non-ironically wearing a Cena shirt! I'm not sure if I should be proud or feel sorry for him! #irony</text:p>
            <text:p>472820286920724480520038347541327872-1.55Really happy with the people helping me through this huge change in life #sarcasm</text:p>
            <text:p>463311389025501184520038375454425088-2.71Carroll Furniture is now Bingo? #cenla #yay #sarcasm</text:p>
            <text:p>475326765535997952520038403732430848-2.00Although I have a bad habit of not texting people back, when no one texts me at all I feel like crap :( #irony</text:p>
            <text:p>472943975406772224520038431666503681-.98Oh wow. San Antonio and Miami in the finals. Sooo exciting. #Not</text:p>
            <text:p>475681872685838336520038459877380096-2.61Michael Vick just got attacked by a pitbull. Can I own this dog??? #deservedit #irony</text:p>
            <text:p>475581614534455296520038487836598272-3.05Yes, this is happening. #coffee #irony instagram.com/p/o-rV-1Aduz/</text:p>
            <text:p>462969843499536384520038515737112576-2.59I swear i have the best luck. #sarcasm</text:p>
            <text:p>4721610893091389445200385439815598102.07#Ukraine #irony @AFP: EU voices 'extreme concern' over Thai coup crackdowns u.afp.com/dAi via @Yahoo7 pic.twitter.com/tdyVqWrrtT”</text:p>
            <text:p>474790028171046912520038572418932736-2.28wait, coleman is literally the most annoying person on twitter and he's complaining about girls tweeting about a movie? #irony</text:p>
            <text:p>4764719276165857285200386003110789122.37ahaha square announced a final fantasy type 0 ps4 port that's coming to america literally days after the fan translation comes out good shit</text:p>
            <text:p>4744887389579059205200386284296683533.18Unless I am free from the immense weight of contradiction ,I have no relationship with with courage #Irony</text:p>
            <text:p>460842815833268224520038656380530688-1.69No access to scissors....couldn't open my nicotine patch packet...hurt my teeth... Had a cigarette .... #irony</text:p>
            <text:p>472363882905108480520038684553646080-3.18So glad I got to start my morning by getting a speeding ticket. #not</text:p>
            <text:p>464603774125101058520038712760365056-2.81sharing #suaju 'Dark House': Not exactly a warm welcome - Middletown Press #clairvoyant dld.bz/dk76w</text:p>
            <text:p>475063500713103360520038740694421504-2.08That moment when my sister's at a stop sign right when the #DontStop chorus comes on. #irony</text:p>
            <text:p>473003087817621506520038768095801344-1.92RT @LittleMsWiseAss: If I was allowed to vote, I would be considered date material by #LucyLawless. Oh the #irony. pic.twitter.com/4fPp8JZVEH</text:p>
            <text:p>463501801631657984520038795551707137-2.67Real excited about this episode of the boondocks too. I DEFINITELY wanna see animated tv's only black family be slaves #Sarcasm</text:p>
            <text:p>463502573581107201520038823557079041-2.26That right there was an impressive first inning for out offense... #Impressed #Sarcasm smh...</text:p>
            <text:p>463508964932476928520038851495333888-3.51RT @Wahid1996: creently making members of my family call and vote for @AudraLynn21. My brother is especially excited about that #sarcasm</text:p>
            <text:p>472132880391749632520038879500697600-2.43"@KNGPRME: MONEY'LL BE THE ROOT OF YOUR DOWNFALL"\n#NOT havin "MONEY'LL BE THE ROOT OF YOUR DOWNFALL</text:p>
          </table:table-cell>
          <table:table-cell table:number-columns-repeated="1022"/>
        </table:table-row>
        <table:table-row table:style-name="ro2">
          <table:table-cell office:value-type="float" office:value="-2.75" calcext:value-type="float">
            <text:p>-2.75</text:p>
          </table:table-cell>
          <table:table-cell office:value-type="string" calcext:value-type="string">
            <text:p>@cubcampaigner @fleetstreetfox she meant violated, i wonder how you would react to a total stranger taking pics of your 5 year old... #not</text:p>
          </table:table-cell>
          <table:table-cell table:number-columns-repeated="1022"/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string" calcext:value-type="string">
            <text:p>@Hanna_rue ?? Lol nobody on my TL does but thanks for the negativity #not</text:p>
          </table:table-cell>
          <table:table-cell table:number-columns-repeated="1022"/>
        </table:table-row>
        <table:table-row table:style-name="ro2">
          <table:table-cell office:value-type="float" office:value="-2.01" calcext:value-type="float">
            <text:p>-2.01</text:p>
          </table:table-cell>
          <table:table-cell office:value-type="string" calcext:value-type="string">
            <text:p>Ah the bus. Where else can I see discarded press on nails and a 14 year old with a hickey and a prison tattoo? Gonna miss it. #Not</text:p>
          </table:table-cell>
          <table:table-cell table:number-columns-repeated="1022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string" calcext:value-type="string">
            <text:p>Power cut at this time ? :O Genuinely acche din aa gaye hain. #NOT</text:p>
          </table:table-cell>
          <table:table-cell table:number-columns-repeated="1022"/>
        </table:table-row>
        <table:table-row table:style-name="ro2">
          <table:table-cell office:value-type="float" office:value="-3.12" calcext:value-type="float">
            <text:p>-3.12</text:p>
          </table:table-cell>
          <table:table-cell office:value-type="string" calcext:value-type="string">
            <text:p>Wake up, go to work for 11 hours, workout for 2, go to sleep, repeat... #livingthedream #not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So annoyed right now. I thought @Harry_Styles was following me, until i noticed that it said 'role playing account'. #so #not #funny</text:p>
          </table:table-cell>
          <table:table-cell table:number-columns-repeated="1022"/>
        </table:table-row>
        <table:table-row table:style-name="ro2">
          <table:table-cell office:value-type="float" office:value="-2.53" calcext:value-type="float">
            <text:p>-2.53</text:p>
          </table:table-cell>
          <table:table-cell office:value-type="string" calcext:value-type="string">
            <text:p>Westbrook doing great things in crunch time #Not #PassThatShit #YouCantShoot!!</text:p>
          </table:table-cell>
          <table:table-cell table:number-columns-repeated="1022"/>
        </table:table-row>
        <table:table-row table:style-name="ro2">
          <table:table-cell office:value-type="float" office:value="-3.49" calcext:value-type="float">
            <text:p>-3.49</text:p>
          </table:table-cell>
          <table:table-cell office:value-type="string" calcext:value-type="string">
            <text:p>@JerBiggs Woah! Let's not get ahead of ourselves now! 2016? Really, that early? #sarcasm</text:p>
          </table:table-cell>
          <table:table-cell table:number-columns-repeated="1022"/>
        </table:table-row>
        <table:table-row table:style-name="ro2">
          <table:table-cell office:value-type="float" office:value="-2.5" calcext:value-type="float">
            <text:p>-2.5</text:p>
          </table:table-cell>
          <table:table-cell office:value-type="string" calcext:value-type="string">
            <text:p>I like when Andrew leaves me in the car at hucks with the windows down. #NOT </text:p>
          </table:table-cell>
          <table:table-cell table:number-columns-repeated="1022"/>
        </table:table-row>
        <table:table-row table:style-name="ro1">
          <table:table-cell office:value-type="float" office:value="-1.59" calcext:value-type="float">
            <text:p>-1.59</text:p>
          </table:table-cell>
          <table:table-cell office:value-type="string" calcext:value-type="string">
            <text:p>A beautiful sunny day...perfect for a first aid course #not</text:p>
          </table:table-cell>
          <table:table-cell table:number-columns-repeated="1022"/>
        </table:table-row>
        <table:table-row table:style-name="ro2">
          <table:table-cell office:value-type="float" office:value="-2.37" calcext:value-type="float">
            <text:p>-2.37</text:p>
          </table:table-cell>
          <table:table-cell office:value-type="string" calcext:value-type="string">
            <text:p>Joe Richardson is SOOOOOOO good at playing guitar,,, \n#not #annoying #much \n@SamHulme96</text:p>
          </table:table-cell>
          <table:table-cell table:number-columns-repeated="1022"/>
        </table:table-row>
        <table:table-row table:style-name="ro1">
          <table:table-cell office:value-type="float" office:value="-1.29" calcext:value-type="float">
            <text:p>-1.29</text:p>
          </table:table-cell>
          <table:table-cell office:value-type="string" calcext:value-type="string">
            <text:p>I can't wait to devote the next 7 hours of my life to work! #sarcasm</text:p>
          </table:table-cell>
          <table:table-cell table:number-columns-repeated="1022"/>
        </table:table-row>
        <table:table-row table:style-name="ro2">
          <table:table-cell office:value-type="float" office:value="-3.3" calcext:value-type="float">
            <text:p>-3.3</text:p>
          </table:table-cell>
          <table:table-cell office:value-type="string" calcext:value-type="string">
            <text:p>I love coming home and having my step mom bitch at my dad when he was in a perfectly good mood. #Awesome #Not </text:p>
          </table:table-cell>
          <table:table-cell table:number-columns-repeated="1022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string" calcext:value-type="string">
            <text:p>Rick Ross Has A Song Called 50 Plates #Irony</text:p>
          </table:table-cell>
          <table:table-cell table:number-columns-repeated="1022"/>
        </table:table-row>
        <table:table-row table:style-name="ro2">
          <table:table-cell office:value-type="float" office:value="-2.59" calcext:value-type="float">
            <text:p>-2.59</text:p>
          </table:table-cell>
          <table:table-cell office:value-type="string" calcext:value-type="string">
            <text:p>I find it funny that Trudeau says members of his party must be prochoice then says it's about democracy?#Irony #definition #democracy</text:p>
          </table:table-cell>
          <table:table-cell table:number-columns-repeated="1022"/>
        </table:table-row>
        <table:table-row table:style-name="ro2">
          <table:table-cell office:value-type="float" office:value="-3.45" calcext:value-type="float">
            <text:p>-3.45</text:p>
          </table:table-cell>
          <table:table-cell office:value-type="string" calcext:value-type="string">
            <text:p>It kills to know what it's like to be unloved and disliked. #notthejealoustypeatall #sarcasm</text:p>
          </table:table-cell>
          <table:table-cell table:number-columns-repeated="1022"/>
        </table:table-row>
        <table:table-row table:style-name="ro1">
          <table:table-cell office:value-type="float" office:value="-1.86" calcext:value-type="float">
            <text:p>-1.86</text:p>
          </table:table-cell>
          <table:table-cell office:value-type="string" calcext:value-type="string">
            <text:p>Having my favourite meal tonight, stake and chips. #not </text:p>
          </table:table-cell>
          <table:table-cell table:number-columns-repeated="1022"/>
        </table:table-row>
        <table:table-row table:style-name="ro2">
          <table:table-cell office:value-type="float" office:value="-2.85" calcext:value-type="float">
            <text:p>-2.85</text:p>
          </table:table-cell>
          <table:table-cell office:value-type="string" calcext:value-type="string">
            <text:p>Well today was a good day my whole left side is numb, i slide in mud, my ice tea went everywhere on the bus #sarcasm</text:p>
          </table:table-cell>
          <table:table-cell table:number-columns-repeated="1022"/>
        </table:table-row>
        <table:table-row table:style-name="ro2">
          <table:table-cell office:value-type="float" office:value="2.85" calcext:value-type="float">
            <text:p>2.85</text:p>
          </table:table-cell>
          <table:table-cell office:value-type="string" calcext:value-type="string">
            <text:p>RT @caribbeanshor: 'good morning, good morning! let's have a great day today'\n\nI AM THE GIRL SHOWN LAUGHING, I LITERALLY FEEL</text:p>
          </table:table-cell>
          <table:table-cell table:number-columns-repeated="1022"/>
        </table:table-row>
        <table:table-row table:style-name="ro2">
          <table:table-cell office:value-type="float" office:value="-2.58" calcext:value-type="float">
            <text:p>-2.58</text:p>
          </table:table-cell>
          <table:table-cell office:value-type="string" calcext:value-type="string">
            <text:p>I can't wait till everyone finds out.. It's going to be fun listening to everything they're going to say..\n#Sarcasm #NotReady #SorryNotSorr</text:p>
          </table:table-cell>
          <table:table-cell table:number-columns-repeated="1022"/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string" calcext:value-type="string">
            <text:p>RT @Lergen_Rhino: Yay AP Chem Exam tomorrow. #Sarcasm</text:p>
          </table:table-cell>
          <table:table-cell table:number-columns-repeated="1022"/>
        </table:table-row>
        <table:table-row table:style-name="ro2">
          <table:table-cell office:value-type="float" office:value="-1.4" calcext:value-type="float">
            <text:p>-1.4</text:p>
          </table:table-cell>
          <table:table-cell office:value-type="string" calcext:value-type="string">
            <text:p>@PiyushGoyalBJP It doesn't get distributed properly to common people in UP. We pay huge amount for power backup (₹20 a unit). #Irony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Can't believe @HeronTowerEC2 is being rebranded something BORING like 'Salesforce Tower London'. What a great place for a night out #not</text:p>
          </table:table-cell>
          <table:table-cell table:number-columns-repeated="1022"/>
        </table:table-row>
        <table:table-row table:style-name="ro2">
          <table:table-cell office:value-type="float" office:value="-1.87" calcext:value-type="float">
            <text:p>-1.87</text:p>
          </table:table-cell>
          <table:table-cell office:value-type="string" calcext:value-type="string">
            <text:p>Getting a B on a project that's not even halfway finished. #notfavoritismatall #sarcasm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Sam for the win tonight: "Ignoring something is usually the healthy way to deal with it." #ifonly #sarcasm</text:p>
          </table:table-cell>
          <table:table-cell table:number-columns-repeated="1022"/>
        </table:table-row>
        <table:table-row table:style-name="ro1">
          <table:table-cell office:value-type="float" office:value="-2.39" calcext:value-type="float">
            <text:p>-2.39</text:p>
          </table:table-cell>
          <table:table-cell office:value-type="string" calcext:value-type="string">
            <text:p>Tell me more about your 21 year old stripper friend who just texted you #not </text:p>
          </table:table-cell>
          <table:table-cell table:number-columns-repeated="1022"/>
        </table:table-row>
        <table:table-row table:style-name="ro2">
          <table:table-cell office:value-type="float" office:value="-1.65" calcext:value-type="float">
            <text:p>-1.65</text:p>
          </table:table-cell>
          <table:table-cell office:value-type="string" calcext:value-type="string">
            <text:p>I will soon be joining the world of scooter drivers. #highmpg #chickmagnet #not</text:p>
          </table:table-cell>
          <table:table-cell table:number-columns-repeated="1022"/>
        </table:table-row>
        <table:table-row table:style-name="ro2">
          <table:table-cell office:value-type="float" office:value="-3.44" calcext:value-type="float">
            <text:p>-3.44</text:p>
          </table:table-cell>
          <table:table-cell office:value-type="string" calcext:value-type="string">
            <text:p>No contact number for Missguided and they don't answer customer calls?! and they've sent me a faulty item... #REALLYIMPRESSED #NOT</text:p>
          </table:table-cell>
          <table:table-cell table:number-columns-repeated="1022"/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string" calcext:value-type="string">
            <text:p>I'm so obsessed with hashtagging. It's not even healthy... .-.\n#hashtagging #obessed #not #healthy #hashtag #thisisbad #ilovehashtags #yes</text:p>
          </table:table-cell>
          <table:table-cell table:number-columns-repeated="1022"/>
        </table:table-row>
        <table:table-row table:style-name="ro2">
          <table:table-cell office:value-type="float" office:value="-3.28" calcext:value-type="float">
            <text:p>-3.28</text:p>
          </table:table-cell>
          <table:table-cell office:value-type="string" calcext:value-type="string">
            <text:p>To the guy who pulled up alongside whilst we're in a queue for a space, overtakes &amp; gets into the space - hope you have a good day #not</text:p>
          </table:table-cell>
          <table:table-cell table:number-columns-repeated="1022"/>
        </table:table-row>
        <table:table-row table:style-name="ro2">
          <table:table-cell office:value-type="float" office:value="-2.46" calcext:value-type="float">
            <text:p>-2.46</text:p>
          </table:table-cell>
          <table:table-cell office:value-type="string" calcext:value-type="string">
            <text:p>@Potts__ I'm having a grand day here at the good ole neighborhood Kroger #NOT</text:p>
          </table:table-cell>
          <table:table-cell table:number-columns-repeated="1022"/>
        </table:table-row>
        <table:table-row table:style-name="ro1">
          <table:table-cell office:value-type="float" office:value="-1.83" calcext:value-type="float">
            <text:p>-1.83</text:p>
          </table:table-cell>
          <table:table-cell office:value-type="string" calcext:value-type="string">
            <text:p>I love not being able to watch the Blackhawks game while at work #sarcasm</text:p>
          </table:table-cell>
          <table:table-cell table:number-columns-repeated="1022"/>
        </table:table-row>
        <table:table-row table:style-name="ro1">
          <table:table-cell office:value-type="float" office:value="-2.79" calcext:value-type="float">
            <text:p>-2.79</text:p>
          </table:table-cell>
          <table:table-cell office:value-type="string" calcext:value-type="string">
            <text:p>Why do I even bother trying to be friends with you .. #not #him</text:p>
          </table:table-cell>
          <table:table-cell table:number-columns-repeated="1022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string" calcext:value-type="string">
            <text:p>awh my face is so cute when it's peeling. #Not #GoAway</text:p>
          </table:table-cell>
          <table:table-cell table:number-columns-repeated="1022"/>
        </table:table-row>
        <table:table-row table:style-name="ro2">
          <table:table-cell office:value-type="float" office:value="-0.86" calcext:value-type="float">
            <text:p>-0.86</text:p>
          </table:table-cell>
          <table:table-cell office:value-type="string" calcext:value-type="string">
            <text:p>What like you don't immediately take your pants off in sketchy NYC basements!? #yeahright instagram.com/p/nq_GHEk4A2/</text:p>
          </table:table-cell>
          <table:table-cell table:number-columns-repeated="1022"/>
        </table:table-row>
        <table:table-row table:style-name="ro1">
          <table:table-cell office:value-type="float" office:value="-1.79" calcext:value-type="float">
            <text:p>-1.79</text:p>
          </table:table-cell>
          <table:table-cell office:value-type="string" calcext:value-type="string">
            <text:p>Jus anotha day in paradise #sarcasm</text:p>
          </table:table-cell>
          <table:table-cell table:number-columns-repeated="1022"/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string" calcext:value-type="string">
            <text:p>@AndrewMarchand chances the Yankees make CC the highest paid Long man in the league by the end of the year? #Sarcasm #SeriouslyThough</text:p>
          </table:table-cell>
          <table:table-cell table:number-columns-repeated="1022"/>
        </table:table-row>
        <table:table-row table:style-name="ro2">
          <table:table-cell office:value-type="float" office:value="2.9" calcext:value-type="float">
            <text:p>2.9</text:p>
          </table:table-cell>
          <table:table-cell office:value-type="string" calcext:value-type="string">
            <text:p>The male reproductive system is easy to understand but the female one is really difficult even though it's attached to me. #metaphor?</text:p>
          </table:table-cell>
          <table:table-cell table:number-columns-repeated="1022"/>
        </table:table-row>
        <table:table-row table:style-name="ro2">
          <table:table-cell office:value-type="float" office:value="-2.61" calcext:value-type="float">
            <text:p>-2.61</text:p>
          </table:table-cell>
          <table:table-cell office:value-type="string" calcext:value-type="string">
            <text:p>I hope all the 2nd amendment fighters out there will be up in arms over the latest blow to the 1st. #GreecevGalloway #yeahright</text:p>
          </table:table-cell>
          <table:table-cell table:number-columns-repeated="1022"/>
        </table:table-row>
        <table:table-row table:style-name="ro1">
          <table:table-cell office:value-type="float" office:value="-2.34" calcext:value-type="float">
            <text:p>-2.34</text:p>
          </table:table-cell>
          <table:table-cell office:value-type="string" calcext:value-type="string">
            <text:p>Getting pumped to pull an all nighter to finish school by the deadline lol #not</text:p>
          </table:table-cell>
          <table:table-cell table:number-columns-repeated="1022"/>
        </table:table-row>
        <table:table-row table:style-name="ro1">
          <table:table-cell office:value-type="float" office:value="-2.55" calcext:value-type="float">
            <text:p>-2.55</text:p>
          </table:table-cell>
          <table:table-cell office:value-type="string" calcext:value-type="string">
            <text:p>Well I guess I'll just do homework all day. #greatsaturday #NOT</text:p>
          </table:table-cell>
          <table:table-cell table:number-columns-repeated="1022"/>
        </table:table-row>
        <table:table-row table:style-name="ro2">
          <table:table-cell office:value-type="float" office:value="1.83" calcext:value-type="float">
            <text:p>1.83</text:p>
          </table:table-cell>
          <table:table-cell office:value-type="string" calcext:value-type="string">
            <text:p>The proverbial lemonade that I made I made my mistakes, you see life's lemons often times come in a abundance,</text:p>
          </table:table-cell>
          <table:table-cell table:number-columns-repeated="1022"/>
        </table:table-row>
        <table:table-row table:style-name="ro2">
          <table:table-cell office:value-type="float" office:value="-0.77" calcext:value-type="float">
            <text:p>-0.77</text:p>
          </table:table-cell>
          <table:table-cell office:value-type="string" calcext:value-type="string">
            <text:p>RT @Maisie_Williams: Tonight I shall be wearing @VictoriasSecret pjs and @PeterJensenLtd hat. #sarcasm\n\nIndyCon Steak&amp;Shake pyjama party!</text:p>
          </table:table-cell>
          <table:table-cell table:number-columns-repeated="1022"/>
        </table:table-row>
        <table:table-row table:style-name="ro2">
          <table:table-cell office:value-type="float" office:value="2.29" calcext:value-type="float">
            <text:p>2.29</text:p>
          </table:table-cell>
          <table:table-cell office:value-type="string" calcext:value-type="string">
            <text:p>Literally get so mad when people shit talk Turkish people because my whole work fam is Turkish but I shit talk them all the time. #irony</text:p>
          </table:table-cell>
          <table:table-cell table:number-columns-repeated="1022"/>
        </table:table-row>
        <table:table-row table:style-name="ro1">
          <table:table-cell office:value-type="float" office:value="-3.44" calcext:value-type="float">
            <text:p>-3.44</text:p>
          </table:table-cell>
          <table:table-cell office:value-type="string" calcext:value-type="string">
            <text:p>love hearing guys' true intentions. #yeahright. #fuckyouverymuch. #byebye.</text:p>
          </table:table-cell>
          <table:table-cell table:number-columns-repeated="1022"/>
        </table:table-row>
        <table:table-row table:style-name="ro2">
          <table:table-cell office:value-type="float" office:value="-2.28" calcext:value-type="float">
            <text:p>-2.28</text:p>
          </table:table-cell>
          <table:table-cell office:value-type="string" calcext:value-type="string">
            <text:p>It doesn't say good things that I'd rather people assume I'm a bitch than explain my behavior to them. Not exactly communicative am I.</text:p>
          </table:table-cell>
          <table:table-cell table:number-columns-repeated="1022"/>
        </table:table-row>
        <table:table-row table:style-name="ro2">
          <table:table-cell office:value-type="float" office:value="-2.95" calcext:value-type="float">
            <text:p>-2.95</text:p>
          </table:table-cell>
          <table:table-cell office:value-type="string" calcext:value-type="string">
            <text:p>@matty_norman I know I was being entirely sarcastic. Get with the programme ps taken by a girl...really #sarcasm</text:p>
          </table:table-cell>
          <table:table-cell table:number-columns-repeated="1022"/>
        </table:table-row>
        <table:table-row table:style-name="ro2">
          <table:table-cell office:value-type="float" office:value="-0.3" calcext:value-type="float">
            <text:p>-0.3</text:p>
          </table:table-cell>
          <table:table-cell office:value-type="string" calcext:value-type="string">
            <text:p>@gilbertandgrim @nekomusmue I felt that "drag" was simply: "Putting on the opposite gender's clothes." (so to speak)</text:p>
          </table:table-cell>
          <table:table-cell table:number-columns-repeated="1022"/>
        </table:table-row>
        <table:table-row table:style-name="ro2">
          <table:table-cell office:value-type="float" office:value="-1.88" calcext:value-type="float">
            <text:p>-1.88</text:p>
          </table:table-cell>
          <table:table-cell office:value-type="string" calcext:value-type="string">
            <text:p>@MindTheFlat Aww thanks for that, I'll have a look, but #cheaper #london #areas are just #not #for #me! I line it #central!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Wow such a great to do list for the country's new PM #NOT @sardesairajdeep @narendramodi</text:p>
          </table:table-cell>
          <table:table-cell table:number-columns-repeated="1022"/>
        </table:table-row>
        <table:table-row table:style-name="ro2">
          <table:table-cell office:value-type="float" office:value="-1.92" calcext:value-type="float">
            <text:p>-1.92</text:p>
          </table:table-cell>
          <table:table-cell office:value-type="string" calcext:value-type="string">
            <text:p>Watching Frozen directly after having to watch a bunch of women give birth definitely wasn't random. #Not</text:p>
          </table:table-cell>
          <table:table-cell table:number-columns-repeated="1022"/>
        </table:table-row>
        <table:table-row table:style-name="ro2">
          <table:table-cell office:value-type="float" office:value="-2.66" calcext:value-type="float">
            <text:p>-2.66</text:p>
          </table:table-cell>
          <table:table-cell office:value-type="string" calcext:value-type="string">
            <text:p>I dont care if its Thur or Sun, as long as its 7 am u better be away!! #morningperson #NOT</text:p>
          </table:table-cell>
          <table:table-cell table:number-columns-repeated="1022"/>
        </table:table-row>
        <table:table-row table:style-name="ro2">
          <table:table-cell office:value-type="float" office:value="-2.2" calcext:value-type="float">
            <text:p>-2.2</text:p>
          </table:table-cell>
          <table:table-cell office:value-type="string" calcext:value-type="string">
            <text:p>Whenever I don't know what to tweet I simply tweet about not knowing what to tweet and then it's like oh problem solved." #not"</text:p>
          </table:table-cell>
          <table:table-cell table:number-columns-repeated="1022"/>
        </table:table-row>
        <table:table-row table:style-name="ro1">
          <table:table-cell office:value-type="float" office:value="-1.62" calcext:value-type="float">
            <text:p>-1.62</text:p>
          </table:table-cell>
          <table:table-cell office:value-type="string" calcext:value-type="string">
            <text:p>Life go's on with you or without you #Not Relevant #WorthTimeOrEnergy</text:p>
          </table:table-cell>
          <table:table-cell table:number-columns-repeated="1022"/>
        </table:table-row>
        <table:table-row table:style-name="ro2">
          <table:table-cell office:value-type="float" office:value="-2.04" calcext:value-type="float">
            <text:p>-2.04</text:p>
          </table:table-cell>
          <table:table-cell office:value-type="string" calcext:value-type="string">
            <text:p>@MegMoynahan Good point. In this case we SHOULD settle for less. &lt;— #NOT</text:p>
          </table:table-cell>
          <table:table-cell table:number-columns-repeated="1022"/>
        </table:table-row>
        <table:table-row table:style-name="ro2">
          <table:table-cell office:value-type="float" office:value="-2.41" calcext:value-type="float">
            <text:p>-2.41</text:p>
          </table:table-cell>
          <table:table-cell office:value-type="string" calcext:value-type="string">
            <text:p>@hayes_nan @clydetheslyde #Clyde blocked me. He said #teaparty was #afraid of him &amp; I said #not.. Please let him know I'm still #dissing him</text:p>
          </table:table-cell>
          <table:table-cell table:number-columns-repeated="1022"/>
        </table:table-row>
        <table:table-row table:style-name="ro2">
          <table:table-cell office:value-type="float" office:value="-3.6" calcext:value-type="float">
            <text:p>-3.6</text:p>
          </table:table-cell>
          <table:table-cell office:value-type="string" calcext:value-type="string">
            <text:p>@bigboysound smart ass u follow and unfollow I was about to download your stupid song #not any more fool</text:p>
          </table:table-cell>
          <table:table-cell table:number-columns-repeated="1022"/>
        </table:table-row>
        <table:table-row table:style-name="ro2">
          <table:table-cell office:value-type="float" office:value="-2.25" calcext:value-type="float">
            <text:p>-2.25</text:p>
          </table:table-cell>
          <table:table-cell office:value-type="string" calcext:value-type="string">
            <text:p>How the heck do i look 17? Life is weird, maybe the old people are losing their eyesight #legal #not #gettingold #shouldntcomplain</text:p>
          </table:table-cell>
          <table:table-cell table:number-columns-repeated="1022"/>
        </table:table-row>
        <table:table-row table:style-name="ro2">
          <table:table-cell office:value-type="float" office:value="-1.68" calcext:value-type="float">
            <text:p>-1.68</text:p>
          </table:table-cell>
          <table:table-cell office:value-type="string" calcext:value-type="string">
            <text:p>I've decided both studying and packing are things that will just happen 'slow and steady' over the rest of the week. #hah #yeahright</text:p>
          </table:table-cell>
          <table:table-cell table:number-columns-repeated="1022"/>
        </table:table-row>
        <table:table-row table:style-name="ro2">
          <table:table-cell office:value-type="float" office:value="-2.75" calcext:value-type="float">
            <text:p>-2.75</text:p>
          </table:table-cell>
          <table:table-cell office:value-type="string" calcext:value-type="string">
            <text:p>They asked did you tell the police : NO i told god. #not empty threats justice in the court of Allah swt ♡</text:p>
          </table:table-cell>
          <table:table-cell table:number-columns-repeated="1022"/>
        </table:table-row>
        <table:table-row table:style-name="ro2">
          <table:table-cell office:value-type="float" office:value="-2.49" calcext:value-type="float">
            <text:p>-2.49</text:p>
          </table:table-cell>
          <table:table-cell office:value-type="string" calcext:value-type="string">
            <text:p>@hockeynight Thanks for pumping me up for game 6 of the Eastern Conference Final with the sweet harmonies of Simon &amp; Garfunkel! #not</text:p>
          </table:table-cell>
          <table:table-cell table:number-columns-repeated="1022"/>
        </table:table-row>
        <table:table-row table:style-name="ro1">
          <table:table-cell office:value-type="float" office:value="-2.17" calcext:value-type="float">
            <text:p>-2.17</text:p>
          </table:table-cell>
          <table:table-cell office:value-type="string" calcext:value-type="string">
            <text:p>He must think he can still smooth talk me \nPahahah #NOT Try again brutha</text:p>
          </table:table-cell>
          <table:table-cell table:number-columns-repeated="1022"/>
        </table:table-row>
        <table:table-row table:style-name="ro1">
          <table:table-cell office:value-type="float" office:value="-2.38" calcext:value-type="float">
            <text:p>-2.38</text:p>
          </table:table-cell>
          <table:table-cell office:value-type="string" calcext:value-type="string">
            <text:p>just what I needed to too of this awesome night... #not</text:p>
          </table:table-cell>
          <table:table-cell table:number-columns-repeated="1022"/>
        </table:table-row>
        <table:table-row table:style-name="ro2">
          <table:table-cell office:value-type="float" office:value="1.43" calcext:value-type="float">
            <text:p>1.43</text:p>
          </table:table-cell>
          <table:table-cell office:value-type="string" calcext:value-type="string">
            <text:p>RT @howarthm: @cathynewman #Irony not yet dead, I see - #Rennard rushing to save @LibDems...? #c4news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Food for thought: How much emissions are released every year by people waiting to get their emissions tested? #irony pic.twitter.com/0p6U6dITkR</text:p>
          </table:table-cell>
          <table:table-cell table:number-columns-repeated="1022"/>
        </table:table-row>
        <table:table-row table:style-name="ro2">
          <table:table-cell office:value-type="float" office:value="-1.16" calcext:value-type="float">
            <text:p>-1.16</text:p>
          </table:table-cell>
          <table:table-cell office:value-type="string" calcext:value-type="string">
            <text:p>#Not One More Support Richard Martinez and our children. Demand #Not One More</text:p>
          </table:table-cell>
          <table:table-cell table:number-columns-repeated="1022"/>
        </table:table-row>
        <table:table-row table:style-name="ro2">
          <table:table-cell office:value-type="float" office:value="2.35" calcext:value-type="float">
            <text:p>2.35</text:p>
          </table:table-cell>
          <table:table-cell office:value-type="string" calcext:value-type="string">
            <text:p>@Bubzy13 @britt_fusi no I just know I have a good hand of cards, so to speak</text:p>
          </table:table-cell>
          <table:table-cell table:number-columns-repeated="1022"/>
        </table:table-row>
        <table:table-row table:style-name="ro2">
          <table:table-cell office:value-type="float" office:value="-2.36" calcext:value-type="float">
            <text:p>-2.36</text:p>
          </table:table-cell>
          <table:table-cell office:value-type="string" calcext:value-type="string">
            <text:p>@JoshFreedman_ It is about as much an election than Katie Price was a singer.</text:p>
          </table:table-cell>
          <table:table-cell table:number-columns-repeated="1022"/>
        </table:table-row>
        <table:table-row table:style-name="ro2">
          <table:table-cell office:value-type="float" office:value="-2.58" calcext:value-type="float">
            <text:p>-2.58</text:p>
          </table:table-cell>
          <table:table-cell office:value-type="string" calcext:value-type="string">
            <text:p>@wxyzdetroit when these schools closed the neighborhoods followed #Detroitblight I blame our wonderful governors #sarcasm</text:p>
          </table:table-cell>
          <table:table-cell table:number-columns-repeated="1022"/>
        </table:table-row>
        <table:table-row table:style-name="ro2">
          <table:table-cell office:value-type="float" office:value="-2.72" calcext:value-type="float">
            <text:p>-2.72</text:p>
          </table:table-cell>
          <table:table-cell office:value-type="string" calcext:value-type="string">
            <text:p>Really hurting right now... How does one wake up feeling fine and acquire a hangover throughout the day? It #does #not #make #sense</text:p>
          </table:table-cell>
          <table:table-cell table:number-columns-repeated="1022"/>
        </table:table-row>
        <table:table-row table:style-name="ro2">
          <table:table-cell office:value-type="float" office:value="-2.63" calcext:value-type="float">
            <text:p>-2.63</text:p>
          </table:table-cell>
          <table:table-cell office:value-type="string" calcext:value-type="string">
            <text:p>The latest edition to the "Software Defined" labeling craze - Software Defined Workspace! Thanks @vmware #sarcasm</text:p>
          </table:table-cell>
          <table:table-cell table:number-columns-repeated="1022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string" calcext:value-type="string">
            <text:p>RT @CellySauce: Thanks for the snap back #Sarcasm</text:p>
          </table:table-cell>
          <table:table-cell table:number-columns-repeated="1022"/>
        </table:table-row>
        <table:table-row table:style-name="ro2">
          <table:table-cell office:value-type="float" office:value="-0.86" calcext:value-type="float">
            <text:p>-0.86</text:p>
          </table:table-cell>
          <table:table-cell office:value-type="string" calcext:value-type="string">
            <text:p>RT @Beari8it: @MikeHudema pipeline are the safest way to leak oil #cdnpoli #sarcasm</text:p>
          </table:table-cell>
          <table:table-cell table:number-columns-repeated="1022"/>
        </table:table-row>
        <table:table-row table:style-name="ro2">
          <table:table-cell office:value-type="float" office:value="-3.14" calcext:value-type="float">
            <text:p>-3.14</text:p>
          </table:table-cell>
          <table:table-cell office:value-type="string" calcext:value-type="string">
            <text:p>The current UPA govt has no control over the LAC with chinese aggression virtually eating into our territory.#NeechKarmOfCongress</text:p>
          </table:table-cell>
          <table:table-cell table:number-columns-repeated="1022"/>
        </table:table-row>
        <table:table-row table:style-name="ro2">
          <table:table-cell office:value-type="float" office:value="-3.32" calcext:value-type="float">
            <text:p>-3.32</text:p>
          </table:table-cell>
          <table:table-cell office:value-type="string" calcext:value-type="string">
            <text:p>I love how I go to school listening to "KILL PEOPLE BURN SHIT FUCK SCHOOL" and I leave with constant honor roll. #irony</text:p>
          </table:table-cell>
          <table:table-cell table:number-columns-repeated="1022"/>
        </table:table-row>
        <table:table-row table:style-name="ro1">
          <table:table-cell office:value-type="float" office:value="-2.28" calcext:value-type="float">
            <text:p>-2.28</text:p>
          </table:table-cell>
          <table:table-cell office:value-type="string" calcext:value-type="string">
            <text:p>Hippopotomonstrosesquipedaliophobiais fear of long words lol #irony</text:p>
          </table:table-cell>
          <table:table-cell table:number-columns-repeated="1022"/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string" calcext:value-type="string">
            <text:p>@annabailey0219 Looks like I will be finishing a tower tomorrow. #Not</text:p>
          </table:table-cell>
          <table:table-cell table:number-columns-repeated="1022"/>
        </table:table-row>
        <table:table-row table:style-name="ro1">
          <table:table-cell office:value-type="float" office:value="-2.78" calcext:value-type="float">
            <text:p>-2.78</text:p>
          </table:table-cell>
          <table:table-cell office:value-type="string" calcext:value-type="string">
            <text:p>85 degrees on Thursday? Jeez, I am sick of the heat around here....#sarcasm</text:p>
          </table:table-cell>
          <table:table-cell table:number-columns-repeated="1022"/>
        </table:table-row>
        <table:table-row table:style-name="ro2">
          <table:table-cell office:value-type="float" office:value="-1.61" calcext:value-type="float">
            <text:p>-1.61</text:p>
          </table:table-cell>
          <table:table-cell office:value-type="string" calcext:value-type="string">
            <text:p>Quote"most people don't stop to consider my feelings wen I'm insulting them"#tuffchick #dangerzone #comedy#sarcasm#writer @heylindag #disco</text:p>
          </table:table-cell>
          <table:table-cell table:number-columns-repeated="1022"/>
        </table:table-row>
        <table:table-row table:style-name="ro2">
          <table:table-cell office:value-type="float" office:value="-2.74" calcext:value-type="float">
            <text:p>-2.74</text:p>
          </table:table-cell>
          <table:table-cell office:value-type="string" calcext:value-type="string">
            <text:p>Can't wait until tomorrow morning when Instagram is filled with pictures from tonight's country concert #not</text:p>
          </table:table-cell>
          <table:table-cell table:number-columns-repeated="1022"/>
        </table:table-row>
        <table:table-row table:style-name="ro2">
          <table:table-cell office:value-type="float" office:value="-2.66" calcext:value-type="float">
            <text:p>-2.66</text:p>
          </table:table-cell>
          <table:table-cell office:value-type="string" calcext:value-type="string">
            <text:p>@gimmesome_moira last memorial day weekend Frankie threw a dead stingray at me. Moira I've gotta tell u it was #not #awesome</text:p>
          </table:table-cell>
          <table:table-cell table:number-columns-repeated="1022"/>
        </table:table-row>
        <table:table-row table:style-name="ro2">
          <table:table-cell office:value-type="float" office:value="-2.19" calcext:value-type="float">
            <text:p>-2.19</text:p>
          </table:table-cell>
          <table:table-cell office:value-type="string" calcext:value-type="string">
            <text:p>@MyBananasBigger @II_F0XH0UND_II @Mrs5oooWatts @MrDalekJD could the Mexicans lrn2spell English please #Irony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Why are people posting their nightly prayers on FB?? I'm so confused.#sarcasm #annoyed #keepsomestuffprivate</text:p>
          </table:table-cell>
          <table:table-cell table:number-columns-repeated="1022"/>
        </table:table-row>
        <table:table-row table:style-name="ro2">
          <table:table-cell office:value-type="float" office:value="-1.4" calcext:value-type="float">
            <text:p>-1.4</text:p>
          </table:table-cell>
          <table:table-cell office:value-type="string" calcext:value-type="string">
            <text:p>Why must my cat barge in on me while I'm peeing all the time?!?! #privacy #not</text:p>
          </table:table-cell>
          <table:table-cell table:number-columns-repeated="1022"/>
        </table:table-row>
        <table:table-row table:style-name="ro2">
          <table:table-cell office:value-type="float" office:value="-2.77" calcext:value-type="float">
            <text:p>-2.77</text:p>
          </table:table-cell>
          <table:table-cell office:value-type="string" calcext:value-type="string">
            <text:p>To people reading the 'Princess, the Queen, and the Whore do History' conversation - I am so sorry. #Not</text:p>
          </table:table-cell>
          <table:table-cell table:number-columns-repeated="1022"/>
        </table:table-row>
        <table:table-row table:style-name="ro1">
          <table:table-cell office:value-type="float" office:value="-2.25" calcext:value-type="float">
            <text:p>-2.25</text:p>
          </table:table-cell>
          <table:table-cell office:value-type="string" calcext:value-type="string">
            <text:p>So excited to hear what Glen Hoddle is going to say! #not</text:p>
          </table:table-cell>
          <table:table-cell table:number-columns-repeated="1022"/>
        </table:table-row>
        <table:table-row table:style-name="ro2">
          <table:table-cell office:value-type="float" office:value="-1.81" calcext:value-type="float">
            <text:p>-1.81</text:p>
          </table:table-cell>
          <table:table-cell office:value-type="string" calcext:value-type="string">
            <text:p>So ... I'm in my oversized night shirt and my hair is tied up already. Clearly I'm a party animal #NOT</text:p>
          </table:table-cell>
          <table:table-cell table:number-columns-repeated="1022"/>
        </table:table-row>
        <table:table-row table:style-name="ro2">
          <table:table-cell office:value-type="float" office:value="-0.98" calcext:value-type="float">
            <text:p>-0.98</text:p>
          </table:table-cell>
          <table:table-cell office:value-type="string" calcext:value-type="string">
            <text:p>Oh my god! I am so cool I am going to type an awesome statement then a full stop. Cause I am awesome. #truestory #facts #sarcastictweet</text:p>
          </table:table-cell>
          <table:table-cell table:number-columns-repeated="1022"/>
        </table:table-row>
        <table:table-row table:style-name="ro2">
          <table:table-cell office:value-type="float" office:value="-1.68" calcext:value-type="float">
            <text:p>-1.68</text:p>
          </table:table-cell>
          <table:table-cell office:value-type="string" calcext:value-type="string">
            <text:p>Well if the highshool kid that lives below is having a huge party.. Nope doesn't make me feel old #not</text:p>
          </table:table-cell>
          <table:table-cell table:number-columns-repeated="1022"/>
        </table:table-row>
        <table:table-row table:style-name="ro2">
          <table:table-cell office:value-type="float" office:value="-3.79" calcext:value-type="float">
            <text:p>-3.79</text:p>
          </table:table-cell>
          <table:table-cell office:value-type="string" calcext:value-type="string">
            <text:p>Newcastle you are about as helpful as a pedo at a teddy bears picnic...bastards... #NRL #Tipping</text:p>
          </table:table-cell>
          <table:table-cell table:number-columns-repeated="1022"/>
        </table:table-row>
        <table:table-row table:style-name="ro2">
          <table:table-cell office:value-type="float" office:value="-2.69" calcext:value-type="float">
            <text:p>-2.69</text:p>
          </table:table-cell>
          <table:table-cell office:value-type="string" calcext:value-type="string">
            <text:p>@AlexKennedyNBA @I_Am_Iman Every NBA exec is now dying to get this guy in their locker room. #Not #kidz</text:p>
          </table:table-cell>
          <table:table-cell table:number-columns-repeated="1022"/>
        </table:table-row>
        <table:table-row table:style-name="ro2">
          <table:table-cell office:value-type="float" office:value="2.11" calcext:value-type="float">
            <text:p>2.11</text:p>
          </table:table-cell>
          <table:table-cell office:value-type="string" calcext:value-type="string">
            <text:p>Just Starting the Hashtag #ShareGostivar ... I hope it will change something ..." #make #love, #not #war "</text:p>
          </table:table-cell>
          <table:table-cell table:number-columns-repeated="1022"/>
        </table:table-row>
        <table:table-row table:style-name="ro2">
          <table:table-cell office:value-type="float" office:value="-2.91" calcext:value-type="float">
            <text:p>-2.91</text:p>
          </table:table-cell>
          <table:table-cell office:value-type="string" calcext:value-type="string">
            <text:p>Just beeped at someone for texting and they laid on their horn and flipped me off #irony</text:p>
          </table:table-cell>
          <table:table-cell table:number-columns-repeated="1022"/>
        </table:table-row>
        <table:table-row table:style-name="ro3">
          <table:table-cell office:value-type="float" office:value="-2.52" calcext:value-type="float">
            <text:p>-2.52</text:p>
          </table:table-cell>
          <table:table-cell office:value-type="string" calcext:value-type="string">
            <text:p>RT @SidraIqbal: #Irony #GovernorPunjab speaks as patron of #WomensRights at #SavynSuccessfulCelebrations #Lahore #City42 only 2... http://t…</text:p>
          </table:table-cell>
          <table:table-cell table:number-columns-repeated="1022"/>
        </table:table-row>
        <table:table-row table:style-name="ro2">
          <table:table-cell office:value-type="float" office:value="-2.29" calcext:value-type="float">
            <text:p>-2.29</text:p>
          </table:table-cell>
          <table:table-cell office:value-type="string" calcext:value-type="string">
            <text:p>“@rivera5690: @taradublinrocks @jac_john @rodthedogg by not being a stuck up whore. Simple enough eh?” Name calling is a great argument #not</text:p>
          </table:table-cell>
          <table:table-cell table:number-columns-repeated="1022"/>
        </table:table-row>
        <table:table-row table:style-name="ro2">
          <table:table-cell office:value-type="float" office:value="-2.58" calcext:value-type="float">
            <text:p>-2.58</text:p>
          </table:table-cell>
          <table:table-cell office:value-type="string" calcext:value-type="string">
            <text:p>You'd think out of a group of like 7 girls another one would be living the single life. #not #chronicallysingle</text:p>
          </table:table-cell>
          <table:table-cell table:number-columns-repeated="1022"/>
        </table:table-row>
        <table:table-row table:style-name="ro2">
          <table:table-cell office:value-type="float" office:value="-3.69" calcext:value-type="float">
            <text:p>-3.69</text:p>
          </table:table-cell>
          <table:table-cell office:value-type="string" calcext:value-type="string">
            <text:p>Mad for an oul dominos fuck sake mam just hand me out a tenner like #stingy #so #not #cool</text:p>
          </table:table-cell>
          <table:table-cell table:number-columns-repeated="1022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string" calcext:value-type="string">
            <text:p>I'm the only non gangster n my class. It's a criminal justice class. #irony</text:p>
          </table:table-cell>
          <table:table-cell table:number-columns-repeated="1022"/>
        </table:table-row>
        <table:table-row table:style-name="ro1">
          <table:table-cell office:value-type="float" office:value="-2.86" calcext:value-type="float">
            <text:p>-2.86</text:p>
          </table:table-cell>
          <table:table-cell office:value-type="string" calcext:value-type="string">
            <text:p>#stupidpeople #sarcasm #ecards instagram.com/p/nnpEfunnZF/</text:p>
          </table:table-cell>
          <table:table-cell table:number-columns-repeated="1022"/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string" calcext:value-type="string">
            <text:p>Great to see people in pubs still fight each other over stupid shit. #Not</text:p>
          </table:table-cell>
          <table:table-cell table:number-columns-repeated="1022"/>
        </table:table-row>
        <table:table-row table:style-name="ro2">
          <table:table-cell office:value-type="float" office:value="-2.72" calcext:value-type="float">
            <text:p>-2.72</text:p>
          </table:table-cell>
          <table:table-cell office:value-type="string" calcext:value-type="string">
            <text:p>She really knows how to make things sound sweet #bish #sarcasm pic.twitter.com/OGu1tFPPpP</text:p>
          </table:table-cell>
          <table:table-cell table:number-columns-repeated="1022"/>
        </table:table-row>
        <table:table-row table:style-name="ro2">
          <table:table-cell office:value-type="float" office:value="-0.62" calcext:value-type="float">
            <text:p>-0.62</text:p>
          </table:table-cell>
          <table:table-cell office:value-type="string" calcext:value-type="string">
            <text:p>@MareeWharton hmmm should i #follow should i #not follow that is the #QuestionOfTheDay</text:p>
          </table:table-cell>
          <table:table-cell table:number-columns-repeated="1022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string" calcext:value-type="string">
            <text:p>@Weber514 yeah because he played horrible in games 1 and 2. #sarcasm</text:p>
          </table:table-cell>
          <table:table-cell table:number-columns-repeated="1022"/>
        </table:table-row>
        <table:table-row table:style-name="ro1">
          <table:table-cell office:value-type="float" office:value="-3.49" calcext:value-type="float">
            <text:p>-3.49</text:p>
          </table:table-cell>
          <table:table-cell office:value-type="string" calcext:value-type="string">
            <text:p>RT @lindseyrose321: You're such a fantastic person. #Sarcasm</text:p>
          </table:table-cell>
          <table:table-cell table:number-columns-repeated="1022"/>
        </table:table-row>
        <table:table-row table:style-name="ro2">
          <table:table-cell office:value-type="float" office:value="-2.25" calcext:value-type="float">
            <text:p>-2.25</text:p>
          </table:table-cell>
          <table:table-cell office:value-type="string" calcext:value-type="string">
            <text:p>Going to go in a freezing cold shower and hopefully it should wake me up #not #hatethecold</text:p>
          </table:table-cell>
          <table:table-cell table:number-columns-repeated="1022"/>
        </table:table-row>
        <table:table-row table:style-name="ro1">
          <table:table-cell office:value-type="float" office:value="-1.14" calcext:value-type="float">
            <text:p>-1.14</text:p>
          </table:table-cell>
          <table:table-cell office:value-type="string" calcext:value-type="string">
            <text:p>Am i the only one who is not keen on Rossi's helmet for Mugello #not thebest</text:p>
          </table:table-cell>
          <table:table-cell table:number-columns-repeated="1022"/>
        </table:table-row>
        <table:table-row table:style-name="ro2">
          <table:table-cell office:value-type="float" office:value="-0.72" calcext:value-type="float">
            <text:p>-0.72</text:p>
          </table:table-cell>
          <table:table-cell office:value-type="string" calcext:value-type="string">
            <text:p>more than a year into the wedding and already pinning honeymoon outfits. #notexcited #not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Boy behind me for @MadisonMallards #FirstPitch: "Y do U keep asking me questions?" "I get nervous in crowds" #Irony #CuteLittleShit</text:p>
          </table:table-cell>
          <table:table-cell table:number-columns-repeated="1022"/>
        </table:table-row>
        <table:table-row table:style-name="ro2">
          <table:table-cell office:value-type="float" office:value="-0.99" calcext:value-type="float">
            <text:p>-0.99</text:p>
          </table:table-cell>
          <table:table-cell office:value-type="string" calcext:value-type="string">
            <text:p>@TWNGhesquiere's latest rent boy @princepelayo is the embodiment of "class". Just what @LouisVuitton needs! #irony pic.twitter.com/H776iOEJaO</text:p>
          </table:table-cell>
          <table:table-cell table:number-columns-repeated="1022"/>
        </table:table-row>
        <table:table-row table:style-name="ro2">
          <table:table-cell office:value-type="float" office:value="2.05" calcext:value-type="float">
            <text:p>2.05</text:p>
          </table:table-cell>
          <table:table-cell office:value-type="string" calcext:value-type="string">
            <text:p>RT @GOPTeens: Misunderstood #heroes fighting the #establishment? Is it just #us or do the #XMen sound like a #metaphor for the #TeaParty? #…</text:p>
          </table:table-cell>
          <table:table-cell table:number-columns-repeated="1022"/>
        </table:table-row>
        <table:table-row table:style-name="ro2">
          <table:table-cell office:value-type="float" office:value="-2.78" calcext:value-type="float">
            <text:p>-2.78</text:p>
          </table:table-cell>
          <table:table-cell office:value-type="string" calcext:value-type="string">
            <text:p>That awkward moment your family completely takes apart your room and you have to sleep on the couch #itscool #favoritechild #not</text:p>
          </table:table-cell>
          <table:table-cell table:number-columns-repeated="1022"/>
        </table:table-row>
        <table:table-row table:style-name="ro2">
          <table:table-cell office:value-type="float" office:value="-2.79" calcext:value-type="float">
            <text:p>-2.79</text:p>
          </table:table-cell>
          <table:table-cell office:value-type="string" calcext:value-type="string">
            <text:p>I love how I have 22 days left before I go to the Army and every single day I've been working at my farm. So glad I get some free time. #not</text:p>
          </table:table-cell>
          <table:table-cell table:number-columns-repeated="1022"/>
        </table:table-row>
        <table:table-row table:style-name="ro2">
          <table:table-cell office:value-type="float" office:value="-3.52" calcext:value-type="float">
            <text:p>-3.52</text:p>
          </table:table-cell>
          <table:table-cell office:value-type="string" calcext:value-type="string">
            <text:p>Best part of my day was probably when I was cornered and bitched at while in my car when I was about to leave... #not </text:p>
          </table:table-cell>
          <table:table-cell table:number-columns-repeated="1022"/>
        </table:table-row>
        <table:table-row table:style-name="ro2">
          <table:table-cell office:value-type="float" office:value="-1.43" calcext:value-type="float">
            <text:p>-1.43</text:p>
          </table:table-cell>
          <table:table-cell office:value-type="string" calcext:value-type="string">
            <text:p>Male #Pikachu do #not have this \n➮ www.monstermmorpg. com ⚔\n#dent. jonnock \n♔ follow @MonsterMMORPG ➫\n #spewpa</text:p>
          </table:table-cell>
          <table:table-cell table:number-columns-repeated="1022"/>
        </table:table-row>
        <table:table-row table:style-name="ro16">
          <table:table-cell office:value-type="float" office:value="-2.33" calcext:value-type="float">
            <text:p>-2.33</text:p>
          </table:table-cell>
          <table:table-cell office:value-type="string" calcext:value-type="string">
            <text:p>And maybe you have a secret addiction to pornography or struggle with anger" pastor creep face. Followed by the song "he touched me" #irony</text:p>
            <text:p>472198932299124736520042128605724672-2.84Why yes Sims 3 I did in fact want you to freeze after I spent sooo much time creating two different families... #NOT #Ugh #FirstWorldProbs ?</text:p>
            <text:p>463489789921357824520042156585910273-3.47There's nothing more exciting than when comedy jobber teams feud. #wwe #raw #sarcasm</text:p>
            <text:p>472472268946538496520042184616460288-3.34we called Verizon over an hour ago and they still haven't called back. so that's fucking cool. #not</text:p>
            <text:p>4764225169286922255200422126511718412.07Omfg you guys made me cry on saying I was pretty bc literally no one ever saids that to me </text:p>
            <text:p>472403028281028608520042240643956736-1.61Wow our video sucked #not it was the best it got mrs szwed all wet</text:p>
            <text:p>472446511079370752520042268582248448-2.31love seeing couples make out while I'm eating lunch #not</text:p>
            <text:p>463254488074428416520042296583401472-3.49Favourite thing to do on a Monday morning is clean the toilet #Sarcasm</text:p>
            <text:p>472784045072723969520042324630716416-2.31@BasiaNF Serbian press as it best /Telegraf', oh dear - Lajovic -&gt; I'll defeat you Nadal and back throne to Novak /yes, he said it #not /</text:p>
            <text:p>472311873824903168520042352556380160-3.05Find it rather amusing that Google are pioneers of DMARC and yet themselves spoof your e-mail address. #irony</text:p>
            <text:p>463446096748892160520042380444336129-2.54I am super glad the California DMV's system is so reliable and works so well 100% of the time! #sarcasm</text:p>
            <text:p>463206562618953728520042408441290752-2.52Its always fun to get 4 hours of sleep the night before a final exam #sarcasm #goodnightworld</text:p>
            <text:p>463464074572230657520042436354383873-2.28Yay, I'm so excited for this project. #sarcasm #nobodycares</text:p>
            <text:p>472588910741422080520042464292646912-2.73I can't wait to hear nothing in the next 36 hours but how good the Kings are in Game 7s. #not</text:p>
            <text:p>464284741273792513520042492268654592-2.19California's Next Awesome Tax Idea is Going to Literally Drive Everybody Bonkers ijreview.com/2014/05/136147…</text:p>
            <text:p>472172089257234432520042520219508736-1.26Just spent the rest of my bday money on my ap lang books so excited to start this summer work (#not)</text:p>
            <text:p>473251311958228992520042548153577472-3.10Walking past Selwood's Riverside Choral on my way to church #irony #blessed</text:p>
            <text:p>463117532044328960520042576171511808-3.19Excited to play dungeons and dragons.... #sarcasm #maybenot #idk #whatevenisthatgame</text:p>
            <text:p>472739866678005763520042604340461568-2.87I just received great advice about marriage from my single friends that are divorced. #not #listening</text:p>
            <text:p>472466675166502912520042632282923008-2.16Waiting patiently for Problem to be released.. #not asdfghjkl</text:p>
            <text:p>463532335603142657520042660267319297-3.32RT @VampireMob: I bought 50,000 followers and none of them fit me! #sarcasm</text:p>
            <text:p>4763980512346931205200426884823818263.41@pnutbutershelly you're retweets are literally killing me right now so good #thankyou</text:p>
            <text:p>476438694145310720520042716533891072-1.60@Bella_UKBFF it would literally just be the good but that would #stress me out trying to find supermarkets with the things I need etc </text:p>
            <text:p>473078374974636033520042744614760448-2.43"@linzsports: What a fun experiment from Murray, seeing if he can win only with second serves." very fun to watch too #not</text:p>
            <text:p>460282548728254464520042772527849472-1.99Well, I know what I'm doing early tomorrow! Laundry. Exciting... #sarcasm</text:p>
            <text:p>474195149489053698520042800545792001-2.64@lasberry @AnthonyMJr @chozin78 @Tilt_101 @coolkev1701 @BIGDEZ @jwDRIGGS just googled leap of faith, 1st thing that populated #irony lol</text:p>
            <text:p>471698178279235584520042828505042947-2.22Man I am looking super HT in my passport pic #sarcasm</text:p>
            <text:p>472637089289609216520042856715927553-2.07My mum is expecting me to get out of bed #not today</text:p>
            <text:p>463327603555061762520042884775813120-2.06Is the Web Dead? #sarcasm #fun isthewebdead.com</text:p>
            <text:p>472411152081620993520042912852492288-.45RT @TRUCKER4AMERICA: Today ((((((( #Lesson in #IRONY ))))))))) #PJNET</text:p>
            <text:p>460274058831998977520042940924973057-2.35Well thanks mom for the heck of a lot presents. #sarcasm</text:p>
            <text:p>473083682539180033520042968875823104-2.79Love how my boyfriend is going golfing with my dad while I'm at work all day #theyloveme #not</text:p>
            <text:p>472504951680536576520042996767944704-1.35First me, then the world #NOT \nWe can do this together!</text:p>
            <text:p>472909361111900160520043024697815040-3.06It's gonna be a blast not having one friend home this summer. #LITERALLY #NOT #ONE #turnup</text:p>
            <text:p>463431030452785153520043052673818624-2.42Well I'm going to be stuck in a room with Hector for four hours tomorrow. Can't wait. #sarcasm</text:p>
            <text:p>472138763637100544520043080796622848-2.63Wow #redsox featuring the "three catcher" lineup tonight and none of them are @MikeNapoli25. Should be a high scoring affair. #not</text:p>
            <text:p>472061570520846337520043108797788160-2.20@DougBaldwinJr Yes! Glad to have you back for a few more years! #mediocre #not</text:p>
            <text:p>472096704100315136520043136815734786-2.33It's always great to start off the first day of summer without electric in your house. #not #thankslightning</text:p>
            <text:p>476444679576092672520043165605437440-.16@daniela_masc i'm literally done with class but i was waiting for your text</text:p>
            <text:p>472079034541965312520043193510154240-.43Only hoes do hoeish shit then get mad when other hoes call them hoes #irony #thestruggle</text:p>
            <text:p>472767775648546817520043221473583104-3.20I can't see @KeshaRose at Life Ball because I'm going to a Dutch soccer match... I hate my life right now.. \n#fack #not #cool</text:p>
            <text:p>472931793646419968520043249546047488-2.33What's the best thing about being home alone all the time?! Is having absolutely nobody to text either #sarcasm</text:p>
            <text:p>463156384201072640520043277509480449-2.48I'm taking almost an hour break between each paragraph I write for this final reflection paper, clearly I'm enjoying writing it. #SARCASM</text:p>
            <text:p>472595494607544320520043305502248960-1.49Why do we get the Longhorn Network but not ESPN Classic? Makes sense. #Not</text:p>
            <text:p>476411477981548545520043333440516096.40Dude @Whataburger is life! Like literally! I'm starving and I'm actually tempted to break this "diet" &amp; get something good to eat!</text:p>
            <text:p>472294671851741184520043361571733504-3.02The poor/weak suffer at the hands of the rich/strong yet the legal system tends to work in favour of the latter #irony</text:p>
            <text:p>473598870484578306520043389707112448-2.88I'm going to be on MTV show this summer and I don't even have cable at my house. #irony</text:p>
            <text:p>472173534840897536520043417691492352-2.88Burnt to a crisp because i wasnt inside all day and forgot to put on sunscreen #genius #not</text:p>
            <text:p>472643399372525568520043445722038272-.96@Arkham86 'for the boys'? Including you I presume?!! Mint!! Nee idea what we're doing. We'll be out. Somewhere. Doing something. #beer #not</text:p>
            <text:p>463226779566874624520043473693855744-1.80Leather jacket and leather bag, I'm so punk rock #sarcasm</text:p>
            <text:p>475811743805870080520043501728591872-1.76"@SearchQuotes: Once they see you're doing better without them, that's when they want you back. #irony</text:p>
          </table:table-cell>
          <table:table-cell table:number-columns-repeated="1022"/>
        </table:table-row>
        <table:table-row table:style-name="ro2">
          <table:table-cell office:value-type="float" office:value="-1.85" calcext:value-type="float">
            <text:p>-1.85</text:p>
          </table:table-cell>
          <table:table-cell office:value-type="string" calcext:value-type="string">
            <text:p>My dad refers to my mom, sister, and I as 'hens' because all we do is talk aka cluck. Chivalry isn't dead... #not</text:p>
          </table:table-cell>
          <table:table-cell table:number-columns-repeated="1022"/>
        </table:table-row>
        <table:table-row table:style-name="ro1">
          <table:table-cell office:value-type="float" office:value="-2.49" calcext:value-type="float">
            <text:p>-2.49</text:p>
          </table:table-cell>
          <table:table-cell office:value-type="string" calcext:value-type="string">
            <text:p>@alixlopez19 yeah just repeat what I'm saying thats cool #not</text:p>
          </table:table-cell>
          <table:table-cell table:number-columns-repeated="1022"/>
        </table:table-row>
        <table:table-row table:style-name="ro2">
          <table:table-cell office:value-type="float" office:value="-1.65" calcext:value-type="float">
            <text:p>-1.65</text:p>
          </table:table-cell>
          <table:table-cell office:value-type="string" calcext:value-type="string">
            <text:p>Of course - want to tell a good story - ignore/ manipulate the data! It's the new Canadian way!\nhttp://t.co/b6FOAU1KuA #sarcasm #cdnpoli</text:p>
          </table:table-cell>
          <table:table-cell table:number-columns-repeated="1022"/>
        </table:table-row>
        <table:table-row table:style-name="ro2">
          <table:table-cell office:value-type="float" office:value="-2.88" calcext:value-type="float">
            <text:p>-2.88</text:p>
          </table:table-cell>
          <table:table-cell office:value-type="string" calcext:value-type="string">
            <text:p>RT @jasonagastrich: The US sanctions Russia and Iran, supports Syrian rebels and fights in Afghanistan, Pakistan and Yemen, but we're not a…</text:p>
          </table:table-cell>
          <table:table-cell table:number-columns-repeated="1022"/>
        </table:table-row>
        <table:table-row table:style-name="ro2">
          <table:table-cell office:value-type="float" office:value="-1.98" calcext:value-type="float">
            <text:p>-1.98</text:p>
          </table:table-cell>
          <table:table-cell office:value-type="string" calcext:value-type="string">
            <text:p>Got that last Final tomorrow. Need a 7 on it to get an overall C! Wish me luck.... #sarcasm #math #shouldbeexempt</text:p>
          </table:table-cell>
          <table:table-cell table:number-columns-repeated="1022"/>
        </table:table-row>
        <table:table-row table:style-name="ro1">
          <table:table-cell office:value-type="float" office:value="-2.49" calcext:value-type="float">
            <text:p>-2.49</text:p>
          </table:table-cell>
          <table:table-cell office:value-type="string" calcext:value-type="string">
            <text:p>@ali Holy cow. I never knew that's what ™ stood for. #Sarcasm</text:p>
          </table:table-cell>
          <table:table-cell table:number-columns-repeated="1022"/>
        </table:table-row>
        <table:table-row table:style-name="ro2">
          <table:table-cell office:value-type="float" office:value="-3.95" calcext:value-type="float">
            <text:p>-3.95</text:p>
          </table:table-cell>
          <table:table-cell office:value-type="string" calcext:value-type="string">
            <text:p>@ShanzeySaeed @SmileDoWorks Lol then do whatever you want,the biggest rogue nation in the world crying on a terrorist attack #irony</text:p>
          </table:table-cell>
          <table:table-cell table:number-columns-repeated="1022"/>
        </table:table-row>
        <table:table-row table:style-name="ro2">
          <table:table-cell office:value-type="float" office:value="-2.57" calcext:value-type="float">
            <text:p>-2.57</text:p>
          </table:table-cell>
          <table:table-cell office:value-type="string" calcext:value-type="string">
            <text:p>@jploenneke why aren't you taller? Because you started lifting at 15 and stunted your growth #sarcasm</text:p>
          </table:table-cell>
          <table:table-cell table:number-columns-repeated="1022"/>
        </table:table-row>
        <table:table-row table:style-name="ro2">
          <table:table-cell office:value-type="float" office:value="3.25" calcext:value-type="float">
            <text:p>3.25</text:p>
          </table:table-cell>
          <table:table-cell office:value-type="string" calcext:value-type="string">
            <text:p>The others want to burn with me; they don't hold a candle. #metaphor #literal You definitely got that true blood http://t.co/mVFtiLGX7</text:p>
          </table:table-cell>
          <table:table-cell table:number-columns-repeated="1022"/>
        </table:table-row>
        <table:table-row table:style-name="ro1">
          <table:table-cell office:value-type="float" office:value="-2.61" calcext:value-type="float">
            <text:p>-2.61</text:p>
          </table:table-cell>
          <table:table-cell office:value-type="string" calcext:value-type="string">
            <text:p>Well it's just anti big business. @BBCr4today #trains #sarcasm</text:p>
          </table:table-cell>
          <table:table-cell table:number-columns-repeated="1022"/>
        </table:table-row>
        <table:table-row table:style-name="ro2">
          <table:table-cell office:value-type="float" office:value="-3.34" calcext:value-type="float">
            <text:p>-3.34</text:p>
          </table:table-cell>
          <table:table-cell office:value-type="string" calcext:value-type="string">
            <text:p>And people honestly wonder why I don't want to be in Meridian over the summer. Why, OFCOURSE...\nI would love to get shot. \n#NOT</text:p>
          </table:table-cell>
          <table:table-cell table:number-columns-repeated="1022"/>
        </table:table-row>
        <table:table-row table:style-name="ro2">
          <table:table-cell office:value-type="float" office:value="-3.33" calcext:value-type="float">
            <text:p>-3.33</text:p>
          </table:table-cell>
          <table:table-cell office:value-type="string" calcext:value-type="string">
            <text:p>Jeeze, couple on the train, direct in my eye contact, need to get a room! #annoying #rushhourtrain #havesomeshame #oramIjealous #NOT </text:p>
          </table:table-cell>
          <table:table-cell table:number-columns-repeated="1022"/>
        </table:table-row>
        <table:table-row table:style-name="ro2">
          <table:table-cell office:value-type="float" office:value="-1.41" calcext:value-type="float">
            <text:p>-1.41</text:p>
          </table:table-cell>
          <table:table-cell office:value-type="string" calcext:value-type="string">
            <text:p>Sooo.. starting an Internet Design unit and the website is down LOL #irony #doh</text:p>
          </table:table-cell>
          <table:table-cell table:number-columns-repeated="1022"/>
        </table:table-row>
        <table:table-row table:style-name="ro2">
          <table:table-cell office:value-type="float" office:value="-1.54" calcext:value-type="float">
            <text:p>-1.54</text:p>
          </table:table-cell>
          <table:table-cell office:value-type="string" calcext:value-type="string">
            <text:p>@samanthakorkmas better get your tickets now, they'll be sold out in no time... #not</text:p>
          </table:table-cell>
          <table:table-cell table:number-columns-repeated="1022"/>
        </table:table-row>
        <table:table-row table:style-name="ro2">
          <table:table-cell office:value-type="float" office:value="-2.03" calcext:value-type="float">
            <text:p>-2.03</text:p>
          </table:table-cell>
          <table:table-cell office:value-type="string" calcext:value-type="string">
            <text:p>Hey @Delaney_Mara , I have an idea. Since it's summer and #yolo , you should chop off all your hair again. #not #worstideaever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I'm fucking excited about tonight's #BlueJays game, Can't wait to see Happ pitch #sarcasm</text:p>
          </table:table-cell>
          <table:table-cell table:number-columns-repeated="1022"/>
        </table:table-row>
        <table:table-row table:style-name="ro2">
          <table:table-cell office:value-type="float" office:value="-2.02" calcext:value-type="float">
            <text:p>-2.02</text:p>
          </table:table-cell>
          <table:table-cell office:value-type="string" calcext:value-type="string">
            <text:p>Woke up to text and phone calls about a bear being on Shawnee State's campus. Too bad I'm in South Carolina #irony</text:p>
          </table:table-cell>
          <table:table-cell table:number-columns-repeated="1022"/>
        </table:table-row>
        <table:table-row table:style-name="ro1">
          <table:table-cell office:value-type="float" office:value="-2.85" calcext:value-type="float">
            <text:p>-2.85</text:p>
          </table:table-cell>
          <table:table-cell office:value-type="string" calcext:value-type="string">
            <text:p>Lol, this music and Vic getting ready for Sarah. Lmao. #irony #OrphanBlack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Mike North asking Jesse Jackson's thoughts on Sterling...lol!!! A racist complaining about racism. #Irony</text:p>
          </table:table-cell>
          <table:table-cell table:number-columns-repeated="1022"/>
        </table:table-row>
        <table:table-row table:style-name="ro2">
          <table:table-cell office:value-type="float" office:value="-2.06" calcext:value-type="float">
            <text:p>-2.06</text:p>
          </table:table-cell>
          <table:table-cell office:value-type="string" calcext:value-type="string">
            <text:p>Shame the programme about the police commissioner wasn't about our very own really useful one here in Sussex #ahem #irony #wasteofmoney</text:p>
          </table:table-cell>
          <table:table-cell table:number-columns-repeated="1022"/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string" calcext:value-type="string">
            <text:p>RT @toto58: Thank God for commercials! #sarcasm &gt;:/</text:p>
          </table:table-cell>
          <table:table-cell table:number-columns-repeated="1022"/>
        </table:table-row>
        <table:table-row table:style-name="ro2">
          <table:table-cell office:value-type="float" office:value="1.51" calcext:value-type="float">
            <text:p>1.51</text:p>
          </table:table-cell>
          <table:table-cell office:value-type="string" calcext:value-type="string">
            <text:p>Pretty sure SBW could have his way with any female in the world.. Literally.. #NoHomo</text:p>
          </table:table-cell>
          <table:table-cell table:number-columns-repeated="1022"/>
        </table:table-row>
        <table:table-row table:style-name="ro2">
          <table:table-cell office:value-type="float" office:value="-2.75" calcext:value-type="float">
            <text:p>-2.75</text:p>
          </table:table-cell>
          <table:table-cell office:value-type="string" calcext:value-type="string">
            <text:p>To think @AVFCOfficial swapped Gary Cahill for Zak Knight! #greatbitofbusiness #Not</text:p>
          </table:table-cell>
          <table:table-cell table:number-columns-repeated="1022"/>
        </table:table-row>
        <table:table-row table:style-name="ro2">
          <table:table-cell office:value-type="float" office:value="0.64" calcext:value-type="float">
            <text:p>0.64</text:p>
          </table:table-cell>
          <table:table-cell office:value-type="string" calcext:value-type="string">
            <text:p>@ShellLoveStiles How ironic that you call Delena 'rape culture' while Klaine had actually Blaine attempt to rape Kurt in TFT. #Irony</text:p>
          </table:table-cell>
          <table:table-cell table:number-columns-repeated="1022"/>
        </table:table-row>
        <table:table-row table:style-name="ro2">
          <table:table-cell office:value-type="float" office:value="-1.76" calcext:value-type="float">
            <text:p>-1.76</text:p>
          </table:table-cell>
          <table:table-cell office:value-type="string" calcext:value-type="string">
            <text:p>@iadoreziall Thats right u tell the grown-ups to go back to their jobs, get money and make a living for themselves im sure you got them #Not</text:p>
          </table:table-cell>
          <table:table-cell table:number-columns-repeated="1022"/>
        </table:table-row>
        <table:table-row table:style-name="ro2">
          <table:table-cell office:value-type="float" office:value="-3.13" calcext:value-type="float">
            <text:p>-3.13</text:p>
          </table:table-cell>
          <table:table-cell office:value-type="string" calcext:value-type="string">
            <text:p>@WoodysWorldTV and to think they were still doing black &amp; white TV then, and you're recording it DVR #irony</text:p>
          </table:table-cell>
          <table:table-cell table:number-columns-repeated="1022"/>
        </table:table-row>
        <table:table-row table:style-name="ro2">
          <table:table-cell office:value-type="float" office:value="-2.15" calcext:value-type="float">
            <text:p>-2.15</text:p>
          </table:table-cell>
          <table:table-cell office:value-type="string" calcext:value-type="string">
            <text:p>Awesome rainy weather = networks jammed. So can't tweet about it in time. #irony</text:p>
          </table:table-cell>
          <table:table-cell table:number-columns-repeated="1022"/>
        </table:table-row>
        <table:table-row table:style-name="ro1">
          <table:table-cell office:value-type="float" office:value="-3.77" calcext:value-type="float">
            <text:p>-3.77</text:p>
          </table:table-cell>
          <table:table-cell office:value-type="string" calcext:value-type="string">
            <text:p>what does mcm even mean. because I don't have one of those. #sarcasm</text:p>
          </table:table-cell>
          <table:table-cell table:number-columns-repeated="1022"/>
        </table:table-row>
        <table:table-row table:style-name="ro2">
          <table:table-cell office:value-type="float" office:value="-1.59" calcext:value-type="float">
            <text:p>-1.59</text:p>
          </table:table-cell>
          <table:table-cell office:value-type="string" calcext:value-type="string">
            <text:p>A broadway musical about Tupacs life? This should be interesting. #juxtapose #irony #tragedy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Irony #gaming #irony #entertainment #interesting webtament.com/photo/214183 pic.twitter.com/yVpygM3ApB</text:p>
          </table:table-cell>
          <table:table-cell table:number-columns-repeated="1022"/>
        </table:table-row>
        <table:table-row table:style-name="ro2">
          <table:table-cell office:value-type="float" office:value="-3.03" calcext:value-type="float">
            <text:p>-3.03</text:p>
          </table:table-cell>
          <table:table-cell office:value-type="string" calcext:value-type="string">
            <text:p>I'm so glad I haven't been sleepy or been able to sleep good for the last month or so. Just the greatest ever. #not #sarcasm</text:p>
          </table:table-cell>
          <table:table-cell table:number-columns-repeated="1022"/>
        </table:table-row>
        <table:table-row table:style-name="ro2">
          <table:table-cell office:value-type="float" office:value="-0.58" calcext:value-type="float">
            <text:p>-0.58</text:p>
          </table:table-cell>
          <table:table-cell office:value-type="string" calcext:value-type="string">
            <text:p>RT @Bet_H1: Dont let crap stars mime on a talent show #irony #Britainsgottalent #will.i.am</text:p>
          </table:table-cell>
          <table:table-cell table:number-columns-repeated="1022"/>
        </table:table-row>
        <table:table-row table:style-name="ro2">
          <table:table-cell office:value-type="float" office:value="-2.63" calcext:value-type="float">
            <text:p>-2.63</text:p>
          </table:table-cell>
          <table:table-cell office:value-type="string" calcext:value-type="string">
            <text:p>@KyleClark @CrashDetective1 a "Grow Your Own" banner I'm sure. Weed is ruining Colorado! #sarcasm</text:p>
          </table:table-cell>
          <table:table-cell table:number-columns-repeated="1022"/>
        </table:table-row>
        <table:table-row table:style-name="ro2">
          <table:table-cell office:value-type="float" office:value="-2.46" calcext:value-type="float">
            <text:p>-2.46</text:p>
          </table:table-cell>
          <table:table-cell office:value-type="string" calcext:value-type="string">
            <text:p>This flu is hanging on for dear life...sore throat..stuffed nose...severe body aches.#cleansing #not#good</text:p>
          </table:table-cell>
          <table:table-cell table:number-columns-repeated="1022"/>
        </table:table-row>
        <table:table-row table:style-name="ro2">
          <table:table-cell office:value-type="float" office:value="3.68" calcext:value-type="float">
            <text:p>3.68</text:p>
          </table:table-cell>
          <table:table-cell office:value-type="string" calcext:value-type="string">
            <text:p>To #accomplish #great #things, we #must #not #only #act, but also #dream, not only #plan, but also #believe. -Anatole France</text:p>
          </table:table-cell>
          <table:table-cell table:number-columns-repeated="1022"/>
        </table:table-row>
        <table:table-row table:style-name="ro1">
          <table:table-cell office:value-type="float" office:value="-2.57" calcext:value-type="float">
            <text:p>-2.57</text:p>
          </table:table-cell>
          <table:table-cell office:value-type="string" calcext:value-type="string">
            <text:p>Yeah you're doing a good job... #Sarcasm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#CancelHannibal because I would like nothing more than to destroy a television show that I am by no means being forced to watch #sarcasm</text:p>
          </table:table-cell>
          <table:table-cell table:number-columns-repeated="1022"/>
        </table:table-row>
        <table:table-row table:style-name="ro2">
          <table:table-cell office:value-type="float" office:value="-0.67" calcext:value-type="float">
            <text:p>-0.67</text:p>
          </table:table-cell>
          <table:table-cell office:value-type="string" calcext:value-type="string">
            <text:p>Feeling a little guilty for working at home for the 8th day in a row...might go to the office tomorrow... #NOT! #ceasers #golf #babyfriday</text:p>
          </table:table-cell>
          <table:table-cell table:number-columns-repeated="1022"/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string" calcext:value-type="string">
            <text:p>@U_S_HARD good thing i literally never watch tv/film sober (for the most part)</text:p>
          </table:table-cell>
          <table:table-cell table:number-columns-repeated="1022"/>
        </table:table-row>
        <table:table-row table:style-name="ro2">
          <table:table-cell office:value-type="float" office:value="-2.72" calcext:value-type="float">
            <text:p>-2.72</text:p>
          </table:table-cell>
          <table:table-cell office:value-type="string" calcext:value-type="string">
            <text:p>RT @NBCNewsTech: "Want Privacy From Google? Fill Out This Form, Send ID nbcnews.to/1rnKgXJ" [ I love #irony in the morning. ]</text:p>
          </table:table-cell>
          <table:table-cell table:number-columns-repeated="1022"/>
        </table:table-row>
        <table:table-row table:style-name="ro2">
          <table:table-cell office:value-type="float" office:value="-1.96" calcext:value-type="float">
            <text:p>-1.96</text:p>
          </table:table-cell>
          <table:table-cell office:value-type="string" calcext:value-type="string">
            <text:p>I love when I'm sitting by my window enjoying the fresh air on a beautiful summer day and I get a big whiff of weed. So enjoyable. #sarcasm</text:p>
          </table:table-cell>
          <table:table-cell table:number-columns-repeated="1022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string" calcext:value-type="string">
            <text:p>That's gonna look good for my college career \n\n#Sarcasm</text:p>
          </table:table-cell>
          <table:table-cell table:number-columns-repeated="1022"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string" calcext:value-type="string">
            <text:p>I guess I'll take a hot shower. My Saturday night is so amazing. #sarcasm</text:p>
          </table:table-cell>
          <table:table-cell table:number-columns-repeated="1022"/>
        </table:table-row>
        <table:table-row table:style-name="ro2">
          <table:table-cell office:value-type="float" office:value="-1.02" calcext:value-type="float">
            <text:p>-1.02</text:p>
          </table:table-cell>
          <table:table-cell office:value-type="string" calcext:value-type="string">
            <text:p>Don't worry scousers, I'm sure the mighty Aston Villa will keep Man City in their place on Wednesday! #yeahright #sorryliverpool</text:p>
          </table:table-cell>
          <table:table-cell table:number-columns-repeated="1022"/>
        </table:table-row>
        <table:table-row table:style-name="ro3">
          <table:table-cell office:value-type="float" office:value="-3.99" calcext:value-type="float">
            <text:p>-3.99</text:p>
          </table:table-cell>
          <table:table-cell office:value-type="string" calcext:value-type="string">
            <text:p>@NadezhdaAle @Steiner1776 Oh how lovely #irony can be. Too late however. They already help unleash the Banderite monster that is Euromaidan.</text:p>
          </table:table-cell>
          <table:table-cell table:number-columns-repeated="1022"/>
        </table:table-row>
        <table:table-row table:style-name="ro2">
          <table:table-cell office:value-type="float" office:value="-1.61" calcext:value-type="float">
            <text:p>-1.61</text:p>
          </table:table-cell>
          <table:table-cell office:value-type="string" calcext:value-type="string">
            <text:p>RT @mestrada: @hquintana3 No, the best way is to hide under the bed! #sarcasm</text:p>
          </table:table-cell>
          <table:table-cell table:number-columns-repeated="1022"/>
        </table:table-row>
        <table:table-row table:style-name="ro1">
          <table:table-cell office:value-type="float" office:value="-3.18" calcext:value-type="float">
            <text:p>-3.18</text:p>
          </table:table-cell>
          <table:table-cell office:value-type="string" calcext:value-type="string">
            <text:p>@TreyCochran_ @jason_lauber64 crastor's keep is where it's at! #sarcasm</text:p>
          </table:table-cell>
          <table:table-cell table:number-columns-repeated="1022"/>
        </table:table-row>
        <table:table-row table:style-name="ro2">
          <table:table-cell office:value-type="float" office:value="-2.75" calcext:value-type="float">
            <text:p>-2.75</text:p>
          </table:table-cell>
          <table:table-cell office:value-type="string" calcext:value-type="string">
            <text:p>Hospital bound. Just what id wanna be doing at 1am on a beautiful saturday evening... #not</text:p>
          </table:table-cell>
          <table:table-cell table:number-columns-repeated="1022"/>
        </table:table-row>
        <table:table-row table:style-name="ro2">
          <table:table-cell office:value-type="float" office:value="-1.88" calcext:value-type="float">
            <text:p>-1.88</text:p>
          </table:table-cell>
          <table:table-cell office:value-type="string" calcext:value-type="string">
            <text:p>@TwitchSupport I'm in MY OWN room via #IRC yet #OnceAgain I DO #NOT have ops #WhyIsThat ?? WHERE IS JTV TONIGHT ?? #tTwitchTV</text:p>
          </table:table-cell>
          <table:table-cell table:number-columns-repeated="1022"/>
        </table:table-row>
        <table:table-row table:style-name="ro2">
          <table:table-cell office:value-type="float" office:value="-0.56" calcext:value-type="float">
            <text:p>-0.56</text:p>
          </table:table-cell>
          <table:table-cell office:value-type="string" calcext:value-type="string">
            <text:p>@TheMoralGuide @RichardDawkins I like the third one though.Truth has been spoken haha. #sarcasm</text:p>
          </table:table-cell>
          <table:table-cell table:number-columns-repeated="1022"/>
        </table:table-row>
        <table:table-row table:style-name="ro2">
          <table:table-cell office:value-type="float" office:value="-0.27" calcext:value-type="float">
            <text:p>-0.27</text:p>
          </table:table-cell>
          <table:table-cell office:value-type="string" calcext:value-type="string">
            <text:p>@cobyrne703 inside your comfort zone? There everything is familiar and nice... #sarcasm :)</text:p>
          </table:table-cell>
          <table:table-cell table:number-columns-repeated="1022"/>
        </table:table-row>
        <table:table-row table:style-name="ro2">
          <table:table-cell office:value-type="float" office:value="-2.15" calcext:value-type="float">
            <text:p>-2.15</text:p>
          </table:table-cell>
          <table:table-cell office:value-type="string" calcext:value-type="string">
            <text:p>RT @jploenneke: Why aren't you taller? it must be because you don't train hard enough...genetics don't matter #sarcasm</text:p>
          </table:table-cell>
          <table:table-cell table:number-columns-repeated="1022"/>
        </table:table-row>
        <table:table-row table:style-name="ro1">
          <table:table-cell office:value-type="float" office:value="-2.76" calcext:value-type="float">
            <text:p>-2.76</text:p>
          </table:table-cell>
          <table:table-cell office:value-type="string" calcext:value-type="string">
            <text:p>Ooh blocking me from seeing your tweets shows me soo much #not</text:p>
          </table:table-cell>
          <table:table-cell table:number-columns-repeated="1022"/>
        </table:table-row>
        <table:table-row table:style-name="ro2">
          <table:table-cell office:value-type="float" office:value="-3.36" calcext:value-type="float">
            <text:p>-3.36</text:p>
          </table:table-cell>
          <table:table-cell office:value-type="string" calcext:value-type="string">
            <text:p>Today is such a wonderful day. Just absolutely wonderful. So wonderful, I might just be in a good mood for ONE WHOLE FUCKING DAY #not</text:p>
          </table:table-cell>
          <table:table-cell table:number-columns-repeated="1022"/>
        </table:table-row>
        <table:table-row table:style-name="ro2">
          <table:table-cell office:value-type="float" office:value="-3.43" calcext:value-type="float">
            <text:p>-3.43</text:p>
          </table:table-cell>
          <table:table-cell office:value-type="string" calcext:value-type="string">
            <text:p>I bought a #KardashianKollection dress to wear to meet Reggie Bush on Saturday oh the #irony</text:p>
          </table:table-cell>
          <table:table-cell table:number-columns-repeated="1022"/>
        </table:table-row>
        <table:table-row table:style-name="ro2">
          <table:table-cell office:value-type="float" office:value="-0.46" calcext:value-type="float">
            <text:p>-0.46</text:p>
          </table:table-cell>
          <table:table-cell office:value-type="string" calcext:value-type="string">
            <text:p>Loading up on liquid energy to stay up editing my radio assignment about how enhancers are bad for you... #coffee #stimulants #irony</text:p>
          </table:table-cell>
          <table:table-cell table:number-columns-repeated="1022"/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string" calcext:value-type="string">
            <text:p>Is graduation this weekend? I cant tell #sarcasm</text:p>
          </table:table-cell>
          <table:table-cell table:number-columns-repeated="1022"/>
        </table:table-row>
        <table:table-row table:style-name="ro2">
          <table:table-cell office:value-type="float" office:value="1.74" calcext:value-type="float">
            <text:p>1.74</text:p>
          </table:table-cell>
          <table:table-cell office:value-type="string" calcext:value-type="string">
            <text:p>Hard to watch Loyalists telling George Galloway to 'go back to Britain' last night on the Nolan show #irony</text:p>
          </table:table-cell>
          <table:table-cell table:number-columns-repeated="1022"/>
        </table:table-row>
        <table:table-row table:style-name="ro1">
          <table:table-cell office:value-type="float" office:value="-1.58" calcext:value-type="float">
            <text:p>-1.58</text:p>
          </table:table-cell>
          <table:table-cell office:value-type="string" calcext:value-type="string">
            <text:p>@TODAYshow what am I going to do with a Dollar or two #not much</text:p>
          </table:table-cell>
          <table:table-cell table:number-columns-repeated="1022"/>
        </table:table-row>
        <table:table-row table:style-name="ro2">
          <table:table-cell office:value-type="float" office:value="-0.73" calcext:value-type="float">
            <text:p>-0.73</text:p>
          </table:table-cell>
          <table:table-cell office:value-type="string" calcext:value-type="string">
            <text:p>Revision or online shopping .. Hmm let me think about that one #not #retailtherapy #alevelproblems</text:p>
          </table:table-cell>
          <table:table-cell table:number-columns-repeated="1022"/>
        </table:table-row>
        <table:table-row table:style-name="ro2">
          <table:table-cell office:value-type="float" office:value="-2.1" calcext:value-type="float">
            <text:p>-2.1</text:p>
          </table:table-cell>
          <table:table-cell office:value-type="string" calcext:value-type="string">
            <text:p>RT @IdreesQAli: First @FuhRaz, now @vikpersad.. friends just dropping more than panties these days.. and panties are the cause #irony</text:p>
          </table:table-cell>
          <table:table-cell table:number-columns-repeated="1022"/>
        </table:table-row>
        <table:table-row table:style-name="ro2">
          <table:table-cell office:value-type="float" office:value="-1.76" calcext:value-type="float">
            <text:p>-1.76</text:p>
          </table:table-cell>
          <table:table-cell office:value-type="string" calcext:value-type="string">
            <text:p>@jessebwatters @MarkDice already did this segment a while ago. your so clever and original! #not #foxsucks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So now it's the umps fault #LSU lost today? Seems right. Makes complete sense. #sarcasm #justwin</text:p>
          </table:table-cell>
          <table:table-cell table:number-columns-repeated="1022"/>
        </table:table-row>
        <table:table-row table:style-name="ro2">
          <table:table-cell office:value-type="float" office:value="-1.98" calcext:value-type="float">
            <text:p>-1.98</text:p>
          </table:table-cell>
          <table:table-cell office:value-type="string" calcext:value-type="string">
            <text:p>@StephanieHakim So, so easy. Really, I would have gotten it at the first clue. #not #NHL15Subban ^ER</text:p>
          </table:table-cell>
          <table:table-cell table:number-columns-repeated="1022"/>
        </table:table-row>
        <table:table-row table:style-name="ro2">
          <table:table-cell office:value-type="float" office:value="-2.06" calcext:value-type="float">
            <text:p>-2.06</text:p>
          </table:table-cell>
          <table:table-cell office:value-type="string" calcext:value-type="string">
            <text:p>@suziparker at least it wasn't The Beaver. And our school didn't allow dances. #RisqueHSYearbookNames #irony</text:p>
          </table:table-cell>
          <table:table-cell table:number-columns-repeated="1022"/>
        </table:table-row>
        <table:table-row table:style-name="ro2">
          <table:table-cell office:value-type="float" office:value="-2.3" calcext:value-type="float">
            <text:p>-2.3</text:p>
          </table:table-cell>
          <table:table-cell office:value-type="string" calcext:value-type="string">
            <text:p>I'm sure someone said that Babs was a librarian too #irony #mccann I think she's just a WUM</text:p>
          </table:table-cell>
          <table:table-cell table:number-columns-repeated="1022"/>
        </table:table-row>
        <table:table-row table:style-name="ro2">
          <table:table-cell office:value-type="float" office:value="-2.61" calcext:value-type="float">
            <text:p>-2.61</text:p>
          </table:table-cell>
          <table:table-cell office:value-type="string" calcext:value-type="string">
            <text:p>@h_mariewillis you said 'guess who's not getting a text from me' I said 'me?' #sarcasm</text:p>
          </table:table-cell>
          <table:table-cell table:number-columns-repeated="1022"/>
        </table:table-row>
        <table:table-row table:style-name="ro1">
          <table:table-cell office:value-type="float" office:value="-2.54" calcext:value-type="float">
            <text:p>-2.54</text:p>
          </table:table-cell>
          <table:table-cell office:value-type="string" calcext:value-type="string">
            <text:p>Has anyone seen the video of that bitch getting hit with the shovel? #sarcasm</text:p>
          </table:table-cell>
          <table:table-cell table:number-columns-repeated="1022"/>
        </table:table-row>
        <table:table-row table:style-name="ro2">
          <table:table-cell office:value-type="float" office:value="-1.93" calcext:value-type="float">
            <text:p>-1.93</text:p>
          </table:table-cell>
          <table:table-cell office:value-type="string" calcext:value-type="string">
            <text:p>That was exciting, proper interchanging &amp; all that stuff, Liverpool way looking 4ward to the World Cup even more now!#not</text:p>
          </table:table-cell>
          <table:table-cell table:number-columns-repeated="1022"/>
        </table:table-row>
        <table:table-row table:style-name="ro2">
          <table:table-cell office:value-type="float" office:value="-1.69" calcext:value-type="float">
            <text:p>-1.69</text:p>
          </table:table-cell>
          <table:table-cell office:value-type="string" calcext:value-type="string">
            <text:p>@Roberto_Cavalli #not just cavalli#shame on cavalli#take off just logo#sufi rights#</text:p>
          </table:table-cell>
          <table:table-cell table:number-columns-repeated="1022"/>
        </table:table-row>
        <table:table-row table:style-name="ro2">
          <table:table-cell office:value-type="float" office:value="-2.94" calcext:value-type="float">
            <text:p>-2.94</text:p>
          </table:table-cell>
          <table:table-cell office:value-type="string" calcext:value-type="string">
            <text:p>Oh joy. Having a root canal done Monday and returning to work Tuesday. #somuchfun #NOT</text:p>
          </table:table-cell>
          <table:table-cell table:number-columns-repeated="1022"/>
        </table:table-row>
        <table:table-row table:style-name="ro2">
          <table:table-cell office:value-type="float" office:value="-2.5" calcext:value-type="float">
            <text:p>-2.5</text:p>
          </table:table-cell>
          <table:table-cell office:value-type="string" calcext:value-type="string">
            <text:p>@Carter_Clay10 never was at OSU, just a commit, but I know OU players are perfect and all #Not</text:p>
          </table:table-cell>
          <table:table-cell table:number-columns-repeated="1022"/>
        </table:table-row>
        <table:table-row table:style-name="ro2">
          <table:table-cell office:value-type="float" office:value="-1.66" calcext:value-type="float">
            <text:p>-1.66</text:p>
          </table:table-cell>
          <table:table-cell office:value-type="string" calcext:value-type="string">
            <text:p>Marketing doesn't get much better than this... Nice work Romaine Jerome #sarcasm instagram.com/p/nnpwYNSpWe/</text:p>
          </table:table-cell>
          <table:table-cell table:number-columns-repeated="1022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string" calcext:value-type="string">
            <text:p>Wait @AnDrEwFbRoOk has a new snap story? Wow what a surprise #not</text:p>
          </table:table-cell>
          <table:table-cell table:number-columns-repeated="1022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string" calcext:value-type="string">
            <text:p>RT @KelkyBeth: Being ignored is just the best feeling ever....! #not</text:p>
          </table:table-cell>
          <table:table-cell table:number-columns-repeated="1022"/>
        </table:table-row>
        <table:table-row table:style-name="ro1">
          <table:table-cell office:value-type="float" office:value="-2.76" calcext:value-type="float">
            <text:p>-2.76</text:p>
          </table:table-cell>
          <table:table-cell office:value-type="string" calcext:value-type="string">
            <text:p>Great my summer is started off just dandy #not </text:p>
          </table:table-cell>
          <table:table-cell table:number-columns-repeated="1022"/>
        </table:table-row>
        <table:table-row table:style-name="ro2">
          <table:table-cell office:value-type="float" office:value="-3.56" calcext:value-type="float">
            <text:p>-3.56</text:p>
          </table:table-cell>
          <table:table-cell office:value-type="string" calcext:value-type="string">
            <text:p>The customer service at Oxford Road station is top notch #not #rude #miserable</text:p>
          </table:table-cell>
          <table:table-cell table:number-columns-repeated="1022"/>
        </table:table-row>
        <table:table-row table:style-name="ro1">
          <table:table-cell office:value-type="float" office:value="-2.59" calcext:value-type="float">
            <text:p>-2.59</text:p>
          </table:table-cell>
          <table:table-cell office:value-type="string" calcext:value-type="string">
            <text:p>@parTAYtime_ and you don't know how to spell my name #truefriend #NOT</text:p>
          </table:table-cell>
          <table:table-cell table:number-columns-repeated="1022"/>
        </table:table-row>
        <table:table-row table:style-name="ro2">
          <table:table-cell office:value-type="float" office:value="-2.6" calcext:value-type="float">
            <text:p>-2.6</text:p>
          </table:table-cell>
          <table:table-cell office:value-type="string" calcext:value-type="string">
            <text:p>@tayloryeskie is that a slam on the Whetstones I'm seeing?? WTH??? #goodmorning #not</text:p>
          </table:table-cell>
          <table:table-cell table:number-columns-repeated="1022"/>
        </table:table-row>
        <table:table-row table:style-name="ro2">
          <table:table-cell office:value-type="float" office:value="-2.91" calcext:value-type="float">
            <text:p>-2.91</text:p>
          </table:table-cell>
          <table:table-cell office:value-type="string" calcext:value-type="string">
            <text:p>What do I get for being healthy and working out? A gash in my shin from doing box jumps #getfit #not</text:p>
          </table:table-cell>
          <table:table-cell table:number-columns-repeated="1022"/>
        </table:table-row>
        <table:table-row table:style-name="ro2">
          <table:table-cell office:value-type="float" office:value="-0.56" calcext:value-type="float">
            <text:p>-0.56</text:p>
          </table:table-cell>
          <table:table-cell office:value-type="string" calcext:value-type="string">
            <text:p>@MariaPtweets Supporting extremists and terrorists and undermining free media is very radical. They should be proud #irony</text:p>
          </table:table-cell>
          <table:table-cell table:number-columns-repeated="1022"/>
        </table:table-row>
        <table:table-row table:style-name="ro2">
          <table:table-cell office:value-type="float" office:value="-2.6" calcext:value-type="float">
            <text:p>-2.6</text:p>
          </table:table-cell>
          <table:table-cell office:value-type="string" calcext:value-type="string">
            <text:p>Not being funny but Roy is a complete joke, hope I am wrong but #not convinced</text:p>
          </table:table-cell>
          <table:table-cell table:number-columns-repeated="1022"/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string" calcext:value-type="string">
            <text:p>@samgazeley #sarcasm youre all smug lying in your bed!</text:p>
          </table:table-cell>
          <table:table-cell table:number-columns-repeated="1022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RT @paladin4justice: @sji_uic @prisonculture Non-profits are turning our closed dilapidated prisons into a homeless shelter. #irony #FDFN20…</text:p>
          </table:table-cell>
          <table:table-cell table:number-columns-repeated="1022"/>
        </table:table-row>
        <table:table-row table:style-name="ro1">
          <table:table-cell office:value-type="float" office:value="-2.22" calcext:value-type="float">
            <text:p>-2.22</text:p>
          </table:table-cell>
          <table:table-cell office:value-type="string" calcext:value-type="string">
            <text:p>Avoiding that all summer should be a fun time #not</text:p>
          </table:table-cell>
          <table:table-cell table:number-columns-repeated="1022"/>
        </table:table-row>
        <table:table-row table:style-name="ro2">
          <table:table-cell office:value-type="float" office:value="-4.21" calcext:value-type="float">
            <text:p>-4.21</text:p>
          </table:table-cell>
          <table:table-cell office:value-type="string" calcext:value-type="string">
            <text:p>I am literally so pissed off that I am missing pretty little liars tonight I want to slap someone</text:p>
          </table:table-cell>
          <table:table-cell table:number-columns-repeated="1022"/>
        </table:table-row>
        <table:table-row table:style-name="ro2">
          <table:table-cell office:value-type="float" office:value="-2.58" calcext:value-type="float">
            <text:p>-2.58</text:p>
          </table:table-cell>
          <table:table-cell office:value-type="string" calcext:value-type="string">
            <text:p>.@JamesFrancoTV you didn't respond to my Voxer. We are #not friends anymore.</text:p>
          </table:table-cell>
          <table:table-cell table:number-columns-repeated="1022"/>
        </table:table-row>
        <table:table-row table:style-name="ro2">
          <table:table-cell office:value-type="float" office:value="0.21" calcext:value-type="float">
            <text:p>0.21</text:p>
          </table:table-cell>
          <table:table-cell office:value-type="string" calcext:value-type="string">
            <text:p>A 12 hour day consisting of entirely lifeguarding? You could say I'm a happy camper right now. #sarcastictweet</text:p>
          </table:table-cell>
          <table:table-cell table:number-columns-repeated="1022"/>
        </table:table-row>
        <table:table-row table:style-name="ro1">
          <table:table-cell office:value-type="float" office:value="-2.73" calcext:value-type="float">
            <text:p>-2.73</text:p>
          </table:table-cell>
          <table:table-cell office:value-type="string" calcext:value-type="string">
            <text:p>I bet the juniors are having a blast with the capstone #not #itwastough</text:p>
          </table:table-cell>
          <table:table-cell table:number-columns-repeated="1022"/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string" calcext:value-type="string">
            <text:p>Literally endless hypotheticals yet I know at least one person interpreted that exactly how it was intended</text:p>
          </table:table-cell>
          <table:table-cell table:number-columns-repeated="1022"/>
        </table:table-row>
        <table:table-row table:style-name="ro2">
          <table:table-cell office:value-type="float" office:value="-2.6" calcext:value-type="float">
            <text:p>-2.6</text:p>
          </table:table-cell>
          <table:table-cell office:value-type="string" calcext:value-type="string">
            <text:p>@therealjonnyh71 I would do anything for a McDonalds just now! Great idea not eating anything, makes me feel superb #Not </text:p>
          </table:table-cell>
          <table:table-cell table:number-columns-repeated="1022"/>
        </table:table-row>
        <table:table-row table:style-name="ro2">
          <table:table-cell office:value-type="float" office:value="1.74" calcext:value-type="float">
            <text:p>1.74</text:p>
          </table:table-cell>
          <table:table-cell office:value-type="string" calcext:value-type="string">
            <text:p>The woman who helped my link my account with my bearcat card graduated from BU in 2007 #irony</text:p>
          </table:table-cell>
          <table:table-cell table:number-columns-repeated="1022"/>
        </table:table-row>
        <table:table-row table:style-name="ro2">
          <table:table-cell office:value-type="float" office:value="-2.31" calcext:value-type="float">
            <text:p>-2.31</text:p>
          </table:table-cell>
          <table:table-cell office:value-type="string" calcext:value-type="string">
            <text:p>Irony &amp; Boe! - London, United Kingdom. #irony #boe #london #unitedkingdom #graffiti #streetart… instagram.com/p/opYV5dqqXL/</text:p>
          </table:table-cell>
          <table:table-cell table:number-columns-repeated="1022"/>
        </table:table-row>
        <table:table-row table:style-name="ro2">
          <table:table-cell office:value-type="float" office:value="-1.29" calcext:value-type="float">
            <text:p>-1.29</text:p>
          </table:table-cell>
          <table:table-cell office:value-type="string" calcext:value-type="string">
            <text:p>Once again the #NYYankees show why they are the best in baseball. Another opportunity wasted another #RISPFAIL. #Sarcasm</text:p>
          </table:table-cell>
          <table:table-cell table:number-columns-repeated="1022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string" calcext:value-type="string">
            <text:p>#Not feeling sleepy... listening a romantic song luv it ^_^</text:p>
          </table:table-cell>
          <table:table-cell table:number-columns-repeated="1022"/>
        </table:table-row>
        <table:table-row table:style-name="ro2">
          <table:table-cell office:value-type="float" office:value="-2.84" calcext:value-type="float">
            <text:p>-2.84</text:p>
          </table:table-cell>
          <table:table-cell office:value-type="string" calcext:value-type="string">
            <text:p>The best part of my day was probably earlier when I was ambushed at my car as I was leaving and bitched at.... #not </text:p>
          </table:table-cell>
          <table:table-cell table:number-columns-repeated="1022"/>
        </table:table-row>
        <table:table-row table:style-name="ro2">
          <table:table-cell office:value-type="float" office:value="-2.28" calcext:value-type="float">
            <text:p>-2.28</text:p>
          </table:table-cell>
          <table:table-cell office:value-type="string" calcext:value-type="string">
            <text:p>@carlycrook1988 Looking forward to getting beaten eh!! PMSL #probowler #not xxx</text:p>
          </table:table-cell>
          <table:table-cell table:number-columns-repeated="1022"/>
        </table:table-row>
        <table:table-row table:style-name="ro2">
          <table:table-cell office:value-type="float" office:value="0.06" calcext:value-type="float">
            <text:p>0.06</text:p>
          </table:table-cell>
          <table:table-cell office:value-type="string" calcext:value-type="string">
            <text:p>Back to school tomorrow! Will try to update and be updated as much as I can since I'll be focusing on studying now #weh #not</text:p>
          </table:table-cell>
          <table:table-cell table:number-columns-repeated="1022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string" calcext:value-type="string">
            <text:p>@SaraStanton @LorixGlic lol always good to find a new source to tap. So to speak</text:p>
          </table:table-cell>
          <table:table-cell table:number-columns-repeated="1022"/>
        </table:table-row>
        <table:table-row table:style-name="ro1">
          <table:table-cell office:value-type="float" office:value="-3.05" calcext:value-type="float">
            <text:p>-3.05</text:p>
          </table:table-cell>
          <table:table-cell office:value-type="string" calcext:value-type="string">
            <text:p>@the_author_ Trying to do things whilst dizzy is oh, so much fun. #sarcasm</text:p>
          </table:table-cell>
          <table:table-cell table:number-columns-repeated="1022"/>
        </table:table-row>
        <table:table-row table:style-name="ro1">
          <table:table-cell office:value-type="float" office:value="-2.88" calcext:value-type="float">
            <text:p>-2.88</text:p>
          </table:table-cell>
          <table:table-cell office:value-type="string" calcext:value-type="string">
            <text:p>Being sick is always a fun way to start off your summer... #not</text:p>
          </table:table-cell>
          <table:table-cell table:number-columns-repeated="1022"/>
        </table:table-row>
        <table:table-row table:style-name="ro1">
          <table:table-cell office:value-type="float" office:value="-2.74" calcext:value-type="float">
            <text:p>-2.74</text:p>
          </table:table-cell>
          <table:table-cell office:value-type="string" calcext:value-type="string">
            <text:p>An AT&amp;T delay??? No way! #sarcasm</text:p>
          </table:table-cell>
          <table:table-cell table:number-columns-repeated="1022"/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string" calcext:value-type="string">
            <text:p>It's cool @leveckt3 I didn't want to be texted back anyway #not #douche </text:p>
          </table:table-cell>
          <table:table-cell table:number-columns-repeated="1022"/>
        </table:table-row>
        <table:table-row table:style-name="ro2">
          <table:table-cell office:value-type="float" office:value="1.75" calcext:value-type="float">
            <text:p>1.75</text:p>
          </table:table-cell>
          <table:table-cell office:value-type="string" calcext:value-type="string">
            <text:p>RT @ukay07: Girls dont want a good guy, so they date bad boys and when they dumped,they say all guys are same! #Irony</text:p>
          </table:table-cell>
          <table:table-cell table:number-columns-repeated="1022"/>
        </table:table-row>
        <table:table-row table:style-name="ro2">
          <table:table-cell office:value-type="float" office:value="-2.7" calcext:value-type="float">
            <text:p>-2.7</text:p>
          </table:table-cell>
          <table:table-cell office:value-type="string" calcext:value-type="string">
            <text:p>I love how I fell asleep at 12:40 and woke up at 3:00 and have been awake ever since.. #not</text:p>
          </table:table-cell>
          <table:table-cell table:number-columns-repeated="102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string" calcext:value-type="string">
            <text:p>@JoeHawley even though I'm sitting right next 2 you ... I'm #Not gonna talk 2 you !!! It's more #Fun #TwitterTweetingYou</text:p>
          </table:table-cell>
          <table:table-cell table:number-columns-repeated="1022"/>
        </table:table-row>
        <table:table-row table:style-name="ro2">
          <table:table-cell office:value-type="float" office:value="-0.69" calcext:value-type="float">
            <text:p>-0.69</text:p>
          </table:table-cell>
          <table:table-cell office:value-type="string" calcext:value-type="string">
            <text:p>cant believe i will be 18 years old in 6 days... one year closer to gray hair i suppose lol #Growing #SadTruth #Optimist #Not</text:p>
          </table:table-cell>
          <table:table-cell table:number-columns-repeated="1022"/>
        </table:table-row>
        <table:table-row table:style-name="ro2">
          <table:table-cell office:value-type="float" office:value="-2.66" calcext:value-type="float">
            <text:p>-2.66</text:p>
          </table:table-cell>
          <table:table-cell office:value-type="string" calcext:value-type="string">
            <text:p>Someone should start a meeting with a Muslim prayer and let that go to the Supreme Court. #sarcasm feedly.com/e/7r0Rgdu5</text:p>
          </table:table-cell>
          <table:table-cell table:number-columns-repeated="1022"/>
        </table:table-row>
        <table:table-row table:style-name="ro1">
          <table:table-cell office:value-type="float" office:value="-2.76" calcext:value-type="float">
            <text:p>-2.76</text:p>
          </table:table-cell>
          <table:table-cell office:value-type="string" calcext:value-type="string">
            <text:p>Wow pacers way to give the heat a good series #not</text:p>
          </table:table-cell>
          <table:table-cell table:number-columns-repeated="1022"/>
        </table:table-row>
        <table:table-row table:style-name="ro1">
          <table:table-cell office:value-type="float" office:value="-1.59" calcext:value-type="float">
            <text:p>-1.59</text:p>
          </table:table-cell>
          <table:table-cell office:value-type="string" calcext:value-type="string">
            <text:p>Wow guys I can't hangout w/ all of you at once #not #</text:p>
          </table:table-cell>
          <table:table-cell table:number-columns-repeated="1022"/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string" calcext:value-type="string">
            <text:p>RT @drinsomniac: Never be afraid to try something new. Remember, Amateurs built the Ark. Professionals built the Titanic!</text:p>
          </table:table-cell>
          <table:table-cell table:number-columns-repeated="1022"/>
        </table:table-row>
        <table:table-row table:style-name="ro2">
          <table:table-cell office:value-type="float" office:value="-2.03" calcext:value-type="float">
            <text:p>-2.03</text:p>
          </table:table-cell>
          <table:table-cell office:value-type="string" calcext:value-type="string">
            <text:p>John is supposed to be shopping for a gift to give me from NYC and he sent me a picture of a new Rolex for him. That's nice. #not</text:p>
          </table:table-cell>
          <table:table-cell table:number-columns-repeated="1022"/>
        </table:table-row>
        <table:table-row table:style-name="ro2">
          <table:table-cell office:value-type="float" office:value="-2.49" calcext:value-type="float">
            <text:p>-2.49</text:p>
          </table:table-cell>
          <table:table-cell office:value-type="string" calcext:value-type="string">
            <text:p>When you're at the bar and you're friend has diarrhea #awesome #spring #not</text:p>
          </table:table-cell>
          <table:table-cell table:number-columns-repeated="1022"/>
        </table:table-row>
        <table:table-row table:style-name="ro2">
          <table:table-cell office:value-type="float" office:value="-2.19" calcext:value-type="float">
            <text:p>-2.19</text:p>
          </table:table-cell>
          <table:table-cell office:value-type="string" calcext:value-type="string">
            <text:p>Soo much variety going through to the finals on bgt #not Same every year #boringvoters Lets put singers are dancers through #original</text:p>
          </table:table-cell>
          <table:table-cell table:number-columns-repeated="1022"/>
        </table:table-row>
        <table:table-row table:style-name="ro2">
          <table:table-cell office:value-type="float" office:value="-2.1" calcext:value-type="float">
            <text:p>-2.1</text:p>
          </table:table-cell>
          <table:table-cell office:value-type="string" calcext:value-type="string">
            <text:p>Forget vet school. Lingerie modeling here I come! #blessed #sexy #modelstatus #SARCASM #areyouarapist pic.twitter.com/GoqXbtsDVb</text:p>
          </table:table-cell>
          <table:table-cell table:number-columns-repeated="1022"/>
        </table:table-row>
        <table:table-row table:style-name="ro2">
          <table:table-cell office:value-type="float" office:value="-3.13" calcext:value-type="float">
            <text:p>-3.13</text:p>
          </table:table-cell>
          <table:table-cell office:value-type="string" calcext:value-type="string">
            <text:p>@mm_crocker What a fine example of a human being .. AND he coaches young people - even better #not</text:p>
          </table:table-cell>
          <table:table-cell table:number-columns-repeated="1022"/>
        </table:table-row>
        <table:table-row table:style-name="ro2">
          <table:table-cell office:value-type="float" office:value="-1.31" calcext:value-type="float">
            <text:p>-1.31</text:p>
          </table:table-cell>
          <table:table-cell office:value-type="string" calcext:value-type="string">
            <text:p>In 1975 '.. the Flyover - that may be judged by posterity to be one of the better works of art of the present century'\n#not #w6 #Hammersmit</text:p>
          </table:table-cell>
          <table:table-cell table:number-columns-repeated="1022"/>
        </table:table-row>
        <table:table-row table:style-name="ro2">
          <table:table-cell office:value-type="float" office:value="-1.13" calcext:value-type="float">
            <text:p>-1.13</text:p>
          </table:table-cell>
          <table:table-cell office:value-type="string" calcext:value-type="string">
            <text:p>I just love running 4 miles in the gym after working a 12 hour shift on sundays. #sarcasm #ibupindagymjusworknonmyfitness #hardcore #jusdoit</text:p>
          </table:table-cell>
          <table:table-cell table:number-columns-repeated="1022"/>
        </table:table-row>
        <table:table-row table:style-name="ro2">
          <table:table-cell office:value-type="float" office:value="-1.2" calcext:value-type="float">
            <text:p>-1.2</text:p>
          </table:table-cell>
          <table:table-cell office:value-type="string" calcext:value-type="string">
            <text:p>Two Idian co-champions for the National Spelling Bee this year, what a surprise #not</text:p>
          </table:table-cell>
          <table:table-cell table:number-columns-repeated="1022"/>
        </table:table-row>
        <table:table-row table:style-name="ro3">
          <table:table-cell office:value-type="float" office:value="-2.6" calcext:value-type="float">
            <text:p>-2.6</text:p>
          </table:table-cell>
          <table:table-cell office:value-type="string" calcext:value-type="string">
            <text:p>@ThomasEvansUKIP @suey2y @2cvdolly1 @star_pumpkin @LonAitewalker Have you seen Neverender's header pic "TOLERANCE" #irony</text:p>
          </table:table-cell>
          <table:table-cell table:number-columns-repeated="1022"/>
        </table:table-row>
        <table:table-row table:style-name="ro3">
          <table:table-cell office:value-type="float" office:value="-3.18" calcext:value-type="float">
            <text:p>-3.18</text:p>
          </table:table-cell>
          <table:table-cell office:value-type="string" calcext:value-type="string">
            <text:p>Using the law to target an already marginalized group in the UK...awesomesss #not #khat oh and the snakey somalis who support the ban #gross</text:p>
          </table:table-cell>
          <table:table-cell table:number-columns-repeated="102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Yeah.... #sarcasm pic.twitter.com/0qFwOwNpdS</text:p>
          </table:table-cell>
          <table:table-cell table:number-columns-repeated="1022"/>
        </table:table-row>
        <table:table-row table:style-name="ro2">
          <table:table-cell office:value-type="float" office:value="-2.27" calcext:value-type="float">
            <text:p>-2.27</text:p>
          </table:table-cell>
          <table:table-cell office:value-type="string" calcext:value-type="string">
            <text:p>Heard the weather was beautiful for all the graduating seniors out in Daytona today... lmao #NOT</text:p>
          </table:table-cell>
          <table:table-cell table:number-columns-repeated="1022"/>
        </table:table-row>
        <table:table-row table:style-name="ro2">
          <table:table-cell office:value-type="float" office:value="-2.46" calcext:value-type="float">
            <text:p>-2.46</text:p>
          </table:table-cell>
          <table:table-cell office:value-type="string" calcext:value-type="string">
            <text:p>I can't stand people who think that they are the best thing since sliced bread like seriously? \n#yeahright #dreamon</text:p>
          </table:table-cell>
          <table:table-cell table:number-columns-repeated="1022"/>
        </table:table-row>
        <table:table-row table:style-name="ro2">
          <table:table-cell office:value-type="float" office:value="-1.51" calcext:value-type="float">
            <text:p>-1.51</text:p>
          </table:table-cell>
          <table:table-cell office:value-type="string" calcext:value-type="string">
            <text:p>@SaintRPh @JoeC1776 And Global Warming Summit was in the midst of a blizzard. #Irony</text:p>
          </table:table-cell>
          <table:table-cell table:number-columns-repeated="1022"/>
        </table:table-row>
        <table:table-row table:style-name="ro2">
          <table:table-cell office:value-type="float" office:value="1.97" calcext:value-type="float">
            <text:p>1.97</text:p>
          </table:table-cell>
          <table:table-cell office:value-type="string" calcext:value-type="string">
            <text:p>i love having the house to myself. earphones in and can blast out the tunes with out giving a shit. #Xfactormaterial #Not</text:p>
          </table:table-cell>
          <table:table-cell table:number-columns-repeated="1022"/>
        </table:table-row>
        <table:table-row table:style-name="ro2">
          <table:table-cell office:value-type="float" office:value="-0.49" calcext:value-type="float">
            <text:p>-0.49</text:p>
          </table:table-cell>
          <table:table-cell office:value-type="string" calcext:value-type="string">
            <text:p>I think physics is #cool, I #do guitar, and I am #not currently suffering through engineering (but I love it) #2truths1lie #icebroken</text:p>
          </table:table-cell>
          <table:table-cell table:number-columns-repeated="1022"/>
        </table:table-row>
        <table:table-row table:style-name="ro2">
          <table:table-cell office:value-type="float" office:value="-3.55" calcext:value-type="float">
            <text:p>-3.55</text:p>
          </table:table-cell>
          <table:table-cell office:value-type="string" calcext:value-type="string">
            <text:p>@Harry_Styles why do you follow so many people? Wow #sarcasm #itstimeyoudoafollowspree #itstmeyoufollowkassie #youretrash</text:p>
          </table:table-cell>
          <table:table-cell table:number-columns-repeated="1022"/>
        </table:table-row>
        <table:table-row table:style-name="ro2">
          <table:table-cell office:value-type="float" office:value="-1.93" calcext:value-type="float">
            <text:p>-1.93</text:p>
          </table:table-cell>
          <table:table-cell office:value-type="string" calcext:value-type="string">
            <text:p>“@TeamRunner4Life: When people take pictures of you running #SoAttractive #Not” my picture in the lunch room</text:p>
          </table:table-cell>
          <table:table-cell table:number-columns-repeated="1022"/>
        </table:table-row>
        <table:table-row table:style-name="ro2">
          <table:table-cell office:value-type="float" office:value="-1.79" calcext:value-type="float">
            <text:p>-1.79</text:p>
          </table:table-cell>
          <table:table-cell office:value-type="string" calcext:value-type="string">
            <text:p>How can I get told off for not getting certain items, when my dad didn't put them on the shopping list !!! #not #psychic #dude</text:p>
          </table:table-cell>
          <table:table-cell table:number-columns-repeated="1022"/>
        </table:table-row>
        <table:table-row table:style-name="ro2">
          <table:table-cell office:value-type="float" office:value="-1.29" calcext:value-type="float">
            <text:p>-1.29</text:p>
          </table:table-cell>
          <table:table-cell office:value-type="string" calcext:value-type="string">
            <text:p>@BrassBrutal @WrestlingMSW I figured I'd throw you a proverbial bone broseph. Plus it's dawned on me that you have the disposition to .1/2</text:p>
          </table:table-cell>
          <table:table-cell table:number-columns-repeated="1022"/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string" calcext:value-type="string">
            <text:p>I love it so badly when the power goes out :) #sarcasm #muchneeded</text:p>
          </table:table-cell>
          <table:table-cell table:number-columns-repeated="1022"/>
        </table:table-row>
        <table:table-row table:style-name="ro1">
          <table:table-cell office:value-type="float" office:value="-2.87" calcext:value-type="float">
            <text:p>-2.87</text:p>
          </table:table-cell>
          <table:table-cell office:value-type="string" calcext:value-type="string">
            <text:p>Egg whites and tuna... yumm!!! #Sarcasm #BeingHealthySucks</text:p>
          </table:table-cell>
          <table:table-cell table:number-columns-repeated="1022"/>
        </table:table-row>
        <table:table-row table:style-name="ro2">
          <table:table-cell office:value-type="float" office:value="-2.08" calcext:value-type="float">
            <text:p>-2.08</text:p>
          </table:table-cell>
          <table:table-cell office:value-type="string" calcext:value-type="string">
            <text:p>The mom sitting next to me at breakfast in the hotel thinks Dr. Dre is a soccer player because he was show on a soccer field! #not</text:p>
          </table:table-cell>
          <table:table-cell table:number-columns-repeated="1022"/>
        </table:table-row>
        <table:table-row table:style-name="ro2">
          <table:table-cell office:value-type="float" office:value="1.57" calcext:value-type="float">
            <text:p>1.57</text:p>
          </table:table-cell>
          <table:table-cell office:value-type="string" calcext:value-type="string">
            <text:p>RT @marissabbg: I've literally been waiting two weeks for the vs semi annual sale lmao </text:p>
          </table:table-cell>
          <table:table-cell table:number-columns-repeated="1022"/>
        </table:table-row>
        <table:table-row table:style-name="ro2">
          <table:table-cell office:value-type="float" office:value="-2.13" calcext:value-type="float">
            <text:p>-2.13</text:p>
          </table:table-cell>
          <table:table-cell office:value-type="string" calcext:value-type="string">
            <text:p>Walgreens Photo Center: Where America Takes it's ^(digital) pictures. Count the layers of #irony #35mm… instagram.com/p/onZG9QLtZ8/</text:p>
          </table:table-cell>
          <table:table-cell table:number-columns-repeated="1022"/>
        </table:table-row>
        <table:table-row table:style-name="ro2">
          <table:table-cell office:value-type="float" office:value="-2.78" calcext:value-type="float">
            <text:p>-2.78</text:p>
          </table:table-cell>
          <table:table-cell office:value-type="string" calcext:value-type="string">
            <text:p>Thanks, @AirCanada for over booking my flight out of #yyg this AM. On standby, even tho I checked in advance. Spiffing. #not</text:p>
          </table:table-cell>
          <table:table-cell table:number-columns-repeated="102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string" calcext:value-type="string">
            <text:p>@007darB @ArtturiArtturi actually it was two one asked Jesus for mercy and the other was like you making fun at his only hope. #irony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Today i heard a honda going like about under 20 and it sounded all rev'd up like it was going over 60 xD #YeahRight haha</text:p>
          </table:table-cell>
          <table:table-cell table:number-columns-repeated="1022"/>
        </table:table-row>
        <table:table-row table:style-name="ro1">
          <table:table-cell office:value-type="float" office:value="-1.49" calcext:value-type="float">
            <text:p>-1.49</text:p>
          </table:table-cell>
          <table:table-cell office:value-type="string" calcext:value-type="string">
            <text:p>Can't wait to go stand in line at 6am for #lesmis rush tickets.... #not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I absolutely love when theres a suddenlink commercial on and the cable messes up. Way to go suddenlink. Great job #not #sarcastic</text:p>
          </table:table-cell>
          <table:table-cell table:number-columns-repeated="1022"/>
        </table:table-row>
        <table:table-row table:style-name="ro2">
          <table:table-cell office:value-type="float" office:value="-3.24" calcext:value-type="float">
            <text:p>-3.24</text:p>
          </table:table-cell>
          <table:table-cell office:value-type="string" calcext:value-type="string">
            <text:p>Here's to getting into 0 of the last two classes I need. Absolutely awesome. #NOT</text:p>
          </table:table-cell>
          <table:table-cell table:number-columns-repeated="1022"/>
        </table:table-row>
        <table:table-row table:style-name="ro2">
          <table:table-cell office:value-type="float" office:value="-1.85" calcext:value-type="float">
            <text:p>-1.85</text:p>
          </table:table-cell>
          <table:table-cell office:value-type="string" calcext:value-type="string">
            <text:p>@IAMPICHELLE She's just trying to play Sonny in order to buy her more time to come up with a plan not to get killed. #NOT</text:p>
          </table:table-cell>
          <table:table-cell table:number-columns-repeated="1022"/>
        </table:table-row>
        <table:table-row table:style-name="ro1">
          <table:table-cell office:value-type="float" office:value="-2.79" calcext:value-type="float">
            <text:p>-2.79</text:p>
          </table:table-cell>
          <table:table-cell office:value-type="string" calcext:value-type="string">
            <text:p>Nice to known your there when I need you #NotReally #Thanks #Sarcasm</text:p>
          </table:table-cell>
          <table:table-cell table:number-columns-repeated="1022"/>
        </table:table-row>
        <table:table-row table:style-name="ro2">
          <table:table-cell office:value-type="float" office:value="-1.06" calcext:value-type="float">
            <text:p>-1.06</text:p>
          </table:table-cell>
          <table:table-cell office:value-type="string" calcext:value-type="string">
            <text:p>How to tell if you have the right number of employees: people are on hold with customer service for 30 minutes. #HealthCare #Sarcasm</text:p>
          </table:table-cell>
          <table:table-cell table:number-columns-repeated="1022"/>
        </table:table-row>
        <table:table-row table:style-name="ro2">
          <table:table-cell office:value-type="float" office:value="-2.63" calcext:value-type="float">
            <text:p>-2.63</text:p>
          </table:table-cell>
          <table:table-cell office:value-type="string" calcext:value-type="string">
            <text:p>Of course I don't mind not having a break while working on a Sunday!! #sarcasm</text:p>
          </table:table-cell>
          <table:table-cell table:number-columns-repeated="1022"/>
        </table:table-row>
        <table:table-row table:style-name="ro2">
          <table:table-cell office:value-type="float" office:value="-2.1" calcext:value-type="float">
            <text:p>-2.1</text:p>
          </table:table-cell>
          <table:table-cell office:value-type="string" calcext:value-type="string">
            <text:p>A #Saha took Punjabi's home nearly, A #Chawla took Bengali to Mansion #Irony #IPLFINAL2014 #VeervsZaara</text:p>
          </table:table-cell>
          <table:table-cell table:number-columns-repeated="1022"/>
        </table:table-row>
        <table:table-row table:style-name="ro1">
          <table:table-cell office:value-type="float" office:value="-3.17" calcext:value-type="float">
            <text:p>-3.17</text:p>
          </table:table-cell>
          <table:table-cell office:value-type="string" calcext:value-type="string">
            <text:p>My allergies can go away now... It's been a fun time! #NOT </text:p>
          </table:table-cell>
          <table:table-cell table:number-columns-repeated="1022"/>
        </table:table-row>
        <table:table-row table:style-name="ro2">
          <table:table-cell office:value-type="float" office:value="-2.32" calcext:value-type="float">
            <text:p>-2.32</text:p>
          </table:table-cell>
          <table:table-cell office:value-type="string" calcext:value-type="string">
            <text:p>The Talk, a collection of down to earth mothers trying to chill with their teenagers. #cool #not</text:p>
          </table:table-cell>
          <table:table-cell table:number-columns-repeated="1022"/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string" calcext:value-type="string">
            <text:p>So sad that tomorrow is my last Friday at NorthHOOD. #not</text:p>
          </table:table-cell>
          <table:table-cell table:number-columns-repeated="1022"/>
        </table:table-row>
        <table:table-row table:style-name="ro2">
          <table:table-cell office:value-type="float" office:value="-3.99" calcext:value-type="float">
            <text:p>-3.99</text:p>
          </table:table-cell>
          <table:table-cell office:value-type="string" calcext:value-type="string">
            <text:p>@BrianAlaback &amp; that Ts vote to spend 1/2 the A+ money on tech &amp; tests take it right back. #irony</text:p>
          </table:table-cell>
          <table:table-cell table:number-columns-repeated="1022"/>
        </table:table-row>
        <table:table-row table:style-name="ro2">
          <table:table-cell office:value-type="float" office:value="-2.48" calcext:value-type="float">
            <text:p>-2.48</text:p>
          </table:table-cell>
          <table:table-cell office:value-type="string" calcext:value-type="string">
            <text:p>Weather like this and me at home with a nice head cold, just the best time to be sick #not</text:p>
          </table:table-cell>
          <table:table-cell table:number-columns-repeated="1022"/>
        </table:table-row>
        <table:table-row table:style-name="ro2">
          <table:table-cell office:value-type="float" office:value="-1.02" calcext:value-type="float">
            <text:p>-1.02</text:p>
          </table:table-cell>
          <table:table-cell office:value-type="string" calcext:value-type="string">
            <text:p>#Gun goes off in Chinese #kindergarten class during safety talk durhamregion.com/news-story/454… #irony</text:p>
          </table:table-cell>
          <table:table-cell table:number-columns-repeated="1022"/>
        </table:table-row>
        <table:table-row table:style-name="ro1">
          <table:table-cell office:value-type="float" office:value="-2.56" calcext:value-type="float">
            <text:p>-2.56</text:p>
          </table:table-cell>
          <table:table-cell office:value-type="string" calcext:value-type="string">
            <text:p>#Sarcasm isn't an attitude, it's an #art ... #justsaying</text:p>
          </table:table-cell>
          <table:table-cell table:number-columns-repeated="1022"/>
        </table:table-row>
        <table:table-row table:style-name="ro2">
          <table:table-cell office:value-type="float" office:value="-3.1" calcext:value-type="float">
            <text:p>-3.1</text:p>
          </table:table-cell>
          <table:table-cell office:value-type="string" calcext:value-type="string">
            <text:p>@Jeff_Ross_MD chooses a speciality that involves little to no patient interaction, proceeds to dominate the social media landscape #irony</text:p>
          </table:table-cell>
          <table:table-cell table:number-columns-repeated="1022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string" calcext:value-type="string">
            <text:p>#sarcasm #humour #ecards instagram.com/p/oi9wZWHneW/</text:p>
          </table:table-cell>
          <table:table-cell table:number-columns-repeated="1022"/>
        </table:table-row>
        <table:table-row table:style-name="ro2">
          <table:table-cell office:value-type="float" office:value="-1.86" calcext:value-type="float">
            <text:p>-1.86</text:p>
          </table:table-cell>
          <table:table-cell office:value-type="string" calcext:value-type="string">
            <text:p>“@GRYNDHOUSZ: #IRONY........ the day you get mass retweets .....is the day you spelled sh*t wrong as hell:)”</text:p>
          </table:table-cell>
          <table:table-cell table:number-columns-repeated="1022"/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string" calcext:value-type="string">
            <text:p>Mariah Carey is more important guys, isn't that amazing? #not</text:p>
          </table:table-cell>
          <table:table-cell table:number-columns-repeated="1022"/>
        </table:table-row>
        <table:table-row table:style-name="ro2">
          <table:table-cell office:value-type="float" office:value="-2.02" calcext:value-type="float">
            <text:p>-2.02</text:p>
          </table:table-cell>
          <table:table-cell office:value-type="string" calcext:value-type="string">
            <text:p>Also, were "not" jokes left in the 90s? Was it just a kid thing? We can only pray they have been saved by playground across America. #not</text:p>
          </table:table-cell>
          <table:table-cell table:number-columns-repeated="1022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@K_Wala You would enjoy that, wouldn't you? LOL #CPRProfessional #LifeSaver #Not #AintBoutThatLife</text:p>
          </table:table-cell>
          <table:table-cell table:number-columns-repeated="1022"/>
        </table:table-row>
        <table:table-row table:style-name="ro1">
          <table:table-cell office:value-type="float" office:value="-2.45" calcext:value-type="float">
            <text:p>-2.45</text:p>
          </table:table-cell>
          <table:table-cell office:value-type="string" calcext:value-type="string">
            <text:p>I just love 12 and under rec league baseball. #Not</text:p>
          </table:table-cell>
          <table:table-cell table:number-columns-repeated="1022"/>
        </table:table-row>
        <table:table-row table:style-name="ro1">
          <table:table-cell office:value-type="float" office:value="-2.25" calcext:value-type="float">
            <text:p>-2.25</text:p>
          </table:table-cell>
          <table:table-cell office:value-type="string" calcext:value-type="string">
            <text:p>If I'm #not what you want. Than what is it ? I can only #give so much.</text:p>
          </table:table-cell>
          <table:table-cell table:number-columns-repeated="1022"/>
        </table:table-row>
        <table:table-row table:style-name="ro2">
          <table:table-cell office:value-type="float" office:value="-2.34" calcext:value-type="float">
            <text:p>-2.34</text:p>
          </table:table-cell>
          <table:table-cell office:value-type="string" calcext:value-type="string">
            <text:p>@Piratemumsie @edfenergy #Not very good advertisement for them, don't think we'll have them</text:p>
          </table:table-cell>
          <table:table-cell table:number-columns-repeated="102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My favorite thing is when people on Instagram #tbt to last week. #not</text:p>
          </table:table-cell>
          <table:table-cell table:number-columns-repeated="1022"/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string" calcext:value-type="string">
            <text:p>Let's throw a party! Congrats good for you!!! @_shaniarae #sarcasm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RT @stylesclvsh: A customer just said I was stupid and the cause of their downfall. My feelings are crushed, boo. Truly. #sarcasm</text:p>
          </table:table-cell>
          <table:table-cell table:number-columns-repeated="1022"/>
        </table:table-row>
        <table:table-row table:style-name="ro2">
          <table:table-cell office:value-type="float" office:value="-2.38" calcext:value-type="float">
            <text:p>-2.38</text:p>
          </table:table-cell>
          <table:table-cell office:value-type="string" calcext:value-type="string">
            <text:p>LOL May getting in as many punches as possible before it comes to an end. I’ve got suuuuch high hopes for June. #not.</text:p>
          </table:table-cell>
          <table:table-cell table:number-columns-repeated="1022"/>
        </table:table-row>
        <table:table-row table:style-name="ro1">
          <table:table-cell office:value-type="float" office:value="-2.17" calcext:value-type="float">
            <text:p>-2.17</text:p>
          </table:table-cell>
          <table:table-cell office:value-type="string" calcext:value-type="string">
            <text:p>//wtf. I love when I botch people's UN. &lt;3 #Sarcasm</text:p>
          </table:table-cell>
          <table:table-cell table:number-columns-repeated="1022"/>
        </table:table-row>
        <table:table-row table:style-name="ro2">
          <table:table-cell office:value-type="float" office:value="-2.59" calcext:value-type="float">
            <text:p>-2.59</text:p>
          </table:table-cell>
          <table:table-cell office:value-type="string" calcext:value-type="string">
            <text:p>@cmm520 she's miserable she's literally watching her crush about to kiss yuli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Why are all the radio stations doing talk radio?! I have 5 hours of driving and NEED music! #VeryFunny #Not</text:p>
          </table:table-cell>
          <table:table-cell table:number-columns-repeated="1022"/>
        </table:table-row>
        <table:table-row table:style-name="ro2">
          <table:table-cell office:value-type="float" office:value="-1.81" calcext:value-type="float">
            <text:p>-1.81</text:p>
          </table:table-cell>
          <table:table-cell office:value-type="string" calcext:value-type="string">
            <text:p>The girl at Fred Meyer got hella butt hurt that I payed 1000$ cash. Sorry that's how I save my money #not</text:p>
          </table:table-cell>
          <table:table-cell table:number-columns-repeated="1022"/>
        </table:table-row>
        <table:table-row table:style-name="ro2">
          <table:table-cell office:value-type="float" office:value="-2.58" calcext:value-type="float">
            <text:p>-2.58</text:p>
          </table:table-cell>
          <table:table-cell office:value-type="string" calcext:value-type="string">
            <text:p>@dailyecho @darthlankysfc so they're getting 24hrs notice that Bauer will infiltrate this secure area with no public access.... #24 #Irony</text:p>
          </table:table-cell>
          <table:table-cell table:number-columns-repeated="1022"/>
        </table:table-row>
        <table:table-row table:style-name="ro1">
          <table:table-cell office:value-type="float" office:value="-2.19" calcext:value-type="float">
            <text:p>-2.19</text:p>
          </table:table-cell>
          <table:table-cell office:value-type="string" calcext:value-type="string">
            <text:p>Because getting hit on by a black guy was totally on my to do list today. #not</text:p>
          </table:table-cell>
          <table:table-cell table:number-columns-repeated="1022"/>
        </table:table-row>
        <table:table-row table:style-name="ro1">
          <table:table-cell office:value-type="float" office:value="-1.28" calcext:value-type="float">
            <text:p>-1.28</text:p>
          </table:table-cell>
          <table:table-cell office:value-type="string" calcext:value-type="string">
            <text:p>I just love how Jessica &amp; I get to sleep on the floor #not</text:p>
          </table:table-cell>
          <table:table-cell table:number-columns-repeated="1022"/>
        </table:table-row>
        <table:table-row table:style-name="ro2">
          <table:table-cell office:value-type="float" office:value="-3.95" calcext:value-type="float">
            <text:p>-3.95</text:p>
          </table:table-cell>
          <table:table-cell office:value-type="string" calcext:value-type="string">
            <text:p>Khyaletsha 144 rapes reported per day! Yes @RapportSA , blacks don't rape... #sarcasm</text:p>
          </table:table-cell>
          <table:table-cell table:number-columns-repeated="1022"/>
        </table:table-row>
        <table:table-row table:style-name="ro2">
          <table:table-cell office:value-type="float" office:value="-2.06" calcext:value-type="float">
            <text:p>-2.06</text:p>
          </table:table-cell>
          <table:table-cell office:value-type="string" calcext:value-type="string">
            <text:p>RT @JCPElicious: lovin the weather. Its raining and im going outside. Wow very nice #sarcasm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“@TeamRunner4Life: When people take pictures of you running #SoAttractive #Not” but so BA also.</text:p>
          </table:table-cell>
          <table:table-cell table:number-columns-repeated="1022"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string" calcext:value-type="string">
            <text:p>ashton's solo in don't stop literally gives me chills (the good type)</text:p>
          </table:table-cell>
          <table:table-cell table:number-columns-repeated="1022"/>
        </table:table-row>
        <table:table-row table:style-name="ro2">
          <table:table-cell office:value-type="float" office:value="-3.76" calcext:value-type="float">
            <text:p>-3.76</text:p>
          </table:table-cell>
          <table:table-cell office:value-type="string" calcext:value-type="string">
            <text:p>@VirginAtlantic not happy arrived at 10:10 on vs066 still waiting for baggage what is the problem no manager here to help #not happy</text:p>
          </table:table-cell>
          <table:table-cell table:number-columns-repeated="1022"/>
        </table:table-row>
        <table:table-row table:style-name="ro2">
          <table:table-cell office:value-type="float" office:value="-2.19" calcext:value-type="float">
            <text:p>-2.19</text:p>
          </table:table-cell>
          <table:table-cell office:value-type="string" calcext:value-type="string">
            <text:p>RT @C00kieMonster6: How did the pacers get such a great center? #sarcasm </text:p>
          </table:table-cell>
          <table:table-cell table:number-columns-repeated="1022"/>
        </table:table-row>
        <table:table-row table:style-name="ro2">
          <table:table-cell office:value-type="float" office:value="-2.08" calcext:value-type="float">
            <text:p>-2.08</text:p>
          </table:table-cell>
          <table:table-cell office:value-type="string" calcext:value-type="string">
            <text:p>Just some close team mates. We play our hearts out for a sport that is our life. #sarcasm… instagram.com/p/nmQLWmqRyt/</text:p>
          </table:table-cell>
          <table:table-cell table:number-columns-repeated="1022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string" calcext:value-type="string">
            <text:p>Cannot wait for the NBA playoffs are over so I can watch the WNBA!!! #not </text:p>
          </table:table-cell>
          <table:table-cell table:number-columns-repeated="1022"/>
        </table:table-row>
        <table:table-row table:style-name="ro2">
          <table:table-cell office:value-type="float" office:value="-2.95" calcext:value-type="float">
            <text:p>-2.95</text:p>
          </table:table-cell>
          <table:table-cell office:value-type="string" calcext:value-type="string">
            <text:p>walked into the house, aunt didnt know i was standing there &amp; all i hear is her talkin shit so yippie for living here. #not</text:p>
          </table:table-cell>
          <table:table-cell table:number-columns-repeated="1022"/>
        </table:table-row>
        <table:table-row table:style-name="ro2">
          <table:table-cell office:value-type="float" office:value="-3.55" calcext:value-type="float">
            <text:p>-3.55</text:p>
          </table:table-cell>
          <table:table-cell office:value-type="string" calcext:value-type="string">
            <text:p>My favorite part about road trips with Amy is her loud singing while she's wearing her headphones #sarcasm</text:p>
          </table:table-cell>
          <table:table-cell table:number-columns-repeated="1022"/>
        </table:table-row>
        <table:table-row table:style-name="ro2">
          <table:table-cell office:value-type="float" office:value="-1.98" calcext:value-type="float">
            <text:p>-1.98</text:p>
          </table:table-cell>
          <table:table-cell office:value-type="string" calcext:value-type="string">
            <text:p>Why is it that janitors closets are often the dirtiest rooms in some buildings? #irony</text:p>
          </table:table-cell>
          <table:table-cell table:number-columns-repeated="1022"/>
        </table:table-row>
        <table:table-row table:style-name="ro1">
          <table:table-cell office:value-type="float" office:value="-1.13" calcext:value-type="float">
            <text:p>-1.13</text:p>
          </table:table-cell>
          <table:table-cell office:value-type="string" calcext:value-type="string">
            <text:p>I love when Em munches on ice while lying in bed.. #Lol #Jk #not</text:p>
          </table:table-cell>
          <table:table-cell table:number-columns-repeated="1022"/>
        </table:table-row>
        <table:table-row table:style-name="ro1">
          <table:table-cell office:value-type="float" office:value="-2.81" calcext:value-type="float">
            <text:p>-2.81</text:p>
          </table:table-cell>
          <table:table-cell office:value-type="string" calcext:value-type="string">
            <text:p>Happy Friday #not ,giving up wifi for three days ,here we go again!</text:p>
          </table:table-cell>
          <table:table-cell table:number-columns-repeated="1022"/>
        </table:table-row>
        <table:table-row table:style-name="ro2">
          <table:table-cell office:value-type="float" office:value="-2.26" calcext:value-type="float">
            <text:p>-2.26</text:p>
          </table:table-cell>
          <table:table-cell office:value-type="string" calcext:value-type="string">
            <text:p>“@linabina90: I love it when people don't reply to my text #sarcasm” stop catching feelings</text:p>
          </table:table-cell>
          <table:table-cell table:number-columns-repeated="1022"/>
        </table:table-row>
        <table:table-row table:style-name="ro1">
          <table:table-cell office:value-type="float" office:value="-2.91" calcext:value-type="float">
            <text:p>-2.91</text:p>
          </table:table-cell>
          <table:table-cell office:value-type="string" calcext:value-type="string">
            <text:p>@jay_ways the Spurs are about as exciting as a bag of dirt</text:p>
          </table:table-cell>
          <table:table-cell table:number-columns-repeated="1022"/>
        </table:table-row>
        <table:table-row table:style-name="ro1">
          <table:table-cell office:value-type="float" office:value="-3.43" calcext:value-type="float">
            <text:p>-3.43</text:p>
          </table:table-cell>
          <table:table-cell office:value-type="string" calcext:value-type="string">
            <text:p>Haha my parents are so closed-minded. It's just sooooo funny. #not</text:p>
          </table:table-cell>
          <table:table-cell table:number-columns-repeated="1022"/>
        </table:table-row>
        <table:table-row table:style-name="ro2">
          <table:table-cell office:value-type="float" office:value="-2.3" calcext:value-type="float">
            <text:p>-2.3</text:p>
          </table:table-cell>
          <table:table-cell office:value-type="string" calcext:value-type="string">
            <text:p>Apparently it's worse than we thought. #Irony RT @postsecret: Today 1 in 4 children will grow up in American illiterate.</text:p>
          </table:table-cell>
          <table:table-cell table:number-columns-repeated="1022"/>
        </table:table-row>
        <table:table-row table:style-name="ro2">
          <table:table-cell office:value-type="float" office:value="-3.18" calcext:value-type="float">
            <text:p>-3.18</text:p>
          </table:table-cell>
          <table:table-cell office:value-type="string" calcext:value-type="string">
            <text:p>@jaayde_stimpson oh ain't it fetch being babies of the group? xx #sarcasm #babychicks</text:p>
          </table:table-cell>
          <table:table-cell table:number-columns-repeated="1022"/>
        </table:table-row>
        <table:table-row table:style-name="ro1">
          <table:table-cell office:value-type="float" office:value="-2.41" calcext:value-type="float">
            <text:p>-2.41</text:p>
          </table:table-cell>
          <table:table-cell office:value-type="string" calcext:value-type="string">
            <text:p>I love doing nothing when it's so nice out. #not</text:p>
          </table:table-cell>
          <table:table-cell table:number-columns-repeated="1022"/>
        </table:table-row>
        <table:table-row table:style-name="ro2">
          <table:table-cell office:value-type="float" office:value="-2.15" calcext:value-type="float">
            <text:p>-2.15</text:p>
          </table:table-cell>
          <table:table-cell office:value-type="string" calcext:value-type="string">
            <text:p>#incomingfreshmanadvice the boys like you for your personality and they're all really mature (#not)</text:p>
          </table:table-cell>
          <table:table-cell table:number-columns-repeated="1022"/>
        </table:table-row>
        <table:table-row table:style-name="ro2">
          <table:table-cell office:value-type="float" office:value="0.38" calcext:value-type="float">
            <text:p>0.38</text:p>
          </table:table-cell>
          <table:table-cell office:value-type="string" calcext:value-type="string">
            <text:p>@GolfClubWankers calling women sluts and bitches... Like the wankers in my golf club #irony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Choosing to read A Fault in Our Stars was a really good choice to do in public.... #NOT #cryinginanairport</text:p>
          </table:table-cell>
          <table:table-cell table:number-columns-repeated="1022"/>
        </table:table-row>
        <table:table-row table:style-name="ro2">
          <table:table-cell office:value-type="float" office:value="-2.26" calcext:value-type="float">
            <text:p>-2.26</text:p>
          </table:table-cell>
          <table:table-cell office:value-type="string" calcext:value-type="string">
            <text:p>So close to finishing revision for social psychological approaches to aggression ... Just 8 more topics to go #sohappy #loveit #sarcasm</text:p>
          </table:table-cell>
          <table:table-cell table:number-columns-repeated="1022"/>
        </table:table-row>
        <table:table-row table:style-name="ro2">
          <table:table-cell office:value-type="float" office:value="-2.51" calcext:value-type="float">
            <text:p>-2.51</text:p>
          </table:table-cell>
          <table:table-cell office:value-type="string" calcext:value-type="string">
            <text:p>Traveling through stretford on a bus with Claire and Ms Southern #FML #happydays #not</text:p>
          </table:table-cell>
          <table:table-cell table:number-columns-repeated="1022"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string" calcext:value-type="string">
            <text:p>Girls always Turn Down the Niqqaz with good Intentions #irony</text:p>
          </table:table-cell>
          <table:table-cell table:number-columns-repeated="1022"/>
        </table:table-row>
        <table:table-row table:style-name="ro2">
          <table:table-cell office:value-type="float" office:value="-2.67" calcext:value-type="float">
            <text:p>-2.67</text:p>
          </table:table-cell>
          <table:table-cell office:value-type="string" calcext:value-type="string">
            <text:p>My family loves me so much! I came home from work to a feast for dinner! #NOT -_- #StarvinLikeMarvin</text:p>
          </table:table-cell>
          <table:table-cell table:number-columns-repeated="1022"/>
        </table:table-row>
        <table:table-row table:style-name="ro2">
          <table:table-cell office:value-type="float" office:value="-2.41" calcext:value-type="float">
            <text:p>-2.41</text:p>
          </table:table-cell>
          <table:table-cell office:value-type="string" calcext:value-type="string">
            <text:p>Watching my aunts and dad try to corporate with one another is such a joy #NOT</text:p>
          </table:table-cell>
          <table:table-cell table:number-columns-repeated="1022"/>
        </table:table-row>
        <table:table-row table:style-name="ro2">
          <table:table-cell office:value-type="float" office:value="-3.52" calcext:value-type="float">
            <text:p>-3.52</text:p>
          </table:table-cell>
          <table:table-cell office:value-type="string" calcext:value-type="string">
            <text:p>Well my day just went from awesome to I'm miserable in 2 seconds #awesome #not</text:p>
          </table:table-cell>
          <table:table-cell table:number-columns-repeated="1022"/>
        </table:table-row>
        <table:table-row table:style-name="ro1">
          <table:table-cell office:value-type="float" office:value="-2.88" calcext:value-type="float">
            <text:p>-2.88</text:p>
          </table:table-cell>
          <table:table-cell office:value-type="string" calcext:value-type="string">
            <text:p>I love being the last person to find out everything.. #not</text:p>
          </table:table-cell>
          <table:table-cell table:number-columns-repeated="1022"/>
        </table:table-row>
        <table:table-row table:style-name="ro2">
          <table:table-cell office:value-type="float" office:value="-2.99" calcext:value-type="float">
            <text:p>-2.99</text:p>
          </table:table-cell>
          <table:table-cell office:value-type="string" calcext:value-type="string">
            <text:p>I love how you talk to someone else while still living with me, but you are "trying" to work on yourself to save us #yeahright #lies #overit</text:p>
          </table:table-cell>
          <table:table-cell table:number-columns-repeated="1022"/>
        </table:table-row>
        <table:table-row table:style-name="ro2">
          <table:table-cell office:value-type="float" office:value="-2.45" calcext:value-type="float">
            <text:p>-2.45</text:p>
          </table:table-cell>
          <table:table-cell office:value-type="string" calcext:value-type="string">
            <text:p>Well Monday is back, nothing gets me all jacked up like having to get up at 4am. #yes #sarcasm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RT @DocSyK: @MoAnsar LOL at 'clear and open' about as clear as mud and as open as a closed door. Muppet. @PreventW @ShaistaGohir</text:p>
          </table:table-cell>
          <table:table-cell table:number-columns-repeated="1022"/>
        </table:table-row>
        <table:table-row table:style-name="ro2">
          <table:table-cell office:value-type="float" office:value="-2.48" calcext:value-type="float">
            <text:p>-2.48</text:p>
          </table:table-cell>
          <table:table-cell office:value-type="string" calcext:value-type="string">
            <text:p>As @GeorgeWillF opined, give him some credit, it’s very hard to hold the American economy down the way O has. #Sarcasm! #tcot #SpecialReport</text:p>
          </table:table-cell>
          <table:table-cell table:number-columns-repeated="1022"/>
        </table:table-row>
        <table:table-row table:style-name="ro2">
          <table:table-cell office:value-type="float" office:value="2.89" calcext:value-type="float">
            <text:p>2.89</text:p>
          </table:table-cell>
          <table:table-cell office:value-type="string" calcext:value-type="string">
            <text:p>When homeless man pays you coffee. #Irony of being a small business owner in #Slovenia. #bittersweet #coffee</text:p>
          </table:table-cell>
          <table:table-cell table:number-columns-repeated="1022"/>
        </table:table-row>
        <table:table-row table:style-name="ro2">
          <table:table-cell office:value-type="float" office:value="-1.15" calcext:value-type="float">
            <text:p>-1.15</text:p>
          </table:table-cell>
          <table:table-cell office:value-type="string" calcext:value-type="string">
            <text:p>@RogersHelps @Sportsnet thnks 4 screwing up the channel guide &amp; having me pvr the tour of turkey &amp; not the first half of #RTZ gm7! #sarcasm</text:p>
          </table:table-cell>
          <table:table-cell table:number-columns-repeated="1022"/>
        </table:table-row>
        <table:table-row table:style-name="ro2">
          <table:table-cell office:value-type="float" office:value="-3.77" calcext:value-type="float">
            <text:p>-3.77</text:p>
          </table:table-cell>
          <table:table-cell office:value-type="string" calcext:value-type="string">
            <text:p>Ha, Glastonbury knobheads moaning and wanting to ban Metallica because he hunts animals.</text:p>
          </table:table-cell>
          <table:table-cell table:number-columns-repeated="1022"/>
        </table:table-row>
        <table:table-row table:style-name="ro2">
          <table:table-cell office:value-type="float" office:value="-1.08" calcext:value-type="float">
            <text:p>-1.08</text:p>
          </table:table-cell>
          <table:table-cell office:value-type="string" calcext:value-type="string">
            <text:p>.@Adrianwoods20 studying privacy, it says, right there on your unprotected Tw account! :-P #irony #KeepStudying #jajajaja</text:p>
          </table:table-cell>
          <table:table-cell table:number-columns-repeated="1022"/>
        </table:table-row>
        <table:table-row table:style-name="ro2">
          <table:table-cell office:value-type="float" office:value="1.81" calcext:value-type="float">
            <text:p>1.81</text:p>
          </table:table-cell>
          <table:table-cell office:value-type="string" calcext:value-type="string">
            <text:p>What if I reach out to you and you grab my hand and hold me tight #ThatWouldBeNice #Make #love #not #war</text:p>
          </table:table-cell>
          <table:table-cell table:number-columns-repeated="1022"/>
        </table:table-row>
        <table:table-row table:style-name="ro2">
          <table:table-cell office:value-type="float" office:value="-3.01" calcext:value-type="float">
            <text:p>-3.01</text:p>
          </table:table-cell>
          <table:table-cell office:value-type="string" calcext:value-type="string">
            <text:p>I wake up feeling like crap and I find out that Maya Angelou passed away today...well today is just dandy #sarcasm #HappyWednesday</text:p>
          </table:table-cell>
          <table:table-cell table:number-columns-repeated="1022"/>
        </table:table-row>
        <table:table-row table:style-name="ro2">
          <table:table-cell office:value-type="float" office:value="-1.79" calcext:value-type="float">
            <text:p>-1.79</text:p>
          </table:table-cell>
          <table:table-cell office:value-type="string" calcext:value-type="string">
            <text:p>You wanna know another pro of pregnancy? Waking up to find you're leaking milk. Fucking love it I do. #sarcasm</text:p>
          </table:table-cell>
          <table:table-cell table:number-columns-repeated="1022"/>
        </table:table-row>
        <table:table-row table:style-name="ro1">
          <table:table-cell office:value-type="float" office:value="-2.27" calcext:value-type="float">
            <text:p>-2.27</text:p>
          </table:table-cell>
          <table:table-cell office:value-type="string" calcext:value-type="string">
            <text:p>Currently witnessing a girl throwing up in College Arms toilets #classy #not </text:p>
          </table:table-cell>
          <table:table-cell table:number-columns-repeated="1022"/>
        </table:table-row>
        <table:table-row table:style-name="ro2">
          <table:table-cell office:value-type="float" office:value="-2.59" calcext:value-type="float">
            <text:p>-2.59</text:p>
          </table:table-cell>
          <table:table-cell office:value-type="string" calcext:value-type="string">
            <text:p>RT @jensan1332: Of course it helps the Dems. It makes more welfare voters that r dependent on govt #sarcasm @IAMPCBob @whostheboff @EliteSq…</text:p>
          </table:table-cell>
          <table:table-cell table:number-columns-repeated="1022"/>
        </table:table-row>
        <table:table-row table:style-name="ro2">
          <table:table-cell office:value-type="float" office:value="-2.31" calcext:value-type="float">
            <text:p>-2.31</text:p>
          </table:table-cell>
          <table:table-cell office:value-type="string" calcext:value-type="string">
            <text:p>RT @RuiterWrongFAN: Breathe a sigh of relief, Johnny Manziel made it back from Vegas &amp; is practicing for the second straight day after a to…</text:p>
          </table:table-cell>
          <table:table-cell table:number-columns-repeated="1022"/>
        </table:table-row>
        <table:table-row table:style-name="ro2">
          <table:table-cell office:value-type="float" office:value="-3.2" calcext:value-type="float">
            <text:p>-3.2</text:p>
          </table:table-cell>
          <table:table-cell office:value-type="string" calcext:value-type="string">
            <text:p>@Nath8888 so u pay £9 million to lower #Lallana fee? Good business sense #not</text:p>
          </table:table-cell>
          <table:table-cell table:number-columns-repeated="1022"/>
        </table:table-row>
        <table:table-row table:style-name="ro2">
          <table:table-cell office:value-type="float" office:value="-2.37" calcext:value-type="float">
            <text:p>-2.37</text:p>
          </table:table-cell>
          <table:table-cell office:value-type="string" calcext:value-type="string">
            <text:p>You know what? You are just like a DICTIONARY to me, without the -TIONARY though. #TittyTuesday #Sarcasm</text:p>
          </table:table-cell>
          <table:table-cell table:number-columns-repeated="1022"/>
        </table:table-row>
        <table:table-row table:style-name="ro1">
          <table:table-cell office:value-type="float" office:value="-2.37" calcext:value-type="float">
            <text:p>-2.37</text:p>
          </table:table-cell>
          <table:table-cell office:value-type="string" calcext:value-type="string">
            <text:p>Wow you make me feel like a queen #sarcasm</text:p>
          </table:table-cell>
          <table:table-cell table:number-columns-repeated="1022"/>
        </table:table-row>
        <table:table-row table:style-name="ro1">
          <table:table-cell office:value-type="float" office:value="-1.29" calcext:value-type="float">
            <text:p>-1.29</text:p>
          </table:table-cell>
          <table:table-cell office:value-type="string" calcext:value-type="string">
            <text:p>Yhis has just been a great fucking day. #sarcasm</text:p>
          </table:table-cell>
          <table:table-cell table:number-columns-repeated="1022"/>
        </table:table-row>
        <table:table-row table:style-name="ro1">
          <table:table-cell office:value-type="float" office:value="-2.88" calcext:value-type="float">
            <text:p>-2.88</text:p>
          </table:table-cell>
          <table:table-cell office:value-type="string" calcext:value-type="string">
            <text:p>I just love when infection comes out of my piercing.. #not</text:p>
          </table:table-cell>
          <table:table-cell table:number-columns-repeated="1022"/>
        </table:table-row>
        <table:table-row table:style-name="ro2">
          <table:table-cell office:value-type="float" office:value="0.31" calcext:value-type="float">
            <text:p>0.31</text:p>
          </table:table-cell>
          <table:table-cell office:value-type="string" calcext:value-type="string">
            <text:p>@Brkn_Dark_Angel @love4_lottie @JulesAMorgan The contract is being so to speak re- written..I'm waiting for a call from Miss Lopez manager</text:p>
          </table:table-cell>
          <table:table-cell table:number-columns-repeated="1022"/>
        </table:table-row>
        <table:table-row table:style-name="ro2">
          <table:table-cell office:value-type="float" office:value="-2.78" calcext:value-type="float">
            <text:p>-2.78</text:p>
          </table:table-cell>
          <table:table-cell office:value-type="string" calcext:value-type="string">
            <text:p>@aleeenie as long as I ain't getting close to her boner I don't mind dating her. #NOT</text:p>
          </table:table-cell>
          <table:table-cell table:number-columns-repeated="1022"/>
        </table:table-row>
        <table:table-row table:style-name="ro2">
          <table:table-cell office:value-type="float" office:value="-2.86" calcext:value-type="float">
            <text:p>-2.86</text:p>
          </table:table-cell>
          <table:table-cell office:value-type="string" calcext:value-type="string">
            <text:p>music on, studying for finals, and drinking caffeine to stay awake is fuuun... -__- #sarcasm</text:p>
          </table:table-cell>
          <table:table-cell table:number-columns-repeated="1022"/>
        </table:table-row>
        <table:table-row table:style-name="ro2">
          <table:table-cell office:value-type="float" office:value="-0.69" calcext:value-type="float">
            <text:p>-0.69</text:p>
          </table:table-cell>
          <table:table-cell office:value-type="string" calcext:value-type="string">
            <text:p>@Rossmccormack44 7th round trust me! Froch for the win! #RealBoxingExpert #Not</text:p>
          </table:table-cell>
          <table:table-cell table:number-columns-repeated="1022"/>
        </table:table-row>
        <table:table-row table:style-name="ro2">
          <table:table-cell office:value-type="float" office:value="-3.04" calcext:value-type="float">
            <text:p>-3.04</text:p>
          </table:table-cell>
          <table:table-cell office:value-type="string" calcext:value-type="string">
            <text:p>You know its going to be a good night when you've got a thousand things on your mind before going to sleep #NOT</text:p>
          </table:table-cell>
          <table:table-cell table:number-columns-repeated="1022"/>
        </table:table-row>
        <table:table-row table:style-name="ro2">
          <table:table-cell office:value-type="float" office:value="-1.35" calcext:value-type="float">
            <text:p>-1.35</text:p>
          </table:table-cell>
          <table:table-cell office:value-type="string" calcext:value-type="string">
            <text:p>I wanna thank everyone who hmu to chill today.. It's nice to know people wanna hangout even when I don't have a car.... #whoamikiddimg #not</text:p>
          </table:table-cell>
          <table:table-cell table:number-columns-repeated="1022"/>
        </table:table-row>
        <table:table-row table:style-name="ro1">
          <table:table-cell office:value-type="float" office:value="-2.95" calcext:value-type="float">
            <text:p>-2.95</text:p>
          </table:table-cell>
          <table:table-cell office:value-type="string" calcext:value-type="string">
            <text:p>I saw a billboard today that said "keep your eyes on the road." #irony</text:p>
          </table:table-cell>
          <table:table-cell table:number-columns-repeated="1022"/>
        </table:table-row>
        <table:table-row table:style-name="ro2">
          <table:table-cell office:value-type="float" office:value="-3.44" calcext:value-type="float">
            <text:p>-3.44</text:p>
          </table:table-cell>
          <table:table-cell office:value-type="string" calcext:value-type="string">
            <text:p>It's such a special thing when you get a nice big blister on your heel!!!! #sarcasm </text:p>
          </table:table-cell>
          <table:table-cell table:number-columns-repeated="1022"/>
        </table:table-row>
        <table:table-row table:style-name="ro2">
          <table:table-cell office:value-type="float" office:value="-2.57" calcext:value-type="float">
            <text:p>-2.57</text:p>
          </table:table-cell>
          <table:table-cell office:value-type="string" calcext:value-type="string">
            <text:p>Sometimes you need keep teaching so you can pay for the therapy you need because you're a teacher. #irony @debikayo #TeacherProblems</text:p>
          </table:table-cell>
          <table:table-cell table:number-columns-repeated="1022"/>
        </table:table-row>
        <table:table-row table:style-name="ro2">
          <table:table-cell office:value-type="float" office:value="-3.5" calcext:value-type="float">
            <text:p>-3.5</text:p>
          </table:table-cell>
          <table:table-cell office:value-type="string" calcext:value-type="string">
            <text:p>seriously love when I'm talking to someone &amp; realize they aren't even listening. #not</text:p>
          </table:table-cell>
          <table:table-cell table:number-columns-repeated="1022"/>
        </table:table-row>
        <table:table-row table:style-name="ro1">
          <table:table-cell office:value-type="float" office:value="-1.29" calcext:value-type="float">
            <text:p>-1.29</text:p>
          </table:table-cell>
          <table:table-cell office:value-type="string" calcext:value-type="string">
            <text:p>@SAStats Thank you psychic network #sarcasm</text:p>
          </table:table-cell>
          <table:table-cell table:number-columns-repeated="1022"/>
        </table:table-row>
        <table:table-row table:style-name="ro2">
          <table:table-cell office:value-type="float" office:value="-1.17" calcext:value-type="float">
            <text:p>-1.17</text:p>
          </table:table-cell>
          <table:table-cell office:value-type="string" calcext:value-type="string">
            <text:p>@crossbow2112 ...and another thing. Why does the pigging sun come out as soon as we go back to work ? #irony</text:p>
          </table:table-cell>
          <table:table-cell table:number-columns-repeated="1022"/>
        </table:table-row>
        <table:table-row table:style-name="ro17">
          <table:table-cell office:value-type="float" office:value="-2.05" calcext:value-type="float">
            <text:p>-2.05</text:p>
          </table:table-cell>
          <table:table-cell office:value-type="string" calcext:value-type="string">
            <text:p>Are they your eyes"?! Nooo there my dads.....!!! Never been asked that before #sarcasm #boredofit</text:p>
            <text:p>462994211051024384520086495424950272-2.60The student center is bumpin #sarcasm</text:p>
            <text:p>472071051396923392520086523505815553-2.38@TravisRodgers : Pitchers' muscles are too big? Yeah, that's what I was thinking too. #Not</text:p>
            <text:p>472924106883489792520086550823329792-2.86Splitting headache all day, and now a small fever.. Woo! #Sarcasm #NotActuallyExcited #NoReally #fb</text:p>
            <text:p>472031984978784256520086579054772224-1.75@chelseawhitnall sozzzzz this is why @McDonaldsUK should make fat free food.. #sarcasm #notgoingtohappen</text:p>
            <text:p>472606187242807296520086607165415424-1.49It's Friday night and I'm reading books for next years English class. Something is wrong with me. #Sympathy #Not #ReadItToMe #Please #Iwill</text:p>
            <text:p>460224795930791936520086634466127872-2.79The highlight of the night was having two drunk guys come dance with me... #sarcasm #concertprobs… instagram.com/p/nRj3tYyTJz/</text:p>
            <text:p>472036632770924544520086662421151744-2.46So I guess I have an infection now, so that's cool #not</text:p>
            <text:p>460232891478200320520086690380406784-2.48Work tomorrowwww. #yayyyy #sarcasm</text:p>
            <text:p>472837104574005248520086718406725632-2.20how to take a test: cry on the paper and the choice closest to your tear is the answer \n#Not #Funny</text:p>
            <text:p>472314177013690368520086746965364737-.46180 cards being put to good use at Target HQ #Irony pic.twitter.com/ybRsfMmQka</text:p>
            <text:p>463471692216823808520086775092772864-2.78Really? The Giants didn't win? \n\nWell now I've seen everything... #RAW #Sarcasm</text:p>
            <text:p>472590743190900736520086803005861888.22I've had a lot of wake up calls in my day, but I've always been good at hitting the snooze #metaphor #nailedit</text:p>
            <text:p>460301154099163137520086830998622208-1.51Yay I get to go watch a softball &amp; a baseball game tomorrow #GoSiblings #Sarcasm</text:p>
            <text:p>463480245233147904520086859075297280-1.98Such a great day and I just spilled all of my coffee on my carpet. #sarcasm</text:p>
            <text:p>472762422374457344520086887051304960-3.00Because it's totally okay to tell twitter our business #not</text:p>
            <text:p>463144981876600832520086915010539520-1.06Oh, your father's not in the picture.. really? #sarcasm</text:p>
            <text:p>472215458436120576520086942999150593-2.92I just love it when you don't fucking talk to me. #not</text:p>
            <text:p>475759999730208769520086970970935297-1.41"@dalelazarovXXX: I sense a mixed message, here. tmblr.co/ZlSbQy1I9nQ4G" #irony?</text:p>
            <text:p>463448255171264512520086998376542208-2.63Allergies are back. Should I start snorting curry? #sarcasm</text:p>
            <text:p>463475849962876928520087026323185664-2.34RT @SMOOVEJAZZFAN: @TreMelvin @ArianaGlenn You're a mean one, Mr. Grinch. #sarcasm</text:p>
            <text:p>465381644929486848520087054282420224-3.50@Blazerbadger about as bad as booing your team at half time! Some people suck!!</text:p>
            <text:p>472205186044538882520087082229055488-2.10Always holding grudges.. It's gonna get you far in life #Not</text:p>
            <text:p>460309530035757058520087110171512832-2.72I should lay down &amp; cry cause I give to many fucks about what you have to say haha #sarcasm in case you don't get it</text:p>
            <text:p>463017854481080320520087138218819584-2.50I can hardly wait for family to ask if I'm dating anybody or where my girlfriend is. #veryexcite #sarcasm</text:p>
            <text:p>463017028865904640520087166148702208-2.95Like I said. Keep Lowry in. #sarcasm Guy's playin with real edge.</text:p>
            <text:p>472278662466011136520087194204405760-3.05Loooving the fact that I have to wake up in 3 hours. #not</text:p>
            <text:p>472574018454040576520087221496709120-1.87the same sister hates modern family, so that's really cool #NOT</text:p>
            <text:p>472071387327123456520087249380470784.38Well @JoshtheNaughton just found hitler quotes in Hebrew #Irony</text:p>
            <text:p>460742535426482179520087276744085504-.51The irony about fashion parties is that even though everyone's stylish, the hottest one in the room is the bodyguard. #irony</text:p>
            <text:p>476443410002620416520087304682360833-2.03Ive been waiting for literally a half hour what is this </text:p>
            <text:p>463291793635676160520087332574490624-2.72No internet again today! Woo! #Sarcasm</text:p>
            <text:p>4764891556741324805200873604833607681.38I can't help it... I've order so many online already and I'm literally just waiting to wear them</text:p>
            <text:p>475468569007108096520087388459388928-2.87So every time I renew my rent contract, I find out what I've done wrong and what I should've done...right after I pay the new checks!</text:p>
            <text:p>472234977393147904520087416485728256-1.41@eagles_dan need to find somehing that inspires me, although the crackhead with his head in a bush was intersting. #not note worthy!</text:p>
            <text:p>472256700310102016520087444474310656-1.58Although I enjoyed looking like Megamind with my blue eyeshadow and French braid, I enjoyed rowing waves back and forth even more #not #done</text:p>
            <text:p>476409288207138816520087472437747712-1.60I literally spend my whole afternoons waiting for dinner.</text:p>
            <text:p>472762591925006337520087500451500032-2.23So I was stuck in traffic during the entire Rafa's match...in fact I am still 20 mins away from home...just a great Saturday in London #not</text:p>
            <text:p>472341793494011904520087528368791554-3.81The most hideous spider everabsolutely wonderful, that makes me feel soooo much better #not</text:p>
            <text:p>472464560692023296520087556386750464-2.48If it doesn't put money in my pocket. Im #NOT interested. #Thanks</text:p>
            <text:p>472032353301561344520087584538894336-.43@gda_saffron ...oh. Uh- you know [waves around] A... talent, so to speak. A tendency.</text:p>
            <text:p>472230947619090432520087612674289664-2.68Cam makes me feel so good about myself #not... apparently all I'm good for is making people laugh from my own stupidity! @cam_coyle39</text:p>
            <text:p>475689196275773442520087640654495744-1.35@TweeetLorraine column was a great read. Random @TheSpec banner ad was for the Ontario PC party. #irony</text:p>
            <text:p>465376258478465024520087668605341696-1.67@Vannnnyy you're about as real as my hopes and dreams</text:p>
            <text:p>472490798203031554520087700016476160-2.83Let me tell you, it's really attractive when you blast hip hop &amp; holler at me from your car... #letmethrowmynumberatyou #NOT</text:p>
            <text:p>472439166882832384520087727958917120-1.05I have enough chunks of code that I wrote open that I'm in danger of becoming a developer. #irony ?</text:p>
            <text:p>472374585363804160520087756085919744-2.30Shift is schedule to be done by 11...but do I get to leave at 11 or do I get to close.... #TGIF #Not</text:p>
            <text:p>472275937979928578520087784049356800-1.30@daniglassjaw r u home tmr? @blessedshihtzu and i r gonn visit. Hahaha #not #sure #doe</text:p>
            <text:p>4764069077798297605200878119708426243.43Sometimes Timbo's tracks are so good they literally astound me..</text:p>
            <text:p>472413221832232961520087839351267328-2.17#tcot If #GOP really want to support the VA I'll assume they will support more funding to solve the wait times! #not #UniteBlue #LibCrib</text:p>
            <text:p>463346967381172225520087867318874112-1.09Eating a big lunch and then having to head back to the office for the afternoon is always fun . #sarcasm #ineedanap</text:p>
            <text:p>463094854637985792520087895248736256-2.66@RingsLikeABell well this sucks!! who is the new badass villain now? #sarcasm</text:p>
            <text:p>472092735974154240520087923346399232-2.87Sister just curled my hair ... I look like a fucking poodle... #thanksSis #not</text:p>
            <text:p>472485181157548033520087979281641473-3.45Having the best encounters with #masshole drivers today #not </text:p>
            <text:p>473973102326460417520088007194722304-.08Using a flashlight to look at a catalogue featuring flashlights. #irony</text:p>
            <text:p>472964517270265856520088035153952768-3.50@Chic_Treat your stuff arrived.. CRUSHED OSMOSIS and broken from chain costly necklace.. THANK YOU.. #NOT #DONTBUY</text:p>
            <text:p>464240209568088064520088063104802816-2.63@becca_helsel @SaraMcDowall @LezlieBlaser I just read this, I can't believe it, She's a wreck! I better put this on my books to read. #not</text:p>
            <text:p>472363758560751616520088091043037185-.77.@WingsScotland @ScotsToryToff @spacechick3000 @MacJaneway so speaks an activist fronting #yes propaganda as bogus "news" fm England #irony</text:p>
            <text:p>472573205958639616520088119040028673-2.56Uh sorryyyy that I'm not up to date on wtf people are calling pills these days. #NOT ! </text:p>
            <text:p>472612351452008448520088146978299904-2.32RT @KaijaEckholm8: You're funny. We are all very amused... #not</text:p>
            <text:p>472086133602779136520088174987862016-2.85Excited to reteach myself everything I've ever learned in math for the GRE #not #IHateMath</text:p>
            <text:p>472863292776407041520088203127422976-1.26The moment you realize all your #Yelp reviews are either for nail salons or coffee shops. #coincidenceofcourse #not</text:p>
            <text:p>472036410997112832520088231036338176-.49@J9Jill @bigror70 @kirkh624 A would remove B so to speak if it put any of this summers at risk</text:p>
            <text:p>472325813787189248520088259335303169-.67I don't really need a car at the minuet, just gonna wait till I actually need one-.- #want #not #need #passenger</text:p>
            <text:p>472300554170167297520088287319691265-2.47@DareToAspas doesnt give coins after playing #FUT Great update #not</text:p>
            <text:p>463331130716868610520088315220201472-1.50Ohh I'm so sorry if I don't approve people easily in social networks even though ur my classmates.I'm sorryyyy #sarcasm ti au</text:p>
            <text:p>472372735507955713520088343124926464-2.99I love traveling hundreds of miles away so my parents can fight #not</text:p>
            <text:p>472885890822725632520088371088359424-2.30its been so long since Kemp has gotten a hit, i'm happy he didn't run to third base.\n#sarcasm</text:p>
            <text:p>463379838502723584520088399114670080-1.02First day at work after a week off couldn't be better... #sarcasm </text:p>
            <text:p>4720371417535160335200884270613463042.34How Die Broers Koch see the media as a "tip of the spear," so to speak: mm4a.org/1oxzTyr RT @dailykos @aattp @peoplefor @captimes</text:p>
            <text:p>472840730361475073520088455230259200-2.79It's always reassuring when your gas light goes on right as you get on the Beltway during rush hour #NOT</text:p>
            <text:p>472422250185232386520088483202101249-.22I want to start a spin class called Vicious Cycle and price anyone poor out #irony</text:p>
            <text:p>472823796034854912520088511085830144-2.59i &lt;3 getting called into work 3 hours early on a day like today #not</text:p>
            <text:p>476438236739694592520088539141509120-.83@MaddisonnOwenns Madison it was literally hilarious. I saw the scene but I COULDNT HEAR I was like.. Wow I payed for this</text:p>
            <text:p>472084571258114048520088567037841408-2.36i love it when other people ease drop on my conversations #not</text:p>
            <text:p>463492725468180480520088595051577344-2.56@FurryCAH Hey! Blue and silver wolfskys are my creation! Don't tread on my.copyright! #sarcasm #CardsAgainstTheFandom #CATF</text:p>
            <text:p>463049920417525760520088623019204608-2.86What do you know? Danica is wrecked. I sure didn't see that coming. #Sarcasm.</text:p>
            <text:p>460295997407506432520088650907144192-2.27Well that was great news #sarcasm</text:p>
            <text:p>4726727180226600965200886789041029121.19Tortillas &amp; Tequila! Mixtape coming soon! #Good #Music #Mexican #Not #What #Y'all #Think #Yee</text:p>
            <text:p>463114854849843200520088706989187072-3.47@RapSheet Scintillating analysis. \n\n#sarcasm</text:p>
            <text:p>472340079588163584520088734902259712.41I love that my mom can come and pick me up at anytime to take me to work!!! I love her #clearlyimanadult #NOT</text:p>
            <text:p>463014872121630720520088762806980608-.90Yes I love the overwhelming amount if responses #sarcasm</text:p>
            <text:p>471697621174603776520088790749429760-2.59I bet they twisted his words already..."ohhh yeah" is a code word! #sarcasm #crazies</text:p>
            <text:p>472770198626664449520088818813505536-.78However, it has #not been #seen \n♮ www.monstermmorpg. com \nbattling. redo \n❍ follow @MonsterMMORPG ✁\n #apple</text:p>
            <text:p>459054903311077376520088846831456256-2.504-times divorced wife-beater doesn't believe in the sanctity of marriage. Shocking. examiner.com/article/wwe-le…</text:p>
            <text:p>472073690243694592520088874765520897-2.85getting my car inspection done on my bday, how exciting #not</text:p>
            <text:p>473052671113707520520088902653472768-1.89What a delightful sunny day to be revising politics #not</text:p>
            <text:p>460262410712915968520088930608513025-2.44I'm all about diggin holes lol #rangergrave #infantry #sarcasm</text:p>
            <text:p>463575560267239425520088958655799296-2.58RT @BlueWaterDays: "Although i walk in the valley of the shadow of death I fear no evil because I'm Satan's spawn." Barack Obama #sarcasm</text:p>
            <text:p>474757281943265280520088986950578176-2.81#Irony RT @beebizzle205: Danny Green is going crazy! If the #Spurs win, the air might be out for (cont) tl.gd/nd4hfu</text:p>
            <text:p>4745786985246883845200890149307801601.62@scottkilleen Right. We want good customer service, so to speak, although being a fan engages a much higher level of emotion.</text:p>
            <text:p>474540289982730240520089042927751168-2.00Both my kids are still asleep and I'm awake. What the what? #irony #stormy #sleepy #summervacay #moving</text:p>
            <text:p>463402387492069376520089070937337856-1.30my peyos are finally coming in and it's only been fucking 9 years since I was bat mitzvahed. L'chaim! #sarcasm pic.twitter.com/j1A1nSWTyZ</text:p>
            <text:p>472529347019276289520089100180021248-2.05Yeah dude, I totally want to watch baseball on my break than the #lakvschi game. #not</text:p>
            <text:p>463391444347396097520089128114073600-2.24@DILLONFRANCIS Wow, your such a sell out. #sarcasm I'm joking, well done!!</text:p>
            <text:p>472336464379125760520089155448344576-3.05Well today is going to be a great day. #not #thumbsdownemjoi</text:p>
            <text:p>472146200104562689520089183579557888-2.31my mom and I obsess over flowers.She loves flowers and her name is flower in Spanish #irony ¿ pic.twitter.com/ZIy00aKSAt</text:p>
            <text:p>463058846211379200520089211677192193-2.72#life #lession #ecards #sarcasm instagram.com/p/nlspc4nnSJ/</text:p>
            <text:p>472633234681917440520089239758053376-1.03@ReneeRaymond_ That can not be real #NOT Nice #Photoshop though... (smile)</text:p>
            <text:p>472088020976300032520089268371587072-1.76Oh... the #Irony. Irony (Original Mix) soundcloud.com/clademusic/iro… #EDM #Trance #ProgressiveHouse #Progressive</text:p>
            <text:p>463048258919464960520089296322428928-2.95S/O to @TannerBennett11 and @kwinings3 for bullying me last night, you guys rock... #sarcasm</text:p>
            <text:p>463419953102606336520089324403310593-2.57.@RJcliffordMMA is really bringing it today with the tired boxing is done after mayweather and Manny discussion! @SBNLukeThomas #sarcasm</text:p>
            <text:p>476422143849558016520089352404488192-.36@camerondallas please follow me I've literally been waiting for like EVER! @camerondallas @camerondallas @camerondallas @camerondallas</text:p>
            <text:p>4745874950287687685200893804727705603.81Congress distances itself from an able administrator @ShashiTharoor..they should actually be distancing themselves from Rahul Gandhi #irony</text:p>
            <text:p>476461686908784640520089408452972545-2.95I actually find it hilarious how my family find ways to blame me for things. I literally sit in a corner on my laptop 99.9% of the time.</text:p>
            <text:p>463374912309055489520089436391227392-2.63@Illiniwek75 @BleedinBlueFS @StLouisBlues That money could have been spent signing Paul Stastny! What is Stillman thinking? #Sarcasm</text:p>
            <text:p>463434371295633408520089464308506626-2.17Great way to end the day #sarcasm</text:p>
            <text:p>463281900992610304520089492225798144-3.51Is the ECB truly independent.. ???. Some may say they are in Germany's pocket..#sarcasm</text:p>
            <text:p>472234155137200128520089520273100800-3.12When the ball hits you in the face and your inner upper lip gets stuck on your braces and starts to bleed... #bestfeelingever #not</text:p>
            <text:p>472653446982545408520089547607384064-1.27Can spend time but definately #not money wit friends nd other companions not until i got myself a One Direction concert ticket. #GoodbyeFood</text:p>
            <text:p>472174688035422208520089575583412224-2.57The gym was like 95 degrees today.. #Lovemysport #lovelife #not </text:p>
            <text:p>472557146673270784520089603471323136-2.57Omg and the fact that u stuck up for me!! Awesome.... #not</text:p>
            <text:p>472202313810317312520089631682232320-1.25I wonder how many tweets are published every hour that are read by 0 people. #publishingmessagestotheworld #irony @morissette</text:p>
            <text:p>472171616131358720520089659813400577-.75I think I could hold my own against these kids in this spelling bee. #not #unreal</text:p>
            <text:p>230113122663419904520089687726489600-2.69You got drunk on Friday and Saturday, but you're going to church today? You're such a devoted Christian!</text:p>
            <text:p>472521605101678594520089715631210496-2.76“@TrackieNation: No please tell me about your gluten allergy one more time #not”if this doesn't describe someone on our team idk what does</text:p>
            <text:p>472423383964319744520089743582052352-2.57Shinseki was right about the costs of the Iraq war. Now he's taken the fall for a VA overloaded by the consequences of ignoring him. #irony</text:p>
            <text:p>472990496789639169520089772392710144-4.00Cool people. Nine hours of sleep in 72 hours. #lovinit #NOT</text:p>
            <text:p>463590144076169216520089800578449409-2.10Ok understandable "@ZaneSebapadi: @Aya_Mohaika The way my downloads are quick ngakhona, I can download the entire internet #Sarcasm</text:p>
          </table:table-cell>
          <table:table-cell table:number-columns-repeated="1022"/>
        </table:table-row>
        <table:table-row table:style-name="ro2">
          <table:table-cell office:value-type="float" office:value="-2.57" calcext:value-type="float">
            <text:p>-2.57</text:p>
          </table:table-cell>
          <table:table-cell office:value-type="string" calcext:value-type="string">
            <text:p>@alexforman2 I just want to know why you're calling me because I'm just me #loner #not #Important</text:p>
          </table:table-cell>
          <table:table-cell table:number-columns-repeated="1022"/>
        </table:table-row>
        <table:table-row table:style-name="ro1">
          <table:table-cell office:value-type="float" office:value="-3.52" calcext:value-type="float">
            <text:p>-3.52</text:p>
          </table:table-cell>
          <table:table-cell office:value-type="string" calcext:value-type="string">
            <text:p>You know it's a good night when you are crying yourself to sleep #not</text:p>
          </table:table-cell>
          <table:table-cell table:number-columns-repeated="1022"/>
        </table:table-row>
        <table:table-row table:style-name="ro2">
          <table:table-cell office:value-type="float" office:value="2.17" calcext:value-type="float">
            <text:p>2.17</text:p>
          </table:table-cell>
          <table:table-cell office:value-type="string" calcext:value-type="string">
            <text:p>Way to go Michael Brantley. Great start to the season. Proverbial brand new ballgame. #rolltribe</text:p>
          </table:table-cell>
          <table:table-cell table:number-columns-repeated="1022"/>
        </table:table-row>
        <table:table-row table:style-name="ro2">
          <table:table-cell office:value-type="float" office:value="-2.88" calcext:value-type="float">
            <text:p>-2.88</text:p>
          </table:table-cell>
          <table:table-cell office:value-type="string" calcext:value-type="string">
            <text:p>Woke up at 2am to do a slot at 3am and jus found out we only going on at 6:45am!#not cool</text:p>
          </table:table-cell>
          <table:table-cell table:number-columns-repeated="1022"/>
        </table:table-row>
        <table:table-row table:style-name="ro1">
          <table:table-cell office:value-type="float" office:value="-2.42" calcext:value-type="float">
            <text:p>-2.42</text:p>
          </table:table-cell>
          <table:table-cell office:value-type="string" calcext:value-type="string">
            <text:p>Last rfoc shift of the year, how sad #sarcasm</text:p>
          </table:table-cell>
          <table:table-cell table:number-columns-repeated="1022"/>
        </table:table-row>
        <table:table-row table:style-name="ro2">
          <table:table-cell office:value-type="float" office:value="-1.83" calcext:value-type="float">
            <text:p>-1.83</text:p>
          </table:table-cell>
          <table:table-cell office:value-type="string" calcext:value-type="string">
            <text:p>So Ollie is all smart in a suit and I'm giving him a lift in my pj's, no makeup and wet hair - he's such a lucky bloke #not</text:p>
          </table:table-cell>
          <table:table-cell table:number-columns-repeated="1022"/>
        </table:table-row>
        <table:table-row table:style-name="ro2">
          <table:table-cell office:value-type="float" office:value="-1.24" calcext:value-type="float">
            <text:p>-1.24</text:p>
          </table:table-cell>
          <table:table-cell office:value-type="string" calcext:value-type="string">
            <text:p>oh but that's right, why should anyone be forced to care for a child they didn't want? #irony</text:p>
          </table:table-cell>
          <table:table-cell table:number-columns-repeated="1022"/>
        </table:table-row>
        <table:table-row table:style-name="ro2">
          <table:table-cell office:value-type="float" office:value="1.83" calcext:value-type="float">
            <text:p>1.83</text:p>
          </table:table-cell>
          <table:table-cell office:value-type="string" calcext:value-type="string">
            <text:p>While I am sorry that the last Canadian NHL team is out, I *am* happy for AV! #Vigneault #irony #NYRangers #canadiensmontreal</text:p>
          </table:table-cell>
          <table:table-cell table:number-columns-repeated="1022"/>
        </table:table-row>
        <table:table-row table:style-name="ro2">
          <table:table-cell office:value-type="float" office:value="-2.66" calcext:value-type="float">
            <text:p>-2.66</text:p>
          </table:table-cell>
          <table:table-cell office:value-type="string" calcext:value-type="string">
            <text:p>RT @kenpeluso: @JamesNeaI @NHL didn't know you were such a cheap shot. #sarcasm</text:p>
          </table:table-cell>
          <table:table-cell table:number-columns-repeated="1022"/>
        </table:table-row>
        <table:table-row table:style-name="ro2">
          <table:table-cell office:value-type="float" office:value="-3.36" calcext:value-type="float">
            <text:p>-3.36</text:p>
          </table:table-cell>
          <table:table-cell office:value-type="string" calcext:value-type="string">
            <text:p>@bloodyh00ker she needs to stop thinking she's cute bc hon you're about as cute as a horse is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@FarrukhSiddiqui Geo needs other media help to spread news about them! #Irony!! :) @UmarCheema1 @Mustafa_Qadri @amnesty</text:p>
          </table:table-cell>
          <table:table-cell table:number-columns-repeated="1022"/>
        </table:table-row>
        <table:table-row table:style-name="ro2">
          <table:table-cell office:value-type="float" office:value="-2.4" calcext:value-type="float">
            <text:p>-2.4</text:p>
          </table:table-cell>
          <table:table-cell office:value-type="string" calcext:value-type="string">
            <text:p>RT @HUMANBEINGONE: Why is it that Westerners can watch horror movies yet avoid the real horror of the Nazis their Govts support? #Irony</text:p>
          </table:table-cell>
          <table:table-cell table:number-columns-repeated="1022"/>
        </table:table-row>
        <table:table-row table:style-name="ro2">
          <table:table-cell office:value-type="float" office:value="-1.17" calcext:value-type="float">
            <text:p>-1.17</text:p>
          </table:table-cell>
          <table:table-cell office:value-type="string" calcext:value-type="string">
            <text:p>@StGeorgeGroves @Carl_Froch going to be a great fight #not going the distance.</text:p>
          </table:table-cell>
          <table:table-cell table:number-columns-repeated="1022"/>
        </table:table-row>
        <table:table-row table:style-name="ro2">
          <table:table-cell office:value-type="float" office:value="-3.31" calcext:value-type="float">
            <text:p>-3.31</text:p>
          </table:table-cell>
          <table:table-cell office:value-type="string" calcext:value-type="string">
            <text:p>I literally was in such a good sleep for ten minutes.. Then Luke decided to scare me to wake him up.. I should have punched him in the face?</text:p>
          </table:table-cell>
          <table:table-cell table:number-columns-repeated="1022"/>
        </table:table-row>
        <table:table-row table:style-name="ro2">
          <table:table-cell office:value-type="float" office:value="-2.58" calcext:value-type="float">
            <text:p>-2.58</text:p>
          </table:table-cell>
          <table:table-cell office:value-type="string" calcext:value-type="string">
            <text:p>@stevier_villa It is laughable that the one who ran him out was the one who is their number 1 cheating cunt as well! #irony</text:p>
          </table:table-cell>
          <table:table-cell table:number-columns-repeated="1022"/>
        </table:table-row>
        <table:table-row table:style-name="ro1">
          <table:table-cell office:value-type="float" office:value="-2.57" calcext:value-type="float">
            <text:p>-2.57</text:p>
          </table:table-cell>
          <table:table-cell office:value-type="string" calcext:value-type="string">
            <text:p>Oh hey #insomnia. Haven't missed you but thanks for coming back. #not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I've been doing the same piece of work for three days now.. So motivated #not</text:p>
          </table:table-cell>
          <table:table-cell table:number-columns-repeated="1022"/>
        </table:table-row>
        <table:table-row table:style-name="ro1">
          <table:table-cell office:value-type="float" office:value="-0.81" calcext:value-type="float">
            <text:p>-0.81</text:p>
          </table:table-cell>
          <table:table-cell office:value-type="string" calcext:value-type="string">
            <text:p>At the school waiting for the volleyball coaches. I'm literally so nervous rn i</text:p>
          </table:table-cell>
          <table:table-cell table:number-columns-repeated="1022"/>
        </table:table-row>
        <table:table-row table:style-name="ro1">
          <table:table-cell office:value-type="float" office:value="-2.03" calcext:value-type="float">
            <text:p>-2.03</text:p>
          </table:table-cell>
          <table:table-cell office:value-type="string" calcext:value-type="string">
            <text:p>Got told today I suit being pregnant. #yeahright #fatty</text:p>
          </table:table-cell>
          <table:table-cell table:number-columns-repeated="1022"/>
        </table:table-row>
        <table:table-row table:style-name="ro1">
          <table:table-cell office:value-type="float" office:value="-2.77" calcext:value-type="float">
            <text:p>-2.77</text:p>
          </table:table-cell>
          <table:table-cell office:value-type="string" calcext:value-type="string">
            <text:p>@MelodyKaiser omfg Mel... I miss your smart ass. #sarcasm #butidomissya</text:p>
          </table:table-cell>
          <table:table-cell table:number-columns-repeated="1022"/>
        </table:table-row>
        <table:table-row table:style-name="ro2">
          <table:table-cell office:value-type="float" office:value="-1.2" calcext:value-type="float">
            <text:p>-1.2</text:p>
          </table:table-cell>
          <table:table-cell office:value-type="string" calcext:value-type="string">
            <text:p>I don't need Google, my daughter knows everything I will just ask her.#sarcasm</text:p>
          </table:table-cell>
          <table:table-cell table:number-columns-repeated="1022"/>
        </table:table-row>
        <table:table-row table:style-name="ro2">
          <table:table-cell office:value-type="float" office:value="-2.01" calcext:value-type="float">
            <text:p>-2.01</text:p>
          </table:table-cell>
          <table:table-cell office:value-type="string" calcext:value-type="string">
            <text:p>@SacBee_JoeD Hahaha. Frisbee golf is gonna be huge (In my Kenny Bania from Seinfield voice). #not</text:p>
          </table:table-cell>
          <table:table-cell table:number-columns-repeated="1022"/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string" calcext:value-type="string">
            <text:p>Reese I Missss Him Bra Been Gone For A Min #Not Reese In Jail </text:p>
          </table:table-cell>
          <table:table-cell table:number-columns-repeated="1022"/>
        </table:table-row>
        <table:table-row table:style-name="ro1">
          <table:table-cell office:value-type="float" office:value="-2.56" calcext:value-type="float">
            <text:p>-2.56</text:p>
          </table:table-cell>
          <table:table-cell office:value-type="string" calcext:value-type="string">
            <text:p>it was cricket yesterday and today it's boxing. such a great TL! #not</text:p>
          </table:table-cell>
          <table:table-cell table:number-columns-repeated="1022"/>
        </table:table-row>
        <table:table-row table:style-name="ro2">
          <table:table-cell office:value-type="float" office:value="-2.75" calcext:value-type="float">
            <text:p>-2.75</text:p>
          </table:table-cell>
          <table:table-cell office:value-type="string" calcext:value-type="string">
            <text:p>So my phones at 7% and I'm charging it and all the sudden I look at it and it's a 5% and then goes up to 6% #ThatMakesSense #Not</text:p>
          </table:table-cell>
          <table:table-cell table:number-columns-repeated="1022"/>
        </table:table-row>
        <table:table-row table:style-name="ro2">
          <table:table-cell office:value-type="float" office:value="-2.8" calcext:value-type="float">
            <text:p>-2.8</text:p>
          </table:table-cell>
          <table:table-cell office:value-type="string" calcext:value-type="string">
            <text:p>Looks like tonight is gonna be one if those sleepless nights can't wait to wake up in 5 and a half hours for work #NOT</text:p>
          </table:table-cell>
          <table:table-cell table:number-columns-repeated="1022"/>
        </table:table-row>
        <table:table-row table:style-name="ro2">
          <table:table-cell office:value-type="float" office:value="-1.88" calcext:value-type="float">
            <text:p>-1.88</text:p>
          </table:table-cell>
          <table:table-cell office:value-type="string" calcext:value-type="string">
            <text:p>Way to give @ColoradoMesaU baseball the recognition they deserve on making to the championship game @DailySentinelGJ #Not</text:p>
          </table:table-cell>
          <table:table-cell table:number-columns-repeated="1022"/>
        </table:table-row>
        <table:table-row table:style-name="ro2">
          <table:table-cell office:value-type="float" office:value="2.67" calcext:value-type="float">
            <text:p>2.67</text:p>
          </table:table-cell>
          <table:table-cell office:value-type="string" calcext:value-type="string">
            <text:p>@justinbieber I love you and @camerondallas so so so so so so so muchhhh... #words #can #not #explain #baes #magcon</text:p>
          </table:table-cell>
          <table:table-cell table:number-columns-repeated="1022"/>
        </table:table-row>
        <table:table-row table:style-name="ro2">
          <table:table-cell office:value-type="float" office:value="1.31" calcext:value-type="float">
            <text:p>1.31</text:p>
          </table:table-cell>
          <table:table-cell office:value-type="string" calcext:value-type="string">
            <text:p>So @GwynethPaltrow did a tawk bout internet bullies &amp; @cindymccain &amp; @MeghanMcCain tweet back with name callin? #anidiotajoke #irony</text:p>
          </table:table-cell>
          <table:table-cell table:number-columns-repeated="1022"/>
        </table:table-row>
        <table:table-row table:style-name="ro2">
          <table:table-cell office:value-type="float" office:value="-2.56" calcext:value-type="float">
            <text:p>-2.56</text:p>
          </table:table-cell>
          <table:table-cell office:value-type="string" calcext:value-type="string">
            <text:p>The Sims 4 is just an expensive version of The Sims Social... LOL @TheSims3 well done #not</text:p>
          </table:table-cell>
          <table:table-cell table:number-columns-repeated="1022"/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string" calcext:value-type="string">
            <text:p>@ItsLifeTexts: One of the best feelings is when someone understands you without you having to say anything.</text:p>
          </table:table-cell>
          <table:table-cell table:number-columns-repeated="1022"/>
        </table:table-row>
        <table:table-row table:style-name="ro2">
          <table:table-cell office:value-type="float" office:value="-3.1" calcext:value-type="float">
            <text:p>-3.1</text:p>
          </table:table-cell>
          <table:table-cell office:value-type="string" calcext:value-type="string">
            <text:p>@FeatherInMyCap @Never_fLynch I just threw up a little reading that. *puckers up lips* #sarcasm #nasty I hope she gets the flu.</text:p>
          </table:table-cell>
          <table:table-cell table:number-columns-repeated="1022"/>
        </table:table-row>
        <table:table-row table:style-name="ro2">
          <table:table-cell office:value-type="float" office:value="2.11" calcext:value-type="float">
            <text:p>2.11</text:p>
          </table:table-cell>
          <table:table-cell office:value-type="string" calcext:value-type="string">
            <text:p>Saw this guy from #TheWorks grabbin' a burger from #McDonalds!!! #Burgers #Irony pic.twitter.com/FNiF7gQ3BN</text:p>
          </table:table-cell>
          <table:table-cell table:number-columns-repeated="1022"/>
        </table:table-row>
        <table:table-row table:style-name="ro2">
          <table:table-cell office:value-type="float" office:value="-2.73" calcext:value-type="float">
            <text:p>-2.73</text:p>
          </table:table-cell>
          <table:table-cell office:value-type="string" calcext:value-type="string">
            <text:p>ha I love when I finish assignments last minute but have no ink to print them!!!! #not</text:p>
          </table:table-cell>
          <table:table-cell table:number-columns-repeated="1022"/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string" calcext:value-type="string">
            <text:p>Why hello, migraine! So nice to feel you again. #not</text:p>
          </table:table-cell>
          <table:table-cell table:number-columns-repeated="1022"/>
        </table:table-row>
        <table:table-row table:style-name="ro1">
          <table:table-cell office:value-type="float" office:value="-2.05" calcext:value-type="float">
            <text:p>-2.05</text:p>
          </table:table-cell>
          <table:table-cell office:value-type="string" calcext:value-type="string">
            <text:p>Henderson will keep the ball all night long for England #baller#not</text:p>
          </table:table-cell>
          <table:table-cell table:number-columns-repeated="1022"/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string" calcext:value-type="string">
            <text:p>Two days is not enough time for a weekend.#TrueStory #sarcasm</text:p>
          </table:table-cell>
          <table:table-cell table:number-columns-repeated="1022"/>
        </table:table-row>
        <table:table-row table:style-name="ro2">
          <table:table-cell office:value-type="float" office:value="-2.22" calcext:value-type="float">
            <text:p>-2.22</text:p>
          </table:table-cell>
          <table:table-cell office:value-type="string" calcext:value-type="string">
            <text:p>RT @avohoe: I'm to fuccd up In the head the deception always come from the people I never expect #irony</text:p>
          </table:table-cell>
          <table:table-cell table:number-columns-repeated="1022"/>
        </table:table-row>
        <table:table-row table:style-name="ro2">
          <table:table-cell office:value-type="float" office:value="-0.07" calcext:value-type="float">
            <text:p>-0.07</text:p>
          </table:table-cell>
          <table:table-cell office:value-type="string" calcext:value-type="string">
            <text:p>#Not!! "@Str8_no_Chazer: ....... RT @Oclark38: Let's see if the Pacer's can extend this series to a game 7 tonight. #Pacers #Heat #INDvsMIA"</text:p>
          </table:table-cell>
          <table:table-cell table:number-columns-repeated="1022"/>
        </table:table-row>
        <table:table-row table:style-name="ro2">
          <table:table-cell office:value-type="float" office:value="-2.12" calcext:value-type="float">
            <text:p>-2.12</text:p>
          </table:table-cell>
          <table:table-cell office:value-type="string" calcext:value-type="string">
            <text:p>@WHO you imposed ban on Pak, no offence, I can't afford traveling abroad either way #Pakistan #Sarcasm @abidifactor @KunwarMoeez @SsamanJay</text:p>
          </table:table-cell>
          <table:table-cell table:number-columns-repeated="1022"/>
        </table:table-row>
        <table:table-row table:style-name="ro2">
          <table:table-cell office:value-type="float" office:value="-4" calcext:value-type="float">
            <text:p>-4</text:p>
          </table:table-cell>
          <table:table-cell office:value-type="string" calcext:value-type="string">
            <text:p>You deserve what you get. Kids a loser. #inacage #junkie #youahoe #caught #sorrynotsorry #not #payperview</text:p>
          </table:table-cell>
          <table:table-cell table:number-columns-repeated="1022"/>
        </table:table-row>
        <table:table-row table:style-name="ro3">
          <table:table-cell office:value-type="float" office:value="-0.75" calcext:value-type="float">
            <text:p>-0.75</text:p>
          </table:table-cell>
          <table:table-cell office:value-type="string" calcext:value-type="string">
            <text:p>RT @LearnedHand: "Dropped four niggas now I'm making all the dough" #irony RT @mkfnch: Dr. Dre's Homies: Then and Now pic.twitter.com/rMhFEzH4z3</text:p>
          </table:table-cell>
          <table:table-cell table:number-columns-repeated="1022"/>
        </table:table-row>
        <table:table-row table:style-name="ro2">
          <table:table-cell office:value-type="float" office:value="-1.31" calcext:value-type="float">
            <text:p>-1.31</text:p>
          </table:table-cell>
          <table:table-cell office:value-type="string" calcext:value-type="string">
            <text:p>UFC's Dana White no longer reads the internet: 'I've literally shut myself off from that whole world' bit.ly/1kVzdw5</text:p>
          </table:table-cell>
          <table:table-cell table:number-columns-repeated="1022"/>
        </table:table-row>
        <table:table-row table:style-name="ro3">
          <table:table-cell office:value-type="float" office:value="-2.22" calcext:value-type="float">
            <text:p>-2.22</text:p>
          </table:table-cell>
          <table:table-cell office:value-type="string" calcext:value-type="string">
            <text:p>@JerKzTheGreaT @FLoRexic @lxKicKz @ArxB95 @Spearow_ @ScruFFuR_bH naw how about you go cry to activision about getting banned off 360 #irony</text:p>
          </table:table-cell>
          <table:table-cell table:number-columns-repeated="1022"/>
        </table:table-row>
        <table:table-row table:style-name="ro2">
          <table:table-cell office:value-type="float" office:value="-2.66" calcext:value-type="float">
            <text:p>-2.66</text:p>
          </table:table-cell>
          <table:table-cell office:value-type="string" calcext:value-type="string">
            <text:p>Going to Jewel around 6:00pm is always an exciting adventure. #sarcasm #patience #stillbetterthanmarianos</text:p>
          </table:table-cell>
          <table:table-cell table:number-columns-repeated="1022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string" calcext:value-type="string">
            <text:p>Well, I called that happening. Love waking up to that text. #not</text:p>
          </table:table-cell>
          <table:table-cell table:number-columns-repeated="1022"/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string" calcext:value-type="string">
            <text:p>It takes a smart person to realize their own stupidity #wisdomteeth #WordsThatDescribeMe #irony</text:p>
          </table:table-cell>
          <table:table-cell table:number-columns-repeated="1022"/>
        </table:table-row>
        <table:table-row table:style-name="ro1">
          <table:table-cell office:value-type="float" office:value="-3.77" calcext:value-type="float">
            <text:p>-3.77</text:p>
          </table:table-cell>
          <table:table-cell office:value-type="string" calcext:value-type="string">
            <text:p>@cjeg3536 @Elizzzamayl I can't provide for myself lmao #irony</text:p>
          </table:table-cell>
          <table:table-cell table:number-columns-repeated="1022"/>
        </table:table-row>
        <table:table-row table:style-name="ro2">
          <table:table-cell office:value-type="float" office:value="0.21" calcext:value-type="float">
            <text:p>0.21</text:p>
          </table:table-cell>
          <table:table-cell office:value-type="string" calcext:value-type="string">
            <text:p>I only like spending money that’s not mine #money #i #only #like #spending #thats #that #is #not #mine #emoji #funny #face #laughin</text:p>
          </table:table-cell>
          <table:table-cell table:number-columns-repeated="1022"/>
        </table:table-row>
        <table:table-row table:style-name="ro2">
          <table:table-cell office:value-type="float" office:value="-2.53" calcext:value-type="float">
            <text:p>-2.53</text:p>
          </table:table-cell>
          <table:table-cell office:value-type="string" calcext:value-type="string">
            <text:p>#WhatsApp showing #restricted background data. #not working properly on #windowsphone</text:p>
          </table:table-cell>
          <table:table-cell table:number-columns-repeated="1022"/>
        </table:table-row>
        <table:table-row table:style-name="ro1">
          <table:table-cell office:value-type="float" office:value="-2.25" calcext:value-type="float">
            <text:p>-2.25</text:p>
          </table:table-cell>
          <table:table-cell office:value-type="string" calcext:value-type="string">
            <text:p>On the bright side this summer had started out great! #not</text:p>
          </table:table-cell>
          <table:table-cell table:number-columns-repeated="1022"/>
        </table:table-row>
        <table:table-row table:style-name="ro2">
          <table:table-cell office:value-type="float" office:value="-2.75" calcext:value-type="float">
            <text:p>-2.75</text:p>
          </table:table-cell>
          <table:table-cell office:value-type="string" calcext:value-type="string">
            <text:p>Love it when my mom gives my stuff away and now when I need it I don't have it. #thanksalot #great! #NOT</text:p>
          </table:table-cell>
          <table:table-cell table:number-columns-repeated="1022"/>
        </table:table-row>
        <table:table-row table:style-name="ro2">
          <table:table-cell office:value-type="float" office:value="-2.86" calcext:value-type="float">
            <text:p>-2.86</text:p>
          </table:table-cell>
          <table:table-cell office:value-type="string" calcext:value-type="string">
            <text:p>RT @Tom_Silver24X: Another new tire compound for the @WissotaRacing drivers! Saving racers money day after day. #Sarcasm</text:p>
          </table:table-cell>
          <table:table-cell table:number-columns-repeated="1022"/>
        </table:table-row>
        <table:table-row table:style-name="ro2">
          <table:table-cell office:value-type="float" office:value="-1.16" calcext:value-type="float">
            <text:p>-1.16</text:p>
          </table:table-cell>
          <table:table-cell office:value-type="string" calcext:value-type="string">
            <text:p>in case you r wondering what is going to happen if both fall,bama is right back in the proverbial catbird seat,,lma</text:p>
          </table:table-cell>
          <table:table-cell table:number-columns-repeated="1022"/>
        </table:table-row>
        <table:table-row table:style-name="ro2">
          <table:table-cell office:value-type="float" office:value="-1.4" calcext:value-type="float">
            <text:p>-1.4</text:p>
          </table:table-cell>
          <table:table-cell office:value-type="string" calcext:value-type="string">
            <text:p>You're the one throwing a hissy fit about a mis-statement. Thanks for playing the #Irony game. @Skyliting</text:p>
          </table:table-cell>
          <table:table-cell table:number-columns-repeated="1022"/>
        </table:table-row>
        <table:table-row table:style-name="ro2">
          <table:table-cell office:value-type="float" office:value="-0.46" calcext:value-type="float">
            <text:p>-0.46</text:p>
          </table:table-cell>
          <table:table-cell office:value-type="string" calcext:value-type="string">
            <text:p>ER Dr.- "Good thing you took all those Valium. That fall down the stairs would have killed you." #irony</text:p>
          </table:table-cell>
          <table:table-cell table:number-columns-repeated="1022"/>
        </table:table-row>
        <table:table-row table:style-name="ro2">
          <table:table-cell office:value-type="float" office:value="3.67" calcext:value-type="float">
            <text:p>3.67</text:p>
          </table:table-cell>
          <table:table-cell office:value-type="string" calcext:value-type="string">
            <text:p>Happy Birthday to literally my day 1 nigga. My own flesh and blood. My cousin @_3ighty7 !! Hope you have a good one. Love you ! </text:p>
          </table:table-cell>
          <table:table-cell table:number-columns-repeated="1022"/>
        </table:table-row>
        <table:table-row table:style-name="ro2">
          <table:table-cell office:value-type="float" office:value="-1.89" calcext:value-type="float">
            <text:p>-1.89</text:p>
          </table:table-cell>
          <table:table-cell office:value-type="string" calcext:value-type="string">
            <text:p>RT @GibralTarik1: Spend spend spend like there's no tomorrow! Keep the populace happy and when the proverbial excrement hits the fan, blame…</text:p>
          </table:table-cell>
          <table:table-cell table:number-columns-repeated="1022"/>
        </table:table-row>
        <table:table-row table:style-name="ro1">
          <table:table-cell office:value-type="float" office:value="-2.51" calcext:value-type="float">
            <text:p>-2.51</text:p>
          </table:table-cell>
          <table:table-cell office:value-type="string" calcext:value-type="string">
            <text:p>Oh no Kim Kardashian said Ireland was a shit hole.... How awful. #not </text:p>
          </table:table-cell>
          <table:table-cell table:number-columns-repeated="1022"/>
        </table:table-row>
        <table:table-row table:style-name="ro1">
          <table:table-cell office:value-type="float" office:value="-2.79" calcext:value-type="float">
            <text:p>-2.79</text:p>
          </table:table-cell>
          <table:table-cell office:value-type="string" calcext:value-type="string">
            <text:p>I love the fact that no one in my family ever replies to my texts #not</text:p>
          </table:table-cell>
          <table:table-cell table:number-columns-repeated="1022"/>
        </table:table-row>
        <table:table-row table:style-name="ro2">
          <table:table-cell office:value-type="float" office:value="-0.46" calcext:value-type="float">
            <text:p>-0.46</text:p>
          </table:table-cell>
          <table:table-cell office:value-type="string" calcext:value-type="string">
            <text:p>If you can handle people testing your relationship, you must be in one heck of a relationship. #sarcasm #weak</text:p>
          </table:table-cell>
          <table:table-cell table:number-columns-repeated="1022"/>
        </table:table-row>
        <table:table-row table:style-name="ro2">
          <table:table-cell office:value-type="float" office:value="-1.85" calcext:value-type="float">
            <text:p>-1.85</text:p>
          </table:table-cell>
          <table:table-cell office:value-type="string" calcext:value-type="string">
            <text:p>@Sethrogen Well, obviously they're well-versed at fact-finding. They're "media experts," after all. #not @newsbusters</text:p>
          </table:table-cell>
          <table:table-cell table:number-columns-repeated="1022"/>
        </table:table-row>
        <table:table-row table:style-name="ro1">
          <table:table-cell office:value-type="float" office:value="-3.03" calcext:value-type="float">
            <text:p>-3.03</text:p>
          </table:table-cell>
          <table:table-cell office:value-type="string" calcext:value-type="string">
            <text:p>Oh how I love hanging out with people that I genuinely dislike! #not</text:p>
          </table:table-cell>
          <table:table-cell table:number-columns-repeated="1022"/>
        </table:table-row>
        <table:table-row table:style-name="ro2">
          <table:table-cell office:value-type="float" office:value="-2.95" calcext:value-type="float">
            <text:p>-2.95</text:p>
          </table:table-cell>
          <table:table-cell office:value-type="string" calcext:value-type="string">
            <text:p>RT @carlfbeech: @samhailes @martinsaunders retweeted to promote my ideas... #irony</text:p>
          </table:table-cell>
          <table:table-cell table:number-columns-repeated="1022"/>
        </table:table-row>
        <table:table-row table:style-name="ro2">
          <table:table-cell office:value-type="float" office:value="-2.03" calcext:value-type="float">
            <text:p>-2.03</text:p>
          </table:table-cell>
          <table:table-cell office:value-type="string" calcext:value-type="string">
            <text:p>I'm glad that the thing I sat and cried about last night made all of you laugh today. Thanks for making me feel good. #not</text:p>
          </table:table-cell>
          <table:table-cell table:number-columns-repeated="1022"/>
        </table:table-row>
        <table:table-row table:style-name="ro1">
          <table:table-cell office:value-type="float" office:value="-0.59" calcext:value-type="float">
            <text:p>-0.59</text:p>
          </table:table-cell>
          <table:table-cell office:value-type="string" calcext:value-type="string">
            <text:p>Literally been waiting for Star Wars Battlefront 3 for ever </text:p>
          </table:table-cell>
          <table:table-cell table:number-columns-repeated="1022"/>
        </table:table-row>
        <table:table-row table:style-name="ro1">
          <table:table-cell office:value-type="float" office:value="-3.99" calcext:value-type="float">
            <text:p>-3.99</text:p>
          </table:table-cell>
          <table:table-cell office:value-type="string" calcext:value-type="string">
            <text:p>the derp can program deer but the website looks horrible. #irony</text:p>
          </table:table-cell>
          <table:table-cell table:number-columns-repeated="1022"/>
        </table:table-row>
        <table:table-row table:style-name="ro2">
          <table:table-cell office:value-type="float" office:value="-2.52" calcext:value-type="float">
            <text:p>-2.52</text:p>
          </table:table-cell>
          <table:table-cell office:value-type="string" calcext:value-type="string">
            <text:p>@geekstarter ...those clownish hacks Dickens and Austen who keep wrapping things up neatly. Hah, that's for kids."</text:p>
          </table:table-cell>
          <table:table-cell table:number-columns-repeated="1022"/>
        </table:table-row>
        <table:table-row table:style-name="ro2">
          <table:table-cell office:value-type="float" office:value="-1.52" calcext:value-type="float">
            <text:p>-1.52</text:p>
          </table:table-cell>
          <table:table-cell office:value-type="string" calcext:value-type="string">
            <text:p>I haven't #SPARED nun of des hoes niggas, so nah ion expect them to spare mines. But the differences is theirs is #TOUCHABLE Mines #NOT?</text:p>
          </table:table-cell>
          <table:table-cell table:number-columns-repeated="1022"/>
        </table:table-row>
        <table:table-row table:style-name="ro2">
          <table:table-cell office:value-type="float" office:value="-2.19" calcext:value-type="float">
            <text:p>-2.19</text:p>
          </table:table-cell>
          <table:table-cell office:value-type="string" calcext:value-type="string">
            <text:p>I'm shocked Angel Hernandez is being inconsistent behind the plate. #Sarcasm #StLcards</text:p>
          </table:table-cell>
          <table:table-cell table:number-columns-repeated="1022"/>
        </table:table-row>
        <table:table-row table:style-name="ro1">
          <table:table-cell office:value-type="float" office:value="-2.43" calcext:value-type="float">
            <text:p>-2.43</text:p>
          </table:table-cell>
          <table:table-cell office:value-type="string" calcext:value-type="string">
            <text:p>Scum have always played well in the wet... #not #AFLLionsBlues</text:p>
          </table:table-cell>
          <table:table-cell table:number-columns-repeated="1022"/>
        </table:table-row>
        <table:table-row table:style-name="ro1">
          <table:table-cell office:value-type="float" office:value="-2.18" calcext:value-type="float">
            <text:p>-2.18</text:p>
          </table:table-cell>
          <table:table-cell office:value-type="string" calcext:value-type="string">
            <text:p>I love working 8 hour shifts when it's nice outside #not</text:p>
          </table:table-cell>
          <table:table-cell table:number-columns-repeated="1022"/>
        </table:table-row>
        <table:table-row table:style-name="ro2">
          <table:table-cell office:value-type="float" office:value="-2.45" calcext:value-type="float">
            <text:p>-2.45</text:p>
          </table:table-cell>
          <table:table-cell office:value-type="string" calcext:value-type="string">
            <text:p>RT @RJSadiaSattar: @Pakistan_Army Sacrifices made wd blood r never payable</text:p>
          </table:table-cell>
          <table:table-cell table:number-columns-repeated="1022"/>
        </table:table-row>
        <table:table-row table:style-name="ro2">
          <table:table-cell office:value-type="float" office:value="-2.85" calcext:value-type="float">
            <text:p>-2.85</text:p>
          </table:table-cell>
          <table:table-cell office:value-type="string" calcext:value-type="string">
            <text:p>@m_sheldon @cgrillicfd sure. Let's bunt to get the runner at third for the pitcher...#baseball101 #not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Ahh nothing makes your hangover better than remembering the drunken McDonalds tweets you sent the night before ... #not #fail</text:p>
          </table:table-cell>
          <table:table-cell table:number-columns-repeated="1022"/>
        </table:table-row>
        <table:table-row table:style-name="ro2">
          <table:table-cell office:value-type="float" office:value="-3.03" calcext:value-type="float">
            <text:p>-3.03</text:p>
          </table:table-cell>
          <table:table-cell office:value-type="string" calcext:value-type="string">
            <text:p>Insert happy fake holiday so that majority can be offensive to said ethnic group so that alcohol sales can flourish. #thamericanway #sarcasm</text:p>
          </table:table-cell>
          <table:table-cell table:number-columns-repeated="1022"/>
        </table:table-row>
        <table:table-row table:style-name="ro1">
          <table:table-cell office:value-type="float" office:value="-2.52" calcext:value-type="float">
            <text:p>-2.52</text:p>
          </table:table-cell>
          <table:table-cell office:value-type="string" calcext:value-type="string">
            <text:p>RT @bethdawg35: Sick the second to last day... Just what I wanted.! #NOT</text:p>
          </table:table-cell>
          <table:table-cell table:number-columns-repeated="1022"/>
        </table:table-row>
        <table:table-row table:style-name="ro2">
          <table:table-cell office:value-type="float" office:value="-3.41" calcext:value-type="float">
            <text:p>-3.41</text:p>
          </table:table-cell>
          <table:table-cell office:value-type="string" calcext:value-type="string">
            <text:p>Things that sound like a philosophical breakthrough in your mind just tend to sound douchey when you share them via twitter #irony</text:p>
          </table:table-cell>
          <table:table-cell table:number-columns-repeated="1022"/>
        </table:table-row>
        <table:table-row table:style-name="ro2">
          <table:table-cell office:value-type="float" office:value="-2.19" calcext:value-type="float">
            <text:p>-2.19</text:p>
          </table:table-cell>
          <table:table-cell office:value-type="string" calcext:value-type="string">
            <text:p>@garylineker He criticised the leaders for being male, middle-classed, well-educated, middle-aged and faceless #irony @piersmorgan</text:p>
          </table:table-cell>
          <table:table-cell table:number-columns-repeated="1022"/>
        </table:table-row>
        <table:table-row table:style-name="ro2">
          <table:table-cell office:value-type="float" office:value="-3.05" calcext:value-type="float">
            <text:p>-3.05</text:p>
          </table:table-cell>
          <table:table-cell office:value-type="string" calcext:value-type="string">
            <text:p>You know you're having a great night at work when the whole computer system crashes. #somuchfun #not #dillonslife</text:p>
          </table:table-cell>
          <table:table-cell table:number-columns-repeated="1022"/>
        </table:table-row>
        <table:table-row table:style-name="ro2">
          <table:table-cell office:value-type="float" office:value="-2.47" calcext:value-type="float">
            <text:p>-2.47</text:p>
          </table:table-cell>
          <table:table-cell office:value-type="string" calcext:value-type="string">
            <text:p>my school is amazing... #not they put #filosofy &amp; #english together &amp; 2 days later #sociology &amp; #french -- exhausting week &amp; friday again 2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@SknnyME all generalisations are false; but this too is generalisation #irony pic.twitter.com/hJ4v796oWz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@emmamaackie @court_jaames @lyssvalente It's alive but not for much longer, last summer was hard on it #sorryouguysmissedtheinvite #not</text:p>
          </table:table-cell>
          <table:table-cell table:number-columns-repeated="1022"/>
        </table:table-row>
        <table:table-row table:style-name="ro2">
          <table:table-cell office:value-type="float" office:value="2.31" calcext:value-type="float">
            <text:p>2.31</text:p>
          </table:table-cell>
          <table:table-cell office:value-type="string" calcext:value-type="string">
            <text:p>My dad literally worships Italians, it's hilarious. If some piece of jewelery, clothing, equipment etc is Italian, he's already convinced.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Id like to thank UBs winter semester for this never ending spring semester #sarcasm</text:p>
          </table:table-cell>
          <table:table-cell table:number-columns-repeated="1022"/>
        </table:table-row>
        <table:table-row table:style-name="ro2">
          <table:table-cell office:value-type="float" office:value="-1.88" calcext:value-type="float">
            <text:p>-1.88</text:p>
          </table:table-cell>
          <table:table-cell office:value-type="string" calcext:value-type="string">
            <text:p>Seriously, these Fulani herdsmen simply are #not sensible. Imagine leading cows along an expressway,a bend for dat matter. S.o shd tie dem o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#irony: niggas are quick to run in any situation, but first to die in horror movies. #racism</text:p>
          </table:table-cell>
          <table:table-cell table:number-columns-repeated="1022"/>
        </table:table-row>
        <table:table-row table:style-name="ro2">
          <table:table-cell office:value-type="float" office:value="-1.23" calcext:value-type="float">
            <text:p>-1.23</text:p>
          </table:table-cell>
          <table:table-cell office:value-type="string" calcext:value-type="string">
            <text:p>@cmarti8548 @Mr_Deyton @CrumleyJason15 wow.. That was too good Cameron.. You got me on that one #not</text:p>
          </table:table-cell>
          <table:table-cell table:number-columns-repeated="1022"/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string" calcext:value-type="string">
            <text:p>Can't wait to see Bonucci in a 4-man back line again tomorrow. #Not</text:p>
          </table:table-cell>
          <table:table-cell table:number-columns-repeated="1022"/>
        </table:table-row>
        <table:table-row table:style-name="ro2">
          <table:table-cell office:value-type="float" office:value="-2.15" calcext:value-type="float">
            <text:p>-2.15</text:p>
          </table:table-cell>
          <table:table-cell office:value-type="string" calcext:value-type="string">
            <text:p>RT @khateeb88: You know what's really cool? Being an adult who curses casually all the time. It really proves your manhood. #sarcasm</text:p>
          </table:table-cell>
          <table:table-cell table:number-columns-repeated="1022"/>
        </table:table-row>
        <table:table-row table:style-name="ro2">
          <table:table-cell office:value-type="float" office:value="-2.43" calcext:value-type="float">
            <text:p>-2.43</text:p>
          </table:table-cell>
          <table:table-cell office:value-type="string" calcext:value-type="string">
            <text:p>John Legend just sounds like me #Not \nCan't even carry a packet of Tunes in my pocket #Cough </text:p>
          </table:table-cell>
          <table:table-cell table:number-columns-repeated="1022"/>
        </table:table-row>
        <table:table-row table:style-name="ro1">
          <table:table-cell office:value-type="float" office:value="-2.67" calcext:value-type="float">
            <text:p>-2.67</text:p>
          </table:table-cell>
          <table:table-cell office:value-type="string" calcext:value-type="string">
            <text:p>Good to know you're there when I need you. #not</text:p>
          </table:table-cell>
          <table:table-cell table:number-columns-repeated="1022"/>
        </table:table-row>
        <table:table-row table:style-name="ro2">
          <table:table-cell office:value-type="float" office:value="-2.06" calcext:value-type="float">
            <text:p>-2.06</text:p>
          </table:table-cell>
          <table:table-cell office:value-type="string" calcext:value-type="string">
            <text:p>@citygrl903 so clearly it was a start to a beautiful high school career... #not lmao</text:p>
          </table:table-cell>
          <table:table-cell table:number-columns-repeated="1022"/>
        </table:table-row>
        <table:table-row table:style-name="ro1">
          <table:table-cell office:value-type="float" office:value="-1.86" calcext:value-type="float">
            <text:p>-1.86</text:p>
          </table:table-cell>
          <table:table-cell office:value-type="string" calcext:value-type="string">
            <text:p>Im so glad i got to work all night tomorrow night to #not</text:p>
          </table:table-cell>
          <table:table-cell table:number-columns-repeated="1022"/>
        </table:table-row>
        <table:table-row table:style-name="ro1">
          <table:table-cell office:value-type="float" office:value="-2.91" calcext:value-type="float">
            <text:p>-2.91</text:p>
          </table:table-cell>
          <table:table-cell office:value-type="string" calcext:value-type="string">
            <text:p>Taking a bus in the rain with two babies #Not cool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YY says "AK is #1 but who will keep him in check?" .. So basically they want a Lokpal for AAP?? #irony</text:p>
          </table:table-cell>
          <table:table-cell table:number-columns-repeated="1022"/>
        </table:table-row>
        <table:table-row table:style-name="ro18">
          <table:table-cell office:value-type="float" office:value="-2.76" calcext:value-type="float">
            <text:p>-2.76</text:p>
          </table:table-cell>
          <table:table-cell office:value-type="string" calcext:value-type="string">
            <text:p>Who has the patience to put this many chocolate chips on one ice cream sandwich?" I ask as I try to scrape as many off as possible. #irony</text:p>
            <text:p>463390502297956353520548137895989248-3.86I really don't think its quite cold enough today. #sarcasm #layeredup #spring ?</text:p>
            <text:p>472749966000021506520548165460963328-2.89Gotta love being woken up by my brother yelling at me to 'get the fuck up'....welcome home buddy, ur loudness was missed #not</text:p>
            <text:p>472075074590097408520548193789292544-2.19Talking to my grandma about the evils of prescription medication #irony</text:p>
            <text:p>472509806633185280520548222071472128-1.30Well I can officially say that I only got one B in all of high school. Thanks for that Mr. Quinlan haha #not</text:p>
            <text:p>463069544253513728520548250160738307-.16@MikeDavis88 I blame @MikeHoag88 that sandbagging S.O.B. #sarcasm #letsjusthaveabeer</text:p>
            <text:p>472902968510271488520548277729890304.07No don't worry, I'll be in England in three weeks #not #missmymytruefriends</text:p>
            <text:p>472227000045015040520548305261322240-.84One week from now I'll be bawling my eyes out over the beauty that is Hazel Grace and Augustus Waters in film. #okay #not</text:p>
            <text:p>472126038844379136520548332834684928-2.99Luv still being at work working after everyone else has gone home #not </text:p>
            <text:p>472067092259553281520548360831639552-3.13Got orange pant on my fav free runs... Today is obviously my day!!! #NOT</text:p>
            <text:p>472154718710816768520548389013176320-2.53Note- the #OPC supporters were the only ones who booed a candidate. #classy #not #ottsouthdebate #OttSouth</text:p>
            <text:p>472462935797686272520548417299558400-3.32Me and her aren't close anymore because she wants to go out and drink and get laid and be a slut and I'm not into that stuff.Sorry..#not. </text:p>
            <text:p>472561785531154432520548445388800000-3.05@CBCNews @jda487 ordering alcoholic drinks from an anonymous company with no label? What could possibly go wrong? #totallysafe #not</text:p>
            <text:p>472429871378223104520548473687777280-2.88Oh how I just love being pulled over for speeding, handed £100 fine &amp; 3 points on my licence #BestDayEver #NOT #DrivingLikeAGrannyFromNowOn</text:p>
            <text:p>463418499784654848520548501374394368-1.86Those ever popular #Pacers #Sarcasm fully inserted, rule the 2nd round #NBAPlayoffs secondary ticket market. pic.twitter.com/TEG7ATfcVK</text:p>
            <text:p>476421166169853952520548529597845504-.78Literally just ran around my house blasting Good Girls and jumping off things with my electric guitar wow no wonder I don't have friends</text:p>
            <text:p>472848667297456128520548557775208448-3.95It's funny as hell that Europe constantly claims the US is prudish WE got the fully uncensored Stick of Truth and THEY got censored! #irony</text:p>
            <text:p>463439245533646848520548585990275072-1.78Those boarded up buildings at gore park will look great for Summer Promenade! #sarcasm #hamont</text:p>
            <text:p>475670298658738176520548614234701825-2.06That asshole that cuts you off and then turns into your church. #irony #seeyouinthesanctuary</text:p>
            <text:p>465260233699258368520548642579836928.22@Galaxy2Alex I didn't have a dog in the fight, so to speak, so I just voted based off of entertainment value!</text:p>
            <text:p>463344724246810624520548670698455040-1.66Here's some hints on who are guest might be: #Beard, #tabletop, siracha and peanut butter, #sarcasm, #British!</text:p>
            <text:p>463473449315610624520548698712182784-3.47Yes @vitaminwater that's exactly what I want from a tv commercial, to be screamed at by a guy with an accent #tryit #sarcasm</text:p>
            <text:p>460236963451129856520548726721765376-2.00Donald Sterling is my hero. #Sarcasm #BoycottClippers #21stCentury ?</text:p>
            <text:p>463157539480551424520548755159154688-2.33My brother comes home friday.... Let the fun begin #Sarcasm</text:p>
            <text:p>474605161420439552520548783265177600-1.20Knowing I may not be here within the next few months is such a comforting thought and keeps me going #irony</text:p>
            <text:p>463329650085601280520548811346046976-2.87Haha! Hell yeah you are Mrs.Perfect.\nYou did not do any mistake! \n#sarcasm</text:p>
            <text:p>472555607674060801520548839326248960-2.64So I just colored with Ava for an hour. Yeah my summer so far has been so fun #not</text:p>
            <text:p>472383968604483585520548867507769344-2.84RT @LoftFrancine: #Not one more - our country does not need one more senseless mass shooting! Gun control, background checks, mental healt…</text:p>
            <text:p>472276801436545024520548895735414784-2.04People who test if the door is really not opening even though there's a queue in front of it are my favorite kind of people. #not</text:p>
            <text:p>474028443244302337520548924000858112-3.45Tigers be eating humans though. #irony “@peta: #BoycottTheZoo pic.twitter.com/GiHfFmxJJK”</text:p>
            <text:p>472119218159489024520548952094302209-3.32@WWE @KalistoWWE @ChimaerasRage gutted, so wanted to watch this but only on network #not in UK :-( xx</text:p>
            <text:p>472111134460616704520548980242268160-2.70Ey @LethalBizzle I find it dead sexist that the man in the #RariWorkOutShow wasn't topless like the females #not #dench #sortit #TheDrop</text:p>
            <text:p>472437929764077568520549008331534337-.05RT @DwnSouthJukin: @TwoFoolsAMinute @ProgsToday So you think sweeping generalizations about large groups of ppl are wrong? #irony</text:p>
            <text:p>463414142200582144520549035950997504-2.48I love the whole "share for god, and he'll do you a favor" yeah I don't think that's how it works.... #yayreligion #sarcasm</text:p>
            <text:p>472635762442530816520549063977365504-2.46Yeah just hmu when you need something seeing as its the only time you ever do #not #cutoff #hashtag</text:p>
            <text:p>472176733106757633520549092142092288-1.84@NiallOfficial I'm working at a pizza shop tomorrow, we live similar exciting lives #not</text:p>
            <text:p>472377057725259776520549120164233216-.94A little birdie told me that some of my graduates are meeting up in Dallas to spend some quality time reading the bible #NOT</text:p>
            <text:p>475390656329052160520549148421271552-2.49@IbrahimYZomar I think it's about time you became my personal trainer. Will pay you in baked goods #irony #ohwell #sayyes lol</text:p>
            <text:p>463051466094428161520549176011395073-3.02That power lineup is working out great for the #Braves #Sarcasm</text:p>
            <text:p>463107494387408897520549204222283776-3.77I stepped out to get something to eat. Who won the Wee-LC match? I really wanna know! #Sarcasm #ExtremeRules</text:p>
            <text:p>472542934144122881520549232336719872-3.01No, really, I love canceling my Friday night plans to spend my evening at Varner. #Not #PissedOff </text:p>
            <text:p>463434476291653632520549260400791553-2.33@mattpep15 Yep, that's why we have so many more power plays than Montreal #sarcasm</text:p>
            <text:p>472402165776928769520549288544571392-2.73I LOVE when the plans you have ALL week go south... #NOT #sofrustrating</text:p>
            <text:p>472578519969447936520549316617068544-2.79I love when my friends have boyfriends because they live up their ass #not</text:p>
            <text:p>472101211588816896520549344890863616-.20Well i feel loved #not dont know how to feel about that but #cheers i guess</text:p>
            <text:p>472507031296159744520549372971737088-3.03Thank you very much for another short night #yay #not</text:p>
            <text:p>472823728242708480520549401161654273-1.46“@AdamMcCalvy: I'm really surprised to see a Cardinals call-up have immediate MLB success. #not” @solez2 Has gotta be surprised too!</text:p>
            <text:p>472175709444911104520549429162835968-2.51Even my mom has a boo thang and I'm over here third-wheeling #fun #not #fml</text:p>
            <text:p>472243288376750080520549457189171200-3.42Oh wait let me get this right..You can ignore me for days on end but if I don't respond in 5 min..All hell is broke lose..#SeemsFair #Not</text:p>
            <text:p>476447149430177792520549485383282688-3.54@Georgia1812 I literally never wanna see her again, actual freak. Guarantee she will be working for Deichmann all her life, waiting for the</text:p>
            <text:p>463560343714029568520549513539649536-2.07@NaraHodge yeh but u forget he had served 8yrs of those 13 life sentences so he was considered safe #sarcasm lol</text:p>
            <text:p>4731416974768496645205495417169674241.79@khanserai As a cyborg we call that human interaction defragmentation HID. Air the laundry so to speak, good food, drink &amp; friends.</text:p>
            <text:p>472527176487952384520549570288562176-3.43Thanks for making me feel so stupid. #friends #not #whydoitry</text:p>
            <text:p>464096898207735808520549597916459008-2.34@rossfarrelldfc literally know you've failed when your intro paragraph and conclusion is all on the one sheet</text:p>
            <text:p>472732189600120832520549625997320192-2.95First night of summer and I'm already grounded #rebel #not</text:p>
            <text:p>472344766923804673520549654136893441.93Can it be next week already so we can get a new episode of #ExOnTheBeach ???? #not #on #enough #addicted</text:p>
            <text:p>472905639966957568520549682171633664-2.64Yes, this is exactly how I wanted my day to end. #NOT</text:p>
            <text:p>472368405535002624520549710176997377-1.43@amydowniex haha I know! Totally sure we would have done that! #not</text:p>
            <text:p>4764625260422184965205497420495257603.29@victorianne27 @_lizhutchinson he's good at literally everything I have the biggest man crush</text:p>
            <text:p>460213462816145408520549770205872128-2.43I love it when people don't respond to text messages in a reasonable amount of time. #Sarcasm</text:p>
            <text:p>472482406705147905520549798202863618-2.67So glad that everyone &amp; their mothers are buying VW Tiguan's now.... #not</text:p>
            <text:p>472896151512186881520549826229190656-2.20love the seven hour time difference from america to egypt #not</text:p>
            <text:p>472059096112566273520549853848678400.62Impromptu dinner date with my @Princess_Shiana Yay! #Thursday #Night #Perk #Not #Twerk xx</text:p>
            <text:p>472453641543352320520549882252500994-2.57.@indystar ed board must not have learned tortoise won the race. faux #edreform #INedchat corps. can't buy #irony pic.twitter.com/DO5wspnw34</text:p>
            <text:p>472155652845211648520549910354358273-2.10All these #Facts thrown about..need to be careful might start believing the #sarcastictweet #NotASarcasticTweet #Confusion #facts</text:p>
            <text:p>472434270553006080520549938372284416-2.00Being spoiled doesn't necessarily make you happy. #not #materialistic</text:p>
            <text:p>472361960147664896520549966394445824-2.64So @ceverson is speaking on the importance of people connecting, yet we have no wifi at #admerica. #irony #hadtostepouttotweet @aafnational</text:p>
            <text:p>472377307391614976520549994697605120-2.11U doing u but expect me to help wit your bills #not</text:p>
            <text:p>472950601769549824520550022879121408-2.14I'm also glad you can talk to me about anything #not</text:p>
            <text:p>472148254973779968520550051194875904-2.22waited on line at the bank for 2/3 of my lunch. isn't that wonderful. #not</text:p>
            <text:p>472998650667225090520550079447711744-2.19I want reciprocated compliments every time I open my mouth #not</text:p>
            <text:p>463427125622886400520550107692138496-1.88@OriginalGroupi @TimeLordDevious @DelphineLaroche @HamideHamide18 @MeivisR Stop with that stupid ships Klaus is Caroline's #sarcasm LOL</text:p>
            <text:p>476412574200655872520550136007884801-.75@EvilPapaya it did not teach good night, but i know guten Morgen is good morning and it is literally morning now</text:p>
            <text:p>463139118700953600520550164172644352-2.37@johndagys worst coverage i've ever seen...horrible...just horrible. #sarcasm #LotsOfSarcasm</text:p>
            <text:p>472603155000492032520550192253526016-2.22@_JFlow Ight man! I get back from vacation the 8th so sometime after that we gonna do some crazy stuff! #not</text:p>
            <text:p>472855148889260032520550220355371008-1.53Shout out to all the stores in the country . #Not .</text:p>
            <text:p>463317019517931520520550248440418304-2.00I hope your team wins. So you can rub it on my face. #sarcasm</text:p>
            <text:p>472849069204058113520550276626141184-1.51@BleacherReport With the way he played this postseason, I bet every team would give the Pacers whatever they want in exchange 4 Hibbert #Not</text:p>
            <text:p>472358660447154177520550305105453056-2.86What a happy Friday this is turning out tu be , nd its not even 9 yet #Sarcasm .!</text:p>
            <text:p>473096415649222656520550333286989824-2.67'Bombshell' evidence emerges that #Qatar used bribes to win their 2022 World Cup bid? Wow, didn't see that one coming... #not #fifa</text:p>
            <text:p>4746078381577625615205503614475345921.39@akansaskid Hanging in there, so to speak. Having a good day out west?</text:p>
            <text:p>465259544613236736520550389708763137-1.00they really shud make farting part of yoga... i find no other way to centre my core... so to speak</text:p>
            <text:p>463147243990958080520550417848348672-2.00@ibradar10 what about lebanon? Speak real darija #sarcasm </text:p>
            <text:p>472133749019508736520550445438496768-3.03Joey Barton ruins a great anti-UKIP point by making a sexist comment. #irony #BBCQT</text:p>
            <text:p>472831593586098177520550473787772928-.99Thanks @7Showalter for helping set up for OUR graduation party... #not</text:p>
            <text:p>472874576796717056520550501877026816-2.40Nothing puts me in sweet mood like job searching. #sarcasm</text:p>
            <text:p>475392936692436992520550529920167936-3.95@WilliamLive5 they were (maybe still are) a Yankees class A affiliate #irony</text:p>
            <text:p>472255473539117057520550557917118464-3.36Oh how I love when I scroll down on my phone &amp; my shattered screen cuts my finger . \n#NOT</text:p>
            <text:p>472101351321657345520550585914126336-3.24I love being slave girl while @kylieghering is at school #not</text:p>
            <text:p>472100556723732481520550614116630528-2.49I love when people just walk in and make themselves at home. #not</text:p>
            <text:p>463480286215286784520550642105200640-2.75I will likely die at the gym. It hurts so good. #sarcasm #seriously #bodyhurts</text:p>
            <text:p>463291474222669824520550670228017152-3.09RT @sheyamjuma: @AnoodGhafrixo well that's obvious #sarcasm</text:p>
            <text:p>463059319265972224520550698275319809-3.04I just love when you're watching a show with your parents and then there's a sex scene. #sarcasm</text:p>
            <text:p>472499355816312832520550725907394560-2.64Gotta get up at 6:30am on a Saturday. The good life! #not</text:p>
            <text:p>474955755758419972520550754101506048-2.49Supposed to be writing an article, about how I'm suffering from writer's block. Plz don't kill me @RitujaRao . #irony</text:p>
            <text:p>463010736579432448520550782123667456-1.79What a nice panel fit on the brand new Cruze! #gmchat #sarcasm pic.twitter.com/ui011c5qlM</text:p>
            <text:p>463114496832450560520550810384863232-2.31@Nashgrier #sarcasm #is #what #my #life #is #about</text:p>
            <text:p>472949601851703296520550838566412288-4.50@KnicksTape2107 Vogel is a cocky dude who is a can short of a six pack and he thinks that's good enough. #not Check the results coach.</text:p>
            <text:p>472135088231428096520550866848608256-1.94just had to call home to find out how to make hot dogs. im obviously totally ready to be in the real world #not</text:p>
            <text:p>474759418928955392520550895244029952-2.87#Irony "@andybankertv: #Heat can't handle the Heat? #HeatvsSpurs</text:p>
          </table:table-cell>
          <table:table-cell table:number-columns-repeated="1022"/>
        </table:table-row>
        <table:table-row table:style-name="ro1">
          <table:table-cell office:value-type="float" office:value="-2.65" calcext:value-type="float">
            <text:p>-2.65</text:p>
          </table:table-cell>
          <table:table-cell office:value-type="string" calcext:value-type="string">
            <text:p>Hahahaha you talk to him !! way to set your standards high ! #not </text:p>
          </table:table-cell>
          <table:table-cell table:number-columns-repeated="1022"/>
        </table:table-row>
        <table:table-row table:style-name="ro2">
          <table:table-cell office:value-type="float" office:value="-2.57" calcext:value-type="float">
            <text:p>-2.57</text:p>
          </table:table-cell>
          <table:table-cell office:value-type="string" calcext:value-type="string">
            <text:p>What a bunch of lovely faces you see when you walk in to canyon high school. #NOT</text:p>
          </table:table-cell>
          <table:table-cell table:number-columns-repeated="1022"/>
        </table:table-row>
        <table:table-row table:style-name="ro1">
          <table:table-cell office:value-type="float" office:value="-2.52" calcext:value-type="float">
            <text:p>-2.52</text:p>
          </table:table-cell>
          <table:table-cell office:value-type="string" calcext:value-type="string">
            <text:p>My brain is completely functioning at 8 am. Let's go take an exam! #sarcasm</text:p>
          </table:table-cell>
          <table:table-cell table:number-columns-repeated="1022"/>
        </table:table-row>
        <table:table-row table:style-name="ro2">
          <table:table-cell office:value-type="float" office:value="-3.2" calcext:value-type="float">
            <text:p>-3.2</text:p>
          </table:table-cell>
          <table:table-cell office:value-type="string" calcext:value-type="string">
            <text:p>RT @martyntanton: Wife: Your about as funny as a door knob. Me: Well, err, I fucked your mum.</text:p>
          </table:table-cell>
          <table:table-cell table:number-columns-repeated="1022"/>
        </table:table-row>
        <table:table-row table:style-name="ro2">
          <table:table-cell office:value-type="float" office:value="-0.36" calcext:value-type="float">
            <text:p>-0.36</text:p>
          </table:table-cell>
          <table:table-cell office:value-type="string" calcext:value-type="string">
            <text:p>Who knew #LebronJames kryptonite was heat? And adding to the #irony, he plays for... the #MiamiHeat. #GoSpursGo</text:p>
          </table:table-cell>
          <table:table-cell table:number-columns-repeated="1022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string" calcext:value-type="string">
            <text:p>That would be fucking great #irony "@9GAG: I can't imagine a world without swear words...</text:p>
          </table:table-cell>
          <table:table-cell table:number-columns-repeated="1022"/>
        </table:table-row>
        <table:table-row table:style-name="ro2">
          <table:table-cell office:value-type="float" office:value="-3.52" calcext:value-type="float">
            <text:p>-3.52</text:p>
          </table:table-cell>
          <table:table-cell office:value-type="string" calcext:value-type="string">
            <text:p>Some daft fuck has just tweeted the ending to a film I still haven't seen I was literally waiting till tomorrow , 1 more dayy </text:p>
          </table:table-cell>
          <table:table-cell table:number-columns-repeated="1022"/>
        </table:table-row>
        <table:table-row table:style-name="ro1">
          <table:table-cell office:value-type="float" office:value="-2.54" calcext:value-type="float">
            <text:p>-2.54</text:p>
          </table:table-cell>
          <table:table-cell office:value-type="string" calcext:value-type="string">
            <text:p>Wow The Bachelor/(ette) still looks like great tv after all these years. #not</text:p>
          </table:table-cell>
          <table:table-cell table:number-columns-repeated="1022"/>
        </table:table-row>
        <table:table-row table:style-name="ro2">
          <table:table-cell office:value-type="float" office:value="-3.59" calcext:value-type="float">
            <text:p>-3.59</text:p>
          </table:table-cell>
          <table:table-cell office:value-type="string" calcext:value-type="string">
            <text:p>My boyfriend takes pictures while I'm not looking and draws dicks in my face #bestboyfriendaward #not @micahd2020</text:p>
          </table:table-cell>
          <table:table-cell table:number-columns-repeated="1022"/>
        </table:table-row>
        <table:table-row table:style-name="ro2">
          <table:table-cell office:value-type="float" office:value="-3.17" calcext:value-type="float">
            <text:p>-3.17</text:p>
          </table:table-cell>
          <table:table-cell office:value-type="string" calcext:value-type="string">
            <text:p>Everyone has experienced something that has changed them in a way except me. #Irony</text:p>
          </table:table-cell>
          <table:table-cell table:number-columns-repeated="1022"/>
        </table:table-row>
        <table:table-row table:style-name="ro1">
          <table:table-cell office:value-type="float" office:value="-1.16" calcext:value-type="float">
            <text:p>-1.16</text:p>
          </table:table-cell>
          <table:table-cell office:value-type="string" calcext:value-type="string">
            <text:p>At the casino with my family again, what a shock. #not </text:p>
          </table:table-cell>
          <table:table-cell table:number-columns-repeated="1022"/>
        </table:table-row>
        <table:table-row table:style-name="ro1">
          <table:table-cell office:value-type="float" office:value="-2.44" calcext:value-type="float">
            <text:p>-2.44</text:p>
          </table:table-cell>
          <table:table-cell office:value-type="string" calcext:value-type="string">
            <text:p>Oh how I love mowing in the pouring down rain. \n#not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Twisted, anti-Christian,#LGBT lunatic @fakedansavage now offends trans students. #irony illinoisreview.typepad.com/illinoisreview…</text:p>
          </table:table-cell>
          <table:table-cell table:number-columns-repeated="1022"/>
        </table:table-row>
        <table:table-row table:style-name="ro2">
          <table:table-cell office:value-type="float" office:value="-0.01" calcext:value-type="float">
            <text:p>-0.01</text:p>
          </table:table-cell>
          <table:table-cell office:value-type="string" calcext:value-type="string">
            <text:p>Off to bed in the hope that I sleep! Nowt to do with Mrs B wanting my body again, cycling excites me! Promise this is the last big ride #NOT</text:p>
          </table:table-cell>
          <table:table-cell table:number-columns-repeated="1022"/>
        </table:table-row>
        <table:table-row table:style-name="ro2">
          <table:table-cell office:value-type="float" office:value="-1.95" calcext:value-type="float">
            <text:p>-1.95</text:p>
          </table:table-cell>
          <table:table-cell office:value-type="string" calcext:value-type="string">
            <text:p>That awkward moment when you find 3 grammatical errors...in an English textbook. Designed to help you enhance your language skills? #irony</text:p>
          </table:table-cell>
          <table:table-cell table:number-columns-repeated="1022"/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string" calcext:value-type="string">
            <text:p>NY Bound for a surprise visit! #Order shall be set #Worng shall be righted #Not by my hand</text:p>
          </table:table-cell>
          <table:table-cell table:number-columns-repeated="1022"/>
        </table:table-row>
        <table:table-row table:style-name="ro1">
          <table:table-cell office:value-type="float" office:value="-3.49" calcext:value-type="float">
            <text:p>-3.49</text:p>
          </table:table-cell>
          <table:table-cell office:value-type="string" calcext:value-type="string">
            <text:p>Tim Hortons &amp; Dr Appointments #yaaaaaay #sarcasm</text:p>
          </table:table-cell>
          <table:table-cell table:number-columns-repeated="1022"/>
        </table:table-row>
        <table:table-row table:style-name="ro2">
          <table:table-cell office:value-type="float" office:value="-1.29" calcext:value-type="float">
            <text:p>-1.29</text:p>
          </table:table-cell>
          <table:table-cell office:value-type="string" calcext:value-type="string">
            <text:p>@chipscoggins that's about as many people that are at the game today. #irony</text:p>
          </table:table-cell>
          <table:table-cell table:number-columns-repeated="1022"/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string" calcext:value-type="string">
            <text:p>we r literally waiting at ciniplex for it to open at 6:15</text:p>
          </table:table-cell>
          <table:table-cell table:number-columns-repeated="102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string" calcext:value-type="string">
            <text:p>Lol. Literally all the tweets tonight are bout pretty little liars. Lol.</text:p>
          </table:table-cell>
          <table:table-cell table:number-columns-repeated="1022"/>
        </table:table-row>
        <table:table-row table:style-name="ro2">
          <table:table-cell office:value-type="float" office:value="-2.08" calcext:value-type="float">
            <text:p>-2.08</text:p>
          </table:table-cell>
          <table:table-cell office:value-type="string" calcext:value-type="string">
            <text:p>Obama did not know what was going on at the VA, like he did not know what was going on with targeting Conservatives. #sarcasm</text:p>
          </table:table-cell>
          <table:table-cell table:number-columns-repeated="1022"/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string" calcext:value-type="string">
            <text:p>@Christianichles thanks #sarcasm</text:p>
          </table:table-cell>
          <table:table-cell table:number-columns-repeated="1022"/>
        </table:table-row>
        <table:table-row table:style-name="ro2">
          <table:table-cell office:value-type="float" office:value="-4.14" calcext:value-type="float">
            <text:p>-4.14</text:p>
          </table:table-cell>
          <table:table-cell office:value-type="string" calcext:value-type="string">
            <text:p>My dad is COMPLAINING about the fact that he is being forced to go to 3 #stlcards games in a week\nomg that sounds so tragic #not #takeme</text:p>
          </table:table-cell>
          <table:table-cell table:number-columns-repeated="1022"/>
        </table:table-row>
        <table:table-row table:style-name="ro2">
          <table:table-cell office:value-type="float" office:value="-2.41" calcext:value-type="float">
            <text:p>-2.41</text:p>
          </table:table-cell>
          <table:table-cell office:value-type="string" calcext:value-type="string">
            <text:p>@aglanville333 @Trinidad_JamesC not my fault my sister forgets to bring me to school #NOT</text:p>
          </table:table-cell>
          <table:table-cell table:number-columns-repeated="1022"/>
        </table:table-row>
        <table:table-row table:style-name="ro2">
          <table:table-cell office:value-type="float" office:value="-1.86" calcext:value-type="float">
            <text:p>-1.86</text:p>
          </table:table-cell>
          <table:table-cell office:value-type="string" calcext:value-type="string">
            <text:p>@SeanNash_ Err.. maybe you, or unless Twitter hates you so much that they're deleting your tweets one by one :o #sarcasm</text:p>
          </table:table-cell>
          <table:table-cell table:number-columns-repeated="1022"/>
        </table:table-row>
        <table:table-row table:style-name="ro2">
          <table:table-cell office:value-type="float" office:value="-4.04" calcext:value-type="float">
            <text:p>-4.04</text:p>
          </table:table-cell>
          <table:table-cell office:value-type="string" calcext:value-type="string">
            <text:p>FYI ya brother broke his own got damn phone the service still on he just ain't got a phone! STUPID ASS\nLol bitch is mad hahaha\n#IMSORRY#NO</text:p>
          </table:table-cell>
          <table:table-cell table:number-columns-repeated="1022"/>
        </table:table-row>
        <table:table-row table:style-name="ro2">
          <table:table-cell office:value-type="float" office:value="-2.6" calcext:value-type="float">
            <text:p>-2.6</text:p>
          </table:table-cell>
          <table:table-cell office:value-type="string" calcext:value-type="string">
            <text:p>“@HANKINS14: Subtweeting isn't going to fix things #Subtweet #Irony #Lol” pic.twitter.com/F53Gz40FGI</text:p>
          </table:table-cell>
          <table:table-cell table:number-columns-repeated="1022"/>
        </table:table-row>
        <table:table-row table:style-name="ro2">
          <table:table-cell office:value-type="float" office:value="1.42" calcext:value-type="float">
            <text:p>1.42</text:p>
          </table:table-cell>
          <table:table-cell office:value-type="string" calcext:value-type="string">
            <text:p>Good morning everyone, walk in Faith, expect God to come through because you. Are in agreement with #HIS#WILL#NOT#YOURS</text:p>
          </table:table-cell>
          <table:table-cell table:number-columns-repeated="1022"/>
        </table:table-row>
        <table:table-row table:style-name="ro2">
          <table:table-cell office:value-type="float" office:value="-2.58" calcext:value-type="float">
            <text:p>-2.58</text:p>
          </table:table-cell>
          <table:table-cell office:value-type="string" calcext:value-type="string">
            <text:p>My new saying is "first to the ball, last to give up". I am sure @Syd_Reeds23 @Mikkey_1 @YO_its_LO will love it! ;) #sarcasm</text:p>
          </table:table-cell>
          <table:table-cell table:number-columns-repeated="1022"/>
        </table:table-row>
        <table:table-row table:style-name="ro2">
          <table:table-cell office:value-type="float" office:value="-3.19" calcext:value-type="float">
            <text:p>-3.19</text:p>
          </table:table-cell>
          <table:table-cell office:value-type="string" calcext:value-type="string">
            <text:p>Man I just love being stranded in a parking lot in a million degrees weather and my car just decides to die on me.... Good times\n#NOT</text:p>
          </table:table-cell>
          <table:table-cell table:number-columns-repeated="1022"/>
        </table:table-row>
        <table:table-row table:style-name="ro2">
          <table:table-cell office:value-type="float" office:value="-1.67" calcext:value-type="float">
            <text:p>-1.67</text:p>
          </table:table-cell>
          <table:table-cell office:value-type="string" calcext:value-type="string">
            <text:p>@xLaurenGambs hahahahah you're such a knob #goodcomeback #not #original </text:p>
          </table:table-cell>
          <table:table-cell table:number-columns-repeated="1022"/>
        </table:table-row>
        <table:table-row table:style-name="ro2">
          <table:table-cell office:value-type="float" office:value="-2.03" calcext:value-type="float">
            <text:p>-2.03</text:p>
          </table:table-cell>
          <table:table-cell office:value-type="string" calcext:value-type="string">
            <text:p>@bfay88 @MeatSauce1 So what they're saying is the Heat can't take the heat? #NowThatsAJoke #Irony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“@triggaJ13: @YulyRocks no one said that someone said I didn't #mindfuck”#mindblown #not</text:p>
          </table:table-cell>
          <table:table-cell table:number-columns-repeated="1022"/>
        </table:table-row>
        <table:table-row table:style-name="ro1">
          <table:table-cell office:value-type="float" office:value="-2.73" calcext:value-type="float">
            <text:p>-2.73</text:p>
          </table:table-cell>
          <table:table-cell office:value-type="string" calcext:value-type="string">
            <text:p>Omg like can this day get any better #sarcasm</text:p>
          </table:table-cell>
          <table:table-cell table:number-columns-repeated="1022"/>
        </table:table-row>
        <table:table-row table:style-name="ro1">
          <table:table-cell office:value-type="float" office:value="-2.42" calcext:value-type="float">
            <text:p>-2.42</text:p>
          </table:table-cell>
          <table:table-cell office:value-type="string" calcext:value-type="string">
            <text:p>bittersweet bc going to be in Europe on the 4th of July #irony</text:p>
          </table:table-cell>
          <table:table-cell table:number-columns-repeated="1022"/>
        </table:table-row>
        <table:table-row table:style-name="ro2">
          <table:table-cell office:value-type="float" office:value="-1.79" calcext:value-type="float">
            <text:p>-1.79</text:p>
          </table:table-cell>
          <table:table-cell office:value-type="string" calcext:value-type="string">
            <text:p>Gotta love when people post about getting on the Dean's List! #not #getoveryourself</text:p>
          </table:table-cell>
          <table:table-cell table:number-columns-repeated="1022"/>
        </table:table-row>
        <table:table-row table:style-name="ro2">
          <table:table-cell office:value-type="float" office:value="-2.6" calcext:value-type="float">
            <text:p>-2.6</text:p>
          </table:table-cell>
          <table:table-cell office:value-type="string" calcext:value-type="string">
            <text:p>This @COSMOSonTV episode regarding the effects of Global Warming brought to you by @Buick #Cosmos #irony</text:p>
          </table:table-cell>
          <table:table-cell table:number-columns-repeated="1022"/>
        </table:table-row>
        <table:table-row table:style-name="ro1">
          <table:table-cell office:value-type="float" office:value="-2.02" calcext:value-type="float">
            <text:p>-2.02</text:p>
          </table:table-cell>
          <table:table-cell office:value-type="string" calcext:value-type="string">
            <text:p>Ops! Another king called Philipp #irony? #PopcornTime #dejavu #9N2014</text:p>
          </table:table-cell>
          <table:table-cell table:number-columns-repeated="1022"/>
        </table:table-row>
        <table:table-row table:style-name="ro2">
          <table:table-cell office:value-type="float" office:value="-2.2" calcext:value-type="float">
            <text:p>-2.2</text:p>
          </table:table-cell>
          <table:table-cell office:value-type="string" calcext:value-type="string">
            <text:p>I love it when people speed up as soon as you're passing them #not #DontBeThatGuy</text:p>
          </table:table-cell>
          <table:table-cell table:number-columns-repeated="1022"/>
        </table:table-row>
        <table:table-row table:style-name="ro2">
          <table:table-cell office:value-type="float" office:value="-2.72" calcext:value-type="float">
            <text:p>-2.72</text:p>
          </table:table-cell>
          <table:table-cell office:value-type="string" calcext:value-type="string">
            <text:p>This person literally has a "take back America vote democrat 2008" on their Honda #irony</text:p>
          </table:table-cell>
          <table:table-cell table:number-columns-repeated="1022"/>
        </table:table-row>
        <table:table-row table:style-name="ro2">
          <table:table-cell office:value-type="float" office:value="-1.2" calcext:value-type="float">
            <text:p>-1.2</text:p>
          </table:table-cell>
          <table:table-cell office:value-type="string" calcext:value-type="string">
            <text:p>A kid who got perfect attendance award for all 4 yeRs wasn't there to get the award #irony</text:p>
          </table:table-cell>
          <table:table-cell table:number-columns-repeated="1022"/>
        </table:table-row>
        <table:table-row table:style-name="ro2">
          <table:table-cell office:value-type="float" office:value="-0.99" calcext:value-type="float">
            <text:p>-0.99</text:p>
          </table:table-cell>
          <table:table-cell office:value-type="string" calcext:value-type="string">
            <text:p>Left my house at half 7 this morning for work and just home now... Love Thursday late night #not </text:p>
          </table:table-cell>
          <table:table-cell table:number-columns-repeated="1022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string" calcext:value-type="string">
            <text:p>Christ on a bike. Burger King putting the 'fast' in fast food #Sarcasm</text:p>
          </table:table-cell>
          <table:table-cell table:number-columns-repeated="1022"/>
        </table:table-row>
        <table:table-row table:style-name="ro2">
          <table:table-cell office:value-type="float" office:value="-3.16" calcext:value-type="float">
            <text:p>-3.16</text:p>
          </table:table-cell>
          <table:table-cell office:value-type="string" calcext:value-type="string">
            <text:p>RT @duttarajan: #Fraudster+Terrorist .@NilimDutta on the run 4rm #AssamPolice happily tweeting Shit abt a Patroit. #IRONY....</text:p>
          </table:table-cell>
          <table:table-cell table:number-columns-repeated="1022"/>
        </table:table-row>
        <table:table-row table:style-name="ro1">
          <table:table-cell office:value-type="float" office:value="-2.85" calcext:value-type="float">
            <text:p>-2.85</text:p>
          </table:table-cell>
          <table:table-cell office:value-type="string" calcext:value-type="string">
            <text:p>At least you have your priorities straight. #sarcasm</text:p>
          </table:table-cell>
          <table:table-cell table:number-columns-repeated="1022"/>
        </table:table-row>
        <table:table-row table:style-name="ro2">
          <table:table-cell office:value-type="float" office:value="-2.71" calcext:value-type="float">
            <text:p>-2.71</text:p>
          </table:table-cell>
          <table:table-cell office:value-type="string" calcext:value-type="string">
            <text:p>I've been single for far too long! I know you all wanted to know that :p haha #not</text:p>
          </table:table-cell>
          <table:table-cell table:number-columns-repeated="1022"/>
        </table:table-row>
        <table:table-row table:style-name="ro2">
          <table:table-cell office:value-type="float" office:value="0.18" calcext:value-type="float">
            <text:p>0.18</text:p>
          </table:table-cell>
          <table:table-cell office:value-type="string" calcext:value-type="string">
            <text:p>I wish they would make a lyric video for Lil' Jon's "Turn down for what", because the words are oh so hard to remember. #liljon #sarcasm</text:p>
          </table:table-cell>
          <table:table-cell table:number-columns-repeated="1022"/>
        </table:table-row>
        <table:table-row table:style-name="ro19">
          <table:table-cell office:value-type="float" office:value="-3.03" calcext:value-type="float">
            <text:p>-3.03</text:p>
          </table:table-cell>
          <table:table-cell office:value-type="string" calcext:value-type="string">
            <text:p>You're not an adult or have kids or a job or pay bills so you have no reason to be stressed out." Wow great job making me feel better. #NOT</text:p>
            <text:p>472557087747080192520552275052593153-1.50It's funny that the NSA can easily see all my emails but can't seem to find those sent within the agency itself #Snowden #irony</text:p>
            <text:p>472390894595735552520552303167029248-2.40RT @OnePakistani: @FarrukhSiddiqui Geo needs other media help to spread news about them! #Irony!! :) @UmarCheema1 @Mustafa_Qadri @amnesty</text:p>
            <text:p>460255669312954368520552331356950528-3.12Well how's your guy's day going right now cause mines going spectacular #sarcasm</text:p>
            <text:p>463028994821337088520552359613980673-1.29@Shmoooo @rozibabe1972 @jlray092 We could never have figured that out without your help. #sarcasm</text:p>
            <text:p>472452837524647937520552387782901760-2.05So the wifi at the location i'm currently have only allows for Facebook and Twitter to work.... #ohbrill #not</text:p>
            <text:p>472215264860188672520552415805063169-1.89@hunterteare @CamBazin hey great chirp #Not ....the masters has already been played, smh talking non sense</text:p>
            <text:p>472719208589955073520552443869134848-2.77Absolutely no sleep thanks to @JackieOtterbein and her friends....now have to work 9 hours..fantastic #not</text:p>
            <text:p>463393837298114560520552471912263680-1.79#Browns are drafting everyone &amp; trading with every team - that should cover every rumor between now &amp; Thursday night #sarcasm #DraftWeek</text:p>
            <text:p>472053726841032704520552499363983360-2.42yeah, it was a great idea to straighten my hair today. #not #ihaterain </text:p>
            <text:p>472597114951041026520552527549718529-2.56being ignored is almost the best feeling in the world. .. #not </text:p>
            <text:p>463600058949455873520552555676700672-3.49RT @felonious_skunk: Why was so special, Lea? Why?! #sarcasm</text:p>
            <text:p>472686464619126784520552583363325952-1.89@SallyMarOli I was talking about your retweet of your mate, but in fairness she's right I was only playing. Yeah good thanks! Tanned #not</text:p>
            <text:p>472348815115423744520552611498700800-2.81A van driver talks about how dangerous Bow roundabout is. What happens next will shock you: youtu.be/2GkcIwY7TsY #irony via @TPC2S</text:p>
            <text:p>473108099684134913520552639592165377-2.79Getting kicked out of my house for 2 hours will definitely be the highlight of my weekend #not #openhouse</text:p>
            <text:p>472858524650053633520552667668815872-2.44"@ShaySmith06: Wow you're really getting people to like you with that tweet #Not" @ me nxt time shay</text:p>
            <text:p>463267794184708096520552695812608000-2.17Banks are bastards? Who knew? #sarcasm #4corners</text:p>
            <text:p>472122179060908032520552723872514048-2.29Guess who's broke, broke again Bell is broke! tell a friend! guess who's broke guess who's broke guess who's broke #funny #not</text:p>
            <text:p>472409285214105600520552751928197120-2.30It's so fun being home alone all morning till I have work. #Not</text:p>
            <text:p>463336045849755648520552780017434624-.90@warbird @MeganLouisaLane is v. frustrating: I want to support equal rights but all these people talking about it just turns me off #sarcasm</text:p>
            <text:p>463499380650426368520552808169607168-1.81People are so nice! Like I'll smile at people and they'll death glare me! #sarcasm #bitches</text:p>
            <text:p>463386337182089216520552836313387008-1.88Nice trigger safety, bro #sarcasm MT @busblog: Apparently dads posing with daughter and prom date AND GUN is a thing? pic.twitter.com/rsGrFQUWZv</text:p>
            <text:p>472393328865345536520552864557842432-2.13Sweets, chocolate and crisps for my breakfast, dinner and tea... #healthylifestyle #not #oops </text:p>
            <text:p>463142635440332800520552893003620352-2.06That DIII selection coverage by the NCAA was #sarcasm</text:p>
            <text:p>472435813238976513520552921063493632-2.17@theianraym0nd told the office i needed to go to the doctors #not</text:p>
            <text:p>472073428254879744520552949253414912-1.81BEA wants Mara and me to pay $700 each just to meet with press publicity reps which is #not #happening.</text:p>
            <text:p>463314776282501120520552977363652608-3.47.@davidgregory, when will Britney Spears be on #MeetThePress to discuss deep political issues? #winning #Sarcasm</text:p>
            <text:p>463140037446864896520553005721337856-2.98RT @ThatNorthernGuy: Contacts are out. Socks are off. I'm turning up tonight. #sarcasm</text:p>
            <text:p>463505034727391232520553033995157504-.38@jimmykorderas Shocking! #sarcasm #raw</text:p>
            <text:p>472198233570025472520553062289932288-1.59If I yield any fully grown, edible vegetables from my patio garden I will be in shock. #greenthumb #not</text:p>
            <text:p>472770942113181696520553090492403712-1.99HOW am I upposed to get over this #NOT najajkaknsjsjsj </text:p>
            <text:p>472129992982536192520553118682341376-2.33@HowlsCastIe (look at the picture. Also note we're also eating cake and gossiping. #irony)</text:p>
            <text:p>472541457715585024520553146901602304-1.03@piero_barone You are in London and you're eating SUSHI?!?! #not</text:p>
            <text:p>472497870785224704520553174911176704-2.71I've seen better looking tools in a toolbox than you helmet less on your street bike #YourCool #Not</text:p>
            <text:p>463470849664626688520553202937516032-2.19Greatest fucking day ever! #sarcasm</text:p>
            <text:p>472498308171051009520553231009976320-2.40Who says money can't buy happiness? Buy your way into heaven. #Not #LRT</text:p>
            <text:p>473030468707692546520553259157962753-2.59Everything is so fuckin clear to me ;all I can do is laugh#not crying</text:p>
            <text:p>463315223978319873520553287700209664-2.06.@davidgregory, Spears could perform "Oops I Did It Again" with Andrea Mitchell, Chuck Todd &amp; yourself as background singers. #Sarcasm</text:p>
            <text:p>463188382395674624520553315890135040-1.54Just woke up after my 3/24/7 sleep.\nHow. Fun.\nI officially hate school...\n#sleep #sleepless #school #hate #fun #sarcasm</text:p>
            <text:p>472634554436444160520553343954202624-2.99@joeghabour I'm glad you made me renew my pass, well worth it #NOT</text:p>
            <text:p>472991617021132800520553372488069120-2.60I love feeling sick and then not being able to go out. #not</text:p>
            <text:p>472586515155914752520553400803803136-3.11What a lovely way to spend my only night off work. #not</text:p>
            <text:p>4723344980890378245205534288678912001.10@OriginalMaxi that pose is hot I'd peepz at u all day and hopez u'd not discover me and hopez u'd discover me at the same time #irony</text:p>
            <text:p>472050080615497728520553457154273280-2.46God I love my brothers singing, simply divine! #not</text:p>
            <text:p>472339878496436224520553485272879104-1.98@PC1810NYP does that mean you get to drive the bat car? No disrespect to Citroen vans #not #quite #the #same</text:p>
            <text:p>472204938630950913520553513261486080-2.36Good thing I fulfilled my New Years resolution to run every day and get my summer bod #NOT</text:p>
            <text:p>463452827818262529520553541656936448-1.16But hey, they're "workin for the little guy" right? \n\nIf only the "rich" would have paid more taxes right?\n\n#sarcasm</text:p>
            <text:p>473045487562391553520553569641332736-2.26@KOrtezaa #not why you gotta be 4 dang hours behind . now I won't get up til 4 p.m</text:p>
            <text:p>4764429276199075845205535978983383052.94Madden and Kendall are literally the cutest, hand delivering philosophical good luck cards for tomorrow's exam </text:p>
            <text:p>472865014102376449520553625954033664-2.86Pretty cool when your phone screen turns blue and purple when you touch it.... #not</text:p>
            <text:p>472184089735626753520553653946814464-2.18Love getting up at 3 am for work and getting home at 9pm #not</text:p>
            <text:p>472921824045842432520553681989951488-2.53Oh I love storms especially stranded in the garage #NOT #dying </text:p>
            <text:p>473627786071269376520553710154690561-2.05Received a letter in the mail thanking us for signing up for paperless statements #irony #savingtrees @VerizonWireless</text:p>
            <text:p>471693992736718848520553738210394112-2.67@SamsungSupport Trust me, "patience" doesn't cut it when you are trying to feed 3 kids out of coolers. Spoiled milk, anyone? Yum! #sarcasm</text:p>
            <text:p>462998564806070273520553766337392640-2.17Persona 4 is the sadest game ever #sarcasm #persona</text:p>
            <text:p>472382209018843136520553794497945601-2.21Love being ignored when I've done nothing wrong haha #not</text:p>
            <text:p>472234514383532032520553822658498560-1.99me &amp; Kevin have such a sweet, loving friendship #NOT</text:p>
            <text:p>472070130923737088520553850940702720-1.74#UKIP's new Scots MEP &amp; leader of @ukiplgbt, the openly gay @DavidCoburnUKip, is being hounded by gays &amp; lgbt for not being right-on #irony</text:p>
            <text:p>472579691048865792520553879029964800-3.69I hate when people take your pic in insta #not cool</text:p>
            <text:p>472112390796894209520553907169533952-3.60Taking snapchats in your bra holding your baby while you have a boyfriend..... #classyasfuck ..... #NOT</text:p>
            <text:p>472354730207760385520553935208460288-3.27Lmao @ me getting the flu on my final days of high school..gotta love it #not</text:p>
            <text:p>472760104232976385520553963507433472-2.07@Caro1012 event weekends are like mandatory, but my dad is pissed about it so yay #not</text:p>
            <text:p>472554867639083008520553991659589632-2.22I just want atleast my 1 cents I'll be a lil happy #NOT</text:p>
            <text:p>472881382038192128520554019669168128-2.87WOW ! don't you just fucking love twitter ! It's the best fucking place to be ....#NOT !</text:p>
            <text:p>460266436062380032520554047628402688-2.24All these "rich" promotors in savannah, boosie shoulda been booked here first #sarcasm </text:p>
            <text:p>472336143934300160520554075856072705-2.08@DocThompsonShow @skiplacombe That's all fine. The worst part? The bride wore white. #Irony #sextape #WhatILearnedToday</text:p>
            <text:p>463599990229970944520554104108900352-2.50#Snoopyism - My #humor and #sarcasm get me thru ..the best and worst of times ...always instagram.com/p/npiu1Asp5X/</text:p>
            <text:p>472865178393251840520554132428816385-2.31I love when tesla screen shots my snap chats. #not @TeslaMichelle</text:p>
            <text:p>476453497723162624520554160442601472-1.86The least we could have in the house is good cereal. Literally the least.</text:p>
            <text:p>463977080531611648520554188863184896-2.47If anyone wants to download a high quality, really fun and not at all frustrating app, download 'grow toe grow'. #bestappever #not</text:p>
            <text:p>463471876036395008520554216927272960-2.23Woooh! Racing tomorrow :p\n#Sarcasm</text:p>
            <text:p>472334918715187200520554245062660096-1.14This moment will never get old... #Irony youtube.com/watch?v=3Es-RI…</text:p>
            <text:p>463111059927076864520554273130962944-2.33Yeah, that looks healthy. #sarcasm #brokenbonessuck #brokenankle pic.twitter.com/DQTHumacud</text:p>
            <text:p>463603837824409600520554301392162816-3.10So this Gloucester train is never on time, it's not just commuter traffic? #awesome #sarcasm</text:p>
            <text:p>463265750031953920520554328890028032-2.65wow this feeling rocks #sarcasm </text:p>
            <text:p>472202095890661378520554356979290112-2.13It so cute when couples fail classes together #not #sikeass #notcute #dumbashell</text:p>
            <text:p>474647715063029760520554385538285568-2.49like I said other day he whines like a bitch!! Dishes it but can't take it/// “@modern_rock: #irony pic.twitter.com/FHPLUn06Tb”</text:p>
            <text:p>472578829371080705520554413698850816-2.92So this girl @rissaa_lynn couldn't come over but she could snap chat me all night... Makes sense. #not</text:p>
            <text:p>472875481227087872520554441997828096.20@jaydenelley @CHC_Airport #Not bad for an old guy!!!! Few less beers and you might be under fifty!!! I</text:p>
            <text:p>472142759092973568520554470045134848-2.50Well great. Being at the bottom of high school's gonna rooock #not</text:p>
            <text:p>472280943294955520520554498310541313-.98lol i wouldve got bored of @RedRosieC if it wernt fer her frends #irony</text:p>
            <text:p>464309018908188672520554526374637568-2.30Just realised I haven't even been back 2 weeks and have managed to be late 3 times already, gonna literally get like caned</text:p>
            <text:p>473332077446696960520554554858151936-2.00@SabrinaWind here's a thought..would Adrian record Tony &amp; Evelyn infidelity like he recorded others? I highly doubt it. #irony #DeviousMaids</text:p>
            <text:p>473059997236989952520554582997745665-2.65I'm tired, but i can't seem to fall asleep :/ I'll probably end up sleeping the whole afternoon or something.....fun #not</text:p>
            <text:p>472046945662668800520554611208626176-1.66@Ciaran_Kearney cheers fella, nothing like a bit of nostalgia #not</text:p>
            <text:p>463542446824357888520554639851548672-3.02I honestly love wearing contacts! #sarcasm</text:p>
            <text:p>472935691270119424520554668142129152-1.79Ya just got hit on by two older men! That's awesome I guess! #not</text:p>
            <text:p>463513527848673280520554696336220160-1.57Just found out I'm going camping this weekend. No internet to upload. Fan freaking tastic. #sarcasm</text:p>
            <text:p>472576144919646209520554724547129344-4.04RT @JBBauersfeld: Just watched a girl wipe off her cigarette after dropping it on the ground before putting it to her lips. #irony?</text:p>
            <text:p>472323891780927488520554752707686400-1.90Wow snapchatting my elementary school tennis coach last night was a great idea #not</text:p>
            <text:p>472430817986093056520554780964687872-2.06She wouldn't buy him sneakers bc she didn't want him to walk out of her life, but she was sleeping with his best friend. #Irony</text:p>
            <text:p>473144917343367168520554809087508480-1.72I still find myself checking my phone constantly to see if I have any text or calls from you haha #not </text:p>
            <text:p>463393664707080193520554837323571200-2.28haha it's funny because GK escaped from prison and shot someone haha #sarcasm</text:p>
            <text:p>463486215124430848520554865307955200-2.44I can't believe class day is tomorrow... #mixedemotions I pray my class can act somewhat mature :/ #yeahright #weredoomed</text:p>
            <text:p>475380952357933056520554893464330240-2.78@ZakSplijt yep. I am going for the sheep jokes as that is what seems to work. #irony</text:p>
            <text:p>472232205012709377520554921675210753-2.12Soooo I'm done with season 4. And now done with life. @jeffordsashley. #not #rita #</text:p>
            <text:p>472211569414533120520554949303099392-3.79well that makes me feel great #not #fuckthis im just ganna stay single forever so I don't complicate anyone's life #gofuckyourself</text:p>
            <text:p>463065888917561345520554977547550720-3.61Im completely amused with all the love received #sarcasm</text:p>
            <text:p>463355219871428609520561112727572480-1.29@LoocyDayveez it is your exact situation #sarcasm</text:p>
            <text:p>475423051946143744520562043141648384-3.49Millions glued to their TV sets watching #BelmontStakes favorite #CaliforniaChrome bid for horse racing's #TripleCrown. #Irony</text:p>
            <text:p>472859406582185987520562438320566272-2.80Bet @StGeorgeGroves feels like he's just been hit by a London bus #greatentrance #not</text:p>
            <text:p>463102168980287488520563029667094528-2.33The place to be at Wrigley Field. #sarcasm pic.twitter.com/ujSGbpU2LG</text:p>
            <text:p>4743760165597429785205641006952202241.34If you've been around the world (so to speak) and you chose to live in NY.. i respect that.. you probably make good money.. i dont blame you</text:p>
            <text:p>476476062827020288520564636404314114-1.36just did 4 loads of laundry good thing i have literally nowhere to put them.. back onto the floor they go</text:p>
            <text:p>463158000237441025520564975140491264-2.42@OscarDeLaHoya Floyd is SO likable. Just look at all his endorsement deals! #sarcasm</text:p>
            <text:p>463081783060623361520565989889433601-2.72sure am glad my Hawks did not let me down and chocked like my other ATL teams! #sarcasm</text:p>
            <text:p>472328769794228224520566976544911360-2.75@MBuinovskaya_RT There is a Lenine's quote saying it's ok to kill even more than needed to make sure the targets are met. #barbarian #irony</text:p>
            <text:p>472531176624631809520567286944387072-2.82RT @nmaa02: @MaddieDiMuccio there's someone you want representing you. #Not</text:p>
            <text:p>472447891815268352520572724867899392-1.30@DyingSparrows At my DARE graduation, I wrote and performed a skit about the evils of alcohol. Me. The evils of alcohol. #irony</text:p>
            <text:p>4724772732377784325205730349947535361.94@lee_heasman am good#work tomoz#hope u r ok#not watching footie#speak soon#love Mum</text:p>
            <text:p>4720498700949995525205829490081873923.82yr ye PP107 per noorpn ne bht dhandli ki h per phir b PTI jeet gai #irony</text:p>
            <text:p>472361005280800769520583034391629824-1.82@TODAYshow #everyone makes mistake in parenting #not everyone is filmed doing it #stop the madness!</text:p>
            <text:p>472128896629227521520585658935439360-2.58@Bob_Beckel You do know you just generalized all conservatives as generalizing all liberals, don't you? #Irony</text:p>
            <text:p>471693669288779776520591839234359296-2.42@RedStateMojo @nbc @NBCNightlyNews Hard to believe the Left Wing Media is one sided. I blame Bush for that.\nLOL.\n#sarcasm</text:p>
            <text:p>463426047124320257520591867684331520-2.64#sarcasm RT @chitterchatter Elaborate please! "@MichaelRegnier This map proves it: charter schools cause poverty. chittercharter.com/?p=89 </text:p>
          </table:table-cell>
          <table:table-cell table:number-columns-repeated="1022"/>
        </table:table-row>
        <table:table-row table:style-name="ro2">
          <table:table-cell office:value-type="float" office:value="-1.44" calcext:value-type="float">
            <text:p>-1.44</text:p>
          </table:table-cell>
          <table:table-cell office:value-type="string" calcext:value-type="string">
            <text:p>Another day of study and then a munch and a DVD with ma chick @KatieMatthews2 #Sunday #Not #So #Funday #Study #Four #Star #Pizza</text:p>
          </table:table-cell>
          <table:table-cell table:number-columns-repeated="1022"/>
        </table:table-row>
        <table:table-row table:style-name="ro2">
          <table:table-cell office:value-type="float" office:value="-1.17" calcext:value-type="float">
            <text:p>-1.17</text:p>
          </table:table-cell>
          <table:table-cell office:value-type="string" calcext:value-type="string">
            <text:p>RT @greenwood_pg: @anakay831 In protest of this travesty, I'm staging a strike. Feet up and doing nothing!except drink beer and watch b5!#f…</text:p>
          </table:table-cell>
          <table:table-cell table:number-columns-repeated="1022"/>
        </table:table-row>
        <table:table-row table:style-name="ro2">
          <table:table-cell office:value-type="float" office:value="-3.11" calcext:value-type="float">
            <text:p>-3.11</text:p>
          </table:table-cell>
          <table:table-cell office:value-type="string" calcext:value-type="string">
            <text:p>Oh I need to get ahold on my conditions?? Really? I didn't know that after 21 years of trying different things #rude #gottalovefamily #not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Here's to *probably* not having retake Property I next year after that test wiped the floor with me for three hours #sarcasm</text:p>
          </table:table-cell>
          <table:table-cell table:number-columns-repeated="1022"/>
        </table:table-row>
        <table:table-row table:style-name="ro2">
          <table:table-cell office:value-type="float" office:value="-1.32" calcext:value-type="float">
            <text:p>-1.32</text:p>
          </table:table-cell>
          <table:table-cell office:value-type="string" calcext:value-type="string">
            <text:p>RT @CatDaddario: When cops ask me for my phone number, I really feel like they're doing a good job protecting the public #goodwork #not</text:p>
          </table:table-cell>
          <table:table-cell table:number-columns-repeated="1022"/>
        </table:table-row>
        <table:table-row table:style-name="ro2">
          <table:table-cell office:value-type="float" office:value="-2.44" calcext:value-type="float">
            <text:p>-2.44</text:p>
          </table:table-cell>
          <table:table-cell office:value-type="string" calcext:value-type="string">
            <text:p>RT @sellmarie: Leave it to me to spill my protein shake down my shirt in class... yaaa wet tshirt contest #not</text:p>
          </table:table-cell>
          <table:table-cell table:number-columns-repeated="1022"/>
        </table:table-row>
        <table:table-row table:style-name="ro1">
          <table:table-cell office:value-type="float" office:value="-3.62" calcext:value-type="float">
            <text:p>-3.62</text:p>
          </table:table-cell>
          <table:table-cell office:value-type="string" calcext:value-type="string">
            <text:p>Oh, you drink and drive? You obviously care about others.</text:p>
          </table:table-cell>
          <table:table-cell table:number-columns-repeated="1022"/>
        </table:table-row>
        <table:table-row table:style-name="ro2">
          <table:table-cell office:value-type="float" office:value="-1.89" calcext:value-type="float">
            <text:p>-1.89</text:p>
          </table:table-cell>
          <table:table-cell office:value-type="string" calcext:value-type="string">
            <text:p>My mornings are always just so peachy, goes right along with the rest of my day perfectly. #not</text:p>
          </table:table-cell>
          <table:table-cell table:number-columns-repeated="1022"/>
        </table:table-row>
        <table:table-row table:style-name="ro2">
          <table:table-cell office:value-type="float" office:value="-2.2" calcext:value-type="float">
            <text:p>-2.2</text:p>
          </table:table-cell>
          <table:table-cell office:value-type="string" calcext:value-type="string">
            <text:p>I've had a pretty Bueller type of day #NOT #typeofway #bueller #bueller #bueller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@aladdinelston @facebook bravo! I did it months ago; haven't looked back. #noregrets #irony here we are on twitter</text:p>
          </table:table-cell>
          <table:table-cell table:number-columns-repeated="1022"/>
        </table:table-row>
        <table:table-row table:style-name="ro1">
          <table:table-cell office:value-type="float" office:value="-2.45" calcext:value-type="float">
            <text:p>-2.45</text:p>
          </table:table-cell>
          <table:table-cell office:value-type="string" calcext:value-type="string">
            <text:p>I bet I was the classiest person at that social #not #drunkastits </text:p>
          </table:table-cell>
          <table:table-cell table:number-columns-repeated="1022"/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string" calcext:value-type="string">
            <text:p>@MNBeer But it happened with the gays! #sarcasm</text:p>
          </table:table-cell>
          <table:table-cell table:number-columns-repeated="1022"/>
        </table:table-row>
        <table:table-row table:style-name="ro1">
          <table:table-cell office:value-type="float" office:value="-2.57" calcext:value-type="float">
            <text:p>-2.57</text:p>
          </table:table-cell>
          <table:table-cell office:value-type="string" calcext:value-type="string">
            <text:p>I love how I have a sun blister on my nose... #NOT #fusun </text:p>
          </table:table-cell>
          <table:table-cell table:number-columns-repeated="1022"/>
        </table:table-row>
        <table:table-row table:style-name="ro2">
          <table:table-cell office:value-type="float" office:value="-2.15" calcext:value-type="float">
            <text:p>-2.15</text:p>
          </table:table-cell>
          <table:table-cell office:value-type="string" calcext:value-type="string">
            <text:p>Reading a book about @StarTrek on a device predicted by Star Trek. #Kindle #irony</text:p>
          </table:table-cell>
          <table:table-cell table:number-columns-repeated="1022"/>
        </table:table-row>
        <table:table-row table:style-name="ro2">
          <table:table-cell office:value-type="float" office:value="-1.17" calcext:value-type="float">
            <text:p>-1.17</text:p>
          </table:table-cell>
          <table:table-cell office:value-type="string" calcext:value-type="string">
            <text:p>RT @Hesseeca: Sure, fine, I give up. You're right. Feminism is about crushing men and taking over. We are the ones with actual privilege. #…</text:p>
          </table:table-cell>
          <table:table-cell table:number-columns-repeated="102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I love this stuff. I literally feel so good right now! </text:p>
          </table:table-cell>
          <table:table-cell table:number-columns-repeated="1022"/>
        </table:table-row>
        <table:table-row table:style-name="ro20">
          <table:table-cell office:value-type="float" office:value="-2.72" calcext:value-type="float">
            <text:p>-2.72</text:p>
          </table:table-cell>
          <table:table-cell office:value-type="string" calcext:value-type="string">
            <text:p>@pagel2015: Just so thrilled for this weekend #not" my life be like.....</text:p>
            <text:p>472878456490184704520592376747020289-2.32@alpmuratt german #TV news did #not tell about how #hard people was hit unless they lost #conscious totally - they lie to us with #euphemism</text:p>
            <text:p>472153889622343680520592405251502080-2.78just listened to the song "I'm Not Gonna Cry" and it made me want to bawl my eyes out #irony</text:p>
            <text:p>476447239871938560520592433407852544-.38@TIXRVCHELE lol you know that milk is pretty much but not exactly the liquid for of an egg right? They literally contain the same thing</text:p>
            <text:p>463526100136505344520592462029815808-3.02No way did I expect to see a team that westrook is on to have the most techs by 19 in the nba this season #sarcasm</text:p>
            <text:p>473073749227753472520592490358124544-2.16So the World Cup voting is bent?!? Who knew! #shocked #not #obvious</text:p>
            <text:p>472426961613369345520592518585782273-2.87Nothing like a Friday shift to end this week. #not</text:p>
            <text:p>473113702733217792520592546746339328-2.87£2 compensation from Three for no 3G most of the day! #WorthThe25MinutePhoneCall \n#Not</text:p>
            <text:p>472905374933471233520592574957244417-.94If you wave your arm around and play with your earpiece it really gives the impression you're actually singing... #not #MeIAmMariah</text:p>
            <text:p>4763986949928468485205926031975055363.39@MaffManJones A Toad game?! Oh my gosh, please tell me that's not a joke. I have literally been waiting for that for years. #Thrilled</text:p>
            <text:p>472424423539351553520592631529996288-2.54WTF @claranoah02 have u been here and didnt come visiting me #nottopnotchstyle #wolfpackbehavior #not</text:p>
            <text:p>473101774874628096520592659749298176-2.88Speed trap on Countryway, just before Hillsborough. Happy Sunday to those folks. #sarcasm #slowyourroll</text:p>
            <text:p>471678421207359488520592687893086208-2.50@danboy81 @francisdiet but not beef and tomato, some found to have traces of real beef #cancerinapot #sarcasm</text:p>
            <text:p>465359277171826688520592716150087680-2.00You make about as much sense as a screen door on a submarine. bit.ly/1bG9xE6 #DaDailyInsult</text:p>
            <text:p>463042171700924416520592743941562368-3.00I love when NBA refs wait to see if the ball goes in before calling a foul. #sarcasm #savsdal #gospursgo</text:p>
            <text:p>472125393760043008520592772337000448-3.20I missed sister's graduation from high school because of the huge number of projects I have #still #not #over !!!</text:p>
            <text:p>472765301541445633520592800644362240-3.64@thecolechipman duh, I know you're extremely jealous and wish you had stayed home. #not #ihateyou</text:p>
            <text:p>4749493412754882565205928289684930562.60Or his kryptonite is the heat. #irony RT @espn: LeBron James' Kryptonite = Hot Arenas?</text:p>
            <text:p>4729425781956567055205928571668029451.90@AuthorTessaDawn I can #not wait!!!! Chewing my fingers here, shaking like a leaf, stretching hard, #almost there!</text:p>
            <text:p>463487885849944064520592885377675265-3.36@YYZMarc You don't say. How'd you come to that conclusion? #cdnpoli #sarcasm #unnecessaryhashtags</text:p>
            <text:p>472154140294909952520592913609531392-3.42This is the perfect weather for a concert! #not #goawayrain </text:p>
            <text:p>472259693520252928520592941883346945-.21Its summer so be social and active. Go on hikes, go camping, play some pickup sports, go to the beach, etc #not #enough #social #interaction</text:p>
            <text:p>472433060093624320520592970383630336-2.32@mfcgazza @JanChat56 Yeah thanks for that, I'll add it to my collection. #NOT</text:p>
            <text:p>463098360149590016520592998661623808-2.37I love that thing you do where you don't text me back... Freaking adorable! #sarcasm #annoying</text:p>
            <text:p>472355941619220481520593029363933186-2.45@Msloulou77 @nareenyoung hey I'm wheaty beige and privileged want a class on racism? Totes qualified. #not</text:p>
            <text:p>463400631328186368520593057746788353-2.08@magical__meg great, I close then too #sarcasm</text:p>
            <text:p>474933589222502400520593085961895938-1.17@KalifDee72 @BrentCorrigan 3am so will go to bed before my foot gets any further in my mouth...so to speak. Have a good Friday.</text:p>
            <text:p>472964421422436352520593114411855872-1.12@AmishBulsara @Stevie_Hurst NOT ON YOUR NELLY, FABREGAS #NOT GOING TO ANY OTHER TEAM #THAN OUR ARSENAL.</text:p>
            <text:p>463504338778742785520593142610165760-2.49How did the pacers get such a great center? #sarcasm </text:p>
            <text:p>472412376047050753520593171244650496-1.80@DrewTailored Um, I think you know the answer to that. #irony</text:p>
            <text:p>4728946843320606725205931995436277762.69When I see your face / it's like sunlight dripping. #irony #sunlight #bagraiders @ The Nelson-Atkins… instagram.com/p/orleBSJyni/</text:p>
            <text:p>472300633564135425520593227888746497-2.22I love those long awkward pauses between when you send a risky text and when you get a reply. #not #hello?</text:p>
            <text:p>473338442316021760520593256259010560-2.86Well, now that I'm done procrastinating, I should start my homework in a few minutes #irony</text:p>
            <text:p>463508471447437312520593284734156800-2.29creently making members of my family call and vote for @AudraLynn21. My brother is especially excited about that #sarcasm</text:p>
            <text:p>472979925583265792520593313096036352-2.30Can't wait to see the @brisbanebroncos play a bit of footy delayed between 1000 ads on @Channel9! #NOT</text:p>
            <text:p>472529216597401600520593341361442816-2.63Liberals are running in circles wondering wtf to do about @MikeBloomberg 's Harvard speech. We can expect a much less violent left now. #not</text:p>
            <text:p>472208871030005760520593369652023296-2.20Kendra has me so excited for grade 12! #not #toomuchstress #brokelife</text:p>
            <text:p>472091361123258368520593397917425664-3.55I'm working a 9am -11:45 pm my whole day is literally Publix #irony</text:p>
            <text:p>473166786998046720520593426115743744-2.42Nice to know you still make time for your friends #not</text:p>
            <text:p>463509528613781504520593454540529664-2.53@stupidtalk - they still have two more years to do that. This stuff is more urgent. #sarcasm</text:p>
            <text:p>463526508502331392520593483011465216-2.22@RealFrizzyM @M0n3yMusa_ Lool #sarcasm</text:p>
            <text:p>473563105235320833520593511385939969-3.27#IRONY #EDUCATION : 'Out of all the sectors I come into contact with, schools seem the least accessible to new ideas' learning4jobs.com</text:p>
            <text:p>472446620399702018520593539752005632-2.88Bc puking &amp; on the first day of Summer is the cherry on top of a great start #Not</text:p>
            <text:p>474629041249468417520593568239714304-3.47#Irony: new @MayoClinic Diet website mayocl.in/SuCawC does not work with my antiquated browser here at my work desk...at Mayo Clinic.</text:p>
            <text:p>472212912027627520520593596521938944-2.58" I'll text you rn" he said.. #nothing THANKS ESAU #not</text:p>
            <text:p>463402758268526592520593624971898881-2.50Everyone should be happy today :) #sarcasm #ultrasarcasm</text:p>
            <text:p>472148510033584128520593653296029696-3.70Thank you to whoever decided to key my car today! You are so mature #not</text:p>
            <text:p>473095083194318848520593681511120896-1.99I'm ill and I can't stay still! (And no, it DIDN'T take me long to think of that one) #EminemInTheMaking #NOT</text:p>
            <text:p>472551992255320064520593709734559744-2.19I'm so glad my friends include me in everything. It's makes me so happy. #sarcasm</text:p>
            <text:p>472286659325984768520593738511712256-2.66I would be sick the night before the last day of school #wonderfultiming #not</text:p>
            <text:p>472487799695114241520593766991036416-3.08Love coming home from a shitty day to an empty house#not #whereiseveryone </text:p>
            <text:p>475062973354885120520593795365502976-3.44Bank today tried to bribe me to move to internet-only banking. Just after blocking my card for buying stuff online. #irony</text:p>
            <text:p>472773937408262144520593823656054784-.27My sister's married friend came to stay with us for a bit. I bet she thought living with single ladies would be fun. #hahahaha #not</text:p>
            <text:p>472481784236883969520593852303147008-1.31Wishful thinking: Would trade being an Academic All-American for a chance to play in a Regional in a heartbeat #alwaysthere #NOT</text:p>
            <text:p>472228053444075521520593880438554624-3.01Yay tomorrow I get to work with a bunch of old boring people tomorrow.. #MyFavorite #Not</text:p>
            <text:p>463354387617054720520593908578148352-2.63#selfie #sarcasm #ecard #funnies instagram.com/p/nnzCDYHnX-/</text:p>
            <text:p>476471442977345536520593936910667776.82@louearnie yeah, i have literally two plans this summer its looking good x (: we need to hang</text:p>
            <text:p>474304039597780992520593965092184064-1.92Detroit was named the #1 US City against natural disasters. #irony</text:p>
            <text:p>472767880493555712520593993462464512-2.14Just spilt coffee all over my phone. #imawinner #not #epicfail </text:p>
            <text:p>472374472775696387520594021958582272-.08RT @AlwaysBoleh: Friend who used to work at Talent Corp just completed her Masters at Harvard. Does not want to return to Malaysia. #irony</text:p>
            <text:p>472600459685801984520594050211389441-2.48I love leaving bangers cz i got work in the AM. #NOT</text:p>
            <text:p>472924594928906240520594078501961728-1.78Praying to the gods of sleep that they bless me tonight! 12 straight hours of moving my apartment. My doc would be so proud #not</text:p>
            <text:p>472055281912795136520594107119325184-1.66A bank will loan you money. Only after you can prove that you don't need it. #irony</text:p>
            <text:p>472547791659495424520594135473197058-1.84So my friends think my crush will ask me out on the last day of school....that's likely #not</text:p>
            <text:p>463215522352349185520594163717656576-2.17RT @atomiktiger: Man, so glad for the hope &amp; change #sarcasm [pic] #tcot #tgdn #PJNET #LNYHBT #ccot #RedNationRising #SGP http://t.co/zVCJr…</text:p>
            <text:p>472175717984501761520594192033415171-2.89@brocsmith96 Yeah, I'd be complaining if I got first in my heat too... #Not</text:p>
            <text:p>472048122903146496520594220206530561-1.91Haven't been to work in 9 days; today should be fun...#not</text:p>
            <text:p>463186912556351488520594278360551426-2.91Don't ask me how my day was, plz just mention shit I don't care about and then out because ur tired #sarcasm #atitsfinest</text:p>
            <text:p>463162815235502081520594306722463744-3.41Well i had a fun night by myself #sarcasm #notatall</text:p>
            <text:p>463380538464563200520594335260508160-2.44Library party tonight!!! #YAY #Sarcasm #TimeToFindSnacks</text:p>
            <text:p>472173776361508864520594363525890050-1.76The fact that misspell is one of the most misspelled words in the English language blows my mind. #irony #spellingbee</text:p>
            <text:p>463427189531107328520594391732592642-3.00RT @Schoolissues_: I bet the only reason how 50% of the U.S Knows how 2 read is because of Twitter #sarcasm</text:p>
            <text:p>463565641727746049520594420476149761-1.24Rakhi Sawant's RAAP gives us a viable alternative.\n#rakhisawant #raap #sarcasm</text:p>
            <text:p>472428639666323457520594448661893120-.46“@_ThatsSoChlo: #irony pic.twitter.com/HmK6nl3eRv” how come u understood irony last year?</text:p>
            <text:p>472775130616066050520594477044752384-2.17Walking to wild willy's with the brother talking about sec 1 drama #missit #not</text:p>
            <text:p>463076299956060160520594505331142656-3.02When you enjoy a film that Twitter agrees to hate troll en masse? Good times, people. Makes Twitter all worth it. \n\n#sarcasm</text:p>
            <text:p>463319198715097088520594533772718080-1.83#kkr. What an amazing performance!!! You guys seriosly know how to play in important matches #sarcasm !! #rrVSkkr #IPL</text:p>
            <text:p>476467551594364929520594561987805184-2.98Lmao @ this boy wanting to start drama. Unfortunately I do not have the time for your attention-seeking dick, literally. Good luck with that</text:p>
            <text:p>472330407266906112520594590228049921-2.02Comparing our lives with that of others, measuring success.. Being truly and wholly one's own self is such a task! #irony of #humannature</text:p>
            <text:p>472342225159221248520594618506018816-2.20@Women_Of_Christ " Judge your worth and value by what God says about you in His Word.</text:p>
          </table:table-cell>
          <table:table-cell table:number-columns-repeated="1022"/>
        </table:table-row>
        <table:table-row table:style-name="ro2">
          <table:table-cell office:value-type="float" office:value="-2.42" calcext:value-type="float">
            <text:p>-2.42</text:p>
          </table:table-cell>
          <table:table-cell office:value-type="string" calcext:value-type="string">
            <text:p>@JeffMarek after touching the trophy is 95 and 2000, Scott Steven’s didn’t touch in 2001 and worked out just great…. #NOT</text:p>
          </table:table-cell>
          <table:table-cell table:number-columns-repeated="1022"/>
        </table:table-row>
        <table:table-row table:style-name="ro2">
          <table:table-cell office:value-type="float" office:value="-1.48" calcext:value-type="float">
            <text:p>-1.48</text:p>
          </table:table-cell>
          <table:table-cell office:value-type="string" calcext:value-type="string">
            <text:p>Good to know you'll start a fight with me over literally anything and everything I do.</text:p>
          </table:table-cell>
          <table:table-cell table:number-columns-repeated="1022"/>
        </table:table-row>
        <table:table-row table:style-name="ro2">
          <table:table-cell office:value-type="float" office:value="-2.99" calcext:value-type="float">
            <text:p>-2.99</text:p>
          </table:table-cell>
          <table:table-cell office:value-type="string" calcext:value-type="string">
            <text:p>Lets go out to eat so we can listen to people's kids cry while we try and enjoy our food that we're paying for. #not</text:p>
          </table:table-cell>
          <table:table-cell table:number-columns-repeated="1022"/>
        </table:table-row>
        <table:table-row table:style-name="ro2">
          <table:table-cell office:value-type="float" office:value="-2.98" calcext:value-type="float">
            <text:p>-2.98</text:p>
          </table:table-cell>
          <table:table-cell office:value-type="string" calcext:value-type="string">
            <text:p>Anti homeless spikes are literally the worst thing ive seen in a long time. Homeless people have it bad enough, now they can't have shelter?</text:p>
          </table:table-cell>
          <table:table-cell table:number-columns-repeated="1022"/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string" calcext:value-type="string">
            <text:p>Haha.. You gotta love people#sarcasm #people #drama #highschool #wtf #shutup #lol #annoying #fake… instagram.com/p/nndBBnptjW/</text:p>
          </table:table-cell>
          <table:table-cell table:number-columns-repeated="1022"/>
        </table:table-row>
        <table:table-row table:style-name="ro1">
          <table:table-cell office:value-type="float" office:value="-1.81" calcext:value-type="float">
            <text:p>-1.81</text:p>
          </table:table-cell>
          <table:table-cell office:value-type="string" calcext:value-type="string">
            <text:p>Sometimes I wish the internet would take a leave of absence...#irony</text:p>
          </table:table-cell>
          <table:table-cell table:number-columns-repeated="1022"/>
        </table:table-row>
        <table:table-row table:style-name="ro2">
          <table:table-cell office:value-type="float" office:value="-2.81" calcext:value-type="float">
            <text:p>-2.81</text:p>
          </table:table-cell>
          <table:table-cell office:value-type="string" calcext:value-type="string">
            <text:p>It's funny because often times the games people want on PS2 we have on Xbox and the games they want for Xbox we have on PS2. #irony</text:p>
          </table:table-cell>
          <table:table-cell table:number-columns-repeated="1022"/>
        </table:table-row>
        <table:table-row table:style-name="ro1">
          <table:table-cell office:value-type="float" office:value="-2.88" calcext:value-type="float">
            <text:p>-2.88</text:p>
          </table:table-cell>
          <table:table-cell office:value-type="string" calcext:value-type="string">
            <text:p>#Irony '#Whyarepeopledicks'. Hahaha. What an ignorant cunt :)</text:p>
          </table:table-cell>
          <table:table-cell table:number-columns-repeated="1022"/>
        </table:table-row>
        <table:table-row table:style-name="ro2">
          <table:table-cell office:value-type="float" office:value="-2.49" calcext:value-type="float">
            <text:p>-2.49</text:p>
          </table:table-cell>
          <table:table-cell office:value-type="string" calcext:value-type="string">
            <text:p>Its ok @GaryLineker\n@SeppBlatter is going to impose his #ZeroTolerance campaign on racism and everyone will behave #Kickitout #sarcasm</text:p>
          </table:table-cell>
          <table:table-cell table:number-columns-repeated="1022"/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string" calcext:value-type="string">
            <text:p>RT @thisisnottoshi: My weekends are about as exciting as drywall</text:p>
          </table:table-cell>
          <table:table-cell table:number-columns-repeated="1022"/>
        </table:table-row>
        <table:table-row table:style-name="ro1">
          <table:table-cell office:value-type="float" office:value="-1.39" calcext:value-type="float">
            <text:p>-1.39</text:p>
          </table:table-cell>
          <table:table-cell office:value-type="string" calcext:value-type="string">
            <text:p>ohhhhhh! wanky wanky ,wanky wanky wanky wanky warrington #not ##class</text:p>
          </table:table-cell>
          <table:table-cell table:number-columns-repeated="1022"/>
        </table:table-row>
        <table:table-row table:style-name="ro2">
          <table:table-cell office:value-type="float" office:value="-2.88" calcext:value-type="float">
            <text:p>-2.88</text:p>
          </table:table-cell>
          <table:table-cell office:value-type="string" calcext:value-type="string">
            <text:p>Happy birthday to the peace lovin' guy who's inadvertently caused more death than anyone in human history.</text:p>
          </table:table-cell>
          <table:table-cell table:number-columns-repeated="1022"/>
        </table:table-row>
        <table:table-row table:style-name="ro2">
          <table:table-cell office:value-type="float" office:value="1.62" calcext:value-type="float">
            <text:p>1.62</text:p>
          </table:table-cell>
          <table:table-cell office:value-type="string" calcext:value-type="string">
            <text:p>The very nice lady in reception at the dentists gave me these freebies. When I was a kid, it was lollipops #irony pic.twitter.com/xOOPUlaQhQ</text:p>
          </table:table-cell>
          <table:table-cell table:number-columns-repeated="1022"/>
        </table:table-row>
        <table:table-row table:style-name="ro2">
          <table:table-cell office:value-type="float" office:value="-2.26" calcext:value-type="float">
            <text:p>-2.26</text:p>
          </table:table-cell>
          <table:table-cell office:value-type="string" calcext:value-type="string">
            <text:p>Hang on, she wants planes bringing foreigners into the area as it could bring economic benefits #UKIP #BBCQT #irony</text:p>
          </table:table-cell>
          <table:table-cell table:number-columns-repeated="1022"/>
        </table:table-row>
        <table:table-row table:style-name="ro1">
          <table:table-cell office:value-type="float" office:value="-1.83" calcext:value-type="float">
            <text:p>-1.83</text:p>
          </table:table-cell>
          <table:table-cell office:value-type="string" calcext:value-type="string">
            <text:p>@Harry_Styles everybody is like tweeting about ice cream #original #not ;)</text:p>
          </table:table-cell>
          <table:table-cell table:number-columns-repeated="1022"/>
        </table:table-row>
        <table:table-row table:style-name="ro1">
          <table:table-cell office:value-type="float" office:value="-1.81" calcext:value-type="float">
            <text:p>-1.81</text:p>
          </table:table-cell>
          <table:table-cell office:value-type="string" calcext:value-type="string">
            <text:p>.@ESPNStatsInfo Is that good? #sarcasm</text:p>
          </table:table-cell>
          <table:table-cell table:number-columns-repeated="1022"/>
        </table:table-row>
        <table:table-row table:style-name="ro2">
          <table:table-cell office:value-type="float" office:value="-2.65" calcext:value-type="float">
            <text:p>-2.65</text:p>
          </table:table-cell>
          <table:table-cell office:value-type="string" calcext:value-type="string">
            <text:p>The best way to be woken up is when you're extra -large cat jumps down from your window and lands on your face #not #notimpressed</text:p>
          </table:table-cell>
          <table:table-cell table:number-columns-repeated="1022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string" calcext:value-type="string">
            <text:p>Hellooo june running faster please ! Heading to 24 years old ! #not ready yet</text:p>
          </table:table-cell>
          <table:table-cell table:number-columns-repeated="1022"/>
        </table:table-row>
        <table:table-row table:style-name="ro2">
          <table:table-cell office:value-type="float" office:value="-1.31" calcext:value-type="float">
            <text:p>-1.31</text:p>
          </table:table-cell>
          <table:table-cell office:value-type="string" calcext:value-type="string">
            <text:p>@johanna_ward @TPGallery Congratulations - I look forward to seeing you work 'in the flesh' so to speak</text:p>
          </table:table-cell>
          <table:table-cell table:number-columns-repeated="1022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string" calcext:value-type="string">
            <text:p>Semi had today planned, &amp;&amp; thought it was gonna be a good day. #NOT </text:p>
          </table:table-cell>
          <table:table-cell table:number-columns-repeated="1022"/>
        </table:table-row>
        <table:table-row table:style-name="ro3">
          <table:table-cell office:value-type="float" office:value="-0.46" calcext:value-type="float">
            <text:p>-0.46</text:p>
          </table:table-cell>
          <table:table-cell office:value-type="string" calcext:value-type="string">
            <text:p>The ignorant flea on America's back....#LOLGOP #Veterans #WomensHealth #TeaParty #PJNET #Zombies #Irony #IRS #My2K pic.twitter.com/Iz5sS7NYUj</text:p>
          </table:table-cell>
          <table:table-cell table:number-columns-repeated="1022"/>
        </table:table-row>
        <table:table-row table:style-name="ro1">
          <table:table-cell office:value-type="float" office:value="-3.17" calcext:value-type="float">
            <text:p>-3.17</text:p>
          </table:table-cell>
          <table:table-cell office:value-type="string" calcext:value-type="string">
            <text:p>I love flair ups so much. makes my life worth living. \n\n#sarcasm</text:p>
          </table:table-cell>
          <table:table-cell table:number-columns-repeated="1022"/>
        </table:table-row>
        <table:table-row table:style-name="ro2">
          <table:table-cell office:value-type="float" office:value="-1.8" calcext:value-type="float">
            <text:p>-1.8</text:p>
          </table:table-cell>
          <table:table-cell office:value-type="string" calcext:value-type="string">
            <text:p>RT @ThatGirl_Waydie: And my filling fell out today... :) Just like I dreamed it would happen. So, what's next? #Sarcasm</text:p>
          </table:table-cell>
          <table:table-cell table:number-columns-repeated="1022"/>
        </table:table-row>
        <table:table-row table:style-name="ro2">
          <table:table-cell office:value-type="float" office:value="-1.94" calcext:value-type="float">
            <text:p>-1.94</text:p>
          </table:table-cell>
          <table:table-cell office:value-type="string" calcext:value-type="string">
            <text:p>Set what you love free. If they come back, you can eat their eggs. #sarcasm #icasmelbourne</text:p>
          </table:table-cell>
          <table:table-cell table:number-columns-repeated="1022"/>
        </table:table-row>
        <table:table-row table:style-name="ro1">
          <table:table-cell office:value-type="float" office:value="-2.28" calcext:value-type="float">
            <text:p>-2.28</text:p>
          </table:table-cell>
          <table:table-cell office:value-type="string" calcext:value-type="string">
            <text:p>Yes, I'd love to listen to your entire phone call all morning. #not</text:p>
          </table:table-cell>
          <table:table-cell table:number-columns-repeated="102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string" calcext:value-type="string">
            <text:p>Me &amp; david goin around the world this summer ! \n#NOT \nJust in TX ha</text:p>
          </table:table-cell>
          <table:table-cell table:number-columns-repeated="1022"/>
        </table:table-row>
        <table:table-row table:style-name="ro2">
          <table:table-cell office:value-type="float" office:value="2.35" calcext:value-type="float">
            <text:p>2.35</text:p>
          </table:table-cell>
          <table:table-cell office:value-type="string" calcext:value-type="string">
            <text:p>Telco tech here hooking up new service. On hold on company cell for 50m to open a ticket for street-level work. His call dropped. #irony</text:p>
          </table:table-cell>
          <table:table-cell table:number-columns-repeated="1022"/>
        </table:table-row>
        <table:table-row table:style-name="ro1">
          <table:table-cell office:value-type="float" office:value="-2.72" calcext:value-type="float">
            <text:p>-2.72</text:p>
          </table:table-cell>
          <table:table-cell office:value-type="string" calcext:value-type="string">
            <text:p>I love when people can tweet but can't reply to their text messages #not</text:p>
          </table:table-cell>
          <table:table-cell table:number-columns-repeated="1022"/>
        </table:table-row>
        <table:table-row table:style-name="ro1">
          <table:table-cell office:value-type="float" office:value="-2.19" calcext:value-type="float">
            <text:p>-2.19</text:p>
          </table:table-cell>
          <table:table-cell office:value-type="string" calcext:value-type="string">
            <text:p>Let's see what this gets me #Sarcasm</text:p>
          </table:table-cell>
          <table:table-cell table:number-columns-repeated="1022"/>
        </table:table-row>
        <table:table-row table:style-name="ro2">
          <table:table-cell office:value-type="float" office:value="-2.68" calcext:value-type="float">
            <text:p>-2.68</text:p>
          </table:table-cell>
          <table:table-cell office:value-type="string" calcext:value-type="string">
            <text:p>@Twedt_Ben @rabekid1 oh no bens mad everyone watch out!!! He is really scary #not</text:p>
          </table:table-cell>
          <table:table-cell table:number-columns-repeated="1022"/>
        </table:table-row>
        <table:table-row table:style-name="ro1">
          <table:table-cell office:value-type="float" office:value="-2.17" calcext:value-type="float">
            <text:p>-2.17</text:p>
          </table:table-cell>
          <table:table-cell office:value-type="string" calcext:value-type="string">
            <text:p>These tan lines from my cutoff today are steller #not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Seems familar somehow MT @NolteNC 'NYT's' Report Contradicts Rice Sunday Show Claim Bergdahl 'Taken In Battle' shar.es/VPjnc #irony</text:p>
          </table:table-cell>
          <table:table-cell table:number-columns-repeated="1022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string" calcext:value-type="string">
            <text:p>Left my charger somewhere. That's the way to start off my charger. #not</text:p>
          </table:table-cell>
          <table:table-cell table:number-columns-repeated="1022"/>
        </table:table-row>
        <table:table-row table:style-name="ro2">
          <table:table-cell office:value-type="float" office:value="-1.99" calcext:value-type="float">
            <text:p>-1.99</text:p>
          </table:table-cell>
          <table:table-cell office:value-type="string" calcext:value-type="string">
            <text:p>Unless of course this exam kills me before I even take a sip. Better pregame. #betternot #ormaybe #not</text:p>
          </table:table-cell>
          <table:table-cell table:number-columns-repeated="1022"/>
        </table:table-row>
        <table:table-row table:style-name="ro2">
          <table:table-cell office:value-type="float" office:value="-2.37" calcext:value-type="float">
            <text:p>-2.37</text:p>
          </table:table-cell>
          <table:table-cell office:value-type="string" calcext:value-type="string">
            <text:p>Haven't posted anything in awhile #swag #irony #treesandbitches #makingpapper #improperuseofhashtags… instagram.com/p/o2Q-aqsdDX/</text:p>
          </table:table-cell>
          <table:table-cell table:number-columns-repeated="1022"/>
        </table:table-row>
        <table:table-row table:style-name="ro2">
          <table:table-cell office:value-type="float" office:value="-4.17" calcext:value-type="float">
            <text:p>-4.17</text:p>
          </table:table-cell>
          <table:table-cell office:value-type="string" calcext:value-type="string">
            <text:p>There is only 1 way2stop #obamas F Up! #impeach.Show terrorist consequences 4 #O going against policy of #NOT dealing with #Terrorist!</text:p>
          </table:table-cell>
          <table:table-cell table:number-columns-repeated="1022"/>
        </table:table-row>
        <table:table-row table:style-name="ro1">
          <table:table-cell office:value-type="float" office:value="-2.43" calcext:value-type="float">
            <text:p>-2.43</text:p>
          </table:table-cell>
          <table:table-cell office:value-type="string" calcext:value-type="string">
            <text:p>Thank you for telling him to make me feel awkward. You're the best. #NOT</text:p>
          </table:table-cell>
          <table:table-cell table:number-columns-repeated="1022"/>
        </table:table-row>
        <table:table-row table:style-name="ro2">
          <table:table-cell office:value-type="float" office:value="-1.59" calcext:value-type="float">
            <text:p>-1.59</text:p>
          </table:table-cell>
          <table:table-cell office:value-type="string" calcext:value-type="string">
            <text:p>@AndyGorfman If only someone had just realised before that the victimised women could just leave their powerful abusers. Genius! #sarcasm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@FreeThePatio You sit outside near a street with traffic and bus exhaust yet complain about tobacco smoke. #Irony </text:p>
          </table:table-cell>
          <table:table-cell table:number-columns-repeated="1022"/>
        </table:table-row>
        <table:table-row table:style-name="ro2">
          <table:table-cell office:value-type="float" office:value="-2.42" calcext:value-type="float">
            <text:p>-2.42</text:p>
          </table:table-cell>
          <table:table-cell office:value-type="string" calcext:value-type="string">
            <text:p>@TonyGrossi promoted after that crazy Vegas trip? What ever are the Browns thinking? #sarcasm @RuiterWrongFAN</text:p>
          </table:table-cell>
          <table:table-cell table:number-columns-repeated="1022"/>
        </table:table-row>
        <table:table-row table:style-name="ro1">
          <table:table-cell office:value-type="float" office:value="-2.87" calcext:value-type="float">
            <text:p>-2.87</text:p>
          </table:table-cell>
          <table:table-cell office:value-type="string" calcext:value-type="string">
            <text:p>The one night you need a little lie in and I'm up at 0536 #not fair</text:p>
          </table:table-cell>
          <table:table-cell table:number-columns-repeated="1022"/>
        </table:table-row>
        <table:table-row table:style-name="ro2">
          <table:table-cell office:value-type="float" office:value="-2.55" calcext:value-type="float">
            <text:p>-2.55</text:p>
          </table:table-cell>
          <table:table-cell office:value-type="string" calcext:value-type="string">
            <text:p>Well it would have been nice to have been made aware of that months ago... #feelingloved #not</text:p>
          </table:table-cell>
          <table:table-cell table:number-columns-repeated="1022"/>
        </table:table-row>
        <table:table-row table:style-name="ro1">
          <table:table-cell office:value-type="float" office:value="-1.91" calcext:value-type="float">
            <text:p>-1.91</text:p>
          </table:table-cell>
          <table:table-cell office:value-type="string" calcext:value-type="string">
            <text:p>@_madb_ I'll almost miss us complaining about school everyday lol #not</text:p>
          </table:table-cell>
          <table:table-cell table:number-columns-repeated="1022"/>
        </table:table-row>
        <table:table-row table:style-name="ro2">
          <table:table-cell office:value-type="float" office:value="-2.62" calcext:value-type="float">
            <text:p>-2.62</text:p>
          </table:table-cell>
          <table:table-cell office:value-type="string" calcext:value-type="string">
            <text:p>Ok deleting my twitter. Thanks for the tweet take over @SzwedkosFriend #NOT #notblessed</text:p>
          </table:table-cell>
          <table:table-cell table:number-columns-repeated="1022"/>
        </table:table-row>
        <table:table-row table:style-name="ro1">
          <table:table-cell office:value-type="float" office:value="-2.03" calcext:value-type="float">
            <text:p>-2.03</text:p>
          </table:table-cell>
          <table:table-cell office:value-type="string" calcext:value-type="string">
            <text:p>Boyfriend if the year award goes to me #sarcasm</text:p>
          </table:table-cell>
          <table:table-cell table:number-columns-repeated="1022"/>
        </table:table-row>
        <table:table-row table:style-name="ro2">
          <table:table-cell office:value-type="float" office:value="-3.28" calcext:value-type="float">
            <text:p>-3.28</text:p>
          </table:table-cell>
          <table:table-cell office:value-type="string" calcext:value-type="string">
            <text:p>Love walking past someone you're relatively close with and they completely blank you #not</text:p>
          </table:table-cell>
          <table:table-cell table:number-columns-repeated="1022"/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string" calcext:value-type="string">
            <text:p>Sorry for not living MY life, the way YOU wanted me to #NOT</text:p>
          </table:table-cell>
          <table:table-cell table:number-columns-repeated="102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Such a great night on central campus!!!! #sarcasm #boredbeyondbelief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Glad the public library carries such theatrical masterpieces as this. #sarcasm pic.twitter.com/JOc1fg9HYh</text:p>
          </table:table-cell>
          <table:table-cell table:number-columns-repeated="1022"/>
        </table:table-row>
        <table:table-row table:style-name="ro2">
          <table:table-cell office:value-type="float" office:value="-2.13" calcext:value-type="float">
            <text:p>-2.13</text:p>
          </table:table-cell>
          <table:table-cell office:value-type="string" calcext:value-type="string">
            <text:p>Thank you Washington Post for this insightful WNBA coverage. #sarcasm washingtonpost.com/blogs/early-le…</text:p>
          </table:table-cell>
          <table:table-cell table:number-columns-repeated="1022"/>
        </table:table-row>
        <table:table-row table:style-name="ro2">
          <table:table-cell office:value-type="float" office:value="-2.07" calcext:value-type="float">
            <text:p>-2.07</text:p>
          </table:table-cell>
          <table:table-cell office:value-type="string" calcext:value-type="string">
            <text:p>move 3000 miles just to eat #pizza 3 times a week from a place called escape from New York. #irony #nyc #sf</text:p>
          </table:table-cell>
          <table:table-cell table:number-columns-repeated="102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Yay 4 hockey starting the second day we get outta school #not</text:p>
          </table:table-cell>
          <table:table-cell table:number-columns-repeated="1022"/>
        </table:table-row>
        <table:table-row table:style-name="ro2">
          <table:table-cell office:value-type="float" office:value="-2.45" calcext:value-type="float">
            <text:p>-2.45</text:p>
          </table:table-cell>
          <table:table-cell office:value-type="string" calcext:value-type="string">
            <text:p>Hate that the first thing my family asks when they see me is if I have a 4.0 , ohh nice to see you after all these years #not #petpeeve</text:p>
          </table:table-cell>
          <table:table-cell table:number-columns-repeated="1022"/>
        </table:table-row>
        <table:table-row table:style-name="ro2">
          <table:table-cell office:value-type="float" office:value="-0.46" calcext:value-type="float">
            <text:p>-0.46</text:p>
          </table:table-cell>
          <table:table-cell office:value-type="string" calcext:value-type="string">
            <text:p>RT @shabibi7: @OG_Namertag yaaaaah and my name is OG Bobby Johnson #sarcasm #WhoBelievesByrneKids</text:p>
          </table:table-cell>
          <table:table-cell table:number-columns-repeated="1022"/>
        </table:table-row>
        <table:table-row table:style-name="ro2">
          <table:table-cell office:value-type="float" office:value="-3.56" calcext:value-type="float">
            <text:p>-3.56</text:p>
          </table:table-cell>
          <table:table-cell office:value-type="string" calcext:value-type="string">
            <text:p>Ima keep cool just for my mom cuz he not bout that life, once a bitch always a bitch!. If he bout it, he'll do suttin when he see me !. #Not</text:p>
          </table:table-cell>
          <table:table-cell table:number-columns-repeated="1022"/>
        </table:table-row>
        <table:table-row table:style-name="ro2">
          <table:table-cell office:value-type="float" office:value="-3.13" calcext:value-type="float">
            <text:p>-3.13</text:p>
          </table:table-cell>
          <table:table-cell office:value-type="string" calcext:value-type="string">
            <text:p>So annoyed with people being rude. &amp; your welcome and thanks for acknowledging those who you hear lies about... #not #rudefamily</text:p>
          </table:table-cell>
          <table:table-cell table:number-columns-repeated="1022"/>
        </table:table-row>
        <table:table-row table:style-name="ro2">
          <table:table-cell office:value-type="float" office:value="-1.41" calcext:value-type="float">
            <text:p>-1.41</text:p>
          </table:table-cell>
          <table:table-cell office:value-type="string" calcext:value-type="string">
            <text:p>RT @SkwirlyQ: Tuesday blessings! #Sarcasm @FreedomsPatriot the Drama . pic.twitter.com/EWLDaf8OJb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@Independent @philewis Well he'd be well qualified to know about deceiving the British public #irony</text:p>
          </table:table-cell>
          <table:table-cell table:number-columns-repeated="1022"/>
        </table:table-row>
        <table:table-row table:style-name="ro2">
          <table:table-cell office:value-type="float" office:value="-0.77" calcext:value-type="float">
            <text:p>-0.77</text:p>
          </table:table-cell>
          <table:table-cell office:value-type="string" calcext:value-type="string">
            <text:p>You’re like the first slice of bread in the bag. Everyone touches you, but nobody really wants you. #insultoftheday #sarcasm #lol</text:p>
          </table:table-cell>
          <table:table-cell table:number-columns-repeated="1022"/>
        </table:table-row>
        <table:table-row table:style-name="ro1">
          <table:table-cell office:value-type="float" office:value="-3.18" calcext:value-type="float">
            <text:p>-3.18</text:p>
          </table:table-cell>
          <table:table-cell office:value-type="string" calcext:value-type="string">
            <text:p>I love the fact that I can't leave a classroom just to go see about a grade #not</text:p>
          </table:table-cell>
          <table:table-cell table:number-columns-repeated="1022"/>
        </table:table-row>
        <table:table-row table:style-name="ro2">
          <table:table-cell office:value-type="float" office:value="-2.57" calcext:value-type="float">
            <text:p>-2.57</text:p>
          </table:table-cell>
          <table:table-cell office:value-type="string" calcext:value-type="string">
            <text:p>RT @_BriggsBenson: Shoutout to @nick_elite2 for throwing the first ever perfect game at the new perfect game complex #Irony #GoGamecocks</text:p>
          </table:table-cell>
          <table:table-cell table:number-columns-repeated="1022"/>
        </table:table-row>
        <table:table-row table:style-name="ro2">
          <table:table-cell office:value-type="float" office:value="-3.15" calcext:value-type="float">
            <text:p>-3.15</text:p>
          </table:table-cell>
          <table:table-cell office:value-type="string" calcext:value-type="string">
            <text:p>I feel like I have been hit by a truck... And have been given cold chills... #great #not</text:p>
          </table:table-cell>
          <table:table-cell table:number-columns-repeated="1022"/>
        </table:table-row>
        <table:table-row table:style-name="ro1">
          <table:table-cell office:value-type="float" office:value="-2.09" calcext:value-type="float">
            <text:p>-2.09</text:p>
          </table:table-cell>
          <table:table-cell office:value-type="string" calcext:value-type="string">
            <text:p>Stacking and hauling wood.. Exactly what I want to be doing! #not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@TheSunFootball Cleverley he is such a good passer of the ball and always has a big impact in games #sarcasm #EnglandWildcards</text:p>
          </table:table-cell>
          <table:table-cell table:number-columns-repeated="1022"/>
        </table:table-row>
        <table:table-row table:style-name="ro2">
          <table:table-cell office:value-type="float" office:value="-1.71" calcext:value-type="float">
            <text:p>-1.71</text:p>
          </table:table-cell>
          <table:table-cell office:value-type="string" calcext:value-type="string">
            <text:p>I Phone 6 is really amazing but what worries me is how much will it cost now.#not meant for us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My ex use to randomly make accusations of me cheating on her. Her new bf is now currently cheating on her. #irony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@AGem2myBB @mguggenheim Ratings started falling before that. I'm getting your tweets out of order. I blame the writers.#sarcasm</text:p>
          </table:table-cell>
          <table:table-cell table:number-columns-repeated="1022"/>
        </table:table-row>
        <table:table-row table:style-name="ro2">
          <table:table-cell office:value-type="float" office:value="-3.49" calcext:value-type="float">
            <text:p>-3.49</text:p>
          </table:table-cell>
          <table:table-cell office:value-type="string" calcext:value-type="string">
            <text:p>@KeithOlbermann why can't we see the whole article , funny thing you rail about words matter , all the while calling people names #irony</text:p>
          </table:table-cell>
          <table:table-cell table:number-columns-repeated="1022"/>
        </table:table-row>
        <table:table-row table:style-name="ro2">
          <table:table-cell office:value-type="float" office:value="-3.43" calcext:value-type="float">
            <text:p>-3.43</text:p>
          </table:table-cell>
          <table:table-cell office:value-type="string" calcext:value-type="string">
            <text:p>Lmfao if you're gonna sub me, and you follow me, at least @ me next time. Coward. #irony</text:p>
          </table:table-cell>
          <table:table-cell table:number-columns-repeated="1022"/>
        </table:table-row>
        <table:table-row table:style-name="ro2">
          <table:table-cell office:value-type="float" office:value="2.38" calcext:value-type="float">
            <text:p>2.38</text:p>
          </table:table-cell>
          <table:table-cell office:value-type="string" calcext:value-type="string">
            <text:p>“Classic' - a #book which people praise and don't read.” ― Mark Twain #quote #irony</text:p>
          </table:table-cell>
          <table:table-cell table:number-columns-repeated="1022"/>
        </table:table-row>
        <table:table-row table:style-name="ro1">
          <table:table-cell office:value-type="float" office:value="-2.19" calcext:value-type="float">
            <text:p>-2.19</text:p>
          </table:table-cell>
          <table:table-cell office:value-type="string" calcext:value-type="string">
            <text:p>#mngop2014 currently playing: are you going to go my way... #irony.</text:p>
          </table:table-cell>
          <table:table-cell table:number-columns-repeated="1022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string" calcext:value-type="string">
            <text:p>RT @KulganofCrydee: "@MrHarryCole: This is hilarious. Balls gets refused entry to Bilderberg. bit.ly/1ttvQkJ" #Irony</text:p>
          </table:table-cell>
          <table:table-cell table:number-columns-repeated="1022"/>
        </table:table-row>
        <table:table-row table:style-name="ro1">
          <table:table-cell office:value-type="float" office:value="-2.83" calcext:value-type="float">
            <text:p>-2.83</text:p>
          </table:table-cell>
          <table:table-cell office:value-type="string" calcext:value-type="string">
            <text:p>Insomnia at it's best, because of you. Thank you. #sarcasm</text:p>
          </table:table-cell>
          <table:table-cell table:number-columns-repeated="1022"/>
        </table:table-row>
        <table:table-row table:style-name="ro2">
          <table:table-cell office:value-type="float" office:value="-2.46" calcext:value-type="float">
            <text:p>-2.46</text:p>
          </table:table-cell>
          <table:table-cell office:value-type="string" calcext:value-type="string">
            <text:p>Kay Burleys interview skills bit like being ravaged by a flea! #paxman #not @lbc #lbc</text:p>
          </table:table-cell>
          <table:table-cell table:number-columns-repeated="1022"/>
        </table:table-row>
        <table:table-row table:style-name="ro2">
          <table:table-cell office:value-type="float" office:value="-2.83" calcext:value-type="float">
            <text:p>-2.83</text:p>
          </table:table-cell>
          <table:table-cell office:value-type="string" calcext:value-type="string">
            <text:p>I should finish physics today and all I've done is 20 pages from 177 #not #in #the #mood </text:p>
          </table:table-cell>
          <table:table-cell table:number-columns-repeated="1022"/>
        </table:table-row>
        <table:table-row table:style-name="ro2">
          <table:table-cell office:value-type="float" office:value="2.74" calcext:value-type="float">
            <text:p>2.74</text:p>
          </table:table-cell>
          <table:table-cell office:value-type="string" calcext:value-type="string">
            <text:p>@imnanobii To be honest, I like when artists have a consistent sound so to speak, but incorporate it in different ways.</text:p>
          </table:table-cell>
          <table:table-cell table:number-columns-repeated="1022"/>
        </table:table-row>
        <table:table-row table:style-name="ro2">
          <table:table-cell office:value-type="float" office:value="-2.07" calcext:value-type="float">
            <text:p>-2.07</text:p>
          </table:table-cell>
          <table:table-cell office:value-type="string" calcext:value-type="string">
            <text:p>Is St Rita (24-0/10-0) vs St Laurence (21-2/9-1,@stlbaseball1) a good matchup? I'll find out at 430 with updates #Mustangs #Vikings #sarcasm</text:p>
          </table:table-cell>
          <table:table-cell table:number-columns-repeated="1022"/>
        </table:table-row>
        <table:table-row table:style-name="ro2">
          <table:table-cell office:value-type="float" office:value="-2.42" calcext:value-type="float">
            <text:p>-2.42</text:p>
          </table:table-cell>
          <table:table-cell office:value-type="string" calcext:value-type="string">
            <text:p>I've eaten so much #humble pie that I am by far the humblest person in the nation.If there was a contest for humility, I would win! #irony</text:p>
          </table:table-cell>
          <table:table-cell table:number-columns-repeated="1022"/>
        </table:table-row>
        <table:table-row table:style-name="ro1">
          <table:table-cell office:value-type="float" office:value="-2.12" calcext:value-type="float">
            <text:p>-2.12</text:p>
          </table:table-cell>
          <table:table-cell office:value-type="string" calcext:value-type="string">
            <text:p>BILLY JOEL CONCERT SUNDAY w/ MY MOM AND SIS #turnup #not</text:p>
          </table:table-cell>
          <table:table-cell table:number-columns-repeated="1022"/>
        </table:table-row>
        <table:table-row table:style-name="ro2">
          <table:table-cell office:value-type="float" office:value="-2.28" calcext:value-type="float">
            <text:p>-2.28</text:p>
          </table:table-cell>
          <table:table-cell office:value-type="string" calcext:value-type="string">
            <text:p>Well this batting innings has started swimmingly ..... #not #seriously 300 isn't so bad if you don't give away all the wickets!</text:p>
          </table:table-cell>
          <table:table-cell table:number-columns-repeated="1022"/>
        </table:table-row>
        <table:table-row table:style-name="ro1">
          <table:table-cell office:value-type="float" office:value="-2.12" calcext:value-type="float">
            <text:p>-2.12</text:p>
          </table:table-cell>
          <table:table-cell office:value-type="string" calcext:value-type="string">
            <text:p>You gotta love the fantastic shape that Boris Diaw is in #sarcasm</text:p>
          </table:table-cell>
          <table:table-cell table:number-columns-repeated="1022"/>
        </table:table-row>
        <table:table-row table:style-name="ro2">
          <table:table-cell office:value-type="float" office:value="-1.61" calcext:value-type="float">
            <text:p>-1.61</text:p>
          </table:table-cell>
          <table:table-cell office:value-type="string" calcext:value-type="string">
            <text:p>Pasukan na sa wed wow grabe wow so excited to see everyone :-) #NOT #chausse #ornah</text:p>
          </table:table-cell>
          <table:table-cell table:number-columns-repeated="1022"/>
        </table:table-row>
        <table:table-row table:style-name="ro2">
          <table:table-cell office:value-type="float" office:value="-1.99" calcext:value-type="float">
            <text:p>-1.99</text:p>
          </table:table-cell>
          <table:table-cell office:value-type="string" calcext:value-type="string">
            <text:p>RT @BeckyMyers3: General studies exam tomorrow and I have about as much common sense and knowledge as a peanut</text:p>
          </table:table-cell>
          <table:table-cell table:number-columns-repeated="1022"/>
        </table:table-row>
        <table:table-row table:style-name="ro2">
          <table:table-cell office:value-type="float" office:value="-1.87" calcext:value-type="float">
            <text:p>-1.87</text:p>
          </table:table-cell>
          <table:table-cell office:value-type="string" calcext:value-type="string">
            <text:p>Me sleeping in now is anywhere from 7am - 9am. Yayyyyyy :) #not #wheresthecoffee</text:p>
          </table:table-cell>
          <table:table-cell table:number-columns-repeated="1022"/>
        </table:table-row>
        <table:table-row table:style-name="ro2">
          <table:table-cell office:value-type="float" office:value="-1.71" calcext:value-type="float">
            <text:p>-1.71</text:p>
          </table:table-cell>
          <table:table-cell office:value-type="string" calcext:value-type="string">
            <text:p>getting up at 4:45am for 5:30am weights monday- thursday for a month &amp; a week. lol. yay #not</text:p>
          </table:table-cell>
          <table:table-cell table:number-columns-repeated="1022"/>
        </table:table-row>
        <table:table-row table:style-name="ro2">
          <table:table-cell office:value-type="float" office:value="-2.81" calcext:value-type="float">
            <text:p>-2.81</text:p>
          </table:table-cell>
          <table:table-cell office:value-type="string" calcext:value-type="string">
            <text:p>Gotta love how SC cuts out in the middle of hockey highlights so we can hear LeBron and Wade talk #not</text:p>
          </table:table-cell>
          <table:table-cell table:number-columns-repeated="1022"/>
        </table:table-row>
        <table:table-row table:style-name="ro2">
          <table:table-cell office:value-type="float" office:value="-2.63" calcext:value-type="float">
            <text:p>-2.63</text:p>
          </table:table-cell>
          <table:table-cell office:value-type="string" calcext:value-type="string">
            <text:p>Having to get up really early for cheer practices now.....lol looks like everyone will be seeing my bitchy side. #NOT a morning person</text:p>
          </table:table-cell>
          <table:table-cell table:number-columns-repeated="1022"/>
        </table:table-row>
        <table:table-row table:style-name="ro2">
          <table:table-cell office:value-type="float" office:value="-2.5" calcext:value-type="float">
            <text:p>-2.5</text:p>
          </table:table-cell>
          <table:table-cell office:value-type="string" calcext:value-type="string">
            <text:p>“@TargetDarts: 180 cards being put to good use at Target HQ #Irony pic.twitter.com/sVA2Ut8geN” top banter</text:p>
          </table:table-cell>
          <table:table-cell table:number-columns-repeated="1022"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string" calcext:value-type="string">
            <text:p>If we are what we eat then these days everyone would be so organic. #not</text:p>
          </table:table-cell>
          <table:table-cell table:number-columns-repeated="1022"/>
        </table:table-row>
        <table:table-row table:style-name="ro2">
          <table:table-cell office:value-type="float" office:value="-3.51" calcext:value-type="float">
            <text:p>-3.51</text:p>
          </table:table-cell>
          <table:table-cell office:value-type="string" calcext:value-type="string">
            <text:p>quotestags_app #sarcasm #wisdom #funnyquotes #lol #life #quote #quotestags instagram.com/p/noyLfXmlWK/</text:p>
          </table:table-cell>
          <table:table-cell table:number-columns-repeated="1022"/>
        </table:table-row>
        <table:table-row table:style-name="ro2">
          <table:table-cell office:value-type="float" office:value="-0.7" calcext:value-type="float">
            <text:p>-0.7</text:p>
          </table:table-cell>
          <table:table-cell office:value-type="string" calcext:value-type="string">
            <text:p>I needed this outing tonight! It's been a fun afternoon celebrating a friends birthday and discovering I'm a golf natural! #not</text:p>
          </table:table-cell>
          <table:table-cell table:number-columns-repeated="1022"/>
        </table:table-row>
        <table:table-row table:style-name="ro1">
          <table:table-cell office:value-type="float" office:value="-1.86" calcext:value-type="float">
            <text:p>-1.86</text:p>
          </table:table-cell>
          <table:table-cell office:value-type="string" calcext:value-type="string">
            <text:p>A very "unreliable" net connection. Thanks to Reliance. #Irony</text:p>
          </table:table-cell>
          <table:table-cell table:number-columns-repeated="1022"/>
        </table:table-row>
        <table:table-row table:style-name="ro2">
          <table:table-cell office:value-type="float" office:value="-3.4" calcext:value-type="float">
            <text:p>-3.4</text:p>
          </table:table-cell>
          <table:table-cell office:value-type="string" calcext:value-type="string">
            <text:p>My hope of working in Fat Face again was shattered by the new girl in there who looked like a man with greasy hair THANKS FOR THE CALL. #not</text:p>
          </table:table-cell>
          <table:table-cell table:number-columns-repeated="1022"/>
        </table:table-row>
        <table:table-row table:style-name="ro1">
          <table:table-cell office:value-type="float" office:value="-2.36" calcext:value-type="float">
            <text:p>-2.36</text:p>
          </table:table-cell>
          <table:table-cell office:value-type="string" calcext:value-type="string">
            <text:p>@DeffinitionMC I believe him. He is telling the truth. :/ #sarcasm</text:p>
          </table:table-cell>
          <table:table-cell table:number-columns-repeated="1022"/>
        </table:table-row>
        <table:table-row table:style-name="ro2">
          <table:table-cell office:value-type="float" office:value="-3.18" calcext:value-type="float">
            <text:p>-3.18</text:p>
          </table:table-cell>
          <table:table-cell office:value-type="string" calcext:value-type="string">
            <text:p>Once again, another wonderful work day at the wonderful martins. #not #worstjobever #hateit</text:p>
          </table:table-cell>
          <table:table-cell table:number-columns-repeated="1022"/>
        </table:table-row>
        <table:table-row table:style-name="ro1">
          <table:table-cell office:value-type="float" office:value="-2.33" calcext:value-type="float">
            <text:p>-2.33</text:p>
          </table:table-cell>
          <table:table-cell office:value-type="string" calcext:value-type="string">
            <text:p>My lips are about as dry as a black guys elbows right now.</text:p>
          </table:table-cell>
          <table:table-cell table:number-columns-repeated="1022"/>
        </table:table-row>
        <table:table-row table:style-name="ro3">
          <table:table-cell office:value-type="float" office:value="-1.9" calcext:value-type="float">
            <text:p>-1.9</text:p>
          </table:table-cell>
          <table:table-cell office:value-type="string" calcext:value-type="string">
            <text:p>Guy next to me on the plane starts talking. 3rd question: Are you single/married? Then: Can I add you on skype &amp; whatsapp? #smoothSaudi #Not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#WatchDogs cost me £50, but if I paid £60 I could've got one more mission! :O why oh why didn't I pay the extra tenner! #Sarcasm</text:p>
          </table:table-cell>
          <table:table-cell table:number-columns-repeated="1022"/>
        </table:table-row>
        <table:table-row table:style-name="ro2">
          <table:table-cell office:value-type="float" office:value="-1.61" calcext:value-type="float">
            <text:p>-1.61</text:p>
          </table:table-cell>
          <table:table-cell office:value-type="string" calcext:value-type="string">
            <text:p>Everyone's talking about how fun there Friday has been and I'm just chillin in a tractor! Yup so fun!! #not</text:p>
          </table:table-cell>
          <table:table-cell table:number-columns-repeated="1022"/>
        </table:table-row>
        <table:table-row table:style-name="ro1">
          <table:table-cell office:value-type="float" office:value="-2.83" calcext:value-type="float">
            <text:p>-2.83</text:p>
          </table:table-cell>
          <table:table-cell office:value-type="string" calcext:value-type="string">
            <text:p>I just love it when I'm having a bad hair day #not #sarcasm</text:p>
          </table:table-cell>
          <table:table-cell table:number-columns-repeated="102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string" calcext:value-type="string">
            <text:p>Colourfest the night #NOT see yees on the beach hectors #maga</text:p>
          </table:table-cell>
          <table:table-cell table:number-columns-repeated="1022"/>
        </table:table-row>
        <table:table-row table:style-name="ro2">
          <table:table-cell office:value-type="float" office:value="-2.63" calcext:value-type="float">
            <text:p>-2.63</text:p>
          </table:table-cell>
          <table:table-cell office:value-type="string" calcext:value-type="string">
            <text:p>I guess I should figure out what's on this exam today. Finals are so difficult. #sarcasm #NoWorries</text:p>
          </table:table-cell>
          <table:table-cell table:number-columns-repeated="1022"/>
        </table:table-row>
        <table:table-row table:style-name="ro2">
          <table:table-cell office:value-type="float" office:value="-2.98" calcext:value-type="float">
            <text:p>-2.98</text:p>
          </table:table-cell>
          <table:table-cell office:value-type="string" calcext:value-type="string">
            <text:p>@DjRezzyRez Glad I'm spending the beginning of June with you #not #ImLeavingYouForHaley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What I really want to know is: what is the heatcon index right now? #sarcasm #quitthecon #thisisacon #consucks #imattemptinghashtags #haha</text:p>
          </table:table-cell>
          <table:table-cell table:number-columns-repeated="1022"/>
        </table:table-row>
        <table:table-row table:style-name="ro21">
          <table:table-cell office:value-type="float" office:value="-2.66" calcext:value-type="float">
            <text:p>-2.66</text:p>
          </table:table-cell>
          <table:table-cell office:value-type="string" calcext:value-type="string">
            <text:p>Call the Council" yest was all about waste management &amp; enforcement. @TamesideCouncil didn't turn up yest to empty my bin #irony</text:p>
            <text:p>465373473024405504520597621585768448-1.63Im not a very good conversationalist, so i say absurd things to throw people off, shift the balance so to speak</text:p>
            <text:p>472901464344760320520597649796657153-1.28Roughly translating French road signs is my specialty. #not #thanksMadame</text:p>
            <text:p>472404835606986753520597677936234496-1.82I just love being the only guy/person under 40 in this department store #not</text:p>
            <text:p>472189149932306433520597706180665344-1.88“@IamEvilTebow: Donald Sterling sells team for $2 Billion &amp; is officially "nigga rich" #Irony” #ThanksPaul</text:p>
            <text:p>472471786370908160520597734513205248-1.66When your lil brother offers you his jolly ranchers, icebreakers an gum collection just to get you to leave his room. I feel so loved.\n#Not</text:p>
            <text:p>463169629167575040520597762946400256-1.80Oh how I missed queerioke! #sarcasm</text:p>
            <text:p>472798228388126720520597791366987776-1.89@Justinsweh good thing he made it easy to know which version is correct. #not</text:p>
            <text:p>472081888002076672520597819540115456-3.41My perfect Thursday would definitely have to involve sitting at the bank for 2 hours waiting to get $ credited back to my account. #NOT</text:p>
            <text:p>472064907110674432520597847767797761-2.49#Irony #GovernorPunjab speaks as patron of #WomensRights at #SavynSuccessfulCelebrations #Lahore #City42 only 2... fb.me/1abR1WVlO</text:p>
            <text:p>472387320390619136520597876117078016-2.84figuring out my work schedule for the next few months, &amp; it's not pretty... #busybusybusy #butiwillberich #not</text:p>
            <text:p>463314766828544000520597904386699264-2.87Of course today was going to be WONDERFUL! #sarcasm</text:p>
            <text:p>463087445408768000520597932685664257-2.78@Bonn_MoN Life is awesome #sarcasm</text:p>
            <text:p>472107572460531712520597960871407616-3.53Shout out to my dad and brother for being complete dicks #youguysarethebest #not</text:p>
            <text:p>476451750850072577520597989145210880.28@Mrmathsdan do you know any good websites/videos/literally anything that explain finding the optimal solution in linear programming??</text:p>
            <text:p>472963119439163392520598017712590848-2.32Everyone likes a downgrade once in a while right? #not</text:p>
            <text:p>473070245977288704520598046443593728-1.87My revision has turned into absolute gibberish, my Greek verse exam is going to go so successfully #not #revision</text:p>
            <text:p>471688873538756608520598074708987904-3.02sarcasm is my best defence\n#sarcasm</text:p>
            <text:p>472695886569824256520598102982807552-2.97My mom must literally be insane. I definitely want to get up at 5:30 in the morning during summer. #not #sarcasm #pissed</text:p>
            <text:p>464069997438857217520598131181113344-3.52Oh I'm ok with all this noise and interruptions, they actually help me with my work! Keep it up! #not</text:p>
            <text:p>4764603144821841925205981594591150091.28NICK LITERALLY LOOKS LIKE SUCH A GOOD KISSER I'M GNA KILL MYSELF</text:p>
            <text:p>472234749868900352520598187812593664-1.86So apparently people think we have ice cream at Tim's...??? #SinceToday #not #sorrylittlelady</text:p>
            <text:p>463420906661228545520598215947984896-2.81#LFC that was fucking shit #WellDone #Sarcasm</text:p>
            <text:p>463045132502458368520598244192428033-3.36@CarlisN @69SillySausages Oh dear, the hotties already love me, they wont be able to keep their pants on!! #Sarcasm</text:p>
            <text:p>472627719688433665520598272415907840-3.55Just crying myself to sleep, thanks to a lovely night. Nbd. #not </text:p>
            <text:p>472116356113256449520598300668755968-2.01And the moon is out and the stars are bright and whatever comes gonna be alright cause tonight you will be mine up on cloud number nine#not?</text:p>
            <text:p>472036568811970560520598328934162434-2.81Whenever I get the chance to it think I make myself sick to my stomach. #too#much#not#enough#time</text:p>
            <text:p>472341202654601216520598357287653376-2.39Really happy that Edwin Encarnacion learned how to hit after leaving the #Reds #sarcasm</text:p>
            <text:p>4764169587796500485205983855152988163.28There is literally a show on netflix that is just pretty music and flowers opening. #awesome</text:p>
            <text:p>473045266602659840520598413965279233-2.95But I understand your 2nd year exams are so intense you didn't have time to send a 10 second text on my 21st. #apologyaccepted #not</text:p>
            <text:p>471693113069961217520598442562043904-2.72you know what I love? when people promise me lunch, but don't bring it to me... \n#sarcasm \n\nDON'T PLAY W/ MY EMOTIONS ABOUT FOOD</text:p>
            <text:p>463053828460642305520598471016202240-2.05RT @Brampton_Stats: Turner Fenton High School... Bramptons top highschool #sarcasm #BramptonProblems pic.twitter.com/vwPWJIT3mF</text:p>
            <text:p>472370734342615041520598499436814336-.69@TastingRoomBath I'm a masterpiece . A perfect circle of goodness. Perfection! They got it spot on ;-) ! #not</text:p>
            <text:p>476480994581942272520598527823872000-2.43If the storm causes the power to go out and I miss Pretty Little Liars, I'll die. Literally. #PLLDay </text:p>
            <text:p>472839605365276673520598584421801985-2.66@Rossmccormack44 no no worst night is if Dave Hockaday becomes manager. His cv looks amazing #not</text:p>
            <text:p>472673564035149824520598612880146434-2.65@1984bambi A naked snapchat of @Michael_K_Bruce is just what I needed this morning #not </text:p>
            <text:p>476469515728195585520598641091018752-1.46reanne was like "i might have a nap before pretty little liars" and then she literally fell asleep within like 2 minutes what the fuck</text:p>
            <text:p>472130412878503936520598669301907456-2.00#brilliant "the British people are fed up with mediocrity" as said by Piers Morgan without a hint of #irony #bbcqt</text:p>
            <text:p>476416903284793344520598697747697664-1.72@lovefromeleanor it literally baffles me, its like they go to look pretty???</text:p>
            <text:p>473782311864270849520598726143139840-1.88the people that give out about Indirects usually are the people that always indirect #irony</text:p>
            <text:p>4743319051694284805205987543414538244.40Pete Rose says that Jimmy Rollins is more worried a/b personal records,what that the Pete Rose who played baseball,or somebody else #Irony</text:p>
            <text:p>472085515152674817520598782539759616.20''Roy Hodgson wants to 'bottle' the standard of his team's training performances''- it's not like we have a habit of bottling it Roy #irony</text:p>
            <text:p>472994545659949056520598811098767360-1.57Being the dd for your mom at her friends party on a Saturday night, ya I'm the a pretty cool teenager with lots to do on Saturday night #Not</text:p>
            <text:p>463284609522741248520598839368351745-2.65@scotland_x ooooops!!!! Must not rush looking at things #sarcasm</text:p>
            <text:p>472987228084641792520598867667353600-3.71Worst hangover on the planet ,literally feel like death running back and forth to the bathroom @CeeJaiperkin @OliviaRevell #not happy</text:p>
            <text:p>472143751914483712520598895865634816-2.17Drove into apartment complex to see 4 guarda cars&amp;2vans &amp;about 20 guards outside chillin,some lad bashing from inside van #notatall</text:p>
            <text:p>474300816095182849520598923992629248-3.77@sararobinson81 Just seen your new bio - you do obnoxious so well :-) #irony</text:p>
            <text:p>472477827225624577520598952232906752-3.46Dear phone, It really makes me happy when I don't get text messages people send. I mean so happy. #not #ihatethisphone</text:p>
            <text:p>463081336467894272520598980523466752-2.67Doesn't Rambo ever wear a shirt? It's disgusting! #sarcasm Lol</text:p>
            <text:p>472767273347055616520599008969252864-3.55Yeah, Gael you're a warrior. You fought like a lion, died and came back to life on court. #NOT #youreadisgracetoo</text:p>
            <text:p>460262836007346176520599037297561600-2.70Bitchin Saturday night #Sarcasm</text:p>
            <text:p>472596029297000448520599065491677184-2.43gga I know went told everybody I owe #Not</text:p>
            <text:p>472109177268350976520599093694193664-2.24So happy mom wants to spend some quality time with me on my day off, #sarcasm</text:p>
            <text:p>463148026010550273520599122051878912-2.54“@faithelisha: “@taylorraeee731: 80 degrees all week yesssss ”YASSS” great way to spend our first week back to football.. #sarcasm</text:p>
            <text:p>472369300523982848520599150271148032-2.87so funny at all the news outlets carrying the @Scout_Willis story are censoring the images. #irony much? #FreeTheNipple</text:p>
            <text:p>464119591430397954520599178461073408-2.55The most wonderful feeling in the world is finding out the only flip flops I should be wearing for my feet are $60. #not</text:p>
            <text:p>472580534926077952520599207590506496-1.88Just got off work and I'm so tired. \n#Shogun #Legal• #not•as•easy</text:p>
            <text:p>463288728346431488520599235860111360-2.36Sometimes I question why I went full IB, then I remember.... I LOVE STRESS #sarcasm</text:p>
            <text:p>472460166613712897520599264108740608-2.44See aw this RT for ........ and FAV for ........... pish? Does ma knackers in likes. RT if you agree FAV for disagree! #irony #nawdinnae</text:p>
            <text:p>472496846238392320520599292575494144-4.12just got let go for no reason hahaha love estes park businesses! #not #fuckyou </text:p>
            <text:p>4721688005995397125205993206899261442.43Fun fact of the day: my friend group consists of so many different kinds of people #different religions #not straight people #immigrants</text:p>
            <text:p>473148084558782464520599349005672448-3.02RT @lawrencearnell: Wrote this banger for @tanzanialateef &amp; @Maxdamagemusic but now I'm completely hoarse and can't reference it. #Irony #…</text:p>
            <text:p>472378169224609792520599377216540673-.90Yesss Geography time #irony I hate this fucking subject so much</text:p>
            <text:p>476408835545268225520599405582626816-1.87I was in such a good mood literally 20 minutes ago...</text:p>
            <text:p>472176328708751360520599433818689536-2.88You know whats super cool? When your iphone decides not to work and you have to use your LG Rumour instead....#Not.</text:p>
            <text:p>475425773906432000520599462100877312-1.65I love finding out when someone is pissed at me thru twitter and subtweets that I'm fake? #irony</text:p>
            <text:p>474304114739118080520599490680856576-2.522/2 A News report on China immediately followed by a report on secret courts in the UK. #Irony much?</text:p>
            <text:p>474071335321497600520599518946275329-2.76@asmasophia Yeah you shouldnt be on twitter expressing it. #irony</text:p>
            <text:p>473791688901943297520599547706621952-2.50Just had a Plunderphonics clip (re: this gwilymbowen.blogspot.com/2013/09/some-s… ) taken off my Soundcloud on a © claim from someone utterly unrelated #irony</text:p>
            <text:p>472397581319143426520599575993016320-2.37I've been picked to serve jury duty for the third time this year. How did I get so lucky? #not</text:p>
            <text:p>472982546595069952520599604149358592-2.07No one better to channel Kurt Cobain's stage image than a girl born three odd years after he died. It's like I'm watching his hologram.#not</text:p>
            <text:p>472848682304688128520599632532242434-1.66“@JhutchJoel: Thanks @7Showalter for helping set up for OUR graduation party... #not” \nsorry I'll miss it girls....</text:p>
            <text:p>463125641588523008520599660957007872-.79Officially registered, was lucky to get a badge that doesn't even mention @CitrixSynergy \n#Sarcasm #CitrixSynergy pic.twitter.com/2i3TfH1GRx</text:p>
            <text:p>472891896348438529520599689746726913-1.81Rich people secretly discuss whether YOUR privacy exists. #bilderberg #irony #nuthinsuss #surveillancestate #nwo theguardian.com/world/2014/may…</text:p>
            <text:p>463600648169066496520599721669562368-3.27How stupid is boys hug girls day? I am sure girls are so willing to let random guys hug them. #Sarcasm</text:p>
            <text:p>472436957025669120520599750010503168-3.49I'm so happy the guy who fixed my laptop deleted all my photos #sarcasm #chelseashavingabadday</text:p>
            <text:p>472826719921926144520599778162647040-.77Donate for Education not for metro Bus #Education #matters #not #traveling\n#BuildSchoolsBuildNation</text:p>
            <text:p>472689395309346817520599806381920256-3.61#Irony dies a million times when Digivijay Singh accuses SP govt. of playing castiest politics !</text:p>
            <text:p>463071503777800192520599834513125376-2.05Another Call of Duty #FuckingGreat #Sarcasm</text:p>
            <text:p>472355394858532865520599863109890049-2.73Bedroom finally getting cleared out but unfortunately not for me to finally get back in bed.....in-laws land Sunday #NOT #ready for #guests</text:p>
            <text:p>472453179376803840520599891400486912.18In 2014 #FifaWorldCup #Pakistani footballs &amp; in 2014 #Fieldhockey worldcup, #Pakistan made #trophy will be used. #Irony</text:p>
            <text:p>472288133585727490520599919695233025-1.72I want go to Semarang :'( \nRight now or tomorrow. \n#not for enjoy.</text:p>
            <text:p>463158912821112832520599947855802368-2.19I suppose I should hop on the bandwagon and notify everyone of my GPA this past semester. Perhaps I'll fish up a compliment or two #sarcasm</text:p>
            <text:p>472834998308188160520599976045723648-1.98Would like to thank @edfenergy for the top gas supply I've got from them this weekend #not #nogasforyou #emergencymyarse #coldshowers</text:p>
            <text:p>472162947239002113520600004248211456-2.00Dammit Oprah! Why couldn't you have bought the clippers #irony #almost</text:p>
            <text:p>472460058262249473520600032563978240-1.46#braquo Missed first episode, second is a real comedy fest #not</text:p>
            <text:p>4723614961364172805206000601582837762.34I will likely spend more time ironing Than practicing my keyboard parts. #priorities #irony</text:p>
            <text:p>463111820538961921520600088390160384-2.00I would be say y'all just mad cuz you're jealous of my swaggy, but that might be too dope for y'all to handle #sarcasm</text:p>
            <text:p>460272061676412929520600116722671616-2.27Now we know why men are not "bigger and better"; Women are not doing their job !! #sarcasm @WomenOfHistory @ArchanaRaghuram</text:p>
            <text:p>472945192186548224520600144916774912-1.50Guess I'll go for the team I hate less this year. #not</text:p>
            <text:p>463314801759113216520600173459042304-2.64@brianlilley I didn't get a grocery gift card. #sarcasm Also, she won't help Maddie Vanstone. #FIREWynne</text:p>
            <text:p>476440223782420480520600201678303233-4.17But why the fuck mullet Mendez back? I'm literally yelling</text:p>
            <text:p>4727792610621808645206002299521064961.35*lonelyy! I am so lonely! I have nobody! I'm on my own!* \n #not #me #im #fine #love #my #amazing #friends #life #is #beautiful</text:p>
            <text:p>472665108771246081520600258795941888-1.78So Il Be Sleeping Pretty Much All Day #great #not</text:p>
            <text:p>472399391962431488520600287263096832-.99@m0whitt this is so me half the time some people have it comin dang it! #ELE #not</text:p>
            <text:p>463288025795936256520600315717238784-2.44It's already an awful long day. #yay #sarcasm</text:p>
            <text:p>4725420914493440015206003442846597121.00I'm laughing so hard my stomach aches, Mason is such a good dancer ily #NOT @imvse</text:p>
            <text:p>474267516458397697520600372692680704-.64@TrialDiariesJ LMAO! We had a harassment class just last week! #irony?</text:p>
            <text:p>463502994017775616520600400890986496-2.63WOW mom love coming home to such a caring and loving atomasphere :-) #sarcasm</text:p>
            <text:p>4764201605687214085206004293325414403.66The oreo vanilla bean coolatta from dd is literally heaven #mhmgood </text:p>
            <text:p>463169145412927488520600457774104576-2.15Of course. This is wonderful. #Sarcasm #SoNotWonderful</text:p>
            <text:p>463537178765582336520602488647323649-.56On sale now! I find your lack of sarcasm disturbing tee. #shirt #shirts #sarcasm #sarcastic… instagram.com/p/npGKv-EyRk/</text:p>
            <text:p>472197300136464384520606680501858304-2.58Well finally getting my stomach checked out tomorrow #joy #not</text:p>
            <text:p>460300866818670592520611916469637120-2.97RT @ChiKnight180: Thank You to those individuals that ruined sixth street for me #sarcasm</text:p>
            <text:p>472127175080939520520617762717048832.98#NHLplayoffs . Where homophobic slurs have been replaced by men squirting liquid in each other's face. #irony</text:p>
            <text:p>472489470835433472520618862425829379-2.35@RBeilfuss Alas! It's at 12:55, and runs about 3.5 hours. So you totally have time to make it to your audition. #not</text:p>
            <text:p>472147658866688000520621293511524352-1.97Start work at 7 and I don't see myself getting to sleep any time soon, I'm going to be one happy lady in the morning #not </text:p>
            <text:p>472406829264564224520621662153093120-2.36T-Pain and French Montana old asses lame ass hell for hopping on that nae nae remix #not a good look for them</text:p>
            <text:p>472037269109764097520623595823710210.28I think it's funny #Iran is spying on @AIPAC @StateDept using @facebook Clearly, #EdwardSnowden is laughing at the #irony as am I</text:p>
            <text:p>463473104636104704520624360298520577-2.64RT @LadyRedSoccer: Liberal does NOT have seagulls. I repeat Liberal, KS does NOT have seagulls. Our team is going for the highest GPA this …</text:p>
            <text:p>472584071311523841520625066279587840-3.06@halalaverty you didn't offend me! Send em whenever you want! Especially with my dad right next to me it looks real nice! #Not #SelfRespect</text:p>
            <text:p>472192707793006592520626364668342272-1.72So thanks for the input people.... Really helped #not</text:p>
            <text:p>4720798506482565125206272112508518412.34RT @nidzShouts: yr ye PP107 per noorpn ne bht dhandli ki h per phir b PTI jeet gai #irony</text:p>
            <text:p>472568216020328448520630909863612416-.87Sometimes I think even the @NBA should have a mercy rule #blowout haha just watch the pacers make a come back after I send this #not</text:p>
            <text:p>465176868808056832520633788632535040-.31@kinkykiedis @Strut__Laady @wandinka87 @MySmilingSoul tho they´re nice so im back online, back in safety of my bedroom, so to speak lol</text:p>
            <text:p>473100351600885760520635003139420160-2.00I can't wait until I move out of the house!! #greatwaytostartthemorning #not</text:p>
            <text:p>472265543928406016520636074217857024-1.99Studied really hard for my math final tomorrow #not #syfi</text:p>
            <text:p>464108293875859456520637147834228737-1.59I don't think aiming for an ass like Beyoncé and a flat stomach by August is particularly hard... #yeahright #needmotivation</text:p>
            <text:p>472910514985897986520637176108023809-3.54Pulling over to throw my guts up is exactly how I wanted to spend my Saturday #not</text:p>
            <text:p>472267417339453441520637204553793536-2.35@thinkprogress shows that 'polls' he loves to quote are as false as his stance on keeping the name. #RedskinsPride #LOSES. #GREATIDEA? #NOT!</text:p>
            <text:p>471698407711834112520637232940855296-2.87RT @siwymandy: Man I am looking super HT in my passport pic #sarcasm</text:p>
            <text:p>460244674838417408520637261155958784-2.91Thanks, #Netflix ,for removing #HotStuff , #The13thFloor , &amp; #OutOfPractice :/ #Sarcasm #REALLY? #Jerks</text:p>
            <text:p>472935114260111360520637289505247232-2.81It's such a wonderful feeling when my own brother makes fun of my hearing problems. #not</text:p>
            <text:p>472374368991842305520637317057622016-2.72@christrew lack of condiments after asking a few times and having to say it slowly twice.. =) #irony = humor</text:p>
            <text:p>463550384301436928520637345427898368-2.64Apparently I'm a mind reader now, watch out. #sarcasm</text:p>
            <text:p>472122689151565824520637373861089281-3.55I went to a TMJ specialist today and turns out my jaw has been out of place for a while and now I get to wear a jaw splint. YAY! #not </text:p>
            <text:p>465151086664249344520637402193600513-.72@_NIKD_ Are you suggesting that there hasn't been a push to secularize more and more of the proverbial public square?</text:p>
            <text:p>464074799891746816520637430614216704-2.89Obama offers to withdraw US troops massed on Russian borders; US army to return to its own continent; downsize &amp;amp; balance the US budget.</text:p>
            <text:p>472836213356134400520637458963496960-2.35I love getting home from one job and going right to the other #not #whatislife</text:p>
            <text:p>4723136066428846085206374871995555841.57Dreamt I married a tattoo hunk last night who drove a motor bike... #did #not #want to #wakeup </text:p>
            <text:p>472879112227680256520637516295462912-1.27it’s my last service a a member of the Leicester congregation tomorrow. #notears #yeahright</text:p>
            <text:p>463573210311585792520637544355336192-1.81LOL, that's not hypocritical. #Sarcasm</text:p>
            <text:p>472253321307107328520637572738207744-2.86My parents came home with Jack In the Box and they AREN'T SHARING. #not #nice</text:p>
            <text:p>473898515505352705520637600902950912.91We all have minimum of around 200 people in our personal social network page yet we prefer talking to complete stranger. #Irony</text:p>
            <text:p>460216759350734848520637629285826560-2.89I'm so glad ive got to endure another 12hour shift tomorrow aswell yay! #Sarcasm </text:p>
            <text:p>473101400864337920520637657576394752-2.72Nice. Just when the good matches are on and coming up my cable goes out #RG14 #not</text:p>
            <text:p>474338579700015104520637685858566144-2.44"@sillypastime: People who are obsessed with being different make me lol" #irony</text:p>
            <text:p>472116761928540160520637714094637057-2.81Grumpy manager...sorry you had a shit month in your territory but no need to take away from the best month I've had. Great motivation #not</text:p>
            <text:p>472478050257342465520637742456537089-2.50@RohdeOK#not to mention headache of the Seattle political landscape#u could put up ALL the money and still not get it approved</text:p>
            <text:p>471692676149293056520637770847760385-3.47@mkgray0013 @werthe3percent @OpheliaMcGraw @soderstromk @gunsafetyblog or how about DC? Safe cities indeed. #sarcasm</text:p>
            <text:p>472110588319899648520637799180296192-2.76Ready to be back in Lafayette. #not #dontwannagoback #ewwww #keepmehereforever</text:p>
            <text:p>476442591563902976520637827588317184.83It literally stresses me out how much good music there is that I still haven’t listened to.</text:p>
            <text:p>472221938329194497520637855836946432-1.78@SDDeputyDAs @DDAs4Dumanis @PublicSafetyPAC @DSASanDiego @SDPOA @RobertBrewerDA At least your not crass and immature about issue #irony.</text:p>
            <text:p>472757767447777280520637884140093440-3.50Love coming home and finding that my cat took a shit on my bed #not </text:p>
            <text:p>472045799694946304520637912598462464-3.15I really love when people get the same tattoo as me in the same spot #realnice #not</text:p>
            <text:p>472878591814795264520637941107163136-2.43I just love when you get to the point of crying where you start hyperventilating and gasp for air. It's the best. #not.</text:p>
            <text:p>472461070406516736520637969301258240-2.75One thing I'll miss from school is the trashy people. #not</text:p>
            <text:p>4763959109904138265206379974827950081.11RT @SosaElchapo: Good dick or good pussy will literally make mfs go crazy </text:p>
            <text:p>472748903335731200520638025827905536-2.77Thanks @SuperSportTV @DStv for taking off the world #1's match at #RolandGarros to show the no. 23 &amp; 14 rather. Genius #Not #PaintDry #Dumb</text:p>
            <text:p>463063451393196032520638054240092160-3.33RT @Banderson_16: Yay i totally spend my day how i wanted to, all alone and doing fuckalll :)))) #sarcasm</text:p>
            <text:p>472451332541251584520638082564247552-3.31Having people flip out on you for no reason and leave you standing there speechless is always fun #not</text:p>
            <text:p>460201425901875200520638110955479040-2.73Al Sharpton outed as a cocaine dealer and the media does nothing! Wow. I'm surprised! #Sarcasm</text:p>
            <text:p>463113043690655745520638139262836736-1.41@ThatGuyGoodwin no we don't talk ever #sarcasm</text:p>
            <text:p>472086815466618880520638167561805825-1.85Continuous Deployment is something that other people do. Brute force is our thing #not</text:p>
            <text:p>473035157575049217520638195953065984-.65Dark grass #does #not rustle. \n✸ www.monstermmorpg. com \ndemanding \n by #MonsterMMORPG ϟ\n #pidgeot</text:p>
            <text:p>472484549339787266520638224348495872-.65I love it when girls take selfies and you can see the toilet. Biggest turn on ever #not#wth#lol</text:p>
            <text:p>472175372834832384520638252647448576-2.21I love trying to park in the 130th area!!!!!!!! #not</text:p>
            <text:p>473954481764179968520638281000972288-1.59“@mallory_dennis: Some people are so effing rude and stupid” lolzzzz #irony</text:p>
            <text:p>463341524101890049520638309333495809-2.19just registered for summer class. wooooooo #sarcasm</text:p>
            <text:p>472147211913273344520638337796042752-1.57We should all praise Lance Stephenson for blowing a kiss to Michael Sam, cause that's what really happened last night #inspiring lol #not</text:p>
            <text:p>472595031371821057520638366388588544-2.85Fuck talking loud just honk your car horn #lol #totallyinconspicuous #not @rapgameprincess</text:p>
            <text:p>463364104254939136520638394750488577-2.19@kingnigeria69 I was watching parts of it today and I stopped watching it after the mid-interval. Ronnie's safety play was amazing #sarcas</text:p>
            <text:p>472344153603727361520638423057825792-1.40@GeorgieRogers Was there any mention of Searching For The Sugarman on tonight #BBC4 on the music news this morning ? If not #WHY #NOT</text:p>
            <text:p>473029499085676544520638451428114432-2.64However, if you think ignoring me and being short with me is effecting me? Well yes it is! Brighting my whole day right up. #not sarcasm.</text:p>
            <text:p>472863810664288256520638479680933888-3.51@MadShangi @MadLew @JakePentland @MarvinAmelie 2 work, thought she should make as much $$$ as Alan Alda on M*A*S*H #irony</text:p>
            <text:p>472111833336541185520638508055404544-2.41it's always so nice to find shit out like that #not</text:p>
            <text:p>472843707386191872520638536346009600-1.40I really enjoy doing nothing all day on the weekends..... #not</text:p>
            <text:p>463007406914416640520638563898372096-1.66RT @TheKingNappy: AYYYY Today's #NEW Liquid Crystal is here and WE'RE STUCK WITH PUZZLES! #sarcasm lmao Check it out &amp; RT! http://t.co/YdKq…</text:p>
            <text:p>472446050146738176520638592298008576-1.36When I'm looking to find, I'm lost. When I'm here, just living, I find. #irony #Life</text:p>
            <text:p>472471094784315392520638620634710016-2.38RT @morgan_caitlin: its really awesome how someone can tweet but they cant answer a text. #not</text:p>
            <text:p>472139693992443904520638649030164480-2.37Denison has a town-wide power outage and how did I find out about it? I lost my wireless internet access and chose to investigate! #irony</text:p>
            <text:p>463363479307444224520638677366886400-2.64@EmilyMennenga he said you don't #sarcasm</text:p>
            <text:p>472303478501814272520638705707810818-2.15@GeorgePippas @manxboy Totally agree! These disabled chappies get away with too much. #irony</text:p>
            <text:p>472058712006209536520638733427945473-2.17It's always nice getting a visit from the rich and famous of metro detroit at work #not</text:p>
            <text:p>463056398956249088520638761819181056-1.80Don't listen to crap ! . Use both the ears while avoiding this #CrapTalks #sarcasm pic.twitter.com/3KB0vPpbmp</text:p>
            <text:p>463428270089072640520638789480636416-2.00I hate it when people don't know when I'm being serious or if I'm being sarcastic #sarcasm</text:p>
            <text:p>460196722090582017520638818173845505-2.45I love getting Guitar Center catalogs in the mail every month.. I love to look at all the things I cant have. Such a great feeling. #Sarcasm</text:p>
            <text:p>4651920050194022415206388463511838723.02@ericbolling I wldnt put Angelina Jolie in w/ "the celebrities" . She actually goes over&amp; helps &amp; aid. Gets her hands dirty so to speak.</text:p>
            <text:p>463285826705571840520638875472244736-1.79Abbas and Hamas’ Meshal to meet, establish Izzedin al-Qassam Security Coordination Brigades wattan.tv/ar/news/92549.… #sarcasm</text:p>
            <text:p>473115185813942272520638903712501760-3.21So the same old 5th set shit??? As expected... How good when you can predict it. #NOT #STRESSED #THANKSfORNothing</text:p>
            <text:p>472077805904068608520638932351188994-2.46I love shaking during thunderstorms and people making fun of me for it :-) #not</text:p>
            <text:p>463324691004792833520638960595660800-1.99RT @BrianRawchester: So happy \n#sarcasm</text:p>
            <text:p>472411978372112385520638989091749889-2.19@JRobisheaux Turns I needed for than a bandaid.. Thanks anyway #not</text:p>
            <text:p>475265597379710976520639017386516481-2.85.@nxtstop1 Got scolded by my PMD about lack of exercise #HealthXPh #irony #meaculpa</text:p>
            <text:p>472072908773535744520639045651951616-3.50Oh yeah, please breathe your smoke breath right up in my face. Loveeeee it. #not #supesnast</text:p>
            <text:p>464285142148579328520639074345156608-2.95I'm currently living in hell compared to when i was in Europe a couple of weeks ago. Literally missing… instagram.com/p/nuaTXQBTgw/</text:p>
            <text:p>472097278644060160520639102023372800-2.77@grelewi Hahahahahahahaha you'd be a better DJ than they. #irony Haha they just went in on a DJ business together...</text:p>
            <text:p>472850611890044928520639130313981953-2.37Oooh, threaten to not come see me. I'm so worried. #not</text:p>
            <text:p>463036292494680064520639158570991616-3.22Next two weeks sure are gonna be fun #jk #sarcasm #happyAPtesting</text:p>
            <text:p>460261333099761665520639187436204032-2.34You know what I would love to see more of on FB right now? Prom pictures. #sarcasm</text:p>
            <text:p>472552381633155073520639216855056385-3.02Having a family where I get 1000 questions just for hanging out with a guy is cool #not</text:p>
            <text:p>463421992398385153520639245384679425-1.50Every time I hear the word "Jesus" I fly into a rage than can only be quelled by a specially trained rabbi \n@coledadswell #sarcasm #EpicRan</text:p>
            <text:p>472370466116468736520639273654300672-2.74Heard my black neighbor last night saying "its fine i have to move. my new neighbors are way better and don't smoke pot." #irony</text:p>
            <text:p>472165533585260544520639301940703232-1.14#Irony Sterling can thank Hansen/Ballmer 4 this deal. Do the @LAClippers sell 4 $2 bil if @SonicsArena doesn't offer $625 mil for the KINGS?</text:p>
            <text:p>472538989665464320520639330147368960-2.64I just love when guys don't rerack their weights #not </text:p>
            <text:p>472461100370644992520639358723170304-4.50@TWNGhesquiere's new rent boy @princepelayo is a "cultured", "well-educated", "refined" fellow... #irony @LVMH pic.twitter.com/UK9cNbJFTv</text:p>
            <text:p>474540194683555841520639387206709248-3.18Selling @krispykreme to support the #30HRFamine! #Seehunger #Seedonuts #pre #doughnutday #irony #gobigorgohome pic.twitter.com/X9enqtMmOn</text:p>
            <text:p>472491610341924865520639415828631552-3.49Being ditched has gotta be the best feeling in the world.. #not</text:p>
            <text:p>472130545720524800520639444282793984-2.08RT @Parlez_me_nTory: #brilliant "the British people are fed up with mediocrity" as said by Piers Morgan without a hint of #irony #bbcqt</text:p>
            <text:p>472216098692026368520639472611102720-3.45Good morning texts from the Bae(: &lt;3 #irony #iphone #whitegirlprobs instagram.com/p/omi3DQJ0tG/</text:p>
            <text:p>474290006958161920520639501140770816-1.24@AdamtheBullFAN funny to hear your car commercial say " you won't hear somebody yell on the radio " #irony #ihaveavolumeknob</text:p>
            <text:p>460284350492184578520639529448128512-2.36Sitting here at the house bored as fuck on a Saturday night.... Just great #sarcasm</text:p>
            <text:p>472457650421366784520639557667389440-2.29this laryngitis is giving me such a sexy voice #not</text:p>
            <text:p>472922823317811200520639586289344512-1.72Taco Bell AND mcdonalds in the same day!? #workinonmyfitness #NOT @tanauert</text:p>
            <text:p>472383247628787712520639614588317696-2.46No one seems to be satisfied today and it's still 10 am, it's gonna be a great day #not</text:p>
            <text:p>472944445416296448520639643285749760-2.30Love how the NBA can get new teams in the NBA Finals every year! #not</text:p>
            <text:p>472601405464006656520639671660183552-2.97Thank You for being So supportive &amp; trust worthy #not</text:p>
            <text:p>463822751686340609520639699992727553-2.56Rumors are so awesome especially from a good friend.?? #yeahright</text:p>
            <text:p>463386370073837568520639728463659009-2.563:30pm fundamental buy catalyst just around the corner. Oh and Tuesday on deck! #sarcasm</text:p>
            <text:p>472227207767932928520639756947161091-2.51@xUAhmed 's such a good friend for making us always suffer with her #not @iluby0u</text:p>
            <text:p>463451964408213506520639785510375424-2.59@TheRegister #auspol that's it. You don't need pesky privacy. If you've done nothing wrong what are you worried about? #facepalm #sarcasm</text:p>
            <text:p>472511812987277313520639814086193152-2.30Glad all of my classmates can behave adequately in public and need to be emailed praises about it #not #fakeschoolprobs #arewedoneyet</text:p>
            <text:p>472602714417819648520639841999273984-3.46Love it wen people are so supportive it's gr8 #not</text:p>
            <text:p>472776049907212288520639870256316416-3.28@AshleyBreden wow I'm so glad I get to see your daily horoscopes every fuckin day on my feed #not</text:p>
            <text:p>472224576873582593520639898559451136-2.43It's bad when you see girls posting pictures of Miley Cyrus saying they look up to her. \nWhat a wonderful role model. #NOT</text:p>
            <text:p>472234218555469824520639927391092739-3.51@TheSwonBrothers Thanks for the retweet! I skipped class tonight to be there... so when y'all said not to skip class... #Irony :-)</text:p>
            <text:p>472347360861777920520639955581034496-1.86Watched Sidebottom incident in slow-mo, the thing that concerns me the most is how close together Maverick Weller's eyes are #not normal</text:p>
            <text:p>472466406593011712520639983963877376-1.75@outlawway after two events?! Yes, you're right. We might as well just give it to him now. #not</text:p>
            <text:p>472169228473081856520640012564852736-3.33Had to break into my own house and get bitten by ants because nobody is home. I feel the love. #NOT</text:p>
            <text:p>463490865466732544520640041203560448-4.04@Sassafrantz I wish you could come out of your shell #sarcasm</text:p>
            <text:p>474219875704258560520640069754187777-2.70RT @ShelbySwims: It takes sadness to know happiness, noise to appreciate silence, and absence to value presence #irony</text:p>
            <text:p>472777544274427904520640097965056000-2.08@Facce17 @Bonafied4B A white person trying to tell a black person not to be close minded..... #irony</text:p>
            <text:p>463441001856917504520640126285012992-3.13RT @gracemariebelle: Because making Hwy 4 a gravel road solves everyone's problems. #sarcasm </text:p>
            <text:p>472110085402292225520640154491691010-2.42I just got called a faggot by a complete stranger on Twitter who also happens to take mirror selfies #irony</text:p>
            <text:p>472397724344938496520640182924877824-2.06A year ago from today Abercrombie started selling headbands.. what a success for them #not #thankstimehop</text:p>
            <text:p>463123948004446208520640211186098176-2.57Keep the customers happy? Yes, there's nothing young women find more appealing than a drooling, 50+ y/o pervert! #sarcasm #BarRescue</text:p>
            <text:p>465463301842173952520640240697221120-1.92don't you love singing for church when your voice is completely nonexistent</text:p>
            <text:p>463462479688110080520640268874571777-2.22Ugh I just love when the same people don't show up to practice! #sarcasm #showup #please</text:p>
            <text:p>472577936751886336520640297207083008-2.19So I've had the wonderland pass for 2 weeks now and I am probably not gonna go till after exams... great #not</text:p>
            <text:p>472377251573792768520640325489262592-.85@Angelineds6 Always read the #EULA before U click Agree, girl! #not ;)</text:p>
            <text:p>464648028780261376520640354463543296-2.33It's so hard to study for this final when I literally could care less about family or couples therapy.</text:p>
            <text:p>474268628653998080520640382670213120-1.66@x2twisted *complains about ppl calling other ppl rip offs, calls me a rip off* #irony</text:p>
            <text:p>472543222443814912520640410977579008-3.05Wow the people I text are sooooo nice to me it's crazy #not</text:p>
            <text:p>472085086209605633520640439293329409-3.86@YoufeckingIdiot @Spig72 makes u proud to be British hey? #not!!!! Get a fucking grip</text:p>
            <text:p>472101817246306304520640467634229248-2.00" If you tell the truth, you don't have to remember anything " - Mark Twain. #truth #irony</text:p>
            <text:p>463428654606073856520640495681556480-2.33This guy on #LoveForSale spent over £150k on prostitutes in 2 years? This is so surprising to me. #sarcasm</text:p>
            <text:p>472125407400316928520640523246534657-3.69#GrannyEscort on C4- 84 year old recovering from a major operation looks hot! #NOT #PUKE</text:p>
            <text:p>463429601788964864520640551537111041-2.30Raise your hand if you play games on FB? .... #sarcasm .... do not send me an invite. #pleaseandthankyou</text:p>
            <text:p>463065293733232640520640579718639616-2.60RT @Trebornoswad: So.....Arsenal celebrate pre-qualifying for the Champs league - we've just confirmed actual qualification! Woohoo!! #3rdp…</text:p>
            <text:p>472238735505911808520640607933714432-2.03Yeah, just one of those nights where I overthink EVERYTHING. Awesome #not</text:p>
            <text:p>476428073605165057520640636354318336-3.04There's literally no good artists coming to the fair this summer</text:p>
            <text:p>472210176049561600520640664607141888-3.47RT @jbrewer1889: Love it when people get pissed at me for no reason #not</text:p>
            <text:p>463046274984341504520640693161959425-2.00Other than that.... great job junior class sponsors... #sarcasm</text:p>
            <text:p>473529152633450496520640721502867456-1.15You look good when you are there with me , and i look best when you are not around . #irony :p :p</text:p>
            <text:p>472406087354691584520640749952831489-2.23@MahadRizvi Islamabad is safe man, even safer than Jeddah. #I #shit #You #not</text:p>
            <text:p>472470239251529728520640778398597120-3.18well this is shaping up to be a super fun #ForeverAloneFriday #Not</text:p>
            <text:p>463422435443093504520640806055870466-.90Found scratched into a table. #Classy #sarcasm What do you think the odds are they're still together?… instagram.com/p/noR_UPPhhW/</text:p>
            <text:p>4652631371226849295206408343757905923.06RT @thesleepingwell: The right artist won this year and rose like a phoenix so to speak. All credit to Conchita. We can be what we want to …</text:p>
            <text:p>472386178566877185520640862674780160-2.41@FrankieW96 @PhoebeMadden84 YEH SICK GUYS ! Not like I'm going either #bffs #not</text:p>
            <text:p>472218430868041728520640890856296449-1.97Tonight's Western Conference Final is just further proof that Ibaka is the gamechanger #not #GoSpursGo #ThunderDown</text:p>
            <text:p>463212358349758464520640919172055040-2.51Population is 100. Attendance rate is 19%. Graduation rate is about 30%. Standing applause There is nothing more beautiful than #sarcasm</text:p>
            <text:p>472703468411822081520640947471020033-2.54A fledgling group set up to oppose the far right has the POWER to cause MAJOR issues for other ppl.... #Not #SMH</text:p>
            <text:p>472927503137669120520640975656722432-1.60Walking three houses down to get to my car is such a hassle #not</text:p>
            <text:p>463581181020495872520641003825692673-2.15It's so much fun being a grown up #Sarcasm</text:p>
            <text:p>472207776194654208520641032200134656-2.21But I do give the Rangers props and wish them luck in the final! Maybe I'll put my Rangers hat to good use .. #not</text:p>
            <text:p>463460536848748545520641060620730369-2.58first of all; u can see my #british #sarcasm #voteUKIP! secondly; I have literally never used that last emoji pic.twitter.com/91eQnK0FSQ</text:p>
            <text:p>472535388859662337520641089003614208-2.70Wtf!! So many people taking selfies!!! What's it like to be so perfect? #NOT! No wonder yous are all single fs!</text:p>
            <text:p>472828182778118144520641117193531392.00Good day to play some basketball indoors all day #Not #ToBeautiful #Wheresdaboat </text:p>
            <text:p>472879430151733248520641145526034432-2.08#JuneWish to not fail the stupid exams, or better yet, the government changes the educational system #fun #not</text:p>
            <text:p>472044091145224192520641173799854080.63@stereolouisx @leedsparadise lol.. deep down he was cheering that H would just say it.. get the ball rolling so to speak</text:p>
            <text:p>472857957605322752520641202300157955.64@RuttenMartijn according to bbc4 &amp; Wikipedia there are 3 more episodes #Wallander #its #not #over #yet!</text:p>
            <text:p>472906083439501314520641230741708803-3.27@awfulannouncing the man who invented the "3-pt flop" criticising Westbrook's Oscar-worthy performance #irony #MillerTime #GoSpursGo</text:p>
            <text:p>4757383633588715525206412591832924162.99@EdwardsPaul_J Thanks for the follow - it's good to tweet you, so to speak</text:p>
            <text:p>472913016791367681520641287503245312-3.17I can't wait for the sun to come out so it can be 700% humidity #not</text:p>
            <text:p>473154187589873664520641315928031232-2.42And so Justin Bieber's been caught saying the N-word in a video. I'm sure he gives a shit #not</text:p>
            <text:p>463503094119399424520641344310874112-3.64Adam Rose is debuting tonight, though, right? #WWE #RAW #sarcasm</text:p>
            <text:p>4731811456106086415206413725972561922.16watching lion king. know all the words to the songs! #Not #Weird #At #All</text:p>
            <text:p>473117687573270528520641400837537792-.13Love it when I wake up and no one is in the house #not</text:p>
            <text:p>472588225085583360520641429199409153-1.60They're AMMOSEXUALS. RT @HnstyNgov: Welcome to the NEW @NRA:\n#Not \n#Representing\n#Americans \n@MomsDemand #gunsense #UniteBlue #Libcrib</text:p>
            <text:p>465097959903088640520641457536131072-.23So, who can you recommend to follow during the Giro? Always on the hunt for fresh meat, so to speak. Why I rarely eat at Jamie Oliver's...</text:p>
            <text:p>472826658983264256520641485856055298-2.58RT @Laurengrant00: Chelsea ferguson is the definition of classy! #not #bagjob</text:p>
            <text:p>472957540985499648520641514146660355-.67Another great night full of so much fun with all my friends ! #not #cantwaittoleave</text:p>
            <text:p>472553045944201216520641542592397312-2.72Wow I love spending my friday nights alone :) #not</text:p>
            <text:p>4752091106195701775206415709710581762.97@buzzandhum Excellent! Good to know you have my ass. So to speak. &amp; you can lean on me should you need to.</text:p>
            <text:p>473837688768835584520641599374917632-1.50The one soldier leftists have supported in the last four decades turns out to be an AWOL traitor. #Irony? #bergdahl #Bowe</text:p>
            <text:p>463380747470897152520641628055556096-3.21Shout out to #mtp for including Will.I.Am on the panel. His contributions regarding social media were invaluable. #sarcasm</text:p>
            <text:p>463184380450443264520641656568418304-3.04@voxdotcom @jiadarola Republicans aren't prejudice by any means. #sarcasm</text:p>
            <text:p>4764199682720686085206416847960842243.16@deas Java has literally dozens of good JSON packages: try Jackson or GSON.</text:p>
            <text:p>472674796292280320520641713174749184-2.14Yep, lets put the direction of Ant-Man I'm the hands of the Anchorman director...smart moves from marvel #not #theydontknowshit</text:p>
            <text:p>472545601260105728520641741549232128-3.86@nessaboo_26 That hoe just has nothing else better do, but bring up old shit. Lol that they had nothing to do with haha #VeryClassy #Not!!!</text:p>
            <text:p>463317986506711040520641769994981376-3.51It's just awesome to come into work on a Monday morning to not have the most important system you need not work #sarcasm</text:p>
            <text:p>472744287214788608520641798268801024-2.18@ChrisEdwards83 @crizzlerizzle haha!! We're getting Forest Green Rovers' former manager...Dave Hockaday #famous #not</text:p>
            <text:p>465408819804504064520641826584526848-2.64You're not that cute, you're about as smart as a brick wall, and you're not the bad bitch you try so hard to make yourself out to be.</text:p>
            <text:p>473025596902363136520641854342438913-3.25Absolutely no point in emailing @ApplauseStoreUK customer services. You just get ignored. #brilliantservice #not</text:p>
            <text:p>463076957098610689520641882645602304-2.31@AGem2myBB @mguggenheim are we talking about the same show now? #sarcasm i will leave u alone now. I didn't mean to upset u.#seriously</text:p>
            <text:p>473556929202376704520641911045251072-.28"@d_weezy: #Irony RT @JoyceJaydiene Vocabulary &amp; Grammar Is Very Important When You're Having A Convo With Me!</text:p>
          </table:table-cell>
          <table:table-cell table:number-columns-repeated="1022"/>
        </table:table-row>
        <table:table-row table:style-name="ro1">
          <table:table-cell office:value-type="float" office:value="-2.17" calcext:value-type="float">
            <text:p>-2.17</text:p>
          </table:table-cell>
          <table:table-cell office:value-type="string" calcext:value-type="string">
            <text:p>Wow you're really getting people to like you with that tweet #Not</text:p>
          </table:table-cell>
          <table:table-cell table:number-columns-repeated="1022"/>
        </table:table-row>
        <table:table-row table:style-name="ro1">
          <table:table-cell office:value-type="float" office:value="-2.33" calcext:value-type="float">
            <text:p>-2.33</text:p>
          </table:table-cell>
          <table:table-cell office:value-type="string" calcext:value-type="string">
            <text:p>@nialIzgod yeah,and i am Obama duuh #sarcasm</text:p>
          </table:table-cell>
          <table:table-cell table:number-columns-repeated="1022"/>
        </table:table-row>
        <table:table-row table:style-name="ro1">
          <table:table-cell office:value-type="float" office:value="-1.81" calcext:value-type="float">
            <text:p>-1.81</text:p>
          </table:table-cell>
          <table:table-cell office:value-type="string" calcext:value-type="string">
            <text:p>Studying final on a sunday is so much fun. #sarcasm</text:p>
          </table:table-cell>
          <table:table-cell table:number-columns-repeated="1022"/>
        </table:table-row>
        <table:table-row table:style-name="ro2">
          <table:table-cell office:value-type="float" office:value="-3.18" calcext:value-type="float">
            <text:p>-3.18</text:p>
          </table:table-cell>
          <table:table-cell office:value-type="string" calcext:value-type="string">
            <text:p>Just spotted a #pizza delivery guy in a car, eating, well what looked like pizza. I like that. Not really #irony but a bit similar. #food</text:p>
          </table:table-cell>
          <table:table-cell table:number-columns-repeated="1022"/>
        </table:table-row>
        <table:table-row table:style-name="ro3">
          <table:table-cell office:value-type="float" office:value="-2.59" calcext:value-type="float">
            <text:p>-2.59</text:p>
          </table:table-cell>
          <table:table-cell office:value-type="string" calcext:value-type="string">
            <text:p>Tough questioning like this, I sure don't know why we wouldn't want Democrats on #Benghazi special committee #sarcasm youtu.be/Qc1L9b0Bfvo</text:p>
          </table:table-cell>
          <table:table-cell table:number-columns-repeated="1022"/>
        </table:table-row>
        <table:table-row table:style-name="ro2">
          <table:table-cell office:value-type="float" office:value="-3.33" calcext:value-type="float">
            <text:p>-3.33</text:p>
          </table:table-cell>
          <table:table-cell office:value-type="string" calcext:value-type="string">
            <text:p>Finally made it home after this shit show of a night time to wake up in 2 1/2 hours and drive to keene gunna be fun ...#not</text:p>
          </table:table-cell>
          <table:table-cell table:number-columns-repeated="1022"/>
        </table:table-row>
        <table:table-row table:style-name="ro2">
          <table:table-cell office:value-type="float" office:value="-1.52" calcext:value-type="float">
            <text:p>-1.52</text:p>
          </table:table-cell>
          <table:table-cell office:value-type="string" calcext:value-type="string">
            <text:p>I forgot that I've been wearing my necklace while I've been in in the sun...The white cross on my chest looks great #not</text:p>
          </table:table-cell>
          <table:table-cell table:number-columns-repeated="1022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string" calcext:value-type="string">
            <text:p>when I get bored, I clean. then I experiment with my makeup. #fablife #not</text:p>
          </table:table-cell>
          <table:table-cell table:number-columns-repeated="1022"/>
        </table:table-row>
        <table:table-row table:style-name="ro2">
          <table:table-cell office:value-type="float" office:value="-1.54" calcext:value-type="float">
            <text:p>-1.54</text:p>
          </table:table-cell>
          <table:table-cell office:value-type="string" calcext:value-type="string">
            <text:p>apparently I only look good on IG... Thanks anonymous person on tumblr #sarcastictweet #imacatfish #uglyandproud #jkimfuckinhot #kbye</text:p>
          </table:table-cell>
          <table:table-cell table:number-columns-repeated="1022"/>
        </table:table-row>
        <table:table-row table:style-name="ro2">
          <table:table-cell office:value-type="float" office:value="-3.27" calcext:value-type="float">
            <text:p>-3.27</text:p>
          </table:table-cell>
          <table:table-cell office:value-type="string" calcext:value-type="string">
            <text:p>Really? The EPA makes innovation difficult? We should DEFINITELY roll back protecting the environment. Good idea. #sarcasm #MTP</text:p>
          </table:table-cell>
          <table:table-cell table:number-columns-repeated="1022"/>
        </table:table-row>
        <table:table-row table:style-name="ro1">
          <table:table-cell office:value-type="float" office:value="-2.52" calcext:value-type="float">
            <text:p>-2.52</text:p>
          </table:table-cell>
          <table:table-cell office:value-type="string" calcext:value-type="string">
            <text:p>yea because the world definitely revolves around you #not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@mattbeard02 how can you tweet about the u17s today but not wish the development squad the best of luck yday! #TWAL #NOT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RT @dailypotatonews: Win a date with either of these two women at DailyPotatoNews.com!! (girl on left currently out of stock) #sarcasm h…</text:p>
          </table:table-cell>
          <table:table-cell table:number-columns-repeated="1022"/>
        </table:table-row>
        <table:table-row table:style-name="ro1">
          <table:table-cell office:value-type="float" office:value="-2.53" calcext:value-type="float">
            <text:p>-2.53</text:p>
          </table:table-cell>
          <table:table-cell office:value-type="string" calcext:value-type="string">
            <text:p>I love when it's extremely hot and I can't sleep #not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I love how people try to make you feel stupid for not knowing the different types of Jordans. Sorry I'm too focused on real life shit ..#NOT</text:p>
          </table:table-cell>
          <table:table-cell table:number-columns-repeated="1022"/>
        </table:table-row>
        <table:table-row table:style-name="ro2">
          <table:table-cell office:value-type="float" office:value="-2.59" calcext:value-type="float">
            <text:p>-2.59</text:p>
          </table:table-cell>
          <table:table-cell office:value-type="string" calcext:value-type="string">
            <text:p>Locked out of my house and my mom is too busy to come let me in. #feelingloved #not</text:p>
          </table:table-cell>
          <table:table-cell table:number-columns-repeated="1022"/>
        </table:table-row>
        <table:table-row table:style-name="ro2">
          <table:table-cell office:value-type="float" office:value="-2.8" calcext:value-type="float">
            <text:p>-2.8</text:p>
          </table:table-cell>
          <table:table-cell office:value-type="string" calcext:value-type="string">
            <text:p>Loving the burning sensation from the Hot Cheetos. #sarcasm #sorry #notsorry</text:p>
          </table:table-cell>
          <table:table-cell table:number-columns-repeated="1022"/>
        </table:table-row>
        <table:table-row table:style-name="ro2">
          <table:table-cell office:value-type="float" office:value="-2.16" calcext:value-type="float">
            <text:p>-2.16</text:p>
          </table:table-cell>
          <table:table-cell office:value-type="string" calcext:value-type="string">
            <text:p>I love how everyone is breaking up right before summer. Yay Single friends are the best friends #sarcasm #butreally</text:p>
          </table:table-cell>
          <table:table-cell table:number-columns-repeated="1022"/>
        </table:table-row>
        <table:table-row table:style-name="ro2">
          <table:table-cell office:value-type="float" office:value="-1.62" calcext:value-type="float">
            <text:p>-1.62</text:p>
          </table:table-cell>
          <table:table-cell office:value-type="string" calcext:value-type="string">
            <text:p>Nne clingy is clingy! “@spooky_thaiyor: I can be tacky and clingy #not physically clingy tho”</text:p>
          </table:table-cell>
          <table:table-cell table:number-columns-repeated="1022"/>
        </table:table-row>
        <table:table-row table:style-name="ro1">
          <table:table-cell office:value-type="float" office:value="-1.16" calcext:value-type="float">
            <text:p>-1.16</text:p>
          </table:table-cell>
          <table:table-cell office:value-type="string" calcext:value-type="string">
            <text:p>Packed in a Bradley, lots of fun... #sarcasm instagram.com/p/nldxvmS-KB/</text:p>
          </table:table-cell>
          <table:table-cell table:number-columns-repeated="102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Another bank holiday working ..... Ya wee beut #sarcasm</text:p>
          </table:table-cell>
          <table:table-cell table:number-columns-repeated="1022"/>
        </table:table-row>
        <table:table-row table:style-name="ro2">
          <table:table-cell office:value-type="float" office:value="-2.81" calcext:value-type="float">
            <text:p>-2.81</text:p>
          </table:table-cell>
          <table:table-cell office:value-type="string" calcext:value-type="string">
            <text:p>Gotta love reading article then getting an email subscription popup that's hard to get rid of... I'll totally want to visit site again #not</text:p>
          </table:table-cell>
          <table:table-cell table:number-columns-repeated="1022"/>
        </table:table-row>
        <table:table-row table:style-name="ro2">
          <table:table-cell office:value-type="float" office:value="-2.89" calcext:value-type="float">
            <text:p>-2.89</text:p>
          </table:table-cell>
          <table:table-cell office:value-type="string" calcext:value-type="string">
            <text:p>I just love when people you are so close to lie to you #sarcasm #honestyplease</text:p>
          </table:table-cell>
          <table:table-cell table:number-columns-repeated="1022"/>
        </table:table-row>
        <table:table-row table:style-name="ro1">
          <table:table-cell office:value-type="float" office:value="-2.59" calcext:value-type="float">
            <text:p>-2.59</text:p>
          </table:table-cell>
          <table:table-cell office:value-type="string" calcext:value-type="string">
            <text:p>I love getting hit on and asked out by 50 year old men #not #goaway</text:p>
          </table:table-cell>
          <table:table-cell table:number-columns-repeated="1022"/>
        </table:table-row>
        <table:table-row table:style-name="ro2">
          <table:table-cell office:value-type="float" office:value="2.29" calcext:value-type="float">
            <text:p>2.29</text:p>
          </table:table-cell>
          <table:table-cell office:value-type="string" calcext:value-type="string">
            <text:p>“@Variety: .@MorganSpurlock's 'Seven Deadly Sins' docuseries set for August premiere on.variety.com/1wth3KU” @birdsandfishes #irony</text:p>
          </table:table-cell>
          <table:table-cell table:number-columns-repeated="1022"/>
        </table:table-row>
        <table:table-row table:style-name="ro22">
          <table:table-cell office:value-type="float" office:value="-2.5" calcext:value-type="float">
            <text:p>-2.5</text:p>
          </table:table-cell>
          <table:table-cell office:value-type="string" calcext:value-type="string">
            <text:p>Looks go with familiarity" , thats what you say to a friend when they are dating someone looks like a chimpanzee #sarcasm</text:p>
            <text:p>472558839586648064520642674454724608.02@deirdrecee But Bits will be better! #not prejudiced at all #completelyobjective #ibeilieve</text:p>
            <text:p>472258941226057728520642702787239936-3.34I just seen the most nastiest in the world a white dick!!!!Ewwwhhhhhhh \n#Not racist</text:p>
            <text:p>472326879270424576520642731065221121-3.00@BarcaChief Negotiating with a Team that is run by Arabs..that's gonna be a lot of fun. #not</text:p>
            <text:p>472942075470553088520642759469072384-.41@KlydeWarrenPark nice. I approve. I hope your ready to experience the spike in attendance. #not</text:p>
            <text:p>472789238858010625520642787843514368-3.49Getting really sick of my phone dropping calls... I've had it since march #smartphone #not</text:p>
            <text:p>475775085739929600520642816142479360-3.13Stormy and winston share clothes. She would rather never be hugged. #irony #hugitout #carebears… instagram.com/p/pADUq_j681/</text:p>
            <text:p>472983874306605057520642844659552256-3.00@Westonn1 you're the biggest dumbass I know.. Drinking before state... Okay dumb dumbass good luck next weekend #not</text:p>
            <text:p>471682055827652608520642872966934528-3.41@girlposts scars that will never heal.. #sarcasm</text:p>
            <text:p>472217551838015492520642901442068480-2.22@Elle_Rana That belongs on your dating profile! #sarcasm #joking #justkidding #notrealadvice #dooooonotdothat #takeitfromme #mmmmmmmmmmmmkay</text:p>
            <text:p>472867744850128897520642929745231872-2.52Reading about my God being the same yesterday, today, forever, at a time I want to distance myself from the Foursquare Church. #irony </text:p>
            <text:p>472859869150584832520642957364703232-3.47i love it when people call me an ugly piece of shit #not</text:p>
            <text:p>463285367588675584520642985563021313-1.64I can undertand the 10 yr trouble Sonia Gandhi has gone through to prepare Rahul, but alas! It will go to waste says #ModiInAmethi #sarcasm</text:p>
            <text:p>472521284057055232520643013719392256-2.06No please tell me about your gluten allergy one more time #not</text:p>
            <text:p>463203605944598528520643042085470208-2.53“@hay_wow6: @RobbieEgelstad Awh wow that's the best prize I've ever got #sarcasm” ya you deserve it buddy</text:p>
            <text:p>472404801415036928520643070401216513-3.09mahama cannot even solve e energy crisis but he believes he can get rid of boko haram.#irony @JDmahama</text:p>
            <text:p>463394514221010944520643098800828416.18Hey, hi. I'm here to look pretty and insult your intelligence. [insert something insulting to your intelligence and hairflip here] #Sarcasm</text:p>
            <text:p>472580598947921920520643127007518721-2.91Might as well just shut off texting ya know, cause everyone is A+ at replying... #Not</text:p>
            <text:p>472297533104869377520643155683983360-3.97@TheAbbeyWeHo fuck you... You're DJ sucked so hard the last 5 mins. #dancefloor #not</text:p>
            <text:p>472089337811959808520643183924232192-2.62thinking 'it's still four days til my first A2, i've got time' #not #mistake #alevelproblems</text:p>
            <text:p>463328543800176640520643212424536065-3.10@VICEUK great headline! thanks for making me spray my coffee all over my keyboard. #Sarcasm #TooEarlyintheMorning #Sàlo</text:p>
            <text:p>472056748854222848520643240224378881-2.56@MISTERDEEIAM haha internet poor during day here as well. Stick loose women on that will sort ya #not</text:p>
            <text:p>472063232262557696520643268691107841-2.81@AJSSheri Ha, speak of the devil (so to speak), just been going back over them to compare their content with my transcription.</text:p>
            <text:p>472234671632551936520643296985903104-2.08Yes because texting is a good way of solving issues #not</text:p>
            <text:p>463049217976459264520643325670748160-2.87Joe Mauer leaves game with back spasms? He must be standing too much at 1st base. Better get him catching again. #sarcasm #MnTwins</text:p>
            <text:p>472838805205307392520643354171035649-1.77@Andy90265 @jackie529 @AJ713 @laneylane25 @Coslopuss @leannstruth @LEANNRlMES @kodam13 Someday I hope to find the level of happiness. #Not</text:p>
            <text:p>472855133030580225520643383577296896-2.33Best thing about my job? It's really boring. #Sarcasm</text:p>
            <text:p>472122848723877888520643411821744128-2.61@Clonrf he is certainly well suited to that job isn't he? #not</text:p>
            <text:p>472617257810792448520643440217161730.19RT @Champion_Player: It #has #not #been seen \n♟ www.MonsterMMORPG. com ✎\nsince. extroversive \n♝ follow @MonsterMMORPG ❈\n #charcoal</text:p>
            <text:p>463037092944433153520643468532928512-1.74The weather this week is supposed to be beautiful for finals week...of course #sarcasm</text:p>
            <text:p>472162401786560512520643496072720384-2.50Every1 who becomes #cop,does so because he wants power to harm.Seeking catharsis,he becomes agent of harm for society that harmed him.#Irony</text:p>
            <text:p>463321337864671232520643524317163520-1.95To celebrate the end of senior year I'm going to the library and checking out the first 3 books of VA #turnup #notreally #sarcasm</text:p>
            <text:p>472097843218743297520643552691625984-3.04@GeeJBee71 it's a class film! You've got Nelly, 'Stone Cold' Steve Austin #actingtalent #not</text:p>
            <text:p>473792552282644480520643580378218496-.05A massive tractor and trailer with 'plantsafe' on the back just ripped off two branches. #irony</text:p>
            <text:p>472757229532504065520643608761085953-3.14@camilamayorga31 she was trying to circle her hips down on the floor, it was beyond seducing #not</text:p>
            <text:p>472811301740478464520643637206859776-1.02I totally predicted that this would go 5 sets. My tennis knowledge is off the charts. #Not #Predictable</text:p>
            <text:p>463489417341313024520643665484857344-3.05Cost to ship my frozen sperm to Minnesota: $95. Annual cost to store it: $75. Future children: Priceless...? #yeahright #cancerproblems</text:p>
            <text:p>472808767222841344520643693972557824-2.22Hate when people try to compare Lebron to Micheal Jordan , ##NOT even close !</text:p>
            <text:p>465559431749443585520643722426720257-1.42Such a good day with my ma!!! Im at home and shes not!!! So much time together!!!</text:p>
            <text:p>472565238693257216520643750742466560-2.07@InTransit74 and shall rise from the ashes like a phoenix! #not</text:p>
            <text:p>4764865258958602255206437792008151044.00Bruce- one of the chefs at work just text me wishing me good luck for my exams tomorrow. He's literally the nicest guy in the world </text:p>
            <text:p>472808151100981249520643807948587008-2.50if the chefs cook your food wrong wouldn't don't tip me; so if I go get my hair done and you make me cry I'm not tipping you. #do #not #care</text:p>
            <text:p>463115285264736256520643836373389314-2.51I was so productive today #sarcasm</text:p>
            <text:p>472385364913438721520643864634593280-1.31@democracynow lol, Im sure all of the immigrants and PoC will be driven to vote for the next Obama as well. #irony</text:p>
            <text:p>4720630661303664645206438930845859842.34Didn't do so hot on last weeks doubles, made myself to busy for them. Going to stop and smell the roses so to speak, move ... #myfitnesspal</text:p>
            <text:p>472048087461289984520643921555505152-2.50"Dropped four niggas now I'm making all the dough" #irony RT @mkfnch: Dr. Dre's Homies: Then and Now pic.twitter.com/rMhFEzH4z3</text:p>
            <text:p>463066980376145921520643949816741888-1.15"@TotallyMUFC: Replacing Ronaldo with Antonio Valencia was genius." LoL #sarcasm at its best!!! :)</text:p>
            <text:p>463116689006014464520643978061176833-2.07wow they way they built up #Brenchel getting #Uturn'd it was a little shocking they used it on the #Cowboys #Sarcasm #AmazingRace</text:p>
            <text:p>471680472112566272520644006469173248-2.58Today is the last of our "Ramsey videos" I'm crying. what will I do without these great videos #sarcasm #ihatepersonalfinace</text:p>
            <text:p>472360528984440833520644034755588096-2.91I wake up to at lead half my home in a bad mood. Today should be good...#not</text:p>
            <text:p>472725688512815105520644063062933504-1.02Even at this hour #dieterwillis is elusive @kickstarter #indiefilm #not big budget</text:p>
            <text:p>472593635716767744520644091735191552-2.37Take a cab to head to Malabar Hill Police station. Cab gets stopped by cops enroute for jumping a signal. #irony</text:p>
            <text:p>463098523152830465520644120101289984-.61#Maythe4th \nI have the high ground\nYou underestimate my power\nDon't try it\n#literarygenius #sarcasm #stillinlove #StarWarsDay #StarWars</text:p>
            <text:p>473015663586725888520644148739969025-2.38@afzaal_k @AnsarAAbbasi ahan...:) #Irony is that u turning from the primary issue as blamed by ansar bhai sab</text:p>
            <text:p>472943634737004544520644177273827329-3.36RT @cameronderksen: A feel-good piece about Canada (based on feel-bad U.S. info) #irony #sorry #ohcanada salon.com/2014/05/31/ame…</text:p>
            <text:p>463414538055200768520644205644099584-2.33Sorry for living autonomously rather than adhering to societal expectations #sarcasm</text:p>
            <text:p>472616035783569408520644233842413569-2.80Ripped off by @ScotRail and spoken to like a child by a member of staff at Kirkcaldy.. #not happy #hopeyouloseyourfranchise</text:p>
            <text:p>472799176125075456520644262195916800-1.51Funny hw people forget all the good things you did,but keep remenbrn that one bad thing u did. #irony of life</text:p>
            <text:p>472930777697484800520644290712981504-2.86Everybody wants to hangout with me when I'm at work, but when I'm not #NOT</text:p>
            <text:p>472264891458277376520644319301361666-3.76Can't even be friends with you on fb because you are so trashy. Spray tan enough? Oh &amp; I think you need more tattoos #not #trash</text:p>
            <text:p>4651904252641607685206443476003389461.23@Buddha_aka_me Hah! Well done, then. :-) You had the last word/laugh, so to speak.</text:p>
            <text:p>472597494103166976520644376096428032-2.64So I guess I'll be alone watching movies in my basement on graduation ... Ohhh fun #not #seriously :(</text:p>
            <text:p>472275400001740800520644404424761344-3.07That was the best 8 hours and 30 mins of work of my life. #not</text:p>
            <text:p>463294429667667969520644431910014976-3.51I have the best grades right now, it's not even funny... #SARCASM</text:p>
            <text:p>472505390354399233520644460271898624-2.86It's always really comforting when you witness a semi-truck driver texting. #not</text:p>
            <text:p>472317812917026816520644488528936960-3.35Perfect way to wake up on a Friday morning ... to a dead rabbit at your back door. #damncat #gross It's gonna be a great day. #not</text:p>
            <text:p>472111994087022593520644516823724032-2.03Maybe I should lower my standards. Then I wouldn't be disappointed! #NOT</text:p>
            <text:p>471678669925011456520644545043001344-2.49Acche din aa gaye hain ... Education ministry is being headed by a person who does not value education. #Sarcasm</text:p>
            <text:p>472371082906050560520644573383884800-1.72Slept in a mountain of clothing by burrowing myself a comfy spot in the middle. You can say unpacking is going well #not</text:p>
            <text:p>463399899472887809520644601821278208-1.85@philmcnulty man city should put a complaint in . Palace obviously arnt trying . The integrity of the game is in question...#sarcasm #efc</text:p>
            <text:p>472660836423462912520644630019596290-2.98also he sided with bitch with fucked up skin karma will get you both #karma #twoface #not #cool #peeps</text:p>
            <text:p>475966694804836353520644658347909120-3.16Gen Xers get a apathy rep but it's not 100% true. What's a kid 2 do when their spiritual mentor's #1 rule is "don't trust authority"? #irony</text:p>
            <text:p>472302477170450432520644686537830401-2.67Working on my Todd with no radio! Great crack! #not</text:p>
            <text:p>463532197518245888520644715063300097-2.95Gonna be a long night..wonder why? #sarcasm</text:p>
            <text:p>463456837665177600520644743395835904-1.65@JessicaBurciaga hey Jessica, has anyone ever told you that you look like JLO?! Lol. #sarcasm </text:p>
            <text:p>472586542708699136520644771006939136-2.41@LelaFeldmeier Sorry I'm not 23, Uber. Never felt so discriminated. #OverIt #Not</text:p>
            <text:p>472819089879339009520644799482048512-1.92Looks proper classy when girls put there "bb pin" all over the show #NOT</text:p>
            <text:p>473098915299213313520644827944583168.33“@taylor_lifts: Jordan can't even find her clothes #wut” that's when you know it was a good night hahaha #not</text:p>
            <text:p>463532593535672320520644856352628738-2.14Just a regular day in may in fort mcmurray #sarcasm #ymm #wtf #snowfallwarning #snow #spring #notspring #alberta pic.twitter.com/lsIiFMHGSw</text:p>
            <text:p>472543808224100352520644884047597568-2.16What a beautiful night for a concert #not \n#NHL15Bergeron</text:p>
            <text:p>465376191742873600520644912266870785-2.42RT @based_none: @fugginbish they are about as subtle as fire axe to the face</text:p>
            <text:p>472800736561336320520644940557463552-1.09If only @ArianaGrande would follow me i'd have a Jariana follow hahaha im so funny #not</text:p>
            <text:p>463512713658777600520644968889982978-1.67When girls cuss and act ba, it makes them so much more attractive #sarcasm</text:p>
            <text:p>463509280314773504520644997193170946-2.95RT @jjauthor: As @GeorgeWillF opined, give him some credit, it’s very hard to hold the American economy down the way O has. #Sarcasm! #tcot…</text:p>
            <text:p>463460974398537728520645025445978112-2.87@rach_jean_engel if thats not pride, I don't know what is. #Sarcasm</text:p>
            <text:p>460252686890184705520645053912743936-2.86Tonight has just been perfect #sarcasm</text:p>
            <text:p>472035539915669504520645082152980480-1.09RE last RT: This I what I want to be like as a parent. I'll definitely be the cool one. #cooldad #not</text:p>
            <text:p>472269272270766080520645110435164160-3.02RT @joolsmagools: #IRONY! Banned #OZ, streamed #CHINA. beforeitsnews.com/international/… &amp; expendable.tv/2011/11/col-ch… &amp; news.com.au/technology/onl… #SCHAPELLE</text:p>
            <text:p>472079414705291264520645138708983809-3.35Yes, I love it when guys make kissy noises at me. #not #someguysarepigs</text:p>
            <text:p>472879328632393728520645167003734016-2.51I sure do love when @20pcMegNuggets isn't here and I get to do everything by myself #NOT</text:p>
            <text:p>463490319237914624520645195285938176-.88Today just keeps getting better #sarcasm</text:p>
            <text:p>463167171955130368520645223953993728-1.30@_gabyduenas @ChrisGoebel300 a dream with a pissed off Gaby in it? That seems very pleasant. #Sarcasm</text:p>
            <text:p>472852151123709952520645252320079873-3.75Yeah I think it's great that I'm never going to get any taller! #not</text:p>
            <text:p>463428137989451776520645280891678720-1.40@BobbyBrown70 over the moon!\n#sarcasm</text:p>
            <text:p>463421625954607104520645309232607232-2.76No don't do it. The only bad part will be when someone on Wall Street tries to short sell &amp; drive down the price. #sarcasm @aetiology</text:p>
            <text:p>4724361859658178575206453375819038731.01BEC and a grilled cheese with bacon. Im on a very strict diet.... #NOT</text:p>
            <text:p>463148685887410176520645365935394816-3.18So it looks like it will be Bryan and Kane again next month...yay #sarcasm</text:p>
            <text:p>472215291770834945520645394339209217-1.64Random football players around the U.S follow me ! Am i that good ? #not</text:p>
            <text:p>460270645188636672520645422495576065-2.50Great reffing #sarcasm</text:p>
            <text:p>4724074087617904655206454524554772511.81Never be afraid to try something new. Remember, Amateurs built the Ark. Professionals built the Titanic!</text:p>
            <text:p>472380778140409856520645480737697792-1.75@iangray43 @mattthecab14 10% from cabs or a possible 15%-20% taken from PH work it out where do you think most work going 2 go ? #NOT CABS</text:p>
            <text:p>463053957502599168520645509007306752-2.88May the 4th be with you!\n\n#sarcasm #maythe4thbewithyou instagram.com/p/nlqZFujtLY/</text:p>
            <text:p>474065375198334976520645537419501569-3.49Took a career test and it said career counseling is the best suited for me. #irony</text:p>
            <text:p>463475189133484032520645565756223490-2.02@SleepintheGardn @WWE_Alysa15 Tweet me pls! I expect someone with 1.5 MILLION followers to notice every one of my tweets and reply! #sarcasm</text:p>
            <text:p>472335135581290496520645594038411266-2.33@ESPN_FirstTake it would be really ironic if the @MiamiHEAT signed lance Stephenson this summer! #crazy #irony</text:p>
            <text:p>472667600703750145520645623163682816-1.82Not bein funny or Fuck all but if u ent a stoner ther #NoWay I b folowin\nSOZ 2b a Wanker like #Not\n#Thewayitis #Unequivocally #WatuXpect?</text:p>
            <text:p>463506361280892928520645877782679553-1.66Glad Norwin recognizes the clubs that work their asses off all year to make stuff happen #allsports #sarcasm</text:p>
            <text:p>472638602804224000520648223245877248-2.46So I worked from 10:30am-1.45am and I've had 4 hours sleep, today is going to be fun! #not</text:p>
            <text:p>472102433251164160520653450984443904-3.04@sabspearson14 is great at putting on eyelashes #not #retard #shithead #bellend #keepinmewaitin</text:p>
            <text:p>473182347048005632520655598942048256-2.85Lightning delays and jammed fingers just make me so happy.. #NOT #softballprobs</text:p>
            <text:p>472178338031624192520656050760871936-3.28Government takes your money forcibly Its a privilege to use public servicesMakes sense. #not</text:p>
            <text:p>463129247083552768520656981468524544-2.53@CoryBlocker @jasonblane75 @bfowler1976 It was a terrible day to be outside, I opted to work #sarcasm</text:p>
            <text:p>465157638486228992520662265163309057.92@ocell slowly. but apple shouldnt care bout its early traction. contracts + the apple brand/itunes could be an overnight success so to speak</text:p>
            <text:p>4764849902563123205206664130615173132.30@nevharvey good luck tomorrow - not that you'll need it! Knock em dead - just not literally!! #masternev</text:p>
            <text:p>476443594593931264520666696097337345-3.71Literally the only thing i'm good at is hating myself it's amazing</text:p>
            <text:p>472252878338670592520667825778614274-1.20if there was an @MakeAWishCA for chronic eating disorders/mental illness my wish would be 2 eat pizza &amp; play beer pong w/ @paulrudd #irony</text:p>
            <text:p>475744034825457665520672910516576256-2.00I just followed @mybaysidechurch on Twitter just because I wanted to be their 2,000th follower #Irony #HelpingJesus #TwitterGospel</text:p>
            <text:p>472346702704566272520673108315742208-3.35wow I'm glad I get texted this morning that I have to work tonight &amp; the rest of the weekend. it's great to know in advance #not</text:p>
            <text:p>472640982580985856520674797743665153-.99"A secret is a #Secret,your #not allowed to repeat it. </text:p>
          </table:table-cell>
          <table:table-cell table:number-columns-repeated="1022"/>
        </table:table-row>
        <table:table-row table:style-name="ro2">
          <table:table-cell office:value-type="float" office:value="-3.7" calcext:value-type="float">
            <text:p>-3.7</text:p>
          </table:table-cell>
          <table:table-cell office:value-type="string" calcext:value-type="string">
            <text:p>I was fucking pumped and now ... Well just fuck all this shit #happyprom -.- #sarcasm</text:p>
          </table:table-cell>
          <table:table-cell table:number-columns-repeated="1022"/>
        </table:table-row>
        <table:table-row table:style-name="ro2">
          <table:table-cell office:value-type="float" office:value="-2.4" calcext:value-type="float">
            <text:p>-2.4</text:p>
          </table:table-cell>
          <table:table-cell office:value-type="string" calcext:value-type="string">
            <text:p>People really need to realize...Family or #NOT I was still beat the shit outta you Loyalty is what matters</text:p>
          </table:table-cell>
          <table:table-cell table:number-columns-repeated="1022"/>
        </table:table-row>
        <table:table-row table:style-name="ro2">
          <table:table-cell office:value-type="float" office:value="-2.2" calcext:value-type="float">
            <text:p>-2.2</text:p>
          </table:table-cell>
          <table:table-cell office:value-type="string" calcext:value-type="string">
            <text:p>@jeremy_saldivar So Bruce Bowen is picking L.A. to beat the OKC in the 2nd round like he picked H-town to win it all; great picks #sarcasm</text:p>
          </table:table-cell>
          <table:table-cell table:number-columns-repeated="1022"/>
        </table:table-row>
        <table:table-row table:style-name="ro1">
          <table:table-cell office:value-type="float" office:value="-3.17" calcext:value-type="float">
            <text:p>-3.17</text:p>
          </table:table-cell>
          <table:table-cell office:value-type="string" calcext:value-type="string">
            <text:p>I just love the government sticking it's hands into my paycheck #NOT </text:p>
          </table:table-cell>
          <table:table-cell table:number-columns-repeated="1022"/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string" calcext:value-type="string">
            <text:p>Xbox all night..\nGood job the school day is very short tomorrow otherwise I would literally be a walking zombie.. </text:p>
          </table:table-cell>
          <table:table-cell table:number-columns-repeated="1022"/>
        </table:table-row>
        <table:table-row table:style-name="ro2">
          <table:table-cell office:value-type="float" office:value="-3.36" calcext:value-type="float">
            <text:p>-3.36</text:p>
          </table:table-cell>
          <table:table-cell office:value-type="string" calcext:value-type="string">
            <text:p>I be watching couples and y'all upload pictures all y'all kissing and shit but no pictures of that breath taking date he took you on? #irony</text:p>
          </table:table-cell>
          <table:table-cell table:number-columns-repeated="1022"/>
        </table:table-row>
        <table:table-row table:style-name="ro2">
          <table:table-cell office:value-type="float" office:value="-2.31" calcext:value-type="float">
            <text:p>-2.31</text:p>
          </table:table-cell>
          <table:table-cell office:value-type="string" calcext:value-type="string">
            <text:p>I don't know how I got so lucky to have such a sweet sister who always lifts me up with the kindest words. #sarcastictweet #stopswearingatme</text:p>
          </table:table-cell>
          <table:table-cell table:number-columns-repeated="1022"/>
        </table:table-row>
        <table:table-row table:style-name="ro2">
          <table:table-cell office:value-type="float" office:value="-2.03" calcext:value-type="float">
            <text:p>-2.03</text:p>
          </table:table-cell>
          <table:table-cell office:value-type="string" calcext:value-type="string">
            <text:p>Listening to #Thursday by @theweeknd on a Saturday. #Irony #Trilogy #OVOXO</text:p>
          </table:table-cell>
          <table:table-cell table:number-columns-repeated="1022"/>
        </table:table-row>
        <table:table-row table:style-name="ro1">
          <table:table-cell office:value-type="float" office:value="-2.96" calcext:value-type="float">
            <text:p>-2.96</text:p>
          </table:table-cell>
          <table:table-cell office:value-type="string" calcext:value-type="string">
            <text:p>Treat deez girls like u don't want em swear dey all on you #irony lol </text:p>
          </table:table-cell>
          <table:table-cell table:number-columns-repeated="1022"/>
        </table:table-row>
        <table:table-row table:style-name="ro2">
          <table:table-cell office:value-type="float" office:value="-2.91" calcext:value-type="float">
            <text:p>-2.91</text:p>
          </table:table-cell>
          <table:table-cell office:value-type="string" calcext:value-type="string">
            <text:p>Unsay connect? Srsly. O.o you always got a nice logic there, girl. *Face palm* #sarcasm</text:p>
          </table:table-cell>
          <table:table-cell table:number-columns-repeated="1022"/>
        </table:table-row>
        <table:table-row table:style-name="ro2">
          <table:table-cell office:value-type="float" office:value="-2.89" calcext:value-type="float">
            <text:p>-2.89</text:p>
          </table:table-cell>
          <table:table-cell office:value-type="string" calcext:value-type="string">
            <text:p>@virginmedia doing that. Listening to a promo for high speed upgrade. Lolling my head off #sarcasm #notagoodideaonthefaultsline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@bsmooth99 how bout the king being a big cry baby about the heat #irony #kingofcramping</text:p>
          </table:table-cell>
          <table:table-cell table:number-columns-repeated="1022"/>
        </table:table-row>
        <table:table-row table:style-name="ro1">
          <table:table-cell office:value-type="float" office:value="-2.91" calcext:value-type="float">
            <text:p>-2.91</text:p>
          </table:table-cell>
          <table:table-cell office:value-type="string" calcext:value-type="string">
            <text:p>@depeeeOh oh so you know who and what's roaming in my head? #not</text:p>
          </table:table-cell>
          <table:table-cell table:number-columns-repeated="1022"/>
        </table:table-row>
        <table:table-row table:style-name="ro2">
          <table:table-cell office:value-type="float" office:value="-3.19" calcext:value-type="float">
            <text:p>-3.19</text:p>
          </table:table-cell>
          <table:table-cell office:value-type="string" calcext:value-type="string">
            <text:p>95% of my body is now sunburnt. This is nice. #Not I used so much sunscreen..this is ridiculous</text:p>
          </table:table-cell>
          <table:table-cell table:number-columns-repeated="1022"/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string" calcext:value-type="string">
            <text:p>In Firenze it’s Panzanella but it’s ok because it’s Ramen week in LA. #NOT</text:p>
          </table:table-cell>
          <table:table-cell table:number-columns-repeated="1022"/>
        </table:table-row>
        <table:table-row table:style-name="ro2">
          <table:table-cell office:value-type="float" office:value="-1.15" calcext:value-type="float">
            <text:p>-1.15</text:p>
          </table:table-cell>
          <table:table-cell office:value-type="string" calcext:value-type="string">
            <text:p>Don't you hate it when the present doesn't match the wrapping? #murphyslaw #irony</text:p>
          </table:table-cell>
          <table:table-cell table:number-columns-repeated="102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Love spending my whole whole day in bed sick #not</text:p>
          </table:table-cell>
          <table:table-cell table:number-columns-repeated="1022"/>
        </table:table-row>
        <table:table-row table:style-name="ro2">
          <table:table-cell office:value-type="float" office:value="-2.85" calcext:value-type="float">
            <text:p>-2.85</text:p>
          </table:table-cell>
          <table:table-cell office:value-type="string" calcext:value-type="string">
            <text:p>Love that @TSN_Sports gets right to NHL right after the @Raptors game. #WeTheNorth and obviously want more hockey. #sarcasm #RTZ</text:p>
          </table:table-cell>
          <table:table-cell table:number-columns-repeated="1022"/>
        </table:table-row>
        <table:table-row table:style-name="ro2">
          <table:table-cell office:value-type="float" office:value="-2.2" calcext:value-type="float">
            <text:p>-2.2</text:p>
          </table:table-cell>
          <table:table-cell office:value-type="string" calcext:value-type="string">
            <text:p>I find it ironic and strange that people drive to a place to workout... #irony #society</text:p>
          </table:table-cell>
          <table:table-cell table:number-columns-repeated="1022"/>
        </table:table-row>
        <table:table-row table:style-name="ro2">
          <table:table-cell office:value-type="float" office:value="-2.94" calcext:value-type="float">
            <text:p>-2.94</text:p>
          </table:table-cell>
          <table:table-cell office:value-type="string" calcext:value-type="string">
            <text:p>U know that u got a stalker when u scroll really fast down ur notifications an u can only see the one name ALL d way down #twitterprobz #not</text:p>
          </table:table-cell>
          <table:table-cell table:number-columns-repeated="1022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string" calcext:value-type="string">
            <text:p>Thanks for the invite to go zip lining all day mom.. #not </text:p>
          </table:table-cell>
          <table:table-cell table:number-columns-repeated="1022"/>
        </table:table-row>
        <table:table-row table:style-name="ro2">
          <table:table-cell office:value-type="float" office:value="-1.57" calcext:value-type="float">
            <text:p>-1.57</text:p>
          </table:table-cell>
          <table:table-cell office:value-type="string" calcext:value-type="string">
            <text:p>@rae_audra I don't have a bedtime or a curfew I your mom found out you were on ur phone you would be in trouble #not#me</text:p>
          </table:table-cell>
          <table:table-cell table:number-columns-repeated="1022"/>
        </table:table-row>
        <table:table-row table:style-name="ro1">
          <table:table-cell office:value-type="float" office:value="-2.26" calcext:value-type="float">
            <text:p>-2.26</text:p>
          </table:table-cell>
          <table:table-cell office:value-type="string" calcext:value-type="string">
            <text:p>start to a great week #sarcasm</text:p>
          </table:table-cell>
          <table:table-cell table:number-columns-repeated="1022"/>
        </table:table-row>
        <table:table-row table:style-name="ro2">
          <table:table-cell office:value-type="float" office:value="1.83" calcext:value-type="float">
            <text:p>1.83</text:p>
          </table:table-cell>
          <table:table-cell office:value-type="string" calcext:value-type="string">
            <text:p>So I'm going to be watching a performance of Hamlet. I figured they would have Ham Sandwiches here. Surprisingly, they don't. #irony</text:p>
          </table:table-cell>
          <table:table-cell table:number-columns-repeated="1022"/>
        </table:table-row>
        <table:table-row table:style-name="ro2">
          <table:table-cell office:value-type="float" office:value="-3.53" calcext:value-type="float">
            <text:p>-3.53</text:p>
          </table:table-cell>
          <table:table-cell office:value-type="string" calcext:value-type="string">
            <text:p>Apparently me dancing is an open invitation to grab my ass #not #YesAllWomen</text:p>
          </table:table-cell>
          <table:table-cell table:number-columns-repeated="1022"/>
        </table:table-row>
        <table:table-row table:style-name="ro2">
          <table:table-cell office:value-type="float" office:value="-2.21" calcext:value-type="float">
            <text:p>-2.21</text:p>
          </table:table-cell>
          <table:table-cell office:value-type="string" calcext:value-type="string">
            <text:p>just seen lain lee is back on big brothers bit on the side #cantwait #ecstatic #sarcastic #cantstandhim #notfunny #untalented #bigbrother</text:p>
          </table:table-cell>
          <table:table-cell table:number-columns-repeated="1022"/>
        </table:table-row>
        <table:table-row table:style-name="ro2">
          <table:table-cell office:value-type="float" office:value="-2.16" calcext:value-type="float">
            <text:p>-2.16</text:p>
          </table:table-cell>
          <table:table-cell office:value-type="string" calcext:value-type="string">
            <text:p>One of the things about #servicedesign that I think is underrepresented is that you may be designing policies and procedures. #not #UX</text:p>
          </table:table-cell>
          <table:table-cell table:number-columns-repeated="1022"/>
        </table:table-row>
        <table:table-row table:style-name="ro2">
          <table:table-cell office:value-type="float" office:value="-2.1" calcext:value-type="float">
            <text:p>-2.1</text:p>
          </table:table-cell>
          <table:table-cell office:value-type="string" calcext:value-type="string">
            <text:p>@jordannnnelson @CalAins we forreal have too! Going too miss our challenges of sewing so much! . #not</text:p>
          </table:table-cell>
          <table:table-cell table:number-columns-repeated="1022"/>
        </table:table-row>
        <table:table-row table:style-name="ro1">
          <table:table-cell office:value-type="float" office:value="-2.62" calcext:value-type="float">
            <text:p>-2.62</text:p>
          </table:table-cell>
          <table:table-cell office:value-type="string" calcext:value-type="string">
            <text:p>This coughing attack that's lasting over an hour though #NOT</text:p>
          </table:table-cell>
          <table:table-cell table:number-columns-repeated="1022"/>
        </table:table-row>
        <table:table-row table:style-name="ro2">
          <table:table-cell office:value-type="float" office:value="-2.58" calcext:value-type="float">
            <text:p>-2.58</text:p>
          </table:table-cell>
          <table:table-cell office:value-type="string" calcext:value-type="string">
            <text:p>Studying about how to motivate others while being demotivated myself. #irony #management</text:p>
          </table:table-cell>
          <table:table-cell table:number-columns-repeated="102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Aint that a surprise #NOT #BGT more of a fix than last yrs #xfactor</text:p>
          </table:table-cell>
          <table:table-cell table:number-columns-repeated="1022"/>
        </table:table-row>
        <table:table-row table:style-name="ro2">
          <table:table-cell office:value-type="float" office:value="-2.15" calcext:value-type="float">
            <text:p>-2.15</text:p>
          </table:table-cell>
          <table:table-cell office:value-type="string" calcext:value-type="string">
            <text:p>Gotta love looking back on your pictures and having a beer stain on your shirt in almost every one. #not 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I love when you are in the middle of a convo with somebody and they stop texting you.. #not </text:p>
          </table:table-cell>
          <table:table-cell table:number-columns-repeated="1022"/>
        </table:table-row>
        <table:table-row table:style-name="ro2">
          <table:table-cell office:value-type="float" office:value="-2.94" calcext:value-type="float">
            <text:p>-2.94</text:p>
          </table:table-cell>
          <table:table-cell office:value-type="string" calcext:value-type="string">
            <text:p>So just got a letter saying that I can't receive my Mass Grant cause I go to an out of state school. #tayloru #massgrant #not</text:p>
          </table:table-cell>
          <table:table-cell table:number-columns-repeated="1022"/>
        </table:table-row>
        <table:table-row table:style-name="ro2">
          <table:table-cell office:value-type="float" office:value="-1.61" calcext:value-type="float">
            <text:p>-1.61</text:p>
          </table:table-cell>
          <table:table-cell office:value-type="string" calcext:value-type="string">
            <text:p>RT @lifehaspurpose: #CivilRightsActof1964 is 50 as many black #civilrights orgs deny certain humans any #civilrights. #irony #fail http://t…</text:p>
          </table:table-cell>
          <table:table-cell table:number-columns-repeated="1022"/>
        </table:table-row>
        <table:table-row table:style-name="ro1">
          <table:table-cell office:value-type="float" office:value="-2.42" calcext:value-type="float">
            <text:p>-2.42</text:p>
          </table:table-cell>
          <table:table-cell office:value-type="string" calcext:value-type="string">
            <text:p>@adowniebrazil great was Germany. Won easily but lost Reus to WC. #Irony</text:p>
          </table:table-cell>
          <table:table-cell table:number-columns-repeated="1022"/>
        </table:table-row>
        <table:table-row table:style-name="ro2">
          <table:table-cell office:value-type="float" office:value="-1.83" calcext:value-type="float">
            <text:p>-1.83</text:p>
          </table:table-cell>
          <table:table-cell office:value-type="string" calcext:value-type="string">
            <text:p>“@JoeVilardi9: There's not much better than @lauren__west sneakily getting a funny snap of @kschlimm_” lolzzzzz #NOT</text:p>
          </table:table-cell>
          <table:table-cell table:number-columns-repeated="1022"/>
        </table:table-row>
        <table:table-row table:style-name="ro2">
          <table:table-cell office:value-type="float" office:value="-1.8" calcext:value-type="float">
            <text:p>-1.8</text:p>
          </table:table-cell>
          <table:table-cell office:value-type="string" calcext:value-type="string">
            <text:p>Even the abolitionist feminists aren't happy with #c36 bitly.com/1pbR1Yp #cdnpoli #sexwork #irony</text:p>
          </table:table-cell>
          <table:table-cell table:number-columns-repeated="1022"/>
        </table:table-row>
        <table:table-row table:style-name="ro2">
          <table:table-cell office:value-type="float" office:value="-1.91" calcext:value-type="float">
            <text:p>-1.91</text:p>
          </table:table-cell>
          <table:table-cell office:value-type="string" calcext:value-type="string">
            <text:p>I WANT FOOD BUT NOT NORMAL FOOD I WANT BURGERS AND PIZZA!\n#getfit #cleandiet #not</text:p>
          </table:table-cell>
          <table:table-cell table:number-columns-repeated="1022"/>
        </table:table-row>
        <table:table-row table:style-name="ro2">
          <table:table-cell office:value-type="float" office:value="-2.56" calcext:value-type="float">
            <text:p>-2.56</text:p>
          </table:table-cell>
          <table:table-cell office:value-type="string" calcext:value-type="string">
            <text:p>After hrs of live updates for #indian #terrorists, @samaa is nw praising Pak Army at same pace. #irony @Fereeha</text:p>
          </table:table-cell>
          <table:table-cell table:number-columns-repeated="1022"/>
        </table:table-row>
        <table:table-row table:style-name="ro2">
          <table:table-cell office:value-type="float" office:value="-1.61" calcext:value-type="float">
            <text:p>-1.61</text:p>
          </table:table-cell>
          <table:table-cell office:value-type="string" calcext:value-type="string">
            <text:p>#Ballmer to buy #Clippers $2 billion - CNN goo.gl/fb/r9qPi #sterling nets extra #billion for #racist remarks.</text:p>
          </table:table-cell>
          <table:table-cell table:number-columns-repeated="1022"/>
        </table:table-row>
        <table:table-row table:style-name="ro2">
          <table:table-cell office:value-type="float" office:value="-3.72" calcext:value-type="float">
            <text:p>-3.72</text:p>
          </table:table-cell>
          <table:table-cell office:value-type="string" calcext:value-type="string">
            <text:p>Oh, so you are openly racist. Please continue talking to me because I am so totally interested and not disgusted whatsoever #ew #sarcasm</text:p>
          </table:table-cell>
          <table:table-cell table:number-columns-repeated="1022"/>
        </table:table-row>
        <table:table-row table:style-name="ro2">
          <table:table-cell office:value-type="float" office:value="-2.48" calcext:value-type="float">
            <text:p>-2.48</text:p>
          </table:table-cell>
          <table:table-cell office:value-type="string" calcext:value-type="string">
            <text:p>Love working Sunday Carvery on a lush sunny day #not let's hope everyone's having a bbq instead!!</text:p>
          </table:table-cell>
          <table:table-cell table:number-columns-repeated="1022"/>
        </table:table-row>
        <table:table-row table:style-name="ro2">
          <table:table-cell office:value-type="float" office:value="-3.53" calcext:value-type="float">
            <text:p>-3.53</text:p>
          </table:table-cell>
          <table:table-cell office:value-type="string" calcext:value-type="string">
            <text:p>It's so nice to watch you constantly tweet about her please step on my feelings more #not</text:p>
          </table:table-cell>
          <table:table-cell table:number-columns-repeated="1022"/>
        </table:table-row>
        <table:table-row table:style-name="ro1">
          <table:table-cell office:value-type="float" office:value="-2.15" calcext:value-type="float">
            <text:p>-2.15</text:p>
          </table:table-cell>
          <table:table-cell office:value-type="string" calcext:value-type="string">
            <text:p>@koredebello u never reply my tweets all u do is retweet.....#not nice</text:p>
          </table:table-cell>
          <table:table-cell table:number-columns-repeated="1022"/>
        </table:table-row>
        <table:table-row table:style-name="ro2">
          <table:table-cell office:value-type="float" office:value="-3.27" calcext:value-type="float">
            <text:p>-3.27</text:p>
          </table:table-cell>
          <table:table-cell office:value-type="string" calcext:value-type="string">
            <text:p>A customer just said I was stupid and the cause of their downfall. My feelings are crushed, boo. Truly. #sarcasm</text:p>
          </table:table-cell>
          <table:table-cell table:number-columns-repeated="1022"/>
        </table:table-row>
        <table:table-row table:style-name="ro1">
          <table:table-cell office:value-type="float" office:value="-2.48" calcext:value-type="float">
            <text:p>-2.48</text:p>
          </table:table-cell>
          <table:table-cell office:value-type="string" calcext:value-type="string">
            <text:p>So excited to be spending tonight home alone again. #not</text:p>
          </table:table-cell>
          <table:table-cell table:number-columns-repeated="1022"/>
        </table:table-row>
        <table:table-row table:style-name="ro2">
          <table:table-cell office:value-type="float" office:value="-2.61" calcext:value-type="float">
            <text:p>-2.61</text:p>
          </table:table-cell>
          <table:table-cell office:value-type="string" calcext:value-type="string">
            <text:p>@GreedBuster @ProgressivesWin war dodgers that love war. America's REAL #irony.</text:p>
          </table:table-cell>
          <table:table-cell table:number-columns-repeated="1022"/>
        </table:table-row>
        <table:table-row table:style-name="ro1">
          <table:table-cell office:value-type="float" office:value="-1.48" calcext:value-type="float">
            <text:p>-1.48</text:p>
          </table:table-cell>
          <table:table-cell office:value-type="string" calcext:value-type="string">
            <text:p>Off the Zans and loud #gone #not no better feeling</text:p>
          </table:table-cell>
          <table:table-cell table:number-columns-repeated="1022"/>
        </table:table-row>
        <table:table-row table:style-name="ro2">
          <table:table-cell office:value-type="float" office:value="-1.34" calcext:value-type="float">
            <text:p>-1.34</text:p>
          </table:table-cell>
          <table:table-cell office:value-type="string" calcext:value-type="string">
            <text:p>@KalinWhite @YourBoyMyles hey thanks for the picture oh wait u didn't come outside #thanks #not </text:p>
          </table:table-cell>
          <table:table-cell table:number-columns-repeated="1022"/>
        </table:table-row>
        <table:table-row table:style-name="ro2">
          <table:table-cell office:value-type="float" office:value="-2.52" calcext:value-type="float">
            <text:p>-2.52</text:p>
          </table:table-cell>
          <table:table-cell office:value-type="string" calcext:value-type="string">
            <text:p>.@GannettAlbany And these are same folks that rail against the influence of "big money" in politics. #Irony</text:p>
          </table:table-cell>
          <table:table-cell table:number-columns-repeated="1022"/>
        </table:table-row>
        <table:table-row table:style-name="ro2">
          <table:table-cell office:value-type="float" office:value="-3.08" calcext:value-type="float">
            <text:p>-3.08</text:p>
          </table:table-cell>
          <table:table-cell office:value-type="string" calcext:value-type="string">
            <text:p>So having a black car and black leather seat... I burned my legs on the seat when I got in and sat down. #awesome #not</text:p>
          </table:table-cell>
          <table:table-cell table:number-columns-repeated="1022"/>
        </table:table-row>
        <table:table-row table:style-name="ro2">
          <table:table-cell office:value-type="float" office:value="-1.86" calcext:value-type="float">
            <text:p>-1.86</text:p>
          </table:table-cell>
          <table:table-cell office:value-type="string" calcext:value-type="string">
            <text:p>in the 60s, 70s and 80s american audiences pretty much laughed at anything in a show including a serious rape storyline..real funny #not </text:p>
          </table:table-cell>
          <table:table-cell table:number-columns-repeated="1022"/>
        </table:table-row>
        <table:table-row table:style-name="ro1">
          <table:table-cell office:value-type="float" office:value="-2.21" calcext:value-type="float">
            <text:p>-2.21</text:p>
          </table:table-cell>
          <table:table-cell office:value-type="string" calcext:value-type="string">
            <text:p>New definition to #elevatormusic : Music that elevates your soul!!!...#Not !!</text:p>
          </table:table-cell>
          <table:table-cell table:number-columns-repeated="1022"/>
        </table:table-row>
        <table:table-row table:style-name="ro2">
          <table:table-cell office:value-type="float" office:value="-2.52" calcext:value-type="float">
            <text:p>-2.52</text:p>
          </table:table-cell>
          <table:table-cell office:value-type="string" calcext:value-type="string">
            <text:p>@TaraJayeBurke you're just jel cause we have boobs #sarcasm #idonthavethemeither</text:p>
          </table:table-cell>
          <table:table-cell table:number-columns-repeated="1022"/>
        </table:table-row>
        <table:table-row table:style-name="ro1">
          <table:table-cell office:value-type="float" office:value="-1.91" calcext:value-type="float">
            <text:p>-1.91</text:p>
          </table:table-cell>
          <table:table-cell office:value-type="string" calcext:value-type="string">
            <text:p>The last 5 minutes of basketball games go by so fast #sarcasm</text:p>
          </table:table-cell>
          <table:table-cell table:number-columns-repeated="1022"/>
        </table:table-row>
        <table:table-row table:style-name="ro1">
          <table:table-cell office:value-type="float" office:value="-2.68" calcext:value-type="float">
            <text:p>-2.68</text:p>
          </table:table-cell>
          <table:table-cell office:value-type="string" calcext:value-type="string">
            <text:p>@CNBLUE_4 #too much paid for pc#not workers wHY?advanced age is it¿</text:p>
          </table:table-cell>
          <table:table-cell table:number-columns-repeated="1022"/>
        </table:table-row>
        <table:table-row table:style-name="ro2">
          <table:table-cell office:value-type="float" office:value="-2.36" calcext:value-type="float">
            <text:p>-2.36</text:p>
          </table:table-cell>
          <table:table-cell office:value-type="string" calcext:value-type="string">
            <text:p>Omg I've never seen a rainbow so now let me show everyone on Twitter what a rainbow looks like bc im sure they never seen 1 either #sarcasm</text:p>
          </table:table-cell>
          <table:table-cell table:number-columns-repeated="1022"/>
        </table:table-row>
        <table:table-row table:style-name="ro2">
          <table:table-cell office:value-type="float" office:value="-1.59" calcext:value-type="float">
            <text:p>-1.59</text:p>
          </table:table-cell>
          <table:table-cell office:value-type="string" calcext:value-type="string">
            <text:p>I really appreciate that the chick sitting next to me in the computer lab went and puffed a smoke outside, she smells wonderful now #sarcasm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It's really awesome when people bring their newborn infants to EXTREMELY loud movie theaters at 8 o'clock at night. #Not.</text:p>
          </table:table-cell>
          <table:table-cell table:number-columns-repeated="1022"/>
        </table:table-row>
        <table:table-row table:style-name="ro2">
          <table:table-cell office:value-type="float" office:value="-2.04" calcext:value-type="float">
            <text:p>-2.04</text:p>
          </table:table-cell>
          <table:table-cell office:value-type="string" calcext:value-type="string">
            <text:p>I always feel so bad for the people who want to run their fastest mile ever in lane 8 but have to dodge all the slow pokes #not #tools</text:p>
          </table:table-cell>
          <table:table-cell table:number-columns-repeated="1022"/>
        </table:table-row>
        <table:table-row table:style-name="ro2">
          <table:table-cell office:value-type="float" office:value="-2.71" calcext:value-type="float">
            <text:p>-2.71</text:p>
          </table:table-cell>
          <table:table-cell office:value-type="string" calcext:value-type="string">
            <text:p>I wish I had a boyfriend to make my mcm EVERY FUCKING WEEK #sarcasm</text:p>
          </table:table-cell>
          <table:table-cell table:number-columns-repeated="1022"/>
        </table:table-row>
        <table:table-row table:style-name="ro1">
          <table:table-cell office:value-type="float" office:value="-2.86" calcext:value-type="float">
            <text:p>-2.86</text:p>
          </table:table-cell>
          <table:table-cell office:value-type="string" calcext:value-type="string">
            <text:p>@TreMelvin @ArianaGlenn You're a mean one, Mr. Grinch. #sarcasm</text:p>
          </table:table-cell>
          <table:table-cell table:number-columns-repeated="1022"/>
        </table:table-row>
        <table:table-row table:style-name="ro1">
          <table:table-cell office:value-type="float" office:value="-2.29" calcext:value-type="float">
            <text:p>-2.29</text:p>
          </table:table-cell>
          <table:table-cell office:value-type="string" calcext:value-type="string">
            <text:p>Connor cussing at me... That feels good, can I have some more please. #Not</text:p>
          </table:table-cell>
          <table:table-cell table:number-columns-repeated="1022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string" calcext:value-type="string">
            <text:p>RT @AdamBaldwin: @Jenfidel Your #Irony detector is broken. ~ pic.twitter.com/tOKPfuXnfn</text:p>
          </table:table-cell>
          <table:table-cell table:number-columns-repeated="1022"/>
        </table:table-row>
        <table:table-row table:style-name="ro2">
          <table:table-cell office:value-type="float" office:value="-2.78" calcext:value-type="float">
            <text:p>-2.78</text:p>
          </table:table-cell>
          <table:table-cell office:value-type="string" calcext:value-type="string">
            <text:p>oh the irony- bought a print cartridge which is faulty so emailed the seller who sent me a pre-paid label to print out to return it #irony</text:p>
          </table:table-cell>
          <table:table-cell table:number-columns-repeated="1022"/>
        </table:table-row>
        <table:table-row table:style-name="ro2">
          <table:table-cell office:value-type="float" office:value="-3.17" calcext:value-type="float">
            <text:p>-3.17</text:p>
          </table:table-cell>
          <table:table-cell office:value-type="string" calcext:value-type="string">
            <text:p>Nothing brings classes together like knowing they will soon be apart for three months... #irony #iwillmissyouall</text:p>
          </table:table-cell>
          <table:table-cell table:number-columns-repeated="1022"/>
        </table:table-row>
        <table:table-row table:style-name="ro2">
          <table:table-cell office:value-type="float" office:value="-2.06" calcext:value-type="float">
            <text:p>-2.06</text:p>
          </table:table-cell>
          <table:table-cell office:value-type="string" calcext:value-type="string">
            <text:p>Based on previous tweet, I guess questioning oneself is a good thing #irony just found this quote #interesting pic.twitter.com/DlI6hhiL3h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@MillarKirsty have you seen Facebook? Everyone is out tonight! Love an invite #sarcasm</text:p>
          </table:table-cell>
          <table:table-cell table:number-columns-repeated="102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string" calcext:value-type="string">
            <text:p>The Heat and Spurs are in the finals.Wow. #Shocker #Not</text:p>
          </table:table-cell>
          <table:table-cell table:number-columns-repeated="1022"/>
        </table:table-row>
        <table:table-row table:style-name="ro1">
          <table:table-cell office:value-type="float" office:value="-1.79" calcext:value-type="float">
            <text:p>-1.79</text:p>
          </table:table-cell>
          <table:table-cell office:value-type="string" calcext:value-type="string">
            <text:p>Love working in hospitality on a bank holiday weekend.. #sarcasm</text:p>
          </table:table-cell>
          <table:table-cell table:number-columns-repeated="1022"/>
        </table:table-row>
        <table:table-row table:style-name="ro1">
          <table:table-cell office:value-type="float" office:value="-3.49" calcext:value-type="float">
            <text:p>-3.49</text:p>
          </table:table-cell>
          <table:table-cell office:value-type="string" calcext:value-type="string">
            <text:p>Way to run that one out asdrubal #sarcasm</text:p>
          </table:table-cell>
          <table:table-cell table:number-columns-repeated="1022"/>
        </table:table-row>
        <table:table-row table:style-name="ro1">
          <table:table-cell office:value-type="float" office:value="-2.23" calcext:value-type="float">
            <text:p>-2.23</text:p>
          </table:table-cell>
          <table:table-cell office:value-type="string" calcext:value-type="string">
            <text:p>Don't you love when you're the only one that comes to practice </text:p>
          </table:table-cell>
          <table:table-cell table:number-columns-repeated="1022"/>
        </table:table-row>
        <table:table-row table:style-name="ro2">
          <table:table-cell office:value-type="float" office:value="-2.6" calcext:value-type="float">
            <text:p>-2.6</text:p>
          </table:table-cell>
          <table:table-cell office:value-type="string" calcext:value-type="string">
            <text:p>I get to work the overnight tonight and everyone's gonna come in wasted yay me :) :) :) :) #not</text:p>
          </table:table-cell>
          <table:table-cell table:number-columns-repeated="1022"/>
        </table:table-row>
        <table:table-row table:style-name="ro1">
          <table:table-cell office:value-type="float" office:value="-2.33" calcext:value-type="float">
            <text:p>-2.33</text:p>
          </table:table-cell>
          <table:table-cell office:value-type="string" calcext:value-type="string">
            <text:p>What a great to do study and finish my paper #Sarcasm</text:p>
          </table:table-cell>
          <table:table-cell table:number-columns-repeated="1022"/>
        </table:table-row>
        <table:table-row table:style-name="ro2">
          <table:table-cell office:value-type="float" office:value="-2.84" calcext:value-type="float">
            <text:p>-2.84</text:p>
          </table:table-cell>
          <table:table-cell office:value-type="string" calcext:value-type="string">
            <text:p>I also had to go down to Angel Stadium and track down a missing baseball bag. I love being responsible for other people #not</text:p>
          </table:table-cell>
          <table:table-cell table:number-columns-repeated="1022"/>
        </table:table-row>
        <table:table-row table:style-name="ro2">
          <table:table-cell office:value-type="float" office:value="-2.56" calcext:value-type="float">
            <text:p>-2.56</text:p>
          </table:table-cell>
          <table:table-cell office:value-type="string" calcext:value-type="string">
            <text:p>So happy Steve Massiello was given a second chance after making all that money for so many years. #sarcasm</text:p>
          </table:table-cell>
          <table:table-cell table:number-columns-repeated="1022"/>
        </table:table-row>
        <table:table-row table:style-name="ro1">
          <table:table-cell office:value-type="float" office:value="-2.49" calcext:value-type="float">
            <text:p>-2.49</text:p>
          </table:table-cell>
          <table:table-cell office:value-type="string" calcext:value-type="string">
            <text:p>You cared so much about me you're just the absolute best #sarcasm</text:p>
          </table:table-cell>
          <table:table-cell table:number-columns-repeated="1022"/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string" calcext:value-type="string">
            <text:p>s/o to @Brownsugardoe for actually getting to school on time!!! #not #alwayslate #disappointment</text:p>
          </table:table-cell>
          <table:table-cell table:number-columns-repeated="1022"/>
        </table:table-row>
        <table:table-row table:style-name="ro2">
          <table:table-cell office:value-type="float" office:value="-0.92" calcext:value-type="float">
            <text:p>-0.92</text:p>
          </table:table-cell>
          <table:table-cell office:value-type="string" calcext:value-type="string">
            <text:p>awwwww that's #SICK right there @djflash84 you getting #Nasty with it !!! Stop it they are #NOT ready for you @WorldStarDJs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I love working bank holiday ... #NoPlaceIdRatherBe #Ladbrokes #GameOn #Sarcasm instagram.com/p/nm2I8Bjurf/</text:p>
          </table:table-cell>
          <table:table-cell table:number-columns-repeated="1022"/>
        </table:table-row>
        <table:table-row table:style-name="ro2">
          <table:table-cell office:value-type="float" office:value="-1.83" calcext:value-type="float">
            <text:p>-1.83</text:p>
          </table:table-cell>
          <table:table-cell office:value-type="string" calcext:value-type="string">
            <text:p>@earth2nic anyone else find it funny that the MIAMI HEAT are complaining cuz building was too hot? They play in Miami...not Toronto. #irony</text:p>
          </table:table-cell>
          <table:table-cell table:number-columns-repeated="1022"/>
        </table:table-row>
        <table:table-row table:style-name="ro3">
          <table:table-cell office:value-type="float" office:value="-2.75" calcext:value-type="float">
            <text:p>-2.75</text:p>
          </table:table-cell>
          <table:table-cell office:value-type="string" calcext:value-type="string">
            <text:p>RT @bowk13: Happy National Running Day from a track coach that has run 100 m one time in over 2 decades. #irony #PULLEDAHAMMY #NationalRunn…</text:p>
          </table:table-cell>
          <table:table-cell table:number-columns-repeated="1022"/>
        </table:table-row>
        <table:table-row table:style-name="ro2">
          <table:table-cell office:value-type="float" office:value="-2.76" calcext:value-type="float">
            <text:p>-2.76</text:p>
          </table:table-cell>
          <table:table-cell office:value-type="string" calcext:value-type="string">
            <text:p>Almost going into #June and #Raincouver is back in business and in full form. #Joy #Not</text:p>
          </table:table-cell>
          <table:table-cell table:number-columns-repeated="1022"/>
        </table:table-row>
        <table:table-row table:style-name="ro2">
          <table:table-cell office:value-type="float" office:value="-1.39" calcext:value-type="float">
            <text:p>-1.39</text:p>
          </table:table-cell>
          <table:table-cell office:value-type="string" calcext:value-type="string">
            <text:p>I work with 100s of new people a day and have perfected the smile and nod technique #not-listening</text:p>
          </table:table-cell>
          <table:table-cell table:number-columns-repeated="1022"/>
        </table:table-row>
        <table:table-row table:style-name="ro2">
          <table:table-cell office:value-type="float" office:value="-1.23" calcext:value-type="float">
            <text:p>-1.23</text:p>
          </table:table-cell>
          <table:table-cell office:value-type="string" calcext:value-type="string">
            <text:p>I hung up on a BT man and he rang back and literally started yelling at me about hanging up lol</text:p>
          </table:table-cell>
          <table:table-cell table:number-columns-repeated="1022"/>
        </table:table-row>
        <table:table-row table:style-name="ro2">
          <table:table-cell office:value-type="float" office:value="-3.75" calcext:value-type="float">
            <text:p>-3.75</text:p>
          </table:table-cell>
          <table:table-cell office:value-type="string" calcext:value-type="string">
            <text:p>I absolutely love feeling like I'm not good enough. Best feeling in the world. #not #fuckmeright</text:p>
          </table:table-cell>
          <table:table-cell table:number-columns-repeated="1022"/>
        </table:table-row>
        <table:table-row table:style-name="ro2">
          <table:table-cell office:value-type="float" office:value="-2.26" calcext:value-type="float">
            <text:p>-2.26</text:p>
          </table:table-cell>
          <table:table-cell office:value-type="string" calcext:value-type="string">
            <text:p>The tumblr fandom** hates Laur so much like literally they talk about her so much I'm pretty sure their like obsessed with her.</text:p>
          </table:table-cell>
          <table:table-cell table:number-columns-repeated="102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hey have #not been seen \n www.monstermmorpg. com ♙\n#since. maritime \n➜ by #MonsterMMORPG \n #2nd</text:p>
          </table:table-cell>
          <table:table-cell table:number-columns-repeated="1022"/>
        </table:table-row>
        <table:table-row table:style-name="ro23">
          <table:table-cell office:value-type="float" office:value="-2" calcext:value-type="float">
            <text:p>-2</text:p>
          </table:table-cell>
          <table:table-cell office:value-type="string" calcext:value-type="string">
            <text:p>@M_McGuinness_SF: Cannot be serious!! In office draw for the World Cup I drew....... pic.twitter.com/L3MCbaBTgz" \nHahaha #irony</text:p>
            <text:p>463517419256819712520684923423039488-1.85Dear god, I pray that I wake up pain free tomorrow. #yeahright</text:p>
            <text:p>473097517912301568520684951755579393-2.00Oh. Joy. It's June. Happy birth month to me. #sarcasm</text:p>
            <text:p>472939782444552192520684980562063361-2.16When you walk into the bar with a white line under your nose..... some people #classy #not</text:p>
            <text:p>472565176118427648520685008844259328-.91@UrsTheKnockOut PVR'd it, and just watched it again. Gotta love that@InstigatorRoy he knows how to get the Ladies.....#not!</text:p>
            <text:p>463359201855541248520685037319389184-2.95Been on hold for 4 minutes with @TWC!! My FAVORITE way to spend the afternoon. #sarcasm</text:p>
            <text:p>471677109182930944520685065643524097-2.67@Willyum_Edward yea, but he can catch a football really good!!! #sarcasm #kindof</text:p>
            <text:p>463283360899796992520685093950865408-2.20RT @Fiona_MH: I'm sure spending it on fighter jets will be a worthwhile investment for the future, rather than viable education plans #sarc…</text:p>
            <text:p>474784018320596992520685122136584192-1.80GRADUATING IN 5 DAYS AND I'M LOOKING AT $170 SHOES #IRONY #SADGIRL #NOMONEY4SUMMER #haha</text:p>
            <text:p>463071898067566592520685150422990848-.27It's a mystery how I live my life every day without my parents micro managing #sarcasm #backtolexington</text:p>
            <text:p>4764438490959257615206851786967654403.73literally so happy rn oh my god like pretty little liars is one of my fave tv shows of all time so happy its back asfvheukljn</text:p>
            <text:p>472398364144041984520685206953795584-3.48Updated my router and it froze. Now I can't access the internet to google a solution. #irony #thankfulforsmartphones</text:p>
            <text:p>475434156315660288520685235185668096-2.63TWEET “@I_ortegga: Davido works like he's been broke all of his life while Wizkid works like he's been rich from birth . #Irony”</text:p>
            <text:p>463379119955542017520685263472046082-.41@fakeC_Russell @john_keim All the Skins problems at S are solved \o/ #sarcasm</text:p>
            <text:p>475933263169855488520685292400173056-2.15RT @Orlameeday: Fire can scatter everything,fire can transform anything,and the same fire can cook for you....#Irony of life</text:p>
            <text:p>472494592089411584520685320707141632-1.97I am so happy that my family actually gives a shit #not</text:p>
            <text:p>472456454390431744520685349237174272-3.52Cut my finger open at work today. JOY TO THE WORLD #not</text:p>
            <text:p>463041366474637312520685377573900289-2.38RT @lcschapman: Ooh you revved your engine. I'm so intimidated. #sarcasm</text:p>
            <text:p>472946792351285249520685405730258945.58This is Tim Duncan's 6th NBA Finals appearance. 3rd time him and LeBron meet. #BringIT #Home #SuperSonic #Its #Not #Lebron #BirthRight</text:p>
            <text:p>472453002876694529520685433987297281-1.01@CollinsDecs like that Mikey Stewart, he's fecking on the tv every time I put it on. #HibernianExpert #Not </text:p>
            <text:p>474725970818379776520685462407897088-1.78@AranNicolWHUFC @imranbad2 @FootballFunnys 'cunt', 'cunty' and 'cuntish' have all actually been added to the Oxford dictionary. #irony</text:p>
            <text:p>463030149987196928520685490656530432-2.10Sonny Gray just might have a better move to first than #Lester #Sarcasm</text:p>
            <text:p>472192594617700352520685519328788481-2.51How exciting hearing someone puke in the stall beside you while you are trying to pee.... Who pukes in a public toilet? #yum #not</text:p>
            <text:p>472117489422200832520685547522891777-2.34A quick shout out of thanks to my kids for sharing their cold/cough with me right before our big @newchoirTO show. #Generosity #Not</text:p>
            <text:p>463308882107170817520685575935123456.18Ah, the Bank Holiday joy of cleaning!! #sarcasm</text:p>
            <text:p>476466428866879488520685604120846336-3.03Pretty people calling them self ugly are literally so Annoying like you take thousands of Selfies while receiving complements like Stfu</text:p>
            <text:p>472584486144987136520685632344313856-2.52@JacquiChann naww football players are pure muscle like me #not #iwish</text:p>
            <text:p>472222992940802048520685660588736512-2.03@FranklinsRule @t_kleff @DDAs4Dumanis So Franklin, does that mean we lost your vote? Oh, fiddlesticks! You seemed so open-minded. #not</text:p>
            <text:p>472137194812243968520685688808042498-1.96Well it's been a solid year of being single #not</text:p>
            <text:p>472125159638175744520685717228625920-2.67So glad I arrived in Chicago during rush hour #not</text:p>
            <text:p>460311044674842624520685745380790274-3.17Well this is just perfect. Just what I need #sarcasm</text:p>
            <text:p>464284625724923906520685773696536576-3.88“@snugglespinosa: DO NOT READ THIS. I CRIED MY EYES OUT. GOODNIGHT lovemematthew.tumblr.com/post/838991687…” IM LITERALLY CRYING OMG </text:p>
            <text:p>474228906854449153520685801982947328-1.65"Keep GMO's out of the neighborhood my children play in." Alright druggie... #irony</text:p>
            <text:p>464301884442808321520685830399340545-2.73I literally have **no** money right now. Nothing. I need to pay bills and the only thing that could help is my federal refund.</text:p>
            <text:p>472411809006489600520685858794795010.59“@CaseyGittelman: @sarahlipp11 already preparing my campaign for next year #not ” YES I'll pass out buttons! Vote for case</text:p>
            <text:p>472365670030512128520685886963716096-1.86Now that I'm awake I can't wait for more soft food and cotton in my mouth #not</text:p>
            <text:p>472974781546262528520685915136884736-.91Let's just tweet about our whole life please .... #NOT </text:p>
            <text:p>472441832593686528520685943460986880-2.64Is it ever possible to get through to @HMRCgovuk ? 'The longer you delay...' #irony</text:p>
            <text:p>472243783581843456520685971646717953-3.16RT @BabyHartnett: Its funny how I get so tired, lay in bed, and then stay up late cause I cant sleep.</text:p>
            <text:p>463472159424532480520686000017002497-2.88This new Braves lineup is working wonders. Only 5 strikeouts for the first 11 at-bats. #sarcasm</text:p>
            <text:p>460273510674227200520686028185944064-2.16I love those people that take more time taking pictures on vacation than actually enjoying themselves #sarcasm</text:p>
            <text:p>472669128302796800520686056333910016-1.59@iesty83 Haaa bless il try not too look like I'm having too much fun then #Not </text:p>
            <text:p>472440629687898112520686084565778432-2.26#IPL is a tournament where 7 teams fight against each other to play #CSK in the final. #Not</text:p>
            <text:p>460315447339274240520686113393213441-1.13#Sarcasm - If you don't get it, it's cos you're too smart for it ... knotch.it/k/a485d1</text:p>
            <text:p>472140302455934976520686141667033088-2.21Lol I love when my friends come to my house to hangout with my sisters and not me #Not</text:p>
            <text:p>463435676340346880520686169827581952-1.29RT @GraniteSchools: @HowarthWill was soooo #excited to get his #TuesdayTrivia prize. #not #sarcasm I need a little more from @WJHposts h…</text:p>
            <text:p>463229638563479552520686198256570368-2.38Addicted to selfie. Even when in the darkness. #blackout #jokeoftheday #SarcasmMuch #sarcasm pic.twitter.com/W9byDslWWz</text:p>
            <text:p>472364737360330752520686226480046080-1.75S/o to my dad who set the motion alarm on our house and I set it off thinking it was a robber. Great way to start off summer. #not</text:p>
            <text:p>463239730365087746520686254657376257-1.79Breaking news: People have sex! Konrad Hurrell is so unusual. #sarcasm</text:p>
            <text:p>472729474471960577520686282981539842-3.69My dad is seriously a royal asshole. Working all day w/ him should be a blast. #not \nI don't understand parents sometimes.</text:p>
            <text:p>472590943527256064520686311339200514-2.53@MrsTireGuy88 I'm so sadden to hear the Sutter is not a happy guy. Not really! #sarcasm </text:p>
            <text:p>475092954101854208520686339478794241-2.72Listening to Green Day's insomniac, whilst up in the middle of the night #irony</text:p>
            <text:p>472923810497564672520686367744217089-2.84Gotta love getting off work and have sprinklers going off in my car #Not</text:p>
            <text:p>472369366961766400520686395904782336-2.90Mile walk home now!! legs are gunna kill later #not happy #hate not driving yet!! </text:p>
            <text:p>474517166272696320520686424119836672-2.33Why am I watching a documentary on obesity in England?......because I'm too lazy to get up and change it #Irony</text:p>
            <text:p>472906531496005632520686452360101888-3.29Let's be honest... Who really wants a tiny penis and who wants some old, dried out, widespread cooch?? #Not</text:p>
            <text:p>463059447674187776520686480541642753-4.14There is nothing better than Pitbull singing 'playoffs' as Timber plays in the background. #sarcasm</text:p>
            <text:p>463402706946633729520686508949639169-2.81Lin is the answer guys! #Lin2014 #GoLin #Linsanity #sarcasm pic.twitter.com/kPjtXrH9su</text:p>
            <text:p>463227796781670400520686537215082496-1.88@stilloldduck @LadyOnTheRight1 I have a dictionary. It's a /magical book/ that you can find in your local library #sarcasm.</text:p>
            <text:p>472570719247687680520686565421756417-2.21Yeah Quick should totally fight Crawford and get ejected #not</text:p>
            <text:p>460262778515644416520686593653628929-2.39The security at night in the cold seem super legit. They have hats that say #security. #sarcasm</text:p>
            <text:p>472462186669821952520686621969354752-3.23oh yeah, he'll do great in this job. #lol #not RT @GayPatriot: .@jearnest44 &lt;---- AHAHAHAHAHA. He already has me blocked. #homophobe</text:p>
            <text:p>463399274647011328520686650238980096-3.75@paddybts Really? Roskam? More IPA wingnuttery on the ABC? How surprising #sarcasm</text:p>
            <text:p>472971610043863040520686678412111872-2.00I love the end of a season of any sport #not #hatehearingwaittilnextyear I don't want next year--I want to win now #i'mfine #really</text:p>
            <text:p>472956475917082624520686706694316032-2.83@dlevy321 have fun at camp all summer, your girlfriend will stay faithful #not</text:p>
            <text:p>472488605286285313520686735018426368.1516 days till I leave for Spain. Then I'll fuck shit up in Europe. #not @gobananas_anna</text:p>
            <text:p>472191375111622657520686763208355840-1.53Did I sat #Tokarski for the shutout and win ?? #OOOPS ! sorry if I jinked him #not</text:p>
            <text:p>472588126704390144520686791406661632-1.09If u genetically alter the makeup of the Turtle, why be surprised that he beats the rabbit??? #DidanyonethinktheHeatwasntgonewin??? #not ...</text:p>
            <text:p>472429032722554880520686819810480128-3.05@LotteMarie12 Especially when you ripped them off my neck. #not </text:p>
            <text:p>472786692563562497520686848088473600-2.5311 pts and 4 Reb, yeah you are right Lance Stephenson you got to @KingJames. #NOT #Heat</text:p>
            <text:p>472555107968491520520686876244840448-2.04Scouting out some serious babes at movie in the park #not @Lukegiro</text:p>
            <text:p>472234581362356224520686904392839168-3.16I swear.. If I have to hear that FREAKING DQ s'more commercial again I will go mentally insane!! #hatemyjob #lovemydq #NOT</text:p>
            <text:p>463025230026641408520686932557565952-2.37RT @BCFox24: Close to open shifts are my favorite!! #regalprobz @Movie_Probz #sarcasm</text:p>
            <text:p>463174076358348800520686960789430272-2.58Thanks for your help twitter, love ya #sarcasm</text:p>
            <text:p>475061500768706560520686988970950656-2.93"I'm in neuroscience right now and it's driving me crazy." #irony</text:p>
            <text:p>4720487256200519685206870172279930881.97#fantastic morning.. Thank you for being my wake up call Pumps.. Loved every second, of every hour..#for real, #not a dream, #sweetpumps</text:p>
            <text:p>472773194940964864520687045342400512-2.75Oh yeah Ill drink a beer right after I workout #turnup #NOT</text:p>
            <text:p>472131971813212160520687073511370752-3.19Ha ha I can't move my neck to the left at all tomorrow's going to be great #Not</text:p>
            <text:p>473062817697107968520687101739028482-2.10My diet at works consists of sushi and fizzy water, and the odd mini sausage #healthy #not</text:p>
            <text:p>472072180034195456520687129991856128-2.13Girl in front of me at the checkout in @AldiUK was denied sale of alcohol despite her passport because they "don't accept foreign ID" #irony</text:p>
            <text:p>472532710963945473520687158513135616-3.37So sick of my dad being a prick to me. So excited to spend all weekend with him in alabama #not</text:p>
            <text:p>465393539200086016520687186761748480-2.53RT @KMTwallad: Today i am about as motivated as the guy who drew the Japanese national flag</text:p>
            <text:p>472355426613596160520687215014604800-2.20Noticing every video I see of @MartinGarrix he never has headphones mixing must be mega talented #not #learnabit #edmgarbage</text:p>
            <text:p>472630532967116800520687243162570752-1.29IDC when I graduate imma make my own sash if I have too. #opensororityftw #not</text:p>
            <text:p>463397882867892224520687271612526592-2.60@girlposts @kalebholm now they just jump in cold water. #soentertaining #sarcasm</text:p>
            <text:p>472088100890374144520687299915685888-1.57Speaking of googling, google's diversity blog post = missing alt text, which one of the systers pointed out. #irony #accessibility</text:p>
            <text:p>472231944608956416520687328101400577-1.98RT @techie_baba: New generation may eat less food but definitely consume more data plans .. #irony</text:p>
            <text:p>463073581761458177520687356874330112-2.00RT @RichardCOliver: Geez, the Mavs are killing the Spurs in free-throw percentage. That's got to improve. #sarcasm</text:p>
            <text:p>472083883018571776520687385169129472-4.50Their sports team name is apparently "The Rebels" talk about #irony nbcnewyork.com/news/national-…</text:p>
            <text:p>473144529013723136520687413518405636-1.43Again Andy is on SL. These Frenchies do hide their feelings well #not</text:p>
            <text:p>472315921558953984520687441657995264-2.75When your dog bites your boob and then tries to bite you vagina! #Amazing #Not</text:p>
            <text:p>472595688631861249520687469789192193-1.53Boy oh boy Columbia, South Carolina sure is poppin tonight! #not</text:p>
            <text:p>473083896150491136520687498054610944-1.91I'm wasting my time doing nothing:) #Not ready for finals</text:p>
            <text:p>473920219849576449520687526311653379-2.06Holder announces task force on 'homegrown' terrorists latimes.com/la-na-nn-holde… #IRONY when he is 1 of them @cathunwin @rebelready #Tsarnaev</text:p>
            <text:p>460217263476330496520687554841288705-1.54Noted Racist Sterling to receive #NAACP LA's lifetime achievemnt awrd AGAIN: foxs.pt/1jTPP6S #Clippers #BoycottClippers #irony</text:p>
            <text:p>4722155073580687365206875830773637121.00Very excited about this weekend tournament. #can't-wait #together #we-are-one #basketball #Carolina-Lady-Cougars #not-now-when</text:p>
            <text:p>472787674517229569520687611376332801-3.18I absolutely love rude, smart ass people. #not #annoying</text:p>
            <text:p>472560298701115392520687639666909184-2.14What a long shift, can't wait for my double on sunday #not</text:p>
            <text:p>463029039977230336520687667852615681-1.41I just love trailing by 10 points 24/7 #sarcasm</text:p>
            <text:p>472031046301925376520687696067719168-.64Farm I'm loading the sprayer at is playing The Jackson 5 at level 10!...I just involuntarily moonwalked around the water truck. #not a fan</text:p>
            <text:p>463042434578935808520687724375076864-1.41@luisftw5 @TheSoccerDcn yes, I'm a drama queen for thinking that hate speech is wrong #SARCASM</text:p>
            <text:p>472533027286179842520687752976039936-2.40@WWERomanReigns #not much of a #scar there bad boy *SNICKER* ! #BELIEVETHAT! We also know that #EVERYTHING is scripted including who "#WINS</text:p>
          </table:table-cell>
          <table:table-cell table:number-columns-repeated="1022"/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string" calcext:value-type="string">
            <text:p>Always remember , you're beautiful\n#yeahright</text:p>
          </table:table-cell>
          <table:table-cell table:number-columns-repeated="1022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string" calcext:value-type="string">
            <text:p>Things are going to be soooooo much fun now #sarcasm</text:p>
          </table:table-cell>
          <table:table-cell table:number-columns-repeated="1022"/>
        </table:table-row>
        <table:table-row table:style-name="ro2">
          <table:table-cell office:value-type="float" office:value="-2.32" calcext:value-type="float">
            <text:p>-2.32</text:p>
          </table:table-cell>
          <table:table-cell office:value-type="string" calcext:value-type="string">
            <text:p>AOC always stays comin in clutch, especially being the last school to graduate... #not</text:p>
          </table:table-cell>
          <table:table-cell table:number-columns-repeated="1022"/>
        </table:table-row>
        <table:table-row table:style-name="ro2">
          <table:table-cell office:value-type="float" office:value="-2.48" calcext:value-type="float">
            <text:p>-2.48</text:p>
          </table:table-cell>
          <table:table-cell office:value-type="string" calcext:value-type="string">
            <text:p>Pretty ironic you sent the message that included the words "grow up" when….//you// sent the message. #Irony</text:p>
          </table:table-cell>
          <table:table-cell table:number-columns-repeated="1022"/>
        </table:table-row>
        <table:table-row table:style-name="ro2">
          <table:table-cell office:value-type="float" office:value="-0.77" calcext:value-type="float">
            <text:p>-0.77</text:p>
          </table:table-cell>
          <table:table-cell office:value-type="string" calcext:value-type="string">
            <text:p>@CalgaryPolice #really#for real#not true #if a thief or breakers can always knows how to get in #see on tv#</text:p>
          </table:table-cell>
          <table:table-cell table:number-columns-repeated="1022"/>
        </table:table-row>
        <table:table-row table:style-name="ro2">
          <table:table-cell office:value-type="float" office:value="-2.49" calcext:value-type="float">
            <text:p>-2.49</text:p>
          </table:table-cell>
          <table:table-cell office:value-type="string" calcext:value-type="string">
            <text:p>My #quoteoftheday #sarcasm; like drawing breath, it's essential! pic.twitter.com/7M7WWYImuk</text:p>
          </table:table-cell>
          <table:table-cell table:number-columns-repeated="1022"/>
        </table:table-row>
        <table:table-row table:style-name="ro2">
          <table:table-cell office:value-type="float" office:value="-2.13" calcext:value-type="float">
            <text:p>-2.13</text:p>
          </table:table-cell>
          <table:table-cell office:value-type="string" calcext:value-type="string">
            <text:p>some woman came up to me at work today rubbing her boob aggressively and ordered a coconut milkshake. #irony</text:p>
          </table:table-cell>
          <table:table-cell table:number-columns-repeated="1022"/>
        </table:table-row>
        <table:table-row table:style-name="ro2">
          <table:table-cell office:value-type="float" office:value="-1.3" calcext:value-type="float">
            <text:p>-1.3</text:p>
          </table:table-cell>
          <table:table-cell office:value-type="string" calcext:value-type="string">
            <text:p>@kyle_66 @sarahhewitt_x haha! Just like i tell sarah sometimes. Let her know whos boss! #Not</text:p>
          </table:table-cell>
          <table:table-cell table:number-columns-repeated="1022"/>
        </table:table-row>
        <table:table-row table:style-name="ro2">
          <table:table-cell office:value-type="float" office:value="-0.93" calcext:value-type="float">
            <text:p>-0.93</text:p>
          </table:table-cell>
          <table:table-cell office:value-type="string" calcext:value-type="string">
            <text:p>@FootballMcD @18DialSquare86 - yep! I'm sure Cesc's missus would just love living in Manchester #Not!</text:p>
          </table:table-cell>
          <table:table-cell table:number-columns-repeated="1022"/>
        </table:table-row>
        <table:table-row table:style-name="ro2">
          <table:table-cell office:value-type="float" office:value="-0.76" calcext:value-type="float">
            <text:p>-0.76</text:p>
          </table:table-cell>
          <table:table-cell office:value-type="string" calcext:value-type="string">
            <text:p>@dee1Johnny that means you're transferring to USC??? I'm gonna miss you bro #not</text:p>
          </table:table-cell>
          <table:table-cell table:number-columns-repeated="1022"/>
        </table:table-row>
        <table:table-row table:style-name="ro1">
          <table:table-cell office:value-type="float" office:value="-3.97" calcext:value-type="float">
            <text:p>-3.97</text:p>
          </table:table-cell>
          <table:table-cell office:value-type="string" calcext:value-type="string">
            <text:p>I literally will never be good enough for anyone.</text:p>
          </table:table-cell>
          <table:table-cell table:number-columns-repeated="1022"/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string" calcext:value-type="string">
            <text:p>WOW. My life is so eventful.. #sarcasm</text:p>
          </table:table-cell>
          <table:table-cell table:number-columns-repeated="1022"/>
        </table:table-row>
        <table:table-row table:style-name="ro2">
          <table:table-cell office:value-type="float" office:value="-3.16" calcext:value-type="float">
            <text:p>-3.16</text:p>
          </table:table-cell>
          <table:table-cell office:value-type="string" calcext:value-type="string">
            <text:p>I Iove being woken up because my roommate forgot her key and is now pounding on my window #NOT #scaredshitless</text:p>
          </table:table-cell>
          <table:table-cell table:number-columns-repeated="1022"/>
        </table:table-row>
        <table:table-row table:style-name="ro2">
          <table:table-cell office:value-type="float" office:value="3.54" calcext:value-type="float">
            <text:p>3.54</text:p>
          </table:table-cell>
          <table:table-cell office:value-type="string" calcext:value-type="string">
            <text:p>Happy Birthday to my bro @Chrisurcadiz \nI've known him literally all my life lol Have a good one dude.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That'll work. #not RT @HealHealthcare: Terrified of the NRA, Congress attempts to control the mentally ill</text:p>
          </table:table-cell>
          <table:table-cell table:number-columns-repeated="1022"/>
        </table:table-row>
        <table:table-row table:style-name="ro2">
          <table:table-cell office:value-type="float" office:value="-2.34" calcext:value-type="float">
            <text:p>-2.34</text:p>
          </table:table-cell>
          <table:table-cell office:value-type="string" calcext:value-type="string">
            <text:p>hanging out with coach Palmer today from 8-6 pm. This should be a fun Saturday #not</text:p>
          </table:table-cell>
          <table:table-cell table:number-columns-repeated="1022"/>
        </table:table-row>
        <table:table-row table:style-name="ro2">
          <table:table-cell office:value-type="float" office:value="-3.55" calcext:value-type="float">
            <text:p>-3.55</text:p>
          </table:table-cell>
          <table:table-cell office:value-type="string" calcext:value-type="string">
            <text:p>RT @realtimpocock: Cinco De Mayo! If only it were possible to find Mexican food in LA! #sarcasm #CincoDeMayo #RevengeOfTheFifth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RT @joshcorman: RT @tedxnaperville: Google Unveils Self-Driving Car Prototype ow.ly/xlnxQ &lt;- I’m sure no one will ever hack tho…</text:p>
          </table:table-cell>
          <table:table-cell table:number-columns-repeated="1022"/>
        </table:table-row>
        <table:table-row table:style-name="ro2">
          <table:table-cell office:value-type="float" office:value="-2.89" calcext:value-type="float">
            <text:p>-2.89</text:p>
          </table:table-cell>
          <table:table-cell office:value-type="string" calcext:value-type="string">
            <text:p>Everyones at holiday world and here I am doing nova net and going to work in an hour. Such a wonderful first day of summer..#not</text:p>
          </table:table-cell>
          <table:table-cell table:number-columns-repeated="1022"/>
        </table:table-row>
        <table:table-row table:style-name="ro2">
          <table:table-cell office:value-type="float" office:value="-0.87" calcext:value-type="float">
            <text:p>-0.87</text:p>
          </table:table-cell>
          <table:table-cell office:value-type="string" calcext:value-type="string">
            <text:p>I really enjoy mr hodges reaction to me not being able to get out of the sky diving tunnel #supportive #not</text:p>
          </table:table-cell>
          <table:table-cell table:number-columns-repeated="1022"/>
        </table:table-row>
        <table:table-row table:style-name="ro2">
          <table:table-cell office:value-type="float" office:value="-1.36" calcext:value-type="float">
            <text:p>-1.36</text:p>
          </table:table-cell>
          <table:table-cell office:value-type="string" calcext:value-type="string">
            <text:p>Why do people use like a million hashtags on Instagram?\n#It #Is #So #Not #Necessary</text:p>
          </table:table-cell>
          <table:table-cell table:number-columns-repeated="1022"/>
        </table:table-row>
        <table:table-row table:style-name="ro2">
          <table:table-cell office:value-type="float" office:value="-1.8" calcext:value-type="float">
            <text:p>-1.8</text:p>
          </table:table-cell>
          <table:table-cell office:value-type="string" calcext:value-type="string">
            <text:p>I love it when kids scream from being so tired instead of just going to sleep #myfavorite #sarcasm</text:p>
          </table:table-cell>
          <table:table-cell table:number-columns-repeated="1022"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string" calcext:value-type="string">
            <text:p>viralnovelty.com/31-sarcastical… #sarcasm #sarcastic #funny </text:p>
          </table:table-cell>
          <table:table-cell table:number-columns-repeated="1022"/>
        </table:table-row>
        <table:table-row table:style-name="ro2">
          <table:table-cell office:value-type="float" office:value="-3.21" calcext:value-type="float">
            <text:p>-3.21</text:p>
          </table:table-cell>
          <table:table-cell office:value-type="string" calcext:value-type="string">
            <text:p>Getting up at 3:40 am to drive to the Nashville airport from Kentucky is gonna be such a blaaaaaast #not #tired #crabby</text:p>
          </table:table-cell>
          <table:table-cell table:number-columns-repeated="1022"/>
        </table:table-row>
        <table:table-row table:style-name="ro1">
          <table:table-cell office:value-type="float" office:value="-3.36" calcext:value-type="float">
            <text:p>-3.36</text:p>
          </table:table-cell>
          <table:table-cell office:value-type="string" calcext:value-type="string">
            <text:p>I love randomly waking up at 4 when no one is awake #not</text:p>
          </table:table-cell>
          <table:table-cell table:number-columns-repeated="1022"/>
        </table:table-row>
        <table:table-row table:style-name="ro1">
          <table:table-cell office:value-type="float" office:value="-2.76" calcext:value-type="float">
            <text:p>-2.76</text:p>
          </table:table-cell>
          <table:table-cell office:value-type="string" calcext:value-type="string">
            <text:p>Lost my voice the day of graduation !!! #great #not</text:p>
          </table:table-cell>
          <table:table-cell table:number-columns-repeated="1022"/>
        </table:table-row>
        <table:table-row table:style-name="ro2">
          <table:table-cell office:value-type="float" office:value="-4.3" calcext:value-type="float">
            <text:p>-4.3</text:p>
          </table:table-cell>
          <table:table-cell office:value-type="string" calcext:value-type="string">
            <text:p>@gopblackchick @flotus Thia dumb bitch Crystal. Stay classy. #Not Get a life or a man.</text:p>
          </table:table-cell>
          <table:table-cell table:number-columns-repeated="1022"/>
        </table:table-row>
        <table:table-row table:style-name="ro2">
          <table:table-cell office:value-type="float" office:value="-2.22" calcext:value-type="float">
            <text:p>-2.22</text:p>
          </table:table-cell>
          <table:table-cell office:value-type="string" calcext:value-type="string">
            <text:p>#CancelHannibal bc Will was clearly the one that led on Margot &amp; forced her to get preg against her will. #sarcasm</text:p>
          </table:table-cell>
          <table:table-cell table:number-columns-repeated="1022"/>
        </table:table-row>
        <table:table-row table:style-name="ro2">
          <table:table-cell office:value-type="float" office:value="-3.14" calcext:value-type="float">
            <text:p>-3.14</text:p>
          </table:table-cell>
          <table:table-cell office:value-type="string" calcext:value-type="string">
            <text:p>Lmao the justice system ain't shit. RT @HeadcACE1906: @bj_facts got freed today lol #irony</text:p>
          </table:table-cell>
          <table:table-cell table:number-columns-repeated="1022"/>
        </table:table-row>
        <table:table-row table:style-name="ro2">
          <table:table-cell office:value-type="float" office:value="-1.35" calcext:value-type="float">
            <text:p>-1.35</text:p>
          </table:table-cell>
          <table:table-cell office:value-type="string" calcext:value-type="string">
            <text:p>Togepi do #not #shed #their \n⚄ www.MonsterMMORPG. com ♬\nshell. unoffendable \n♗ by #MonsterMMORPG ❑\n #run</text:p>
          </table:table-cell>
          <table:table-cell table:number-columns-repeated="1022"/>
        </table:table-row>
        <table:table-row table:style-name="ro2">
          <table:table-cell office:value-type="float" office:value="-2.88" calcext:value-type="float">
            <text:p>-2.88</text:p>
          </table:table-cell>
          <table:table-cell office:value-type="string" calcext:value-type="string">
            <text:p>@pxhoudini @parkingguy62 @Dave_Stubbs yeah god forbid the Bruins get a PP opportunity or two. #sarcasm #atoiamoi</text:p>
          </table:table-cell>
          <table:table-cell table:number-columns-repeated="1022"/>
        </table:table-row>
        <table:table-row table:style-name="ro2">
          <table:table-cell office:value-type="float" office:value="0.12" calcext:value-type="float">
            <text:p>0.12</text:p>
          </table:table-cell>
          <table:table-cell office:value-type="string" calcext:value-type="string">
            <text:p>Stay with something that makes you happy. Not to something that makes you pretend you're happy... #yeahright 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@BarbaraAngelo1 @stkhlder3 @leannrimes also crazy that she thinks it's a recipe. It's Fritos topped with chili &amp; cheese. #socomplicated #not</text:p>
          </table:table-cell>
          <table:table-cell table:number-columns-repeated="1022"/>
        </table:table-row>
        <table:table-row table:style-name="ro2">
          <table:table-cell office:value-type="float" office:value="-2.66" calcext:value-type="float">
            <text:p>-2.66</text:p>
          </table:table-cell>
          <table:table-cell office:value-type="string" calcext:value-type="string">
            <text:p>The class of 2014 shirt they gave us in 6th grade still fits me #perksofgoingthroughpubertyin5thgrade #not</text:p>
          </table:table-cell>
          <table:table-cell table:number-columns-repeated="1022"/>
        </table:table-row>
        <table:table-row table:style-name="ro1">
          <table:table-cell office:value-type="float" office:value="-2.43" calcext:value-type="float">
            <text:p>-2.43</text:p>
          </table:table-cell>
          <table:table-cell office:value-type="string" calcext:value-type="string">
            <text:p>Oh yea , tomorrow should be so much fun! #Not </text:p>
          </table:table-cell>
          <table:table-cell table:number-columns-repeated="1022"/>
        </table:table-row>
        <table:table-row table:style-name="ro2">
          <table:table-cell office:value-type="float" office:value="0.82" calcext:value-type="float">
            <text:p>0.82</text:p>
          </table:table-cell>
          <table:table-cell office:value-type="string" calcext:value-type="string">
            <text:p>@Daniela15loves lol Well They just show his good side. I don't think They literally try to set him up as Perfect...</text:p>
          </table:table-cell>
          <table:table-cell table:number-columns-repeated="1022"/>
        </table:table-row>
        <table:table-row table:style-name="ro2">
          <table:table-cell office:value-type="float" office:value="-0.48" calcext:value-type="float">
            <text:p>-0.48</text:p>
          </table:table-cell>
          <table:table-cell office:value-type="string" calcext:value-type="string">
            <text:p>@bbc5live @RobbieSavage8 ideal to cover the extra games we will have next season. 4 mil for prem proven english man #Bargin #not£35million</text:p>
          </table:table-cell>
          <table:table-cell table:number-columns-repeated="1022"/>
        </table:table-row>
        <table:table-row table:style-name="ro2">
          <table:table-cell office:value-type="float" office:value="-2.68" calcext:value-type="float">
            <text:p>-2.68</text:p>
          </table:table-cell>
          <table:table-cell office:value-type="string" calcext:value-type="string">
            <text:p>Love how my first day of summer will be spent getting my wisdom teeth out #not</text:p>
          </table:table-cell>
          <table:table-cell table:number-columns-repeated="1022"/>
        </table:table-row>
        <table:table-row table:style-name="ro24">
          <table:table-cell office:value-type="float" office:value="-2.87" calcext:value-type="float">
            <text:p>-2.87</text:p>
          </table:table-cell>
          <table:table-cell office:value-type="string" calcext:value-type="string">
            <text:p>I cant handle your sarcasm" aka Im a #jerk who actually doesnt even know what #sarcasm means! period!....</text:p>
            <text:p>474590322312617985520688885379391488-2.63RT @jhavfc: Just seen a Cardiff fan mock the Villa over Senderos' statement that Villa are a "great club". Yes, a Cardiff fan. #irony</text:p>
            <text:p>472203260192104449520688913565122560-1.48I can never tell who #MarvAlbert is rooting for!? #NOT - @NBA @TNT #NBAPlayoffs #OKCvsSA</text:p>
            <text:p>472408153640816641520688941742456832-2.81Failed batsman bechna hai? Ya bowler? Jo bhi bechna ho @quikr @DelhiDaredevils #irony</text:p>
            <text:p>472605979985862656520688970255302656.00Togepi do #not #shed #their \n➬ www.MonsterMMORPG. com ✄\nshell. Pammie \n by #MonsterMMORPG ⚀\n #allies</text:p>
            <text:p>472116139431309312520688998612992000-2.40“@GotTalent: #Not #Your #Birthday @iamwill #BGTlive” OMG I actually got bored during that...zzzz</text:p>
            <text:p>472248108269977601520689026941329408-2.68That time when you can't sleep no matter how tired you are. This is fun. #Not </text:p>
            <text:p>472432645251825664520689055169003522-2.19@MATTHEWS__7 @G00LSBY @cindygarrett14 @AUFAMILY Did you watch your Pathetic Spring Game! 1st Team Offense Against Walk Ons! #Impressive #Not</text:p>
            <text:p>472945664163590144520689083451203584-1.79My family just asked if I grew my hair out, would it look like Mia's on The Princess Diaries before she gets a makeover. #Not CoolGuys</text:p>
            <text:p>473031559642378240520689111737569280-.19@CocoCuscino @siobhandaly75 @doesmybumlook40Pretty damn rough..worth it tho, amazing party! off to sweat it out at a swimming gala #fun #not</text:p>
            <text:p>472413976643371009520689139940089858-2.00Lolz nvm... song got taken down cause of madeons song haha downloading it minus the madeon - icarus hehe #imagine it lol #irony</text:p>
            <text:p>474011952457347072520689168448761856-2.85"@ninjanate13: The page committed to diversity is 2/3 white people #irony pic.twitter.com/Gq3u60QnXe" #OnlyAtHazen</text:p>
            <text:p>472123965717377024520689196739334144-2.34Death sauce.....feel alive #monkeybar #blairs #chilli #sauce #death #funny #irony #pub #club #delhi #nightout #... pic.twitter.com/WsgWVhwWLm</text:p>
            <text:p>472453590356066304520689225055088640-2.21Wow this day just keeps getting better and better hahahaha #not</text:p>
            <text:p>472311292049383424520689253551198209-2.81#Carnthemags I'm so happy to be here at Shit-ihad! #Not #GoPies</text:p>
            <text:p>463167850359054336520689281736912898-2.22@ABC7 oh he speaks #sarcasm woow I really thought he doesn't. Fake government</text:p>
            <text:p>472908520140988416520689310136532992-1.56I love when I call @DaniekaNovak and she doesn't answer #not #nolongerbesties #sorryboutit</text:p>
            <text:p>472618119165657088520689338334867456-3.06lol, I'm a 5 and you're a 10... Confidence boost #not</text:p>
            <text:p>472513619599433728520689366696755200-3.18Just fell off the kayak in the lake trying to get away from a snake...#not cool</text:p>
            <text:p>472800364451069953520689395033473027-1.48Glad we could spend this beautiful Saturday together @fallon_raee #not</text:p>
            <text:p>463057305190563840520689423198224385-2.33RT @AaronWx: The extent of todays revision... #smashinglife #sarcasm 1drv.ms/1ohaLZw</text:p>
            <text:p>472859083641720832520689451362951168-2.40Haven't been out since my birthday!!! living the high life here #not</text:p>
            <text:p>463328953009463296520689479800328192-3.04I'm going to drink tequila, wear a sombrero, hit a piñata, &amp;shake maracas all day 'cause you know I'm Mexican and its Cinco de Mayo #sarcasm</text:p>
            <text:p>475812008248741888520689507956715520-2.13Watching the miss USA swimsuit competition while simultaneously stuffing sushi down my throat #irony</text:p>
            <text:p>472614514894970880520689536238882816-1.17Oh good day good day. What a wonderful day. So happy happy are the thoughts. #sarcastictweet</text:p>
            <text:p>472186831283306497520689564802093056-4.50If I don't spend or use cash, like physical money, isn't that technically #Bitcoin.. Every purchase/movement would be electronic.. #Irony</text:p>
            <text:p>472100223951437824520689593017204736-3.35I love hearing squirrels bones crush under my tires #not</text:p>
            <text:p>463569634864943104520689621257420800-2.19RT @Bomberherald: Yay its MonTuesday! Cant wait to get to work,i love it! #Sarcasm</text:p>
            <text:p>472988410127216640520689649594155008-2.89@WhatTheFFacts So companies can made a bundle by devising ways to get money out of consumers without producing a damn thing. #GoUs #Not</text:p>
            <text:p>463589563126935552520689678216069120-2.95The measles virus name..i totally knew that n yeah we totally studied it. #biologyASlevel #sarcasm</text:p>
            <text:p>472543975417872384520689706435366912-1.59Hope you're having a blast at graduation @marn56 \nTruly a life changing experience #not \n#overrated</text:p>
            <text:p>472795334846857216520689734612709376-1.55Marriott with 1 pitch 1 out. Good start for the come back. Lol #Not</text:p>
            <text:p>472068419647324160520689763045875712-3.17I've had plenty of people smile in my face but talk shxt when I'm not around. Real cute. Real cute..... #NOT</text:p>
            <text:p>463374088786804736520689791466094593-2.15Hopefully we get to hear "It's in the back of the net!" on Wednesday for the #WhitecapsFC game. #sarcasm #vwfc</text:p>
            <text:p>460316777700786176520689819870302209-2.34Arguing with your ex...always fun #sarcasm</text:p>
            <text:p>462999767287484416520689848077012992-2.60@hquintana3 No, the best way is to hide under the bed! #sarcasm</text:p>
            <text:p>472196831548809216520689876334047233-.32When listening to music and then you feel some type of way #say something #not a bad thing#all of me#love more #bad#thinking bout you</text:p>
            <text:p>472447887692288000520689904607854592-2.19Is it ironic Aaron Nola pitches for LSU? I'm pretty sure that's ironic #Irony</text:p>
            <text:p>472901326649974784520689932822925312-2.70After a great day of riding im sitting at home bored....dream come true #not</text:p>
            <text:p>472459826631815168520689961264484352-.79@JosephRWhelan Oooo la la , frogs legs and snails Totally yum #Not :-D, Have a great TIME joe x</text:p>
            <text:p>472573475279081472520689989504737280-3.70#americanidol Were those outfits jennifer Lopez wore necessary? Her lack of clothing made me feel uncomfortable. #think #not attractive</text:p>
            <text:p>463001385458352128520690017690460162-.90I really love when people are contemplating their life decisions on a machine at lifetime. #sarcasm #move </text:p>
            <text:p>4724169709779927055206900459055513602.05Idriving thru so close to the animals @FossilRim They're a #not-for-profit they rescue, conserve, &amp; train (my cousin interned there!) #ff</text:p>
            <text:p>463366162122682368520690074208698368-3.16RT @msmarypryor: Thx #lesliejones you confused a nation of ppl who got an OK from a black woman on making slave/forced mating jokes. #sarca…</text:p>
            <text:p>472086297289322496520690102574804994-1.80@sanakazmi @husainhaqqani @omar_quraishi Someone should tell him that I'm a mahajir myself #LackOfSelfIntrospection #Irony :)</text:p>
            <text:p>4720446809859891205206901309534699522.38U.S customs and border protection get their SUV washed at a car wash full of "legal" workers #irony #madfunny</text:p>
            <text:p>463270333244780544520690159260811264.47Who's ready for the first day of IB testing?? Whoot whoot!! #sarcasm</text:p>
            <text:p>463499048201097217520690187475881985-3.00RT @Ranger_Summit: #nyr so glad I watched this game. #sarcasm</text:p>
            <text:p>463427546181537792520690215699378176-1.66On the bright side, still for exams to look forward too #Sarcasm</text:p>
            <text:p>472382165045764096520690244119986176-3.14Most disappointed to find all 4 KitKat fingers where solid chocolate at brew time!! #not'appylike @Nestle can't suck tea through them</text:p>
            <text:p>463567235877851136520690272297308160-.16@MajesticDrewYT Hmm.. I think so. #sarcasm</text:p>
            <text:p>4764421814155018255206903006382325761.97Literally planning the rest of my day/night around Pretty Little Liars #PLLDay #PLLSeAson5</text:p>
            <text:p>4764632805681684495206903288113643523.27@_broggy i am literally more than buzzing to see it ive been waiting what feels like years !!</text:p>
            <text:p>472620397901664256520690356967714817-1.98Almost a month after graduation and I'm still writing thank you notes #not #thankful #anymore</text:p>
            <text:p>472255814237827073520690385283477506-3.20Love working 16hrs today and getting off at 1am. #summertimerocks #not</text:p>
            <text:p>463415144517627904520690413527900160-2.42RT @ufindharry: Headed to the car for lunch break. I hope every sports radio station is talking #nfl #draft again! #sarcasm</text:p>
            <text:p>472467426802946050520690441898176513.96@paraic_c #not ???Haha did u live there Podge? Ya fingers crossed now would luv to study in Gway for a change of scene :)</text:p>
            <text:p>472228431162134528520690470322970625-2.64Southampton are paying the price for a good season. Lambert, Lallana, Shaw, Pochettino, Lovren gone for sure. #Irony #bbcsportsday</text:p>
            <text:p>463114362681454592520690498961694721-3.09And this has been an absolutely wonderful end the to the worst weekend of my life. #sarcasm #overit</text:p>
            <text:p>4720353414407987205206905274242170881.13Everybody around the world is going to event supporting #rameshkharel to file petition against #baamdgautam #benefitofsocialnetwork #irony</text:p>
            <text:p>472111256040910849520690555651903488-3.30OMG I am so embarrassed. I specifically said not to put all that on there. Its great I have a novel as my senior bio in the paper. #not</text:p>
            <text:p>473889389127282690520690584491544576-2.03Ironically... This is the 1st time I've ever had #swirl soft serve.... #irony #isuckatmakingicecreamcones instagram.com/p/oypzuKsKn2/</text:p>
            <text:p>473093253970276353520690612816052224-2.50#Trust Issues Got Me Seeing Shit So I'm #Not Friendly</text:p>
            <text:p>472096107397644288520690641018585088-1.43Got a whole in my gym leggings...To squat or not to squat. Could be dangerous #better #not #split </text:p>
            <text:p>463385303672049664520690669355298816-2.91RT @SMeteer: Tim Thomas really went nuts with the design on his goalie mask. #blackhawks #HawksTalk #Panthers #sarcasm</text:p>
            <text:p>472457621954240512520690697637462016-3.17"@hasmine18: 8 hours standing up, entertaining rude customers is definitely the dream. #not" Exactly Why I Left Academy , Had Me FxckedUp</text:p>
            <text:p>472498445731651584520690725860962304-3.17You won't see either of us there, you literally have fallen off earth. So much for beingg our bestfriend.. #not @LysssaNicccole</text:p>
            <text:p>473084126674051072520690754214461440-1.98I see Potchettino is going to bring all his former young guns to Tottenham #NOT #COYS</text:p>
            <text:p>472118978597625857520690782370811905-1.54Liverpool buying Ricky Lambert for £4m...they have a real shot at winning the premier league now. #Not</text:p>
            <text:p>472899349328826368520690810778824705-1.17Trying to figure this tweeting thing out#not savvy to the tweeing</text:p>
            <text:p>472576388416172032520690838943584256-3.41Man I wish I could receive dishonorable discharge for a guy #NOT! #ashamed</text:p>
            <text:p>474320306123714560520690867363799040-3.02Mom: "I have to put my contacts in before I can use my glasses." Me: "What?!" Mom: "I know, it makes no sense." #truth #irony</text:p>
            <text:p>472922940938657792520690895730257921-2.36It's 4am. I think I can go to bed now. FINALLY. Thank you for keeping me up all night #not </text:p>
            <text:p>472560091825438721520690923957936128-1.90Remember when everyone said you looked like someone they knew #gettingOLD #not gold</text:p>
            <text:p>463350687116447744520690952307216387-2.99I love sitting in the registry. Everyone is so happy #sarcasm #tothemax #theyneedsomehappymusicandplantsupinhere</text:p>
            <text:p>463251591189889025520690980568440832-2.49@minhazmerchant hahaha.! Exactly.! #sarcasm :P\nWell said tho.! :)</text:p>
            <text:p>472254550708342784520691008741588992-1.65Today's lesson learned: before you go blaming the shit smell on your dog, you'd better check your own shoes first. #metaphor &amp; #notametaphor</text:p>
            <text:p>472332564821467136520691036990222336-1.78I think its hilarious that certain folk on nat radio from FF/FG/L talk about SF policies destroying the country #lolz #irony #todaysor</text:p>
            <text:p>472953010826387456520691065217900544.43@addieap I thought the picture was funny bc every picture of me and u from tht night I was talkin #when#am#i#not</text:p>
            <text:p>465341806297624577520693122016112640-1.73Tiago Splitter plays basketball about as gracefully as Cosmo Kramer would.</text:p>
            <text:p>463126066094428160520693319685267457-3.47@nfldraftscout should I complain now or wait till I see it? #sarcasm</text:p>
            <text:p>472122864624078849520698597684178945-3.75Suppose to be learning about all the negative effects of mushrooms, but im 2 busy looking through my contacts to try and buy some #irony</text:p>
            <text:p>472546772636942337520700745964720128-3.10When you hear “rappers” spitting over a tune that sounds remotely familiar to your parents native soundtrack. Uhh ok. #socreative #not</text:p>
            <text:p>460243382543990785520705625009831937-2.43@rinserepeatblog Gosh, Bethany, maybe if you cared more about your followers and less about cute kids, you'd go further in life. #sarcasm</text:p>
            <text:p>472561625849810944520707146745262080-3.00Hah my whole family's like mad at me and I'm stuck in house with them. Ugh this is fun #not #needalife</text:p>
            <text:p>463457445067890689520709347366547456-1.25RT @IndianaWebSport: Good thing this is a "better match-up" for Hibbert. I'd hate to see him in a "bad match-up". #sarcasm</text:p>
            <text:p>463027027688181760520710671537672194-2.78RT @Eric_mercado15: I just love being ignored it the best ! #sarcasm</text:p>
            <text:p>472820980692549632520719542218002433-2.02I just went to a store called "Buckle" looking for a belt buckle. They don't sell them. Why would they? #Irony</text:p>
            <text:p>463458272238792704520725939894751232-2.30Shout out to the Pacers for coming out hard after there 1st round survival against Atlanta #NBAPlayoffs #sarcasm</text:p>
            <text:p>472754437065572355520726448131158016-2.47Gotta love being woken up to that text... #not </text:p>
            <text:p>472552565310496768520727040308170752-2.20Its awesome going the entire day without eating something and finally eating at 9 pm. #NOT</text:p>
            <text:p>472444638557507584520727773179305984-3.72@ubsaz Thanks for turning me away today! Rejecting me b/c I may have been exposed to something w/o actually testing for it, real nice. #not</text:p>
            <text:p>463062169664622592520727801612472321-3.55Got to love a 3 hour meeting on a Sunday Bank Holiday weekend night #sarcasm Tired + cancelled plans + hungry Leyney = CRANKY! </text:p>
            <text:p>463000152828313600520727830238625794-1.66.@trainingpeaks TSS of 270.9 today thanks to @avcchance's reverse run (11.7)-bike (66) brick workout. That was super-awesome! #sarcasm</text:p>
            <text:p>463083319307943937520727858394980352-2.28"@LexandriaG: I just love my job so damn much. #sarcasm #iHateit</text:p>
          </table:table-cell>
          <table:table-cell table:number-columns-repeated="1022"/>
        </table:table-row>
        <table:table-row table:style-name="ro2">
          <table:table-cell office:value-type="float" office:value="-0.88" calcext:value-type="float">
            <text:p>-0.88</text:p>
          </table:table-cell>
          <table:table-cell office:value-type="string" calcext:value-type="string">
            <text:p>@j3rfAFC @BonesOfStone Exactly. But every time that particular one had some "bad press", so to speak, that's always the talking point.</text:p>
          </table:table-cell>
          <table:table-cell table:number-columns-repeated="1022"/>
        </table:table-row>
        <table:table-row table:style-name="ro2">
          <table:table-cell office:value-type="float" office:value="-3.9" calcext:value-type="float">
            <text:p>-3.9</text:p>
          </table:table-cell>
          <table:table-cell office:value-type="string" calcext:value-type="string">
            <text:p>@KataaaMcC can be such a viscous bitch at times :L &lt;/3 #viscous #notvicious #not #vicious #but #so #viscous</text:p>
          </table:table-cell>
          <table:table-cell table:number-columns-repeated="1022"/>
        </table:table-row>
        <table:table-row table:style-name="ro2">
          <table:table-cell office:value-type="float" office:value="-2.6" calcext:value-type="float">
            <text:p>-2.6</text:p>
          </table:table-cell>
          <table:table-cell office:value-type="string" calcext:value-type="string">
            <text:p>@DJSpoony @MattskiMK \nWell just make sure you win the league and european cup and keep man u out of the top 4: #not happy</text:p>
          </table:table-cell>
          <table:table-cell table:number-columns-repeated="1022"/>
        </table:table-row>
        <table:table-row table:style-name="ro2">
          <table:table-cell office:value-type="float" office:value="-1.22" calcext:value-type="float">
            <text:p>-1.22</text:p>
          </table:table-cell>
          <table:table-cell office:value-type="string" calcext:value-type="string">
            <text:p>One of my favorite things about people is when you ask them to do something and they say they will and then they just don't. #sarcasm</text:p>
          </table:table-cell>
          <table:table-cell table:number-columns-repeated="1022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I feel incomplete without jewelry... Good thing I left all of mine in Tulsa.... #imagenius #not</text:p>
          </table:table-cell>
          <table:table-cell table:number-columns-repeated="1022"/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string" calcext:value-type="string">
            <text:p>Do you think it's just coincidence hat these two tweets pop up together?</text:p>
          </table:table-cell>
          <table:table-cell table:number-columns-repeated="1022"/>
        </table:table-row>
        <table:table-row table:style-name="ro2">
          <table:table-cell office:value-type="float" office:value="-2.69" calcext:value-type="float">
            <text:p>-2.69</text:p>
          </table:table-cell>
          <table:table-cell office:value-type="string" calcext:value-type="string">
            <text:p>Awwwww, it's eye is hanging out of it's socket and it can't breath. I want 10. #not</text:p>
          </table:table-cell>
          <table:table-cell table:number-columns-repeated="1022"/>
        </table:table-row>
        <table:table-row table:style-name="ro2">
          <table:table-cell office:value-type="float" office:value="-2.44" calcext:value-type="float">
            <text:p>-2.44</text:p>
          </table:table-cell>
          <table:table-cell office:value-type="string" calcext:value-type="string">
            <text:p>@Donwhitmore @ImNotYourMascot I'd never presume to try to dictate your speech. Or your headwear, for that matter. #irony</text:p>
          </table:table-cell>
          <table:table-cell table:number-columns-repeated="1022"/>
        </table:table-row>
        <table:table-row table:style-name="ro2">
          <table:table-cell office:value-type="float" office:value="-1.19" calcext:value-type="float">
            <text:p>-1.19</text:p>
          </table:table-cell>
          <table:table-cell office:value-type="string" calcext:value-type="string">
            <text:p>Mom told me that i should take acting lessons because she thinks I'd be good at it???? Watch out Hollywood here I come hahaha #not</text:p>
          </table:table-cell>
          <table:table-cell table:number-columns-repeated="1022"/>
        </table:table-row>
        <table:table-row table:style-name="ro2">
          <table:table-cell office:value-type="float" office:value="-3.44" calcext:value-type="float">
            <text:p>-3.44</text:p>
          </table:table-cell>
          <table:table-cell office:value-type="string" calcext:value-type="string">
            <text:p>Oh yeah, because Warriors should've thrown confetti and popped bottles in the locker room in celebration of the loss. AWESOME! #sarcasm</text:p>
          </table:table-cell>
          <table:table-cell table:number-columns-repeated="1022"/>
        </table:table-row>
        <table:table-row table:style-name="ro1">
          <table:table-cell office:value-type="float" office:value="-1.93" calcext:value-type="float">
            <text:p>-1.93</text:p>
          </table:table-cell>
          <table:table-cell office:value-type="string" calcext:value-type="string">
            <text:p>Such a great way to end my Friday night. #not #annoyed</text:p>
          </table:table-cell>
          <table:table-cell table:number-columns-repeated="1022"/>
        </table:table-row>
        <table:table-row table:style-name="ro2">
          <table:table-cell office:value-type="float" office:value="-1.54" calcext:value-type="float">
            <text:p>-1.54</text:p>
          </table:table-cell>
          <table:table-cell office:value-type="string" calcext:value-type="string">
            <text:p>Maybe someday a guy will walk into MoTav and be like I want yo number #not #noteven</text:p>
          </table:table-cell>
          <table:table-cell table:number-columns-repeated="1022"/>
        </table:table-row>
        <table:table-row table:style-name="ro2">
          <table:table-cell office:value-type="float" office:value="1.54" calcext:value-type="float">
            <text:p>1.54</text:p>
          </table:table-cell>
          <table:table-cell office:value-type="string" calcext:value-type="string">
            <text:p>RT @USChilSub: @brAVERREY @supshelbss #mystudentsareawesome #irony pic.twitter.com/nUhl2wPzw9</text:p>
          </table:table-cell>
          <table:table-cell table:number-columns-repeated="1022"/>
        </table:table-row>
        <table:table-row table:style-name="ro1">
          <table:table-cell office:value-type="float" office:value="-3.45" calcext:value-type="float">
            <text:p>-3.45</text:p>
          </table:table-cell>
          <table:table-cell office:value-type="string" calcext:value-type="string">
            <text:p>I just love being left out and getting ditched basically everyday of my life. #not</text:p>
          </table:table-cell>
          <table:table-cell table:number-columns-repeated="1022"/>
        </table:table-row>
        <table:table-row table:style-name="ro2">
          <table:table-cell office:value-type="float" office:value="3.34" calcext:value-type="float">
            <text:p>3.34</text:p>
          </table:table-cell>
          <table:table-cell office:value-type="string" calcext:value-type="string">
            <text:p>Andrew Lawrence is one of those comedians so good he makes me wish I was writing new material literally while he's still on.</text:p>
          </table:table-cell>
          <table:table-cell table:number-columns-repeated="1022"/>
        </table:table-row>
        <table:table-row table:style-name="ro2">
          <table:table-cell office:value-type="float" office:value="-2.08" calcext:value-type="float">
            <text:p>-2.08</text:p>
          </table:table-cell>
          <table:table-cell office:value-type="string" calcext:value-type="string">
            <text:p>RT @Chels_Kapp: We're all sitting on the gym floor like kindergartners in gym class waiting for roll call. #irony</text:p>
          </table:table-cell>
          <table:table-cell table:number-columns-repeated="1022"/>
        </table:table-row>
        <table:table-row table:style-name="ro1">
          <table:table-cell office:value-type="float" office:value="-0.61" calcext:value-type="float">
            <text:p>-0.61</text:p>
          </table:table-cell>
          <table:table-cell office:value-type="string" calcext:value-type="string">
            <text:p>The classy get classier #sarcasm</text:p>
          </table:table-cell>
          <table:table-cell table:number-columns-repeated="1022"/>
        </table:table-row>
        <table:table-row table:style-name="ro2">
          <table:table-cell office:value-type="float" office:value="-3.26" calcext:value-type="float">
            <text:p>-3.26</text:p>
          </table:table-cell>
          <table:table-cell office:value-type="string" calcext:value-type="string">
            <text:p>@KingRoin28 dude you're fucking hilarious and have such an interesting life #not</text:p>
          </table:table-cell>
          <table:table-cell table:number-columns-repeated="1022"/>
        </table:table-row>
        <table:table-row table:style-name="ro1">
          <table:table-cell office:value-type="float" office:value="-1.77" calcext:value-type="float">
            <text:p>-1.77</text:p>
          </table:table-cell>
          <table:table-cell office:value-type="string" calcext:value-type="string">
            <text:p>The mets keep it rolling with the bases loaded #NOT</text:p>
          </table:table-cell>
          <table:table-cell table:number-columns-repeated="1022"/>
        </table:table-row>
        <table:table-row table:style-name="ro1">
          <table:table-cell office:value-type="float" office:value="-3.17" calcext:value-type="float">
            <text:p>-3.17</text:p>
          </table:table-cell>
          <table:table-cell office:value-type="string" calcext:value-type="string">
            <text:p>I'm sorry your PG rated mind can't handle me. #not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RT @cockyheatfan_: @WesleyNickelson @J_Martin71 Because he's soft. #irony</text:p>
          </table:table-cell>
          <table:table-cell table:number-columns-repeated="1022"/>
        </table:table-row>
        <table:table-row table:style-name="ro2">
          <table:table-cell office:value-type="float" office:value="-2.62" calcext:value-type="float">
            <text:p>-2.62</text:p>
          </table:table-cell>
          <table:table-cell office:value-type="string" calcext:value-type="string">
            <text:p>Imagine thinking of Fabregas ending up at the Bridge this summer as a real possibility. #NOT</text:p>
          </table:table-cell>
          <table:table-cell table:number-columns-repeated="1022"/>
        </table:table-row>
        <table:table-row table:style-name="ro2">
          <table:table-cell office:value-type="float" office:value="-2.47" calcext:value-type="float">
            <text:p>-2.47</text:p>
          </table:table-cell>
          <table:table-cell office:value-type="string" calcext:value-type="string">
            <text:p>best thing about our German neighbors is their 12:30 am outdoors speakerphone calls. #sarcasm</text:p>
          </table:table-cell>
          <table:table-cell table:number-columns-repeated="1022"/>
        </table:table-row>
        <table:table-row table:style-name="ro2">
          <table:table-cell office:value-type="float" office:value="-1.85" calcext:value-type="float">
            <text:p>-1.85</text:p>
          </table:table-cell>
          <table:table-cell office:value-type="string" calcext:value-type="string">
            <text:p>So I guess #EdgeofTomorrow is great. Gotta catch it soon. Any 11:59pm showings? I like my screenings with a little #irony</text:p>
          </table:table-cell>
          <table:table-cell table:number-columns-repeated="1022"/>
        </table:table-row>
        <table:table-row table:style-name="ro2">
          <table:table-cell office:value-type="float" office:value="-2.08" calcext:value-type="float">
            <text:p>-2.08</text:p>
          </table:table-cell>
          <table:table-cell office:value-type="string" calcext:value-type="string">
            <text:p>Oh! You got grounded for coming home drunk? Your life must suck... I mean I feel so bad you can't go out this weekend #Legit #sarcasm</text:p>
          </table:table-cell>
          <table:table-cell table:number-columns-repeated="1022"/>
        </table:table-row>
        <table:table-row table:style-name="ro1">
          <table:table-cell office:value-type="float" office:value="-3.13" calcext:value-type="float">
            <text:p>-3.13</text:p>
          </table:table-cell>
          <table:table-cell office:value-type="string" calcext:value-type="string">
            <text:p>Really excited to be convocating in an 80 km/h windstorm today #not</text:p>
          </table:table-cell>
          <table:table-cell table:number-columns-repeated="1022"/>
        </table:table-row>
        <table:table-row table:style-name="ro1">
          <table:table-cell office:value-type="float" office:value="-2.49" calcext:value-type="float">
            <text:p>-2.49</text:p>
          </table:table-cell>
          <table:table-cell office:value-type="string" calcext:value-type="string">
            <text:p>I thought high school was supposed to be the best time of your life #not</text:p>
          </table:table-cell>
          <table:table-cell table:number-columns-repeated="1022"/>
        </table:table-row>
        <table:table-row table:style-name="ro2">
          <table:table-cell office:value-type="float" office:value="-2.35" calcext:value-type="float">
            <text:p>-2.35</text:p>
          </table:table-cell>
          <table:table-cell office:value-type="string" calcext:value-type="string">
            <text:p>I want to become the beautiful swan not stay the ugly duckling! #lifes #unfair #changed #not #worked</text:p>
          </table:table-cell>
          <table:table-cell table:number-columns-repeated="1022"/>
        </table:table-row>
        <table:table-row table:style-name="ro1">
          <table:table-cell office:value-type="float" office:value="-1.48" calcext:value-type="float">
            <text:p>-1.48</text:p>
          </table:table-cell>
          <table:table-cell office:value-type="string" calcext:value-type="string">
            <text:p>Seniors lame for not doin a prank. #yall #not #live\nClass of 2015 all day!! </text:p>
          </table:table-cell>
          <table:table-cell table:number-columns-repeated="1022"/>
        </table:table-row>
        <table:table-row table:style-name="ro2">
          <table:table-cell office:value-type="float" office:value="-1.87" calcext:value-type="float">
            <text:p>-1.87</text:p>
          </table:table-cell>
          <table:table-cell office:value-type="string" calcext:value-type="string">
            <text:p>Wish my parents paid for everything so I didn't have to work &amp; could hang out with friends all the time. #Not #GrowUp</text:p>
          </table:table-cell>
          <table:table-cell table:number-columns-repeated="1022"/>
        </table:table-row>
        <table:table-row table:style-name="ro1">
          <table:table-cell office:value-type="float" office:value="-3.47" calcext:value-type="float">
            <text:p>-3.47</text:p>
          </table:table-cell>
          <table:table-cell office:value-type="string" calcext:value-type="string">
            <text:p>I just saw a chihuahua peeing on the lawn of a Taco Bell. #irony</text:p>
          </table:table-cell>
          <table:table-cell table:number-columns-repeated="1022"/>
        </table:table-row>
        <table:table-row table:style-name="ro2">
          <table:table-cell office:value-type="float" office:value="-3.18" calcext:value-type="float">
            <text:p>-3.18</text:p>
          </table:table-cell>
          <table:table-cell office:value-type="string" calcext:value-type="string">
            <text:p>@Tilly33368 @DefendWallSt @redsoutrage @KimMarcumTexas exactly #sarcasm</text:p>
          </table:table-cell>
          <table:table-cell table:number-columns-repeated="1022"/>
        </table:table-row>
        <table:table-row table:style-name="ro1">
          <table:table-cell office:value-type="float" office:value="-2.98" calcext:value-type="float">
            <text:p>-2.98</text:p>
          </table:table-cell>
          <table:table-cell office:value-type="string" calcext:value-type="string">
            <text:p>Working for 5 hours tonight with no voice should be fun #NOT </text:p>
          </table:table-cell>
          <table:table-cell table:number-columns-repeated="1022"/>
        </table:table-row>
        <table:table-row table:style-name="ro2">
          <table:table-cell office:value-type="float" office:value="-2.22" calcext:value-type="float">
            <text:p>-2.22</text:p>
          </table:table-cell>
          <table:table-cell office:value-type="string" calcext:value-type="string">
            <text:p>I stumble upon some #irony at #HollywoodCemetary #RVA. pic.twitter.com/wCo2jovYX4</text:p>
          </table:table-cell>
          <table:table-cell table:number-columns-repeated="1022"/>
        </table:table-row>
        <table:table-row table:style-name="ro3">
          <table:table-cell office:value-type="float" office:value="-3.04" calcext:value-type="float">
            <text:p>-3.04</text:p>
          </table:table-cell>
          <table:table-cell office:value-type="string" calcext:value-type="string">
            <text:p>RT @OpPinkPower: RT @joolsmagools: #IRONY! Banned #OZ, streamed #CHINA. beforeitsnews.com/international/… &amp; expendable.tv/2011/11/col-ch… &amp; http://t.co/NDvX…</text:p>
          </table:table-cell>
          <table:table-cell table:number-columns-repeated="1022"/>
        </table:table-row>
        <table:table-row table:style-name="ro2">
          <table:table-cell office:value-type="float" office:value="-2.04" calcext:value-type="float">
            <text:p>-2.04</text:p>
          </table:table-cell>
          <table:table-cell office:value-type="string" calcext:value-type="string">
            <text:p>just read an article where it says selena wants to become a virgin again and just wants to have sex after marriage. great @ProSieben.. #not</text:p>
          </table:table-cell>
          <table:table-cell table:number-columns-repeated="1022"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string" calcext:value-type="string">
            <text:p>I slept like the proverbial big baby i am so often called #refreshed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@SonicHomeboy What, is it too indie for you? (Like that means anything to the majority except for "Blasphemy".) *heh* #sarcasm</text:p>
          </table:table-cell>
          <table:table-cell table:number-columns-repeated="1022"/>
        </table:table-row>
        <table:table-row table:style-name="ro2">
          <table:table-cell office:value-type="float" office:value="-2.52" calcext:value-type="float">
            <text:p>-2.52</text:p>
          </table:table-cell>
          <table:table-cell office:value-type="string" calcext:value-type="string">
            <text:p>@emesola @TeamThirstTrap you wouldn't admire his thoughtful frugalness? #sarcasm</text:p>
          </table:table-cell>
          <table:table-cell table:number-columns-repeated="1022"/>
        </table:table-row>
        <table:table-row table:style-name="ro1">
          <table:table-cell office:value-type="float" office:value="-0.91" calcext:value-type="float">
            <text:p>-0.91</text:p>
          </table:table-cell>
          <table:table-cell office:value-type="string" calcext:value-type="string">
            <text:p>Three more paragraphs to go on this essay and then I'm freeeeeeee #not</text:p>
          </table:table-cell>
          <table:table-cell table:number-columns-repeated="1022"/>
        </table:table-row>
        <table:table-row table:style-name="ro1">
          <table:table-cell office:value-type="float" office:value="-3.77" calcext:value-type="float">
            <text:p>-3.77</text:p>
          </table:table-cell>
          <table:table-cell office:value-type="string" calcext:value-type="string">
            <text:p>Wow longest fucking day at work so glad I get paid minimum wage #not</text:p>
          </table:table-cell>
          <table:table-cell table:number-columns-repeated="1022"/>
        </table:table-row>
        <table:table-row table:style-name="ro1">
          <table:table-cell office:value-type="float" office:value="-2.32" calcext:value-type="float">
            <text:p>-2.32</text:p>
          </table:table-cell>
          <table:table-cell office:value-type="string" calcext:value-type="string">
            <text:p>Pepsi Center is a rockin now!!! #sarcasm #mnwild #avalanche</text:p>
          </table:table-cell>
          <table:table-cell table:number-columns-repeated="1022"/>
        </table:table-row>
        <table:table-row table:style-name="ro25">
          <table:table-cell office:value-type="float" office:value="-1.06" calcext:value-type="float">
            <text:p>-1.06</text:p>
          </table:table-cell>
          <table:table-cell office:value-type="string" calcext:value-type="string">
            <text:p>This holiday we're not only releasing a game you've been waiting for, but also toys that will literally print us money." #NintendoE3</text:p>
            <text:p>472186153303834624520729104791134209-2.67Waw feels as though n elephant had stood on my chest #in#agony#not#good</text:p>
            <text:p>472806299420602368520729133048152065-2.28@kateyo so did you. 'Its', not 'it's'. #irony #asbadastheShinners</text:p>
            <text:p>460290781903732736520729161405853696-2.54I just love 16 hour shifts. They are my fav. #sarcasm</text:p>
            <text:p>4764240546234695685207291895915683841.73EP Kings holding their own against Wales. Kevin Literally having a fairly good game</text:p>
            <text:p>463560011520962560520729217907314689-2.50Nice talking to you.. Like always #Sarcasm</text:p>
            <text:p>463119415219728384520729246462136322-2.33RT @Lyzzzzaaa: Guys that lead girls on are my favorite. #sarcasm</text:p>
            <text:p>472556189138436096520729274958237696-.04.@j_m_a_r_s_h and I love the Heat. Lebron is the best. #not #warriors2015 #hibbert4prez</text:p>
            <text:p>472581858782228480520729303236222976-3.45I love just sitting in a creepy ass corn field at night. #NOT </text:p>
            <text:p>463498517021872128520729331514220545-2.05RT @wilhite91: I love being ignored :) #sarcasm</text:p>
            <text:p>463417270610706432520729359649611776-2.28Yay... School... Tomorrow... #sarcasm</text:p>
            <text:p>476433491526418432520729387789193216-1.06I am literally so pissed that i finished OITNB in 3 days... Pretty sure next season comes out next summer </text:p>
            <text:p>472714096547487744520729415991689216-2.06My dentist, her name is ms constantina samouri . #Not feeling a lot of trust here.</text:p>
            <text:p>474831228118769664520729444244545536-3.02Patriarchal crosses on my arm, "Jesus Christ", and "Hell" #irony #igetbored</text:p>
            <text:p>476488481443938304520729473004871680-.46@ThugInMeIsYou_ i know but it won't look good when we've literally only just gone back lol</text:p>
            <text:p>473072181304258560520729501404504064-2.35I absolutely LLLOOOVVVEEE smelling like smoke when I don't smoke.... #NOT </text:p>
            <text:p>472511229442162688520729529569263616-3.17Super stressed out that I won't fit in my bridesmaid dress next month. Good thing I eat when I am stressed. #Not</text:p>
            <text:p>472345910094336000520729557708840960-2.05I remember this time last year ahh when I had about 6 exams left and I didn't know any of them #goodtimes #not</text:p>
            <text:p>472622454536695809520729586037161984-2.72Might consider sleeping outside tonight, glad I have an extremely righteous mother #not #sodone</text:p>
            <text:p>463093476754587648520729614239690752-1.80Never seen a coach that classy in my life. #sarcasm</text:p>
            <text:p>472954464681594881520729642442186752-1.44RT @iNickolasW: Wow honestly I obviously have the best friends anyone could ask for. #not</text:p>
            <text:p>465408631328882689520729670816653312-2.15nearly done this cafs assignment and honestly it's about as friendly as a bite on the ass.</text:p>
            <text:p>472251076037861376520729698993975296-1.74I just love it when my cat licks my phone screen when I'm trying to use it #not</text:p>
            <text:p>473012307006857216520729727422988288-2.41what a cherry on top to the great passed few days I've been having.\n#not</text:p>
            <text:p>472966477025267712520729755604516865-.83That shit was bomb as pussy mad me nut my pants lol @He_A_Freak #shitsaid#onlywith#thecrewtype#shit#ones#not#here @_KEVO_POLO @Q_2Funny</text:p>
            <text:p>471681609046188032520729783945416704-2.07Weird. John Isner is in the middle of a tiebreaker? Who saw that coming! #AmIRight? #Sarcasm</text:p>
            <text:p>472138778229096448520729812114354176-1.66Can't listen to Sterling's lawyer continue to sing his praises on @cnn w/ @wolfblitzer Did he really say "it's not all about the $"? #irony</text:p>
            <text:p>472383757484167168520729840253939713-1.65This Cilic was like scat on a shoe but finally he serves a double on MP down #irony #ajde</text:p>
            <text:p>472480700646834177520729868485795840-2.23"@JackDaniel1806: 3-0 win over Peru.... Were gonna win the World Cup!! #LetsGetExcited #Not" We are bad and yet they are worse!!!</text:p>
            <text:p>472662228010033152520729896784764929-2.31Ark in Space, humanity escaping solar flares, awoken millennia later, cruelly dressed in a uniform with huge flares #irony</text:p>
            <text:p>472184606759079936520729924957913088-2.23Don't ask for my help @ the gym and the stay on your phone the whole time. #not #cool #workoutflow</text:p>
            <text:p>462966810120585217520729953759797248-1.41@barneybhoy76 @ImGarry88 @dab24156 @gordon_tony yes, but Kevin made it obvious when we played him he wasn't bitter...\n#sarcasm</text:p>
            <text:p>463935279338774529520729982075957248-2.40It's not unacceptable to decide that today is a non-starter and go back to bed is it? #yeahright #firstworldproblems</text:p>
            <text:p>463317827273756672520730010324570112-2.55Don't you love wrapping a C API with ffi that contains a `void *`? This is amazingly fun. #sarcasm</text:p>
            <text:p>472293782453354497520730038510313473-2.06There Is Too Must Injustice &amp; Not Enough Access To Justice #irony</text:p>
            <text:p>472204767264276480520730066758959106-3.43To top that off the razor fell in the shower and cut my toe open... #needtogotobed #TopsOffAWonderfulWeek #NOT</text:p>
            <text:p>472279889878736896520730094877573120-3.22Great start to Friday when your train is cancelled #not</text:p>
            <text:p>472217446733324289520730122991984640-2.92Nothing better than working for 5 hours when I wasn't supposed to! #not</text:p>
            <text:p>472969903608451072520730151274172416-2.81I'm stuck at home writing 5 essays. It's cool yo. #not</text:p>
            <text:p>473024566336716800520730179522822145-2.61POLLING #MADNESS \nVoters #NOT ASKED to produce MEANS of #IDENTIFICATION its #ILLEGAL to ASK #VOTER to PRODUCE #PROOF of IDENTITY</text:p>
            <text:p>473220216445763584520730207721127937-3.77@azumahcarol so your saying we should get rid of democracy because you don't like who got elected? Isn't that facism? #irony</text:p>
            <text:p>472604174543118337520730236066217985-1.44I love how @davidrayahin replies to all my snapchats but never to any of my texts #not</text:p>
            <text:p>463042901979971584520730264272904193-3.18RT @notoriousnelly: PUT \nIN\nJULYAN\nSTONE\n#sarcasm</text:p>
            <text:p>474997360733741056520730292597030912-1.50@SouthamCollege Good to see a school giving into corporation love !!! #lol #irony</text:p>
            <text:p>473104089761320960520730320950554624-2.17Be proud of what makes you unique and different, because that's what makes you beautiful. #OneD #not</text:p>
            <text:p>472754642548711424520730349186580480-2.04That conversation last night definitely cleared things up for me #not</text:p>
            <text:p>460274604137660418520730377397485568-2.28It's so awesome being forced to watch the wild feed for this game. Lapanta and greenlay are so good at what they do #sarcasm</text:p>
            <text:p>472438489674702851520730405545467904-2.48Just realized I got my period for the first time in 4th grade in this hospital...so great to be back #not</text:p>
            <text:p>463136356336537601520730433873793024-2.88Telemarketer calls me, asks me how I am today, I respond to him, fantastic! He goes and hangs up!! What's the world coming to! #lol #sarcasm</text:p>
            <text:p>472201790193020930520730462512508929-3.86@Lowes shows zero customer service. Never delivered, didn't call when they promised, disconnected me after 15 min on hold @LowesCares #not</text:p>
            <text:p>476456519223881728520730490786291712.10My emotions literally go downhill because they are so good omg</text:p>
            <text:p>472486246061977600520730519039115265-1.40Omg mav has got #pinterest before you know it he will have fb &amp; twitter..... #not #hatesanythingtodowithsocialnetwork</text:p>
            <text:p>472676752880599041520730547191291904-2.50Well this has turned out to be a great day off #not</text:p>
            <text:p>465385106606002176520730575469314048-1.05RT @andrewhake: @JaclynGlenn Probably about as effective as hashtag activism.</text:p>
            <text:p>463575856107905026520730603621470208-2.85@Drizzlyyy by the way that's one language I'm fluent in;) #sarcasm</text:p>
            <text:p>472054467852910592520730632339865600-2.22it's cute how you just was talking about her, and now you guys are best friends. aw it sucks cause we were such true friends #not #done</text:p>
            <text:p>472950723152707584520730660525584384-2.21Sometimes I can't tell if my grandma is being sarcastic or not. #yeahcomehomewheneveryouwant #NOT</text:p>
            <text:p>463024676038791169520730688778424320-1.15@timwilliamsP2 come on Tim, your nothing but an apologist. You twist stats to make the pirates farm system look good. \n#sarcasm</text:p>
            <text:p>463508082480250884520730717027045376-.56Correction: it was a $1.4B cut.. and #secdef vote on invasion was a RELUCTANT yes..which makes all the difference #sarcasm #doneranting</text:p>
            <text:p>475158423739187200520730745221169152-4.50RT @Gunnsex: @BagelBites_97 can tweet but not text back #irony</text:p>
            <text:p>472261739560464384520730773385904128-2.81A society tht thrives on excitement is often laughing at its own miseries.. unbeknownst tht is. #irony</text:p>
            <text:p>460251204564836352520730801617780736-2.32Apparently, the Argentinian Police Department chose the rooster as an emblem because it's always alert. #Sarcasm: Like our dear policemen!</text:p>
            <text:p>472070214801453056520730829799321600-1.87It's so funny when people put their mates snapchat names on that snapchat add page lol #not</text:p>
            <text:p>463432105687785472520730858190548992.18WELL WELL WELL Liverpool fans; all supporting mighty villa tomorrow? #sarcasm #villameh</text:p>
            <text:p>460296139216941056520730886384672768-1.91Made my night lol #sarcasm</text:p>
            <text:p>476494452199276544520730914591342592-.98Pretty much anything from the thigh down is fair game. #DarkSide #Literally #DamnThatHurt @DigitalBerri</text:p>
            <text:p>463137116135116800520730942827401216-2.08@stephanie_levy yup Jon was a real jerk, especially when he saved their lives. #sarcasm</text:p>
            <text:p>472778649700425728520730971076038656-2.07@BoxingAsylum @DazDiCanio Did you see this earlier? twitter.com/boxnational/st… #Irony</text:p>
            <text:p>472463269291376640520730999446306816-2.66@FridgeyLamps @TimBrienza fridgey lamps hits them with his right and left! #baller #not really #shit #shitdoctor</text:p>
            <text:p>472069293644185600520731027674001408-1.25@wepadys @KhalidAnis @LADFLEG hey thanks for clarifying that! So all unionists are bigoted towards all Catholics? Right gotcha now! #irony</text:p>
            <text:p>472190613308600321520731056094584832-3.00Oh another young and unmarried girl is pregnant. I'm shocked. #not This place has bad vibes. #imout</text:p>
            <text:p>472180703032250369520731084263530496-2.82Aw weave just left me the cutest voicemail #not #asshole </text:p>
            <text:p>463062216556564480520731112537341952-2.02My heart is just breaking ..... Only not really #sarcasm</text:p>
            <text:p>463364574347919360520731140857298944-2.31Alright! @ Hot, Sexy, Blondes retweeted @deseretnational! Glad we're reaching our target audience! #sarcasm #dontlookthemup #imserious</text:p>
            <text:p>474892751478067201520731169051385857-2.20RT @Mutt_films: #GoSpursGo we love the irony that the heat beat the Heat! #irony #NBA #Finals JV with Timmy! fb.me/6BKbkyms4</text:p>
            <text:p>475564320311349248520731197232939008-3.18#Irony "A Bright New State Rises to a New Beginning,with Great Visionaries Making it Shining" reads an Advt in support of ChandraBabu Naidu</text:p>
            <text:p>472458786675118080520731225531879424-2.60Gold head band, silver jewelry and grungy shoes... I look SO fuckin cute #not #mismatch #hotmess #sorrynotsorry #girlbye</text:p>
            <text:p>472937697343176704520731253738586112-2.91My body is totally burnt and radiating heat, but im freezing cold.. #makessense #not</text:p>
            <text:p>472111364974977024520731282029154304-1.92RT @LCellini: FU @MikeBloomberg @Netanyahu! FYI Mikey, #JERUSALEM IS #NOT THE CAPITAL OF #ISRAEL &amp; #NEVER WILL BE! {@dimartianingsih @Mondo…</text:p>
            <text:p>474214939293675521520731310248456193-2.70I'm walking down Warwick St in Mont @Maajidah #Irony #GodHasHumour</text:p>
            <text:p>463353877819961345520731338459336704-2.63"Oh you're so hot you must talk to a lot of girls." Yea.....thats exaaactly what happens #Sarcasm</text:p>
            <text:p>464251686018510848520731366745718784-3.14It's awesome having to go to formal events and having to wear this gigantic knee brace. It looks real good in pictures too. #NOT</text:p>
            <text:p>472222297508425729520731394977587200-2.30Point out that source is not an official handle but propaganda and you are a "pitiable ignorant troll</text:p>
          </table:table-cell>
          <table:table-cell table:number-columns-repeated="1022"/>
        </table:table-row>
        <table:table-row table:style-name="ro3">
          <table:table-cell office:value-type="float" office:value="-2.24" calcext:value-type="float">
            <text:p>-2.24</text:p>
          </table:table-cell>
          <table:table-cell office:value-type="string" calcext:value-type="string">
            <text:p>The U.S. is good at a lot of things. Peace? Not so much. Thanks, @VisionHumanity. (via @Upworthy) upworthy.com/one-of-the-mos… #denmark #second</text:p>
          </table:table-cell>
          <table:table-cell table:number-columns-repeated="1022"/>
        </table:table-row>
        <table:table-row table:style-name="ro2">
          <table:table-cell office:value-type="float" office:value="-1.78" calcext:value-type="float">
            <text:p>-1.78</text:p>
          </table:table-cell>
          <table:table-cell office:value-type="string" calcext:value-type="string">
            <text:p>Some people are born blessed with the knack to fuck up! #Genius #Respect #Sarcasm</text:p>
          </table:table-cell>
          <table:table-cell table:number-columns-repeated="1022"/>
        </table:table-row>
        <table:table-row table:style-name="ro1">
          <table:table-cell office:value-type="float" office:value="-2.81" calcext:value-type="float">
            <text:p>-2.81</text:p>
          </table:table-cell>
          <table:table-cell office:value-type="string" calcext:value-type="string">
            <text:p>Picked a great couple of days to go to the beach. #not #rainy </text:p>
          </table:table-cell>
          <table:table-cell table:number-columns-repeated="1022"/>
        </table:table-row>
        <table:table-row table:style-name="ro2">
          <table:table-cell office:value-type="float" office:value="-2.18" calcext:value-type="float">
            <text:p>-2.18</text:p>
          </table:table-cell>
          <table:table-cell office:value-type="string" calcext:value-type="string">
            <text:p>probs help if I put the right channel. that woman on newsnight seems like fun #not #snoozefest</text:p>
          </table:table-cell>
          <table:table-cell table:number-columns-repeated="1022"/>
        </table:table-row>
        <table:table-row table:style-name="ro2">
          <table:table-cell office:value-type="float" office:value="-1.87" calcext:value-type="float">
            <text:p>-1.87</text:p>
          </table:table-cell>
          <table:table-cell office:value-type="string" calcext:value-type="string">
            <text:p>@WestwoodLee Sorry Lee it is a BBC TV programme and B stands for British not English!!!! #bettertogether? #Not</text:p>
          </table:table-cell>
          <table:table-cell table:number-columns-repeated="1022"/>
        </table:table-row>
        <table:table-row table:style-name="ro2">
          <table:table-cell office:value-type="float" office:value="-1.54" calcext:value-type="float">
            <text:p>-1.54</text:p>
          </table:table-cell>
          <table:table-cell office:value-type="string" calcext:value-type="string">
            <text:p>Sitting on the Atlantic City boardwalk, a woman just walked by in a Ray Rice AFC Pro Bowl jersey.</text:p>
          </table:table-cell>
          <table:table-cell table:number-columns-repeated="1022"/>
        </table:table-row>
        <table:table-row table:style-name="ro1">
          <table:table-cell office:value-type="float" office:value="-3.14" calcext:value-type="float">
            <text:p>-3.14</text:p>
          </table:table-cell>
          <table:table-cell office:value-type="string" calcext:value-type="string">
            <text:p>Love waking up at this time! and being sick! #not</text:p>
          </table:table-cell>
          <table:table-cell table:number-columns-repeated="1022"/>
        </table:table-row>
        <table:table-row table:style-name="ro2">
          <table:table-cell office:value-type="float" office:value="-1.76" calcext:value-type="float">
            <text:p>-1.76</text:p>
          </table:table-cell>
          <table:table-cell office:value-type="string" calcext:value-type="string">
            <text:p>#Irony is: @AnnaMBligh voted out due to privatisation of QLD assets - now current @theqldpremier does the same thing. #qldpol #irony</text:p>
          </table:table-cell>
          <table:table-cell table:number-columns-repeated="1022"/>
        </table:table-row>
        <table:table-row table:style-name="ro1">
          <table:table-cell office:value-type="float" office:value="-2.59" calcext:value-type="float">
            <text:p>-2.59</text:p>
          </table:table-cell>
          <table:table-cell office:value-type="string" calcext:value-type="string">
            <text:p>Hard times will always reveal true friends. Thanks for being one #not</text:p>
          </table:table-cell>
          <table:table-cell table:number-columns-repeated="1022"/>
        </table:table-row>
        <table:table-row table:style-name="ro1">
          <table:table-cell office:value-type="float" office:value="-3.86" calcext:value-type="float">
            <text:p>-3.86</text:p>
          </table:table-cell>
          <table:table-cell office:value-type="string" calcext:value-type="string">
            <text:p>I totaly love having breakdowns in front of the highschool. #not #fuck</text:p>
          </table:table-cell>
          <table:table-cell table:number-columns-repeated="1022"/>
        </table:table-row>
        <table:table-row table:style-name="ro2">
          <table:table-cell office:value-type="float" office:value="-2.49" calcext:value-type="float">
            <text:p>-2.49</text:p>
          </table:table-cell>
          <table:table-cell office:value-type="string" calcext:value-type="string">
            <text:p>Walked 55 miles last week doing a chunk of the West Highland Way then put back out this morning getting out of the car #irony</text:p>
          </table:table-cell>
          <table:table-cell table:number-columns-repeated="1022"/>
        </table:table-row>
        <table:table-row table:style-name="ro2">
          <table:table-cell office:value-type="float" office:value="-2.86" calcext:value-type="float">
            <text:p>-2.86</text:p>
          </table:table-cell>
          <table:table-cell office:value-type="string" calcext:value-type="string">
            <text:p>Look Up: youtu.be/Z7dLU6fk9QY #technology #socialnetworking #socialmedia #society #irony</text:p>
          </table:table-cell>
          <table:table-cell table:number-columns-repeated="1022"/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string" calcext:value-type="string">
            <text:p>Ushering for Scooby Doo has sent me baby mad! I want one! #babies #jokingdad #not</text:p>
          </table:table-cell>
          <table:table-cell table:number-columns-repeated="1022"/>
        </table:table-row>
        <table:table-row table:style-name="ro1">
          <table:table-cell office:value-type="float" office:value="-0.57" calcext:value-type="float">
            <text:p>-0.57</text:p>
          </table:table-cell>
          <table:table-cell office:value-type="string" calcext:value-type="string">
            <text:p>Love hearing June bugs flying into my window #not #gross</text:p>
          </table:table-cell>
          <table:table-cell table:number-columns-repeated="1022"/>
        </table:table-row>
        <table:table-row table:style-name="ro2">
          <table:table-cell office:value-type="float" office:value="0.56" calcext:value-type="float">
            <text:p>0.56</text:p>
          </table:table-cell>
          <table:table-cell office:value-type="string" calcext:value-type="string">
            <text:p>You are fucking disgusting. This is why I know not to believe a word you say. #actions #lol #irony</text:p>
          </table:table-cell>
          <table:table-cell table:number-columns-repeated="1022"/>
        </table:table-row>
        <table:table-row table:style-name="ro1">
          <table:table-cell office:value-type="float" office:value="-3.17" calcext:value-type="float">
            <text:p>-3.17</text:p>
          </table:table-cell>
          <table:table-cell office:value-type="string" calcext:value-type="string">
            <text:p>I love hearing lies made about me, totally boosts my self esteem. #not</text:p>
          </table:table-cell>
          <table:table-cell table:number-columns-repeated="1022"/>
        </table:table-row>
        <table:table-row table:style-name="ro2">
          <table:table-cell office:value-type="float" office:value="-2.71" calcext:value-type="float">
            <text:p>-2.71</text:p>
          </table:table-cell>
          <table:table-cell office:value-type="string" calcext:value-type="string">
            <text:p>RT @brad_dickson: Twitter now looks like Facebook. Great move, Twitter. That's why we're here, cuz we love Facebook. #sarcasm</text:p>
          </table:table-cell>
          <table:table-cell table:number-columns-repeated="1022"/>
        </table:table-row>
        <table:table-row table:style-name="ro2">
          <table:table-cell office:value-type="float" office:value="-3.49" calcext:value-type="float">
            <text:p>-3.49</text:p>
          </table:table-cell>
          <table:table-cell office:value-type="string" calcext:value-type="string">
            <text:p>Ur often after things tht aren't worth ur luv &amp; in process u forget to value things tht remain a 'constant' in ur life #Irony #Introspection</text:p>
          </table:table-cell>
          <table:table-cell table:number-columns-repeated="1022"/>
        </table:table-row>
        <table:table-row table:style-name="ro2">
          <table:table-cell office:value-type="float" office:value="-1.66" calcext:value-type="float">
            <text:p>-1.66</text:p>
          </table:table-cell>
          <table:table-cell office:value-type="string" calcext:value-type="string">
            <text:p>Look here! Don't worry about What I'm doing!! Worry bout what your #NOT doing</text:p>
          </table:table-cell>
          <table:table-cell table:number-columns-repeated="1022"/>
        </table:table-row>
        <table:table-row table:style-name="ro2">
          <table:table-cell office:value-type="float" office:value="-3.45" calcext:value-type="float">
            <text:p>-3.45</text:p>
          </table:table-cell>
          <table:table-cell office:value-type="string" calcext:value-type="string">
            <text:p>I love how someone can get away with taking pictures of us and watching our every move from their house. #not #creepy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“@HLundqvist30 golf classic, where the future meets the past" ironic how the rangers goalie loves golf and mtl goes golfing this cup #irony</text:p>
          </table:table-cell>
          <table:table-cell table:number-columns-repeated="1022"/>
        </table:table-row>
        <table:table-row table:style-name="ro2">
          <table:table-cell office:value-type="float" office:value="-0.9" calcext:value-type="float">
            <text:p>-0.9</text:p>
          </table:table-cell>
          <table:table-cell office:value-type="string" calcext:value-type="string">
            <text:p>First day of summer classes! SO excited for a fun summer semester! #Sarcasm #fmlmang</text:p>
          </table:table-cell>
          <table:table-cell table:number-columns-repeated="1022"/>
        </table:table-row>
        <table:table-row table:style-name="ro1">
          <table:table-cell office:value-type="float" office:value="-2.86" calcext:value-type="float">
            <text:p>-2.86</text:p>
          </table:table-cell>
          <table:table-cell office:value-type="string" calcext:value-type="string">
            <text:p>I love when people use your stuff without giving you credit #not</text:p>
          </table:table-cell>
          <table:table-cell table:number-columns-repeated="1022"/>
        </table:table-row>
        <table:table-row table:style-name="ro2">
          <table:table-cell office:value-type="float" office:value="-1.37" calcext:value-type="float">
            <text:p>-1.37</text:p>
          </table:table-cell>
          <table:table-cell office:value-type="string" calcext:value-type="string">
            <text:p>@CBCNews Yeah because clearly a bra strap and sleeveless shirts are such bad things... #not</text:p>
          </table:table-cell>
          <table:table-cell table:number-columns-repeated="1022"/>
        </table:table-row>
        <table:table-row table:style-name="ro2">
          <table:table-cell office:value-type="float" office:value="-1.14" calcext:value-type="float">
            <text:p>-1.14</text:p>
          </table:table-cell>
          <table:table-cell office:value-type="string" calcext:value-type="string">
            <text:p>Working in the studio today #casual (#sarcasm) instagram.com/p/nplpFXw0Ot/</text:p>
          </table:table-cell>
          <table:table-cell table:number-columns-repeated="1022"/>
        </table:table-row>
        <table:table-row table:style-name="ro2">
          <table:table-cell office:value-type="float" office:value="-2.86" calcext:value-type="float">
            <text:p>-2.86</text:p>
          </table:table-cell>
          <table:table-cell office:value-type="string" calcext:value-type="string">
            <text:p>Oliver North thinks it's a bad idea to negotiate with the enemy #irony rawstory.com/rs/2014/06/05/…</text:p>
          </table:table-cell>
          <table:table-cell table:number-columns-repeated="1022"/>
        </table:table-row>
        <table:table-row table:style-name="ro2">
          <table:table-cell office:value-type="float" office:value="-2.34" calcext:value-type="float">
            <text:p>-2.34</text:p>
          </table:table-cell>
          <table:table-cell office:value-type="string" calcext:value-type="string">
            <text:p>I love being sick at work and then not feeling well enough to go out and party for someones birthday... #not</text:p>
          </table:table-cell>
          <table:table-cell table:number-columns-repeated="1022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string" calcext:value-type="string">
            <text:p>,I just wanna make money lay bvk nd have sex \n#not to much to ask for </text:p>
          </table:table-cell>
          <table:table-cell table:number-columns-repeated="1022"/>
        </table:table-row>
        <table:table-row table:style-name="ro2">
          <table:table-cell office:value-type="float" office:value="-2.02" calcext:value-type="float">
            <text:p>-2.02</text:p>
          </table:table-cell>
          <table:table-cell office:value-type="string" calcext:value-type="string">
            <text:p>If you didn't post a picture at the luke Bryan concert , did u even go? #notasub #sarcasm</text:p>
          </table:table-cell>
          <table:table-cell table:number-columns-repeated="1022"/>
        </table:table-row>
        <table:table-row table:style-name="ro2">
          <table:table-cell office:value-type="float" office:value="-1.36" calcext:value-type="float">
            <text:p>-1.36</text:p>
          </table:table-cell>
          <table:table-cell office:value-type="string" calcext:value-type="string">
            <text:p>@twitter isn't an effective tool for gov employees b/c they have to get communications approved. #irony #fedmedia2014</text:p>
          </table:table-cell>
          <table:table-cell table:number-columns-repeated="1022"/>
        </table:table-row>
        <table:table-row table:style-name="ro2">
          <table:table-cell office:value-type="float" office:value="-2.43" calcext:value-type="float">
            <text:p>-2.43</text:p>
          </table:table-cell>
          <table:table-cell office:value-type="string" calcext:value-type="string">
            <text:p>So Dorothy's gonna take Zelena's chair? Bet that will go over well #sarcasm @OnceABC @bexmader #WickedVsEvil #OnceUponATime</text:p>
          </table:table-cell>
          <table:table-cell table:number-columns-repeated="1022"/>
        </table:table-row>
        <table:table-row table:style-name="ro2">
          <table:table-cell office:value-type="float" office:value="0.26" calcext:value-type="float">
            <text:p>0.26</text:p>
          </table:table-cell>
          <table:table-cell office:value-type="string" calcext:value-type="string">
            <text:p>RT @SeanParnellUSA: @BradThor "Dude", the Second Amendment...that was like 200 yrs ago...\n#sarcasm</text:p>
          </table:table-cell>
          <table:table-cell table:number-columns-repeated="1022"/>
        </table:table-row>
        <table:table-row table:style-name="ro2">
          <table:table-cell office:value-type="float" office:value="-2.51" calcext:value-type="float">
            <text:p>-2.51</text:p>
          </table:table-cell>
          <table:table-cell office:value-type="string" calcext:value-type="string">
            <text:p>Over You comes on the radio and for some reason out of no where I start bawling. #cool #not</text:p>
          </table:table-cell>
          <table:table-cell table:number-columns-repeated="1022"/>
        </table:table-row>
        <table:table-row table:style-name="ro2">
          <table:table-cell office:value-type="float" office:value="-2.45" calcext:value-type="float">
            <text:p>-2.45</text:p>
          </table:table-cell>
          <table:table-cell office:value-type="string" calcext:value-type="string">
            <text:p>Got tinder for two hours liked about 4000 photos and then dipped out #wellthatwasfun #pause #not</text:p>
          </table:table-cell>
          <table:table-cell table:number-columns-repeated="1022"/>
        </table:table-row>
        <table:table-row table:style-name="ro2">
          <table:table-cell office:value-type="float" office:value="1.83" calcext:value-type="float">
            <text:p>1.83</text:p>
          </table:table-cell>
          <table:table-cell office:value-type="string" calcext:value-type="string">
            <text:p>So - I have decided to unblock my twitter feed for a bit and stretch my legs, so to speak. Hello world!</text:p>
          </table:table-cell>
          <table:table-cell table:number-columns-repeated="1022"/>
        </table:table-row>
        <table:table-row table:style-name="ro2">
          <table:table-cell office:value-type="float" office:value="-3.45" calcext:value-type="float">
            <text:p>-3.45</text:p>
          </table:table-cell>
          <table:table-cell office:value-type="string" calcext:value-type="string">
            <text:p>I bet that 10,000 lb orca loves being in a swimming pool #not sea world commercials annoy me so much</text:p>
          </table:table-cell>
          <table:table-cell table:number-columns-repeated="1022"/>
        </table:table-row>
        <table:table-row table:style-name="ro2">
          <table:table-cell office:value-type="float" office:value="-1.63" calcext:value-type="float">
            <text:p>-1.63</text:p>
          </table:table-cell>
          <table:table-cell office:value-type="string" calcext:value-type="string">
            <text:p>Apparently we've had all the equipment for the Stanley cup final at our house all day? Lol good thing we lock our doors... #not</text:p>
          </table:table-cell>
          <table:table-cell table:number-columns-repeated="1022"/>
        </table:table-row>
        <table:table-row table:style-name="ro2">
          <table:table-cell office:value-type="float" office:value="-1.51" calcext:value-type="float">
            <text:p>-1.51</text:p>
          </table:table-cell>
          <table:table-cell office:value-type="string" calcext:value-type="string">
            <text:p>@KCassidying @Carla59132964 @AJKreisberg I'm not team lauriver( i retweet stuff)tired of laurel getting shoved into background.#sarcasm</text:p>
          </table:table-cell>
          <table:table-cell table:number-columns-repeated="1022"/>
        </table:table-row>
        <table:table-row table:style-name="ro2">
          <table:table-cell office:value-type="float" office:value="-2.72" calcext:value-type="float">
            <text:p>-2.72</text:p>
          </table:table-cell>
          <table:table-cell office:value-type="string" calcext:value-type="string">
            <text:p>So that is what Queens do? And here I thought they just stood there and look pretty. #sarcasm</text:p>
          </table:table-cell>
          <table:table-cell table:number-columns-repeated="1022"/>
        </table:table-row>
        <table:table-row table:style-name="ro2">
          <table:table-cell office:value-type="float" office:value="-2.28" calcext:value-type="float">
            <text:p>-2.28</text:p>
          </table:table-cell>
          <table:table-cell office:value-type="string" calcext:value-type="string">
            <text:p>@KimKardashian your always welcome in Ireland, we love you\n#AHAHHAAHAH \n#NOT</text:p>
          </table:table-cell>
          <table:table-cell table:number-columns-repeated="1022"/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string" calcext:value-type="string">
            <text:p>@Kennedy_15_ #sarcasm #idc #swag #2k14swag</text:p>
          </table:table-cell>
          <table:table-cell table:number-columns-repeated="1022"/>
        </table:table-row>
        <table:table-row table:style-name="ro1">
          <table:table-cell office:value-type="float" office:value="-3.55" calcext:value-type="float">
            <text:p>-3.55</text:p>
          </table:table-cell>
          <table:table-cell office:value-type="string" calcext:value-type="string">
            <text:p>Don't mind me, I actually like being left out. #not #thanks</text:p>
          </table:table-cell>
          <table:table-cell table:number-columns-repeated="1022"/>
        </table:table-row>
        <table:table-row table:style-name="ro1">
          <table:table-cell office:value-type="float" office:value="-1.52" calcext:value-type="float">
            <text:p>-1.52</text:p>
          </table:table-cell>
          <table:table-cell office:value-type="string" calcext:value-type="string">
            <text:p>Feedback, friends, farewell, fun, food, and Friday #byeinternship #not</text:p>
          </table:table-cell>
          <table:table-cell table:number-columns-repeated="1022"/>
        </table:table-row>
        <table:table-row table:style-name="ro1">
          <table:table-cell office:value-type="float" office:value="-1.27" calcext:value-type="float">
            <text:p>-1.27</text:p>
          </table:table-cell>
          <table:table-cell office:value-type="string" calcext:value-type="string">
            <text:p>@OmarKelly "Special" being the key word right??? #Sarcasm</text:p>
          </table:table-cell>
          <table:table-cell table:number-columns-repeated="1022"/>
        </table:table-row>
        <table:table-row table:style-name="ro2">
          <table:table-cell office:value-type="float" office:value="-3.1" calcext:value-type="float">
            <text:p>-3.1</text:p>
          </table:table-cell>
          <table:table-cell office:value-type="string" calcext:value-type="string">
            <text:p>“@NeilVermillion: Sometimes truth offends before it liberates. Don't discard a good message just because it's uncomfortable</text:p>
          </table:table-cell>
          <table:table-cell table:number-columns-repeated="1022"/>
        </table:table-row>
        <table:table-row table:style-name="ro2">
          <table:table-cell office:value-type="float" office:value="-0.64" calcext:value-type="float">
            <text:p>-0.64</text:p>
          </table:table-cell>
          <table:table-cell office:value-type="string" calcext:value-type="string">
            <text:p>DE SHIL V/S DE WUAYATS... ONCE IN A LIFETIME!!! xDDD #Sarcasm #RAWCL</text:p>
          </table:table-cell>
          <table:table-cell table:number-columns-repeated="1022"/>
        </table:table-row>
        <table:table-row table:style-name="ro2">
          <table:table-cell office:value-type="float" office:value="-3.16" calcext:value-type="float">
            <text:p>-3.16</text:p>
          </table:table-cell>
          <table:table-cell office:value-type="string" calcext:value-type="string">
            <text:p>Favorite thing in the world: being lied to #sarcasm #sarcastictweet #annnoying</text:p>
          </table:table-cell>
          <table:table-cell table:number-columns-repeated="1022"/>
        </table:table-row>
        <table:table-row table:style-name="ro2">
          <table:table-cell office:value-type="float" office:value="-3.56" calcext:value-type="float">
            <text:p>-3.56</text:p>
          </table:table-cell>
          <table:table-cell office:value-type="string" calcext:value-type="string">
            <text:p>@Mr_Carterr my flight got cancelled and I am in the UK and I can't meet u anymore because of the stupid plane :( #NOT.FAIR.AT.ALL xxxxxxxxxx</text:p>
          </table:table-cell>
          <table:table-cell table:number-columns-repeated="1022"/>
        </table:table-row>
        <table:table-row table:style-name="ro1">
          <table:table-cell office:value-type="float" office:value="-2.13" calcext:value-type="float">
            <text:p>-2.13</text:p>
          </table:table-cell>
          <table:table-cell office:value-type="string" calcext:value-type="string">
            <text:p>Too windy for the wind #turbines... #irony pic.twitter.com/uxK277NHhV</text:p>
          </table:table-cell>
          <table:table-cell table:number-columns-repeated="1022"/>
        </table:table-row>
        <table:table-row table:style-name="ro2">
          <table:table-cell office:value-type="float" office:value="-2.67" calcext:value-type="float">
            <text:p>-2.67</text:p>
          </table:table-cell>
          <table:table-cell office:value-type="string" calcext:value-type="string">
            <text:p>No price fixing going on here. Just good ol' competitive capitalism at its finest. #YQR. #Sarcasm. pic.twitter.com/xYz3QBZ6D2</text:p>
          </table:table-cell>
          <table:table-cell table:number-columns-repeated="1022"/>
        </table:table-row>
        <table:table-row table:style-name="ro2">
          <table:table-cell office:value-type="float" office:value="-2.69" calcext:value-type="float">
            <text:p>-2.69</text:p>
          </table:table-cell>
          <table:table-cell office:value-type="string" calcext:value-type="string">
            <text:p>My parents are literally yelling at me for watching Orange Is the New Black saying it's going to make me to go to prison \n\nYeah definitely</text:p>
          </table:table-cell>
          <table:table-cell table:number-columns-repeated="1022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string" calcext:value-type="string">
            <text:p>@meggyy12 I was listening to that song earlier today #irony</text:p>
          </table:table-cell>
          <table:table-cell table:number-columns-repeated="1022"/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string" calcext:value-type="string">
            <text:p>skyfun is so fun. really #sarcasm</text:p>
          </table:table-cell>
          <table:table-cell table:number-columns-repeated="1022"/>
        </table:table-row>
        <table:table-row table:style-name="ro2">
          <table:table-cell office:value-type="float" office:value="2.22" calcext:value-type="float">
            <text:p>2.22</text:p>
          </table:table-cell>
          <table:table-cell office:value-type="string" calcext:value-type="string">
            <text:p>@wasnt_serious it's literally outside of where I grocery shop every day. GOOD TIMES!</text:p>
          </table:table-cell>
          <table:table-cell table:number-columns-repeated="1022"/>
        </table:table-row>
        <table:table-row table:style-name="ro2">
          <table:table-cell office:value-type="float" office:value="-2.08" calcext:value-type="float">
            <text:p>-2.08</text:p>
          </table:table-cell>
          <table:table-cell office:value-type="string" calcext:value-type="string">
            <text:p>@theycallmepitch @whitrm I particularly like the last sentence of that tweet. #irony</text:p>
          </table:table-cell>
          <table:table-cell table:number-columns-repeated="1022"/>
        </table:table-row>
        <table:table-row table:style-name="ro2">
          <table:table-cell office:value-type="float" office:value="-2.79" calcext:value-type="float">
            <text:p>-2.79</text:p>
          </table:table-cell>
          <table:table-cell office:value-type="string" calcext:value-type="string">
            <text:p>Rylan screaming the house is on fire, never have I run so fast... Funny joke bro #not</text:p>
          </table:table-cell>
          <table:table-cell table:number-columns-repeated="1022"/>
        </table:table-row>
        <table:table-row table:style-name="ro2">
          <table:table-cell office:value-type="float" office:value="-1.92" calcext:value-type="float">
            <text:p>-1.92</text:p>
          </table:table-cell>
          <table:table-cell office:value-type="string" calcext:value-type="string">
            <text:p>Cool now got a ticket on my way to Houston. This night just keeps getting better #not</text:p>
          </table:table-cell>
          <table:table-cell table:number-columns-repeated="1022"/>
        </table:table-row>
        <table:table-row table:style-name="ro2">
          <table:table-cell office:value-type="float" office:value="-0.56" calcext:value-type="float">
            <text:p>-0.56</text:p>
          </table:table-cell>
          <table:table-cell office:value-type="string" calcext:value-type="string">
            <text:p>who on some professional track mastering #whatsup #real deal #not 1st time project #all 4 CHRIST!!!</text:p>
          </table:table-cell>
          <table:table-cell table:number-columns-repeated="1022"/>
        </table:table-row>
        <table:table-row table:style-name="ro2">
          <table:table-cell office:value-type="float" office:value="-2.63" calcext:value-type="float">
            <text:p>-2.63</text:p>
          </table:table-cell>
          <table:table-cell office:value-type="string" calcext:value-type="string">
            <text:p>the president defined the meaning of "cabinet"and told us the different btwn cabinet and government.. thank you mr president #sarcasm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You can #predict what a #person gon #do , and they'll #swear up and down they're #not . Then #when it happen...they'll still be in #denial .</text:p>
          </table:table-cell>
          <table:table-cell table:number-columns-repeated="1022"/>
        </table:table-row>
        <table:table-row table:style-name="ro2">
          <table:table-cell office:value-type="float" office:value="0.32" calcext:value-type="float">
            <text:p>0.32</text:p>
          </table:table-cell>
          <table:table-cell office:value-type="string" calcext:value-type="string">
            <text:p>As good a place to start as any. #goodreads #irony salon.com/2014/04/13/dav…</text:p>
          </table:table-cell>
          <table:table-cell table:number-columns-repeated="1022"/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string" calcext:value-type="string">
            <text:p>yay, bronchitis!! #sarcasm #fml</text:p>
          </table:table-cell>
          <table:table-cell table:number-columns-repeated="1022"/>
        </table:table-row>
        <table:table-row table:style-name="ro1">
          <table:table-cell office:value-type="float" office:value="-1.13" calcext:value-type="float">
            <text:p>-1.13</text:p>
          </table:table-cell>
          <table:table-cell office:value-type="string" calcext:value-type="string">
            <text:p>The return of the penalty parade... #ducks #kings #sarcasm</text:p>
          </table:table-cell>
          <table:table-cell table:number-columns-repeated="1022"/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string" calcext:value-type="string">
            <text:p>Sometimes sarcasm ease things even #death #sarcasm #lol #die</text:p>
          </table:table-cell>
          <table:table-cell table:number-columns-repeated="1022"/>
        </table:table-row>
        <table:table-row table:style-name="ro1">
          <table:table-cell office:value-type="float" office:value="-1.41" calcext:value-type="float">
            <text:p>-1.41</text:p>
          </table:table-cell>
          <table:table-cell office:value-type="string" calcext:value-type="string">
            <text:p>Gotta love when a ex starts following you on twitter... #not</text:p>
          </table:table-cell>
          <table:table-cell table:number-columns-repeated="1022"/>
        </table:table-row>
        <table:table-row table:style-name="ro2">
          <table:table-cell office:value-type="float" office:value="-1.88" calcext:value-type="float">
            <text:p>-1.88</text:p>
          </table:table-cell>
          <table:table-cell office:value-type="string" calcext:value-type="string">
            <text:p>Co champs in the scripts national spelling bee....Literally ran out of words for them to spell. That's impressive #couldhavebeenme #not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@YouTube is being dumb. #error #helpful #sarcasm gyazo.com/70cf8a5b0b797e… #Gyazo</text:p>
          </table:table-cell>
          <table:table-cell table:number-columns-repeated="1022"/>
        </table:table-row>
        <table:table-row table:style-name="ro2">
          <table:table-cell office:value-type="float" office:value="-2.91" calcext:value-type="float">
            <text:p>-2.91</text:p>
          </table:table-cell>
          <table:table-cell office:value-type="string" calcext:value-type="string">
            <text:p>My wife won't let me live tweet her labor. #sorrytodisappoint #sarcasm #somepeoplearereallydense</text:p>
          </table:table-cell>
          <table:table-cell table:number-columns-repeated="1022"/>
        </table:table-row>
        <table:table-row table:style-name="ro2">
          <table:table-cell office:value-type="float" office:value="-2.12" calcext:value-type="float">
            <text:p>-2.12</text:p>
          </table:table-cell>
          <table:table-cell office:value-type="string" calcext:value-type="string">
            <text:p>Love the fact that my car needs to be fixed and I won't be able to use it for weeks... It's gonna be a great summer #not</text:p>
          </table:table-cell>
          <table:table-cell table:number-columns-repeated="1022"/>
        </table:table-row>
        <table:table-row table:style-name="ro2">
          <table:table-cell office:value-type="float" office:value="-2.81" calcext:value-type="float">
            <text:p>-2.81</text:p>
          </table:table-cell>
          <table:table-cell office:value-type="string" calcext:value-type="string">
            <text:p>@EmmaJanee92 yep it like literally makes me in such a horrible mood aswell defo not good for you! X</text:p>
          </table:table-cell>
          <table:table-cell table:number-columns-repeated="1022"/>
        </table:table-row>
        <table:table-row table:style-name="ro1">
          <table:table-cell office:value-type="float" office:value="-3.39" calcext:value-type="float">
            <text:p>-3.39</text:p>
          </table:table-cell>
          <table:table-cell office:value-type="string" calcext:value-type="string">
            <text:p>Yay for spending my last $20 on a dress I'm gonna wear once #not #jokes</text:p>
          </table:table-cell>
          <table:table-cell table:number-columns-repeated="1022"/>
        </table:table-row>
        <table:table-row table:style-name="ro2">
          <table:table-cell office:value-type="float" office:value="-2.15" calcext:value-type="float">
            <text:p>-2.15</text:p>
          </table:table-cell>
          <table:table-cell office:value-type="string" calcext:value-type="string">
            <text:p>Coincidence that mance lit the biggest fire last night and today Miami is smokey? I think not #GoT #irony</text:p>
          </table:table-cell>
          <table:table-cell table:number-columns-repeated="1022"/>
        </table:table-row>
        <table:table-row table:style-name="ro1">
          <table:table-cell office:value-type="float" office:value="-1.71" calcext:value-type="float">
            <text:p>-1.71</text:p>
          </table:table-cell>
          <table:table-cell office:value-type="string" calcext:value-type="string">
            <text:p>My favorite home alone for the night :-) #sarcasm #scared</text:p>
          </table:table-cell>
          <table:table-cell table:number-columns-repeated="1022"/>
        </table:table-row>
        <table:table-row table:style-name="ro1">
          <table:table-cell office:value-type="float" office:value="-2.49" calcext:value-type="float">
            <text:p>-2.49</text:p>
          </table:table-cell>
          <table:table-cell office:value-type="string" calcext:value-type="string">
            <text:p>but really I totally love it #sarcasm</text:p>
          </table:table-cell>
          <table:table-cell table:number-columns-repeated="1022"/>
        </table:table-row>
        <table:table-row table:style-name="ro2">
          <table:table-cell office:value-type="float" office:value="-0.33" calcext:value-type="float">
            <text:p>-0.33</text:p>
          </table:table-cell>
          <table:table-cell office:value-type="string" calcext:value-type="string">
            <text:p>Claps for @vodafoneNZ my dad finally got my texts begging to be picked up. I've been back home for 5 hrs now #sarcasm</text:p>
          </table:table-cell>
          <table:table-cell table:number-columns-repeated="102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string" calcext:value-type="string">
            <text:p>@izensei Going out big so to speak</text:p>
          </table:table-cell>
          <table:table-cell table:number-columns-repeated="1022"/>
        </table:table-row>
        <table:table-row table:style-name="ro26">
          <table:table-cell office:value-type="float" office:value="-2.57" calcext:value-type="float">
            <text:p>-2.57</text:p>
          </table:table-cell>
          <table:table-cell office:value-type="string" calcext:value-type="string">
            <text:p>Oh it's the Botox. I can't show emotion for another hour and a half." Yeah like you could show emotion Fiona(..) #acinderellastory #sarcasm</text:p>
            <text:p>4764728166748323845212771261680312322.71@fckugrande IM LITERALLY SHAKING YOU ARE SO NICE ILY SO MUCH YOU DESERVE GOOD THONGS IN LIFE</text:p>
            <text:p>472396189107646464521277154257281024-2.33Thanks judge we'll all take your advice and stay away from springfest #not</text:p>
            <text:p>473188949910122496521277182564634625-2.42Is it just me or does the World Cup trophy in this photo look like a turkey leg? #Murica #irony #USAvTUR #USMNT pic.twitter.com/5HmHM3qSaq</text:p>
            <text:p>463099192660209664521277210289008640-2.31Hey @kgardner24 rumor is you open up with Presbyterian #Sarcasm #WouldBeNiceThough</text:p>
            <text:p>472471138954915840521277238365675520-2.30@GdaytoYou will be watching... Should be a great game! Good luck! #not ....</text:p>
            <text:p>464221929189421056521277266404593664-2.91Well my senior year of baseball is officially over with a fractured wrist. Not exactly how I wanted to leave the game...</text:p>
            <text:p>472199472131616768521277294510604288-2.18The national spelling bee is on ESPN. You guys don't want to miss this! #not</text:p>
            <text:p>465376549546389504521277322822164480-2.28RT @redsteeze: I want politicians involved with NFL decision making about as much as I want football players deciding economic and foreign …</text:p>
            <text:p>463251548886540288521277351012081664-3.58Looking forward to another 10/11 hour shift. #sarcasm</text:p>
            <text:p>463369775033647105521277379252338688-3.21RT @Reggy770: @moflavadj @KhutsoTheledi LMAO DJ JustMo truly took 'em to church. #TheFreeway #YTKO #Sarcasm</text:p>
            <text:p>472500732331966464521277407299641345-2.81You know it's summer when your neighbor has taken up permanent shirtless residence on the deck across the alley from you. #bestviewever #not</text:p>
            <text:p>472844057392447488521277435044986882-1.73It is #not #easy to run a business and do school and plan for Europe and work at a restaurant and shower repeat these things are #not #easy</text:p>
            <text:p>472214953865125888521277463285215232-3.00Oh really? You're gonna set 'rules' for my last free summer? You're funny. #NOT</text:p>
            <text:p>472376571282878464521277491462553600-3.49Far too happy I've finished my last lab of the year considering I'm ... Working in a lab for the next 12 months #irony</text:p>
            <text:p>474993563529658368521277519023316992-2.56I am now following @CIA but do I want them to follow me? #torn #cia #irony</text:p>
            <text:p>460256763594293249521277546533781504-2.30well at least the #NHL refs arent sneaky about playing favorites #sarcasm #NHLplayoffs #AvsVsWild</text:p>
            <text:p>472511335792934912521277574006444032-1.03Being left alone in a flat with my birthday presents hidden somewhere is a true test of will power! #must #not #look </text:p>
            <text:p>463104574241652736521277601479147520-2.63Other than reading about 8 more pages, writing 2 mini essays and doing a civic review I really dont have that much left! #sarcasm</text:p>
            <text:p>463340312895946752521277629882982400-.93Oh I just love it when a website load time triples because of ads. X_X #traders! #sarcasm</text:p>
            <text:p>463977584049393664521277657787662336-2.01Most Indian takeaways, kebaberies, &amp;amp; some dodgy chicken places are halal but it's okay if you're drunk... #really #irony</text:p>
            <text:p>472479744483917824521277685319094272.183-0 win over Peru.... Were gonna win the World Cup!! #LetsGetExcited #Not</text:p>
            <text:p>472120557237182464521277713529962497-3.01I'll never regret anything as much! #Usa #shite #summer #youppppa #not</text:p>
            <text:p>472050442395217920521277741052985344-2.82Android update to 4.2 deleted Google Talk app and replaced it with Hangouts. #not #in #control</text:p>
            <text:p>472546919840247808521277769355780096-3.20There nothing better than getting kicked while your down. #sarcasm #thinkhappythoughts</text:p>
            <text:p>463503639282077696521277797697085440-2.06always there for me. what would I do without ya? #sarcasm</text:p>
            <text:p>472809579424657408521277827040436225-2.35Got off work much earlier than had planned. Now I get to sit at home and do nothing. Gotta love my life. #LivingTheDream #not</text:p>
            <text:p>472879249595318272521277855280685056-2.43I currently live with my sister and I only know what she's doing through Instagram. #weareclose #not</text:p>
            <text:p>472544067516387329521277883890036736-3.04Pacer fans constantly complain about Lebron flopping yet they're the most fined team for flopping since fines started #irony</text:p>
            <text:p>463376514365812736521277912189009920-2.49@HogansBeard Use another search engine. You're not legaly forced to use Goolge, I'm sure Bing and Yahoo are both great alternatives #sarcasm</text:p>
            <text:p>472210386821734400521277940357943296-2.33That moment when your dyslexic brother spells a word wrong in his tweet about the #spellingbee #irony</text:p>
            <text:p>474174210617905152521277968518483968.71@tony_calvin @helynsar think his wife has always been pretty hands on, so to speak</text:p>
            <text:p>472964868665262080521277996775514112-2.69I just love how sensitive our smoke alarms are and having to jump out of the shower to turn the alarm off because it was a hot shower #not</text:p>
            <text:p>472216449151688704521278024801869827-2.05I was gonna take that beer out of the freezer but then I got high. But now I have the patience to clean the mess! #Irony</text:p>
            <text:p>465552386799312896521278053398634496-2.74Don't you love how the turnpike always has "work zones" where fines double, speed is cut in half and there's no construction ever. #Merica</text:p>
            <text:p>472121667989536768521278080909062145-2.87Canadians "frankly" don't understand #Harpercrite commenting about other ppl not listening to #science! #irony #vacine #cdnpoli #pnpcbc #cpc</text:p>
            <text:p>463500245221928960521278108893470720-2.71@twitter having so much fun clicking unfollow #sarcasm</text:p>
            <text:p>472241808668622848521278137037242368-1.72Off to work by bus for the first time in a long while,:-( ###not sure how to get back from where i am going to......</text:p>
            <text:p>472400041379102721521278165181034497-3.19It always builds confidence in the system when the so called 'experts' don't seem to have a clue... #NOT</text:p>
            <text:p>472419805791027200521278193496780800-.58@jreineron7 @jpmonster21 @BaltazarBoston Looks like my front yard. #not Clouds are building...better hurry.</text:p>
            <text:p>472789592882819072521278221804118016-2.49@SymonHill @boycottworkfare National service is just what these lazy scroungers need! Birching next? #irony</text:p>
            <text:p>472205704414392320521278250023407616-2.81Thanks @lamelaza_7 for costing the Jays the game. #MVPmaterial #NOT</text:p>
            <text:p>472171045412433920521278278162976768-2.61I love #ProfessorLayton, but why does the story never make sense? It's an adventure game in which you solve logic puzzles #irony #confused</text:p>
            <text:p>472491686074265600521278306243862528-1.15@luna22_tino well you're missing out...on another note, when are you gunna come to Colorado and play? #freeweed #haaaaa #not</text:p>
            <text:p>473183016526020608521278334488285184-3.35When females can't dress nor do they makeup God i hate that shit \n#ladies #maintain #yourselves #do #it #right #or #not #at #all</text:p>
            <text:p>472582172441055233521278362736918528-2.72My doctor is an old, awkward, ratchety man... So I felt pretty comfortable with him today #not</text:p>
            <text:p>474937711514894337521278391061065728-2.30"@CringePhotos: Please stop breading.. Too many stupid people about. pic.twitter.com/YAXOkJzM7A" #irony</text:p>
            <text:p>472971835470925825521278419313901569-3.20You're not even dating her and you're already ditching me for her. Real cool. Best Friends Forever! #Not </text:p>
            <text:p>473126088026361856521278447549960193-2.70@JoooyG oh joy you where def setting high standards last night! Well I enjoyed my 4 am shift #NOT #sarcasm</text:p>
            <text:p>474195664633872384521278475769221121-1.16Nearly fell down stairs looking at an Accident Awareness sign. #idiot #irony</text:p>
            <text:p>463039632498651137521278504026255360-3.30RT @UniteRight: #Breaking: @GrahamBlog wants the House to create a select committee on #Benghazi. Now THAT's leadership, #sarcasm. #Impeach…</text:p>
            <text:p>465338960949309440521278532228759552-2.83When my phones dead its about as useless as a brick</text:p>
            <text:p>463506932762832896521278560221540352-3.09@brentzerafa @DufficyRon Maybe we need more racing? #sarcasm</text:p>
            <text:p>463481131971534849521278588537294848-1.71Antara gf gastrik dan assignment? Of course lah assignment! Markah kot! Haha. #sarcasm</text:p>
            <text:p>476433457392783360521278620007137280-1.55I will literally bet a homeless man that how I will die will be from being too lazy to go get water from the kitchen and becoming dehydrated</text:p>
            <text:p>463435215357345792521278648008335360-3.00@TonyGrossi Who the hell is Theodore Brigewater? is he related to that Louisville QB #sarcasm</text:p>
            <text:p>476459268695425025521278676068204544-2.32Becca phone literally autocorrects every word I type, getting a basic tweet off takes a good 3 minutes.</text:p>
            <text:p>463303087609106433521278704165847040-2.49Great, we spent a bazillion dollars to lower the uninsurance rate 1.2% since Bush was in office. Progress! #sarcasm</text:p>
            <text:p>464113089210621952521278732221562880-2.46Not exactly the ten year plan I had hoped for, but while we're on the subject some bitch who wears sky blue and lavender is going to try to</text:p>
            <text:p>463139679454261249521278760520548352-3.10I sure am glad that Westpac Bank managed to lift their profits by 8% to $3.77bn. It seemed touch and go for a while there #sarcasm</text:p>
            <text:p>463009433082019841521278788685295616-3.00The Amazing Spiderman 2 failed so hard. It only made $92 Million this weekend. Total failure. Sony should just cancel the series. #sarcasm</text:p>
            <text:p>463283512632942593521278816212504577-2.08so just 100 topics of first module &amp; 86 topics of second to be completed in 15 days. Yeah, not a big deal. IT'S BETTER TO DIE. #sarcasm</text:p>
            <text:p>472152461688717313521278844431777792-2.78Note you're mad at me for saying i don't like when you're mad at me. I see #irony in this...</text:p>
            <text:p>472097287184072704521278872516841472-2.94Wassup wit all these guys I been seeing wearing these lil ass shorts lately #not cool</text:p>
            <text:p>472207869035950080521278900614492160-2.50@darrenmorgan7 you are awful uppity after the game has ended. Sage like tweets #not</text:p>
            <text:p>463189923785220096521278928724692992-2.58Gay slurs, C-Bombs, Punch Ups, Sex Tapes - now that's how you kick off #NRL Women In League launch! #Sarcasm #Idiots #NeedMoreThurstons</text:p>
            <text:p>463212140518576128521278956952363010-3.19Man, so glad for the hope &amp; change #sarcasm [pic] #tcot #tgdn #PJNET #LNYHBT #ccot #RedNationRising #SGP pic.twitter.com/4gnb9IQPsT</text:p>
            <text:p>463421998207868928521278985033244672-3.13Good game Johnson. What a Super Sub Moses was!! #sarcasm</text:p>
            <text:p>472410315016388608521279013139259392-1.79@JardySP @Fat_Cat_Counsel Might try a bed shot myself. Would inevitably raise my profile, gain prestige and boost practice #not</text:p>
            <text:p>463156440509595649521279041199157249-2.49Dylan and I being productive #sarcasm pic.twitter.com/tuEXL1FRG4</text:p>
            <text:p>472463567686361088521279069368107008-2.01@Ziphos123 R U serious? #HUH! THE #USHouseOfReps is not the #USA #Gov't! Apologized4 segration #NOT #slavery! @amhistorymuseum @smithsonian</text:p>
            <text:p>463026950496591872521279097633509376-2.91That's me!\n#sarcasm #sorrynotsorry #wine #bankholiday #lols #instafunny #nosugarbutplentyofspice… instagram.com/p/nleJLFS_Wt/</text:p>
            <text:p>472110327157776385521279125831815168-2.95@haylesrxo just got paid today you hormonal camel I'll bring you your 20 dollars tonight!! Ur life must have been so hard without it #not</text:p>
            <text:p>472925334829289472521279154290171904-2.06feeling sick the night before your graduation is always fun… #not</text:p>
            <text:p>474654620569337856521279182526238721-2.00Wrote down my idea + glitch-like string to number conversion code. On paper, because my PC crashed. #irony #glitchjam pic.twitter.com/XXOgOO5O6K</text:p>
            <text:p>473481818675478529521279210619682816-2.00RT @39foor_myet: This thing has been eating me up lately. #Irony</text:p>
            <text:p>4764158359518699525212792386669772812.89Done with college for good in 8 days, I literally cannot wait to start summer</text:p>
            <text:p>472108027894460416521279266668154880-3.46Sitting at the airport for 8 hours is my favorite passtime #not</text:p>
            <text:p>476489715319701504521279294908432384-2.47Literally have no idea how all these girls are getting cameron follows like ugh *just here waiting till I'm old and grey* </text:p>
            <text:p>463405561665433601521279323043799040-1.66@MericanBacon \n\n#sarcasm \n\nI like it rough, sir.</text:p>
            <text:p>465073402718740480521279351250505728-.38@StormUechtritz @LindaKeatingMKF Storm in a teacup so to speak!</text:p>
            <text:p>472094217452675072521279379457208320-2.19@Martinw100 well ill think of you working while I'm tucked up in bed #not</text:p>
            <text:p>472768124186816512521279407785517056-2.97I called @KLoesing like 15 times this morning....no answer #thanksfortheride #not</text:p>
            <text:p>472098004800118786521279436042539008-2.44sort of confused that teel was charged with assault and the KKK can continue to kill #mixedresults #not #legal #precident #BDSMN5</text:p>
            <text:p>472168901959483392521279464018546688-1.08Just got two questions right on jeopardy! I'm such a genius. #not</text:p>
            <text:p>463258797709213696521279492204294144-2.60@phil_keefe you're late? Fucking hell that's a first. #sarcasm</text:p>
            <text:p>472125677253447680521279520448724992-2.00@am_lu_ca so did most of the other singers on the show ;) #not-agreeingthou lol</text:p>
            <text:p>472943744774586369521279548701540353-3.66Apparently everyone decided to play the asshole card tonight. Cool. #not</text:p>
            <text:p>472535596338933760521279576736301056-3.26I'm glad I have friends to hang out with on the Friday night #not </text:p>
            <text:p>472219956822564864521279604909436928-2.92Oh, dear uterus\nYou cause me such joy. \n#not </text:p>
            <text:p>462997651383140352521279633216765952-3.41RT @Jesus_Christ99: @cian_cd @AaronBourke13 Wow, its been ages since you sent me this....#Sarcasm</text:p>
            <text:p>474076588884369408521279661608022016-1.02Still playing catchup. #XWII #coffeebeanandtealeaffortoday #23daysofxtremeworkout #irony instagram.com/p/oz-7-ruBz3/</text:p>
            <text:p>4764518281385082885212796898189271042.00I LITERALLY can't be anymore obsessed with buns but my hairs so pretty I SHOULD do something with it</text:p>
            <text:p>472859322435645440521279717841055745-.97S/o to all the motha fckn cardio i do. Didn't lose my breath once on any stairs yesterday at sixflags #cardiobunny #NOT #whencardiohelps</text:p>
            <text:p>473161724775124992521279746156797952-.67Sorry but One Direction are my favourite boy band haha #sorry #not #sorry</text:p>
            <text:p>472104320104939520521279774376075265-2.36So lost without a phine.. But sort of enjoying it #not</text:p>
            <text:p>473001491674824704521279802599538688-1.80Supes dupes excited for my 9 AM shift.... #not </text:p>
            <text:p>472550902855761920521279830743326721-2.80I just love when people get the EXACT thing I was gonna get #not</text:p>
            <text:p>472817723659915264521279858832588800-1.42@NatTheriault1 Don't feel bad, I've done that more times than I'd like to admit lol... Both car &amp; apt. #classyness #alwaysfun #not</text:p>
            <text:p>473183745579565057521279887169323008-2.68Good lord my sister fell in an armadillo holes... This is good #not</text:p>
            <text:p>474131117818122240521279915338268672-1.98LOL The #Irony RT @ronaldopatrizio This is - amazingly - for real! pic.twitter.com/dxemkiQO0C”</text:p>
            <text:p>474801794644987904521279943603662848-3.61#steampunk #iPod is watching you. Funnily, all tech is now watching us. I see the #irony here. pic.twitter.com/cIPI0IzoOh</text:p>
            <text:p>472919919881777152521279972389187585-1.90@KaylaTalerico glad i could lighten up your day with the little gem #mydaywasfantastic #not</text:p>
            <text:p>472162650886246400521280000788418560-2.71If Donald Sterling really sold the Clippers for $2 billion... He really got what was coming to him. What a terrible punishment. #not</text:p>
            <text:p>4759925235889233925212800292303708174.62RT @SearchQuotes: Once they see you're doing better without them, that's when they want you back. #irony</text:p>
            <text:p>4720462595919953925212800574077173772.43I made my dreams reality so to speak or so they say I could still be asleep</text:p>
            <text:p>463144353515712512521280085480202240-3.21My oh you don't say face #sarcasm #shitsandgiggles #tillsomebodygigglesandshits instagram.com/p/nmTR2zsuuR/</text:p>
            <text:p>472676462471155712521280113703665664-2.44Woke up running\sprinting 1h abb workouts &amp; a litre of green tea. Best Morning ever #NOT</text:p>
            <text:p>474011945821958144521280141692256256-2.15Does ungrad on the east side of town while living on the west side, does grad school on the west side after moving to the east side. #IRONY</text:p>
            <text:p>465510273932349440521280169928294400-2.72RT @LouMinoti: Don't you love when your body want to puke but you don't really want to</text:p>
            <text:p>472095309703966720521280197979824128-1.91"Oh, I'll probs have some space left in my suitcase". #not #dreams #packingdisasters #firstworldproblems #explosion</text:p>
            <text:p>463342635873476608521280226169737216-2.52#Sarcasm #Sarcastic #SarcasticFont #SarcasmFont #Xpressions \n\nDownload now in the App Store or Google Play! pic.twitter.com/xHl18oMoqN</text:p>
            <text:p>4745801640480808965212802542925414401.38@JillyCL @umweltbuerger inaccurate press reporting! #irony #mccann</text:p>
            <text:p>472373421762813955521280282549567488-2.47That moment when you're updating your resume and wonder about your personal skills... I think I might be a comedian #not</text:p>
            <text:p>472561665515732992521280310697541632-2.60Well, the Pacers are really giving the Heat a run for their money \n#not #75to48</text:p>
            <text:p>472133287155359744521280338895851520-2.72Breaking #sarcastic news - relations at executive and strained. #NothingNew</text:p>
            <text:p>472034295264329728521280366427275264-2.58@hlorms @factsonfemales HAHA LOVE YA you missed a pretty riveting class #not</text:p>
            <text:p>472451703057702912521280394684297216-3.42I just love when my mom calls just to yell at me.\n#not</text:p>
            <text:p>472290514189168640521280422953906178-2.95Americans crying about @TeamGBCycling's equipment and finances has made me chuckle this morning. #irony</text:p>
            <text:p>472372039467417600521280451286409217-3.11@w477er5 dont worry math il bail ur store out the doggy do whilst ur off!!!!! P.s thanks for cutting access to that extract fan #not</text:p>
            <text:p>472954584890343424521280479321149440-2.15Sitting in the front porch listening to everyone reminisce is prefect! #Not #NoFriends #LonerStatus</text:p>
            <text:p>472053500202205184521280507427160064-1.25RT .#Econ_Doc: "For John Kerry, Where He Stands Depends on Where He Shits." blog.independent.org/2014/05/28/for… …. #snowden #kerry #tlot // Sits - #irony</text:p>
            <text:p>4728286273785364485212805350802063361.44@Auldheid @pmcn888 @celticfc @ScottishFA @spflofficial #Resolution12 Is #Not going away, And All 5 Above #KnowThat -Keep Up The Good Work.</text:p>
            <text:p>472594263445102592521280563253374976-4.31if you arent a winner, youre dead to me #fuck off #die #i hate you #no friends #not moving you</text:p>
            <text:p>463528437022740480521280591527161856-2.65RT @jenn_dubya: Sketchy people are my favorite #sarcasm</text:p>
            <text:p>472504962153725953521280619654180864-2.60The skin is peeling on my face from where I was sunburnt and I looked so damn attractive! #not #yuk</text:p>
            <text:p>471700177083195392521280648032833536-3.49RT @jeanniemcbride: No one sent to Benghazi, but people dispatched to protect the WWII Memorial from those Veterans during the Shutdown. \n#</text:p>
            <text:p>472606027029159937521280676046585856-1.66S/O to my dad for wearing hiking boots, short shorts, high socks, and a wrinkled shirt to Ranchitos with my mom and I ... #stylin #not</text:p>
            <text:p>463284779807674368521280703598981120-2.66I should go ahead and apologize to everyone that comes into contact with me today. Sorry, I'm running on 2 hours of sleep, #sassy #sarcasm</text:p>
            <text:p>465338545138188288521280735056244736-3.55You're about as retarded as my tampon </text:p>
            <text:p>4764837689584558085212807632209960964.02Pretty Little Liars being renewed for two more seasons is literally the best thing I've heard all year. ^.^</text:p>
            <text:p>472178240971218944521280791507394562-2.00Just walked by a man sitting on a bus bench and screaming into his phone about needing "a workin woman." You first buddy. #irony</text:p>
            <text:p>472316587467628544521280819751845888-1.32That faff with the prescriptions really helped with the anxiety I'm getting the medication for #not</text:p>
            <text:p>474643673033244672521280848075948032-1.17.@TechweekCHI apologizes for Silly Sexist Party Promo goo.gl/wGxpKI Protester @iPaulLee was Group Head Digital @Playboy #Irony</text:p>
            <text:p>472137781133979648521280876165214208-2.73Stolen-watermark person also has a comic which is mostly traced TLK frames and a lengthy rant on shaming people who steal her art. #irony</text:p>
            <text:p>472478294278160384521280904346734592-2.78Had to go to the weight station so my work day has been extended another hour #fun #not</text:p>
            <text:p>472359106829774848521280932524085249-2.72You are always freaking right, no matter what. #not </text:p>
            <text:p>463419313357979649521280960764325888-2.33So Jessie Rogers is now in the Porn Harms-Lubben camp. Nice. #sarcasm @mrwhiteacre @trpwl @RGC_BPPA @RealKatCooper @jordanowen42</text:p>
            <text:p>472679099966976000521280988761325568-2.74and now we know: all it takes is an unaccompanied bag to get police tape &amp; evacuation of half an airport terminal. #waiting #not mine :-)</text:p>
            <text:p>472986975277162496521281016997355521-1.53@mumsyofeight :-) Lee Mack in #Not going out, didn't go in the end was too ill lol</text:p>
            <text:p>463028973811671040521281045216636928-2.61RT @DanielMcCarter1: @abbie_gail13 you're going to get so many revines on that. Lol\n#sarcasm</text:p>
            <text:p>463472135390760962521281073628848128-1.98perfect selfie lighting #sarcasm pic.twitter.com/mpS5PgAOA9</text:p>
            <text:p>472705624875474944521281102041055234-2.64Im so glad I woke up at six am this morning! Without my alaram! #NOT</text:p>
            <text:p>463434064280956928521281130100965376-2.31@OnePaulie almost for the season...and then there's the WC, yippee!! #sarcasm</text:p>
            <text:p>463330644001824768521281158345424896-3.05RT @DSPmatt: You're just the person I wanted to see to start my Monday #sarcasm</text:p>
            <text:p>472029308706639872521281186950545408.98@Ickle_Bookie thanks, I love your squishy hugs, I am becoming used to it so to speak, I never get this on the other two, just wondering.</text:p>
            <text:p>463426871141486592521281215153074176-2.76@kayeholl (Sarcastic comment) #sarcasm #justkidding #whichisit #ohno #toomanyhashtags #theyvetakenover #icantstoppleasehelp #;) #what</text:p>
            <text:p>475720236030001152521281243414286336-2.50This England team looks more organised then our side at forest in the F.A cup #irony #socceraid2014</text:p>
            <text:p>472239009335214080521281271465783296-2.29I love when peoplee upload albums of places they go but it's literally all selfies of them. #not</text:p>
            <text:p>472159495498395648521281299810881537-2.99@cantstopYELLEN NO...YOU'RE SO RIGHT...also sorry for stalking your tweets... #not</text:p>
            <text:p>472929230896898048521281328126640128-2.04@riley_g99 yea I put wigs and crazy make up on during weekends... #not</text:p>
            <text:p>463456176202452992521281356404654080-2.67#TPFA #Sarcasm brilliance-&gt;@kcSnowWhite7 @T_P_Fire_Ants @TPFA_KathyA</text:p>
            <text:p>462999551096287232521281384414187520-2.85Looks like it's a long church day today. Memorial service, lunch on the grounds, and a night service. Woo. #sarcasm #notwoo #antiwoo</text:p>
            <text:p>472470713257848832521281412633489408-2.40Lost my shoes leaving school went back in to find them and got kicked out for not having shoes on :/ #irony</text:p>
            <text:p>463367707534962689521281441498664960-2.00@EA_DICE When should we expect squad join for Battlefield 5? A year after launch? Keep up the good work! #sarcasm</text:p>
            <text:p>472784751162445824521281469776678912-2.29Yay for work all by myself til 9.. Gonna be a party #not</text:p>
            <text:p>4724907296806707205212814980882227222.34OMG the problem video is amazing #why #am #i #not @ArianaGrande </text:p>
            <text:p>471731992053432321521281526248779776-2.10Beyond happy about getting this retainer #sarcasm</text:p>
            <text:p>472659618863144961521281554853941248-.46Lmao my cousin is surprised I have no boy friend #im#not#tho </text:p>
            <text:p>475834109584220160521281582427287552-2.33I want a zombie apocalypse just so that all the people who talk about surviving zombie apocalypses can die in a zombie apocalypse. #Irony</text:p>
            <text:p>474777406340075520521281610667532288-2.33RT @dat916dude: now we got jonathan martin telling lebron to man up? oh the #irony</text:p>
            <text:p>463531811852021761521281638152822785-3.43RT @BrayZilla: Glad we could talk.... You have no idea... #sarcasm</text:p>
            <text:p>472953564965634048521281666384691200-4.04every single fucking trend here in canada is about basketball that's fucking great #not</text:p>
            <text:p>463393437044072448521281694599753728-2.74Today is gonna be an interesting day #sarcasm</text:p>
            <text:p>463334101647638528521281722877771776-1.50People do things so professional around here #sarcasm</text:p>
            <text:p>472209186454261760521281751227060224-2.26@mattriggs31 it's the playoffs, everyone was watching, the flyers did well #not</text:p>
            <text:p>472607108803088384521281779752505344.56@JRLett #I bet you #do i would #not doubt it, you truly #care about those teams</text:p>
            <text:p>462997135550464000521281807934046208-2.57It's a beautiful day, but like normal I will be stuck inside at work all day....... #perksofbeingaGraber #sarcasm</text:p>
            <text:p>472485856822198273521281836035883008-2.94@ScottStewartPC Further tax cuts merely encourage Carney's dead money in corp coffers. #not fooled again</text:p>
            <text:p>4764570496233922565212818643642081282.18Starbucks sounds so good right now. Literally anything from Starbucks!</text:p>
            <text:p>4750555717043568655212818923863531523.41LOL. Apple needs Windows OS to help create the Mac Pro. pic.twitter.com/edOwr8QBr1 #irony</text:p>
            <text:p>472161980888129536521281920454656000-1.61hi.\n@CrazySyrianna was here.\nI should stop going on your account... #not \n#NHL15Subban</text:p>
            <text:p>472075569493213184521281948900409344-3.02@BH_Cait @brunettenations It always amazes me that as advanced as we are as a species, we are clearly not nearly advanced enough #irony</text:p>
            <text:p>472934466059390976521281977090342913-3.14I love that I have friends that invite me to hang out with them. #NOT</text:p>
            <text:p>472086445113749504521282005263470592-2.20@ElrondofRivndel //Oh pshh... you only want me here because of Legolas?? #HowSweet #Not</text:p>
            <text:p>465343972752125952521282033470148608-.78Remember at the beginning of the year when getting a finish was about as likely as seeing a unicorn? Yeah, me neither. #UFCFightNight</text:p>
            <text:p>472106018072449024521282061718794240-1.59@Redskins @SenatorReid I vote that if a team move to LA that should be the name! #NOT</text:p>
            <text:p>472552922967179264521282090097459200-3.45Thanks for ruining my night but I'm glad you had a great one #NOT</text:p>
            <text:p>463125865971597312521282118199283712-2.23@975TheFanatic great topic Phil is awesome #sarcasm</text:p>
            <text:p>472529257529626624521282146431139840-2.20Love it when you can't sleep #Not only one thing headphones in .#lightsout #worldoff#musicon</text:p>
            <text:p>465156519253012480521282174155493376-.05#Denial: More than the proverbial Egyptian river. You can help the #addict in your life get out of the water. wp.me/p34SkM-22D</text:p>
            <text:p>463803188911419392521282203003543552-3.30I just love when guys make up that we've made out ?? #yeahright #keeplying #thatllgetyoufar</text:p>
            <text:p>4722045276936192005212822311728906243.38RT @james_shum: If #SteveBallmer does buy #LAClippers - Ex-CEO of #Microsoft buying into #Sportstecfamily member running on  #Irony #Sport…</text:p>
            <text:p>4764873900441231365212822594047426562.02RT @LifeCheates: Dont be shy, it can literally ruin many good oppourtunities! Just go do it!</text:p>
            <text:p>472453652071067648521282287644971008-2.45Oh yes I would LOVE to go to work after just running 5k #not</text:p>
            <text:p>463185676037390336521282315222528000-1.98Can somethin else go wrong tonight because that would be great #sarcasm #donewiththisday #needabeer #goodnightworld</text:p>
            <text:p>472922146184757248521282343534071808-.80glad Jord will take a picture with me #not #asshole #thatscool </text:p>
            <text:p>460227390732394499521282371694657536-2.65Throwing up is always a great time #sarcasm</text:p>
            <text:p>472472158954721280521282399167348737-2.33Found out today that half of my Christian faith class are satanists #irony</text:p>
            <text:p>464285437704409088521282427478876160-3.63I just got kicked out of arabic class. What a fucking bitch i swear to god i didnt do anything literally nothing</text:p>
            <text:p>472568109619236864521282455031279616-1.86can't wait to watch ma snapchat story in the mornin #not #regrets #furysfuckedit #byeskittled #help</text:p>
            <text:p>463351813249708032521284871193235458-3.27@TonyJWriter let's get super excited over leading 6 of the first 12 laps...YAY!! #Sarcasm #ESPNFail</text:p>
            <text:p>462996372728602624521287188277768194-3.49@GOPBlackChick That type of thinking will really do well for the Con movement in a diversifying country.@Slybo #sarcasm</text:p>
            <text:p>476488248328732672521288902397534210-1.60@CrazyAnnCool he is, he's crazy, as soon as I came home today he literally jumped outside, it's like he was waiting to run away</text:p>
            <text:p>472095105139355648521291269260066816-2.44Hmm, love a self confidence boost and sibling comparison. Feels brilliant. #not</text:p>
            <text:p>463045105801498624521293468564344832-3.02@wvaspartan Yes, you should never, ever try to actually RACE to get your lap back #Sarcasm #NASCAR</text:p>
            <text:p>463511304603705344521293526013722626-3.02@vitabella69 Both worthy causes #sarcasm</text:p>
            <text:p>474319106389204992521293864418549761-2.88Discovered my Dad has 2 Twitter accounts, "tapped in" more than me! Way to go @billcaldwell4 @WilliamCaldwe13! #Irony #nerdalert</text:p>
            <text:p>472083738919059456521296824221454336-2.38"correlation of nephron cotransporters and pumps with electrolyte disorders" #FUN #NOT Let the games begin. #nefro #pipi #loODIO</text:p>
            <text:p>472782295334912000521302773380296705-2.51Oh how much I love working real estate with Tim. #not</text:p>
            <text:p>4764566535301038085213035062552453143.13thats0kaylin // I literally just laughed at your header for a good two minutes omg</text:p>
            <text:p>472138027893293056521306410982719488-.08Wow so proud of myself bc I'm studying on my own for the math final #turnup #straightastudent #not</text:p>
            <text:p>473929776869019648521306975422803968-1.29On the day of my first tour as a Tommie Ambassador Tour Guide I run into my original tour guide/overnight host just an hour later #irony</text:p>
            <text:p>474299502632116224521307342088835072-.58I withdrew some cash from the bank today via teller. Later I went back to deposit some and the ATM wouldn't take one of the bills! #irony</text:p>
            <text:p>476448526684405761521310547761831936-2.62@scoolie1997 ugh I know. It literally takes a good half hour for me to get out of my driveway! So much traffic </text:p>
            <text:p>463528990301765633521311534476054528-2.36And the #Cubs lose..definitely didn't see that one coming after Grimm feed us to the wolves. #Sarcasm</text:p>
            <text:p>474621036588060674521311844405747712-3.32#Irony on the 101. Also #traffic @ 101 North Freeway instagram.com/p/o32hZPH550/</text:p>
            <text:p>473918659069349888521312263693541376-2.20Welcome! MT @tonyhawk: Sup ATX? Tried to get a better angle of the Cap but there's a ramp blocking the street. #Irony pic.twitter.com/H5t1iWISdV</text:p>
            <text:p>463203076493410304521314665997955072-2.95@RobbieEgelstad Awh wow that's the best prize I've ever got #sarcasm</text:p>
            <text:p>463397675778322432521314782654124032-2.52@girlposts such smart people we are #sarcasm xD</text:p>
            <text:p>463326765323403265521314980537176065-3.02Made it on to the paparazzi page of the gallery magazine. Life is complete! #sarcasm</text:p>
            <text:p>472847480711675904521319179350458368-2.50Just love when my mom doesn't answer my phone calls \n#NOT</text:p>
            <text:p>472784447008681986521319207511031808-2.80Boyfriends off too see @Sneakbo tonight while im just sitting at home#fun #not</text:p>
            <text:p>473016387368009729521319235747086336-1.86Just be having my mind running and my heart racing ... #Not #Good #At #All</text:p>
            <text:p>463461848747343872521319263978926081-2.44RT @Cru33: Well, 1st qtr goes to the refs. Nice job guys #sarcasm #pacers #lamesauce</text:p>
            <text:p>463532105910456320521319292571508737-2.42@SamySamson wow you're soooo funny #sarcasm it actually hurts a bunch!</text:p>
            <text:p>472115757640601600521319320794959872-3.12"@GotTalent: #Not #Your #Birthday @iamwill #BGTlive" clearly not live #miming. Pathetic</text:p>
            <text:p>463260716917874688521319349018427392-2.48So yesterday at @EAWOfficial I beat Tommy Oliver and dint need any help from @TalentedTylerUK \n#sarcasm #cheatingwithstyle</text:p>
            <text:p>472763745740288000521319377325789184-2.59So basically it’s Vanek’s linemates’ fault. UNBELIEVABLE! Well there’s the team spirit and character we all love in MTL. #not</text:p>
            <text:p>472656077411319809521319405519900672-2.76Love the fact that I'm in college and my dad stays up till 3:30 just waiting to bitch at me! #NOT</text:p>
            <text:p>472451540557762560521319433965690880-2.57I love when people send me snaps that are on their stories. #not </text:p>
            <text:p>472124523803062274521319462168195073-2.74At #Hemmingway's, reading #Fitzgerald... #irony in #literature</text:p>
            <text:p>472368593774997504521319490400059392-3.15i get to meet Tom's woman. That's my second cousin once removed that you're cheating on buddy! i'm so excited...#not!</text:p>
            <text:p>472758098172456960521319518803877888-3.72Wasn't even 10 am and some kid already pooped in the pool. Oh and it's my first headguard shift of the summer #score #not</text:p>
            <text:p>474401743443214336521319547073478656-2.10@steveryancarter the real question is do i buy jeff's book on my kindle app when its already got dozens of books on there? #irony #satisfied</text:p>
            <text:p>463014314614734848521319575389216768-2.67What do you call the ability to insult idiots without them realizing it #sarcasm</text:p>
            <text:p>472447142167343104521319603704987649-1.65With mrs doubtfire @ the helm how can we not win the world cup? #irony!</text:p>
            <text:p>472599696083783680521319631953620993-1.88Did I get a call back from that famous producer#not!</text:p>
            <text:p>472202443225174016521319660281950208-.78Okay…so the @okcthunder are down on @NBAonTNT #OKCvsSpurs but does #NOT mean that the @spurs are in their heads! #ComeOn guys! #WIN! #ECF</text:p>
            <text:p>4746580768519946245213196886396231681.90Just heard someone justifying benefit #fraud "the bankers have did worse" #irony #theproblem #socialchange</text:p>
            <text:p>473167947528429569521319716967968769-3.17I thought hanging with friends is part of summer? #apparently #not #4 #me #anyway</text:p>
            <text:p>463348324553486336521319745245962240-1.99@cfulgham @muddybike @modalmom And let's consider most councillors: suburbanite, motorists over 50yo. I feel so represented! #sarcasm</text:p>
            <text:p>460305732760395776521319773301637121-3.34Glad to know he's more than a friend... #wtf #sarcasm</text:p>
            <text:p>472123392292691968521319801743237121-2.87@PnPCBC #cdnpoli #pnpcbc Wow, that's quite a statement given Harper's view of scientists #irony</text:p>
            <text:p>465422464101933056521319829958316032-2.54RT @AIanHangover: You’re about as useless as the “ay” in “okay”.</text:p>
            <text:p>460282836147523584521319858265673729-1.80There is a campaign at Duke University to stop the use of phrases like "man up." Higher education continues their war on men. #sarcasm</text:p>
            <text:p>463352911653642241521319886568824834-2.93@thinkprogress I'm so glad our politicians are hard at work for us #sarcasm #politicsasusual</text:p>
            <text:p>472930528862437377521319914876186624-2.64I love when other people don't value your time. #not</text:p>
            <text:p>472206276173131776521319943049342976-3.12Hey Mike Gillis, great job firing vigneault, he is a terrible coach who just can't get a team to the cup final #not #firedgillis</text:p>
            <text:p>465411529480110080521319971281207296-2.87my immune system is about as useful as a chocolate teapot #poorly</text:p>
            <text:p>472116384047316993521319999471091712-2.51Dont let crap stars mime on a talent show #irony #Britainsgottalent #will.i.am</text:p>
            <text:p>473019682828451841521320027732320257-2.48V. Stiviano - - Mocking Black People On Tape ... They Do Stupid S L.. #irony dailybrew.com/b/2459734 pic.twitter.com/3ArwAhHkKG</text:p>
            <text:p>471699038807814144521320055989346306-2.22On my own, in a cinema that is getting packed, drinking a beer and feeling slightly lonely...it's gonna be a great night! #sarcasm</text:p>
            <text:p>463421722860195840521320084187668480-2.61...I don't know how to dress because I wore uniform all my life. #sarcasm</text:p>
            <text:p>462970790401413120521320112251752448-2.19This just keeps getting better and better. #sarcasm</text:p>
            <text:p>472863451745107969521320140403900416-2.45Wishing Jeb was here to see me LOVE not saving the world #not</text:p>
            <text:p>472159421254995968521320168480591872.92Going to the cages to put some more work in #Dedicated #Determined #Motivated #Not #Leaving #Anything #To #Chance </text:p>
            <text:p>472192836054822912521320196787961856-2.05Ya ya for sure, unfollow me on insta then follow me back again so I see, I'll deff follow you back. #Not #Take5</text:p>
            <text:p>472509363664343040521320224961097729-2.45Congrats CBS evening news for not reporting jay Carneys resignation. #worthless #not a serious news agency</text:p>
            <text:p>473048701301059584521320253113245696-2.33If they hadn't extended the NWAV deadline, we'd all be done. #irony</text:p>
            <text:p>472815078346330112521320281445793792-2.43Love going to @CheyMilliman's house&amp; coming home with ticks! #not</text:p>
            <text:p>472115378890739713521320309702811650-3.02Boy, I'm so glad that the #Mets have hired another Vice President of Something Or Other. #Not</text:p>
            <text:p>472329235072155648521320338022744065-2.58Time to walk another beautiful mile to put my bag in my car #sarcasm #2muchwalking #iwishicouldfly #TAMU18</text:p>
            <text:p>472568919258329090521320366212661248-2.46I have seen the sunrise more often in the last month than I have in my life #fact #insomnia #loveit #not</text:p>
            <text:p>472939988645326848521320394385809408-1.24Watchin lifetime movies on a Saturday night, HA wow I have a life #not</text:p>
            <text:p>476406971919499264521320422936412160-2.21RT @5SOfTheDrummer: Literally just searched "ashton5sos" and "ashton5sos you're not good enough" came up. That's fucked up.</text:p>
            <text:p>472063710547415040521320451172483072-2.19Man I really love it when @MacieYsaiz sends me pictures of the lake when I'm not there. #NOT</text:p>
            <text:p>472206867985219584521320479379173376-1.85Alex's long hair in high school.. Cute #not #ugly @mariscal28</text:p>
            <text:p>463089456669790209521320507648774144-2.05#sarcasm #funnies #quote #card instagram.com/p/nl6kWlnnbY/</text:p>
            <text:p>472167899147534337521320535998070784-1.14@JeromeEHudson Pay attention @thereval , Donald Sterling is turning the race hustle game on its head. #irony #2billion #clippers</text:p>
            <text:p>471680587087233026521320564443848704-2.22@Piece_of_Pisces hoover *wind tunnel* ! Ya.. i know. Im still i awe i own one. #sarcasm :-)</text:p>
            <text:p>472911182379364352521320592730251264-1.99I can't with people who tweet every second about the softball games. I'm watching too. Thanks for the updates though #not #enough</text:p>
            <text:p>476495739628294144521320620962119680-2.73I'm pretty sure your literally going to go legally insane from all the drugs your taking...</text:p>
            <text:p>464303249261350912521320649227534336-2.26Hour and a quarter late off this morning and the weather is not exactly inspiring. Let's hope I can actually sleep today</text:p>
            <text:p>463380967462547456521320677484552193-2.48@5sarcasmSOS MAKE IT CLEARER, MAYBE ADD #SARCASM OR SOMETHING</text:p>
            <text:p>472128942388686848521320705821270016-2.59Such a fun birthday lol #not literally have not done anything</text:p>
            <text:p>472221024126500864521320762855411712-2.63@HistoryInPics he's the dude on the far left #irony. Always so serious...</text:p>
            <text:p>472444232171409408521320791036948480-2.44@HighonHillcrest @seanhannity @sallykohn @brianstelter of course it doesnt matter-&gt;&gt; 16 more since Mar 9 #welldone #powerfulmessages #NOT</text:p>
            <text:p>463557097112608768521320819285557249-1.66Wow smh, thanks for the compassion shows you really care. #sarcasm #sad #lifeistoshort #openedmyeyes #focused</text:p>
            <text:p>463404311171444736521320847668420609-3.05@gbbloom Don't forget about Jennifer Lawrence and Channing Tatum as Boomer and Helo. Perfection! #Sarcasm</text:p>
            <text:p>472759182710427648521320876273582080-2.54Can't wait to see all the fpsf pics this weekend while I'm at home studying for finals #not</text:p>
            <text:p>463124626998980608521320904425758720-2.36I really love those days when your hair looks awesome before you leave your house but as soon as u do it looks like shit #sarcasm #hairprobs</text:p>
            <text:p>472692067848556544521320932783456256-1.75We'll that was a cool two hour nap.. #not why can't I sleeep? </text:p>
            <text:p>463528348418052096521320961300504576-2.75I am so glad road construction season is back #sarcasm</text:p>
            <text:p>472172008617541632521320989599465472-2.87How to spell misspell? one of the most commonly misspelled words... #irony #spellingbee</text:p>
            <text:p>472068450953994240521321017932001280.38@TheMcCuntface @JakePentland @OwenElliot1967 In terms of TV land, so to speak...</text:p>
            <text:p>463483318592626688521321046117732352-1.78@dreamitnowdoit @barriemckenna It certainly has nothing to do with the prevalence of email &amp; volume loss to cheaper alternatives #sarcasm</text:p>
            <text:p>4744021497873694725213210743537950721.94“@Dory: I hate when Mosquitos do that pic.twitter.com/8AV7aa3Wj5” #irony</text:p>
            <text:p>473085041728577538521321102795354112-2.01Eeeek! I don't want that life! Who still goes to after hours after children and at 30?!? #whack #greatjob #not </text:p>
            <text:p>472814160376782849521321131182399489-2.08When people post their text conversations on Instagram&lt;&lt;&lt;&lt;&lt; #youresofunny #not</text:p>
            <text:p>463136800400482306521321159623979008-3.47@LaurenKetchem I think you meant awesome....stupid auto correct #sarcasm #duh #dontdissbatman</text:p>
            <text:p>463517405369860096521321187851657216-2.22@WWE_LCM You mean the 3MB / matadors segment wasn't worth watching? Think you'll find it clearly was. #Sarcasm</text:p>
            <text:p>463021799324659712521321216087703552-.95Glad the race is on Fox since they put an emphasis on family values. Showing a guy wearing only a tire just screams appropriate. #sarcasm</text:p>
            <text:p>473051344165552128521321244529295360-2.45All I keep telling myself is that EDC is in three weeks and then my 13 hour work days goes by so much faster. #not</text:p>
            <text:p>472759866654609408521321272954077185-3.02.@MHPshow definition of #Insanity WE were #NOT ready -Physically Our young Men and Woman -to #fight for Our #Country\n#RepGOPFAIL</text:p>
            <text:p>473316707168436224521321301211095040-2.60The most hardened heart has seen the most melting moments... The most mushiest heart has seen the hardest of times #irony</text:p>
            <text:p>472093824467341313521321329468112896-3.05Wow you look so cool in your beat up GMC Sierra. #Not #Tool</text:p>
            <text:p>460288734294851584521321357880344576-3.17Yay, chunky dog vomit to clean... #sarcasm #toomanystickseaten</text:p>
            <text:p>472253189966680064521321386145767425-2.34Because replaying it over and over in my head makes me feel so much better about it #not</text:p>
            <text:p>463050665615699968521321414511853568-2.87JJ just did a Bowyer. #intentionalspin #sarcasm</text:p>
            <text:p>463138545767419904521321442726907905-3.51Say what you need to say, say what you need to say, say what.....i don't remember the next line #sarcasm</text:p>
            <text:p>472130828332716032521321471059443712-2.73@scottlavalva .......thanks a lot dad. Feelin the love over here #Not</text:p>
            <text:p>472545085473959936521321499282898945-2.12Alright... That's a good start...... #Not. Apparently Lance doesn't respect Larry enough to just stop that crap</text:p>
            <text:p>472133269711241216521321527531565056-2.84That's cool that I can't use @Uber_LA because I don't have a smart phone. #not</text:p>
            <text:p>472997984783695872521321555792764931-.56The people who want us to not lie with 'em, have favorite thing to do all the time.. #isthatweird umm?? #irony</text:p>
            <text:p>476492255751331841521321584448245760-.55so i literally was out for a good 5 min here i'm back to the internet.</text:p>
            <text:p>472247846146940928521321612650762240-1.03Seriously need to go to #sleep... #forreal but I'm #not even #sleepy tho </text:p>
            <text:p>472836040194285568521321640853274624-1.56@xBayani wow dude ur in denial ur face is so ugly it looks like a face #sarcasm</text:p>
            <text:p>472458660308713473521321669127065600-1.98My sister just tried to tell me that Jesus historically didnt exist #YeahOk #CuzThatMakesPerfectSense #NOT</text:p>
            <text:p>475995673796833280521321697467969536.18@bluehostsupport So, been given an email to complain to. Given not all my emails get through this is an #irony. Can't recommend Bluehost!</text:p>
            <text:p>472770562754764800521321725716602880-2.78Going back and forth between car places is exactly what I wanted to do on my Saturday #not</text:p>
            <text:p>463413253385633792521321753931698176-2.06“@Rockets_Fans_: Lin is the answer guys! #Lin2014 #GoLin #Linsanity #sarcasm pic.twitter.com/kPjtXrH9su” fucking Asians..</text:p>
            <text:p>472272211324444672521321782213877760-.07Did I just spend 8 hours playing minecraft? Some how I did. I only cheated in the last 1ish since house caught fire. #mollyrulesgaming #not</text:p>
            <text:p>472611376926425088521321810517045249-.33"I often ask that people #not follow me on Twitter to change me; but follow me because you appreciate &amp; value my #uniqueness." #WeROk</text:p>
            <text:p>472718719387332608521321840476946432-1.57@walshy05 I seriously must say that to those with no football knowledge you're tweets tend to sound naughty. #caringmom #not</text:p>
            <text:p>472453545225388033521321868717211648-2.12Can't wait to see all the stick thin girls at the beach this summer. #not </text:p>
            <text:p>472117609371287552521321896319922176-3.18Hahaha! Southampton tho! now they're just some cunts that we used to like. Wowza. Rejected another bid acc to rumours. Shocker. #not</text:p>
            <text:p>473062763280220160521321924631494656-1.60@CastleMilkStout @paulmtirara #not hating really....I know good music n I personally am a performer BT drs just sum thing wrong WD ha voice</text:p>
            <text:p>476458288205541378521321952930451456-1.01RT @FemaleAddiction: I literally have three hair styles: straight, wavy, homeless</text:p>
            <text:p>463002444201721858521321981162291201-2.40Working all weekend is the best thing ever #sarcasm</text:p>
            <text:p>472749292877119488521322009427726338-2.50Why does snap chat notify you when someone typing &amp; like 5 secs later notify you of the snap... got ppl thinking my shit jukin lol #Not</text:p>
            <text:p>4725808039403233285213220376847523841.38@NBCSports @NBC #NHL on TV! Reruns no thanks #not a real hockey fan but this is fantastic #nhlblackhawks vs #nhlkings</text:p>
            <text:p>4721901720883732485213220659249930241.74#irony But legit a good song. #keithurban #putyouinasong instagram.com/p/omlF-VN1Tc/</text:p>
            <text:p>463430913763049473521322094131687424-1.78People are just so nice sometimes #sarcasm #annoyed</text:p>
            <text:p>472621669819756546521322122518757376-2.85RT @Mallory_Padilla: I'm short? Oh, sweet Jesus, thanks for letting me know. I was getting nervous there for a bit. #sarcastictweet</text:p>
            <text:p>472490768687300610521322150775762945-2.33You're so cool when you rev your souped up little 1990's Honda. #sarcasm</text:p>
            <text:p>463057430587658240521322178978250753-1.80Cause yeah.. The ENTIRETY of the population of USA sound the same, New Yorkers sound the same as Californians #Sarcasm #NoMumStahp</text:p>
            <text:p>472167622818406400521322207130435584-3.15So I pay thousands to an insurance company &amp; it can't supply summaries or totals that make sense. #great #NOT so will see if Senator</text:p>
            <text:p>463112759429705728521322235500699648-2.48Yay, more rain in the South Waikato. #sarcasm</text:p>
            <text:p>474145008074121219521322263850016768-2.76RT @rese0314: The more nonchalant I am, the more it pisses them off #irony</text:p>
            <text:p>463338968772128768521322291989581824-3.03Uh I want to puke. Can't handle the pain anymore. So please cut ur bitchiness out. #StoryOfMyLife #sarcasm #Sarcastic #Scorpio</text:p>
            <text:p>472144059419860992521322320221470720-2.86cant wear my uniform to school tomorrow because of work but imagine if Boyle sent me home i would be the happiest girl #not #gunna #happen</text:p>
            <text:p>463293744188772352521322348520431616-2.45@FOX59 Knowing Hollywood gossip is so much more important than voting. #sarcasm</text:p>
            <text:p>476481502532751360521322376777437184.91Liam is literally following random ass people. it's hilarious</text:p>
            <text:p>463264086067662848521322405214838785-2.88RT @livinginsg: RT this dot here and you will have good luck for about 1 day 2 hours 54 minutes and 25 seconds. #sarcasm #itworks http://t.…</text:p>
            <text:p>472985988353253378521322433455095808.06McDonald's at 2:30 I'm the morning lol totally normal ! \n#not</text:p>
            <text:p>473580905433280513521322461737263104-2.66.@Paauul @amendlocke Arguably it was the king himself who guaranteed the potential transition to a republic #irony firstpost.com/world/king-jua…</text:p>
            <text:p>463251188646150144521322490162061312-1.15Oh how I do love being wold whistled on a Monday morning when I'm hungover! #sarcasm</text:p>
            <text:p>472750904958279680521322518477799424-2.44There was actually a drunk passed out on my front yard this morning. perks of living across the street of spac #not</text:p>
            <text:p>463385060264005632521322546701279232-1.16I'm so proud to live in a state that elected Stacey Campfield. #obamacare #nazitrains #sarcasm</text:p>
            <text:p>463329041097818112521322574996054016-4.50You're in my thoughts everyday, Kody. I found this letter you wrote me. You were so right about me. #Sarcasm? pic.twitter.com/SUbnLMfDBi</text:p>
            <text:p>472241209004818433521322603286626304-2.49@edwardryanhaus and the coach who cut me is the same coach who doesn't know the rules and ruined your season hahaha #Irony?</text:p>
            <text:p>473586637432033280521322631564623873-2.06#irony? RT @beerbabe Oh, sir, you are so right. RT @L_AllenH: I don't think people understand the laws they complain about...</text:p>
            <text:p>472356752239763456521322659712630785-3.25All this medicine is doing is making me nauseous not relieving my pain. #MoneyWellSpent #Not</text:p>
            <text:p>472729869898768384521322688011587584-.36They trying to take me down but I'm standing tall like the Statue of Liberty#Not normal</text:p>
            <text:p>463143018057715712521322716222464000-3.86My fav movie is chicogo my fav line is - he ran into my knife 10 times (sarcasm) #funny #sarcasm #chicogo #fav movie</text:p>
            <text:p>472485188787011585521322744466923520.58#Tibetans are #not seeking #autonomy within China but strive for their rightful national independence #trueTibet</text:p>
            <text:p>460199818824916992521322772694564864-2.15Thanks a lot MOM!!! #sarcasm</text:p>
            <text:p>472484350684962816521322800884486145-3.05So excited to finally get a donut. Complete let down. #thankscaseys #not</text:p>
            <text:p>4724635859403448325213228292086333443.30RT @UmberPhyris: #Irony RT @DigiPinki: @ANBURJ RJ.... Are you calling yourself fat?....</text:p>
            <text:p>472133120125181952521322856832319488-2.95.@barbaramcthomas @MirandaSajdak Because that's all women are, right? #sarcasm What about scripts w/ male characters &amp; their dick sizes?</text:p>
            <text:p>472557730411331585521322885106135041-2.74closed at work..now opening at 6am hahahah!! #funny #fun #not #whyme</text:p>
            <text:p>472213479106297856521322913300250624-2.48“@TolstoySays: More valuable than anything in the world is to restrain yourself from a bad deed when passion seizes you.” #NOT</text:p>
            <text:p>472114921841229824521322941515317248-2.66Juvenile Detention is #Not jail. Y'all need to stop giving false labels. Y'all just some babies bro</text:p>
            <text:p>463324431218384896521322969185144832-2.08@arkimaging #hashtag #think #you #mean #sarcasm</text:p>
            <text:p>472652194937073664521322997400215552-2.32Feel like shit but not allowed to go home from work... Thanks #not #poorly</text:p>
            <text:p>472512017773772800521323025594318849-2.83There's the taste of blood with everything I eat, #Yummy #Not</text:p>
            <text:p>472939953643470848521323053851353089-2.71So happy I got to move 8 times in my whole life.. #sarcasm</text:p>
            <text:p>472459186446827520521323082204856320-3.56@BrowardCounty not sure why commercial DMV isn't taking a certified #birthcertificate! And #wantsanewone#MAKESMEMAD #Ohio #greatday #not</text:p>
            <text:p>472905266296815616521323110537371648-2.56I love when I can see Brandon typing and then he doesn't text me back.... #not</text:p>
            <text:p>472410225895809025521323138752450561-2.38Precisely RT @MyMindOnGeorgia: @DJordanLane Wow, that's EXACTLY like donuts. #Not</text:p>
            <text:p>474146661493911552521323166917218304-2.53RT @PAULFREID: #IRONY &gt; “@donkeyarguing: Still tweeting me behind the shield of a #DonkeyBlock #Coward”</text:p>
            <text:p>265430481435258880521323195316830208-2.42NOTHING travels faster than the speed of stupid</text:p>
            <text:p>472336490265976832521323223599054848-2.23whenever I say it's okay, it doesn't always mean that it's really okay .. :)\nwhen I smile, it doesn't actually mean that I'm happy #sarcasm</text:p>
            <text:p>472563762348978176521323252145463296-2.23Watching law abiding citizen since the games already over. Bye lance, maybe next year #not #joker</text:p>
            <text:p>474653043955625984521323280301842432-2.88Counting someone as “active” in your loyalty program when they just need to shop once/year in a high frequency category? #irony #CRMC2014</text:p>
            <text:p>463380650838753281521323308466569216-2.03It's not like I enjoy the sun, I was pleased be stuck inside at work today #sarcasm</text:p>
            <text:p>4729469103961743365213233366355230721.21Tough loss on my season debut #not fun! #keeping the head up and going strong next game #congrats @AgustinViana on his first goal!</text:p>
            <text:p>472404037187280896521323364884180992-2.00People complain about not being able to be forgotten on the Internet, then they have children so they can live on forever #irony</text:p>
            <text:p>465340647575420928521323393153777665-2.48Charlize Theron is about as bad a host as Jim Parsons. #SNL</text:p>
            <text:p>473090566851657728521323421515657216-3.66I love coming down for breakfast (still asleep, can't see anything, starving) in the morning and finding strange people in my kitchen. #not</text:p>
            <text:p>463219114191097856521323449810419712-.75Still, at least it means we've finally found a use for all those young unemployed people. Tory policies for a better country. #sarcasm</text:p>
            <text:p>472885415540576257521323477970989057-2.57Ohhh of course I'm ill as soon as exams are over how #fun #not #definitelynothashtagfun</text:p>
            <text:p>376391473811320832521323506219642881-2.46Sex with Hugh Hefner must be like watching someone try to puncture a Capri Sun pouch with an earthworm.</text:p>
            <text:p>476421270448668672521323534594097152-3.33@blinklovato ok good bc scouse accents are literally gross my ex boyfriend was scouse just thinking about his accent makes me cough blood</text:p>
            <text:p>460265855092142081521323562876272641-2.27Gee.. What fun I am having.. Bleh #sarcasm xD</text:p>
            <text:p>4720631920597524485213235911249100812.34Just goes to show - never underestimate the Power of Darkness. Thanks to Armaros we…dodged a bullet, so to speak…</text:p>
            <text:p>463192047269064704521323619474235392-1.88RT @dehow7: Apparently im a big druggy, so does anyone have coke, ecstasy or heroin? I need my fix. #sarcasm #idiots</text:p>
            <text:p>463020293913870337521323647810928640-3.05@Carla59132964 @ARROWwriters Some are tired of having felicity constantly shoved down their throats. I think ratings prove so.#sarcasm</text:p>
            <text:p>472303096060592128521323676080537600-2.15I miss seeing Atal Bihari Vajpayee face on BJp Banners. #Not</text:p>
            <text:p>4764211426100797445213237042998149124.62IM LITERALLY TINGLING WITH EXCITEMENT THIS IS SUCH A GOOD DAY AHHHHHHHHHH!!!!!!!!!!!!!!!!!!!!</text:p>
            <text:p>472354876802887681521323732540092417-1.35so 50 Cent just dropped a track called "Flip on You"... #irony</text:p>
            <text:p>472137252135776256521323760738398208-1.68After Monday, I'm going to sleep at 8. #almostdone #not</text:p>
            <text:p>474479965392879616521323789033160704-1.16I watched the clip of Jonah Hill on The Tonight Show, assuming he was about to apologise for This Is The End. #Faggot #Irony</text:p>
            <text:p>472146079308189698521323817277603840-1.55Oh fun, here comes #Reality ..... my favourite thing! #Not :/</text:p>
            <text:p>463439184976678912521323845442351107-3.41Best bank holiday in ages.... 12 hours of maths revision! #sarcasm</text:p>
            <text:p>472340961763147777521323873674207233-2.86RT @tonygrg: @ynotds @tonybmorton @G21elaine @G21_Geelong you don't fix traffic congestion by encouraging more driving #irony</text:p>
            <text:p>473498544285159424521323901843173376-1.85One of the IT interns has a broken laptop and doesn't know how to fix it. #irony</text:p>
            <text:p>463045101007413248521323930016284673-2.96I bet the magcon boys find me sooooo attractive (ICON) #sarcasm</text:p>
            <text:p>463477233165037568521323958323650560-3.18@Frostbitte96 lol but it was a good change so not that I wasn't good before but yeah it may the "lovely" school #sarcasm</text:p>
            <text:p>460290265350025216521323988354863104-2.43Oh boy, it's prom picture season. #sarcasm</text:p>
            <text:p>473082933746876416521324016624492544-3.62i love coughing and then sounding like ive been smoking for 40 years. #not</text:p>
            <text:p>472456706421956609521324044831178752-2.86Personally, I really enjoy coming home after being out since 7:30am - and my neighbours have turned into Avicii wannabes #not </text:p>
            <text:p>473432921412362241521324073084018688-2.87From wife: "I think I've written bad English, can you grammarise it?</text:p>
          </table:table-cell>
          <table:table-cell table:number-columns-repeated="1022"/>
        </table:table-row>
        <table:table-row table:style-name="ro2">
          <table:table-cell office:value-type="float" office:value="-2.58" calcext:value-type="float">
            <text:p>-2.58</text:p>
          </table:table-cell>
          <table:table-cell office:value-type="string" calcext:value-type="string">
            <text:p>Someone just said it's sad a parent wouldn't go their kids' graduation, right in front of my Dad. #irony he wasn't at mine</text:p>
          </table:table-cell>
          <table:table-cell table:number-columns-repeated="1022"/>
        </table:table-row>
        <table:table-row table:style-name="ro2">
          <table:table-cell office:value-type="float" office:value="-2.61" calcext:value-type="float">
            <text:p>-2.61</text:p>
          </table:table-cell>
          <table:table-cell office:value-type="string" calcext:value-type="string">
            <text:p>14+ hours of work is absolutely suitable for my 3 hours of sleep last night... #Not</text:p>
          </table:table-cell>
          <table:table-cell table:number-columns-repeated="1022"/>
        </table:table-row>
        <table:table-row table:style-name="ro2">
          <table:table-cell office:value-type="float" office:value="-3.04" calcext:value-type="float">
            <text:p>-3.04</text:p>
          </table:table-cell>
          <table:table-cell office:value-type="string" calcext:value-type="string">
            <text:p>The people defending Lebron for his cramps tonight are the exact same people who bashed on Pierce and his cramps back in 2008 #Irony</text:p>
          </table:table-cell>
          <table:table-cell table:number-columns-repeated="1022"/>
        </table:table-row>
        <table:table-row table:style-name="ro2">
          <table:table-cell office:value-type="float" office:value="-2.89" calcext:value-type="float">
            <text:p>-2.89</text:p>
          </table:table-cell>
          <table:table-cell office:value-type="string" calcext:value-type="string">
            <text:p>Ready for these 3 games and dance practice Monday. #NOT @__deesstinnyy</text:p>
          </table:table-cell>
          <table:table-cell table:number-columns-repeated="1022"/>
        </table:table-row>
        <table:table-row table:style-name="ro1">
          <table:table-cell office:value-type="float" office:value="-1.91" calcext:value-type="float">
            <text:p>-1.91</text:p>
          </table:table-cell>
          <table:table-cell office:value-type="string" calcext:value-type="string">
            <text:p>@GStuedler we're the proverbial frog getting slowly boiled in the pot of water.</text:p>
          </table:table-cell>
          <table:table-cell table:number-columns-repeated="1022"/>
        </table:table-row>
        <table:table-row table:style-name="ro2">
          <table:table-cell office:value-type="float" office:value="-2.55" calcext:value-type="float">
            <text:p>-2.55</text:p>
          </table:table-cell>
          <table:table-cell office:value-type="string" calcext:value-type="string">
            <text:p>Horrific night but Im so happy to come home to clean my shambled apartment! #sarcasm</text:p>
          </table:table-cell>
          <table:table-cell table:number-columns-repeated="1022"/>
        </table:table-row>
        <table:table-row table:style-name="ro2">
          <table:table-cell office:value-type="float" office:value="-1.56" calcext:value-type="float">
            <text:p>-1.56</text:p>
          </table:table-cell>
          <table:table-cell office:value-type="string" calcext:value-type="string">
            <text:p>Thank you #FL for being so biporlar and messing with my whole #weekend #sarcasm</text:p>
          </table:table-cell>
          <table:table-cell table:number-columns-repeated="1022"/>
        </table:table-row>
        <table:table-row table:style-name="ro2">
          <table:table-cell office:value-type="float" office:value="3.83" calcext:value-type="float">
            <text:p>3.83</text:p>
          </table:table-cell>
          <table:table-cell office:value-type="string" calcext:value-type="string">
            <text:p>Literally just screamed yes throughput my house because I found good to eat. Bye.</text:p>
          </table:table-cell>
          <table:table-cell table:number-columns-repeated="1022"/>
        </table:table-row>
        <table:table-row table:style-name="ro1">
          <table:table-cell office:value-type="float" office:value="-2.52" calcext:value-type="float">
            <text:p>-2.52</text:p>
          </table:table-cell>
          <table:table-cell office:value-type="string" calcext:value-type="string">
            <text:p>Wow studying for this ap chem is going really well #sarcasm</text:p>
          </table:table-cell>
          <table:table-cell table:number-columns-repeated="1022"/>
        </table:table-row>
        <table:table-row table:style-name="ro2">
          <table:table-cell office:value-type="float" office:value="0.18" calcext:value-type="float">
            <text:p>0.18</text:p>
          </table:table-cell>
          <table:table-cell office:value-type="string" calcext:value-type="string">
            <text:p>#Irony AG: EPA’s ‘Cap-And-Trade Scheme’ Would Violate The Clean Air Act dailycaller.com/2014/05/29/ag-…</text:p>
          </table:table-cell>
          <table:table-cell table:number-columns-repeated="1022"/>
        </table:table-row>
        <table:table-row table:style-name="ro1">
          <table:table-cell office:value-type="float" office:value="-2.33" calcext:value-type="float">
            <text:p>-2.33</text:p>
          </table:table-cell>
          <table:table-cell office:value-type="string" calcext:value-type="string">
            <text:p>RT @nkntx: Who needs money.... #sarcasm</text:p>
          </table:table-cell>
          <table:table-cell table:number-columns-repeated="1022"/>
        </table:table-row>
        <table:table-row table:style-name="ro2">
          <table:table-cell office:value-type="float" office:value="-1.93" calcext:value-type="float">
            <text:p>-1.93</text:p>
          </table:table-cell>
          <table:table-cell office:value-type="string" calcext:value-type="string">
            <text:p>And so @RealHughJackman is hosting the @TheTonyAwards two days before our exams. Super bummed that I can't watch it. #perfecttiming #not</text:p>
          </table:table-cell>
          <table:table-cell table:number-columns-repeated="1022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string" calcext:value-type="string">
            <text:p>How'd u know that I love being ignored?! #sarcasm</text:p>
          </table:table-cell>
          <table:table-cell table:number-columns-repeated="1022"/>
        </table:table-row>
        <table:table-row table:style-name="ro2">
          <table:table-cell office:value-type="float" office:value="-4.44" calcext:value-type="float">
            <text:p>-4.44</text:p>
          </table:table-cell>
          <table:table-cell office:value-type="string" calcext:value-type="string">
            <text:p>Words can't explain how mad &amp; sad I am rn.. like seriously I thought you were my bestfriend &amp; U just me off! I see I matter to you #not</text:p>
          </table:table-cell>
          <table:table-cell table:number-columns-repeated="1022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string" calcext:value-type="string">
            <text:p>So, this is what it feels like to be 18? I feel... TALLER. #not #itsMYbirthday</text:p>
          </table:table-cell>
          <table:table-cell table:number-columns-repeated="1022"/>
        </table:table-row>
        <table:table-row table:style-name="ro2">
          <table:table-cell office:value-type="float" office:value="-2.63" calcext:value-type="float">
            <text:p>-2.63</text:p>
          </table:table-cell>
          <table:table-cell office:value-type="string" calcext:value-type="string">
            <text:p>@Bumaye___ you said you love darkskin but your Avi is not showing it. A big #Irony</text:p>
          </table:table-cell>
          <table:table-cell table:number-columns-repeated="1022"/>
        </table:table-row>
        <table:table-row table:style-name="ro1">
          <table:table-cell office:value-type="float" office:value="-3.09" calcext:value-type="float">
            <text:p>-3.09</text:p>
          </table:table-cell>
          <table:table-cell office:value-type="string" calcext:value-type="string">
            <text:p>first day of work tomorrow! it's going to be a blast #sarcasm</text:p>
          </table:table-cell>
          <table:table-cell table:number-columns-repeated="1022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string" calcext:value-type="string">
            <text:p>Doing nothing on a Friday night is my fave #not</text:p>
          </table:table-cell>
          <table:table-cell table:number-columns-repeated="1022"/>
        </table:table-row>
        <table:table-row table:style-name="ro2">
          <table:table-cell office:value-type="float" office:value="-2.83" calcext:value-type="float">
            <text:p>-2.83</text:p>
          </table:table-cell>
          <table:table-cell office:value-type="string" calcext:value-type="string">
            <text:p>@leaisthestar_ I know how you feel I couldn't stop crying when I saw that Stefan died it literally broke my heart</text:p>
          </table:table-cell>
          <table:table-cell table:number-columns-repeated="1022"/>
        </table:table-row>
        <table:table-row table:style-name="ro2">
          <table:table-cell office:value-type="float" office:value="-1.79" calcext:value-type="float">
            <text:p>-1.79</text:p>
          </table:table-cell>
          <table:table-cell office:value-type="string" calcext:value-type="string">
            <text:p>@VickyS1703 @SezzaRidley @chazzathegreat Hahahaha love dogs me #missyouroger #not #getonmyplate xxxxx I am starving man</text:p>
          </table:table-cell>
          <table:table-cell table:number-columns-repeated="1022"/>
        </table:table-row>
        <table:table-row table:style-name="ro2">
          <table:table-cell office:value-type="float" office:value="0.38" calcext:value-type="float">
            <text:p>0.38</text:p>
          </table:table-cell>
          <table:table-cell office:value-type="string" calcext:value-type="string">
            <text:p>@AcrossTheBay lol. Apparently they all missed the point of the words he said, regardless of the language they were spoken in. #irony</text:p>
          </table:table-cell>
          <table:table-cell table:number-columns-repeated="1022"/>
        </table:table-row>
        <table:table-row table:style-name="ro1">
          <table:table-cell office:value-type="float" office:value="-2.78" calcext:value-type="float">
            <text:p>-2.78</text:p>
          </table:table-cell>
          <table:table-cell office:value-type="string" calcext:value-type="string">
            <text:p>First day at work since 10th April. .. #Excited\n#Sarcasm</text:p>
          </table:table-cell>
          <table:table-cell table:number-columns-repeated="1022"/>
        </table:table-row>
        <table:table-row table:style-name="ro2">
          <table:table-cell office:value-type="float" office:value="-0.45" calcext:value-type="float">
            <text:p>-0.45</text:p>
          </table:table-cell>
          <table:table-cell office:value-type="string" calcext:value-type="string">
            <text:p>Cutting #bargash trees 2 make space 4 British Sandhurst Military Academy 5 days after celebrating independence from Britain #irony #Jordan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#irony is saying you find it difficult to explain gays to your kid while claiming to believe in a loving #god that wants them dead.</text:p>
          </table:table-cell>
          <table:table-cell table:number-columns-repeated="1022"/>
        </table:table-row>
        <table:table-row table:style-name="ro1">
          <table:table-cell office:value-type="float" office:value="-3.22" calcext:value-type="float">
            <text:p>-3.22</text:p>
          </table:table-cell>
          <table:table-cell office:value-type="string" calcext:value-type="string">
            <text:p>like damn thats some respect #sarcasm</text:p>
          </table:table-cell>
          <table:table-cell table:number-columns-repeated="1022"/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string" calcext:value-type="string">
            <text:p>Thanks for calling, I really appreciate you ripping open old wounds #not</text:p>
          </table:table-cell>
          <table:table-cell table:number-columns-repeated="1022"/>
        </table:table-row>
        <table:table-row table:style-name="ro2">
          <table:table-cell office:value-type="float" office:value="-3.28" calcext:value-type="float">
            <text:p>-3.28</text:p>
          </table:table-cell>
          <table:table-cell office:value-type="string" calcext:value-type="string">
            <text:p>currently locked in the freezer at lucky steer and my hand may be broke #thisisfun #not</text:p>
          </table:table-cell>
          <table:table-cell table:number-columns-repeated="1022"/>
        </table:table-row>
        <table:table-row table:style-name="ro2">
          <table:table-cell office:value-type="float" office:value="-2.85" calcext:value-type="float">
            <text:p>-2.85</text:p>
          </table:table-cell>
          <table:table-cell office:value-type="string" calcext:value-type="string">
            <text:p>Lol s/o to my friends ive been friends with since 6th grade that came to my grad party #not #theynevercame</text:p>
          </table:table-cell>
          <table:table-cell table:number-columns-repeated="102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RT @KayaTraffic: 1. Walk confidently to your car. Have your keys ready but #not visible. Only unlock your car when you are close by.</text:p>
          </table:table-cell>
          <table:table-cell table:number-columns-repeated="1022"/>
        </table:table-row>
        <table:table-row table:style-name="ro2">
          <table:table-cell office:value-type="float" office:value="-2.68" calcext:value-type="float">
            <text:p>-2.68</text:p>
          </table:table-cell>
          <table:table-cell office:value-type="string" calcext:value-type="string">
            <text:p>I applaud whoever made this highway pointing in the DIRECT path of the rising sun #NOT #blinddriving </text:p>
          </table:table-cell>
          <table:table-cell table:number-columns-repeated="1022"/>
        </table:table-row>
        <table:table-row table:style-name="ro2">
          <table:table-cell office:value-type="float" office:value="1.83" calcext:value-type="float">
            <text:p>1.83</text:p>
          </table:table-cell>
          <table:table-cell office:value-type="string" calcext:value-type="string">
            <text:p>@JamesyMcAulay good lad! Im not even whinging, you literally play on it from the minute you get in until you go to bed! Xxxx</text:p>
          </table:table-cell>
          <table:table-cell table:number-columns-repeated="1022"/>
        </table:table-row>
        <table:table-row table:style-name="ro27">
          <table:table-cell office:value-type="float" office:value="-3.51" calcext:value-type="float">
            <text:p>-3.51</text:p>
          </table:table-cell>
          <table:table-cell office:value-type="string" calcext:value-type="string">
            <text:p>Six Pack is made in the kitchen" #Sarcasm lol instagram.com/p/nnkWSfmJ5c/</text:p>
            <text:p>473112204024496128521325005716865024-.55How do i sign up for that mens summer soccer league ? #do #not #care #if #im #a #girl</text:p>
            <text:p>472335343367106560521325034116505600-2.09Just said frappuchino instead of frappe at McDonald's on accident and the lady snapped at me... sorry I'm a Starbucks girl at heart #not</text:p>
            <text:p>472950057021734912521325062641942528-1.78Tony Parker location in \n➻ www.MonsterMMORPG. com \n#Hoenn. chilly \n☆ follow @MonsterMMORPG \n #not</text:p>
            <text:p>4764720757468200965213250908989931523.03Been driving around for hours with Crissy and Amelia. Literally had such a good evening! Been meadfoot and berry head..</text:p>
            <text:p>472539390485741570521325119214727168-1.64Restarted my phone and got a bunch of texts that were sent to me over a week ago #loveiphone #not</text:p>
            <text:p>472210416718725120521325147463376898-1.96I thought summer was supposed to be stress free? #not</text:p>
            <text:p>472471998640451585521325175846240256-1.98@Chelsea_RFC @vidyacrusader @ChelsLad95 @NourAgha I bet you work for a foreign company too #irony</text:p>
            <text:p>472034941719416832521325203394400256-2.88If you're wearing a headset to take a call---learn HOW to speak so the other party can hear you correctly !!! #notfromyouradamsapplestupid</text:p>
            <text:p>472290577724473344521325231575953408-1.47@BriannaProthero @hulst_kaitlyn up all night? 2 more movies ? go back outside? #Not</text:p>
            <text:p>472259477794586625521325260344680449-3.32People need to stop shitting their pants just cuz my bæ smoking some FUKING POT. God... #wow #not #abig #deal</text:p>
            <text:p>472538607350476801521325288551383040-2.49Cry poverty then buy a new truck ! Love my relatives #not</text:p>
            <text:p>474155411919351808521325316770656256-1.31@michaelensey @Matt_Johnson_MO I no longer drive a mini-van. And supposedly I was too old for GYD work. #irony #nowWhoIsCool</text:p>
            <text:p>463066899719675904521325345132544001-3.36@ViralTap The comedians on ur panel are so funny &amp; Ive definitely not already seen most of these clips on fb with funnier comments #sarcasm</text:p>
            <text:p>473089057396752384521325373406334976-2.42I just love waking up and feeling all congested #not</text:p>
            <text:p>472336331751034880521325401902428160-1.08I would run a marathon right now but #im #not #wearing #running #shoes #pumas </text:p>
            <text:p>463359824344793089521325430180438016-2.10No one saw that coming! #IRS #sarcasm theblaze.com/stories/2014/0…</text:p>
            <text:p>460324297995997184521325458424885248-2.26Homework day todayfunn! #Sarcasm ☹</text:p>
            <text:p>472827233426735104521325486820311040-2.00This whole working at the golf course is really had..... #not</text:p>
            <text:p>4651742843282391045213255185418280971.85@Amelia_CKing No I follow DFID on here so it just fell into my lap so to speak! If i see anything else I'll let you know :-)</text:p>
            <text:p>472672143805652993521325546794668032-2.67@Robbo_heraldsun Waite &amp; Yarran should walk home from Queensland &amp; have a good think about it#NOT united.</text:p>
            <text:p>463010839205666816521325575160745985-1.98Going to work an hour early. Yay me!! #sarcasm</text:p>
            <text:p>472856966801674240521325603774279680-2.19@emmahobson_88 i didn't go bowling. Heads still not right. Struggling drinking 1 blue. #not #like #me</text:p>
            <text:p>472062898735685633521325631301505025-2.70So many good things are happening to me right now #not</text:p>
            <text:p>472171525140140032521325658971324417-2.08I hate when ppl [particularly atheists] proclaim God to be this awful existence. If u don't believe, don't talk shit about it. #Irony</text:p>
            <text:p>472116069646082049521325687115087872-2.02@michael5sos are you trying to tell me you early microwaves? #not healthy #5sosthelosttapes @5sos</text:p>
            <text:p>472940026544652289521325715485372416-2.45Personally I love how quiet it is when my parents visit. #not #annoying</text:p>
            <text:p>472793000788385793521325743679479808-2.21Staying in on a Saturday night when I've FINALLY got a Sunday off #fabulous #not</text:p>
            <text:p>4725027730202542085213257719910318081.10My phone doubles as a microphone when I'm singing in my car. #famous #not #lol</text:p>
            <text:p>463246959478714368521325800306798592-.06@Cussen91 @OSAussies may need to work on his saves #sarcasm</text:p>
            <text:p>472044749054935043521325828622532608-1.40RT @theOnlySeBaS: U.S customs and border protection get their SUV washed at a car wash full of "legal" workers #irony #madfunny</text:p>
            <text:p>463284655643312128521325856925700096-3.15Know what's awesome? 6 months of job searching with only 1 interview in which I didn't get the position. Best thing ever!! #sarcasm</text:p>
            <text:p>474860373552553985521325885216276480-2.06Just clicked a link to LeBron workout sponsored by Powerade titled "Can you keep up?" &amp; got "this resource is currently unavailable" #irony</text:p>
            <text:p>472492038945267712521325913347473408-3.46Thank you work for got giving me any shifts in 3 weeks!!!!! #NOT</text:p>
            <text:p>472068224709058560521325941784858624-1.50So the MPAA is upset Eva Green's boobs are perfect for a comic book movie. #irony uproxx.it/1o0JOZV @UPROXX</text:p>
            <text:p>190880032166641666521325970234806273-2.71Oh, you cheated on your beautiful girlfriend for a hoe that looks like Hellboy? Good choice!</text:p>
            <text:p>472185837736583168521325998688964608-2.36#irony at its best. A "watch the road" bumper sticker on a cop car. To read it you have to take your eyes off the road #fb</text:p>
            <text:p>474630129931386880521326026853720065-2.30Where we live now is noisier than our neighborhood in Albuquerque. #irony</text:p>
            <text:p>472818846814834688521326055270154241-2.58A feel-good piece about Canada (based on feel-bad U.S. info) #irony #sorry #ohcanada salon.com/2014/05/31/ame…</text:p>
            <text:p>472934839751294977521326083585880065-.63Planet Earth Managed 2 Fall Back In Time By About 4 Thousand Years\nIt'Z A Long Way Back Up M8\n&amp; Absolute D34th Is NOT Impossible #NOT Here</text:p>
            <text:p>473479615902937088521326111918407680-2.06“@WhitlockJason: RT @wuzhapnD: if you choose to get a college education just to make average money. U waisted your time.” #Irony</text:p>
            <text:p>472078301251796992521326140125106176-1.61I need to send @TheJLV some bookmarks to distribute with the book #irony #IGotJokes #CommutingIsReadingTime pic.twitter.com/rCFZ6q1y1y</text:p>
            <text:p>472612257751252992521326168356970497-2.41Haha yoo Jaida is so tight man haha wanna be just like her #not</text:p>
            <text:p>472947474966257664521326196559470592-2.00@SAF4SAFF well I think Lebron and Allen are really likeable players and I love how all the 13 year olds get behind the heat! #not #bandwagon</text:p>
            <text:p>472796805311516672521326224908746752-2.85Well, a wave knocked me into @kelsey_mcw and just my luck. I hurt my nose. Bad. #luck #not #waves #really</text:p>
            <text:p>472792249055846400521326253287436288-2.75@Real_Liam_Payne clearly you take fame for granted.I mean it's not like you spend most of your time trying to make us happy #sarcastictweet</text:p>
            <text:p>460287197959053313521326281615745025-2.59Everyone's tweeting about how great their night or spring break was..... Ya mine was great. #sarcasm</text:p>
            <text:p>472091676849491968521326309117796352.98I use to cough a lot when I couldn't handle it all way, now I cough slot cause I smoke so damn much... Lmao #Irony</text:p>
            <text:p>474745126204764160521326336703750145-2.85RT @russellrush: Weird The Heat are having trouble dealing WITH the heat. #irony #divas</text:p>
            <text:p>465117661094215680521326364977537025-1.55Show how much you love 'merica with these imported polos... #irony #MadeInAmerica pic.twitter.com/rdQwFqtExr</text:p>
            <text:p>474772116462923776521326393201020929-2.32@maddypukas the same shit and the ones that are different so to speak don't really fit in? Idk this is not a good convo for twatter HAHAHA</text:p>
            <text:p>465340421661409281521326421437075456-1.39You about as Spanish as Ryan Seacrest</text:p>
            <text:p>472385645152067584521326449719267328-3.13@MichaelSymons_ Governor Downgrade has been busy campaigning for fiscal conservatives. #irony</text:p>
            <text:p>472090287796666369521326478068563968-3.18@cathynewman #Irony not yet dead, I see - #Rennard rushing to save @LibDems...? #c4news</text:p>
            <text:p>472205878121086976521326506384297984-2.23I wish you all could see mom dancing to the Next Episode. #SmokeWeedEveryday #not</text:p>
            <text:p>472637113608200192521326534762958851-3.12Cany believe Jillian's in a Turkish hospital on a drip! Nice holiday she's having #not</text:p>
            <text:p>476434640849215488521326563057737728-.87Went to the optometrists- the waiting room reading material literally only consisted of bibles. That's the south for ya</text:p>
            <text:p>473058051071541249521326591209897984-1.33Oh yeah I'm totally psyched to go run a 5K rn. #not</text:p>
            <text:p>472898260605362176521326619450171392-1.74downfall to fallin alseep nice n early....waking up at this time and bein wide awke #great #NOT xx</text:p>
            <text:p>472479598455062528521326648009179136-2.75Have spent the last two days deep cleaning the kitchen. Too tired to ever cook again. #irony</text:p>
            <text:p>472119365651791872521326676215861248-1.73@chloe_momma10 I'm glad mfers know what I'm talking bout #not</text:p>
            <text:p>463305115940945921521326704405794817-1.81Going to the Dentist then working my #15th consecutive day. I'm coming for your streak #CalRipkenJr !!! #sarcasm</text:p>
            <text:p>472841453610491904521326732797018113-2.66Eating at a bar by myself while "One is the Lonliest number" plays. #irony</text:p>
            <text:p>472680101189275648521326761125376000-1.94ya sooo all my friends are going out of town this week so this should be a good week!! #not #missyouguys </text:p>
            <text:p>472197523075907584521326789373988865-.37@snark_eq: Spelling Bee on ESPN. Love it...#not #intellectualactivities #differentthanasport and congrats the the Thompson brothers!</text:p>
            <text:p>472142787237117953521326817895264256-2.60Lol tumblr I wish it could #irony #workingrn pic.twitter.com/vGFFqh2vkL</text:p>
            <text:p>460223871178641408521326846068424706-3.67The great thing about having 11 other siblings is that your pedicure will be trashed in 2 minutes... #sarcasm</text:p>
            <text:p>4764451987642286085213268742625361923.20@KiddoRaphael + It's going to be so good for both Gaga and Madonna... Literally everybody would be talking about it</text:p>
            <text:p>472104295194578945521326902418886656-2.905 years without a fucking beer! But I am fucking have major withdrawl right now!!! AHHHHHH!!!! WHY? WHY???????? #HELP #ME #MUST #NOT #DRINKY</text:p>
            <text:p>472086891786145792521326930705285120-2.22Poor Dodger, must be horrible having someone accuse you like that #Hollyoaks #irony</text:p>
            <text:p>460211793567432706521326958983266304-2.36Well that 4 hours of sleep I got last night has come in handy #Sarcasm</text:p>
            <text:p>472272819251077120521326987479367680-1.41@WijHussain @welltbh haha funny aren't you lol! So glad your my brother in law always know how to make me feel good about myself!! #not</text:p>
            <text:p>4748538645342126085213270159503073292.34My bus just passed the co-operative funeralcare, the guy working in there could not have looked more miserable, gave me a death stare #irony</text:p>
            <text:p>474177161717628928521327044303814657-2.63@mehdirhasan #Irony? Nope....a plan executed. #Gove #trojanhorse #education</text:p>
            <text:p>463558136767320064521327072762167296-3.02@ImpressionBlend Who knew baelish was behind everything? Certainly not me.... :D #sarcasm</text:p>
            <text:p>472217762568609792521327101438226433-3.47Love when my bod just randomly decides to get sick #greatnight #not</text:p>
            <text:p>463026682404671488521327129804681216-2.37One of the perks of having a pre teen in your home is having to watch Sam and Cat #sarcasm</text:p>
            <text:p>463127434485702656521327158049136640-2.05RT @RaquelCaballe21: I love how mature you are #sarcasm</text:p>
            <text:p>472666659480547329521327186545217536-2.53Sitting right next to the door at Fast a Pasta on a cold night... #smartmove #not</text:p>
            <text:p>463017090245328896521327214772899840-2.50I love when you take like... 300 photos, and only about 5 are usable. orz;;; #sarcasm #photography #life</text:p>
            <text:p>472211176365903872521327242891513857-2.55Aww y'all are so sweet thanks for nothing! Means a lot #truefriends #not</text:p>
            <text:p>463329592661786624521327271190487040-1.29Also, it would be great to hear from you London. #norush #sarcasm #lawschool</text:p>
            <text:p>472615270079406081521327299342651394-2.29Aagadu - Looks a very fresh movie with original characters with a completely new concept &amp; will stretch the limits of Telugu Cinema #NOT</text:p>
            <text:p>472048829282664448521327327008284672-2.39Waking Up To The Lawn Mower, so peaceful! #not #stopcutting</text:p>
            <text:p>472133877532590080521327355365957632-1.17Caught a Leinenkugel's commercial on the TV inside of the Cascade Barrel House #irony #makingoutlikebandits @BarnesOnFilm</text:p>
            <text:p>475761883937775620521327383673307136-2.00@GAMEdigital You realise that screenshot is from X-Men vs Street Fighter not Marvel vs Street Fighter.. #GAMEKnowNothingAboutGames #Irony</text:p>
            <text:p>463002901774757889521327411909369856-2.81I miss him so much that I can't keep this feeling in my heart so I have to update it on my twitter status. #sarcasm #feelsorry</text:p>
            <text:p>464092370263220224521327441454043136-2.26All of these invites to play those silly games on Facebook reallllly make me wanna play them. Keep sending them peeps. #not</text:p>
            <text:p>472385649341771776521327469639770112-2.20First @FuhRaz, now @vikpersad.. friends just dropping more than panties these days.. and panties are the cause #irony</text:p>
            <text:p>463008595857379328521327497955540993-2.66Praise floods in for Neil Adams superb tactics against Chelsea. #tacticalgenius #newchosenone #sarcasm</text:p>
            <text:p>472171547529330688521327526170599424-2.72I just love it when my entire family embarrasses and makes fun of me during supper!! #not</text:p>
            <text:p>473287096975646720521327554423439360-2.59RT @ManZ3480: Game of thrones is the greatest show ever created!!!! #Irony #Epic</text:p>
            <text:p>472113022753079297521327581942259712-2.19A little bit behind.... Thanks #lists #irony #thanks pic.twitter.com/4fGkX6buqB</text:p>
            <text:p>463288915638509569521327610220249088-2.59@chasehauck crazy thing happened, I thought your name was like chase or sum'n. turns about I was delirious because uhh, it's BIFF! #sarcasm</text:p>
            <text:p>463116582559178752521327638502465537-2.49Gotta love these horrifying moments when you question everything you've done in your life, because the only alternative is sleep #sarcasm</text:p>
            <text:p>473053244902490112521327666717532160-2.77Up early to get an even worse farmers tan -_- just what I wanted #NOT</text:p>
            <text:p>472175426400694272521327695561777152-2.14RT @CarlieLCooper: How to spell misspell? one of the most commonly misspelled words... #irony #spellingbee</text:p>
            <text:p>460293318287441921521328316498726913-3.50This guys designer jeans are easily my favorite part of his concert #sarcasm</text:p>
            <text:p>472521611061755904521328655453007872-1.24Thats my side n dgaf bout ya side..Im known everywhere.#even in ya state#not good tho</text:p>
            <text:p>472857408021073920521332045805395968.87@tclbbs @Kalicat2#not an atheist not offended by your beliefs your beliefs are yours &amp; I respect them as I should</text:p>
            <text:p>472650353838940160521332553467179008-1.09Dead still out there. Time to ride :-D \n#dirtybike\n#ohtheshame\n#not</text:p>
            <text:p>472518174110257152521334583539683332-.02W oldies! Lotta love for #poopertroopers in NYC! (Dogs is US, horses in UK) Very sweet start to evening. Now: preeshiating this speaker #Not</text:p>
            <text:p>463498991498723328521342904476790784-1.20#nyr so glad I watched this game. #sarcasm</text:p>
            <text:p>472550294773960705521367341515698176-3.41I love it when my TV cuts off the score for the Kings/Hawks game #not #firstworldproblems</text:p>
            <text:p>472738857528885249521367369248415744-2.66So, now we have to pay for paper now too? awesome Stetson. just awesome #not #thetutionsgoingtothegrass</text:p>
            <text:p>472489836407173120521367397102813184-.90@sampinkham hello Sam did you sell your house #not listened foreseen</text:p>
            <text:p>463107974496395264521367424772636674.18Did you guys know Paul Heyman's client Brock Lesnar conquered The Streak? I just heard about it myself, LMAO #sarcasm #ExtremeRules</text:p>
            <text:p>472735739495849984521367452324999168-3.19@fuckyoweave fuck you mean Dante said he wanted NOTHING w u. He loves #me he loves you #not</text:p>
            <text:p>472485928850952192521367480611397633-2.16so #england have beaten a team that wasn't good enough to qualify, it's obvious now we are going to win the #WorldCup2014 #NOT</text:p>
            <text:p>472727559898431490521367508247658496-2.40I always wanna clean when I wake up at 8 #not #whymatthew</text:p>
            <text:p>472418412090916864521367536534032384-1.76No marriage @paris \n -Friar Lawrence \n#your#not#ready</text:p>
            <text:p>463127666745307136521367565017563137-2.50@toniamoore $2,500 to come train for 5 days... Well at least you guys aren't letting your ego get in the way... #Chapped #Sarcasm</text:p>
            <text:p>463279365611352064521367593278791680-2.08RT @LoganNapier16: Allie and my dad are gonna get along great... #sarcasm</text:p>
            <text:p>472400428051595266521367621544189952-3.63murders in mission viejo, lockdown at Dana hills, and break-in robberies at Tesoro. wow Orange County is so safe I totally feel secure #not</text:p>
            <text:p>472392940216942592521367649818009600-2.88@STurnerTipster love the inapropriate raising of his voice at nondescript moments! #not</text:p>
            <text:p>463378214132674561521367678435729408-3.0225% off all orders TODAY ONLY! Just enter SUPERMOMDEAL at checkout to save.\n#save #sarcasm #funnytshirts fb.me/1rQYjvPHy</text:p>
            <text:p>472089822937743360521367706818576385-.46Apparently there is punctuation to express #irony...omg how did I not know this!! It's this thing: "؟" ... we really don't stop learning!</text:p>
            <text:p>465335868811911168521367734937223169-1.57Blazers could come back but that would be about as likely as an oil baron being elected Portland mayor.</text:p>
            <text:p>4720870934772695045213677633032929282.74@darrenrovell @KenWeinmanSport @EpollResearch does that make America any better? He's hated because of his hate for other people. #irony</text:p>
            <text:p>472144263762182144521367791598047232-2.30well done to @bbcqt for once again getting a none partisan crowd #not</text:p>
            <text:p>464422357642145792521367819871850496-3.12I'm never this self-loathing. I don't mean to be. It sure feels good to have friends who care enough to make me feel better. :-) #NOT</text:p>
            <text:p>4723162498303590405213678480995368961.94@ajiteshrasgotra it's just that you said get lost, instead of fuck off, it's my sick warped sense of humour i guess #irony</text:p>
            <text:p>472879905244741632521367876327186432-2.72I love it when my mom touches the worst part of my sunburn #not</text:p>
            <text:p>463380500015751168521367904613576705-3.95Probably about to go home to an 80 degree room because: shitty duct work. Love summer. #sarcasm #firstworldproblems</text:p>
            <text:p>472388387668627456521367932841250818-2.68Nothing like a curling iron to the neck to start the day. "OMG, its totally a curling iron burn". Oh the good ole days. #irony</text:p>
            <text:p>472092329340596224521367961077297153-1.5712 hours days (without a break I hasten to add) is the best! #sarcastictweet #weddingplanner #wantmyjob? #notglam</text:p>
            <text:p>463192499939323904521368017515855872-3.58blue uniforms are for losers #sarcasm</text:p>
            <text:p>471677450783440896521368045886128129-3.02RT @TannahLouise: Nice to see the commentators aren't showing their bias #sarcasm #PepsiIPL #CSKvsMI</text:p>
            <text:p>472486996892737537521368074227032064-1.70wats the answer to my phobia of skin cancer I guess I need to go to the doctor or learn to play soccer #not #bball4ever #skilledpoet</text:p>
            <text:p>460278508124504064521368102484074496-3.54Complete crap. Can't wait for @NHL apology for blown call(S) that decided the game. Because THAT will change EVERYTHING. #sarcasm #mnwild</text:p>
            <text:p>472982456115949568521368130858524673-2.42Work at 6:30 in the morning on a Sunday my favorite thing #NOT</text:p>
            <text:p>472864389649821697521368159073628160-2.45I can see your moving up on the mature scale. #not #growup</text:p>
            <text:p>473504864652111872521368187351617536-2.78The people that give the most relationship advice has the highest number of failed relationships. #irony</text:p>
            <text:p>463175153149812736521368215684149248-1.13@RealCrimea @Anopov @sequoia2001 Russian friends, North Korea, Syria, Cuba. Many Russians emigrate there - great living conditions. #sarcasm</text:p>
            <text:p>472293929241804800521368243957936129-3.08Fuck @DaveMustaine he's worth millions only wants to donate $100 per mile for 40 miles towards #cerebralpalsy #WWJD rich man in heaven #not</text:p>
            <text:p>463034652651843584521368272433070081-2.40Well done @MLS refs. Well done #sarcasm</text:p>
            <text:p>463150325948751872521368300656537601-3.49A #WWE press conference. Yeah, this'll go off without a hitch. Sure. #Sarcasm #ExtremeRules</text:p>
            <text:p>474959110606422017521368328724824064-2.30calming chopping. #irony? #leeks #domesticgoddess #dayoff #beautyeverywhere instagram.com/p/o6QQs7JxOV/</text:p>
            <text:p>463502971498541056521368356822450177-3.97@700ftceiling Yeah, gays are making the world a terrible place. #Sarcasm</text:p>
            <text:p>463012768455475200521368384848809984-2.64@sidlowe But I thought Dani Alves stopped racism forever? #sarcasm. Time to start docking teams' points, it's the only way.</text:p>
            <text:p>472303657317572608521368413055496192-2.35Everyone knows the key to productivity is looming deadlines. #not</text:p>
            <text:p>472430302057750528521368441480286208-2.00Love holidays but hate all the prep we have to go through before hand. #lifesabeach #imsofunny #not</text:p>
            <text:p>472177299480379392521368469166891008-2.24I hugged Ma and she told me I smell. So that's where our relationship is at right now. #bestfriends #not</text:p>
            <text:p>472789680229191680521368497323253761-3.04If we have plans at 11 don't leave your phone in the car and not call me back until 1. #ovbs #not #importnant #</text:p>
            <text:p>472323836898471937521368525496418305-2.44Got Lost in the moment with her#not your fucking biz,it aint love tho.</text:p>
            <text:p>472498979440041986521368553749221376-2.07When the Nair comes out, so does my true beauty. #not</text:p>
            <text:p>463502295502962689521368581800755201-2.07@iowahawkblog @RialtoUSD Bday of Lenin too, and Earth Day. Course not a coincidence those are same day, none at all. #sarcasm</text:p>
            <text:p>472202818602795008521368610254893057-2.40Of course I'd love to spend this night with you and all your friends. #not</text:p>
            <text:p>463837418009792512521368638444797952-3.43thank you Mr. Officer for parking all over the goddamn sidewalk. #pig #serveandprotect #yeahright #assholeday #ro... pic.twitter.com/pNVZFiAUyY</text:p>
            <text:p>463346510000705537521368666022371328-2.06@RATM4 Yes, becuz it's not #racist to say #minorities are too stupid to get an ID. #sarcasm</text:p>
            <text:p>472540128640909314521368697777451008-2.50Watching @Squirrel_pool drink whilst playing a driving simulation game. #irony #butstilllegal</text:p>
            <text:p>465357481246728195521368726139330560-3.00ur about as useless as a knitted condom</text:p>
            <text:p>463542055516790785521368754446688256-3.32Twitter is Blue and so are Mondays. #sarcasm</text:p>
            <text:p>4764197108424581125213687827833937922.62I'm literally dying over my last tweet. So fucking hilarious.</text:p>
            <text:p>472056371341713409521368810981703680-3.41I was just told I have zero shifts next week. #awesome #not #ineedmoney </text:p>
            <text:p>463125369843757056521368839419068417-2.15RT @Nora_McManus: Keep the customers happy? Yes, there's nothing young women find more appealing than a drooling, 50+ y/o pervert! #sarcasm…</text:p>
            <text:p>472035714763587584521368867671904256-2.18After 2 weeks of vacation it's my first day back to work and I'm sooooooo excited. #Not</text:p>
            <text:p>473092978974547968521368895966703617-1.99I hate getting used to time zone changes #not \n#NHL15Bergeron</text:p>
            <text:p>472096723763224576521368924425035776-2.66How much #irony would there be in me to move to a place known as the Meatpacking district? #SexAndTheCity</text:p>
            <text:p>472587718212730880521368952577200130-3.05"@NBA: Greg Oden celebrates with the Eastern Conference Championship trophy. pic.twitter.com/hGetKDxrAE" Oden may get a ring before KD? #irony</text:p>
            <text:p>463102026256506880521368980867796992-2.13@lizbynum12 I should've added #sarcasm. I'm very sad we won't be friends for at least 2 years. I hear you're cool.</text:p>
            <text:p>472503286416019457521369009120608257-1.05Tuscaloosa does #not #rustle. \n➔ www.monstermmorpg. com ☉\ninvention \n♼ follow @MonsterMMORPG ❋\n #sensitivity</text:p>
            <text:p>472545449048813568521369037427982336-2.76bagged my mother's groceries incorrectly so naturally i'm being treated like satin.......'living at home would be so fun' i once said #not</text:p>
            <text:p>471698708158230530521369065542389760-2.33I love social situations #sarcasm</text:p>
            <text:p>472904162582491137521369093623263233-2.19Stress on stress on stress oh boy I love finals #not</text:p>
            <text:p>472550701147901952521369121246937088-1.81I have 16hrs at Wegmans one week &amp; 14 the next so one might say I'm making bank lol #not</text:p>
            <text:p>472446576783130624521369148790931456-2.08“@TheJeetBanerjee: Words of advice to college graduates from a college drop out - bit.ly/TTvKsd” #irony #management</text:p>
            <text:p>463109756346191872521369177102503936-3.40Saving the man you love clearly trumps saving the entire world. Obviously. #sarcasm #OUAT</text:p>
            <text:p>473152056027795456521369205200158720-2.33So the Qatar World Cup was fixed with backhanders, I'm really surprised!! #not</text:p>
            <text:p>475744866518204416521369233503309824-2.81Just got free cleaning supplies from the nastiest room ever. #irony @RetaRockVegas</text:p>
            <text:p>472653700729954304521369261986828290-3.04WHAT THE HELL @SamsungMobileNL @samsung my phone battery dies fatser than Usian Bolt can run after the update #welldone #not</text:p>
            <text:p>463127486797062144521369290017366016-2.52I can't wait for ESPN's coverage of the 2015 NFL draft next week. #Sarcasm #NoOneFuckingCares</text:p>
            <text:p>463102976929038336521369318232449025-2.56RT @SebringPeat: Sarcasm is easier on the stomach than its truth, but just less filling.'' ~Peat" @ \n&gt; TuneOfMySoul.com &lt; #truth #s</text:p>
            <text:p>463272378865569792521369346606891010-3.77RT @thertnathan: Who's ready for the first day of IB testing?? Whoot whoot!! #sarcasm</text:p>
            <text:p>472300529276575745521369374289313792-2.25Honestly just love being up till 3:00am doing homework #not</text:p>
            <text:p>463074653456457729521369402554740736-3.16Yay! The AP test is tomorrow #sarcasm @JMKissel @Wade_Fisher14 @Matt_Harpenau</text:p>
            <text:p>4720724087533813765213694308746772482.74video.adultswim.com/superjail/supe… @adultswim shows extreme cartoon violence but censors language &amp; the security guard's bulge. #thisworld #irony</text:p>
            <text:p>4720448321822638105213694586116014092.04Bought my mom a $100 dollar johnny manziel jersey, and when it gets here she gets mad that I ordered something else for myself...#irony</text:p>
            <text:p>472738532826820608521369486818291713-2.44Dang! The only final I didn't get an A on was the English final. #disappointed #not-happy</text:p>
            <text:p>472181507553894402521369514433609729-2.08Aw, you blocking me makes me so sad #NOT #yallarecute</text:p>
            <text:p>472949120596856832521369542736740352-2.21Usually I text people because I dont want any response back #Not</text:p>
            <text:p>472902431714861056521369571014742016-3.59Well this was just the best fucking day I've ever had #not</text:p>
            <text:p>475330249115590656521369599179493376-3.77It's our 6th wedding anniversary today, and my husband is at a bachelor party. All Day. #irony</text:p>
            <text:p>472523391694422018521369626664787968-1.89Wanna go swimming but no one to go with... awesome. #not</text:p>
            <text:p>463214953282162689521369654879862784-1.80The next pet I'm getting is going to be invisible. Much less hassle that way. #sarcasm</text:p>
            <text:p>463326940288798720521369682486775808-2.72What I like to see on a Monday #sarcasm #nowork #nomoney pic.twitter.com/LVA2aqBWmw</text:p>
            <text:p>463455392849485824521369710626353152-2.60I am especially fond of how good the experience of installing @MagicOnline is... #sarcasm</text:p>
            <text:p>472231543969447936521369738111614978-1.43Another day of changing your look. :) #ivebeenworkingfor3yrs #not #youstillrebooked</text:p>
            <text:p>472543033083187201521369765659820032.32Just gotta look at things with a positive outlook, things always get better. #truth #not #a #regular #tweet</text:p>
            <text:p>472886187754274816521369793946206208-2.50Glad some umps can tell the difference between a strike and a ball. #Not</text:p>
            <text:p>472107795823616001521369822308081664-3.03I just love being ignored, it's my favorite thing in the world!... #not</text:p>
            <text:p>472148247105257473521369850372194306-.05@brendan_m96 best of luck tmoro nite sham no problem to ya #quietlikeyourbrotherbarry #not</text:p>
            <text:p>463347164933275648521369878494982145-2.33RT @PricelessGuide: #Sarcasm #Sarcastic #SarcasticFont #SarcasmFont #Xpressions \n\nDownload now in the App Store or Google Play! http://t.c</text:p>
            <text:p>472206768261824513521369906819117056-3.29yea fav part of baseball has to be getting eaten alive my mosquitos #not</text:p>
            <text:p>463422113677066240521369935160016896-.97RT @CodyDMurphy: Every time I hear the word "Jesus" I fly into a rage than can only be quelled by a specially trained rabbi \n@coledadswell</text:p>
            <text:p>472783911857446914521369963488378880-2.34I love being hollered at from guys hanging out their car windows #not</text:p>
            <text:p>472967466113839105521369991695044608-3.22Got on the plane, sat for an hour, unsafe flight conditions. Now have to wait another two hours to board a new plane. Yay traveling. \n#not</text:p>
            <text:p>464237308074795008521370020224708608-3.50Just got a call from my brother I don't speak to that my other gram is dying in the hospital... Well it's been a fun week. #not</text:p>
            <text:p>460275595331379200521370048557236224-2.44It consistently amazes me how much more couch potatoes know about playing basketball then paid professionals. #sarcasm</text:p>
            <text:p>4764686728362926085213700767974850584.41Literally tonight is the best night ever !!! PRETTY LITTLE LAIRS IS BACK ON !!!!!! AAHHHHHH</text:p>
            <text:p>463463298936360960521370105327124480-2.07RT @caitlynmailley: Ugh I just love when the same people don't show up to practice! #sarcasm #showup #please</text:p>
            <text:p>472952049588379648521370133009547264-1.92RT @Haynes_8: Waking up to a bug crawling on your face is always nice #not</text:p>
            <text:p>463490163335626752521370161207861249-3.02First emotional outbreak because of finals! Woo #sarcasm</text:p>
            <text:p>463538298934542336521370188672172032-2.87Thanks for the snap back #Sarcasm</text:p>
            <text:p>472469076971773952521370216945954816-2.34@JustinTrudeau # no way#not another PM from Quebec#western Canada deserves better</text:p>
            <text:p>460238029873901568521370245244919808-2.19Some Saturdays it's difficult being this popular. #sarcasm</text:p>
            <text:p>463015157338484737521370273426460673-1.88oh wow aint that a shocker #Sarcasm</text:p>
            <text:p>472377931839598593521370301167595520-1.83When you're in a French city that discriminates against Americans on the anniversary of Joan of Arc's death you get a little nervous. #Irony</text:p>
            <text:p>472527637416390657521370328824815616-2.86I just got a faded haircut and haven't shaved my face in two weeks #hipster #not</text:p>
            <text:p>463440402716979200521370357081862144-1.54The big mean "cult" is being more sisterly to me than you. Yeah. They're evil alright #Sarcasm</text:p>
            <text:p>472380337998548992521370385435344896-1.86@GlobalYawning I've not compared Farage to Hitler (it's a fatuous comparison anyway) &amp; even if some do, it's hardly #irony</text:p>
            <text:p>472448936150843393521370413851758592-2.30I love listening to you disrespect a really good teacher all hour. #not</text:p>
            <text:p>472412633820196865521370442066837505-2.67Going to the doctor for a possible eye infection is just how I want to start off my summer... #not #summer2k14</text:p>
            <text:p>471698402825105408521370470281924609-2.54Smriti Irani fails to solve a quadratic equation on first day in office, subordinates protest: fakingnews.firstpost.com/2014/05/smriti… #sarcasm #humor</text:p>
            <text:p>472796287180754944521370498379563008-2.14So what y'all couple of the year now and shit? #not</text:p>
            <text:p>4725001586396487685213705266407956481.09@Paris__G Happy Weekend G! I promise not to bother you again! lol! #not Cheers! ;-)</text:p>
            <text:p>472420759877713920521370554994278401-2.61Hey @Specsavers I'm going 2 SS Brixton on Sun having lost my glasses :/</text:p>
            <text:p>472132558080061440521370583242919936-2.33Yeahh it's real nice to hear about all these girls at the beach hitting on you #Not</text:p>
            <text:p>473129258744037376521370611437015040-2.85Examples of today's dystopian images by artist Pawel Kuczynski via circoviral.com/29-dibujos-ing… #Satire #irony pic.twitter.com/QvyX6lJjSZ</text:p>
            <text:p>472379406082912256521370639475933184-2.77I have a feeling today's gonna be hard... Maybe things will get better... #not</text:p>
            <text:p>475283199476518912521370668009803777-2.00World Cup generates money to help people like in Brazil. Apparently, it only support rich people. #irony</text:p>
            <text:p>472470927335514112521370696078065664-2.50#Not one more death because of the drugs they are treating mental patients with.</text:p>
            <text:p>4764769502117314565213707243435048962.16RT @prettyharryxo: People with Harry/5 and luke/4 are literally living my dream</text:p>
            <text:p>472793091649572864521370752449511426-1.25@Channel4News #Meriam Ibrahim # freedom #not true thought it was to good to be true #keep tweeting for Meriam's freedom</text:p>
            <text:p>472063667379638272521370780522004480-.89@MissMorven Well I'll be here and you'll be there on my Samsung so to speak, mind you'll be in 1997 confused I am ...:-)</text:p>
            <text:p>472032339892396032521370812239323137-3.21Where is Roberto Cavalli I was interested in hearing his talk #not #TakeOffJustLogo #takeofourlogo #shameshameonyou chant</text:p>
            <text:p>464109490380365824521370840399872000-2.81Cause you're so perfect and no one measures up ? #YeahRight #ThatsAJoke</text:p>
            <text:p>472257719647219712521370868648529921-3.32I'm always there for u when u need someone to talk to but it's seems like the rest of the time u treat me like crap#whatagreatfriendur #not</text:p>
            <text:p>460272261732122624521370896821669888-2.48Man I have lovvvvvvvvved Demers these last few games #Sarcasm #IveSeenVaccuumsSuckLess</text:p>
            <text:p>476433192455766018521370925015764992.70@Calum5SOS @Luke5SOS @Ashton5SOS @Michael5SOS PRETTY PLEASEEE FOLLOW ME ALREADY literally begging</text:p>
            <text:p>4764640150117539855213709531763343363.44alltimecalxm your bio is literally me, i love your user and your icon is so pretty</text:p>
            <text:p>472295497563381760521370981278179328-2.66Well that was an absolute great way to end my day. #not</text:p>
            <text:p>472061438186385408521371009296125952-3.23This morning I woke up and discovered a tick on me #100happydays #not</text:p>
            <text:p>474845561670340609521371037314076672-2.06Where the Heat defeated by the heat? #irony I'm just scared if @MiamiHEAT try to do the same to the @spurs It will hurt a lot @ESPNNBA @espn</text:p>
            <text:p>475558322461224960521371065332015104-1.20“@b0x9: @crow_50 dude you look a nice bit like @Drake lol #Irony”</text:p>
            <text:p>463088576486309888521371094121742337-1.99@MenInBlazers @SiriusXMFC the masterplan by oasis...as an #LFC supporter "#EFC threw the game yesterday" so liverpool wont win lge #sarcasm</text:p>
            <text:p>4730607795673825285213711223368130571.00@dd_curls We did! We were! #not. \nI’m looking forward to rocking that look in Cowes on a Friday night! :-)</text:p>
            <text:p>473154386072715264521371150593843202-2.63if you get good grades, your probably #not cool and I dont #fuck with u</text:p>
            <text:p>472752909994962944521371178708242432-2.98@Live_Long_Red thank you grand supreme overlord for telling people not wear certain clothing because of their size. You are right! #not</text:p>
            <text:p>476429933053345792521371206910746625-3.86My birthday is literally never a good time, it's actually the worst so I don't know why I look forward to it</text:p>
            <text:p>473093125779771392521371234983223296-1.86I love waking up early on the weekends to go to work #not</text:p>
            <text:p>474651935136813056521371263059906560-2.70RT @Jilltweety: "A bit more smarter" Holy shit. #Fail #Irony double comparative = thick as fuck @bbuk Winston</text:p>
            <text:p>472353592586665984521371291274985473-2.27My dad is so nervous that he is pacing... So that makes me feel better #Not</text:p>
            <text:p>472530943400349696521371319322308608-2.39@virgiltexas thus, the USA has the highest gun death rate in the developed world because of vaccines that make people mentally ill! #not</text:p>
            <text:p>463286324271673344521371347323461632-2.49Thank you family for the great start to my day #sarcasm </text:p>
            <text:p>473109010254929921521371375706316800-2.79@Vanderpumpies @KyleRichards18 You're not a mind reader..and what was Lisa's friendship with Brandi based on, butterflies and rainbows? #NOT</text:p>
            <text:p>472943040214999040521371403774623745-1.60@ClothedChloe it's ok @NakedJaaaclynn hasn't introduced me to her bf either. #feelingthelove #not #nooneisgoodenoughformybabies</text:p>
            <text:p>472192214685065217521371432094560256-1.75Installed in my luxurious penthouse suite (#not) in SF. Let the #wwdc malarkey commence. Well, after dinner maybe...</text:p>
            <text:p>472384035675975680521371460196384768-2.27All I want is my dissertation mark back please, so I know if im gonna have to crawl under a rock and cry #hopeful ... #not</text:p>
            <text:p>463524415897358336521371488382099457-1.98Thanks for making our family pay $20 extra to make sure we can sit together, @FlyFrontier! #sarcasm #alsoanger #drainingourbankaccount</text:p>
            <text:p>472282931587584000521371516475564033-2.55I love waking up randomly at 4 in the morning and being wide awake #Not</text:p>
            <text:p>463333334320705537521371544740954112-2.20dear @rahulpandita how did u come up with this brilliant conclusion? #sarcasm pic.twitter.com/LlZvLAtoVX</text:p>
            <text:p>463385852190932992521371572918308864-2.26Will Smith to the Patriots? He is definitely going to be a bust because I haven't read his name in any mock drafts #sarcasm</text:p>
            <text:p>472481997320122368521371600407773184-2.80I'm going to look like a 79 year old women at prom with sausage arms and a big head #mydressissoperfect #not</text:p>
            <text:p>463025262297616384521371628849352704-2.93@KCassidying @Carla59132964 @AJKreisberg The ratings are dropping 4 a reason. U can't blame laurel,she's barely there.#sarcasm</text:p>
            <text:p>460318817345101825521371657030889472-2.17Ai this hacking needs to stop. Sorry for the last tweet ladies and gents. Friends are very funny #sarcasm</text:p>
            <text:p>476483559851425793521371685115932672-1.01@eyyjay_ dude I was literally walking down the hallway for 3 minutes waiting for them</text:p>
            <text:p>4652341650684641285213717131632599041.86Without wanting to blow ones trumpet so to speak, but this auld body of mine still holds an attraction to the opposite sex, proof today</text:p>
            <text:p>4720903224580096005213717414370590732.05"I hate big room " he said, while wearing a I love Swedish house mafia shirt. ROFL #irony #done</text:p>
            <text:p>472652050694545410521371769509519360-2.48@MadisonKaye7 You always post the best FaceTime pictures of me! #not </text:p>
            <text:p>472265960607719425521371797728796672-1.89@sarahehhsan she's a fabulous teacher for helping us when we ask. #not</text:p>
            <text:p>472623986040242176521371825860009984-1.50I wish us humans had a sleep button but then again we wouldn't be human. #Irony</text:p>
            <text:p>4729727667909468165213718538779566092.80Finals rematchhhhhhhhhh.\nGo spurs.\n#not band wagon jumping -_-\n#but spurs deserve this.\n#</text:p>
            <text:p>463075630418894849521371881942044672-1.29Sorry I need to put a smiley face in every text just so you know I'm happy... #sarcasm</text:p>
            <text:p>472908184915836928521371910069055488-2.00Comin home at this time and finding no bed to sleep in#not impressed</text:p>
            <text:p>463156930584645632521371938309283841-3.45I'm so excited to walk right back into the drama infested shithole tomorrow mornin!! #sarcasm #NOT</text:p>
            <text:p>472473222014066690521371965891035137-3.03Let's all give a round of applause to my lovely defect ( Duane's syndrome ) .. Because having ur eyes fucked up is so cool #sarcastictweet</text:p>
            <text:p>472951880956801024521371994013839361-1.74Saturday night #facetime fail @blondiefi but at least we can still send each other beautiful selfies... #not #weirdfaces </text:p>
            <text:p>463013888939012096521372022241509377-3.04RT @emily_sara_14: Yea up the EZpass on the right #sosmart #sarcasm</text:p>
            <text:p>460206728643371008521372050817286144-2.33I mean you gotta admit it was kinda fun! @AudreyCurrier Yes! It was so much fun getting my legs waxed! #sarcasm</text:p>
            <text:p>472984838488997888521372078990458881-2.57@Westonn1 you're the biggest dumbass I know.. Drinking the weekend before state.. Okay good luck... #not</text:p>
            <text:p>472806209901166593521372107088101378-3.71yes. I have bronchitis and laryngitis. just how I wanted to start my summer. love my life! #not</text:p>
            <text:p>472333664861552641521372135185715201-1.68so well rested and prepared for the chem test today #not</text:p>
            <text:p>463158764854861826521372163254018049-4.01When people think they're good at nails, but their nails look like this...#nailedit #sarcasm #minionnails pic.twitter.com/fpX5tMUEOW</text:p>
            <text:p>472526059540578304521372191435522048.85Finished the Nicolson today! Roll on Relaxing Time! #relieved #littlebitsad #not</text:p>
            <text:p>472334770060656640521372219684159489-2.85"@MrHarryCole: This is hilarious. Balls gets refused entry to Bilderberg. bit.ly/1ttvQkJ" #Irony</text:p>
            <text:p>472395546452586496521372247928602624-2.19Nothing like having a cold to remind me of how good it feels to be feeling well.#not taking anything for granted</text:p>
            <text:p>472248431612661760521372276043042817-2.31I don't want to go to sleep, but I always want to sleep in.#irony</text:p>
            <text:p>472203493298561024521372304220364801-2.08@latonyataylor and, #irony alert, his name is spelled Bailly.</text:p>
            <text:p>473108737486372865521372332883841024-1.50"@chrisdonovan: Ted Cruz to @GStephanopoulos: "The sad thing with Secy Clinton is it seems to be all politics all the time" #irony</text:p>
            <text:p>472468653800452097521372361179004928-2.54Daughter got off school bus complaining of ear ache. We are at dr, nurse is loaded w/personality. #not telling us the room she only pointed</text:p>
            <text:p>465494795058556929521372389318623232-2.09Don't you love when your mom eats by herself even tho she knew you were making breakfast? Me too.</text:p>
            <text:p>472227019938619392521372417462394882-2.62Sending a thousand word text and getting 3 word in reply #daymade #not</text:p>
            <text:p>472514199483330561521372445513891841-3.28I love that my paycheck is gone the day I get paid #not #billsbillsbills</text:p>
            <text:p>472521897385930752521372473603149824-2.13Back to work tomorrow after been off for a month I'm not really looking forward to this #excited #not</text:p>
            <text:p>472839215013957632521372501851783169-1.02I swear the Burden pool gets all the babes!! #haha #not</text:p>
            <text:p>472693471934164992521372530138173440-1.95@FontaineMargate @MartinDJohnson1 ...and at least you're actually going somewhere. #Myheartbleedsforyou #not</text:p>
            <text:p>463052254015016960521372558617501696-2.29Taking my lunch now really made that first six hours fly by. #sarcasm</text:p>
            <text:p>472493772191055872521372587151331328-1.90Canada's wonderland was a blast..but pretty sure one of the coasters gave me a concussion...#not #ok</text:p>
            <text:p>472089405440937984521372615399964672-3.55I really appreciate that you decided to finally put your blinker on as your already turning #thanks #not</text:p>
            <text:p>474761202175074304521372643606671361-3.02RT“@DonAstronaut: I guess Miami can't take the heat. Well damn. The #irony”</text:p>
            <text:p>463143683320082432521372671788199936-2.10Don not going to meetings. So weird. #sarcasm</text:p>
            <text:p>472358621423341568521372700011675648-3.86i hate when niggas try to get away with shit #petty #im #not #gone #let #yhu #slide</text:p>
            <text:p>472554521940738050521372728184811520-1.75Anyone else read TFIOS before it was cool? #hipster #not</text:p>
            <text:p>464074189641502720521372756777369600-1.32@KatissimusDorsi is based off of a single paper that look at 2000 Costa Rican men. Not exactly scientifically rigorous.</text:p>
            <text:p>200265665762959361521372785206378497-3.00Oh, you want me to join you on Farmville? Let me quit my job of 10 years to help you water your digital crops.</text:p>
            <text:p>472175088825950208521372814939815937-2.25Sick might not be able to go to my soccer tournament. #livingthelife #not</text:p>
            <text:p>463095021479010304521372843175858176-2.81"@TheLilOne03: Real cute drunk couple! Haha #sarcasm #eyeroll" haha good one..</text:p>
            <text:p>472573134609321984521372871269306368-2.72Really on the edge of my seat at this point wondering who is going to win the Heat/Pacers game.... #SarcasticTweet #NotEvenClose</text:p>
            <text:p>464307180053598208521372899287244800-3.71Being woke up at 2:30am by a crying baby&amp;amp;being told that her mom wants her to cry to sleep is the best feeling in the world #no</text:p>
            <text:p>463520595318018049521372927389085696-2.59@JenKirkman Katy Perry felt "chubby" at 145lbs? These ladies are soooooo brave #sarcasm #eatasandwich</text:p>
            <text:p>472932641402929153521372955432222721.30Omg I parked my car and took a mirror that someone was throwing away in front of their house. #noragrets #hotboyproblems #jk #not #hot</text:p>
            <text:p>463303417772138496521372983500480513-2.03RT @Sadijafri: @WHO you imposed ban on Pak, no offence, I can't afford traveling abroad either way #Pakistan #Sarcasm @abidifactor @KunwarM…</text:p>
            <text:p>462969941918900224521373011614912512-2.75Awesome... MORE SNOW!\n\n#Canada #sarcasm #wintersucks</text:p>
            <text:p>4721820841662423045213730398383718401.51Even though I'm #NOT a #CHEERLEADER, I'm falling #INLOVE with #CHEERBOWS! #Ordering off of #Amazon! </text:p>
            <text:p>472627219311783936521373067931815936-2.48Mmmm allergies are my favorite reason for losing sleep #not</text:p>
            <text:p>473067469616480256521373096184655872-1.60@ChloeLeigh101 oh Chloe you don't understand - I was steaming last night #toosober #not</text:p>
            <text:p>473119850588409856521373125322498048-.74Who among you by worrying can add a single moment to your life? - Matthew 6:27 Worrying ADD moments? Great irony, Jesus! #irony</text:p>
            <text:p>472843625765023744521373153394962432-3.30Its times like these I love my downstairs neighbours #thanksforthepartyinvite #not #tryingtosleep</text:p>
            <text:p>463418077485735936521373181576507392-2.66It's always nice when someone significant from your past may come back into your life. #sarcasm</text:p>
            <text:p>4764926360530698245213732098083512323.52@Nashgrier you literally just made a good day a great day, thank you.</text:p>
            <text:p>472532150122995712521373237989875712-3.043 nights 3 parties haha you're going to be an awesome mom. #not</text:p>
            <text:p>472225491500273665521373266607603714-2.75Thanks for having my back once again, grandma.. I appreciate it. #not #leftmehangin</text:p>
            <text:p>465333291680555008521373294873047041-3.38This is why India is so fucked up now cause their "spiritual time" so to speak with the earth kundalini is up.</text:p>
            <text:p>463411031750893568521373323192967169-3.02I don't even respond when they diss my favorite person Prez Mahama and my favorite company ECG smh\n#Sarcasm</text:p>
            <text:p>463136958001446912521373351416438784-1.14It's great that I'll be 20 next month and my decisions and plans are made for me as if I were 12. #Sarcasm</text:p>
            <text:p>463032184312320000521373379446980610-2.64@DSCLEFansSay having some fun boys... #sarcasm</text:p>
            <text:p>472717971089924096521373407603343361-2.01@SyedaShehlaRaza Shehla Ji Pak did not qualify for the world cup#not due to insufficient funds</text:p>
            <text:p>4720686038070149125213734356548526081.74Our moving truck was running behind, wanted to buy us lunch on him, #not many like him any more #thankyou, but we're good</text:p>
            <text:p>463408020576161792521373464381251584-3.03RT @SidneySamuels: Remember ladies: it doesn’t matter how you do on your finals, as long as your future husband is doing well on his. #sarc…</text:p>
            <text:p>463022770184413184521373492831617025-2.49RT @FCPortoUK: Can't wait for Benfica next week. #FCPorto #Sarcasm</text:p>
            <text:p>472940956950335489521373521088614400-1.76@gail_winters @JanColPA @Loralei_leigh @MollyMay410 I wonder if that scene will qualify as Emmy nominate since it was SO awesome.#not LMAO!</text:p>
            <text:p>474756658238070784521373549358235648-2.44LeBron can't take the Heat. #irony #MIAvsSA #miami @305NUTS @Carlton_KB</text:p>
            <text:p>472081909485686785521373577502011392-2.49Spotted on the CNET giveaway counter. #irony twitpic.com/e50140</text:p>
            <text:p>472172500013428736521373606236803072-1.85If #SteveBallmer does buy #LAClippers - Ex-CEO of #Microsoft buying into #Sportstecfamily member running on  #Irony #Sportscode</text:p>
            <text:p>472287244896960512521373634808791040-3.16@campbellclaret Barton said something incredibly un-PC which got the incredibly un-PC UKIP woman offended. #irony</text:p>
            <text:p>472404145018642432521373663128723457-1.06Thought I hadn't put in that many hours, till I saw $600 in my account. #winning #banking #millionarestatus #not</text:p>
            <text:p>474381616555384833521373691243143170-2.96Arjuna Ranatunga says SL should have recalled Buttler. Same guy who arm twisted ICC and its laws to accommodate a chucker. #irony</text:p>
            <text:p>473105021744066562521373747446833152-1.76good thing we mixed things up this year with the nba playoffs. #not #NBAFinals</text:p>
            <text:p>472697444133003264521373776198766592-2.07Spending the day revising today and then working again tomorrow #fun #weekend #not</text:p>
            <text:p>472550557148651520521373804233506817-2.97Feeling like your feelings don't matter to anyone is really such a great feeling. #not</text:p>
            <text:p>473301283399417856521373832389861376-2.22Atleast the guy who scored the goal has the same first name as me. #irony</text:p>
            <text:p>472130221169471488521373860630110208-2.81So, now the #NSA says it can't find e-mails from #Snowden complaining about the NSA's collection of everyone's e-mails? #irony</text:p>
            <text:p>472339158929666049521373889239474177-2.75RT @GhostOfPJK: HOW does the #CoAgo $1 Million dollars over budget? #auspol pic.twitter.com/MDmpLUmkaH &lt;&lt; Folks, pause &amp; inhale the #irony.</text:p>
            <text:p>463061080348971008521373917588754433-1.61Yupp.. this is exactly how I wanted to end my weekend. #sarcasm</text:p>
            <text:p>463497968713482241521373945694810112-1.40"Last Week Tonight" is the best thing on TV hands down. John Oliver is brilliant. #sarcasm #reality #johnnyoneilisthehost</text:p>
            <text:p>472629470671953920521373973964406784-2.54U came to a woman tellin lil boy lies!., boy u think u foolin! #Not #KeepItMovin</text:p>
            <text:p>472585049460981760521374002045255680-1.54@brucecahillIV ha ha I sent you a message on Facebook you can come find me I'm not going to look for trouble bro #not scared</text:p>
            <text:p>472109543791394816521374030159704064-2.59@bre__b my courses for fall and winter are either in the 8:30 slot or the last slot of the day...super convenient #not</text:p>
            <text:p>463532263007735808521374058429317120-1.65i LOVE when @YouTube is down! #sarcasm </text:p>
            <text:p>463503037659488256521374086526951424-2.784 out of 5 dentists guaranteed to choose snid tees over others. #yeg #fashion #sarcasm #notaguarantee instagram.com/p/no2pITEeHR/</text:p>
            <text:p>475469888253751296521374114721054720-3.05Spent the day &amp; evening writing about working at home &amp; relationship strain with partners (&amp; children). #irony</text:p>
            <text:p>460287840257978368521374142902587393-2.50In other news, Heather just burnt milk. So I see being a good housewife in my future! #sarcasm</text:p>
            <text:p>475689524970811392521374171126038529-2.72Alonso leading the drivers parade #irony I wish he could do that in the race #Ferrari</text:p>
            <text:p>473530204330426368521374199613763585-.58RT @RobinsEzra: The ones you want are running, the ones you don't want cling..#IRONY</text:p>
            <text:p>463499230796328960521374228411863041-2.64I just love how you see my tweets and know who I'm talking about but continue to talk to them. #sarcasm</text:p>
            <text:p>460305580255502336521374256450781184-2.11Jes and I have to be the most attractive couple #sarcasm #wesuck haha</text:p>
            <text:p>472396185735426048521374284602933248-2.01I just love it when the bank forgets to give me back my license #not</text:p>
            <text:p>472517053384257536521374312839004160-3.55That moment ur enjoying ur burger after you would have requested it specific...#NOT I FOUND PICKLES U BITCH!!</text:p>
            <text:p>460236415154925568521374341242822656-2.72Wow what a productive day #sarcasm</text:p>
            <text:p>463256154408091648521374369625698305-2.63I love being awake at 5:55 in the morning. #UpBeforeTheBirds #Sarcasm</text:p>
            <text:p>4764090851940147205213743978827202572.33@ZFighterAmuro Literally the two games I was waiting for the most. But what we did get was still pretty cool.</text:p>
            <text:p>472416475844587520521374425938411520-3.51I'm at the Pacific Beach store and I have to meet and greet for 9 hrs #bRUh #nOT #cHiLL</text:p>
            <text:p>463434935635046401521374454115729409-3.09Greening the embassies was more important #sarcasm @southernmaria1 @jared812 @cokeybest</text:p>
            <text:p>463407282668437504521374482435678209-2.06Art exam tomorrow yayyyy #sarcasm #gcse</text:p>
            <text:p>465034446903996416521374510529142784-.44@celticservant unsure of “current rate” so to speak heard a few horror stories price wise c£150-£200, as many feel league has went &gt;</text:p>
            <text:p>465534114158768128521374538605793280-2.63Don't you love it when your friends almost never respond to your snap chats.. you guys are pretty great @sassie7cassie @savvyjayy_</text:p>
            <text:p>472211289809244161521374566606987266-.43It will be a weird deju vu feeling to see Alain Vigneault in the #StanleyCupFinal again. #Canucksnation will be rooting for him #irony #nhl</text:p>
            <text:p>475801468537417728521374594826268672-2.08@MichelleDBeadle 7 TOs combined for them #Spurs have 5... #irony</text:p>
            <text:p>472071539794640896521374623238479873-1.10Nat and I send the hottest snaps to each other #not #rachet @natalieboyd39</text:p>
            <text:p>472473153763958784521374651516456960-2.78Where are all the good lookin' guys hiding at? #not #here lol </text:p>
            <text:p>472953915802013696521374679815426048-2.71You Just Have So Much Room To Talk About Someone Else Don't You! #not</text:p>
            <text:p>472867117516480512521374707871150082-.33@stephen82754737 and dopey dee carried a sign saying end sectarianism #irony</text:p>
            <text:p>474397293429653504521374736224636928-2.88@AnthraxJones Dan Girardi's giveway allowed the deciding goal in that game too. #Irony</text:p>
            <text:p>463040521770774528521374764645253122-2.30@RobRoy9 haha I know, maybe I should've included #sarcasm</text:p>
            <text:p>472533818260193280521374793040670721-1.92Man I missed someone always coming in while I am trying to pee #not #mycatisrude</text:p>
            <text:p>463451516125204480521374821398376449-2.51Had to go downtown today. I forgot how much I love downtown traffic. #Sarcasm #Chicago #Traffic #FunFun pic.twitter.com/ImdCZ3sUIJ</text:p>
            <text:p>475399860016140288521374849953177601-2.31Getting Adrian Chiles to present Football is like getting Amanda Holden to judge Talent #Irony #BGTfinal #Brazil2014</text:p>
            <text:p>465408299392061441521374878864121856-3.00@lilianedwards @VirtualAstro The whole show was about as riveting as an inanimate piece of plastic!</text:p>
            <text:p>472840286742536193521374907142520832-1.85Jesus. I bought some Everything Bagels from the Farmers Market and now everything in my kitchen smells like Everything. #irony</text:p>
            <text:p>472722835878973440521374935231758336-2.78the people at work are just so full of banter can't contain myself #not</text:p>
            <text:p>472262720113238016521374963186806785-2.32So you started cooking, to go to bed, so I had to cook for you? #thatmakessense #not</text:p>
            <text:p>472841858880913409521374991204753408-.93Looks like another stellar weekend for my UFC main card predictions. #NOT</text:p>
            <text:p>460284264232144896521375019575021568-2.38I am totally not tired at all... #sarcasm #gonnatrytofightthetiredness</text:p>
            <text:p>472917157253488642521375047773327361-1.73I like giving more than i have because people are always generous in return. #not</text:p>
            <text:p>463562028011880448521375075870969857-2.72@paintsandsings @JulianBurnside @mojmarineman @Kon__K that's only 13 years above retirement age, prime of life ! #sarcasm</text:p>
            <text:p>472548568147193856521375104165740544-1.93Saw a movie, finished a book. 2 great female characters killed off. I'm not a happy woman. #HappilyEverAfter #not #romcom #satnightshow</text:p>
            <text:p>460294767772172288521375132456333314-2.35yay i'm home before two ........#sarcasm</text:p>
            <text:p>472791191881535488521375160608497664-1.10How is one supposed to tan when the sky won't make up its mind? #summer #not</text:p>
            <text:p>463026408491466752521375188718747648-2.42Win this for #drake he's had a tough year #sarcasm #raptors</text:p>
            <text:p>465413164730159104521375216984150016-3.05At this point I'm about as valuable as a bucket full of used needles.</text:p>
            <text:p>472324992508493825521375245278937088-2.73doing rounds in this extremely hot weather#it ain't cool#extended CN friday duty#not loving this job</text:p>
            <text:p>463481429293137920521375274018275329-1.80“@DD1070: Luis is killing us.” Yes, the rebounds and hustle is killing the other's buzz. #sarcasm</text:p>
            <text:p>473099510919729154521375302434709504-1.86The pick up lines at the bar last night were on point. #not #SaidNoOneEver</text:p>
            <text:p>463082068105510912521375330658164736-1.54@MatthewWGR he's now officially a bust! #sarcasm</text:p>
            <text:p>463216144170500096521375358848073728-2.95I love it when people don't reply to my text #sarcasm</text:p>
            <text:p>463081473361580033521375387063177216-3.18@freelunchbob @C_Errrr @yayo120_ @LilButtSHAR Yummmy.... #lls #Sarcasm #Smh</text:p>
            <text:p>472842631220043776521375415219535873-1.66So pumped to go play at McCarthy park again tomorrow! #not</text:p>
            <text:p>472485929320714240521375443447201792-2.84Irritated .. had to block all those idiots... Gosh. Now I can go back to being bored... #yay... #not</text:p>
            <text:p>8923309095521375471565828096-2.32If you feel like your technology column is lacking something, it's probably condescension.</text:p>
            <text:p>463071417412497408521375499822825473-3.97Sarcasm is easier on the stomach than its truth, but just less filling.'' ~Peat" @ &gt;&gt; TuneOfMySoul.com#verse &lt;&lt; #truth #sarcasm #zen</text:p>
            <text:p>474755850046033921521375527949860866-.90Lebron can't handle the heat yet his team name is the Heat.. Now that's #irony</text:p>
            <text:p>473055709052305409521375556022325250.00Lebron do #not #have this \n❂ www.MonsterMMORPG. com \nmark. #Nell \n❈ by #MonsterMMORPG ➘\n #mapero</text:p>
            <text:p>472882354030399488521375584249995264-2.44TERFs use the same patriarchal scientfic bigotry (biological determinism) that is used to justify sexism and women's oppression. #Irony</text:p>
            <text:p>472529180609875968521375612632850432-2.46Today's task take Miss8 and Mr10 to a free Justice Crew concert in Wagga #ThanksTelstra #not</text:p>
            <text:p>472604584528334848521375640805986304-2.45There goes my friday night! Thanks mom and dad :)\n#notreallyhappy#sarcasm</text:p>
            <text:p>463036409407102976521375669050441728-2.58Anytime you want to come out, you can. I won't die from heat strokes anytime soon. #sarcasm</text:p>
            <text:p>463391045019922433521375697311662080-2.72@AriRabinHavt You know what they say, "You can't fix stupid". :) #Sarcasm</text:p>
            <text:p>472102302560833536521375725598031872-1.92@Boriquababy804 Watching #BillCunningham weak as hell because old girl said she would twerk when the results showed he's the daddy #NOT! LOL</text:p>
            <text:p>463506355182379008521375753725050880-2.10And I am also officially a Walter State Senator yay.... #sarcasm</text:p>
            <text:p>472828012892000256521375781843652608-2.12RT @Mr_Kremer: Love waiting for Nicole to wake up #not #itsnoonbae</text:p>
            <text:p>472378339727278080521375810155188225-2.67Getting that swim cap tan line now. Great! #PerksOfBeingASwimmer #Not</text:p>
            <text:p>472554091717996544521375838353510400-2.20Good d pacers. Good rebounding. Good effort. Great job. #not</text:p>
            <text:p>472080044920430592521375866497294336-2.85Find someone else to be on your dic* cause I'm #NOT</text:p>
            <text:p>472408700154429442521375894762704897-2.87Sehwag played like a dream , and I couldn't enjoy it. #Irony #ChennaiFan</text:p>
            <text:p>472672661768654848521375923317510144-1.35No Patrick van Aanholt in Holland's final World Cup squad... shocking. #Not</text:p>
            <text:p>463601020086415360521375951427731456-2.15RT @BawangPurple: How stupid is boys hug girls day? I am sure girls are so willing to let random guys hug them. #Sarcasm</text:p>
            <text:p>472197180644552704521376877345120256-2.19That silent 7 in that last word really got to contestant #7 #irony</text:p>
            <text:p>471699693970657280521379244333486082-1.80No one sent to Benghazi, but people dispatched to protect the WWII Memorial from those Veterans during the Shutdown. \n#sarcasm</text:p>
            <text:p>472311731856113664521380713740771328-3.15Can't wait to get in a relationship and post it all over Facebook #Not #Hom</text:p>
            <text:p>472678717324816384521381363060985856-2.26Woke up at 3 ..., then 5 , then half 6 and then 9 , safe to say I had a really good nights sleep #not</text:p>
            <text:p>472777083710496769521382688511369218-.75RT @ByronBertram: I had to sell my house to pay for my hospital bill after randomly getting shot on my way to buy obamacare #irony #godbles…</text:p>
            <text:p>463049467273285632521384886133739520-2.52@DieselJason123 I'm 17 and getting a cummins after I get hired somewhere lol this only makes me more excited haha #sarcasm</text:p>
            <text:p>463109223321436160521386494997434368-1.66I love one word responses #sarcasm</text:p>
            <text:p>472405637314674688521390554983067648-2.33@VlDEOGAMES You are so clever. #not This UbisoftUK account is a fake. Using this to gather clicks/RT. Goes to show how much research you do.</text:p>
            <text:p>474225423585259520521390780389138432-2.61So @GameStop offers me $40 to trade in #WatchDogs and then tries to entice me into re-purchasing said game. #Irony pic.twitter.com/8QV1btm8SE</text:p>
            <text:p>463096537439289345521406596232929280-2.71Gerry Adams is innocent, of course he is #sarcasm</text:p>
            <text:p>465014028650418176521412661838643200-2.79At stupid o'clock... ESPECIALLY if the house was a quiet as the proverbial church mouse, she was NOT to, under any circumstances</text:p>
            <text:p>472992169612283904521412690158571520-1.63Me and shauna are in the same room, and we are laughing at our own jokes, so cool. #not</text:p>
            <text:p>472089881364013056521412718457548800-1.44This day is just so great so far let me tell ya. #not</text:p>
            <text:p>472301587285934080521412746974605314-1.81Finally passed my IT functional skills test after a week of feeling like a total moron. #clevercloggsteasy #not</text:p>
            <text:p>472875627473690624521412775260995584-2.32Mr hewson is definitely the one to ask about selling policy #not #australianagenda</text:p>
            <text:p>472081863931355136521412803538989056-.21@ExitThirteen Me too. It was nice to watch a film that immerses me for a change. Cabin in the woods next... #ProperMan #Not</text:p>
            <text:p>472088073178972160521412832433557504-2.03Sharon lecturing @_IanBeale_ about drugs. #Irony</text:p>
            <text:p>463167860081057792521412860715732992-3.02I've punished myself by not allowing myself to watch #GoT until I finish this paper. I guess you could say it's somewhat working. #sarcasm</text:p>
            <text:p>463531017564065792521412888943423488-2.36@Kazuto_Yamazaki thats some serious 40 grade speed. #seriouswant #sarcasm</text:p>
            <text:p>471682545042481152521412917233975296-2.33Yes, now Maury is on. Life made. #sarcasm</text:p>
            <text:p>472447964133462016521412945511989249-2.98RT @pinkyg205: Sorrow is better than laughter; it may sadden your face, but it sharpens your understanding. #irony #wisdom Ecclesiastes 7:3.</text:p>
            <text:p>471701366356729856521412974112964609-2.10Well don't you know it all. #sarcasm #urahypocrite</text:p>
            <text:p>472703220142186497521413002491609088-2.98really looking forward to spending the next 11 hours in the car. #not</text:p>
            <text:p>460326919918346240521413030962540544-3.20What up @stephbevv thanks for putting me in the kennel........... #sarcasm</text:p>
            <text:p>473110423756349440521413059227975682-1.68Funny #not I had t-shirt, shorts and sandals, others beanie, gloves and shell suit! It was freezing! Then I bought ice cream too #masochist</text:p>
            <text:p>472047221350080512521413087946342400-2.05"Employers are struggling to find ‘work-ready’ graduates" reports @thetimes - findings based on a survey of 68 employers... #robust #NOT</text:p>
            <text:p>463113625432227840521413116270477312-1.83Guys that lead girls on are my favorite. #sarcasm</text:p>
            <text:p>463150983808155648521413144548507648-1.66Jameis Winston definitely asked the crab legs for consent before he stole them, just like the girl that he got consent from. #sarcasm</text:p>
            <text:p>472928501314908161521413172767776769-1.43@noahflournoy11 YEEE! Can't wait to see my bestfriend again I'll order your shirts when I get home. #not #sorrynotsorry</text:p>
            <text:p>472429415205310465521413200911532032-2.48I have like 5 big loads of laundry to do. #yay #not</text:p>
            <text:p>472370644064411648521413229441187840-1.88I'm convinced that the principles of reality are very simple but the human's highest act of idiocy was complicating them to a fault #irony</text:p>
            <text:p>463262604308533248521413257685630977-2.78The 17 worst things about living in Spain (With heavy #sarcasm) houses-for-sale-in-spain.net/lifestyle-in-s… #WABAS</text:p>
            <text:p>472246312482516992521413285938470913-2.87It's really cool to see where people's loyalty is. #gladyouhavemyback #not</text:p>
            <text:p>472272288453111808521413314229059584-3.49#KCR and #TRS call for #bandh to halt #Polavaram project. Says that centre and #ordinance should not split #Khammam district. Oh the #irony</text:p>
            <text:p>472215412474527744521413342410571776-2.68I still cannot believe you're doing this to your "best friend" well I mean like at least you aren't making it obvious #not</text:p>
            <text:p>472396386323791872521413370751500289-2.41I love when the president interrupts @KathieLGifford and @hodakotb #not #iwaswatchingthat</text:p>
            <text:p>463020245536350208521413402363977728-2.19Thank goodness the Supreme Court decided racism was over. #whitesonly #sarcasm</text:p>
            <text:p>472430416000217088521413430574854145-.43Remember the gifted DIVA singer, Phyllis Hyman. #Not in Vain</text:p>
            <text:p>463371865474359297521413458907377664-3.27Yeah, I totally acted "surprised" when Lil' Wayne &amp; Justin Bieber walked Floyd Mayweather out to the ring w/ clowns. #boxing #sarcasm</text:p>
            <text:p>472576429486383104521413487558668288-2.03Oh yay the heat make it to the finals a fourth straight time! So exciting for the sport of basketball \n#not \nGo western conference</text:p>
            <text:p>472228700608417792521413515916349440-.61Suspected norovirus strikes CDC office, dozens sickened - goo.gl/alerts/UxaQ #irony @scumedmicro</text:p>
            <text:p>463378509130240000521413544404066304-2.56Cinco De Mayo! If only it were possible to find Mexican food in LA! #sarcasm #CincoDeMayo #RevengeOfTheFifth</text:p>
            <text:p>465221923199549440521413572799504385-2.38I love seeing cops texting while driving. How about I pull you over? #irony</text:p>
            <text:p>472669453562695680521413600947474432-2.92I have been wide awake since 3am and I work in an hour and a half, going to be a AWESOME shift! #not</text:p>
            <text:p>473113397966688256521413629145784320-2.56Nothing like a nice drive threw the pinnacle and seeing the old lady's in bathing suits! #not</text:p>
            <text:p>472295837482364928521413657507672064-3.04Two of my Snapchat friends were in the same place, at the same time, recording a snapchat during the same song... #Irony</text:p>
            <text:p>463136007714783232521413685898907648-2.53@FarPostPodcast do you think second place is good enough for heaps to keep his job at this point? #sarcasm. Who are these fb trolls anyway?</text:p>
            <text:p>472225172921925632521413714176917504-2.95RT @katrina_marie__: Everybody wants somebody to tell them the truth but yet nobody wants to be honest. #irony</text:p>
            <text:p>473109712586936321521413742459125762-2.02Great things happen when other people have my phone #not</text:p>
            <text:p>472101383458795521521413770594496512-3.38The fact that we see mice every time we sit in the living room is pretty awesome. #not #struglife</text:p>
            <text:p>472655432457003008521413798926639104-2.89#ACCOUNTABILITY #Not too many wars. #Not too many injured. #Not too little money. #Not too little resources. #VA #ACCOUNTABILITY</text:p>
            <text:p>472355026049191936521413827389554688-2.33Today my kids have an assessment about trees and plants. #irony pic.twitter.com/6L78IKFBxk</text:p>
            <text:p>463062749904252928521413855667585025-2.10RT @RadioFalness: Move Stoner to forward and put him on the top line. He's a goal scorer and point producer. Under utilized. #SARCASM bu…</text:p>
            <text:p>472440612105379841521413883928776704-2.19Dhoni is the best one man finisher in the world #Irony #PepsiIPL #CSKVSKXIP</text:p>
            <text:p>269278496424083456521413912202596352-.68I just assumed Greek yogurt had hair in it.</text:p>
            <text:p>472603682618757120521413940488974337-3.58Thanks so much for waking me up and stressing me out 10X worse than I already am! I appreciate it #NOT</text:p>
            <text:p>463518695672008704521413968800514048-2.03baseball would not be americans pastime with out Michael Trout. All hail mike trout #sarcasm #idontlikeyou</text:p>
            <text:p>472424174346960898521413997397295105-1.33Gah we have the best bus driver ever!! #not #learnhowtodrive</text:p>
            <text:p>463141393771540480521414025570451456-2.61@S_Manger @SportsCenter Boy they don't miss a beat do they! #sarcasm</text:p>
            <text:p>465337843565723648521414053735178240-2.07Don't you love when you need to sleep. Want to sleep. But can't sleep</text:p>
            <text:p>472983908121083904521414082050932737-2.37When your stuck at home alone, and have nothing to do... \n#timeofmylife #not #lonerlife</text:p>
            <text:p>472764874163228672521414110693838848-2.33Really looking forward to working till 2am tonight :-))))) #not</text:p>
            <text:p>463133834914304000521414138959257600-2.48Oh snap. Didn't see this coming. #sarcasm #cosmos</text:p>
            <text:p>464101786408583169521414167220461568-2.75Oh you're old, married, and hitting on me? Cool, cuz I've always wanted to have an affair with a cougar who works at a gas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There is a movie on @netflix that claims to be a thought provoking documentary on Ed Hardy ... I have to watch this #irony</text:p>
          </table:table-cell>
          <table:table-cell table:number-columns-repeated="1022"/>
        </table:table-row>
        <table:table-row table:style-name="ro2">
          <table:table-cell office:value-type="float" office:value="-0.47" calcext:value-type="float">
            <text:p>-0.47</text:p>
          </table:table-cell>
          <table:table-cell office:value-type="string" calcext:value-type="string">
            <text:p>oh and i have chronic nausea as a diagnosis now so YAY FOR LIFE #blessed #sarcasm</text:p>
          </table:table-cell>
          <table:table-cell table:number-columns-repeated="1022"/>
        </table:table-row>
        <table:table-row table:style-name="ro2">
          <table:table-cell office:value-type="float" office:value="-2.14" calcext:value-type="float">
            <text:p>-2.14</text:p>
          </table:table-cell>
          <table:table-cell office:value-type="string" calcext:value-type="string">
            <text:p>Back in the land of no cell service, mucho excitement #sarcasm... but still, home is home, and it's nice to be back #fornow</text:p>
          </table:table-cell>
          <table:table-cell table:number-columns-repeated="1022"/>
        </table:table-row>
        <table:table-row table:style-name="ro2">
          <table:table-cell office:value-type="float" office:value="-3.21" calcext:value-type="float">
            <text:p>-3.21</text:p>
          </table:table-cell>
          <table:table-cell office:value-type="string" calcext:value-type="string">
            <text:p>England are so so boring to watch doesn't help with the commentators being miserable... Looking forward to the world cup #not</text:p>
          </table:table-cell>
          <table:table-cell table:number-columns-repeated="1022"/>
        </table:table-row>
        <table:table-row table:style-name="ro2">
          <table:table-cell office:value-type="float" office:value="-3.49" calcext:value-type="float">
            <text:p>-3.49</text:p>
          </table:table-cell>
          <table:table-cell office:value-type="string" calcext:value-type="string">
            <text:p>@jason_coats It talks about the Mississippi River having muddy waters and turns into a golden river due to the sunset. #vizpoem #irony</text:p>
          </table:table-cell>
          <table:table-cell table:number-columns-repeated="1022"/>
        </table:table-row>
        <table:table-row table:style-name="ro1">
          <table:table-cell office:value-type="float" office:value="-2.64" calcext:value-type="float">
            <text:p>-2.64</text:p>
          </table:table-cell>
          <table:table-cell office:value-type="string" calcext:value-type="string">
            <text:p>Welp. I just love living in my parents basement.... #not</text:p>
          </table:table-cell>
          <table:table-cell table:number-columns-repeated="1022"/>
        </table:table-row>
        <table:table-row table:style-name="ro2">
          <table:table-cell office:value-type="float" office:value="-2.9" calcext:value-type="float">
            <text:p>-2.9</text:p>
          </table:table-cell>
          <table:table-cell office:value-type="string" calcext:value-type="string">
            <text:p>My life is super exciting this summer #not #nofriends #noboyfriend #bdubsalone</text:p>
          </table:table-cell>
          <table:table-cell table:number-columns-repeated="1022"/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string" calcext:value-type="string">
            <text:p>The last time i've eaten was 24 hours ago. #not #happy #one #bit</text:p>
          </table:table-cell>
          <table:table-cell table:number-columns-repeated="1022"/>
        </table:table-row>
        <table:table-row table:style-name="ro2">
          <table:table-cell office:value-type="float" office:value="-2.59" calcext:value-type="float">
            <text:p>-2.59</text:p>
          </table:table-cell>
          <table:table-cell office:value-type="string" calcext:value-type="string">
            <text:p>@WRESTLEZONEcom @EddieMichaelsJr 'Big Raw' off to a great start. #sarcasm</text:p>
          </table:table-cell>
          <table:table-cell table:number-columns-repeated="1022"/>
        </table:table-row>
        <table:table-row table:style-name="ro2">
          <table:table-cell office:value-type="float" office:value="-2.31" calcext:value-type="float">
            <text:p>-2.31</text:p>
          </table:table-cell>
          <table:table-cell office:value-type="string" calcext:value-type="string">
            <text:p>RT @OperaBasit: ℗ Telling a girl to calm down works about as well as trying to baptize a cat.</text:p>
          </table:table-cell>
          <table:table-cell table:number-columns-repeated="1022"/>
        </table:table-row>
        <table:table-row table:style-name="ro2">
          <table:table-cell office:value-type="float" office:value="-3.5" calcext:value-type="float">
            <text:p>-3.5</text:p>
          </table:table-cell>
          <table:table-cell office:value-type="string" calcext:value-type="string">
            <text:p>So much parity in the NBA #not \nWhich sux more, chix or the NBA? Tweet me your answers, the best answers will be read on air</text:p>
          </table:table-cell>
          <table:table-cell table:number-columns-repeated="1022"/>
        </table:table-row>
        <table:table-row table:style-name="ro2">
          <table:table-cell office:value-type="float" office:value="-1.4" calcext:value-type="float">
            <text:p>-1.4</text:p>
          </table:table-cell>
          <table:table-cell office:value-type="string" calcext:value-type="string">
            <text:p>Some times i feel like i'm the luckiest man alive and sometimes i feel like i'm the most miserable man alive! #irony</text:p>
          </table:table-cell>
          <table:table-cell table:number-columns-repeated="1022"/>
        </table:table-row>
        <table:table-row table:style-name="ro1">
          <table:table-cell office:value-type="float" office:value="-3.36" calcext:value-type="float">
            <text:p>-3.36</text:p>
          </table:table-cell>
          <table:table-cell office:value-type="string" calcext:value-type="string">
            <text:p>I love coming home to find my Ugg shoes tore up #not</text:p>
          </table:table-cell>
          <table:table-cell table:number-columns-repeated="1022"/>
        </table:table-row>
        <table:table-row table:style-name="ro2">
          <table:table-cell office:value-type="float" office:value="-2.66" calcext:value-type="float">
            <text:p>-2.66</text:p>
          </table:table-cell>
          <table:table-cell office:value-type="string" calcext:value-type="string">
            <text:p>I told the makeup lady to do a natural look you know not tooo much. Lol. #sarcasm #thisisnotmyface… instagram.com/p/nmTtqEuzEe/</text:p>
          </table:table-cell>
          <table:table-cell table:number-columns-repeated="1022"/>
        </table:table-row>
        <table:table-row table:style-name="ro2">
          <table:table-cell office:value-type="float" office:value="-2.96" calcext:value-type="float">
            <text:p>-2.96</text:p>
          </table:table-cell>
          <table:table-cell office:value-type="string" calcext:value-type="string">
            <text:p>Fake tan. Fake boobs. Fake nails. Fake hair. Please tell me again how you want a real man.</text:p>
          </table:table-cell>
          <table:table-cell table:number-columns-repeated="1022"/>
        </table:table-row>
        <table:table-row table:style-name="ro2">
          <table:table-cell office:value-type="float" office:value="-2.09" calcext:value-type="float">
            <text:p>-2.09</text:p>
          </table:table-cell>
          <table:table-cell office:value-type="string" calcext:value-type="string">
            <text:p>Look out, folks, there's a comedian in our midst! #not RT @Swolepenguin: #YesAllWomen can do the dishes.</text:p>
          </table:table-cell>
          <table:table-cell table:number-columns-repeated="1022"/>
        </table:table-row>
        <table:table-row table:style-name="ro1">
          <table:table-cell office:value-type="float" office:value="-1.87" calcext:value-type="float">
            <text:p>-1.87</text:p>
          </table:table-cell>
          <table:table-cell office:value-type="string" calcext:value-type="string">
            <text:p>Not being replyed to is the best feeling ever!! #not</text:p>
          </table:table-cell>
          <table:table-cell table:number-columns-repeated="1022"/>
        </table:table-row>
        <table:table-row table:style-name="ro2">
          <table:table-cell office:value-type="float" office:value="0.18" calcext:value-type="float">
            <text:p>0.18</text:p>
          </table:table-cell>
          <table:table-cell office:value-type="string" calcext:value-type="string">
            <text:p>'Most people are other people. Their thoughts are someone else's opinions, their lives a mimicry, their passions a quotation.' #Irony</text:p>
          </table:table-cell>
          <table:table-cell table:number-columns-repeated="1022"/>
        </table:table-row>
        <table:table-row table:style-name="ro2">
          <table:table-cell office:value-type="float" office:value="-2.86" calcext:value-type="float">
            <text:p>-2.86</text:p>
          </table:table-cell>
          <table:table-cell office:value-type="string" calcext:value-type="string">
            <text:p>With CEO banished, Target eyeing Nikki Haley for her expertise on data breaches. #sarcasm #fakenews dailykos.com/story/2014/05/…</text:p>
          </table:table-cell>
          <table:table-cell table:number-columns-repeated="1022"/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string" calcext:value-type="string">
            <text:p>Just what we needed a 45 min rain delay at the state meet! #not</text:p>
          </table:table-cell>
          <table:table-cell table:number-columns-repeated="1022"/>
        </table:table-row>
        <table:table-row table:style-name="ro2">
          <table:table-cell office:value-type="float" office:value="-2.61" calcext:value-type="float">
            <text:p>-2.61</text:p>
          </table:table-cell>
          <table:table-cell office:value-type="string" calcext:value-type="string">
            <text:p>@EcoSenseNow @pdewhurst @GMWatch @Greenpeace Subsistence farmers everywhere are buying this FM hybrid seed? #funnyman #NOT</text:p>
          </table:table-cell>
          <table:table-cell table:number-columns-repeated="1022"/>
        </table:table-row>
        <table:table-row table:style-name="ro2">
          <table:table-cell office:value-type="float" office:value="-0.98" calcext:value-type="float">
            <text:p>-0.98</text:p>
          </table:table-cell>
          <table:table-cell office:value-type="string" calcext:value-type="string">
            <text:p>That vid- jesus. Pique, wow. From the horses mouth so to speak. Cesc is pretty much done, but to where? At that price shocking if not us.</text:p>
          </table:table-cell>
          <table:table-cell table:number-columns-repeated="1022"/>
        </table:table-row>
        <table:table-row table:style-name="ro2">
          <table:table-cell office:value-type="float" office:value="-2.7" calcext:value-type="float">
            <text:p>-2.7</text:p>
          </table:table-cell>
          <table:table-cell office:value-type="string" calcext:value-type="string">
            <text:p>Pretty sure I'm about to do amazing on this test! I am so prepared!!! Math 201 is my favorite!!! #Sarcasm</text:p>
          </table:table-cell>
          <table:table-cell table:number-columns-repeated="1022"/>
        </table:table-row>
        <table:table-row table:style-name="ro1">
          <table:table-cell office:value-type="float" office:value="-1.98" calcext:value-type="float">
            <text:p>-1.98</text:p>
          </table:table-cell>
          <table:table-cell office:value-type="string" calcext:value-type="string">
            <text:p>What brought you here, will not get you there! #corporatelife #irony</text:p>
          </table:table-cell>
          <table:table-cell table:number-columns-repeated="1022"/>
        </table:table-row>
        <table:table-row table:style-name="ro1">
          <table:table-cell office:value-type="float" office:value="-2.33" calcext:value-type="float">
            <text:p>-2.33</text:p>
          </table:table-cell>
          <table:table-cell office:value-type="string" calcext:value-type="string">
            <text:p>great way to start my day. it's only gonna get better. #not</text:p>
          </table:table-cell>
          <table:table-cell table:number-columns-repeated="1022"/>
        </table:table-row>
        <table:table-row table:style-name="ro2">
          <table:table-cell office:value-type="float" office:value="-0.9" calcext:value-type="float">
            <text:p>-0.9</text:p>
          </table:table-cell>
          <table:table-cell office:value-type="string" calcext:value-type="string">
            <text:p>Girls want a hot guy to fall in love with them because of their personality and not based on looks yet they're looking at his looks #Irony</text:p>
          </table:table-cell>
          <table:table-cell table:number-columns-repeated="1022"/>
        </table:table-row>
        <table:table-row table:style-name="ro2">
          <table:table-cell office:value-type="float" office:value="-2.83" calcext:value-type="float">
            <text:p>-2.83</text:p>
          </table:table-cell>
          <table:table-cell office:value-type="string" calcext:value-type="string">
            <text:p>“@GrahamBlackburn: @Boxlee1P morning. Not good”:-)Morning not good at all, even didn't bother with going out to lee mack show #not going out</text:p>
          </table:table-cell>
          <table:table-cell table:number-columns-repeated="1022"/>
        </table:table-row>
        <table:table-row table:style-name="ro1">
          <table:table-cell office:value-type="float" office:value="-2.82" calcext:value-type="float">
            <text:p>-2.82</text:p>
          </table:table-cell>
          <table:table-cell office:value-type="string" calcext:value-type="string">
            <text:p>Looking at old pictures and listening to sad music always helps.. #Not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#Attention! I bring word from my #master, #pay #heed those I cannot name #publicly \n\n#meme #sarcasm… instagram.com/p/nmiGVJR5mV/</text:p>
          </table:table-cell>
          <table:table-cell table:number-columns-repeated="1022"/>
        </table:table-row>
        <table:table-row table:style-name="ro1">
          <table:table-cell office:value-type="float" office:value="-3.36" calcext:value-type="float">
            <text:p>-3.36</text:p>
          </table:table-cell>
          <table:table-cell office:value-type="string" calcext:value-type="string">
            <text:p>your thong is hanging out...so cute let me join your club #not </text:p>
          </table:table-cell>
          <table:table-cell table:number-columns-repeated="1022"/>
        </table:table-row>
        <table:table-row table:style-name="ro2">
          <table:table-cell office:value-type="float" office:value="-3.16" calcext:value-type="float">
            <text:p>-3.16</text:p>
          </table:table-cell>
          <table:table-cell office:value-type="string" calcext:value-type="string">
            <text:p>RT @CEOofHope: Thanks to @MsZoonosis on the TL... I now have Galaxy Quest on. THIS IS HORRIBLE. #Sarcasm</text:p>
          </table:table-cell>
          <table:table-cell table:number-columns-repeated="1022"/>
        </table:table-row>
        <table:table-row table:style-name="ro2">
          <table:table-cell office:value-type="float" office:value="-1.15" calcext:value-type="float">
            <text:p>-1.15</text:p>
          </table:table-cell>
          <table:table-cell office:value-type="string" calcext:value-type="string">
            <text:p>I was the only 13-14 year old boy at the meet so I got to race my 22 year old swim coach, so to say the least, \nI smoked him #not</text:p>
          </table:table-cell>
          <table:table-cell table:number-columns-repeated="1022"/>
        </table:table-row>
        <table:table-row table:style-name="ro2">
          <table:table-cell office:value-type="float" office:value="-2.55" calcext:value-type="float">
            <text:p>-2.55</text:p>
          </table:table-cell>
          <table:table-cell office:value-type="string" calcext:value-type="string">
            <text:p>One of my favorite things is when a friend posts on FB a pic of a bald kid with no eyebrows thanking god for curing their cancer. #irony</text:p>
          </table:table-cell>
          <table:table-cell table:number-columns-repeated="1022"/>
        </table:table-row>
        <table:table-row table:style-name="ro2">
          <table:table-cell office:value-type="float" office:value="-0.47" calcext:value-type="float">
            <text:p>-0.47</text:p>
          </table:table-cell>
          <table:table-cell office:value-type="string" calcext:value-type="string">
            <text:p>@eagles_dan two hours. How u doing dan. #not saying i'm lazy lol...#not inspired to write right now.</text:p>
          </table:table-cell>
          <table:table-cell table:number-columns-repeated="1022"/>
        </table:table-row>
        <table:table-row table:style-name="ro2">
          <table:table-cell office:value-type="float" office:value="-1.56" calcext:value-type="float">
            <text:p>-1.56</text:p>
          </table:table-cell>
          <table:table-cell office:value-type="string" calcext:value-type="string">
            <text:p>That Direct TV wireless commercial sure makes me feel weird lol. #Not SellingMeOnWireLess #PutBackOnTheGame #Lol #Random #Commercials</text:p>
          </table:table-cell>
          <table:table-cell table:number-columns-repeated="1022"/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string" calcext:value-type="string">
            <text:p>RT @Ysenia99: What a wonderful week this will be. #sarcasm</text:p>
          </table:table-cell>
          <table:table-cell table:number-columns-repeated="1022"/>
        </table:table-row>
        <table:table-row table:style-name="ro2">
          <table:table-cell office:value-type="float" office:value="-2.08" calcext:value-type="float">
            <text:p>-2.08</text:p>
          </table:table-cell>
          <table:table-cell office:value-type="string" calcext:value-type="string">
            <text:p>@bballSource could you make a video about boxing out? The pacers need to see one. #sarcasm #fundamentals</text:p>
          </table:table-cell>
          <table:table-cell table:number-columns-repeated="1022"/>
        </table:table-row>
        <table:table-row table:style-name="ro2">
          <table:table-cell office:value-type="float" office:value="-2.49" calcext:value-type="float">
            <text:p>-2.49</text:p>
          </table:table-cell>
          <table:table-cell office:value-type="string" calcext:value-type="string">
            <text:p>@RSVPKINGZ @Brroocckkkk thank god all these restocks will be in a few days #sarcasm</text:p>
          </table:table-cell>
          <table:table-cell table:number-columns-repeated="1022"/>
        </table:table-row>
        <table:table-row table:style-name="ro1">
          <table:table-cell office:value-type="float" office:value="-1.98" calcext:value-type="float">
            <text:p>-1.98</text:p>
          </table:table-cell>
          <table:table-cell office:value-type="string" calcext:value-type="string">
            <text:p>Heading to Illinois for a wedding. Only 4 more hours to go yay!! #not</text:p>
          </table:table-cell>
          <table:table-cell table:number-columns-repeated="1022"/>
        </table:table-row>
        <table:table-row table:style-name="ro1">
          <table:table-cell office:value-type="float" office:value="-2.65" calcext:value-type="float">
            <text:p>-2.65</text:p>
          </table:table-cell>
          <table:table-cell office:value-type="string" calcext:value-type="string">
            <text:p>I love not being able to sleep at all #yeahright</text:p>
          </table:table-cell>
          <table:table-cell table:number-columns-repeated="1022"/>
        </table:table-row>
        <table:table-row table:style-name="ro28">
          <table:table-cell office:value-type="float" office:value="-1.59" calcext:value-type="float">
            <text:p>-1.59</text:p>
          </table:table-cell>
          <table:table-cell office:value-type="string" calcext:value-type="string">
            <text:p>@jonmorosi: I'll have a Yasiel Puig update on @FOXSports1 shortly, at 6:10 pm ET on @AmericasPregame. #Dodgers"RT OH BOY CANT WAIT #Sarcasm</text:p>
            <text:p>472103123293462528521416324044828672-1.80@missreadit @ellen_spins I just wish I could have unwrapped him for you. Ugh, I mean wrapped him for you. #not</text:p>
            <text:p>474689015392661504521416352377339904-3.47#irony When the homeless are having an appeal week, written on the back of Jim Beam corflute POS.</text:p>
            <text:p>472843950131519488521416380718260225-3.47Just cut my finger in a tin can lid. #irony insert #colourfullanguage</text:p>
            <text:p>4764014292264837125214164090591805452.09@JCBaggee It's literally everything I have been waiting for from them</text:p>
            <text:p>463094717035855873521416437425258496-3.02Real cute drunk couple! Haha #sarcasm #eyeroll</text:p>
            <text:p>472541727832543232521416465787129856-2.38So yeah.. It's really cute when you open my snapchat and not reply. #not</text:p>
            <text:p>472193965434093568521416494220337152-2.81@afleone @MattMcArthur12 oh didn't you know? Matt and I go waaaay back. Were practically best buds!!\n #not #jk #hatesme</text:p>
            <text:p>4723497619124510725214165226493173761.19@Dadsutdiron @tyhafan welcome to #twitter Iron the Board. Lol #not long now. #welsh3peaks</text:p>
            <text:p>4764595798792273925214165508434288642.30Really have to stop forgetting that Clontarf is literally 10 seconds from my house fuck me it's so good looking.</text:p>
            <text:p>472905258352787456521416579054317568-2.50@TELUSsupport Yeah thanks for the warning message re: data usage #NOT. Rogers looks better and better each month.</text:p>
            <text:p>472207509185626113521416607432601600-1.72It helps to keep my weirdness at a all time low #NOT</text:p>
            <text:p>472310264327864320521416635903909888-3.80and to the post woman who was rude to me when I asked to sign for it I hope your car breaks down, miserable cow.Service with a smile #not</text:p>
            <text:p>472622806195531776521416664374861827-2.40Falling asleep to the soothing sound of enormous insects hitting the window. #not #terrifying #NoSleep</text:p>
            <text:p>472513332952309760521416692816416768-1.33A ares girl says she can beat me in one hit lets see about this. #owned #death #not #winning #the #best</text:p>
            <text:p>472063110946111488521416721035718656-.43Put a Fork in It, So to Speak ..TalkingPoints ProgressiveBlogs tinyurl.com/luddzpq</text:p>
            <text:p>473113655689875456521416749292716032-1.50@4Carmilla @NottsAG @CarlJLander @LeagueACS @KerryMP Wales &amp; @LivUni how 99.5% of badgers #NOT visibly infected so should be left alone.</text:p>
            <text:p>472988612468805632521416777683972096-2.65Awe I love when you call me bitch and dumbass #not</text:p>
            <text:p>472029337462771712521416806121340929-1.78Taking a light revision break and watching videos of concrete testing on YouTube. Bet you wish you did my course #not#civilengineering</text:p>
            <text:p>473003314565488640521416834323849216-2.30Up early to catch-up on work stuff before breckie and a bit of #marr \n#lazysundaymornings #not</text:p>
            <text:p>472621021967953920521416862719299584-3.82I've woken up in that "fuck off everyone" kinda mood. Wow, today's going to be a good day... #Not</text:p>
            <text:p>463055729654771714521416891114749952-2.87"I danced the polka, spun glass, and modeled flower in wax - because she liked accomplishments in girls" -Elizabeth Browning #sarcasm</text:p>
            <text:p>462961095951405056521416919489187840-2.85Hilarious #sarcasm. Hail #buzzfeed\n buzzfeed.com/jessicamisener… via @jessmisener</text:p>
            <text:p>463237105749987328521416947964313600-2.24Happy Palarong Pambansa! As in happy sa traffic. #Sarcasm</text:p>
            <text:p>472207816808464384521416976238133249-3.41Way to make me feel important and worth your time #not</text:p>
            <text:p>473030425259307008521417004432261120-2.73Love the sound of dogs barking in the morning! #NOT</text:p>
            <text:p>472394964589355008521417032559239168-3.30Hate when bitches try n run game on me...#im #not #a #playstation.,</text:p>
            <text:p>472221819429457920521417061608992768-2.52@lesannbar #irony an obama libtard lecturing on personal responsibility - have someone read the talkn points to u again</text:p>
            <text:p>472645806168604672521417089916370944-2.58Going to be running on 5 hours of sleep tomorrow. Perfect #not</text:p>
            <text:p>472486988474777600521417118139838464-2.05When they change the camp packing list to say "modest swimsuits"... Like that's gonna work. Haha #bringBackTheTankini #not</text:p>
            <text:p>472855598741340160521417146560417792-2.58Can't handle all the beer garden pics!! Gotta work tomorrow so not fair but everyone enjoy !! #NOT</text:p>
            <text:p>475735214149222400521417174771326976-1.50RT @CandaceTX: #irony “Nothing is 100% safe” says Open Carry TX demonstrator (at rally to convince everyone that open carry is safe) http:/…</text:p>
            <text:p>343389623793373186521417202906693632-2.37You should start a business... minding your own! #sarcastweet</text:p>
            <text:p>463296121222479872521417231146946560-1.78Ohio, famously on the west coast #theLink #sarcasm</text:p>
            <text:p>472078544252985344521417259357843456-.95RT @akilbello: I need to send @TheJLV some bookmarks to distribute with the book #irony #IGotJokes #CommutingIsReadingTime http://t.co/H84…</text:p>
            <text:p>463078469338140673521417287468085249-1.27You should make your feelings known a little more obviously, please. #sarcasm</text:p>
            <text:p>476403880532508672521417315767033856-2.00RT @dananhnguyen: I literally buy pretty clothes just to hang them up in my closet bc I never go out and they're not in dress code for scho…</text:p>
            <text:p>463067908344520704521417344019861504-3.39Some instagram photos are just so funny. #sarcasm</text:p>
            <text:p>463597522502418434521417372201402369-2.95wow i didnt realize how hungry i was until my friend asked me if i had eaten anything yet tHANKS SO MUCH JAYPEE THANK U lol #sarcasm</text:p>
            <text:p>472933881025662977521417400412278784-2.45Ate a half of a donut and feel sick?! Thank you Crossfit/Paleo. #not #krispykremewillneverbethesame #Worstthingallmonth</text:p>
            <text:p>472402821732892672521417428610609152-3.28Man i love when the outside smells like weed #not #disgusting</text:p>
            <text:p>472753919966212096521417456926330880-2.31@designdefined oh dw I thought you meant something else, hope u run like that at the tour #not</text:p>
            <text:p>472360495597748224521417485472780288-2.64Hey @SenatorReid why don't you go make more racist comments about President Obama instead of calling for a Redskins name change. #Irony</text:p>
            <text:p>472046112824492032521417513876598784-2.94In a really productive mood but I'm stuck watching the painters... Gonna be a fun day #not</text:p>
            <text:p>472215818348937216521417542330777601-1.84Old school. Esta cancion siempre me hace acordar a JJ #goodboy #not</text:p>
            <text:p>464302017905954816521417570524876800-2.91Why didnt I just drop out of school and stay at home? Gosh. It's literally painful to get out of bed and go to work in this weather!</text:p>
            <text:p>472433124547129345521417598815461380-3.16#Dhoni might be planning to run 2-3s before exploding, thing is Ashwin is his partner !! #Irony.. #KXIPvsCSK #PepsiIPL #IPL</text:p>
            <text:p>472504910085640192521417627533844481-3.06yes. please tell me in front of everyone that i'm too shy and that i need to be more confident... i needed that... #not</text:p>
            <text:p>472213012213149696521417655786684416-.97@NBAonTNT thanks for consistantly airing those high class @Hooters commercials during the game breaks. My parents really appreciate it. #Not</text:p>
            <text:p>475475327372644353521417684077268992-1.98I can't sleep because there's an old people party going on #irony</text:p>
            <text:p>463099877681926147521417712682037249-2.40More firewood to stack. My favourite. #sarcasm</text:p>
            <text:p>475348583458557952521417740960432128-1.30@daisycutler Worrying that you base your faith in humanity on shows predicated on the humiliation of others. #irony</text:p>
            <text:p>463568879336583168521417769330683904-1.98The @Braves have slumped their way out of first place in the NL East. Because battles are always fought better up hill.. #sarcasm</text:p>
            <text:p>472200427300077568521417797600301056-2.06Why are these indian players in the national spelling bee so cute... #not</text:p>
            <text:p>472392812562903040521417825844744192-2.35@Relf27 lololololololololololololol omgggg ur soooooooo funny I wish I was as clever as u........ #not #donttweetatme</text:p>
            <text:p>472953300632227840521417854294700032.35Still at my cousin Tison house watching a movie. #not that bad</text:p>
            <text:p>472594321754308608521417882467835905-2.71I'm so glad I can count on @DaquianWilliams for whenever I need help with something I'm soooo glad #NOT</text:p>
            <text:p>463153534809415680521417910854897664-4.11New Kobe hyperdunks #kickfire #sarcasm instagram.com/p/nmXtRgkjE4/</text:p>
            <text:p>475177634460995585521417939128680448-3.10You over use the word childish .... Funny thing is it describes you perfectly #irony</text:p>
            <text:p>472084817870598144521417967574450176-.04@adserrano1 True story. Hasn't stopped crying since you've left. #Not</text:p>
            <text:p>472134900037201920521417996011835392-1.88#bestiesbringcake #sneakingitintothegym #irony coffee date with birthday cake... Love that I have… instagram.com/p/omL9YotJEi/</text:p>
            <text:p>472469317557448704521418024218558467-2.77Lmfao. I love when people claim they know things that they know absolutely nothing about. #Not #soannoying</text:p>
            <text:p>472803245266841600521418052383285248-3.58Tired of people thinking that I'm stupid !!!! #news #flash #im #not #ugh!</text:p>
            <text:p>472729365152034816521418080623550464-2.75@glitrnglobetrtr oh, you know me, working away, , , get to deal with the delusional woman today, should be fun #not</text:p>
            <text:p>472562048019476480521418108872183810-2.57#Irony :Gun-Grabbing Radio Host @MikeMalloyShow Wants To Shoot #JoeThePlumber westernjournalism.com/irony-gun-grab…</text:p>
            <text:p>472118267453394945521418137116635136-2.67at the pool with my sisters kiddos and there's a 9 year old with way bigger boobs than me. #confidencebooster #not</text:p>
            <text:p>472556040039321600521418165327519745-1.90Does anyone realize that the @RaysBaseball are the second worst team in the AL. #WorldSeries? #not</text:p>
            <text:p>472858320085479424521418193521610752-1.14Picked up a tennis racket for the first time in years this morning! Almost beat @JHTrahan #not. Got work to do on my backhand</text:p>
            <text:p>463060046734446592521418221912862722-2.64Wasn't that good a finish by Ronaldo. It came to him on his right side, waist high. What else was he going to do with it? #sarcasm</text:p>
            <text:p>472528342768295936521418250065035264-2.70People who constantly play the victim are the besttt #not </text:p>
            <text:p>472181903291068416521418278250745859-2.78Stats can predict what may happen but r only 87% accurate. #irony</text:p>
            <text:p>4764717451350138885214183068097576963.12They made MW2 so good that it was literally impossible to improve it imo</text:p>
            <text:p>463244477457375232521418335045840897-1.86Looks like a rising star to me... #sarcasm #SFGiants #DodgersSuck pic.twitter.com/S65aoB7NXP</text:p>
            <text:p>472122560289984512521418363403530241-1.80@samilee38 oh great am off to bed now and you have implanted rolf harris in my head.#not amused :(</text:p>
            <text:p>472905187267719168521418391580868608-1.86Gonna be spending my saturday night doing homework #greeaat #not</text:p>
            <text:p>472046416710606848521418419842072576-2.03I'm still trying to figure out my rank so to speak. I'm in my meetings like "Where do I fit in all of these discussions</text:p>
          </table:table-cell>
          <table:table-cell table:number-columns-repeated="1022"/>
        </table:table-row>
        <table:table-row table:style-name="ro1">
          <table:table-cell office:value-type="float" office:value="-2.12" calcext:value-type="float">
            <text:p>-2.12</text:p>
          </table:table-cell>
          <table:table-cell office:value-type="string" calcext:value-type="string">
            <text:p>My fault for having exams tomorrow #mybad #sarcasm</text:p>
          </table:table-cell>
          <table:table-cell table:number-columns-repeated="1022"/>
        </table:table-row>
        <table:table-row table:style-name="ro29">
          <table:table-cell office:value-type="float" office:value="-1.63" calcext:value-type="float">
            <text:p>-1.63</text:p>
          </table:table-cell>
          <table:table-cell office:value-type="string" calcext:value-type="string">
            <text:p>Trevor will you be willing to come back from your Kansas trip early?" Sure thing, boss! #not #onlygonetwodays #sarcasm #workproblems</text:p>
            <text:p>463021997988278272521418505506521088-2.36@caribouloche They must be amazing. They can make the game with just 4k pounds. Don't mock them they are genius #sarcasm</text:p>
            <text:p>472421333272236033521418533759361024-3.22Hey @EricShapiro3 has an idea, if we just give #VA more money and have another oversight committee, things will magically work! &lt;&lt; #NOT</text:p>
            <text:p>473235631989358592521418561961869312-1.88“@KhaleelahLeslie: the most important guys in my phone dont have a contact #Irony”</text:p>
            <text:p>473098536595513344521418590126624771-2.00Not being able to breath is just the best #not </text:p>
            <text:p>472049105946963969521418618341695488-2.94The courtroom was looking like a party today I like dat shit keep it up. #not #datfufushitIaintwidit</text:p>
            <text:p>474564603742289920521418647294976001-.75Right now it seems am in a class of my own... cause my teacher got fired.</text:p>
            <text:p>472601393027899392521418675405225984-3.26Another fantastic closing shift at my favorite job with some champion workers #not</text:p>
            <text:p>463138850093944832521418703590944768-1.27Wow such a high pedestal, just like you promised. #Sarcasm</text:p>
            <text:p>472710167247990786521418731696955392-3.69Drama on the train and it smells of wee #ilovetrains #not</text:p>
            <text:p>465355604341846016521418759933026304-3.20Don't you love it when your computer crashed half way through a stream.</text:p>
            <text:p>473205006272069633521418788252962816-1.50Smiths were overrated anyway. Exception being Johnny Marr was a class act. Morrisey a wanker as he has proven since #irony</text:p>
            <text:p>471807605573046272521418816979734529-3.00They tell fast food workers 2 smile every second!!! Yay, I'm making only $7.40 an hour!!! But ya, I'm happy. #sarcasm</text:p>
            <text:p>463463514154098688521418845194842112-1.83I hate when someone asks me "are you wearing that?" No, I just put it on so you could ask stupid questions #yesimwearingit #idiot #sarcasm</text:p>
            <text:p>463418841415286786521418874097782784-1.61@JacksonFGair it's a pun at some of the comments everton fans were having from Liverpool fans. #sarcasm</text:p>
            <text:p>463366019864477696521418902300295169-3.02@jonariasradio @JustinHullRadio oh... Did I forget to add #sarcasm to that last tweet?\n#oops</text:p>
            <text:p>4762151407406366725214189308047728642.54RT @Alpha_Omega123: Stay focused on the good qualities someone has and try to pull them out, so to speak. Their qualities are there if you …</text:p>
            <text:p>472277333148442625521418959032422400-2.77Nothing gets me more buzzing for the weekend than 1 hour of Katy Perry... #NOT @R1Breakfast sort it out.</text:p>
            <text:p>472722755306393600521418987662348288-2.76That past paper went so well got a D talk about going well #not</text:p>
            <text:p>472554454060130305521419015902998528-1.88Wow the ACC is really showing it's strength in their regionals #not #athleticalychallengedconfrence</text:p>
            <text:p>472552901806551040521419044290039809-2.17@blackhawk1299 @PeanutButterGmr Lol good luck with that. (Giggles) What a moron. #Irony #KeepRockin</text:p>
            <text:p>472806259658608640521419072559677440-3.16No greater feeling than being hung up on. Every girl should do it to their boyfriend. It's just what we want. #not</text:p>
            <text:p>463419842788610048521419100808282112-2.08Let's leave bigger gaps between our back 4 #sarcasm , got my head in my hands :(</text:p>
            <text:p>4723144320819036165214191289520742401.10Having spent the morning watching #TheHistoryBoys I instantly feel cleverer #irony #history #oxbridge #subjunctive @JamesCordenArmy</text:p>
            <text:p>472278353710292993521419157121007616-1.25My Dad bought me my first tattoo when I was 17. Years later he will lecture me about getting tattoos saying they're bad. #Irony</text:p>
            <text:p>472952918296248320521419185344491520-2.34Seeing maybe 2 people in my one weekend at home was pretty neat.... #Not</text:p>
            <text:p>472141508540633088521419213605728256-2.71My life is literally just full of a shitload of failures ahhhhh #parentsmustbesoproud #not</text:p>
            <text:p>472964396629508096521419241757872129-2.88Today I was reminded of my most embarrassing sorry so that was fun. #not</text:p>
            <text:p>463133325360517120521419270090395648-2.53Hearing rounds fired on your block. Damn I feel safe. #sarcasm #ohshit</text:p>
            <text:p>473091385051328513521419298318073856-2.30Well god damn spurs and heat in the finals again. I couldn't be more happy #sarcasm #FuckTheHeat</text:p>
            <text:p>475267437076570115521419326554132481.00 “@niiganyobi_: U tooa u are not pretty, but u have someone's pic up making fun of the person. #Irony”</text:p>
            <text:p>472229677356961793521419354840530944-.07Sometimes the devil allows people to live a life free of trouble because he doesn't want them turning to GOD #god's #not #dead</text:p>
            <text:p>472545511539736576521419382963331072-2.26I want people to stop asking me if I'm going to delishas get together. #im #not</text:p>
            <text:p>472408353722089472521419411111284736-4.26Good to know how much my friends care about me failing class. #NOT #fuckthem #fakecunts</text:p>
            <text:p>476459432952750080521419439481569281-1.66I used to be so good at buns and now I literally cannot do them</text:p>
            <text:p>472448815275200513521419467939921921-3.17I just love waiting on people who are never on time #not</text:p>
            <text:p>472082322125516800521419496285016064-2.15Small world moment. Sitting down with adviser last night at sf restaurant. At table next to us 3 Dell folks celebrating taking VSP. #irony</text:p>
            <text:p>473128026863988736521419524588179457-.99@randomcards IPL Team is happy to outsource commentators from controversial countries but failing to give a hoot about national game. #Irony</text:p>
            <text:p>472467464178376704521419552891367426-.66@Cricketecom thank you for your time,generosity,work,and truly kind words# a grateful thanks Ant Read#not#@Tony_Speed_ #badbluetoothname#x</text:p>
            <text:p>472122144655413248521419581362290688-.90@PnPCBC UNFUCKINGBELIEVABLE coming from Herr #Harpercrite!!! #irony #cpc #idiot #cdnpoli #pnpcbc</text:p>
            <text:p>472952750343352321521419609606733824-1.80You must really have wanted to see me....oh wait. #not</text:p>
            <text:p>463469504001884160521419637956018176-2.63i love working with assholes. #sarcasm</text:p>
            <text:p>463306997421445121521419666242416640-1.76@Lt_Woodpigeon Pardon? You obviously missed the back story of my Tweet. archive.today/Kz27m #Sarcasm</text:p>
            <text:p>472901107061370881521419694402973696-2.60More than a hundred pages read of #genetics and #chemistry all day tomorrow. #MySummerIsGreat #Not</text:p>
            <text:p>463370461900861440521419722743898112-1.14.@michelelfrost North Korea has a lovely economy; ignore the concentration camps &amp; starvation. #Sarcasm @dominicnanni</text:p>
            <text:p>472535269334601728521419750950580224-2.54So happy I get to mow grass tomorrow and the next day. #sarcastictweet #unfortunate</text:p>
            <text:p>472890603408482304521419779341836289-2.20Can I borrow someone's eto or Enzo jeans please ? #not #never</text:p>
            <text:p>472131140426297344521419807749853184-2.76Don't you just love when someone doesn't reply? Yeah me to! #Not</text:p>
            <text:p>472933273593995265521419835956535296-2.74I'm bored as hell and I have no one to txt. what a shock!! #not</text:p>
            <text:p>472368075585884160521419864305856512-3.36This from a man needing a big slice himself. #irony RT @NFL_ATL: Steve Smith ready to deliver 'humble pie' to critics nfl.com/news/story/0ap…</text:p>
            <text:p>463320445476147200521419892709679104-2.75Trying to not fall asleep during the amazingly interesting #sarcasm lecture about economy! #mylife</text:p>
            <text:p>460231292962238464521419920920563712-2.01Maybe if I get some air on these burning tires the fire will put itself out... #Sarcasm #NotExactlyHowFireWorks</text:p>
            <text:p>472867920507600896521419949085323265-2.33I just saw a guy in a Blake Griffin jersey pushing his Kia Optima #irony</text:p>
            <text:p>472924899405991939521419977367494657-2.06Jonathan is trying to tell me he paid $400 for that firework show and he hopes I enjoyed it.#i#may#have#been#born#at#night#but#not#last#nt</text:p>
            <text:p>472837226645426176521420005536444416.91Come on carl froch good luck for tonight #not going to be a disappointing fight at all for both sides #beers going down lovely haha</text:p>
            <text:p>462971386974453760521420033705381889-2.00Very clever everybody with your Star Wars references.... #sarcasm</text:p>
            <text:p>465227487065407488521420061937254402-1.47See, competing in the x factor can get you a career! You get to sing in Eurovision! #irony #Eurovision</text:p>
            <text:p>472353453902422017521420090223624196-2.99@_beerainey im actually quite excited to get rejected in all the classes I want\n#not</text:p>
            <text:p>463557861499346944521420118434516992-2.95Yeaahh ..she missed alot of people !!! #karma #true #sarcasm instagram.com/p/npPkshFJfY/</text:p>
            <text:p>472961397412745216521420146607673344-2.71Yay I'm just so excited that I get to stay home again tonight!!\n#NOT</text:p>
            <text:p>472142102353440769521420174919217152-2.33JUST GOT THE INVITE TO WHEN IN ROME SATURDAYS AT COLISEUM. TURN UP. LET ME DRIVE 8 HOURS FROM BLACK MOUNTAIN, NC SO I CAN ATTEND #not</text:p>
            <text:p>472035282725138432521420203314642945-.32I need not read A Wanderer in the Spirit Lands. For I feel I have "lived" it (so to speak). alturl.com/ix4cc</text:p>
            <text:p>472944960317456385521420231571673088-2.91@espn Wow shocking. The @NBA is always unpredictable and exciting #Not</text:p>
            <text:p>471681699970289664521420259837091840-2.03All come to F21, cause it isn't busy enough!! #sarcasm</text:p>
            <text:p>472804036588994560521420288106721280-3.28Why don't you just keep making me look like the bad guy. Trust me it will really help you gain sympathy. #not</text:p>
            <text:p>472395786719068160521420316527300608-2.95The people that take hours to answer text tell me more about how cool and busy you are. #Not</text:p>
            <text:p>472207253987020801521420344130011136-3.27I love it when you bring your annoying kid over. #not</text:p>
            <text:p>472728897407049728521420372437377024-1.67Saw a fetus pic of Luke with a baby and screamed and someone asked if i'm okay. #no #im #not</text:p>
            <text:p>4764698709480038415214204010299678722.89#followmenash guys don't u think it's pretty amazing how nash can make tons of girls smile for literally their entire life by just a follow?</text:p>
            <text:p>463465568251547648521420429224075265-2.53Back at my favourite place.. The dentist! #sarcasm</text:p>
            <text:p>464632023517499392521420457430749185-2.42So im already having a hard time fitting all of my clothes in my room, moving into my dorm in the fall is gonna be really fun. #not</text:p>
            <text:p>463418721793372160521420486233034752-2.19Waitress: 'Do u have any questions about the menu?'\nMe: 'What kind of font is this?' #Sarcasm</text:p>
            <text:p>472530619822391296521420514406174721-1.77Spaghetti for dinner, macaroni salad for an appetizer. #healthyeating #not</text:p>
            <text:p>472418747740094464521420571226411009-3.27Farrier is LATE and wee lad is up from his nap ahead of schedule and screaming. Just great. #Not</text:p>
            <text:p>472733606587027456521420599567335425-2.51Does The Government Run Health Care Better? - voices.washingtonpost.com/ezra-klein/200… #irony</text:p>
            <text:p>4745754677823651865214206280802140171.54RT @ThirtyBirdy: @NOMupdate They made the child #lavender in this graphic. #Irony is not one of NOM's strong suits. #March4Marriage #Marria…</text:p>
            <text:p>472555684161015808521420656463077376-1.48Getting hit on my some drunk that wants free food - amazing #not #ribfestproblems #lifeofaribber</text:p>
            <text:p>4723292868802273285214206846991196163.39As humble as a matatu driver asking to cut in front of you after overlapping #irony via @Wahedu</text:p>
            <text:p>463519028129312768521420713174237184-1.51CP3 just missed... He is garbage #sarcasm</text:p>
            <text:p>475277989152690176521420741372547073-2.72There is NOTHING I hate more than Overemphasis. Literally nothing. Not even stepping on Lego. #wheredidsubtlenuancego? #irony</text:p>
            <text:p>472362558448746496521420769608609792-2.63Oh what o wonderful day… maybe I should jump out of the window and enjoy it for couple of seconds #irony #joke #TGIF</text:p>
            <text:p>472520650712576000521420797756592129-1.02Spending my first night of summer at home doing nothing yay #not</text:p>
            <text:p>472133951213953024521420826521137153-2.32@timberbeach Ahhh! That's so awesome! And oh wonderfulllllll #not lol</text:p>
            <text:p>472138702852866048521420854937546752-2.57Those chrome rims really make your mini van look way sweeter dude #not</text:p>
            <text:p>472773721040494592521420883194564608-1.00@uppercasemag I rarely do! #fear #commonsense #not Thanks for the shout out.</text:p>
            <text:p>474802616393011201521420911413837824-.99On Sunday the a/c at the AT&amp;T center is gonna go out again. It turns out heat is Lebron's kryptonite. #irony</text:p>
            <text:p>4720654634599342085214209398386401284.07You're looking for someone with abs but you yourself don't even have abs #thingsyouseeontwitter #irony</text:p>
            <text:p>4720593157221376005214209681921228802.34@TheTravelCamel I wrote a post about #Bhutan and their phallic love affair (so to speak) ow.ly/xoS8v</text:p>
            <text:p>472060277752877056521420996377845760-.28Driving a Grand Cherokee through Cherokee nation. #irony</text:p>
            <text:p>472551403559202816521421024634880000-3.16Well nothing to do on this lovely friday night... I did have plans... then I was ditched. #yay #not</text:p>
            <text:p>472625597156319233521421052967391232-2.32JUST FINISHED MY PAPER!! Well wasn't that a fun post semi experience!! #not</text:p>
            <text:p>472182285564121088521421081174085633-1.01@EnochCollins But I hashtagged it, so it was supposed to make everything better. Lol. #Not</text:p>
            <text:p>472051017585291265521421109330477057-2.81♪ Truth either you're wrong or you're right</text:p>
            <text:p>463451717741596672521421137591672832-1.79Oh yeah check out my dinner! #sarcasm #butreallyitwasdelicious #mujadara instagram.com/p/nofThmsLXX/</text:p>
            <text:p>475415719710961664521421165773193216-2.96I live in Florida, I just got back from Africa, and yet I burn sitting on the jersey shore #irony</text:p>
            <text:p>472117194613354496521421194051194880-1.50.@JohnRentoul is quite right about people on the right suddenly bemoaning the unfairness of 1st past the post #irony independent.co.uk/voices/comment…</text:p>
            <text:p>4633274627522723845214212224047063041.57oh it must be so rough! #sarcasm</text:p>
            <text:p>472201138243395586521421250502356992-3.47The national spelling bee is getting sessy #MilkshakeBringsAllDaBoyzToTheYard #Irony #Heh</text:p>
            <text:p>472452074848784385521421278700638209-1.16@yipeeitslaurie aye mi nina! I speak great Spanish : / #not #rosettastonebaby</text:p>
            <text:p>4764060594776555525214213069954129932.85Just for the record everyone, @catholic_lady and i are the best of friends and we literally talk everyday #ShesPrettyCool #LikeReallyCool</text:p>
            <text:p>190248272944836608521421335365685248-2.35Oh, you took a picture in the bathroom? You must be an upcoming model.</text:p>
            <text:p>463408471803981824521423649622872064-2.88When people tell me they're not trying to be a bitch... #yeahright #comedy #relatable vine.co/v/hDrFwVmrbOi</text:p>
            <text:p>463449631528349696521423987813785600-.56You mean to tell me Fly Boy Red didn't make the cover?!?? Whet?!?! #Sarcasm #ForTheSlowOnes instagram.com/p/noeWzXjiQT/</text:p>
            <text:p>472812191327195136521425200445796352-2.27The hardest thing I've had to do at work today was change my shirt for break. #BrokeArm #LivingTheDream #not</text:p>
            <text:p>472207635513880577521641155914919936-2.06parents said when i get my license i can drive with my boyfriend but im not allowed to drive with my friends... that makes sense..... #not</text:p>
            <text:p>472778250016796672521641183958024192-.28I can't wait until I start driving and need extended pedals #not</text:p>
            <text:p>463421397025718272521641212152147968-.21We're sooooo good at defending #sarcasm</text:p>
            <text:p>472310337212276736521641239662579712-1.65The very attractive and appealing Joey Barton said what?!?! #Irony</text:p>
            <text:p>460317910012297216521641267202375681-2.81Ayyye so happy turn up not enough stress #sarcasm</text:p>
            <text:p>474695746017849345521641295480377344-3.16Not seeing the attraction with girls with tattoos #rathernotatsgirl #irony</text:p>
            <text:p>463354800516894720521641323691266049-2.22LOVE when single girls bitch about mcm then BLOW UP EVERYONES FEEDS with it as soon as they get a guy #sarcasm</text:p>
            <text:p>473053302251593728521641351952465922-2.20Ah Anna Soubry.\nDefence Minister \nWith no idea about Defence...\n#credible\n#Not \n#SouthKoreaShips</text:p>
            <text:p>472747963048288257521641379534221312-3.15I love when people cancel at the last minute.. #NOT</text:p>
            <text:p>472223675044085760521641407753510912-2.74The guy I punched in the face at Driver's Ed is now my driving partner... #irony</text:p>
            <text:p>472420677317042176521641435964375040-2.44@TomTom well done on making such a great sat nav. It always gets me to where I want to go #not #sarcasm #couldntfindwayoutofapaperbag</text:p>
            <text:p>472154732812050432521641463529373696-2.87Halle's husband was an adulterous punk in Unfaithful, and beat out her kid's father in real life #irony</text:p>
            <text:p>463521976737595392521641491744432128-2.60Bouta go for a night swim with da homies! Haha, we're Soooooo cool! #sarcasm</text:p>
            <text:p>472988739032338432521641520144076800-3.07I always sleep better at night when I binge watch Criminal Minds. #not #paranoid</text:p>
            <text:p>473275812251049984521641548694716417-2.19#irony is when you choose to hike a trail to escape the bustle and discover a motorable road from the other side at the top! #windyhills</text:p>
            <text:p>472213275732484096521641577194987520-.56My addictions are watching all baseball games, the news, and jalapeños. I'm totally a stereotypical 24 year old girl. #not</text:p>
            <text:p>471679950584823808521641605795971072-2.33@MikeCairns5 @TheKennyRoda Wow! And he came to work DESPITE spending the weekend at a UFC fight in Vegas! #sarcasm #JohnnyFootball</text:p>
            <text:p>472060354340872192521641634019426304-1.69all I have managed to eat today is 1/4 of a granola bar &amp; 2 cappuccinos #healthy #not</text:p>
            <text:p>472836986349572096521641662234497025-2.39A lot of players are getting hurt on these friendly game! #not #good</text:p>
            <text:p>472584647210434560521641690424438784-2.20It's really funny lol, my mom lets my little sister get away with murder, but I cannot see my boyfriend for more than 30 minutes haha. #Not</text:p>
            <text:p>463463055230115840521641718635315201-1.36This just in, I am no one #reasonsforthis #sarcasm</text:p>
            <text:p>472999375149756417521641746837831680-1.61We isolate ourselves to protect us from harm but sometimes harm comes from within yourself or ppl closest to you #irony</text:p>
            <text:p>473175835596161026521641775086456832-2.67There's no better feeling then putting on a full tuxedo when it's 80 degrees out #not </text:p>
            <text:p>463131893136125953521641803255402496-3.95#PRETTYMUCH #ECARDS #IHATEPEOPLE #SARCASM #NOTEVERYONE instagram.com/p/nmN3baJXIr/</text:p>
            <text:p>472507555202465792521641831717961728-2.04@pjmc95 Skeen Paul you was deffo filtered out on my first filter #fieldofdesirables #not</text:p>
            <text:p>472837175814262784521641860100792320.77@StyleGuyJared #oops #sorry #not tryingtorubititn Sending thoughts of healing and happiness your way!!</text:p>
            <text:p>463314060323201026521641888542363648-1.50RT @CaptnThundrCunt: @LuiDeksel You're right. I wish my pussy wasn't so loose :(\n\n#sarcasm pic.twitter.com/KOLOd4dGCN</text:p>
            <text:p>460259106373111808521641916778434560-2.79Self-involved narcissist. Yay another one! #sarcasm</text:p>
            <text:p>463583727583371265521641945085800448-2.07Whoever said anything is possible obviously never tried slamming a revolving door. #sarcasm</text:p>
            <text:p>472637280000425984521641973267324930-1.02Porygon2 are #not #found in #the \n➢ www.MonsterMMORPG. com ❃\nwild. Haland \n☂ by #MonsterMMORPG ✯\n #due</text:p>
            <text:p>472613839003873280521642001532731392-2.99When you find out you have a 4 year old niece you never knew about. #ifeelloved #Not</text:p>
            <text:p>463435234369761280521642030041399297-3.63Just cuz she plead the 5th doesn't mean there is any "there, there" #sarcasm @cokeybest @jared812</text:p>
            <text:p>472548874423648256521642058315218944-1.88Good no call on Battier for running thru Stephenson... #not</text:p>
            <text:p>472283964573745152521642086677090304-1.61@alokjha @trickybarks @Dara_Mo FANKS for coming last night, and entertaining me til 2am, boys! Feeling super today #not! See you soon x</text:p>
            <text:p>460268816166301696521642114837643264-2.19Living the dream #sarcasm #reclinerboundfor2weeks #hipsurgeryrecovery </text:p>
            <text:p>472352442404057088521642143098875904-3.45These mosquito bites on my legs are fucking awesome #NOT </text:p>
            <text:p>472485408878886912521642171221684224-2.91#Tibet is #not being 'developed' by China's presence but exploited, colonized &amp; assimilated #trueTibet</text:p>
            <text:p>472548085915463680521642199415808000-.07This retreat changed my view of peeps at Stm... y'all ain't that privileged... you guys have had struggles.. #not bad</text:p>
            <text:p>474942463246094336521642227714781185-3.51Ben &amp; Jerry's Chocolate Fudge Brownie ice cream might be the healthiest food in my home bc it uses non-GMO ingredients. #irony</text:p>
            <text:p>472455844681248768521642255883714560-2.36RT @____haley____: arguing over group message is always fun... #not</text:p>
            <text:p>463321463173283840521642284534611968-2.13Maybe I should put #sarcasm for every sarcastic post for people to understand that I was sarcastic.</text:p>
            <text:p>472798266229522432521642312888504320-3.44I love when people make me feel totally unwanted. #Not</text:p>
            <text:p>472837600521494530521642341179088897-2.26Love being wolf whistled at by a 15 year old chav #not</text:p>
            <text:p>472201203552493569521642369192824832-2.45I LOVE driving to Farmington just watch my boyfriend play video games. ITS THE BEST. #not</text:p>
            <text:p>474763885346836480521642397483413504-2.73In other words: "Heat loss attributed to excessive heat." #irony pic.twitter.com/oaUVP3KYkb</text:p>
            <text:p>463120313862356992521642425677516800-2.76yay 5 more days of pure fun at school. #sarcasm</text:p>
            <text:p>463199017389019136521642453888409600-3.00I just love when u call me ugly #sarcasm</text:p>
            <text:p>475676316272828417521642482116071424-2.49@faithclubdotnet @COCrowe thats strange,......i was just thinking about the muslim "ghettos" in the EEU.... #irony</text:p>
            <text:p>472217998820773888521642510305992705-2.42Literally just almost cried over nothing, I really really like being a girl #not</text:p>
            <text:p>4764507078650757125216425384497684482.84Literally just had such a good shower it was so refreshing and I was watching the sheep in the field which is always a bonus</text:p>
            <text:p>472164679167774721521642566656475136-2.52The Clippers being worth as much as the Dallas Cowboys makes total sense to me #NOT</text:p>
            <text:p>472467820207677441521642595110641664-3.73Cool. Just got in a shouting match with my parents. This is the best day ever #not</text:p>
            <text:p>463031186508369920521642623489277952-2.21My dad decided to take me out in public today... Great #sarcasm #postprom</text:p>
            <text:p>463408385397112832521642651830222848-1.66Some of us like to stay #classy or #posh with our insults. #sarcasm instagram.com/p/noLmYroAs0/</text:p>
            <text:p>472552017613713408521642680124989440-2.16omfg. I have over 2,000 tweets. What am I doing with my life? #loser #hmuboys #lol #probably #not</text:p>
            <text:p>4724703605466275865216427083568578561.93i didn't even guess the spelling of Enrique Iglesias i just know, #not at all guilty pleasure ###</text:p>
            <text:p>472549934713958400521642736668393473-2.70RT @sabrinaawight: It's sooo fun when all of my friends who are couples are together and I'm like at home #ya #not</text:p>
            <text:p>472342616991092736521642764883492864-2.10tucking into a bit ass pizza as a Jacamo advert comes on the radio #irony</text:p>
            <text:p>472075939703431168521642793182429184-3.83Well a trip to urgent care is always fun when you're on vacation. #not</text:p>
            <text:p>472463415425118208521642821468844032-1.15Syracuse, NY! It is cold there, but I can dig it. #NOT</text:p>
            <text:p>4721915548753100805216428497426513924.27#spellingbee I'm just wondering, when I walk into 7eleven no one understands what I ask for, but can spell shit I never heard of. #irony</text:p>
            <text:p>472473443938881538521642878020620288-2.87When exams autocorrected to Exams I had to decapitilize the E kinda like my caring for them #irony #dolphins</text:p>
            <text:p>472789833619083264521642906311213056-3.63I guess #america is negotiating with terrorists now. #Taliban releases 1. gets everything. awesome #not</text:p>
            <text:p>472241304089665536521642934635360256-2.03Chef-"hopefully during the weekend you have time to do research."Cause our one day off from school gives us enough time catch up on hw #not</text:p>
            <text:p>472832628660256768521642962993049600-3.15If you send me a billion flyers telling me to 'vote for you', I will NOT be voting for you, you wasteful bugger. #PoliticiansAreGreat #not</text:p>
            <text:p>463314351542120448521642991086493696-2.60@CoryCove glass you said you were a casual football mind because Floyd was our second pick last year. #sarcasm</text:p>
            <text:p>4722600651988910085216430194609397761.57RT @RestlessNews: The ignorant flea on America's back....#LOLGOP #Veterans #WomensHealth #TeaParty #PJNET #Zombies #Irony #IRS #My2K http:/…</text:p>
            <text:p>472858626391302144521643047667654656-2.65Keep dropping those double negatives, it makes you sound really impressive and cool #not #gohome</text:p>
            <text:p>472460528842199040521643075677212672-2.91To all the losers who went to McDonald's today.... thanks for the food. #NOT #cmonman #sonotcool #wheresmyfries</text:p>
            <text:p>473821912905547777521643104055885824-1.30Mobile to play supporting role during World Cup in UK. If youre going to Brazil best leave your phone at home #irony goo.gl/b6a0J4</text:p>
            <text:p>472504520409620480521643132300304384-2.35Yes, let's show up a half hour before graduation and expect to get good seats.... #myfamilyhasgreatlogic #not</text:p>
            <text:p>472695819918118913521643160637038592-1.66@LauraMcbratney @87_naomi bacon n saysage sarnies made, 1 trip t skip, half ironing, baby being fed, nearly there #not #fullonlie xx</text:p>
            <text:p>460425608934457344521643188961153026-2.76GB making the same subjective moral judgements they’ve spent the last 2 years protesting against. #irony</text:p>
            <text:p>463368247169925121521643217251729408-1.09RT @BrittanyMW14: Thanks @SierraElise18 for you blowing up of my comments. Totally appreciated #sarcasm #myphoneisnowfreezing</text:p>
            <text:p>463345973507682305521643245840121856-2.57G....g...ggg....good start of the day you want to take a ride with your bicycle #greatidea without wheels #Stolen i love mondays #sarcasm</text:p>
            <text:p>472365441038290945521643273870659584-1.83India number 3 on obesity rankings globally. #Irony #vegetarianism #gharkakhanamakesyoufat</text:p>
            <text:p>460264190058299392521643301980897280-2.06@rstumpy well you were with your Dad in a minivan. Sounds pretty scary to me! @blakewatson34 #sarcasm</text:p>
            <text:p>472390828783321089521643330170789888-2.61"@SkylerMangler: I just love being out of the loop.... #not" #mylifeforever</text:p>
            <text:p>472825276670693376521643358369112065-2.00Mom has to work today and tomorrow and won't be home at all this weekend. So got the house to myself. Fun!\n#not</text:p>
            <text:p>472184014636191744521643386559004674-2.48When Maria gets left home, hell breaks loose. They leave me without any money or food and it's just fine #justgreat #not</text:p>
            <text:p>463020736333225984521643414811836416-2.67RT @gmcdowell90: @USMNTFan0941 and Eto'o. He's like 50. #banter #sarcasm</text:p>
            <text:p>472948645201850368521643443031117824-2.52@jared_jones_21 I'm so glad your in my life to make me feel better about myself, and to correct my grammar #not #hateyou #praisejoethough</text:p>
            <text:p>465411168455389185521643471162343424-2.82The Transatlantic Trade and Investment Treaty will probably be about as good for society as the Single Convention on Narcotic Drugs!</text:p>
            <text:p>472721075122761728521643499486457856-3.22Wait a second for me to find the fuck i give #not #callcentre</text:p>
            <text:p>472476060513468416521643527609286656-1.62@connoremmel19 those are some sweet pictures on your grad party invites hahaha #not</text:p>
            <text:p>463390540521041920521643555774013440-2.26If you dislike #BetterTogether's Euan McColm half as much as I do, then I hate him twice as much as you. I win?.. #HURRAY! #sarcasm?</text:p>
            <text:p>463348764603064320521643583791980544-3.47@Ladbrokes thanks for your help. #sarcasm</text:p>
            <text:p>4720912580062863375216436120280227842.34Idiotic vaccine truthers have created a control group that proves vaccines work! #irony</text:p>
            <text:p>472650480833683456521643640243113984-1.41Lol sorry for the tweets that don't make any sense #not</text:p>
            <text:p>472587658611290112521643668386902016-1.98I just love working thirds on the weekends at @wafflehouse #not</text:p>
            <text:p>472563137317568513521643696585179136-2.03Wow the pacers are playing so well right now #not</text:p>
            <text:p>474579296691187712521643724796084225-2.17@Manuel_monti_ Oh, of course not. Coming back from a set down in last 3 matches... #Irony</text:p>
            <text:p>388283065048793088521643752990208002-2.19Team physician playing Candy Crush during a game. Thanks for coming out Doc.</text:p>
            <text:p>464058675363971072521643781037514752-2.46Not exactly a sterling silver end to racism: People who enjoy viewing with alarm or pointing with pride had a... dlvr.it/5blN9w</text:p>
            <text:p>472770123284365312521643809097404416-4.14One thing i can't stand Fuckin Copying if I did it first had it first u don't its embarrassing #goons #get #ur #own #style #not #a #sheep</text:p>
            <text:p>476400941348823040521643836750442496-2.13"No spikes for homeless people? give me your address and I will tell each homeless person I see to go to your house" literally</text:p>
            <text:p>472756423890583553521643865045237760-3.48Yay for cleaning the house and babysitting bratty kids all day ... #Not</text:p>
            <text:p>4721924439083909125216438933148262401.70That exact same play was an offensive foul on Joseph the other night... Now it's a shooting foul... #nba #irony</text:p>
            <text:p>4764927111726489605216439212992389122.13I'm actually pretty mad that I only recently discovered @Kodaline because they are literally brilliant</text:p>
            <text:p>472035697767886848521643949510103040-2.00#Travellers know better the importance of #relations &amp; #irony is people forget the importance of travelling together in a relation..#thought</text:p>
            <text:p>463535348002205697521643977611960321-3.10I like how mature people are.... #sarcasm</text:p>
            <text:p>460287966632374272521644005864775680-2.78I'm full really- I had a big gulp of wind before we came #sarcasm #badservice</text:p>
            <text:p>472711959310131203521644033920491520-1.83&lt;3;-}&gt;&lt;3 My #Creed Is #Not Your #Creed.\nI Do #Forgive. But I #Never \n#Forget. &lt;3;-}&gt;&lt;3</text:p>
            <text:p>473843596014407680521644062093623296.18Liking the hipster glasses and stubble. RT @BadAlbumCovers: Rolf Harris sings for survival #irony bit.ly/1kFBMS5</text:p>
            <text:p>472390296945557504521644090321293312-2.29@SusanCTShore He could power a hot air balloon with his hot air #bored #supermario #not</text:p>
            <text:p>463259884923158528521644118318252032-3.75Aren't you sad you cut your hair? Yes, yes I am... I cut my hair to make myself miserable! #sarcasm #dumbquestion</text:p>
            <text:p>472391347920723968521644146453647361-2.83Becky Sharp = reviled, loses her son although he agrees to support her so win. #not</text:p>
            <text:p>4764926150731530245216441751926333453.48@SarahMaddon I literally stop what I'm doing to watch it. Most real &amp; hilarious commercial on TV.</text:p>
            <text:p>463355153261686784521644203580088321-2.13Thanks for following me @TouchTalent #sarcasm</text:p>
            <text:p>472849112023707648521644231094730753-2.21@cleary_l hmm I sense sarcasm in your tone laura cleary #loveyoulotslikejellytots #not</text:p>
            <text:p>472588402563764224521644259339161600.07@jlynninman #not them's fightin' words. jk. unique is nicer, @hensley_abby :P</text:p>
            <text:p>473099655153057792521644287604576256-2.08I should just go with the flow, right? #jointhemajority #saveface #NOT</text:p>
            <text:p>472164901335490560521644315790295040-2.72So I just figured it out. I get about 17 miles to the gallon in my truck right now. How lovely. #not</text:p>
            <text:p>472224890746318850521644344206708736-1.61@hinsdalemilf Those look good, although what's up with a Seafood chef knowing about chicken enchiladas? #irony or a #confused chef?</text:p>
            <text:p>472155201622007808521644372384034816-2.96@laurenlaverne I'm watching 'The Crusaders' as I write #irony #thefuture</text:p>
            <text:p>472188931027378177521644400544595968-3.25Thanks to the guy playing obnoxious rap music loudly through his earbuds not in his ears. The whole 4 rows of people loved hearing that #not</text:p>
            <text:p>472977273662889984521644429111607297-1.25@toastedbeige Gotta practice for when I go onto The Voice you feel me? #not</text:p>
            <text:p>472839032721121282521644457557753856-1.35@Tia87Marie lmao I can't deal. They bougie tho...... If you got foreign hair you paid #Not</text:p>
            <text:p>463391514740404224521644485806391297-2.50I wouldn't have guess that your #mcm was your boyfriend! #sarcasm</text:p>
            <text:p>472155035418501120521644514201829377-3.51Running out of gas and having to push a car during hurricane Katrina is so much fun! #Not</text:p>
            <text:p>472228942271627265521644542513397760-2.44RT @christeenmaree: Suspected norovirus strikes CDC office, dozens sickened - goo.gl/alerts/UxaQ #irony @scumedmicro</text:p>
            <text:p>472977154368491520521644570774618112-2.40You'd think with 3 out of the 5 people in this house that have contacts, I'd be able to find solution. #not</text:p>
            <text:p>472983980149469185521644598876438528-1.85I wish I still wanted to control my exes life #not</text:p>
            <text:p>472441957625520128521644627020234752-2.00Awana trying to bowl wide and Dhoni trying to make it a dot ball!! #irony #PepsiIPL #KXIPvsCSK</text:p>
            <text:p>474559161124917248521644655235313664-1.20Meeting the boyfriend for lunch at the same place where I had my last date with the ex boyfriend. #irony</text:p>
            <text:p>472654690841530368521644683408457728-2.42@johnbokke @CarolineKTM - From a standing start......wait for it....43.675mph average lap :-))) #podium #contender #not!!!!</text:p>
            <text:p>472229993729097729521644711795523584-1.22@MistaWill22 @RHK_FE @TJB1028 We going hard tomorrow on that house. Red and I will be there between 7-8am #dayoff #not #procrastinationprobz</text:p>
            <text:p>472719709176360960521644740434206720-1.59Oh Yes... Everyone cares far more what Monflis is doing than the world number one #not</text:p>
            <text:p>472081082481782785521644768586399744-2.64Well this day is sure starting out awesome. #not </text:p>
            <text:p>463532828714483713521644796818239488-2.95It's getting pretty dusty. Guess it's time for more #rain. #sarcasm pic.twitter.com/afXPv8X7Dp</text:p>
            <text:p>472950648607342593521644825121423360-3.24@joeMCroberts if no huge moves again this will be the final next year too! How awesome is that #not</text:p>
            <text:p>472105627292934144521644853361647617-2.53That awkward moment when Georgetown uses the wrong "your" #irony pic.twitter.com/hYQYCzAUUD</text:p>
            <text:p>4723572383302410245216448815767347203.82I never thought that I could feel this damn good #glowing #independent #moving #forward #not #looking #back released all my temptations</text:p>
            <text:p>463322450638675968521644909846339585-2.74RT @petertinti: Gotta maintain law and order, right? Reuters: #Nigeria police arrest protest leader for abducted girls, http://t.co/bUBGpCK…</text:p>
            <text:p>472693093142376448521644938141130752-1.22Tiff really helps to uplift my shit mood #not #bitch</text:p>
            <text:p>472556365718626305521644966582702080-1.29Shout out to my anesthesiologist \nwho surprised me at work &amp; \nbasically announced my secret \n#NOT #haha #jkiloveyou </text:p>
            <text:p>463465223035179008521644994881650688-1.86The Comeback coming back to @HBO. #geniuses #sarcasm</text:p>
            <text:p>473120512424804352521645023050625024-2.88U just got to love bank holiday weekends #NOT #work</text:p>
            <text:p>463375417039020032521645051420889088-1.59Please, I need someone yang bole text laju2. Hahaha #sarcasm</text:p>
            <text:p>472186689956614144521645079594012673-2.61Accidentally fell asleep for 2 hours and now I have no time to do any homework. Wow, good #not</text:p>
            <text:p>473927293992042496521645107788132353-2.00My old canteen been used as a prison haha #irony #HappyValley</text:p>
            <text:p>472194766415740928521645136040984576-2.13Gotta love when customers tell you, you have dust on your ass #not</text:p>
            <text:p>473964266857304064521645164423811072-3.02Typical #KochBros #TeaParty Puppet response to #Veterans.....#Irony #WomensHealth #Manners #Hypocrites #Zombies pic.twitter.com/dVmyYoHQDy</text:p>
            <text:p>473144533589721088521645192680857600-2.61My dads been here a total of 3 minutes and he's already screaming.. What a great way to spend my Sunday. #not</text:p>
            <text:p>472557059704360960521645220870774784-2.95I'm so glad you'll always be here to open my snapchats and read my texts and never respond. Thank you #not</text:p>
            <text:p>462999554917269504521645249111003136-1.10@CBurleyESPN Chelsea yet fail again against the lesser teams. #mourinhoMasterclass #sarcasm</text:p>
            <text:p>472029929350373376521645277347057665-.57It's. #Thursday #apps too build | content #Handel #not #taking #calls #today #period it's all about #me #today</text:p>
            <text:p>472029205597650945521645305566339072-3.86well taking trig, physics, and college algebra all in the same semester next year will be awesome..... #not </text:p>
            <text:p>472782224597987328521645333806600193-3.58Playing the most ironic song for my day #bestdayofmylife #irony</text:p>
            <text:p>472884207031967744521645362080403456-2.71I love that I work Friday, Saturday and Sunday this weekend!! #not</text:p>
            <text:p>475864317040918528521645390383570944-2.34Umbridge played the pink fairy godmother in Maleficient. Pink. #irony</text:p>
            <text:p>472240155135205376521645418753818625-2.17So you're in an open relationship now oooooooor........ #shocked #NOT</text:p>
            <text:p>463413735382474752521645447115735040-2.00Headed to the car for lunch break. I hope every sports radio station is talking #nfl #draft again! #sarcasm</text:p>
            <text:p>463503618193514496521645475267899392-3.10I lobby once again for a #sarcasm font</text:p>
            <text:p>472264011896352768521645503466188801-1.74Welp, I'm an old married lady. Me and the hubs celebrate 5 years of wedded bliss today. At #wndsa2014. How romantic #not</text:p>
            <text:p>472029450398597120521645531689664512-2.63Such #irony that often #insecurities masked as #fears #help us to #grow to #step into the #biggest… instagram.com/p/olQc7xAUWo/</text:p>
            <text:p>472596433627926528521645560017989632-1.59I never know what to say when a guy hits on me... Haha #lonerlife #ilikecats #not</text:p>
            <text:p>4652819816524103685216455882498703361.87Interesting. I might have a kindred soul visiting soon. So to speak.</text:p>
            <text:p>463478021161095168521645616515264512-2.49Dang I haven't tweeted in a while.. Tweeeeeeeeeet! #Sarcasm</text:p>
            <text:p>463469291434569728521645644738744320-1.78@ByronBayMango @Speak2usSofia Those Blood Suckers ? #sarcasm although i'm looking at it through Liberal eyes. #auspol</text:p>
            <text:p>463086864014909440521645672974786560-2.19@Actual_Roac @Majest_Thorin YES HELP US UNDERSTAND OH MAJESTIC DWARVEN KING, FOR WE ARE BUT SIMPLE CREATURES #sarcasm</text:p>
            <text:p>474514612327825408521645701345062912-1.54Google sent me a letter... Just a little ironic! #google #knows #what #paper #is #pure #irony instagram.com/p/o3GIH7p07l/</text:p>
            <text:p>472068110749827072521645729551749120.56@mandapen @grazedotcom ooooh, you're ahead of me there too. I only get it once a fortnight. So to speak</text:p>
            <text:p>463414388398227456521645757917847552-2.49Drake is representing his hometown in Toronto just like Jay Z is representing his in Brooklyn why not own .02% if a franchise? #Sarcasm</text:p>
            <text:p>476427886728339457521645786170667009-3.20My brother&amp;I literally get into full out fist fights. No joke there's been blood b4, &amp; I'm pretty sure we've both had knives on eachother?</text:p>
            <text:p>472141435052244993521645814331211776-2.53That beautiful feeling of being left in Read #sarcastictweet</text:p>
            <text:p>472184598047518721521645842605035520-2.13Test film is done. I just wish it wasn't so damn shitty. #Not #Redteamproductions</text:p>
            <text:p>463279190398095360521645870799134721-2.53@ViceCityPD @SAPoliceDept well I did not still it #sarcasm</text:p>
            <text:p>472136943329755136521645898959716353-2.84can't even French inhale bc stuffy nose #fuqAllergies #420 #not #!</text:p>
            <text:p>472710546283036672521645927128641537-2.49Django switched from master/slave terminology to primary/replica. Yes, it's in the master branch... #irony </text:p>
            <text:p>473144773554241536521645955293384705-2.41I should b ay zoo party right now!! But instead im layin on mh bed!! #Fun #Not</text:p>
            <text:p>473835956429008896521645985198780416-3.49RT @bjork55: We're going to regulate that. #irony #climatechange #epicfail #p2 pic.twitter.com/AfsrvMtK8u</text:p>
            <text:p>4721723481422766095216460136193884161.17Nobody knows who invented the fire hydrant as a fire destroyed the patent. #irony #copyandpastefromreddit #honestasfuck</text:p>
            <text:p>472513509566480384521646042056769536-2.49Last paper Monday &amp; I don't have any will power to study. Probably going to have to re-val for everything. My life is fun #not</text:p>
            <text:p>460312761936146432521646070372532225-3.66So I just bit the inside of my cheek and it's bleeding.... Good job Alexia good job. #Sarcasm</text:p>
            <text:p>472551751996809216521646098608553984-3.17RT @notoriousrilz: totally feeling the love from my friends. #not</text:p>
            <text:p>472908564638347265521646126899167232-2.00no dad, im not asking you what I should get, just telling you that they changed the menu. #im #not #four</text:p>
            <text:p>463154647839289344521646155214897152-1.79#sarcasm #90s MT @annkpowers: Makes much more sense: Kurt Cobain did not write note found in wallet; Courtney did theguardian.com/music/2014/may…</text:p>
            <text:p>474044958857363456521646183547437056-2.87@BullyPulpit4 @DavidLyleMills Says the guy who goes by the name "BulyPulpit4". #irony</text:p>
            <text:p>472977816632311809521646211783479296-2.70I can't believe our school put the wrong date on the graduation programs, how embarrassing #typicalhughson #wereeducated #not</text:p>
            <text:p>4722247497208463375216462401453506561.60Everybody wants somebody to tell them the truth but yet nobody wants to be honest. #irony</text:p>
            <text:p>474949773917573120521646268469481473-.56Arnab giving sermons to all parties what to do and now accusing everybody of arrogance #Irony</text:p>
            <text:p>472184970610745345521646297116598272-1.88RT @Mattyfatpants: This is the sub-let scammer I spoke about in my @NarrativelyNY piece last week, outed in a Craigslist post #irony http:/…</text:p>
            <text:p>463202640457789440521646325369434112-2.63@ohitsjoe7 Yes how did you know??? #sarcasm</text:p>
            <text:p>4727476387153182725216463536096706561.49Today on my run I was chased by 2 pitbulls. I knew I was in for it when they charged me and started ferociously licking me. Beware! #not </text:p>
            <text:p>465190829175615488521646381837340672-1.59@dandocarter ain't cutting the proverbial mustard</text:p>
            <text:p>465332020718346240521646410186653696-1.44finally got some free time.. and then the Internet "rains on my parade" so to speak. D:</text:p>
            <text:p>472539297028272128521646438519144448-2.29I love how long iTunes is taking to update #not </text:p>
            <text:p>463790279137320961521646466788757504-3.65Went to my old house yesterday to pick up my son. Its a fucking pigsty. Yet I was the lazy bitch who didn't do anything #YeahRight</text:p>
            <text:p>472513271052771328521646495003844608-2.45Lol I luv when I accidentally delete my resume &amp; have to make a new one #not</text:p>
            <text:p>463020025105121280521646523453820928-1.86CC doesn't cover 1st base because the Umpires don't let him. #Sarcasm #ClydeTweet</text:p>
            <text:p>472840655761600512521646551660511232-1.50@AdamM1867 @kelliejo43 just going to push her in the canal and sneak off #not</text:p>
            <text:p>476436007345467392521646581129678848-2.04Literally sitting here waiting for everyone to show up since my grandparents dropped me off an hour early</text:p>
            <text:p>473107718598062080521646609340588032-1.52I feel like I've failed to do my duty as a white girl if I go to a party and don't instagram it..... #not</text:p>
            <text:p>465325782332899328521646637987282946-2.55@MileHighGreco @nfl Draft grades are about as useful as windows in a Navy submarine.</text:p>
            <text:p>472525450452168704521646666425040896-1.65@loridesalvo @cdriddle997 @Hawkeyescrush @april_e72 Oh man... I wished ya hadn't said that... Now I will feel guitly everytime I eat 1. #NOT</text:p>
            <text:p>472099183126904832521646694614974465.99it's #not often you make potato mash and it's actually perf, but I #did so today #kingedwards</text:p>
            <text:p>472633085868392448521646722880385024-2.42"@politicsdotmn: Seems expectations among people I've spoke with is that Ortman stays in race for U.S. Senate. #mngop14" #Irony</text:p>
            <text:p>472795158073720832521646751112245249-2.30Oh lemme tell ya how much fun being a girl is #not</text:p>
            <text:p>475711741289304064521646779436392448-2.81@inspirex @jawwadjafri @ZeeshanSharfi on the contrary, many good quality ads barely get recognition. #irony</text:p>
            <text:p>472465785982820352521646807773097986-1.45@SamtippinsSam @PreventW @CarefulSoul Such a collection of geniuses &amp; intellects #NOT &gt; @juliusmandrake2 @juliusmandrake</text:p>
            <text:p>472272717061029888521646836336312320-2.45Didn't kno one person could be soooo lame @LH_DUGUP ##not scary or factual</text:p>
            <text:p>463457525795278849521646864647856128-1.61@_illuminiall_ bc I mean all Europeans are the same really #Sarcasm</text:p>
            <text:p>4764509015244800005216468928587489292.71My timeline is literally hilarious. I could laugh all day looking at twitter </text:p>
            <text:p>472193344047968257521646921136734208-2.14RT @achadhas98: Last four #spellingbee finalists are all Indian #BreakingStereotypes #not</text:p>
            <text:p>472942030818377728521646949540577280-2.86Best thing about you is how you can ignore me basically all day #sarcasm</text:p>
            <text:p>4721627455265177605216469778059837442.29Donald Sterling sells team for $2 Billion &amp; is officially "nigga rich" #Irony</text:p>
            <text:p>472945742105960448521647005870075904-3.69Lol your some kinda childish ok block me pls #not </text:p>
            <text:p>472057971854155776521647034273918976-1.19Sitting in my office with no windows, getting snaps from people living the dream on this beautiful day. You guys rule #not </text:p>
            <text:p>472097228770017281521647062430257152-2.53@billycornwell if 'Tojo' is his name he sounds very British #not</text:p>
            <text:p>463549595067240448521647090485981184-1.78Just had a homeless guy tell me he peed himself..what a lovely day I'm having.. #sarcasm #whatislife #imsorrywhat</text:p>
            <text:p>472361240358948864521647118751375361-2.19Stopped to smell the roses. Tripped. Removed a dozen painful thorns, now I've a newfound love for daisy. #irony #fml godvillegame.com</text:p>
            <text:p>472801442240012288521647146949701633-2.81So @ArsenioHall has a great show and is great at interviewing people. It makes sense that his show would be cancelled. #not</text:p>
            <text:p>463330636494045185521647175143809024-3.16RT @carr_dillo: I'm going to drink tequila, wear a sombrero, hit a piñata, &amp;shake maracas all day 'cause you know I'm Mexican and its Cinco…</text:p>
            <text:p>463081206527963137521647203333718016-2.34RT @abby_royall9: I really appreciate what you did. #sarcasm</text:p>
            <text:p>472190410979172352521647231456538624-3.30Now all of the sudden you care about me? what a great dad you are #not </text:p>
            <text:p>472121281023057920521647259759677442-2.87RT @octothorp: Not making this up: I just got a complaint about how we're technically backwards from a guy with a Juno email address. #irony</text:p>
            <text:p>463377756840288256521647287932846081-.41Well thats mature. Blocking him for putting you in your fucking place.\nwow you sure showed him. \n\n#sarcasm.</text:p>
            <text:p>463340143848751104521647316256972800-3.77Just lost about $200 dollars! #nice #sarcasm #fuckmylife</text:p>
            <text:p>472580704149446656521647344530771968-.86It #has #not been seen \n☞ www.MonsterMMORPG. com ➷\n#since. worming \n♮ follow @MonsterMMORPG ⚔\n #burning</text:p>
            <text:p>474600440269905920521647372821344256-1.30The #YesAllWomen crowd doesn't like to acknowledge they (prob) twice voted for the most reckless/dangerous man in the US right now #irony</text:p>
            <text:p>472031049443049473521647401095135232-3.19I fucking love when it takes me over an hour to get home on a Thursday #NOT. There are to many morons behind the wheel in this country.</text:p>
            <text:p>472584371581362176521647429238935552-1.31Just watched Snow White and the Huntsman. What a cinematic masterpiece. #not</text:p>
            <text:p>472367941028036610521647457504362496-2.67#not me either!RT @Sanginamby: RT @spookyparticles: I don't want to have to pretend to be less just so you can feel like more.</text:p>
            <text:p>472512149873364992521647485702647808-3.00hahahhahahahha got screwed out of a ride twice today. thanks for being here to pick me up Dave #not</text:p>
            <text:p>463052346856329217521647513875795968-3.51That's the ballgame folks!! #Yankees once again show the world why they are the best in baseball with that $240 million payroll. #Sarcasm</text:p>
            <text:p>472173683801600000521647542095056897-.46I have only seen the 'block all dissenting opinions" strategy used by #feminists and ultra rightwing conservatives #EchoChamber #Irony</text:p>
            <text:p>472556618203541505521647570385633280-1.86my parents won't let me wear a sweatshirt in my house, because that makes complete sense #not</text:p>
            <text:p>476403887734128640521647598579765248-2.02bitches will literally see you doing good &amp; pray on yo downfall , stay prayed up. </text:p>
            <text:p>465340669025071104521647626832592896-3.06Laying in bed not being able to fall asleep is about as much fun as getting a cavity drilled #brutal</text:p>
            <text:p>463502216792244224521647655077044225-2.78RT @HopeBadon: Don't text me back too fast now. #sarcasm</text:p>
            <text:p>463428912400580608521647683308888064-2.49Gutted! Were a point clear at the top with a game to go! Disgraceful considering our high position of 7th last season! #sarcasm</text:p>
            <text:p>472214771509366784521647711574327296-3.05@sji_uic @prisonculture Non-profits are turning our closed dilapidated prisons into a homeless shelter. #irony #FDFN2014</text:p>
            <text:p>472261192551907328521647739789389824-3.47I like how you don't even care this time. #Not #ReallySucks</text:p>
            <text:p>472185296230940672521647768029646849-2.81“@JoyAnnReid: anyone else C irony N fact that racism against Obamas will contribute 2 the obesity of the children of their haters? #irony</text:p>
            <text:p>463127683120246784521647796349579264-3.95Let's just yell at each other all night. That sounds like fun. #Sarcasm</text:p>
            <text:p>472237990840782848521647824619192320-2.86If we want excellence how about a panelist who can express the idea in a succinct and informed manner @AfternoonsRNZ #irony</text:p>
            <text:p>475225947478953984521647852939120640-2.87RT @CatQueenAmber: The humans watched The Matrix yesterday. Little do they know, they’re just living in a world ruled by cats. #Irony #Catr…</text:p>
            <text:p>472123338543071233521647881103900672-.60Forward! #yawn #not recording this #BGT anymore! Luv #Letticerowbotham though, even the name is 'posh' #notjustaprettyface</text:p>
            <text:p>472228778400571392521647909310566400-2.47"I would rather look at a vagina than a dick" - Halie #wisewords #not apparently dicks look like Squidward's nose or elephant trunks.</text:p>
            <text:p>473045380914221056521647937592762368-1.53Glad to see Tony, Pat and Helen are all friends again.... #not! #TheArchers</text:p>
            <text:p>472143810752151552521647965946253312-3.101 fat bellend goes on a TV show, a survival one. He moans about having to help out the team then says "Get the camera out my face." #irony</text:p>
            <text:p>472196503423823873521647994169741312-3.55Anything a lil unusual about this picture? xD #irony #mugshot #fantastic maddie_krantz instagram.com/p/omn-PIm4Yx/</text:p>
            <text:p>472228235317895168521648022401581056-2.02@Camjackson101 up to 88 followers.. Steppin up in the world #not</text:p>
            <text:p>472942601768009728521648050595721216-2.19@hannahrunci I can tell you got smarter since you've left.... #not</text:p>
            <text:p>472568895304241152521648078873714688-2.41Sitting at the bar after shifts is what I live for #not #hurryupmackenzie</text:p>
            <text:p>476481001653538816521648107881123840-1.86Its true what they say about fruit being good for constipation. I got my phone bill from Orange this morning and I literally did shit myself</text:p>
            <text:p>463227937995505664521648136285327361-1.29RT @NikkiG_xD: I guess Stander has been getting in on those free acting lessons too... #OscarTrial #sarcasm</text:p>
            <text:p>463368870279925760521648164492021761-2.00Monday morning meetings! Yes, please stack up the work cause I love it! &lt;3 #sarcasm at it's finest this am!</text:p>
            <text:p>471688625462050817521648192883286017-1.16@gayle722 maybe you can do your returns during one of those trips...maybe @jake_valente is just trying to help! #sarcasm</text:p>
            <text:p>463274851743305728521648221144494080-1.36#BREAKING I'm up and on my way to work. #RiseAndGrind #earlybird #sarcasm @jakequery @Schultz1260</text:p>
            <text:p>472724087454703616521648249464446976-3.25Got woken up to a screaming child today. Staring the day off great. #not #letmegobacktosleep</text:p>
            <text:p>4754126869862891525216482780528189442.18@DraculeanKyojin "A lucky man indeed. An Aztec or Mayan type of person sounds good so to speak.</text:p>
          </table:table-cell>
          <table:table-cell table:number-columns-repeated="1022"/>
        </table:table-row>
        <table:table-row table:style-name="ro2">
          <table:table-cell office:value-type="float" office:value="-2.61" calcext:value-type="float">
            <text:p>-2.61</text:p>
          </table:table-cell>
          <table:table-cell office:value-type="string" calcext:value-type="string">
            <text:p>Find it rather amusing how anti Hook fans hate him for all the wrong he has done yet their fav characters have done much worse!? #logic #NOT</text:p>
          </table:table-cell>
          <table:table-cell table:number-columns-repeated="1022"/>
        </table:table-row>
        <table:table-row table:style-name="ro1">
          <table:table-cell office:value-type="float" office:value="-2.64" calcext:value-type="float">
            <text:p>-2.64</text:p>
          </table:table-cell>
          <table:table-cell office:value-type="string" calcext:value-type="string">
            <text:p>Ah, the sacrifice bunt attempt, Whitey's favorite play. #not #sarcasm #Phillies</text:p>
          </table:table-cell>
          <table:table-cell table:number-columns-repeated="1022"/>
        </table:table-row>
        <table:table-row table:style-name="ro2">
          <table:table-cell office:value-type="float" office:value="-2.26" calcext:value-type="float">
            <text:p>-2.26</text:p>
          </table:table-cell>
          <table:table-cell office:value-type="string" calcext:value-type="string">
            <text:p>do something useful with my day or lie in my bed and watch harry potter.. such a hard decision #not #HPforlyf</text:p>
          </table:table-cell>
          <table:table-cell table:number-columns-repeated="1022"/>
        </table:table-row>
        <table:table-row table:style-name="ro2">
          <table:table-cell office:value-type="float" office:value="-1.65" calcext:value-type="float">
            <text:p>-1.65</text:p>
          </table:table-cell>
          <table:table-cell office:value-type="string" calcext:value-type="string">
            <text:p>Interesting to hear how important small hospitals are now that they've nearly all been closed down. #irony #nhs</text:p>
          </table:table-cell>
          <table:table-cell table:number-columns-repeated="1022"/>
        </table:table-row>
        <table:table-row table:style-name="ro1">
          <table:table-cell office:value-type="float" office:value="-2.67" calcext:value-type="float">
            <text:p>-2.67</text:p>
          </table:table-cell>
          <table:table-cell office:value-type="string" calcext:value-type="string">
            <text:p>new profile #like4like #follow4follow #imkiddin #sarcasm #hashtag</text:p>
          </table:table-cell>
          <table:table-cell table:number-columns-repeated="1022"/>
        </table:table-row>
        <table:table-row table:style-name="ro1">
          <table:table-cell office:value-type="float" office:value="-1.82" calcext:value-type="float">
            <text:p>-1.82</text:p>
          </table:table-cell>
          <table:table-cell office:value-type="string" calcext:value-type="string">
            <text:p>Buying an engagement ring at walmart is super classy #not </text:p>
          </table:table-cell>
          <table:table-cell table:number-columns-repeated="1022"/>
        </table:table-row>
        <table:table-row table:style-name="ro2">
          <table:table-cell office:value-type="float" office:value="-1.09" calcext:value-type="float">
            <text:p>-1.09</text:p>
          </table:table-cell>
          <table:table-cell office:value-type="string" calcext:value-type="string">
            <text:p>@emmadumez11 you better start planning the wedding now because this is definitely going somewhere and we want a summer wedding... #not</text:p>
          </table:table-cell>
          <table:table-cell table:number-columns-repeated="1022"/>
        </table:table-row>
        <table:table-row table:style-name="ro1">
          <table:table-cell office:value-type="float" office:value="-3.45" calcext:value-type="float">
            <text:p>-3.45</text:p>
          </table:table-cell>
          <table:table-cell office:value-type="string" calcext:value-type="string">
            <text:p>Threatening to punch out a pregnant woman? ouu. what a man, #not</text:p>
          </table:table-cell>
          <table:table-cell table:number-columns-repeated="1022"/>
        </table:table-row>
        <table:table-row table:style-name="ro2">
          <table:table-cell office:value-type="float" office:value="-2.88" calcext:value-type="float">
            <text:p>-2.88</text:p>
          </table:table-cell>
          <table:table-cell office:value-type="string" calcext:value-type="string">
            <text:p>There's nothing more annoying than an ugly boy being rude about a girl #brad #pit #i #think #not</text:p>
          </table:table-cell>
          <table:table-cell table:number-columns-repeated="1022"/>
        </table:table-row>
        <table:table-row table:style-name="ro1">
          <table:table-cell office:value-type="float" office:value="-2.59" calcext:value-type="float">
            <text:p>-2.59</text:p>
          </table:table-cell>
          <table:table-cell office:value-type="string" calcext:value-type="string">
            <text:p>Not letting others get to me is really getting to me #sad #irony</text:p>
          </table:table-cell>
          <table:table-cell table:number-columns-repeated="1022"/>
        </table:table-row>
        <table:table-row table:style-name="ro1">
          <table:table-cell office:value-type="float" office:value="-2.28" calcext:value-type="float">
            <text:p>-2.28</text:p>
          </table:table-cell>
          <table:table-cell office:value-type="string" calcext:value-type="string">
            <text:p>Just ate applause that is four years old, yummmy #not</text:p>
          </table:table-cell>
          <table:table-cell table:number-columns-repeated="1022"/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string" calcext:value-type="string">
            <text:p>@PayyPayyy21 come hang out in the dirty! It's suuuuuuuuper exciting. #not</text:p>
          </table:table-cell>
          <table:table-cell table:number-columns-repeated="1022"/>
        </table:table-row>
        <table:table-row table:style-name="ro1">
          <table:table-cell office:value-type="float" office:value="-2.26" calcext:value-type="float">
            <text:p>-2.26</text:p>
          </table:table-cell>
          <table:table-cell office:value-type="string" calcext:value-type="string">
            <text:p>@LeibyRiley lol. Ok. Since I said this town's girls suck. #Not</text:p>
          </table:table-cell>
          <table:table-cell table:number-columns-repeated="1022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Literally all im waiting for is to be able to stay up till 3 in the morning and not worry about getting up at 6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@acdha but... it does not post on social media apps for me. Growth hack blah blah. Social or its not disruptive of useful. #sarcasm</text:p>
          </table:table-cell>
          <table:table-cell table:number-columns-repeated="1022"/>
        </table:table-row>
        <table:table-row table:style-name="ro2">
          <table:table-cell office:value-type="float" office:value="-3.05" calcext:value-type="float">
            <text:p>-3.05</text:p>
          </table:table-cell>
          <table:table-cell office:value-type="string" calcext:value-type="string">
            <text:p>RT @RuiterWrongFAN: #Browns are drafting everyone &amp; trading with every team - that should cover every rumor between now &amp; Thursday night #s…</text:p>
          </table:table-cell>
          <table:table-cell table:number-columns-repeated="1022"/>
        </table:table-row>
        <table:table-row table:style-name="ro2">
          <table:table-cell office:value-type="float" office:value="-2.42" calcext:value-type="float">
            <text:p>-2.42</text:p>
          </table:table-cell>
          <table:table-cell office:value-type="string" calcext:value-type="string">
            <text:p>First cricket net of this season in an hour or so,pissing with rain,not exactly inspiring. Will prob get pinned!</text:p>
          </table:table-cell>
          <table:table-cell table:number-columns-repeated="1022"/>
        </table:table-row>
        <table:table-row table:style-name="ro1">
          <table:table-cell office:value-type="float" office:value="-2.98" calcext:value-type="float">
            <text:p>-2.98</text:p>
          </table:table-cell>
          <table:table-cell office:value-type="string" calcext:value-type="string">
            <text:p>@camillalong I like to think it's pronounced 'Bourse'. #Ukip #Irony</text:p>
          </table:table-cell>
          <table:table-cell table:number-columns-repeated="1022"/>
        </table:table-row>
        <table:table-row table:style-name="ro1">
          <table:table-cell office:value-type="float" office:value="-2.78" calcext:value-type="float">
            <text:p>-2.78</text:p>
          </table:table-cell>
          <table:table-cell office:value-type="string" calcext:value-type="string">
            <text:p>I just love seeing my ex's family every time I go into town at home #NOT</text:p>
          </table:table-cell>
          <table:table-cell table:number-columns-repeated="1022"/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string" calcext:value-type="string">
            <text:p>Then I do read over the chapter and I get an A how crazy is it that doing my work actually works!? #sarcasm</text:p>
          </table:table-cell>
          <table:table-cell table:number-columns-repeated="1022"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string" calcext:value-type="string">
            <text:p>Doritos is literally pulling a Willy Wonka and the chocolate factory...pretty cool</text:p>
          </table:table-cell>
          <table:table-cell table:number-columns-repeated="1022"/>
        </table:table-row>
        <table:table-row table:style-name="ro1">
          <table:table-cell office:value-type="float" office:value="-2.22" calcext:value-type="float">
            <text:p>-2.22</text:p>
          </table:table-cell>
          <table:table-cell office:value-type="string" calcext:value-type="string">
            <text:p>I just love how my mom ALWAYS answers her phone. #not</text:p>
          </table:table-cell>
          <table:table-cell table:number-columns-repeated="1022"/>
        </table:table-row>
        <table:table-row table:style-name="ro2">
          <table:table-cell office:value-type="float" office:value="-2.58" calcext:value-type="float">
            <text:p>-2.58</text:p>
          </table:table-cell>
          <table:table-cell office:value-type="string" calcext:value-type="string">
            <text:p>Welcome to #sarcasm news and today Mr.Schlong was sworn in as the president. We can finally say that our government is run by cocksuckers.</text:p>
          </table:table-cell>
          <table:table-cell table:number-columns-repeated="1022"/>
        </table:table-row>
        <table:table-row table:style-name="ro2">
          <table:table-cell office:value-type="float" office:value="3.25" calcext:value-type="float">
            <text:p>3.25</text:p>
          </table:table-cell>
          <table:table-cell office:value-type="string" calcext:value-type="string">
            <text:p>@Montel_Williams Thank You for speaking out and up! You have a chance to speak for so many of US! #notelepromptorneeded #keeptalking#vasurge</text:p>
          </table:table-cell>
          <table:table-cell table:number-columns-repeated="1022"/>
        </table:table-row>
        <table:table-row table:style-name="ro1">
          <table:table-cell office:value-type="float" office:value="-2.87" calcext:value-type="float">
            <text:p>-2.87</text:p>
          </table:table-cell>
          <table:table-cell office:value-type="string" calcext:value-type="string">
            <text:p>I have two black eyes and they just look amazing #not</text:p>
          </table:table-cell>
          <table:table-cell table:number-columns-repeated="1022"/>
        </table:table-row>
        <table:table-row table:style-name="ro2">
          <table:table-cell office:value-type="float" office:value="-2.45" calcext:value-type="float">
            <text:p>-2.45</text:p>
          </table:table-cell>
          <table:table-cell office:value-type="string" calcext:value-type="string">
            <text:p>@LeChrisDemos or the guy who's personality was his resume! \n#not winning</text:p>
          </table:table-cell>
          <table:table-cell table:number-columns-repeated="1022"/>
        </table:table-row>
        <table:table-row table:style-name="ro2">
          <table:table-cell office:value-type="float" office:value="-1.17" calcext:value-type="float">
            <text:p>-1.17</text:p>
          </table:table-cell>
          <table:table-cell office:value-type="string" calcext:value-type="string">
            <text:p>RT @Daniel_Sloss: The amount of hashtags you use is directly related to how intelligent you are. #hashtagssuck #morons #lowIQ #irony #betIG…</text:p>
          </table:table-cell>
          <table:table-cell table:number-columns-repeated="1022"/>
        </table:table-row>
        <table:table-row table:style-name="ro2">
          <table:table-cell office:value-type="float" office:value="-2.97" calcext:value-type="float">
            <text:p>-2.97</text:p>
          </table:table-cell>
          <table:table-cell office:value-type="string" calcext:value-type="string">
            <text:p>“@cvpayne: Most got it right he's out but now the greater question- how confident are you VA crisis over?”#NOT</text:p>
          </table:table-cell>
          <table:table-cell table:number-columns-repeated="1022"/>
        </table:table-row>
        <table:table-row table:style-name="ro2">
          <table:table-cell office:value-type="float" office:value="-2.56" calcext:value-type="float">
            <text:p>-2.56</text:p>
          </table:table-cell>
          <table:table-cell office:value-type="string" calcext:value-type="string">
            <text:p>Guess I'll go to the pool by myself after work today. It's cool, I like totally prefer to swim alone anyways.... #Not</text:p>
          </table:table-cell>
          <table:table-cell table:number-columns-repeated="1022"/>
        </table:table-row>
        <table:table-row table:style-name="ro2">
          <table:table-cell office:value-type="float" office:value="-2.81" calcext:value-type="float">
            <text:p>-2.81</text:p>
          </table:table-cell>
          <table:table-cell office:value-type="string" calcext:value-type="string">
            <text:p>@Paula_Jayne_ and that's all you can do whilst sorting the wheat from the chaff so to speak :-) xx</text:p>
          </table:table-cell>
          <table:table-cell table:number-columns-repeated="1022"/>
        </table:table-row>
        <table:table-row table:style-name="ro2">
          <table:table-cell office:value-type="float" office:value="-3.18" calcext:value-type="float">
            <text:p>-3.18</text:p>
          </table:table-cell>
          <table:table-cell office:value-type="string" calcext:value-type="string">
            <text:p>Appeared together in our news stream can you say #irony #Coincidence #timingiseverything pic.twitter.com/Ttfz8lExXS</text:p>
          </table:table-cell>
          <table:table-cell table:number-columns-repeated="1022"/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string" calcext:value-type="string">
            <text:p>Can't wait to spend the afternoon power washing the farrowing house. #not</text:p>
          </table:table-cell>
          <table:table-cell table:number-columns-repeated="1022"/>
        </table:table-row>
        <table:table-row table:style-name="ro2">
          <table:table-cell office:value-type="float" office:value="-2.05" calcext:value-type="float">
            <text:p>-2.05</text:p>
          </table:table-cell>
          <table:table-cell office:value-type="string" calcext:value-type="string">
            <text:p>Wow it's been a great day for my @bankofamerica and @MasterCard accounts... #sarcasm</text:p>
          </table:table-cell>
          <table:table-cell table:number-columns-repeated="1022"/>
        </table:table-row>
        <table:table-row table:style-name="ro2">
          <table:table-cell office:value-type="float" office:value="-1.79" calcext:value-type="float">
            <text:p>-1.79</text:p>
          </table:table-cell>
          <table:table-cell office:value-type="string" calcext:value-type="string">
            <text:p>I just love hearing my brother say he can't wait for me to leave for college #not</text:p>
          </table:table-cell>
          <table:table-cell table:number-columns-repeated="1022"/>
        </table:table-row>
        <table:table-row table:style-name="ro2">
          <table:table-cell office:value-type="float" office:value="-2.5" calcext:value-type="float">
            <text:p>-2.5</text:p>
          </table:table-cell>
          <table:table-cell office:value-type="string" calcext:value-type="string">
            <text:p>@jrb883 @TorontoMarlies @Leafs_TV @IceCapsAHL in the AMERICAN Hockey League. #irony</text:p>
          </table:table-cell>
          <table:table-cell table:number-columns-repeated="1022"/>
        </table:table-row>
        <table:table-row table:style-name="ro1">
          <table:table-cell office:value-type="float" office:value="-3.26" calcext:value-type="float">
            <text:p>-3.26</text:p>
          </table:table-cell>
          <table:table-cell office:value-type="string" calcext:value-type="string">
            <text:p>i thought she'd erase it... #not ...the outrage is still there</text:p>
          </table:table-cell>
          <table:table-cell table:number-columns-repeated="1022"/>
        </table:table-row>
        <table:table-row table:style-name="ro2">
          <table:table-cell office:value-type="float" office:value="-2.63" calcext:value-type="float">
            <text:p>-2.63</text:p>
          </table:table-cell>
          <table:table-cell office:value-type="string" calcext:value-type="string">
            <text:p>@lokaloka most of #highschool but now I have perfected my #sarcasm (I hope)</text:p>
          </table:table-cell>
          <table:table-cell table:number-columns-repeated="1022"/>
        </table:table-row>
        <table:table-row table:style-name="ro2">
          <table:table-cell office:value-type="float" office:value="-3.05" calcext:value-type="float">
            <text:p>-3.05</text:p>
          </table:table-cell>
          <table:table-cell office:value-type="string" calcext:value-type="string">
            <text:p>2-7:30 shift then cleaning cocoas cage to put in new sand. i have a really fucking exciting life #not </text:p>
          </table:table-cell>
          <table:table-cell table:number-columns-repeated="1022"/>
        </table:table-row>
        <table:table-row table:style-name="ro2">
          <table:table-cell office:value-type="float" office:value="-2.79" calcext:value-type="float">
            <text:p>-2.79</text:p>
          </table:table-cell>
          <table:table-cell office:value-type="string" calcext:value-type="string">
            <text:p>@FilmsWith_T @P0LISHPHEN0M @Fogsmoviereview HAHAHA...about as promising as a dark cloud #TeamMightyMites</text:p>
          </table:table-cell>
          <table:table-cell table:number-columns-repeated="1022"/>
        </table:table-row>
        <table:table-row table:style-name="ro2">
          <table:table-cell office:value-type="float" office:value="-2.52" calcext:value-type="float">
            <text:p>-2.52</text:p>
          </table:table-cell>
          <table:table-cell office:value-type="string" calcext:value-type="string">
            <text:p>What's the point of holding on, when everything u were holding onto gets ripped away by the one you were holding on for? #irony #shame #late</text:p>
          </table:table-cell>
          <table:table-cell table:number-columns-repeated="1022"/>
        </table:table-row>
        <table:table-row table:style-name="ro2">
          <table:table-cell office:value-type="float" office:value="0.15" calcext:value-type="float">
            <text:p>0.15</text:p>
          </table:table-cell>
          <table:table-cell office:value-type="string" calcext:value-type="string">
            <text:p>An interesting list (many tech companies up for grab to be relevant today, so to speak) -- goo.gl/DJYdZC</text:p>
          </table:table-cell>
          <table:table-cell table:number-columns-repeated="1022"/>
        </table:table-row>
        <table:table-row table:style-name="ro2">
          <table:table-cell office:value-type="float" office:value="-2.73" calcext:value-type="float">
            <text:p>-2.73</text:p>
          </table:table-cell>
          <table:table-cell office:value-type="string" calcext:value-type="string">
            <text:p>Wow. I'm so glad I got to play a whole 5 mins in my last soccer game ever. Thanks a lot. #not</text:p>
          </table:table-cell>
          <table:table-cell table:number-columns-repeated="1022"/>
        </table:table-row>
        <table:table-row table:style-name="ro2">
          <table:table-cell office:value-type="float" office:value="-2.5" calcext:value-type="float">
            <text:p>-2.5</text:p>
          </table:table-cell>
          <table:table-cell office:value-type="string" calcext:value-type="string">
            <text:p>Social anxiety is so fun! You get to be alone for so long with no disturbances! #sarcasm</text:p>
          </table:table-cell>
          <table:table-cell table:number-columns-repeated="1022"/>
        </table:table-row>
        <table:table-row table:style-name="ro2">
          <table:table-cell office:value-type="float" office:value="-1.59" calcext:value-type="float">
            <text:p>-1.59</text:p>
          </table:table-cell>
          <table:table-cell office:value-type="string" calcext:value-type="string">
            <text:p>Hours in traffic in #LosAngeles - I had to laugh at the 'anti gridlock zone' sign :-) #irony #lovingIt pic.twitter.com/1vkDoq8iP3</text:p>
          </table:table-cell>
          <table:table-cell table:number-columns-repeated="1022"/>
        </table:table-row>
        <table:table-row table:style-name="ro1">
          <table:table-cell office:value-type="float" office:value="-1.16" calcext:value-type="float">
            <text:p>-1.16</text:p>
          </table:table-cell>
          <table:table-cell office:value-type="string" calcext:value-type="string">
            <text:p>@_Jason_Harmon Jason you are literally so funny #sarcasm </text:p>
          </table:table-cell>
          <table:table-cell table:number-columns-repeated="1022"/>
        </table:table-row>
        <table:table-row table:style-name="ro2">
          <table:table-cell office:value-type="float" office:value="-1.66" calcext:value-type="float">
            <text:p>-1.66</text:p>
          </table:table-cell>
          <table:table-cell office:value-type="string" calcext:value-type="string">
            <text:p>#CivilRightsActof1964 is 50 as many black #civilrights orgs deny certain humans any #civilrights. #irony #fail pic.twitter.com/gnF3xnlZUI</text:p>
          </table:table-cell>
          <table:table-cell table:number-columns-repeated="1022"/>
        </table:table-row>
        <table:table-row table:style-name="ro2">
          <table:table-cell office:value-type="float" office:value="-2.12" calcext:value-type="float">
            <text:p>-2.12</text:p>
          </table:table-cell>
          <table:table-cell office:value-type="string" calcext:value-type="string">
            <text:p>Love when random ass people call me for directions to my uncles cross. #NOT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CNBLUE won't even have time to suffer jet lag because they'll be in and out of LA so fast #sarcasm #Imveryunhappywith thecrazy</text:p>
          </table:table-cell>
          <table:table-cell table:number-columns-repeated="1022"/>
        </table:table-row>
        <table:table-row table:style-name="ro2">
          <table:table-cell office:value-type="float" office:value="-2.57" calcext:value-type="float">
            <text:p>-2.57</text:p>
          </table:table-cell>
          <table:table-cell office:value-type="string" calcext:value-type="string">
            <text:p>“It’s a tragedy when people start to go off on their own theories and not listen to scientific evidence.” @pmharper #irony #cdnpoli</text:p>
          </table:table-cell>
          <table:table-cell table:number-columns-repeated="1022"/>
        </table:table-row>
        <table:table-row table:style-name="ro2">
          <table:table-cell office:value-type="float" office:value="-2.4" calcext:value-type="float">
            <text:p>-2.4</text:p>
          </table:table-cell>
          <table:table-cell office:value-type="string" calcext:value-type="string">
            <text:p>RT @curtiscampbel1: Everything about freshman year has been real great! #not</text:p>
          </table:table-cell>
          <table:table-cell table:number-columns-repeated="1022"/>
        </table:table-row>
        <table:table-row table:style-name="ro2">
          <table:table-cell office:value-type="float" office:value="-2.66" calcext:value-type="float">
            <text:p>-2.66</text:p>
          </table:table-cell>
          <table:table-cell office:value-type="string" calcext:value-type="string">
            <text:p>I've been having panic attacks ever hour or so for the last few days, as well as picking up depersonalisation disorder. Yay! #sarcasm</text:p>
          </table:table-cell>
          <table:table-cell table:number-columns-repeated="1022"/>
        </table:table-row>
        <table:table-row table:style-name="ro2">
          <table:table-cell office:value-type="float" office:value="-2.69" calcext:value-type="float">
            <text:p>-2.69</text:p>
          </table:table-cell>
          <table:table-cell office:value-type="string" calcext:value-type="string">
            <text:p>No sleep, no one to talk to, got stung by a few wasps already! It's gonna be a great day! #not!!!</text:p>
          </table:table-cell>
          <table:table-cell table:number-columns-repeated="1022"/>
        </table:table-row>
        <table:table-row table:style-name="ro1">
          <table:table-cell office:value-type="float" office:value="-2.87" calcext:value-type="float">
            <text:p>-2.87</text:p>
          </table:table-cell>
          <table:table-cell office:value-type="string" calcext:value-type="string">
            <text:p>Sorry, but this isht is funny. #irony instagram.com/p/ow4g-cTaVU/</text:p>
          </table:table-cell>
          <table:table-cell table:number-columns-repeated="1022"/>
        </table:table-row>
        <table:table-row table:style-name="ro2">
          <table:table-cell office:value-type="float" office:value="-1.84" calcext:value-type="float">
            <text:p>-1.84</text:p>
          </table:table-cell>
          <table:table-cell office:value-type="string" calcext:value-type="string">
            <text:p>I'm always rhyming off adverts when they come on tv. That's about as exciting as my life gets.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The definition of irony. Getting dental floss stuck in-between your teeth. #irony #orisitcoincidence</text:p>
          </table:table-cell>
          <table:table-cell table:number-columns-repeated="1022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string" calcext:value-type="string">
            <text:p>That therefore means I have lost 30 marks. Great. #sarcasm</text:p>
          </table:table-cell>
          <table:table-cell table:number-columns-repeated="1022"/>
        </table:table-row>
        <table:table-row table:style-name="ro2">
          <table:table-cell office:value-type="float" office:value="-2.5" calcext:value-type="float">
            <text:p>-2.5</text:p>
          </table:table-cell>
          <table:table-cell office:value-type="string" calcext:value-type="string">
            <text:p>Former WWE champ and now US champ. What a career for Sheamus #Sarcasm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Waking up and spending the morning in the bathroom. Stomach pains = best way to start the day #Sarcasm #fml</text:p>
          </table:table-cell>
          <table:table-cell table:number-columns-repeated="1022"/>
        </table:table-row>
        <table:table-row table:style-name="ro2">
          <table:table-cell office:value-type="float" office:value="-2.72" calcext:value-type="float">
            <text:p>-2.72</text:p>
          </table:table-cell>
          <table:table-cell office:value-type="string" calcext:value-type="string">
            <text:p>Love how work gives me so many good shifts during the exam period and not during the time I had lots of free time!!!!!!!!! #NOT Y???? </text:p>
          </table:table-cell>
          <table:table-cell table:number-columns-repeated="1022"/>
        </table:table-row>
        <table:table-row table:style-name="ro2">
          <table:table-cell office:value-type="float" office:value="-2.95" calcext:value-type="float">
            <text:p>-2.95</text:p>
          </table:table-cell>
          <table:table-cell office:value-type="string" calcext:value-type="string">
            <text:p>I just live for ten percent tips all shift long #not @WaitstaffProbz @itsaserverslife @waitresslife</text:p>
          </table:table-cell>
          <table:table-cell table:number-columns-repeated="1022"/>
        </table:table-row>
        <table:table-row table:style-name="ro2">
          <table:table-cell office:value-type="float" office:value="-1.54" calcext:value-type="float">
            <text:p>-1.54</text:p>
          </table:table-cell>
          <table:table-cell office:value-type="string" calcext:value-type="string">
            <text:p>Iv just had my pizza and cheesy chips and it was amazing, light mayo on me chips tho for that summer body #NOT #fatforever</text:p>
          </table:table-cell>
          <table:table-cell table:number-columns-repeated="1022"/>
        </table:table-row>
        <table:table-row table:style-name="ro2">
          <table:table-cell office:value-type="float" office:value="-2.1" calcext:value-type="float">
            <text:p>-2.1</text:p>
          </table:table-cell>
          <table:table-cell office:value-type="string" calcext:value-type="string">
            <text:p>I clearly did so much.. Because everyone one knows what you're talking about #not #didnothingwrong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literally shaved so good my skin feels like an angel but i didnt get fucked so was it worth it\n\nno\nnot at all</text:p>
          </table:table-cell>
          <table:table-cell table:number-columns-repeated="1022"/>
        </table:table-row>
        <table:table-row table:style-name="ro1">
          <table:table-cell office:value-type="float" office:value="-3.05" calcext:value-type="float">
            <text:p>-3.05</text:p>
          </table:table-cell>
          <table:table-cell office:value-type="string" calcext:value-type="string">
            <text:p>Our managers are the best by far #sarcasm</text:p>
          </table:table-cell>
          <table:table-cell table:number-columns-repeated="1022"/>
        </table:table-row>
        <table:table-row table:style-name="ro2">
          <table:table-cell office:value-type="float" office:value="-3.51" calcext:value-type="float">
            <text:p>-3.51</text:p>
          </table:table-cell>
          <table:table-cell office:value-type="string" calcext:value-type="string">
            <text:p>Hazel grace lived till the end but yet unable 2 find, August Walters dies yet every guy internally wishes to be him #irony @TheFauItOfStars</text:p>
          </table:table-cell>
          <table:table-cell table:number-columns-repeated="1022"/>
        </table:table-row>
        <table:table-row table:style-name="ro2">
          <table:table-cell office:value-type="float" office:value="0.16" calcext:value-type="float">
            <text:p>0.16</text:p>
          </table:table-cell>
          <table:table-cell office:value-type="string" calcext:value-type="string">
            <text:p>@MothaFuckaBoss @enrique305 I'd die if he chose me to be his Hero girl! That may be too much for my heart to handle! lol #NOT</text:p>
          </table:table-cell>
          <table:table-cell table:number-columns-repeated="1022"/>
        </table:table-row>
        <table:table-row table:style-name="ro1">
          <table:table-cell office:value-type="float" office:value="-3.17" calcext:value-type="float">
            <text:p>-3.17</text:p>
          </table:table-cell>
          <table:table-cell office:value-type="string" calcext:value-type="string">
            <text:p>Whelp there goes the satellite signal and thus my movie. Thanks storm. #not</text:p>
          </table:table-cell>
          <table:table-cell table:number-columns-repeated="1022"/>
        </table:table-row>
        <table:table-row table:style-name="ro2">
          <table:table-cell office:value-type="float" office:value="-3.47" calcext:value-type="float">
            <text:p>-3.47</text:p>
          </table:table-cell>
          <table:table-cell office:value-type="string" calcext:value-type="string">
            <text:p>Who the hell decides to cut their grass at 8:30am ? Cheers mate great way to wake me up #not</text:p>
          </table:table-cell>
          <table:table-cell table:number-columns-repeated="1022"/>
        </table:table-row>
        <table:table-row table:style-name="ro1">
          <table:table-cell office:value-type="float" office:value="-2.19" calcext:value-type="float">
            <text:p>-2.19</text:p>
          </table:table-cell>
          <table:table-cell office:value-type="string" calcext:value-type="string">
            <text:p>I can't wait to see all the snapchat stories of Bassnectar #Not</text:p>
          </table:table-cell>
          <table:table-cell table:number-columns-repeated="1022"/>
        </table:table-row>
        <table:table-row table:style-name="ro2">
          <table:table-cell office:value-type="float" office:value="-0.27" calcext:value-type="float">
            <text:p>-0.27</text:p>
          </table:table-cell>
          <table:table-cell office:value-type="string" calcext:value-type="string">
            <text:p>I have a brag. As many of you know, and some may not, my son is autistic, on the spectrum so to speak. In the... fb.me/6PIlzqcw2</text:p>
          </table:table-cell>
          <table:table-cell table:number-columns-repeated="1022"/>
        </table:table-row>
        <table:table-row table:style-name="ro1">
          <table:table-cell office:value-type="float" office:value="-3.17" calcext:value-type="float">
            <text:p>-3.17</text:p>
          </table:table-cell>
          <table:table-cell office:value-type="string" calcext:value-type="string">
            <text:p>I think it's so cute when people are hypocrites. #Not</text:p>
          </table:table-cell>
          <table:table-cell table:number-columns-repeated="1022"/>
        </table:table-row>
        <table:table-row table:style-name="ro2">
          <table:table-cell office:value-type="float" office:value="-3.34" calcext:value-type="float">
            <text:p>-3.34</text:p>
          </table:table-cell>
          <table:table-cell office:value-type="string" calcext:value-type="string">
            <text:p>Dropped my phone &amp; broke the screen while installing said phone in a case to protect my screen from being broken #irony #notcool </text:p>
          </table:table-cell>
          <table:table-cell table:number-columns-repeated="1022"/>
        </table:table-row>
        <table:table-row table:style-name="ro2">
          <table:table-cell office:value-type="float" office:value="-3.55" calcext:value-type="float">
            <text:p>-3.55</text:p>
          </table:table-cell>
          <table:table-cell office:value-type="string" calcext:value-type="string">
            <text:p>Two years ago, I thought I hated Journalism. Now I'm nearly a teacher's assistant. #irony #memories pic.twitter.com/mtJqt7IyDY</text:p>
          </table:table-cell>
          <table:table-cell table:number-columns-repeated="1022"/>
        </table:table-row>
        <table:table-row table:style-name="ro2">
          <table:table-cell office:value-type="float" office:value="1.42" calcext:value-type="float">
            <text:p>1.42</text:p>
          </table:table-cell>
          <table:table-cell office:value-type="string" calcext:value-type="string">
            <text:p>@The__Chauvinist Didn't Brahma fuck his own daughter Saraswati? Didn't Shiva fuck monkeys &amp; elephants producing Hanuman &amp; Gandpati? #irony</text:p>
          </table:table-cell>
          <table:table-cell table:number-columns-repeated="1022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string" calcext:value-type="string">
            <text:p>At the end of the day I'm me\n#not changing for No ONE !!!</text:p>
          </table:table-cell>
          <table:table-cell table:number-columns-repeated="1022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string" calcext:value-type="string">
            <text:p>@ABCFpll I literally can't wait for pretty little liars on tonight </text:p>
          </table:table-cell>
          <table:table-cell table:number-columns-repeated="1022"/>
        </table:table-row>
        <table:table-row table:style-name="ro2">
          <table:table-cell office:value-type="float" office:value="-1.29" calcext:value-type="float">
            <text:p>-1.29</text:p>
          </table:table-cell>
          <table:table-cell office:value-type="string" calcext:value-type="string">
            <text:p>#TAKEONHATE is about Islamophobia in America, but the message on anti disc is relevant for the non-Malays/Muslims in Msia. #Irony</text:p>
          </table:table-cell>
          <table:table-cell table:number-columns-repeated="1022"/>
        </table:table-row>
        <table:table-row table:style-name="ro2">
          <table:table-cell office:value-type="float" office:value="-2.65" calcext:value-type="float">
            <text:p>-2.65</text:p>
          </table:table-cell>
          <table:table-cell office:value-type="string" calcext:value-type="string">
            <text:p>@Pacers You can see #StephensonLance doesn't want to be with the #Pacers . #SoLongBetterLuckInNY #Not</text:p>
          </table:table-cell>
          <table:table-cell table:number-columns-repeated="1022"/>
        </table:table-row>
        <table:table-row table:style-name="ro2">
          <table:table-cell office:value-type="float" office:value="-2.8" calcext:value-type="float">
            <text:p>-2.8</text:p>
          </table:table-cell>
          <table:table-cell office:value-type="string" calcext:value-type="string">
            <text:p>I love how my parents tell me to move home to save money. Yet they never have dinner home. So I have to buy it anyway.... Makes sense #NOT</text:p>
          </table:table-cell>
          <table:table-cell table:number-columns-repeated="1022"/>
        </table:table-row>
        <table:table-row table:style-name="ro2">
          <table:table-cell office:value-type="float" office:value="-0.49" calcext:value-type="float">
            <text:p>-0.49</text:p>
          </table:table-cell>
          <table:table-cell office:value-type="string" calcext:value-type="string">
            <text:p>@hweeechong because it's suuuuccchh a hassle being a girl and having boobs. #Not</text:p>
          </table:table-cell>
          <table:table-cell table:number-columns-repeated="1022"/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string" calcext:value-type="string">
            <text:p>I love getting called in to work on my day off. #not</text:p>
          </table:table-cell>
          <table:table-cell table:number-columns-repeated="1022"/>
        </table:table-row>
        <table:table-row table:style-name="ro2">
          <table:table-cell office:value-type="float" office:value="-2.2" calcext:value-type="float">
            <text:p>-2.2</text:p>
          </table:table-cell>
          <table:table-cell office:value-type="string" calcext:value-type="string">
            <text:p>My day has started great!! #sarcasm #howintheFdidiscratchmyiPhonescreen#lovemondays</text:p>
          </table:table-cell>
          <table:table-cell table:number-columns-repeated="1022"/>
        </table:table-row>
        <table:table-row table:style-name="ro2">
          <table:table-cell office:value-type="float" office:value="-4" calcext:value-type="float">
            <text:p>-4</text:p>
          </table:table-cell>
          <table:table-cell office:value-type="string" calcext:value-type="string">
            <text:p>RT @ExcitedBobErrey: How are the Rangers not winning this game? Fleury sucks and lets in everything they should have 10 goals by now! #sarc…</text:p>
          </table:table-cell>
          <table:table-cell table:number-columns-repeated="1022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My car is broken so I cannot drive to #atlanta to ride my #bicycle at #criticalmass. #irony</text:p>
          </table:table-cell>
          <table:table-cell table:number-columns-repeated="1022"/>
        </table:table-row>
        <table:table-row table:style-name="ro1">
          <table:table-cell office:value-type="float" office:value="-2.49" calcext:value-type="float">
            <text:p>-2.49</text:p>
          </table:table-cell>
          <table:table-cell office:value-type="string" calcext:value-type="string">
            <text:p>@SRKswarrior1 Once a DUMB Fans they are Forever a Dumb Fans #Irony</text:p>
          </table:table-cell>
          <table:table-cell table:number-columns-repeated="1022"/>
        </table:table-row>
        <table:table-row table:style-name="ro2">
          <table:table-cell office:value-type="float" office:value="0.77" calcext:value-type="float">
            <text:p>0.77</text:p>
          </table:table-cell>
          <table:table-cell office:value-type="string" calcext:value-type="string">
            <text:p>@HBOGO #SiliconValley Is a show about an invention of a system that would shrink any file to 1/2 allowing faster downloads. oh the #irony</text:p>
          </table:table-cell>
          <table:table-cell table:number-columns-repeated="1022"/>
        </table:table-row>
        <table:table-row table:style-name="ro2">
          <table:table-cell office:value-type="float" office:value="-2.06" calcext:value-type="float">
            <text:p>-2.06</text:p>
          </table:table-cell>
          <table:table-cell office:value-type="string" calcext:value-type="string">
            <text:p>lol if the Eastern Conference actually did cease to exist after Detroit fans whinging for years about moving to it that would be #fun #irony</text:p>
          </table:table-cell>
          <table:table-cell table:number-columns-repeated="1022"/>
        </table:table-row>
        <table:table-row table:style-name="ro2">
          <table:table-cell office:value-type="float" office:value="0.27" calcext:value-type="float">
            <text:p>0.27</text:p>
          </table:table-cell>
          <table:table-cell office:value-type="string" calcext:value-type="string">
            <text:p>@LeeroyBarnes @UberPoulton I am literally the dossiest person in uber u have a good birthday?</text:p>
          </table:table-cell>
          <table:table-cell table:number-columns-repeated="1022"/>
        </table:table-row>
        <table:table-row table:style-name="ro2">
          <table:table-cell office:value-type="float" office:value="-3.75" calcext:value-type="float">
            <text:p>-3.75</text:p>
          </table:table-cell>
          <table:table-cell office:value-type="string" calcext:value-type="string">
            <text:p>RT @its_pitt: Niggas spending hundreds of dollars on basketball shoes but can't ball #Irony</text:p>
          </table:table-cell>
          <table:table-cell table:number-columns-repeated="1022"/>
        </table:table-row>
        <table:table-row table:style-name="ro2">
          <table:table-cell office:value-type="float" office:value="-1.92" calcext:value-type="float">
            <text:p>-1.92</text:p>
          </table:table-cell>
          <table:table-cell office:value-type="string" calcext:value-type="string">
            <text:p>Today is the first day I miss working in the trades #flash#kool-aid#thedrywaller#not#made#for#IT</text:p>
          </table:table-cell>
          <table:table-cell table:number-columns-repeated="1022"/>
        </table:table-row>
        <table:table-row table:style-name="ro2">
          <table:table-cell office:value-type="float" office:value="-3.18" calcext:value-type="float">
            <text:p>-3.18</text:p>
          </table:table-cell>
          <table:table-cell office:value-type="string" calcext:value-type="string">
            <text:p>Nothing helps you get to sleep better at 10:45 at night like a kitten attacking your bare knee. #Sarcasm #WoeIsMeow</text:p>
          </table:table-cell>
          <table:table-cell table:number-columns-repeated="1022"/>
        </table:table-row>
        <table:table-row table:style-name="ro2">
          <table:table-cell office:value-type="float" office:value="-2.52" calcext:value-type="float">
            <text:p>-2.52</text:p>
          </table:table-cell>
          <table:table-cell office:value-type="string" calcext:value-type="string">
            <text:p>Best fans to visit Elland Road is always millwall fans #lufc #sarcasm #shitclub #shitfans</text:p>
          </table:table-cell>
          <table:table-cell table:number-columns-repeated="1022"/>
        </table:table-row>
        <table:table-row table:style-name="ro2">
          <table:table-cell office:value-type="float" office:value="-2.21" calcext:value-type="float">
            <text:p>-2.21</text:p>
          </table:table-cell>
          <table:table-cell office:value-type="string" calcext:value-type="string">
            <text:p>@CNN HIS DREAM HAS STILL #NOT BEEN #COMPLETELY BEEN ACCOMPLISHED IN 2014.</text:p>
          </table:table-cell>
          <table:table-cell table:number-columns-repeated="1022"/>
        </table:table-row>
        <table:table-row table:style-name="ro1">
          <table:table-cell office:value-type="float" office:value="-2.32" calcext:value-type="float">
            <text:p>-2.32</text:p>
          </table:table-cell>
          <table:table-cell office:value-type="string" calcext:value-type="string">
            <text:p>I'm literally so confused ATM about pretty much everything</text:p>
          </table:table-cell>
          <table:table-cell table:number-columns-repeated="1022"/>
        </table:table-row>
        <table:table-row table:style-name="ro2">
          <table:table-cell office:value-type="float" office:value="0.76" calcext:value-type="float">
            <text:p>0.76</text:p>
          </table:table-cell>
          <table:table-cell office:value-type="string" calcext:value-type="string">
            <text:p>“@dann356uk: #Not-pulled-pork-then @markweston85” bought some that's for next week #tasty</text:p>
          </table:table-cell>
          <table:table-cell table:number-columns-repeated="1022"/>
        </table:table-row>
        <table:table-row table:style-name="ro1">
          <table:table-cell office:value-type="float" office:value="-2.75" calcext:value-type="float">
            <text:p>-2.75</text:p>
          </table:table-cell>
          <table:table-cell office:value-type="string" calcext:value-type="string">
            <text:p>Why not have a layered full of filters when the picture is that ugly #sarcasm</text:p>
          </table:table-cell>
          <table:table-cell table:number-columns-repeated="1022"/>
        </table:table-row>
        <table:table-row table:style-name="ro1">
          <table:table-cell office:value-type="float" office:value="-3.19" calcext:value-type="float">
            <text:p>-3.19</text:p>
          </table:table-cell>
          <table:table-cell office:value-type="string" calcext:value-type="string">
            <text:p>Gotta love when creepy old guys hit on you.. #not</text:p>
          </table:table-cell>
          <table:table-cell table:number-columns-repeated="1022"/>
        </table:table-row>
        <table:table-row table:style-name="ro3">
          <table:table-cell office:value-type="float" office:value="-2.07" calcext:value-type="float">
            <text:p>-2.07</text:p>
          </table:table-cell>
          <table:table-cell office:value-type="string" calcext:value-type="string">
            <text:p>@Path2Enlighten @adbridgeforth THAT IS EXACTLY WHAT THEY ARE TRYING TO DO TO THE AMERICAN PEOPLE. DO #NOT LET THEM CONTINUE. GO #VOTE BLUE.</text:p>
          </table:table-cell>
          <table:table-cell table:number-columns-repeated="1022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string" calcext:value-type="string">
            <text:p>I love group projects. People are so reliable #sarcasm #goingtoscream</text:p>
          </table:table-cell>
          <table:table-cell table:number-columns-repeated="1022"/>
        </table:table-row>
        <table:table-row table:style-name="ro2">
          <table:table-cell office:value-type="float" office:value="-3.32" calcext:value-type="float">
            <text:p>-3.32</text:p>
          </table:table-cell>
          <table:table-cell office:value-type="string" calcext:value-type="string">
            <text:p>Can't wait to hear my 3 AM alarm going off tomorrow morning #not #crabbinGrind</text:p>
          </table:table-cell>
          <table:table-cell table:number-columns-repeated="1022"/>
        </table:table-row>
        <table:table-row table:style-name="ro2">
          <table:table-cell office:value-type="float" office:value="-1.72" calcext:value-type="float">
            <text:p>-1.72</text:p>
          </table:table-cell>
          <table:table-cell office:value-type="string" calcext:value-type="string">
            <text:p>Remember that time I got my wisdom teeth out and was the most dramatic human being alive? #goodtimes #not</text:p>
          </table:table-cell>
          <table:table-cell table:number-columns-repeated="1022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string" calcext:value-type="string">
            <text:p>This is great favorite thing to do #sarcasm</text:p>
          </table:table-cell>
          <table:table-cell table:number-columns-repeated="1022"/>
        </table:table-row>
        <table:table-row table:style-name="ro2">
          <table:table-cell office:value-type="float" office:value="-0.79" calcext:value-type="float">
            <text:p>-0.79</text:p>
          </table:table-cell>
          <table:table-cell office:value-type="string" calcext:value-type="string">
            <text:p>@_cass_7_ he unreal lol #not if u get lambert to replace him then happy days looks end of scummers all players going lol</text:p>
          </table:table-cell>
          <table:table-cell table:number-columns-repeated="1022"/>
        </table:table-row>
        <table:table-row table:style-name="ro2">
          <table:table-cell office:value-type="float" office:value="-2.87" calcext:value-type="float">
            <text:p>-2.87</text:p>
          </table:table-cell>
          <table:table-cell office:value-type="string" calcext:value-type="string">
            <text:p>I wish people who worked at night did their job so my life wouldn't be hell this morning #not #in #a #good #mood</text:p>
          </table:table-cell>
          <table:table-cell table:number-columns-repeated="1022"/>
        </table:table-row>
        <table:table-row table:style-name="ro1">
          <table:table-cell office:value-type="float" office:value="-3.05" calcext:value-type="float">
            <text:p>-3.05</text:p>
          </table:table-cell>
          <table:table-cell office:value-type="string" calcext:value-type="string">
            <text:p>Why sleep when I can fight with you online while you're drunk? #sarcasm</text:p>
          </table:table-cell>
          <table:table-cell table:number-columns-repeated="1022"/>
        </table:table-row>
        <table:table-row table:style-name="ro2">
          <table:table-cell office:value-type="float" office:value="-3.16" calcext:value-type="float">
            <text:p>-3.16</text:p>
          </table:table-cell>
          <table:table-cell office:value-type="string" calcext:value-type="string">
            <text:p>Such a good message to future players that even in youth games you can't win through fair play and no controversy #youthclub #sarcasm</text:p>
          </table:table-cell>
          <table:table-cell table:number-columns-repeated="1022"/>
        </table:table-row>
        <table:table-row table:style-name="ro2">
          <table:table-cell office:value-type="float" office:value="-2.58" calcext:value-type="float">
            <text:p>-2.58</text:p>
          </table:table-cell>
          <table:table-cell office:value-type="string" calcext:value-type="string">
            <text:p>The fact that me and Thomas just took this project on our backs to finish on time makes us beast!! Thanks for the help other members #not</text:p>
          </table:table-cell>
          <table:table-cell table:number-columns-repeated="1022"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string" calcext:value-type="string">
            <text:p>RT @Prettyinthin: I'm literally in love with Four\n\nI wish he was real\n\n&lt;4</text:p>
          </table:table-cell>
          <table:table-cell table:number-columns-repeated="1022"/>
        </table:table-row>
        <table:table-row table:style-name="ro1">
          <table:table-cell office:value-type="float" office:value="-2.89" calcext:value-type="float">
            <text:p>-2.89</text:p>
          </table:table-cell>
          <table:table-cell office:value-type="string" calcext:value-type="string">
            <text:p>Hair, meet humidity, you two will be great friends this summer #not</text:p>
          </table:table-cell>
          <table:table-cell table:number-columns-repeated="1022"/>
        </table:table-row>
        <table:table-row table:style-name="ro1">
          <table:table-cell office:value-type="float" office:value="-1.99" calcext:value-type="float">
            <text:p>-1.99</text:p>
          </table:table-cell>
          <table:table-cell office:value-type="string" calcext:value-type="string">
            <text:p>@shadycunty @PinkHigh_ yh yh your avi shows that doesn't it #sarcasm</text:p>
          </table:table-cell>
          <table:table-cell table:number-columns-repeated="1022"/>
        </table:table-row>
        <table:table-row table:style-name="ro2">
          <table:table-cell office:value-type="float" office:value="-2.17" calcext:value-type="float">
            <text:p>-2.17</text:p>
          </table:table-cell>
          <table:table-cell office:value-type="string" calcext:value-type="string">
            <text:p>@klmr @seriouspony I almost didn't notice you drop to name calling because of the regular expression. #not</text:p>
          </table:table-cell>
          <table:table-cell table:number-columns-repeated="1022"/>
        </table:table-row>
        <table:table-row table:style-name="ro1">
          <table:table-cell office:value-type="float" office:value="-2.38" calcext:value-type="float">
            <text:p>-2.38</text:p>
          </table:table-cell>
          <table:table-cell office:value-type="string" calcext:value-type="string">
            <text:p>12 days til my birthday... yay #sarcasm</text:p>
          </table:table-cell>
          <table:table-cell table:number-columns-repeated="1022"/>
        </table:table-row>
        <table:table-row table:style-name="ro2">
          <table:table-cell office:value-type="float" office:value="3.39" calcext:value-type="float">
            <text:p>3.39</text:p>
          </table:table-cell>
          <table:table-cell office:value-type="string" calcext:value-type="string">
            <text:p>@RobBrydon for a man who can do countless brilliant impressions , why on earth did you settle for that ear ache of a voice #irony</text:p>
          </table:table-cell>
          <table:table-cell table:number-columns-repeated="1022"/>
        </table:table-row>
        <table:table-row table:style-name="ro2">
          <table:table-cell office:value-type="float" office:value="-0.83" calcext:value-type="float">
            <text:p>-0.83</text:p>
          </table:table-cell>
          <table:table-cell office:value-type="string" calcext:value-type="string">
            <text:p>Scientists testing use of juvenile blood on older mice to fight aging. \n\nYep. What bad could possibly come of this? #Sarcasm</text:p>
          </table:table-cell>
          <table:table-cell table:number-columns-repeated="1022"/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string" calcext:value-type="string">
            <text:p>Lolol #GoodMornin ... \nMy homiee Oscar slowww lolol , he ONNAT w/ mfs ... LOLOL He trinna beat some ass lmaooo\n#They #Not #Ready #Broo lol</text:p>
          </table:table-cell>
          <table:table-cell table:number-columns-repeated="1022"/>
        </table:table-row>
        <table:table-row table:style-name="ro30">
          <table:table-cell office:value-type="float" office:value="-3.02" calcext:value-type="float">
            <text:p>-3.02</text:p>
          </table:table-cell>
          <table:table-cell office:value-type="string" calcext:value-type="string">
            <text:p>Why'd you block me." \nObviously because I think you're great. #sarcasm</text:p>
            <text:p>472861652619390976521736587303219200-1.95Well this 'healthy eating thing' is going strong after an Indian tonight #not</text:p>
            <text:p>463100849573474304521736615610560513-2.19I only have an iphone so I can't get the "official" Lebron app on the Samsung Galaxy. This truly is the saddest day. #sarcasm</text:p>
            <text:p>472137449687486464521736644136030208-2.68I'm sitting here taking pictures of Boden and Connor! SAAAHHHWWWWEEEEETTTT. \n#Not</text:p>
            <text:p>472592032691523584521736672661495808-3.02Soooo looking forward to waking up at 6:30 tomorrow for dress rehearsal. #not @CaitlynWorry I expect to see you there...</text:p>
            <text:p>472134198363709440521736701199532035-2.22Just off to watch TV, have a cuppa and a slice of marmite on toast. Nick's favourite #not See ya tomorrow!</text:p>
            <text:p>4763978211100221445217367294649507842.54"@That_Wombat: @zombiehouse_ literally just wait, I sold my 250 for $1k and bought my 750 for $1.5k" see those are good prices</text:p>
            <text:p>472812364405153792521736757768110080-2.20Please keep acting like you're something you're not. It's so cute #Not</text:p>
            <text:p>4728018114897715205217367859328573442.07You know what's funny? #Farzana's husband says he killed his first wife to be with Farzana. #Irony #Pakistan</text:p>
            <text:p>465344408830095360521736814114398208-1.33@Gionta1222 @icemancometh he looks more comfortable than both Hiller and Andersen. We shall see. BB is about as predictable as a tornado</text:p>
            <text:p>463426868834598912521736842451099649-3.43I'm sorry I forgot that I had to include you in my life decisions #sarcasm</text:p>
            <text:p>472915888447180800521736870712315904-3.00omg congrats ur rich. i hope you know your constant uploads of pictures with versace n shit makes you such a better person :))))#not</text:p>
            <text:p>472123601014259713521736899053248512-2.02I'm pleased that barristers have explained why conversations won't be made available #Chilcott #Bush #Blair #radio4 \n#Not</text:p>
            <text:p>463123675634348033521736927461253121-3.61@kimberlyarchie Outstanding. #Sarcasm Think I would've told him he should've played a real sport like rugby...</text:p>
            <text:p>472157306184925184521736955709915136-.96There is what i call with frienship... #not always full of laugh there is many feeling ( indeed )</text:p>
            <text:p>472165705157447680521736983971110914-1.76Really feelin the love from my mom lately.. #not </text:p>
            <text:p>463360171104665600521737012144271361-2.45I got a fucking 2 out of 5 on my AP Gov final. #ImSoReadyForTheTestNextWeek #Sarcasm</text:p>
            <text:p>472499931304169472521737040376127488-3.51Thank you for making me feel wanted and not pretending I don't exist.. #not</text:p>
            <text:p>463078369181966337521737068633137152-2.58And now I sit and do nothing #great #sarcasm #fml</text:p>
            <text:p>463495312875585536521737096969846786-2.63Feel like I've seen that game before. Oh yeah, pretty much every game for the last 2 months. #pacers #sofuntowatch #sarcasm</text:p>
            <text:p>4723886077437665285217371253233623052.34RT @ksmith474: Banning guns to save kids but yet has an abortion. #Irony Are you kidding me? Are you serious? @GloriaSteinem http://t.co/6e…</text:p>
            <text:p>472068302345613313521737153991421953-2.34Scared if I lose weight I'll have a bod like nicki Minaj. Tiny waist big ass hips #not#nice#ott</text:p>
            <text:p>472063149458591744521737182885974016-1.84Stop focusing on Dr Dre being Hip Hops 1st Billionaire.\nFOCUS on how you can get in now, on the next gold rush. \n#STREAMING #not,akingloa</text:p>
            <text:p>460257588752699392521737211155599360-2.93WOW. EDITING PICTURES IS SO DAMN FUN. SPOT COLORING DOESNT TAKE 204984921 YEARS OR ANYTHING. #sarcasm</text:p>
            <text:p>471692330840653824521737239383252993-2.58Thanks @EA for almost giving me a strike. I appreciate it :) #Sarcasm #MyFault</text:p>
            <text:p>472419717274021888521737271104794624-2.42Talk to me about your ex's, I promise it'll get you somewhere #NOT #dontcare</text:p>
            <text:p>463174642379665409521737299248545793-3.47Retweet if you think retweeting things will change your future! #sarcasm</text:p>
            <text:p>472404389521395712521737327543336960-3.02I just LOVE when the plans you've had ALL WEEK go south at the last minute... #NOT #sofrustrating</text:p>
            <text:p>473283950761504769521737355674533890-2.63The #irony of mankind to cut down a #mahogany tree in the #amazon to make a coffin to bury a dead human #IBoughtARainforest</text:p>
            <text:p>4753014953577021445217373838812364812.16Wow. I feel better venting. I know it's just twitter but it's good to "clean out my closet a bit" somewhere so to speak.</text:p>
            <text:p>472517547674599424521737412209569794-3.08niggers to old to be telling other niggers parents #fuckboys #want#claim#they#real#but#not#fw#that#action#110Gg</text:p>
            <text:p>463401550430601217521737440391094272-2.87My family make me feel so good about myself.\n#sarcasm.</text:p>
            <text:p>460284592100876288521737468601978880-1.71Heard a certain little shindig got a glimpse of the red, white &amp; blue... 'flashing lights' edition 2night. I'm... SHOCKED #Sarcasm #Busted</text:p>
            <text:p>474913449324339200521737496926117888-3.49Photo: #irony science of life killed me #dead #exam #omg #savemeathena #help #imsodone tmblr.co/ZIVGjv1HyO-bg</text:p>
            <text:p>463481501901148160521737525346729985-2.17@wilw what makes you think your so smart. #sarcasm</text:p>
            <text:p>472937386058342400521737553670836225-2.07On another note, really digging all these effing texts my friends are sending me. #not #nolife #guessihavenofriendsanymore</text:p>
            <text:p>472135864597094400521737582032723968-2.57@kea07802074 not as wrong as question time tonight though #irony</text:p>
            <text:p>463337460294901763521737610403000320-3.02Did you know that you shouldn't touch the radiator cap when the engine is hot because I sure didn't #sarcasm</text:p>
            <text:p>472446271526277120521737638693580800-1.80#Irony: "...Shinseki originally estimated about 300k troops to invade and stabilize Iraq. He was ignored..." @JoshTPM buff.ly/1o7r2Qp</text:p>
            <text:p>472178240480878592521737667843993601-2.13Can't talk! This weekend is gonna be so pleasant! #Not</text:p>
            <text:p>474304300210864128521737696180711424-2.20@swankmotron everything sounded amazing until you included Spiderman. #irony</text:p>
            <text:p>463526810660392962521737724630667264-2.61Didnt see that coming.. #Sarcasm</text:p>
            <text:p>472987746525392897521737752862531585-2.91I hate it when skinny people say there fat\n#drama #not fat</text:p>
            <text:p>472251136540303361521737781106966528-1.17I'm gonna impress Mr. Torres with my Spanish speaking skills tomorrow. Porque mi habla espangol muy bien ! #NOT </text:p>
            <text:p>465204404996427777521737809359806466-.03@judietzuke I'm coming at it all fresh. I have no idea who's on. It'll all be fresh out of the tin, so to speak </text:p>
            <text:p>463039984732487680521737837897854977-.90@marteeny2j ah I'm back in leicester tonight so missing it shame I'm not home #sarcasm</text:p>
            <text:p>463519345399066624521737866310090752-1.10@MattyIce703 yes. Your sports tweets are just amazing... I wish I could be like you. #sarcasm</text:p>
            <text:p>463161511612280832521737894734856192-2.96God I love people who start the convo over text but then never reply after that your my favorite kind of people #sarcasm #annoying</text:p>
            <text:p>472968361115004930521737922987716608-1.09Avila, Kelly, Romine - striking fear into the heart of major league relievers everywhere #Not</text:p>
            <text:p>472570494378868737521737951219560450-3.30Why the f do you drive to the gym get out of your car and start throwing a football around right in front? #youresocooldude #not</text:p>
            <text:p>472171886328422400521737979493367808-3.61@davidshepardson Bet you know why you just made me flash back, grin + also think fondly of a past Mich Daily news m.e., Class of '98. #irony</text:p>
            <text:p>465413635352055808521738007771365376-1.61@TomDove11 its about as effective as saying candyman in the mirror 3 times as a meathod of suicide.</text:p>
            <text:p>463423309070475264521738036036796416-1.88@_JB_83_: Suarez crying after the Palace game... Couldn't have happened to a nicer bloke #sarcasm #mufc</text:p>
            <text:p>472589521595674624521738064381882368-1.70Is a selfie with more than 1 face still a selfie #notreally #justapicture #questions #ithinkso #selfie #funny #logic #irony #thinkaboutit :)</text:p>
            <text:p>472737325781618688521738092731191296-3.50Well that was a great text to wake up to... #NOT </text:p>
            <text:p>472178297623674881521738120967254016-3.00Wisdom teeth tomorrow yayyy! So excited to not be able to play euphonium. #not #crying</text:p>
            <text:p>463013137751736322521738149467525121-.90RT @69jonsi: Maureenio greatest manager next Hahahahaha very appropriate #sarcasm</text:p>
            <text:p>472172994232467456521738177703575557-2.06Color run Sunday will be so fun with my wrist. #not</text:p>
            <text:p>463275144157216769521738206166155264-2.19Best way to start the morning? Spilling coffee down your face. #sarcasm</text:p>
            <text:p>476464370260512768521738234762895361.16@T3CHNO0 I've literally eaten nothing all day I need some good in me first haha</text:p>
            <text:p>463256837094395904521738263078641664-.90Amazed, Indykalia didn't know who Cafu was....And here's me thinking he was genuine. The world is out of kilter..................#sarcasm</text:p>
            <text:p>472285498367807488521738291453120513-2.35Looking forward to the 'Half hour of hell class' this evening..#Not #FitnessFriday</text:p>
            <text:p>476495081210249216521738319890513920-1.52I just woke up.. I literally wasted a wbole day pretty much. ”/</text:p>
            <text:p>472164941567655937521738348613107712-2.87This is the sub-let scammer I spoke about in my @NarrativelyNY piece last week, outed in a Craigslist post #irony newyork.craigslist.org/que/sub/449426…</text:p>
            <text:p>475526885976588288521738376782032896-3.47RT @djvinnisoul: Rappers rap about hoes not being loyal but are the first ones to glorify cheating &amp; such #irony</text:p>
            <text:p>472358741191319553521738408436461569-2.13We're all sitting on the gym floor like kindergartners in gym class waiting for roll call. #irony</text:p>
            <text:p>463483477741273088521738436664098816-1.66I never admit or deny anything it makes me more interesting. #Sarcasm</text:p>
            <text:p>472364189672288256521738465156026368.32RT @OneWayLover_: It's ironic how we love those that ignore us and we ignore those that love us. #Irony</text:p>
            <text:p>463426087003779072521738493480153088-1.80I often want to be sarcastic on the internet, without doing something like "#sarcasm" but I worry people will think I'm serious.</text:p>
            <text:p>463466826836361216521738521732972544-1.51RT @toninicho: So surprised more of an issue hasn't been made of former LNP minsters warning &amp; criticising current government. #chaos #ausp…</text:p>
            <text:p>463134659824467968521738550212313089-3.44Yay I get to work most of the happy hour shifts this week #sarcasm</text:p>
            <text:p>472407044973395968521738578444185603-2.59Pple business n who nuh like deal wid me doesn't bother me.check me on a Nxt day when I might care #not rotfl</text:p>
            <text:p>465267737087188992521738606701195266-1.08RT @Quibbie_: @thembakamathe Exactly, my point: Lindiwe Mazibuko had no constituency; she just came in from the chimney, so to speak.</text:p>
            <text:p>472799385135636480521738635365056512-2.51It's an addiction for me to text the way I talk, and that's with proper English. I'm sorry if I seem different from everyone else! #NOT </text:p>
            <text:p>472419162539950080521738663638867968-2.25#Losing the will to live... Laptop poorly and trying to fix it great night off #NOT</text:p>
            <text:p>472767192648663040521738692059496448-2.65Whys it always the people that think their gods gift that are so ugly? #ew #not #attractive</text:p>
            <text:p>463550842033807360521738720538787841-2.78@RockstarSupport nevermind i fixed it. Thanks for not responding :) \n#sarcasm #imsodone</text:p>
            <text:p>463297072729321472521738748779053058-2.93My day is off to a WONDERFUL start. #Sarcasm</text:p>
            <text:p>476430796077928448521738776989937665-.30I wish i was one of those pretty beliebers that get literally everything and they're twitter famous(-:</text:p>
            <text:p>474016746156720128521738805196648448-2.07Hey @FCC my comment still won't post... maybe you should pay Comcast or Verizon more $ so you can handle more outrage. #irony</text:p>
            <text:p>473284153908396032521738833432682496-2.03They must call him the Red Viper of Dawn for a reason. #Irony</text:p>
            <text:p>472105573115117568521738861903626240-3.49Went to the aquarium today. Had the tuna melt for lunch. #Irony?</text:p>
            <text:p>473941452188180481521738889531502592-2.87Applying to Ivy Leagues on the same computer I made some of my dumbest decisions on. #Irony</text:p>
            <text:p>472347839293833217521738917738188800-1.38@IWRTV Nope, Fathers Day. Daughter has got me tickets to an event. Booked ages ago. Great planning by the WRU don't you think? #NOT</text:p>
            <text:p>472826872251047936521738946146209793-1.78He is seriously talking about his ride &amp; the material things he owns. #imsoimpressed #not</text:p>
            <text:p>472127299425673216521738974390677505-.42@TheNathanJames #NOT #LIVID oh noooooo, you had one of those when it was TSO too :-( hope you feel better soon xxx</text:p>
            <text:p>472169165349224448521739002874183680-3.19No one knows who invented the fire hydrant, because its patent was destroyed in a fire. #irony #RVA</text:p>
            <text:p>472416521479008256521739031080869888-1.99dad just asked me why I've got my trousers pulled right up to my shoulders.... #highwaisted #jeans #waist #not #shoulder</text:p>
            <text:p>463047325267410944521739059321118720-2.00Dad is making me watch NASCAR. O wait wait, it's another left turn! Woah! #sarcasm</text:p>
            <text:p>474355591352446976521739087469084672-2.44I get flipped off more driving in Utah than in Mississippi. #irony</text:p>
            <text:p>463132996724215808521739115763859456-2.44Something extremely rare happened today, I stole home. I know I'm fast as lightning so don't be surprised #sarcasm</text:p>
            <text:p>463362794642243588521739144087998464-3.51@SallyP16 you win #neverbackdown #sarcasm</text:p>
            <text:p>472490538772758530521739172458291201-2.74I LOVE driving into Hartford during rush hour, construction, and a concert... #NOT </text:p>
            <text:p>472131308513415169521739200706916352-2.38i think my favorite thing ever is getting asked if im a teen mom by strangers whenever im with my nephew #not</text:p>
            <text:p>475064525104742400521739229236563968-3.16“@gpaddymanning: US concern over Australia's climate stance smh.com.au/environment/-3…” I love the Left is concerned about US opinion. #irony</text:p>
            <text:p>463560155360014336521739257606856704-2.38Another delivery of #Sarcasm !! #ArtemisFowl #books pic.twitter.com/caLXLyuUCk</text:p>
            <text:p>4754297052070010885217392860106588163.41TWEET &gt;&gt;&gt; @I_ortegga: Davido works like he's been broke all of his life while Wizkid works like he's been rich from birth .#Irony</text:p>
            <text:p>462997902605172736521739314276093953-2.15Best way to solve problems is to run away from them right? #sarcasm</text:p>
            <text:p>474866998522814464521739342507954177-2.31Lebron James plays for the Heat but leaves a Final game b/c it was too hot? Oh and cramping. #irony #warrior #Lebroning</text:p>
            <text:p>472082960250716160521739370769174529-3.25Witnessed a robbery in Verizon today @ryanhelmbrecht #cool #fun #not</text:p>
            <text:p>474980212401508352521739398959071232-1.20#irony! oblivious to environment in #knaresborough Market Place, nearly got self flattened by @KnaresboroNow #blushing</text:p>
            <text:p>472515430654164994521739427258064897-2.63@chelstransfer pls don't let Saville go no no not him #Not Him....</text:p>
            <text:p>475181661190381568521739455523487744-1.88@Shyakuro33 herh soo yu dey...herh u dowg me oow....de way i dun miss yu no eer #IRONY....hope errone nd errfin is cool nd good at home..#TG</text:p>
            <text:p>464660702717038592521739483696623618-.15this year has gone so quickly literally feels like im still just starting and getting used to sixth form but its my last year 12 day what</text:p>
            <text:p>472463494215118849521739511945236480-2.08Princess opens her window and The prince entersBella opens her window and Edward enters Me open my window a fly enters #why#not#boy ?</text:p>
            <text:p>472258428216160256521739540181291008-1.86Dear women who claims that beauty should be appreciated and showed to everyone,can I see your boobs?Because I think it's beautiful. #Sarcasm</text:p>
            <text:p>4720339617290895365217395683838197763.33I feel like I've been seeing a lot of girls post pictures of lush products claiming they have "a problem". #irony</text:p>
            <text:p>472643574191128576521739596888276992-2.38#TBH when I do bottom im like the worst bottom ever lol I pretty much just lay there. Probably more entertaining when I'm drunk #not lol</text:p>
            <text:p>472112776769703937521739625011101696-2.67One year in the job and interviews three CC with over 100 yrs in the job !!!! Makes sense #not #jobsfu£&amp;ed!!!!</text:p>
            <text:p>472981774013038593521739653385584640-3.22@SkinnyDreams11 what yeah there is legal sex its called consent if he cant tell the diffrence hes a moron. Omg #not.human</text:p>
            <text:p>472421603997790208521739681827160064-2.60its so professional to be an hour late for your clients appointment #not </text:p>
            <text:p>475033494561619968521739710121926656-1.65RT @katewerk: I've left two mildly critical comments on this post - and both were deleted. #irony #journalism thewalrus.ca/nobodys-a-crit…</text:p>
            <text:p>463304694954475520521739738320224256-2.44Good old clinic visit, love waiting #sarcasm #hatewaiting</text:p>
            <text:p>463003347008507904521739766560485377-2.60Good start CC... Really looking good #sarcasm #Yankees</text:p>
            <text:p>476410744825995265521739794876231680.91@92beth @HilariousSelfie @_laurenking haha! I literally can't believe jim and his one hair at lunch. Literally crying </text:p>
            <text:p>472632353693528065521739823363919874-2.03Tell someone a rumor and they will drop their jaws sayin "damn" .. Tell them a fact, they are like, "no way that's possible" #irony</text:p>
            <text:p>474543748387717121521739851738394624-3.49writing my paper on Asher Lev while I'm two houses away from Chaim Potok's wife #irony</text:p>
            <text:p>463367119389077505521739879928311808-2.12I love it when people are blatantly ignorant!! #sarcasm #unnecessary</text:p>
            <text:p>463404555539972096521739908109828096-1.92I just LOVEE how Facebook reaches people. One post I'm tagged in &amp; I'm questioned within the next 24 hoursss. #sarcasm #catchitinthere</text:p>
            <text:p>472055340201435136521739936358465536-2.64At Coral Park High to see my nephew's 5th grade award ceremony. Bet if I walk thru the halls I'll get in trouble for skipping #irony</text:p>
            <text:p>472949618322325504521739964795850752-3.30Wanna know what??? I tried for 9 months but yet baseball was still more important than me. You were a great boyfriend! #not</text:p>
            <text:p>463389334045859840521739993023541248-2.52Had such a fun time at Gatsby's party #not #sarcasm</text:p>
            <text:p>472164768459923456521740021247000576-.97So who else is pumped for the SCRIPPS National Spelling Bee #not</text:p>
            <text:p>463423393589510144521740049403371520-.56The greatest place on earth #sarcasm pic.twitter.com/ETnbbmqq01</text:p>
            <text:p>472166043998515200521740078071443456-2.70Wish I could sleep with all my ex's friends to get his attention #not #nasty</text:p>
            <text:p>472347846604492801521740106366214145-3.13The past 20 mins I have been next to a bunch of #muscle #guys who have #bitched like #schoolgirls #irony thankful they have moved of now</text:p>
            <text:p>472475565522710528521740134560309249-3.44I just love it when I get all cute and ready and then my plans get canceled #not</text:p>
            <text:p>472386001948528640521740162834104320-.56@damnyouwillis Did... didn't he die on the street? I'm all for universal health care, but I'm pretty sure dead is dead. #ComicBooks #Irony</text:p>
            <text:p>460250639797592064521740191204376576-2.58I love sitting in traffic in a parking garage. LOVE IT. #sarcasm</text:p>
            <text:p>472103210631434240521740219708874752-1.63I love waiting around to see if I'm going to hear back from people. #Not #DoYourJob</text:p>
            <text:p>463466197711740928521740247911387136-3.49good to know you care #sarcasm</text:p>
            <text:p>463031588431749121521740276126474240-3.00You're so cool when you post about how drunk you are. #sarcasm</text:p>
            <text:p>472092779284561920521740304458981376.14@SenatorReid As a @Giants fan, the @Redskins team means an easy vistory for us #redskinspride #not</text:p>
            <text:p>473090035672420354521740332883775488-2.85And you expect me to trust you when your two hours away... #YeahRight #NotActingLikeThat</text:p>
            <text:p>472832918461906947521740361136635904-1.17I hate when someone unfollows me! It makes me sad #NOT #byethen </text:p>
            <text:p>475296345729662976521740389469126656-1.86when I get to the gym I try to park as close to the door as possible.... #Irony #FatKidProblems #SorryNotSorry #Murrica </text:p>
            <text:p>472654820030312448521740417898147840-1.50@DraeFrank @AgmGakuru @jyelsin1 @arapKode @Deejaykvkenya #draefrankdeportation na tafuta #NOT NyahururuiansOnTwitter loool but i think not!</text:p>
            <text:p>475496846878445568521740446150979584-4.04@TexasChance @SeanCablinasian @cackman17 @bustedcoverage What's funny is my dick looks like a steak. #Irony</text:p>
            <text:p>472583483072974849521740474403811328-2.46Ya I'm really looking forward to my 5am rise and shine #NOT</text:p>
            <text:p>472048253836341248521740502597918720-2.17So worrisome about the future.. I just wish I knew what was going to happen and I knew what I wanted to do! Love being grown.. #NOT</text:p>
            <text:p>463334378513240064521740531265986561-2.74Its always nice to see water dripping from the ceiling across the hall. Especially, when its not raining outside. #sarcasm</text:p>
            <text:p>474765564268003328521740559615270912-1.78But really guys. I have a cramp and I don't even know why. #irony</text:p>
            <text:p>465204964524961792521740587880677377-1.47@SirWellingtonZ I imagine such a background puts your feet on different boats, so to speak, and you never feel like you belong in either.</text:p>
            <text:p>472095454701060096521740616171290624-3.31Yes, because cleaning my room is exactly what I want to be doing right now. #NOT #It'sSoNiceOut #Mad</text:p>
            <text:p>463019502188654592521740644600266753-2.63@KCassidying @Carla59132964 @AJKreisberg They just stop watching/streaming. They should of got the hint. I guess they didn't. #sarcasm</text:p>
            <text:p>472748077657653248521740673087963136-3.10Split shifts on Saturdays are just the dream #not </text:p>
            <text:p>472761084303384576521740701298864128-.96Stop 2 today! What a beach day! Suns out guns out #not #LittleLeague75</text:p>
            <text:p>460274234724712448521740729593655296-2.16That was a great play that Scott Brooks drew up. #sarcasm</text:p>
            <text:p>472846314276126720521740757880033280-3.20Lol @ the BI girl who cut me off/turned into my lane... #FBI #atleastyourecute #not #experienceddriversonly #blindspot #mirrors #checkthem</text:p>
            <text:p>463483180583247872521740786090905600-1.78Oh so you're moody today? Oh you POOR little thing! #sarcasm</text:p>
            <text:p>472917139150880768521740814448607232-2.17BIGGGGG S/O to @ZacAndCheese_ for not texting back today #truebestfriend #not</text:p>
            <text:p>472225098691543041521740842751774721-3.47@Qureshi_Yasin @TheLorpe stupidest isn't even a word Yasin... #Irony</text:p>
            <text:p>472150475165671424521740870992003072-2.21He was #then #kidnapped by #Team \n⋆ www.MonsterMMORPG. com \nMagma. reveree \n➨ by #MonsterMMORPG ✺\n #not</text:p>
            <text:p>472492920025923585521740899156766721-3.28What a joke the yearbook was! Like I'm glad you've documented specific lives, I'll be able to hold onto that in the future #NOT #pathetic</text:p>
            <text:p>473140662603640832521740927380246528-2.49What a lovely day to spend 6 hours scooping ice cream #not #gohomekids #icecreammakesyoufat</text:p>
            <text:p>472607566032166913521740955679195136-2.35well i almost died tonight, great way to start off my birthday lmfao #not</text:p>
            <text:p>472633634693058561521740983822974976-2.10Lately I've been waking up at around 3 every night without an alarm and I can never go back to sleep #irony</text:p>
            <text:p>476421310915313664521741012025495552.11@KianLawley I'm having a heart attack (not literally but pretty much)!! I want to be there soooo bad I am trying to save my money see you!!?</text:p>
            <text:p>465262385994141696521741040399974400-.15@Sideshowbobdmd want to upset that apple cart so to speak xx</text:p>
            <text:p>472434774255362049521741068644388864-.45Packed Diego costa and begovic in starter futwc pack #not to bad</text:p>
            <text:p>474719128616726528521741097044041728-2.28Just remembering that our WW2 vets fought against dictatorial rule. Sadly, we have a my way or the highway PM and govt. #cdnpoli #irony</text:p>
            <text:p>463578243056955392521741125775003649-1.88Gotta love late night studying #sarcasm #dontcareanymore #needsleep #wheresmycoffee</text:p>
            <text:p>472582190749200384521741154015281152-2.60Considering I was up at 6 yesterday morning my allnighter's nearly up. Hate having loads to think about #thinking #overdrive #not #tired</text:p>
            <text:p>465362133862350848521741182221971458-1.33RT @tylerrjoseph: Most days I feel about as comfortable as a seagull in a Walmart parking lot in the Midwest.</text:p>
            <text:p>472296524123480064521741210596438018-2.88Oooooft thank you @EE for delivering my new phone to my billing address instead of my delivery address, very useful indeed #NOT</text:p>
            <text:p>4725682247902453775217412391176847362.74First day back and I already got a job interview #thankthelord #not #thankmyself #understandme</text:p>
            <text:p>465411499071401984521741267508928513-2.00RT @Hatherz89: The weathers about as confusing as a girl on their period!©</text:p>
            <text:p>472795875983773696521741295656906754-2.74Love that the nhl network is replaying the #habs game right now...... #not #kickmewhenimdown</text:p>
            <text:p>472845870493618176521741323934912513-2.60@SkyCatLaughs You need to interview some of your "comedians" before you sign them up. #Not Funny</text:p>
            <text:p>472900465416359936521741352204505088-2.85First day back on the job after a week of being sick, the residents sure do know how to take it easy on me... #NOT!!!! </text:p>
            <text:p>471685075021864960521741380511858688-3.16RT @strasm: Kicking off #GASummit2014 - Tagline "Data In Action" dangerously close to "Data Inaction" #measure #sarcasm http://t.co/J2MZb4i…</text:p>
            <text:p>472060647111659520521741409138012161.51@JohnMeadows okay I gotcha. I was wondering. . Okay he can't be that far off, can he? \nApparently he is. So to speak. :)</text:p>
            <text:p>472931384177082368521741437592141824-1.83Church, pedicure, 1 project, then sleep. I'm going to be swamped tomorrow. #NOT</text:p>
            <text:p>4650025973848719365217414657778851841.0915 hrs of sleep. Was really tired to the bone so to speak.</text:p>
            <text:p>463523115301998592521741494102007808-.17"@Sheldon_Jokes: whoever says khloe is the ugly kardashian is stupid pic.twitter.com/1p98PDG2pQ" says DOCTOR Sheldon Cooper #sarcasm</text:p>
            <text:p>4720921487460515845217415225310126081.74"Your bait sucks and your boat is ugly". On the back of a Pontiac Aztek. Oh, ok brah. Cool story. #Irony instagram.com/p/ol4hJEI6CT/</text:p>
            <text:p>463452445197467648521741550922235904-.79Thankful for #jokes and #sarcasm from great friends... Only way to conquer a day like today!! #thankyou instagram.com/p/nofntDlR83/</text:p>
            <text:p>476428189770584064521741579388997632-3.28do you ever feel like you're not good enough for someone so you literally just give up</text:p>
            <text:p>472115499883843584521741608145133569-1.94“@GotTalent: #Not #Your #Birthday @iamwill #BGTlive” I feel like this is @SimonCowell tweeting for some reason</text:p>
            <text:p>472225651550740480521741636326658048-2.00If the CFL has a lockout the repercussions will be felt around the world #not</text:p>
            <text:p>472993915855835136521741664629829633-2.22You can sense how much Sasha loves me in my avi... #not</text:p>
            <text:p>463500721623949313521741692777803776-1.6612 new tweets. Gee. I wonder what they're about. #Sarcasm #WTF #Mets</text:p>
            <text:p>472577020292235264521741721072566273-3.07So looking forward to getting up at 4 am. #not </text:p>
            <text:p>463421650235826176521741749375754240-2.22Yes!!!!!!!!! Top of the league #sarcasm</text:p>
            <text:p>472340808205492224521741777586622464-1.94"Sexy_ochoa" the very quintessence of the Philippine Government. Way to go!!! #not</text:p>
            <text:p>472640550676746240521741806023999489-1.16lovin all these kingdom rave snaps wow the music sounds so good :)))) #not</text:p>
            <text:p>476484674467160064521741834209730560-3.50I literally failed pretty much all of my finals woo</text:p>
            <text:p>464103386917261312521741862714216448-2.12The stampede you hear are CEOs racing to call their brokers and cancel their 10b5-1 auto sell plans. #not</text:p>
            <text:p>472156836305854465521741891118063617-2.41Oh yeah sure I remember what u said 3 months ago when I was busy and stressed with school and baseball #not</text:p>
            <text:p>463249827732520960521741919471554560-2.87If Karma is a Bitch.......\nDen i m a Dog...... \n#sarcasm</text:p>
            <text:p>472994472985640960521741948055740417.16Officer #Jenny is #not a #single \n❊ www.monstermmorpg. com ✩\nentity. Adah \n☪ follow @MonsterMMORPG ✵\n #pokemon?</text:p>
            <text:p>4720318905184583705217419763085803521.94$DGRI "sells shovels in the goldrush" so to speak for the marijuana industry. They provide essential business investorshangout.com/post/view?id=1…</text:p>
            <text:p>473122287437504512521742004594946048-1.80This time of the year is supposed to be relaxing... #Not #SoMuchToDo #SoLittleTime</text:p>
            <text:p>472081034671300608521742032726138880-1.94There's only one UKG godfather that's @mccreedmusic whoever quoted that other fake #wally is #dumb #stupid #arselicker #fakemc #celeb #not</text:p>
            <text:p>472858426503356416521742061272576001-3.37@seanhether11 only in an accuma , Portugal let me down 600 quid, sister had him backed to knockout in the 8th though #rollinginthemoney #not</text:p>
            <text:p>474354814613078016521742089600909312-2.87"For Christ's sake, who made this mountain?" #irony @natalie_mcc_</text:p>
            <text:p>472174789311094785521742117966970880-1.54Huge Jackman looked a little acronym in the newest X-men. #not #DoesHeFitThroughDoors? #HughJackman</text:p>
            <text:p>463540273868701698521742146144337921-2.49Perry is in a fight? noooo waaay.... #sarcasm</text:p>
            <text:p>472533651750928384521742174330040321-2.86Well it's that time aagain and I can't sleep :( #sleep #bed #tired #not #cantsleep #restless need I go on. :(</text:p>
            <text:p>472816316064464897521742202545127426-1.98@brianna_1314 we look pretty good though so no need to worry #not</text:p>
            <text:p>463160134727118848521742230873464832-2.07Well tomorrow starts another wonderful week of work. #sarcasm</text:p>
            <text:p>472064910847782912521742259847696384-.43He's somewhat back on the radar so to speak. He got the taste of a CL semi-final again. All because of Jose's faith in him.</text:p>
            <text:p>463103984581230593521742287995682817-2.58Ashton has 1.8M followers, Michael and Calum both 2.2M and Luke 2.4M... It's a bit interesting isn't it? #sarcasm</text:p>
            <text:p>472673598822678528521742316382736384-.68@14DavidRose and its still no enough #quiteeasy #not. Hows things anyway ya geordie?</text:p>
            <text:p>472931680916086784521742344736210944-2.25DFish needs to get in the weight room. #twig #not</text:p>
            <text:p>4764583697008762885217423730351800321.07I literally never do my hair I just pretty much let it be</text:p>
            <text:p>463107337738153984521742401267064832-2.57completely correct that chicago is out performing kc right now\n\n#sarcasm</text:p>
            <text:p>476420779467231232521742429729603585-2.32Honey is good on literally everything so I just put it on ice cream.. it was awful.</text:p>
            <text:p>464264728647569408521742458179563520-2.43Why is London richest city in Europe when it has no natural resources &amp;amp; exports virtually nothing? Vote #Yes and end this nonsense #Indy</text:p>
            <text:p>472083237704306688521742486537273344-.76@sharpevin Well cheers. Nice week off with all the great weather #not. Just off to footy myself. Have a gud un :)</text:p>
            <text:p>472442394412322816521742515121053699-3.72Once you think you trust someone so much, they lie and hide things from you. Great friend right? #not</text:p>
            <text:p>465393369607581696521742543466541056-2.48RT @CarolineOlivia0: As much as I love my dress, it's about as comfortable as a burlap sack. </text:p>
            <text:p>460234002654568448521742571610324992-2.93Spending my Saturday night in the hospital &gt;&gt;&gt; #sarcasm</text:p>
            <text:p>472218988936962048521742599808626689-3.49Why is Timber the NBA Playoffs song? You definitely don't want to fall in the Playoffs you might get hurt. #Irony</text:p>
            <text:p>4721372376486625295217426280069242882.69RT @ccox49: my phone autocorrected "life" to "lids" .... #irony</text:p>
            <text:p>472066749316071424521742656574328834-2.32@xinemd @civilwarcometh @sdrew66 @betseyross @Toure Being on msnbc does #not make you famous. It makes you 'infamous.' Big difference.</text:p>
            <text:p>463365761277628416521742685099798528-2.72@Wasim_s786 okay am not normal #sarcasm</text:p>
            <text:p>472295383960649728521742713583321090-1.92@YuzaTom I checked out their Twitter feed, their last tweet was telling someone they were too busy for them. Doesn't bode well, LOL #irony</text:p>
            <text:p>472277129829552128521742742016520192-1.94Wide awake since 1....I should be sleeping but instead I'm on twitter and playing solitaire #cool ..... #not</text:p>
            <text:p>463406585919049729521742770206429187-1.81#sarcasm #funnies #ecards instagram.com/p/noKyBsnnbb/</text:p>
            <text:p>472495898166317056521742798622822400-2.04My sister just burped on my face, omg that's so sexy #notreally #justkidding #sarcasm #eww #gross #pizzabreath</text:p>
            <text:p>472448893578661888521742827609272320-2.80Wish I could start this whole school year over... #not</text:p>
            <text:p>476443198249000960521742855900262400-3.66I literally hate waiting for people. Like fucking hurry your ass up</text:p>
            <text:p>465098759186436096521742884123721728-.15Behold, the proverbial glass ceiling.</text:p>
            <text:p>463461181936529408521742912317825024-2.19Yay! Done with work, and now it's time for grocery shopping..... #PartyTime #NotReally #Sarcasm</text:p>
            <text:p>472854359361851393521742940751028224-.90@JRMotorsports @chaseelliott @ReganSmith @KyleBusch #not again should have kyle drive the last place car and see what he can do with it</text:p>
            <text:p>463022484535910400521742968991277056-1.79@KCassidying @Carla59132964 @AJKreisberg Do they have boxes or stream? I mean it doesn't matter if they don't. #sarcasm</text:p>
            <text:p>463499135401099264521742997210558464-.06Wow Brie is a GREAT Actress..... #sarcasm #Raw</text:p>
            <text:p>472111760544370688521743025505316864-1.76@akorengold Liberals: changing team names because that makes up for being in Andrew Jackson'a party. #not</text:p>
            <text:p>4720678734486609925217430538210836493.82RT @bethany_bruner: There are people out here "sight-seeing" so to speak. If you can avoid area, please do. The fewer people the better. #n…</text:p>
            <text:p>463492306176593921521743082120024064-.98I'm not clear on this...is the White House Correspondents' dinner also called the #NerdProm? #Sarcasm #MediaMentionedItAThousandTimes</text:p>
            <text:p>472439435393794048521743110377046016-1.63@KaylaLaRue @JamesDeen well he was probably thinking dinner and a movie ...#whoamikidding #hewouldhaveshaggedurotten #sarcasm</text:p>
            <text:p>463463495938224129521743138717982720-2.03Screw soccer. I think it's obvious that I have a successful future in volleyball. #sarcasm</text:p>
            <text:p>472345225394806784521743167071453185-2.07First day off for summer...kids wake up at 6:01. Love them but not Awesome. #sleepisfortheweak #not</text:p>
            <text:p>472414337806905344521743195257204736-1.88Its very unlike @reecethomas_02 to send a snap chat of himself #not</text:p>
            <text:p>472095232323244032521743223841366017-3.45“What A Complete Fucking Shithole” Kim Kardashian Says Leaving Ireland\nMay 29, 2014\nIsn't @KimKardashian a delight #not</text:p>
            <text:p>472159248139681792521743252127772672-2.30If I can't have something it makes me want it that much more #irony</text:p>
            <text:p>463480801506910208521743280342835200-3.02Who's this Jeff Locke guy, pitching for the @Pirates? #Sarcasm</text:p>
            <text:p>463098318998884352521743308574691328-1.80@DDorsino Okay well that is Joe's loss lol #sarcasm #thatsarelief</text:p>
            <text:p>472518259166941184521743336726884354.93Okay, #montreal, this is #not a drill. Send us your restaurant recommendations! Hungry for #dinner and #theatre.</text:p>
            <text:p>472908348640083968521743365050998784-2.59My mom couldn't even bring me home home a slice from NYC. #thanks #not </text:p>
            <text:p>463257825402425344521743393253494784-2.72@lizziecundy you have not had any work done to your dial have you. #sarcasm</text:p>
            <text:p>463356770203607040521743421565075456-3.51Of course it helps the Dems. It makes more welfare voters that r dependent on govt #sarcasm @IAMPCBob @whostheboff @EliteSquad52</text:p>
            <text:p>472713772386107393521743449897566208-3.05@TMobile you're so great. Thanks for resolving all my issues in a reasonable fashion #Not #SwitchingtoVerizon</text:p>
            <text:p>472126696272175104521743478351728640-1.74@JustMyKelly Thnx I have a way with them...*Sarcastically* Lol #NOT!</text:p>
            <text:p>472503294091608064521743506596188160-2.224 lidl mozzerella dippers and a mini sausage roll....gourmet dining with myself and Laura at its finest #topchefs #not</text:p>
            <text:p>472399666823561216521743534811254784-2.20Let's chase our tails a bit longer. Maybe something good comes out of it. #not</text:p>
            <text:p>472466012789415936521743563135418369-3.09Social media - a place where you can find quotes tellin not to judge others by looks while asking us to rate each others' appearance. #irony</text:p>
            <text:p>465524802225471489521743591602135042-3.54Don't you love getting kicked in the head? pic.twitter.com/kElHi6Xh4h</text:p>
            <text:p>472588612694212608521743619838210048-2.52Thank you for judging me on every choice I make, means the world #not</text:p>
            <text:p>472141336481923072521743648753713153-1.54Something crazy happened today. I was waiting for an @Uber &amp; staring at my phone ETA. Cabs were honking &amp; trying to pick me. #irony</text:p>
            <text:p>472108488416833536521743677006544896.76@malfoyex this is hilarious because he's actually filming a film called "moonwalkers" #irony</text:p>
            <text:p>472130235891470336521743705246810112-2.83Sleep on the plane home and then straight back into #workmode Simply can't wait (#NOT)</text:p>
            <text:p>472742137503973376521743733877141504-3.06Just got asked if being left handed was a Handicap, and told that somewhere I should probably be strangled #howlovely #not</text:p>
            <text:p>472455037667770369521743988085100544-3.63@EASPORTSFIFA FIX YOUR SHIT BEFORE YOU RELEASE IT! GOOD JOB #NOT #FUTWC</text:p>
            <text:p>4720325362445312005217539815806238721.75Popping my @DesignByIKEA cherry so to speak tonight with @becc09, Kate &amp; @megjarema. </text:p>
            <text:p>472392579620040704521755483602821121-.76Literally, the only people here waiting in a line are those of us foolish enough to have "pre-registered". #PopCon #irony</text:p>
            <text:p>463392061988028416521763730787287040-4.04#whencordenmetbarlow So fatso's meeting #kenbarlow? #coronationstreeet #sarcasm....</text:p>
            <text:p>463040888558870529521763844176113664-2.75I guess it's funny when you spin out and take out a bunch of cars. #Sarcasm.</text:p>
            <text:p>463025662916591616521764017975476224-2.66Went into the woods yesterday and have poison ivy today, great! #sarcasm</text:p>
            <text:p>471683037357297665521786202316615680-3.27I've lived another day... And it's the morning. #hubbahubbarevue #darkgardencorsetry #sarcasm… instagram.com/p/oi-ebKpE1f/</text:p>
            <text:p>472387097991868416521786230338752512-1.69Absolutely gutted for everyone piling in on McIlroy at 2.5 last night #not</text:p>
            <text:p>472390039578877952521786257886953472-2.00Thought it was the last day of the work week #Not!!!</text:p>
            <text:p>476418842001145856521786286110420993-2.53everything is like the fortune cycle has got broken that literally nth good is happening!</text:p>
            <text:p>472284503629524992521786314493263872-2.83@CryptonInvest very smart, just after the news that darkcoin is being added to bitfinex. Perfect timing. #not</text:p>
            <text:p>472703738814402561521786342985187328-.29It #has #not #been seen \n➤ www.MonsterMMORPG. com ◎\nsince. thwacker \n✱ by #MonsterMMORPG ®\n #wildfire</text:p>
            <text:p>4747489921283031045217863712841441291.90RT @milton_patrick: “@fxp123: Hmmmmmm RT @2informed4u Today's bit of #irony: pic.twitter.com/UYWTBzZQO2”</text:p>
            <text:p>472247966384664577521786399616696320-3.03When a nigga get on all groupies going to JUNK MAIL! Lol #TrashThatShit #MissMeWithTheFuckery #sorrynotsorryactuallyiamalittlebitsorry #NOT</text:p>
            <text:p>472325885023236096521786427907244032-1.93I remember when I was too cool to text people back... #not #bossassbitch</text:p>
            <text:p>472265492455911424521786460211798017-.80@PMOIndia @narendramodi Sir, rule the country by your own stamp #not the flatterers.</text:p>
            <text:p>472035002793099264521786488695324672-2.03I cannot wait to see how much my eye sight as changed.. #not</text:p>
            <text:p>463484329310425088521786516977504256-2.07Just set a new personal best for least amount of info known on a test. Thankfully I didn't spend hours studying #sarcasm #firstfinal</text:p>
            <text:p>472338905422123008521786545117089793-2.20@WomenDefyUKIP @HuffPostUKCom Joey Barton was on fire before his daft analogy. Bours didn't like straight-talking working class man. #irony</text:p>
            <text:p>472550768336048128521786573311197184-2.41So Congress calls for Shinseki's resignation, gets it, and now veterans are even more worried. Overreacting always solves the problem. #not</text:p>
            <text:p>463024523261255680521786601509490688-3.18@KCassidying There gave them a dose of their own medicine.lol #sarcasm</text:p>
            <text:p>4723428050804490245217866299972198441.18tucking into a large BBQ mega meaty pizza as a Jacamo advert comes on the radio #irony</text:p>
            <text:p>472446543187165184521786658250043392-2.54RT @CarlinRobertson: I just love the scenery leaving Greenville #not #moreratchetthanfayetteville</text:p>
            <text:p>473010416629850114521786686444167168-2.29RT @ProbsCEC: Me: "You can pick from the red, yellow, or blue bin."\nKid: "Blue."\n#ThatWasHelpful #Not #CECProbs</text:p>
            <text:p>472703370072178690521786714722152448-3.21Cant wait to finish work at half 1 &amp; come back at 7 .. #not</text:p>
            <text:p>472798601694179328521786743046295552-3.86CHEW ON YOUR FUCKING CHIPS ANY LOUDER OURE AT YOUR DESK, PLEASE!!!!! #not #stfu #fatASS #youatehealthyforlunchbutnowyousmashabagoflays</text:p>
            <text:p>472381312964108290521786771282350080-3.47Sometimes meet-ups are boring. Working alone is bliss! #irony</text:p>
            <text:p>472695871872966656521786799556132866-2.25I guess the only way to get a response from @jgilbert1701 is to tweet him. #Not returning text messages.</text:p>
            <text:p>473168269449236480521786827959967744-1.51um..yeah. I'll get right on that. #not RT @munnaoommen: @kylieireland Hi, Kylie, How are u darling. pls. send me ur sexy video first then...</text:p>
            <text:p>463438141513154560521786856217001985-2.28@MikeDavis88 yea Mike who cares if he crashed what's the worse thing that could happen? #Sarcasm #IdiotCaller </text:p>
            <text:p>472425636448198656521786884633411585-2.05@DreaNicole1798 @Thecks_21_ @TaylorKetron oh Drea bc rob zombie is soo fantastic #not</text:p>
            <text:p>472304245933621248521786912877862913-2.57@AlanGallagher1 well at least it's singapore! My final destination is dublin. #yay #not</text:p>
            <text:p>476410094335168512521786941088751617-2.45I miss last season of the voice where we were literally homeless in the middle of fox studios and in a dark alley for hours on end</text:p>
            <text:p>472092037026951169521786969454440448-2.48@Shezocas not queen's match ticket so who cares?? xD #not\njust think this way :P</text:p>
            <text:p>472403380938096642521786997766381570-2.42"I already know what you want you've got the same thing since 6th grade." #Erdeys #sadlypredictable. #maybeiwantedasalad #not</text:p>
            <text:p>472957510748364800521787026145050625.19I'm Juss living my life ... #not trying to self destruct</text:p>
            <text:p>4721054368257802255217870544272138241.97These two radio stations were displayed next to each other in iTunes radio today. #Irony #YeaIwentthere pic.twitter.com/K1rTpHTAg5</text:p>
            <text:p>472357886115721216521787082638114817-2.52Ended my senior year with my all time record of 30 plasco entries. Man I'll miss those #NOT</text:p>
            <text:p>460264587443453952521787110962233344-2.21Some people's text back game is so on point! #sarcasm</text:p>
            <text:p>463286677566263296521787139164733440-2.74Great To Know That You Cared All This Months....But I Wont Let You Tear Me Down! #notme #sarcasm</text:p>
            <text:p>463539768534384640521787167673438209-2.67If he/she is not important to me, he/she can say whatever he/she wants. Apa tu, free country katanya? lol #sarcasm</text:p>
            <text:p>472758772583378945521787196073054209-3.14So glad I have this infection because restlessness is such a great symptom. #not</text:p>
            <text:p>4764357781896765445217872246698270721.58@MTeddTC you guys literally have a new announcement every week haha. It's good to see a great band reaping the rewards</text:p>
            <text:p>472407604707094530521787252822016000-1.68I need to go to the mall today #ughhh #not feeling it</text:p>
            <text:p>463141799448805376521787281339056128-3.97Thanks Jay Bruce. First you underperform on my Fantasy Team and now you're on the DL. #sarcasm #butseriously</text:p>
            <text:p>464524960003002368521787309675773952-2.87@MissDebbieLove No it won't that's bullshit I think I've seen it before. I'm literally going to pee the bed because I'm too scared to get up</text:p>
            <text:p>472953642782576640521787337836347392-2.41good thing i passed out after work and im just waking up now #not</text:p>
            <text:p>472195017055162368521787366005309442-2.77The spelling bee is on ESPN def watching that! #not</text:p>
            <text:p>475368737772929024521787394312663040-2.64This performance is so dreadful I can’t be bothered to tweet about it. #bgt #irony</text:p>
            <text:p>472442219849580544521787422615814144-2.41@Sian_RBH it is me in the Nivea as. Haven't you noticed..... #yeahright #notquite</text:p>
            <text:p>472455783314374657521787450939957248-1.88@youngal67 @cjbadcop Inside now watching the footie #worldcupwinners #NOT </text:p>
            <text:p>473554653552996354521787479121477632-2.15@anis_farooqui How true this is! And, we run behind our lives. #Irony</text:p>
            <text:p>473117748516499456521787507328167938-2.05My hair when I wake up &gt;&gt;&gt;&gt; perf #not #ilooklikealion </text:p>
            <text:p>472133856548900865521787535518093313-.14Mind you Louise Bours going straight for the 'footballers are stupid' argument was closed minded.... Who is she representing? #irony</text:p>
            <text:p>472566348799688704521787564026777600-2.55First night of summer and I'm falling asleep at 930 #PartyHardy #Not </text:p>
            <text:p>463242359379984384521787592388661248-1.98Thanx for this interesting china's geography class dear BLCU. #sarcasm</text:p>
            <text:p>463599322224152576521787620637298688-.97Off to Manchester again today. Yay! #sarcasm</text:p>
            <text:p>473093878006833152521787648940466176-2.40suggests to head straight to yet another tiebreak. Let's do this.. over and over again. #not</text:p>
            <text:p>472090601073033216521787677520429057.11That awkward moment when the stripper you went to high school with is complaining about sexism on Facebook. #irony</text:p>
            <text:p>472186277320990721521787705760694272-1.41Great way to start the first week of summer.. #not </text:p>
            <text:p>460235940964102144521787734302945281-2.78Just saw @SnoopDogg video reaction to Sterling. Very articulate and non-racist message, Snoop. Didn't compound the issue at all. #sarcasm</text:p>
            <text:p>472354021521780736521787762618662912-1.15Getting called a potato by my sister because she decided im a potato not her sister. Hahaha feeling the love #not #brokenheartedpotato</text:p>
            <text:p>474373686087401472521787790867308544-2.58Oil company funded "America's Wetlands" front want a cap-&amp;-trade to fix the coast #irony theneworleansadvocate.com/home/9350979-1…</text:p>
            <text:p>472347233934127104521787819166285824-3.39RT @tareeko: Look Up: youtu.be/Z7dLU6fk9QY #technology #socialnetworking #socialmedia #society #irony</text:p>
            <text:p>472945061572132864521787847565934592-2.56"@SportsCenter: Tim Duncan isn't satisfied yet: "We've got four more to win. We'll do it this time." #goodluck #not #spursfucked</text:p>
            <text:p>473462687834193921521787875982319617-3.51Feel Free to Take a Breath Any Time During This Sentence dlvr.it/5s0zyq #grammar #irony</text:p>
            <text:p>472428656846192640521787904931397632-2.20@NickJPooley @KieranWelly meal deals are such good value there #not</text:p>
            <text:p>472808027566116864521787933159079936-2.75Having everything down and then screwing up the tryout feels great. #not</text:p>
            <text:p>463143171086491648521787961336426497-1.80RT @kbetivas: Man, what a productive day! #sarcasm #lazyday</text:p>
            <text:p>473588965459906560521787989585043458-2.20how ironic would it be to die in the living room? #irony #ironic #quote</text:p>
            <text:p>472829063502254081521788018425069568-3.17Guess I gonna be grumpy today while cleaning #havingfuncleaning #NOT</text:p>
            <text:p>463486570222596096521788046656929792-3.95Thanks everyone for snapping back. #sarcasm</text:p>
            <text:p>472062166003380224521788074846871552-1.49@NHLFlyers way to prepare for this ticket availability launch #Not #Draft</text:p>
            <text:p>463514233834319872521788103154221056-.90Oh hey a non finish to the main event of #Raw? Shocking. That never happens. #Sarcasm</text:p>
            <text:p>472801895971450881521788131440623616-2.74You know it's gonna be a good day when you crack your phone first thing in the morninnn #not #wheresmycase </text:p>
            <text:p>4724678784120299525217881599283363841.93And yet, it's still called "rush" hour. ow.ly/i/5Kfpb #irony @MAI93thm @CommuterBoston</text:p>
            <text:p>463345886631043072521788188193730560-2.19ID nalang! Oh, BulSU, how I love thee. #Sarcasm instagram.com/p/nnvLZqF3TF/</text:p>
            <text:p>463312763587010562521788216396247040-2.06College, highschool, grade school. Walang nag-aaya ng reunion! Summer life, brothers. This is the life. #sarcasm</text:p>
            <text:p>472464159054258177521788244615528449-2.71Uruguay are in England's group aren't they, along with Italy? #easypeasy #not</text:p>
            <text:p>472732366180339712521788272897687552-1.46I just love being the only person awake in my house. #not</text:p>
            <text:p>472809052746305536521788301175701504-2.45I love sleeping my day away. Best thing ever. #sarcasm</text:p>
            <text:p>475933478434136064521788329478864896-1.24@TullyPoafb Says the fool who can't forget 1690 #irony #idiot</text:p>
            <text:p>472562847604822016521788357819768832-1.77@SportsCenter little late there, but that's okay cause we all wanna hear more about the heat right? #not</text:p>
            <text:p>472245629867921409521788386009677824-2.41Happy birthday @WasThatJames! btw thanks for the movie night! #not #failure</text:p>
            <text:p>472944173298249729521788414254149632-2.66Obviously, Durant is good enough to lead his team to the Finals. #not</text:p>
            <text:p>472222301656596480521788445921132545-3.13anyone up for a walk on this beautiful night we have? #not</text:p>
            <text:p>463455091677069312521788474165563392-2.67@SoftDeath_SR But how will the whole world know you go to the gym unless you snapchat while you're there. I mean DUH. #Sarcasm</text:p>
            <text:p>472846287729983488521788502695223297-2.91I think it's cool that my downstairs neighbors used to invite the scrawny kid over and kick soccer balls at him b/c he had no authority #Not</text:p>
            <text:p>472478653482143745521788530994200576-.83Chopped Canada aaaaallllllmosttttt motivates me to actually cook for myself #WhataYaKnow #not #Cerealitis #solideffort #lackappetite</text:p>
            <text:p>472474810246004736521788559192489984-1.71well this is a great way to start the night. #not </text:p>
            <text:p>465277592623255552521788587655049216.99Zounds but a trove of things going on in #DoTheRightThing are all relevant to Midgard 25 years later. #SpikeLee, a Master. So to speak.</text:p>
            <text:p>472720072855666688521788615874347008-2.13What a great way to start the morning.... #not </text:p>
            <text:p>472761971881021440521788644097785858-2.20I love that really cute thing you do when you don't text back #not</text:p>
            <text:p>475841577584455680521788672438697984-2.14"@KaneZipperman: Aww you're so thotful Mrs. "Cum Meal" pic.twitter.com/KIxFMSzKHZ</text:p>
          </table:table-cell>
          <table:table-cell table:number-columns-repeated="1022"/>
        </table:table-row>
        <table:table-row table:style-name="ro2">
          <table:table-cell office:value-type="float" office:value="-1.86" calcext:value-type="float">
            <text:p>-1.86</text:p>
          </table:table-cell>
          <table:table-cell office:value-type="string" calcext:value-type="string">
            <text:p>@footballscoop He's upset the ACC out branded him with the new logo…#NOT</text:p>
          </table:table-cell>
          <table:table-cell table:number-columns-repeated="1022"/>
        </table:table-row>
        <table:table-row table:style-name="ro2">
          <table:table-cell office:value-type="float" office:value="-2.42" calcext:value-type="float">
            <text:p>-2.42</text:p>
          </table:table-cell>
          <table:table-cell office:value-type="string" calcext:value-type="string">
            <text:p>My body transformed from *before jcl* to *after jcl* I'm sure of it #ut #beachbody #not</text:p>
          </table:table-cell>
          <table:table-cell table:number-columns-repeated="1022"/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string" calcext:value-type="string">
            <text:p>@allinwithchris Justice Roberts will leave a fine legacy. #SCOTUS #sarcasm</text:p>
          </table:table-cell>
          <table:table-cell table:number-columns-repeated="1022"/>
        </table:table-row>
        <table:table-row table:style-name="ro2">
          <table:table-cell office:value-type="float" office:value="-0.05" calcext:value-type="float">
            <text:p>-0.05</text:p>
          </table:table-cell>
          <table:table-cell office:value-type="string" calcext:value-type="string">
            <text:p>#Hate Is #Not The #Answer - Only Thing Hate Will Do Is Eat You Up #BreakDownTheBarriers #Communicate #NewDayStarts #TakeARisk</text:p>
          </table:table-cell>
          <table:table-cell table:number-columns-repeated="1022"/>
        </table:table-row>
        <table:table-row table:style-name="ro2">
          <table:table-cell office:value-type="float" office:value="-1.36" calcext:value-type="float">
            <text:p>-1.36</text:p>
          </table:table-cell>
          <table:table-cell office:value-type="string" calcext:value-type="string">
            <text:p>LOLOL ok Japan #irony #Japan Offers Support to Nations in Disputes With China, via @nytimes nyti.ms/RLx6Dn</text:p>
          </table:table-cell>
          <table:table-cell table:number-columns-repeated="1022"/>
        </table:table-row>
        <table:table-row table:style-name="ro2">
          <table:table-cell office:value-type="float" office:value="-2.57" calcext:value-type="float">
            <text:p>-2.57</text:p>
          </table:table-cell>
          <table:table-cell office:value-type="string" calcext:value-type="string">
            <text:p>Getting a patio set into a minivan that's always a fun time #not @BJsproblems</text:p>
          </table:table-cell>
          <table:table-cell table:number-columns-repeated="1022"/>
        </table:table-row>
        <table:table-row table:style-name="ro2">
          <table:table-cell office:value-type="float" office:value="-1.23" calcext:value-type="float">
            <text:p>-1.23</text:p>
          </table:table-cell>
          <table:table-cell office:value-type="string" calcext:value-type="string">
            <text:p>@parkhouse42 Portugal with a lot of mad men at this time of the year would be crap #NOT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“@JaValle: so proud of my nigga @JoeBudden climb the ladder of success escalator style b youtube.com/watch?feature=…” #irony</text:p>
          </table:table-cell>
          <table:table-cell table:number-columns-repeated="1022"/>
        </table:table-row>
        <table:table-row table:style-name="ro1">
          <table:table-cell office:value-type="float" office:value="-3.16" calcext:value-type="float">
            <text:p>-3.16</text:p>
          </table:table-cell>
          <table:table-cell office:value-type="string" calcext:value-type="string">
            <text:p>Nancy Grace caring is about as real as Pam Anderson's tits.</text:p>
          </table:table-cell>
          <table:table-cell table:number-columns-repeated="1022"/>
        </table:table-row>
        <table:table-row table:style-name="ro2">
          <table:table-cell office:value-type="float" office:value="-2.36" calcext:value-type="float">
            <text:p>-2.36</text:p>
          </table:table-cell>
          <table:table-cell office:value-type="string" calcext:value-type="string">
            <text:p>Pass my diss proposal. Can we just stop now.. so I dont have to write 15000 words. Please this is gunna be a breeze #yeahright</text:p>
          </table:table-cell>
          <table:table-cell table:number-columns-repeated="1022"/>
        </table:table-row>
        <table:table-row table:style-name="ro2">
          <table:table-cell office:value-type="float" office:value="-3.3" calcext:value-type="float">
            <text:p>-3.3</text:p>
          </table:table-cell>
          <table:table-cell office:value-type="string" calcext:value-type="string">
            <text:p>@javaguysammckee While she's gone I'll try to find someone arguing for more violence against women. #Not</text:p>
          </table:table-cell>
          <table:table-cell table:number-columns-repeated="1022"/>
        </table:table-row>
        <table:table-row table:style-name="ro1">
          <table:table-cell office:value-type="float" office:value="-1.16" calcext:value-type="float">
            <text:p>-1.16</text:p>
          </table:table-cell>
          <table:table-cell office:value-type="string" calcext:value-type="string">
            <text:p>He who is without #Sin Cast The First Stone \n#JUDGE #NOT</text:p>
          </table:table-cell>
          <table:table-cell table:number-columns-repeated="1022"/>
        </table:table-row>
        <table:table-row table:style-name="ro2">
          <table:table-cell office:value-type="float" office:value="-2.56" calcext:value-type="float">
            <text:p>-2.56</text:p>
          </table:table-cell>
          <table:table-cell office:value-type="string" calcext:value-type="string">
            <text:p>@AliciaNickel Correction, not an abortion.... Just a chicken period because it want fertilized... #SoMuchBetter #Not </text:p>
          </table:table-cell>
          <table:table-cell table:number-columns-repeated="1022"/>
        </table:table-row>
        <table:table-row table:style-name="ro2">
          <table:table-cell office:value-type="float" office:value="-2.64" calcext:value-type="float">
            <text:p>-2.64</text:p>
          </table:table-cell>
          <table:table-cell office:value-type="string" calcext:value-type="string">
            <text:p>My brand new MacBook Air refuses to connect to a lot of wifi networks - including my iPhone 5 as a hotspot #irony #apple</text:p>
          </table:table-cell>
          <table:table-cell table:number-columns-repeated="1022"/>
        </table:table-row>
        <table:table-row table:style-name="ro2">
          <table:table-cell office:value-type="float" office:value="0.16" calcext:value-type="float">
            <text:p>0.16</text:p>
          </table:table-cell>
          <table:table-cell office:value-type="string" calcext:value-type="string">
            <text:p>The mouse laid it all out on the table, so to speak. On the phone, after all. I hung up on him on good terms, chewing over what he told me.</text:p>
          </table:table-cell>
          <table:table-cell table:number-columns-repeated="1022"/>
        </table:table-row>
        <table:table-row table:style-name="ro2">
          <table:table-cell office:value-type="float" office:value="-3.32" calcext:value-type="float">
            <text:p>-3.32</text:p>
          </table:table-cell>
          <table:table-cell office:value-type="string" calcext:value-type="string">
            <text:p>So bored of having @Sallieaxl &amp; @NicolaMcLean arguments all over my feed #GetOverItAlready #SettingAgreatExample #Not</text:p>
          </table:table-cell>
          <table:table-cell table:number-columns-repeated="1022"/>
        </table:table-row>
        <table:table-row table:style-name="ro2">
          <table:table-cell office:value-type="float" office:value="3.18" calcext:value-type="float">
            <text:p>3.18</text:p>
          </table:table-cell>
          <table:table-cell office:value-type="string" calcext:value-type="string">
            <text:p>@LeGrove calling someone out for being a grown man when you yourself obsess and write about something you have no control over. #irony</text:p>
          </table:table-cell>
          <table:table-cell table:number-columns-repeated="1022"/>
        </table:table-row>
        <table:table-row table:style-name="ro2">
          <table:table-cell office:value-type="float" office:value="-1.23" calcext:value-type="float">
            <text:p>-1.23</text:p>
          </table:table-cell>
          <table:table-cell office:value-type="string" calcext:value-type="string">
            <text:p>Not sure about the idea of selling tickets #SOTAFest and than standing inline unable to get in to watch @EskimoJoeMusic #not#CelebrateWA</text:p>
          </table:table-cell>
          <table:table-cell table:number-columns-repeated="1022"/>
        </table:table-row>
        <table:table-row table:style-name="ro2">
          <table:table-cell office:value-type="float" office:value="-1.67" calcext:value-type="float">
            <text:p>-1.67</text:p>
          </table:table-cell>
          <table:table-cell office:value-type="string" calcext:value-type="string">
            <text:p>Aaaand the ranger game just got out. This train ride home is going to be fun. #not #badtiming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-stayed awake for 36 hours...it sooo like me to controll the minds of retards who have a history of not showing up for work...#sarcasm</text:p>
          </table:table-cell>
          <table:table-cell table:number-columns-repeated="1022"/>
        </table:table-row>
        <table:table-row table:style-name="ro2">
          <table:table-cell office:value-type="float" office:value="3.25" calcext:value-type="float">
            <text:p>3.25</text:p>
          </table:table-cell>
          <table:table-cell office:value-type="string" calcext:value-type="string">
            <text:p>#Obama negotiates with #Terrorists to free terrorists-so we could get back a terrorist who should be court martialed &amp; sent to #Gitmo #irony</text:p>
          </table:table-cell>
          <table:table-cell table:number-columns-repeated="1022"/>
        </table:table-row>
        <table:table-row table:style-name="ro2">
          <table:table-cell office:value-type="float" office:value="-2.58" calcext:value-type="float">
            <text:p>-2.58</text:p>
          </table:table-cell>
          <table:table-cell office:value-type="string" calcext:value-type="string">
            <text:p>Thanks for the enlightening report on America's human rights violations, North Korea. Your concern for humanity is touching. #sarcasm</text:p>
          </table:table-cell>
          <table:table-cell table:number-columns-repeated="1022"/>
        </table:table-row>
        <table:table-row table:style-name="ro2">
          <table:table-cell office:value-type="float" office:value="-1.77" calcext:value-type="float">
            <text:p>-1.77</text:p>
          </table:table-cell>
          <table:table-cell office:value-type="string" calcext:value-type="string">
            <text:p>Life hack: when you have a stain on your pants, just cut them out, it looks totally cool and like they were supposed to look like that #not</text:p>
          </table:table-cell>
          <table:table-cell table:number-columns-repeated="1022"/>
        </table:table-row>
        <table:table-row table:style-name="ro2">
          <table:table-cell office:value-type="float" office:value="-3.24" calcext:value-type="float">
            <text:p>-3.24</text:p>
          </table:table-cell>
          <table:table-cell office:value-type="string" calcext:value-type="string">
            <text:p>It's a Saturday night and I've been sitting at home since 5... Man what a life I have. #NOT</text:p>
          </table:table-cell>
          <table:table-cell table:number-columns-repeated="1022"/>
        </table:table-row>
        <table:table-row table:style-name="ro1">
          <table:table-cell office:value-type="float" office:value="-2.91" calcext:value-type="float">
            <text:p>-2.91</text:p>
          </table:table-cell>
          <table:table-cell office:value-type="string" calcext:value-type="string">
            <text:p>Gotta a lot of time for awkward people #not #annoying #why </text:p>
          </table:table-cell>
          <table:table-cell table:number-columns-repeated="1022"/>
        </table:table-row>
        <table:table-row table:style-name="ro2">
          <table:table-cell office:value-type="float" office:value="-2.39" calcext:value-type="float">
            <text:p>-2.39</text:p>
          </table:table-cell>
          <table:table-cell office:value-type="string" calcext:value-type="string">
            <text:p>Even my shoes smh my js you fr thst worth it ? Im the one to tske soooioo much care of my shoes #Not no more</text:p>
          </table:table-cell>
          <table:table-cell table:number-columns-repeated="1022"/>
        </table:table-row>
        <table:table-row table:style-name="ro2">
          <table:table-cell office:value-type="float" office:value="-2.52" calcext:value-type="float">
            <text:p>-2.52</text:p>
          </table:table-cell>
          <table:table-cell office:value-type="string" calcext:value-type="string">
            <text:p>@chetanv82 As an Indian fan are you really having a pop at sportsmanship? #Irony</text:p>
          </table:table-cell>
          <table:table-cell table:number-columns-repeated="1022"/>
        </table:table-row>
        <table:table-row table:style-name="ro1">
          <table:table-cell office:value-type="float" office:value="-1.46" calcext:value-type="float">
            <text:p>-1.46</text:p>
          </table:table-cell>
          <table:table-cell office:value-type="string" calcext:value-type="string">
            <text:p>@eissyrC shocker that you would be one of the worst #not</text:p>
          </table:table-cell>
          <table:table-cell table:number-columns-repeated="1022"/>
        </table:table-row>
        <table:table-row table:style-name="ro2">
          <table:table-cell office:value-type="float" office:value="-2.85" calcext:value-type="float">
            <text:p>-2.85</text:p>
          </table:table-cell>
          <table:table-cell office:value-type="string" calcext:value-type="string">
            <text:p>Love being greeted by a dead mouse as i finish for the weekend @Xxcathwilsxx #ilovethemousefam #NOT </text:p>
          </table:table-cell>
          <table:table-cell table:number-columns-repeated="1022"/>
        </table:table-row>
        <table:table-row table:style-name="ro2">
          <table:table-cell office:value-type="float" office:value="-2.5" calcext:value-type="float">
            <text:p>-2.5</text:p>
          </table:table-cell>
          <table:table-cell office:value-type="string" calcext:value-type="string">
            <text:p>Nothing like homemade Mexican food from the hospital cafeteria for Cinco de Mayo........just like grandma used to make\n\n#sarcasm</text:p>
          </table:table-cell>
          <table:table-cell table:number-columns-repeated="1022"/>
        </table:table-row>
        <table:table-row table:style-name="ro1">
          <table:table-cell office:value-type="float" office:value="-2.05" calcext:value-type="float">
            <text:p>-2.05</text:p>
          </table:table-cell>
          <table:table-cell office:value-type="string" calcext:value-type="string">
            <text:p>That band banquet tonight tho best time in my life #sarcasm</text:p>
          </table:table-cell>
          <table:table-cell table:number-columns-repeated="1022"/>
        </table:table-row>
        <table:table-row table:style-name="ro2">
          <table:table-cell office:value-type="float" office:value="-1.98" calcext:value-type="float">
            <text:p>-1.98</text:p>
          </table:table-cell>
          <table:table-cell office:value-type="string" calcext:value-type="string">
            <text:p>@virdikuldeep no his mother travelled in a rickshaw to vote. That is much greater than martyrdom. #Sarcasm@K_T_L @narendramodi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@Lesdoggg @Tacky_Nerd Perhaps he should tell you how he really feels. #sarcasm #spite #nosenseofhumor</text:p>
          </table:table-cell>
          <table:table-cell table:number-columns-repeated="1022"/>
        </table:table-row>
        <table:table-row table:style-name="ro1">
          <table:table-cell office:value-type="float" office:value="-2.33" calcext:value-type="float">
            <text:p>-2.33</text:p>
          </table:table-cell>
          <table:table-cell office:value-type="string" calcext:value-type="string">
            <text:p>Tweeting is almost obsolete unless you're a celebrity. #sadtruths #irony</text:p>
          </table:table-cell>
          <table:table-cell table:number-columns-repeated="1022"/>
        </table:table-row>
        <table:table-row table:style-name="ro1">
          <table:table-cell office:value-type="float" office:value="-2.75" calcext:value-type="float">
            <text:p>-2.75</text:p>
          </table:table-cell>
          <table:table-cell office:value-type="string" calcext:value-type="string">
            <text:p>going on a diet tomorrow never been so excited #not</text:p>
          </table:table-cell>
          <table:table-cell table:number-columns-repeated="1022"/>
        </table:table-row>
        <table:table-row table:style-name="ro1">
          <table:table-cell office:value-type="float" office:value="-2.62" calcext:value-type="float">
            <text:p>-2.62</text:p>
          </table:table-cell>
          <table:table-cell office:value-type="string" calcext:value-type="string">
            <text:p>Man I can't wait to drive back and forth to Laramie twice a week again! #not</text:p>
          </table:table-cell>
          <table:table-cell table:number-columns-repeated="1022"/>
        </table:table-row>
        <table:table-row table:style-name="ro2">
          <table:table-cell office:value-type="float" office:value="-3.14" calcext:value-type="float">
            <text:p>-3.14</text:p>
          </table:table-cell>
          <table:table-cell office:value-type="string" calcext:value-type="string">
            <text:p>RT @McFuckYourBitch: @ComberAustin @R_OBrien71 see u at soccer comber \n#not \n#fag</text:p>
          </table:table-cell>
          <table:table-cell table:number-columns-repeated="1022"/>
        </table:table-row>
        <table:table-row table:style-name="ro1">
          <table:table-cell office:value-type="float" office:value="-2.33" calcext:value-type="float">
            <text:p>-2.33</text:p>
          </table:table-cell>
          <table:table-cell office:value-type="string" calcext:value-type="string">
            <text:p>I love having to pay for things that people stole from me.#sarcasm</text:p>
          </table:table-cell>
          <table:table-cell table:number-columns-repeated="1022"/>
        </table:table-row>
        <table:table-row table:style-name="ro2">
          <table:table-cell office:value-type="float" office:value="1.83" calcext:value-type="float">
            <text:p>1.83</text:p>
          </table:table-cell>
          <table:table-cell office:value-type="string" calcext:value-type="string">
            <text:p>@__yourstruely bruhhh you missing out that shit good it melts in your mouth literally </text:p>
          </table:table-cell>
          <table:table-cell table:number-columns-repeated="1022"/>
        </table:table-row>
        <table:table-row table:style-name="ro2">
          <table:table-cell office:value-type="float" office:value="-2.52" calcext:value-type="float">
            <text:p>-2.52</text:p>
          </table:table-cell>
          <table:table-cell office:value-type="string" calcext:value-type="string">
            <text:p>@20MC20 Oh come on. We got a TE in the 1st round... We're ready to win. #not #defense #parforthecourse</text:p>
          </table:table-cell>
          <table:table-cell table:number-columns-repeated="1022"/>
        </table:table-row>
        <table:table-row table:style-name="ro2">
          <table:table-cell office:value-type="float" office:value="3.68" calcext:value-type="float">
            <text:p>3.68</text:p>
          </table:table-cell>
          <table:table-cell office:value-type="string" calcext:value-type="string">
            <text:p>2 unionists and Carol Fox on #scotnight? Discussing #indyref fairness regulations coming in tomorrow. #irony</text:p>
          </table:table-cell>
          <table:table-cell table:number-columns-repeated="1022"/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string" calcext:value-type="string">
            <text:p>So Sprint works in London now does it? Interesting. #24 #htc #sarcasm</text:p>
          </table:table-cell>
          <table:table-cell table:number-columns-repeated="1022"/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string" calcext:value-type="string">
            <text:p>Don't you love those nights when you just break down.</text:p>
          </table:table-cell>
          <table:table-cell table:number-columns-repeated="1022"/>
        </table:table-row>
        <table:table-row table:style-name="ro2">
          <table:table-cell office:value-type="float" office:value="-1.61" calcext:value-type="float">
            <text:p>-1.61</text:p>
          </table:table-cell>
          <table:table-cell office:value-type="string" calcext:value-type="string">
            <text:p>#Irony #Education is governments' responsibility but blame others for it. Sindh, Balochistan fail to enroll children dawn.com/news/1110656</text:p>
          </table:table-cell>
          <table:table-cell table:number-columns-repeated="1022"/>
        </table:table-row>
        <table:table-row table:style-name="ro2">
          <table:table-cell office:value-type="float" office:value="-3.19" calcext:value-type="float">
            <text:p>-3.19</text:p>
          </table:table-cell>
          <table:table-cell office:value-type="string" calcext:value-type="string">
            <text:p>RT @newsbusters: Our "Don't Believe The Liberal Media" signs made it to the front page of today's Washington Post! #irony Pls RT. http://t.…</text:p>
          </table:table-cell>
          <table:table-cell table:number-columns-repeated="1022"/>
        </table:table-row>
        <table:table-row table:style-name="ro1">
          <table:table-cell office:value-type="float" office:value="-1.62" calcext:value-type="float">
            <text:p>-1.62</text:p>
          </table:table-cell>
          <table:table-cell office:value-type="string" calcext:value-type="string">
            <text:p>@HockInTheSky they made some pretty funny jokes though #not </text:p>
          </table:table-cell>
          <table:table-cell table:number-columns-repeated="1022"/>
        </table:table-row>
        <table:table-row table:style-name="ro2">
          <table:table-cell office:value-type="float" office:value="-1.41" calcext:value-type="float">
            <text:p>-1.41</text:p>
          </table:table-cell>
          <table:table-cell office:value-type="string" calcext:value-type="string">
            <text:p>Shout out to the hot babe at the movie in the park, who let me sit on his blanket #not</text:p>
          </table:table-cell>
          <table:table-cell table:number-columns-repeated="1022"/>
        </table:table-row>
        <table:table-row table:style-name="ro1">
          <table:table-cell office:value-type="float" office:value="-2.87" calcext:value-type="float">
            <text:p>-2.87</text:p>
          </table:table-cell>
          <table:table-cell office:value-type="string" calcext:value-type="string">
            <text:p>So, yeah, there's a banquet that won't be awkward at all. #sarcasm</text:p>
          </table:table-cell>
          <table:table-cell table:number-columns-repeated="1022"/>
        </table:table-row>
        <table:table-row table:style-name="ro2">
          <table:table-cell office:value-type="float" office:value="-1.15" calcext:value-type="float">
            <text:p>-1.15</text:p>
          </table:table-cell>
          <table:table-cell office:value-type="string" calcext:value-type="string">
            <text:p>A 50 y/o man came up to me saying how pretty I am and he wants to be my boyfriend and has lots of money. I said I'm#not#a#gold#digger</text:p>
          </table:table-cell>
          <table:table-cell table:number-columns-repeated="1022"/>
        </table:table-row>
        <table:table-row table:style-name="ro2">
          <table:table-cell office:value-type="float" office:value="-3.4" calcext:value-type="float">
            <text:p>-3.4</text:p>
          </table:table-cell>
          <table:table-cell office:value-type="string" calcext:value-type="string">
            <text:p>Id rather be more of a concerned girlfriend than tryin' to fuck my sisters ex boyfriend #SisterOfTheYear #Not #CallMeCrazy</text:p>
          </table:table-cell>
          <table:table-cell table:number-columns-repeated="1022"/>
        </table:table-row>
        <table:table-row table:style-name="ro2">
          <table:table-cell office:value-type="float" office:value="-4.01" calcext:value-type="float">
            <text:p>-4.01</text:p>
          </table:table-cell>
          <table:table-cell office:value-type="string" calcext:value-type="string">
            <text:p>Cool thing you can sit there and call me a cunt and a bitch and not get in trouble for it. #Not</text:p>
          </table:table-cell>
          <table:table-cell table:number-columns-repeated="1022"/>
        </table:table-row>
        <table:table-row table:style-name="ro2">
          <table:table-cell office:value-type="float" office:value="-1.63" calcext:value-type="float">
            <text:p>-1.63</text:p>
          </table:table-cell>
          <table:table-cell office:value-type="string" calcext:value-type="string">
            <text:p>Living the dream and cutting the hedges. Waiting for #tesco to deliver. #exciting #not</text:p>
          </table:table-cell>
          <table:table-cell table:number-columns-repeated="1022"/>
        </table:table-row>
        <table:table-row table:style-name="ro2">
          <table:table-cell office:value-type="float" office:value="-3.1" calcext:value-type="float">
            <text:p>-3.1</text:p>
          </table:table-cell>
          <table:table-cell office:value-type="string" calcext:value-type="string">
            <text:p>RT @souffleguy: did you guys listen to that sick guitar solo in that kimbra song by matt bellamy? #sarcasm</text:p>
          </table:table-cell>
          <table:table-cell table:number-columns-repeated="1022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string" calcext:value-type="string">
            <text:p>More to learn! Are we too old to keep figuring all this out? ......#NOT</text:p>
          </table:table-cell>
          <table:table-cell table:number-columns-repeated="1022"/>
        </table:table-row>
        <table:table-row table:style-name="ro1">
          <table:table-cell office:value-type="float" office:value="-2.79" calcext:value-type="float">
            <text:p>-2.79</text:p>
          </table:table-cell>
          <table:table-cell office:value-type="string" calcext:value-type="string">
            <text:p>BT 20CN wobble? @plusnet got a screen of red alerts! #not #Friday #fun</text:p>
          </table:table-cell>
          <table:table-cell table:number-columns-repeated="1022"/>
        </table:table-row>
        <table:table-row table:style-name="ro1">
          <table:table-cell office:value-type="float" office:value="-2.49" calcext:value-type="float">
            <text:p>-2.49</text:p>
          </table:table-cell>
          <table:table-cell office:value-type="string" calcext:value-type="string">
            <text:p>Haha yes! #starwars #sarcasm pinterest.com/pin/9098685494…</text:p>
          </table:table-cell>
          <table:table-cell table:number-columns-repeated="1022"/>
        </table:table-row>
        <table:table-row table:style-name="ro2">
          <table:table-cell office:value-type="float" office:value="-0.49" calcext:value-type="float">
            <text:p>-0.49</text:p>
          </table:table-cell>
          <table:table-cell office:value-type="string" calcext:value-type="string">
            <text:p>Don't you love it when you realise that you know someone so well you can tell when they've just been in the bathroom by the smell of their..</text:p>
          </table:table-cell>
          <table:table-cell table:number-columns-repeated="1022"/>
        </table:table-row>
        <table:table-row table:style-name="ro2">
          <table:table-cell office:value-type="float" office:value="-3.09" calcext:value-type="float">
            <text:p>-3.09</text:p>
          </table:table-cell>
          <table:table-cell office:value-type="string" calcext:value-type="string">
            <text:p>Life is only as good as your attitude towards it, and you my friend have a SHITTY attitude. #GoodLuck #Not</text:p>
          </table:table-cell>
          <table:table-cell table:number-columns-repeated="1022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string" calcext:value-type="string">
            <text:p>#sarcasm #sorrynotsorry pic.twitter.com/GcbYlSWUA4</text:p>
          </table:table-cell>
          <table:table-cell table:number-columns-repeated="1022"/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string" calcext:value-type="string">
            <text:p>I love all these text from my friends asking to hang out tonight #sarcasm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@4music are doing a Last Fan Standing program? They should probably mention it sometime... #sarcasm #talkaboutsomethingdifferent</text:p>
          </table:table-cell>
          <table:table-cell table:number-columns-repeated="1022"/>
        </table:table-row>
        <table:table-row table:style-name="ro1">
          <table:table-cell office:value-type="float" office:value="-2.34" calcext:value-type="float">
            <text:p>-2.34</text:p>
          </table:table-cell>
          <table:table-cell office:value-type="string" calcext:value-type="string">
            <text:p>@jeetzradio dammit! I was looking forward to the show!! #NOT</text:p>
          </table:table-cell>
          <table:table-cell table:number-columns-repeated="1022"/>
        </table:table-row>
        <table:table-row table:style-name="ro2">
          <table:table-cell office:value-type="float" office:value="-0.79" calcext:value-type="float">
            <text:p>-0.79</text:p>
          </table:table-cell>
          <table:table-cell office:value-type="string" calcext:value-type="string">
            <text:p>keselowski See? You're not the only one that throws water bottles out the window!!! #irony instagram.com/p/owt29FJ-PA/</text:p>
          </table:table-cell>
          <table:table-cell table:number-columns-repeated="1022"/>
        </table:table-row>
        <table:table-row table:style-name="ro2">
          <table:table-cell office:value-type="float" office:value="-1.12" calcext:value-type="float">
            <text:p>-1.12</text:p>
          </table:table-cell>
          <table:table-cell office:value-type="string" calcext:value-type="string">
            <text:p>“@ZodiacFacts: As a #Cancer your intuition about people is often correct.” #disagree #not</text:p>
          </table:table-cell>
          <table:table-cell table:number-columns-repeated="1022"/>
        </table:table-row>
        <table:table-row table:style-name="ro2">
          <table:table-cell office:value-type="float" office:value="-2.65" calcext:value-type="float">
            <text:p>-2.65</text:p>
          </table:table-cell>
          <table:table-cell office:value-type="string" calcext:value-type="string">
            <text:p>Cleaning the entire house is exactly how I wanted to spend my Friday night #not </text:p>
          </table:table-cell>
          <table:table-cell table:number-columns-repeated="1022"/>
        </table:table-row>
        <table:table-row table:style-name="ro2">
          <table:table-cell office:value-type="float" office:value="-1.61" calcext:value-type="float">
            <text:p>-1.61</text:p>
          </table:table-cell>
          <table:table-cell office:value-type="string" calcext:value-type="string">
            <text:p>Why is it that whenever someone says To make a long story short..." it's already been too long of a story? #irony"</text:p>
          </table:table-cell>
          <table:table-cell table:number-columns-repeated="1022"/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string" calcext:value-type="string">
            <text:p>Hi @HearnDylan :) Good to meet in this here World of Twitter (so to speak)</text:p>
          </table:table-cell>
          <table:table-cell table:number-columns-repeated="1022"/>
        </table:table-row>
        <table:table-row table:style-name="ro2">
          <table:table-cell office:value-type="float" office:value="-2.24" calcext:value-type="float">
            <text:p>-2.24</text:p>
          </table:table-cell>
          <table:table-cell office:value-type="string" calcext:value-type="string">
            <text:p>shout out to @devin_sheahan15 for texting me back last night #bestcousinaward #not</text:p>
          </table:table-cell>
          <table:table-cell table:number-columns-repeated="1022"/>
        </table:table-row>
        <table:table-row table:style-name="ro1">
          <table:table-cell office:value-type="float" office:value="-1.66" calcext:value-type="float">
            <text:p>-1.66</text:p>
          </table:table-cell>
          <table:table-cell office:value-type="string" calcext:value-type="string">
            <text:p>The democratization of Poland really gets me jazzed up #not #onelastpaper... </text:p>
          </table:table-cell>
          <table:table-cell table:number-columns-repeated="1022"/>
        </table:table-row>
        <table:table-row table:style-name="ro1">
          <table:table-cell office:value-type="float" office:value="-3.92" calcext:value-type="float">
            <text:p>-3.92</text:p>
          </table:table-cell>
          <table:table-cell office:value-type="string" calcext:value-type="string">
            <text:p>I just love not having any plans today .... #Sarcasm</text:p>
          </table:table-cell>
          <table:table-cell table:number-columns-repeated="1022"/>
        </table:table-row>
        <table:table-row table:style-name="ro2">
          <table:table-cell office:value-type="float" office:value="-1.54" calcext:value-type="float">
            <text:p>-1.54</text:p>
          </table:table-cell>
          <table:table-cell office:value-type="string" calcext:value-type="string">
            <text:p>Well, Lucky me. Ha. ;) mashable.com/2014/02/21/sma… #Twitter #irony #community #management via @FFTelecoms</text:p>
          </table:table-cell>
          <table:table-cell table:number-columns-repeated="1022"/>
        </table:table-row>
        <table:table-row table:style-name="ro2">
          <table:table-cell office:value-type="float" office:value="-2.65" calcext:value-type="float">
            <text:p>-2.65</text:p>
          </table:table-cell>
          <table:table-cell office:value-type="string" calcext:value-type="string">
            <text:p>A 70 year old woman has a 26 year old boyfriend. Yeah that's totally normal! #not</text:p>
          </table:table-cell>
          <table:table-cell table:number-columns-repeated="1022"/>
        </table:table-row>
        <table:table-row table:style-name="ro2">
          <table:table-cell office:value-type="float" office:value="-2.5" calcext:value-type="float">
            <text:p>-2.5</text:p>
          </table:table-cell>
          <table:table-cell office:value-type="string" calcext:value-type="string">
            <text:p>Any1 w/ an IQ above lettuce would figure him out in abt 3 minutes. Surfer bums living in a shack? world traveler? #NOT #MysteryMillionaire</text:p>
          </table:table-cell>
          <table:table-cell table:number-columns-repeated="1022"/>
        </table:table-row>
        <table:table-row table:style-name="ro1">
          <table:table-cell office:value-type="float" office:value="-1.41" calcext:value-type="float">
            <text:p>-1.41</text:p>
          </table:table-cell>
          <table:table-cell office:value-type="string" calcext:value-type="string">
            <text:p>@Dsluggy poor him, I feel so sorry for him... Oh wait :) #sarcasm</text:p>
          </table:table-cell>
          <table:table-cell table:number-columns-repeated="1022"/>
        </table:table-row>
        <table:table-row table:style-name="ro2">
          <table:table-cell office:value-type="float" office:value="-2.43" calcext:value-type="float">
            <text:p>-2.43</text:p>
          </table:table-cell>
          <table:table-cell office:value-type="string" calcext:value-type="string">
            <text:p>So not jealouse of everyone out getting drunk as my 16 hours at work is so much fun! #NOT</text:p>
          </table:table-cell>
          <table:table-cell table:number-columns-repeated="1022"/>
        </table:table-row>
        <table:table-row table:style-name="ro2">
          <table:table-cell office:value-type="float" office:value="1.24" calcext:value-type="float">
            <text:p>1.24</text:p>
          </table:table-cell>
          <table:table-cell office:value-type="string" calcext:value-type="string">
            <text:p>Oh my gosh like wow I love kaleb he is soooooo freaking awesome #bejelli #cuz #he# #my #friend #not #yours</text:p>
          </table:table-cell>
          <table:table-cell table:number-columns-repeated="1022"/>
        </table:table-row>
        <table:table-row table:style-name="ro1">
          <table:table-cell office:value-type="float" office:value="-2.05" calcext:value-type="float">
            <text:p>-2.05</text:p>
          </table:table-cell>
          <table:table-cell office:value-type="string" calcext:value-type="string">
            <text:p>Got to love a trip to the vets on a Saturday morning with a pooey puppy! #not</text:p>
          </table:table-cell>
          <table:table-cell table:number-columns-repeated="1022"/>
        </table:table-row>
        <table:table-row table:style-name="ro2">
          <table:table-cell office:value-type="float" office:value="-3.13" calcext:value-type="float">
            <text:p>-3.13</text:p>
          </table:table-cell>
          <table:table-cell office:value-type="string" calcext:value-type="string">
            <text:p>Basically choking to death and my mother texts me if im okay.. #thanksfortheconcern #not</text:p>
          </table:table-cell>
          <table:table-cell table:number-columns-repeated="102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having a bf that works at under armour means that sometimes you both wake up and somehow put on the same outfit. lolol #twinning #not</text:p>
          </table:table-cell>
          <table:table-cell table:number-columns-repeated="1022"/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string" calcext:value-type="string">
            <text:p>RT @iluvMyDelhi: Death sauce.....feel alive #monkeybar #blairs #chilli #sauce #death #funny #irony #pub #club #delhi #nightout #... http:</text:p>
          </table:table-cell>
          <table:table-cell table:number-columns-repeated="1022"/>
        </table:table-row>
        <table:table-row table:style-name="ro1">
          <table:table-cell office:value-type="float" office:value="-3.41" calcext:value-type="float">
            <text:p>-3.41</text:p>
          </table:table-cell>
          <table:table-cell office:value-type="string" calcext:value-type="string">
            <text:p>@CorporateBarbie don't you remember? Nikko flies private! #sarcasm</text:p>
          </table:table-cell>
          <table:table-cell table:number-columns-repeated="1022"/>
        </table:table-row>
        <table:table-row table:style-name="ro2">
          <table:table-cell office:value-type="float" office:value="-1.46" calcext:value-type="float">
            <text:p>-1.46</text:p>
          </table:table-cell>
          <table:table-cell office:value-type="string" calcext:value-type="string">
            <text:p>Hawaii and I have a complicated relationship where I love it here, but the sunburn hurts. #HawaiiIsAwesome #not</text:p>
          </table:table-cell>
          <table:table-cell table:number-columns-repeated="1022"/>
        </table:table-row>
        <table:table-row table:style-name="ro1">
          <table:table-cell office:value-type="float" office:value="-2.45" calcext:value-type="float">
            <text:p>-2.45</text:p>
          </table:table-cell>
          <table:table-cell office:value-type="string" calcext:value-type="string">
            <text:p>RT @IvaDFoster22: You're about as sharp as a dull, rusted butter knife</text:p>
          </table:table-cell>
          <table:table-cell table:number-columns-repeated="1022"/>
        </table:table-row>
        <table:table-row table:style-name="ro2">
          <table:table-cell office:value-type="float" office:value="-3.35" calcext:value-type="float">
            <text:p>-3.35</text:p>
          </table:table-cell>
          <table:table-cell office:value-type="string" calcext:value-type="string">
            <text:p>Ah yes, why not pair my bad skin day with a bad hair day? #SoundsGood #Not #FML</text:p>
          </table:table-cell>
          <table:table-cell table:number-columns-repeated="1022"/>
        </table:table-row>
        <table:table-row table:style-name="ro3">
          <table:table-cell office:value-type="float" office:value="-2.12" calcext:value-type="float">
            <text:p>-2.12</text:p>
          </table:table-cell>
          <table:table-cell office:value-type="string" calcext:value-type="string">
            <text:p>RT @rangersfan2014: @KarenNSports is a bandwagon fan everyone she hates the angels and @KoleCalhoun with all her passion she also hates the…</text:p>
          </table:table-cell>
          <table:table-cell table:number-columns-repeated="1022"/>
        </table:table-row>
        <table:table-row table:style-name="ro2">
          <table:table-cell office:value-type="float" office:value="-3.9" calcext:value-type="float">
            <text:p>-3.9</text:p>
          </table:table-cell>
          <table:table-cell office:value-type="string" calcext:value-type="string">
            <text:p>I love the rain! No, you don't. You love sitting inside, putting your life on hold until Mother Nature stops pissing on you. #fuckthisrain</text:p>
          </table:table-cell>
          <table:table-cell table:number-columns-repeated="1022"/>
        </table:table-row>
        <table:table-row table:style-name="ro1">
          <table:table-cell office:value-type="float" office:value="-2.72" calcext:value-type="float">
            <text:p>-2.72</text:p>
          </table:table-cell>
          <table:table-cell office:value-type="string" calcext:value-type="string">
            <text:p>@SportsCenter lots of intelligent responses in here #sarcasm</text:p>
          </table:table-cell>
          <table:table-cell table:number-columns-repeated="1022"/>
        </table:table-row>
        <table:table-row table:style-name="ro2">
          <table:table-cell office:value-type="float" office:value="-3.02" calcext:value-type="float">
            <text:p>-3.02</text:p>
          </table:table-cell>
          <table:table-cell office:value-type="string" calcext:value-type="string">
            <text:p>RT @javiercaraball5: Who ever did our senior sweats thanks for all the effort you put into them. #sarcasm</text:p>
          </table:table-cell>
          <table:table-cell table:number-columns-repeated="1022"/>
        </table:table-row>
        <table:table-row table:style-name="ro2">
          <table:table-cell office:value-type="float" office:value="-2.93" calcext:value-type="float">
            <text:p>-2.93</text:p>
          </table:table-cell>
          <table:table-cell office:value-type="string" calcext:value-type="string">
            <text:p>RT @teachingofsci: #irony: the pages I'm trying to access about being safe online (pastoral topic) are blocked on school network</text:p>
          </table:table-cell>
          <table:table-cell table:number-columns-repeated="1022"/>
        </table:table-row>
        <table:table-row table:style-name="ro2">
          <table:table-cell office:value-type="float" office:value="-3.49" calcext:value-type="float">
            <text:p>-3.49</text:p>
          </table:table-cell>
          <table:table-cell office:value-type="string" calcext:value-type="string">
            <text:p>Every song on the radio sounds like '70 funk: Daft Punk, Bruno, Katy, Justin T, even Hedley lately. Very original. #sarcasm</text:p>
          </table:table-cell>
          <table:table-cell table:number-columns-repeated="1022"/>
        </table:table-row>
        <table:table-row table:style-name="ro2">
          <table:table-cell office:value-type="float" office:value="-2.24" calcext:value-type="float">
            <text:p>-2.24</text:p>
          </table:table-cell>
          <table:table-cell office:value-type="string" calcext:value-type="string">
            <text:p>Well seen the sun was out today... Place was filled with crackpots and fannys!!! Gotta love sunny scotland .... #not</text:p>
          </table:table-cell>
          <table:table-cell table:number-columns-repeated="1022"/>
        </table:table-row>
        <table:table-row table:style-name="ro2">
          <table:table-cell office:value-type="float" office:value="-1.95" calcext:value-type="float">
            <text:p>-1.95</text:p>
          </table:table-cell>
          <table:table-cell office:value-type="string" calcext:value-type="string">
            <text:p>@mharvey816 oh come on now... she went you 3 snotty UNIs, were lucky she even notices us #not @racblog @eilatan</text:p>
          </table:table-cell>
          <table:table-cell table:number-columns-repeated="1022"/>
        </table:table-row>
        <table:table-row table:style-name="ro2">
          <table:table-cell office:value-type="float" office:value="-2.33" calcext:value-type="float">
            <text:p>-2.33</text:p>
          </table:table-cell>
          <table:table-cell office:value-type="string" calcext:value-type="string">
            <text:p>Wow worked from 2 to 1130 on calculus and I'm still not done.... Tomorrow isn't gonna be stressful at all #sarcasm</text:p>
          </table:table-cell>
          <table:table-cell table:number-columns-repeated="1022"/>
        </table:table-row>
        <table:table-row table:style-name="ro1">
          <table:table-cell office:value-type="float" office:value="-1.79" calcext:value-type="float">
            <text:p>-1.79</text:p>
          </table:table-cell>
          <table:table-cell office:value-type="string" calcext:value-type="string">
            <text:p>RT @mollybrooks_: love spending fridays at trig extra help #not</text:p>
          </table:table-cell>
          <table:table-cell table:number-columns-repeated="1022"/>
        </table:table-row>
        <table:table-row table:style-name="ro1">
          <table:table-cell office:value-type="float" office:value="-3.49" calcext:value-type="float">
            <text:p>-3.49</text:p>
          </table:table-cell>
          <table:table-cell office:value-type="string" calcext:value-type="string">
            <text:p>Ya no foul on that last play #Sarcasm</text:p>
          </table:table-cell>
          <table:table-cell table:number-columns-repeated="1022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string" calcext:value-type="string">
            <text:p>Watching America's Next Top Model while eating Nutella #irony</text:p>
          </table:table-cell>
          <table:table-cell table:number-columns-repeated="1022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string" calcext:value-type="string">
            <text:p>Well I hope everybody had an awesome day because I sure did #not</text:p>
          </table:table-cell>
          <table:table-cell table:number-columns-repeated="1022"/>
        </table:table-row>
        <table:table-row table:style-name="ro1">
          <table:table-cell office:value-type="float" office:value="-3.99" calcext:value-type="float">
            <text:p>-3.99</text:p>
          </table:table-cell>
          <table:table-cell office:value-type="string" calcext:value-type="string">
            <text:p>Whoops just deleted all pictures of you #sarcasm</text:p>
          </table:table-cell>
          <table:table-cell table:number-columns-repeated="1022"/>
        </table:table-row>
        <table:table-row table:style-name="ro2">
          <table:table-cell office:value-type="float" office:value="-2.13" calcext:value-type="float">
            <text:p>-2.13</text:p>
          </table:table-cell>
          <table:table-cell office:value-type="string" calcext:value-type="string">
            <text:p>@BZB @andreaburnswa the dip and biscuits she served up last night was AMAZING! #sarcasm</text:p>
          </table:table-cell>
          <table:table-cell table:number-columns-repeated="1022"/>
        </table:table-row>
        <table:table-row table:style-name="ro2">
          <table:table-cell office:value-type="float" office:value="-2.44" calcext:value-type="float">
            <text:p>-2.44</text:p>
          </table:table-cell>
          <table:table-cell office:value-type="string" calcext:value-type="string">
            <text:p>today is gonna be full of studying, paper writing, headaches, and snacking! Wooooo hooooo finals week! #sarcasm pic.twitter.com/yAw9bE5tdw</text:p>
          </table:table-cell>
          <table:table-cell table:number-columns-repeated="1022"/>
        </table:table-row>
        <table:table-row table:style-name="ro2">
          <table:table-cell office:value-type="float" office:value="3.64" calcext:value-type="float">
            <text:p>3.64</text:p>
          </table:table-cell>
          <table:table-cell office:value-type="string" calcext:value-type="string">
            <text:p>Sense for one last absolutely mad night before Magaluf!! Literally can't wait, going to be such a good night!</text:p>
          </table:table-cell>
          <table:table-cell table:number-columns-repeated="1022"/>
        </table:table-row>
        <table:table-row table:style-name="ro1">
          <table:table-cell office:value-type="float" office:value="-2.68" calcext:value-type="float">
            <text:p>-2.68</text:p>
          </table:table-cell>
          <table:table-cell office:value-type="string" calcext:value-type="string">
            <text:p>Learning math the night before a test...again. What a surprise. #Not</text:p>
          </table:table-cell>
          <table:table-cell table:number-columns-repeated="1022"/>
        </table:table-row>
        <table:table-row table:style-name="ro31">
          <table:table-cell office:value-type="float" office:value="-2.85" calcext:value-type="float">
            <text:p>-2.85</text:p>
          </table:table-cell>
          <table:table-cell office:value-type="string" calcext:value-type="string">
            <text:p>@yvanaaaaa: “@KdibbzNice25: LeBron cramped cause of the heat. But plays for the Miami Heat #irony lol”childish!!"IRONY!!!</text:p>
            <text:p>472080632164921344521791620539506688-1.93I love holding down on my screen for 30+secs to watch my sister act like a fool... #not #snapchatprobs @jennifer_word </text:p>
            <text:p>472045053901561856521791648788119553-2.33Glad I illustrated a background specifically for my Twitter account for it to be automatically rendered pointless. #sarcasm #notbitter</text:p>
            <text:p>460245085431398400521791677003235328-2.56This wedding tomorrow is about to be sooooo fun #sarcasm</text:p>
            <text:p>472893069399166976521791705306398720-2.15Omg I got my window to go up! Thanks to all the bitties that helped me #NOT</text:p>
            <text:p>472527950269911040521791733722796032-2.07@graciela_axo UHM I'm not #your #not #loyal please be real with me</text:p>
            <text:p>472682797036232704521791761908498432-2.53I have extra games behind the plate cause I'm working with a slow pitch umpire #YayMe #Not</text:p>
            <text:p>474705422864355328521791790123606017-2.58@justbejealous lmao! Yeah I wanted to put #realtalk but I forgot hahaha #irony</text:p>
            <text:p>472222215954792448521791818531602433-2.49.@instapundit You mean all the hue and cry made him richer, a bunch of times over his already substantial wealth? #irony</text:p>
            <text:p>463250652529819648521791847182921728-2.58Going into work early is the best #sarcasm</text:p>
            <text:p>472872032653152257521791875460911104-2.71Oh joy. Getting harassed at the pool by a creepy old guy was fun. #not</text:p>
            <text:p>463342981341134848521791904057671680-.56Sore throat, flu, fever, sneezing, dizzy.. Oh, feel so great.. #sarcasm</text:p>
            <text:p>472489559633035264521791932264361984-2.39awkward burn lines just in time for prom #perfect #not</text:p>
            <text:p>475226019989708800521791960479436800-3.05Music use to be better when you needed a good live show to be awesome. now its about being awesome in social meida #irony</text:p>
            <text:p>472860231513698304521791988799406080-1.62Strangely enough I can't access the @telenet site either. That makes so much sense. #not</text:p>
            <text:p>472384374818627584521792017085771776-2.26Roberts you really know how to say the kindest words. #NOT #Sarcasm</text:p>
            <text:p>472094038775316481521792045288284160-2.50ctOS Mobile is down again. Must be being hacked or something. #irony</text:p>
            <text:p>472083776676569088521792073557868545.12Yours truly officially has skybox tickets for Game 7 (if necessary) Sunday night. Perfect since I'm such a big Hawks fan!! #not #GoKingsGo</text:p>
            <text:p>463371652856692736521792101835886592-2.00Told you she's not dead. #Didntseethatcomingatall #Sarcasm #OUAT #WickedVsEvil</text:p>
            <text:p>473116160347500544521792130147418112-2.30Wait, you're telling me there were corruption issues within FIFA and that got Qatar the World Cup in 2022? Everybody is shocked! #not</text:p>
            <text:p>472720988829126656521792158282825728-3.01I just love when mom tells my personal info and stories to everyone #not</text:p>
            <text:p>476412039930208256521792186544062464-.50@Rebecca_Leigh96 LOL tell me to my face. i was literally standing right there. Sam made it pretty obvious hahaha</text:p>
            <text:p>4724621271110942725217922147213926402.07Holiday shopping with the lemon tommorow @Nikkiiiiii__ #eeek #not #long #to #go #bulgaria </text:p>
            <text:p>476492430079168513521792243255214080-3.04Like how the actual fuck can people look so pretty with out makeup I literally look like a rodent</text:p>
            <text:p>463104364610338816521792271638102016-2.17Boy do I love leaving the fam &amp; having my weekends cut short to catch a business flight on a Sunday. #sarcasm</text:p>
            <text:p>472474449288372224521792299874136064-2.10@gabbybruno318 we have so much to catch up on because my summer has been so cray....#not</text:p>
            <text:p>463350203525763075521792328349274112-2.93@cubewatermelon Ah, the joys of dating. #sarcasm</text:p>
            <text:p>472705708098863104521792356581113856-2.82Work revision work work revision work revision work #lovinglife #not</text:p>
            <text:p>472826329348718592521792384737501186-2.35@georgeydyson come and watch #BGT and see a bloke chucking an old woman around the stage! #classictv #not</text:p>
            <text:p>465317751062417408521792413166473216-2.47@sdampf My suggestion is mostly responding to Tone's pathetic attempt at a distraction, and I'm seeking to go the whole hog so-to-speak.</text:p>
            <text:p>472991989185937408521792441368973312-1.78I wish I was cool and took pictures with beer! #not #yoursocool</text:p>
            <text:p>463106531790438400521792469546319873-3.95Man I really love hopping around my house on one leg #sarcasm</text:p>
            <text:p>473025062854201344521792497824313344-2.48It's so great having a boyfriend that throws skateboards at you and makes you fall down holes and get cut by slabs #not</text:p>
            <text:p>473032439724777473521792526735650816-2.34I love it when I don't know where the story is going. #not #bored </text:p>
            <text:p>464020751410933762521792555273682944-.68The fact that they're on their way to Hampton, NH today is really no big deal. ???? #YEAHRIGHT… instagram.com/p/nsiEcKmlCp/</text:p>
            <text:p>472180908028862464521792583530721280-2.30Yeah I should definitely be watching the last song right now being all emotional and shit. #not</text:p>
            <text:p>472943144062160896521792611754205186-2.64Shout out to god for making my life worse and worse.....man ur awesome #not</text:p>
            <text:p>472143855496990720521792639910563840-2.10I just got asked when I find out who my teacher for next year is #throwback #not #homeschooled</text:p>
            <text:p>4764873097525329925217926681717964813.70literally soooo close to finishing the new single and I am so so excited to show everyone... this has been a good music month already </text:p>
            <text:p>463089458594586626521792696403640321-3.43RT @gollymsraleigh: Lap dances at gunpoint? Ha-ha... #sarcasm #awkward #creepy #WalkOfShame</text:p>
            <text:p>472415395501338625521792724547436545-2.49Yah why not just all wear bandeaus and short shorts to school #not</text:p>
            <text:p>460278409470304257521792752968028160-2.54In an empty house all night while my friends are all out and about... #Turnt #Sarcasm</text:p>
            <text:p>472160184677441536521792781136977920-3.02Ouch!?! Body hurts from head too toe!! Love the old lady disease I happen too carry around with me #not #nosleeping #sadlou</text:p>
            <text:p>472186186270654464521792809528197120-3.77RT @brettbmartin: Me too. #irony I love when he "goes" forever and ever @astonger @crowdtappers #LifesLittleLeaks</text:p>
            <text:p>474604323423260672521792838355664896-2.33Need to make your bland sparkledog look unique? Try heterochromia, everyone's doing it! #specialsnowflakes #irony</text:p>
            <text:p>472830831527202816521792866512035840-1.59Watching Clueless will definitely help me to pass my exams #not</text:p>
            <text:p>473093838479691776521792894651600896-2.52Where is There a @Starbucks When You Need One .. #Not Burbank Airport .. ... That Just Ain't Right!!</text:p>
            <text:p>472750606315032576521792922870882304-1.48Went downstairs and saw candy &amp; a purple liquid and thought my mom was making PJ #loll #not #turnupMa</text:p>
            <text:p>472072075985682434521792951073394688-1.94I love our of state drivers who are scared to go 75 #not</text:p>
            <text:p>463167370039541760521792979389140992-2.31I seriously can't wait to spend these next two weeks working non-stop #sarcasm</text:p>
            <text:p>472414503704199168521793007553875968-2.62@DeonZollino very unlike Deon to say he'll come out and then bottle it. #not</text:p>
            <text:p>472443561225760768521793035978686464-1.09Great day with the Wandies @SaintsRugby clay pigeon shooting, quad biking and go karting! #not last #TeamAcad</text:p>
            <text:p>463079384900182016521793064181170179.18Most discouraging baby name EVER. #Sarcasm instagram.com/p/nl1_N9wWkn/</text:p>
            <text:p>472842663461666816521793092425637888-3.06Soo dads been home all of 2 hrs and hes already stressing out mother and pissing the rest of us off.... #summersgonnabefun #not</text:p>
            <text:p>463525804195188736521793120770744320-1.80I absolutly love being ignored #sarcasm</text:p>
            <text:p>472155436079386624521793149082292225-2.91RT @aaronrcraven: #NHLplayoffs . Where homophobic slurs have been replaced by men squirting liquid in each other's face. #irony</text:p>
            <text:p>463486143905140736521793177322541056-2.64Being ignored is pretty fucking awesome too, today is just awesome in general..\n#sarcasm</text:p>
            <text:p>464635370974769153521793205525053440-2.37@WatfordTalk Hope he isn't as all he's managed is to take us from 12th to 13th. Not exactly progress</text:p>
            <text:p>4720644616420106245217932337904680962.29@tostzilla I bet. Well good to see you kicking about, so to speak. Take it easy.</text:p>
            <text:p>463487713896038400521793262039076865-.90Oh, I love sneezing. #allergies #sarcasm</text:p>
            <text:p>463409878317293568521793290312892416-2.22Grade 12 university food and nutrition course with no cooking or food involved... What in the fuck ? #SoPointless #PerfectLogic #Sarcasm</text:p>
            <text:p>472151550409072640521793318511185921-2.72@Davidlaz Hopefully @REALStaceyDash senses the intended humor here and doesn't take it as a personal attack from a white male pundit. #irony</text:p>
            <text:p>474600325563695104521793346688532480-1.78Just lost connection on a phone call with @comcast oh the #irony</text:p>
            <text:p>4764167141678325765217933750504038402.43RT @Lazy_Loverrr: I've literally been texting #oomf ALL DAY...I haven't done that in a while. Good conversation though.</text:p>
            <text:p>472623724500230144521793403483594753-2.21You would think after waking up at 3:30 am yesterday that my body would be exhausted and maybe sleep trough the night #not #ugh</text:p>
            <text:p>472179771905150977521793460551299072-2.68Glad to see Tomas Plekanec has learned his lesson #not</text:p>
            <text:p>465471516990119937521793488753799168-2.84Don't you love it when you get like 5 kills in a row, and then the game FREEZES!!!!!! #GamersNightmare</text:p>
            <text:p>472160568317464578521793517086314496-4.11@examineropeds #irony #westpoint #rookie #nocourage #cowardice #CharlieMale #CNN #CBS #AP #reuters #MSNBC #ABC #huffpost #npr #PBS</text:p>
            <text:p>463108060526161920521793545402085377-2.55Starting to get more pressure, it'a amazing what that 5th guy on the ice brings #sarcasm</text:p>
            <text:p>473115161465597952521793573650714624-2.91Nothing is as fun as working 9 hours inside over a hot grill on a beautiful 80 degree day #sarcasm #someonesaveme #ineedcoldthings</text:p>
            <text:p>463468831030403073521793601819648000-.90You guys aren't obvious AT ALL!!!!! #sarcasm #StarCrossed</text:p>
            <text:p>4721896624972390435217936302402560012.90Congratulations to @Euniceeeq on her beautiful baby boy :) He's so tiny and precious! #BabyFever #YeahRight #NoBabiesForMe</text:p>
            <text:p>474500507881713664521793658589544450-2.33The irony is I prefer the back of the bus. #irony #racism #funny</text:p>
            <text:p>463561244310790144521793686892732418-2.49Sold back 2 textbooks today and got a whoppin $3.50..so now I'm just ROLLIN IN THE DOUGH. #sarcasm #ripoff</text:p>
            <text:p>472619231800868864521793715158126592-1.97I'm going to be such a joy to be around tomorrow #not</text:p>
            <text:p>472104413809500160521793743436152832-3.60I love how my family is such sweethearts #NOT #GladYouGuysAreAssholes</text:p>
            <text:p>473852936570023936521793771818987520-3.55Figured out how to turn off my watch alarm so it wouldn't wake me up this morning. Then the street sweepers came at exactly that time #Irony</text:p>
            <text:p>463092813467361280521793800050860033-1.10@CamWAHM took me to a high school party last night. Felt like a perv, it was rad. #sarcasm</text:p>
            <text:p>474611854472667136521793828525977601-2.37So basically Farage produced a video taking the piss out of what people get up to at foreign conferences(!) politicalscrapbook.net/2014/06/nigel-… #irony</text:p>
            <text:p>4764792487490355215217938567872143362.01end of watch is a really good movie .. i literally cried . </text:p>
            <text:p>4764648330981785605217938853797560321.41@LeeTowers43 was waiting for you to notice. Literally thought of it on the spot like a total genius. Bump ugs is a completely valid phrase ?</text:p>
            <text:p>463477239888109568521793913607430144-2.67"@MelvinDanny: @jimmykorderas are they finally going to give Wyatt the push he deserves" Sure, he hasn't got one so far! #sarcasm!</text:p>
            <text:p>476412691805126658521793942040616960-1.37@Kim_Bruning Sorry, wait, what, this is literally not as hilarious as you think it is.</text:p>
            <text:p>4724619560590008325217939704989900801.31@kterwin025 don't ask how I have a 4.0 GPA because I have no clue #booksmart #not #commonsensesmart</text:p>
            <text:p>464520801522163712521793998697283584-4.20Bronchitis (twice), broken collarbone, concussion, strep throat, flu, and glass got stuck in my eye. It's been a great start to 2014! #not</text:p>
            <text:p>463377894165991424521794026853650432-3.02Booked to Teach effective marketing principles the rest of the week. #fun #sarcasm</text:p>
            <text:p>472415404648706049521794055412670464-3.15really excited about having to read 4 books, doing 100 points in flex points, AND doing lots of fun math homework this summer #not</text:p>
            <text:p>463088673542508544521794083556425728-2.81Aaaand I just shattered my phone. #firsttimeforeverything #suchagreatday #sarcasm</text:p>
            <text:p>472444809467408385521794111935119360-3.04@Macha_Ruad Fuck yeah. They should start reading it first. But nooooo, they already know everything. #not</text:p>
            <text:p>472168681842438144521794140166967296-2.19@kelsey_feed you must have said something wrong. Most people who defend the NRA are completely sane. \n#not #notatall #shesprollynuts</text:p>
            <text:p>463316580571820032521794168310730752-2.52Did the school block instagram or something ? #canttell #postonpost #sarcasm</text:p>
            <text:p>472107055558721537521794196462923776-3.04they dumbed down college because i put minimal effort in and i didn't learn SHIT. This semester. yet i got two b's. gotta love hcc. #not</text:p>
            <text:p>463193691235311616521794224627650561-2.07@maaarrooo06 thanks your soo nice #sarcasm</text:p>
            <text:p>472543684911976449521794253178302464-3.65my mom really makes it obvious who her favorite child in this household is #not #me </text:p>
            <text:p>463507408091107328521794281586302977-.56The secret has to be Brian Gibbons #Sarcasm He's played great tho</text:p>
            <text:p>473121167470252033521794309780426752.18RT @ashleyjacobs_: So pumped for this lax game!!!! #not @oliviablarr</text:p>
            <text:p>472357974930124800521794338075205632-2.36Nothing like watching the news this morning and seeing a certain someone back in jail #winning #not </text:p>
            <text:p>472474787236024320521794366357385216-3.17It makes sense to not talk to me when I didn't do anything? #not</text:p>
            <text:p>472058609103568896521794394933190656-2.65Well, this exam tomorrow is gonna be a bunch of laughs #not</text:p>
            <text:p>474917555077775360521794423165030400-2.36After all the crap yall give LeBron, yall missed the funniest part. Jujuan Howard, the oldest dude out there, carrying him off. #irony</text:p>
            <text:p>472164121979277313521794451317207041-4.06And then @jjjoannaaa came along and killed my vibe #sick #greatperson #not #hateyou</text:p>
            <text:p>464096020335304704521794479574237184-2.73@sprintcare False Advertisement and Employees with differing information is a real solid way to do business. #not</text:p>
            <text:p>463126035978928128521794507831275520-2.78@NotSoEvilRegal Yes we must coddle those who are in a panic about teh gays. #nohomo #sarcasm</text:p>
            <text:p>463526426239852544521794539460513792-3.02Dance Mom just admitted she has never danced before. #defqualifiedtojudge #letstakehercommentsseriously #sarcasm @jaredc20 @stephschneids19</text:p>
            <text:p>463364476302286848521794567969202176-2.67#SCOTUS allows #prayers at town meetings; says they were "ceremonial." Split was 5-4. What a surprise! #sarcasm nyti.ms/1fMnJPq</text:p>
            <text:p>472153892709752832521794596226203648-2.52So you love the Janoskians and yet their are only four of them? Yep, you're true fan #not</text:p>
            <text:p>472476674635096064521794624386785280-1.65We'll this trip to Lincoln by myself should be fun.....#not #lonerlife</text:p>
            <text:p>476396516987641856521794652517990401-1.90So turns out the anti-homeless spikes are literally a street away from us. Just passed a sad little huddle of journalists.</text:p>
            <text:p>4723701000128552965217946809050193921.70Boy on phone on train shouting at someone not to shout at him. #irony</text:p>
            <text:p>472359680006959104521794709170438146-2.88@PoppinBubb13s hahaha he makes me feel like a million bucks #not</text:p>
            <text:p>475662491931123712521794737528143874-2.95RT @Jen_Gill_1995: If secularisation comes up on Tuesday there is a God #irony </text:p>
            <text:p>471695383601487872521794766262919169-1.14Well damn, isn't that Parisian sky looking good #sarcasm</text:p>
            <text:p>472919028499873793521794794549682176-2.38can't wait to get home from work and write this paper #not</text:p>
            <text:p>472484865519386624521794822781562880-2.30@KYBlackout @alatlknights @KYBlackout @ZachStephan7 Zach always saying he is babysitting #Not #Playingwithhimslef #CallofDuty #Alone</text:p>
            <text:p>472821483728039937521798345342214144-2.21I really like being stuck in traffic on this beautiful Saturday afternoon. #sarcastictweet</text:p>
            <text:p>472172649913647104521800059755569153.06Always remember to let your friends know whether they are #hot or #not.</text:p>
            <text:p>472530510758309888521801183506079744-1.22@GeneralHospital And I thought everything would be revealed today.. #NOT. Oh well. I think it's Jerry Jax, or maybe Stavros Cassadine.</text:p>
            <text:p>472126348396597248521804810270416897-1.77McIlroy clearly still struggling to overcome his break up with Caroline #not !!</text:p>
            <text:p>472378882671525888521993816073465856-2.20@PPPokerClodagh @deccycas @vandewnj @Ste_Mc_Lean Keep favouriting the tweet McClean. That will highlight the inaccurancy of my points. #NOT</text:p>
            <text:p>4720592609445396485219998186006282251.94Dude I'm tweeting straight garbage right now (which is kind of the joke) #irony</text:p>
            <text:p>472757119062929408522002257584214016-.77It #has #not been seen \n✼ www.MonsterMMORPG. com \nsince. #undistanced \n➪ follow @MonsterMMORPG \n #stonecrash</text:p>
            <text:p>463339691874713601522004470037639168-3.48There's nothing better than UCF frat boys being completely obnoxious in line for the Haunted Mansion. #sarcasm</text:p>
            <text:p>463254337775362049522005338350833664-2.86So if my Internet doesn't start working before morning i may just have to go sit in Starbucks all day. Darn. #sarcasm</text:p>
            <text:p>463277954361856000522012821538631680-1.57RT @CatalystInc: Wait. Do we have to rethink everything now that we've just discovered women aren't run by their periods? #sarcasm http://t…</text:p>
            <text:p>473512310095765504522024062587912195-3.39@gabrielkillian and just below your post... #irony #YesAllWomen pic.twitter.com/wcj8hlxjjV</text:p>
            <text:p>472400292072677376522026288052072448-3.16The #irony of #PC meaning "politically correct" and "personal computer" where 99% of the non-PC happens. #thingsyoucantunsee</text:p>
            <text:p>465386829881937920522026457208729601-2.89@ChrisY2JJericho I'm sure it's about as empty as the space between your ears.</text:p>
            <text:p>472504182251851776522026485436391424-2.99When you snapchat someone and they open it and don't reply back. I mean i guess thats okay #not </text:p>
            <text:p>460258135899643905522026513638883328-3.36finding out your "friends" basically threw you under the bus is the perfect ending to a long ass day #sarcasm #sodamndone</text:p>
            <text:p>463052617242124288522026542051123202-2.22@Kafraversy #sarcasm is my middle name yabny</text:p>
            <text:p>472475550918131712522026570475929600-3.17“@CESPN1: Ryan Lavaranway is out 4-6 weeks to fix a broken bone in his wrist. Needs surgery.” / Splendid. #not</text:p>
            <text:p>463198382736277504522026598762291203-2.61I know how to do my math homework #Sarcasm</text:p>
            <text:p>4730969377683619845220266269606051841.49Had an Awesome Day at @pickribfest ! Today, #sunday , a day of #Rest? #Not! #:-)</text:p>
            <text:p>4721836946657361925220266554860625921.54Good start by the #Thunder! Weathering the storm so to speak. Staying poised and calm. The #Spurs look desperate! #WeAreThunder</text:p>
            <text:p>472468825225846784522026683785031680-2.91thanks for being so supportive in what i most want in life mom #not</text:p>
            <text:p>463494628600455168522026712016896000-1.56@Rationalityunle mine? I wasn't even there. "Namby-pamby" is the only allowable PC insult these days. #sarcasm</text:p>
            <text:p>473033885081952256522026740341030912-2.66@ActualMalef Are you free next Thursday at 3PM? I have several beatings to attend and this is my only opening. #Sure #IBelieveYou #Not</text:p>
            <text:p>463178329734922241522026768707125248-1.17I think I should marry 15 women so I can have a TLC show. #Truth #Sarcasm #ISupportEqualRights #PleaseDontKickMeInTheNuts</text:p>
            <text:p>476426686993793024522026797056401409-1.78nash literally has sO many good fucking photos but he chose a ugly ass icon im sleep</text:p>
            <text:p>476460207086637057522026825279868928-1.70My mom is literally yelling on the phone, I'm upstairs with the door closed and she downstairs in the kitchen and I can still hear her</text:p>
            <text:p>472090884025384960522026853830500352-.22RT @Charles_Eakins: @Real_Pagan_Jenn @YasiraJaan Pot meet kettle, and look up the word #irony, you #moron.</text:p>
            <text:p>472737321234989057522026882058158080-2.65Shaking and shouting is a perfect way to spend a Saturday #not</text:p>
            <text:p>4722731893564538885220269102732697613.15RT @copwatcher: #Irony Secretive gathering of rich and powerful at #Bilderberg2014 actually has "Does privacy exist?" on its agenda http://…</text:p>
            <text:p>472253686522339328522026938488352769-3.02@_SaintsChick_ @CINwillWIN sometimes a lot goes into what I say, however twitter is a poor medium to explain those very thoughts #irony</text:p>
            <text:p>472450631421399044522026966749556736.26apparently, it's football tonight!!!! #amazeballs #not good job I have copious amounts of Pinot in the fridge....#jeeeeeez</text:p>
            <text:p>472175765489205248522026995103064065-1.52Thank god for watch espn so I don't miss a single word of the spelling bee...#not</text:p>
            <text:p>465424262170279936522027023364268032-1.59RT @KattWilliams: That's about as suspicious as a nun doing squats in a cucumber field.</text:p>
            <text:p>472400639969214464522027051591929856-3.22What a beautiful day to be only going in to work for 1.#NOT</text:p>
            <text:p>472939630493708288522027080016756736-1.69Customer: I don't see the number I want up there?\nMe: We'll what do you want?\nCustomer: Your number… \nStill laughing… #not #today #mutomb</text:p>
            <text:p>472904452677337088522027108378632192.51Got to be up in an hour and a half to go to Vegas!!! #sleep #or #not #to #sleep</text:p>
            <text:p>463133516109471744522027136669200384-2.22Fema Camps Are Fun!!!!!!!!!!!!! #Sarcasm #Ressurection</text:p>
            <text:p>463468860931588096522027164909469696-2.48We need serious legislation to prevent baby accidents; or would a ban be better? #Sarcasm bringmethenews.com/2014/05/05/stu….</text:p>
            <text:p>4653362526196981765220271933006848001.53@alexinheaven_ @timmyinheaven @ryaninheaven Brothers forever all in the same room so to speak and acting like causal friends forever.</text:p>
            <text:p>472960544605888512522027221809364994-2.12I just love when a skunk makes it's way through the yard #not #countryprobs</text:p>
            <text:p>463319590635073536522027250041225217-2.48#kkr. Losing 6 wickets in 9 balls is a world record!! I hope you are proud about it! #sarcasm #rrVSkkr #IPL</text:p>
            <text:p>472459758545674240522027278436687872-2.43That's a pretty sweet tattoo you have on your face. It washes off right? #sarcasm</text:p>
            <text:p>472411305555406848522027306760806401-2.64People now complaining that Sterling will make billions for the forced sale of his team? #Irony #ugetwhatuaskfor #jaymohrsports @jaymohr37</text:p>
            <text:p>463390144410574849522027335047217155-2.03RT @LaxGirl2014: Ugh, you are ugly. #sarcasm #friends #frienship @zogarza</text:p>
            <text:p>473343605625864192522027363300032514-1.02Done a lot of thinking lately, and decided that I need to start living outside of my mind more. #irony</text:p>
            <text:p>472337107097092096522027391569653760-2.73We'll isn't this a perfect Friday night.. Researching china for my presentation on Wednesday. #sarcasm #notenjoying</text:p>
            <text:p>4731647435121827845220274198308741123.03@ArianaGrande is the best.... I'm not gay, I just really like her and her songs...xD #ariana#grande#swag#not#gay#guy#gamer#arianaisthebest</text:p>
            <text:p>472487324895674369522027448125632513-3.75A big thank you to the US Government for taking so much of my paycheck. #not #imjustakid #letmekeepmy$$</text:p>
            <text:p>472210351144976384522027476407828480-1.40Hitting my computer used to make it work. Turns out that's what broke it too. #irony</text:p>
            <text:p>472219402440409088522027505080090624.82If I am too #serious about #Jesus, well its coz I am! Wait, no! I'M #NOT SERIOUS #ENOUGH! I #want #to #give #MORE</text:p>
            <text:p>472061695473745920522027533299355648-2.772 years of living in England= me realising I have so much shit. Packing is such fun #not (just glad my mother is not here to see)</text:p>
            <text:p>472217165488459777522027561472524288-2.58Love it when people ditch out on plans without giving an explanation #not</text:p>
            <text:p>472045803142668289522027589729517568-2.43I've had a really productive half term so far #not</text:p>
            <text:p>471696153109856256522027618171121666-1.88#Sarcasm to the fucking fullest.</text:p>
            <text:p>463060170835517440522027646558162944-1.41@lucypennell_ are you like performing or something? #sarcasm</text:p>
            <text:p>463371140933906432522027674810986496-1.50#monday #humor #sarcasm #someecards #quotes instagram.com/p/nn6qcQlPvi/</text:p>
            <text:p>472248211801780225522027703005089792-3.49Oh the #irony in youtube's comments section! "I can't understood,because your English its not good" #youtube #comments</text:p>
            <text:p>463484091686342656522027731316670464-3.49Yup. I can totally see how much she loves you #butno #sarcasm</text:p>
            <text:p>460224662379581440522027759556915200-2.46I love that it is my last Saturday night in Nashville for 8 months and I am spending it studying. #sarcasm #IHaveNoLife</text:p>
            <text:p>463482431128223744522027787922984960-2.72@Gbaby15_ nice goodbye #sarcasm</text:p>
            <text:p>472381180000894976522027816150634496-2.90@StephenTwigg maybe you donate ,then put on expenses,feeding our citizens instead of sending it abroad# youmpsareamazing #not</text:p>
            <text:p>463290348223987712522027844474793984-2.12Good morning. Following yesterday's hang gliding with work...great #sarcasm</text:p>
            <text:p>473348017265709056522027872664682496-2.96His new name is Wookie. Better name for him #irony #syrian instagram.com/p/ouznvAihzJ/</text:p>
            <text:p>472706017781112832522027929724026880-2.25ok im going to walk through ormiston holding two lamps... love looking like a twat #not</text:p>
            <text:p>4764766222800773145220279579265228814.4522 Jump Street was literally hilarious! cannot even breathe.</text:p>
            <text:p>463450445944737792522027986187739136-.95Fuckin Prius #sarcasm #greenlight vine.co/v/M6OJPTWEbPK</text:p>
            <text:p>476463989384171520522028014335721472.35@BustahNut_ I was literally waiting for a response from you </text:p>
            <text:p>472475094594232320522028042668240896-2.52I don't have time for people who only want to be with beautiful or powerful people. I just want to hang with smart people. #irony</text:p>
            <text:p>476496307914551296522028070908489729-2.18id literally be so much less miserable if my eyebrows were pretty!!</text:p>
            <text:p>463578697832730624522028099140325379-2.37My ex is going bald and I'm not laughing about it #sarcasm</text:p>
            <text:p>460278147133366273522028127414136834-1.53So glad that certain people don't see my tweets.. #sarcasm</text:p>
            <text:p>463934741209550848522028155646005248-2.41In essence Thai Constitutional Court punished nepotism. Which was clearly non-existent before Thaksin #Yeahright</text:p>
            <text:p>463108402479001600522028183898824705-1.66@SavanaRaee of course. #sarcasm</text:p>
            <text:p>472946488083894272522028212210397186-1.75Maybe some women are not meant to be tamed maybe they need to run free. #Not #LoveBirds</text:p>
            <text:p>4729034291329105925220282403961241601.57Lost £100 on #FrochGroves2 and just won £700 on poker. From bad mood to ecstatic in 3 hours. Time for a celebratory Maccy D! #HighLife #Not</text:p>
            <text:p>472223776135208960522028268724424705.64Love that the favourite on my #PETA tweet is @TheAndrewHunter the man who retweets them all the time!! #irony #steak #bacon LOL</text:p>
            <text:p>463419565989720064522028296981471232-3.05O'sullivan missing balls and the Liverpool defence disappearing up its own exhaust pipe. Fantastic Monday night indeed #sarcasm</text:p>
            <text:p>472935496055005184522028325439827968-2.82Even I don't care nor matter anymore #luckyday #not</text:p>
            <text:p>472680855107035136522028353709408256-.83"Okay kids, iPods off, iiiiiit's House Cleaning Time!" They can't get enough of it ;) #not #leadballoon #dadisanarse</text:p>
            <text:p>463291345604739073522028381853220864-.64@JoeNBC, you are so wise! Why are you waiting your much needed political wisdom behind a desk? #sarcasm #morningjoe</text:p>
            <text:p>472557604385067009522028410064089088-3.61If you post pictures with your middle finger up, you gain SO much respect from me. #not.</text:p>
            <text:p>472583316915617792522028438379851776-3.22Yeah 4 stitches a whole lot of pain and a long ass day ahead of me! #woo #not</text:p>
            <text:p>463140799665160192522028466720743425-2.63Guys, I know who Paige is. Go back and look at who my picks were tonight and you'll see I know her name. #Sarcasm</text:p>
            <text:p>463329895968702464522028494981976064-3.13RT @NeilClark66: #ChrisHuhne released from prison after serving just quarter of term. UK elite really get treated harshly when they commit …</text:p>
            <text:p>463112373503799297522028523117355008-1.78Dear #Memphis, there’s a difference btwn admiring &amp; stalking. Thanks for deterring future Royal visits to America. #sarcasm #RoyalsInMemphis</text:p>
            <text:p>472554483751604224522028551345041409-2.72I'm really really happy that @bayleejarrell is not spending the night with me like she said she was going too. So happy! #sarcastictwee</text:p>
            <text:p>463331608599085057522028579530739713-2.87RT @CrystallYvonne: Ohh I'm so sorry if I don't approve people easily in social networks even though ur my classmates.I'm sorryyyy #sarcasm…</text:p>
            <text:p>472366050063810560522028608060403712-2.57right next to each other in my feed this morning… #irony pic.twitter.com/SDFoVqxhCf</text:p>
            <text:p>472162480181878784522028636472606721-3.22@BrianMannal @LoriDowney3 looking forward to all these drug-resistant diseases that will grow from this. #not</text:p>
            <text:p>472945819826814977522028664788357120-2.33Tonight made me realize I'm a great runner #not</text:p>
            <text:p>472408074280783872522028692974075904-2.59People who try to look good in front others deserve a gold medal for effort! #Not</text:p>
            <text:p>472972326691037186522028721398497281-1.25RT @Master_Kabuto: #ASAPone #not #erupted in \n✎ www.MonsterMMORPG. com ✍\nyears. #Edwyna \n☉ follow @MonsterMMORPG ➛\n #briscola</text:p>
            <text:p>472191704431591424522028749806923776-1.54Ima go all night just cuz they thought havin Mikey callin me was gone change anythinG #NOT .... That's IT </text:p>
            <text:p>463359864862154752522028778504327168-3.61@IWantToScience She probably wants grandkids before she kicks the bucket and I make the fatal decision of gettig a useless degree #sarcasm</text:p>
            <text:p>4723144556497100805220288067320053763.13RT @HarryFremantle: “@TargetDarts: 180 cards being put to good use at Target HQ #Irony pic.twitter.com/sVA2Ut8geN” top banter</text:p>
            <text:p>472613573823184897522028835001626624-2.05@aka_candyman @aaronparker73 hahaha those yellow &amp; blue ice cubes in the piss troff look so refreshing though !! #not </text:p>
            <text:p>463534479668436992522028863288012800-2.85Seriously? my laptop broke at the best time ever... #sarcasm</text:p>
            <text:p>465346432363683841522028891599564800-3.00Don't you love how walmart has like 5,000 registers but only 2 are ever open?</text:p>
            <text:p>472884375114489856522028919915286528-2.81Trying not to break down in public is fun... #not</text:p>
            <text:p>472065336918167552522028948126203904-1.83Now that I have had my coffee I'm not so pissy... #not #stayaway</text:p>
            <text:p>472058317880430592522028976345460736-2.14We took that French presentation way too seriously #not</text:p>
            <text:p>464591330921168896522029004753469440-3.11I just love coming home to an apartment that smells like smoke thanks to my neighbors that smoke. #Not</text:p>
            <text:p>472581635037093888522029033174081536-2.34just when i thought i can let my shields down, ive been reminded y i didnt exactly do tht in the 1st place! #happyrealization #sarcasm</text:p>
            <text:p>472074700881817600522029061716336640-3.59The amount of poop I have to clean up between 6 puppies and 2 adult dogs is too much #not</text:p>
            <text:p>463560403340251136522029089935613954-2.00“@BritAdoresYou: It sucks to be ugly like me” #Sarcasm</text:p>
            <text:p>475381913562009602522029118196826112-2.78"@NeelumUsafAry: @Razarumi You done a fantatstic job in social media ..true voice of Minorities including Ahmadies ...." Not Muslims #irony</text:p>
            <text:p>472593046152810497522029146458038272-2.09Soo..he was an asshole last week (your words not mine) and this week you're cooking dinner together #notbad #keeper #sarcasm</text:p>
            <text:p>460304333209227265522029174647951361-1.69I found some interesting things out about my self that I didn't even know woah #sarcasm</text:p>
            <text:p>472179093358665729522029202829500416-3.75God I just loved getting bitched at, what a great night #not</text:p>
            <text:p>472174165823586304522029231065542657-2.28I love that no one in my house listens to me even though I'm right. That's so cool. #sarcasm #sarcastictweet</text:p>
            <text:p>463519314717315073522029259301588993-.07You say we're really close but you don't even follow me on IG or Twitter #fake #fakefriends #sarcasm</text:p>
            <text:p>463100993396543488522029287558639616-2.10It's totally worth it to have the #WWENetwork for this exclusive match! #ExtremeRules #Sarcasm</text:p>
            <text:p>472571441851162624522029315765329920-2.43Dude tomorrow is going to be the best day ever..... #not</text:p>
            <text:p>472372506058166272522029344068493312-2.33ew. completely #unoriginal #twitter now looks like #facebook thanks for even asking me if this is what i wanted #not #inconsiderate</text:p>
            <text:p>463195133156933632522029372589756416-2.87This is how I feel right now. #sarcasm pic.twitter.com/5fgAwyK9DR</text:p>
            <text:p>460199440536436737522029401069068288-2.95People who blast their hip hop music are cool. #Sarcasm</text:p>
            <text:p>473105913130131456522029429258997760-2.32Love waking up to all my friends jumping on our bed asking if we got laid #not</text:p>
            <text:p>472213494134501376522029457436336128-2.66it's always fun when you have a dead phone.. \n#not</text:p>
            <text:p>472966631807676416522029485605285888-1.77I love watching scary movies with Timmy where he falls asleep and leaves me alone to be scared less #not </text:p>
            <text:p>472124998065602561522029514088792065-1.52Don't ya just love a nice sinus infection? #NOT #LIVID blaming the weather but thankyou dr Milligan for my meds lol</text:p>
            <text:p>472096004226158592522029542266138624-2.51Sure I'd love to go out, you look so manly sipping your @starbucks frappuchino with whip cream thru that straw, bro. \n#not \n#girlydrinks</text:p>
            <text:p>472031492487778304522029570430894080-3.32Love when people don't show up for their shifts #Not #NHL15Bergeron</text:p>
            <text:p>463150182754836480522029598654365696-2.66Thanks to @MsZoonosis on the TL... I now have Galaxy Quest on. THIS IS HORRIBLE. #Sarcasm</text:p>
            <text:p>463514909838696448522029626827485184-.68Ohh yay, no class tomorrow till 2! But wait ?! I haven't even started on my final! Looks like I'll be in class at 8 am. #swell #Sarcasm</text:p>
            <text:p>463286976100454400522029655021604865-2.03I love how even complete strangers call me afro girl #sarcasm</text:p>
            <text:p>472420105255944192522029683400261632-3.00@ameliaandarthur @BigManLittleBoy @zalithedog Bwahhahaha! Art so bad it tries to remove itself #irony</text:p>
            <text:p>464647902162595841522029711573385217-2.46i literally JUST got home and i was greeted with a giant spider on my door brb burning the house down</text:p>
            <text:p>4754750724596080645220297399227105282.89#Vietnam suggests a little more substance to US #pivot to #Asia ... m.voanews.com/a/vietnam-urge… ~ how times have changed since Vietnam War #irony</text:p>
            <text:p>463565649940586496522029768192323584-1.10Yay its MonTuesday! Cant wait to get to work,i love it! #Sarcasm</text:p>
            <text:p>464098441589956608522029796352872449-2.66I was patiently waiting for tomorrows Madrid OOP and there are no surprises. The schedulers are always so generous to me... #not</text:p>
            <text:p>472326554161528833522029824538599424-2.39Would really love to go gor a run however no exercise got 5 more weeks yet#stupid#operation#hate#not#exercising</text:p>
            <text:p>465357073920700417522029852808192000-2.15RT @Just_Lee_: Your constant hatred towards the world is about as dark and mysterious as a petulant toddler who dropped his ice cream.</text:p>
            <text:p>472529575319457792522029880985538561-2.54The amount of processing I had to do just to get this amp to sound half way decent is just amazing. #not #AudioProblems</text:p>
            <text:p>463325593493200897522029909288685569-2.154kb/s download speed. I have seen faster download speed on dial up internet. Good job PLDT, keep up the good work. #sarcasm</text:p>
            <text:p>474850779736850432522029937575067648-2.31Really, groupon? Do I look like a 10k runner?! #groupon #irony instagram.com/p/o5e_49tGOa/</text:p>
            <text:p>4764284656597196805220299662179901451.95Literally had like 10 "good morning gorgeous/beautiful" messages on fb but I only replied to one </text:p>
            <text:p>465233140575789056522029994458222592-1.10@charmacc @TrevorCBC that's the end of the line...so to speak.</text:p>
            <text:p>472573977693413376522030022761394176-2.61Hot and sticky... that's how I like my weather. #not ..... what did you think I was gonna say?</text:p>
            <text:p>472214349138784256522030051475615744-2.76@KareenahLee ... so then we went back to listening to the tutorial on the nervous system XD &gt;_&lt; haha~ #irony :D</text:p>
            <text:p>472642664190730240522030079694884865-.75"With my vine crew” (Vía justinbieber, Shots Of Me). #JustinBieberFoto #NoticiasHappy #Musica #Photo #2014 #Shots\n#JustinBieberFoto #Not...</text:p>
            <text:p>474471207363170304522030107901566976-2.50Yeah, 'Save Our Countryside From Over Development' whilst I..er..live in an actually BARN. #irony pic.twitter.com/sOybZiT025</text:p>
            <text:p>476401246400962560522030136225710081.62@Brookaphernelia i did and im sorry bc I literally don't remember blocking you but it's good now</text:p>
            <text:p>463370381726732289522030164608577536-2.33I seriously have one of the smartest best friend ever @Neeaaal #sarcasm</text:p>
            <text:p>472346025068613632522030192794296320-3.99@shadowspar Hmm.. its almost as if his present-self was making software that would have protected his past self #schadenfreude or #irony?</text:p>
            <text:p>472943076206329856522030221235859458-2.87Westbrook is really good at the end of games #not</text:p>
            <text:p>472187436635013120522030249434157056-2.15I don't even need to be at a family gathering for a distant relative to ask me if I have a boyfriend #irony</text:p>
            <text:p>463138881211088896522030277707960321-2.50What a hit by Dorsett on Kunitz....really creamed him into the boards.#embellishing #sarcasm #NYR #NYRPlayoffs</text:p>
            <text:p>472149234171789312522030305973391360-2.74“@ThePeteEdwards: Not sure why that pitcher proceeded to give me low and away fastballs” yeah me too #not</text:p>
            <text:p>463322165547646977522030334238818304-.74@TheGaunjaMan You mean it was a JOKE?! Like funny ha ha? Crap! I guess #thatchangeseverything. #whatshappeningisthisis #sarcasm</text:p>
            <text:p>472418952430485504522030362462261248-2.87i love calling nb power and waiting on the phone for 30 mins.. #not</text:p>
            <text:p>4764452483237191685220303908199792642.48Literally, my dad watched every episode of pretty little liars with me HA. BEST DAD EVER. well let's just say he has no choice......</text:p>
            <text:p>472188577929912320522030419001495552-2.33RT @Daniellez_youn: @malfoyex this is hilarious because he's actually filming a film called "moonwalkers" #irony</text:p>
            <text:p>472558021998964736522030447204003840-2.06The smell of distilled white vinegar stuck in my hands... aaaah life's simple pleasure... #not</text:p>
            <text:p>463575589027184640522030475779792896-2.50I have AWESOME sisters. #sarcasm @lindsboo13 @lyndsey_philo @kenzieg1320</text:p>
            <text:p>472465472995086336522030504254922752-2.63How funny is the #irony of this #tooth shaped candy jar with a #filling as the lid?! #dentalhumor #smile pic.twitter.com/sex6dDkd93</text:p>
            <text:p>472947622853226496522030532591640576-2.43You have stupid hair. There I feel better now. #NOT #90shumour</text:p>
            <text:p>463428599950098432522030560764784640-1.98bored, annoyed and i have school tomorrow. wow. i f'n love my life #sarcasm</text:p>
            <text:p>475299180064153600522030589093109760-1.81On the way to the gay pride parade &amp; my cab driver is saying how God meant for men &amp; women to be together not the same sex. #irony #gaypride</text:p>
            <text:p>476448354961211394522030617610170368-2.30@CharliePars0ns literally just wrote it but it's shit hahha, i literally am praying the oral marks are good cos my exam won't be</text:p>
            <text:p>4764403992515379205220306458797834242.45@26MgmtTeam im literally peeing myself waiting for the winners to be announced </text:p>
            <text:p>472044007464243200522030674111651840-2.73I love having to make random 30 minute drives up to JCCC during summer break. It's the best. #not</text:p>
            <text:p>463360279128981504522030702330920960-2.45I hear gr8t new info is on todays call. Dotting I's crossing T's. 1" line. All done. Sit back enjoy tony the gr8t #wearethepeople #sarcasm</text:p>
            <text:p>464204257592635392522030730697003009-2.73@alanBStardmp @BBCNews It's not exactly a state secret and why would anyone give a fuck anyway? Massive non issue.</text:p>
            <text:p>463055725216800768522030759067258880-3.41Gotta love these college bats #sarcasm #RuiningBaseball @NCAACWS</text:p>
            <text:p>473107125359890433522030787278172161-1.51Trying to get hit on? Go out wearing a hat with badger ears on it. The men flock. #not</text:p>
            <text:p>472095537265934336522030816109408259-2.30My first business card as the booker for the Chameleon on Valencia #irony #tbt #sftimes #hahahaha instagram.com/p/ol6DylRY_m/</text:p>
            <text:p>472391853451792384522030844425568257-3.57Thanks to the spiders nest that hatched in my car as I drove to work. Hundreds of spiders crawling all over me really helped me drive. #not</text:p>
            <text:p>463088579586314240522030872602869760-3.51This is how I handle the thirst. #sarcasm #grindrprobs #byefelicia pic.twitter.com/dYsS3M1V7Q</text:p>
            <text:p>460299923125063681522030900834754560-2.86The house behind me has their backyard high beam lights on again... yeah! #sarcasm #stayupallnight</text:p>
            <text:p>472789307636580352522030929179869185-2.00@kacie_wvu: If Teresa thinks I'm waking up at 6 to weedeat she has lost her mind @beth_sageser Kacie stay in bed I'll take care of it. #not</text:p>
            <text:p>472352017416208384522030957617250305-.81Texts notifying you of a deposit into your account &gt; good morning texts / any other text ever \n#cashMoney #swag #yolo #paperChaser #not </text:p>
            <text:p>476477771850743810522030985857495040.72I'm literally getting anxiety from waiting for the world cup and I want to play soccer right fucking now because I'm to hyped</text:p>
            <text:p>472117377945976832522031014043205633-2.33My GRE prep books came today. It's like Christmas #not</text:p>
            <text:p>472046572017287168522031042207952896-.86Maybe it's my fresh tee they are staring at. #not </text:p>
            <text:p>474752567876915201522031070481756160-1.86@Leslieks Absolutely… #Irony of the "throat cramming" by the door to door &amp; cc stalking recruiters. LOL @Chickorie @Chezer59 @Dee_Summers</text:p>
            <text:p>476490659755331584522031098784935936-3.77@tabaanxo why am I up I hate this shit. Im literally dragging my self to schoool uggggggh but good morning!</text:p>
            <text:p>463059585608056832522031127025156096-1.29RT @RYOmoha: Sell De Jong and Balotelli get Strasser and Paloschi please.. Youth Project is the best. #Sarcasm</text:p>
            <text:p>474928949844144128522031155168944128-2.00RT @piscatello: Just saw a homeless guy in @AltConference shirt. #irony</text:p>
            <text:p>472066873459490817522031183350497280-1.31Kelley Farmer &amp; So To Speak finish with a 94 #DevonHunterDerby</text:p>
            <text:p>472757274138918912522031211615891457-2.62S/O to my appendix for forgetting its place and being kind of an asshole a year ago today #missu #not</text:p>
            <text:p>472150135032795136522031239805820929-2.47never mind find somebody to love ..can someone find me somebody find me someone to kick insomnia, s ass#not funny</text:p>
            <text:p>472986115557695488522031268100599808-3.29@Brylluminati Fuck up. I'm done with you clingy ass bitch. Hahaha JK I miss you already ;) #Not</text:p>
            <text:p>472823281176047617522031296433115136-2.16My mom wants me to drive her to 'Sauga, just so she can check out some restaurant her workplace friends told her about.. #roadtrip #lol #not</text:p>
            <text:p>472883507875049472522031324664967168-2.86@MaajidLibDem @MaajidNawaz gr8 article! In cartoongate when u took liberal side fools Mo/Shafiq mustve scared more voters to the Rt #irony</text:p>
            <text:p>463073595141263361522031353047818240-3.43#Sarcasm pic.twitter.com/r6yicncGxL</text:p>
            <text:p>472417109491089409522031381246140417-2.23I've just received this notice of appraised value. I'm so happy!!!!#Sarcastic</text:p>
            <text:p>472514785746386944522031409469591554-3.01i want it all... i want it all back\n#not #singing\n#heartbroken #crying #scared #pillow #wipies #sad</text:p>
            <text:p>473110426356436992522031437634347009-2.53Yay 4 closing last night and opening this morning #lol #not</text:p>
            <text:p>472813184496054274522031466042392576-2.13@magnacarta13 I'm a little bemused by the slow creep of 90s fashion. Now I can actually afford to be on trend! #irony</text:p>
            <text:p>463363961539530753522031494286823424-1.80Monday mornings are the best lol #Sarcasm #OrNah #WorkFlow instagram.com/p/nn3ZdbLktR/</text:p>
            <text:p>463380849358934016522031522699046912-.98Well at least that wasn't awful #sarcasm #finals</text:p>
            <text:p>4727849988948254725220315509266882561.75sent will a picture of my dress and He told me i was beautiful #IM #NOT #CRYING</text:p>
            <text:p>474666577133318144522031579284398080-2.61#Irony &gt; Occupier calls another occupier | India may Rename POK as Pak-Occupied Jammu and Kashmir. #Kashmir ndtv.com/article/india/…</text:p>
            <text:p>472224402193809408522031607604318208-2.39So #Tpain blew 2.4 million in a stri club, I shud prolly rethink my career LMAO #NOT</text:p>
            <text:p>4724306716975595525220316358068183043.41Former WoW guild mates and now #2guysshow shoutout buddies. Hey @mrdonnelly3! This bit of #irony with thanks to @Techbradwaid.</text:p>
            <text:p>472733416090501120522031664089022464-2.25It's always a good day when you cast your handle in the water... #not </text:p>
            <text:p>4752323370980556805220316922369884161.74@CIA is following only 25 ppl while 364k are following CIA. Now that's weird. #irony</text:p>
            <text:p>475018108894478336522031720364003329-2.44RT @Heisenberger_: Just had some guy tell me Jagerbombs are bad for me, then he came outside to have a fag. #Irony #Whitby</text:p>
            <text:p>472446417995583488522031748537139200-3.02As busy as it was at work today, it'll be worst tomorrow. #great #not</text:p>
            <text:p>474666817051713537522031776810954752-2.06RT @EAamir_: #Irony &gt; Occupier calls another occupier | India may Rename POK as Pak-Occupied Jammu and Kashmir. #Kashmir http://t.co/VDUVuO…</text:p>
            <text:p>472101833809620994522031805009248257-3.24@Redskins @SenatorReid Why is a team still allowed to have a racist name on par with Savages? #MostRacistTeam #RedskinPride #Not</text:p>
            <text:p>473141816133681152522031833354362880-2.59Has anyone heard the new song "happy"? It's really catchy! #sarcasm</text:p>
            <text:p>472127306702790658522031861502316544-2.00Dude has “Mo Money“ tatted on his right forearm and ”Mo Problems“ on the left. He’s wearing a wife beater and lives in New Brighton #Irony</text:p>
            <text:p>472293544506322945522031889742569472-.79@PriyaAquarious @IshaanManhas :) smiling happily.. lekin wo badi wali smile k liye i need a reply haan... #not #greedy #at #all..</text:p>
            <text:p>474586449954619392522031917953462272-.86My boyfriend thinks he's a crip... His parents got him a red car. #irony</text:p>
            <text:p>463407434607108096522031946122407936-2.66Now to study for tomorrow... AP Comp Sci exam, Abstract Algebra exam, and a Latin American studies Exam... I've SO got this. #Sarcasm</text:p>
            <text:p>472353278207213568522031974454927361-2.30There's another sonic boom ... no, it's actually Joey Barton's 2.5m #Twitter followers laughing in unison ... #thinker #irony</text:p>
            <text:p>463335217294348288522032002619674624-2.17Yay! All blocks! I can't contain my excitement #sarcasm</text:p>
            <text:p>463459462854881280522032031036096512-.99I don't think this tan line is that bad...#sarcasm #morelikeburnline pic.twitter.com/qTjLBsSSP1</text:p>
            <text:p>472074691323383808522032059813228544-2.46Love how my mom ignores me when she knows I'm right... #not</text:p>
            <text:p>472909855075090432522032088024117248-2.37Maybe one year Florida will win a CWS... #NOT #haha</text:p>
            <text:p>462998484476366848522032116276932608-2.12How #modi's employee RAJAT SHARMA is an amazing TV Anchor !!! #Sarcasm \n\nEthics of journalism killed !!! fb.me/6C2dDhr63</text:p>
            <text:p>472500584957112320522032144684953600-1.85Caught a pretty nasty high stick to the lipper this morning but not complaining cause it gives the illusion that I may be somewhat tough#not</text:p>
            <text:p>474710278966222850522032172866502656-2.57RT @JohnVogan1: Ironic? #art #leaves #irony #twithaca instagram.com/p/o4e-l2ovIB/</text:p>
            <text:p>463268162016800768522032201106735105-3.16You are a result of years of evolution. \nAct accordingly #Philosophy #sarcasm</text:p>
            <text:p>472837808264986624522032229321818113-2.59When people say "you lucky I'm talking to you " like -__- and you lucky I'm listening!! #NOT pressed for your friendship!!</text:p>
            <text:p>472136289555611648522032257545285632-2.61And it's only a fucking Romanian plane. #irony #bbcqt</text:p>
            <text:p>465443789247881216522032285877825539-2.91Don't you love it when someone's so nice to your face and then is all over your boyfriend behind your back!!!</text:p>
            <text:p>473071675886809088522032314139017216-2.67Editing prezis at 8am on a Sunday is fun! #not #WhyCantISleep</text:p>
            <text:p>463502277290889216522032342530289664-2.30There is an amazing lack of offense in this game. #sarcasm</text:p>
            <text:p>463213890860367872522032370778927104-2.76I may use #sarcasm and #cynicism in a way you are not accustomed to </text:p>
            <text:p>462993091939422208522032399090454529-2.87hmm today is just going to be a GREAT day, I can just feel it #not #sarcasm</text:p>
            <text:p>472926694333247488522032427259428864-3.20Can I sleep#no#wonder why#been woken up and driving around swansea#not good#stupidme!!</text:p>
            <text:p>472139453017116672522032455537422336-2.31It's ironic that I'm at a bonfire two days after my house burns down.... #bonfire #marshmallow #irony</text:p>
            <text:p>472903538301865984522032483777658880-1.08@BrettMackenzie For real! I've spent the majority of this summer sitting at home watching Netflix.. Woooo summer 2k14! #not</text:p>
            <text:p>464092104868634628522032511929810944-3.01@JruckYourself @TheWavyBastard not exactly kid friendly unless you're okay with people smoking weed </text:p>
            <text:p>472141154755293185522032540149092353-1.92RT @SovereignAnnie: 2 unionists and Carol Fox on #scotnight? Discussing #indyref fairness regulations coming in tomorrow. #irony</text:p>
            <text:p>472029866683297792522032568359989248-1.76@V0Ella @fryind I don’t disagree on showing respect to others only on the, so to speak, antrophologic basis. You’re right though.</text:p>
            <text:p>472830741043093505522032596713496576-1.26Those sweaty naps you take \nIn the summer afternoon \n#Not #the #business \n(-_-)t</text:p>
            <text:p>472296852176773120522032624911777793-.89@Mikesstudio that should be @balticcreative's new slogan - lol! #not Nice to see you last night dude.</text:p>
            <text:p>463309917739180034522032653395320832-2.30That glorious moment when your sleep, witch is pure jubilation, is interrupted by the sweet sound of some on getting up for school! #sarcasm</text:p>
            <text:p>474272317426507776522032681622978561-1.50Just bought @YoniFreedhoff 's book The Diet Fix and the store gave me $10 coupon towards a cheesecake in their cafe. #irony</text:p>
            <text:p>463301079632195584522032709863215104-3.02RT @Mwforhr: Well that makes an invasion of another country ok, then? #sarcasm @sanwaldinjo @levada_ru</text:p>
            <text:p>472625612457132033522032738229317632-1.25“@FemalePains: s/o to boys over 6 feet keep doing u” weakness #althoughthebaeisntone LMFAO #irony</text:p>
            <text:p>464619029253332992522032766633119744-2.21@rawkwell His face when it was announced that Cleveland had traded up to take him was not exactly the picture of enthusiasm #mynewteamsucks</text:p>
            <text:p>472179102448099330522032795003420672-3.08I love it when @ChloNasty23 doesn't answer her phone. #Not </text:p>
            <text:p>472360529907175424522032823298170880-3.18@NFL_ATL did @MarcSesslerNFL make a reference to meat eaters mowing down animals while he was eating a grass and weed sandwich? #irony</text:p>
            <text:p>463056611276103680522032851618119680-1.88oh goodie! the entire nation gets to see the @cardinals underachieve tonight on @espn. #sarcasm</text:p>
            <text:p>472453634844676096522032879858384897-3.39“@TraciWinborne: Acidently broke my Lifeproof case man...how does that happen.. :-(” #irony</text:p>
            <text:p>471700121835802624522032908035690496-3.63@anthonyacc @the_mikepeach yep, and all women are perfect angels #sarcasm #humanity</text:p>
            <text:p>472612715534757888522032936234012672-.90Get this 2 hr nap in then head back down to work. #IloveIt #Not #WorkToMuch</text:p>
            <text:p>4764000134098001925220329645078077442.69+like they keep me going and I would be fucking miserable without them I kid you not I am literally head over heels for them all they're+</text:p>
            <text:p>472049362370301953522032992764854272-.96Good thing I'm back at the dirty bird tomorrow. #redrobinislife #loljk #not</text:p>
            <text:p>473089291149533184522033021109944320-3.45I like how we are only friends when it's convenient for you #not</text:p>
            <text:p>463492012143300608522033049408921601-.58She's so ugly @geenamariie #sarcasm pic.twitter.com/A6X8aOGMaS</text:p>
            <text:p>4728066341512355845220330778085539841.18Donate for Education not for metro Bus #Education #matters #not #traveling #support #Tameer #e #school :) RT plz</text:p>
            <text:p>472153856395067392522033106745053184-.67currently trying to decide on Somersby or Carling cider for download mmmm Much tatsy \n#not</text:p>
            <text:p>474924651559141376522033134972715008-2.49#Irony-At gym behind very manish gal &amp; Dude Looks Like a Lady comes on iPod. Doris Looks Like a Daddy!</text:p>
            <text:p>463076788059389952522033163317833729-3.51The mavericks are doing an impressive job keeping it within 30 #sarcasm</text:p>
            <text:p>463354098117791744522033190882791424-2.52Moral of the story? If you want some mean head put a ring on it. HAAAH #sarcasm #nothanks</text:p>
            <text:p>463160239685005313522033219785342976-3.97Brushing out the dreads I had felt absolutely amazing #sarcasm</text:p>
            <text:p>476480309601771520522033248176984064-2.70@Real_Liam_Payne literally crying bc you didn't follow me and I've been waiting for my entire teenage existence</text:p>
            <text:p>4724637233164042255220332764633743373.05@TMobileUK My postcode is AB22 8GR. Apologies for the delay, my signal wouldn't stay active for long enough to action a response! #Irony</text:p>
            <text:p>4728647158999490565220333047623229443.39#SaveWRAS #irony MT @mygpb: What did it feel like when Sherman’s {GPB} army, 100,000 strong - was bearing down on your town {#collegeradio}</text:p>
            <text:p>463611028983382017522033333023567872-2.19@arw84 Please use the #sarcasm tag. I know alot of them is all. Decent people, not the average shithead scouser.</text:p>
            <text:p>472985207243436032522033361330921472-2.79Thanks for asking me how I feel. Thanks for telling me I looked good today when I tried hard to look nice. Thanks for caring. #not</text:p>
            <text:p>463416152992264192522033389629865984-2.60One AP test down... one more AP test to go. YAY!! #sarcasm</text:p>
            <text:p>463167749473046528522033418008535040-3.44@Iceman_324 #sarcasm is my favorite</text:p>
            <text:p>472062156670652417522033446362054657-3.51@DekeOmally @cvaldary @JCCWatch @LoriLMarcus Yeah, no- he said the opposite. youtu.be/U1vB5FGYKPs #irony</text:p>
            <text:p>463423109706829824522033474740715520-3.02Suarez crying after the Palace game... Couldn't have happened to a nice bloke #sarcasm #mufc</text:p>
            <text:p>472501362614231041522033502964166656-2.84@rebeccavallejos it is honestly so stupid! Herriman keeps it classy #not</text:p>
            <text:p>472094032722542592522033531258929156-1.16I get a kick out of watching people who were once rich squirming around as poor desperate people now, is that wrong? LOL #DO #NOT #CARE</text:p>
            <text:p>474564730841858049522033559499202560-1.65@bianconerifan no, they go banning sites who could store nudes. Few months ago their leaders caught sleeping with dozens of harlots #Irony</text:p>
            <text:p>465414621227393024522033588012089345-3.11@spygun probably not, policitians are about as much use as a blocked toilet. but if we get involved, I would foresee just as much mess</text:p>
            <text:p>472225411620143104522033617426722816-2.43Great way to celebrate getting into the Accounting program #Not</text:p>
            <text:p>4720925017680240645220336456627650572.43Even though SteelSeries is their own company. The irony that a color wheel exists there and not TS4 is sad... #irony #stayinghopeful</text:p>
            <text:p>472800959253327872522033673882058752-1.50Cool I just love sitting at home all day doing nothing #not</text:p>
            <text:p>472222020625657857522033702088765440-2.72They're cursing up a storm over there. #growup #adults #not</text:p>
            <text:p>472602766494666752522033730333196288-1.43I feel like a bitch in these toms #Not FightReady</text:p>
            <text:p>463447751586746368522033758506348544-2.49You can tell me you made straight A's this semester all you want, but I wont believe you till you post a pic of your grades on FB #sarcasm ?</text:p>
            <text:p>472214307019554817522033786658488320-2.00What's funny to me? Professional actors who complain about people not being honest. #irony</text:p>
            <text:p>475536627830648832522033814890381312-2.31RT @Zhredded: Accused of steroids via Instagram by someone 'smarter' than me. You just can't win an argument with an idiot. #irony http://t…</text:p>
            <text:p>472718383277178880522033843382284289-2.44@Georgie_Malpas back to this lovely weather, you must be well excited #not</text:p>
            <text:p>475810897793781761522033871660285952-2.37Listened to podcast about mindfulness and living in the moment while forcefully trying to make my snap peas cling to chickenwire. #irony</text:p>
            <text:p>463004241938755585522033899929882625.15I love it when teachers coordinate test dates and project due dates on the same day #sarcasm</text:p>
            <text:p>472524878982021120522033984663199744-2.22Ha you act as thought you're my only option #not</text:p>
            <text:p>463507995574669313522034012916023296-2.15We might give up 80 in the first half.. Good for the thunder! #Sarcasm</text:p>
            <text:p>463471545688801280522034041164660736-1.37@JoyAnnReid How can you tell if you're a responsible gun owner or not if someone can't use your gun once they manage to steal it? #sarcasm</text:p>
            <text:p>4764459346586624005220340695643176964.03This one is for @_megan_emily YAAAAAS PRETTY LITTLE LIARS IS ON TONIGHT IM SO EXCITED I LITERALLY CANNOT YAAAAAAAAS</text:p>
            <text:p>472885432749809665522034097817149441-.37@DavidLeeRoth I guess I'm #Not in the #SpecialVanHalenClub that's OK ..Can I design your next #AlbumCover ? They say it doesn't hurt 2 ask ♢</text:p>
            <text:p>476436104099270658522034126145462274-1.84RT @SoaR_Scares: Advanced Warfare literally looks like Titanfall though, so I doubt it will actually be good for trickshotting.</text:p>
            <text:p>463313912692477953522034154368929792-1.98#food #funny #fat #quote #funnyquotes #sarcasm #quote #quotestags instagram.com/p/nngo5bQWDd/</text:p>
            <text:p>472043414783918083522034182680489984-2.72I just love when i cant read any of my snapchats or get on anything on my phone #not</text:p>
            <text:p>463051778117079043522034210908176384-.47RT @DocNaismith: *Stands up and claps for the officiating * #rtz #WeTheNorth #sarcasm</text:p>
            <text:p>472260484486283264522034239588409344-3.24@roller_fog LMAO move the hell on dude. Why are you STILL stalking me?!?! #getoverit #talkshitgethit #sorryirejectedyou#not!</text:p>
            <text:p>463041332639199232522034267975864320-2.63I love finding out the Blackhawks scored on twitter!#sarcasm fuck @TSN_Sports</text:p>
            <text:p>463233104610881536522034296211914752-2.77@TMZ i am so glad celebs get treated like the rest of us. #sarcasm That is total crap right there. #justice #isnt #served</text:p>
            <text:p>472527627886940160522034324427014144-3.43Absolutely love staying home on a Friday night!! #not</text:p>
            <text:p>472208519224385536522034352637874176-1.08I don't always watch #nhl hockey. But when I do, I root for the @NYRangers !!!!! #WeWantTheCup #leastinterestingmanintheworld #kidding #not</text:p>
            <text:p>463446937237069824522034380970405888-3.02Finals week: Every college student's wet dream #sarcasm</text:p>
            <text:p>463307710985814016522034409332277248-2.00It's Monday, I'm sick, this is just a great start for a great day #sarcasm #ihatemondays</text:p>
            <text:p>472141390118662145522034437643862016-2.85Can't wait to sit through 2 hours of award night and miss the ranger game!! #not</text:p>
            <text:p>472649474230456320522034465905065984-2.27I'll never see that face again... Am I right? Wel yes that my kind of luck -_- #not :'( whyyyy? #shit @thescript s music does help...</text:p>
            <text:p>472365232372064256522034494136930305-2.26@jaketapper in addition the DC city council is going to require ALL instructors to become licensed, that should go well #NOT</text:p>
            <text:p>473001134807076864522034522352005120-1.18@chukwumaikonne @MazzGooner @MailSport Cesc must be dying to link up with Rickie Lambert #Not</text:p>
            <text:p>472029435655630848522034550600663040-.98@jeffem55 @miggomez13 @JohnKerry 2014 John Kerry sounds like 2004 conservatives calling Kerry a traitor. #Irony</text:p>
            <text:p>472610794799398912522034578895429632-3.06Hi people outside you should either leave or go inside. Some people gotta get up early tomorrow. #thankyou #not</text:p>
            <text:p>464033921915576321522034607165018113-2.45So how bout you teach me something now, instead of giving me a video that I gain literally 0 knowledge from...</text:p>
            <text:p>474379610004938752522034635317207040-1.61Never spit so well, Never laughed so much, Cam might need to recover, someone give him a crutch #irony</text:p>
            <text:p>472227234917658625522034663804903424-1.87@daniels_kailyn least you ain't gotta crippled shooting shoulder it's gunna be fun ballin tomorrow #not</text:p>
            <text:p>472255824019353601522034692602986496-.56#Nelly get your stuff together! #ironic #irony #supervine #howto #vinescope #perfectlytimed #rain vine.co/v/MdtrrWTupEh</text:p>
            <text:p>463344217004077056522034720843259904-1.98RT @MickeyS25: Well that final went amazing. #sarcasm #imfucked</text:p>
            <text:p>463061750720765954522034749083504640-3.61@ICONOREOLUWA me neither twas #sarcasm</text:p>
            <text:p>463300768817496064522034777336320000-2.78Love seeing all these fans that have popped up from nowhere! #sarcasm #lcfc #loyalsupporter</text:p>
            <text:p>463494631729426432522034805471735808-1.20@ChanceWalker15 @ESPN_Numbers #sarcasm lmao</text:p>
            <text:p>463429866541842432522034833632292864-2.31What? In order 2 B friends I gotta have u on my Fb Friends list? OMFG! How dare I forget that FB defines true friendship!? #Sarcasm #FuckOff</text:p>
            <text:p>463449957928685568522034861994160128-2.53@ArvindKejriwal donno y mango men RT my tweet. Dont they understand #sarcasm ? #144inAmethi</text:p>
            <text:p>463570434622255105522034890393812993-2.64yeah he's definitely enjoying my company. #sarcasm</text:p>
            <text:p>463104908427018241522034918558543872-2.63RT @NotGlenSather: 7 mins into the game and #NYR are 0-2 on the PP. #awesome #sarcasm</text:p>
            <text:p>472394924869304320522034946853326848-2.25Life is fun when your out of office didn't work right #not</text:p>
            <text:p>472994053081284608522034975114543104-.29Togepi do #not shed #their \n✻ www.monstermmorpg. com \nshell. #trialism \n☘ follow @MonsterMMORPG ♽\n #collectibles</text:p>
            <text:p>476471176769056768522035003476414465-2.86@Nashgrier I am literally crying waiting for your follow back ilysm #FollowMeNash</text:p>
            <text:p>472064654617751552522035031750213632-1.91If you feel a strong urge get on Twitter to quell a womens-rights movement you just might be a sexist. #NotAllMen #Irony</text:p>
            <text:p>472873359760302080522035059873046530-2.8812 hours to go follwed by another 12 tmrw \nLove workin the factory life #not</text:p>
            <text:p>463416675165929472522035088054558720-2.36Also moving to Oakland to slang crack rock like the 80's. #ThanksReagan #sarcasm</text:p>
            <text:p>472224167014965248522035116236091392.56I hate when people fish for compliments. It's probably just cuz in ugly tho #Irony</text:p>
            <text:p>472092694207299584522036862890696706-3.77Phones almost dead, haven't ate, locked out and have to work at 5. Great day#Not</text:p>
            <text:p>472537181794209792522037849193844736-3.76Just got a French kiss from Ames. Had to rinse with mouthwash. #not-romantic</text:p>
            <text:p>472440614617763840522056985785544704-3.53So yeah my Dad called me a failure today. absolutely made my day. #not</text:p>
            <text:p>472542865017430016522057770875379712-3.00I don't know what to do anymore,you know my feelings about it yet you don't care #perfect#not!</text:p>
            <text:p>4764955956210565125220584438098862083.18@aarontweets @leiaj i'm glad we solved literally every problem. good work everyone. world peace</text:p>
            <text:p>463606244272766976522058865882304512-1.51What an unbelievably shit day #sarcasm pic.twitter.com/BfENMDYEVX</text:p>
            <text:p>4764640932603125765220631148758548491.17WATCHING PPL PLAY VIDEO GAMES W/ THE BAE??? LITERALLY SUCH A GOOD RELATIONSHIP</text:p>
            <text:p>472732883501985792522138338435010560-1.55"During the attack, unfortunately I decapitated the ship's engineer." LOL we've all been there #not</text:p>
            <text:p>472114335519477760522138366318751745-1.88New compounds in the pipeline encouraging. The world needs more fluoroquinolones #not #madid14</text:p>
            <text:p>474547286232801280522138394735173634-2.22Hide your emails from NSA Snoops bit.ly/1h6lJ50 “It’s important government not overstep,” said @google Security Chief. #Irony</text:p>
            <text:p>463478487173443584522138423185117184-2.95@CassiMcnasti I can drink because I'm related to Mexicans through marriage #Sarcasm\n\nEven I plan getting smashed....</text:p>
            <text:p>472218248109625344522138451442163712-2.80Yeah because when I ask for you to call I wanna listen to you and your friend play video games #not #whatareweanymore</text:p>
            <text:p>472150149536694274522138479632056320-3.19Having to come from the best friends to do my last shift tomorrow... just want to stay at home with them #not #happy #meh</text:p>
            <text:p>4738755979709112325221385079058882564.27Pretty sure I'm getting carpal tunnel from my "ergonomic" joystick mouse. #irony</text:p>
            <text:p>460315925900587009522138536167079936-2.84Oh so your attracted to the dumb drunk girl who can barely walk...oh that's cute. #sarcasm</text:p>
            <text:p>473166911329419264522138564503814144-3.18I love how my older sister and her hubby don't give 2 craps about me but love Amy more than life itself. Sure makes a girl feel good. #Not</text:p>
            <text:p>472071803880235008522138592731496448-2.49@aimee_carter Worse like a thief I go and steal it from illegal sites #irony</text:p>
            <text:p>472375229109784576522138621152096256-3.49I guess I'll be single till I die ah such an happy life #irony</text:p>
            <text:p>463440327907770368522138649509756928-2.95@AaronRodgers12 @DrewGooden got to love guy selfies #sarcasm</text:p>
            <text:p>460280187133755393522138678039031808-3.25I like how Chad never texts me back while he's bowling which is all the fucking time #sarcasm</text:p>
            <text:p>463552654975987712522138706581676032-2.08You know you're a good person when you do something nice for a homeless person and immediately post about it on social media... #sarcasm</text:p>
            <text:p>462997078307000320522138734805123073-.90@ntvkenya loving the political #sarcasm of #xyzshow,,hehe,my oh my</text:p>
            <text:p>472173179629469697522138763020226560-3.14People who judge without knowing the entire situation are my favorite kind of people #not #shutup</text:p>
            <text:p>4722169355902730245221387911975690241.70So glad the #Mets winning tonight isn't being overshadowed by another local sports team! #Whew #DodgedABulletThere #Irony</text:p>
            <text:p>472485463534895104522138818754150400-2.23#Tibet is #not a Shangrila #tourist destination but a nation/culture under China's vicious tyranny #trueTibet</text:p>
            <text:p>473022129987137537522138847040507904-3.24Such a wise move being without my allergy medicines for 2 days... #NOT #feelinglikecrap</text:p>
            <text:p>472777399508017152522138875394011136-2.81This gash on the side of my face looks just great #not</text:p>
            <text:p>463165577708589056522138903554580481-1.51@Dannicus523 Yup, saw it on Bill Maher documentary on crazy folk lol Apparently their mock Palm Sunday festival is a big hit. #sarcasm</text:p>
            <text:p>472365186180206592522138931799011330-2.20Wenger signs new deal on the same day I renew my season ticket. #irony</text:p>
            <text:p>472972295804559360522138960135729152.11ITS MY BIRTHDAY MONTH!!! And @OneLinerSteiner was the first to wish me a happy one. We're in love obvs. #not</text:p>
            <text:p>472230942598103040522138988560539649-.27At sirjohnelton house and they drew on my cup. #Irony #Yolo #Swaggie #Lolz #HipsterPug instagram.com/p/om3oiPt0yc/</text:p>
            <text:p>472156748875567104522139017232797697.63I win arguments. I always win arguments. Even if you're right. I win. #me #not #u</text:p>
            <text:p>476494823776878592522139045389168640.35Me and Allie are literally always miserable at the same time and then happy at the same time @Allielucio_08</text:p>
            <text:p>472109713812099073522139073621000192-.60#Not the 1st time Giants have gone at the right wing of Wigan</text:p>
            <text:p>472142166941126656522139102096158722-3.17Owen Wilson &amp; Pierce Brosnan star in action drama THE COUP, filmed in Thailand. #Irony #ThaiCoup</text:p>
            <text:p>472410467516706816522139130340589568-.99Sehwag is smashing the balls on the fields and ppl are smashing dhoni on twitter. #Irony</text:p>
            <text:p>473046635552186368522139158719242240-3.43I j</text:p>
          </table:table-cell>
          <table:table-cell table:number-columns-repeated="1022"/>
        </table:table-row>
        <table:table-row table:style-name="ro2">
          <table:table-cell office:value-type="float" office:value="-0.76" calcext:value-type="float">
            <text:p>-0.76</text:p>
          </table:table-cell>
          <table:table-cell office:value-type="string" calcext:value-type="string">
            <text:p>Everybody Wanna Play The Victim. I'm Sorry I Ain't Know You Were The Only Person Who Had Emotions lol #SorryForBeingInconsiderate #Irony</text:p>
          </table:table-cell>
          <table:table-cell table:number-columns-repeated="1022"/>
        </table:table-row>
        <table:table-row table:style-name="ro2">
          <table:table-cell office:value-type="float" office:value="-2.21" calcext:value-type="float">
            <text:p>-2.21</text:p>
          </table:table-cell>
          <table:table-cell office:value-type="string" calcext:value-type="string">
            <text:p>Well, I finally got out of bed, but it wasn't because I wanted to stay there #yayforbeingsick #not</text:p>
          </table:table-cell>
          <table:table-cell table:number-columns-repeated="1022"/>
        </table:table-row>
        <table:table-row table:style-name="ro1">
          <table:table-cell office:value-type="float" office:value="-3.11" calcext:value-type="float">
            <text:p>-3.11</text:p>
          </table:table-cell>
          <table:table-cell office:value-type="string" calcext:value-type="string">
            <text:p>I love collecting parking tickets. It's like a hobby... #sarcasm</text:p>
          </table:table-cell>
          <table:table-cell table:number-columns-repeated="1022"/>
        </table:table-row>
        <table:table-row table:style-name="ro1">
          <table:table-cell office:value-type="float" office:value="-2.33" calcext:value-type="float">
            <text:p>-2.33</text:p>
          </table:table-cell>
          <table:table-cell office:value-type="string" calcext:value-type="string">
            <text:p>Oh and I love having nothing to do on a Saturday night. #not </text:p>
          </table:table-cell>
          <table:table-cell table:number-columns-repeated="1022"/>
        </table:table-row>
        <table:table-row table:style-name="ro2">
          <table:table-cell office:value-type="float" office:value="-3.05" calcext:value-type="float">
            <text:p>-3.05</text:p>
          </table:table-cell>
          <table:table-cell office:value-type="string" calcext:value-type="string">
            <text:p>Oh I how I love the nights where i toss and turn and wake up every 30 minutes #Not #Cantsleep #sotired #hatethis</text:p>
          </table:table-cell>
          <table:table-cell table:number-columns-repeated="1022"/>
        </table:table-row>
        <table:table-row table:style-name="ro2">
          <table:table-cell office:value-type="float" office:value="4.43" calcext:value-type="float">
            <text:p>4.43</text:p>
          </table:table-cell>
          <table:table-cell office:value-type="string" calcext:value-type="string">
            <text:p>@MattSteffanina oh my god I literally just saw that and it is AMAZING, keep up the good aka awesome work :)</text:p>
          </table:table-cell>
          <table:table-cell table:number-columns-repeated="1022"/>
        </table:table-row>
        <table:table-row table:style-name="ro1">
          <table:table-cell office:value-type="float" office:value="-2.26" calcext:value-type="float">
            <text:p>-2.26</text:p>
          </table:table-cell>
          <table:table-cell office:value-type="string" calcext:value-type="string">
            <text:p>@RealMikePollard Hilarious. #sarcasm</text:p>
          </table:table-cell>
          <table:table-cell table:number-columns-repeated="1022"/>
        </table:table-row>
        <table:table-row table:style-name="ro2">
          <table:table-cell office:value-type="float" office:value="-2.5" calcext:value-type="float">
            <text:p>-2.5</text:p>
          </table:table-cell>
          <table:table-cell office:value-type="string" calcext:value-type="string">
            <text:p>#irony - health shop assistant who is grossly overweight, smokes and eats fast food</text:p>
          </table:table-cell>
          <table:table-cell table:number-columns-repeated="1022"/>
        </table:table-row>
        <table:table-row table:style-name="ro2">
          <table:table-cell office:value-type="float" office:value="-3.75" calcext:value-type="float">
            <text:p>-3.75</text:p>
          </table:table-cell>
          <table:table-cell office:value-type="string" calcext:value-type="string">
            <text:p>Ways to impress a girl: tell her you're gonna say "cute things or whatever." Totally swoon worthy. #Sarcasm</text:p>
          </table:table-cell>
          <table:table-cell table:number-columns-repeated="1022"/>
        </table:table-row>
        <table:table-row table:style-name="ro2">
          <table:table-cell office:value-type="float" office:value="-2.03" calcext:value-type="float">
            <text:p>-2.03</text:p>
          </table:table-cell>
          <table:table-cell office:value-type="string" calcext:value-type="string">
            <text:p>@biebermum bc you KNOW how offended his followers must have been #NOT</text:p>
          </table:table-cell>
          <table:table-cell table:number-columns-repeated="1022"/>
        </table:table-row>
        <table:table-row table:style-name="ro1">
          <table:table-cell office:value-type="float" office:value="-2.81" calcext:value-type="float">
            <text:p>-2.81</text:p>
          </table:table-cell>
          <table:table-cell office:value-type="string" calcext:value-type="string">
            <text:p>#sarcasm #ecards #funnies #love instagram.com/p/nnY5cMnnT6/</text:p>
          </table:table-cell>
          <table:table-cell table:number-columns-repeated="1022"/>
        </table:table-row>
        <table:table-row table:style-name="ro2">
          <table:table-cell office:value-type="float" office:value="-2.07" calcext:value-type="float">
            <text:p>-2.07</text:p>
          </table:table-cell>
          <table:table-cell office:value-type="string" calcext:value-type="string">
            <text:p>RT @MEGANmeeCrazyy: Lol this day keeps getting better and better #sarcasm</text:p>
          </table:table-cell>
          <table:table-cell table:number-columns-repeated="1022"/>
        </table:table-row>
        <table:table-row table:style-name="ro2">
          <table:table-cell office:value-type="float" office:value="1.94" calcext:value-type="float">
            <text:p>1.94</text:p>
          </table:table-cell>
          <table:table-cell office:value-type="string" calcext:value-type="string">
            <text:p>Friend who used to work at Talent Corp just completed her Masters at Harvard. Does not want to return to Malaysia. #irony</text:p>
          </table:table-cell>
          <table:table-cell table:number-columns-repeated="1022"/>
        </table:table-row>
        <table:table-row table:style-name="ro2">
          <table:table-cell office:value-type="float" office:value="-3.18" calcext:value-type="float">
            <text:p>-3.18</text:p>
          </table:table-cell>
          <table:table-cell office:value-type="string" calcext:value-type="string">
            <text:p>Woke up right now to a nice and beautiful kiss from a mosquito.. I can feel the love!\n#feelingloved #sarcasm</text:p>
          </table:table-cell>
          <table:table-cell table:number-columns-repeated="1022"/>
        </table:table-row>
        <table:table-row table:style-name="ro1">
          <table:table-cell office:value-type="float" office:value="-3.03" calcext:value-type="float">
            <text:p>-3.03</text:p>
          </table:table-cell>
          <table:table-cell office:value-type="string" calcext:value-type="string">
            <text:p>Yes I love when you leave the kitchen smelling like fish #not #closeyourlegs</text:p>
          </table:table-cell>
          <table:table-cell table:number-columns-repeated="1022"/>
        </table:table-row>
        <table:table-row table:style-name="ro2">
          <table:table-cell office:value-type="float" office:value="-3.49" calcext:value-type="float">
            <text:p>-3.49</text:p>
          </table:table-cell>
          <table:table-cell office:value-type="string" calcext:value-type="string">
            <text:p>You know I am constantly stressed and can't even relax, but do continue to stress me out further. This is definitely helping. #not</text:p>
          </table:table-cell>
          <table:table-cell table:number-columns-repeated="1022"/>
        </table:table-row>
        <table:table-row table:style-name="ro2">
          <table:table-cell office:value-type="float" office:value="-2.81" calcext:value-type="float">
            <text:p>-2.81</text:p>
          </table:table-cell>
          <table:table-cell office:value-type="string" calcext:value-type="string">
            <text:p>@TideRolls16 While I totally agree with you, it is sorta funny to hear Bama fans complaining about someone claiming championships. #irony</text:p>
          </table:table-cell>
          <table:table-cell table:number-columns-repeated="1022"/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string" calcext:value-type="string">
            <text:p>Looking like another night in, what an exciting life I live #not</text:p>
          </table:table-cell>
          <table:table-cell table:number-columns-repeated="1022"/>
        </table:table-row>
        <table:table-row table:style-name="ro2">
          <table:table-cell office:value-type="float" office:value="-2.19" calcext:value-type="float">
            <text:p>-2.19</text:p>
          </table:table-cell>
          <table:table-cell office:value-type="string" calcext:value-type="string">
            <text:p>@collegefession this sounds like a really fulfilling life.. You'll be really satisfied in your later years.. #sarcasm Bitch</text:p>
          </table:table-cell>
          <table:table-cell table:number-columns-repeated="1022"/>
        </table:table-row>
        <table:table-row table:style-name="ro2">
          <table:table-cell office:value-type="float" office:value="-2.81" calcext:value-type="float">
            <text:p>-2.81</text:p>
          </table:table-cell>
          <table:table-cell office:value-type="string" calcext:value-type="string">
            <text:p>So goths/rockers etc got shit for dying their hair bright colours when i was growing up. Look who's doing it now! #chavs #irony</text:p>
          </table:table-cell>
          <table:table-cell table:number-columns-repeated="1022"/>
        </table:table-row>
        <table:table-row table:style-name="ro1">
          <table:table-cell office:value-type="float" office:value="-3.77" calcext:value-type="float">
            <text:p>-3.77</text:p>
          </table:table-cell>
          <table:table-cell office:value-type="string" calcext:value-type="string">
            <text:p>Gotta love these assholes in my school #not #hate #them #all</text:p>
          </table:table-cell>
          <table:table-cell table:number-columns-repeated="1022"/>
        </table:table-row>
        <table:table-row table:style-name="ro2">
          <table:table-cell office:value-type="float" office:value="-2.49" calcext:value-type="float">
            <text:p>-2.49</text:p>
          </table:table-cell>
          <table:table-cell office:value-type="string" calcext:value-type="string">
            <text:p>@realDonaldTrump @PressClubDC @snlyngaas well if anyone knows about brands losing its luster, he'd be an #authority. Believe him. #not #fail</text:p>
          </table:table-cell>
          <table:table-cell table:number-columns-repeated="1022"/>
        </table:table-row>
        <table:table-row table:style-name="ro32" table:number-rows-repeated="1046180">
          <table:table-cell table:number-columns-repeated="1024"/>
        </table:table-row>
        <table:table-row table:style-name="ro33">
          <table:table-cell table:number-columns-repeated="1024"/>
        </table:table-row>
        <table:table-row table:style-name="ro3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B239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k </meta:initial-creator>
    <meta:creation-date>2014-10-27T13:45:10.492147876</meta:creation-date>
    <dc:date>2014-10-27T13:54:09.638743138</dc:date>
    <dc:creator>Janek </dc:creator>
    <meta:editing-duration>PT3M10S</meta:editing-duration>
    <meta:editing-cycles>2</meta:editing-cycles>
    <meta:generator>LibreOffice/4.2.6.3$Linux_X86_64 LibreOffice_project/420m0$Build-3</meta:generator>
    <meta:document-statistic meta:table-count="1" meta:cell-count="4788" meta:object-count="0"/>
  </office:meta>
</office:document-meta>
</file>